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NaziTypewriter" svg:font-family="NaziTypewriter"/>
    <style:font-face style:name="NaziTypewriter1" svg:font-family="NaziTypewriter" style:font-pitch="variable"/>
    <style:font-face style:name="Noto Sans" svg:font-family="'Noto Sans'" style:font-family-generic="roman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1" svg:font-family="ProximaNova"/>
    <style:font-face style:name="ProximaNovaSemi" svg:font-family="ProximaNovaSemi" style:font-pitch="variable"/>
    <style:font-face style:name="ProximaNovaSemi1" svg:font-family="ProximaNovaSemi"/>
    <style:font-face style:name="ProximaNovaular" svg:font-family="ProximaNovaular" style:font-pitch="variable"/>
    <style:font-face style:name="ProximaNovaular1" svg:font-family="ProximaNovaular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888888" draw:stroke-linejoin="miter" svg:stroke-linecap="butt" draw:fill="none" draw:textarea-horizontal-align="center" draw:textarea-vertical-align="middle" fo:padding-top="0.004cm" fo:padding-bottom="0.004cm" fo:padding-left="0.004cm" fo:padding-right="0.004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3.03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7cm" svg:stroke-color="#888888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4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3.46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316cm" fo:padding-top="0cm" fo:padding-bottom="0cm" fo:padding-left="0cm" fo:padding-right="0cm" draw:shadow="visible"/>
      <style:paragraph-properties style:writing-mode="lr-tb"/>
    </style:style>
    <style:style style:name="gr8" style:family="graphic" style:parent-style-name="standard">
      <style:graphic-properties draw:stroke="none" draw:stroke-dash="Dash_20_1" svg:stroke-width="0cm" draw:stroke-linejoin="none" svg:stroke-linecap="butt" draw:fill="solid" draw:fill-color="#6e6e6e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066cm" fo:padding-top="0cm" fo:padding-bottom="0cm" fo:padding-left="0cm" fo:padding-right="0cm" draw:shadow="visibl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86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9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052cm" fo:min-width="1.316cm" fo:padding-top="0cm" fo:padding-bottom="0cm" fo:padding-left="0cm" fo:padding-right="0cm" draw:shadow="visibl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19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6cm" fo:min-width="0.19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6cm" fo:min-width="0.20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6cm" fo:min-width="0.25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1.26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9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39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2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27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0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29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28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27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7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dash" draw:stroke-dash="Dot_20__28_Rounded_29_" svg:stroke-width="0.008cm" svg:stroke-color="#888888" draw:stroke-linejoin="miter" svg:stroke-linecap="round" draw:fill="none" draw:textarea-horizontal-align="center" draw:textarea-vertical-align="middle" fo:padding-top="0.004cm" fo:padding-bottom="0.004cm" fo:padding-left="0.004cm" fo:padding-right="0.004cm"/>
    </style:style>
    <style:style style:name="gr29" style:family="graphic" style:parent-style-name="standard">
      <style:graphic-properties draw:stroke="solid" svg:stroke-width="0.008cm" svg:stroke-color="#888888" draw:stroke-linejoin="miter" svg:stroke-linecap="butt" draw:fill="none" fo:padding-top="0.004cm" fo:padding-bottom="0.004cm" fo:padding-left="0.004cm" fo:padding-right="0.004cm"/>
    </style:style>
    <style:style style:name="gr30" style:family="graphic" style:parent-style-name="standard">
      <style:graphic-properties draw:stroke="none" draw:fill="solid" draw:fill-color="#525252" draw:textarea-horizontal-align="left" draw:textarea-vertical-align="top" draw:auto-grow-height="true" draw:auto-grow-width="true" fo:min-height="0.398cm" fo:min-width="0.48cm" fo:padding-top="0cm" fo:padding-bottom="0cm" fo:padding-left="0cm" fo:padding-right="0cm" draw:shadow="hidden"/>
    </style:style>
    <style:style style:name="gr31" style:family="graphic" style:parent-style-name="standard">
      <style:graphic-properties draw:stroke="solid" svg:stroke-width="0.017cm" svg:stroke-color="#888888" draw:stroke-linejoin="miter" svg:stroke-linecap="butt" draw:fill="none" fo:padding-top="0.008cm" fo:padding-bottom="0.008cm" fo:padding-left="0.008cm" fo:padding-right="0.008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0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5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53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8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.50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.40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50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1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3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71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9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0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6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47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1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3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30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9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svg:stroke-color="#dddddd" draw:fill-color="#dddddd" draw:textarea-horizontal-align="justify" draw:textarea-vertical-align="middle" draw:auto-grow-height="false" fo:min-height="0.367cm" fo:min-width="0.37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40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5.006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76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6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3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0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04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8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08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85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59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3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3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9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9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0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9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9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solid" svg:stroke-width="0.018cm" svg:stroke-color="#888888" draw:marker-start-width="0.201cm" draw:marker-end-width="0.201cm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65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21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8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7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20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32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94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solid" draw:fill-color="#ffffff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4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4.47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solid" svg:stroke-width="0.007cm" svg:stroke-color="#878787" draw:stroke-linejoin="miter" svg:stroke-linecap="butt" draw:fill="none" fo:padding-top="0.003cm" fo:padding-bottom="0.003cm" fo:padding-left="0.003cm" fo:padding-right="0.003cm"/>
    </style:style>
    <style:style style:name="gr86" style:family="graphic" style:parent-style-name="standard">
      <style:graphic-properties draw:stroke="none" draw:fill="solid" draw:fill-color="#888888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79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51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2.837cm" fo:min-width="4.62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svg:stroke-color="#ffffff" draw:fill-color="#ffffff"/>
    </style:style>
    <style:style style:name="gr93" style:family="graphic" style:parent-style-name="standard">
      <style:graphic-properties draw:stroke="none" svg:stroke-color="#525252" draw:fill-color="#525252"/>
    </style:style>
    <style:style style:name="gr94" style:family="graphic" style:parent-style-name="standard">
      <style:graphic-properties draw:stroke="none" svg:stroke-width="0cm" svg:stroke-color="#525252" draw:marker-start="" draw:marker-start-width="0.2cm" draw:marker-end-width="0.2cm" draw:fill-color="#525252" fo:padding-top="0cm" fo:padding-bottom="0cm" fo:padding-left="0cm" fo:padding-right="0cm"/>
    </style:style>
    <style:style style:name="gr95" style:family="graphic" style:parent-style-name="standard">
      <style:graphic-properties draw:stroke="none" svg:stroke-width="0cm" svg:stroke-color="#525252" draw:marker-start-width="0.2cm" draw:marker-end-width="0.2cm" draw:fill-color="#525252" fo:padding-top="0cm" fo:padding-bottom="0cm" fo:padding-left="0cm" fo:padding-right="0cm"/>
    </style:style>
    <style:style style:name="gr96" style:family="graphic" style:parent-style-name="standard">
      <style:graphic-properties draw:stroke="none" draw:fill-color="#ffffff" draw:textarea-horizontal-align="justify" draw:textarea-vertical-align="middle" draw:auto-grow-height="false" fo:min-height="0.449cm" fo:min-width="3.223cm"/>
    </style:style>
    <style:style style:name="P1" style:family="paragraph">
      <loext:graphic-properties draw:fill="none"/>
      <style:paragraph-properties fo:text-align="center"/>
      <style:text-properties fo:color="#525252" loext:opacity="100%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color="#525252" loext:opacity="100%" style:font-name="Proxima Nova" fo:font-size="9.30000019073486pt" style:font-size-asian="9pt" style:font-size-complex="9pt"/>
    </style:style>
    <style:style style:name="P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style:font-size-asian="12pt" style:font-size-complex="12pt"/>
    </style:style>
    <style:style style:name="P5" style:family="paragraph">
      <loext:graphic-properties draw:fill-color="#dddddd"/>
      <style:paragraph-properties fo:text-align="center"/>
      <style:text-properties fo:color="#525252" loext:opacity="100%"/>
    </style:style>
    <style:style style:name="P6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transparent" style:font-size-asian="12pt" style:font-size-complex="12pt"/>
    </style:style>
    <style:style style:name="P7" style:family="paragraph">
      <loext:graphic-properties draw:fill="solid" draw:fill-color="#6e6e6e"/>
      <style:paragraph-properties fo:text-align="center"/>
    </style:style>
    <style:style style:name="P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#ffffff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color="#888888" loext:opacity="100%"/>
    </style:style>
    <style:style style:name="P10" style:family="paragraph">
      <loext:graphic-properties draw:fill="none"/>
      <style:paragraph-properties fo:text-align="start" style:writing-mode="lr-tb"/>
      <style:text-properties fo:color="#525252" loext:opacity="100%" style:font-name="Proxima Nova" fo:font-size="6.19999980926514pt" style:font-size-asian="6pt" style:font-size-complex="6pt"/>
    </style:style>
    <style:style style:name="P11" style:family="paragraph">
      <loext:graphic-properties draw:fill="none"/>
      <style:paragraph-properties fo:text-align="start" style:writing-mode="lr-tb"/>
      <style:text-properties fo:color="#525252" loext:opacity="100%" fo:font-size="12.3999996185303pt" style:font-size-asian="12pt" style:font-size-complex="12pt"/>
    </style:style>
    <style:style style:name="P12" style:family="paragraph">
      <loext:graphic-properties draw:fill="none"/>
      <style:text-properties fo:color="#525252" loext:opacity="100%"/>
    </style:style>
    <style:style style:name="P13" style:family="paragraph">
      <loext:graphic-properties draw:fill="solid" draw:fill-color="#525252"/>
      <style:paragraph-properties fo:text-align="start" style:writing-mode="lr-tb"/>
      <style:text-properties fo:color="#525252" loext:opacity="100%" style:font-name="Proxima Nova" fo:font-size="9.30000019073486pt" style:font-size-asian="9pt" style:font-size-complex="9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font-weight="bold" style:font-size-asian="12pt" style:font-size-complex="12pt"/>
    </style:style>
    <style:style style:name="P16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1pt" style:font-size-complex="11pt"/>
    </style:style>
    <style:style style:name="P17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.5pt" style:font-size-asian="14pt" style:font-size-complex="14pt"/>
    </style:style>
    <style:style style:name="P18" style:family="paragraph">
      <loext:graphic-properties draw:fill="none"/>
      <style:paragraph-properties fo:text-align="start" style:writing-mode="lr-tb"/>
      <style:text-properties fo:color="#525252" loext:opacity="100%" fo:font-size="12.3999996185303pt" fo:font-weight="bold" style:font-size-asian="12pt" style:font-size-complex="12pt"/>
    </style:style>
    <style:style style:name="P19" style:family="paragraph">
      <loext:graphic-properties draw:fill="none"/>
      <style:paragraph-properties fo:text-align="center"/>
      <style:text-properties fo:color="#525252" loext:opacity="100%" style:font-name="Proxima Nova"/>
    </style:style>
    <style:style style:name="P2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pt" style:font-size-asian="11pt" style:font-size-complex="11pt"/>
    </style:style>
    <style:style style:name="P21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2pt" style:font-size-complex="12pt"/>
    </style:style>
    <style:style style:name="P22" style:family="paragraph">
      <loext:graphic-properties draw:fill-color="#dddddd"/>
      <style:paragraph-properties fo:text-align="center"/>
    </style:style>
    <style:style style:name="P23" style:family="paragraph">
      <loext:graphic-properties draw:fill="none"/>
      <style:text-properties fo:color="#888888" loext:opacity="100%"/>
    </style:style>
    <style:style style:name="P24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fo:font-weight="bold" style:font-size-asian="7pt" style:font-size-complex="7pt"/>
    </style:style>
    <style:style style:name="P25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style:font-size-asian="7pt" style:font-size-complex="7pt"/>
    </style:style>
    <style:style style:name="P26" style:family="paragraph">
      <loext:graphic-properties draw:fill="solid" draw:fill-color="#ffffff"/>
      <style:text-properties fo:color="#525252" loext:opacity="100%" style:font-name="Proxima Nova"/>
    </style:style>
    <style:style style:name="P27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ffff"/>
    </style:style>
    <style:style style:name="P30" style:family="paragraph">
      <loext:graphic-properties draw:fill="solid" draw:fill-color="#888888"/>
    </style:style>
    <style:style style:name="P31" style:family="paragraph">
      <loext:graphic-properties draw:fill="solid" draw:fill-color="#ffffff"/>
      <style:text-properties fo:color="#525252" loext:opacity="100%"/>
    </style:style>
    <style:style style:name="P32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36pt" style:font-size-asian="36pt" style:font-size-complex="36pt"/>
    </style:style>
    <style:style style:name="P33" style:family="paragraph">
      <loext:graphic-properties draw:fill-color="#ffffff"/>
    </style:style>
    <style:style style:name="P34" style:family="paragraph">
      <loext:graphic-properties draw:fill-color="#525252"/>
    </style:style>
    <style:style style:name="P35" style:family="paragraph">
      <loext:graphic-properties draw:fill-color="#ffffff"/>
      <style:paragraph-properties fo:text-align="center"/>
    </style:style>
    <style:style style:name="T1" style:family="text">
      <style:text-properties fo:color="#525252" loext:opacity="100%" style:font-name="Proxima Nova" fo:font-size="9pt" style:font-size-asian="9pt" style:font-name-complex="ProximaNovaular1" style:font-size-complex="9pt"/>
    </style:style>
    <style:style style:name="T2" style:family="text">
      <style:text-properties fo:color="#525252" loext:opacity="100%" style:font-name="Proxima Nova" fo:font-size="12pt" style:font-size-asian="12pt" style:font-name-complex="ProximaNova1" style:font-size-complex="12pt"/>
    </style:style>
    <style:style style:name="T3" style:family="text">
      <style:text-properties fo:color="#525252" loext:opacity="100%" style:font-name="Proxima Nova" fo:font-size="12pt" style:font-size-asian="12pt" style:font-name-complex="ProximaNovaular1" style:font-size-complex="12pt"/>
    </style:style>
    <style:style style:name="T4" style:family="text">
      <style:text-properties fo:color="#525252" loext:opacity="100%" style:font-name="Proxima Nova" fo:font-size="12pt" fo:background-color="transparent" style:font-size-asian="12pt" style:font-name-complex="ProximaNova1" style:font-size-complex="12pt"/>
    </style:style>
    <style:style style:name="T5" style:family="text">
      <style:text-properties fo:color="#525252" loext:opacity="100%" style:font-name="Proxima Nova" fo:font-size="12pt" fo:background-color="#ffffff" style:font-size-asian="12pt" style:font-name-complex="ProximaNova1" style:font-size-complex="12pt"/>
    </style:style>
    <style:style style:name="T6" style:family="text">
      <style:text-properties fo:color="#525252" loext:opacity="100%" style:font-name="Proxima Nova" fo:font-size="6pt" style:font-size-asian="6pt" style:font-name-complex="ProximaNovaular1" style:font-size-complex="6pt"/>
    </style:style>
    <style:style style:name="T7" style:family="text">
      <style:text-properties fo:color="#525252" loext:opacity="100%" style:font-name="ProximaNovaular1" fo:font-size="12pt" style:font-size-asian="12pt" style:font-name-complex="ProximaNovaular1" style:font-size-complex="12pt"/>
    </style:style>
    <style:style style:name="T8" style:family="text">
      <style:text-properties fo:color="#525252" loext:opacity="100%" style:font-name="Proxima Nova" fo:font-size="10.5pt" style:font-size-asian="10.5pt" style:font-name-complex="ProximaNova1" style:font-size-complex="10.5pt"/>
    </style:style>
    <style:style style:name="T9" style:family="text">
      <style:text-properties fo:color="#525252" loext:opacity="100%" style:font-name="Proxima Nova" fo:font-size="10.5pt" style:font-size-asian="10.5pt" style:font-name-complex="ProximaNovaular1" style:font-size-complex="10.5pt"/>
    </style:style>
    <style:style style:name="T10" style:family="text">
      <style:text-properties fo:color="#525252" loext:opacity="100%" style:font-name="Proxima Nova" fo:font-size="9pt" style:font-size-asian="9pt" style:font-name-complex="ProximaNova1" style:font-size-complex="9pt"/>
    </style:style>
    <style:style style:name="T11" style:family="text">
      <style:text-properties fo:color="#525252" loext:opacity="100%" style:font-name="Proxima Nova" fo:font-size="9.30000019073486pt" style:font-size-asian="9pt" style:font-size-complex="9pt"/>
    </style:style>
    <style:style style:name="T12" style:family="text">
      <style:text-properties fo:color="#525252" loext:opacity="100%" style:font-name="Proxima Nova" fo:font-size="12pt" fo:font-weight="bold" style:font-size-asian="12pt" style:font-name-complex="ProximaNova1" style:font-size-complex="12pt"/>
    </style:style>
    <style:style style:name="T13" style:family="text">
      <style:text-properties fo:color="#525252" loext:opacity="100%" style:font-name="Proxima Nova" fo:font-size="11pt" style:font-size-asian="11pt" style:font-name-complex="ProximaNovaular1" style:font-size-complex="11pt"/>
    </style:style>
    <style:style style:name="T14" style:family="text">
      <style:text-properties fo:color="#525252" loext:opacity="100%" style:font-name="Proxima Nova" fo:font-size="16pt" fo:font-weight="bold" style:font-size-asian="16pt" style:font-name-complex="ProximaNovaSemi1" style:font-size-complex="16pt" style:font-weight-complex="bold"/>
    </style:style>
    <style:style style:name="T15" style:family="text">
      <style:text-properties fo:color="#525252" loext:opacity="100%" style:font-name="ProximaNova1" fo:font-size="12pt" fo:font-weight="bold" style:font-size-asian="12pt" style:font-name-complex="ProximaNova1" style:font-size-complex="12pt"/>
    </style:style>
    <style:style style:name="T16" style:family="text">
      <style:text-properties fo:color="#525252" loext:opacity="100%" style:font-name="Proxima Nova" fo:font-size="10.5pt" style:font-size-asian="11pt" style:font-name-complex="ProximaNova1" style:font-size-complex="11pt"/>
    </style:style>
    <style:style style:name="T17" style:family="text">
      <style:text-properties fo:color="#525252" loext:opacity="100%" style:font-name="Proxima Nova" fo:font-size="11pt" style:font-size-asian="12pt" style:font-name-complex="ProximaNova1" style:font-size-complex="12pt"/>
    </style:style>
    <style:style style:name="T18" style:family="text">
      <style:text-properties fo:color="#525252" loext:opacity="100%" style:font-name="Proxima Nova" fo:font-size="14.5pt" style:font-size-asian="14pt" style:font-size-complex="14pt"/>
    </style:style>
    <style:style style:name="T19" style:family="text">
      <style:text-properties fo:color="#525252" loext:opacity="100%" style:font-name="Proxima Nova" fo:font-size="7.19999980926514pt" fo:font-weight="bold" style:font-size-asian="7pt" style:font-size-complex="7pt"/>
    </style:style>
    <style:style style:name="T20" style:family="text">
      <style:text-properties fo:color="#525252" loext:opacity="100%" style:font-name="Proxima Nova" fo:font-size="7.19999980926514pt" style:font-size-asian="7pt" style:font-size-complex="7pt"/>
    </style:style>
    <style:style style:name="T21" style:family="text">
      <style:text-properties fo:color="#525252" loext:opacity="100%" style:font-name="ProximaNova1" fo:font-size="12pt" style:font-size-asian="12pt" style:font-name-complex="ProximaNova1" style:font-size-complex="12pt"/>
    </style:style>
    <style:style style:name="T22" style:family="text">
      <style:text-properties fo:color="#525252" loext:opacity="100%" style:font-name="Nazi Typewriter" fo:font-size="13.1000003814697pt" style:font-size-asian="13.1000003814697pt" style:font-name-complex="DejaVuSans1" style:font-size-complex="13.1000003814697pt"/>
    </style:style>
    <style:style style:name="T23" style:family="text">
      <style:text-properties fo:color="#525252" loext:opacity="100%" style:font-name="Nazi Typewriter" fo:font-size="12pt" style:font-size-asian="12pt" style:font-name-complex="DejaVuSans1" style:font-size-complex="12pt"/>
    </style:style>
    <style:style style:name="T24" style:family="text">
      <style:text-properties fo:color="#525252" loext:opacity="100%" style:font-name="Nazi Typewriter" fo:font-size="36pt" style:font-size-asian="36pt" style:font-name-complex="DejaVuSans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4">
        <draw:line draw:style-name="gr1" draw:text-style-name="P1" draw:layer="layout" svg:x1="14.489cm" svg:y1="2.663cm" svg:x2="27.24cm" svg:y2="2.663cm">
          <text:p/>
        </draw:line>
        <draw:line draw:style-name="gr1" draw:text-style-name="P1" draw:layer="layout" svg:x1="14.489cm" svg:y1="3.528cm" svg:x2="27.24cm" svg:y2="3.528cm">
          <text:p/>
        </draw:line>
        <draw:line draw:style-name="gr1" draw:text-style-name="P1" draw:layer="layout" svg:x1="14.489cm" svg:y1="4.395cm" svg:x2="27.24cm" svg:y2="4.395cm">
          <text:p/>
        </draw:line>
        <draw:line draw:style-name="gr1" draw:text-style-name="P1" draw:layer="layout" svg:x1="14.489cm" svg:y1="5.261cm" svg:x2="27.24cm" svg:y2="5.261cm">
          <text:p/>
        </draw:line>
        <draw:line draw:style-name="gr1" draw:text-style-name="P1" draw:layer="layout" svg:x1="14.489cm" svg:y1="6.127cm" svg:x2="27.24cm" svg:y2="6.127cm">
          <text:p/>
        </draw:line>
        <draw:line draw:style-name="gr1" draw:text-style-name="P1" draw:layer="layout" svg:x1="14.489cm" svg:y1="6.994cm" svg:x2="27.24cm" svg:y2="6.994cm">
          <text:p/>
        </draw:line>
        <draw:line draw:style-name="gr1" draw:text-style-name="P1" draw:layer="layout" svg:x1="14.489cm" svg:y1="7.86cm" svg:x2="27.24cm" svg:y2="7.86cm">
          <text:p/>
        </draw:line>
        <draw:line draw:style-name="gr1" draw:text-style-name="P1" draw:layer="layout" svg:x1="14.489cm" svg:y1="8.725cm" svg:x2="27.24cm" svg:y2="8.725cm">
          <text:p/>
        </draw:line>
        <draw:line draw:style-name="gr1" draw:text-style-name="P1" draw:layer="layout" svg:x1="14.489cm" svg:y1="9.592cm" svg:x2="27.24cm" svg:y2="9.592cm">
          <text:p/>
        </draw:line>
        <draw:line draw:style-name="gr1" draw:text-style-name="P1" draw:layer="layout" svg:x1="14.489cm" svg:y1="10.457cm" svg:x2="27.24cm" svg:y2="10.457cm">
          <text:p/>
        </draw:line>
        <draw:line draw:style-name="gr1" draw:text-style-name="P1" draw:layer="layout" svg:x1="14.489cm" svg:y1="11.324cm" svg:x2="27.24cm" svg:y2="11.324cm">
          <text:p/>
        </draw:line>
        <draw:line draw:style-name="gr1" draw:text-style-name="P1" draw:layer="layout" svg:x1="14.489cm" svg:y1="12.19cm" svg:x2="27.24cm" svg:y2="12.19cm">
          <text:p/>
        </draw:line>
        <draw:line draw:style-name="gr1" draw:text-style-name="P1" draw:layer="layout" svg:x1="14.489cm" svg:y1="13.055cm" svg:x2="27.24cm" svg:y2="13.055cm">
          <text:p/>
        </draw:line>
        <draw:line draw:style-name="gr1" draw:text-style-name="P1" draw:layer="layout" svg:x1="14.489cm" svg:y1="13.922cm" svg:x2="27.24cm" svg:y2="13.922cm">
          <text:p/>
        </draw:line>
        <draw:frame draw:style-name="gr2" draw:text-style-name="P3" draw:layer="layout" svg:width="3.037cm" svg:height="0.398cm" svg:x="14.578cm" svg:y="1.371cm">
          <draw:text-box>
            <text:p text:style-name="P2"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text:span text:style-name="T1"><text:s text:c="3"/></text:span></text:p>
          </draw:text-box>
        </draw:frame>
        <draw:line draw:style-name="gr3" draw:text-style-name="P1" draw:layer="layout" svg:x1="13.954cm" svg:y1="1.261cm" svg:x2="27.236cm" svg:y2="1.261cm">
          <text:p/>
        </draw:line>
        <draw:line draw:style-name="gr3" draw:text-style-name="P1" draw:layer="layout" svg:x1="13.959cm" svg:y1="1.96cm" svg:x2="27.24cm" svg:y2="1.96cm">
          <text:p/>
        </draw:line>
        <draw:frame draw:style-name="gr4" draw:text-style-name="P4" draw:layer="layout" svg:width="1.805cm" svg:height="0.533cm" svg:x="15.463cm" svg:y="0.7cm">
          <draw:text-box>
            <text:p text:style-name="P2"><text:span text:style-name="T2">D</text:span><text:span text:style-name="T2">o</text:span><text:span text:style-name="T2">m</text:span><text:span text:style-name="T2">i</text:span><text:span text:style-name="T2">n</text:span><text:span text:style-name="T2">g</text:span><text:span text:style-name="T2">o</text:span><text:span text:style-name="T2"> </text:span></text:p>
          </draw:text-box>
        </draw:frame>
        <draw:frame draw:style-name="gr5" draw:text-style-name="P4" draw:layer="layout" svg:width="0.42cm" svg:height="0.533cm" svg:x="17.523cm" svg:y="0.7cm">
          <draw:text-box>
            <text:p text:style-name="P2"><text:span text:style-name="T3">4</text:span></text:p>
          </draw:text-box>
        </draw:frame>
        <draw:custom-shape draw:style-name="gr6" draw:text-style-name="P5" draw:layer="layout" svg:width="3.467cm" svg:height="0.663cm" svg:x="22.863cm" svg:y="15.6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316cm" svg:height="0.671cm" svg:x="24.044cm" svg:y="15.77cm">
          <draw:text-box>
            <text:p text:style-name="P2"><text:span text:style-name="T4">E</text:span><text:span text:style-name="T4">n</text:span><text:span text:style-name="T4">e</text:span><text:span text:style-name="T4">r</text:span><text:span text:style-name="T4">o</text:span></text:p>
          </draw:text-box>
        </draw:frame>
        <draw:path draw:style-name="gr8" draw:text-style-name="P7" draw:layer="layout" svg:width="0.033cm" svg:height="0.034cm" svg:x="14.464cm" svg:y="16.064cm" svg:viewBox="0 0 34 35" svg:d="M17 0c-22 0-23 35 0 35s23-35 0-35z">
          <text:p/>
        </draw:path>
        <draw:path draw:style-name="gr8" draw:text-style-name="P7" draw:layer="layout" svg:width="0.033cm" svg:height="0.034cm" svg:x="14.464cm" svg:y="16.566cm" svg:viewBox="0 0 34 35" svg:d="M17 0c-22 0-23 35 0 35s23-35 0-35z">
          <text:p/>
        </draw:path>
        <draw:path draw:style-name="gr8" draw:text-style-name="P7" draw:layer="layout" svg:width="0.033cm" svg:height="0.034cm" svg:x="14.464cm" svg:y="17.068cm" svg:viewBox="0 0 34 35" svg:d="M17 0c-22 0-23 35 0 35s23-35 0-35z">
          <text:p/>
        </draw:path>
        <draw:path draw:style-name="gr8" draw:text-style-name="P7" draw:layer="layout" svg:width="0.033cm" svg:height="0.034cm" svg:x="14.464cm" svg:y="17.57cm" svg:viewBox="0 0 34 35" svg:d="M17 0c-22 0-23 35 0 35s23-35 0-35z">
          <text:p/>
        </draw:path>
        <draw:path draw:style-name="gr8" draw:text-style-name="P7" draw:layer="layout" svg:width="0.033cm" svg:height="0.034cm" svg:x="14.464cm" svg:y="18.072cm" svg:viewBox="0 0 34 35" svg:d="M17 0c-22 0-23 35 0 35s23-35 0-35z">
          <text:p/>
        </draw:path>
        <draw:path draw:style-name="gr8" draw:text-style-name="P7" draw:layer="layout" svg:width="0.033cm" svg:height="0.035cm" svg:x="14.464cm" svg:y="18.574cm" svg:viewBox="0 0 34 36" svg:d="M17 0c-22 0-23 36 0 36s23-36 0-36z">
          <text:p/>
        </draw:path>
        <draw:path draw:style-name="gr8" draw:text-style-name="P7" draw:layer="layout" svg:width="0.033cm" svg:height="0.034cm" svg:x="14.464cm" svg:y="19.077cm" svg:viewBox="0 0 34 35" svg:d="M17 0c-22 0-23 35 0 35s23-35 0-35z">
          <text:p/>
        </draw:path>
        <draw:path draw:style-name="gr8" draw:text-style-name="P7" draw:layer="layout" svg:width="0.033cm" svg:height="0.034cm" svg:x="14.464cm" svg:y="19.579cm" svg:viewBox="0 0 34 35" svg:d="M17 0c-22 0-23 35 0 35s23-35 0-35z">
          <text:p/>
        </draw:path>
        <draw:path draw:style-name="gr8" draw:text-style-name="P7" draw:layer="layout" svg:width="0.033cm" svg:height="0.034cm" svg:x="14.464cm" svg:y="20.081cm" svg:viewBox="0 0 34 35" svg:d="M17 0c-22 0-23 35 0 35s23-35 0-35z">
          <text:p/>
        </draw:path>
        <draw:path draw:style-name="gr8" draw:text-style-name="P7" draw:layer="layout" svg:width="0.033cm" svg:height="0.034cm" svg:x="14.464cm" svg:y="20.583cm" svg:viewBox="0 0 34 35" svg:d="M17 0c-22 0-23 35 0 35s23-35 0-35z">
          <text:p/>
        </draw:path>
        <draw:path draw:style-name="gr8" draw:text-style-name="P7" draw:layer="layout" svg:width="0.034cm" svg:height="0.034cm" svg:x="14.962cm" svg:y="16.064cm" svg:viewBox="0 0 35 35" svg:d="M17 0c-23 0-23 35 0 35s23-35 0-35z">
          <text:p/>
        </draw:path>
        <draw:path draw:style-name="gr8" draw:text-style-name="P7" draw:layer="layout" svg:width="0.034cm" svg:height="0.034cm" svg:x="14.962cm" svg:y="16.566cm" svg:viewBox="0 0 35 35" svg:d="M17 0c-23 0-23 35 0 35s23-35 0-35z">
          <text:p/>
        </draw:path>
        <draw:path draw:style-name="gr8" draw:text-style-name="P7" draw:layer="layout" svg:width="0.034cm" svg:height="0.034cm" svg:x="14.962cm" svg:y="17.068cm" svg:viewBox="0 0 35 35" svg:d="M17 0c-23 0-23 35 0 35s23-35 0-35z">
          <text:p/>
        </draw:path>
        <draw:path draw:style-name="gr8" draw:text-style-name="P7" draw:layer="layout" svg:width="0.034cm" svg:height="0.034cm" svg:x="14.962cm" svg:y="17.57cm" svg:viewBox="0 0 35 35" svg:d="M17 0c-23 0-23 35 0 35s23-35 0-35z">
          <text:p/>
        </draw:path>
        <draw:path draw:style-name="gr8" draw:text-style-name="P7" draw:layer="layout" svg:width="0.034cm" svg:height="0.034cm" svg:x="14.962cm" svg:y="18.072cm" svg:viewBox="0 0 35 35" svg:d="M17 0c-23 0-23 35 0 35s23-35 0-35z">
          <text:p/>
        </draw:path>
        <draw:path draw:style-name="gr8" draw:text-style-name="P7" draw:layer="layout" svg:width="0.034cm" svg:height="0.035cm" svg:x="14.962cm" svg:y="18.574cm" svg:viewBox="0 0 35 36" svg:d="M17 0c-23 0-23 36 0 36s23-36 0-36z">
          <text:p/>
        </draw:path>
        <draw:path draw:style-name="gr8" draw:text-style-name="P7" draw:layer="layout" svg:width="0.034cm" svg:height="0.034cm" svg:x="14.962cm" svg:y="19.077cm" svg:viewBox="0 0 35 35" svg:d="M17 0c-23 0-23 35 0 35s23-35 0-35z">
          <text:p/>
        </draw:path>
        <draw:path draw:style-name="gr8" draw:text-style-name="P7" draw:layer="layout" svg:width="0.034cm" svg:height="0.034cm" svg:x="14.962cm" svg:y="19.579cm" svg:viewBox="0 0 35 35" svg:d="M17 0c-23 0-23 35 0 35s23-35 0-35z">
          <text:p/>
        </draw:path>
        <draw:path draw:style-name="gr8" draw:text-style-name="P7" draw:layer="layout" svg:width="0.034cm" svg:height="0.034cm" svg:x="14.962cm" svg:y="20.081cm" svg:viewBox="0 0 35 35" svg:d="M17 0c-23 0-23 35 0 35s23-35 0-35z">
          <text:p/>
        </draw:path>
        <draw:path draw:style-name="gr8" draw:text-style-name="P7" draw:layer="layout" svg:width="0.034cm" svg:height="0.034cm" svg:x="14.962cm" svg:y="20.583cm" svg:viewBox="0 0 35 35" svg:d="M17 0c-23 0-23 35 0 35s23-35 0-35z">
          <text:p/>
        </draw:path>
        <draw:path draw:style-name="gr8" draw:text-style-name="P7" draw:layer="layout" svg:width="0.033cm" svg:height="0.034cm" svg:x="15.463cm" svg:y="16.064cm" svg:viewBox="0 0 34 35" svg:d="M17 0c-22 0-23 35 0 35s23-35 0-35z">
          <text:p/>
        </draw:path>
        <draw:path draw:style-name="gr8" draw:text-style-name="P7" draw:layer="layout" svg:width="0.033cm" svg:height="0.034cm" svg:x="15.463cm" svg:y="16.566cm" svg:viewBox="0 0 34 35" svg:d="M17 0c-22 0-23 35 0 35s23-35 0-35z">
          <text:p/>
        </draw:path>
        <draw:path draw:style-name="gr8" draw:text-style-name="P7" draw:layer="layout" svg:width="0.033cm" svg:height="0.034cm" svg:x="15.463cm" svg:y="17.068cm" svg:viewBox="0 0 34 35" svg:d="M17 0c-22 0-23 35 0 35s23-35 0-35z">
          <text:p/>
        </draw:path>
        <draw:path draw:style-name="gr8" draw:text-style-name="P7" draw:layer="layout" svg:width="0.033cm" svg:height="0.034cm" svg:x="15.463cm" svg:y="17.57cm" svg:viewBox="0 0 34 35" svg:d="M17 0c-22 0-23 35 0 35s23-35 0-35z">
          <text:p/>
        </draw:path>
        <draw:path draw:style-name="gr8" draw:text-style-name="P7" draw:layer="layout" svg:width="0.033cm" svg:height="0.034cm" svg:x="15.463cm" svg:y="18.072cm" svg:viewBox="0 0 34 35" svg:d="M17 0c-22 0-23 35 0 35s23-35 0-35z">
          <text:p/>
        </draw:path>
        <draw:path draw:style-name="gr8" draw:text-style-name="P7" draw:layer="layout" svg:width="0.033cm" svg:height="0.035cm" svg:x="15.463cm" svg:y="18.574cm" svg:viewBox="0 0 34 36" svg:d="M17 0c-22 0-23 36 0 36s23-36 0-36z">
          <text:p/>
        </draw:path>
        <draw:path draw:style-name="gr8" draw:text-style-name="P7" draw:layer="layout" svg:width="0.033cm" svg:height="0.034cm" svg:x="15.463cm" svg:y="19.077cm" svg:viewBox="0 0 34 35" svg:d="M17 0c-22 0-23 35 0 35s23-35 0-35z">
          <text:p/>
        </draw:path>
        <draw:path draw:style-name="gr8" draw:text-style-name="P7" draw:layer="layout" svg:width="0.033cm" svg:height="0.034cm" svg:x="15.463cm" svg:y="19.579cm" svg:viewBox="0 0 34 35" svg:d="M17 0c-22 0-23 35 0 35s23-35 0-35z">
          <text:p/>
        </draw:path>
        <draw:path draw:style-name="gr8" draw:text-style-name="P7" draw:layer="layout" svg:width="0.033cm" svg:height="0.034cm" svg:x="15.463cm" svg:y="20.081cm" svg:viewBox="0 0 34 35" svg:d="M17 0c-22 0-23 35 0 35s23-35 0-35z">
          <text:p/>
        </draw:path>
        <draw:path draw:style-name="gr8" draw:text-style-name="P7" draw:layer="layout" svg:width="0.033cm" svg:height="0.034cm" svg:x="15.463cm" svg:y="20.583cm" svg:viewBox="0 0 34 35" svg:d="M17 0c-22 0-23 35 0 35s23-35 0-35z">
          <text:p/>
        </draw:path>
        <draw:path draw:style-name="gr8" draw:text-style-name="P7" draw:layer="layout" svg:width="0.034cm" svg:height="0.034cm" svg:x="15.961cm" svg:y="16.064cm" svg:viewBox="0 0 35 35" svg:d="M17 0c-23 0-23 35 0 35s23-35 0-35z">
          <text:p/>
        </draw:path>
        <draw:path draw:style-name="gr8" draw:text-style-name="P7" draw:layer="layout" svg:width="0.034cm" svg:height="0.034cm" svg:x="15.961cm" svg:y="16.566cm" svg:viewBox="0 0 35 35" svg:d="M17 0c-23 0-23 35 0 35s23-35 0-35z">
          <text:p/>
        </draw:path>
        <draw:path draw:style-name="gr8" draw:text-style-name="P7" draw:layer="layout" svg:width="0.034cm" svg:height="0.034cm" svg:x="15.961cm" svg:y="17.068cm" svg:viewBox="0 0 35 35" svg:d="M17 0c-23 0-23 35 0 35s23-35 0-35z">
          <text:p/>
        </draw:path>
        <draw:path draw:style-name="gr8" draw:text-style-name="P7" draw:layer="layout" svg:width="0.034cm" svg:height="0.034cm" svg:x="15.961cm" svg:y="17.57cm" svg:viewBox="0 0 35 35" svg:d="M17 0c-23 0-23 35 0 35s23-35 0-35z">
          <text:p/>
        </draw:path>
        <draw:path draw:style-name="gr8" draw:text-style-name="P7" draw:layer="layout" svg:width="0.034cm" svg:height="0.034cm" svg:x="15.961cm" svg:y="18.072cm" svg:viewBox="0 0 35 35" svg:d="M17 0c-23 0-23 35 0 35s23-35 0-35z">
          <text:p/>
        </draw:path>
        <draw:path draw:style-name="gr8" draw:text-style-name="P7" draw:layer="layout" svg:width="0.034cm" svg:height="0.035cm" svg:x="15.961cm" svg:y="18.574cm" svg:viewBox="0 0 35 36" svg:d="M17 0c-23 0-23 36 0 36s23-36 0-36z">
          <text:p/>
        </draw:path>
        <draw:path draw:style-name="gr8" draw:text-style-name="P7" draw:layer="layout" svg:width="0.034cm" svg:height="0.034cm" svg:x="15.961cm" svg:y="19.077cm" svg:viewBox="0 0 35 35" svg:d="M17 0c-23 0-23 35 0 35s23-35 0-35z">
          <text:p/>
        </draw:path>
        <draw:path draw:style-name="gr8" draw:text-style-name="P7" draw:layer="layout" svg:width="0.034cm" svg:height="0.034cm" svg:x="15.961cm" svg:y="19.579cm" svg:viewBox="0 0 35 35" svg:d="M17 0c-23 0-23 35 0 35s23-35 0-35z">
          <text:p/>
        </draw:path>
        <draw:path draw:style-name="gr8" draw:text-style-name="P7" draw:layer="layout" svg:width="0.034cm" svg:height="0.034cm" svg:x="15.961cm" svg:y="20.081cm" svg:viewBox="0 0 35 35" svg:d="M17 0c-23 0-23 35 0 35s23-35 0-35z">
          <text:p/>
        </draw:path>
        <draw:path draw:style-name="gr8" draw:text-style-name="P7" draw:layer="layout" svg:width="0.034cm" svg:height="0.034cm" svg:x="15.961cm" svg:y="20.583cm" svg:viewBox="0 0 35 35" svg:d="M17 0c-23 0-23 35 0 35s23-35 0-35z">
          <text:p/>
        </draw:path>
        <draw:path draw:style-name="gr8" draw:text-style-name="P7" draw:layer="layout" svg:width="0.034cm" svg:height="0.034cm" svg:x="16.46cm" svg:y="16.064cm" svg:viewBox="0 0 35 35" svg:d="M17 0c-23 0-23 35 0 35s23-35 0-35z">
          <text:p/>
        </draw:path>
        <draw:path draw:style-name="gr8" draw:text-style-name="P7" draw:layer="layout" svg:width="0.034cm" svg:height="0.034cm" svg:x="16.46cm" svg:y="16.566cm" svg:viewBox="0 0 35 35" svg:d="M17 0c-23 0-23 35 0 35s23-35 0-35z">
          <text:p/>
        </draw:path>
        <draw:path draw:style-name="gr8" draw:text-style-name="P7" draw:layer="layout" svg:width="0.034cm" svg:height="0.034cm" svg:x="16.46cm" svg:y="17.068cm" svg:viewBox="0 0 35 35" svg:d="M17 0c-23 0-23 35 0 35s23-35 0-35z">
          <text:p/>
        </draw:path>
        <draw:path draw:style-name="gr8" draw:text-style-name="P7" draw:layer="layout" svg:width="0.034cm" svg:height="0.034cm" svg:x="16.46cm" svg:y="17.57cm" svg:viewBox="0 0 35 35" svg:d="M17 0c-23 0-23 35 0 35s23-35 0-35z">
          <text:p/>
        </draw:path>
        <draw:path draw:style-name="gr8" draw:text-style-name="P7" draw:layer="layout" svg:width="0.034cm" svg:height="0.034cm" svg:x="16.46cm" svg:y="18.072cm" svg:viewBox="0 0 35 35" svg:d="M17 0c-23 0-23 35 0 35s23-35 0-35z">
          <text:p/>
        </draw:path>
        <draw:path draw:style-name="gr8" draw:text-style-name="P7" draw:layer="layout" svg:width="0.034cm" svg:height="0.035cm" svg:x="16.46cm" svg:y="18.574cm" svg:viewBox="0 0 35 36" svg:d="M17 0c-23 0-23 36 0 36s23-36 0-36z">
          <text:p/>
        </draw:path>
        <draw:path draw:style-name="gr8" draw:text-style-name="P7" draw:layer="layout" svg:width="0.034cm" svg:height="0.034cm" svg:x="16.46cm" svg:y="19.077cm" svg:viewBox="0 0 35 35" svg:d="M17 0c-23 0-23 35 0 35s23-35 0-35z">
          <text:p/>
        </draw:path>
        <draw:path draw:style-name="gr8" draw:text-style-name="P7" draw:layer="layout" svg:width="0.034cm" svg:height="0.034cm" svg:x="16.46cm" svg:y="19.579cm" svg:viewBox="0 0 35 35" svg:d="M17 0c-23 0-23 35 0 35s23-35 0-35z">
          <text:p/>
        </draw:path>
        <draw:path draw:style-name="gr8" draw:text-style-name="P7" draw:layer="layout" svg:width="0.034cm" svg:height="0.034cm" svg:x="16.46cm" svg:y="20.081cm" svg:viewBox="0 0 35 35" svg:d="M17 0c-23 0-23 35 0 35s23-35 0-35z">
          <text:p/>
        </draw:path>
        <draw:path draw:style-name="gr8" draw:text-style-name="P7" draw:layer="layout" svg:width="0.034cm" svg:height="0.034cm" svg:x="16.46cm" svg:y="20.583cm" svg:viewBox="0 0 35 35" svg:d="M17 0c-23 0-23 35 0 35s23-35 0-35z">
          <text:p/>
        </draw:path>
        <draw:path draw:style-name="gr8" draw:text-style-name="P7" draw:layer="layout" svg:width="0.034cm" svg:height="0.034cm" svg:x="16.959cm" svg:y="16.064cm" svg:viewBox="0 0 35 35" svg:d="M17 0c-23 0-23 35 0 35s23-35 0-35z">
          <text:p/>
        </draw:path>
        <draw:path draw:style-name="gr8" draw:text-style-name="P7" draw:layer="layout" svg:width="0.034cm" svg:height="0.034cm" svg:x="16.959cm" svg:y="16.566cm" svg:viewBox="0 0 35 35" svg:d="M17 0c-23 0-23 35 0 35s23-35 0-35z">
          <text:p/>
        </draw:path>
        <draw:path draw:style-name="gr8" draw:text-style-name="P7" draw:layer="layout" svg:width="0.034cm" svg:height="0.034cm" svg:x="16.959cm" svg:y="17.068cm" svg:viewBox="0 0 35 35" svg:d="M17 0c-23 0-23 35 0 35s23-35 0-35z">
          <text:p/>
        </draw:path>
        <draw:path draw:style-name="gr8" draw:text-style-name="P7" draw:layer="layout" svg:width="0.034cm" svg:height="0.034cm" svg:x="16.959cm" svg:y="17.57cm" svg:viewBox="0 0 35 35" svg:d="M17 0c-23 0-23 35 0 35s23-35 0-35z">
          <text:p/>
        </draw:path>
        <draw:path draw:style-name="gr8" draw:text-style-name="P7" draw:layer="layout" svg:width="0.034cm" svg:height="0.034cm" svg:x="16.959cm" svg:y="18.072cm" svg:viewBox="0 0 35 35" svg:d="M17 0c-23 0-23 35 0 35s23-35 0-35z">
          <text:p/>
        </draw:path>
        <draw:path draw:style-name="gr8" draw:text-style-name="P7" draw:layer="layout" svg:width="0.034cm" svg:height="0.035cm" svg:x="16.959cm" svg:y="18.574cm" svg:viewBox="0 0 35 36" svg:d="M17 0c-23 0-23 36 0 36s23-36 0-36z">
          <text:p/>
        </draw:path>
        <draw:path draw:style-name="gr8" draw:text-style-name="P7" draw:layer="layout" svg:width="0.034cm" svg:height="0.034cm" svg:x="16.959cm" svg:y="19.077cm" svg:viewBox="0 0 35 35" svg:d="M17 0c-23 0-23 35 0 35s23-35 0-35z">
          <text:p/>
        </draw:path>
        <draw:path draw:style-name="gr8" draw:text-style-name="P7" draw:layer="layout" svg:width="0.034cm" svg:height="0.034cm" svg:x="16.959cm" svg:y="19.579cm" svg:viewBox="0 0 35 35" svg:d="M17 0c-23 0-23 35 0 35s23-35 0-35z">
          <text:p/>
        </draw:path>
        <draw:path draw:style-name="gr8" draw:text-style-name="P7" draw:layer="layout" svg:width="0.034cm" svg:height="0.034cm" svg:x="16.959cm" svg:y="20.081cm" svg:viewBox="0 0 35 35" svg:d="M17 0c-23 0-23 35 0 35s23-35 0-35z">
          <text:p/>
        </draw:path>
        <draw:path draw:style-name="gr8" draw:text-style-name="P7" draw:layer="layout" svg:width="0.034cm" svg:height="0.034cm" svg:x="16.959cm" svg:y="20.583cm" svg:viewBox="0 0 35 35" svg:d="M17 0c-23 0-23 35 0 35s23-35 0-35z">
          <text:p/>
        </draw:path>
        <draw:path draw:style-name="gr8" draw:text-style-name="P7" draw:layer="layout" svg:width="0.033cm" svg:height="0.034cm" svg:x="17.458cm" svg:y="16.064cm" svg:viewBox="0 0 34 35" svg:d="M17 0c-23 0-23 35 0 35 22 0 22-35 0-35z">
          <text:p/>
        </draw:path>
        <draw:path draw:style-name="gr8" draw:text-style-name="P7" draw:layer="layout" svg:width="0.033cm" svg:height="0.034cm" svg:x="17.458cm" svg:y="16.566cm" svg:viewBox="0 0 34 35" svg:d="M17 0c-23 0-23 35 0 35 22 0 22-35 0-35z">
          <text:p/>
        </draw:path>
        <draw:path draw:style-name="gr8" draw:text-style-name="P7" draw:layer="layout" svg:width="0.033cm" svg:height="0.034cm" svg:x="17.458cm" svg:y="17.068cm" svg:viewBox="0 0 34 35" svg:d="M17 0c-23 0-23 35 0 35 22 0 22-35 0-35z">
          <text:p/>
        </draw:path>
        <draw:path draw:style-name="gr8" draw:text-style-name="P7" draw:layer="layout" svg:width="0.033cm" svg:height="0.034cm" svg:x="17.458cm" svg:y="17.57cm" svg:viewBox="0 0 34 35" svg:d="M17 0c-23 0-23 35 0 35 22 0 22-35 0-35z">
          <text:p/>
        </draw:path>
        <draw:path draw:style-name="gr8" draw:text-style-name="P7" draw:layer="layout" svg:width="0.033cm" svg:height="0.034cm" svg:x="17.458cm" svg:y="18.072cm" svg:viewBox="0 0 34 35" svg:d="M17 0c-23 0-23 35 0 35 22 0 22-35 0-35z">
          <text:p/>
        </draw:path>
        <draw:path draw:style-name="gr8" draw:text-style-name="P7" draw:layer="layout" svg:width="0.033cm" svg:height="0.035cm" svg:x="17.458cm" svg:y="18.574cm" svg:viewBox="0 0 34 36" svg:d="M17 0c-23 0-23 36 0 36 22 0 22-36 0-36z">
          <text:p/>
        </draw:path>
        <draw:path draw:style-name="gr8" draw:text-style-name="P7" draw:layer="layout" svg:width="0.033cm" svg:height="0.034cm" svg:x="17.458cm" svg:y="19.077cm" svg:viewBox="0 0 34 35" svg:d="M17 0c-23 0-23 35 0 35 22 0 22-35 0-35z">
          <text:p/>
        </draw:path>
        <draw:path draw:style-name="gr8" draw:text-style-name="P7" draw:layer="layout" svg:width="0.033cm" svg:height="0.034cm" svg:x="17.458cm" svg:y="19.579cm" svg:viewBox="0 0 34 35" svg:d="M17 0c-23 0-23 35 0 35 22 0 22-35 0-35z">
          <text:p/>
        </draw:path>
        <draw:path draw:style-name="gr8" draw:text-style-name="P7" draw:layer="layout" svg:width="0.033cm" svg:height="0.034cm" svg:x="17.458cm" svg:y="20.081cm" svg:viewBox="0 0 34 35" svg:d="M17 0c-23 0-23 35 0 35 22 0 22-35 0-35z">
          <text:p/>
        </draw:path>
        <draw:path draw:style-name="gr8" draw:text-style-name="P7" draw:layer="layout" svg:width="0.033cm" svg:height="0.034cm" svg:x="17.458cm" svg:y="20.583cm" svg:viewBox="0 0 34 35" svg:d="M17 0c-23 0-23 35 0 35 22 0 22-35 0-35z">
          <text:p/>
        </draw:path>
        <draw:path draw:style-name="gr8" draw:text-style-name="P7" draw:layer="layout" svg:width="0.034cm" svg:height="0.034cm" svg:x="17.956cm" svg:y="16.064cm" svg:viewBox="0 0 35 35" svg:d="M17 0c-23 0-23 35 0 35s23-35 0-35z">
          <text:p/>
        </draw:path>
        <draw:path draw:style-name="gr8" draw:text-style-name="P7" draw:layer="layout" svg:width="0.034cm" svg:height="0.034cm" svg:x="17.956cm" svg:y="16.566cm" svg:viewBox="0 0 35 35" svg:d="M17 0c-23 0-23 35 0 35s23-35 0-35z">
          <text:p/>
        </draw:path>
        <draw:path draw:style-name="gr8" draw:text-style-name="P7" draw:layer="layout" svg:width="0.034cm" svg:height="0.034cm" svg:x="17.956cm" svg:y="17.068cm" svg:viewBox="0 0 35 35" svg:d="M17 0c-23 0-23 35 0 35s23-35 0-35z">
          <text:p/>
        </draw:path>
        <draw:path draw:style-name="gr8" draw:text-style-name="P7" draw:layer="layout" svg:width="0.034cm" svg:height="0.034cm" svg:x="17.956cm" svg:y="17.57cm" svg:viewBox="0 0 35 35" svg:d="M17 0c-23 0-23 35 0 35s23-35 0-35z">
          <text:p/>
        </draw:path>
        <draw:path draw:style-name="gr8" draw:text-style-name="P7" draw:layer="layout" svg:width="0.034cm" svg:height="0.034cm" svg:x="17.956cm" svg:y="18.072cm" svg:viewBox="0 0 35 35" svg:d="M17 0c-23 0-23 35 0 35s23-35 0-35z">
          <text:p/>
        </draw:path>
        <draw:path draw:style-name="gr8" draw:text-style-name="P7" draw:layer="layout" svg:width="0.034cm" svg:height="0.035cm" svg:x="17.956cm" svg:y="18.574cm" svg:viewBox="0 0 35 36" svg:d="M17 0c-23 0-23 36 0 36s23-36 0-36z">
          <text:p/>
        </draw:path>
        <draw:path draw:style-name="gr8" draw:text-style-name="P7" draw:layer="layout" svg:width="0.034cm" svg:height="0.034cm" svg:x="17.956cm" svg:y="19.077cm" svg:viewBox="0 0 35 35" svg:d="M17 0c-23 0-23 35 0 35s23-35 0-35z">
          <text:p/>
        </draw:path>
        <draw:path draw:style-name="gr8" draw:text-style-name="P7" draw:layer="layout" svg:width="0.034cm" svg:height="0.034cm" svg:x="17.956cm" svg:y="19.579cm" svg:viewBox="0 0 35 35" svg:d="M17 0c-23 0-23 35 0 35s23-35 0-35z">
          <text:p/>
        </draw:path>
        <draw:path draw:style-name="gr8" draw:text-style-name="P7" draw:layer="layout" svg:width="0.034cm" svg:height="0.034cm" svg:x="17.956cm" svg:y="20.081cm" svg:viewBox="0 0 35 35" svg:d="M17 0c-23 0-23 35 0 35s23-35 0-35z">
          <text:p/>
        </draw:path>
        <draw:path draw:style-name="gr8" draw:text-style-name="P7" draw:layer="layout" svg:width="0.034cm" svg:height="0.034cm" svg:x="17.956cm" svg:y="20.583cm" svg:viewBox="0 0 35 35" svg:d="M17 0c-23 0-23 35 0 35s23-35 0-35z">
          <text:p/>
        </draw:path>
        <draw:path draw:style-name="gr8" draw:text-style-name="P7" draw:layer="layout" svg:width="0.034cm" svg:height="0.034cm" svg:x="18.456cm" svg:y="16.566cm" svg:viewBox="0 0 35 35" svg:d="M17 0c-23 0-23 35 0 35s23-35 0-35z">
          <text:p/>
        </draw:path>
        <draw:path draw:style-name="gr8" draw:text-style-name="P7" draw:layer="layout" svg:width="0.034cm" svg:height="0.034cm" svg:x="18.456cm" svg:y="17.068cm" svg:viewBox="0 0 35 35" svg:d="M17 0c-23 0-23 35 0 35s23-35 0-35z">
          <text:p/>
        </draw:path>
        <draw:path draw:style-name="gr8" draw:text-style-name="P7" draw:layer="layout" svg:width="0.034cm" svg:height="0.034cm" svg:x="18.456cm" svg:y="17.57cm" svg:viewBox="0 0 35 35" svg:d="M17 0c-23 0-23 35 0 35s23-35 0-35z">
          <text:p/>
        </draw:path>
        <draw:path draw:style-name="gr8" draw:text-style-name="P7" draw:layer="layout" svg:width="0.034cm" svg:height="0.034cm" svg:x="18.456cm" svg:y="18.072cm" svg:viewBox="0 0 35 35" svg:d="M17 0c-23 0-23 35 0 35s23-35 0-35z">
          <text:p/>
        </draw:path>
        <draw:path draw:style-name="gr8" draw:text-style-name="P7" draw:layer="layout" svg:width="0.034cm" svg:height="0.035cm" svg:x="18.456cm" svg:y="18.574cm" svg:viewBox="0 0 35 36" svg:d="M17 0c-23 0-23 36 0 36s23-36 0-36z">
          <text:p/>
        </draw:path>
        <draw:path draw:style-name="gr8" draw:text-style-name="P7" draw:layer="layout" svg:width="0.034cm" svg:height="0.034cm" svg:x="18.456cm" svg:y="19.077cm" svg:viewBox="0 0 35 35" svg:d="M17 0c-23 0-23 35 0 35s23-35 0-35z">
          <text:p/>
        </draw:path>
        <draw:path draw:style-name="gr8" draw:text-style-name="P7" draw:layer="layout" svg:width="0.034cm" svg:height="0.034cm" svg:x="18.456cm" svg:y="19.579cm" svg:viewBox="0 0 35 35" svg:d="M17 0c-23 0-23 35 0 35s23-35 0-35z">
          <text:p/>
        </draw:path>
        <draw:path draw:style-name="gr8" draw:text-style-name="P7" draw:layer="layout" svg:width="0.034cm" svg:height="0.034cm" svg:x="18.456cm" svg:y="20.081cm" svg:viewBox="0 0 35 35" svg:d="M17 0c-23 0-23 35 0 35s23-35 0-35z">
          <text:p/>
        </draw:path>
        <draw:path draw:style-name="gr8" draw:text-style-name="P7" draw:layer="layout" svg:width="0.034cm" svg:height="0.034cm" svg:x="18.456cm" svg:y="20.583cm" svg:viewBox="0 0 35 35" svg:d="M17 0c-23 0-23 35 0 35s23-35 0-35z">
          <text:p/>
        </draw:path>
        <draw:path draw:style-name="gr8" draw:text-style-name="P7" draw:layer="layout" svg:width="0.032cm" svg:height="0.034cm" svg:x="18.955cm" svg:y="16.566cm" svg:viewBox="0 0 33 35" svg:d="M16 0c-21 0-21 35 0 35 23 0 23-35 0-35z">
          <text:p/>
        </draw:path>
        <draw:path draw:style-name="gr8" draw:text-style-name="P7" draw:layer="layout" svg:width="0.032cm" svg:height="0.034cm" svg:x="18.955cm" svg:y="17.068cm" svg:viewBox="0 0 33 35" svg:d="M16 0c-21 0-21 35 0 35 23 0 23-35 0-35z">
          <text:p/>
        </draw:path>
        <draw:path draw:style-name="gr8" draw:text-style-name="P7" draw:layer="layout" svg:width="0.032cm" svg:height="0.034cm" svg:x="18.955cm" svg:y="17.57cm" svg:viewBox="0 0 33 35" svg:d="M16 0c-21 0-21 35 0 35 23 0 23-35 0-35z">
          <text:p/>
        </draw:path>
        <draw:path draw:style-name="gr8" draw:text-style-name="P7" draw:layer="layout" svg:width="0.032cm" svg:height="0.034cm" svg:x="18.955cm" svg:y="18.072cm" svg:viewBox="0 0 33 35" svg:d="M16 0c-21 0-21 35 0 35 23 0 23-35 0-35z">
          <text:p/>
        </draw:path>
        <draw:path draw:style-name="gr8" draw:text-style-name="P7" draw:layer="layout" svg:width="0.032cm" svg:height="0.035cm" svg:x="18.955cm" svg:y="18.574cm" svg:viewBox="0 0 33 36" svg:d="M16 0c-21 0-21 36 0 36 23 0 23-36 0-36z">
          <text:p/>
        </draw:path>
        <draw:path draw:style-name="gr8" draw:text-style-name="P7" draw:layer="layout" svg:width="0.032cm" svg:height="0.034cm" svg:x="18.955cm" svg:y="19.077cm" svg:viewBox="0 0 33 35" svg:d="M16 0c-21 0-21 35 0 35 23 0 23-35 0-35z">
          <text:p/>
        </draw:path>
        <draw:path draw:style-name="gr8" draw:text-style-name="P7" draw:layer="layout" svg:width="0.032cm" svg:height="0.034cm" svg:x="18.955cm" svg:y="19.579cm" svg:viewBox="0 0 33 35" svg:d="M16 0c-21 0-21 35 0 35 23 0 23-35 0-35z">
          <text:p/>
        </draw:path>
        <draw:path draw:style-name="gr8" draw:text-style-name="P7" draw:layer="layout" svg:width="0.032cm" svg:height="0.034cm" svg:x="18.955cm" svg:y="20.081cm" svg:viewBox="0 0 33 35" svg:d="M16 0c-21 0-21 35 0 35 23 0 23-35 0-35z">
          <text:p/>
        </draw:path>
        <draw:path draw:style-name="gr8" draw:text-style-name="P7" draw:layer="layout" svg:width="0.032cm" svg:height="0.034cm" svg:x="18.955cm" svg:y="20.583cm" svg:viewBox="0 0 33 35" svg:d="M16 0c-21 0-21 35 0 35 23 0 23-35 0-35z">
          <text:p/>
        </draw:path>
        <draw:path draw:style-name="gr8" draw:text-style-name="P7" draw:layer="layout" svg:width="0.033cm" svg:height="0.034cm" svg:x="19.453cm" svg:y="16.064cm" svg:viewBox="0 0 34 35" svg:d="M17 0c-23 0-23 35 0 35 22 0 22-35 0-35z">
          <text:p/>
        </draw:path>
        <draw:path draw:style-name="gr8" draw:text-style-name="P7" draw:layer="layout" svg:width="0.033cm" svg:height="0.034cm" svg:x="19.453cm" svg:y="16.566cm" svg:viewBox="0 0 34 35" svg:d="M17 0c-23 0-23 35 0 35 22 0 22-35 0-35z">
          <text:p/>
        </draw:path>
        <draw:path draw:style-name="gr8" draw:text-style-name="P7" draw:layer="layout" svg:width="0.033cm" svg:height="0.034cm" svg:x="19.453cm" svg:y="17.068cm" svg:viewBox="0 0 34 35" svg:d="M17 0c-23 0-23 35 0 35 22 0 22-35 0-35z">
          <text:p/>
        </draw:path>
        <draw:path draw:style-name="gr8" draw:text-style-name="P7" draw:layer="layout" svg:width="0.033cm" svg:height="0.034cm" svg:x="19.453cm" svg:y="17.57cm" svg:viewBox="0 0 34 35" svg:d="M17 0c-23 0-23 35 0 35 22 0 22-35 0-35z">
          <text:p/>
        </draw:path>
        <draw:path draw:style-name="gr8" draw:text-style-name="P7" draw:layer="layout" svg:width="0.033cm" svg:height="0.034cm" svg:x="19.453cm" svg:y="18.072cm" svg:viewBox="0 0 34 35" svg:d="M17 0c-23 0-23 35 0 35 22 0 22-35 0-35z">
          <text:p/>
        </draw:path>
        <draw:path draw:style-name="gr8" draw:text-style-name="P7" draw:layer="layout" svg:width="0.033cm" svg:height="0.035cm" svg:x="19.453cm" svg:y="18.574cm" svg:viewBox="0 0 34 36" svg:d="M17 0c-23 0-23 36 0 36 22 0 22-36 0-36z">
          <text:p/>
        </draw:path>
        <draw:path draw:style-name="gr8" draw:text-style-name="P7" draw:layer="layout" svg:width="0.033cm" svg:height="0.034cm" svg:x="19.453cm" svg:y="19.077cm" svg:viewBox="0 0 34 35" svg:d="M17 0c-23 0-23 35 0 35 22 0 22-35 0-35z">
          <text:p/>
        </draw:path>
        <draw:path draw:style-name="gr8" draw:text-style-name="P7" draw:layer="layout" svg:width="0.033cm" svg:height="0.034cm" svg:x="19.453cm" svg:y="19.579cm" svg:viewBox="0 0 34 35" svg:d="M17 0c-23 0-23 35 0 35 22 0 22-35 0-35z">
          <text:p/>
        </draw:path>
        <draw:path draw:style-name="gr8" draw:text-style-name="P7" draw:layer="layout" svg:width="0.033cm" svg:height="0.034cm" svg:x="19.453cm" svg:y="20.081cm" svg:viewBox="0 0 34 35" svg:d="M17 0c-23 0-23 35 0 35 22 0 22-35 0-35z">
          <text:p/>
        </draw:path>
        <draw:path draw:style-name="gr8" draw:text-style-name="P7" draw:layer="layout" svg:width="0.033cm" svg:height="0.034cm" svg:x="19.453cm" svg:y="20.583cm" svg:viewBox="0 0 34 35" svg:d="M17 0c-23 0-23 35 0 35 22 0 22-35 0-35z">
          <text:p/>
        </draw:path>
        <draw:path draw:style-name="gr8" draw:text-style-name="P7" draw:layer="layout" svg:width="0.033cm" svg:height="0.034cm" svg:x="19.952cm" svg:y="16.064cm" svg:viewBox="0 0 34 35" svg:d="M17 0c-23 0-23 35 0 35 22 0 22-35 0-35z">
          <text:p/>
        </draw:path>
        <draw:path draw:style-name="gr8" draw:text-style-name="P7" draw:layer="layout" svg:width="0.033cm" svg:height="0.034cm" svg:x="19.952cm" svg:y="16.566cm" svg:viewBox="0 0 34 35" svg:d="M17 0c-23 0-23 35 0 35 22 0 22-35 0-35z">
          <text:p/>
        </draw:path>
        <draw:path draw:style-name="gr8" draw:text-style-name="P7" draw:layer="layout" svg:width="0.033cm" svg:height="0.034cm" svg:x="19.952cm" svg:y="17.068cm" svg:viewBox="0 0 34 35" svg:d="M17 0c-23 0-23 35 0 35 22 0 22-35 0-35z">
          <text:p/>
        </draw:path>
        <draw:path draw:style-name="gr8" draw:text-style-name="P7" draw:layer="layout" svg:width="0.033cm" svg:height="0.034cm" svg:x="19.952cm" svg:y="17.57cm" svg:viewBox="0 0 34 35" svg:d="M17 0c-23 0-23 35 0 35 22 0 22-35 0-35z">
          <text:p/>
        </draw:path>
        <draw:path draw:style-name="gr8" draw:text-style-name="P7" draw:layer="layout" svg:width="0.033cm" svg:height="0.034cm" svg:x="19.952cm" svg:y="18.072cm" svg:viewBox="0 0 34 35" svg:d="M17 0c-23 0-23 35 0 35 22 0 22-35 0-35z">
          <text:p/>
        </draw:path>
        <draw:path draw:style-name="gr8" draw:text-style-name="P7" draw:layer="layout" svg:width="0.033cm" svg:height="0.035cm" svg:x="19.952cm" svg:y="18.574cm" svg:viewBox="0 0 34 36" svg:d="M17 0c-23 0-23 36 0 36 22 0 22-36 0-36z">
          <text:p/>
        </draw:path>
        <draw:path draw:style-name="gr8" draw:text-style-name="P7" draw:layer="layout" svg:width="0.033cm" svg:height="0.034cm" svg:x="19.952cm" svg:y="19.077cm" svg:viewBox="0 0 34 35" svg:d="M17 0c-23 0-23 35 0 35 22 0 22-35 0-35z">
          <text:p/>
        </draw:path>
        <draw:path draw:style-name="gr8" draw:text-style-name="P7" draw:layer="layout" svg:width="0.033cm" svg:height="0.034cm" svg:x="19.952cm" svg:y="19.579cm" svg:viewBox="0 0 34 35" svg:d="M17 0c-23 0-23 35 0 35 22 0 22-35 0-35z">
          <text:p/>
        </draw:path>
        <draw:path draw:style-name="gr8" draw:text-style-name="P7" draw:layer="layout" svg:width="0.033cm" svg:height="0.034cm" svg:x="19.952cm" svg:y="20.081cm" svg:viewBox="0 0 34 35" svg:d="M17 0c-23 0-23 35 0 35 22 0 22-35 0-35z">
          <text:p/>
        </draw:path>
        <draw:path draw:style-name="gr8" draw:text-style-name="P7" draw:layer="layout" svg:width="0.033cm" svg:height="0.034cm" svg:x="19.952cm" svg:y="20.583cm" svg:viewBox="0 0 34 35" svg:d="M17 0c-23 0-23 35 0 35 22 0 22-35 0-35z">
          <text:p/>
        </draw:path>
        <draw:path draw:style-name="gr8" draw:text-style-name="P7" draw:layer="layout" svg:width="0.032cm" svg:height="0.034cm" svg:x="20.452cm" svg:y="16.064cm" svg:viewBox="0 0 33 35" svg:d="M16 0c-21 0-21 35 0 35 23 0 23-35 0-35z">
          <text:p/>
        </draw:path>
        <draw:path draw:style-name="gr8" draw:text-style-name="P7" draw:layer="layout" svg:width="0.032cm" svg:height="0.034cm" svg:x="20.452cm" svg:y="16.566cm" svg:viewBox="0 0 33 35" svg:d="M16 0c-21 0-21 35 0 35 23 0 23-35 0-35z">
          <text:p/>
        </draw:path>
        <draw:path draw:style-name="gr8" draw:text-style-name="P7" draw:layer="layout" svg:width="0.032cm" svg:height="0.034cm" svg:x="20.452cm" svg:y="17.068cm" svg:viewBox="0 0 33 35" svg:d="M16 0c-21 0-21 35 0 35 23 0 23-35 0-35z">
          <text:p/>
        </draw:path>
        <draw:path draw:style-name="gr8" draw:text-style-name="P7" draw:layer="layout" svg:width="0.032cm" svg:height="0.034cm" svg:x="20.452cm" svg:y="17.57cm" svg:viewBox="0 0 33 35" svg:d="M16 0c-21 0-21 35 0 35 23 0 23-35 0-35z">
          <text:p/>
        </draw:path>
        <draw:path draw:style-name="gr8" draw:text-style-name="P7" draw:layer="layout" svg:width="0.032cm" svg:height="0.034cm" svg:x="20.452cm" svg:y="18.072cm" svg:viewBox="0 0 33 35" svg:d="M16 0c-21 0-21 35 0 35 23 0 23-35 0-35z">
          <text:p/>
        </draw:path>
        <draw:path draw:style-name="gr8" draw:text-style-name="P7" draw:layer="layout" svg:width="0.032cm" svg:height="0.035cm" svg:x="20.452cm" svg:y="18.574cm" svg:viewBox="0 0 33 36" svg:d="M16 0c-21 0-21 36 0 36 23 0 23-36 0-36z">
          <text:p/>
        </draw:path>
        <draw:path draw:style-name="gr8" draw:text-style-name="P7" draw:layer="layout" svg:width="0.032cm" svg:height="0.034cm" svg:x="20.452cm" svg:y="19.077cm" svg:viewBox="0 0 33 35" svg:d="M16 0c-21 0-21 35 0 35 23 0 23-35 0-35z">
          <text:p/>
        </draw:path>
        <draw:path draw:style-name="gr8" draw:text-style-name="P7" draw:layer="layout" svg:width="0.032cm" svg:height="0.034cm" svg:x="20.452cm" svg:y="19.579cm" svg:viewBox="0 0 33 35" svg:d="M16 0c-21 0-21 35 0 35 23 0 23-35 0-35z">
          <text:p/>
        </draw:path>
        <draw:path draw:style-name="gr8" draw:text-style-name="P7" draw:layer="layout" svg:width="0.032cm" svg:height="0.034cm" svg:x="20.452cm" svg:y="20.081cm" svg:viewBox="0 0 33 35" svg:d="M16 0c-21 0-21 35 0 35 23 0 23-35 0-35z">
          <text:p/>
        </draw:path>
        <draw:path draw:style-name="gr8" draw:text-style-name="P7" draw:layer="layout" svg:width="0.032cm" svg:height="0.034cm" svg:x="20.452cm" svg:y="20.583cm" svg:viewBox="0 0 33 35" svg:d="M16 0c-21 0-21 35 0 35 23 0 23-35 0-35z">
          <text:p/>
        </draw:path>
        <draw:path draw:style-name="gr8" draw:text-style-name="P7" draw:layer="layout" svg:width="0.034cm" svg:height="0.034cm" svg:x="20.95cm" svg:y="16.064cm" svg:viewBox="0 0 35 35" svg:d="M17 0c-23 0-23 35 0 35s23-35 0-35z">
          <text:p/>
        </draw:path>
        <draw:path draw:style-name="gr8" draw:text-style-name="P7" draw:layer="layout" svg:width="0.034cm" svg:height="0.034cm" svg:x="20.95cm" svg:y="16.566cm" svg:viewBox="0 0 35 35" svg:d="M17 0c-23 0-23 35 0 35s23-35 0-35z">
          <text:p/>
        </draw:path>
        <draw:path draw:style-name="gr8" draw:text-style-name="P7" draw:layer="layout" svg:width="0.034cm" svg:height="0.034cm" svg:x="20.95cm" svg:y="17.068cm" svg:viewBox="0 0 35 35" svg:d="M17 0c-23 0-23 35 0 35s23-35 0-35z">
          <text:p/>
        </draw:path>
        <draw:path draw:style-name="gr8" draw:text-style-name="P7" draw:layer="layout" svg:width="0.034cm" svg:height="0.034cm" svg:x="20.95cm" svg:y="17.57cm" svg:viewBox="0 0 35 35" svg:d="M17 0c-23 0-23 35 0 35s23-35 0-35z">
          <text:p/>
        </draw:path>
        <draw:path draw:style-name="gr8" draw:text-style-name="P7" draw:layer="layout" svg:width="0.034cm" svg:height="0.034cm" svg:x="20.95cm" svg:y="18.072cm" svg:viewBox="0 0 35 35" svg:d="M17 0c-23 0-23 35 0 35s23-35 0-35z">
          <text:p/>
        </draw:path>
        <draw:path draw:style-name="gr8" draw:text-style-name="P7" draw:layer="layout" svg:width="0.034cm" svg:height="0.035cm" svg:x="20.95cm" svg:y="18.574cm" svg:viewBox="0 0 35 36" svg:d="M17 0c-23 0-23 36 0 36s23-36 0-36z">
          <text:p/>
        </draw:path>
        <draw:path draw:style-name="gr8" draw:text-style-name="P7" draw:layer="layout" svg:width="0.034cm" svg:height="0.034cm" svg:x="20.95cm" svg:y="19.077cm" svg:viewBox="0 0 35 35" svg:d="M17 0c-23 0-23 35 0 35s23-35 0-35z">
          <text:p/>
        </draw:path>
        <draw:path draw:style-name="gr8" draw:text-style-name="P7" draw:layer="layout" svg:width="0.034cm" svg:height="0.034cm" svg:x="20.95cm" svg:y="19.579cm" svg:viewBox="0 0 35 35" svg:d="M17 0c-23 0-23 35 0 35s23-35 0-35z">
          <text:p/>
        </draw:path>
        <draw:path draw:style-name="gr8" draw:text-style-name="P7" draw:layer="layout" svg:width="0.034cm" svg:height="0.034cm" svg:x="20.95cm" svg:y="20.081cm" svg:viewBox="0 0 35 35" svg:d="M17 0c-23 0-23 35 0 35s23-35 0-35z">
          <text:p/>
        </draw:path>
        <draw:path draw:style-name="gr8" draw:text-style-name="P7" draw:layer="layout" svg:width="0.034cm" svg:height="0.034cm" svg:x="20.95cm" svg:y="20.583cm" svg:viewBox="0 0 35 35" svg:d="M17 0c-23 0-23 35 0 35s23-35 0-35z">
          <text:p/>
        </draw:path>
        <draw:path draw:style-name="gr8" draw:text-style-name="P7" draw:layer="layout" svg:width="0.033cm" svg:height="0.034cm" svg:x="21.449cm" svg:y="16.064cm" svg:viewBox="0 0 34 35" svg:d="M17 0c-23 0-23 35 0 35 22 0 22-35 0-35z">
          <text:p/>
        </draw:path>
        <draw:path draw:style-name="gr8" draw:text-style-name="P7" draw:layer="layout" svg:width="0.033cm" svg:height="0.034cm" svg:x="21.449cm" svg:y="16.566cm" svg:viewBox="0 0 34 35" svg:d="M17 0c-23 0-23 35 0 35 22 0 22-35 0-35z">
          <text:p/>
        </draw:path>
        <draw:path draw:style-name="gr8" draw:text-style-name="P7" draw:layer="layout" svg:width="0.033cm" svg:height="0.034cm" svg:x="21.449cm" svg:y="17.068cm" svg:viewBox="0 0 34 35" svg:d="M17 0c-23 0-23 35 0 35 22 0 22-35 0-35z">
          <text:p/>
        </draw:path>
        <draw:path draw:style-name="gr8" draw:text-style-name="P7" draw:layer="layout" svg:width="0.033cm" svg:height="0.034cm" svg:x="21.449cm" svg:y="17.57cm" svg:viewBox="0 0 34 35" svg:d="M17 0c-23 0-23 35 0 35 22 0 22-35 0-35z">
          <text:p/>
        </draw:path>
        <draw:path draw:style-name="gr8" draw:text-style-name="P7" draw:layer="layout" svg:width="0.033cm" svg:height="0.034cm" svg:x="21.449cm" svg:y="18.072cm" svg:viewBox="0 0 34 35" svg:d="M17 0c-23 0-23 35 0 35 22 0 22-35 0-35z">
          <text:p/>
        </draw:path>
        <draw:path draw:style-name="gr8" draw:text-style-name="P7" draw:layer="layout" svg:width="0.033cm" svg:height="0.035cm" svg:x="21.449cm" svg:y="18.574cm" svg:viewBox="0 0 34 36" svg:d="M17 0c-23 0-23 36 0 36 22 0 22-36 0-36z">
          <text:p/>
        </draw:path>
        <draw:path draw:style-name="gr8" draw:text-style-name="P7" draw:layer="layout" svg:width="0.033cm" svg:height="0.034cm" svg:x="21.449cm" svg:y="19.077cm" svg:viewBox="0 0 34 35" svg:d="M17 0c-23 0-23 35 0 35 22 0 22-35 0-35z">
          <text:p/>
        </draw:path>
        <draw:path draw:style-name="gr8" draw:text-style-name="P7" draw:layer="layout" svg:width="0.033cm" svg:height="0.034cm" svg:x="21.449cm" svg:y="19.579cm" svg:viewBox="0 0 34 35" svg:d="M17 0c-23 0-23 35 0 35 22 0 22-35 0-35z">
          <text:p/>
        </draw:path>
        <draw:path draw:style-name="gr8" draw:text-style-name="P7" draw:layer="layout" svg:width="0.033cm" svg:height="0.034cm" svg:x="21.449cm" svg:y="20.081cm" svg:viewBox="0 0 34 35" svg:d="M17 0c-23 0-23 35 0 35 22 0 22-35 0-35z">
          <text:p/>
        </draw:path>
        <draw:path draw:style-name="gr8" draw:text-style-name="P7" draw:layer="layout" svg:width="0.033cm" svg:height="0.034cm" svg:x="21.449cm" svg:y="20.583cm" svg:viewBox="0 0 34 35" svg:d="M17 0c-23 0-23 35 0 35 22 0 22-35 0-35z">
          <text:p/>
        </draw:path>
        <draw:path draw:style-name="gr8" draw:text-style-name="P7" draw:layer="layout" svg:width="0.033cm" svg:height="0.034cm" svg:x="21.948cm" svg:y="16.064cm" svg:viewBox="0 0 34 35" svg:d="M17 0c-23 0-23 35 0 35 22 0 22-35 0-35z">
          <text:p/>
        </draw:path>
        <draw:path draw:style-name="gr8" draw:text-style-name="P7" draw:layer="layout" svg:width="0.033cm" svg:height="0.034cm" svg:x="21.948cm" svg:y="16.566cm" svg:viewBox="0 0 34 35" svg:d="M17 0c-23 0-23 35 0 35 22 0 22-35 0-35z">
          <text:p/>
        </draw:path>
        <draw:path draw:style-name="gr8" draw:text-style-name="P7" draw:layer="layout" svg:width="0.033cm" svg:height="0.034cm" svg:x="21.948cm" svg:y="17.068cm" svg:viewBox="0 0 34 35" svg:d="M17 0c-23 0-23 35 0 35 22 0 22-35 0-35z">
          <text:p/>
        </draw:path>
        <draw:path draw:style-name="gr8" draw:text-style-name="P7" draw:layer="layout" svg:width="0.033cm" svg:height="0.034cm" svg:x="21.948cm" svg:y="17.57cm" svg:viewBox="0 0 34 35" svg:d="M17 0c-23 0-23 35 0 35 22 0 22-35 0-35z">
          <text:p/>
        </draw:path>
        <draw:path draw:style-name="gr8" draw:text-style-name="P7" draw:layer="layout" svg:width="0.033cm" svg:height="0.034cm" svg:x="21.948cm" svg:y="18.072cm" svg:viewBox="0 0 34 35" svg:d="M17 0c-23 0-23 35 0 35 22 0 22-35 0-35z">
          <text:p/>
        </draw:path>
        <draw:path draw:style-name="gr8" draw:text-style-name="P7" draw:layer="layout" svg:width="0.033cm" svg:height="0.035cm" svg:x="21.948cm" svg:y="18.574cm" svg:viewBox="0 0 34 36" svg:d="M17 0c-23 0-23 36 0 36 22 0 22-36 0-36z">
          <text:p/>
        </draw:path>
        <draw:path draw:style-name="gr8" draw:text-style-name="P7" draw:layer="layout" svg:width="0.033cm" svg:height="0.034cm" svg:x="21.948cm" svg:y="19.077cm" svg:viewBox="0 0 34 35" svg:d="M17 0c-23 0-23 35 0 35 22 0 22-35 0-35z">
          <text:p/>
        </draw:path>
        <draw:path draw:style-name="gr8" draw:text-style-name="P7" draw:layer="layout" svg:width="0.033cm" svg:height="0.034cm" svg:x="21.948cm" svg:y="19.579cm" svg:viewBox="0 0 34 35" svg:d="M17 0c-23 0-23 35 0 35 22 0 22-35 0-35z">
          <text:p/>
        </draw:path>
        <draw:path draw:style-name="gr8" draw:text-style-name="P7" draw:layer="layout" svg:width="0.033cm" svg:height="0.034cm" svg:x="21.948cm" svg:y="20.081cm" svg:viewBox="0 0 34 35" svg:d="M17 0c-23 0-23 35 0 35 22 0 22-35 0-35z">
          <text:p/>
        </draw:path>
        <draw:path draw:style-name="gr8" draw:text-style-name="P7" draw:layer="layout" svg:width="0.033cm" svg:height="0.034cm" svg:x="21.948cm" svg:y="20.583cm" svg:viewBox="0 0 34 35" svg:d="M17 0c-23 0-23 35 0 35 22 0 22-35 0-35z">
          <text:p/>
        </draw:path>
        <draw:frame draw:style-name="gr9" draw:text-style-name="P8" draw:layer="layout" svg:width="1.09cm" svg:height="0.671cm" svg:x="18.18cm" svg:y="15.88cm">
          <draw:text-box>
            <text:p text:style-name="P2"><text:span text:style-name="T5">Notas</text:span></text:p>
          </draw:text-box>
        </draw:frame>
        <draw:frame draw:style-name="gr10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line draw:style-name="gr1" draw:text-style-name="P1" draw:layer="layout" svg:x1="0.7cm" svg:y1="2.659cm" svg:x2="13.954cm" svg:y2="2.659cm">
          <text:p/>
        </draw:line>
        <draw:line draw:style-name="gr1" draw:text-style-name="P1" draw:layer="layout" svg:x1="0.7cm" svg:y1="3.524cm" svg:x2="13.954cm" svg:y2="3.524cm">
          <text:p/>
        </draw:line>
        <draw:line draw:style-name="gr1" draw:text-style-name="P1" draw:layer="layout" svg:x1="0.7cm" svg:y1="4.391cm" svg:x2="13.954cm" svg:y2="4.391cm">
          <text:p/>
        </draw:line>
        <draw:line draw:style-name="gr1" draw:text-style-name="P1" draw:layer="layout" svg:x1="0.7cm" svg:y1="5.256cm" svg:x2="13.954cm" svg:y2="5.256cm">
          <text:p/>
        </draw:line>
        <draw:line draw:style-name="gr1" draw:text-style-name="P1" draw:layer="layout" svg:x1="0.7cm" svg:y1="6.123cm" svg:x2="13.954cm" svg:y2="6.123cm">
          <text:p/>
        </draw:line>
        <draw:line draw:style-name="gr1" draw:text-style-name="P1" draw:layer="layout" svg:x1="0.7cm" svg:y1="6.99cm" svg:x2="13.954cm" svg:y2="6.99cm">
          <text:p/>
        </draw:line>
        <draw:line draw:style-name="gr1" draw:text-style-name="P1" draw:layer="layout" svg:x1="0.7cm" svg:y1="7.855cm" svg:x2="13.954cm" svg:y2="7.855cm">
          <text:p/>
        </draw:line>
        <draw:line draw:style-name="gr1" draw:text-style-name="P1" draw:layer="layout" svg:x1="0.7cm" svg:y1="8.721cm" svg:x2="13.954cm" svg:y2="8.721cm">
          <text:p/>
        </draw:line>
        <draw:line draw:style-name="gr1" draw:text-style-name="P1" draw:layer="layout" svg:x1="0.7cm" svg:y1="9.587cm" svg:x2="13.954cm" svg:y2="9.587cm">
          <text:p/>
        </draw:line>
        <draw:line draw:style-name="gr1" draw:text-style-name="P1" draw:layer="layout" svg:x1="0.7cm" svg:y1="10.453cm" svg:x2="13.954cm" svg:y2="10.453cm">
          <text:p/>
        </draw:line>
        <draw:line draw:style-name="gr1" draw:text-style-name="P1" draw:layer="layout" svg:x1="0.7cm" svg:y1="11.32cm" svg:x2="13.954cm" svg:y2="11.32cm">
          <text:p/>
        </draw:line>
        <draw:line draw:style-name="gr1" draw:text-style-name="P1" draw:layer="layout" svg:x1="0.7cm" svg:y1="12.185cm" svg:x2="13.954cm" svg:y2="12.185cm">
          <text:p/>
        </draw:line>
        <draw:line draw:style-name="gr1" draw:text-style-name="P1" draw:layer="layout" svg:x1="0.7cm" svg:y1="13.051cm" svg:x2="13.954cm" svg:y2="13.051cm">
          <text:p/>
        </draw:line>
        <draw:line draw:style-name="gr1" draw:text-style-name="P1" draw:layer="layout" svg:x1="0.7cm" svg:y1="13.918cm" svg:x2="13.954cm" svg:y2="13.918cm">
          <text:p/>
        </draw:line>
        <draw:line draw:style-name="gr3" draw:text-style-name="P9" draw:layer="layout" svg:x1="0.701cm" svg:y1="1.262cm" svg:x2="13.952cm" svg:y2="1.262cm">
          <text:p/>
        </draw:line>
        <draw:line draw:style-name="gr3" draw:text-style-name="P9" draw:layer="layout" svg:x1="0.706cm" svg:y1="1.961cm" svg:x2="13.956cm" svg:y2="1.961cm">
          <text:p/>
        </draw:line>
        <draw:frame draw:style-name="gr10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frame draw:style-name="gr11" draw:text-style-name="P4" draw:layer="layout" svg:width="1.391cm" svg:height="0.533cm" svg:x="1.468cm" svg:y="0.697cm">
          <draw:text-box>
            <text:p text:style-name="P2"><text:span text:style-name="T3">ENERO</text:span></text:p>
          </draw:text-box>
        </draw:frame>
        <draw:path draw:style-name="gr8" draw:text-style-name="P7" draw:layer="layout" svg:width="0.034cm" svg:height="0.034cm" svg:x="1.496cm" svg:y="16.065cm" svg:viewBox="0 0 35 35" svg:d="M17 0c-23 0-23 35 0 35s23-35 0-35z">
          <text:p/>
        </draw:path>
        <draw:path draw:style-name="gr8" draw:text-style-name="P7" draw:layer="layout" svg:width="0.034cm" svg:height="0.034cm" svg:x="1.496cm" svg:y="16.567cm" svg:viewBox="0 0 35 35" svg:d="M17 0c-23 0-23 35 0 35s23-35 0-35z">
          <text:p/>
        </draw:path>
        <draw:path draw:style-name="gr8" draw:text-style-name="P7" draw:layer="layout" svg:width="0.034cm" svg:height="0.034cm" svg:x="1.496cm" svg:y="17.069cm" svg:viewBox="0 0 35 35" svg:d="M17 0c-23 0-23 35 0 35s23-35 0-35z">
          <text:p/>
        </draw:path>
        <draw:path draw:style-name="gr8" draw:text-style-name="P7" draw:layer="layout" svg:width="0.034cm" svg:height="0.034cm" svg:x="1.496cm" svg:y="17.571cm" svg:viewBox="0 0 35 35" svg:d="M17 0c-23 0-23 35 0 35s23-35 0-35z">
          <text:p/>
        </draw:path>
        <draw:path draw:style-name="gr8" draw:text-style-name="P7" draw:layer="layout" svg:width="0.034cm" svg:height="0.034cm" svg:x="1.496cm" svg:y="18.073cm" svg:viewBox="0 0 35 35" svg:d="M17 0c-23 0-23 35 0 35s23-35 0-35z">
          <text:p/>
        </draw:path>
        <draw:path draw:style-name="gr8" draw:text-style-name="P7" draw:layer="layout" svg:width="0.034cm" svg:height="0.035cm" svg:x="1.496cm" svg:y="18.575cm" svg:viewBox="0 0 35 36" svg:d="M17 0c-23 0-23 36 0 36s23-36 0-36z">
          <text:p/>
        </draw:path>
        <draw:path draw:style-name="gr8" draw:text-style-name="P7" draw:layer="layout" svg:width="0.034cm" svg:height="0.034cm" svg:x="1.496cm" svg:y="19.078cm" svg:viewBox="0 0 35 35" svg:d="M17 0c-23 0-23 35 0 35s23-35 0-35z">
          <text:p/>
        </draw:path>
        <draw:path draw:style-name="gr8" draw:text-style-name="P7" draw:layer="layout" svg:width="0.034cm" svg:height="0.034cm" svg:x="1.496cm" svg:y="19.58cm" svg:viewBox="0 0 35 35" svg:d="M17 0c-23 0-23 35 0 35s23-35 0-35z">
          <text:p/>
        </draw:path>
        <draw:path draw:style-name="gr8" draw:text-style-name="P7" draw:layer="layout" svg:width="0.034cm" svg:height="0.034cm" svg:x="1.496cm" svg:y="20.082cm" svg:viewBox="0 0 35 35" svg:d="M17 0c-23 0-23 35 0 35s23-35 0-35z">
          <text:p/>
        </draw:path>
        <draw:path draw:style-name="gr8" draw:text-style-name="P7" draw:layer="layout" svg:width="0.034cm" svg:height="0.034cm" svg:x="1.496cm" svg:y="20.584cm" svg:viewBox="0 0 35 35" svg:d="M17 0c-23 0-23 35 0 35s23-35 0-35z">
          <text:p/>
        </draw:path>
        <draw:path draw:style-name="gr8" draw:text-style-name="P7" draw:layer="layout" svg:width="0.033cm" svg:height="0.034cm" svg:x="1.995cm" svg:y="16.065cm" svg:viewBox="0 0 34 35" svg:d="M17 0c-23 0-23 35 0 35 22 0 22-35 0-35z">
          <text:p/>
        </draw:path>
        <draw:path draw:style-name="gr8" draw:text-style-name="P7" draw:layer="layout" svg:width="0.033cm" svg:height="0.034cm" svg:x="1.995cm" svg:y="16.567cm" svg:viewBox="0 0 34 35" svg:d="M17 0c-23 0-23 35 0 35 22 0 22-35 0-35z">
          <text:p/>
        </draw:path>
        <draw:path draw:style-name="gr8" draw:text-style-name="P7" draw:layer="layout" svg:width="0.033cm" svg:height="0.034cm" svg:x="1.995cm" svg:y="17.069cm" svg:viewBox="0 0 34 35" svg:d="M17 0c-23 0-23 35 0 35 22 0 22-35 0-35z">
          <text:p/>
        </draw:path>
        <draw:path draw:style-name="gr8" draw:text-style-name="P7" draw:layer="layout" svg:width="0.033cm" svg:height="0.034cm" svg:x="1.995cm" svg:y="17.571cm" svg:viewBox="0 0 34 35" svg:d="M17 0c-23 0-23 35 0 35 22 0 22-35 0-35z">
          <text:p/>
        </draw:path>
        <draw:path draw:style-name="gr8" draw:text-style-name="P7" draw:layer="layout" svg:width="0.033cm" svg:height="0.034cm" svg:x="1.995cm" svg:y="18.073cm" svg:viewBox="0 0 34 35" svg:d="M17 0c-23 0-23 35 0 35 22 0 22-35 0-35z">
          <text:p/>
        </draw:path>
        <draw:path draw:style-name="gr8" draw:text-style-name="P7" draw:layer="layout" svg:width="0.033cm" svg:height="0.035cm" svg:x="1.995cm" svg:y="18.575cm" svg:viewBox="0 0 34 36" svg:d="M17 0c-23 0-23 36 0 36 22 0 22-36 0-36z">
          <text:p/>
        </draw:path>
        <draw:path draw:style-name="gr8" draw:text-style-name="P7" draw:layer="layout" svg:width="0.033cm" svg:height="0.034cm" svg:x="1.995cm" svg:y="19.078cm" svg:viewBox="0 0 34 35" svg:d="M17 0c-23 0-23 35 0 35 22 0 22-35 0-35z">
          <text:p/>
        </draw:path>
        <draw:path draw:style-name="gr8" draw:text-style-name="P7" draw:layer="layout" svg:width="0.033cm" svg:height="0.034cm" svg:x="1.995cm" svg:y="19.58cm" svg:viewBox="0 0 34 35" svg:d="M17 0c-23 0-23 35 0 35 22 0 22-35 0-35z">
          <text:p/>
        </draw:path>
        <draw:path draw:style-name="gr8" draw:text-style-name="P7" draw:layer="layout" svg:width="0.033cm" svg:height="0.034cm" svg:x="1.995cm" svg:y="20.082cm" svg:viewBox="0 0 34 35" svg:d="M17 0c-23 0-23 35 0 35 22 0 22-35 0-35z">
          <text:p/>
        </draw:path>
        <draw:path draw:style-name="gr8" draw:text-style-name="P7" draw:layer="layout" svg:width="0.033cm" svg:height="0.034cm" svg:x="1.995cm" svg:y="20.584cm" svg:viewBox="0 0 34 35" svg:d="M17 0c-23 0-23 35 0 35 22 0 22-35 0-35z">
          <text:p/>
        </draw:path>
        <draw:path draw:style-name="gr8" draw:text-style-name="P7" draw:layer="layout" svg:width="0.033cm" svg:height="0.034cm" svg:x="2.494cm" svg:y="16.065cm" svg:viewBox="0 0 34 35" svg:d="M17 0c-23 0-23 35 0 35 22 0 23-35 0-35z">
          <text:p/>
        </draw:path>
        <draw:path draw:style-name="gr8" draw:text-style-name="P7" draw:layer="layout" svg:width="0.033cm" svg:height="0.034cm" svg:x="2.494cm" svg:y="16.567cm" svg:viewBox="0 0 34 35" svg:d="M17 0c-23 0-23 35 0 35 22 0 23-35 0-35z">
          <text:p/>
        </draw:path>
        <draw:path draw:style-name="gr8" draw:text-style-name="P7" draw:layer="layout" svg:width="0.033cm" svg:height="0.034cm" svg:x="2.494cm" svg:y="17.069cm" svg:viewBox="0 0 34 35" svg:d="M17 0c-23 0-23 35 0 35 22 0 23-35 0-35z">
          <text:p/>
        </draw:path>
        <draw:path draw:style-name="gr8" draw:text-style-name="P7" draw:layer="layout" svg:width="0.033cm" svg:height="0.034cm" svg:x="2.494cm" svg:y="17.571cm" svg:viewBox="0 0 34 35" svg:d="M17 0c-23 0-23 35 0 35 22 0 23-35 0-35z">
          <text:p/>
        </draw:path>
        <draw:path draw:style-name="gr8" draw:text-style-name="P7" draw:layer="layout" svg:width="0.033cm" svg:height="0.034cm" svg:x="2.494cm" svg:y="18.073cm" svg:viewBox="0 0 34 35" svg:d="M17 0c-23 0-23 35 0 35 22 0 23-35 0-35z">
          <text:p/>
        </draw:path>
        <draw:path draw:style-name="gr8" draw:text-style-name="P7" draw:layer="layout" svg:width="0.033cm" svg:height="0.035cm" svg:x="2.494cm" svg:y="18.575cm" svg:viewBox="0 0 34 36" svg:d="M17 0c-23 0-23 36 0 36 22 0 23-36 0-36z">
          <text:p/>
        </draw:path>
        <draw:path draw:style-name="gr8" draw:text-style-name="P7" draw:layer="layout" svg:width="0.033cm" svg:height="0.034cm" svg:x="2.494cm" svg:y="19.078cm" svg:viewBox="0 0 34 35" svg:d="M17 0c-23 0-23 35 0 35 22 0 23-35 0-35z">
          <text:p/>
        </draw:path>
        <draw:path draw:style-name="gr8" draw:text-style-name="P7" draw:layer="layout" svg:width="0.033cm" svg:height="0.034cm" svg:x="2.494cm" svg:y="19.58cm" svg:viewBox="0 0 34 35" svg:d="M17 0c-23 0-23 35 0 35 22 0 23-35 0-35z">
          <text:p/>
        </draw:path>
        <draw:path draw:style-name="gr8" draw:text-style-name="P7" draw:layer="layout" svg:width="0.033cm" svg:height="0.034cm" svg:x="2.494cm" svg:y="20.082cm" svg:viewBox="0 0 34 35" svg:d="M17 0c-23 0-23 35 0 35 22 0 23-35 0-35z">
          <text:p/>
        </draw:path>
        <draw:path draw:style-name="gr8" draw:text-style-name="P7" draw:layer="layout" svg:width="0.033cm" svg:height="0.034cm" svg:x="2.494cm" svg:y="20.584cm" svg:viewBox="0 0 34 35" svg:d="M17 0c-23 0-23 35 0 35 22 0 23-35 0-35z">
          <text:p/>
        </draw:path>
        <draw:path draw:style-name="gr8" draw:text-style-name="P7" draw:layer="layout" svg:width="0.032cm" svg:height="0.034cm" svg:x="2.992cm" svg:y="16.065cm" svg:viewBox="0 0 33 35" svg:d="M16 0c-21 0-21 35 0 35 23 0 23-35 0-35z">
          <text:p/>
        </draw:path>
        <draw:path draw:style-name="gr8" draw:text-style-name="P7" draw:layer="layout" svg:width="0.032cm" svg:height="0.034cm" svg:x="2.992cm" svg:y="16.567cm" svg:viewBox="0 0 33 35" svg:d="M16 0c-21 0-21 35 0 35 23 0 23-35 0-35z">
          <text:p/>
        </draw:path>
        <draw:path draw:style-name="gr8" draw:text-style-name="P7" draw:layer="layout" svg:width="0.032cm" svg:height="0.034cm" svg:x="2.992cm" svg:y="17.069cm" svg:viewBox="0 0 33 35" svg:d="M16 0c-21 0-21 35 0 35 23 0 23-35 0-35z">
          <text:p/>
        </draw:path>
        <draw:path draw:style-name="gr8" draw:text-style-name="P7" draw:layer="layout" svg:width="0.032cm" svg:height="0.034cm" svg:x="2.992cm" svg:y="17.571cm" svg:viewBox="0 0 33 35" svg:d="M16 0c-21 0-21 35 0 35 23 0 23-35 0-35z">
          <text:p/>
        </draw:path>
        <draw:path draw:style-name="gr8" draw:text-style-name="P7" draw:layer="layout" svg:width="0.032cm" svg:height="0.034cm" svg:x="2.992cm" svg:y="18.073cm" svg:viewBox="0 0 33 35" svg:d="M16 0c-21 0-21 35 0 35 23 0 23-35 0-35z">
          <text:p/>
        </draw:path>
        <draw:path draw:style-name="gr8" draw:text-style-name="P7" draw:layer="layout" svg:width="0.032cm" svg:height="0.035cm" svg:x="2.992cm" svg:y="18.575cm" svg:viewBox="0 0 33 36" svg:d="M16 0c-21 0-21 36 0 36 23 0 23-36 0-36z">
          <text:p/>
        </draw:path>
        <draw:path draw:style-name="gr8" draw:text-style-name="P7" draw:layer="layout" svg:width="0.032cm" svg:height="0.034cm" svg:x="2.992cm" svg:y="19.078cm" svg:viewBox="0 0 33 35" svg:d="M16 0c-21 0-21 35 0 35 23 0 23-35 0-35z">
          <text:p/>
        </draw:path>
        <draw:path draw:style-name="gr8" draw:text-style-name="P7" draw:layer="layout" svg:width="0.032cm" svg:height="0.034cm" svg:x="2.992cm" svg:y="19.58cm" svg:viewBox="0 0 33 35" svg:d="M16 0c-21 0-21 35 0 35 23 0 23-35 0-35z">
          <text:p/>
        </draw:path>
        <draw:path draw:style-name="gr8" draw:text-style-name="P7" draw:layer="layout" svg:width="0.032cm" svg:height="0.034cm" svg:x="2.992cm" svg:y="20.082cm" svg:viewBox="0 0 33 35" svg:d="M16 0c-21 0-21 35 0 35 23 0 23-35 0-35z">
          <text:p/>
        </draw:path>
        <draw:path draw:style-name="gr8" draw:text-style-name="P7" draw:layer="layout" svg:width="0.032cm" svg:height="0.034cm" svg:x="2.992cm" svg:y="20.584cm" svg:viewBox="0 0 33 35" svg:d="M16 0c-21 0-21 35 0 35 23 0 23-35 0-35z">
          <text:p/>
        </draw:path>
        <draw:path draw:style-name="gr8" draw:text-style-name="P7" draw:layer="layout" svg:width="0.033cm" svg:height="0.034cm" svg:x="3.491cm" svg:y="16.065cm" svg:viewBox="0 0 34 35" svg:d="M17 0c-23 0-23 35 0 35 22 0 23-35 0-35z">
          <text:p/>
        </draw:path>
        <draw:path draw:style-name="gr8" draw:text-style-name="P7" draw:layer="layout" svg:width="0.033cm" svg:height="0.034cm" svg:x="3.491cm" svg:y="16.567cm" svg:viewBox="0 0 34 35" svg:d="M17 0c-23 0-23 35 0 35 22 0 23-35 0-35z">
          <text:p/>
        </draw:path>
        <draw:path draw:style-name="gr8" draw:text-style-name="P7" draw:layer="layout" svg:width="0.033cm" svg:height="0.034cm" svg:x="3.491cm" svg:y="17.069cm" svg:viewBox="0 0 34 35" svg:d="M17 0c-23 0-23 35 0 35 22 0 23-35 0-35z">
          <text:p/>
        </draw:path>
        <draw:path draw:style-name="gr8" draw:text-style-name="P7" draw:layer="layout" svg:width="0.033cm" svg:height="0.034cm" svg:x="3.491cm" svg:y="17.571cm" svg:viewBox="0 0 34 35" svg:d="M17 0c-23 0-23 35 0 35 22 0 23-35 0-35z">
          <text:p/>
        </draw:path>
        <draw:path draw:style-name="gr8" draw:text-style-name="P7" draw:layer="layout" svg:width="0.033cm" svg:height="0.034cm" svg:x="3.491cm" svg:y="18.073cm" svg:viewBox="0 0 34 35" svg:d="M17 0c-23 0-23 35 0 35 22 0 23-35 0-35z">
          <text:p/>
        </draw:path>
        <draw:path draw:style-name="gr8" draw:text-style-name="P7" draw:layer="layout" svg:width="0.033cm" svg:height="0.035cm" svg:x="3.491cm" svg:y="18.575cm" svg:viewBox="0 0 34 36" svg:d="M17 0c-23 0-23 36 0 36 22 0 23-36 0-36z">
          <text:p/>
        </draw:path>
        <draw:path draw:style-name="gr8" draw:text-style-name="P7" draw:layer="layout" svg:width="0.033cm" svg:height="0.034cm" svg:x="3.491cm" svg:y="19.078cm" svg:viewBox="0 0 34 35" svg:d="M17 0c-23 0-23 35 0 35 22 0 23-35 0-35z">
          <text:p/>
        </draw:path>
        <draw:path draw:style-name="gr8" draw:text-style-name="P7" draw:layer="layout" svg:width="0.033cm" svg:height="0.034cm" svg:x="3.491cm" svg:y="19.58cm" svg:viewBox="0 0 34 35" svg:d="M17 0c-23 0-23 35 0 35 22 0 23-35 0-35z">
          <text:p/>
        </draw:path>
        <draw:path draw:style-name="gr8" draw:text-style-name="P7" draw:layer="layout" svg:width="0.033cm" svg:height="0.034cm" svg:x="3.491cm" svg:y="20.082cm" svg:viewBox="0 0 34 35" svg:d="M17 0c-23 0-23 35 0 35 22 0 23-35 0-35z">
          <text:p/>
        </draw:path>
        <draw:path draw:style-name="gr8" draw:text-style-name="P7" draw:layer="layout" svg:width="0.033cm" svg:height="0.034cm" svg:x="3.491cm" svg:y="20.584cm" svg:viewBox="0 0 34 35" svg:d="M17 0c-23 0-23 35 0 35 22 0 23-35 0-35z">
          <text:p/>
        </draw:path>
        <draw:path draw:style-name="gr8" draw:text-style-name="P7" draw:layer="layout" svg:width="0.033cm" svg:height="0.034cm" svg:x="3.991cm" svg:y="16.065cm" svg:viewBox="0 0 34 35" svg:d="M17 0c-23 0-23 35 0 35 22 0 22-35 0-35z">
          <text:p/>
        </draw:path>
        <draw:path draw:style-name="gr8" draw:text-style-name="P7" draw:layer="layout" svg:width="0.033cm" svg:height="0.034cm" svg:x="3.991cm" svg:y="16.567cm" svg:viewBox="0 0 34 35" svg:d="M17 0c-23 0-23 35 0 35 22 0 22-35 0-35z">
          <text:p/>
        </draw:path>
        <draw:path draw:style-name="gr8" draw:text-style-name="P7" draw:layer="layout" svg:width="0.033cm" svg:height="0.034cm" svg:x="3.991cm" svg:y="17.069cm" svg:viewBox="0 0 34 35" svg:d="M17 0c-23 0-23 35 0 35 22 0 22-35 0-35z">
          <text:p/>
        </draw:path>
        <draw:path draw:style-name="gr8" draw:text-style-name="P7" draw:layer="layout" svg:width="0.033cm" svg:height="0.034cm" svg:x="3.991cm" svg:y="17.571cm" svg:viewBox="0 0 34 35" svg:d="M17 0c-23 0-23 35 0 35 22 0 22-35 0-35z">
          <text:p/>
        </draw:path>
        <draw:path draw:style-name="gr8" draw:text-style-name="P7" draw:layer="layout" svg:width="0.033cm" svg:height="0.034cm" svg:x="3.991cm" svg:y="18.073cm" svg:viewBox="0 0 34 35" svg:d="M17 0c-23 0-23 35 0 35 22 0 22-35 0-35z">
          <text:p/>
        </draw:path>
        <draw:path draw:style-name="gr8" draw:text-style-name="P7" draw:layer="layout" svg:width="0.033cm" svg:height="0.035cm" svg:x="3.991cm" svg:y="18.575cm" svg:viewBox="0 0 34 36" svg:d="M17 0c-23 0-23 36 0 36 22 0 22-36 0-36z">
          <text:p/>
        </draw:path>
        <draw:path draw:style-name="gr8" draw:text-style-name="P7" draw:layer="layout" svg:width="0.033cm" svg:height="0.034cm" svg:x="3.991cm" svg:y="19.078cm" svg:viewBox="0 0 34 35" svg:d="M17 0c-23 0-23 35 0 35 22 0 22-35 0-35z">
          <text:p/>
        </draw:path>
        <draw:path draw:style-name="gr8" draw:text-style-name="P7" draw:layer="layout" svg:width="0.033cm" svg:height="0.034cm" svg:x="3.991cm" svg:y="19.58cm" svg:viewBox="0 0 34 35" svg:d="M17 0c-23 0-23 35 0 35 22 0 22-35 0-35z">
          <text:p/>
        </draw:path>
        <draw:path draw:style-name="gr8" draw:text-style-name="P7" draw:layer="layout" svg:width="0.033cm" svg:height="0.034cm" svg:x="3.991cm" svg:y="20.082cm" svg:viewBox="0 0 34 35" svg:d="M17 0c-23 0-23 35 0 35 22 0 22-35 0-35z">
          <text:p/>
        </draw:path>
        <draw:path draw:style-name="gr8" draw:text-style-name="P7" draw:layer="layout" svg:width="0.033cm" svg:height="0.034cm" svg:x="3.991cm" svg:y="20.584cm" svg:viewBox="0 0 34 35" svg:d="M17 0c-23 0-23 35 0 35 22 0 22-35 0-35z">
          <text:p/>
        </draw:path>
        <draw:path draw:style-name="gr8" draw:text-style-name="P7" draw:layer="layout" svg:width="0.034cm" svg:height="0.034cm" svg:x="4.489cm" svg:y="16.065cm" svg:viewBox="0 0 35 35" svg:d="M17 0c-23 0-23 35 0 35s23-35 0-35z">
          <text:p/>
        </draw:path>
        <draw:path draw:style-name="gr8" draw:text-style-name="P7" draw:layer="layout" svg:width="0.034cm" svg:height="0.034cm" svg:x="4.489cm" svg:y="16.567cm" svg:viewBox="0 0 35 35" svg:d="M17 0c-23 0-23 35 0 35s23-35 0-35z">
          <text:p/>
        </draw:path>
        <draw:path draw:style-name="gr8" draw:text-style-name="P7" draw:layer="layout" svg:width="0.034cm" svg:height="0.034cm" svg:x="4.489cm" svg:y="17.069cm" svg:viewBox="0 0 35 35" svg:d="M17 0c-23 0-23 35 0 35s23-35 0-35z">
          <text:p/>
        </draw:path>
        <draw:path draw:style-name="gr8" draw:text-style-name="P7" draw:layer="layout" svg:width="0.034cm" svg:height="0.034cm" svg:x="4.489cm" svg:y="17.571cm" svg:viewBox="0 0 35 35" svg:d="M17 0c-23 0-23 35 0 35s23-35 0-35z">
          <text:p/>
        </draw:path>
        <draw:path draw:style-name="gr8" draw:text-style-name="P7" draw:layer="layout" svg:width="0.034cm" svg:height="0.034cm" svg:x="4.489cm" svg:y="18.073cm" svg:viewBox="0 0 35 35" svg:d="M17 0c-23 0-23 35 0 35s23-35 0-35z">
          <text:p/>
        </draw:path>
        <draw:path draw:style-name="gr8" draw:text-style-name="P7" draw:layer="layout" svg:width="0.034cm" svg:height="0.035cm" svg:x="4.489cm" svg:y="18.575cm" svg:viewBox="0 0 35 36" svg:d="M17 0c-23 0-23 36 0 36s23-36 0-36z">
          <text:p/>
        </draw:path>
        <draw:path draw:style-name="gr8" draw:text-style-name="P7" draw:layer="layout" svg:width="0.034cm" svg:height="0.034cm" svg:x="4.489cm" svg:y="19.078cm" svg:viewBox="0 0 35 35" svg:d="M17 0c-23 0-23 35 0 35s23-35 0-35z">
          <text:p/>
        </draw:path>
        <draw:path draw:style-name="gr8" draw:text-style-name="P7" draw:layer="layout" svg:width="0.034cm" svg:height="0.034cm" svg:x="4.489cm" svg:y="19.58cm" svg:viewBox="0 0 35 35" svg:d="M17 0c-23 0-23 35 0 35s23-35 0-35z">
          <text:p/>
        </draw:path>
        <draw:path draw:style-name="gr8" draw:text-style-name="P7" draw:layer="layout" svg:width="0.034cm" svg:height="0.034cm" svg:x="4.489cm" svg:y="20.082cm" svg:viewBox="0 0 35 35" svg:d="M17 0c-23 0-23 35 0 35s23-35 0-35z">
          <text:p/>
        </draw:path>
        <draw:path draw:style-name="gr8" draw:text-style-name="P7" draw:layer="layout" svg:width="0.034cm" svg:height="0.034cm" svg:x="4.489cm" svg:y="20.584cm" svg:viewBox="0 0 35 35" svg:d="M17 0c-23 0-23 35 0 35s23-35 0-35z">
          <text:p/>
        </draw:path>
        <draw:path draw:style-name="gr8" draw:text-style-name="P7" draw:layer="layout" svg:width="0.033cm" svg:height="0.034cm" svg:x="4.987cm" svg:y="16.065cm" svg:viewBox="0 0 34 35" svg:d="M17 0c-22 0-23 35 0 35s23-35 0-35z">
          <text:p/>
        </draw:path>
        <draw:path draw:style-name="gr8" draw:text-style-name="P7" draw:layer="layout" svg:width="0.033cm" svg:height="0.034cm" svg:x="4.987cm" svg:y="16.567cm" svg:viewBox="0 0 34 35" svg:d="M17 0c-22 0-23 35 0 35s23-35 0-35z">
          <text:p/>
        </draw:path>
        <draw:path draw:style-name="gr8" draw:text-style-name="P7" draw:layer="layout" svg:width="0.033cm" svg:height="0.034cm" svg:x="4.987cm" svg:y="17.069cm" svg:viewBox="0 0 34 35" svg:d="M17 0c-22 0-23 35 0 35s23-35 0-35z">
          <text:p/>
        </draw:path>
        <draw:path draw:style-name="gr8" draw:text-style-name="P7" draw:layer="layout" svg:width="0.033cm" svg:height="0.034cm" svg:x="4.987cm" svg:y="17.571cm" svg:viewBox="0 0 34 35" svg:d="M17 0c-22 0-23 35 0 35s23-35 0-35z">
          <text:p/>
        </draw:path>
        <draw:path draw:style-name="gr8" draw:text-style-name="P7" draw:layer="layout" svg:width="0.033cm" svg:height="0.034cm" svg:x="4.987cm" svg:y="18.073cm" svg:viewBox="0 0 34 35" svg:d="M17 0c-22 0-23 35 0 35s23-35 0-35z">
          <text:p/>
        </draw:path>
        <draw:path draw:style-name="gr8" draw:text-style-name="P7" draw:layer="layout" svg:width="0.033cm" svg:height="0.035cm" svg:x="4.987cm" svg:y="18.575cm" svg:viewBox="0 0 34 36" svg:d="M17 0c-22 0-23 36 0 36s23-36 0-36z">
          <text:p/>
        </draw:path>
        <draw:path draw:style-name="gr8" draw:text-style-name="P7" draw:layer="layout" svg:width="0.033cm" svg:height="0.034cm" svg:x="4.987cm" svg:y="19.078cm" svg:viewBox="0 0 34 35" svg:d="M17 0c-22 0-23 35 0 35s23-35 0-35z">
          <text:p/>
        </draw:path>
        <draw:path draw:style-name="gr8" draw:text-style-name="P7" draw:layer="layout" svg:width="0.033cm" svg:height="0.034cm" svg:x="4.987cm" svg:y="19.58cm" svg:viewBox="0 0 34 35" svg:d="M17 0c-22 0-23 35 0 35s23-35 0-35z">
          <text:p/>
        </draw:path>
        <draw:path draw:style-name="gr8" draw:text-style-name="P7" draw:layer="layout" svg:width="0.033cm" svg:height="0.034cm" svg:x="4.987cm" svg:y="20.082cm" svg:viewBox="0 0 34 35" svg:d="M17 0c-22 0-23 35 0 35s23-35 0-35z">
          <text:p/>
        </draw:path>
        <draw:path draw:style-name="gr8" draw:text-style-name="P7" draw:layer="layout" svg:width="0.033cm" svg:height="0.034cm" svg:x="4.987cm" svg:y="20.584cm" svg:viewBox="0 0 34 35" svg:d="M17 0c-22 0-23 35 0 35s23-35 0-35z">
          <text:p/>
        </draw:path>
        <draw:path draw:style-name="gr8" draw:text-style-name="P7" draw:layer="layout" svg:width="0.032cm" svg:height="0.034cm" svg:x="5.486cm" svg:y="16.065cm" svg:viewBox="0 0 33 35" svg:d="M16 0c-21 0-21 35 0 35 23 0 23-35 0-35z">
          <text:p/>
        </draw:path>
        <draw:path draw:style-name="gr8" draw:text-style-name="P7" draw:layer="layout" svg:width="0.032cm" svg:height="0.034cm" svg:x="5.486cm" svg:y="16.567cm" svg:viewBox="0 0 33 35" svg:d="M16 0c-21 0-21 35 0 35 23 0 23-35 0-35z">
          <text:p/>
        </draw:path>
        <draw:path draw:style-name="gr8" draw:text-style-name="P7" draw:layer="layout" svg:width="0.032cm" svg:height="0.034cm" svg:x="5.486cm" svg:y="17.069cm" svg:viewBox="0 0 33 35" svg:d="M16 0c-21 0-21 35 0 35 23 0 23-35 0-35z">
          <text:p/>
        </draw:path>
        <draw:path draw:style-name="gr8" draw:text-style-name="P7" draw:layer="layout" svg:width="0.032cm" svg:height="0.034cm" svg:x="5.486cm" svg:y="17.571cm" svg:viewBox="0 0 33 35" svg:d="M16 0c-21 0-21 35 0 35 23 0 23-35 0-35z">
          <text:p/>
        </draw:path>
        <draw:path draw:style-name="gr8" draw:text-style-name="P7" draw:layer="layout" svg:width="0.032cm" svg:height="0.034cm" svg:x="5.486cm" svg:y="18.073cm" svg:viewBox="0 0 33 35" svg:d="M16 0c-21 0-21 35 0 35 23 0 23-35 0-35z">
          <text:p/>
        </draw:path>
        <draw:path draw:style-name="gr8" draw:text-style-name="P7" draw:layer="layout" svg:width="0.032cm" svg:height="0.035cm" svg:x="5.486cm" svg:y="18.575cm" svg:viewBox="0 0 33 36" svg:d="M16 0c-21 0-21 36 0 36 23 0 23-36 0-36z">
          <text:p/>
        </draw:path>
        <draw:path draw:style-name="gr8" draw:text-style-name="P7" draw:layer="layout" svg:width="0.032cm" svg:height="0.034cm" svg:x="5.486cm" svg:y="19.078cm" svg:viewBox="0 0 33 35" svg:d="M16 0c-21 0-21 35 0 35 23 0 23-35 0-35z">
          <text:p/>
        </draw:path>
        <draw:path draw:style-name="gr8" draw:text-style-name="P7" draw:layer="layout" svg:width="0.032cm" svg:height="0.034cm" svg:x="5.486cm" svg:y="19.58cm" svg:viewBox="0 0 33 35" svg:d="M16 0c-21 0-21 35 0 35 23 0 23-35 0-35z">
          <text:p/>
        </draw:path>
        <draw:path draw:style-name="gr8" draw:text-style-name="P7" draw:layer="layout" svg:width="0.032cm" svg:height="0.034cm" svg:x="5.486cm" svg:y="20.082cm" svg:viewBox="0 0 33 35" svg:d="M16 0c-21 0-21 35 0 35 23 0 23-35 0-35z">
          <text:p/>
        </draw:path>
        <draw:path draw:style-name="gr8" draw:text-style-name="P7" draw:layer="layout" svg:width="0.032cm" svg:height="0.034cm" svg:x="5.486cm" svg:y="20.584cm" svg:viewBox="0 0 33 35" svg:d="M16 0c-21 0-21 35 0 35 23 0 23-35 0-35z">
          <text:p/>
        </draw:path>
        <draw:path draw:style-name="gr8" draw:text-style-name="P7" draw:layer="layout" svg:width="0.034cm" svg:height="0.034cm" svg:x="5.986cm" svg:y="16.065cm" svg:viewBox="0 0 35 35" svg:d="M17 0c-23 0-23 35 0 35s23-35 0-35z">
          <text:p/>
        </draw:path>
        <draw:path draw:style-name="gr8" draw:text-style-name="P7" draw:layer="layout" svg:width="0.034cm" svg:height="0.034cm" svg:x="5.986cm" svg:y="16.567cm" svg:viewBox="0 0 35 35" svg:d="M17 0c-23 0-23 35 0 35s23-35 0-35z">
          <text:p/>
        </draw:path>
        <draw:path draw:style-name="gr8" draw:text-style-name="P7" draw:layer="layout" svg:width="0.034cm" svg:height="0.034cm" svg:x="5.986cm" svg:y="17.069cm" svg:viewBox="0 0 35 35" svg:d="M17 0c-23 0-23 35 0 35s23-35 0-35z">
          <text:p/>
        </draw:path>
        <draw:path draw:style-name="gr8" draw:text-style-name="P7" draw:layer="layout" svg:width="0.034cm" svg:height="0.034cm" svg:x="5.986cm" svg:y="17.571cm" svg:viewBox="0 0 35 35" svg:d="M17 0c-23 0-23 35 0 35s23-35 0-35z">
          <text:p/>
        </draw:path>
        <draw:path draw:style-name="gr8" draw:text-style-name="P7" draw:layer="layout" svg:width="0.034cm" svg:height="0.034cm" svg:x="5.986cm" svg:y="18.073cm" svg:viewBox="0 0 35 35" svg:d="M17 0c-23 0-23 35 0 35s23-35 0-35z">
          <text:p/>
        </draw:path>
        <draw:path draw:style-name="gr8" draw:text-style-name="P7" draw:layer="layout" svg:width="0.034cm" svg:height="0.035cm" svg:x="5.986cm" svg:y="18.575cm" svg:viewBox="0 0 35 36" svg:d="M17 0c-23 0-23 36 0 36s23-36 0-36z">
          <text:p/>
        </draw:path>
        <draw:path draw:style-name="gr8" draw:text-style-name="P7" draw:layer="layout" svg:width="0.034cm" svg:height="0.034cm" svg:x="5.986cm" svg:y="19.078cm" svg:viewBox="0 0 35 35" svg:d="M17 0c-23 0-23 35 0 35s23-35 0-35z">
          <text:p/>
        </draw:path>
        <draw:path draw:style-name="gr8" draw:text-style-name="P7" draw:layer="layout" svg:width="0.034cm" svg:height="0.034cm" svg:x="5.986cm" svg:y="19.58cm" svg:viewBox="0 0 35 35" svg:d="M17 0c-23 0-23 35 0 35s23-35 0-35z">
          <text:p/>
        </draw:path>
        <draw:path draw:style-name="gr8" draw:text-style-name="P7" draw:layer="layout" svg:width="0.034cm" svg:height="0.034cm" svg:x="5.986cm" svg:y="20.082cm" svg:viewBox="0 0 35 35" svg:d="M17 0c-23 0-23 35 0 35s23-35 0-35z">
          <text:p/>
        </draw:path>
        <draw:path draw:style-name="gr8" draw:text-style-name="P7" draw:layer="layout" svg:width="0.034cm" svg:height="0.034cm" svg:x="5.986cm" svg:y="20.584cm" svg:viewBox="0 0 35 35" svg:d="M17 0c-23 0-23 35 0 35s23-35 0-35z">
          <text:p/>
        </draw:path>
        <draw:path draw:style-name="gr8" draw:text-style-name="P7" draw:layer="layout" svg:width="0.033cm" svg:height="0.034cm" svg:x="6.485cm" svg:y="16.065cm" svg:viewBox="0 0 34 35" svg:d="M17 0c-23 0-23 35 0 35 22 0 22-35 0-35z">
          <text:p/>
        </draw:path>
        <draw:path draw:style-name="gr8" draw:text-style-name="P7" draw:layer="layout" svg:width="0.033cm" svg:height="0.034cm" svg:x="6.485cm" svg:y="16.567cm" svg:viewBox="0 0 34 35" svg:d="M17 0c-23 0-23 35 0 35 22 0 22-35 0-35z">
          <text:p/>
        </draw:path>
        <draw:path draw:style-name="gr8" draw:text-style-name="P7" draw:layer="layout" svg:width="0.033cm" svg:height="0.034cm" svg:x="6.485cm" svg:y="17.069cm" svg:viewBox="0 0 34 35" svg:d="M17 0c-23 0-23 35 0 35 22 0 22-35 0-35z">
          <text:p/>
        </draw:path>
        <draw:path draw:style-name="gr8" draw:text-style-name="P7" draw:layer="layout" svg:width="0.033cm" svg:height="0.034cm" svg:x="6.485cm" svg:y="17.571cm" svg:viewBox="0 0 34 35" svg:d="M17 0c-23 0-23 35 0 35 22 0 22-35 0-35z">
          <text:p/>
        </draw:path>
        <draw:path draw:style-name="gr8" draw:text-style-name="P7" draw:layer="layout" svg:width="0.033cm" svg:height="0.034cm" svg:x="6.485cm" svg:y="18.073cm" svg:viewBox="0 0 34 35" svg:d="M17 0c-23 0-23 35 0 35 22 0 22-35 0-35z">
          <text:p/>
        </draw:path>
        <draw:path draw:style-name="gr8" draw:text-style-name="P7" draw:layer="layout" svg:width="0.033cm" svg:height="0.035cm" svg:x="6.485cm" svg:y="18.575cm" svg:viewBox="0 0 34 36" svg:d="M17 0c-23 0-23 36 0 36 22 0 22-36 0-36z">
          <text:p/>
        </draw:path>
        <draw:path draw:style-name="gr8" draw:text-style-name="P7" draw:layer="layout" svg:width="0.033cm" svg:height="0.034cm" svg:x="6.485cm" svg:y="19.078cm" svg:viewBox="0 0 34 35" svg:d="M17 0c-23 0-23 35 0 35 22 0 22-35 0-35z">
          <text:p/>
        </draw:path>
        <draw:path draw:style-name="gr8" draw:text-style-name="P7" draw:layer="layout" svg:width="0.033cm" svg:height="0.034cm" svg:x="6.485cm" svg:y="19.58cm" svg:viewBox="0 0 34 35" svg:d="M17 0c-23 0-23 35 0 35 22 0 22-35 0-35z">
          <text:p/>
        </draw:path>
        <draw:path draw:style-name="gr8" draw:text-style-name="P7" draw:layer="layout" svg:width="0.033cm" svg:height="0.034cm" svg:x="6.485cm" svg:y="20.082cm" svg:viewBox="0 0 34 35" svg:d="M17 0c-23 0-23 35 0 35 22 0 22-35 0-35z">
          <text:p/>
        </draw:path>
        <draw:path draw:style-name="gr8" draw:text-style-name="P7" draw:layer="layout" svg:width="0.033cm" svg:height="0.034cm" svg:x="6.485cm" svg:y="20.584cm" svg:viewBox="0 0 34 35" svg:d="M17 0c-23 0-23 35 0 35 22 0 22-35 0-35z">
          <text:p/>
        </draw:path>
        <draw:path draw:style-name="gr8" draw:text-style-name="P7" draw:layer="layout" svg:width="0.032cm" svg:height="0.034cm" svg:x="6.983cm" svg:y="16.567cm" svg:viewBox="0 0 33 35" svg:d="M16 0c-21 0-21 35 0 35 23 0 23-35 0-35z">
          <text:p/>
        </draw:path>
        <draw:path draw:style-name="gr8" draw:text-style-name="P7" draw:layer="layout" svg:width="0.032cm" svg:height="0.034cm" svg:x="6.983cm" svg:y="17.069cm" svg:viewBox="0 0 33 35" svg:d="M16 0c-21 0-21 35 0 35 23 0 23-35 0-35z">
          <text:p/>
        </draw:path>
        <draw:path draw:style-name="gr8" draw:text-style-name="P7" draw:layer="layout" svg:width="0.032cm" svg:height="0.034cm" svg:x="6.983cm" svg:y="17.571cm" svg:viewBox="0 0 33 35" svg:d="M16 0c-21 0-21 35 0 35 23 0 23-35 0-35z">
          <text:p/>
        </draw:path>
        <draw:path draw:style-name="gr8" draw:text-style-name="P7" draw:layer="layout" svg:width="0.032cm" svg:height="0.034cm" svg:x="6.983cm" svg:y="18.073cm" svg:viewBox="0 0 33 35" svg:d="M16 0c-21 0-21 35 0 35 23 0 23-35 0-35z">
          <text:p/>
        </draw:path>
        <draw:path draw:style-name="gr8" draw:text-style-name="P7" draw:layer="layout" svg:width="0.032cm" svg:height="0.035cm" svg:x="6.983cm" svg:y="18.575cm" svg:viewBox="0 0 33 36" svg:d="M16 0c-21 0-21 36 0 36 23 0 23-36 0-36z">
          <text:p/>
        </draw:path>
        <draw:path draw:style-name="gr8" draw:text-style-name="P7" draw:layer="layout" svg:width="0.032cm" svg:height="0.034cm" svg:x="6.983cm" svg:y="19.078cm" svg:viewBox="0 0 33 35" svg:d="M16 0c-21 0-21 35 0 35 23 0 23-35 0-35z">
          <text:p/>
        </draw:path>
        <draw:path draw:style-name="gr8" draw:text-style-name="P7" draw:layer="layout" svg:width="0.032cm" svg:height="0.034cm" svg:x="6.983cm" svg:y="19.58cm" svg:viewBox="0 0 33 35" svg:d="M16 0c-21 0-21 35 0 35 23 0 23-35 0-35z">
          <text:p/>
        </draw:path>
        <draw:path draw:style-name="gr8" draw:text-style-name="P7" draw:layer="layout" svg:width="0.032cm" svg:height="0.034cm" svg:x="6.983cm" svg:y="20.082cm" svg:viewBox="0 0 33 35" svg:d="M16 0c-21 0-21 35 0 35 23 0 23-35 0-35z">
          <text:p/>
        </draw:path>
        <draw:path draw:style-name="gr8" draw:text-style-name="P7" draw:layer="layout" svg:width="0.032cm" svg:height="0.034cm" svg:x="6.983cm" svg:y="20.584cm" svg:viewBox="0 0 33 35" svg:d="M16 0c-21 0-21 35 0 35 23 0 23-35 0-35z">
          <text:p/>
        </draw:path>
        <draw:path draw:style-name="gr8" draw:text-style-name="P7" draw:layer="layout" svg:width="0.032cm" svg:height="0.034cm" svg:x="7.482cm" svg:y="16.567cm" svg:viewBox="0 0 33 35" svg:d="M16 0c-21 0-21 35 0 35 23 0 23-35 0-35z">
          <text:p/>
        </draw:path>
        <draw:path draw:style-name="gr8" draw:text-style-name="P7" draw:layer="layout" svg:width="0.032cm" svg:height="0.034cm" svg:x="7.482cm" svg:y="17.069cm" svg:viewBox="0 0 33 35" svg:d="M16 0c-21 0-21 35 0 35 23 0 23-35 0-35z">
          <text:p/>
        </draw:path>
        <draw:path draw:style-name="gr8" draw:text-style-name="P7" draw:layer="layout" svg:width="0.032cm" svg:height="0.034cm" svg:x="7.482cm" svg:y="17.571cm" svg:viewBox="0 0 33 35" svg:d="M16 0c-21 0-21 35 0 35 23 0 23-35 0-35z">
          <text:p/>
        </draw:path>
        <draw:path draw:style-name="gr8" draw:text-style-name="P7" draw:layer="layout" svg:width="0.032cm" svg:height="0.034cm" svg:x="7.482cm" svg:y="18.073cm" svg:viewBox="0 0 33 35" svg:d="M16 0c-21 0-21 35 0 35 23 0 23-35 0-35z">
          <text:p/>
        </draw:path>
        <draw:path draw:style-name="gr8" draw:text-style-name="P7" draw:layer="layout" svg:width="0.032cm" svg:height="0.035cm" svg:x="7.482cm" svg:y="18.575cm" svg:viewBox="0 0 33 36" svg:d="M16 0c-21 0-21 36 0 36 23 0 23-36 0-36z">
          <text:p/>
        </draw:path>
        <draw:path draw:style-name="gr8" draw:text-style-name="P7" draw:layer="layout" svg:width="0.032cm" svg:height="0.034cm" svg:x="7.482cm" svg:y="19.078cm" svg:viewBox="0 0 33 35" svg:d="M16 0c-21 0-21 35 0 35 23 0 23-35 0-35z">
          <text:p/>
        </draw:path>
        <draw:path draw:style-name="gr8" draw:text-style-name="P7" draw:layer="layout" svg:width="0.032cm" svg:height="0.034cm" svg:x="7.482cm" svg:y="19.58cm" svg:viewBox="0 0 33 35" svg:d="M16 0c-21 0-21 35 0 35 23 0 23-35 0-35z">
          <text:p/>
        </draw:path>
        <draw:path draw:style-name="gr8" draw:text-style-name="P7" draw:layer="layout" svg:width="0.032cm" svg:height="0.034cm" svg:x="7.482cm" svg:y="20.082cm" svg:viewBox="0 0 33 35" svg:d="M16 0c-21 0-21 35 0 35 23 0 23-35 0-35z">
          <text:p/>
        </draw:path>
        <draw:path draw:style-name="gr8" draw:text-style-name="P7" draw:layer="layout" svg:width="0.032cm" svg:height="0.034cm" svg:x="7.482cm" svg:y="20.584cm" svg:viewBox="0 0 33 35" svg:d="M16 0c-21 0-21 35 0 35 23 0 23-35 0-35z">
          <text:p/>
        </draw:path>
        <draw:path draw:style-name="gr8" draw:text-style-name="P7" draw:layer="layout" svg:width="0.034cm" svg:height="0.034cm" svg:x="7.98cm" svg:y="16.567cm" svg:viewBox="0 0 35 35" svg:d="M17 0c-23 0-23 35 0 35s23-35 0-35z">
          <text:p/>
        </draw:path>
        <draw:path draw:style-name="gr8" draw:text-style-name="P7" draw:layer="layout" svg:width="0.034cm" svg:height="0.034cm" svg:x="7.98cm" svg:y="17.069cm" svg:viewBox="0 0 35 35" svg:d="M17 0c-23 0-23 35 0 35s23-35 0-35z">
          <text:p/>
        </draw:path>
        <draw:path draw:style-name="gr8" draw:text-style-name="P7" draw:layer="layout" svg:width="0.034cm" svg:height="0.034cm" svg:x="7.98cm" svg:y="17.571cm" svg:viewBox="0 0 35 35" svg:d="M17 0c-23 0-23 35 0 35s23-35 0-35z">
          <text:p/>
        </draw:path>
        <draw:path draw:style-name="gr8" draw:text-style-name="P7" draw:layer="layout" svg:width="0.034cm" svg:height="0.034cm" svg:x="7.98cm" svg:y="18.073cm" svg:viewBox="0 0 35 35" svg:d="M17 0c-23 0-23 35 0 35s23-35 0-35z">
          <text:p/>
        </draw:path>
        <draw:path draw:style-name="gr8" draw:text-style-name="P7" draw:layer="layout" svg:width="0.034cm" svg:height="0.035cm" svg:x="7.98cm" svg:y="18.575cm" svg:viewBox="0 0 35 36" svg:d="M17 0c-23 0-23 36 0 36s23-36 0-36z">
          <text:p/>
        </draw:path>
        <draw:path draw:style-name="gr8" draw:text-style-name="P7" draw:layer="layout" svg:width="0.034cm" svg:height="0.034cm" svg:x="7.98cm" svg:y="19.078cm" svg:viewBox="0 0 35 35" svg:d="M17 0c-23 0-23 35 0 35s23-35 0-35z">
          <text:p/>
        </draw:path>
        <draw:path draw:style-name="gr8" draw:text-style-name="P7" draw:layer="layout" svg:width="0.034cm" svg:height="0.034cm" svg:x="7.98cm" svg:y="19.58cm" svg:viewBox="0 0 35 35" svg:d="M17 0c-23 0-23 35 0 35s23-35 0-35z">
          <text:p/>
        </draw:path>
        <draw:path draw:style-name="gr8" draw:text-style-name="P7" draw:layer="layout" svg:width="0.034cm" svg:height="0.034cm" svg:x="7.98cm" svg:y="20.082cm" svg:viewBox="0 0 35 35" svg:d="M17 0c-23 0-23 35 0 35s23-35 0-35z">
          <text:p/>
        </draw:path>
        <draw:path draw:style-name="gr8" draw:text-style-name="P7" draw:layer="layout" svg:width="0.034cm" svg:height="0.034cm" svg:x="7.98cm" svg:y="20.584cm" svg:viewBox="0 0 35 35" svg:d="M17 0c-23 0-23 35 0 35s23-35 0-35z">
          <text:p/>
        </draw:path>
        <draw:path draw:style-name="gr8" draw:text-style-name="P7" draw:layer="layout" svg:width="0.033cm" svg:height="0.034cm" svg:x="8.48cm" svg:y="16.065cm" svg:viewBox="0 0 34 35" svg:d="M17 0c-22 0-23 35 0 35s23-35 0-35z">
          <text:p/>
        </draw:path>
        <draw:path draw:style-name="gr8" draw:text-style-name="P7" draw:layer="layout" svg:width="0.033cm" svg:height="0.034cm" svg:x="8.48cm" svg:y="16.567cm" svg:viewBox="0 0 34 35" svg:d="M17 0c-22 0-23 35 0 35s23-35 0-35z">
          <text:p/>
        </draw:path>
        <draw:path draw:style-name="gr8" draw:text-style-name="P7" draw:layer="layout" svg:width="0.033cm" svg:height="0.034cm" svg:x="8.48cm" svg:y="17.069cm" svg:viewBox="0 0 34 35" svg:d="M17 0c-22 0-23 35 0 35s23-35 0-35z">
          <text:p/>
        </draw:path>
        <draw:path draw:style-name="gr8" draw:text-style-name="P7" draw:layer="layout" svg:width="0.033cm" svg:height="0.034cm" svg:x="8.48cm" svg:y="17.571cm" svg:viewBox="0 0 34 35" svg:d="M17 0c-22 0-23 35 0 35s23-35 0-35z">
          <text:p/>
        </draw:path>
        <draw:path draw:style-name="gr8" draw:text-style-name="P7" draw:layer="layout" svg:width="0.033cm" svg:height="0.034cm" svg:x="8.48cm" svg:y="18.073cm" svg:viewBox="0 0 34 35" svg:d="M17 0c-22 0-23 35 0 35s23-35 0-35z">
          <text:p/>
        </draw:path>
        <draw:path draw:style-name="gr8" draw:text-style-name="P7" draw:layer="layout" svg:width="0.033cm" svg:height="0.035cm" svg:x="8.48cm" svg:y="18.575cm" svg:viewBox="0 0 34 36" svg:d="M17 0c-22 0-23 36 0 36s23-36 0-36z">
          <text:p/>
        </draw:path>
        <draw:path draw:style-name="gr8" draw:text-style-name="P7" draw:layer="layout" svg:width="0.033cm" svg:height="0.034cm" svg:x="8.48cm" svg:y="19.078cm" svg:viewBox="0 0 34 35" svg:d="M17 0c-22 0-23 35 0 35s23-35 0-35z">
          <text:p/>
        </draw:path>
        <draw:path draw:style-name="gr8" draw:text-style-name="P7" draw:layer="layout" svg:width="0.033cm" svg:height="0.034cm" svg:x="8.48cm" svg:y="19.58cm" svg:viewBox="0 0 34 35" svg:d="M17 0c-22 0-23 35 0 35s23-35 0-35z">
          <text:p/>
        </draw:path>
        <draw:path draw:style-name="gr8" draw:text-style-name="P7" draw:layer="layout" svg:width="0.033cm" svg:height="0.034cm" svg:x="8.48cm" svg:y="20.082cm" svg:viewBox="0 0 34 35" svg:d="M17 0c-22 0-23 35 0 35s23-35 0-35z">
          <text:p/>
        </draw:path>
        <draw:path draw:style-name="gr8" draw:text-style-name="P7" draw:layer="layout" svg:width="0.033cm" svg:height="0.034cm" svg:x="8.48cm" svg:y="20.584cm" svg:viewBox="0 0 34 35" svg:d="M17 0c-22 0-23 35 0 35s23-35 0-35z">
          <text:p/>
        </draw:path>
        <draw:path draw:style-name="gr8" draw:text-style-name="P7" draw:layer="layout" svg:width="0.033cm" svg:height="0.034cm" svg:x="8.978cm" svg:y="16.065cm" svg:viewBox="0 0 34 35" svg:d="M17 0c-23 0-23 35 0 35 22 0 22-35 0-35z">
          <text:p/>
        </draw:path>
        <draw:path draw:style-name="gr8" draw:text-style-name="P7" draw:layer="layout" svg:width="0.033cm" svg:height="0.034cm" svg:x="8.978cm" svg:y="16.567cm" svg:viewBox="0 0 34 35" svg:d="M17 0c-23 0-23 35 0 35 22 0 22-35 0-35z">
          <text:p/>
        </draw:path>
        <draw:path draw:style-name="gr8" draw:text-style-name="P7" draw:layer="layout" svg:width="0.033cm" svg:height="0.034cm" svg:x="8.978cm" svg:y="17.069cm" svg:viewBox="0 0 34 35" svg:d="M17 0c-23 0-23 35 0 35 22 0 22-35 0-35z">
          <text:p/>
        </draw:path>
        <draw:path draw:style-name="gr8" draw:text-style-name="P7" draw:layer="layout" svg:width="0.033cm" svg:height="0.034cm" svg:x="8.978cm" svg:y="17.571cm" svg:viewBox="0 0 34 35" svg:d="M17 0c-23 0-23 35 0 35 22 0 22-35 0-35z">
          <text:p/>
        </draw:path>
        <draw:path draw:style-name="gr8" draw:text-style-name="P7" draw:layer="layout" svg:width="0.033cm" svg:height="0.034cm" svg:x="8.978cm" svg:y="18.073cm" svg:viewBox="0 0 34 35" svg:d="M17 0c-23 0-23 35 0 35 22 0 22-35 0-35z">
          <text:p/>
        </draw:path>
        <draw:path draw:style-name="gr8" draw:text-style-name="P7" draw:layer="layout" svg:width="0.033cm" svg:height="0.035cm" svg:x="8.978cm" svg:y="18.575cm" svg:viewBox="0 0 34 36" svg:d="M17 0c-23 0-23 36 0 36 22 0 22-36 0-36z">
          <text:p/>
        </draw:path>
        <draw:path draw:style-name="gr8" draw:text-style-name="P7" draw:layer="layout" svg:width="0.033cm" svg:height="0.034cm" svg:x="8.978cm" svg:y="19.078cm" svg:viewBox="0 0 34 35" svg:d="M17 0c-23 0-23 35 0 35 22 0 22-35 0-35z">
          <text:p/>
        </draw:path>
        <draw:path draw:style-name="gr8" draw:text-style-name="P7" draw:layer="layout" svg:width="0.033cm" svg:height="0.034cm" svg:x="8.978cm" svg:y="19.58cm" svg:viewBox="0 0 34 35" svg:d="M17 0c-23 0-23 35 0 35 22 0 22-35 0-35z">
          <text:p/>
        </draw:path>
        <draw:path draw:style-name="gr8" draw:text-style-name="P7" draw:layer="layout" svg:width="0.033cm" svg:height="0.034cm" svg:x="8.978cm" svg:y="20.082cm" svg:viewBox="0 0 34 35" svg:d="M17 0c-23 0-23 35 0 35 22 0 22-35 0-35z">
          <text:p/>
        </draw:path>
        <draw:path draw:style-name="gr8" draw:text-style-name="P7" draw:layer="layout" svg:width="0.033cm" svg:height="0.034cm" svg:x="8.978cm" svg:y="20.584cm" svg:viewBox="0 0 34 35" svg:d="M17 0c-23 0-23 35 0 35 22 0 22-35 0-35z">
          <text:p/>
        </draw:path>
        <draw:path draw:style-name="gr8" draw:text-style-name="P7" draw:layer="layout" svg:width="0.034cm" svg:height="0.034cm" svg:x="9.477cm" svg:y="16.065cm" svg:viewBox="0 0 35 35" svg:d="M17 0c-23 0-23 35 0 35s23-35 0-35z">
          <text:p/>
        </draw:path>
        <draw:path draw:style-name="gr8" draw:text-style-name="P7" draw:layer="layout" svg:width="0.034cm" svg:height="0.034cm" svg:x="9.477cm" svg:y="16.567cm" svg:viewBox="0 0 35 35" svg:d="M17 0c-23 0-23 35 0 35s23-35 0-35z">
          <text:p/>
        </draw:path>
        <draw:path draw:style-name="gr8" draw:text-style-name="P7" draw:layer="layout" svg:width="0.034cm" svg:height="0.034cm" svg:x="9.477cm" svg:y="17.069cm" svg:viewBox="0 0 35 35" svg:d="M17 0c-23 0-23 35 0 35s23-35 0-35z">
          <text:p/>
        </draw:path>
        <draw:path draw:style-name="gr8" draw:text-style-name="P7" draw:layer="layout" svg:width="0.034cm" svg:height="0.034cm" svg:x="9.477cm" svg:y="17.571cm" svg:viewBox="0 0 35 35" svg:d="M17 0c-23 0-23 35 0 35s23-35 0-35z">
          <text:p/>
        </draw:path>
        <draw:path draw:style-name="gr8" draw:text-style-name="P7" draw:layer="layout" svg:width="0.034cm" svg:height="0.034cm" svg:x="9.477cm" svg:y="18.073cm" svg:viewBox="0 0 35 35" svg:d="M17 0c-23 0-23 35 0 35s23-35 0-35z">
          <text:p/>
        </draw:path>
        <draw:path draw:style-name="gr8" draw:text-style-name="P7" draw:layer="layout" svg:width="0.034cm" svg:height="0.035cm" svg:x="9.477cm" svg:y="18.575cm" svg:viewBox="0 0 35 36" svg:d="M17 0c-23 0-23 36 0 36s23-36 0-36z">
          <text:p/>
        </draw:path>
        <draw:path draw:style-name="gr8" draw:text-style-name="P7" draw:layer="layout" svg:width="0.034cm" svg:height="0.034cm" svg:x="9.477cm" svg:y="19.078cm" svg:viewBox="0 0 35 35" svg:d="M17 0c-23 0-23 35 0 35s23-35 0-35z">
          <text:p/>
        </draw:path>
        <draw:path draw:style-name="gr8" draw:text-style-name="P7" draw:layer="layout" svg:width="0.034cm" svg:height="0.034cm" svg:x="9.477cm" svg:y="19.58cm" svg:viewBox="0 0 35 35" svg:d="M17 0c-23 0-23 35 0 35s23-35 0-35z">
          <text:p/>
        </draw:path>
        <draw:path draw:style-name="gr8" draw:text-style-name="P7" draw:layer="layout" svg:width="0.034cm" svg:height="0.034cm" svg:x="9.477cm" svg:y="20.082cm" svg:viewBox="0 0 35 35" svg:d="M17 0c-23 0-23 35 0 35s23-35 0-35z">
          <text:p/>
        </draw:path>
        <draw:path draw:style-name="gr8" draw:text-style-name="P7" draw:layer="layout" svg:width="0.034cm" svg:height="0.034cm" svg:x="9.477cm" svg:y="20.584cm" svg:viewBox="0 0 35 35" svg:d="M17 0c-23 0-23 35 0 35s23-35 0-35z">
          <text:p/>
        </draw:path>
        <draw:path draw:style-name="gr8" draw:text-style-name="P7" draw:layer="layout" svg:width="0.034cm" svg:height="0.034cm" svg:x="9.976cm" svg:y="16.065cm" svg:viewBox="0 0 35 35" svg:d="M17 0c-23 0-23 35 0 35s23-35 0-35z">
          <text:p/>
        </draw:path>
        <draw:path draw:style-name="gr8" draw:text-style-name="P7" draw:layer="layout" svg:width="0.034cm" svg:height="0.034cm" svg:x="9.976cm" svg:y="16.567cm" svg:viewBox="0 0 35 35" svg:d="M17 0c-23 0-23 35 0 35s23-35 0-35z">
          <text:p/>
        </draw:path>
        <draw:path draw:style-name="gr8" draw:text-style-name="P7" draw:layer="layout" svg:width="0.034cm" svg:height="0.034cm" svg:x="9.976cm" svg:y="17.069cm" svg:viewBox="0 0 35 35" svg:d="M17 0c-23 0-23 35 0 35s23-35 0-35z">
          <text:p/>
        </draw:path>
        <draw:path draw:style-name="gr8" draw:text-style-name="P7" draw:layer="layout" svg:width="0.034cm" svg:height="0.034cm" svg:x="9.976cm" svg:y="17.571cm" svg:viewBox="0 0 35 35" svg:d="M17 0c-23 0-23 35 0 35s23-35 0-35z">
          <text:p/>
        </draw:path>
        <draw:path draw:style-name="gr8" draw:text-style-name="P7" draw:layer="layout" svg:width="0.034cm" svg:height="0.034cm" svg:x="9.976cm" svg:y="18.073cm" svg:viewBox="0 0 35 35" svg:d="M17 0c-23 0-23 35 0 35s23-35 0-35z">
          <text:p/>
        </draw:path>
        <draw:path draw:style-name="gr8" draw:text-style-name="P7" draw:layer="layout" svg:width="0.034cm" svg:height="0.035cm" svg:x="9.976cm" svg:y="18.575cm" svg:viewBox="0 0 35 36" svg:d="M17 0c-23 0-23 36 0 36s23-36 0-36z">
          <text:p/>
        </draw:path>
        <draw:path draw:style-name="gr8" draw:text-style-name="P7" draw:layer="layout" svg:width="0.034cm" svg:height="0.034cm" svg:x="9.976cm" svg:y="19.078cm" svg:viewBox="0 0 35 35" svg:d="M17 0c-23 0-23 35 0 35s23-35 0-35z">
          <text:p/>
        </draw:path>
        <draw:path draw:style-name="gr8" draw:text-style-name="P7" draw:layer="layout" svg:width="0.034cm" svg:height="0.034cm" svg:x="9.976cm" svg:y="19.58cm" svg:viewBox="0 0 35 35" svg:d="M17 0c-23 0-23 35 0 35s23-35 0-35z">
          <text:p/>
        </draw:path>
        <draw:path draw:style-name="gr8" draw:text-style-name="P7" draw:layer="layout" svg:width="0.034cm" svg:height="0.034cm" svg:x="9.976cm" svg:y="20.082cm" svg:viewBox="0 0 35 35" svg:d="M17 0c-23 0-23 35 0 35s23-35 0-35z">
          <text:p/>
        </draw:path>
        <draw:path draw:style-name="gr8" draw:text-style-name="P7" draw:layer="layout" svg:width="0.034cm" svg:height="0.034cm" svg:x="9.976cm" svg:y="20.584cm" svg:viewBox="0 0 35 35" svg:d="M17 0c-23 0-23 35 0 35s23-35 0-35z">
          <text:p/>
        </draw:path>
        <draw:path draw:style-name="gr8" draw:text-style-name="P7" draw:layer="layout" svg:width="0.032cm" svg:height="0.034cm" svg:x="10.475cm" svg:y="16.065cm" svg:viewBox="0 0 33 35" svg:d="M16 0c-21 0-21 35 0 35 23 0 23-35 0-35z">
          <text:p/>
        </draw:path>
        <draw:path draw:style-name="gr8" draw:text-style-name="P7" draw:layer="layout" svg:width="0.032cm" svg:height="0.034cm" svg:x="10.475cm" svg:y="16.567cm" svg:viewBox="0 0 33 35" svg:d="M16 0c-21 0-21 35 0 35 23 0 23-35 0-35z">
          <text:p/>
        </draw:path>
        <draw:path draw:style-name="gr8" draw:text-style-name="P7" draw:layer="layout" svg:width="0.032cm" svg:height="0.034cm" svg:x="10.475cm" svg:y="17.069cm" svg:viewBox="0 0 33 35" svg:d="M16 0c-21 0-21 35 0 35 23 0 23-35 0-35z">
          <text:p/>
        </draw:path>
        <draw:path draw:style-name="gr8" draw:text-style-name="P7" draw:layer="layout" svg:width="0.032cm" svg:height="0.034cm" svg:x="10.475cm" svg:y="17.571cm" svg:viewBox="0 0 33 35" svg:d="M16 0c-21 0-21 35 0 35 23 0 23-35 0-35z">
          <text:p/>
        </draw:path>
        <draw:path draw:style-name="gr8" draw:text-style-name="P7" draw:layer="layout" svg:width="0.032cm" svg:height="0.034cm" svg:x="10.475cm" svg:y="18.073cm" svg:viewBox="0 0 33 35" svg:d="M16 0c-21 0-21 35 0 35 23 0 23-35 0-35z">
          <text:p/>
        </draw:path>
        <draw:path draw:style-name="gr8" draw:text-style-name="P7" draw:layer="layout" svg:width="0.032cm" svg:height="0.035cm" svg:x="10.475cm" svg:y="18.575cm" svg:viewBox="0 0 33 36" svg:d="M16 0c-21 0-21 36 0 36 23 0 23-36 0-36z">
          <text:p/>
        </draw:path>
        <draw:path draw:style-name="gr8" draw:text-style-name="P7" draw:layer="layout" svg:width="0.032cm" svg:height="0.034cm" svg:x="10.475cm" svg:y="19.078cm" svg:viewBox="0 0 33 35" svg:d="M16 0c-21 0-21 35 0 35 23 0 23-35 0-35z">
          <text:p/>
        </draw:path>
        <draw:path draw:style-name="gr8" draw:text-style-name="P7" draw:layer="layout" svg:width="0.032cm" svg:height="0.034cm" svg:x="10.475cm" svg:y="19.58cm" svg:viewBox="0 0 33 35" svg:d="M16 0c-21 0-21 35 0 35 23 0 23-35 0-35z">
          <text:p/>
        </draw:path>
        <draw:path draw:style-name="gr8" draw:text-style-name="P7" draw:layer="layout" svg:width="0.032cm" svg:height="0.034cm" svg:x="10.475cm" svg:y="20.082cm" svg:viewBox="0 0 33 35" svg:d="M16 0c-21 0-21 35 0 35 23 0 23-35 0-35z">
          <text:p/>
        </draw:path>
        <draw:path draw:style-name="gr8" draw:text-style-name="P7" draw:layer="layout" svg:width="0.032cm" svg:height="0.034cm" svg:x="10.475cm" svg:y="20.584cm" svg:viewBox="0 0 33 35" svg:d="M16 0c-21 0-21 35 0 35 23 0 23-35 0-35z">
          <text:p/>
        </draw:path>
        <draw:path draw:style-name="gr8" draw:text-style-name="P7" draw:layer="layout" svg:width="0.033cm" svg:height="0.034cm" svg:x="10.975cm" svg:y="16.065cm" svg:viewBox="0 0 34 35" svg:d="M17 0c-23 0-23 35 0 35 22 0 22-35 0-35z">
          <text:p/>
        </draw:path>
        <draw:path draw:style-name="gr8" draw:text-style-name="P7" draw:layer="layout" svg:width="0.033cm" svg:height="0.034cm" svg:x="10.975cm" svg:y="16.567cm" svg:viewBox="0 0 34 35" svg:d="M17 0c-23 0-23 35 0 35 22 0 22-35 0-35z">
          <text:p/>
        </draw:path>
        <draw:path draw:style-name="gr8" draw:text-style-name="P7" draw:layer="layout" svg:width="0.033cm" svg:height="0.034cm" svg:x="10.975cm" svg:y="17.069cm" svg:viewBox="0 0 34 35" svg:d="M17 0c-23 0-23 35 0 35 22 0 22-35 0-35z">
          <text:p/>
        </draw:path>
        <draw:path draw:style-name="gr8" draw:text-style-name="P7" draw:layer="layout" svg:width="0.033cm" svg:height="0.034cm" svg:x="10.975cm" svg:y="17.571cm" svg:viewBox="0 0 34 35" svg:d="M17 0c-23 0-23 35 0 35 22 0 22-35 0-35z">
          <text:p/>
        </draw:path>
        <draw:path draw:style-name="gr8" draw:text-style-name="P7" draw:layer="layout" svg:width="0.033cm" svg:height="0.034cm" svg:x="10.975cm" svg:y="18.073cm" svg:viewBox="0 0 34 35" svg:d="M17 0c-23 0-23 35 0 35 22 0 22-35 0-35z">
          <text:p/>
        </draw:path>
        <draw:path draw:style-name="gr8" draw:text-style-name="P7" draw:layer="layout" svg:width="0.033cm" svg:height="0.035cm" svg:x="10.975cm" svg:y="18.575cm" svg:viewBox="0 0 34 36" svg:d="M17 0c-23 0-23 36 0 36 22 0 22-36 0-36z">
          <text:p/>
        </draw:path>
        <draw:path draw:style-name="gr8" draw:text-style-name="P7" draw:layer="layout" svg:width="0.033cm" svg:height="0.034cm" svg:x="10.975cm" svg:y="19.078cm" svg:viewBox="0 0 34 35" svg:d="M17 0c-23 0-23 35 0 35 22 0 22-35 0-35z">
          <text:p/>
        </draw:path>
        <draw:path draw:style-name="gr8" draw:text-style-name="P7" draw:layer="layout" svg:width="0.033cm" svg:height="0.034cm" svg:x="10.975cm" svg:y="19.58cm" svg:viewBox="0 0 34 35" svg:d="M17 0c-23 0-23 35 0 35 22 0 22-35 0-35z">
          <text:p/>
        </draw:path>
        <draw:path draw:style-name="gr8" draw:text-style-name="P7" draw:layer="layout" svg:width="0.033cm" svg:height="0.034cm" svg:x="10.975cm" svg:y="20.082cm" svg:viewBox="0 0 34 35" svg:d="M17 0c-23 0-23 35 0 35 22 0 22-35 0-35z">
          <text:p/>
        </draw:path>
        <draw:path draw:style-name="gr8" draw:text-style-name="P7" draw:layer="layout" svg:width="0.033cm" svg:height="0.034cm" svg:x="10.975cm" svg:y="20.584cm" svg:viewBox="0 0 34 35" svg:d="M17 0c-23 0-23 35 0 35 22 0 22-35 0-35z">
          <text:p/>
        </draw:path>
        <draw:path draw:style-name="gr8" draw:text-style-name="P7" draw:layer="layout" svg:width="0.033cm" svg:height="0.034cm" svg:x="11.473cm" svg:y="16.065cm" svg:viewBox="0 0 34 35" svg:d="M17 0c-23 0-23 35 0 35 22 0 22-35 0-35z">
          <text:p/>
        </draw:path>
        <draw:path draw:style-name="gr8" draw:text-style-name="P7" draw:layer="layout" svg:width="0.033cm" svg:height="0.034cm" svg:x="11.473cm" svg:y="16.567cm" svg:viewBox="0 0 34 35" svg:d="M17 0c-23 0-23 35 0 35 22 0 22-35 0-35z">
          <text:p/>
        </draw:path>
        <draw:path draw:style-name="gr8" draw:text-style-name="P7" draw:layer="layout" svg:width="0.033cm" svg:height="0.034cm" svg:x="11.473cm" svg:y="17.069cm" svg:viewBox="0 0 34 35" svg:d="M17 0c-23 0-23 35 0 35 22 0 22-35 0-35z">
          <text:p/>
        </draw:path>
        <draw:path draw:style-name="gr8" draw:text-style-name="P7" draw:layer="layout" svg:width="0.033cm" svg:height="0.034cm" svg:x="11.473cm" svg:y="17.571cm" svg:viewBox="0 0 34 35" svg:d="M17 0c-23 0-23 35 0 35 22 0 22-35 0-35z">
          <text:p/>
        </draw:path>
        <draw:path draw:style-name="gr8" draw:text-style-name="P7" draw:layer="layout" svg:width="0.033cm" svg:height="0.034cm" svg:x="11.473cm" svg:y="18.073cm" svg:viewBox="0 0 34 35" svg:d="M17 0c-23 0-23 35 0 35 22 0 22-35 0-35z">
          <text:p/>
        </draw:path>
        <draw:path draw:style-name="gr8" draw:text-style-name="P7" draw:layer="layout" svg:width="0.033cm" svg:height="0.035cm" svg:x="11.473cm" svg:y="18.575cm" svg:viewBox="0 0 34 36" svg:d="M17 0c-23 0-23 36 0 36 22 0 22-36 0-36z">
          <text:p/>
        </draw:path>
        <draw:path draw:style-name="gr8" draw:text-style-name="P7" draw:layer="layout" svg:width="0.033cm" svg:height="0.034cm" svg:x="11.473cm" svg:y="19.078cm" svg:viewBox="0 0 34 35" svg:d="M17 0c-23 0-23 35 0 35 22 0 22-35 0-35z">
          <text:p/>
        </draw:path>
        <draw:path draw:style-name="gr8" draw:text-style-name="P7" draw:layer="layout" svg:width="0.033cm" svg:height="0.034cm" svg:x="11.473cm" svg:y="19.58cm" svg:viewBox="0 0 34 35" svg:d="M17 0c-23 0-23 35 0 35 22 0 22-35 0-35z">
          <text:p/>
        </draw:path>
        <draw:path draw:style-name="gr8" draw:text-style-name="P7" draw:layer="layout" svg:width="0.033cm" svg:height="0.034cm" svg:x="11.473cm" svg:y="20.082cm" svg:viewBox="0 0 34 35" svg:d="M17 0c-23 0-23 35 0 35 22 0 22-35 0-35z">
          <text:p/>
        </draw:path>
        <draw:path draw:style-name="gr8" draw:text-style-name="P7" draw:layer="layout" svg:width="0.033cm" svg:height="0.034cm" svg:x="11.473cm" svg:y="20.584cm" svg:viewBox="0 0 34 35" svg:d="M17 0c-23 0-23 35 0 35 22 0 22-35 0-35z">
          <text:p/>
        </draw:path>
        <draw:path draw:style-name="gr8" draw:text-style-name="P7" draw:layer="layout" svg:width="0.033cm" svg:height="0.034cm" svg:x="11.972cm" svg:y="16.065cm" svg:viewBox="0 0 34 35" svg:d="M17 0c-23 0-23 35 0 35 22 0 22-35 0-35z">
          <text:p/>
        </draw:path>
        <draw:path draw:style-name="gr8" draw:text-style-name="P7" draw:layer="layout" svg:width="0.033cm" svg:height="0.034cm" svg:x="11.972cm" svg:y="16.567cm" svg:viewBox="0 0 34 35" svg:d="M17 0c-23 0-23 35 0 35 22 0 22-35 0-35z">
          <text:p/>
        </draw:path>
        <draw:path draw:style-name="gr8" draw:text-style-name="P7" draw:layer="layout" svg:width="0.033cm" svg:height="0.034cm" svg:x="11.972cm" svg:y="17.069cm" svg:viewBox="0 0 34 35" svg:d="M17 0c-23 0-23 35 0 35 22 0 22-35 0-35z">
          <text:p/>
        </draw:path>
        <draw:path draw:style-name="gr8" draw:text-style-name="P7" draw:layer="layout" svg:width="0.033cm" svg:height="0.034cm" svg:x="11.972cm" svg:y="17.571cm" svg:viewBox="0 0 34 35" svg:d="M17 0c-23 0-23 35 0 35 22 0 22-35 0-35z">
          <text:p/>
        </draw:path>
        <draw:path draw:style-name="gr8" draw:text-style-name="P7" draw:layer="layout" svg:width="0.033cm" svg:height="0.034cm" svg:x="11.972cm" svg:y="18.073cm" svg:viewBox="0 0 34 35" svg:d="M17 0c-23 0-23 35 0 35 22 0 22-35 0-35z">
          <text:p/>
        </draw:path>
        <draw:path draw:style-name="gr8" draw:text-style-name="P7" draw:layer="layout" svg:width="0.033cm" svg:height="0.035cm" svg:x="11.972cm" svg:y="18.575cm" svg:viewBox="0 0 34 36" svg:d="M17 0c-23 0-23 36 0 36 22 0 22-36 0-36z">
          <text:p/>
        </draw:path>
        <draw:path draw:style-name="gr8" draw:text-style-name="P7" draw:layer="layout" svg:width="0.033cm" svg:height="0.034cm" svg:x="11.972cm" svg:y="19.078cm" svg:viewBox="0 0 34 35" svg:d="M17 0c-23 0-23 35 0 35 22 0 22-35 0-35z">
          <text:p/>
        </draw:path>
        <draw:path draw:style-name="gr8" draw:text-style-name="P7" draw:layer="layout" svg:width="0.033cm" svg:height="0.034cm" svg:x="11.972cm" svg:y="19.58cm" svg:viewBox="0 0 34 35" svg:d="M17 0c-23 0-23 35 0 35 22 0 22-35 0-35z">
          <text:p/>
        </draw:path>
        <draw:path draw:style-name="gr8" draw:text-style-name="P7" draw:layer="layout" svg:width="0.033cm" svg:height="0.034cm" svg:x="11.972cm" svg:y="20.082cm" svg:viewBox="0 0 34 35" svg:d="M17 0c-23 0-23 35 0 35 22 0 22-35 0-35z">
          <text:p/>
        </draw:path>
        <draw:path draw:style-name="gr8" draw:text-style-name="P7" draw:layer="layout" svg:width="0.033cm" svg:height="0.034cm" svg:x="11.972cm" svg:y="20.584cm" svg:viewBox="0 0 34 35" svg:d="M17 0c-23 0-23 35 0 35 22 0 22-35 0-35z">
          <text:p/>
        </draw:path>
        <draw:path draw:style-name="gr8" draw:text-style-name="P7" draw:layer="layout" svg:width="0.034cm" svg:height="0.034cm" svg:x="12.47cm" svg:y="16.065cm" svg:viewBox="0 0 35 35" svg:d="M17 0c-23 0-23 35 0 35s23-35 0-35z">
          <text:p/>
        </draw:path>
        <draw:path draw:style-name="gr8" draw:text-style-name="P7" draw:layer="layout" svg:width="0.034cm" svg:height="0.034cm" svg:x="12.47cm" svg:y="16.567cm" svg:viewBox="0 0 35 35" svg:d="M17 0c-23 0-23 35 0 35s23-35 0-35z">
          <text:p/>
        </draw:path>
        <draw:path draw:style-name="gr8" draw:text-style-name="P7" draw:layer="layout" svg:width="0.034cm" svg:height="0.034cm" svg:x="12.47cm" svg:y="17.069cm" svg:viewBox="0 0 35 35" svg:d="M17 0c-23 0-23 35 0 35s23-35 0-35z">
          <text:p/>
        </draw:path>
        <draw:path draw:style-name="gr8" draw:text-style-name="P7" draw:layer="layout" svg:width="0.034cm" svg:height="0.034cm" svg:x="12.47cm" svg:y="17.571cm" svg:viewBox="0 0 35 35" svg:d="M17 0c-23 0-23 35 0 35s23-35 0-35z">
          <text:p/>
        </draw:path>
        <draw:path draw:style-name="gr8" draw:text-style-name="P7" draw:layer="layout" svg:width="0.034cm" svg:height="0.034cm" svg:x="12.47cm" svg:y="18.073cm" svg:viewBox="0 0 35 35" svg:d="M17 0c-23 0-23 35 0 35s23-35 0-35z">
          <text:p/>
        </draw:path>
        <draw:path draw:style-name="gr8" draw:text-style-name="P7" draw:layer="layout" svg:width="0.034cm" svg:height="0.035cm" svg:x="12.47cm" svg:y="18.575cm" svg:viewBox="0 0 35 36" svg:d="M17 0c-23 0-23 36 0 36s23-36 0-36z">
          <text:p/>
        </draw:path>
        <draw:path draw:style-name="gr8" draw:text-style-name="P7" draw:layer="layout" svg:width="0.034cm" svg:height="0.034cm" svg:x="12.47cm" svg:y="19.078cm" svg:viewBox="0 0 35 35" svg:d="M17 0c-23 0-23 35 0 35s23-35 0-35z">
          <text:p/>
        </draw:path>
        <draw:path draw:style-name="gr8" draw:text-style-name="P7" draw:layer="layout" svg:width="0.034cm" svg:height="0.034cm" svg:x="12.47cm" svg:y="19.58cm" svg:viewBox="0 0 35 35" svg:d="M17 0c-23 0-23 35 0 35s23-35 0-35z">
          <text:p/>
        </draw:path>
        <draw:path draw:style-name="gr8" draw:text-style-name="P7" draw:layer="layout" svg:width="0.034cm" svg:height="0.034cm" svg:x="12.47cm" svg:y="20.082cm" svg:viewBox="0 0 35 35" svg:d="M17 0c-23 0-23 35 0 35s23-35 0-35z">
          <text:p/>
        </draw:path>
        <draw:path draw:style-name="gr8" draw:text-style-name="P7" draw:layer="layout" svg:width="0.034cm" svg:height="0.034cm" svg:x="12.47cm" svg:y="20.584cm" svg:viewBox="0 0 35 35" svg:d="M17 0c-23 0-23 35 0 35s23-35 0-35z">
          <text:p/>
        </draw:path>
        <draw:path draw:style-name="gr8" draw:text-style-name="P7" draw:layer="layout" svg:width="0.033cm" svg:height="0.034cm" svg:x="12.97cm" svg:y="16.065cm" svg:viewBox="0 0 34 35" svg:d="M17 0c-23 0-23 35 0 35 22 0 22-35 0-35z">
          <text:p/>
        </draw:path>
        <draw:path draw:style-name="gr8" draw:text-style-name="P7" draw:layer="layout" svg:width="0.033cm" svg:height="0.034cm" svg:x="12.97cm" svg:y="16.567cm" svg:viewBox="0 0 34 35" svg:d="M17 0c-23 0-23 35 0 35 22 0 22-35 0-35z">
          <text:p/>
        </draw:path>
        <draw:path draw:style-name="gr8" draw:text-style-name="P7" draw:layer="layout" svg:width="0.033cm" svg:height="0.034cm" svg:x="12.97cm" svg:y="17.069cm" svg:viewBox="0 0 34 35" svg:d="M17 0c-23 0-23 35 0 35 22 0 22-35 0-35z">
          <text:p/>
        </draw:path>
        <draw:path draw:style-name="gr8" draw:text-style-name="P7" draw:layer="layout" svg:width="0.033cm" svg:height="0.034cm" svg:x="12.97cm" svg:y="17.571cm" svg:viewBox="0 0 34 35" svg:d="M17 0c-23 0-23 35 0 35 22 0 22-35 0-35z">
          <text:p/>
        </draw:path>
        <draw:path draw:style-name="gr8" draw:text-style-name="P7" draw:layer="layout" svg:width="0.033cm" svg:height="0.034cm" svg:x="12.97cm" svg:y="18.073cm" svg:viewBox="0 0 34 35" svg:d="M17 0c-23 0-23 35 0 35 22 0 22-35 0-35z">
          <text:p/>
        </draw:path>
        <draw:path draw:style-name="gr8" draw:text-style-name="P7" draw:layer="layout" svg:width="0.033cm" svg:height="0.035cm" svg:x="12.97cm" svg:y="18.575cm" svg:viewBox="0 0 34 36" svg:d="M17 0c-23 0-23 36 0 36 22 0 22-36 0-36z">
          <text:p/>
        </draw:path>
        <draw:path draw:style-name="gr8" draw:text-style-name="P7" draw:layer="layout" svg:width="0.033cm" svg:height="0.034cm" svg:x="12.97cm" svg:y="19.078cm" svg:viewBox="0 0 34 35" svg:d="M17 0c-23 0-23 35 0 35 22 0 22-35 0-35z">
          <text:p/>
        </draw:path>
        <draw:path draw:style-name="gr8" draw:text-style-name="P7" draw:layer="layout" svg:width="0.033cm" svg:height="0.034cm" svg:x="12.97cm" svg:y="19.58cm" svg:viewBox="0 0 34 35" svg:d="M17 0c-23 0-23 35 0 35 22 0 22-35 0-35z">
          <text:p/>
        </draw:path>
        <draw:path draw:style-name="gr8" draw:text-style-name="P7" draw:layer="layout" svg:width="0.033cm" svg:height="0.034cm" svg:x="12.97cm" svg:y="20.082cm" svg:viewBox="0 0 34 35" svg:d="M17 0c-23 0-23 35 0 35 22 0 22-35 0-35z">
          <text:p/>
        </draw:path>
        <draw:path draw:style-name="gr8" draw:text-style-name="P7" draw:layer="layout" svg:width="0.033cm" svg:height="0.034cm" svg:x="12.97cm" svg:y="20.584cm" svg:viewBox="0 0 34 35" svg:d="M17 0c-23 0-23 35 0 35 22 0 22-35 0-35z">
          <text:p/>
        </draw:path>
        <draw:path draw:style-name="gr8" draw:text-style-name="P7" draw:layer="layout" svg:width="0.032cm" svg:height="0.034cm" svg:x="13.469cm" svg:y="16.065cm" svg:viewBox="0 0 33 35" svg:d="M16 0c-21 0-21 35 0 35 23 0 23-35 0-35z">
          <text:p/>
        </draw:path>
        <draw:path draw:style-name="gr8" draw:text-style-name="P7" draw:layer="layout" svg:width="0.032cm" svg:height="0.034cm" svg:x="13.469cm" svg:y="16.567cm" svg:viewBox="0 0 33 35" svg:d="M16 0c-21 0-21 35 0 35 23 0 23-35 0-35z">
          <text:p/>
        </draw:path>
        <draw:path draw:style-name="gr8" draw:text-style-name="P7" draw:layer="layout" svg:width="0.032cm" svg:height="0.034cm" svg:x="13.469cm" svg:y="17.069cm" svg:viewBox="0 0 33 35" svg:d="M16 0c-21 0-21 35 0 35 23 0 23-35 0-35z">
          <text:p/>
        </draw:path>
        <draw:path draw:style-name="gr8" draw:text-style-name="P7" draw:layer="layout" svg:width="0.032cm" svg:height="0.034cm" svg:x="13.469cm" svg:y="17.571cm" svg:viewBox="0 0 33 35" svg:d="M16 0c-21 0-21 35 0 35 23 0 23-35 0-35z">
          <text:p/>
        </draw:path>
        <draw:path draw:style-name="gr8" draw:text-style-name="P7" draw:layer="layout" svg:width="0.032cm" svg:height="0.034cm" svg:x="13.469cm" svg:y="18.073cm" svg:viewBox="0 0 33 35" svg:d="M16 0c-21 0-21 35 0 35 23 0 23-35 0-35z">
          <text:p/>
        </draw:path>
        <draw:path draw:style-name="gr8" draw:text-style-name="P7" draw:layer="layout" svg:width="0.032cm" svg:height="0.035cm" svg:x="13.469cm" svg:y="18.575cm" svg:viewBox="0 0 33 36" svg:d="M16 0c-21 0-21 36 0 36 23 0 23-36 0-36z">
          <text:p/>
        </draw:path>
        <draw:path draw:style-name="gr8" draw:text-style-name="P7" draw:layer="layout" svg:width="0.032cm" svg:height="0.034cm" svg:x="13.469cm" svg:y="19.078cm" svg:viewBox="0 0 33 35" svg:d="M16 0c-21 0-21 35 0 35 23 0 23-35 0-35z">
          <text:p/>
        </draw:path>
        <draw:path draw:style-name="gr8" draw:text-style-name="P7" draw:layer="layout" svg:width="0.032cm" svg:height="0.034cm" svg:x="13.469cm" svg:y="19.58cm" svg:viewBox="0 0 33 35" svg:d="M16 0c-21 0-21 35 0 35 23 0 23-35 0-35z">
          <text:p/>
        </draw:path>
        <draw:path draw:style-name="gr8" draw:text-style-name="P7" draw:layer="layout" svg:width="0.032cm" svg:height="0.034cm" svg:x="13.469cm" svg:y="20.082cm" svg:viewBox="0 0 33 35" svg:d="M16 0c-21 0-21 35 0 35 23 0 23-35 0-35z">
          <text:p/>
        </draw:path>
        <draw:path draw:style-name="gr8" draw:text-style-name="P7" draw:layer="layout" svg:width="0.032cm" svg:height="0.034cm" svg:x="13.469cm" svg:y="20.584cm" svg:viewBox="0 0 33 35" svg:d="M16 0c-21 0-21 35 0 35 23 0 23-35 0-35z">
          <text:p/>
        </draw:path>
        <draw:path draw:style-name="gr8" draw:text-style-name="P7" draw:layer="layout" svg:width="0.034cm" svg:height="0.034cm" svg:x="0.997cm" svg:y="16.063cm" svg:viewBox="0 0 35 35" svg:d="M17 0c-23 0-23 35 0 35s23-35 0-35z">
          <text:p/>
        </draw:path>
        <draw:path draw:style-name="gr8" draw:text-style-name="P7" draw:layer="layout" svg:width="0.034cm" svg:height="0.034cm" svg:x="0.997cm" svg:y="16.565cm" svg:viewBox="0 0 35 35" svg:d="M17 0c-23 0-23 35 0 35s23-35 0-35z">
          <text:p/>
        </draw:path>
        <draw:path draw:style-name="gr8" draw:text-style-name="P7" draw:layer="layout" svg:width="0.034cm" svg:height="0.034cm" svg:x="0.997cm" svg:y="17.067cm" svg:viewBox="0 0 35 35" svg:d="M17 0c-23 0-23 35 0 35s23-35 0-35z">
          <text:p/>
        </draw:path>
        <draw:path draw:style-name="gr8" draw:text-style-name="P7" draw:layer="layout" svg:width="0.034cm" svg:height="0.034cm" svg:x="0.997cm" svg:y="17.569cm" svg:viewBox="0 0 35 35" svg:d="M17 0c-23 0-23 35 0 35s23-35 0-35z">
          <text:p/>
        </draw:path>
        <draw:path draw:style-name="gr8" draw:text-style-name="P7" draw:layer="layout" svg:width="0.034cm" svg:height="0.034cm" svg:x="0.997cm" svg:y="18.071cm" svg:viewBox="0 0 35 35" svg:d="M17 0c-23 0-23 35 0 35s23-35 0-35z">
          <text:p/>
        </draw:path>
        <draw:path draw:style-name="gr8" draw:text-style-name="P7" draw:layer="layout" svg:width="0.034cm" svg:height="0.035cm" svg:x="0.997cm" svg:y="18.573cm" svg:viewBox="0 0 35 36" svg:d="M17 0c-23 0-23 36 0 36s23-36 0-36z">
          <text:p/>
        </draw:path>
        <draw:path draw:style-name="gr8" draw:text-style-name="P7" draw:layer="layout" svg:width="0.034cm" svg:height="0.034cm" svg:x="0.997cm" svg:y="19.076cm" svg:viewBox="0 0 35 35" svg:d="M17 0c-23 0-23 35 0 35s23-35 0-35z">
          <text:p/>
        </draw:path>
        <draw:path draw:style-name="gr8" draw:text-style-name="P7" draw:layer="layout" svg:width="0.034cm" svg:height="0.034cm" svg:x="0.997cm" svg:y="19.578cm" svg:viewBox="0 0 35 35" svg:d="M17 0c-23 0-23 35 0 35s23-35 0-35z">
          <text:p/>
        </draw:path>
        <draw:path draw:style-name="gr8" draw:text-style-name="P7" draw:layer="layout" svg:width="0.034cm" svg:height="0.034cm" svg:x="0.997cm" svg:y="20.08cm" svg:viewBox="0 0 35 35" svg:d="M17 0c-23 0-23 35 0 35s23-35 0-35z">
          <text:p/>
        </draw:path>
        <draw:path draw:style-name="gr8" draw:text-style-name="P7" draw:layer="layout" svg:width="0.034cm" svg:height="0.034cm" svg:x="0.997cm" svg:y="20.582cm" svg:viewBox="0 0 35 35" svg:d="M17 0c-23 0-23 35 0 35s23-35 0-35z">
          <text:p/>
        </draw:path>
        <draw:frame draw:style-name="gr12" draw:text-style-name="P8" draw:layer="layout" svg:width="1.316cm" svg:height="0.517cm" svg:x="6.95cm" svg:y="15.88cm">
          <draw:text-box>
            <text:p text:style-name="P2"><text:span text:style-name="T5">Notas</text:span></text:p>
          </draw:text-box>
        </draw:frame>
        <draw:g>
          <draw:frame draw:style-name="gr13" draw:text-style-name="P10" draw:layer="layout" svg:width="0.198cm" svg:height="0.268cm" svg:x="23.088cm" svg:y="16.712cm">
            <draw:text-box>
              <text:p text:style-name="P2"><text:span text:style-name="T6">L</text:span></text:p>
            </draw:text-box>
          </draw:frame>
          <draw:frame draw:style-name="gr13" draw:text-style-name="P10" draw:layer="layout" svg:width="0.198cm" svg:height="0.268cm" svg:x="23.571cm" svg:y="16.712cm">
            <draw:text-box>
              <text:p text:style-name="P2"><text:span text:style-name="T6">M</text:span></text:p>
            </draw:text-box>
          </draw:frame>
          <draw:frame draw:style-name="gr13" draw:text-style-name="P10" draw:layer="layout" svg:width="0.198cm" svg:height="0.268cm" svg:x="24.083cm" svg:y="16.712cm">
            <draw:text-box>
              <text:p text:style-name="P2"><text:span text:style-name="T6">M</text:span></text:p>
            </draw:text-box>
          </draw:frame>
          <draw:frame draw:style-name="gr13" draw:text-style-name="P10" draw:layer="layout" svg:width="0.198cm" svg:height="0.268cm" svg:x="24.631cm" svg:y="16.712cm">
            <draw:text-box>
              <text:p text:style-name="P2"><text:span text:style-name="T6">J</text:span></text:p>
            </draw:text-box>
          </draw:frame>
          <draw:frame draw:style-name="gr13" draw:text-style-name="P10" draw:layer="layout" svg:width="0.198cm" svg:height="0.268cm" svg:x="25.126cm" svg:y="16.712cm">
            <draw:text-box>
              <text:p text:style-name="P2"><text:span text:style-name="T6">V</text:span></text:p>
            </draw:text-box>
          </draw:frame>
          <draw:frame draw:style-name="gr13" draw:text-style-name="P10" draw:layer="layout" svg:width="0.198cm" svg:height="0.268cm" svg:x="25.647cm" svg:y="16.712cm">
            <draw:text-box>
              <text:p text:style-name="P2"><text:span text:style-name="T6">S</text:span></text:p>
            </draw:text-box>
          </draw:frame>
          <draw:frame draw:style-name="gr13" draw:text-style-name="P10" draw:layer="layout" svg:width="0.198cm" svg:height="0.268cm" svg:x="26.148cm" svg:y="16.712cm">
            <draw:text-box>
              <text:p text:style-name="P2"><text:span text:style-name="T6">D</text:span></text:p>
            </draw:text-box>
          </draw:frame>
          <draw:line draw:style-name="gr1" draw:text-style-name="P1" draw:layer="layout" svg:x1="22.862cm" svg:y1="17.057cm" svg:x2="26.33cm" svg:y2="17.057cm">
            <text:p/>
          </draw:line>
        </draw:g>
        <draw:frame draw:style-name="gr14" draw:text-style-name="P10" draw:layer="layout" svg:width="0.198cm" svg:height="0.26cm" svg:x="24.681cm" svg:y="18.027cm">
          <draw:text-box>
            <text:p text:style-name="P2"><text:span text:style-name="T6">6</text:span></text:p>
          </draw:text-box>
        </draw:frame>
        <draw:frame draw:style-name="gr14" draw:text-style-name="P10" draw:layer="layout" svg:width="0.198cm" svg:height="0.26cm" svg:x="25.169cm" svg:y="18.027cm">
          <draw:text-box>
            <text:p text:style-name="P2"><text:span text:style-name="T6">7</text:span></text:p>
          </draw:text-box>
        </draw:frame>
        <draw:frame draw:style-name="gr14" draw:text-style-name="P10" draw:layer="layout" svg:width="0.198cm" svg:height="0.26cm" svg:x="25.687cm" svg:y="18.027cm">
          <draw:text-box>
            <text:p text:style-name="P2"><text:span text:style-name="T6">8</text:span></text:p>
          </draw:text-box>
        </draw:frame>
        <draw:frame draw:style-name="gr14" draw:text-style-name="P10" draw:layer="layout" svg:width="0.198cm" svg:height="0.26cm" svg:x="26.199cm" svg:y="18.027cm">
          <draw:text-box>
            <text:p text:style-name="P2"><text:span text:style-name="T6">9</text:span></text:p>
          </draw:text-box>
        </draw:frame>
        <draw:frame draw:style-name="gr15" draw:text-style-name="P10" draw:layer="layout" svg:width="0.205cm" svg:height="0.26cm" svg:x="23.115cm" svg:y="18.613cm">
          <draw:text-box>
            <text:p text:style-name="P2"><text:span text:style-name="T6">10</text:span></text:p>
          </draw:text-box>
        </draw:frame>
        <draw:frame draw:style-name="gr14" draw:text-style-name="P10" draw:layer="layout" svg:width="0.198cm" svg:height="0.26cm" svg:x="23.629cm" svg:y="18.613cm">
          <draw:text-box>
            <text:p text:style-name="P2"><text:span text:style-name="T6">11</text:span></text:p>
          </draw:text-box>
        </draw:frame>
        <draw:frame draw:style-name="gr14" draw:text-style-name="P10" draw:layer="layout" svg:width="0.198cm" svg:height="0.26cm" svg:x="24.15cm" svg:y="18.613cm">
          <draw:text-box>
            <text:p text:style-name="P2"><text:span text:style-name="T6">12</text:span></text:p>
          </draw:text-box>
        </draw:frame>
        <draw:frame draw:style-name="gr14" draw:text-style-name="P10" draw:layer="layout" svg:width="0.198cm" svg:height="0.26cm" svg:x="24.656cm" svg:y="18.613cm">
          <draw:text-box>
            <text:p text:style-name="P2"><text:span text:style-name="T6">13</text:span></text:p>
          </draw:text-box>
        </draw:frame>
        <draw:frame draw:style-name="gr14" draw:text-style-name="P10" draw:layer="layout" svg:width="0.198cm" svg:height="0.26cm" svg:x="25.169cm" svg:y="18.613cm">
          <draw:text-box>
            <text:p text:style-name="P2"><text:span text:style-name="T6">14</text:span></text:p>
          </draw:text-box>
        </draw:frame>
        <draw:frame draw:style-name="gr16" draw:text-style-name="P10" draw:layer="layout" svg:width="0.257cm" svg:height="0.26cm" svg:x="25.647cm" svg:y="18.613cm">
          <draw:text-box>
            <text:p text:style-name="P2"><text:span text:style-name="T6">15</text:span></text:p>
          </draw:text-box>
        </draw:frame>
        <draw:frame draw:style-name="gr16" draw:text-style-name="P10" draw:layer="layout" svg:width="0.257cm" svg:height="0.26cm" svg:x="26.188cm" svg:y="18.613cm">
          <draw:text-box>
            <text:p text:style-name="P2"><text:span text:style-name="T6">16</text:span></text:p>
          </draw:text-box>
        </draw:frame>
        <draw:frame draw:style-name="gr16" draw:text-style-name="P10" draw:layer="layout" svg:width="0.257cm" svg:height="0.26cm" svg:x="23.082cm" svg:y="19.201cm">
          <draw:text-box>
            <text:p text:style-name="P2"><text:span text:style-name="T6">17</text:span></text:p>
          </draw:text-box>
        </draw:frame>
        <draw:frame draw:style-name="gr16" draw:text-style-name="P10" draw:layer="layout" svg:width="0.257cm" svg:height="0.26cm" svg:x="23.598cm" svg:y="19.201cm">
          <draw:text-box>
            <text:p text:style-name="P2"><text:span text:style-name="T6">18</text:span></text:p>
          </draw:text-box>
        </draw:frame>
        <draw:frame draw:style-name="gr16" draw:text-style-name="P10" draw:layer="layout" svg:width="0.257cm" svg:height="0.26cm" svg:x="24.112cm" svg:y="19.201cm">
          <draw:text-box>
            <text:p text:style-name="P2"><text:span text:style-name="T6">19</text:span></text:p>
          </draw:text-box>
        </draw:frame>
        <draw:frame draw:style-name="gr16" draw:text-style-name="P10" draw:layer="layout" svg:width="0.257cm" svg:height="0.26cm" svg:x="24.623cm" svg:y="19.201cm">
          <draw:text-box>
            <text:p text:style-name="P2"><text:span text:style-name="T6">20</text:span></text:p>
          </draw:text-box>
        </draw:frame>
        <draw:frame draw:style-name="gr16" draw:text-style-name="P10" draw:layer="layout" svg:width="0.257cm" svg:height="0.26cm" svg:x="25.135cm" svg:y="19.201cm">
          <draw:text-box>
            <text:p text:style-name="P2"><text:span text:style-name="T6">21</text:span></text:p>
          </draw:text-box>
        </draw:frame>
        <draw:frame draw:style-name="gr16" draw:text-style-name="P10" draw:layer="layout" svg:width="0.257cm" svg:height="0.26cm" svg:x="25.656cm" svg:y="19.201cm">
          <draw:text-box>
            <text:p text:style-name="P2"><text:span text:style-name="T6">22</text:span></text:p>
          </draw:text-box>
        </draw:frame>
        <draw:frame draw:style-name="gr16" draw:text-style-name="P10" draw:layer="layout" svg:width="0.257cm" svg:height="0.26cm" svg:x="26.163cm" svg:y="19.201cm">
          <draw:text-box>
            <text:p text:style-name="P2"><text:span text:style-name="T6">23</text:span></text:p>
          </draw:text-box>
        </draw:frame>
        <draw:frame draw:style-name="gr16" draw:text-style-name="P10" draw:layer="layout" svg:width="0.257cm" svg:height="0.26cm" svg:x="23.082cm" svg:y="19.789cm">
          <draw:text-box>
            <text:p text:style-name="P2"><text:span text:style-name="T6">24</text:span></text:p>
          </draw:text-box>
        </draw:frame>
        <draw:frame draw:style-name="gr16" draw:text-style-name="P10" draw:layer="layout" svg:width="0.257cm" svg:height="0.26cm" svg:x="23.568cm" svg:y="19.789cm">
          <draw:text-box>
            <text:p text:style-name="P2"><text:span text:style-name="T6">25</text:span></text:p>
          </draw:text-box>
        </draw:frame>
        <draw:frame draw:style-name="gr16" draw:text-style-name="P10" draw:layer="layout" svg:width="0.257cm" svg:height="0.26cm" svg:x="24.109cm" svg:y="19.789cm">
          <draw:text-box>
            <text:p text:style-name="P2"><text:span text:style-name="T6">26</text:span></text:p>
          </draw:text-box>
        </draw:frame>
        <draw:frame draw:style-name="gr16" draw:text-style-name="P10" draw:layer="layout" svg:width="0.257cm" svg:height="0.26cm" svg:x="24.597cm" svg:y="19.789cm">
          <draw:text-box>
            <text:p text:style-name="P2"><text:span text:style-name="T6">27</text:span></text:p>
          </draw:text-box>
        </draw:frame>
        <draw:frame draw:style-name="gr16" draw:text-style-name="P10" draw:layer="layout" svg:width="0.257cm" svg:height="0.26cm" svg:x="25.115cm" svg:y="19.789cm">
          <draw:text-box>
            <text:p text:style-name="P2"><text:span text:style-name="T6">28</text:span></text:p>
          </draw:text-box>
        </draw:frame>
        <draw:frame draw:style-name="gr16" draw:text-style-name="P10" draw:layer="layout" svg:width="0.257cm" svg:height="0.26cm" svg:x="25.627cm" svg:y="19.789cm">
          <draw:text-box>
            <text:p text:style-name="P2"><text:span text:style-name="T6">29</text:span></text:p>
          </draw:text-box>
        </draw:frame>
        <draw:frame draw:style-name="gr16" draw:text-style-name="P10" draw:layer="layout" svg:width="0.257cm" svg:height="0.26cm" svg:x="26.138cm" svg:y="19.789cm">
          <draw:text-box>
            <text:p text:style-name="P2"><text:span text:style-name="T6">30</text:span></text:p>
          </draw:text-box>
        </draw:frame>
        <draw:frame draw:style-name="gr16" draw:text-style-name="P10" draw:layer="layout" svg:width="0.257cm" svg:height="0.26cm" svg:x="23.057cm" svg:y="20.376cm">
          <draw:text-box>
            <text:p text:style-name="P2"><text:span text:style-name="T6">31</text:span></text:p>
          </draw:text-box>
        </draw:frame>
        <draw:frame draw:style-name="gr14" draw:text-style-name="P10" draw:layer="layout" svg:width="0.198cm" svg:height="0.26cm" svg:x="25.687cm" svg:y="17.44cm">
          <draw:text-box>
            <text:p text:style-name="P2"><text:span text:style-name="T6">1</text:span></text:p>
          </draw:text-box>
        </draw:frame>
        <draw:frame draw:style-name="gr14" draw:text-style-name="P10" draw:layer="layout" svg:width="0.198cm" svg:height="0.26cm" svg:x="26.199cm" svg:y="17.44cm">
          <draw:text-box>
            <text:p text:style-name="P2"><text:span text:style-name="T6">2</text:span></text:p>
          </draw:text-box>
        </draw:frame>
        <draw:frame draw:style-name="gr14" draw:text-style-name="P10" draw:layer="layout" svg:width="0.198cm" svg:height="0.26cm" svg:x="23.116cm" svg:y="18.03cm">
          <draw:text-box>
            <text:p text:style-name="P2"><text:span text:style-name="T6">3</text:span></text:p>
          </draw:text-box>
        </draw:frame>
        <draw:frame draw:style-name="gr14" draw:text-style-name="P10" draw:layer="layout" svg:width="0.198cm" svg:height="0.26cm" svg:x="23.63cm" svg:y="18.03cm">
          <draw:text-box>
            <text:p text:style-name="P2"><text:span text:style-name="T6">4</text:span></text:p>
          </draw:text-box>
        </draw:frame>
        <draw:frame draw:style-name="gr14" draw:text-style-name="P10" draw:layer="layout" svg:width="0.198cm" svg:height="0.26cm" svg:x="24.151cm" svg:y="18.03cm">
          <draw:text-box>
            <text:p text:style-name="P2"><text:span text:style-name="T6">5</text:span></text:p>
          </draw:text-box>
        </draw:frame>
        <draw:frame draw:style-name="gr17" draw:text-style-name="P11" draw:layer="layout" svg:width="1.266cm" svg:height="0.538cm" svg:x="25.5cm" svg:y="0.7cm">
          <draw:text-box>
            <text:p text:style-name="P2"><text:span text:style-name="T7">2022</text:span></text:p>
          </draw:text-box>
        </draw:frame>
        <draw:frame draw:style-name="gr4" draw:text-style-name="P4" draw:layer="layout" svg:width="1.805cm" svg:height="0.533cm" svg:x="10.96cm" svg:y="0.701cm">
          <draw:text-box>
            <text:p text:style-name="P2"><text:span text:style-name="T2">Domingo </text:span></text:p>
          </draw:text-box>
        </draw:frame>
        <draw:frame draw:style-name="gr5" draw:text-style-name="P4" draw:layer="layout" svg:width="0.42cm" svg:height="0.533cm" svg:x="13.02cm" svg:y="0.701cm">
          <draw:text-box>
            <text:p text:style-name="P2"><text:span text:style-name="T3">4</text:span></text:p>
          </draw:text-box>
        </draw:frame>
        <draw:frame draw:style-name="gr18" draw:text-style-name="P4" draw:layer="layout" svg:width="1.894cm" svg:height="0.533cm" svg:x="1.3cm" svg:y="1.408cm">
          <draw:text-box>
            <text:p text:style-name="P2"><text:span text:style-name="T8">Prioridad:</text:span></text:p>
          </draw:text-box>
        </draw:frame>
        <draw:frame draw:style-name="gr19" draw:text-style-name="P4" draw:layer="layout" svg:width="0.997cm" svg:height="0.533cm" svg:x="10.56cm" svg:y="1.408cm">
          <draw:text-box>
            <text:p text:style-name="P2"><text:span text:style-name="T9">Clima:</text:span></text:p>
          </draw:text-box>
        </draw:frame>
        <draw:frame draw:style-name="gr19" draw:text-style-name="P4" draw:layer="layout" svg:width="0.997cm" svg:height="0.533cm" svg:x="23.72cm" svg:y="1.409cm">
          <draw:text-box>
            <text:p text:style-name="P2"><text:span text:style-name="T9">Clima:</text:span></text:p>
          </draw:text-box>
        </draw:frame>
        <draw:frame draw:style-name="gr20" draw:text-style-name="P4" draw:layer="layout" svg:width="0.22cm" svg:height="0.386cm" svg:x="1cm" svg:y="1.95cm">
          <draw:text-box>
            <text:p text:style-name="P2"><text:span text:style-name="T10">7</text:span></text:p>
          </draw:text-box>
        </draw:frame>
        <draw:frame draw:style-name="gr20" draw:text-style-name="P4" draw:layer="layout" svg:width="0.22cm" svg:height="0.386cm" svg:x="1cm" svg:y="2.823cm">
          <draw:text-box>
            <text:p text:style-name="P2"><text:span text:style-name="T10">8</text:span></text:p>
          </draw:text-box>
        </draw:frame>
        <draw:frame draw:style-name="gr20" draw:text-style-name="P4" draw:layer="layout" svg:width="0.22cm" svg:height="0.386cm" svg:x="1cm" svg:y="3.693cm">
          <draw:text-box>
            <text:p text:style-name="P2"><text:span text:style-name="T10">9</text:span></text:p>
          </draw:text-box>
        </draw:frame>
        <draw:frame draw:style-name="gr20" draw:text-style-name="P4" draw:layer="layout" svg:width="0.303cm" svg:height="0.386cm" svg:x="1cm" svg:y="4.563cm">
          <draw:text-box>
            <text:p text:style-name="P2"><text:span text:style-name="T10">10</text:span></text:p>
          </draw:text-box>
        </draw:frame>
        <draw:frame draw:style-name="gr21" draw:text-style-name="P4" draw:layer="layout" svg:width="0.276cm" svg:height="0.386cm" svg:x="1cm" svg:y="5.433cm">
          <draw:text-box>
            <text:p text:style-name="P2"><text:span text:style-name="T10">11</text:span></text:p>
          </draw:text-box>
        </draw:frame>
        <draw:frame draw:style-name="gr20" draw:text-style-name="P4" draw:layer="layout" svg:width="0.294cm" svg:height="0.386cm" svg:x="1cm" svg:y="6.303cm">
          <draw:text-box>
            <text:p text:style-name="P2"><text:span text:style-name="T10">12</text:span></text:p>
          </draw:text-box>
        </draw:frame>
        <draw:frame draw:style-name="gr20" draw:text-style-name="P4" draw:layer="layout" svg:width="0.286cm" svg:height="0.386cm" svg:x="1cm" svg:y="7.183cm">
          <draw:text-box>
            <text:p text:style-name="P2"><text:span text:style-name="T10">13</text:span></text:p>
          </draw:text-box>
        </draw:frame>
        <draw:frame draw:style-name="gr20" draw:text-style-name="P4" draw:layer="layout" svg:width="0.286cm" svg:height="0.386cm" svg:x="1cm" svg:y="8.053cm">
          <draw:text-box>
            <text:p text:style-name="P2"><text:span text:style-name="T10">14</text:span></text:p>
          </draw:text-box>
        </draw:frame>
        <draw:frame draw:style-name="gr20" draw:text-style-name="P4" draw:layer="layout" svg:width="0.294cm" svg:height="0.386cm" svg:x="1cm" svg:y="8.933cm">
          <draw:text-box>
            <text:p text:style-name="P2"><text:span text:style-name="T10">15</text:span></text:p>
          </draw:text-box>
        </draw:frame>
        <draw:frame draw:style-name="gr20" draw:text-style-name="P4" draw:layer="layout" svg:width="0.294cm" svg:height="0.386cm" svg:x="1cm" svg:y="9.803cm">
          <draw:text-box>
            <text:p text:style-name="P2"><text:span text:style-name="T10">16</text:span></text:p>
          </draw:text-box>
        </draw:frame>
        <draw:frame draw:style-name="gr20" draw:text-style-name="P4" draw:layer="layout" svg:width="0.273cm" svg:height="0.386cm" svg:x="1cm" svg:y="10.673cm">
          <draw:text-box>
            <text:p text:style-name="P2"><text:span text:style-name="T10">17</text:span></text:p>
          </draw:text-box>
        </draw:frame>
        <draw:frame draw:style-name="gr20" draw:text-style-name="P4" draw:layer="layout" svg:width="0.294cm" svg:height="0.386cm" svg:x="1cm" svg:y="11.553cm">
          <draw:text-box>
            <text:p text:style-name="P2"><text:span text:style-name="T10">18</text:span></text:p>
          </draw:text-box>
        </draw:frame>
        <draw:frame draw:style-name="gr20" draw:text-style-name="P4" draw:layer="layout" svg:width="0.294cm" svg:height="0.386cm" svg:x="1cm" svg:y="12.423cm">
          <draw:text-box>
            <text:p text:style-name="P2"><text:span text:style-name="T10">19</text:span></text:p>
          </draw:text-box>
        </draw:frame>
        <draw:frame draw:style-name="gr20" draw:text-style-name="P4" draw:layer="layout" svg:width="0.383cm" svg:height="0.386cm" svg:x="1cm" svg:y="13.293cm">
          <draw:text-box>
            <text:p text:style-name="P2"><text:span text:style-name="T10">20</text:span></text:p>
          </draw:text-box>
        </draw:frame>
        <draw:frame draw:style-name="gr20" draw:text-style-name="P4" draw:layer="layout" svg:width="0.22cm" svg:height="0.386cm" svg:x="14.62cm" svg:y="1.95cm">
          <draw:text-box>
            <text:p text:style-name="P2"><text:span text:style-name="T10">8</text:span></text:p>
          </draw:text-box>
        </draw:frame>
        <draw:frame draw:style-name="gr20" draw:text-style-name="P4" draw:layer="layout" svg:width="0.22cm" svg:height="0.386cm" svg:x="14.62cm" svg:y="2.823cm">
          <draw:text-box>
            <text:p text:style-name="P2"><text:span text:style-name="T10">9</text:span></text:p>
          </draw:text-box>
        </draw:frame>
        <draw:frame draw:style-name="gr22" draw:text-style-name="P4" draw:layer="layout" svg:width="0.303cm" svg:height="0.386cm" svg:x="14.62cm" svg:y="3.693cm">
          <draw:text-box>
            <text:p text:style-name="P2"><text:span text:style-name="T10">10</text:span></text:p>
          </draw:text-box>
        </draw:frame>
        <draw:frame draw:style-name="gr20" draw:text-style-name="P4" draw:layer="layout" svg:width="0.22cm" svg:height="0.386cm" svg:x="14.62cm" svg:y="4.563cm">
          <draw:text-box>
            <text:p text:style-name="P2"><text:span text:style-name="T10">11</text:span></text:p>
          </draw:text-box>
        </draw:frame>
        <draw:frame draw:style-name="gr23" draw:text-style-name="P4" draw:layer="layout" svg:width="0.294cm" svg:height="0.386cm" svg:x="14.62cm" svg:y="5.433cm">
          <draw:text-box>
            <text:p text:style-name="P2"><text:span text:style-name="T10">12</text:span></text:p>
          </draw:text-box>
        </draw:frame>
        <draw:frame draw:style-name="gr24" draw:text-style-name="P4" draw:layer="layout" svg:width="0.286cm" svg:height="0.386cm" svg:x="14.62cm" svg:y="6.303cm">
          <draw:text-box>
            <text:p text:style-name="P2"><text:span text:style-name="T10">13</text:span></text:p>
          </draw:text-box>
        </draw:frame>
        <draw:frame draw:style-name="gr24" draw:text-style-name="P4" draw:layer="layout" svg:width="0.286cm" svg:height="0.386cm" svg:x="14.62cm" svg:y="7.183cm">
          <draw:text-box>
            <text:p text:style-name="P2"><text:span text:style-name="T10">14</text:span></text:p>
          </draw:text-box>
        </draw:frame>
        <draw:frame draw:style-name="gr23" draw:text-style-name="P4" draw:layer="layout" svg:width="0.294cm" svg:height="0.386cm" svg:x="14.62cm" svg:y="8.053cm">
          <draw:text-box>
            <text:p text:style-name="P2"><text:span text:style-name="T10">15</text:span></text:p>
          </draw:text-box>
        </draw:frame>
        <draw:frame draw:style-name="gr23" draw:text-style-name="P4" draw:layer="layout" svg:width="0.294cm" svg:height="0.386cm" svg:x="14.62cm" svg:y="8.933cm">
          <draw:text-box>
            <text:p text:style-name="P2"><text:span text:style-name="T10">16</text:span></text:p>
          </draw:text-box>
        </draw:frame>
        <draw:frame draw:style-name="gr25" draw:text-style-name="P4" draw:layer="layout" svg:width="0.273cm" svg:height="0.386cm" svg:x="14.62cm" svg:y="9.803cm">
          <draw:text-box>
            <text:p text:style-name="P2"><text:span text:style-name="T10">17</text:span></text:p>
          </draw:text-box>
        </draw:frame>
        <draw:frame draw:style-name="gr23" draw:text-style-name="P4" draw:layer="layout" svg:width="0.294cm" svg:height="0.386cm" svg:x="14.62cm" svg:y="10.673cm">
          <draw:text-box>
            <text:p text:style-name="P2"><text:span text:style-name="T10">18</text:span></text:p>
          </draw:text-box>
        </draw:frame>
        <draw:frame draw:style-name="gr23" draw:text-style-name="P4" draw:layer="layout" svg:width="0.294cm" svg:height="0.386cm" svg:x="14.62cm" svg:y="11.553cm">
          <draw:text-box>
            <text:p text:style-name="P2"><text:span text:style-name="T10">19</text:span></text:p>
          </draw:text-box>
        </draw:frame>
        <draw:frame draw:style-name="gr26" draw:text-style-name="P4" draw:layer="layout" svg:width="0.383cm" svg:height="0.386cm" svg:x="14.62cm" svg:y="12.423cm">
          <draw:text-box>
            <text:p text:style-name="P2"><text:span text:style-name="T10">20</text:span></text:p>
          </draw:text-box>
        </draw:frame>
        <draw:frame draw:style-name="gr23" draw:text-style-name="P4" draw:layer="layout" svg:width="0.294cm" svg:height="0.386cm" svg:x="14.62cm" svg:y="13.293cm">
          <draw:text-box>
            <text:p text:style-name="P2"><text:span text:style-name="T10">21</text:span></text:p>
          </draw:text-box>
        </draw:frame>
        <draw:frame draw:style-name="gr20" draw:text-style-name="P4" draw:layer="layout" svg:width="0.294cm" svg:height="0.386cm" svg:x="1.001cm" svg:y="14.163cm">
          <draw:text-box>
            <text:p text:style-name="P2"><text:span text:style-name="T10">21</text:span></text:p>
          </draw:text-box>
        </draw:frame>
        <draw:line draw:style-name="gr1" draw:text-style-name="P1" draw:layer="layout" svg:x1="0.7cm" svg:y1="14.79cm" svg:x2="13.954cm" svg:y2="14.79cm">
          <text:p/>
        </draw:line>
        <draw:frame draw:style-name="gr23" draw:text-style-name="P4" draw:layer="layout" svg:width="0.294cm" svg:height="0.386cm" svg:x="14.62cm" svg:y="14.162cm">
          <draw:text-box>
            <text:p text:style-name="P2"><text:span text:style-name="T10">21</text:span></text:p>
          </draw:text-box>
        </draw:frame>
        <draw:line draw:style-name="gr1" draw:text-style-name="P1" draw:layer="layout" svg:x1="14.49cm" svg:y1="14.79cm" svg:x2="27.241cm" svg:y2="14.79cm">
          <text:p/>
        </draw:line>
        <draw:frame draw:style-name="gr27" draw:text-style-name="P4" draw:layer="layout" svg:width="0.375cm" svg:height="0.386cm" svg:x="1.002cm" svg:y="15.033cm">
          <draw:text-box>
            <text:p text:style-name="P2"><text:span text:style-name="T10">22</text:span></text:p>
          </draw:text-box>
        </draw:frame>
        <draw:line draw:style-name="gr1" draw:text-style-name="P1" draw:layer="layout" svg:x1="0.701cm" svg:y1="15.66cm" svg:x2="13.955cm" svg:y2="15.66cm">
          <text:p/>
        </draw:line>
        <draw:frame draw:style-name="gr23" draw:text-style-name="P4" draw:layer="layout" svg:width="0.374cm" svg:height="0.386cm" svg:x="14.621cm" svg:y="15.032cm">
          <draw:text-box>
            <text:p text:style-name="P2"><text:span text:style-name="T10">22</text:span></text:p>
          </draw:text-box>
        </draw:frame>
        <draw:line draw:style-name="gr1" draw:text-style-name="P1" draw:layer="layout" svg:x1="14.491cm" svg:y1="15.66cm" svg:x2="22.009cm" svg:y2="15.66cm">
          <text:p/>
        </draw:line>
        <draw:frame draw:style-name="gr18" draw:text-style-name="P4" draw:layer="layout" svg:width="1.894cm" svg:height="0.533cm" svg:x="14.92cm" svg:y="1.409cm">
          <draw:text-box>
            <text:p text:style-name="P2"><text:span text:style-name="T8">Prioridad:</text:span></text:p>
          </draw:text-box>
        </draw:frame>
        <draw:line draw:style-name="gr1" draw:text-style-name="P1" draw:layer="layout" svg:x1="0.7cm" svg:y1="2.66cm" svg:x2="13.954cm" svg:y2="2.66cm">
          <text:p/>
        </draw:line>
        <draw:line draw:style-name="gr1" draw:text-style-name="P1" draw:layer="layout" svg:x1="0.7cm" svg:y1="3.525cm" svg:x2="13.954cm" svg:y2="3.525cm">
          <text:p/>
        </draw:line>
        <draw:line draw:style-name="gr1" draw:text-style-name="P1" draw:layer="layout" svg:x1="0.7cm" svg:y1="4.392cm" svg:x2="13.954cm" svg:y2="4.392cm">
          <text:p/>
        </draw:line>
        <draw:line draw:style-name="gr1" draw:text-style-name="P1" draw:layer="layout" svg:x1="0.7cm" svg:y1="5.257cm" svg:x2="13.954cm" svg:y2="5.257cm">
          <text:p/>
        </draw:line>
        <draw:line draw:style-name="gr1" draw:text-style-name="P1" draw:layer="layout" svg:x1="0.7cm" svg:y1="6.124cm" svg:x2="13.954cm" svg:y2="6.124cm">
          <text:p/>
        </draw:line>
        <draw:line draw:style-name="gr1" draw:text-style-name="P1" draw:layer="layout" svg:x1="0.7cm" svg:y1="6.991cm" svg:x2="13.954cm" svg:y2="6.991cm">
          <text:p/>
        </draw:line>
        <draw:line draw:style-name="gr1" draw:text-style-name="P1" draw:layer="layout" svg:x1="0.7cm" svg:y1="7.856cm" svg:x2="13.954cm" svg:y2="7.856cm">
          <text:p/>
        </draw:line>
        <draw:line draw:style-name="gr1" draw:text-style-name="P1" draw:layer="layout" svg:x1="0.7cm" svg:y1="8.722cm" svg:x2="13.954cm" svg:y2="8.722cm">
          <text:p/>
        </draw:line>
        <draw:line draw:style-name="gr1" draw:text-style-name="P1" draw:layer="layout" svg:x1="0.7cm" svg:y1="9.588cm" svg:x2="13.954cm" svg:y2="9.588cm">
          <text:p/>
        </draw:line>
        <draw:line draw:style-name="gr1" draw:text-style-name="P1" draw:layer="layout" svg:x1="0.7cm" svg:y1="10.454cm" svg:x2="13.954cm" svg:y2="10.454cm">
          <text:p/>
        </draw:line>
        <draw:line draw:style-name="gr1" draw:text-style-name="P1" draw:layer="layout" svg:x1="0.7cm" svg:y1="11.321cm" svg:x2="13.954cm" svg:y2="11.321cm">
          <text:p/>
        </draw:line>
        <draw:line draw:style-name="gr1" draw:text-style-name="P1" draw:layer="layout" svg:x1="0.7cm" svg:y1="12.186cm" svg:x2="13.954cm" svg:y2="12.186cm">
          <text:p/>
        </draw:line>
        <draw:line draw:style-name="gr1" draw:text-style-name="P1" draw:layer="layout" svg:x1="0.7cm" svg:y1="13.052cm" svg:x2="13.954cm" svg:y2="13.052cm">
          <text:p/>
        </draw:line>
        <draw:line draw:style-name="gr1" draw:text-style-name="P1" draw:layer="layout" svg:x1="0.7cm" svg:y1="13.919cm" svg:x2="13.954cm" svg:y2="13.919cm">
          <text:p/>
        </draw:line>
        <draw:line draw:style-name="gr1" draw:text-style-name="P1" draw:layer="layout" svg:x1="0.7cm" svg:y1="14.791cm" svg:x2="13.954cm" svg:y2="14.791cm">
          <text:p/>
        </draw:line>
        <draw:line draw:style-name="gr28" draw:text-style-name="P1" draw:layer="layout" svg:x1="1.445cm" svg:y1="3.09cm" svg:x2="13.954cm" svg:y2="3.09cm">
          <text:p/>
        </draw:line>
        <draw:line draw:style-name="gr28" draw:text-style-name="P1" draw:layer="layout" svg:x1="1.445cm" svg:y1="3.955cm" svg:x2="13.954cm" svg:y2="3.955cm">
          <text:p/>
        </draw:line>
        <draw:line draw:style-name="gr28" draw:text-style-name="P1" draw:layer="layout" svg:x1="1.445cm" svg:y1="4.822cm" svg:x2="13.954cm" svg:y2="4.822cm">
          <text:p/>
        </draw:line>
        <draw:line draw:style-name="gr28" draw:text-style-name="P1" draw:layer="layout" svg:x1="1.445cm" svg:y1="5.687cm" svg:x2="13.954cm" svg:y2="5.687cm">
          <text:p/>
        </draw:line>
        <draw:line draw:style-name="gr28" draw:text-style-name="P1" draw:layer="layout" svg:x1="1.445cm" svg:y1="6.554cm" svg:x2="13.954cm" svg:y2="6.554cm">
          <text:p/>
        </draw:line>
        <draw:line draw:style-name="gr28" draw:text-style-name="P1" draw:layer="layout" svg:x1="1.445cm" svg:y1="7.421cm" svg:x2="13.954cm" svg:y2="7.421cm">
          <text:p/>
        </draw:line>
        <draw:line draw:style-name="gr28" draw:text-style-name="P1" draw:layer="layout" svg:x1="1.445cm" svg:y1="8.286cm" svg:x2="13.954cm" svg:y2="8.286cm">
          <text:p/>
        </draw:line>
        <draw:line draw:style-name="gr28" draw:text-style-name="P1" draw:layer="layout" svg:x1="1.445cm" svg:y1="9.152cm" svg:x2="13.954cm" svg:y2="9.152cm">
          <text:p/>
        </draw:line>
        <draw:line draw:style-name="gr28" draw:text-style-name="P1" draw:layer="layout" svg:x1="1.445cm" svg:y1="10.018cm" svg:x2="13.954cm" svg:y2="10.018cm">
          <text:p/>
        </draw:line>
        <draw:line draw:style-name="gr28" draw:text-style-name="P1" draw:layer="layout" svg:x1="1.445cm" svg:y1="10.884cm" svg:x2="13.954cm" svg:y2="10.884cm">
          <text:p/>
        </draw:line>
        <draw:line draw:style-name="gr28" draw:text-style-name="P1" draw:layer="layout" svg:x1="1.445cm" svg:y1="11.751cm" svg:x2="13.954cm" svg:y2="11.751cm">
          <text:p/>
        </draw:line>
        <draw:line draw:style-name="gr28" draw:text-style-name="P1" draw:layer="layout" svg:x1="1.445cm" svg:y1="12.616cm" svg:x2="13.954cm" svg:y2="12.616cm">
          <text:p/>
        </draw:line>
        <draw:line draw:style-name="gr28" draw:text-style-name="P1" draw:layer="layout" svg:x1="1.445cm" svg:y1="13.482cm" svg:x2="13.954cm" svg:y2="13.482cm">
          <text:p/>
        </draw:line>
        <draw:line draw:style-name="gr28" draw:text-style-name="P1" draw:layer="layout" svg:x1="1.445cm" svg:y1="14.349cm" svg:x2="13.954cm" svg:y2="14.349cm">
          <text:p/>
        </draw:line>
        <draw:line draw:style-name="gr28" draw:text-style-name="P1" draw:layer="layout" svg:x1="1.445cm" svg:y1="15.221cm" svg:x2="13.954cm" svg:y2="15.221cm">
          <text:p/>
        </draw:line>
        <draw:line draw:style-name="gr28" draw:text-style-name="P1" draw:layer="layout" svg:x1="1.445cm" svg:y1="3.091cm" svg:x2="13.954cm" svg:y2="3.091cm">
          <text:p/>
        </draw:line>
        <draw:line draw:style-name="gr28" draw:text-style-name="P1" draw:layer="layout" svg:x1="1.445cm" svg:y1="3.956cm" svg:x2="13.954cm" svg:y2="3.956cm">
          <text:p/>
        </draw:line>
        <draw:line draw:style-name="gr28" draw:text-style-name="P1" draw:layer="layout" svg:x1="1.445cm" svg:y1="4.823cm" svg:x2="13.954cm" svg:y2="4.823cm">
          <text:p/>
        </draw:line>
        <draw:line draw:style-name="gr28" draw:text-style-name="P1" draw:layer="layout" svg:x1="1.445cm" svg:y1="5.688cm" svg:x2="13.954cm" svg:y2="5.688cm">
          <text:p/>
        </draw:line>
        <draw:line draw:style-name="gr28" draw:text-style-name="P1" draw:layer="layout" svg:x1="1.445cm" svg:y1="6.555cm" svg:x2="13.954cm" svg:y2="6.555cm">
          <text:p/>
        </draw:line>
        <draw:line draw:style-name="gr28" draw:text-style-name="P1" draw:layer="layout" svg:x1="1.445cm" svg:y1="7.422cm" svg:x2="13.954cm" svg:y2="7.422cm">
          <text:p/>
        </draw:line>
        <draw:line draw:style-name="gr28" draw:text-style-name="P1" draw:layer="layout" svg:x1="1.445cm" svg:y1="8.287cm" svg:x2="13.954cm" svg:y2="8.287cm">
          <text:p/>
        </draw:line>
        <draw:line draw:style-name="gr28" draw:text-style-name="P1" draw:layer="layout" svg:x1="1.445cm" svg:y1="9.153cm" svg:x2="13.954cm" svg:y2="9.153cm">
          <text:p/>
        </draw:line>
        <draw:line draw:style-name="gr28" draw:text-style-name="P1" draw:layer="layout" svg:x1="1.445cm" svg:y1="10.019cm" svg:x2="13.954cm" svg:y2="10.019cm">
          <text:p/>
        </draw:line>
        <draw:line draw:style-name="gr28" draw:text-style-name="P1" draw:layer="layout" svg:x1="1.445cm" svg:y1="10.885cm" svg:x2="13.954cm" svg:y2="10.885cm">
          <text:p/>
        </draw:line>
        <draw:line draw:style-name="gr28" draw:text-style-name="P1" draw:layer="layout" svg:x1="1.445cm" svg:y1="11.752cm" svg:x2="13.954cm" svg:y2="11.752cm">
          <text:p/>
        </draw:line>
        <draw:line draw:style-name="gr28" draw:text-style-name="P1" draw:layer="layout" svg:x1="1.445cm" svg:y1="12.617cm" svg:x2="13.954cm" svg:y2="12.617cm">
          <text:p/>
        </draw:line>
        <draw:line draw:style-name="gr28" draw:text-style-name="P1" draw:layer="layout" svg:x1="1.445cm" svg:y1="13.483cm" svg:x2="13.954cm" svg:y2="13.483cm">
          <text:p/>
        </draw:line>
        <draw:line draw:style-name="gr28" draw:text-style-name="P1" draw:layer="layout" svg:x1="1.445cm" svg:y1="14.35cm" svg:x2="13.954cm" svg:y2="14.35cm">
          <text:p/>
        </draw:line>
        <draw:line draw:style-name="gr28" draw:text-style-name="P1" draw:layer="layout" svg:x1="1.445cm" svg:y1="15.222cm" svg:x2="13.954cm" svg:y2="15.222cm">
          <text:p/>
        </draw:line>
        <draw:line draw:style-name="gr28" draw:text-style-name="P1" draw:layer="layout" svg:x1="15.071cm" svg:y1="3.1cm" svg:x2="27.24cm" svg:y2="3.1cm">
          <text:p/>
        </draw:line>
        <draw:line draw:style-name="gr28" draw:text-style-name="P1" draw:layer="layout" svg:x1="15.071cm" svg:y1="3.965cm" svg:x2="27.24cm" svg:y2="3.965cm">
          <text:p/>
        </draw:line>
        <draw:line draw:style-name="gr28" draw:text-style-name="P1" draw:layer="layout" svg:x1="15.071cm" svg:y1="4.832cm" svg:x2="27.24cm" svg:y2="4.832cm">
          <text:p/>
        </draw:line>
        <draw:line draw:style-name="gr28" draw:text-style-name="P1" draw:layer="layout" svg:x1="15.071cm" svg:y1="5.698cm" svg:x2="27.24cm" svg:y2="5.698cm">
          <text:p/>
        </draw:line>
        <draw:line draw:style-name="gr28" draw:text-style-name="P1" draw:layer="layout" svg:x1="15.071cm" svg:y1="6.564cm" svg:x2="27.24cm" svg:y2="6.564cm">
          <text:p/>
        </draw:line>
        <draw:line draw:style-name="gr28" draw:text-style-name="P1" draw:layer="layout" svg:x1="15.071cm" svg:y1="7.431cm" svg:x2="27.24cm" svg:y2="7.431cm">
          <text:p/>
        </draw:line>
        <draw:line draw:style-name="gr28" draw:text-style-name="P1" draw:layer="layout" svg:x1="15.071cm" svg:y1="8.297cm" svg:x2="27.24cm" svg:y2="8.297cm">
          <text:p/>
        </draw:line>
        <draw:line draw:style-name="gr28" draw:text-style-name="P1" draw:layer="layout" svg:x1="15.071cm" svg:y1="9.162cm" svg:x2="27.24cm" svg:y2="9.162cm">
          <text:p/>
        </draw:line>
        <draw:line draw:style-name="gr28" draw:text-style-name="P1" draw:layer="layout" svg:x1="15.071cm" svg:y1="10.029cm" svg:x2="27.24cm" svg:y2="10.029cm">
          <text:p/>
        </draw:line>
        <draw:line draw:style-name="gr28" draw:text-style-name="P1" draw:layer="layout" svg:x1="15.071cm" svg:y1="10.894cm" svg:x2="27.24cm" svg:y2="10.894cm">
          <text:p/>
        </draw:line>
        <draw:line draw:style-name="gr28" draw:text-style-name="P1" draw:layer="layout" svg:x1="15.071cm" svg:y1="11.761cm" svg:x2="27.24cm" svg:y2="11.761cm">
          <text:p/>
        </draw:line>
        <draw:line draw:style-name="gr28" draw:text-style-name="P1" draw:layer="layout" svg:x1="15.071cm" svg:y1="12.627cm" svg:x2="27.24cm" svg:y2="12.627cm">
          <text:p/>
        </draw:line>
        <draw:line draw:style-name="gr28" draw:text-style-name="P1" draw:layer="layout" svg:x1="15.071cm" svg:y1="13.492cm" svg:x2="27.24cm" svg:y2="13.492cm">
          <text:p/>
        </draw:line>
        <draw:line draw:style-name="gr28" draw:text-style-name="P1" draw:layer="layout" svg:x1="15.071cm" svg:y1="14.359cm" svg:x2="27.24cm" svg:y2="14.359cm">
          <text:p/>
        </draw:line>
        <draw:line draw:style-name="gr28" draw:text-style-name="P1" draw:layer="layout" svg:x1="15.072cm" svg:y1="15.227cm" svg:x2="27.241cm" svg:y2="15.227cm">
          <text:p/>
        </draw:line>
        <draw:line draw:style-name="gr28" draw:text-style-name="P1" draw:layer="layout" svg:x1="1.446cm" svg:y1="2.31cm" svg:x2="13.955cm" svg:y2="2.31cm">
          <text:p/>
        </draw:line>
        <draw:line draw:style-name="gr28" draw:text-style-name="P1" draw:layer="layout" svg:x1="15.072cm" svg:y1="2.31cm" svg:x2="27.241cm" svg:y2="2.31cm">
          <text:p/>
        </draw:line>
      </draw:page>
      <draw:page draw:name="page2" draw:style-name="dp1" draw:master-page-name="master-page34">
        <draw:frame draw:style-name="gr10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path draw:style-name="gr29" draw:text-style-name="P12" draw:layer="layout" svg:width="13.253cm" svg:height="11.258cm" svg:x="0.7cm" svg:y="2.659cm" svg:viewBox="0 0 13254 11259" svg:d="M0 0h13254M0 865h13254M0 1732h13254M0 2597h13254M0 3464h13254M0 4331h13254M0 5196h13254M0 6062h13254M0 6928h13254M0 7794h13254M0 8661h13254M0 9526h13254M0 10392h13254M0 11259h13254">
          <text:p/>
        </draw:path>
        <draw:line draw:style-name="gr3" draw:text-style-name="P9" draw:layer="layout" svg:x1="0.701cm" svg:y1="1.262cm" svg:x2="13.952cm" svg:y2="1.262cm">
          <text:p/>
        </draw:line>
        <draw:line draw:style-name="gr3" draw:text-style-name="P9" draw:layer="layout" svg:x1="0.706cm" svg:y1="1.961cm" svg:x2="13.956cm" svg:y2="1.961cm">
          <text:p/>
        </draw:line>
        <draw:line draw:style-name="gr3" draw:text-style-name="P9" draw:layer="layout" svg:x1="0.701cm" svg:y1="14.798cm" svg:x2="13.952cm" svg:y2="14.798cm">
          <text:p/>
        </draw:line>
        <draw:frame draw:style-name="gr10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frame draw:style-name="gr18" draw:text-style-name="P4" draw:layer="layout" svg:width="1.894cm" svg:height="0.533cm" svg:x="2.254cm" svg:y="1.407cm">
          <draw:text-box>
            <text:p text:style-name="P2"><text:span text:style-name="T2">Miércoles</text:span></text:p>
          </draw:text-box>
        </draw:frame>
        <draw:frame draw:style-name="gr19" draw:text-style-name="P4" draw:layer="layout" svg:width="0.397cm" svg:height="0.533cm" svg:x="11.253cm" svg:y="1.407cm">
          <draw:text-box>
            <text:p text:style-name="P2"><text:span text:style-name="T3">5</text:span></text:p>
          </draw:text-box>
        </draw:frame>
        <draw:frame draw:style-name="gr11" draw:text-style-name="P4" draw:layer="layout" svg:width="1.391cm" svg:height="0.533cm" svg:x="1.468cm" svg:y="0.697cm">
          <draw:text-box>
            <text:p text:style-name="P2"><text:span text:style-name="T3">ENERO</text:span></text:p>
          </draw:text-box>
        </draw:frame>
        <draw:path draw:style-name="gr8" draw:text-style-name="P7" draw:layer="layout" svg:width="0.034cm" svg:height="0.034cm" svg:x="1.496cm" svg:y="16.065cm" svg:viewBox="0 0 35 35" svg:d="M17 0c-23 0-23 35 0 35s23-35 0-35z">
          <text:p/>
        </draw:path>
        <draw:path draw:style-name="gr8" draw:text-style-name="P7" draw:layer="layout" svg:width="0.034cm" svg:height="0.034cm" svg:x="1.496cm" svg:y="16.567cm" svg:viewBox="0 0 35 35" svg:d="M17 0c-23 0-23 35 0 35s23-35 0-35z">
          <text:p/>
        </draw:path>
        <draw:path draw:style-name="gr8" draw:text-style-name="P7" draw:layer="layout" svg:width="0.034cm" svg:height="0.034cm" svg:x="1.496cm" svg:y="17.069cm" svg:viewBox="0 0 35 35" svg:d="M17 0c-23 0-23 35 0 35s23-35 0-35z">
          <text:p/>
        </draw:path>
        <draw:path draw:style-name="gr8" draw:text-style-name="P7" draw:layer="layout" svg:width="0.034cm" svg:height="0.034cm" svg:x="1.496cm" svg:y="17.571cm" svg:viewBox="0 0 35 35" svg:d="M17 0c-23 0-23 35 0 35s23-35 0-35z">
          <text:p/>
        </draw:path>
        <draw:path draw:style-name="gr8" draw:text-style-name="P7" draw:layer="layout" svg:width="0.034cm" svg:height="0.034cm" svg:x="1.496cm" svg:y="18.073cm" svg:viewBox="0 0 35 35" svg:d="M17 0c-23 0-23 35 0 35s23-35 0-35z">
          <text:p/>
        </draw:path>
        <draw:path draw:style-name="gr8" draw:text-style-name="P7" draw:layer="layout" svg:width="0.034cm" svg:height="0.035cm" svg:x="1.496cm" svg:y="18.575cm" svg:viewBox="0 0 35 36" svg:d="M17 0c-23 0-23 36 0 36s23-36 0-36z">
          <text:p/>
        </draw:path>
        <draw:path draw:style-name="gr8" draw:text-style-name="P7" draw:layer="layout" svg:width="0.034cm" svg:height="0.034cm" svg:x="1.496cm" svg:y="19.078cm" svg:viewBox="0 0 35 35" svg:d="M17 0c-23 0-23 35 0 35s23-35 0-35z">
          <text:p/>
        </draw:path>
        <draw:path draw:style-name="gr8" draw:text-style-name="P7" draw:layer="layout" svg:width="0.034cm" svg:height="0.034cm" svg:x="1.496cm" svg:y="19.58cm" svg:viewBox="0 0 35 35" svg:d="M17 0c-23 0-23 35 0 35s23-35 0-35z">
          <text:p/>
        </draw:path>
        <draw:path draw:style-name="gr8" draw:text-style-name="P7" draw:layer="layout" svg:width="0.034cm" svg:height="0.034cm" svg:x="1.496cm" svg:y="20.082cm" svg:viewBox="0 0 35 35" svg:d="M17 0c-23 0-23 35 0 35s23-35 0-35z">
          <text:p/>
        </draw:path>
        <draw:path draw:style-name="gr8" draw:text-style-name="P7" draw:layer="layout" svg:width="0.034cm" svg:height="0.034cm" svg:x="1.496cm" svg:y="20.584cm" svg:viewBox="0 0 35 35" svg:d="M17 0c-23 0-23 35 0 35s23-35 0-35z">
          <text:p/>
        </draw:path>
        <draw:path draw:style-name="gr8" draw:text-style-name="P7" draw:layer="layout" svg:width="0.033cm" svg:height="0.034cm" svg:x="1.995cm" svg:y="16.065cm" svg:viewBox="0 0 34 35" svg:d="M17 0c-23 0-23 35 0 35 22 0 22-35 0-35z">
          <text:p/>
        </draw:path>
        <draw:path draw:style-name="gr8" draw:text-style-name="P7" draw:layer="layout" svg:width="0.033cm" svg:height="0.034cm" svg:x="1.995cm" svg:y="16.567cm" svg:viewBox="0 0 34 35" svg:d="M17 0c-23 0-23 35 0 35 22 0 22-35 0-35z">
          <text:p/>
        </draw:path>
        <draw:path draw:style-name="gr8" draw:text-style-name="P7" draw:layer="layout" svg:width="0.033cm" svg:height="0.034cm" svg:x="1.995cm" svg:y="17.069cm" svg:viewBox="0 0 34 35" svg:d="M17 0c-23 0-23 35 0 35 22 0 22-35 0-35z">
          <text:p/>
        </draw:path>
        <draw:path draw:style-name="gr8" draw:text-style-name="P7" draw:layer="layout" svg:width="0.033cm" svg:height="0.034cm" svg:x="1.995cm" svg:y="17.571cm" svg:viewBox="0 0 34 35" svg:d="M17 0c-23 0-23 35 0 35 22 0 22-35 0-35z">
          <text:p/>
        </draw:path>
        <draw:path draw:style-name="gr8" draw:text-style-name="P7" draw:layer="layout" svg:width="0.033cm" svg:height="0.034cm" svg:x="1.995cm" svg:y="18.073cm" svg:viewBox="0 0 34 35" svg:d="M17 0c-23 0-23 35 0 35 22 0 22-35 0-35z">
          <text:p/>
        </draw:path>
        <draw:path draw:style-name="gr8" draw:text-style-name="P7" draw:layer="layout" svg:width="0.033cm" svg:height="0.035cm" svg:x="1.995cm" svg:y="18.575cm" svg:viewBox="0 0 34 36" svg:d="M17 0c-23 0-23 36 0 36 22 0 22-36 0-36z">
          <text:p/>
        </draw:path>
        <draw:path draw:style-name="gr8" draw:text-style-name="P7" draw:layer="layout" svg:width="0.033cm" svg:height="0.034cm" svg:x="1.995cm" svg:y="19.078cm" svg:viewBox="0 0 34 35" svg:d="M17 0c-23 0-23 35 0 35 22 0 22-35 0-35z">
          <text:p/>
        </draw:path>
        <draw:path draw:style-name="gr8" draw:text-style-name="P7" draw:layer="layout" svg:width="0.033cm" svg:height="0.034cm" svg:x="1.995cm" svg:y="19.58cm" svg:viewBox="0 0 34 35" svg:d="M17 0c-23 0-23 35 0 35 22 0 22-35 0-35z">
          <text:p/>
        </draw:path>
        <draw:path draw:style-name="gr8" draw:text-style-name="P7" draw:layer="layout" svg:width="0.033cm" svg:height="0.034cm" svg:x="1.995cm" svg:y="20.082cm" svg:viewBox="0 0 34 35" svg:d="M17 0c-23 0-23 35 0 35 22 0 22-35 0-35z">
          <text:p/>
        </draw:path>
        <draw:path draw:style-name="gr8" draw:text-style-name="P7" draw:layer="layout" svg:width="0.033cm" svg:height="0.034cm" svg:x="1.995cm" svg:y="20.584cm" svg:viewBox="0 0 34 35" svg:d="M17 0c-23 0-23 35 0 35 22 0 22-35 0-35z">
          <text:p/>
        </draw:path>
        <draw:path draw:style-name="gr8" draw:text-style-name="P7" draw:layer="layout" svg:width="0.033cm" svg:height="0.035cm" svg:x="2.494cm" svg:y="15.562cm" svg:viewBox="0 0 34 36" svg:d="M17 0c-23 0-23 36 0 36 22 0 23-36 0-36z">
          <text:p/>
        </draw:path>
        <draw:path draw:style-name="gr8" draw:text-style-name="P7" draw:layer="layout" svg:width="0.033cm" svg:height="0.034cm" svg:x="2.494cm" svg:y="16.065cm" svg:viewBox="0 0 34 35" svg:d="M17 0c-23 0-23 35 0 35 22 0 23-35 0-35z">
          <text:p/>
        </draw:path>
        <draw:path draw:style-name="gr8" draw:text-style-name="P7" draw:layer="layout" svg:width="0.033cm" svg:height="0.034cm" svg:x="2.494cm" svg:y="16.567cm" svg:viewBox="0 0 34 35" svg:d="M17 0c-23 0-23 35 0 35 22 0 23-35 0-35z">
          <text:p/>
        </draw:path>
        <draw:path draw:style-name="gr8" draw:text-style-name="P7" draw:layer="layout" svg:width="0.033cm" svg:height="0.034cm" svg:x="2.494cm" svg:y="17.069cm" svg:viewBox="0 0 34 35" svg:d="M17 0c-23 0-23 35 0 35 22 0 23-35 0-35z">
          <text:p/>
        </draw:path>
        <draw:path draw:style-name="gr8" draw:text-style-name="P7" draw:layer="layout" svg:width="0.033cm" svg:height="0.034cm" svg:x="2.494cm" svg:y="17.571cm" svg:viewBox="0 0 34 35" svg:d="M17 0c-23 0-23 35 0 35 22 0 23-35 0-35z">
          <text:p/>
        </draw:path>
        <draw:path draw:style-name="gr8" draw:text-style-name="P7" draw:layer="layout" svg:width="0.033cm" svg:height="0.034cm" svg:x="2.494cm" svg:y="18.073cm" svg:viewBox="0 0 34 35" svg:d="M17 0c-23 0-23 35 0 35 22 0 23-35 0-35z">
          <text:p/>
        </draw:path>
        <draw:path draw:style-name="gr8" draw:text-style-name="P7" draw:layer="layout" svg:width="0.033cm" svg:height="0.035cm" svg:x="2.494cm" svg:y="18.575cm" svg:viewBox="0 0 34 36" svg:d="M17 0c-23 0-23 36 0 36 22 0 23-36 0-36z">
          <text:p/>
        </draw:path>
        <draw:path draw:style-name="gr8" draw:text-style-name="P7" draw:layer="layout" svg:width="0.033cm" svg:height="0.034cm" svg:x="2.494cm" svg:y="19.078cm" svg:viewBox="0 0 34 35" svg:d="M17 0c-23 0-23 35 0 35 22 0 23-35 0-35z">
          <text:p/>
        </draw:path>
        <draw:path draw:style-name="gr8" draw:text-style-name="P7" draw:layer="layout" svg:width="0.033cm" svg:height="0.034cm" svg:x="2.494cm" svg:y="19.58cm" svg:viewBox="0 0 34 35" svg:d="M17 0c-23 0-23 35 0 35 22 0 23-35 0-35z">
          <text:p/>
        </draw:path>
        <draw:path draw:style-name="gr8" draw:text-style-name="P7" draw:layer="layout" svg:width="0.033cm" svg:height="0.034cm" svg:x="2.494cm" svg:y="20.082cm" svg:viewBox="0 0 34 35" svg:d="M17 0c-23 0-23 35 0 35 22 0 23-35 0-35z">
          <text:p/>
        </draw:path>
        <draw:path draw:style-name="gr8" draw:text-style-name="P7" draw:layer="layout" svg:width="0.033cm" svg:height="0.034cm" svg:x="2.494cm" svg:y="20.584cm" svg:viewBox="0 0 34 35" svg:d="M17 0c-23 0-23 35 0 35 22 0 23-35 0-35z">
          <text:p/>
        </draw:path>
        <draw:path draw:style-name="gr8" draw:text-style-name="P7" draw:layer="layout" svg:width="0.032cm" svg:height="0.035cm" svg:x="2.992cm" svg:y="15.562cm" svg:viewBox="0 0 33 36" svg:d="M16 0c-21 0-21 36 0 36 23 0 23-36 0-36z">
          <text:p/>
        </draw:path>
        <draw:path draw:style-name="gr8" draw:text-style-name="P7" draw:layer="layout" svg:width="0.032cm" svg:height="0.034cm" svg:x="2.992cm" svg:y="16.065cm" svg:viewBox="0 0 33 35" svg:d="M16 0c-21 0-21 35 0 35 23 0 23-35 0-35z">
          <text:p/>
        </draw:path>
        <draw:path draw:style-name="gr8" draw:text-style-name="P7" draw:layer="layout" svg:width="0.032cm" svg:height="0.034cm" svg:x="2.992cm" svg:y="16.567cm" svg:viewBox="0 0 33 35" svg:d="M16 0c-21 0-21 35 0 35 23 0 23-35 0-35z">
          <text:p/>
        </draw:path>
        <draw:path draw:style-name="gr8" draw:text-style-name="P7" draw:layer="layout" svg:width="0.032cm" svg:height="0.034cm" svg:x="2.992cm" svg:y="17.069cm" svg:viewBox="0 0 33 35" svg:d="M16 0c-21 0-21 35 0 35 23 0 23-35 0-35z">
          <text:p/>
        </draw:path>
        <draw:path draw:style-name="gr8" draw:text-style-name="P7" draw:layer="layout" svg:width="0.032cm" svg:height="0.034cm" svg:x="2.992cm" svg:y="17.571cm" svg:viewBox="0 0 33 35" svg:d="M16 0c-21 0-21 35 0 35 23 0 23-35 0-35z">
          <text:p/>
        </draw:path>
        <draw:path draw:style-name="gr8" draw:text-style-name="P7" draw:layer="layout" svg:width="0.032cm" svg:height="0.034cm" svg:x="2.992cm" svg:y="18.073cm" svg:viewBox="0 0 33 35" svg:d="M16 0c-21 0-21 35 0 35 23 0 23-35 0-35z">
          <text:p/>
        </draw:path>
        <draw:path draw:style-name="gr8" draw:text-style-name="P7" draw:layer="layout" svg:width="0.032cm" svg:height="0.035cm" svg:x="2.992cm" svg:y="18.575cm" svg:viewBox="0 0 33 36" svg:d="M16 0c-21 0-21 36 0 36 23 0 23-36 0-36z">
          <text:p/>
        </draw:path>
        <draw:path draw:style-name="gr8" draw:text-style-name="P7" draw:layer="layout" svg:width="0.032cm" svg:height="0.034cm" svg:x="2.992cm" svg:y="19.078cm" svg:viewBox="0 0 33 35" svg:d="M16 0c-21 0-21 35 0 35 23 0 23-35 0-35z">
          <text:p/>
        </draw:path>
        <draw:path draw:style-name="gr8" draw:text-style-name="P7" draw:layer="layout" svg:width="0.032cm" svg:height="0.034cm" svg:x="2.992cm" svg:y="19.58cm" svg:viewBox="0 0 33 35" svg:d="M16 0c-21 0-21 35 0 35 23 0 23-35 0-35z">
          <text:p/>
        </draw:path>
        <draw:path draw:style-name="gr8" draw:text-style-name="P7" draw:layer="layout" svg:width="0.032cm" svg:height="0.034cm" svg:x="2.992cm" svg:y="20.082cm" svg:viewBox="0 0 33 35" svg:d="M16 0c-21 0-21 35 0 35 23 0 23-35 0-35z">
          <text:p/>
        </draw:path>
        <draw:path draw:style-name="gr8" draw:text-style-name="P7" draw:layer="layout" svg:width="0.032cm" svg:height="0.034cm" svg:x="2.992cm" svg:y="20.584cm" svg:viewBox="0 0 33 35" svg:d="M16 0c-21 0-21 35 0 35 23 0 23-35 0-35z">
          <text:p/>
        </draw:path>
        <draw:path draw:style-name="gr8" draw:text-style-name="P7" draw:layer="layout" svg:width="0.033cm" svg:height="0.035cm" svg:x="3.491cm" svg:y="15.562cm" svg:viewBox="0 0 34 36" svg:d="M17 0c-23 0-23 36 0 36 22 0 23-36 0-36z">
          <text:p/>
        </draw:path>
        <draw:path draw:style-name="gr8" draw:text-style-name="P7" draw:layer="layout" svg:width="0.033cm" svg:height="0.034cm" svg:x="3.491cm" svg:y="16.065cm" svg:viewBox="0 0 34 35" svg:d="M17 0c-23 0-23 35 0 35 22 0 23-35 0-35z">
          <text:p/>
        </draw:path>
        <draw:path draw:style-name="gr8" draw:text-style-name="P7" draw:layer="layout" svg:width="0.033cm" svg:height="0.034cm" svg:x="3.491cm" svg:y="16.567cm" svg:viewBox="0 0 34 35" svg:d="M17 0c-23 0-23 35 0 35 22 0 23-35 0-35z">
          <text:p/>
        </draw:path>
        <draw:path draw:style-name="gr8" draw:text-style-name="P7" draw:layer="layout" svg:width="0.033cm" svg:height="0.034cm" svg:x="3.491cm" svg:y="17.069cm" svg:viewBox="0 0 34 35" svg:d="M17 0c-23 0-23 35 0 35 22 0 23-35 0-35z">
          <text:p/>
        </draw:path>
        <draw:path draw:style-name="gr8" draw:text-style-name="P7" draw:layer="layout" svg:width="0.033cm" svg:height="0.034cm" svg:x="3.491cm" svg:y="17.571cm" svg:viewBox="0 0 34 35" svg:d="M17 0c-23 0-23 35 0 35 22 0 23-35 0-35z">
          <text:p/>
        </draw:path>
        <draw:path draw:style-name="gr8" draw:text-style-name="P7" draw:layer="layout" svg:width="0.033cm" svg:height="0.034cm" svg:x="3.491cm" svg:y="18.073cm" svg:viewBox="0 0 34 35" svg:d="M17 0c-23 0-23 35 0 35 22 0 23-35 0-35z">
          <text:p/>
        </draw:path>
        <draw:path draw:style-name="gr8" draw:text-style-name="P7" draw:layer="layout" svg:width="0.033cm" svg:height="0.035cm" svg:x="3.491cm" svg:y="18.575cm" svg:viewBox="0 0 34 36" svg:d="M17 0c-23 0-23 36 0 36 22 0 23-36 0-36z">
          <text:p/>
        </draw:path>
        <draw:path draw:style-name="gr8" draw:text-style-name="P7" draw:layer="layout" svg:width="0.033cm" svg:height="0.034cm" svg:x="3.491cm" svg:y="19.078cm" svg:viewBox="0 0 34 35" svg:d="M17 0c-23 0-23 35 0 35 22 0 23-35 0-35z">
          <text:p/>
        </draw:path>
        <draw:path draw:style-name="gr8" draw:text-style-name="P7" draw:layer="layout" svg:width="0.033cm" svg:height="0.034cm" svg:x="3.491cm" svg:y="19.58cm" svg:viewBox="0 0 34 35" svg:d="M17 0c-23 0-23 35 0 35 22 0 23-35 0-35z">
          <text:p/>
        </draw:path>
        <draw:path draw:style-name="gr8" draw:text-style-name="P7" draw:layer="layout" svg:width="0.033cm" svg:height="0.034cm" svg:x="3.491cm" svg:y="20.082cm" svg:viewBox="0 0 34 35" svg:d="M17 0c-23 0-23 35 0 35 22 0 23-35 0-35z">
          <text:p/>
        </draw:path>
        <draw:path draw:style-name="gr8" draw:text-style-name="P7" draw:layer="layout" svg:width="0.033cm" svg:height="0.034cm" svg:x="3.491cm" svg:y="20.584cm" svg:viewBox="0 0 34 35" svg:d="M17 0c-23 0-23 35 0 35 22 0 23-35 0-35z">
          <text:p/>
        </draw:path>
        <draw:path draw:style-name="gr8" draw:text-style-name="P7" draw:layer="layout" svg:width="0.033cm" svg:height="0.035cm" svg:x="3.991cm" svg:y="15.562cm" svg:viewBox="0 0 34 36" svg:d="M17 0c-23 0-23 36 0 36 22 0 22-36 0-36z">
          <text:p/>
        </draw:path>
        <draw:path draw:style-name="gr8" draw:text-style-name="P7" draw:layer="layout" svg:width="0.033cm" svg:height="0.034cm" svg:x="3.991cm" svg:y="16.065cm" svg:viewBox="0 0 34 35" svg:d="M17 0c-23 0-23 35 0 35 22 0 22-35 0-35z">
          <text:p/>
        </draw:path>
        <draw:path draw:style-name="gr8" draw:text-style-name="P7" draw:layer="layout" svg:width="0.033cm" svg:height="0.034cm" svg:x="3.991cm" svg:y="16.567cm" svg:viewBox="0 0 34 35" svg:d="M17 0c-23 0-23 35 0 35 22 0 22-35 0-35z">
          <text:p/>
        </draw:path>
        <draw:path draw:style-name="gr8" draw:text-style-name="P7" draw:layer="layout" svg:width="0.033cm" svg:height="0.034cm" svg:x="3.991cm" svg:y="17.069cm" svg:viewBox="0 0 34 35" svg:d="M17 0c-23 0-23 35 0 35 22 0 22-35 0-35z">
          <text:p/>
        </draw:path>
        <draw:path draw:style-name="gr8" draw:text-style-name="P7" draw:layer="layout" svg:width="0.033cm" svg:height="0.034cm" svg:x="3.991cm" svg:y="17.571cm" svg:viewBox="0 0 34 35" svg:d="M17 0c-23 0-23 35 0 35 22 0 22-35 0-35z">
          <text:p/>
        </draw:path>
        <draw:path draw:style-name="gr8" draw:text-style-name="P7" draw:layer="layout" svg:width="0.033cm" svg:height="0.034cm" svg:x="3.991cm" svg:y="18.073cm" svg:viewBox="0 0 34 35" svg:d="M17 0c-23 0-23 35 0 35 22 0 22-35 0-35z">
          <text:p/>
        </draw:path>
        <draw:path draw:style-name="gr8" draw:text-style-name="P7" draw:layer="layout" svg:width="0.033cm" svg:height="0.035cm" svg:x="3.991cm" svg:y="18.575cm" svg:viewBox="0 0 34 36" svg:d="M17 0c-23 0-23 36 0 36 22 0 22-36 0-36z">
          <text:p/>
        </draw:path>
        <draw:path draw:style-name="gr8" draw:text-style-name="P7" draw:layer="layout" svg:width="0.033cm" svg:height="0.034cm" svg:x="3.991cm" svg:y="19.078cm" svg:viewBox="0 0 34 35" svg:d="M17 0c-23 0-23 35 0 35 22 0 22-35 0-35z">
          <text:p/>
        </draw:path>
        <draw:path draw:style-name="gr8" draw:text-style-name="P7" draw:layer="layout" svg:width="0.033cm" svg:height="0.034cm" svg:x="3.991cm" svg:y="19.58cm" svg:viewBox="0 0 34 35" svg:d="M17 0c-23 0-23 35 0 35 22 0 22-35 0-35z">
          <text:p/>
        </draw:path>
        <draw:path draw:style-name="gr8" draw:text-style-name="P7" draw:layer="layout" svg:width="0.033cm" svg:height="0.034cm" svg:x="3.991cm" svg:y="20.082cm" svg:viewBox="0 0 34 35" svg:d="M17 0c-23 0-23 35 0 35 22 0 22-35 0-35z">
          <text:p/>
        </draw:path>
        <draw:path draw:style-name="gr8" draw:text-style-name="P7" draw:layer="layout" svg:width="0.033cm" svg:height="0.034cm" svg:x="3.991cm" svg:y="20.584cm" svg:viewBox="0 0 34 35" svg:d="M17 0c-23 0-23 35 0 35 22 0 22-35 0-35z">
          <text:p/>
        </draw:path>
        <draw:path draw:style-name="gr8" draw:text-style-name="P7" draw:layer="layout" svg:width="0.034cm" svg:height="0.035cm" svg:x="4.489cm" svg:y="15.562cm" svg:viewBox="0 0 35 36" svg:d="M17 0c-23 0-23 36 0 36s23-36 0-36z">
          <text:p/>
        </draw:path>
        <draw:path draw:style-name="gr8" draw:text-style-name="P7" draw:layer="layout" svg:width="0.034cm" svg:height="0.034cm" svg:x="4.489cm" svg:y="16.065cm" svg:viewBox="0 0 35 35" svg:d="M17 0c-23 0-23 35 0 35s23-35 0-35z">
          <text:p/>
        </draw:path>
        <draw:path draw:style-name="gr8" draw:text-style-name="P7" draw:layer="layout" svg:width="0.034cm" svg:height="0.034cm" svg:x="4.489cm" svg:y="16.567cm" svg:viewBox="0 0 35 35" svg:d="M17 0c-23 0-23 35 0 35s23-35 0-35z">
          <text:p/>
        </draw:path>
        <draw:path draw:style-name="gr8" draw:text-style-name="P7" draw:layer="layout" svg:width="0.034cm" svg:height="0.034cm" svg:x="4.489cm" svg:y="17.069cm" svg:viewBox="0 0 35 35" svg:d="M17 0c-23 0-23 35 0 35s23-35 0-35z">
          <text:p/>
        </draw:path>
        <draw:path draw:style-name="gr8" draw:text-style-name="P7" draw:layer="layout" svg:width="0.034cm" svg:height="0.034cm" svg:x="4.489cm" svg:y="17.571cm" svg:viewBox="0 0 35 35" svg:d="M17 0c-23 0-23 35 0 35s23-35 0-35z">
          <text:p/>
        </draw:path>
        <draw:path draw:style-name="gr8" draw:text-style-name="P7" draw:layer="layout" svg:width="0.034cm" svg:height="0.034cm" svg:x="4.489cm" svg:y="18.073cm" svg:viewBox="0 0 35 35" svg:d="M17 0c-23 0-23 35 0 35s23-35 0-35z">
          <text:p/>
        </draw:path>
        <draw:path draw:style-name="gr8" draw:text-style-name="P7" draw:layer="layout" svg:width="0.034cm" svg:height="0.035cm" svg:x="4.489cm" svg:y="18.575cm" svg:viewBox="0 0 35 36" svg:d="M17 0c-23 0-23 36 0 36s23-36 0-36z">
          <text:p/>
        </draw:path>
        <draw:path draw:style-name="gr8" draw:text-style-name="P7" draw:layer="layout" svg:width="0.034cm" svg:height="0.034cm" svg:x="4.489cm" svg:y="19.078cm" svg:viewBox="0 0 35 35" svg:d="M17 0c-23 0-23 35 0 35s23-35 0-35z">
          <text:p/>
        </draw:path>
        <draw:path draw:style-name="gr8" draw:text-style-name="P7" draw:layer="layout" svg:width="0.034cm" svg:height="0.034cm" svg:x="4.489cm" svg:y="19.58cm" svg:viewBox="0 0 35 35" svg:d="M17 0c-23 0-23 35 0 35s23-35 0-35z">
          <text:p/>
        </draw:path>
        <draw:path draw:style-name="gr8" draw:text-style-name="P7" draw:layer="layout" svg:width="0.034cm" svg:height="0.034cm" svg:x="4.489cm" svg:y="20.082cm" svg:viewBox="0 0 35 35" svg:d="M17 0c-23 0-23 35 0 35s23-35 0-35z">
          <text:p/>
        </draw:path>
        <draw:path draw:style-name="gr8" draw:text-style-name="P7" draw:layer="layout" svg:width="0.034cm" svg:height="0.034cm" svg:x="4.489cm" svg:y="20.584cm" svg:viewBox="0 0 35 35" svg:d="M17 0c-23 0-23 35 0 35s23-35 0-35z">
          <text:p/>
        </draw:path>
        <draw:path draw:style-name="gr8" draw:text-style-name="P7" draw:layer="layout" svg:width="0.033cm" svg:height="0.035cm" svg:x="4.987cm" svg:y="15.562cm" svg:viewBox="0 0 34 36" svg:d="M17 0c-22 0-23 36 0 36s23-36 0-36z">
          <text:p/>
        </draw:path>
        <draw:path draw:style-name="gr8" draw:text-style-name="P7" draw:layer="layout" svg:width="0.033cm" svg:height="0.034cm" svg:x="4.987cm" svg:y="16.065cm" svg:viewBox="0 0 34 35" svg:d="M17 0c-22 0-23 35 0 35s23-35 0-35z">
          <text:p/>
        </draw:path>
        <draw:path draw:style-name="gr8" draw:text-style-name="P7" draw:layer="layout" svg:width="0.033cm" svg:height="0.034cm" svg:x="4.987cm" svg:y="16.567cm" svg:viewBox="0 0 34 35" svg:d="M17 0c-22 0-23 35 0 35s23-35 0-35z">
          <text:p/>
        </draw:path>
        <draw:path draw:style-name="gr8" draw:text-style-name="P7" draw:layer="layout" svg:width="0.033cm" svg:height="0.034cm" svg:x="4.987cm" svg:y="17.069cm" svg:viewBox="0 0 34 35" svg:d="M17 0c-22 0-23 35 0 35s23-35 0-35z">
          <text:p/>
        </draw:path>
        <draw:path draw:style-name="gr8" draw:text-style-name="P7" draw:layer="layout" svg:width="0.033cm" svg:height="0.034cm" svg:x="4.987cm" svg:y="17.571cm" svg:viewBox="0 0 34 35" svg:d="M17 0c-22 0-23 35 0 35s23-35 0-35z">
          <text:p/>
        </draw:path>
        <draw:path draw:style-name="gr8" draw:text-style-name="P7" draw:layer="layout" svg:width="0.033cm" svg:height="0.034cm" svg:x="4.987cm" svg:y="18.073cm" svg:viewBox="0 0 34 35" svg:d="M17 0c-22 0-23 35 0 35s23-35 0-35z">
          <text:p/>
        </draw:path>
        <draw:path draw:style-name="gr8" draw:text-style-name="P7" draw:layer="layout" svg:width="0.033cm" svg:height="0.035cm" svg:x="4.987cm" svg:y="18.575cm" svg:viewBox="0 0 34 36" svg:d="M17 0c-22 0-23 36 0 36s23-36 0-36z">
          <text:p/>
        </draw:path>
        <draw:path draw:style-name="gr8" draw:text-style-name="P7" draw:layer="layout" svg:width="0.033cm" svg:height="0.034cm" svg:x="4.987cm" svg:y="19.078cm" svg:viewBox="0 0 34 35" svg:d="M17 0c-22 0-23 35 0 35s23-35 0-35z">
          <text:p/>
        </draw:path>
        <draw:path draw:style-name="gr8" draw:text-style-name="P7" draw:layer="layout" svg:width="0.033cm" svg:height="0.034cm" svg:x="4.987cm" svg:y="19.58cm" svg:viewBox="0 0 34 35" svg:d="M17 0c-22 0-23 35 0 35s23-35 0-35z">
          <text:p/>
        </draw:path>
        <draw:path draw:style-name="gr8" draw:text-style-name="P7" draw:layer="layout" svg:width="0.033cm" svg:height="0.034cm" svg:x="4.987cm" svg:y="20.082cm" svg:viewBox="0 0 34 35" svg:d="M17 0c-22 0-23 35 0 35s23-35 0-35z">
          <text:p/>
        </draw:path>
        <draw:path draw:style-name="gr8" draw:text-style-name="P7" draw:layer="layout" svg:width="0.033cm" svg:height="0.034cm" svg:x="4.987cm" svg:y="20.584cm" svg:viewBox="0 0 34 35" svg:d="M17 0c-22 0-23 35 0 35s23-35 0-35z">
          <text:p/>
        </draw:path>
        <draw:path draw:style-name="gr8" draw:text-style-name="P7" draw:layer="layout" svg:width="0.032cm" svg:height="0.035cm" svg:x="5.486cm" svg:y="15.562cm" svg:viewBox="0 0 33 36" svg:d="M16 0c-21 0-21 36 0 36 23 0 23-36 0-36z">
          <text:p/>
        </draw:path>
        <draw:path draw:style-name="gr8" draw:text-style-name="P7" draw:layer="layout" svg:width="0.032cm" svg:height="0.034cm" svg:x="5.486cm" svg:y="16.065cm" svg:viewBox="0 0 33 35" svg:d="M16 0c-21 0-21 35 0 35 23 0 23-35 0-35z">
          <text:p/>
        </draw:path>
        <draw:path draw:style-name="gr8" draw:text-style-name="P7" draw:layer="layout" svg:width="0.032cm" svg:height="0.034cm" svg:x="5.486cm" svg:y="16.567cm" svg:viewBox="0 0 33 35" svg:d="M16 0c-21 0-21 35 0 35 23 0 23-35 0-35z">
          <text:p/>
        </draw:path>
        <draw:path draw:style-name="gr8" draw:text-style-name="P7" draw:layer="layout" svg:width="0.032cm" svg:height="0.034cm" svg:x="5.486cm" svg:y="17.069cm" svg:viewBox="0 0 33 35" svg:d="M16 0c-21 0-21 35 0 35 23 0 23-35 0-35z">
          <text:p/>
        </draw:path>
        <draw:path draw:style-name="gr8" draw:text-style-name="P7" draw:layer="layout" svg:width="0.032cm" svg:height="0.034cm" svg:x="5.486cm" svg:y="17.571cm" svg:viewBox="0 0 33 35" svg:d="M16 0c-21 0-21 35 0 35 23 0 23-35 0-35z">
          <text:p/>
        </draw:path>
        <draw:path draw:style-name="gr8" draw:text-style-name="P7" draw:layer="layout" svg:width="0.032cm" svg:height="0.034cm" svg:x="5.486cm" svg:y="18.073cm" svg:viewBox="0 0 33 35" svg:d="M16 0c-21 0-21 35 0 35 23 0 23-35 0-35z">
          <text:p/>
        </draw:path>
        <draw:path draw:style-name="gr8" draw:text-style-name="P7" draw:layer="layout" svg:width="0.032cm" svg:height="0.035cm" svg:x="5.486cm" svg:y="18.575cm" svg:viewBox="0 0 33 36" svg:d="M16 0c-21 0-21 36 0 36 23 0 23-36 0-36z">
          <text:p/>
        </draw:path>
        <draw:path draw:style-name="gr8" draw:text-style-name="P7" draw:layer="layout" svg:width="0.032cm" svg:height="0.034cm" svg:x="5.486cm" svg:y="19.078cm" svg:viewBox="0 0 33 35" svg:d="M16 0c-21 0-21 35 0 35 23 0 23-35 0-35z">
          <text:p/>
        </draw:path>
        <draw:path draw:style-name="gr8" draw:text-style-name="P7" draw:layer="layout" svg:width="0.032cm" svg:height="0.034cm" svg:x="5.486cm" svg:y="19.58cm" svg:viewBox="0 0 33 35" svg:d="M16 0c-21 0-21 35 0 35 23 0 23-35 0-35z">
          <text:p/>
        </draw:path>
        <draw:path draw:style-name="gr8" draw:text-style-name="P7" draw:layer="layout" svg:width="0.032cm" svg:height="0.034cm" svg:x="5.486cm" svg:y="20.082cm" svg:viewBox="0 0 33 35" svg:d="M16 0c-21 0-21 35 0 35 23 0 23-35 0-35z">
          <text:p/>
        </draw:path>
        <draw:path draw:style-name="gr8" draw:text-style-name="P7" draw:layer="layout" svg:width="0.032cm" svg:height="0.034cm" svg:x="5.486cm" svg:y="20.584cm" svg:viewBox="0 0 33 35" svg:d="M16 0c-21 0-21 35 0 35 23 0 23-35 0-35z">
          <text:p/>
        </draw:path>
        <draw:path draw:style-name="gr8" draw:text-style-name="P7" draw:layer="layout" svg:width="0.034cm" svg:height="0.035cm" svg:x="5.986cm" svg:y="15.562cm" svg:viewBox="0 0 35 36" svg:d="M17 0c-23 0-23 36 0 36s23-36 0-36z">
          <text:p/>
        </draw:path>
        <draw:path draw:style-name="gr8" draw:text-style-name="P7" draw:layer="layout" svg:width="0.034cm" svg:height="0.034cm" svg:x="5.986cm" svg:y="16.065cm" svg:viewBox="0 0 35 35" svg:d="M17 0c-23 0-23 35 0 35s23-35 0-35z">
          <text:p/>
        </draw:path>
        <draw:path draw:style-name="gr8" draw:text-style-name="P7" draw:layer="layout" svg:width="0.034cm" svg:height="0.034cm" svg:x="5.986cm" svg:y="16.567cm" svg:viewBox="0 0 35 35" svg:d="M17 0c-23 0-23 35 0 35s23-35 0-35z">
          <text:p/>
        </draw:path>
        <draw:path draw:style-name="gr8" draw:text-style-name="P7" draw:layer="layout" svg:width="0.034cm" svg:height="0.034cm" svg:x="5.986cm" svg:y="17.069cm" svg:viewBox="0 0 35 35" svg:d="M17 0c-23 0-23 35 0 35s23-35 0-35z">
          <text:p/>
        </draw:path>
        <draw:path draw:style-name="gr8" draw:text-style-name="P7" draw:layer="layout" svg:width="0.034cm" svg:height="0.034cm" svg:x="5.986cm" svg:y="17.571cm" svg:viewBox="0 0 35 35" svg:d="M17 0c-23 0-23 35 0 35s23-35 0-35z">
          <text:p/>
        </draw:path>
        <draw:path draw:style-name="gr8" draw:text-style-name="P7" draw:layer="layout" svg:width="0.034cm" svg:height="0.034cm" svg:x="5.986cm" svg:y="18.073cm" svg:viewBox="0 0 35 35" svg:d="M17 0c-23 0-23 35 0 35s23-35 0-35z">
          <text:p/>
        </draw:path>
        <draw:path draw:style-name="gr8" draw:text-style-name="P7" draw:layer="layout" svg:width="0.034cm" svg:height="0.035cm" svg:x="5.986cm" svg:y="18.575cm" svg:viewBox="0 0 35 36" svg:d="M17 0c-23 0-23 36 0 36s23-36 0-36z">
          <text:p/>
        </draw:path>
        <draw:path draw:style-name="gr8" draw:text-style-name="P7" draw:layer="layout" svg:width="0.034cm" svg:height="0.034cm" svg:x="5.986cm" svg:y="19.078cm" svg:viewBox="0 0 35 35" svg:d="M17 0c-23 0-23 35 0 35s23-35 0-35z">
          <text:p/>
        </draw:path>
        <draw:path draw:style-name="gr8" draw:text-style-name="P7" draw:layer="layout" svg:width="0.034cm" svg:height="0.034cm" svg:x="5.986cm" svg:y="19.58cm" svg:viewBox="0 0 35 35" svg:d="M17 0c-23 0-23 35 0 35s23-35 0-35z">
          <text:p/>
        </draw:path>
        <draw:path draw:style-name="gr8" draw:text-style-name="P7" draw:layer="layout" svg:width="0.034cm" svg:height="0.034cm" svg:x="5.986cm" svg:y="20.082cm" svg:viewBox="0 0 35 35" svg:d="M17 0c-23 0-23 35 0 35s23-35 0-35z">
          <text:p/>
        </draw:path>
        <draw:path draw:style-name="gr8" draw:text-style-name="P7" draw:layer="layout" svg:width="0.034cm" svg:height="0.034cm" svg:x="5.986cm" svg:y="20.584cm" svg:viewBox="0 0 35 35" svg:d="M17 0c-23 0-23 35 0 35s23-35 0-35z">
          <text:p/>
        </draw:path>
        <draw:path draw:style-name="gr8" draw:text-style-name="P7" draw:layer="layout" svg:width="0.033cm" svg:height="0.035cm" svg:x="6.485cm" svg:y="15.562cm" svg:viewBox="0 0 34 36" svg:d="M17 0c-23 0-23 36 0 36 22 0 22-36 0-36z">
          <text:p/>
        </draw:path>
        <draw:path draw:style-name="gr8" draw:text-style-name="P7" draw:layer="layout" svg:width="0.033cm" svg:height="0.034cm" svg:x="6.485cm" svg:y="16.065cm" svg:viewBox="0 0 34 35" svg:d="M17 0c-23 0-23 35 0 35 22 0 22-35 0-35z">
          <text:p/>
        </draw:path>
        <draw:path draw:style-name="gr8" draw:text-style-name="P7" draw:layer="layout" svg:width="0.033cm" svg:height="0.034cm" svg:x="6.485cm" svg:y="16.567cm" svg:viewBox="0 0 34 35" svg:d="M17 0c-23 0-23 35 0 35 22 0 22-35 0-35z">
          <text:p/>
        </draw:path>
        <draw:path draw:style-name="gr8" draw:text-style-name="P7" draw:layer="layout" svg:width="0.033cm" svg:height="0.034cm" svg:x="6.485cm" svg:y="17.069cm" svg:viewBox="0 0 34 35" svg:d="M17 0c-23 0-23 35 0 35 22 0 22-35 0-35z">
          <text:p/>
        </draw:path>
        <draw:path draw:style-name="gr8" draw:text-style-name="P7" draw:layer="layout" svg:width="0.033cm" svg:height="0.034cm" svg:x="6.485cm" svg:y="17.571cm" svg:viewBox="0 0 34 35" svg:d="M17 0c-23 0-23 35 0 35 22 0 22-35 0-35z">
          <text:p/>
        </draw:path>
        <draw:path draw:style-name="gr8" draw:text-style-name="P7" draw:layer="layout" svg:width="0.033cm" svg:height="0.034cm" svg:x="6.485cm" svg:y="18.073cm" svg:viewBox="0 0 34 35" svg:d="M17 0c-23 0-23 35 0 35 22 0 22-35 0-35z">
          <text:p/>
        </draw:path>
        <draw:path draw:style-name="gr8" draw:text-style-name="P7" draw:layer="layout" svg:width="0.033cm" svg:height="0.035cm" svg:x="6.485cm" svg:y="18.575cm" svg:viewBox="0 0 34 36" svg:d="M17 0c-23 0-23 36 0 36 22 0 22-36 0-36z">
          <text:p/>
        </draw:path>
        <draw:path draw:style-name="gr8" draw:text-style-name="P7" draw:layer="layout" svg:width="0.033cm" svg:height="0.034cm" svg:x="6.485cm" svg:y="19.078cm" svg:viewBox="0 0 34 35" svg:d="M17 0c-23 0-23 35 0 35 22 0 22-35 0-35z">
          <text:p/>
        </draw:path>
        <draw:path draw:style-name="gr8" draw:text-style-name="P7" draw:layer="layout" svg:width="0.033cm" svg:height="0.034cm" svg:x="6.485cm" svg:y="19.58cm" svg:viewBox="0 0 34 35" svg:d="M17 0c-23 0-23 35 0 35 22 0 22-35 0-35z">
          <text:p/>
        </draw:path>
        <draw:path draw:style-name="gr8" draw:text-style-name="P7" draw:layer="layout" svg:width="0.033cm" svg:height="0.034cm" svg:x="6.485cm" svg:y="20.082cm" svg:viewBox="0 0 34 35" svg:d="M17 0c-23 0-23 35 0 35 22 0 22-35 0-35z">
          <text:p/>
        </draw:path>
        <draw:path draw:style-name="gr8" draw:text-style-name="P7" draw:layer="layout" svg:width="0.033cm" svg:height="0.034cm" svg:x="6.485cm" svg:y="20.584cm" svg:viewBox="0 0 34 35" svg:d="M17 0c-23 0-23 35 0 35 22 0 22-35 0-35z">
          <text:p/>
        </draw:path>
        <draw:path draw:style-name="gr8" draw:text-style-name="P7" draw:layer="layout" svg:width="0.032cm" svg:height="0.035cm" svg:x="6.983cm" svg:y="15.562cm" svg:viewBox="0 0 33 36" svg:d="M16 0c-21 0-21 36 0 36 23 0 23-36 0-36z">
          <text:p/>
        </draw:path>
        <draw:path draw:style-name="gr8" draw:text-style-name="P7" draw:layer="layout" svg:width="0.032cm" svg:height="0.034cm" svg:x="6.983cm" svg:y="16.065cm" svg:viewBox="0 0 33 35" svg:d="M16 0c-21 0-21 35 0 35 23 0 23-35 0-35z">
          <text:p/>
        </draw:path>
        <draw:path draw:style-name="gr8" draw:text-style-name="P7" draw:layer="layout" svg:width="0.032cm" svg:height="0.034cm" svg:x="6.983cm" svg:y="16.567cm" svg:viewBox="0 0 33 35" svg:d="M16 0c-21 0-21 35 0 35 23 0 23-35 0-35z">
          <text:p/>
        </draw:path>
        <draw:path draw:style-name="gr8" draw:text-style-name="P7" draw:layer="layout" svg:width="0.032cm" svg:height="0.034cm" svg:x="6.983cm" svg:y="17.069cm" svg:viewBox="0 0 33 35" svg:d="M16 0c-21 0-21 35 0 35 23 0 23-35 0-35z">
          <text:p/>
        </draw:path>
        <draw:path draw:style-name="gr8" draw:text-style-name="P7" draw:layer="layout" svg:width="0.032cm" svg:height="0.034cm" svg:x="6.983cm" svg:y="17.571cm" svg:viewBox="0 0 33 35" svg:d="M16 0c-21 0-21 35 0 35 23 0 23-35 0-35z">
          <text:p/>
        </draw:path>
        <draw:path draw:style-name="gr8" draw:text-style-name="P7" draw:layer="layout" svg:width="0.032cm" svg:height="0.034cm" svg:x="6.983cm" svg:y="18.073cm" svg:viewBox="0 0 33 35" svg:d="M16 0c-21 0-21 35 0 35 23 0 23-35 0-35z">
          <text:p/>
        </draw:path>
        <draw:path draw:style-name="gr8" draw:text-style-name="P7" draw:layer="layout" svg:width="0.032cm" svg:height="0.035cm" svg:x="6.983cm" svg:y="18.575cm" svg:viewBox="0 0 33 36" svg:d="M16 0c-21 0-21 36 0 36 23 0 23-36 0-36z">
          <text:p/>
        </draw:path>
        <draw:path draw:style-name="gr8" draw:text-style-name="P7" draw:layer="layout" svg:width="0.032cm" svg:height="0.034cm" svg:x="6.983cm" svg:y="19.078cm" svg:viewBox="0 0 33 35" svg:d="M16 0c-21 0-21 35 0 35 23 0 23-35 0-35z">
          <text:p/>
        </draw:path>
        <draw:path draw:style-name="gr8" draw:text-style-name="P7" draw:layer="layout" svg:width="0.032cm" svg:height="0.034cm" svg:x="6.983cm" svg:y="19.58cm" svg:viewBox="0 0 33 35" svg:d="M16 0c-21 0-21 35 0 35 23 0 23-35 0-35z">
          <text:p/>
        </draw:path>
        <draw:path draw:style-name="gr8" draw:text-style-name="P7" draw:layer="layout" svg:width="0.032cm" svg:height="0.034cm" svg:x="6.983cm" svg:y="20.082cm" svg:viewBox="0 0 33 35" svg:d="M16 0c-21 0-21 35 0 35 23 0 23-35 0-35z">
          <text:p/>
        </draw:path>
        <draw:path draw:style-name="gr8" draw:text-style-name="P7" draw:layer="layout" svg:width="0.032cm" svg:height="0.034cm" svg:x="6.983cm" svg:y="20.584cm" svg:viewBox="0 0 33 35" svg:d="M16 0c-21 0-21 35 0 35 23 0 23-35 0-35z">
          <text:p/>
        </draw:path>
        <draw:path draw:style-name="gr8" draw:text-style-name="P7" draw:layer="layout" svg:width="0.032cm" svg:height="0.035cm" svg:x="7.482cm" svg:y="15.562cm" svg:viewBox="0 0 33 36" svg:d="M16 0c-21 0-21 36 0 36 23 0 23-36 0-36z">
          <text:p/>
        </draw:path>
        <draw:path draw:style-name="gr8" draw:text-style-name="P7" draw:layer="layout" svg:width="0.032cm" svg:height="0.034cm" svg:x="7.482cm" svg:y="16.065cm" svg:viewBox="0 0 33 35" svg:d="M16 0c-21 0-21 35 0 35 23 0 23-35 0-35z">
          <text:p/>
        </draw:path>
        <draw:path draw:style-name="gr8" draw:text-style-name="P7" draw:layer="layout" svg:width="0.032cm" svg:height="0.034cm" svg:x="7.482cm" svg:y="16.567cm" svg:viewBox="0 0 33 35" svg:d="M16 0c-21 0-21 35 0 35 23 0 23-35 0-35z">
          <text:p/>
        </draw:path>
        <draw:path draw:style-name="gr8" draw:text-style-name="P7" draw:layer="layout" svg:width="0.032cm" svg:height="0.034cm" svg:x="7.482cm" svg:y="17.069cm" svg:viewBox="0 0 33 35" svg:d="M16 0c-21 0-21 35 0 35 23 0 23-35 0-35z">
          <text:p/>
        </draw:path>
        <draw:path draw:style-name="gr8" draw:text-style-name="P7" draw:layer="layout" svg:width="0.032cm" svg:height="0.034cm" svg:x="7.482cm" svg:y="17.571cm" svg:viewBox="0 0 33 35" svg:d="M16 0c-21 0-21 35 0 35 23 0 23-35 0-35z">
          <text:p/>
        </draw:path>
        <draw:path draw:style-name="gr8" draw:text-style-name="P7" draw:layer="layout" svg:width="0.032cm" svg:height="0.034cm" svg:x="7.482cm" svg:y="18.073cm" svg:viewBox="0 0 33 35" svg:d="M16 0c-21 0-21 35 0 35 23 0 23-35 0-35z">
          <text:p/>
        </draw:path>
        <draw:path draw:style-name="gr8" draw:text-style-name="P7" draw:layer="layout" svg:width="0.032cm" svg:height="0.035cm" svg:x="7.482cm" svg:y="18.575cm" svg:viewBox="0 0 33 36" svg:d="M16 0c-21 0-21 36 0 36 23 0 23-36 0-36z">
          <text:p/>
        </draw:path>
        <draw:path draw:style-name="gr8" draw:text-style-name="P7" draw:layer="layout" svg:width="0.032cm" svg:height="0.034cm" svg:x="7.482cm" svg:y="19.078cm" svg:viewBox="0 0 33 35" svg:d="M16 0c-21 0-21 35 0 35 23 0 23-35 0-35z">
          <text:p/>
        </draw:path>
        <draw:path draw:style-name="gr8" draw:text-style-name="P7" draw:layer="layout" svg:width="0.032cm" svg:height="0.034cm" svg:x="7.482cm" svg:y="19.58cm" svg:viewBox="0 0 33 35" svg:d="M16 0c-21 0-21 35 0 35 23 0 23-35 0-35z">
          <text:p/>
        </draw:path>
        <draw:path draw:style-name="gr8" draw:text-style-name="P7" draw:layer="layout" svg:width="0.032cm" svg:height="0.034cm" svg:x="7.482cm" svg:y="20.082cm" svg:viewBox="0 0 33 35" svg:d="M16 0c-21 0-21 35 0 35 23 0 23-35 0-35z">
          <text:p/>
        </draw:path>
        <draw:path draw:style-name="gr8" draw:text-style-name="P7" draw:layer="layout" svg:width="0.032cm" svg:height="0.034cm" svg:x="7.482cm" svg:y="20.584cm" svg:viewBox="0 0 33 35" svg:d="M16 0c-21 0-21 35 0 35 23 0 23-35 0-35z">
          <text:p/>
        </draw:path>
        <draw:path draw:style-name="gr8" draw:text-style-name="P7" draw:layer="layout" svg:width="0.034cm" svg:height="0.035cm" svg:x="7.98cm" svg:y="15.562cm" svg:viewBox="0 0 35 36" svg:d="M17 0c-23 0-23 36 0 36s23-36 0-36z">
          <text:p/>
        </draw:path>
        <draw:path draw:style-name="gr8" draw:text-style-name="P7" draw:layer="layout" svg:width="0.034cm" svg:height="0.034cm" svg:x="7.98cm" svg:y="16.065cm" svg:viewBox="0 0 35 35" svg:d="M17 0c-23 0-23 35 0 35s23-35 0-35z">
          <text:p/>
        </draw:path>
        <draw:path draw:style-name="gr8" draw:text-style-name="P7" draw:layer="layout" svg:width="0.034cm" svg:height="0.034cm" svg:x="7.98cm" svg:y="16.567cm" svg:viewBox="0 0 35 35" svg:d="M17 0c-23 0-23 35 0 35s23-35 0-35z">
          <text:p/>
        </draw:path>
        <draw:path draw:style-name="gr8" draw:text-style-name="P7" draw:layer="layout" svg:width="0.034cm" svg:height="0.034cm" svg:x="7.98cm" svg:y="17.069cm" svg:viewBox="0 0 35 35" svg:d="M17 0c-23 0-23 35 0 35s23-35 0-35z">
          <text:p/>
        </draw:path>
        <draw:path draw:style-name="gr8" draw:text-style-name="P7" draw:layer="layout" svg:width="0.034cm" svg:height="0.034cm" svg:x="7.98cm" svg:y="17.571cm" svg:viewBox="0 0 35 35" svg:d="M17 0c-23 0-23 35 0 35s23-35 0-35z">
          <text:p/>
        </draw:path>
        <draw:path draw:style-name="gr8" draw:text-style-name="P7" draw:layer="layout" svg:width="0.034cm" svg:height="0.034cm" svg:x="7.98cm" svg:y="18.073cm" svg:viewBox="0 0 35 35" svg:d="M17 0c-23 0-23 35 0 35s23-35 0-35z">
          <text:p/>
        </draw:path>
        <draw:path draw:style-name="gr8" draw:text-style-name="P7" draw:layer="layout" svg:width="0.034cm" svg:height="0.035cm" svg:x="7.98cm" svg:y="18.575cm" svg:viewBox="0 0 35 36" svg:d="M17 0c-23 0-23 36 0 36s23-36 0-36z">
          <text:p/>
        </draw:path>
        <draw:path draw:style-name="gr8" draw:text-style-name="P7" draw:layer="layout" svg:width="0.034cm" svg:height="0.034cm" svg:x="7.98cm" svg:y="19.078cm" svg:viewBox="0 0 35 35" svg:d="M17 0c-23 0-23 35 0 35s23-35 0-35z">
          <text:p/>
        </draw:path>
        <draw:path draw:style-name="gr8" draw:text-style-name="P7" draw:layer="layout" svg:width="0.034cm" svg:height="0.034cm" svg:x="7.98cm" svg:y="19.58cm" svg:viewBox="0 0 35 35" svg:d="M17 0c-23 0-23 35 0 35s23-35 0-35z">
          <text:p/>
        </draw:path>
        <draw:path draw:style-name="gr8" draw:text-style-name="P7" draw:layer="layout" svg:width="0.034cm" svg:height="0.034cm" svg:x="7.98cm" svg:y="20.082cm" svg:viewBox="0 0 35 35" svg:d="M17 0c-23 0-23 35 0 35s23-35 0-35z">
          <text:p/>
        </draw:path>
        <draw:path draw:style-name="gr8" draw:text-style-name="P7" draw:layer="layout" svg:width="0.034cm" svg:height="0.034cm" svg:x="7.98cm" svg:y="20.584cm" svg:viewBox="0 0 35 35" svg:d="M17 0c-23 0-23 35 0 35s23-35 0-35z">
          <text:p/>
        </draw:path>
        <draw:path draw:style-name="gr8" draw:text-style-name="P7" draw:layer="layout" svg:width="0.033cm" svg:height="0.035cm" svg:x="8.48cm" svg:y="15.562cm" svg:viewBox="0 0 34 36" svg:d="M17 0c-22 0-23 36 0 36s23-36 0-36z">
          <text:p/>
        </draw:path>
        <draw:path draw:style-name="gr8" draw:text-style-name="P7" draw:layer="layout" svg:width="0.033cm" svg:height="0.034cm" svg:x="8.48cm" svg:y="16.065cm" svg:viewBox="0 0 34 35" svg:d="M17 0c-22 0-23 35 0 35s23-35 0-35z">
          <text:p/>
        </draw:path>
        <draw:path draw:style-name="gr8" draw:text-style-name="P7" draw:layer="layout" svg:width="0.033cm" svg:height="0.034cm" svg:x="8.48cm" svg:y="16.567cm" svg:viewBox="0 0 34 35" svg:d="M17 0c-22 0-23 35 0 35s23-35 0-35z">
          <text:p/>
        </draw:path>
        <draw:path draw:style-name="gr8" draw:text-style-name="P7" draw:layer="layout" svg:width="0.033cm" svg:height="0.034cm" svg:x="8.48cm" svg:y="17.069cm" svg:viewBox="0 0 34 35" svg:d="M17 0c-22 0-23 35 0 35s23-35 0-35z">
          <text:p/>
        </draw:path>
        <draw:path draw:style-name="gr8" draw:text-style-name="P7" draw:layer="layout" svg:width="0.033cm" svg:height="0.034cm" svg:x="8.48cm" svg:y="17.571cm" svg:viewBox="0 0 34 35" svg:d="M17 0c-22 0-23 35 0 35s23-35 0-35z">
          <text:p/>
        </draw:path>
        <draw:path draw:style-name="gr8" draw:text-style-name="P7" draw:layer="layout" svg:width="0.033cm" svg:height="0.034cm" svg:x="8.48cm" svg:y="18.073cm" svg:viewBox="0 0 34 35" svg:d="M17 0c-22 0-23 35 0 35s23-35 0-35z">
          <text:p/>
        </draw:path>
        <draw:path draw:style-name="gr8" draw:text-style-name="P7" draw:layer="layout" svg:width="0.033cm" svg:height="0.035cm" svg:x="8.48cm" svg:y="18.575cm" svg:viewBox="0 0 34 36" svg:d="M17 0c-22 0-23 36 0 36s23-36 0-36z">
          <text:p/>
        </draw:path>
        <draw:path draw:style-name="gr8" draw:text-style-name="P7" draw:layer="layout" svg:width="0.033cm" svg:height="0.034cm" svg:x="8.48cm" svg:y="19.078cm" svg:viewBox="0 0 34 35" svg:d="M17 0c-22 0-23 35 0 35s23-35 0-35z">
          <text:p/>
        </draw:path>
        <draw:path draw:style-name="gr8" draw:text-style-name="P7" draw:layer="layout" svg:width="0.033cm" svg:height="0.034cm" svg:x="8.48cm" svg:y="19.58cm" svg:viewBox="0 0 34 35" svg:d="M17 0c-22 0-23 35 0 35s23-35 0-35z">
          <text:p/>
        </draw:path>
        <draw:path draw:style-name="gr8" draw:text-style-name="P7" draw:layer="layout" svg:width="0.033cm" svg:height="0.034cm" svg:x="8.48cm" svg:y="20.082cm" svg:viewBox="0 0 34 35" svg:d="M17 0c-22 0-23 35 0 35s23-35 0-35z">
          <text:p/>
        </draw:path>
        <draw:path draw:style-name="gr8" draw:text-style-name="P7" draw:layer="layout" svg:width="0.033cm" svg:height="0.034cm" svg:x="8.48cm" svg:y="20.584cm" svg:viewBox="0 0 34 35" svg:d="M17 0c-22 0-23 35 0 35s23-35 0-35z">
          <text:p/>
        </draw:path>
        <draw:path draw:style-name="gr8" draw:text-style-name="P7" draw:layer="layout" svg:width="0.033cm" svg:height="0.035cm" svg:x="8.978cm" svg:y="15.562cm" svg:viewBox="0 0 34 36" svg:d="M17 0c-23 0-23 36 0 36 22 0 22-36 0-36z">
          <text:p/>
        </draw:path>
        <draw:path draw:style-name="gr8" draw:text-style-name="P7" draw:layer="layout" svg:width="0.033cm" svg:height="0.034cm" svg:x="8.978cm" svg:y="16.065cm" svg:viewBox="0 0 34 35" svg:d="M17 0c-23 0-23 35 0 35 22 0 22-35 0-35z">
          <text:p/>
        </draw:path>
        <draw:path draw:style-name="gr8" draw:text-style-name="P7" draw:layer="layout" svg:width="0.033cm" svg:height="0.034cm" svg:x="8.978cm" svg:y="16.567cm" svg:viewBox="0 0 34 35" svg:d="M17 0c-23 0-23 35 0 35 22 0 22-35 0-35z">
          <text:p/>
        </draw:path>
        <draw:path draw:style-name="gr8" draw:text-style-name="P7" draw:layer="layout" svg:width="0.033cm" svg:height="0.034cm" svg:x="8.978cm" svg:y="17.069cm" svg:viewBox="0 0 34 35" svg:d="M17 0c-23 0-23 35 0 35 22 0 22-35 0-35z">
          <text:p/>
        </draw:path>
        <draw:path draw:style-name="gr8" draw:text-style-name="P7" draw:layer="layout" svg:width="0.033cm" svg:height="0.034cm" svg:x="8.978cm" svg:y="17.571cm" svg:viewBox="0 0 34 35" svg:d="M17 0c-23 0-23 35 0 35 22 0 22-35 0-35z">
          <text:p/>
        </draw:path>
        <draw:path draw:style-name="gr8" draw:text-style-name="P7" draw:layer="layout" svg:width="0.033cm" svg:height="0.034cm" svg:x="8.978cm" svg:y="18.073cm" svg:viewBox="0 0 34 35" svg:d="M17 0c-23 0-23 35 0 35 22 0 22-35 0-35z">
          <text:p/>
        </draw:path>
        <draw:path draw:style-name="gr8" draw:text-style-name="P7" draw:layer="layout" svg:width="0.033cm" svg:height="0.035cm" svg:x="8.978cm" svg:y="18.575cm" svg:viewBox="0 0 34 36" svg:d="M17 0c-23 0-23 36 0 36 22 0 22-36 0-36z">
          <text:p/>
        </draw:path>
        <draw:path draw:style-name="gr8" draw:text-style-name="P7" draw:layer="layout" svg:width="0.033cm" svg:height="0.034cm" svg:x="8.978cm" svg:y="19.078cm" svg:viewBox="0 0 34 35" svg:d="M17 0c-23 0-23 35 0 35 22 0 22-35 0-35z">
          <text:p/>
        </draw:path>
        <draw:path draw:style-name="gr8" draw:text-style-name="P7" draw:layer="layout" svg:width="0.033cm" svg:height="0.034cm" svg:x="8.978cm" svg:y="19.58cm" svg:viewBox="0 0 34 35" svg:d="M17 0c-23 0-23 35 0 35 22 0 22-35 0-35z">
          <text:p/>
        </draw:path>
        <draw:path draw:style-name="gr8" draw:text-style-name="P7" draw:layer="layout" svg:width="0.033cm" svg:height="0.034cm" svg:x="8.978cm" svg:y="20.082cm" svg:viewBox="0 0 34 35" svg:d="M17 0c-23 0-23 35 0 35 22 0 22-35 0-35z">
          <text:p/>
        </draw:path>
        <draw:path draw:style-name="gr8" draw:text-style-name="P7" draw:layer="layout" svg:width="0.033cm" svg:height="0.034cm" svg:x="8.978cm" svg:y="20.584cm" svg:viewBox="0 0 34 35" svg:d="M17 0c-23 0-23 35 0 35 22 0 22-35 0-35z">
          <text:p/>
        </draw:path>
        <draw:path draw:style-name="gr8" draw:text-style-name="P7" draw:layer="layout" svg:width="0.034cm" svg:height="0.035cm" svg:x="9.477cm" svg:y="15.562cm" svg:viewBox="0 0 35 36" svg:d="M17 0c-23 0-23 36 0 36s23-36 0-36z">
          <text:p/>
        </draw:path>
        <draw:path draw:style-name="gr8" draw:text-style-name="P7" draw:layer="layout" svg:width="0.034cm" svg:height="0.034cm" svg:x="9.477cm" svg:y="16.065cm" svg:viewBox="0 0 35 35" svg:d="M17 0c-23 0-23 35 0 35s23-35 0-35z">
          <text:p/>
        </draw:path>
        <draw:path draw:style-name="gr8" draw:text-style-name="P7" draw:layer="layout" svg:width="0.034cm" svg:height="0.034cm" svg:x="9.477cm" svg:y="16.567cm" svg:viewBox="0 0 35 35" svg:d="M17 0c-23 0-23 35 0 35s23-35 0-35z">
          <text:p/>
        </draw:path>
        <draw:path draw:style-name="gr8" draw:text-style-name="P7" draw:layer="layout" svg:width="0.034cm" svg:height="0.034cm" svg:x="9.477cm" svg:y="17.069cm" svg:viewBox="0 0 35 35" svg:d="M17 0c-23 0-23 35 0 35s23-35 0-35z">
          <text:p/>
        </draw:path>
        <draw:path draw:style-name="gr8" draw:text-style-name="P7" draw:layer="layout" svg:width="0.034cm" svg:height="0.034cm" svg:x="9.477cm" svg:y="17.571cm" svg:viewBox="0 0 35 35" svg:d="M17 0c-23 0-23 35 0 35s23-35 0-35z">
          <text:p/>
        </draw:path>
        <draw:path draw:style-name="gr8" draw:text-style-name="P7" draw:layer="layout" svg:width="0.034cm" svg:height="0.034cm" svg:x="9.477cm" svg:y="18.073cm" svg:viewBox="0 0 35 35" svg:d="M17 0c-23 0-23 35 0 35s23-35 0-35z">
          <text:p/>
        </draw:path>
        <draw:path draw:style-name="gr8" draw:text-style-name="P7" draw:layer="layout" svg:width="0.034cm" svg:height="0.035cm" svg:x="9.477cm" svg:y="18.575cm" svg:viewBox="0 0 35 36" svg:d="M17 0c-23 0-23 36 0 36s23-36 0-36z">
          <text:p/>
        </draw:path>
        <draw:path draw:style-name="gr8" draw:text-style-name="P7" draw:layer="layout" svg:width="0.034cm" svg:height="0.034cm" svg:x="9.477cm" svg:y="19.078cm" svg:viewBox="0 0 35 35" svg:d="M17 0c-23 0-23 35 0 35s23-35 0-35z">
          <text:p/>
        </draw:path>
        <draw:path draw:style-name="gr8" draw:text-style-name="P7" draw:layer="layout" svg:width="0.034cm" svg:height="0.034cm" svg:x="9.477cm" svg:y="19.58cm" svg:viewBox="0 0 35 35" svg:d="M17 0c-23 0-23 35 0 35s23-35 0-35z">
          <text:p/>
        </draw:path>
        <draw:path draw:style-name="gr8" draw:text-style-name="P7" draw:layer="layout" svg:width="0.034cm" svg:height="0.034cm" svg:x="9.477cm" svg:y="20.082cm" svg:viewBox="0 0 35 35" svg:d="M17 0c-23 0-23 35 0 35s23-35 0-35z">
          <text:p/>
        </draw:path>
        <draw:path draw:style-name="gr8" draw:text-style-name="P7" draw:layer="layout" svg:width="0.034cm" svg:height="0.034cm" svg:x="9.477cm" svg:y="20.584cm" svg:viewBox="0 0 35 35" svg:d="M17 0c-23 0-23 35 0 35s23-35 0-35z">
          <text:p/>
        </draw:path>
        <draw:path draw:style-name="gr8" draw:text-style-name="P7" draw:layer="layout" svg:width="0.034cm" svg:height="0.035cm" svg:x="9.976cm" svg:y="15.562cm" svg:viewBox="0 0 35 36" svg:d="M17 0c-23 0-23 36 0 36s23-36 0-36z">
          <text:p/>
        </draw:path>
        <draw:path draw:style-name="gr8" draw:text-style-name="P7" draw:layer="layout" svg:width="0.034cm" svg:height="0.034cm" svg:x="9.976cm" svg:y="16.065cm" svg:viewBox="0 0 35 35" svg:d="M17 0c-23 0-23 35 0 35s23-35 0-35z">
          <text:p/>
        </draw:path>
        <draw:path draw:style-name="gr8" draw:text-style-name="P7" draw:layer="layout" svg:width="0.034cm" svg:height="0.034cm" svg:x="9.976cm" svg:y="16.567cm" svg:viewBox="0 0 35 35" svg:d="M17 0c-23 0-23 35 0 35s23-35 0-35z">
          <text:p/>
        </draw:path>
        <draw:path draw:style-name="gr8" draw:text-style-name="P7" draw:layer="layout" svg:width="0.034cm" svg:height="0.034cm" svg:x="9.976cm" svg:y="17.069cm" svg:viewBox="0 0 35 35" svg:d="M17 0c-23 0-23 35 0 35s23-35 0-35z">
          <text:p/>
        </draw:path>
        <draw:path draw:style-name="gr8" draw:text-style-name="P7" draw:layer="layout" svg:width="0.034cm" svg:height="0.034cm" svg:x="9.976cm" svg:y="17.571cm" svg:viewBox="0 0 35 35" svg:d="M17 0c-23 0-23 35 0 35s23-35 0-35z">
          <text:p/>
        </draw:path>
        <draw:path draw:style-name="gr8" draw:text-style-name="P7" draw:layer="layout" svg:width="0.034cm" svg:height="0.034cm" svg:x="9.976cm" svg:y="18.073cm" svg:viewBox="0 0 35 35" svg:d="M17 0c-23 0-23 35 0 35s23-35 0-35z">
          <text:p/>
        </draw:path>
        <draw:path draw:style-name="gr8" draw:text-style-name="P7" draw:layer="layout" svg:width="0.034cm" svg:height="0.035cm" svg:x="9.976cm" svg:y="18.575cm" svg:viewBox="0 0 35 36" svg:d="M17 0c-23 0-23 36 0 36s23-36 0-36z">
          <text:p/>
        </draw:path>
        <draw:path draw:style-name="gr8" draw:text-style-name="P7" draw:layer="layout" svg:width="0.034cm" svg:height="0.034cm" svg:x="9.976cm" svg:y="19.078cm" svg:viewBox="0 0 35 35" svg:d="M17 0c-23 0-23 35 0 35s23-35 0-35z">
          <text:p/>
        </draw:path>
        <draw:path draw:style-name="gr8" draw:text-style-name="P7" draw:layer="layout" svg:width="0.034cm" svg:height="0.034cm" svg:x="9.976cm" svg:y="19.58cm" svg:viewBox="0 0 35 35" svg:d="M17 0c-23 0-23 35 0 35s23-35 0-35z">
          <text:p/>
        </draw:path>
        <draw:path draw:style-name="gr8" draw:text-style-name="P7" draw:layer="layout" svg:width="0.034cm" svg:height="0.034cm" svg:x="9.976cm" svg:y="20.082cm" svg:viewBox="0 0 35 35" svg:d="M17 0c-23 0-23 35 0 35s23-35 0-35z">
          <text:p/>
        </draw:path>
        <draw:path draw:style-name="gr8" draw:text-style-name="P7" draw:layer="layout" svg:width="0.034cm" svg:height="0.034cm" svg:x="9.976cm" svg:y="20.584cm" svg:viewBox="0 0 35 35" svg:d="M17 0c-23 0-23 35 0 35s23-35 0-35z">
          <text:p/>
        </draw:path>
        <draw:path draw:style-name="gr8" draw:text-style-name="P7" draw:layer="layout" svg:width="0.032cm" svg:height="0.035cm" svg:x="10.475cm" svg:y="15.562cm" svg:viewBox="0 0 33 36" svg:d="M16 0c-21 0-21 36 0 36 23 0 23-36 0-36z">
          <text:p/>
        </draw:path>
        <draw:path draw:style-name="gr8" draw:text-style-name="P7" draw:layer="layout" svg:width="0.032cm" svg:height="0.034cm" svg:x="10.475cm" svg:y="16.065cm" svg:viewBox="0 0 33 35" svg:d="M16 0c-21 0-21 35 0 35 23 0 23-35 0-35z">
          <text:p/>
        </draw:path>
        <draw:path draw:style-name="gr8" draw:text-style-name="P7" draw:layer="layout" svg:width="0.032cm" svg:height="0.034cm" svg:x="10.475cm" svg:y="16.567cm" svg:viewBox="0 0 33 35" svg:d="M16 0c-21 0-21 35 0 35 23 0 23-35 0-35z">
          <text:p/>
        </draw:path>
        <draw:path draw:style-name="gr8" draw:text-style-name="P7" draw:layer="layout" svg:width="0.032cm" svg:height="0.034cm" svg:x="10.475cm" svg:y="17.069cm" svg:viewBox="0 0 33 35" svg:d="M16 0c-21 0-21 35 0 35 23 0 23-35 0-35z">
          <text:p/>
        </draw:path>
        <draw:path draw:style-name="gr8" draw:text-style-name="P7" draw:layer="layout" svg:width="0.032cm" svg:height="0.034cm" svg:x="10.475cm" svg:y="17.571cm" svg:viewBox="0 0 33 35" svg:d="M16 0c-21 0-21 35 0 35 23 0 23-35 0-35z">
          <text:p/>
        </draw:path>
        <draw:path draw:style-name="gr8" draw:text-style-name="P7" draw:layer="layout" svg:width="0.032cm" svg:height="0.034cm" svg:x="10.475cm" svg:y="18.073cm" svg:viewBox="0 0 33 35" svg:d="M16 0c-21 0-21 35 0 35 23 0 23-35 0-35z">
          <text:p/>
        </draw:path>
        <draw:path draw:style-name="gr8" draw:text-style-name="P7" draw:layer="layout" svg:width="0.032cm" svg:height="0.035cm" svg:x="10.475cm" svg:y="18.575cm" svg:viewBox="0 0 33 36" svg:d="M16 0c-21 0-21 36 0 36 23 0 23-36 0-36z">
          <text:p/>
        </draw:path>
        <draw:path draw:style-name="gr8" draw:text-style-name="P7" draw:layer="layout" svg:width="0.032cm" svg:height="0.034cm" svg:x="10.475cm" svg:y="19.078cm" svg:viewBox="0 0 33 35" svg:d="M16 0c-21 0-21 35 0 35 23 0 23-35 0-35z">
          <text:p/>
        </draw:path>
        <draw:path draw:style-name="gr8" draw:text-style-name="P7" draw:layer="layout" svg:width="0.032cm" svg:height="0.034cm" svg:x="10.475cm" svg:y="19.58cm" svg:viewBox="0 0 33 35" svg:d="M16 0c-21 0-21 35 0 35 23 0 23-35 0-35z">
          <text:p/>
        </draw:path>
        <draw:path draw:style-name="gr8" draw:text-style-name="P7" draw:layer="layout" svg:width="0.032cm" svg:height="0.034cm" svg:x="10.475cm" svg:y="20.082cm" svg:viewBox="0 0 33 35" svg:d="M16 0c-21 0-21 35 0 35 23 0 23-35 0-35z">
          <text:p/>
        </draw:path>
        <draw:path draw:style-name="gr8" draw:text-style-name="P7" draw:layer="layout" svg:width="0.032cm" svg:height="0.034cm" svg:x="10.475cm" svg:y="20.584cm" svg:viewBox="0 0 33 35" svg:d="M16 0c-21 0-21 35 0 35 23 0 23-35 0-35z">
          <text:p/>
        </draw:path>
        <draw:path draw:style-name="gr8" draw:text-style-name="P7" draw:layer="layout" svg:width="0.033cm" svg:height="0.035cm" svg:x="10.975cm" svg:y="15.562cm" svg:viewBox="0 0 34 36" svg:d="M17 0c-23 0-23 36 0 36 22 0 22-36 0-36z">
          <text:p/>
        </draw:path>
        <draw:path draw:style-name="gr8" draw:text-style-name="P7" draw:layer="layout" svg:width="0.033cm" svg:height="0.034cm" svg:x="10.975cm" svg:y="16.065cm" svg:viewBox="0 0 34 35" svg:d="M17 0c-23 0-23 35 0 35 22 0 22-35 0-35z">
          <text:p/>
        </draw:path>
        <draw:path draw:style-name="gr8" draw:text-style-name="P7" draw:layer="layout" svg:width="0.033cm" svg:height="0.034cm" svg:x="10.975cm" svg:y="16.567cm" svg:viewBox="0 0 34 35" svg:d="M17 0c-23 0-23 35 0 35 22 0 22-35 0-35z">
          <text:p/>
        </draw:path>
        <draw:path draw:style-name="gr8" draw:text-style-name="P7" draw:layer="layout" svg:width="0.033cm" svg:height="0.034cm" svg:x="10.975cm" svg:y="17.069cm" svg:viewBox="0 0 34 35" svg:d="M17 0c-23 0-23 35 0 35 22 0 22-35 0-35z">
          <text:p/>
        </draw:path>
        <draw:path draw:style-name="gr8" draw:text-style-name="P7" draw:layer="layout" svg:width="0.033cm" svg:height="0.034cm" svg:x="10.975cm" svg:y="17.571cm" svg:viewBox="0 0 34 35" svg:d="M17 0c-23 0-23 35 0 35 22 0 22-35 0-35z">
          <text:p/>
        </draw:path>
        <draw:path draw:style-name="gr8" draw:text-style-name="P7" draw:layer="layout" svg:width="0.033cm" svg:height="0.034cm" svg:x="10.975cm" svg:y="18.073cm" svg:viewBox="0 0 34 35" svg:d="M17 0c-23 0-23 35 0 35 22 0 22-35 0-35z">
          <text:p/>
        </draw:path>
        <draw:path draw:style-name="gr8" draw:text-style-name="P7" draw:layer="layout" svg:width="0.033cm" svg:height="0.035cm" svg:x="10.975cm" svg:y="18.575cm" svg:viewBox="0 0 34 36" svg:d="M17 0c-23 0-23 36 0 36 22 0 22-36 0-36z">
          <text:p/>
        </draw:path>
        <draw:path draw:style-name="gr8" draw:text-style-name="P7" draw:layer="layout" svg:width="0.033cm" svg:height="0.034cm" svg:x="10.975cm" svg:y="19.078cm" svg:viewBox="0 0 34 35" svg:d="M17 0c-23 0-23 35 0 35 22 0 22-35 0-35z">
          <text:p/>
        </draw:path>
        <draw:path draw:style-name="gr8" draw:text-style-name="P7" draw:layer="layout" svg:width="0.033cm" svg:height="0.034cm" svg:x="10.975cm" svg:y="19.58cm" svg:viewBox="0 0 34 35" svg:d="M17 0c-23 0-23 35 0 35 22 0 22-35 0-35z">
          <text:p/>
        </draw:path>
        <draw:path draw:style-name="gr8" draw:text-style-name="P7" draw:layer="layout" svg:width="0.033cm" svg:height="0.034cm" svg:x="10.975cm" svg:y="20.082cm" svg:viewBox="0 0 34 35" svg:d="M17 0c-23 0-23 35 0 35 22 0 22-35 0-35z">
          <text:p/>
        </draw:path>
        <draw:path draw:style-name="gr8" draw:text-style-name="P7" draw:layer="layout" svg:width="0.033cm" svg:height="0.034cm" svg:x="10.975cm" svg:y="20.584cm" svg:viewBox="0 0 34 35" svg:d="M17 0c-23 0-23 35 0 35 22 0 22-35 0-35z">
          <text:p/>
        </draw:path>
        <draw:path draw:style-name="gr8" draw:text-style-name="P7" draw:layer="layout" svg:width="0.033cm" svg:height="0.035cm" svg:x="11.473cm" svg:y="15.562cm" svg:viewBox="0 0 34 36" svg:d="M17 0c-23 0-23 36 0 36 22 0 22-36 0-36z">
          <text:p/>
        </draw:path>
        <draw:path draw:style-name="gr8" draw:text-style-name="P7" draw:layer="layout" svg:width="0.033cm" svg:height="0.034cm" svg:x="11.473cm" svg:y="16.065cm" svg:viewBox="0 0 34 35" svg:d="M17 0c-23 0-23 35 0 35 22 0 22-35 0-35z">
          <text:p/>
        </draw:path>
        <draw:path draw:style-name="gr8" draw:text-style-name="P7" draw:layer="layout" svg:width="0.033cm" svg:height="0.034cm" svg:x="11.473cm" svg:y="16.567cm" svg:viewBox="0 0 34 35" svg:d="M17 0c-23 0-23 35 0 35 22 0 22-35 0-35z">
          <text:p/>
        </draw:path>
        <draw:path draw:style-name="gr8" draw:text-style-name="P7" draw:layer="layout" svg:width="0.033cm" svg:height="0.034cm" svg:x="11.473cm" svg:y="17.069cm" svg:viewBox="0 0 34 35" svg:d="M17 0c-23 0-23 35 0 35 22 0 22-35 0-35z">
          <text:p/>
        </draw:path>
        <draw:path draw:style-name="gr8" draw:text-style-name="P7" draw:layer="layout" svg:width="0.033cm" svg:height="0.034cm" svg:x="11.473cm" svg:y="17.571cm" svg:viewBox="0 0 34 35" svg:d="M17 0c-23 0-23 35 0 35 22 0 22-35 0-35z">
          <text:p/>
        </draw:path>
        <draw:path draw:style-name="gr8" draw:text-style-name="P7" draw:layer="layout" svg:width="0.033cm" svg:height="0.034cm" svg:x="11.473cm" svg:y="18.073cm" svg:viewBox="0 0 34 35" svg:d="M17 0c-23 0-23 35 0 35 22 0 22-35 0-35z">
          <text:p/>
        </draw:path>
        <draw:path draw:style-name="gr8" draw:text-style-name="P7" draw:layer="layout" svg:width="0.033cm" svg:height="0.035cm" svg:x="11.473cm" svg:y="18.575cm" svg:viewBox="0 0 34 36" svg:d="M17 0c-23 0-23 36 0 36 22 0 22-36 0-36z">
          <text:p/>
        </draw:path>
        <draw:path draw:style-name="gr8" draw:text-style-name="P7" draw:layer="layout" svg:width="0.033cm" svg:height="0.034cm" svg:x="11.473cm" svg:y="19.078cm" svg:viewBox="0 0 34 35" svg:d="M17 0c-23 0-23 35 0 35 22 0 22-35 0-35z">
          <text:p/>
        </draw:path>
        <draw:path draw:style-name="gr8" draw:text-style-name="P7" draw:layer="layout" svg:width="0.033cm" svg:height="0.034cm" svg:x="11.473cm" svg:y="19.58cm" svg:viewBox="0 0 34 35" svg:d="M17 0c-23 0-23 35 0 35 22 0 22-35 0-35z">
          <text:p/>
        </draw:path>
        <draw:path draw:style-name="gr8" draw:text-style-name="P7" draw:layer="layout" svg:width="0.033cm" svg:height="0.034cm" svg:x="11.473cm" svg:y="20.082cm" svg:viewBox="0 0 34 35" svg:d="M17 0c-23 0-23 35 0 35 22 0 22-35 0-35z">
          <text:p/>
        </draw:path>
        <draw:path draw:style-name="gr8" draw:text-style-name="P7" draw:layer="layout" svg:width="0.033cm" svg:height="0.034cm" svg:x="11.473cm" svg:y="20.584cm" svg:viewBox="0 0 34 35" svg:d="M17 0c-23 0-23 35 0 35 22 0 22-35 0-35z">
          <text:p/>
        </draw:path>
        <draw:path draw:style-name="gr8" draw:text-style-name="P7" draw:layer="layout" svg:width="0.033cm" svg:height="0.035cm" svg:x="11.972cm" svg:y="15.562cm" svg:viewBox="0 0 34 36" svg:d="M17 0c-23 0-23 36 0 36 22 0 22-36 0-36z">
          <text:p/>
        </draw:path>
        <draw:path draw:style-name="gr8" draw:text-style-name="P7" draw:layer="layout" svg:width="0.033cm" svg:height="0.034cm" svg:x="11.972cm" svg:y="16.065cm" svg:viewBox="0 0 34 35" svg:d="M17 0c-23 0-23 35 0 35 22 0 22-35 0-35z">
          <text:p/>
        </draw:path>
        <draw:path draw:style-name="gr8" draw:text-style-name="P7" draw:layer="layout" svg:width="0.033cm" svg:height="0.034cm" svg:x="11.972cm" svg:y="16.567cm" svg:viewBox="0 0 34 35" svg:d="M17 0c-23 0-23 35 0 35 22 0 22-35 0-35z">
          <text:p/>
        </draw:path>
        <draw:path draw:style-name="gr8" draw:text-style-name="P7" draw:layer="layout" svg:width="0.033cm" svg:height="0.034cm" svg:x="11.972cm" svg:y="17.069cm" svg:viewBox="0 0 34 35" svg:d="M17 0c-23 0-23 35 0 35 22 0 22-35 0-35z">
          <text:p/>
        </draw:path>
        <draw:path draw:style-name="gr8" draw:text-style-name="P7" draw:layer="layout" svg:width="0.033cm" svg:height="0.034cm" svg:x="11.972cm" svg:y="17.571cm" svg:viewBox="0 0 34 35" svg:d="M17 0c-23 0-23 35 0 35 22 0 22-35 0-35z">
          <text:p/>
        </draw:path>
        <draw:path draw:style-name="gr8" draw:text-style-name="P7" draw:layer="layout" svg:width="0.033cm" svg:height="0.034cm" svg:x="11.972cm" svg:y="18.073cm" svg:viewBox="0 0 34 35" svg:d="M17 0c-23 0-23 35 0 35 22 0 22-35 0-35z">
          <text:p/>
        </draw:path>
        <draw:path draw:style-name="gr8" draw:text-style-name="P7" draw:layer="layout" svg:width="0.033cm" svg:height="0.035cm" svg:x="11.972cm" svg:y="18.575cm" svg:viewBox="0 0 34 36" svg:d="M17 0c-23 0-23 36 0 36 22 0 22-36 0-36z">
          <text:p/>
        </draw:path>
        <draw:path draw:style-name="gr8" draw:text-style-name="P7" draw:layer="layout" svg:width="0.033cm" svg:height="0.034cm" svg:x="11.972cm" svg:y="19.078cm" svg:viewBox="0 0 34 35" svg:d="M17 0c-23 0-23 35 0 35 22 0 22-35 0-35z">
          <text:p/>
        </draw:path>
        <draw:path draw:style-name="gr8" draw:text-style-name="P7" draw:layer="layout" svg:width="0.033cm" svg:height="0.034cm" svg:x="11.972cm" svg:y="19.58cm" svg:viewBox="0 0 34 35" svg:d="M17 0c-23 0-23 35 0 35 22 0 22-35 0-35z">
          <text:p/>
        </draw:path>
        <draw:path draw:style-name="gr8" draw:text-style-name="P7" draw:layer="layout" svg:width="0.033cm" svg:height="0.034cm" svg:x="11.972cm" svg:y="20.082cm" svg:viewBox="0 0 34 35" svg:d="M17 0c-23 0-23 35 0 35 22 0 22-35 0-35z">
          <text:p/>
        </draw:path>
        <draw:path draw:style-name="gr8" draw:text-style-name="P7" draw:layer="layout" svg:width="0.033cm" svg:height="0.034cm" svg:x="11.972cm" svg:y="20.584cm" svg:viewBox="0 0 34 35" svg:d="M17 0c-23 0-23 35 0 35 22 0 22-35 0-35z">
          <text:p/>
        </draw:path>
        <draw:path draw:style-name="gr8" draw:text-style-name="P7" draw:layer="layout" svg:width="0.034cm" svg:height="0.035cm" svg:x="12.47cm" svg:y="15.562cm" svg:viewBox="0 0 35 36" svg:d="M17 0c-23 0-23 36 0 36s23-36 0-36z">
          <text:p/>
        </draw:path>
        <draw:path draw:style-name="gr8" draw:text-style-name="P7" draw:layer="layout" svg:width="0.034cm" svg:height="0.034cm" svg:x="12.47cm" svg:y="16.065cm" svg:viewBox="0 0 35 35" svg:d="M17 0c-23 0-23 35 0 35s23-35 0-35z">
          <text:p/>
        </draw:path>
        <draw:path draw:style-name="gr8" draw:text-style-name="P7" draw:layer="layout" svg:width="0.034cm" svg:height="0.034cm" svg:x="12.47cm" svg:y="16.567cm" svg:viewBox="0 0 35 35" svg:d="M17 0c-23 0-23 35 0 35s23-35 0-35z">
          <text:p/>
        </draw:path>
        <draw:path draw:style-name="gr8" draw:text-style-name="P7" draw:layer="layout" svg:width="0.034cm" svg:height="0.034cm" svg:x="12.47cm" svg:y="17.069cm" svg:viewBox="0 0 35 35" svg:d="M17 0c-23 0-23 35 0 35s23-35 0-35z">
          <text:p/>
        </draw:path>
        <draw:path draw:style-name="gr8" draw:text-style-name="P7" draw:layer="layout" svg:width="0.034cm" svg:height="0.034cm" svg:x="12.47cm" svg:y="17.571cm" svg:viewBox="0 0 35 35" svg:d="M17 0c-23 0-23 35 0 35s23-35 0-35z">
          <text:p/>
        </draw:path>
        <draw:path draw:style-name="gr8" draw:text-style-name="P7" draw:layer="layout" svg:width="0.034cm" svg:height="0.034cm" svg:x="12.47cm" svg:y="18.073cm" svg:viewBox="0 0 35 35" svg:d="M17 0c-23 0-23 35 0 35s23-35 0-35z">
          <text:p/>
        </draw:path>
        <draw:path draw:style-name="gr8" draw:text-style-name="P7" draw:layer="layout" svg:width="0.034cm" svg:height="0.035cm" svg:x="12.47cm" svg:y="18.575cm" svg:viewBox="0 0 35 36" svg:d="M17 0c-23 0-23 36 0 36s23-36 0-36z">
          <text:p/>
        </draw:path>
        <draw:path draw:style-name="gr8" draw:text-style-name="P7" draw:layer="layout" svg:width="0.034cm" svg:height="0.034cm" svg:x="12.47cm" svg:y="19.078cm" svg:viewBox="0 0 35 35" svg:d="M17 0c-23 0-23 35 0 35s23-35 0-35z">
          <text:p/>
        </draw:path>
        <draw:path draw:style-name="gr8" draw:text-style-name="P7" draw:layer="layout" svg:width="0.034cm" svg:height="0.034cm" svg:x="12.47cm" svg:y="19.58cm" svg:viewBox="0 0 35 35" svg:d="M17 0c-23 0-23 35 0 35s23-35 0-35z">
          <text:p/>
        </draw:path>
        <draw:path draw:style-name="gr8" draw:text-style-name="P7" draw:layer="layout" svg:width="0.034cm" svg:height="0.034cm" svg:x="12.47cm" svg:y="20.082cm" svg:viewBox="0 0 35 35" svg:d="M17 0c-23 0-23 35 0 35s23-35 0-35z">
          <text:p/>
        </draw:path>
        <draw:path draw:style-name="gr8" draw:text-style-name="P7" draw:layer="layout" svg:width="0.034cm" svg:height="0.034cm" svg:x="12.47cm" svg:y="20.584cm" svg:viewBox="0 0 35 35" svg:d="M17 0c-23 0-23 35 0 35s23-35 0-35z">
          <text:p/>
        </draw:path>
        <draw:path draw:style-name="gr8" draw:text-style-name="P7" draw:layer="layout" svg:width="0.033cm" svg:height="0.035cm" svg:x="12.97cm" svg:y="15.562cm" svg:viewBox="0 0 34 36" svg:d="M17 0c-23 0-23 36 0 36 22 0 22-36 0-36z">
          <text:p/>
        </draw:path>
        <draw:path draw:style-name="gr8" draw:text-style-name="P7" draw:layer="layout" svg:width="0.033cm" svg:height="0.034cm" svg:x="12.97cm" svg:y="16.065cm" svg:viewBox="0 0 34 35" svg:d="M17 0c-23 0-23 35 0 35 22 0 22-35 0-35z">
          <text:p/>
        </draw:path>
        <draw:path draw:style-name="gr8" draw:text-style-name="P7" draw:layer="layout" svg:width="0.033cm" svg:height="0.034cm" svg:x="12.97cm" svg:y="16.567cm" svg:viewBox="0 0 34 35" svg:d="M17 0c-23 0-23 35 0 35 22 0 22-35 0-35z">
          <text:p/>
        </draw:path>
        <draw:path draw:style-name="gr8" draw:text-style-name="P7" draw:layer="layout" svg:width="0.033cm" svg:height="0.034cm" svg:x="12.97cm" svg:y="17.069cm" svg:viewBox="0 0 34 35" svg:d="M17 0c-23 0-23 35 0 35 22 0 22-35 0-35z">
          <text:p/>
        </draw:path>
        <draw:path draw:style-name="gr8" draw:text-style-name="P7" draw:layer="layout" svg:width="0.033cm" svg:height="0.034cm" svg:x="12.97cm" svg:y="17.571cm" svg:viewBox="0 0 34 35" svg:d="M17 0c-23 0-23 35 0 35 22 0 22-35 0-35z">
          <text:p/>
        </draw:path>
        <draw:path draw:style-name="gr8" draw:text-style-name="P7" draw:layer="layout" svg:width="0.033cm" svg:height="0.034cm" svg:x="12.97cm" svg:y="18.073cm" svg:viewBox="0 0 34 35" svg:d="M17 0c-23 0-23 35 0 35 22 0 22-35 0-35z">
          <text:p/>
        </draw:path>
        <draw:path draw:style-name="gr8" draw:text-style-name="P7" draw:layer="layout" svg:width="0.033cm" svg:height="0.035cm" svg:x="12.97cm" svg:y="18.575cm" svg:viewBox="0 0 34 36" svg:d="M17 0c-23 0-23 36 0 36 22 0 22-36 0-36z">
          <text:p/>
        </draw:path>
        <draw:path draw:style-name="gr8" draw:text-style-name="P7" draw:layer="layout" svg:width="0.033cm" svg:height="0.034cm" svg:x="12.97cm" svg:y="19.078cm" svg:viewBox="0 0 34 35" svg:d="M17 0c-23 0-23 35 0 35 22 0 22-35 0-35z">
          <text:p/>
        </draw:path>
        <draw:path draw:style-name="gr8" draw:text-style-name="P7" draw:layer="layout" svg:width="0.033cm" svg:height="0.034cm" svg:x="12.97cm" svg:y="19.58cm" svg:viewBox="0 0 34 35" svg:d="M17 0c-23 0-23 35 0 35 22 0 22-35 0-35z">
          <text:p/>
        </draw:path>
        <draw:path draw:style-name="gr8" draw:text-style-name="P7" draw:layer="layout" svg:width="0.033cm" svg:height="0.034cm" svg:x="12.97cm" svg:y="20.082cm" svg:viewBox="0 0 34 35" svg:d="M17 0c-23 0-23 35 0 35 22 0 22-35 0-35z">
          <text:p/>
        </draw:path>
        <draw:path draw:style-name="gr8" draw:text-style-name="P7" draw:layer="layout" svg:width="0.033cm" svg:height="0.034cm" svg:x="12.97cm" svg:y="20.584cm" svg:viewBox="0 0 34 35" svg:d="M17 0c-23 0-23 35 0 35 22 0 22-35 0-35z">
          <text:p/>
        </draw:path>
        <draw:path draw:style-name="gr8" draw:text-style-name="P7" draw:layer="layout" svg:width="0.032cm" svg:height="0.035cm" svg:x="13.469cm" svg:y="15.562cm" svg:viewBox="0 0 33 36" svg:d="M16 0c-21 0-21 36 0 36 23 0 23-36 0-36z">
          <text:p/>
        </draw:path>
        <draw:path draw:style-name="gr8" draw:text-style-name="P7" draw:layer="layout" svg:width="0.032cm" svg:height="0.034cm" svg:x="13.469cm" svg:y="16.065cm" svg:viewBox="0 0 33 35" svg:d="M16 0c-21 0-21 35 0 35 23 0 23-35 0-35z">
          <text:p/>
        </draw:path>
        <draw:path draw:style-name="gr8" draw:text-style-name="P7" draw:layer="layout" svg:width="0.032cm" svg:height="0.034cm" svg:x="13.469cm" svg:y="16.567cm" svg:viewBox="0 0 33 35" svg:d="M16 0c-21 0-21 35 0 35 23 0 23-35 0-35z">
          <text:p/>
        </draw:path>
        <draw:path draw:style-name="gr8" draw:text-style-name="P7" draw:layer="layout" svg:width="0.032cm" svg:height="0.034cm" svg:x="13.469cm" svg:y="17.069cm" svg:viewBox="0 0 33 35" svg:d="M16 0c-21 0-21 35 0 35 23 0 23-35 0-35z">
          <text:p/>
        </draw:path>
        <draw:path draw:style-name="gr8" draw:text-style-name="P7" draw:layer="layout" svg:width="0.032cm" svg:height="0.034cm" svg:x="13.469cm" svg:y="17.571cm" svg:viewBox="0 0 33 35" svg:d="M16 0c-21 0-21 35 0 35 23 0 23-35 0-35z">
          <text:p/>
        </draw:path>
        <draw:path draw:style-name="gr8" draw:text-style-name="P7" draw:layer="layout" svg:width="0.032cm" svg:height="0.034cm" svg:x="13.469cm" svg:y="18.073cm" svg:viewBox="0 0 33 35" svg:d="M16 0c-21 0-21 35 0 35 23 0 23-35 0-35z">
          <text:p/>
        </draw:path>
        <draw:path draw:style-name="gr8" draw:text-style-name="P7" draw:layer="layout" svg:width="0.032cm" svg:height="0.035cm" svg:x="13.469cm" svg:y="18.575cm" svg:viewBox="0 0 33 36" svg:d="M16 0c-21 0-21 36 0 36 23 0 23-36 0-36z">
          <text:p/>
        </draw:path>
        <draw:path draw:style-name="gr8" draw:text-style-name="P7" draw:layer="layout" svg:width="0.032cm" svg:height="0.034cm" svg:x="13.469cm" svg:y="19.078cm" svg:viewBox="0 0 33 35" svg:d="M16 0c-21 0-21 35 0 35 23 0 23-35 0-35z">
          <text:p/>
        </draw:path>
        <draw:path draw:style-name="gr8" draw:text-style-name="P7" draw:layer="layout" svg:width="0.032cm" svg:height="0.034cm" svg:x="13.469cm" svg:y="19.58cm" svg:viewBox="0 0 33 35" svg:d="M16 0c-21 0-21 35 0 35 23 0 23-35 0-35z">
          <text:p/>
        </draw:path>
        <draw:path draw:style-name="gr8" draw:text-style-name="P7" draw:layer="layout" svg:width="0.032cm" svg:height="0.034cm" svg:x="13.469cm" svg:y="20.082cm" svg:viewBox="0 0 33 35" svg:d="M16 0c-21 0-21 35 0 35 23 0 23-35 0-35z">
          <text:p/>
        </draw:path>
        <draw:path draw:style-name="gr8" draw:text-style-name="P7" draw:layer="layout" svg:width="0.032cm" svg:height="0.034cm" svg:x="13.469cm" svg:y="20.584cm" svg:viewBox="0 0 33 35" svg:d="M16 0c-21 0-21 35 0 35 23 0 23-35 0-35z">
          <text:p/>
        </draw:path>
        <draw:path draw:style-name="gr8" draw:text-style-name="P7" draw:layer="layout" svg:width="0.034cm" svg:height="0.034cm" svg:x="0.997cm" svg:y="16.063cm" svg:viewBox="0 0 35 35" svg:d="M17 0c-23 0-23 35 0 35s23-35 0-35z">
          <text:p/>
        </draw:path>
        <draw:path draw:style-name="gr8" draw:text-style-name="P7" draw:layer="layout" svg:width="0.034cm" svg:height="0.034cm" svg:x="0.997cm" svg:y="16.565cm" svg:viewBox="0 0 35 35" svg:d="M17 0c-23 0-23 35 0 35s23-35 0-35z">
          <text:p/>
        </draw:path>
        <draw:path draw:style-name="gr8" draw:text-style-name="P7" draw:layer="layout" svg:width="0.034cm" svg:height="0.034cm" svg:x="0.997cm" svg:y="17.067cm" svg:viewBox="0 0 35 35" svg:d="M17 0c-23 0-23 35 0 35s23-35 0-35z">
          <text:p/>
        </draw:path>
        <draw:path draw:style-name="gr8" draw:text-style-name="P7" draw:layer="layout" svg:width="0.034cm" svg:height="0.034cm" svg:x="0.997cm" svg:y="17.569cm" svg:viewBox="0 0 35 35" svg:d="M17 0c-23 0-23 35 0 35s23-35 0-35z">
          <text:p/>
        </draw:path>
        <draw:path draw:style-name="gr8" draw:text-style-name="P7" draw:layer="layout" svg:width="0.034cm" svg:height="0.034cm" svg:x="0.997cm" svg:y="18.071cm" svg:viewBox="0 0 35 35" svg:d="M17 0c-23 0-23 35 0 35s23-35 0-35z">
          <text:p/>
        </draw:path>
        <draw:path draw:style-name="gr8" draw:text-style-name="P7" draw:layer="layout" svg:width="0.034cm" svg:height="0.035cm" svg:x="0.997cm" svg:y="18.573cm" svg:viewBox="0 0 35 36" svg:d="M17 0c-23 0-23 36 0 36s23-36 0-36z">
          <text:p/>
        </draw:path>
        <draw:path draw:style-name="gr8" draw:text-style-name="P7" draw:layer="layout" svg:width="0.034cm" svg:height="0.034cm" svg:x="0.997cm" svg:y="19.076cm" svg:viewBox="0 0 35 35" svg:d="M17 0c-23 0-23 35 0 35s23-35 0-35z">
          <text:p/>
        </draw:path>
        <draw:path draw:style-name="gr8" draw:text-style-name="P7" draw:layer="layout" svg:width="0.034cm" svg:height="0.034cm" svg:x="0.997cm" svg:y="19.578cm" svg:viewBox="0 0 35 35" svg:d="M17 0c-23 0-23 35 0 35s23-35 0-35z">
          <text:p/>
        </draw:path>
        <draw:path draw:style-name="gr8" draw:text-style-name="P7" draw:layer="layout" svg:width="0.034cm" svg:height="0.034cm" svg:x="0.997cm" svg:y="20.08cm" svg:viewBox="0 0 35 35" svg:d="M17 0c-23 0-23 35 0 35s23-35 0-35z">
          <text:p/>
        </draw:path>
        <draw:path draw:style-name="gr8" draw:text-style-name="P7" draw:layer="layout" svg:width="0.034cm" svg:height="0.034cm" svg:x="0.997cm" svg:y="20.582cm" svg:viewBox="0 0 35 35" svg:d="M17 0c-23 0-23 35 0 35s23-35 0-35z">
          <text:p/>
        </draw:path>
        <draw:frame draw:style-name="gr7" draw:text-style-name="P8" draw:layer="layout" svg:width="1.316cm" svg:height="0.671cm" svg:x="1.261cm" svg:y="15.379cm">
          <draw:text-box>
            <text:p text:style-name="P2"><text:span text:style-name="T5">Notas</text:span></text:p>
          </draw:text-box>
        </draw:frame>
        <draw:path draw:style-name="gr30" draw:text-style-name="P13" draw:layer="layout" svg:width="0.357cm" svg:height="11.561cm" svg:x="1.001cm" svg:y="2.119cm" svg:viewBox="0 0 358 11562" svg:d="M86 219c42 0 76-22 76-58 0-28-24-47-51-55 25-7 48-23 48-51 0-38-38-55-73-55s-73 17-73 55c0 28 23 44 47 51-26 8-50 27-50 55 0 37 34 58 76 58zM86 95c-13-2-46-11-46-36 0-22 20-35 46-35 25 0 46 13 46 35 0 25-33 34-46 36zM86 195c-27 0-50-13-50-36 0-28 37-40 50-41 13 1 49 13 49 41 0 23-23 36-49 36zM79 1092c59 0 86-52 86-109 0-58-23-110-82-110-46 0-74 33-74 69 0 45 31 68 70 68 27 0 50-18 59-33 1 3 1 6 1 9 0 40-17 82-60 82-22 0-35-8-46-21l-13 20c13 15 32 25 59 25zM85 987c-28 0-49-14-49-46 0-20 16-44 48-44 37 0 51 32 53 59-11 18-31 31-52 31zM76 1961v-212h-23l-53 55 16 16 34-36v177zM197 1965c58 0 81-58 81-110 0-51-23-109-81-109-59 0-81 58-81 109 0 52 22 110 81 110zM197 1941c-41 0-54-43-54-86 0-42 13-85 54-85 40 0 54 43 54 85 0 43-14 86-54 86zM76 2834v-212h-23l-53 55 16 16 34-36v177zM182 2834v-212h-23l-53 55 16 16 34-36v177zM76 3707v-212h-23l-53 55 16 16 34-36v177zM262 3707v-24h-104c59-46 103-86 103-129 0-42-36-62-71-62-30 0-58 12-74 33l16 17c13-16 33-26 58-26 22 0 44 11 44 38 0 37-41 72-118 132v21zM76 4580v-212h-23l-53 55 16 16 34-36v177zM184 4584c47 0 75-26 75-61 0-34-30-51-49-52 20-4 46-19 46-50 0-35-31-56-72-56-33 0-57 14-73 33l15 16c16-17 33-25 56-25 26 0 47 12 47 36s-22 34-49 34c-8 0-18 0-22 0v24c3 0 13 0 22 0 31 0 53 11 53 38 0 24-19 39-50 39-25 0-46-11-59-28l-15 17c13 19 39 35 75 35zM76 5453v-212h-23l-53 55 16 16 34-36v177zM237 5453v-54h30v-23h-30v-135h-37l-90 136v22h100v54zM210 5376h-74l74-110zM76 6325v-212h-23l-53 55 16 16 34-36v177zM195 6329c43 0 75-27 75-70 0-44-32-68-67-68-21 0-39 9-50 19v-73h104v-24h-130v114l19 7c15-14 31-20 49-20 29 0 49 18 49 46 0 26-20 45-49 45-26 0-44-10-58-28l-17 18c16 21 39 34 75 34zM76 7199v-212h-23l-53 55 16 16 34-36v177zM197 7203c47 0 75-32 75-69 0-45-31-68-70-68-27 0-51 18-60 33 0-3 0-5 0-8 0-42 19-83 60-83 22 0 34 8 45 21l14-20c-13-14-32-25-59-25-60 0-86 52-86 110 0 57 22 109 81 109zM196 7179c-37 0-51-32-53-58 12-19 32-32 53-32 27 0 49 15 49 46 0 20-16 44-49 44zM76 8071v-212h-23l-53 55 16 16 34-36v177zM167 8071l87-194v-18h-145v24h114l-85 188zM76 8944v-212h-23l-53 55 16 16 34-36v177zM192 8948c42 0 76-22 76-58 0-28-24-47-51-55 25-7 48-23 48-51 0-38-38-55-73-55s-73 17-73 55c0 28 23 44 47 51-26 8-50 27-50 55 0 37 34 58 76 58zM192 8824c-13-2-46-11-46-36 0-22 20-35 46-35 25 0 46 13 46 35 0 25-33 34-46 36zM192 8924c-27 0-50-13-50-36 0-28 37-40 50-41 13 1 49 13 49 41 0 23-23 36-49 36zM76 9817v-212h-23l-53 55 16 16 34-36v177zM185 9820c59 0 86-52 86-109 0-58-23-110-82-110-46 0-74 33-74 69 0 45 31 68 70 68 27 0 50-18 59-33 1 3 1 6 1 9 0 40-17 82-60 82-22 0-35-8-46-21l-13 20c13 15 32 25 59 25zM191 9715c-28 0-49-14-49-46 0-20 16-44 48-44 37 0 51 32 53 59-11 18-31 31-52 31zM156 10690v-24h-104c59-46 103-86 103-129 0-42-36-62-71-62-30 0-58 12-74 33l16 17c13-16 33-26 58-26 22 0 44 11 44 38 0 37-41 72-118 132v21zM277 10694c58 0 81-58 81-110 0-51-23-109-81-109-59 0-81 58-81 109 0 52 22 110 81 110zM277 10670c-41 0-54-43-54-86 0-42 13-85 54-85 40 0 54 43 54 85 0 43-14 86-54 86zM156 11562v-24h-104c59-46 103-86 103-129 0-42-36-62-71-62-30 0-58 12-74 33l16 17c13-16 33-26 58-26 22 0 44 11 44 38 0 37-41 72-118 132v21zM262 11562v-212h-23l-53 55 16 16 34-36v177z">
          <text:p/>
        </draw:path>
        <draw:g>
          <draw:path draw:style-name="gr31" draw:text-style-name="P12" draw:layer="layout" svg:width="12.749cm" svg:height="0.669cm" svg:x="14.49cm" svg:y="8.045cm" svg:viewBox="0 0 12750 670" svg:d="M12750 670h-12750M12731 0h-12731">
            <text:p/>
          </draw:path>
          <draw:g>
            <draw:line draw:style-name="gr1" draw:text-style-name="P1" draw:layer="layout" svg:x1="14.49cm" svg:y1="2.665cm" svg:x2="27.24cm" svg:y2="2.665cm">
              <text:p/>
            </draw:line>
            <draw:line draw:style-name="gr1" draw:text-style-name="P1" draw:layer="layout" svg:x1="14.49cm" svg:y1="3.53cm" svg:x2="27.24cm" svg:y2="3.53cm">
              <text:p/>
            </draw:line>
            <draw:line draw:style-name="gr1" draw:text-style-name="P1" draw:layer="layout" svg:x1="14.49cm" svg:y1="4.397cm" svg:x2="27.24cm" svg:y2="4.397cm">
              <text:p/>
            </draw:line>
            <draw:line draw:style-name="gr1" draw:text-style-name="P1" draw:layer="layout" svg:x1="14.49cm" svg:y1="5.263cm" svg:x2="27.24cm" svg:y2="5.263cm">
              <text:p/>
            </draw:line>
            <draw:line draw:style-name="gr1" draw:text-style-name="P1" draw:layer="layout" svg:x1="14.49cm" svg:y1="6.129cm" svg:x2="27.24cm" svg:y2="6.129cm">
              <text:p/>
            </draw:line>
            <draw:line draw:style-name="gr1" draw:text-style-name="P1" draw:layer="layout" svg:x1="14.49cm" svg:y1="6.996cm" svg:x2="27.24cm" svg:y2="6.996cm">
              <text:p/>
            </draw:line>
          </draw:g>
          <draw:g>
            <draw:line draw:style-name="gr1" draw:text-style-name="P1" draw:layer="layout" svg:x1="14.489cm" svg:y1="9.594cm" svg:x2="27.24cm" svg:y2="9.594cm">
              <text:p/>
            </draw:line>
            <draw:line draw:style-name="gr1" draw:text-style-name="P1" draw:layer="layout" svg:x1="14.489cm" svg:y1="10.459cm" svg:x2="27.24cm" svg:y2="10.459cm">
              <text:p/>
            </draw:line>
            <draw:line draw:style-name="gr1" draw:text-style-name="P1" draw:layer="layout" svg:x1="14.489cm" svg:y1="11.326cm" svg:x2="27.24cm" svg:y2="11.326cm">
              <text:p/>
            </draw:line>
            <draw:line draw:style-name="gr1" draw:text-style-name="P1" draw:layer="layout" svg:x1="14.489cm" svg:y1="12.192cm" svg:x2="27.24cm" svg:y2="12.192cm">
              <text:p/>
            </draw:line>
            <draw:line draw:style-name="gr1" draw:text-style-name="P1" draw:layer="layout" svg:x1="14.489cm" svg:y1="13.057cm" svg:x2="27.24cm" svg:y2="13.057cm">
              <text:p/>
            </draw:line>
            <draw:line draw:style-name="gr1" draw:text-style-name="P1" draw:layer="layout" svg:x1="14.489cm" svg:y1="13.924cm" svg:x2="27.24cm" svg:y2="13.924cm">
              <text:p/>
            </draw:line>
          </draw:g>
          <draw:line draw:style-name="gr3" draw:text-style-name="P1" draw:layer="layout" svg:x1="13.954cm" svg:y1="1.263cm" svg:x2="27.24cm" svg:y2="1.263cm">
            <text:p/>
          </draw:line>
          <draw:line draw:style-name="gr3" draw:text-style-name="P1" draw:layer="layout" svg:x1="13.959cm" svg:y1="1.962cm" svg:x2="27.24cm" svg:y2="1.962cm">
            <text:p/>
          </draw:line>
        </draw:g>
        <draw:line draw:style-name="gr3" draw:text-style-name="P9" draw:layer="layout" svg:x1="13.954cm" svg:y1="14.799cm" svg:x2="27.24cm" svg:y2="14.799cm">
          <text:p/>
        </draw:line>
        <draw:g>
          <draw:frame draw:style-name="gr32" draw:text-style-name="P3" draw:layer="layout" svg:width="0.404cm" svg:height="0.399cm" svg:x="14.62cm" svg:y="2.034cm">
            <draw:text-box>
              <text:p text:style-name="P2"><text:span text:style-name="T11">10</text:span></text:p>
            </draw:text-box>
          </draw:frame>
          <draw:frame draw:style-name="gr32" draw:text-style-name="P3" draw:layer="layout" svg:width="0.404cm" svg:height="0.399cm" svg:x="14.62cm" svg:y="2.906cm">
            <draw:text-box>
              <text:p text:style-name="P2"><text:span text:style-name="T11">12</text:span></text:p>
            </draw:text-box>
          </draw:frame>
          <draw:frame draw:style-name="gr32" draw:text-style-name="P3" draw:layer="layout" svg:width="0.404cm" svg:height="0.399cm" svg:x="14.62cm" svg:y="3.779cm">
            <draw:text-box>
              <text:p text:style-name="P2"><text:span text:style-name="T11">14</text:span></text:p>
            </draw:text-box>
          </draw:frame>
          <draw:frame draw:style-name="gr32" draw:text-style-name="P3" draw:layer="layout" svg:width="0.404cm" svg:height="0.399cm" svg:x="14.62cm" svg:y="4.653cm">
            <draw:text-box>
              <text:p text:style-name="P2"><text:span text:style-name="T11">16</text:span></text:p>
            </draw:text-box>
          </draw:frame>
          <draw:frame draw:style-name="gr32" draw:text-style-name="P3" draw:layer="layout" svg:width="0.404cm" svg:height="0.399cm" svg:x="14.62cm" svg:y="5.525cm">
            <draw:text-box>
              <text:p text:style-name="P2"><text:span text:style-name="T11">18</text:span></text:p>
            </draw:text-box>
          </draw:frame>
          <draw:frame draw:style-name="gr32" draw:text-style-name="P3" draw:layer="layout" svg:width="0.404cm" svg:height="0.399cm" svg:x="14.62cm" svg:y="6.398cm">
            <draw:text-box>
              <text:p text:style-name="P2"><text:span text:style-name="T11">20</text:span></text:p>
            </draw:text-box>
          </draw:frame>
          <draw:frame draw:style-name="gr32" draw:text-style-name="P3" draw:layer="layout" svg:width="0.404cm" svg:height="0.399cm" svg:x="14.62cm" svg:y="8.943cm">
            <draw:text-box>
              <text:p text:style-name="P2"><text:span text:style-name="T11">10</text:span></text:p>
            </draw:text-box>
          </draw:frame>
          <draw:frame draw:style-name="gr32" draw:text-style-name="P3" draw:layer="layout" svg:width="0.404cm" svg:height="0.399cm" svg:x="14.62cm" svg:y="9.816cm">
            <draw:text-box>
              <text:p text:style-name="P2"><text:span text:style-name="T11">12</text:span></text:p>
            </draw:text-box>
          </draw:frame>
          <draw:frame draw:style-name="gr32" draw:text-style-name="P3" draw:layer="layout" svg:width="0.404cm" svg:height="0.399cm" svg:x="14.62cm" svg:y="10.688cm">
            <draw:text-box>
              <text:p text:style-name="P2"><text:span text:style-name="T11">14</text:span></text:p>
            </draw:text-box>
          </draw:frame>
          <draw:frame draw:style-name="gr32" draw:text-style-name="P3" draw:layer="layout" svg:width="0.404cm" svg:height="0.399cm" svg:x="14.62cm" svg:y="11.562cm">
            <draw:text-box>
              <text:p text:style-name="P2"><text:span text:style-name="T11">16</text:span></text:p>
            </draw:text-box>
          </draw:frame>
          <draw:frame draw:style-name="gr32" draw:text-style-name="P3" draw:layer="layout" svg:width="0.404cm" svg:height="0.399cm" svg:x="14.62cm" svg:y="12.434cm">
            <draw:text-box>
              <text:p text:style-name="P2"><text:span text:style-name="T11">18</text:span></text:p>
            </draw:text-box>
          </draw:frame>
          <draw:frame draw:style-name="gr32" draw:text-style-name="P3" draw:layer="layout" svg:width="0.404cm" svg:height="0.399cm" svg:x="14.62cm" svg:y="13.307cm">
            <draw:text-box>
              <text:p text:style-name="P2"><text:span text:style-name="T11">20</text:span></text:p>
            </draw:text-box>
          </draw:frame>
        </draw:g>
        <draw:frame draw:style-name="gr33" draw:text-style-name="P4" draw:layer="layout" svg:width="1.56cm" svg:height="0.533cm" svg:x="15.563cm" svg:y="1.408cm">
          <draw:text-box>
            <text:p text:style-name="P2"><text:span text:style-name="T2">Sábado</text:span></text:p>
          </draw:text-box>
        </draw:frame>
        <draw:frame draw:style-name="gr34" draw:text-style-name="P4" draw:layer="layout" svg:width="0.538cm" svg:height="0.533cm" svg:x="25.025cm" svg:y="1.408cm">
          <draw:text-box>
            <text:p text:style-name="P2"><text:span text:style-name="T3">1</text:span></text:p>
          </draw:text-box>
        </draw:frame>
        <draw:frame draw:style-name="gr35" draw:text-style-name="P4" draw:layer="layout" svg:width="1.886cm" svg:height="0.533cm" svg:x="15.563cm" svg:y="8.147cm">
          <draw:text-box>
            <text:p text:style-name="P2"><text:span text:style-name="T2">Domingo</text:span></text:p>
          </draw:text-box>
        </draw:frame>
        <draw:frame draw:style-name="gr34" draw:text-style-name="P4" draw:layer="layout" svg:width="0.538cm" svg:height="0.533cm" svg:x="25.025cm" svg:y="8.147cm">
          <draw:text-box>
            <text:p text:style-name="P2"><text:span text:style-name="T3">2</text:span></text:p>
          </draw:text-box>
        </draw:frame>
        <draw:custom-shape draw:style-name="gr6" draw:text-style-name="P5" draw:layer="layout" svg:width="3.467cm" svg:height="0.663cm" svg:x="22.863cm" svg:y="15.49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316cm" svg:height="0.671cm" svg:x="24.044cm" svg:y="15.608cm">
          <draw:text-box>
            <text:p text:style-name="P2"><text:span text:style-name="T4">Enero</text:span></text:p>
          </draw:text-box>
        </draw:frame>
        <draw:g>
          <draw:path draw:style-name="gr8" draw:text-style-name="P7" draw:layer="layout" svg:width="0.033cm" svg:height="0.034cm" svg:x="14.464cm" svg:y="16.065cm" svg:viewBox="0 0 34 35" svg:d="M17 0c-22 0-23 35 0 35s23-35 0-35z">
            <text:p/>
          </draw:path>
          <draw:path draw:style-name="gr8" draw:text-style-name="P7" draw:layer="layout" svg:width="0.033cm" svg:height="0.034cm" svg:x="14.464cm" svg:y="16.567cm" svg:viewBox="0 0 34 35" svg:d="M17 0c-22 0-23 35 0 35s23-35 0-35z">
            <text:p/>
          </draw:path>
          <draw:path draw:style-name="gr8" draw:text-style-name="P7" draw:layer="layout" svg:width="0.033cm" svg:height="0.034cm" svg:x="14.464cm" svg:y="17.069cm" svg:viewBox="0 0 34 35" svg:d="M17 0c-22 0-23 35 0 35s23-35 0-35z">
            <text:p/>
          </draw:path>
          <draw:path draw:style-name="gr8" draw:text-style-name="P7" draw:layer="layout" svg:width="0.033cm" svg:height="0.034cm" svg:x="14.464cm" svg:y="17.571cm" svg:viewBox="0 0 34 35" svg:d="M17 0c-22 0-23 35 0 35s23-35 0-35z">
            <text:p/>
          </draw:path>
          <draw:path draw:style-name="gr8" draw:text-style-name="P7" draw:layer="layout" svg:width="0.033cm" svg:height="0.034cm" svg:x="14.464cm" svg:y="18.073cm" svg:viewBox="0 0 34 35" svg:d="M17 0c-22 0-23 35 0 35s23-35 0-35z">
            <text:p/>
          </draw:path>
          <draw:path draw:style-name="gr8" draw:text-style-name="P7" draw:layer="layout" svg:width="0.033cm" svg:height="0.035cm" svg:x="14.464cm" svg:y="18.575cm" svg:viewBox="0 0 34 36" svg:d="M17 0c-22 0-23 36 0 36s23-36 0-36z">
            <text:p/>
          </draw:path>
          <draw:path draw:style-name="gr8" draw:text-style-name="P7" draw:layer="layout" svg:width="0.033cm" svg:height="0.034cm" svg:x="14.464cm" svg:y="19.078cm" svg:viewBox="0 0 34 35" svg:d="M17 0c-22 0-23 35 0 35s23-35 0-35z">
            <text:p/>
          </draw:path>
          <draw:path draw:style-name="gr8" draw:text-style-name="P7" draw:layer="layout" svg:width="0.033cm" svg:height="0.034cm" svg:x="14.464cm" svg:y="19.58cm" svg:viewBox="0 0 34 35" svg:d="M17 0c-22 0-23 35 0 35s23-35 0-35z">
            <text:p/>
          </draw:path>
          <draw:path draw:style-name="gr8" draw:text-style-name="P7" draw:layer="layout" svg:width="0.033cm" svg:height="0.034cm" svg:x="14.464cm" svg:y="20.082cm" svg:viewBox="0 0 34 35" svg:d="M17 0c-22 0-23 35 0 35s23-35 0-35z">
            <text:p/>
          </draw:path>
          <draw:path draw:style-name="gr8" draw:text-style-name="P7" draw:layer="layout" svg:width="0.033cm" svg:height="0.034cm" svg:x="14.464cm" svg:y="20.584cm" svg:viewBox="0 0 34 35" svg:d="M17 0c-22 0-23 35 0 35s23-35 0-35z">
            <text:p/>
          </draw:path>
          <draw:path draw:style-name="gr8" draw:text-style-name="P7" draw:layer="layout" svg:width="0.034cm" svg:height="0.034cm" svg:x="14.962cm" svg:y="16.065cm" svg:viewBox="0 0 35 35" svg:d="M17 0c-23 0-23 35 0 35s23-35 0-35z">
            <text:p/>
          </draw:path>
          <draw:path draw:style-name="gr8" draw:text-style-name="P7" draw:layer="layout" svg:width="0.034cm" svg:height="0.034cm" svg:x="14.962cm" svg:y="16.567cm" svg:viewBox="0 0 35 35" svg:d="M17 0c-23 0-23 35 0 35s23-35 0-35z">
            <text:p/>
          </draw:path>
          <draw:path draw:style-name="gr8" draw:text-style-name="P7" draw:layer="layout" svg:width="0.034cm" svg:height="0.034cm" svg:x="14.962cm" svg:y="17.069cm" svg:viewBox="0 0 35 35" svg:d="M17 0c-23 0-23 35 0 35s23-35 0-35z">
            <text:p/>
          </draw:path>
          <draw:path draw:style-name="gr8" draw:text-style-name="P7" draw:layer="layout" svg:width="0.034cm" svg:height="0.034cm" svg:x="14.962cm" svg:y="17.571cm" svg:viewBox="0 0 35 35" svg:d="M17 0c-23 0-23 35 0 35s23-35 0-35z">
            <text:p/>
          </draw:path>
          <draw:path draw:style-name="gr8" draw:text-style-name="P7" draw:layer="layout" svg:width="0.034cm" svg:height="0.034cm" svg:x="14.962cm" svg:y="18.073cm" svg:viewBox="0 0 35 35" svg:d="M17 0c-23 0-23 35 0 35s23-35 0-35z">
            <text:p/>
          </draw:path>
          <draw:path draw:style-name="gr8" draw:text-style-name="P7" draw:layer="layout" svg:width="0.034cm" svg:height="0.035cm" svg:x="14.962cm" svg:y="18.575cm" svg:viewBox="0 0 35 36" svg:d="M17 0c-23 0-23 36 0 36s23-36 0-36z">
            <text:p/>
          </draw:path>
          <draw:path draw:style-name="gr8" draw:text-style-name="P7" draw:layer="layout" svg:width="0.034cm" svg:height="0.034cm" svg:x="14.962cm" svg:y="19.078cm" svg:viewBox="0 0 35 35" svg:d="M17 0c-23 0-23 35 0 35s23-35 0-35z">
            <text:p/>
          </draw:path>
          <draw:path draw:style-name="gr8" draw:text-style-name="P7" draw:layer="layout" svg:width="0.034cm" svg:height="0.034cm" svg:x="14.962cm" svg:y="19.58cm" svg:viewBox="0 0 35 35" svg:d="M17 0c-23 0-23 35 0 35s23-35 0-35z">
            <text:p/>
          </draw:path>
          <draw:path draw:style-name="gr8" draw:text-style-name="P7" draw:layer="layout" svg:width="0.034cm" svg:height="0.034cm" svg:x="14.962cm" svg:y="20.082cm" svg:viewBox="0 0 35 35" svg:d="M17 0c-23 0-23 35 0 35s23-35 0-35z">
            <text:p/>
          </draw:path>
          <draw:path draw:style-name="gr8" draw:text-style-name="P7" draw:layer="layout" svg:width="0.034cm" svg:height="0.034cm" svg:x="14.962cm" svg:y="20.584cm" svg:viewBox="0 0 35 35" svg:d="M17 0c-23 0-23 35 0 35s23-35 0-35z">
            <text:p/>
          </draw:path>
          <draw:path draw:style-name="gr8" draw:text-style-name="P7" draw:layer="layout" svg:width="0.033cm" svg:height="0.034cm" svg:x="15.463cm" svg:y="16.065cm" svg:viewBox="0 0 34 35" svg:d="M17 0c-22 0-23 35 0 35s23-35 0-35z">
            <text:p/>
          </draw:path>
          <draw:path draw:style-name="gr8" draw:text-style-name="P7" draw:layer="layout" svg:width="0.033cm" svg:height="0.034cm" svg:x="15.463cm" svg:y="16.567cm" svg:viewBox="0 0 34 35" svg:d="M17 0c-22 0-23 35 0 35s23-35 0-35z">
            <text:p/>
          </draw:path>
          <draw:path draw:style-name="gr8" draw:text-style-name="P7" draw:layer="layout" svg:width="0.033cm" svg:height="0.034cm" svg:x="15.463cm" svg:y="17.069cm" svg:viewBox="0 0 34 35" svg:d="M17 0c-22 0-23 35 0 35s23-35 0-35z">
            <text:p/>
          </draw:path>
          <draw:path draw:style-name="gr8" draw:text-style-name="P7" draw:layer="layout" svg:width="0.033cm" svg:height="0.034cm" svg:x="15.463cm" svg:y="17.571cm" svg:viewBox="0 0 34 35" svg:d="M17 0c-22 0-23 35 0 35s23-35 0-35z">
            <text:p/>
          </draw:path>
          <draw:path draw:style-name="gr8" draw:text-style-name="P7" draw:layer="layout" svg:width="0.033cm" svg:height="0.034cm" svg:x="15.463cm" svg:y="18.073cm" svg:viewBox="0 0 34 35" svg:d="M17 0c-22 0-23 35 0 35s23-35 0-35z">
            <text:p/>
          </draw:path>
          <draw:path draw:style-name="gr8" draw:text-style-name="P7" draw:layer="layout" svg:width="0.033cm" svg:height="0.035cm" svg:x="15.463cm" svg:y="18.575cm" svg:viewBox="0 0 34 36" svg:d="M17 0c-22 0-23 36 0 36s23-36 0-36z">
            <text:p/>
          </draw:path>
          <draw:path draw:style-name="gr8" draw:text-style-name="P7" draw:layer="layout" svg:width="0.033cm" svg:height="0.034cm" svg:x="15.463cm" svg:y="19.078cm" svg:viewBox="0 0 34 35" svg:d="M17 0c-22 0-23 35 0 35s23-35 0-35z">
            <text:p/>
          </draw:path>
          <draw:path draw:style-name="gr8" draw:text-style-name="P7" draw:layer="layout" svg:width="0.033cm" svg:height="0.034cm" svg:x="15.463cm" svg:y="19.58cm" svg:viewBox="0 0 34 35" svg:d="M17 0c-22 0-23 35 0 35s23-35 0-35z">
            <text:p/>
          </draw:path>
          <draw:path draw:style-name="gr8" draw:text-style-name="P7" draw:layer="layout" svg:width="0.033cm" svg:height="0.034cm" svg:x="15.463cm" svg:y="20.082cm" svg:viewBox="0 0 34 35" svg:d="M17 0c-22 0-23 35 0 35s23-35 0-35z">
            <text:p/>
          </draw:path>
          <draw:path draw:style-name="gr8" draw:text-style-name="P7" draw:layer="layout" svg:width="0.033cm" svg:height="0.034cm" svg:x="15.463cm" svg:y="20.584cm" svg:viewBox="0 0 34 35" svg:d="M17 0c-22 0-23 35 0 35s23-35 0-35z">
            <text:p/>
          </draw:path>
          <draw:path draw:style-name="gr8" draw:text-style-name="P7" draw:layer="layout" svg:width="0.034cm" svg:height="0.035cm" svg:x="15.961cm" svg:y="15.562cm" svg:viewBox="0 0 35 36" svg:d="M17 0c-23 0-23 36 0 36s23-36 0-36z">
            <text:p/>
          </draw:path>
          <draw:path draw:style-name="gr8" draw:text-style-name="P7" draw:layer="layout" svg:width="0.034cm" svg:height="0.034cm" svg:x="15.961cm" svg:y="16.065cm" svg:viewBox="0 0 35 35" svg:d="M17 0c-23 0-23 35 0 35s23-35 0-35z">
            <text:p/>
          </draw:path>
          <draw:path draw:style-name="gr8" draw:text-style-name="P7" draw:layer="layout" svg:width="0.034cm" svg:height="0.034cm" svg:x="15.961cm" svg:y="16.567cm" svg:viewBox="0 0 35 35" svg:d="M17 0c-23 0-23 35 0 35s23-35 0-35z">
            <text:p/>
          </draw:path>
          <draw:path draw:style-name="gr8" draw:text-style-name="P7" draw:layer="layout" svg:width="0.034cm" svg:height="0.034cm" svg:x="15.961cm" svg:y="17.069cm" svg:viewBox="0 0 35 35" svg:d="M17 0c-23 0-23 35 0 35s23-35 0-35z">
            <text:p/>
          </draw:path>
          <draw:path draw:style-name="gr8" draw:text-style-name="P7" draw:layer="layout" svg:width="0.034cm" svg:height="0.034cm" svg:x="15.961cm" svg:y="17.571cm" svg:viewBox="0 0 35 35" svg:d="M17 0c-23 0-23 35 0 35s23-35 0-35z">
            <text:p/>
          </draw:path>
          <draw:path draw:style-name="gr8" draw:text-style-name="P7" draw:layer="layout" svg:width="0.034cm" svg:height="0.034cm" svg:x="15.961cm" svg:y="18.073cm" svg:viewBox="0 0 35 35" svg:d="M17 0c-23 0-23 35 0 35s23-35 0-35z">
            <text:p/>
          </draw:path>
          <draw:path draw:style-name="gr8" draw:text-style-name="P7" draw:layer="layout" svg:width="0.034cm" svg:height="0.035cm" svg:x="15.961cm" svg:y="18.575cm" svg:viewBox="0 0 35 36" svg:d="M17 0c-23 0-23 36 0 36s23-36 0-36z">
            <text:p/>
          </draw:path>
          <draw:path draw:style-name="gr8" draw:text-style-name="P7" draw:layer="layout" svg:width="0.034cm" svg:height="0.034cm" svg:x="15.961cm" svg:y="19.078cm" svg:viewBox="0 0 35 35" svg:d="M17 0c-23 0-23 35 0 35s23-35 0-35z">
            <text:p/>
          </draw:path>
          <draw:path draw:style-name="gr8" draw:text-style-name="P7" draw:layer="layout" svg:width="0.034cm" svg:height="0.034cm" svg:x="15.961cm" svg:y="19.58cm" svg:viewBox="0 0 35 35" svg:d="M17 0c-23 0-23 35 0 35s23-35 0-35z">
            <text:p/>
          </draw:path>
          <draw:path draw:style-name="gr8" draw:text-style-name="P7" draw:layer="layout" svg:width="0.034cm" svg:height="0.034cm" svg:x="15.961cm" svg:y="20.082cm" svg:viewBox="0 0 35 35" svg:d="M17 0c-23 0-23 35 0 35s23-35 0-35z">
            <text:p/>
          </draw:path>
          <draw:path draw:style-name="gr8" draw:text-style-name="P7" draw:layer="layout" svg:width="0.034cm" svg:height="0.034cm" svg:x="15.961cm" svg:y="20.584cm" svg:viewBox="0 0 35 35" svg:d="M17 0c-23 0-23 35 0 35s23-35 0-35z">
            <text:p/>
          </draw:path>
          <draw:path draw:style-name="gr8" draw:text-style-name="P7" draw:layer="layout" svg:width="0.034cm" svg:height="0.035cm" svg:x="16.46cm" svg:y="15.562cm" svg:viewBox="0 0 35 36" svg:d="M17 0c-23 0-23 36 0 36s23-36 0-36z">
            <text:p/>
          </draw:path>
          <draw:path draw:style-name="gr8" draw:text-style-name="P7" draw:layer="layout" svg:width="0.034cm" svg:height="0.034cm" svg:x="16.46cm" svg:y="16.065cm" svg:viewBox="0 0 35 35" svg:d="M17 0c-23 0-23 35 0 35s23-35 0-35z">
            <text:p/>
          </draw:path>
          <draw:path draw:style-name="gr8" draw:text-style-name="P7" draw:layer="layout" svg:width="0.034cm" svg:height="0.034cm" svg:x="16.46cm" svg:y="16.567cm" svg:viewBox="0 0 35 35" svg:d="M17 0c-23 0-23 35 0 35s23-35 0-35z">
            <text:p/>
          </draw:path>
          <draw:path draw:style-name="gr8" draw:text-style-name="P7" draw:layer="layout" svg:width="0.034cm" svg:height="0.034cm" svg:x="16.46cm" svg:y="17.069cm" svg:viewBox="0 0 35 35" svg:d="M17 0c-23 0-23 35 0 35s23-35 0-35z">
            <text:p/>
          </draw:path>
          <draw:path draw:style-name="gr8" draw:text-style-name="P7" draw:layer="layout" svg:width="0.034cm" svg:height="0.034cm" svg:x="16.46cm" svg:y="17.571cm" svg:viewBox="0 0 35 35" svg:d="M17 0c-23 0-23 35 0 35s23-35 0-35z">
            <text:p/>
          </draw:path>
          <draw:path draw:style-name="gr8" draw:text-style-name="P7" draw:layer="layout" svg:width="0.034cm" svg:height="0.034cm" svg:x="16.46cm" svg:y="18.073cm" svg:viewBox="0 0 35 35" svg:d="M17 0c-23 0-23 35 0 35s23-35 0-35z">
            <text:p/>
          </draw:path>
          <draw:path draw:style-name="gr8" draw:text-style-name="P7" draw:layer="layout" svg:width="0.034cm" svg:height="0.035cm" svg:x="16.46cm" svg:y="18.575cm" svg:viewBox="0 0 35 36" svg:d="M17 0c-23 0-23 36 0 36s23-36 0-36z">
            <text:p/>
          </draw:path>
          <draw:path draw:style-name="gr8" draw:text-style-name="P7" draw:layer="layout" svg:width="0.034cm" svg:height="0.034cm" svg:x="16.46cm" svg:y="19.078cm" svg:viewBox="0 0 35 35" svg:d="M17 0c-23 0-23 35 0 35s23-35 0-35z">
            <text:p/>
          </draw:path>
          <draw:path draw:style-name="gr8" draw:text-style-name="P7" draw:layer="layout" svg:width="0.034cm" svg:height="0.034cm" svg:x="16.46cm" svg:y="19.58cm" svg:viewBox="0 0 35 35" svg:d="M17 0c-23 0-23 35 0 35s23-35 0-35z">
            <text:p/>
          </draw:path>
          <draw:path draw:style-name="gr8" draw:text-style-name="P7" draw:layer="layout" svg:width="0.034cm" svg:height="0.034cm" svg:x="16.46cm" svg:y="20.082cm" svg:viewBox="0 0 35 35" svg:d="M17 0c-23 0-23 35 0 35s23-35 0-35z">
            <text:p/>
          </draw:path>
          <draw:path draw:style-name="gr8" draw:text-style-name="P7" draw:layer="layout" svg:width="0.034cm" svg:height="0.034cm" svg:x="16.46cm" svg:y="20.584cm" svg:viewBox="0 0 35 35" svg:d="M17 0c-23 0-23 35 0 35s23-35 0-35z">
            <text:p/>
          </draw:path>
          <draw:path draw:style-name="gr8" draw:text-style-name="P7" draw:layer="layout" svg:width="0.034cm" svg:height="0.035cm" svg:x="16.959cm" svg:y="15.562cm" svg:viewBox="0 0 35 36" svg:d="M17 0c-23 0-23 36 0 36s23-36 0-36z">
            <text:p/>
          </draw:path>
          <draw:path draw:style-name="gr8" draw:text-style-name="P7" draw:layer="layout" svg:width="0.034cm" svg:height="0.034cm" svg:x="16.959cm" svg:y="16.065cm" svg:viewBox="0 0 35 35" svg:d="M17 0c-23 0-23 35 0 35s23-35 0-35z">
            <text:p/>
          </draw:path>
          <draw:path draw:style-name="gr8" draw:text-style-name="P7" draw:layer="layout" svg:width="0.034cm" svg:height="0.034cm" svg:x="16.959cm" svg:y="16.567cm" svg:viewBox="0 0 35 35" svg:d="M17 0c-23 0-23 35 0 35s23-35 0-35z">
            <text:p/>
          </draw:path>
          <draw:path draw:style-name="gr8" draw:text-style-name="P7" draw:layer="layout" svg:width="0.034cm" svg:height="0.034cm" svg:x="16.959cm" svg:y="17.069cm" svg:viewBox="0 0 35 35" svg:d="M17 0c-23 0-23 35 0 35s23-35 0-35z">
            <text:p/>
          </draw:path>
          <draw:path draw:style-name="gr8" draw:text-style-name="P7" draw:layer="layout" svg:width="0.034cm" svg:height="0.034cm" svg:x="16.959cm" svg:y="17.571cm" svg:viewBox="0 0 35 35" svg:d="M17 0c-23 0-23 35 0 35s23-35 0-35z">
            <text:p/>
          </draw:path>
          <draw:path draw:style-name="gr8" draw:text-style-name="P7" draw:layer="layout" svg:width="0.034cm" svg:height="0.034cm" svg:x="16.959cm" svg:y="18.073cm" svg:viewBox="0 0 35 35" svg:d="M17 0c-23 0-23 35 0 35s23-35 0-35z">
            <text:p/>
          </draw:path>
          <draw:path draw:style-name="gr8" draw:text-style-name="P7" draw:layer="layout" svg:width="0.034cm" svg:height="0.035cm" svg:x="16.959cm" svg:y="18.575cm" svg:viewBox="0 0 35 36" svg:d="M17 0c-23 0-23 36 0 36s23-36 0-36z">
            <text:p/>
          </draw:path>
          <draw:path draw:style-name="gr8" draw:text-style-name="P7" draw:layer="layout" svg:width="0.034cm" svg:height="0.034cm" svg:x="16.959cm" svg:y="19.078cm" svg:viewBox="0 0 35 35" svg:d="M17 0c-23 0-23 35 0 35s23-35 0-35z">
            <text:p/>
          </draw:path>
          <draw:path draw:style-name="gr8" draw:text-style-name="P7" draw:layer="layout" svg:width="0.034cm" svg:height="0.034cm" svg:x="16.959cm" svg:y="19.58cm" svg:viewBox="0 0 35 35" svg:d="M17 0c-23 0-23 35 0 35s23-35 0-35z">
            <text:p/>
          </draw:path>
          <draw:path draw:style-name="gr8" draw:text-style-name="P7" draw:layer="layout" svg:width="0.034cm" svg:height="0.034cm" svg:x="16.959cm" svg:y="20.082cm" svg:viewBox="0 0 35 35" svg:d="M17 0c-23 0-23 35 0 35s23-35 0-35z">
            <text:p/>
          </draw:path>
          <draw:path draw:style-name="gr8" draw:text-style-name="P7" draw:layer="layout" svg:width="0.034cm" svg:height="0.034cm" svg:x="16.959cm" svg:y="20.584cm" svg:viewBox="0 0 35 35" svg:d="M17 0c-23 0-23 35 0 35s23-35 0-35z">
            <text:p/>
          </draw:path>
          <draw:path draw:style-name="gr8" draw:text-style-name="P7" draw:layer="layout" svg:width="0.033cm" svg:height="0.035cm" svg:x="17.458cm" svg:y="15.562cm" svg:viewBox="0 0 34 36" svg:d="M17 0c-23 0-23 36 0 36 22 0 22-36 0-36z">
            <text:p/>
          </draw:path>
          <draw:path draw:style-name="gr8" draw:text-style-name="P7" draw:layer="layout" svg:width="0.033cm" svg:height="0.034cm" svg:x="17.458cm" svg:y="16.065cm" svg:viewBox="0 0 34 35" svg:d="M17 0c-23 0-23 35 0 35 22 0 22-35 0-35z">
            <text:p/>
          </draw:path>
          <draw:path draw:style-name="gr8" draw:text-style-name="P7" draw:layer="layout" svg:width="0.033cm" svg:height="0.034cm" svg:x="17.458cm" svg:y="16.567cm" svg:viewBox="0 0 34 35" svg:d="M17 0c-23 0-23 35 0 35 22 0 22-35 0-35z">
            <text:p/>
          </draw:path>
          <draw:path draw:style-name="gr8" draw:text-style-name="P7" draw:layer="layout" svg:width="0.033cm" svg:height="0.034cm" svg:x="17.458cm" svg:y="17.069cm" svg:viewBox="0 0 34 35" svg:d="M17 0c-23 0-23 35 0 35 22 0 22-35 0-35z">
            <text:p/>
          </draw:path>
          <draw:path draw:style-name="gr8" draw:text-style-name="P7" draw:layer="layout" svg:width="0.033cm" svg:height="0.034cm" svg:x="17.458cm" svg:y="17.571cm" svg:viewBox="0 0 34 35" svg:d="M17 0c-23 0-23 35 0 35 22 0 22-35 0-35z">
            <text:p/>
          </draw:path>
          <draw:path draw:style-name="gr8" draw:text-style-name="P7" draw:layer="layout" svg:width="0.033cm" svg:height="0.034cm" svg:x="17.458cm" svg:y="18.073cm" svg:viewBox="0 0 34 35" svg:d="M17 0c-23 0-23 35 0 35 22 0 22-35 0-35z">
            <text:p/>
          </draw:path>
          <draw:path draw:style-name="gr8" draw:text-style-name="P7" draw:layer="layout" svg:width="0.033cm" svg:height="0.035cm" svg:x="17.458cm" svg:y="18.575cm" svg:viewBox="0 0 34 36" svg:d="M17 0c-23 0-23 36 0 36 22 0 22-36 0-36z">
            <text:p/>
          </draw:path>
          <draw:path draw:style-name="gr8" draw:text-style-name="P7" draw:layer="layout" svg:width="0.033cm" svg:height="0.034cm" svg:x="17.458cm" svg:y="19.078cm" svg:viewBox="0 0 34 35" svg:d="M17 0c-23 0-23 35 0 35 22 0 22-35 0-35z">
            <text:p/>
          </draw:path>
          <draw:path draw:style-name="gr8" draw:text-style-name="P7" draw:layer="layout" svg:width="0.033cm" svg:height="0.034cm" svg:x="17.458cm" svg:y="19.58cm" svg:viewBox="0 0 34 35" svg:d="M17 0c-23 0-23 35 0 35 22 0 22-35 0-35z">
            <text:p/>
          </draw:path>
          <draw:path draw:style-name="gr8" draw:text-style-name="P7" draw:layer="layout" svg:width="0.033cm" svg:height="0.034cm" svg:x="17.458cm" svg:y="20.082cm" svg:viewBox="0 0 34 35" svg:d="M17 0c-23 0-23 35 0 35 22 0 22-35 0-35z">
            <text:p/>
          </draw:path>
          <draw:path draw:style-name="gr8" draw:text-style-name="P7" draw:layer="layout" svg:width="0.033cm" svg:height="0.034cm" svg:x="17.458cm" svg:y="20.584cm" svg:viewBox="0 0 34 35" svg:d="M17 0c-23 0-23 35 0 35 22 0 22-35 0-35z">
            <text:p/>
          </draw:path>
          <draw:path draw:style-name="gr8" draw:text-style-name="P7" draw:layer="layout" svg:width="0.034cm" svg:height="0.035cm" svg:x="17.956cm" svg:y="15.562cm" svg:viewBox="0 0 35 36" svg:d="M17 0c-23 0-23 36 0 36s23-36 0-36z">
            <text:p/>
          </draw:path>
          <draw:path draw:style-name="gr8" draw:text-style-name="P7" draw:layer="layout" svg:width="0.034cm" svg:height="0.034cm" svg:x="17.956cm" svg:y="16.065cm" svg:viewBox="0 0 35 35" svg:d="M17 0c-23 0-23 35 0 35s23-35 0-35z">
            <text:p/>
          </draw:path>
          <draw:path draw:style-name="gr8" draw:text-style-name="P7" draw:layer="layout" svg:width="0.034cm" svg:height="0.034cm" svg:x="17.956cm" svg:y="16.567cm" svg:viewBox="0 0 35 35" svg:d="M17 0c-23 0-23 35 0 35s23-35 0-35z">
            <text:p/>
          </draw:path>
          <draw:path draw:style-name="gr8" draw:text-style-name="P7" draw:layer="layout" svg:width="0.034cm" svg:height="0.034cm" svg:x="17.956cm" svg:y="17.069cm" svg:viewBox="0 0 35 35" svg:d="M17 0c-23 0-23 35 0 35s23-35 0-35z">
            <text:p/>
          </draw:path>
          <draw:path draw:style-name="gr8" draw:text-style-name="P7" draw:layer="layout" svg:width="0.034cm" svg:height="0.034cm" svg:x="17.956cm" svg:y="17.571cm" svg:viewBox="0 0 35 35" svg:d="M17 0c-23 0-23 35 0 35s23-35 0-35z">
            <text:p/>
          </draw:path>
          <draw:path draw:style-name="gr8" draw:text-style-name="P7" draw:layer="layout" svg:width="0.034cm" svg:height="0.034cm" svg:x="17.956cm" svg:y="18.073cm" svg:viewBox="0 0 35 35" svg:d="M17 0c-23 0-23 35 0 35s23-35 0-35z">
            <text:p/>
          </draw:path>
          <draw:path draw:style-name="gr8" draw:text-style-name="P7" draw:layer="layout" svg:width="0.034cm" svg:height="0.035cm" svg:x="17.956cm" svg:y="18.575cm" svg:viewBox="0 0 35 36" svg:d="M17 0c-23 0-23 36 0 36s23-36 0-36z">
            <text:p/>
          </draw:path>
          <draw:path draw:style-name="gr8" draw:text-style-name="P7" draw:layer="layout" svg:width="0.034cm" svg:height="0.034cm" svg:x="17.956cm" svg:y="19.078cm" svg:viewBox="0 0 35 35" svg:d="M17 0c-23 0-23 35 0 35s23-35 0-35z">
            <text:p/>
          </draw:path>
          <draw:path draw:style-name="gr8" draw:text-style-name="P7" draw:layer="layout" svg:width="0.034cm" svg:height="0.034cm" svg:x="17.956cm" svg:y="19.58cm" svg:viewBox="0 0 35 35" svg:d="M17 0c-23 0-23 35 0 35s23-35 0-35z">
            <text:p/>
          </draw:path>
          <draw:path draw:style-name="gr8" draw:text-style-name="P7" draw:layer="layout" svg:width="0.034cm" svg:height="0.034cm" svg:x="17.956cm" svg:y="20.082cm" svg:viewBox="0 0 35 35" svg:d="M17 0c-23 0-23 35 0 35s23-35 0-35z">
            <text:p/>
          </draw:path>
          <draw:path draw:style-name="gr8" draw:text-style-name="P7" draw:layer="layout" svg:width="0.034cm" svg:height="0.034cm" svg:x="17.956cm" svg:y="20.584cm" svg:viewBox="0 0 35 35" svg:d="M17 0c-23 0-23 35 0 35s23-35 0-35z">
            <text:p/>
          </draw:path>
          <draw:path draw:style-name="gr8" draw:text-style-name="P7" draw:layer="layout" svg:width="0.034cm" svg:height="0.035cm" svg:x="18.456cm" svg:y="15.562cm" svg:viewBox="0 0 35 36" svg:d="M17 0c-23 0-23 36 0 36s23-36 0-36z">
            <text:p/>
          </draw:path>
          <draw:path draw:style-name="gr8" draw:text-style-name="P7" draw:layer="layout" svg:width="0.034cm" svg:height="0.034cm" svg:x="18.456cm" svg:y="16.065cm" svg:viewBox="0 0 35 35" svg:d="M17 0c-23 0-23 35 0 35s23-35 0-35z">
            <text:p/>
          </draw:path>
          <draw:path draw:style-name="gr8" draw:text-style-name="P7" draw:layer="layout" svg:width="0.034cm" svg:height="0.034cm" svg:x="18.456cm" svg:y="16.567cm" svg:viewBox="0 0 35 35" svg:d="M17 0c-23 0-23 35 0 35s23-35 0-35z">
            <text:p/>
          </draw:path>
          <draw:path draw:style-name="gr8" draw:text-style-name="P7" draw:layer="layout" svg:width="0.034cm" svg:height="0.034cm" svg:x="18.456cm" svg:y="17.069cm" svg:viewBox="0 0 35 35" svg:d="M17 0c-23 0-23 35 0 35s23-35 0-35z">
            <text:p/>
          </draw:path>
          <draw:path draw:style-name="gr8" draw:text-style-name="P7" draw:layer="layout" svg:width="0.034cm" svg:height="0.034cm" svg:x="18.456cm" svg:y="17.571cm" svg:viewBox="0 0 35 35" svg:d="M17 0c-23 0-23 35 0 35s23-35 0-35z">
            <text:p/>
          </draw:path>
          <draw:path draw:style-name="gr8" draw:text-style-name="P7" draw:layer="layout" svg:width="0.034cm" svg:height="0.034cm" svg:x="18.456cm" svg:y="18.073cm" svg:viewBox="0 0 35 35" svg:d="M17 0c-23 0-23 35 0 35s23-35 0-35z">
            <text:p/>
          </draw:path>
          <draw:path draw:style-name="gr8" draw:text-style-name="P7" draw:layer="layout" svg:width="0.034cm" svg:height="0.035cm" svg:x="18.456cm" svg:y="18.575cm" svg:viewBox="0 0 35 36" svg:d="M17 0c-23 0-23 36 0 36s23-36 0-36z">
            <text:p/>
          </draw:path>
          <draw:path draw:style-name="gr8" draw:text-style-name="P7" draw:layer="layout" svg:width="0.034cm" svg:height="0.034cm" svg:x="18.456cm" svg:y="19.078cm" svg:viewBox="0 0 35 35" svg:d="M17 0c-23 0-23 35 0 35s23-35 0-35z">
            <text:p/>
          </draw:path>
          <draw:path draw:style-name="gr8" draw:text-style-name="P7" draw:layer="layout" svg:width="0.034cm" svg:height="0.034cm" svg:x="18.456cm" svg:y="19.58cm" svg:viewBox="0 0 35 35" svg:d="M17 0c-23 0-23 35 0 35s23-35 0-35z">
            <text:p/>
          </draw:path>
          <draw:path draw:style-name="gr8" draw:text-style-name="P7" draw:layer="layout" svg:width="0.034cm" svg:height="0.034cm" svg:x="18.456cm" svg:y="20.082cm" svg:viewBox="0 0 35 35" svg:d="M17 0c-23 0-23 35 0 35s23-35 0-35z">
            <text:p/>
          </draw:path>
          <draw:path draw:style-name="gr8" draw:text-style-name="P7" draw:layer="layout" svg:width="0.034cm" svg:height="0.034cm" svg:x="18.456cm" svg:y="20.584cm" svg:viewBox="0 0 35 35" svg:d="M17 0c-23 0-23 35 0 35s23-35 0-35z">
            <text:p/>
          </draw:path>
          <draw:path draw:style-name="gr8" draw:text-style-name="P7" draw:layer="layout" svg:width="0.032cm" svg:height="0.035cm" svg:x="18.955cm" svg:y="15.562cm" svg:viewBox="0 0 33 36" svg:d="M16 0c-21 0-21 36 0 36 23 0 23-36 0-36z">
            <text:p/>
          </draw:path>
          <draw:path draw:style-name="gr8" draw:text-style-name="P7" draw:layer="layout" svg:width="0.032cm" svg:height="0.034cm" svg:x="18.955cm" svg:y="16.065cm" svg:viewBox="0 0 33 35" svg:d="M16 0c-21 0-21 35 0 35 23 0 23-35 0-35z">
            <text:p/>
          </draw:path>
          <draw:path draw:style-name="gr8" draw:text-style-name="P7" draw:layer="layout" svg:width="0.032cm" svg:height="0.034cm" svg:x="18.955cm" svg:y="16.567cm" svg:viewBox="0 0 33 35" svg:d="M16 0c-21 0-21 35 0 35 23 0 23-35 0-35z">
            <text:p/>
          </draw:path>
          <draw:path draw:style-name="gr8" draw:text-style-name="P7" draw:layer="layout" svg:width="0.032cm" svg:height="0.034cm" svg:x="18.955cm" svg:y="17.069cm" svg:viewBox="0 0 33 35" svg:d="M16 0c-21 0-21 35 0 35 23 0 23-35 0-35z">
            <text:p/>
          </draw:path>
          <draw:path draw:style-name="gr8" draw:text-style-name="P7" draw:layer="layout" svg:width="0.032cm" svg:height="0.034cm" svg:x="18.955cm" svg:y="17.571cm" svg:viewBox="0 0 33 35" svg:d="M16 0c-21 0-21 35 0 35 23 0 23-35 0-35z">
            <text:p/>
          </draw:path>
          <draw:path draw:style-name="gr8" draw:text-style-name="P7" draw:layer="layout" svg:width="0.032cm" svg:height="0.034cm" svg:x="18.955cm" svg:y="18.073cm" svg:viewBox="0 0 33 35" svg:d="M16 0c-21 0-21 35 0 35 23 0 23-35 0-35z">
            <text:p/>
          </draw:path>
          <draw:path draw:style-name="gr8" draw:text-style-name="P7" draw:layer="layout" svg:width="0.032cm" svg:height="0.035cm" svg:x="18.955cm" svg:y="18.575cm" svg:viewBox="0 0 33 36" svg:d="M16 0c-21 0-21 36 0 36 23 0 23-36 0-36z">
            <text:p/>
          </draw:path>
          <draw:path draw:style-name="gr8" draw:text-style-name="P7" draw:layer="layout" svg:width="0.032cm" svg:height="0.034cm" svg:x="18.955cm" svg:y="19.078cm" svg:viewBox="0 0 33 35" svg:d="M16 0c-21 0-21 35 0 35 23 0 23-35 0-35z">
            <text:p/>
          </draw:path>
          <draw:path draw:style-name="gr8" draw:text-style-name="P7" draw:layer="layout" svg:width="0.032cm" svg:height="0.034cm" svg:x="18.955cm" svg:y="19.58cm" svg:viewBox="0 0 33 35" svg:d="M16 0c-21 0-21 35 0 35 23 0 23-35 0-35z">
            <text:p/>
          </draw:path>
          <draw:path draw:style-name="gr8" draw:text-style-name="P7" draw:layer="layout" svg:width="0.032cm" svg:height="0.034cm" svg:x="18.955cm" svg:y="20.082cm" svg:viewBox="0 0 33 35" svg:d="M16 0c-21 0-21 35 0 35 23 0 23-35 0-35z">
            <text:p/>
          </draw:path>
          <draw:path draw:style-name="gr8" draw:text-style-name="P7" draw:layer="layout" svg:width="0.032cm" svg:height="0.034cm" svg:x="18.955cm" svg:y="20.584cm" svg:viewBox="0 0 33 35" svg:d="M16 0c-21 0-21 35 0 35 23 0 23-35 0-35z">
            <text:p/>
          </draw:path>
          <draw:path draw:style-name="gr8" draw:text-style-name="P7" draw:layer="layout" svg:width="0.033cm" svg:height="0.035cm" svg:x="19.453cm" svg:y="15.562cm" svg:viewBox="0 0 34 36" svg:d="M17 0c-23 0-23 36 0 36 22 0 22-36 0-36z">
            <text:p/>
          </draw:path>
          <draw:path draw:style-name="gr8" draw:text-style-name="P7" draw:layer="layout" svg:width="0.033cm" svg:height="0.034cm" svg:x="19.453cm" svg:y="16.065cm" svg:viewBox="0 0 34 35" svg:d="M17 0c-23 0-23 35 0 35 22 0 22-35 0-35z">
            <text:p/>
          </draw:path>
          <draw:path draw:style-name="gr8" draw:text-style-name="P7" draw:layer="layout" svg:width="0.033cm" svg:height="0.034cm" svg:x="19.453cm" svg:y="16.567cm" svg:viewBox="0 0 34 35" svg:d="M17 0c-23 0-23 35 0 35 22 0 22-35 0-35z">
            <text:p/>
          </draw:path>
          <draw:path draw:style-name="gr8" draw:text-style-name="P7" draw:layer="layout" svg:width="0.033cm" svg:height="0.034cm" svg:x="19.453cm" svg:y="17.069cm" svg:viewBox="0 0 34 35" svg:d="M17 0c-23 0-23 35 0 35 22 0 22-35 0-35z">
            <text:p/>
          </draw:path>
          <draw:path draw:style-name="gr8" draw:text-style-name="P7" draw:layer="layout" svg:width="0.033cm" svg:height="0.034cm" svg:x="19.453cm" svg:y="17.571cm" svg:viewBox="0 0 34 35" svg:d="M17 0c-23 0-23 35 0 35 22 0 22-35 0-35z">
            <text:p/>
          </draw:path>
          <draw:path draw:style-name="gr8" draw:text-style-name="P7" draw:layer="layout" svg:width="0.033cm" svg:height="0.034cm" svg:x="19.453cm" svg:y="18.073cm" svg:viewBox="0 0 34 35" svg:d="M17 0c-23 0-23 35 0 35 22 0 22-35 0-35z">
            <text:p/>
          </draw:path>
          <draw:path draw:style-name="gr8" draw:text-style-name="P7" draw:layer="layout" svg:width="0.033cm" svg:height="0.035cm" svg:x="19.453cm" svg:y="18.575cm" svg:viewBox="0 0 34 36" svg:d="M17 0c-23 0-23 36 0 36 22 0 22-36 0-36z">
            <text:p/>
          </draw:path>
          <draw:path draw:style-name="gr8" draw:text-style-name="P7" draw:layer="layout" svg:width="0.033cm" svg:height="0.034cm" svg:x="19.453cm" svg:y="19.078cm" svg:viewBox="0 0 34 35" svg:d="M17 0c-23 0-23 35 0 35 22 0 22-35 0-35z">
            <text:p/>
          </draw:path>
          <draw:path draw:style-name="gr8" draw:text-style-name="P7" draw:layer="layout" svg:width="0.033cm" svg:height="0.034cm" svg:x="19.453cm" svg:y="19.58cm" svg:viewBox="0 0 34 35" svg:d="M17 0c-23 0-23 35 0 35 22 0 22-35 0-35z">
            <text:p/>
          </draw:path>
          <draw:path draw:style-name="gr8" draw:text-style-name="P7" draw:layer="layout" svg:width="0.033cm" svg:height="0.034cm" svg:x="19.453cm" svg:y="20.082cm" svg:viewBox="0 0 34 35" svg:d="M17 0c-23 0-23 35 0 35 22 0 22-35 0-35z">
            <text:p/>
          </draw:path>
          <draw:path draw:style-name="gr8" draw:text-style-name="P7" draw:layer="layout" svg:width="0.033cm" svg:height="0.034cm" svg:x="19.453cm" svg:y="20.584cm" svg:viewBox="0 0 34 35" svg:d="M17 0c-23 0-23 35 0 35 22 0 22-35 0-35z">
            <text:p/>
          </draw:path>
          <draw:path draw:style-name="gr8" draw:text-style-name="P7" draw:layer="layout" svg:width="0.033cm" svg:height="0.035cm" svg:x="19.952cm" svg:y="15.562cm" svg:viewBox="0 0 34 36" svg:d="M17 0c-23 0-23 36 0 36 22 0 22-36 0-36z">
            <text:p/>
          </draw:path>
          <draw:path draw:style-name="gr8" draw:text-style-name="P7" draw:layer="layout" svg:width="0.033cm" svg:height="0.034cm" svg:x="19.952cm" svg:y="16.065cm" svg:viewBox="0 0 34 35" svg:d="M17 0c-23 0-23 35 0 35 22 0 22-35 0-35z">
            <text:p/>
          </draw:path>
          <draw:path draw:style-name="gr8" draw:text-style-name="P7" draw:layer="layout" svg:width="0.033cm" svg:height="0.034cm" svg:x="19.952cm" svg:y="16.567cm" svg:viewBox="0 0 34 35" svg:d="M17 0c-23 0-23 35 0 35 22 0 22-35 0-35z">
            <text:p/>
          </draw:path>
          <draw:path draw:style-name="gr8" draw:text-style-name="P7" draw:layer="layout" svg:width="0.033cm" svg:height="0.034cm" svg:x="19.952cm" svg:y="17.069cm" svg:viewBox="0 0 34 35" svg:d="M17 0c-23 0-23 35 0 35 22 0 22-35 0-35z">
            <text:p/>
          </draw:path>
          <draw:path draw:style-name="gr8" draw:text-style-name="P7" draw:layer="layout" svg:width="0.033cm" svg:height="0.034cm" svg:x="19.952cm" svg:y="17.571cm" svg:viewBox="0 0 34 35" svg:d="M17 0c-23 0-23 35 0 35 22 0 22-35 0-35z">
            <text:p/>
          </draw:path>
          <draw:path draw:style-name="gr8" draw:text-style-name="P7" draw:layer="layout" svg:width="0.033cm" svg:height="0.034cm" svg:x="19.952cm" svg:y="18.073cm" svg:viewBox="0 0 34 35" svg:d="M17 0c-23 0-23 35 0 35 22 0 22-35 0-35z">
            <text:p/>
          </draw:path>
          <draw:path draw:style-name="gr8" draw:text-style-name="P7" draw:layer="layout" svg:width="0.033cm" svg:height="0.035cm" svg:x="19.952cm" svg:y="18.575cm" svg:viewBox="0 0 34 36" svg:d="M17 0c-23 0-23 36 0 36 22 0 22-36 0-36z">
            <text:p/>
          </draw:path>
          <draw:path draw:style-name="gr8" draw:text-style-name="P7" draw:layer="layout" svg:width="0.033cm" svg:height="0.034cm" svg:x="19.952cm" svg:y="19.078cm" svg:viewBox="0 0 34 35" svg:d="M17 0c-23 0-23 35 0 35 22 0 22-35 0-35z">
            <text:p/>
          </draw:path>
          <draw:path draw:style-name="gr8" draw:text-style-name="P7" draw:layer="layout" svg:width="0.033cm" svg:height="0.034cm" svg:x="19.952cm" svg:y="19.58cm" svg:viewBox="0 0 34 35" svg:d="M17 0c-23 0-23 35 0 35 22 0 22-35 0-35z">
            <text:p/>
          </draw:path>
          <draw:path draw:style-name="gr8" draw:text-style-name="P7" draw:layer="layout" svg:width="0.033cm" svg:height="0.034cm" svg:x="19.952cm" svg:y="20.082cm" svg:viewBox="0 0 34 35" svg:d="M17 0c-23 0-23 35 0 35 22 0 22-35 0-35z">
            <text:p/>
          </draw:path>
          <draw:path draw:style-name="gr8" draw:text-style-name="P7" draw:layer="layout" svg:width="0.033cm" svg:height="0.034cm" svg:x="19.952cm" svg:y="20.584cm" svg:viewBox="0 0 34 35" svg:d="M17 0c-23 0-23 35 0 35 22 0 22-35 0-35z">
            <text:p/>
          </draw:path>
          <draw:path draw:style-name="gr8" draw:text-style-name="P7" draw:layer="layout" svg:width="0.032cm" svg:height="0.035cm" svg:x="20.452cm" svg:y="15.562cm" svg:viewBox="0 0 33 36" svg:d="M16 0c-21 0-21 36 0 36 23 0 23-36 0-36z">
            <text:p/>
          </draw:path>
          <draw:path draw:style-name="gr8" draw:text-style-name="P7" draw:layer="layout" svg:width="0.032cm" svg:height="0.034cm" svg:x="20.452cm" svg:y="16.065cm" svg:viewBox="0 0 33 35" svg:d="M16 0c-21 0-21 35 0 35 23 0 23-35 0-35z">
            <text:p/>
          </draw:path>
          <draw:path draw:style-name="gr8" draw:text-style-name="P7" draw:layer="layout" svg:width="0.032cm" svg:height="0.034cm" svg:x="20.452cm" svg:y="16.567cm" svg:viewBox="0 0 33 35" svg:d="M16 0c-21 0-21 35 0 35 23 0 23-35 0-35z">
            <text:p/>
          </draw:path>
          <draw:path draw:style-name="gr8" draw:text-style-name="P7" draw:layer="layout" svg:width="0.032cm" svg:height="0.034cm" svg:x="20.452cm" svg:y="17.069cm" svg:viewBox="0 0 33 35" svg:d="M16 0c-21 0-21 35 0 35 23 0 23-35 0-35z">
            <text:p/>
          </draw:path>
          <draw:path draw:style-name="gr8" draw:text-style-name="P7" draw:layer="layout" svg:width="0.032cm" svg:height="0.034cm" svg:x="20.452cm" svg:y="17.571cm" svg:viewBox="0 0 33 35" svg:d="M16 0c-21 0-21 35 0 35 23 0 23-35 0-35z">
            <text:p/>
          </draw:path>
          <draw:path draw:style-name="gr8" draw:text-style-name="P7" draw:layer="layout" svg:width="0.032cm" svg:height="0.034cm" svg:x="20.452cm" svg:y="18.073cm" svg:viewBox="0 0 33 35" svg:d="M16 0c-21 0-21 35 0 35 23 0 23-35 0-35z">
            <text:p/>
          </draw:path>
          <draw:path draw:style-name="gr8" draw:text-style-name="P7" draw:layer="layout" svg:width="0.032cm" svg:height="0.035cm" svg:x="20.452cm" svg:y="18.575cm" svg:viewBox="0 0 33 36" svg:d="M16 0c-21 0-21 36 0 36 23 0 23-36 0-36z">
            <text:p/>
          </draw:path>
          <draw:path draw:style-name="gr8" draw:text-style-name="P7" draw:layer="layout" svg:width="0.032cm" svg:height="0.034cm" svg:x="20.452cm" svg:y="19.078cm" svg:viewBox="0 0 33 35" svg:d="M16 0c-21 0-21 35 0 35 23 0 23-35 0-35z">
            <text:p/>
          </draw:path>
          <draw:path draw:style-name="gr8" draw:text-style-name="P7" draw:layer="layout" svg:width="0.032cm" svg:height="0.034cm" svg:x="20.452cm" svg:y="19.58cm" svg:viewBox="0 0 33 35" svg:d="M16 0c-21 0-21 35 0 35 23 0 23-35 0-35z">
            <text:p/>
          </draw:path>
          <draw:path draw:style-name="gr8" draw:text-style-name="P7" draw:layer="layout" svg:width="0.032cm" svg:height="0.034cm" svg:x="20.452cm" svg:y="20.082cm" svg:viewBox="0 0 33 35" svg:d="M16 0c-21 0-21 35 0 35 23 0 23-35 0-35z">
            <text:p/>
          </draw:path>
          <draw:path draw:style-name="gr8" draw:text-style-name="P7" draw:layer="layout" svg:width="0.032cm" svg:height="0.034cm" svg:x="20.452cm" svg:y="20.584cm" svg:viewBox="0 0 33 35" svg:d="M16 0c-21 0-21 35 0 35 23 0 23-35 0-35z">
            <text:p/>
          </draw:path>
          <draw:path draw:style-name="gr8" draw:text-style-name="P7" draw:layer="layout" svg:width="0.034cm" svg:height="0.035cm" svg:x="20.95cm" svg:y="15.562cm" svg:viewBox="0 0 35 36" svg:d="M17 0c-23 0-23 36 0 36s23-36 0-36z">
            <text:p/>
          </draw:path>
          <draw:path draw:style-name="gr8" draw:text-style-name="P7" draw:layer="layout" svg:width="0.034cm" svg:height="0.034cm" svg:x="20.95cm" svg:y="16.065cm" svg:viewBox="0 0 35 35" svg:d="M17 0c-23 0-23 35 0 35s23-35 0-35z">
            <text:p/>
          </draw:path>
          <draw:path draw:style-name="gr8" draw:text-style-name="P7" draw:layer="layout" svg:width="0.034cm" svg:height="0.034cm" svg:x="20.95cm" svg:y="16.567cm" svg:viewBox="0 0 35 35" svg:d="M17 0c-23 0-23 35 0 35s23-35 0-35z">
            <text:p/>
          </draw:path>
          <draw:path draw:style-name="gr8" draw:text-style-name="P7" draw:layer="layout" svg:width="0.034cm" svg:height="0.034cm" svg:x="20.95cm" svg:y="17.069cm" svg:viewBox="0 0 35 35" svg:d="M17 0c-23 0-23 35 0 35s23-35 0-35z">
            <text:p/>
          </draw:path>
          <draw:path draw:style-name="gr8" draw:text-style-name="P7" draw:layer="layout" svg:width="0.034cm" svg:height="0.034cm" svg:x="20.95cm" svg:y="17.571cm" svg:viewBox="0 0 35 35" svg:d="M17 0c-23 0-23 35 0 35s23-35 0-35z">
            <text:p/>
          </draw:path>
          <draw:path draw:style-name="gr8" draw:text-style-name="P7" draw:layer="layout" svg:width="0.034cm" svg:height="0.034cm" svg:x="20.95cm" svg:y="18.073cm" svg:viewBox="0 0 35 35" svg:d="M17 0c-23 0-23 35 0 35s23-35 0-35z">
            <text:p/>
          </draw:path>
          <draw:path draw:style-name="gr8" draw:text-style-name="P7" draw:layer="layout" svg:width="0.034cm" svg:height="0.035cm" svg:x="20.95cm" svg:y="18.575cm" svg:viewBox="0 0 35 36" svg:d="M17 0c-23 0-23 36 0 36s23-36 0-36z">
            <text:p/>
          </draw:path>
          <draw:path draw:style-name="gr8" draw:text-style-name="P7" draw:layer="layout" svg:width="0.034cm" svg:height="0.034cm" svg:x="20.95cm" svg:y="19.078cm" svg:viewBox="0 0 35 35" svg:d="M17 0c-23 0-23 35 0 35s23-35 0-35z">
            <text:p/>
          </draw:path>
          <draw:path draw:style-name="gr8" draw:text-style-name="P7" draw:layer="layout" svg:width="0.034cm" svg:height="0.034cm" svg:x="20.95cm" svg:y="19.58cm" svg:viewBox="0 0 35 35" svg:d="M17 0c-23 0-23 35 0 35s23-35 0-35z">
            <text:p/>
          </draw:path>
          <draw:path draw:style-name="gr8" draw:text-style-name="P7" draw:layer="layout" svg:width="0.034cm" svg:height="0.034cm" svg:x="20.95cm" svg:y="20.082cm" svg:viewBox="0 0 35 35" svg:d="M17 0c-23 0-23 35 0 35s23-35 0-35z">
            <text:p/>
          </draw:path>
          <draw:path draw:style-name="gr8" draw:text-style-name="P7" draw:layer="layout" svg:width="0.034cm" svg:height="0.034cm" svg:x="20.95cm" svg:y="20.584cm" svg:viewBox="0 0 35 35" svg:d="M17 0c-23 0-23 35 0 35s23-35 0-35z">
            <text:p/>
          </draw:path>
          <draw:path draw:style-name="gr8" draw:text-style-name="P7" draw:layer="layout" svg:width="0.033cm" svg:height="0.035cm" svg:x="21.449cm" svg:y="15.562cm" svg:viewBox="0 0 34 36" svg:d="M17 0c-23 0-23 36 0 36 22 0 22-36 0-36z">
            <text:p/>
          </draw:path>
          <draw:path draw:style-name="gr8" draw:text-style-name="P7" draw:layer="layout" svg:width="0.033cm" svg:height="0.034cm" svg:x="21.449cm" svg:y="16.065cm" svg:viewBox="0 0 34 35" svg:d="M17 0c-23 0-23 35 0 35 22 0 22-35 0-35z">
            <text:p/>
          </draw:path>
          <draw:path draw:style-name="gr8" draw:text-style-name="P7" draw:layer="layout" svg:width="0.033cm" svg:height="0.034cm" svg:x="21.449cm" svg:y="16.567cm" svg:viewBox="0 0 34 35" svg:d="M17 0c-23 0-23 35 0 35 22 0 22-35 0-35z">
            <text:p/>
          </draw:path>
          <draw:path draw:style-name="gr8" draw:text-style-name="P7" draw:layer="layout" svg:width="0.033cm" svg:height="0.034cm" svg:x="21.449cm" svg:y="17.069cm" svg:viewBox="0 0 34 35" svg:d="M17 0c-23 0-23 35 0 35 22 0 22-35 0-35z">
            <text:p/>
          </draw:path>
          <draw:path draw:style-name="gr8" draw:text-style-name="P7" draw:layer="layout" svg:width="0.033cm" svg:height="0.034cm" svg:x="21.449cm" svg:y="17.571cm" svg:viewBox="0 0 34 35" svg:d="M17 0c-23 0-23 35 0 35 22 0 22-35 0-35z">
            <text:p/>
          </draw:path>
          <draw:path draw:style-name="gr8" draw:text-style-name="P7" draw:layer="layout" svg:width="0.033cm" svg:height="0.034cm" svg:x="21.449cm" svg:y="18.073cm" svg:viewBox="0 0 34 35" svg:d="M17 0c-23 0-23 35 0 35 22 0 22-35 0-35z">
            <text:p/>
          </draw:path>
          <draw:path draw:style-name="gr8" draw:text-style-name="P7" draw:layer="layout" svg:width="0.033cm" svg:height="0.035cm" svg:x="21.449cm" svg:y="18.575cm" svg:viewBox="0 0 34 36" svg:d="M17 0c-23 0-23 36 0 36 22 0 22-36 0-36z">
            <text:p/>
          </draw:path>
          <draw:path draw:style-name="gr8" draw:text-style-name="P7" draw:layer="layout" svg:width="0.033cm" svg:height="0.034cm" svg:x="21.449cm" svg:y="19.078cm" svg:viewBox="0 0 34 35" svg:d="M17 0c-23 0-23 35 0 35 22 0 22-35 0-35z">
            <text:p/>
          </draw:path>
          <draw:path draw:style-name="gr8" draw:text-style-name="P7" draw:layer="layout" svg:width="0.033cm" svg:height="0.034cm" svg:x="21.449cm" svg:y="19.58cm" svg:viewBox="0 0 34 35" svg:d="M17 0c-23 0-23 35 0 35 22 0 22-35 0-35z">
            <text:p/>
          </draw:path>
          <draw:path draw:style-name="gr8" draw:text-style-name="P7" draw:layer="layout" svg:width="0.033cm" svg:height="0.034cm" svg:x="21.449cm" svg:y="20.082cm" svg:viewBox="0 0 34 35" svg:d="M17 0c-23 0-23 35 0 35 22 0 22-35 0-35z">
            <text:p/>
          </draw:path>
          <draw:path draw:style-name="gr8" draw:text-style-name="P7" draw:layer="layout" svg:width="0.033cm" svg:height="0.034cm" svg:x="21.449cm" svg:y="20.584cm" svg:viewBox="0 0 34 35" svg:d="M17 0c-23 0-23 35 0 35 22 0 22-35 0-35z">
            <text:p/>
          </draw:path>
          <draw:path draw:style-name="gr8" draw:text-style-name="P7" draw:layer="layout" svg:width="0.033cm" svg:height="0.035cm" svg:x="21.948cm" svg:y="15.562cm" svg:viewBox="0 0 34 36" svg:d="M17 0c-23 0-23 36 0 36 22 0 22-36 0-36z">
            <text:p/>
          </draw:path>
          <draw:path draw:style-name="gr8" draw:text-style-name="P7" draw:layer="layout" svg:width="0.033cm" svg:height="0.034cm" svg:x="21.948cm" svg:y="16.065cm" svg:viewBox="0 0 34 35" svg:d="M17 0c-23 0-23 35 0 35 22 0 22-35 0-35z">
            <text:p/>
          </draw:path>
          <draw:path draw:style-name="gr8" draw:text-style-name="P7" draw:layer="layout" svg:width="0.033cm" svg:height="0.034cm" svg:x="21.948cm" svg:y="16.567cm" svg:viewBox="0 0 34 35" svg:d="M17 0c-23 0-23 35 0 35 22 0 22-35 0-35z">
            <text:p/>
          </draw:path>
          <draw:path draw:style-name="gr8" draw:text-style-name="P7" draw:layer="layout" svg:width="0.033cm" svg:height="0.034cm" svg:x="21.948cm" svg:y="17.069cm" svg:viewBox="0 0 34 35" svg:d="M17 0c-23 0-23 35 0 35 22 0 22-35 0-35z">
            <text:p/>
          </draw:path>
          <draw:path draw:style-name="gr8" draw:text-style-name="P7" draw:layer="layout" svg:width="0.033cm" svg:height="0.034cm" svg:x="21.948cm" svg:y="17.571cm" svg:viewBox="0 0 34 35" svg:d="M17 0c-23 0-23 35 0 35 22 0 22-35 0-35z">
            <text:p/>
          </draw:path>
          <draw:path draw:style-name="gr8" draw:text-style-name="P7" draw:layer="layout" svg:width="0.033cm" svg:height="0.034cm" svg:x="21.948cm" svg:y="18.073cm" svg:viewBox="0 0 34 35" svg:d="M17 0c-23 0-23 35 0 35 22 0 22-35 0-35z">
            <text:p/>
          </draw:path>
          <draw:path draw:style-name="gr8" draw:text-style-name="P7" draw:layer="layout" svg:width="0.033cm" svg:height="0.035cm" svg:x="21.948cm" svg:y="18.575cm" svg:viewBox="0 0 34 36" svg:d="M17 0c-23 0-23 36 0 36 22 0 22-36 0-36z">
            <text:p/>
          </draw:path>
          <draw:path draw:style-name="gr8" draw:text-style-name="P7" draw:layer="layout" svg:width="0.033cm" svg:height="0.034cm" svg:x="21.948cm" svg:y="19.078cm" svg:viewBox="0 0 34 35" svg:d="M17 0c-23 0-23 35 0 35 22 0 22-35 0-35z">
            <text:p/>
          </draw:path>
          <draw:path draw:style-name="gr8" draw:text-style-name="P7" draw:layer="layout" svg:width="0.033cm" svg:height="0.034cm" svg:x="21.948cm" svg:y="19.58cm" svg:viewBox="0 0 34 35" svg:d="M17 0c-23 0-23 35 0 35 22 0 22-35 0-35z">
            <text:p/>
          </draw:path>
          <draw:path draw:style-name="gr8" draw:text-style-name="P7" draw:layer="layout" svg:width="0.033cm" svg:height="0.034cm" svg:x="21.948cm" svg:y="20.082cm" svg:viewBox="0 0 34 35" svg:d="M17 0c-23 0-23 35 0 35 22 0 22-35 0-35z">
            <text:p/>
          </draw:path>
          <draw:path draw:style-name="gr8" draw:text-style-name="P7" draw:layer="layout" svg:width="0.033cm" svg:height="0.034cm" svg:x="21.948cm" svg:y="20.584cm" svg:viewBox="0 0 34 35" svg:d="M17 0c-23 0-23 35 0 35 22 0 22-35 0-35z">
            <text:p/>
          </draw:path>
          <draw:frame draw:style-name="gr7" draw:text-style-name="P8" draw:layer="layout" svg:width="1.316cm" svg:height="0.671cm" svg:x="14.426cm" svg:y="15.353cm">
            <draw:text-box>
              <text:p text:style-name="P2"><text:span text:style-name="T5">Notas</text:span></text:p>
            </draw:text-box>
          </draw:frame>
        </draw:g>
        <draw:g>
          <draw:frame draw:style-name="gr13" draw:text-style-name="P10" draw:layer="layout" svg:width="0.198cm" svg:height="0.268cm" svg:x="23.088cm" svg:y="16.712cm">
            <draw:text-box>
              <text:p text:style-name="P2"><text:span text:style-name="T6">L</text:span></text:p>
            </draw:text-box>
          </draw:frame>
          <draw:frame draw:style-name="gr13" draw:text-style-name="P10" draw:layer="layout" svg:width="0.198cm" svg:height="0.268cm" svg:x="23.571cm" svg:y="16.712cm">
            <draw:text-box>
              <text:p text:style-name="P2"><text:span text:style-name="T6">M</text:span></text:p>
            </draw:text-box>
          </draw:frame>
          <draw:frame draw:style-name="gr13" draw:text-style-name="P10" draw:layer="layout" svg:width="0.198cm" svg:height="0.268cm" svg:x="24.083cm" svg:y="16.712cm">
            <draw:text-box>
              <text:p text:style-name="P2"><text:span text:style-name="T6">M</text:span></text:p>
            </draw:text-box>
          </draw:frame>
          <draw:frame draw:style-name="gr13" draw:text-style-name="P10" draw:layer="layout" svg:width="0.198cm" svg:height="0.268cm" svg:x="24.631cm" svg:y="16.712cm">
            <draw:text-box>
              <text:p text:style-name="P2"><text:span text:style-name="T6">J</text:span></text:p>
            </draw:text-box>
          </draw:frame>
          <draw:frame draw:style-name="gr13" draw:text-style-name="P10" draw:layer="layout" svg:width="0.198cm" svg:height="0.268cm" svg:x="25.126cm" svg:y="16.712cm">
            <draw:text-box>
              <text:p text:style-name="P2"><text:span text:style-name="T6">V</text:span></text:p>
            </draw:text-box>
          </draw:frame>
          <draw:frame draw:style-name="gr13" draw:text-style-name="P10" draw:layer="layout" svg:width="0.198cm" svg:height="0.268cm" svg:x="25.647cm" svg:y="16.712cm">
            <draw:text-box>
              <text:p text:style-name="P2"><text:span text:style-name="T6">S</text:span></text:p>
            </draw:text-box>
          </draw:frame>
          <draw:frame draw:style-name="gr13" draw:text-style-name="P10" draw:layer="layout" svg:width="0.198cm" svg:height="0.268cm" svg:x="26.148cm" svg:y="16.712cm">
            <draw:text-box>
              <text:p text:style-name="P2"><text:span text:style-name="T6">D</text:span></text:p>
            </draw:text-box>
          </draw:frame>
          <draw:line draw:style-name="gr1" draw:text-style-name="P1" draw:layer="layout" svg:x1="22.862cm" svg:y1="17.057cm" svg:x2="26.33cm" svg:y2="17.057cm">
            <text:p/>
          </draw:line>
        </draw:g>
        <draw:frame draw:style-name="gr14" draw:text-style-name="P10" draw:layer="layout" svg:width="0.198cm" svg:height="0.26cm" svg:x="24.681cm" svg:y="18.027cm">
          <draw:text-box>
            <text:p text:style-name="P2"><text:span text:style-name="T6">6</text:span></text:p>
          </draw:text-box>
        </draw:frame>
        <draw:frame draw:style-name="gr14" draw:text-style-name="P10" draw:layer="layout" svg:width="0.198cm" svg:height="0.26cm" svg:x="25.169cm" svg:y="18.027cm">
          <draw:text-box>
            <text:p text:style-name="P2"><text:span text:style-name="T6">7</text:span></text:p>
          </draw:text-box>
        </draw:frame>
        <draw:frame draw:style-name="gr14" draw:text-style-name="P10" draw:layer="layout" svg:width="0.198cm" svg:height="0.26cm" svg:x="25.687cm" svg:y="18.027cm">
          <draw:text-box>
            <text:p text:style-name="P2"><text:span text:style-name="T6">8</text:span></text:p>
          </draw:text-box>
        </draw:frame>
        <draw:frame draw:style-name="gr14" draw:text-style-name="P10" draw:layer="layout" svg:width="0.198cm" svg:height="0.26cm" svg:x="26.199cm" svg:y="18.027cm">
          <draw:text-box>
            <text:p text:style-name="P2"><text:span text:style-name="T6">9</text:span></text:p>
          </draw:text-box>
        </draw:frame>
        <draw:frame draw:style-name="gr15" draw:text-style-name="P10" draw:layer="layout" svg:width="0.205cm" svg:height="0.26cm" svg:x="23.115cm" svg:y="18.613cm">
          <draw:text-box>
            <text:p text:style-name="P2"><text:span text:style-name="T6">10</text:span></text:p>
          </draw:text-box>
        </draw:frame>
        <draw:frame draw:style-name="gr14" draw:text-style-name="P10" draw:layer="layout" svg:width="0.198cm" svg:height="0.26cm" svg:x="23.629cm" svg:y="18.613cm">
          <draw:text-box>
            <text:p text:style-name="P2"><text:span text:style-name="T6">11</text:span></text:p>
          </draw:text-box>
        </draw:frame>
        <draw:frame draw:style-name="gr14" draw:text-style-name="P10" draw:layer="layout" svg:width="0.198cm" svg:height="0.26cm" svg:x="24.15cm" svg:y="18.613cm">
          <draw:text-box>
            <text:p text:style-name="P2"><text:span text:style-name="T6">12</text:span></text:p>
          </draw:text-box>
        </draw:frame>
        <draw:frame draw:style-name="gr14" draw:text-style-name="P10" draw:layer="layout" svg:width="0.198cm" svg:height="0.26cm" svg:x="24.656cm" svg:y="18.613cm">
          <draw:text-box>
            <text:p text:style-name="P2"><text:span text:style-name="T6">13</text:span></text:p>
          </draw:text-box>
        </draw:frame>
        <draw:frame draw:style-name="gr14" draw:text-style-name="P10" draw:layer="layout" svg:width="0.198cm" svg:height="0.26cm" svg:x="25.169cm" svg:y="18.613cm">
          <draw:text-box>
            <text:p text:style-name="P2"><text:span text:style-name="T6">14</text:span></text:p>
          </draw:text-box>
        </draw:frame>
        <draw:frame draw:style-name="gr16" draw:text-style-name="P10" draw:layer="layout" svg:width="0.257cm" svg:height="0.26cm" svg:x="25.647cm" svg:y="18.613cm">
          <draw:text-box>
            <text:p text:style-name="P2"><text:span text:style-name="T6">15</text:span></text:p>
          </draw:text-box>
        </draw:frame>
        <draw:frame draw:style-name="gr16" draw:text-style-name="P10" draw:layer="layout" svg:width="0.257cm" svg:height="0.26cm" svg:x="26.188cm" svg:y="18.613cm">
          <draw:text-box>
            <text:p text:style-name="P2"><text:span text:style-name="T6">16</text:span></text:p>
          </draw:text-box>
        </draw:frame>
        <draw:frame draw:style-name="gr16" draw:text-style-name="P10" draw:layer="layout" svg:width="0.257cm" svg:height="0.26cm" svg:x="23.082cm" svg:y="19.201cm">
          <draw:text-box>
            <text:p text:style-name="P2"><text:span text:style-name="T6">17</text:span></text:p>
          </draw:text-box>
        </draw:frame>
        <draw:frame draw:style-name="gr16" draw:text-style-name="P10" draw:layer="layout" svg:width="0.257cm" svg:height="0.26cm" svg:x="23.598cm" svg:y="19.201cm">
          <draw:text-box>
            <text:p text:style-name="P2"><text:span text:style-name="T6">18</text:span></text:p>
          </draw:text-box>
        </draw:frame>
        <draw:frame draw:style-name="gr16" draw:text-style-name="P10" draw:layer="layout" svg:width="0.257cm" svg:height="0.26cm" svg:x="24.112cm" svg:y="19.201cm">
          <draw:text-box>
            <text:p text:style-name="P2"><text:span text:style-name="T6">19</text:span></text:p>
          </draw:text-box>
        </draw:frame>
        <draw:frame draw:style-name="gr16" draw:text-style-name="P10" draw:layer="layout" svg:width="0.257cm" svg:height="0.26cm" svg:x="24.623cm" svg:y="19.201cm">
          <draw:text-box>
            <text:p text:style-name="P2"><text:span text:style-name="T6">20</text:span></text:p>
          </draw:text-box>
        </draw:frame>
        <draw:frame draw:style-name="gr16" draw:text-style-name="P10" draw:layer="layout" svg:width="0.257cm" svg:height="0.26cm" svg:x="25.135cm" svg:y="19.201cm">
          <draw:text-box>
            <text:p text:style-name="P2"><text:span text:style-name="T6">21</text:span></text:p>
          </draw:text-box>
        </draw:frame>
        <draw:frame draw:style-name="gr16" draw:text-style-name="P10" draw:layer="layout" svg:width="0.257cm" svg:height="0.26cm" svg:x="25.656cm" svg:y="19.201cm">
          <draw:text-box>
            <text:p text:style-name="P2"><text:span text:style-name="T6">22</text:span></text:p>
          </draw:text-box>
        </draw:frame>
        <draw:frame draw:style-name="gr16" draw:text-style-name="P10" draw:layer="layout" svg:width="0.257cm" svg:height="0.26cm" svg:x="26.163cm" svg:y="19.201cm">
          <draw:text-box>
            <text:p text:style-name="P2"><text:span text:style-name="T6">23</text:span></text:p>
          </draw:text-box>
        </draw:frame>
        <draw:frame draw:style-name="gr16" draw:text-style-name="P10" draw:layer="layout" svg:width="0.257cm" svg:height="0.26cm" svg:x="23.082cm" svg:y="19.789cm">
          <draw:text-box>
            <text:p text:style-name="P2"><text:span text:style-name="T6">24</text:span></text:p>
          </draw:text-box>
        </draw:frame>
        <draw:frame draw:style-name="gr16" draw:text-style-name="P10" draw:layer="layout" svg:width="0.257cm" svg:height="0.26cm" svg:x="23.568cm" svg:y="19.789cm">
          <draw:text-box>
            <text:p text:style-name="P2"><text:span text:style-name="T6">25</text:span></text:p>
          </draw:text-box>
        </draw:frame>
        <draw:frame draw:style-name="gr16" draw:text-style-name="P10" draw:layer="layout" svg:width="0.257cm" svg:height="0.26cm" svg:x="24.109cm" svg:y="19.789cm">
          <draw:text-box>
            <text:p text:style-name="P2"><text:span text:style-name="T6">26</text:span></text:p>
          </draw:text-box>
        </draw:frame>
        <draw:frame draw:style-name="gr16" draw:text-style-name="P10" draw:layer="layout" svg:width="0.257cm" svg:height="0.26cm" svg:x="24.597cm" svg:y="19.789cm">
          <draw:text-box>
            <text:p text:style-name="P2"><text:span text:style-name="T6">27</text:span></text:p>
          </draw:text-box>
        </draw:frame>
        <draw:frame draw:style-name="gr16" draw:text-style-name="P10" draw:layer="layout" svg:width="0.257cm" svg:height="0.26cm" svg:x="25.115cm" svg:y="19.789cm">
          <draw:text-box>
            <text:p text:style-name="P2"><text:span text:style-name="T6">28</text:span></text:p>
          </draw:text-box>
        </draw:frame>
        <draw:frame draw:style-name="gr16" draw:text-style-name="P10" draw:layer="layout" svg:width="0.257cm" svg:height="0.26cm" svg:x="25.627cm" svg:y="19.789cm">
          <draw:text-box>
            <text:p text:style-name="P2"><text:span text:style-name="T6">29</text:span></text:p>
          </draw:text-box>
        </draw:frame>
        <draw:frame draw:style-name="gr16" draw:text-style-name="P10" draw:layer="layout" svg:width="0.257cm" svg:height="0.26cm" svg:x="26.138cm" svg:y="19.789cm">
          <draw:text-box>
            <text:p text:style-name="P2"><text:span text:style-name="T6">30</text:span></text:p>
          </draw:text-box>
        </draw:frame>
        <draw:frame draw:style-name="gr16" draw:text-style-name="P10" draw:layer="layout" svg:width="0.257cm" svg:height="0.26cm" svg:x="23.057cm" svg:y="20.376cm">
          <draw:text-box>
            <text:p text:style-name="P2"><text:span text:style-name="T6">31</text:span></text:p>
          </draw:text-box>
        </draw:frame>
        <draw:frame draw:style-name="gr14" draw:text-style-name="P10" draw:layer="layout" svg:width="0.198cm" svg:height="0.26cm" svg:x="25.687cm" svg:y="17.44cm">
          <draw:text-box>
            <text:p text:style-name="P2"><text:span text:style-name="T6">1</text:span></text:p>
          </draw:text-box>
        </draw:frame>
        <draw:frame draw:style-name="gr14" draw:text-style-name="P10" draw:layer="layout" svg:width="0.198cm" svg:height="0.26cm" svg:x="26.199cm" svg:y="17.44cm">
          <draw:text-box>
            <text:p text:style-name="P2"><text:span text:style-name="T6">2</text:span></text:p>
          </draw:text-box>
        </draw:frame>
        <draw:frame draw:style-name="gr14" draw:text-style-name="P10" draw:layer="layout" svg:width="0.198cm" svg:height="0.26cm" svg:x="23.116cm" svg:y="18.03cm">
          <draw:text-box>
            <text:p text:style-name="P2"><text:span text:style-name="T6">3</text:span></text:p>
          </draw:text-box>
        </draw:frame>
        <draw:frame draw:style-name="gr14" draw:text-style-name="P10" draw:layer="layout" svg:width="0.198cm" svg:height="0.26cm" svg:x="23.63cm" svg:y="18.03cm">
          <draw:text-box>
            <text:p text:style-name="P2"><text:span text:style-name="T6">4</text:span></text:p>
          </draw:text-box>
        </draw:frame>
        <draw:frame draw:style-name="gr14" draw:text-style-name="P10" draw:layer="layout" svg:width="0.198cm" svg:height="0.26cm" svg:x="24.151cm" svg:y="18.03cm">
          <draw:text-box>
            <text:p text:style-name="P2"><text:span text:style-name="T6">5</text:span></text:p>
          </draw:text-box>
        </draw:frame>
        <draw:frame draw:style-name="gr17" draw:text-style-name="P11" draw:layer="layout" svg:width="1.266cm" svg:height="0.538cm" svg:x="25.5cm" svg:y="0.7cm">
          <draw:text-box>
            <text:p text:style-name="P2"><text:span text:style-name="T7">2022</text:span></text:p>
          </draw:text-box>
        </draw:frame>
      </draw:page>
      <draw:page draw:name="page3" draw:style-name="dp1" draw:master-page-name="master-page34">
        <draw:path draw:style-name="gr29" draw:text-style-name="P12" draw:layer="layout" svg:width="12.75cm" svg:height="11.258cm" svg:x="14.489cm" svg:y="2.663cm" svg:viewBox="0 0 12751 11259" svg:d="M0 0h12751M0 865h12751M0 1732h12751M0 2598h12751M0 3464h12751M0 4331h12751M0 5197h12751M0 6062h12751M0 6929h12751M0 7794h12751M0 8661h12751M0 9527h12751M0 10392h12751M0 11259h12751">
          <text:p/>
        </draw:path>
        <draw:frame draw:style-name="gr2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path draw:style-name="gr31" draw:text-style-name="P12" draw:layer="layout" svg:width="13.285cm" svg:height="13.535cm" svg:x="13.954cm" svg:y="1.261cm" svg:viewBox="0 0 13286 13536" svg:d="M0 0h13282M5 699h13281M0 13536h13282">
          <text:p/>
        </draw:path>
        <draw:g>
          <draw:frame draw:style-name="gr36" draw:text-style-name="P3" draw:layer="layout" svg:width="0.508cm" svg:height="0.398cm" svg:x="14.62cm" svg:y="2.042cm">
            <draw:text-box>
              <text:p text:style-name="P2"><text:span text:style-name="T10">8 <text:s text:c="2"/></text:span></text:p>
            </draw:text-box>
          </draw:frame>
          <draw:frame draw:style-name="gr36" draw:text-style-name="P3" draw:layer="layout" svg:width="0.508cm" svg:height="0.398cm" svg:x="14.62cm" svg:y="2.916cm">
            <draw:text-box>
              <text:p text:style-name="P2"><text:span text:style-name="T10">9 <text:s text:c="2"/></text:span></text:p>
            </draw:text-box>
          </draw:frame>
          <draw:frame draw:style-name="gr37" draw:text-style-name="P3" draw:layer="layout" svg:width="0.406cm" svg:height="0.398cm" svg:x="14.62cm" svg:y="3.788cm">
            <draw:text-box>
              <text:p text:style-name="P2"><text:span text:style-name="T10">10</text:span></text:p>
            </draw:text-box>
          </draw:frame>
          <draw:frame draw:style-name="gr37" draw:text-style-name="P3" draw:layer="layout" svg:width="0.406cm" svg:height="0.398cm" svg:x="14.62cm" svg:y="4.661cm">
            <draw:text-box>
              <text:p text:style-name="P2"><text:span text:style-name="T10">11</text:span></text:p>
            </draw:text-box>
          </draw:frame>
          <draw:frame draw:style-name="gr37" draw:text-style-name="P3" draw:layer="layout" svg:width="0.406cm" svg:height="0.398cm" svg:x="14.62cm" svg:y="5.534cm">
            <draw:text-box>
              <text:p text:style-name="P2"><text:span text:style-name="T10">12</text:span></text:p>
            </draw:text-box>
          </draw:frame>
          <draw:frame draw:style-name="gr37" draw:text-style-name="P3" draw:layer="layout" svg:width="0.406cm" svg:height="0.398cm" svg:x="14.62cm" svg:y="6.407cm">
            <draw:text-box>
              <text:p text:style-name="P2"><text:span text:style-name="T10">13</text:span></text:p>
            </draw:text-box>
          </draw:frame>
          <draw:frame draw:style-name="gr37" draw:text-style-name="P3" draw:layer="layout" svg:width="0.406cm" svg:height="0.398cm" svg:x="14.62cm" svg:y="7.28cm">
            <draw:text-box>
              <text:p text:style-name="P2"><text:span text:style-name="T10">14</text:span></text:p>
            </draw:text-box>
          </draw:frame>
          <draw:frame draw:style-name="gr37" draw:text-style-name="P3" draw:layer="layout" svg:width="0.406cm" svg:height="0.398cm" svg:x="14.62cm" svg:y="8.152cm">
            <draw:text-box>
              <text:p text:style-name="P2"><text:span text:style-name="T10">15</text:span></text:p>
            </draw:text-box>
          </draw:frame>
          <draw:frame draw:style-name="gr37" draw:text-style-name="P3" draw:layer="layout" svg:width="0.406cm" svg:height="0.398cm" svg:x="14.62cm" svg:y="9.026cm">
            <draw:text-box>
              <text:p text:style-name="P2"><text:span text:style-name="T10">16</text:span></text:p>
            </draw:text-box>
          </draw:frame>
          <draw:frame draw:style-name="gr37" draw:text-style-name="P3" draw:layer="layout" svg:width="0.406cm" svg:height="0.398cm" svg:x="14.62cm" svg:y="9.898cm">
            <draw:text-box>
              <text:p text:style-name="P2"><text:span text:style-name="T10">17</text:span></text:p>
            </draw:text-box>
          </draw:frame>
          <draw:frame draw:style-name="gr37" draw:text-style-name="P3" draw:layer="layout" svg:width="0.406cm" svg:height="0.398cm" svg:x="14.62cm" svg:y="10.771cm">
            <draw:text-box>
              <text:p text:style-name="P2"><text:span text:style-name="T10">18</text:span></text:p>
            </draw:text-box>
          </draw:frame>
          <draw:frame draw:style-name="gr37" draw:text-style-name="P3" draw:layer="layout" svg:width="0.406cm" svg:height="0.398cm" svg:x="14.62cm" svg:y="11.644cm">
            <draw:text-box>
              <text:p text:style-name="P2"><text:span text:style-name="T10">19</text:span></text:p>
            </draw:text-box>
          </draw:frame>
          <draw:frame draw:style-name="gr37" draw:text-style-name="P3" draw:layer="layout" svg:width="0.406cm" svg:height="0.398cm" svg:x="14.62cm" svg:y="12.517cm">
            <draw:text-box>
              <text:p text:style-name="P2"><text:span text:style-name="T10">20</text:span></text:p>
            </draw:text-box>
          </draw:frame>
          <draw:frame draw:style-name="gr37" draw:text-style-name="P3" draw:layer="layout" svg:width="0.406cm" svg:height="0.398cm" svg:x="14.62cm" svg:y="13.389cm">
            <draw:text-box>
              <text:p text:style-name="P2"><text:span text:style-name="T10">21</text:span></text:p>
            </draw:text-box>
          </draw:frame>
        </draw:g>
        <draw:frame draw:style-name="gr4" draw:text-style-name="P4" draw:layer="layout" svg:width="1.38cm" svg:height="0.533cm" svg:x="15.481cm" svg:y="1.406cm">
          <draw:text-box>
            <text:p text:style-name="P2"><text:span text:style-name="T2">Jueves</text:span></text:p>
          </draw:text-box>
        </draw:frame>
        <draw:frame draw:style-name="gr5" draw:text-style-name="P4" draw:layer="layout" svg:width="0.42cm" svg:height="0.533cm" svg:x="25.006cm" svg:y="1.406cm">
          <draw:text-box>
            <text:p text:style-name="P2"><text:span text:style-name="T3">6</text:span></text:p>
          </draw:text-box>
        </draw:frame>
        <draw:custom-shape draw:style-name="gr6" draw:text-style-name="P5" draw:layer="layout" svg:width="3.467cm" svg:height="0.663cm" svg:x="22.863cm" svg:y="15.49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316cm" svg:height="0.671cm" svg:x="24.044cm" svg:y="15.607cm">
          <draw:text-box>
            <text:p text:style-name="P2"><text:span text:style-name="T4">Enero</text:span></text:p>
          </draw:text-box>
        </draw:frame>
        <draw:path draw:style-name="gr8" draw:text-style-name="P7" draw:layer="layout" svg:width="0.033cm" svg:height="0.034cm" svg:x="14.464cm" svg:y="16.064cm" svg:viewBox="0 0 34 35" svg:d="M17 0c-22 0-23 35 0 35s23-35 0-35z">
          <text:p/>
        </draw:path>
        <draw:path draw:style-name="gr8" draw:text-style-name="P7" draw:layer="layout" svg:width="0.033cm" svg:height="0.034cm" svg:x="14.464cm" svg:y="16.566cm" svg:viewBox="0 0 34 35" svg:d="M17 0c-22 0-23 35 0 35s23-35 0-35z">
          <text:p/>
        </draw:path>
        <draw:path draw:style-name="gr8" draw:text-style-name="P7" draw:layer="layout" svg:width="0.033cm" svg:height="0.034cm" svg:x="14.464cm" svg:y="17.068cm" svg:viewBox="0 0 34 35" svg:d="M17 0c-22 0-23 35 0 35s23-35 0-35z">
          <text:p/>
        </draw:path>
        <draw:path draw:style-name="gr8" draw:text-style-name="P7" draw:layer="layout" svg:width="0.033cm" svg:height="0.034cm" svg:x="14.464cm" svg:y="17.57cm" svg:viewBox="0 0 34 35" svg:d="M17 0c-22 0-23 35 0 35s23-35 0-35z">
          <text:p/>
        </draw:path>
        <draw:path draw:style-name="gr8" draw:text-style-name="P7" draw:layer="layout" svg:width="0.033cm" svg:height="0.034cm" svg:x="14.464cm" svg:y="18.072cm" svg:viewBox="0 0 34 35" svg:d="M17 0c-22 0-23 35 0 35s23-35 0-35z">
          <text:p/>
        </draw:path>
        <draw:path draw:style-name="gr8" draw:text-style-name="P7" draw:layer="layout" svg:width="0.033cm" svg:height="0.035cm" svg:x="14.464cm" svg:y="18.574cm" svg:viewBox="0 0 34 36" svg:d="M17 0c-22 0-23 36 0 36s23-36 0-36z">
          <text:p/>
        </draw:path>
        <draw:path draw:style-name="gr8" draw:text-style-name="P7" draw:layer="layout" svg:width="0.033cm" svg:height="0.034cm" svg:x="14.464cm" svg:y="19.077cm" svg:viewBox="0 0 34 35" svg:d="M17 0c-22 0-23 35 0 35s23-35 0-35z">
          <text:p/>
        </draw:path>
        <draw:path draw:style-name="gr8" draw:text-style-name="P7" draw:layer="layout" svg:width="0.033cm" svg:height="0.034cm" svg:x="14.464cm" svg:y="19.579cm" svg:viewBox="0 0 34 35" svg:d="M17 0c-22 0-23 35 0 35s23-35 0-35z">
          <text:p/>
        </draw:path>
        <draw:path draw:style-name="gr8" draw:text-style-name="P7" draw:layer="layout" svg:width="0.033cm" svg:height="0.034cm" svg:x="14.464cm" svg:y="20.081cm" svg:viewBox="0 0 34 35" svg:d="M17 0c-22 0-23 35 0 35s23-35 0-35z">
          <text:p/>
        </draw:path>
        <draw:path draw:style-name="gr8" draw:text-style-name="P7" draw:layer="layout" svg:width="0.033cm" svg:height="0.034cm" svg:x="14.464cm" svg:y="20.583cm" svg:viewBox="0 0 34 35" svg:d="M17 0c-22 0-23 35 0 35s23-35 0-35z">
          <text:p/>
        </draw:path>
        <draw:path draw:style-name="gr8" draw:text-style-name="P7" draw:layer="layout" svg:width="0.034cm" svg:height="0.034cm" svg:x="14.962cm" svg:y="16.064cm" svg:viewBox="0 0 35 35" svg:d="M17 0c-23 0-23 35 0 35s23-35 0-35z">
          <text:p/>
        </draw:path>
        <draw:path draw:style-name="gr8" draw:text-style-name="P7" draw:layer="layout" svg:width="0.034cm" svg:height="0.034cm" svg:x="14.962cm" svg:y="16.566cm" svg:viewBox="0 0 35 35" svg:d="M17 0c-23 0-23 35 0 35s23-35 0-35z">
          <text:p/>
        </draw:path>
        <draw:path draw:style-name="gr8" draw:text-style-name="P7" draw:layer="layout" svg:width="0.034cm" svg:height="0.034cm" svg:x="14.962cm" svg:y="17.068cm" svg:viewBox="0 0 35 35" svg:d="M17 0c-23 0-23 35 0 35s23-35 0-35z">
          <text:p/>
        </draw:path>
        <draw:path draw:style-name="gr8" draw:text-style-name="P7" draw:layer="layout" svg:width="0.034cm" svg:height="0.034cm" svg:x="14.962cm" svg:y="17.57cm" svg:viewBox="0 0 35 35" svg:d="M17 0c-23 0-23 35 0 35s23-35 0-35z">
          <text:p/>
        </draw:path>
        <draw:path draw:style-name="gr8" draw:text-style-name="P7" draw:layer="layout" svg:width="0.034cm" svg:height="0.034cm" svg:x="14.962cm" svg:y="18.072cm" svg:viewBox="0 0 35 35" svg:d="M17 0c-23 0-23 35 0 35s23-35 0-35z">
          <text:p/>
        </draw:path>
        <draw:path draw:style-name="gr8" draw:text-style-name="P7" draw:layer="layout" svg:width="0.034cm" svg:height="0.035cm" svg:x="14.962cm" svg:y="18.574cm" svg:viewBox="0 0 35 36" svg:d="M17 0c-23 0-23 36 0 36s23-36 0-36z">
          <text:p/>
        </draw:path>
        <draw:path draw:style-name="gr8" draw:text-style-name="P7" draw:layer="layout" svg:width="0.034cm" svg:height="0.034cm" svg:x="14.962cm" svg:y="19.077cm" svg:viewBox="0 0 35 35" svg:d="M17 0c-23 0-23 35 0 35s23-35 0-35z">
          <text:p/>
        </draw:path>
        <draw:path draw:style-name="gr8" draw:text-style-name="P7" draw:layer="layout" svg:width="0.034cm" svg:height="0.034cm" svg:x="14.962cm" svg:y="19.579cm" svg:viewBox="0 0 35 35" svg:d="M17 0c-23 0-23 35 0 35s23-35 0-35z">
          <text:p/>
        </draw:path>
        <draw:path draw:style-name="gr8" draw:text-style-name="P7" draw:layer="layout" svg:width="0.034cm" svg:height="0.034cm" svg:x="14.962cm" svg:y="20.081cm" svg:viewBox="0 0 35 35" svg:d="M17 0c-23 0-23 35 0 35s23-35 0-35z">
          <text:p/>
        </draw:path>
        <draw:path draw:style-name="gr8" draw:text-style-name="P7" draw:layer="layout" svg:width="0.034cm" svg:height="0.034cm" svg:x="14.962cm" svg:y="20.583cm" svg:viewBox="0 0 35 35" svg:d="M17 0c-23 0-23 35 0 35s23-35 0-35z">
          <text:p/>
        </draw:path>
        <draw:path draw:style-name="gr8" draw:text-style-name="P7" draw:layer="layout" svg:width="0.033cm" svg:height="0.034cm" svg:x="15.463cm" svg:y="16.064cm" svg:viewBox="0 0 34 35" svg:d="M17 0c-22 0-23 35 0 35s23-35 0-35z">
          <text:p/>
        </draw:path>
        <draw:path draw:style-name="gr8" draw:text-style-name="P7" draw:layer="layout" svg:width="0.033cm" svg:height="0.034cm" svg:x="15.463cm" svg:y="16.566cm" svg:viewBox="0 0 34 35" svg:d="M17 0c-22 0-23 35 0 35s23-35 0-35z">
          <text:p/>
        </draw:path>
        <draw:path draw:style-name="gr8" draw:text-style-name="P7" draw:layer="layout" svg:width="0.033cm" svg:height="0.034cm" svg:x="15.463cm" svg:y="17.068cm" svg:viewBox="0 0 34 35" svg:d="M17 0c-22 0-23 35 0 35s23-35 0-35z">
          <text:p/>
        </draw:path>
        <draw:path draw:style-name="gr8" draw:text-style-name="P7" draw:layer="layout" svg:width="0.033cm" svg:height="0.034cm" svg:x="15.463cm" svg:y="17.57cm" svg:viewBox="0 0 34 35" svg:d="M17 0c-22 0-23 35 0 35s23-35 0-35z">
          <text:p/>
        </draw:path>
        <draw:path draw:style-name="gr8" draw:text-style-name="P7" draw:layer="layout" svg:width="0.033cm" svg:height="0.034cm" svg:x="15.463cm" svg:y="18.072cm" svg:viewBox="0 0 34 35" svg:d="M17 0c-22 0-23 35 0 35s23-35 0-35z">
          <text:p/>
        </draw:path>
        <draw:path draw:style-name="gr8" draw:text-style-name="P7" draw:layer="layout" svg:width="0.033cm" svg:height="0.035cm" svg:x="15.463cm" svg:y="18.574cm" svg:viewBox="0 0 34 36" svg:d="M17 0c-22 0-23 36 0 36s23-36 0-36z">
          <text:p/>
        </draw:path>
        <draw:path draw:style-name="gr8" draw:text-style-name="P7" draw:layer="layout" svg:width="0.033cm" svg:height="0.034cm" svg:x="15.463cm" svg:y="19.077cm" svg:viewBox="0 0 34 35" svg:d="M17 0c-22 0-23 35 0 35s23-35 0-35z">
          <text:p/>
        </draw:path>
        <draw:path draw:style-name="gr8" draw:text-style-name="P7" draw:layer="layout" svg:width="0.033cm" svg:height="0.034cm" svg:x="15.463cm" svg:y="19.579cm" svg:viewBox="0 0 34 35" svg:d="M17 0c-22 0-23 35 0 35s23-35 0-35z">
          <text:p/>
        </draw:path>
        <draw:path draw:style-name="gr8" draw:text-style-name="P7" draw:layer="layout" svg:width="0.033cm" svg:height="0.034cm" svg:x="15.463cm" svg:y="20.081cm" svg:viewBox="0 0 34 35" svg:d="M17 0c-22 0-23 35 0 35s23-35 0-35z">
          <text:p/>
        </draw:path>
        <draw:path draw:style-name="gr8" draw:text-style-name="P7" draw:layer="layout" svg:width="0.033cm" svg:height="0.034cm" svg:x="15.463cm" svg:y="20.583cm" svg:viewBox="0 0 34 35" svg:d="M17 0c-22 0-23 35 0 35s23-35 0-35z">
          <text:p/>
        </draw:path>
        <draw:path draw:style-name="gr8" draw:text-style-name="P7" draw:layer="layout" svg:width="0.034cm" svg:height="0.035cm" svg:x="15.961cm" svg:y="15.561cm" svg:viewBox="0 0 35 36" svg:d="M17 0c-23 0-23 36 0 36s23-36 0-36z">
          <text:p/>
        </draw:path>
        <draw:path draw:style-name="gr8" draw:text-style-name="P7" draw:layer="layout" svg:width="0.034cm" svg:height="0.034cm" svg:x="15.961cm" svg:y="16.064cm" svg:viewBox="0 0 35 35" svg:d="M17 0c-23 0-23 35 0 35s23-35 0-35z">
          <text:p/>
        </draw:path>
        <draw:path draw:style-name="gr8" draw:text-style-name="P7" draw:layer="layout" svg:width="0.034cm" svg:height="0.034cm" svg:x="15.961cm" svg:y="16.566cm" svg:viewBox="0 0 35 35" svg:d="M17 0c-23 0-23 35 0 35s23-35 0-35z">
          <text:p/>
        </draw:path>
        <draw:path draw:style-name="gr8" draw:text-style-name="P7" draw:layer="layout" svg:width="0.034cm" svg:height="0.034cm" svg:x="15.961cm" svg:y="17.068cm" svg:viewBox="0 0 35 35" svg:d="M17 0c-23 0-23 35 0 35s23-35 0-35z">
          <text:p/>
        </draw:path>
        <draw:path draw:style-name="gr8" draw:text-style-name="P7" draw:layer="layout" svg:width="0.034cm" svg:height="0.034cm" svg:x="15.961cm" svg:y="17.57cm" svg:viewBox="0 0 35 35" svg:d="M17 0c-23 0-23 35 0 35s23-35 0-35z">
          <text:p/>
        </draw:path>
        <draw:path draw:style-name="gr8" draw:text-style-name="P7" draw:layer="layout" svg:width="0.034cm" svg:height="0.034cm" svg:x="15.961cm" svg:y="18.072cm" svg:viewBox="0 0 35 35" svg:d="M17 0c-23 0-23 35 0 35s23-35 0-35z">
          <text:p/>
        </draw:path>
        <draw:path draw:style-name="gr8" draw:text-style-name="P7" draw:layer="layout" svg:width="0.034cm" svg:height="0.035cm" svg:x="15.961cm" svg:y="18.574cm" svg:viewBox="0 0 35 36" svg:d="M17 0c-23 0-23 36 0 36s23-36 0-36z">
          <text:p/>
        </draw:path>
        <draw:path draw:style-name="gr8" draw:text-style-name="P7" draw:layer="layout" svg:width="0.034cm" svg:height="0.034cm" svg:x="15.961cm" svg:y="19.077cm" svg:viewBox="0 0 35 35" svg:d="M17 0c-23 0-23 35 0 35s23-35 0-35z">
          <text:p/>
        </draw:path>
        <draw:path draw:style-name="gr8" draw:text-style-name="P7" draw:layer="layout" svg:width="0.034cm" svg:height="0.034cm" svg:x="15.961cm" svg:y="19.579cm" svg:viewBox="0 0 35 35" svg:d="M17 0c-23 0-23 35 0 35s23-35 0-35z">
          <text:p/>
        </draw:path>
        <draw:path draw:style-name="gr8" draw:text-style-name="P7" draw:layer="layout" svg:width="0.034cm" svg:height="0.034cm" svg:x="15.961cm" svg:y="20.081cm" svg:viewBox="0 0 35 35" svg:d="M17 0c-23 0-23 35 0 35s23-35 0-35z">
          <text:p/>
        </draw:path>
        <draw:path draw:style-name="gr8" draw:text-style-name="P7" draw:layer="layout" svg:width="0.034cm" svg:height="0.034cm" svg:x="15.961cm" svg:y="20.583cm" svg:viewBox="0 0 35 35" svg:d="M17 0c-23 0-23 35 0 35s23-35 0-35z">
          <text:p/>
        </draw:path>
        <draw:path draw:style-name="gr8" draw:text-style-name="P7" draw:layer="layout" svg:width="0.034cm" svg:height="0.035cm" svg:x="16.46cm" svg:y="15.561cm" svg:viewBox="0 0 35 36" svg:d="M17 0c-23 0-23 36 0 36s23-36 0-36z">
          <text:p/>
        </draw:path>
        <draw:path draw:style-name="gr8" draw:text-style-name="P7" draw:layer="layout" svg:width="0.034cm" svg:height="0.034cm" svg:x="16.46cm" svg:y="16.064cm" svg:viewBox="0 0 35 35" svg:d="M17 0c-23 0-23 35 0 35s23-35 0-35z">
          <text:p/>
        </draw:path>
        <draw:path draw:style-name="gr8" draw:text-style-name="P7" draw:layer="layout" svg:width="0.034cm" svg:height="0.034cm" svg:x="16.46cm" svg:y="16.566cm" svg:viewBox="0 0 35 35" svg:d="M17 0c-23 0-23 35 0 35s23-35 0-35z">
          <text:p/>
        </draw:path>
        <draw:path draw:style-name="gr8" draw:text-style-name="P7" draw:layer="layout" svg:width="0.034cm" svg:height="0.034cm" svg:x="16.46cm" svg:y="17.068cm" svg:viewBox="0 0 35 35" svg:d="M17 0c-23 0-23 35 0 35s23-35 0-35z">
          <text:p/>
        </draw:path>
        <draw:path draw:style-name="gr8" draw:text-style-name="P7" draw:layer="layout" svg:width="0.034cm" svg:height="0.034cm" svg:x="16.46cm" svg:y="17.57cm" svg:viewBox="0 0 35 35" svg:d="M17 0c-23 0-23 35 0 35s23-35 0-35z">
          <text:p/>
        </draw:path>
        <draw:path draw:style-name="gr8" draw:text-style-name="P7" draw:layer="layout" svg:width="0.034cm" svg:height="0.034cm" svg:x="16.46cm" svg:y="18.072cm" svg:viewBox="0 0 35 35" svg:d="M17 0c-23 0-23 35 0 35s23-35 0-35z">
          <text:p/>
        </draw:path>
        <draw:path draw:style-name="gr8" draw:text-style-name="P7" draw:layer="layout" svg:width="0.034cm" svg:height="0.035cm" svg:x="16.46cm" svg:y="18.574cm" svg:viewBox="0 0 35 36" svg:d="M17 0c-23 0-23 36 0 36s23-36 0-36z">
          <text:p/>
        </draw:path>
        <draw:path draw:style-name="gr8" draw:text-style-name="P7" draw:layer="layout" svg:width="0.034cm" svg:height="0.034cm" svg:x="16.46cm" svg:y="19.077cm" svg:viewBox="0 0 35 35" svg:d="M17 0c-23 0-23 35 0 35s23-35 0-35z">
          <text:p/>
        </draw:path>
        <draw:path draw:style-name="gr8" draw:text-style-name="P7" draw:layer="layout" svg:width="0.034cm" svg:height="0.034cm" svg:x="16.46cm" svg:y="19.579cm" svg:viewBox="0 0 35 35" svg:d="M17 0c-23 0-23 35 0 35s23-35 0-35z">
          <text:p/>
        </draw:path>
        <draw:path draw:style-name="gr8" draw:text-style-name="P7" draw:layer="layout" svg:width="0.034cm" svg:height="0.034cm" svg:x="16.46cm" svg:y="20.081cm" svg:viewBox="0 0 35 35" svg:d="M17 0c-23 0-23 35 0 35s23-35 0-35z">
          <text:p/>
        </draw:path>
        <draw:path draw:style-name="gr8" draw:text-style-name="P7" draw:layer="layout" svg:width="0.034cm" svg:height="0.034cm" svg:x="16.46cm" svg:y="20.583cm" svg:viewBox="0 0 35 35" svg:d="M17 0c-23 0-23 35 0 35s23-35 0-35z">
          <text:p/>
        </draw:path>
        <draw:path draw:style-name="gr8" draw:text-style-name="P7" draw:layer="layout" svg:width="0.034cm" svg:height="0.035cm" svg:x="16.959cm" svg:y="15.561cm" svg:viewBox="0 0 35 36" svg:d="M17 0c-23 0-23 36 0 36s23-36 0-36z">
          <text:p/>
        </draw:path>
        <draw:path draw:style-name="gr8" draw:text-style-name="P7" draw:layer="layout" svg:width="0.034cm" svg:height="0.034cm" svg:x="16.959cm" svg:y="16.064cm" svg:viewBox="0 0 35 35" svg:d="M17 0c-23 0-23 35 0 35s23-35 0-35z">
          <text:p/>
        </draw:path>
        <draw:path draw:style-name="gr8" draw:text-style-name="P7" draw:layer="layout" svg:width="0.034cm" svg:height="0.034cm" svg:x="16.959cm" svg:y="16.566cm" svg:viewBox="0 0 35 35" svg:d="M17 0c-23 0-23 35 0 35s23-35 0-35z">
          <text:p/>
        </draw:path>
        <draw:path draw:style-name="gr8" draw:text-style-name="P7" draw:layer="layout" svg:width="0.034cm" svg:height="0.034cm" svg:x="16.959cm" svg:y="17.068cm" svg:viewBox="0 0 35 35" svg:d="M17 0c-23 0-23 35 0 35s23-35 0-35z">
          <text:p/>
        </draw:path>
        <draw:path draw:style-name="gr8" draw:text-style-name="P7" draw:layer="layout" svg:width="0.034cm" svg:height="0.034cm" svg:x="16.959cm" svg:y="17.57cm" svg:viewBox="0 0 35 35" svg:d="M17 0c-23 0-23 35 0 35s23-35 0-35z">
          <text:p/>
        </draw:path>
        <draw:path draw:style-name="gr8" draw:text-style-name="P7" draw:layer="layout" svg:width="0.034cm" svg:height="0.034cm" svg:x="16.959cm" svg:y="18.072cm" svg:viewBox="0 0 35 35" svg:d="M17 0c-23 0-23 35 0 35s23-35 0-35z">
          <text:p/>
        </draw:path>
        <draw:path draw:style-name="gr8" draw:text-style-name="P7" draw:layer="layout" svg:width="0.034cm" svg:height="0.035cm" svg:x="16.959cm" svg:y="18.574cm" svg:viewBox="0 0 35 36" svg:d="M17 0c-23 0-23 36 0 36s23-36 0-36z">
          <text:p/>
        </draw:path>
        <draw:path draw:style-name="gr8" draw:text-style-name="P7" draw:layer="layout" svg:width="0.034cm" svg:height="0.034cm" svg:x="16.959cm" svg:y="19.077cm" svg:viewBox="0 0 35 35" svg:d="M17 0c-23 0-23 35 0 35s23-35 0-35z">
          <text:p/>
        </draw:path>
        <draw:path draw:style-name="gr8" draw:text-style-name="P7" draw:layer="layout" svg:width="0.034cm" svg:height="0.034cm" svg:x="16.959cm" svg:y="19.579cm" svg:viewBox="0 0 35 35" svg:d="M17 0c-23 0-23 35 0 35s23-35 0-35z">
          <text:p/>
        </draw:path>
        <draw:path draw:style-name="gr8" draw:text-style-name="P7" draw:layer="layout" svg:width="0.034cm" svg:height="0.034cm" svg:x="16.959cm" svg:y="20.081cm" svg:viewBox="0 0 35 35" svg:d="M17 0c-23 0-23 35 0 35s23-35 0-35z">
          <text:p/>
        </draw:path>
        <draw:path draw:style-name="gr8" draw:text-style-name="P7" draw:layer="layout" svg:width="0.034cm" svg:height="0.034cm" svg:x="16.959cm" svg:y="20.583cm" svg:viewBox="0 0 35 35" svg:d="M17 0c-23 0-23 35 0 35s23-35 0-35z">
          <text:p/>
        </draw:path>
        <draw:path draw:style-name="gr8" draw:text-style-name="P7" draw:layer="layout" svg:width="0.033cm" svg:height="0.035cm" svg:x="17.458cm" svg:y="15.561cm" svg:viewBox="0 0 34 36" svg:d="M17 0c-23 0-23 36 0 36 22 0 22-36 0-36z">
          <text:p/>
        </draw:path>
        <draw:path draw:style-name="gr8" draw:text-style-name="P7" draw:layer="layout" svg:width="0.033cm" svg:height="0.034cm" svg:x="17.458cm" svg:y="16.064cm" svg:viewBox="0 0 34 35" svg:d="M17 0c-23 0-23 35 0 35 22 0 22-35 0-35z">
          <text:p/>
        </draw:path>
        <draw:path draw:style-name="gr8" draw:text-style-name="P7" draw:layer="layout" svg:width="0.033cm" svg:height="0.034cm" svg:x="17.458cm" svg:y="16.566cm" svg:viewBox="0 0 34 35" svg:d="M17 0c-23 0-23 35 0 35 22 0 22-35 0-35z">
          <text:p/>
        </draw:path>
        <draw:path draw:style-name="gr8" draw:text-style-name="P7" draw:layer="layout" svg:width="0.033cm" svg:height="0.034cm" svg:x="17.458cm" svg:y="17.068cm" svg:viewBox="0 0 34 35" svg:d="M17 0c-23 0-23 35 0 35 22 0 22-35 0-35z">
          <text:p/>
        </draw:path>
        <draw:path draw:style-name="gr8" draw:text-style-name="P7" draw:layer="layout" svg:width="0.033cm" svg:height="0.034cm" svg:x="17.458cm" svg:y="17.57cm" svg:viewBox="0 0 34 35" svg:d="M17 0c-23 0-23 35 0 35 22 0 22-35 0-35z">
          <text:p/>
        </draw:path>
        <draw:path draw:style-name="gr8" draw:text-style-name="P7" draw:layer="layout" svg:width="0.033cm" svg:height="0.034cm" svg:x="17.458cm" svg:y="18.072cm" svg:viewBox="0 0 34 35" svg:d="M17 0c-23 0-23 35 0 35 22 0 22-35 0-35z">
          <text:p/>
        </draw:path>
        <draw:path draw:style-name="gr8" draw:text-style-name="P7" draw:layer="layout" svg:width="0.033cm" svg:height="0.035cm" svg:x="17.458cm" svg:y="18.574cm" svg:viewBox="0 0 34 36" svg:d="M17 0c-23 0-23 36 0 36 22 0 22-36 0-36z">
          <text:p/>
        </draw:path>
        <draw:path draw:style-name="gr8" draw:text-style-name="P7" draw:layer="layout" svg:width="0.033cm" svg:height="0.034cm" svg:x="17.458cm" svg:y="19.077cm" svg:viewBox="0 0 34 35" svg:d="M17 0c-23 0-23 35 0 35 22 0 22-35 0-35z">
          <text:p/>
        </draw:path>
        <draw:path draw:style-name="gr8" draw:text-style-name="P7" draw:layer="layout" svg:width="0.033cm" svg:height="0.034cm" svg:x="17.458cm" svg:y="19.579cm" svg:viewBox="0 0 34 35" svg:d="M17 0c-23 0-23 35 0 35 22 0 22-35 0-35z">
          <text:p/>
        </draw:path>
        <draw:path draw:style-name="gr8" draw:text-style-name="P7" draw:layer="layout" svg:width="0.033cm" svg:height="0.034cm" svg:x="17.458cm" svg:y="20.081cm" svg:viewBox="0 0 34 35" svg:d="M17 0c-23 0-23 35 0 35 22 0 22-35 0-35z">
          <text:p/>
        </draw:path>
        <draw:path draw:style-name="gr8" draw:text-style-name="P7" draw:layer="layout" svg:width="0.033cm" svg:height="0.034cm" svg:x="17.458cm" svg:y="20.583cm" svg:viewBox="0 0 34 35" svg:d="M17 0c-23 0-23 35 0 35 22 0 22-35 0-35z">
          <text:p/>
        </draw:path>
        <draw:path draw:style-name="gr8" draw:text-style-name="P7" draw:layer="layout" svg:width="0.034cm" svg:height="0.035cm" svg:x="17.956cm" svg:y="15.561cm" svg:viewBox="0 0 35 36" svg:d="M17 0c-23 0-23 36 0 36s23-36 0-36z">
          <text:p/>
        </draw:path>
        <draw:path draw:style-name="gr8" draw:text-style-name="P7" draw:layer="layout" svg:width="0.034cm" svg:height="0.034cm" svg:x="17.956cm" svg:y="16.064cm" svg:viewBox="0 0 35 35" svg:d="M17 0c-23 0-23 35 0 35s23-35 0-35z">
          <text:p/>
        </draw:path>
        <draw:path draw:style-name="gr8" draw:text-style-name="P7" draw:layer="layout" svg:width="0.034cm" svg:height="0.034cm" svg:x="17.956cm" svg:y="16.566cm" svg:viewBox="0 0 35 35" svg:d="M17 0c-23 0-23 35 0 35s23-35 0-35z">
          <text:p/>
        </draw:path>
        <draw:path draw:style-name="gr8" draw:text-style-name="P7" draw:layer="layout" svg:width="0.034cm" svg:height="0.034cm" svg:x="17.956cm" svg:y="17.068cm" svg:viewBox="0 0 35 35" svg:d="M17 0c-23 0-23 35 0 35s23-35 0-35z">
          <text:p/>
        </draw:path>
        <draw:path draw:style-name="gr8" draw:text-style-name="P7" draw:layer="layout" svg:width="0.034cm" svg:height="0.034cm" svg:x="17.956cm" svg:y="17.57cm" svg:viewBox="0 0 35 35" svg:d="M17 0c-23 0-23 35 0 35s23-35 0-35z">
          <text:p/>
        </draw:path>
        <draw:path draw:style-name="gr8" draw:text-style-name="P7" draw:layer="layout" svg:width="0.034cm" svg:height="0.034cm" svg:x="17.956cm" svg:y="18.072cm" svg:viewBox="0 0 35 35" svg:d="M17 0c-23 0-23 35 0 35s23-35 0-35z">
          <text:p/>
        </draw:path>
        <draw:path draw:style-name="gr8" draw:text-style-name="P7" draw:layer="layout" svg:width="0.034cm" svg:height="0.035cm" svg:x="17.956cm" svg:y="18.574cm" svg:viewBox="0 0 35 36" svg:d="M17 0c-23 0-23 36 0 36s23-36 0-36z">
          <text:p/>
        </draw:path>
        <draw:path draw:style-name="gr8" draw:text-style-name="P7" draw:layer="layout" svg:width="0.034cm" svg:height="0.034cm" svg:x="17.956cm" svg:y="19.077cm" svg:viewBox="0 0 35 35" svg:d="M17 0c-23 0-23 35 0 35s23-35 0-35z">
          <text:p/>
        </draw:path>
        <draw:path draw:style-name="gr8" draw:text-style-name="P7" draw:layer="layout" svg:width="0.034cm" svg:height="0.034cm" svg:x="17.956cm" svg:y="19.579cm" svg:viewBox="0 0 35 35" svg:d="M17 0c-23 0-23 35 0 35s23-35 0-35z">
          <text:p/>
        </draw:path>
        <draw:path draw:style-name="gr8" draw:text-style-name="P7" draw:layer="layout" svg:width="0.034cm" svg:height="0.034cm" svg:x="17.956cm" svg:y="20.081cm" svg:viewBox="0 0 35 35" svg:d="M17 0c-23 0-23 35 0 35s23-35 0-35z">
          <text:p/>
        </draw:path>
        <draw:path draw:style-name="gr8" draw:text-style-name="P7" draw:layer="layout" svg:width="0.034cm" svg:height="0.034cm" svg:x="17.956cm" svg:y="20.583cm" svg:viewBox="0 0 35 35" svg:d="M17 0c-23 0-23 35 0 35s23-35 0-35z">
          <text:p/>
        </draw:path>
        <draw:path draw:style-name="gr8" draw:text-style-name="P7" draw:layer="layout" svg:width="0.034cm" svg:height="0.035cm" svg:x="18.456cm" svg:y="15.561cm" svg:viewBox="0 0 35 36" svg:d="M17 0c-23 0-23 36 0 36s23-36 0-36z">
          <text:p/>
        </draw:path>
        <draw:path draw:style-name="gr8" draw:text-style-name="P7" draw:layer="layout" svg:width="0.034cm" svg:height="0.034cm" svg:x="18.456cm" svg:y="16.064cm" svg:viewBox="0 0 35 35" svg:d="M17 0c-23 0-23 35 0 35s23-35 0-35z">
          <text:p/>
        </draw:path>
        <draw:path draw:style-name="gr8" draw:text-style-name="P7" draw:layer="layout" svg:width="0.034cm" svg:height="0.034cm" svg:x="18.456cm" svg:y="16.566cm" svg:viewBox="0 0 35 35" svg:d="M17 0c-23 0-23 35 0 35s23-35 0-35z">
          <text:p/>
        </draw:path>
        <draw:path draw:style-name="gr8" draw:text-style-name="P7" draw:layer="layout" svg:width="0.034cm" svg:height="0.034cm" svg:x="18.456cm" svg:y="17.068cm" svg:viewBox="0 0 35 35" svg:d="M17 0c-23 0-23 35 0 35s23-35 0-35z">
          <text:p/>
        </draw:path>
        <draw:path draw:style-name="gr8" draw:text-style-name="P7" draw:layer="layout" svg:width="0.034cm" svg:height="0.034cm" svg:x="18.456cm" svg:y="17.57cm" svg:viewBox="0 0 35 35" svg:d="M17 0c-23 0-23 35 0 35s23-35 0-35z">
          <text:p/>
        </draw:path>
        <draw:path draw:style-name="gr8" draw:text-style-name="P7" draw:layer="layout" svg:width="0.034cm" svg:height="0.034cm" svg:x="18.456cm" svg:y="18.072cm" svg:viewBox="0 0 35 35" svg:d="M17 0c-23 0-23 35 0 35s23-35 0-35z">
          <text:p/>
        </draw:path>
        <draw:path draw:style-name="gr8" draw:text-style-name="P7" draw:layer="layout" svg:width="0.034cm" svg:height="0.035cm" svg:x="18.456cm" svg:y="18.574cm" svg:viewBox="0 0 35 36" svg:d="M17 0c-23 0-23 36 0 36s23-36 0-36z">
          <text:p/>
        </draw:path>
        <draw:path draw:style-name="gr8" draw:text-style-name="P7" draw:layer="layout" svg:width="0.034cm" svg:height="0.034cm" svg:x="18.456cm" svg:y="19.077cm" svg:viewBox="0 0 35 35" svg:d="M17 0c-23 0-23 35 0 35s23-35 0-35z">
          <text:p/>
        </draw:path>
        <draw:path draw:style-name="gr8" draw:text-style-name="P7" draw:layer="layout" svg:width="0.034cm" svg:height="0.034cm" svg:x="18.456cm" svg:y="19.579cm" svg:viewBox="0 0 35 35" svg:d="M17 0c-23 0-23 35 0 35s23-35 0-35z">
          <text:p/>
        </draw:path>
        <draw:path draw:style-name="gr8" draw:text-style-name="P7" draw:layer="layout" svg:width="0.034cm" svg:height="0.034cm" svg:x="18.456cm" svg:y="20.081cm" svg:viewBox="0 0 35 35" svg:d="M17 0c-23 0-23 35 0 35s23-35 0-35z">
          <text:p/>
        </draw:path>
        <draw:path draw:style-name="gr8" draw:text-style-name="P7" draw:layer="layout" svg:width="0.034cm" svg:height="0.034cm" svg:x="18.456cm" svg:y="20.583cm" svg:viewBox="0 0 35 35" svg:d="M17 0c-23 0-23 35 0 35s23-35 0-35z">
          <text:p/>
        </draw:path>
        <draw:path draw:style-name="gr8" draw:text-style-name="P7" draw:layer="layout" svg:width="0.032cm" svg:height="0.035cm" svg:x="18.955cm" svg:y="15.561cm" svg:viewBox="0 0 33 36" svg:d="M16 0c-21 0-21 36 0 36 23 0 23-36 0-36z">
          <text:p/>
        </draw:path>
        <draw:path draw:style-name="gr8" draw:text-style-name="P7" draw:layer="layout" svg:width="0.032cm" svg:height="0.034cm" svg:x="18.955cm" svg:y="16.064cm" svg:viewBox="0 0 33 35" svg:d="M16 0c-21 0-21 35 0 35 23 0 23-35 0-35z">
          <text:p/>
        </draw:path>
        <draw:path draw:style-name="gr8" draw:text-style-name="P7" draw:layer="layout" svg:width="0.032cm" svg:height="0.034cm" svg:x="18.955cm" svg:y="16.566cm" svg:viewBox="0 0 33 35" svg:d="M16 0c-21 0-21 35 0 35 23 0 23-35 0-35z">
          <text:p/>
        </draw:path>
        <draw:path draw:style-name="gr8" draw:text-style-name="P7" draw:layer="layout" svg:width="0.032cm" svg:height="0.034cm" svg:x="18.955cm" svg:y="17.068cm" svg:viewBox="0 0 33 35" svg:d="M16 0c-21 0-21 35 0 35 23 0 23-35 0-35z">
          <text:p/>
        </draw:path>
        <draw:path draw:style-name="gr8" draw:text-style-name="P7" draw:layer="layout" svg:width="0.032cm" svg:height="0.034cm" svg:x="18.955cm" svg:y="17.57cm" svg:viewBox="0 0 33 35" svg:d="M16 0c-21 0-21 35 0 35 23 0 23-35 0-35z">
          <text:p/>
        </draw:path>
        <draw:path draw:style-name="gr8" draw:text-style-name="P7" draw:layer="layout" svg:width="0.032cm" svg:height="0.034cm" svg:x="18.955cm" svg:y="18.072cm" svg:viewBox="0 0 33 35" svg:d="M16 0c-21 0-21 35 0 35 23 0 23-35 0-35z">
          <text:p/>
        </draw:path>
        <draw:path draw:style-name="gr8" draw:text-style-name="P7" draw:layer="layout" svg:width="0.032cm" svg:height="0.035cm" svg:x="18.955cm" svg:y="18.574cm" svg:viewBox="0 0 33 36" svg:d="M16 0c-21 0-21 36 0 36 23 0 23-36 0-36z">
          <text:p/>
        </draw:path>
        <draw:path draw:style-name="gr8" draw:text-style-name="P7" draw:layer="layout" svg:width="0.032cm" svg:height="0.034cm" svg:x="18.955cm" svg:y="19.077cm" svg:viewBox="0 0 33 35" svg:d="M16 0c-21 0-21 35 0 35 23 0 23-35 0-35z">
          <text:p/>
        </draw:path>
        <draw:path draw:style-name="gr8" draw:text-style-name="P7" draw:layer="layout" svg:width="0.032cm" svg:height="0.034cm" svg:x="18.955cm" svg:y="19.579cm" svg:viewBox="0 0 33 35" svg:d="M16 0c-21 0-21 35 0 35 23 0 23-35 0-35z">
          <text:p/>
        </draw:path>
        <draw:path draw:style-name="gr8" draw:text-style-name="P7" draw:layer="layout" svg:width="0.032cm" svg:height="0.034cm" svg:x="18.955cm" svg:y="20.081cm" svg:viewBox="0 0 33 35" svg:d="M16 0c-21 0-21 35 0 35 23 0 23-35 0-35z">
          <text:p/>
        </draw:path>
        <draw:path draw:style-name="gr8" draw:text-style-name="P7" draw:layer="layout" svg:width="0.032cm" svg:height="0.034cm" svg:x="18.955cm" svg:y="20.583cm" svg:viewBox="0 0 33 35" svg:d="M16 0c-21 0-21 35 0 35 23 0 23-35 0-35z">
          <text:p/>
        </draw:path>
        <draw:path draw:style-name="gr8" draw:text-style-name="P7" draw:layer="layout" svg:width="0.033cm" svg:height="0.035cm" svg:x="19.453cm" svg:y="15.561cm" svg:viewBox="0 0 34 36" svg:d="M17 0c-23 0-23 36 0 36 22 0 22-36 0-36z">
          <text:p/>
        </draw:path>
        <draw:path draw:style-name="gr8" draw:text-style-name="P7" draw:layer="layout" svg:width="0.033cm" svg:height="0.034cm" svg:x="19.453cm" svg:y="16.064cm" svg:viewBox="0 0 34 35" svg:d="M17 0c-23 0-23 35 0 35 22 0 22-35 0-35z">
          <text:p/>
        </draw:path>
        <draw:path draw:style-name="gr8" draw:text-style-name="P7" draw:layer="layout" svg:width="0.033cm" svg:height="0.034cm" svg:x="19.453cm" svg:y="16.566cm" svg:viewBox="0 0 34 35" svg:d="M17 0c-23 0-23 35 0 35 22 0 22-35 0-35z">
          <text:p/>
        </draw:path>
        <draw:path draw:style-name="gr8" draw:text-style-name="P7" draw:layer="layout" svg:width="0.033cm" svg:height="0.034cm" svg:x="19.453cm" svg:y="17.068cm" svg:viewBox="0 0 34 35" svg:d="M17 0c-23 0-23 35 0 35 22 0 22-35 0-35z">
          <text:p/>
        </draw:path>
        <draw:path draw:style-name="gr8" draw:text-style-name="P7" draw:layer="layout" svg:width="0.033cm" svg:height="0.034cm" svg:x="19.453cm" svg:y="17.57cm" svg:viewBox="0 0 34 35" svg:d="M17 0c-23 0-23 35 0 35 22 0 22-35 0-35z">
          <text:p/>
        </draw:path>
        <draw:path draw:style-name="gr8" draw:text-style-name="P7" draw:layer="layout" svg:width="0.033cm" svg:height="0.034cm" svg:x="19.453cm" svg:y="18.072cm" svg:viewBox="0 0 34 35" svg:d="M17 0c-23 0-23 35 0 35 22 0 22-35 0-35z">
          <text:p/>
        </draw:path>
        <draw:path draw:style-name="gr8" draw:text-style-name="P7" draw:layer="layout" svg:width="0.033cm" svg:height="0.035cm" svg:x="19.453cm" svg:y="18.574cm" svg:viewBox="0 0 34 36" svg:d="M17 0c-23 0-23 36 0 36 22 0 22-36 0-36z">
          <text:p/>
        </draw:path>
        <draw:path draw:style-name="gr8" draw:text-style-name="P7" draw:layer="layout" svg:width="0.033cm" svg:height="0.034cm" svg:x="19.453cm" svg:y="19.077cm" svg:viewBox="0 0 34 35" svg:d="M17 0c-23 0-23 35 0 35 22 0 22-35 0-35z">
          <text:p/>
        </draw:path>
        <draw:path draw:style-name="gr8" draw:text-style-name="P7" draw:layer="layout" svg:width="0.033cm" svg:height="0.034cm" svg:x="19.453cm" svg:y="19.579cm" svg:viewBox="0 0 34 35" svg:d="M17 0c-23 0-23 35 0 35 22 0 22-35 0-35z">
          <text:p/>
        </draw:path>
        <draw:path draw:style-name="gr8" draw:text-style-name="P7" draw:layer="layout" svg:width="0.033cm" svg:height="0.034cm" svg:x="19.453cm" svg:y="20.081cm" svg:viewBox="0 0 34 35" svg:d="M17 0c-23 0-23 35 0 35 22 0 22-35 0-35z">
          <text:p/>
        </draw:path>
        <draw:path draw:style-name="gr8" draw:text-style-name="P7" draw:layer="layout" svg:width="0.033cm" svg:height="0.034cm" svg:x="19.453cm" svg:y="20.583cm" svg:viewBox="0 0 34 35" svg:d="M17 0c-23 0-23 35 0 35 22 0 22-35 0-35z">
          <text:p/>
        </draw:path>
        <draw:path draw:style-name="gr8" draw:text-style-name="P7" draw:layer="layout" svg:width="0.033cm" svg:height="0.035cm" svg:x="19.952cm" svg:y="15.561cm" svg:viewBox="0 0 34 36" svg:d="M17 0c-23 0-23 36 0 36 22 0 22-36 0-36z">
          <text:p/>
        </draw:path>
        <draw:path draw:style-name="gr8" draw:text-style-name="P7" draw:layer="layout" svg:width="0.033cm" svg:height="0.034cm" svg:x="19.952cm" svg:y="16.064cm" svg:viewBox="0 0 34 35" svg:d="M17 0c-23 0-23 35 0 35 22 0 22-35 0-35z">
          <text:p/>
        </draw:path>
        <draw:path draw:style-name="gr8" draw:text-style-name="P7" draw:layer="layout" svg:width="0.033cm" svg:height="0.034cm" svg:x="19.952cm" svg:y="16.566cm" svg:viewBox="0 0 34 35" svg:d="M17 0c-23 0-23 35 0 35 22 0 22-35 0-35z">
          <text:p/>
        </draw:path>
        <draw:path draw:style-name="gr8" draw:text-style-name="P7" draw:layer="layout" svg:width="0.033cm" svg:height="0.034cm" svg:x="19.952cm" svg:y="17.068cm" svg:viewBox="0 0 34 35" svg:d="M17 0c-23 0-23 35 0 35 22 0 22-35 0-35z">
          <text:p/>
        </draw:path>
        <draw:path draw:style-name="gr8" draw:text-style-name="P7" draw:layer="layout" svg:width="0.033cm" svg:height="0.034cm" svg:x="19.952cm" svg:y="17.57cm" svg:viewBox="0 0 34 35" svg:d="M17 0c-23 0-23 35 0 35 22 0 22-35 0-35z">
          <text:p/>
        </draw:path>
        <draw:path draw:style-name="gr8" draw:text-style-name="P7" draw:layer="layout" svg:width="0.033cm" svg:height="0.034cm" svg:x="19.952cm" svg:y="18.072cm" svg:viewBox="0 0 34 35" svg:d="M17 0c-23 0-23 35 0 35 22 0 22-35 0-35z">
          <text:p/>
        </draw:path>
        <draw:path draw:style-name="gr8" draw:text-style-name="P7" draw:layer="layout" svg:width="0.033cm" svg:height="0.035cm" svg:x="19.952cm" svg:y="18.574cm" svg:viewBox="0 0 34 36" svg:d="M17 0c-23 0-23 36 0 36 22 0 22-36 0-36z">
          <text:p/>
        </draw:path>
        <draw:path draw:style-name="gr8" draw:text-style-name="P7" draw:layer="layout" svg:width="0.033cm" svg:height="0.034cm" svg:x="19.952cm" svg:y="19.077cm" svg:viewBox="0 0 34 35" svg:d="M17 0c-23 0-23 35 0 35 22 0 22-35 0-35z">
          <text:p/>
        </draw:path>
        <draw:path draw:style-name="gr8" draw:text-style-name="P7" draw:layer="layout" svg:width="0.033cm" svg:height="0.034cm" svg:x="19.952cm" svg:y="19.579cm" svg:viewBox="0 0 34 35" svg:d="M17 0c-23 0-23 35 0 35 22 0 22-35 0-35z">
          <text:p/>
        </draw:path>
        <draw:path draw:style-name="gr8" draw:text-style-name="P7" draw:layer="layout" svg:width="0.033cm" svg:height="0.034cm" svg:x="19.952cm" svg:y="20.081cm" svg:viewBox="0 0 34 35" svg:d="M17 0c-23 0-23 35 0 35 22 0 22-35 0-35z">
          <text:p/>
        </draw:path>
        <draw:path draw:style-name="gr8" draw:text-style-name="P7" draw:layer="layout" svg:width="0.033cm" svg:height="0.034cm" svg:x="19.952cm" svg:y="20.583cm" svg:viewBox="0 0 34 35" svg:d="M17 0c-23 0-23 35 0 35 22 0 22-35 0-35z">
          <text:p/>
        </draw:path>
        <draw:path draw:style-name="gr8" draw:text-style-name="P7" draw:layer="layout" svg:width="0.032cm" svg:height="0.035cm" svg:x="20.452cm" svg:y="15.561cm" svg:viewBox="0 0 33 36" svg:d="M16 0c-21 0-21 36 0 36 23 0 23-36 0-36z">
          <text:p/>
        </draw:path>
        <draw:path draw:style-name="gr8" draw:text-style-name="P7" draw:layer="layout" svg:width="0.032cm" svg:height="0.034cm" svg:x="20.452cm" svg:y="16.064cm" svg:viewBox="0 0 33 35" svg:d="M16 0c-21 0-21 35 0 35 23 0 23-35 0-35z">
          <text:p/>
        </draw:path>
        <draw:path draw:style-name="gr8" draw:text-style-name="P7" draw:layer="layout" svg:width="0.032cm" svg:height="0.034cm" svg:x="20.452cm" svg:y="16.566cm" svg:viewBox="0 0 33 35" svg:d="M16 0c-21 0-21 35 0 35 23 0 23-35 0-35z">
          <text:p/>
        </draw:path>
        <draw:path draw:style-name="gr8" draw:text-style-name="P7" draw:layer="layout" svg:width="0.032cm" svg:height="0.034cm" svg:x="20.452cm" svg:y="17.068cm" svg:viewBox="0 0 33 35" svg:d="M16 0c-21 0-21 35 0 35 23 0 23-35 0-35z">
          <text:p/>
        </draw:path>
        <draw:path draw:style-name="gr8" draw:text-style-name="P7" draw:layer="layout" svg:width="0.032cm" svg:height="0.034cm" svg:x="20.452cm" svg:y="17.57cm" svg:viewBox="0 0 33 35" svg:d="M16 0c-21 0-21 35 0 35 23 0 23-35 0-35z">
          <text:p/>
        </draw:path>
        <draw:path draw:style-name="gr8" draw:text-style-name="P7" draw:layer="layout" svg:width="0.032cm" svg:height="0.034cm" svg:x="20.452cm" svg:y="18.072cm" svg:viewBox="0 0 33 35" svg:d="M16 0c-21 0-21 35 0 35 23 0 23-35 0-35z">
          <text:p/>
        </draw:path>
        <draw:path draw:style-name="gr8" draw:text-style-name="P7" draw:layer="layout" svg:width="0.032cm" svg:height="0.035cm" svg:x="20.452cm" svg:y="18.574cm" svg:viewBox="0 0 33 36" svg:d="M16 0c-21 0-21 36 0 36 23 0 23-36 0-36z">
          <text:p/>
        </draw:path>
        <draw:path draw:style-name="gr8" draw:text-style-name="P7" draw:layer="layout" svg:width="0.032cm" svg:height="0.034cm" svg:x="20.452cm" svg:y="19.077cm" svg:viewBox="0 0 33 35" svg:d="M16 0c-21 0-21 35 0 35 23 0 23-35 0-35z">
          <text:p/>
        </draw:path>
        <draw:path draw:style-name="gr8" draw:text-style-name="P7" draw:layer="layout" svg:width="0.032cm" svg:height="0.034cm" svg:x="20.452cm" svg:y="19.579cm" svg:viewBox="0 0 33 35" svg:d="M16 0c-21 0-21 35 0 35 23 0 23-35 0-35z">
          <text:p/>
        </draw:path>
        <draw:path draw:style-name="gr8" draw:text-style-name="P7" draw:layer="layout" svg:width="0.032cm" svg:height="0.034cm" svg:x="20.452cm" svg:y="20.081cm" svg:viewBox="0 0 33 35" svg:d="M16 0c-21 0-21 35 0 35 23 0 23-35 0-35z">
          <text:p/>
        </draw:path>
        <draw:path draw:style-name="gr8" draw:text-style-name="P7" draw:layer="layout" svg:width="0.032cm" svg:height="0.034cm" svg:x="20.452cm" svg:y="20.583cm" svg:viewBox="0 0 33 35" svg:d="M16 0c-21 0-21 35 0 35 23 0 23-35 0-35z">
          <text:p/>
        </draw:path>
        <draw:path draw:style-name="gr8" draw:text-style-name="P7" draw:layer="layout" svg:width="0.034cm" svg:height="0.035cm" svg:x="20.95cm" svg:y="15.561cm" svg:viewBox="0 0 35 36" svg:d="M17 0c-23 0-23 36 0 36s23-36 0-36z">
          <text:p/>
        </draw:path>
        <draw:path draw:style-name="gr8" draw:text-style-name="P7" draw:layer="layout" svg:width="0.034cm" svg:height="0.034cm" svg:x="20.95cm" svg:y="16.064cm" svg:viewBox="0 0 35 35" svg:d="M17 0c-23 0-23 35 0 35s23-35 0-35z">
          <text:p/>
        </draw:path>
        <draw:path draw:style-name="gr8" draw:text-style-name="P7" draw:layer="layout" svg:width="0.034cm" svg:height="0.034cm" svg:x="20.95cm" svg:y="16.566cm" svg:viewBox="0 0 35 35" svg:d="M17 0c-23 0-23 35 0 35s23-35 0-35z">
          <text:p/>
        </draw:path>
        <draw:path draw:style-name="gr8" draw:text-style-name="P7" draw:layer="layout" svg:width="0.034cm" svg:height="0.034cm" svg:x="20.95cm" svg:y="17.068cm" svg:viewBox="0 0 35 35" svg:d="M17 0c-23 0-23 35 0 35s23-35 0-35z">
          <text:p/>
        </draw:path>
        <draw:path draw:style-name="gr8" draw:text-style-name="P7" draw:layer="layout" svg:width="0.034cm" svg:height="0.034cm" svg:x="20.95cm" svg:y="17.57cm" svg:viewBox="0 0 35 35" svg:d="M17 0c-23 0-23 35 0 35s23-35 0-35z">
          <text:p/>
        </draw:path>
        <draw:path draw:style-name="gr8" draw:text-style-name="P7" draw:layer="layout" svg:width="0.034cm" svg:height="0.034cm" svg:x="20.95cm" svg:y="18.072cm" svg:viewBox="0 0 35 35" svg:d="M17 0c-23 0-23 35 0 35s23-35 0-35z">
          <text:p/>
        </draw:path>
        <draw:path draw:style-name="gr8" draw:text-style-name="P7" draw:layer="layout" svg:width="0.034cm" svg:height="0.035cm" svg:x="20.95cm" svg:y="18.574cm" svg:viewBox="0 0 35 36" svg:d="M17 0c-23 0-23 36 0 36s23-36 0-36z">
          <text:p/>
        </draw:path>
        <draw:path draw:style-name="gr8" draw:text-style-name="P7" draw:layer="layout" svg:width="0.034cm" svg:height="0.034cm" svg:x="20.95cm" svg:y="19.077cm" svg:viewBox="0 0 35 35" svg:d="M17 0c-23 0-23 35 0 35s23-35 0-35z">
          <text:p/>
        </draw:path>
        <draw:path draw:style-name="gr8" draw:text-style-name="P7" draw:layer="layout" svg:width="0.034cm" svg:height="0.034cm" svg:x="20.95cm" svg:y="19.579cm" svg:viewBox="0 0 35 35" svg:d="M17 0c-23 0-23 35 0 35s23-35 0-35z">
          <text:p/>
        </draw:path>
        <draw:path draw:style-name="gr8" draw:text-style-name="P7" draw:layer="layout" svg:width="0.034cm" svg:height="0.034cm" svg:x="20.95cm" svg:y="20.081cm" svg:viewBox="0 0 35 35" svg:d="M17 0c-23 0-23 35 0 35s23-35 0-35z">
          <text:p/>
        </draw:path>
        <draw:path draw:style-name="gr8" draw:text-style-name="P7" draw:layer="layout" svg:width="0.034cm" svg:height="0.034cm" svg:x="20.95cm" svg:y="20.583cm" svg:viewBox="0 0 35 35" svg:d="M17 0c-23 0-23 35 0 35s23-35 0-35z">
          <text:p/>
        </draw:path>
        <draw:path draw:style-name="gr8" draw:text-style-name="P7" draw:layer="layout" svg:width="0.033cm" svg:height="0.035cm" svg:x="21.449cm" svg:y="15.561cm" svg:viewBox="0 0 34 36" svg:d="M17 0c-23 0-23 36 0 36 22 0 22-36 0-36z">
          <text:p/>
        </draw:path>
        <draw:path draw:style-name="gr8" draw:text-style-name="P7" draw:layer="layout" svg:width="0.033cm" svg:height="0.034cm" svg:x="21.449cm" svg:y="16.064cm" svg:viewBox="0 0 34 35" svg:d="M17 0c-23 0-23 35 0 35 22 0 22-35 0-35z">
          <text:p/>
        </draw:path>
        <draw:path draw:style-name="gr8" draw:text-style-name="P7" draw:layer="layout" svg:width="0.033cm" svg:height="0.034cm" svg:x="21.449cm" svg:y="16.566cm" svg:viewBox="0 0 34 35" svg:d="M17 0c-23 0-23 35 0 35 22 0 22-35 0-35z">
          <text:p/>
        </draw:path>
        <draw:path draw:style-name="gr8" draw:text-style-name="P7" draw:layer="layout" svg:width="0.033cm" svg:height="0.034cm" svg:x="21.449cm" svg:y="17.068cm" svg:viewBox="0 0 34 35" svg:d="M17 0c-23 0-23 35 0 35 22 0 22-35 0-35z">
          <text:p/>
        </draw:path>
        <draw:path draw:style-name="gr8" draw:text-style-name="P7" draw:layer="layout" svg:width="0.033cm" svg:height="0.034cm" svg:x="21.449cm" svg:y="17.57cm" svg:viewBox="0 0 34 35" svg:d="M17 0c-23 0-23 35 0 35 22 0 22-35 0-35z">
          <text:p/>
        </draw:path>
        <draw:path draw:style-name="gr8" draw:text-style-name="P7" draw:layer="layout" svg:width="0.033cm" svg:height="0.034cm" svg:x="21.449cm" svg:y="18.072cm" svg:viewBox="0 0 34 35" svg:d="M17 0c-23 0-23 35 0 35 22 0 22-35 0-35z">
          <text:p/>
        </draw:path>
        <draw:path draw:style-name="gr8" draw:text-style-name="P7" draw:layer="layout" svg:width="0.033cm" svg:height="0.035cm" svg:x="21.449cm" svg:y="18.574cm" svg:viewBox="0 0 34 36" svg:d="M17 0c-23 0-23 36 0 36 22 0 22-36 0-36z">
          <text:p/>
        </draw:path>
        <draw:path draw:style-name="gr8" draw:text-style-name="P7" draw:layer="layout" svg:width="0.033cm" svg:height="0.034cm" svg:x="21.449cm" svg:y="19.077cm" svg:viewBox="0 0 34 35" svg:d="M17 0c-23 0-23 35 0 35 22 0 22-35 0-35z">
          <text:p/>
        </draw:path>
        <draw:path draw:style-name="gr8" draw:text-style-name="P7" draw:layer="layout" svg:width="0.033cm" svg:height="0.034cm" svg:x="21.449cm" svg:y="19.579cm" svg:viewBox="0 0 34 35" svg:d="M17 0c-23 0-23 35 0 35 22 0 22-35 0-35z">
          <text:p/>
        </draw:path>
        <draw:path draw:style-name="gr8" draw:text-style-name="P7" draw:layer="layout" svg:width="0.033cm" svg:height="0.034cm" svg:x="21.449cm" svg:y="20.081cm" svg:viewBox="0 0 34 35" svg:d="M17 0c-23 0-23 35 0 35 22 0 22-35 0-35z">
          <text:p/>
        </draw:path>
        <draw:path draw:style-name="gr8" draw:text-style-name="P7" draw:layer="layout" svg:width="0.033cm" svg:height="0.034cm" svg:x="21.449cm" svg:y="20.583cm" svg:viewBox="0 0 34 35" svg:d="M17 0c-23 0-23 35 0 35 22 0 22-35 0-35z">
          <text:p/>
        </draw:path>
        <draw:path draw:style-name="gr8" draw:text-style-name="P7" draw:layer="layout" svg:width="0.033cm" svg:height="0.035cm" svg:x="21.948cm" svg:y="15.561cm" svg:viewBox="0 0 34 36" svg:d="M17 0c-23 0-23 36 0 36 22 0 22-36 0-36z">
          <text:p/>
        </draw:path>
        <draw:path draw:style-name="gr8" draw:text-style-name="P7" draw:layer="layout" svg:width="0.033cm" svg:height="0.034cm" svg:x="21.948cm" svg:y="16.064cm" svg:viewBox="0 0 34 35" svg:d="M17 0c-23 0-23 35 0 35 22 0 22-35 0-35z">
          <text:p/>
        </draw:path>
        <draw:path draw:style-name="gr8" draw:text-style-name="P7" draw:layer="layout" svg:width="0.033cm" svg:height="0.034cm" svg:x="21.948cm" svg:y="16.566cm" svg:viewBox="0 0 34 35" svg:d="M17 0c-23 0-23 35 0 35 22 0 22-35 0-35z">
          <text:p/>
        </draw:path>
        <draw:path draw:style-name="gr8" draw:text-style-name="P7" draw:layer="layout" svg:width="0.033cm" svg:height="0.034cm" svg:x="21.948cm" svg:y="17.068cm" svg:viewBox="0 0 34 35" svg:d="M17 0c-23 0-23 35 0 35 22 0 22-35 0-35z">
          <text:p/>
        </draw:path>
        <draw:path draw:style-name="gr8" draw:text-style-name="P7" draw:layer="layout" svg:width="0.033cm" svg:height="0.034cm" svg:x="21.948cm" svg:y="17.57cm" svg:viewBox="0 0 34 35" svg:d="M17 0c-23 0-23 35 0 35 22 0 22-35 0-35z">
          <text:p/>
        </draw:path>
        <draw:path draw:style-name="gr8" draw:text-style-name="P7" draw:layer="layout" svg:width="0.033cm" svg:height="0.034cm" svg:x="21.948cm" svg:y="18.072cm" svg:viewBox="0 0 34 35" svg:d="M17 0c-23 0-23 35 0 35 22 0 22-35 0-35z">
          <text:p/>
        </draw:path>
        <draw:path draw:style-name="gr8" draw:text-style-name="P7" draw:layer="layout" svg:width="0.033cm" svg:height="0.035cm" svg:x="21.948cm" svg:y="18.574cm" svg:viewBox="0 0 34 36" svg:d="M17 0c-23 0-23 36 0 36 22 0 22-36 0-36z">
          <text:p/>
        </draw:path>
        <draw:path draw:style-name="gr8" draw:text-style-name="P7" draw:layer="layout" svg:width="0.033cm" svg:height="0.034cm" svg:x="21.948cm" svg:y="19.077cm" svg:viewBox="0 0 34 35" svg:d="M17 0c-23 0-23 35 0 35 22 0 22-35 0-35z">
          <text:p/>
        </draw:path>
        <draw:path draw:style-name="gr8" draw:text-style-name="P7" draw:layer="layout" svg:width="0.033cm" svg:height="0.034cm" svg:x="21.948cm" svg:y="19.579cm" svg:viewBox="0 0 34 35" svg:d="M17 0c-23 0-23 35 0 35 22 0 22-35 0-35z">
          <text:p/>
        </draw:path>
        <draw:path draw:style-name="gr8" draw:text-style-name="P7" draw:layer="layout" svg:width="0.033cm" svg:height="0.034cm" svg:x="21.948cm" svg:y="20.081cm" svg:viewBox="0 0 34 35" svg:d="M17 0c-23 0-23 35 0 35 22 0 22-35 0-35z">
          <text:p/>
        </draw:path>
        <draw:path draw:style-name="gr8" draw:text-style-name="P7" draw:layer="layout" svg:width="0.033cm" svg:height="0.034cm" svg:x="21.948cm" svg:y="20.583cm" svg:viewBox="0 0 34 35" svg:d="M17 0c-23 0-23 35 0 35 22 0 22-35 0-35z">
          <text:p/>
        </draw:path>
        <draw:frame draw:style-name="gr7" draw:text-style-name="P8" draw:layer="layout" svg:width="1.316cm" svg:height="0.671cm" svg:x="14.426cm" svg:y="15.352cm">
          <draw:text-box>
            <text:p text:style-name="P2"><text:span text:style-name="T5">Notas</text:span></text:p>
          </draw:text-box>
        </draw:frame>
        <draw:frame draw:style-name="gr10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path draw:style-name="gr29" draw:text-style-name="P12" draw:layer="layout" svg:width="13.253cm" svg:height="11.258cm" svg:x="0.7cm" svg:y="2.659cm" svg:viewBox="0 0 13254 11259" svg:d="M0 0h13254M0 865h13254M0 1732h13254M0 2597h13254M0 3464h13254M0 4331h13254M0 5196h13254M0 6062h13254M0 6928h13254M0 7794h13254M0 8661h13254M0 9526h13254M0 10392h13254M0 11259h13254">
          <text:p/>
        </draw:path>
        <draw:line draw:style-name="gr3" draw:text-style-name="P9" draw:layer="layout" svg:x1="0.701cm" svg:y1="1.262cm" svg:x2="13.952cm" svg:y2="1.262cm">
          <text:p/>
        </draw:line>
        <draw:line draw:style-name="gr3" draw:text-style-name="P9" draw:layer="layout" svg:x1="0.706cm" svg:y1="1.961cm" svg:x2="13.956cm" svg:y2="1.961cm">
          <text:p/>
        </draw:line>
        <draw:line draw:style-name="gr3" draw:text-style-name="P9" draw:layer="layout" svg:x1="0.701cm" svg:y1="14.798cm" svg:x2="13.952cm" svg:y2="14.798cm">
          <text:p/>
        </draw:line>
        <draw:frame draw:style-name="gr10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frame draw:style-name="gr18" draw:text-style-name="P4" draw:layer="layout" svg:width="1.894cm" svg:height="0.533cm" svg:x="2.254cm" svg:y="1.407cm">
          <draw:text-box>
            <text:p text:style-name="P2"><text:span text:style-name="T2">Viernes </text:span></text:p>
          </draw:text-box>
        </draw:frame>
        <draw:frame draw:style-name="gr38" draw:text-style-name="P4" draw:layer="layout" svg:width="0.502cm" svg:height="0.533cm" svg:x="11.253cm" svg:y="1.407cm">
          <draw:text-box>
            <text:p text:style-name="P2"><text:span text:style-name="T3">31</text:span></text:p>
          </draw:text-box>
        </draw:frame>
        <draw:frame draw:style-name="gr39" draw:text-style-name="P4" draw:layer="layout" svg:width="2.14cm" svg:height="0.533cm" svg:x="1.468cm" svg:y="0.697cm">
          <draw:text-box>
            <text:p text:style-name="P2"><text:span text:style-name="T3">DICIEMBRE</text:span></text:p>
          </draw:text-box>
        </draw:frame>
        <draw:path draw:style-name="gr8" draw:text-style-name="P7" draw:layer="layout" svg:width="0.034cm" svg:height="0.034cm" svg:x="1.496cm" svg:y="16.065cm" svg:viewBox="0 0 35 35" svg:d="M17 0c-23 0-23 35 0 35s23-35 0-35z">
          <text:p/>
        </draw:path>
        <draw:path draw:style-name="gr8" draw:text-style-name="P7" draw:layer="layout" svg:width="0.034cm" svg:height="0.034cm" svg:x="1.496cm" svg:y="16.567cm" svg:viewBox="0 0 35 35" svg:d="M17 0c-23 0-23 35 0 35s23-35 0-35z">
          <text:p/>
        </draw:path>
        <draw:path draw:style-name="gr8" draw:text-style-name="P7" draw:layer="layout" svg:width="0.034cm" svg:height="0.034cm" svg:x="1.496cm" svg:y="17.069cm" svg:viewBox="0 0 35 35" svg:d="M17 0c-23 0-23 35 0 35s23-35 0-35z">
          <text:p/>
        </draw:path>
        <draw:path draw:style-name="gr8" draw:text-style-name="P7" draw:layer="layout" svg:width="0.034cm" svg:height="0.034cm" svg:x="1.496cm" svg:y="17.571cm" svg:viewBox="0 0 35 35" svg:d="M17 0c-23 0-23 35 0 35s23-35 0-35z">
          <text:p/>
        </draw:path>
        <draw:path draw:style-name="gr8" draw:text-style-name="P7" draw:layer="layout" svg:width="0.034cm" svg:height="0.034cm" svg:x="1.496cm" svg:y="18.073cm" svg:viewBox="0 0 35 35" svg:d="M17 0c-23 0-23 35 0 35s23-35 0-35z">
          <text:p/>
        </draw:path>
        <draw:path draw:style-name="gr8" draw:text-style-name="P7" draw:layer="layout" svg:width="0.034cm" svg:height="0.035cm" svg:x="1.496cm" svg:y="18.575cm" svg:viewBox="0 0 35 36" svg:d="M17 0c-23 0-23 36 0 36s23-36 0-36z">
          <text:p/>
        </draw:path>
        <draw:path draw:style-name="gr8" draw:text-style-name="P7" draw:layer="layout" svg:width="0.034cm" svg:height="0.034cm" svg:x="1.496cm" svg:y="19.078cm" svg:viewBox="0 0 35 35" svg:d="M17 0c-23 0-23 35 0 35s23-35 0-35z">
          <text:p/>
        </draw:path>
        <draw:path draw:style-name="gr8" draw:text-style-name="P7" draw:layer="layout" svg:width="0.034cm" svg:height="0.034cm" svg:x="1.496cm" svg:y="19.58cm" svg:viewBox="0 0 35 35" svg:d="M17 0c-23 0-23 35 0 35s23-35 0-35z">
          <text:p/>
        </draw:path>
        <draw:path draw:style-name="gr8" draw:text-style-name="P7" draw:layer="layout" svg:width="0.034cm" svg:height="0.034cm" svg:x="1.496cm" svg:y="20.082cm" svg:viewBox="0 0 35 35" svg:d="M17 0c-23 0-23 35 0 35s23-35 0-35z">
          <text:p/>
        </draw:path>
        <draw:path draw:style-name="gr8" draw:text-style-name="P7" draw:layer="layout" svg:width="0.034cm" svg:height="0.034cm" svg:x="1.496cm" svg:y="20.584cm" svg:viewBox="0 0 35 35" svg:d="M17 0c-23 0-23 35 0 35s23-35 0-35z">
          <text:p/>
        </draw:path>
        <draw:path draw:style-name="gr8" draw:text-style-name="P7" draw:layer="layout" svg:width="0.033cm" svg:height="0.034cm" svg:x="1.995cm" svg:y="16.065cm" svg:viewBox="0 0 34 35" svg:d="M17 0c-23 0-23 35 0 35 22 0 22-35 0-35z">
          <text:p/>
        </draw:path>
        <draw:path draw:style-name="gr8" draw:text-style-name="P7" draw:layer="layout" svg:width="0.033cm" svg:height="0.034cm" svg:x="1.995cm" svg:y="16.567cm" svg:viewBox="0 0 34 35" svg:d="M17 0c-23 0-23 35 0 35 22 0 22-35 0-35z">
          <text:p/>
        </draw:path>
        <draw:path draw:style-name="gr8" draw:text-style-name="P7" draw:layer="layout" svg:width="0.033cm" svg:height="0.034cm" svg:x="1.995cm" svg:y="17.069cm" svg:viewBox="0 0 34 35" svg:d="M17 0c-23 0-23 35 0 35 22 0 22-35 0-35z">
          <text:p/>
        </draw:path>
        <draw:path draw:style-name="gr8" draw:text-style-name="P7" draw:layer="layout" svg:width="0.033cm" svg:height="0.034cm" svg:x="1.995cm" svg:y="17.571cm" svg:viewBox="0 0 34 35" svg:d="M17 0c-23 0-23 35 0 35 22 0 22-35 0-35z">
          <text:p/>
        </draw:path>
        <draw:path draw:style-name="gr8" draw:text-style-name="P7" draw:layer="layout" svg:width="0.033cm" svg:height="0.034cm" svg:x="1.995cm" svg:y="18.073cm" svg:viewBox="0 0 34 35" svg:d="M17 0c-23 0-23 35 0 35 22 0 22-35 0-35z">
          <text:p/>
        </draw:path>
        <draw:path draw:style-name="gr8" draw:text-style-name="P7" draw:layer="layout" svg:width="0.033cm" svg:height="0.035cm" svg:x="1.995cm" svg:y="18.575cm" svg:viewBox="0 0 34 36" svg:d="M17 0c-23 0-23 36 0 36 22 0 22-36 0-36z">
          <text:p/>
        </draw:path>
        <draw:path draw:style-name="gr8" draw:text-style-name="P7" draw:layer="layout" svg:width="0.033cm" svg:height="0.034cm" svg:x="1.995cm" svg:y="19.078cm" svg:viewBox="0 0 34 35" svg:d="M17 0c-23 0-23 35 0 35 22 0 22-35 0-35z">
          <text:p/>
        </draw:path>
        <draw:path draw:style-name="gr8" draw:text-style-name="P7" draw:layer="layout" svg:width="0.033cm" svg:height="0.034cm" svg:x="1.995cm" svg:y="19.58cm" svg:viewBox="0 0 34 35" svg:d="M17 0c-23 0-23 35 0 35 22 0 22-35 0-35z">
          <text:p/>
        </draw:path>
        <draw:path draw:style-name="gr8" draw:text-style-name="P7" draw:layer="layout" svg:width="0.033cm" svg:height="0.034cm" svg:x="1.995cm" svg:y="20.082cm" svg:viewBox="0 0 34 35" svg:d="M17 0c-23 0-23 35 0 35 22 0 22-35 0-35z">
          <text:p/>
        </draw:path>
        <draw:path draw:style-name="gr8" draw:text-style-name="P7" draw:layer="layout" svg:width="0.033cm" svg:height="0.034cm" svg:x="1.995cm" svg:y="20.584cm" svg:viewBox="0 0 34 35" svg:d="M17 0c-23 0-23 35 0 35 22 0 22-35 0-35z">
          <text:p/>
        </draw:path>
        <draw:path draw:style-name="gr8" draw:text-style-name="P7" draw:layer="layout" svg:width="0.033cm" svg:height="0.035cm" svg:x="2.494cm" svg:y="15.562cm" svg:viewBox="0 0 34 36" svg:d="M17 0c-23 0-23 36 0 36 22 0 23-36 0-36z">
          <text:p/>
        </draw:path>
        <draw:path draw:style-name="gr8" draw:text-style-name="P7" draw:layer="layout" svg:width="0.033cm" svg:height="0.034cm" svg:x="2.494cm" svg:y="16.065cm" svg:viewBox="0 0 34 35" svg:d="M17 0c-23 0-23 35 0 35 22 0 23-35 0-35z">
          <text:p/>
        </draw:path>
        <draw:path draw:style-name="gr8" draw:text-style-name="P7" draw:layer="layout" svg:width="0.033cm" svg:height="0.034cm" svg:x="2.494cm" svg:y="16.567cm" svg:viewBox="0 0 34 35" svg:d="M17 0c-23 0-23 35 0 35 22 0 23-35 0-35z">
          <text:p/>
        </draw:path>
        <draw:path draw:style-name="gr8" draw:text-style-name="P7" draw:layer="layout" svg:width="0.033cm" svg:height="0.034cm" svg:x="2.494cm" svg:y="17.069cm" svg:viewBox="0 0 34 35" svg:d="M17 0c-23 0-23 35 0 35 22 0 23-35 0-35z">
          <text:p/>
        </draw:path>
        <draw:path draw:style-name="gr8" draw:text-style-name="P7" draw:layer="layout" svg:width="0.033cm" svg:height="0.034cm" svg:x="2.494cm" svg:y="17.571cm" svg:viewBox="0 0 34 35" svg:d="M17 0c-23 0-23 35 0 35 22 0 23-35 0-35z">
          <text:p/>
        </draw:path>
        <draw:path draw:style-name="gr8" draw:text-style-name="P7" draw:layer="layout" svg:width="0.033cm" svg:height="0.034cm" svg:x="2.494cm" svg:y="18.073cm" svg:viewBox="0 0 34 35" svg:d="M17 0c-23 0-23 35 0 35 22 0 23-35 0-35z">
          <text:p/>
        </draw:path>
        <draw:path draw:style-name="gr8" draw:text-style-name="P7" draw:layer="layout" svg:width="0.033cm" svg:height="0.035cm" svg:x="2.494cm" svg:y="18.575cm" svg:viewBox="0 0 34 36" svg:d="M17 0c-23 0-23 36 0 36 22 0 23-36 0-36z">
          <text:p/>
        </draw:path>
        <draw:path draw:style-name="gr8" draw:text-style-name="P7" draw:layer="layout" svg:width="0.033cm" svg:height="0.034cm" svg:x="2.494cm" svg:y="19.078cm" svg:viewBox="0 0 34 35" svg:d="M17 0c-23 0-23 35 0 35 22 0 23-35 0-35z">
          <text:p/>
        </draw:path>
        <draw:path draw:style-name="gr8" draw:text-style-name="P7" draw:layer="layout" svg:width="0.033cm" svg:height="0.034cm" svg:x="2.494cm" svg:y="19.58cm" svg:viewBox="0 0 34 35" svg:d="M17 0c-23 0-23 35 0 35 22 0 23-35 0-35z">
          <text:p/>
        </draw:path>
        <draw:path draw:style-name="gr8" draw:text-style-name="P7" draw:layer="layout" svg:width="0.033cm" svg:height="0.034cm" svg:x="2.494cm" svg:y="20.082cm" svg:viewBox="0 0 34 35" svg:d="M17 0c-23 0-23 35 0 35 22 0 23-35 0-35z">
          <text:p/>
        </draw:path>
        <draw:path draw:style-name="gr8" draw:text-style-name="P7" draw:layer="layout" svg:width="0.033cm" svg:height="0.034cm" svg:x="2.494cm" svg:y="20.584cm" svg:viewBox="0 0 34 35" svg:d="M17 0c-23 0-23 35 0 35 22 0 23-35 0-35z">
          <text:p/>
        </draw:path>
        <draw:path draw:style-name="gr8" draw:text-style-name="P7" draw:layer="layout" svg:width="0.032cm" svg:height="0.035cm" svg:x="2.992cm" svg:y="15.562cm" svg:viewBox="0 0 33 36" svg:d="M16 0c-21 0-21 36 0 36 23 0 23-36 0-36z">
          <text:p/>
        </draw:path>
        <draw:path draw:style-name="gr8" draw:text-style-name="P7" draw:layer="layout" svg:width="0.032cm" svg:height="0.034cm" svg:x="2.992cm" svg:y="16.065cm" svg:viewBox="0 0 33 35" svg:d="M16 0c-21 0-21 35 0 35 23 0 23-35 0-35z">
          <text:p/>
        </draw:path>
        <draw:path draw:style-name="gr8" draw:text-style-name="P7" draw:layer="layout" svg:width="0.032cm" svg:height="0.034cm" svg:x="2.992cm" svg:y="16.567cm" svg:viewBox="0 0 33 35" svg:d="M16 0c-21 0-21 35 0 35 23 0 23-35 0-35z">
          <text:p/>
        </draw:path>
        <draw:path draw:style-name="gr8" draw:text-style-name="P7" draw:layer="layout" svg:width="0.032cm" svg:height="0.034cm" svg:x="2.992cm" svg:y="17.069cm" svg:viewBox="0 0 33 35" svg:d="M16 0c-21 0-21 35 0 35 23 0 23-35 0-35z">
          <text:p/>
        </draw:path>
        <draw:path draw:style-name="gr8" draw:text-style-name="P7" draw:layer="layout" svg:width="0.032cm" svg:height="0.034cm" svg:x="2.992cm" svg:y="17.571cm" svg:viewBox="0 0 33 35" svg:d="M16 0c-21 0-21 35 0 35 23 0 23-35 0-35z">
          <text:p/>
        </draw:path>
        <draw:path draw:style-name="gr8" draw:text-style-name="P7" draw:layer="layout" svg:width="0.032cm" svg:height="0.034cm" svg:x="2.992cm" svg:y="18.073cm" svg:viewBox="0 0 33 35" svg:d="M16 0c-21 0-21 35 0 35 23 0 23-35 0-35z">
          <text:p/>
        </draw:path>
        <draw:path draw:style-name="gr8" draw:text-style-name="P7" draw:layer="layout" svg:width="0.032cm" svg:height="0.035cm" svg:x="2.992cm" svg:y="18.575cm" svg:viewBox="0 0 33 36" svg:d="M16 0c-21 0-21 36 0 36 23 0 23-36 0-36z">
          <text:p/>
        </draw:path>
        <draw:path draw:style-name="gr8" draw:text-style-name="P7" draw:layer="layout" svg:width="0.032cm" svg:height="0.034cm" svg:x="2.992cm" svg:y="19.078cm" svg:viewBox="0 0 33 35" svg:d="M16 0c-21 0-21 35 0 35 23 0 23-35 0-35z">
          <text:p/>
        </draw:path>
        <draw:path draw:style-name="gr8" draw:text-style-name="P7" draw:layer="layout" svg:width="0.032cm" svg:height="0.034cm" svg:x="2.992cm" svg:y="19.58cm" svg:viewBox="0 0 33 35" svg:d="M16 0c-21 0-21 35 0 35 23 0 23-35 0-35z">
          <text:p/>
        </draw:path>
        <draw:path draw:style-name="gr8" draw:text-style-name="P7" draw:layer="layout" svg:width="0.032cm" svg:height="0.034cm" svg:x="2.992cm" svg:y="20.082cm" svg:viewBox="0 0 33 35" svg:d="M16 0c-21 0-21 35 0 35 23 0 23-35 0-35z">
          <text:p/>
        </draw:path>
        <draw:path draw:style-name="gr8" draw:text-style-name="P7" draw:layer="layout" svg:width="0.032cm" svg:height="0.034cm" svg:x="2.992cm" svg:y="20.584cm" svg:viewBox="0 0 33 35" svg:d="M16 0c-21 0-21 35 0 35 23 0 23-35 0-35z">
          <text:p/>
        </draw:path>
        <draw:path draw:style-name="gr8" draw:text-style-name="P7" draw:layer="layout" svg:width="0.033cm" svg:height="0.035cm" svg:x="3.491cm" svg:y="15.562cm" svg:viewBox="0 0 34 36" svg:d="M17 0c-23 0-23 36 0 36 22 0 23-36 0-36z">
          <text:p/>
        </draw:path>
        <draw:path draw:style-name="gr8" draw:text-style-name="P7" draw:layer="layout" svg:width="0.033cm" svg:height="0.034cm" svg:x="3.491cm" svg:y="16.065cm" svg:viewBox="0 0 34 35" svg:d="M17 0c-23 0-23 35 0 35 22 0 23-35 0-35z">
          <text:p/>
        </draw:path>
        <draw:path draw:style-name="gr8" draw:text-style-name="P7" draw:layer="layout" svg:width="0.033cm" svg:height="0.034cm" svg:x="3.491cm" svg:y="16.567cm" svg:viewBox="0 0 34 35" svg:d="M17 0c-23 0-23 35 0 35 22 0 23-35 0-35z">
          <text:p/>
        </draw:path>
        <draw:path draw:style-name="gr8" draw:text-style-name="P7" draw:layer="layout" svg:width="0.033cm" svg:height="0.034cm" svg:x="3.491cm" svg:y="17.069cm" svg:viewBox="0 0 34 35" svg:d="M17 0c-23 0-23 35 0 35 22 0 23-35 0-35z">
          <text:p/>
        </draw:path>
        <draw:path draw:style-name="gr8" draw:text-style-name="P7" draw:layer="layout" svg:width="0.033cm" svg:height="0.034cm" svg:x="3.491cm" svg:y="17.571cm" svg:viewBox="0 0 34 35" svg:d="M17 0c-23 0-23 35 0 35 22 0 23-35 0-35z">
          <text:p/>
        </draw:path>
        <draw:path draw:style-name="gr8" draw:text-style-name="P7" draw:layer="layout" svg:width="0.033cm" svg:height="0.034cm" svg:x="3.491cm" svg:y="18.073cm" svg:viewBox="0 0 34 35" svg:d="M17 0c-23 0-23 35 0 35 22 0 23-35 0-35z">
          <text:p/>
        </draw:path>
        <draw:path draw:style-name="gr8" draw:text-style-name="P7" draw:layer="layout" svg:width="0.033cm" svg:height="0.035cm" svg:x="3.491cm" svg:y="18.575cm" svg:viewBox="0 0 34 36" svg:d="M17 0c-23 0-23 36 0 36 22 0 23-36 0-36z">
          <text:p/>
        </draw:path>
        <draw:path draw:style-name="gr8" draw:text-style-name="P7" draw:layer="layout" svg:width="0.033cm" svg:height="0.034cm" svg:x="3.491cm" svg:y="19.078cm" svg:viewBox="0 0 34 35" svg:d="M17 0c-23 0-23 35 0 35 22 0 23-35 0-35z">
          <text:p/>
        </draw:path>
        <draw:path draw:style-name="gr8" draw:text-style-name="P7" draw:layer="layout" svg:width="0.033cm" svg:height="0.034cm" svg:x="3.491cm" svg:y="19.58cm" svg:viewBox="0 0 34 35" svg:d="M17 0c-23 0-23 35 0 35 22 0 23-35 0-35z">
          <text:p/>
        </draw:path>
        <draw:path draw:style-name="gr8" draw:text-style-name="P7" draw:layer="layout" svg:width="0.033cm" svg:height="0.034cm" svg:x="3.491cm" svg:y="20.082cm" svg:viewBox="0 0 34 35" svg:d="M17 0c-23 0-23 35 0 35 22 0 23-35 0-35z">
          <text:p/>
        </draw:path>
        <draw:path draw:style-name="gr8" draw:text-style-name="P7" draw:layer="layout" svg:width="0.033cm" svg:height="0.034cm" svg:x="3.491cm" svg:y="20.584cm" svg:viewBox="0 0 34 35" svg:d="M17 0c-23 0-23 35 0 35 22 0 23-35 0-35z">
          <text:p/>
        </draw:path>
        <draw:path draw:style-name="gr8" draw:text-style-name="P7" draw:layer="layout" svg:width="0.033cm" svg:height="0.035cm" svg:x="3.991cm" svg:y="15.562cm" svg:viewBox="0 0 34 36" svg:d="M17 0c-23 0-23 36 0 36 22 0 22-36 0-36z">
          <text:p/>
        </draw:path>
        <draw:path draw:style-name="gr8" draw:text-style-name="P7" draw:layer="layout" svg:width="0.033cm" svg:height="0.034cm" svg:x="3.991cm" svg:y="16.065cm" svg:viewBox="0 0 34 35" svg:d="M17 0c-23 0-23 35 0 35 22 0 22-35 0-35z">
          <text:p/>
        </draw:path>
        <draw:path draw:style-name="gr8" draw:text-style-name="P7" draw:layer="layout" svg:width="0.033cm" svg:height="0.034cm" svg:x="3.991cm" svg:y="16.567cm" svg:viewBox="0 0 34 35" svg:d="M17 0c-23 0-23 35 0 35 22 0 22-35 0-35z">
          <text:p/>
        </draw:path>
        <draw:path draw:style-name="gr8" draw:text-style-name="P7" draw:layer="layout" svg:width="0.033cm" svg:height="0.034cm" svg:x="3.991cm" svg:y="17.069cm" svg:viewBox="0 0 34 35" svg:d="M17 0c-23 0-23 35 0 35 22 0 22-35 0-35z">
          <text:p/>
        </draw:path>
        <draw:path draw:style-name="gr8" draw:text-style-name="P7" draw:layer="layout" svg:width="0.033cm" svg:height="0.034cm" svg:x="3.991cm" svg:y="17.571cm" svg:viewBox="0 0 34 35" svg:d="M17 0c-23 0-23 35 0 35 22 0 22-35 0-35z">
          <text:p/>
        </draw:path>
        <draw:path draw:style-name="gr8" draw:text-style-name="P7" draw:layer="layout" svg:width="0.033cm" svg:height="0.034cm" svg:x="3.991cm" svg:y="18.073cm" svg:viewBox="0 0 34 35" svg:d="M17 0c-23 0-23 35 0 35 22 0 22-35 0-35z">
          <text:p/>
        </draw:path>
        <draw:path draw:style-name="gr8" draw:text-style-name="P7" draw:layer="layout" svg:width="0.033cm" svg:height="0.035cm" svg:x="3.991cm" svg:y="18.575cm" svg:viewBox="0 0 34 36" svg:d="M17 0c-23 0-23 36 0 36 22 0 22-36 0-36z">
          <text:p/>
        </draw:path>
        <draw:path draw:style-name="gr8" draw:text-style-name="P7" draw:layer="layout" svg:width="0.033cm" svg:height="0.034cm" svg:x="3.991cm" svg:y="19.078cm" svg:viewBox="0 0 34 35" svg:d="M17 0c-23 0-23 35 0 35 22 0 22-35 0-35z">
          <text:p/>
        </draw:path>
        <draw:path draw:style-name="gr8" draw:text-style-name="P7" draw:layer="layout" svg:width="0.033cm" svg:height="0.034cm" svg:x="3.991cm" svg:y="19.58cm" svg:viewBox="0 0 34 35" svg:d="M17 0c-23 0-23 35 0 35 22 0 22-35 0-35z">
          <text:p/>
        </draw:path>
        <draw:path draw:style-name="gr8" draw:text-style-name="P7" draw:layer="layout" svg:width="0.033cm" svg:height="0.034cm" svg:x="3.991cm" svg:y="20.082cm" svg:viewBox="0 0 34 35" svg:d="M17 0c-23 0-23 35 0 35 22 0 22-35 0-35z">
          <text:p/>
        </draw:path>
        <draw:path draw:style-name="gr8" draw:text-style-name="P7" draw:layer="layout" svg:width="0.033cm" svg:height="0.034cm" svg:x="3.991cm" svg:y="20.584cm" svg:viewBox="0 0 34 35" svg:d="M17 0c-23 0-23 35 0 35 22 0 22-35 0-35z">
          <text:p/>
        </draw:path>
        <draw:path draw:style-name="gr8" draw:text-style-name="P7" draw:layer="layout" svg:width="0.034cm" svg:height="0.035cm" svg:x="4.489cm" svg:y="15.562cm" svg:viewBox="0 0 35 36" svg:d="M17 0c-23 0-23 36 0 36s23-36 0-36z">
          <text:p/>
        </draw:path>
        <draw:path draw:style-name="gr8" draw:text-style-name="P7" draw:layer="layout" svg:width="0.034cm" svg:height="0.034cm" svg:x="4.489cm" svg:y="16.065cm" svg:viewBox="0 0 35 35" svg:d="M17 0c-23 0-23 35 0 35s23-35 0-35z">
          <text:p/>
        </draw:path>
        <draw:path draw:style-name="gr8" draw:text-style-name="P7" draw:layer="layout" svg:width="0.034cm" svg:height="0.034cm" svg:x="4.489cm" svg:y="16.567cm" svg:viewBox="0 0 35 35" svg:d="M17 0c-23 0-23 35 0 35s23-35 0-35z">
          <text:p/>
        </draw:path>
        <draw:path draw:style-name="gr8" draw:text-style-name="P7" draw:layer="layout" svg:width="0.034cm" svg:height="0.034cm" svg:x="4.489cm" svg:y="17.069cm" svg:viewBox="0 0 35 35" svg:d="M17 0c-23 0-23 35 0 35s23-35 0-35z">
          <text:p/>
        </draw:path>
        <draw:path draw:style-name="gr8" draw:text-style-name="P7" draw:layer="layout" svg:width="0.034cm" svg:height="0.034cm" svg:x="4.489cm" svg:y="17.571cm" svg:viewBox="0 0 35 35" svg:d="M17 0c-23 0-23 35 0 35s23-35 0-35z">
          <text:p/>
        </draw:path>
        <draw:path draw:style-name="gr8" draw:text-style-name="P7" draw:layer="layout" svg:width="0.034cm" svg:height="0.034cm" svg:x="4.489cm" svg:y="18.073cm" svg:viewBox="0 0 35 35" svg:d="M17 0c-23 0-23 35 0 35s23-35 0-35z">
          <text:p/>
        </draw:path>
        <draw:path draw:style-name="gr8" draw:text-style-name="P7" draw:layer="layout" svg:width="0.034cm" svg:height="0.035cm" svg:x="4.489cm" svg:y="18.575cm" svg:viewBox="0 0 35 36" svg:d="M17 0c-23 0-23 36 0 36s23-36 0-36z">
          <text:p/>
        </draw:path>
        <draw:path draw:style-name="gr8" draw:text-style-name="P7" draw:layer="layout" svg:width="0.034cm" svg:height="0.034cm" svg:x="4.489cm" svg:y="19.078cm" svg:viewBox="0 0 35 35" svg:d="M17 0c-23 0-23 35 0 35s23-35 0-35z">
          <text:p/>
        </draw:path>
        <draw:path draw:style-name="gr8" draw:text-style-name="P7" draw:layer="layout" svg:width="0.034cm" svg:height="0.034cm" svg:x="4.489cm" svg:y="19.58cm" svg:viewBox="0 0 35 35" svg:d="M17 0c-23 0-23 35 0 35s23-35 0-35z">
          <text:p/>
        </draw:path>
        <draw:path draw:style-name="gr8" draw:text-style-name="P7" draw:layer="layout" svg:width="0.034cm" svg:height="0.034cm" svg:x="4.489cm" svg:y="20.082cm" svg:viewBox="0 0 35 35" svg:d="M17 0c-23 0-23 35 0 35s23-35 0-35z">
          <text:p/>
        </draw:path>
        <draw:path draw:style-name="gr8" draw:text-style-name="P7" draw:layer="layout" svg:width="0.034cm" svg:height="0.034cm" svg:x="4.489cm" svg:y="20.584cm" svg:viewBox="0 0 35 35" svg:d="M17 0c-23 0-23 35 0 35s23-35 0-35z">
          <text:p/>
        </draw:path>
        <draw:path draw:style-name="gr8" draw:text-style-name="P7" draw:layer="layout" svg:width="0.033cm" svg:height="0.035cm" svg:x="4.987cm" svg:y="15.562cm" svg:viewBox="0 0 34 36" svg:d="M17 0c-22 0-23 36 0 36s23-36 0-36z">
          <text:p/>
        </draw:path>
        <draw:path draw:style-name="gr8" draw:text-style-name="P7" draw:layer="layout" svg:width="0.033cm" svg:height="0.034cm" svg:x="4.987cm" svg:y="16.065cm" svg:viewBox="0 0 34 35" svg:d="M17 0c-22 0-23 35 0 35s23-35 0-35z">
          <text:p/>
        </draw:path>
        <draw:path draw:style-name="gr8" draw:text-style-name="P7" draw:layer="layout" svg:width="0.033cm" svg:height="0.034cm" svg:x="4.987cm" svg:y="16.567cm" svg:viewBox="0 0 34 35" svg:d="M17 0c-22 0-23 35 0 35s23-35 0-35z">
          <text:p/>
        </draw:path>
        <draw:path draw:style-name="gr8" draw:text-style-name="P7" draw:layer="layout" svg:width="0.033cm" svg:height="0.034cm" svg:x="4.987cm" svg:y="17.069cm" svg:viewBox="0 0 34 35" svg:d="M17 0c-22 0-23 35 0 35s23-35 0-35z">
          <text:p/>
        </draw:path>
        <draw:path draw:style-name="gr8" draw:text-style-name="P7" draw:layer="layout" svg:width="0.033cm" svg:height="0.034cm" svg:x="4.987cm" svg:y="17.571cm" svg:viewBox="0 0 34 35" svg:d="M17 0c-22 0-23 35 0 35s23-35 0-35z">
          <text:p/>
        </draw:path>
        <draw:path draw:style-name="gr8" draw:text-style-name="P7" draw:layer="layout" svg:width="0.033cm" svg:height="0.034cm" svg:x="4.987cm" svg:y="18.073cm" svg:viewBox="0 0 34 35" svg:d="M17 0c-22 0-23 35 0 35s23-35 0-35z">
          <text:p/>
        </draw:path>
        <draw:path draw:style-name="gr8" draw:text-style-name="P7" draw:layer="layout" svg:width="0.033cm" svg:height="0.035cm" svg:x="4.987cm" svg:y="18.575cm" svg:viewBox="0 0 34 36" svg:d="M17 0c-22 0-23 36 0 36s23-36 0-36z">
          <text:p/>
        </draw:path>
        <draw:path draw:style-name="gr8" draw:text-style-name="P7" draw:layer="layout" svg:width="0.033cm" svg:height="0.034cm" svg:x="4.987cm" svg:y="19.078cm" svg:viewBox="0 0 34 35" svg:d="M17 0c-22 0-23 35 0 35s23-35 0-35z">
          <text:p/>
        </draw:path>
        <draw:path draw:style-name="gr8" draw:text-style-name="P7" draw:layer="layout" svg:width="0.033cm" svg:height="0.034cm" svg:x="4.987cm" svg:y="19.58cm" svg:viewBox="0 0 34 35" svg:d="M17 0c-22 0-23 35 0 35s23-35 0-35z">
          <text:p/>
        </draw:path>
        <draw:path draw:style-name="gr8" draw:text-style-name="P7" draw:layer="layout" svg:width="0.033cm" svg:height="0.034cm" svg:x="4.987cm" svg:y="20.082cm" svg:viewBox="0 0 34 35" svg:d="M17 0c-22 0-23 35 0 35s23-35 0-35z">
          <text:p/>
        </draw:path>
        <draw:path draw:style-name="gr8" draw:text-style-name="P7" draw:layer="layout" svg:width="0.033cm" svg:height="0.034cm" svg:x="4.987cm" svg:y="20.584cm" svg:viewBox="0 0 34 35" svg:d="M17 0c-22 0-23 35 0 35s23-35 0-35z">
          <text:p/>
        </draw:path>
        <draw:path draw:style-name="gr8" draw:text-style-name="P7" draw:layer="layout" svg:width="0.032cm" svg:height="0.035cm" svg:x="5.486cm" svg:y="15.562cm" svg:viewBox="0 0 33 36" svg:d="M16 0c-21 0-21 36 0 36 23 0 23-36 0-36z">
          <text:p/>
        </draw:path>
        <draw:path draw:style-name="gr8" draw:text-style-name="P7" draw:layer="layout" svg:width="0.032cm" svg:height="0.034cm" svg:x="5.486cm" svg:y="16.065cm" svg:viewBox="0 0 33 35" svg:d="M16 0c-21 0-21 35 0 35 23 0 23-35 0-35z">
          <text:p/>
        </draw:path>
        <draw:path draw:style-name="gr8" draw:text-style-name="P7" draw:layer="layout" svg:width="0.032cm" svg:height="0.034cm" svg:x="5.486cm" svg:y="16.567cm" svg:viewBox="0 0 33 35" svg:d="M16 0c-21 0-21 35 0 35 23 0 23-35 0-35z">
          <text:p/>
        </draw:path>
        <draw:path draw:style-name="gr8" draw:text-style-name="P7" draw:layer="layout" svg:width="0.032cm" svg:height="0.034cm" svg:x="5.486cm" svg:y="17.069cm" svg:viewBox="0 0 33 35" svg:d="M16 0c-21 0-21 35 0 35 23 0 23-35 0-35z">
          <text:p/>
        </draw:path>
        <draw:path draw:style-name="gr8" draw:text-style-name="P7" draw:layer="layout" svg:width="0.032cm" svg:height="0.034cm" svg:x="5.486cm" svg:y="17.571cm" svg:viewBox="0 0 33 35" svg:d="M16 0c-21 0-21 35 0 35 23 0 23-35 0-35z">
          <text:p/>
        </draw:path>
        <draw:path draw:style-name="gr8" draw:text-style-name="P7" draw:layer="layout" svg:width="0.032cm" svg:height="0.034cm" svg:x="5.486cm" svg:y="18.073cm" svg:viewBox="0 0 33 35" svg:d="M16 0c-21 0-21 35 0 35 23 0 23-35 0-35z">
          <text:p/>
        </draw:path>
        <draw:path draw:style-name="gr8" draw:text-style-name="P7" draw:layer="layout" svg:width="0.032cm" svg:height="0.035cm" svg:x="5.486cm" svg:y="18.575cm" svg:viewBox="0 0 33 36" svg:d="M16 0c-21 0-21 36 0 36 23 0 23-36 0-36z">
          <text:p/>
        </draw:path>
        <draw:path draw:style-name="gr8" draw:text-style-name="P7" draw:layer="layout" svg:width="0.032cm" svg:height="0.034cm" svg:x="5.486cm" svg:y="19.078cm" svg:viewBox="0 0 33 35" svg:d="M16 0c-21 0-21 35 0 35 23 0 23-35 0-35z">
          <text:p/>
        </draw:path>
        <draw:path draw:style-name="gr8" draw:text-style-name="P7" draw:layer="layout" svg:width="0.032cm" svg:height="0.034cm" svg:x="5.486cm" svg:y="19.58cm" svg:viewBox="0 0 33 35" svg:d="M16 0c-21 0-21 35 0 35 23 0 23-35 0-35z">
          <text:p/>
        </draw:path>
        <draw:path draw:style-name="gr8" draw:text-style-name="P7" draw:layer="layout" svg:width="0.032cm" svg:height="0.034cm" svg:x="5.486cm" svg:y="20.082cm" svg:viewBox="0 0 33 35" svg:d="M16 0c-21 0-21 35 0 35 23 0 23-35 0-35z">
          <text:p/>
        </draw:path>
        <draw:path draw:style-name="gr8" draw:text-style-name="P7" draw:layer="layout" svg:width="0.032cm" svg:height="0.034cm" svg:x="5.486cm" svg:y="20.584cm" svg:viewBox="0 0 33 35" svg:d="M16 0c-21 0-21 35 0 35 23 0 23-35 0-35z">
          <text:p/>
        </draw:path>
        <draw:path draw:style-name="gr8" draw:text-style-name="P7" draw:layer="layout" svg:width="0.034cm" svg:height="0.035cm" svg:x="5.986cm" svg:y="15.562cm" svg:viewBox="0 0 35 36" svg:d="M17 0c-23 0-23 36 0 36s23-36 0-36z">
          <text:p/>
        </draw:path>
        <draw:path draw:style-name="gr8" draw:text-style-name="P7" draw:layer="layout" svg:width="0.034cm" svg:height="0.034cm" svg:x="5.986cm" svg:y="16.065cm" svg:viewBox="0 0 35 35" svg:d="M17 0c-23 0-23 35 0 35s23-35 0-35z">
          <text:p/>
        </draw:path>
        <draw:path draw:style-name="gr8" draw:text-style-name="P7" draw:layer="layout" svg:width="0.034cm" svg:height="0.034cm" svg:x="5.986cm" svg:y="16.567cm" svg:viewBox="0 0 35 35" svg:d="M17 0c-23 0-23 35 0 35s23-35 0-35z">
          <text:p/>
        </draw:path>
        <draw:path draw:style-name="gr8" draw:text-style-name="P7" draw:layer="layout" svg:width="0.034cm" svg:height="0.034cm" svg:x="5.986cm" svg:y="17.069cm" svg:viewBox="0 0 35 35" svg:d="M17 0c-23 0-23 35 0 35s23-35 0-35z">
          <text:p/>
        </draw:path>
        <draw:path draw:style-name="gr8" draw:text-style-name="P7" draw:layer="layout" svg:width="0.034cm" svg:height="0.034cm" svg:x="5.986cm" svg:y="17.571cm" svg:viewBox="0 0 35 35" svg:d="M17 0c-23 0-23 35 0 35s23-35 0-35z">
          <text:p/>
        </draw:path>
        <draw:path draw:style-name="gr8" draw:text-style-name="P7" draw:layer="layout" svg:width="0.034cm" svg:height="0.034cm" svg:x="5.986cm" svg:y="18.073cm" svg:viewBox="0 0 35 35" svg:d="M17 0c-23 0-23 35 0 35s23-35 0-35z">
          <text:p/>
        </draw:path>
        <draw:path draw:style-name="gr8" draw:text-style-name="P7" draw:layer="layout" svg:width="0.034cm" svg:height="0.035cm" svg:x="5.986cm" svg:y="18.575cm" svg:viewBox="0 0 35 36" svg:d="M17 0c-23 0-23 36 0 36s23-36 0-36z">
          <text:p/>
        </draw:path>
        <draw:path draw:style-name="gr8" draw:text-style-name="P7" draw:layer="layout" svg:width="0.034cm" svg:height="0.034cm" svg:x="5.986cm" svg:y="19.078cm" svg:viewBox="0 0 35 35" svg:d="M17 0c-23 0-23 35 0 35s23-35 0-35z">
          <text:p/>
        </draw:path>
        <draw:path draw:style-name="gr8" draw:text-style-name="P7" draw:layer="layout" svg:width="0.034cm" svg:height="0.034cm" svg:x="5.986cm" svg:y="19.58cm" svg:viewBox="0 0 35 35" svg:d="M17 0c-23 0-23 35 0 35s23-35 0-35z">
          <text:p/>
        </draw:path>
        <draw:path draw:style-name="gr8" draw:text-style-name="P7" draw:layer="layout" svg:width="0.034cm" svg:height="0.034cm" svg:x="5.986cm" svg:y="20.082cm" svg:viewBox="0 0 35 35" svg:d="M17 0c-23 0-23 35 0 35s23-35 0-35z">
          <text:p/>
        </draw:path>
        <draw:path draw:style-name="gr8" draw:text-style-name="P7" draw:layer="layout" svg:width="0.034cm" svg:height="0.034cm" svg:x="5.986cm" svg:y="20.584cm" svg:viewBox="0 0 35 35" svg:d="M17 0c-23 0-23 35 0 35s23-35 0-35z">
          <text:p/>
        </draw:path>
        <draw:path draw:style-name="gr8" draw:text-style-name="P7" draw:layer="layout" svg:width="0.033cm" svg:height="0.035cm" svg:x="6.485cm" svg:y="15.562cm" svg:viewBox="0 0 34 36" svg:d="M17 0c-23 0-23 36 0 36 22 0 22-36 0-36z">
          <text:p/>
        </draw:path>
        <draw:path draw:style-name="gr8" draw:text-style-name="P7" draw:layer="layout" svg:width="0.033cm" svg:height="0.034cm" svg:x="6.485cm" svg:y="16.065cm" svg:viewBox="0 0 34 35" svg:d="M17 0c-23 0-23 35 0 35 22 0 22-35 0-35z">
          <text:p/>
        </draw:path>
        <draw:path draw:style-name="gr8" draw:text-style-name="P7" draw:layer="layout" svg:width="0.033cm" svg:height="0.034cm" svg:x="6.485cm" svg:y="16.567cm" svg:viewBox="0 0 34 35" svg:d="M17 0c-23 0-23 35 0 35 22 0 22-35 0-35z">
          <text:p/>
        </draw:path>
        <draw:path draw:style-name="gr8" draw:text-style-name="P7" draw:layer="layout" svg:width="0.033cm" svg:height="0.034cm" svg:x="6.485cm" svg:y="17.069cm" svg:viewBox="0 0 34 35" svg:d="M17 0c-23 0-23 35 0 35 22 0 22-35 0-35z">
          <text:p/>
        </draw:path>
        <draw:path draw:style-name="gr8" draw:text-style-name="P7" draw:layer="layout" svg:width="0.033cm" svg:height="0.034cm" svg:x="6.485cm" svg:y="17.571cm" svg:viewBox="0 0 34 35" svg:d="M17 0c-23 0-23 35 0 35 22 0 22-35 0-35z">
          <text:p/>
        </draw:path>
        <draw:path draw:style-name="gr8" draw:text-style-name="P7" draw:layer="layout" svg:width="0.033cm" svg:height="0.034cm" svg:x="6.485cm" svg:y="18.073cm" svg:viewBox="0 0 34 35" svg:d="M17 0c-23 0-23 35 0 35 22 0 22-35 0-35z">
          <text:p/>
        </draw:path>
        <draw:path draw:style-name="gr8" draw:text-style-name="P7" draw:layer="layout" svg:width="0.033cm" svg:height="0.035cm" svg:x="6.485cm" svg:y="18.575cm" svg:viewBox="0 0 34 36" svg:d="M17 0c-23 0-23 36 0 36 22 0 22-36 0-36z">
          <text:p/>
        </draw:path>
        <draw:path draw:style-name="gr8" draw:text-style-name="P7" draw:layer="layout" svg:width="0.033cm" svg:height="0.034cm" svg:x="6.485cm" svg:y="19.078cm" svg:viewBox="0 0 34 35" svg:d="M17 0c-23 0-23 35 0 35 22 0 22-35 0-35z">
          <text:p/>
        </draw:path>
        <draw:path draw:style-name="gr8" draw:text-style-name="P7" draw:layer="layout" svg:width="0.033cm" svg:height="0.034cm" svg:x="6.485cm" svg:y="19.58cm" svg:viewBox="0 0 34 35" svg:d="M17 0c-23 0-23 35 0 35 22 0 22-35 0-35z">
          <text:p/>
        </draw:path>
        <draw:path draw:style-name="gr8" draw:text-style-name="P7" draw:layer="layout" svg:width="0.033cm" svg:height="0.034cm" svg:x="6.485cm" svg:y="20.082cm" svg:viewBox="0 0 34 35" svg:d="M17 0c-23 0-23 35 0 35 22 0 22-35 0-35z">
          <text:p/>
        </draw:path>
        <draw:path draw:style-name="gr8" draw:text-style-name="P7" draw:layer="layout" svg:width="0.033cm" svg:height="0.034cm" svg:x="6.485cm" svg:y="20.584cm" svg:viewBox="0 0 34 35" svg:d="M17 0c-23 0-23 35 0 35 22 0 22-35 0-35z">
          <text:p/>
        </draw:path>
        <draw:path draw:style-name="gr8" draw:text-style-name="P7" draw:layer="layout" svg:width="0.032cm" svg:height="0.035cm" svg:x="6.983cm" svg:y="15.562cm" svg:viewBox="0 0 33 36" svg:d="M16 0c-21 0-21 36 0 36 23 0 23-36 0-36z">
          <text:p/>
        </draw:path>
        <draw:path draw:style-name="gr8" draw:text-style-name="P7" draw:layer="layout" svg:width="0.032cm" svg:height="0.034cm" svg:x="6.983cm" svg:y="16.065cm" svg:viewBox="0 0 33 35" svg:d="M16 0c-21 0-21 35 0 35 23 0 23-35 0-35z">
          <text:p/>
        </draw:path>
        <draw:path draw:style-name="gr8" draw:text-style-name="P7" draw:layer="layout" svg:width="0.032cm" svg:height="0.034cm" svg:x="6.983cm" svg:y="16.567cm" svg:viewBox="0 0 33 35" svg:d="M16 0c-21 0-21 35 0 35 23 0 23-35 0-35z">
          <text:p/>
        </draw:path>
        <draw:path draw:style-name="gr8" draw:text-style-name="P7" draw:layer="layout" svg:width="0.032cm" svg:height="0.034cm" svg:x="6.983cm" svg:y="17.069cm" svg:viewBox="0 0 33 35" svg:d="M16 0c-21 0-21 35 0 35 23 0 23-35 0-35z">
          <text:p/>
        </draw:path>
        <draw:path draw:style-name="gr8" draw:text-style-name="P7" draw:layer="layout" svg:width="0.032cm" svg:height="0.034cm" svg:x="6.983cm" svg:y="17.571cm" svg:viewBox="0 0 33 35" svg:d="M16 0c-21 0-21 35 0 35 23 0 23-35 0-35z">
          <text:p/>
        </draw:path>
        <draw:path draw:style-name="gr8" draw:text-style-name="P7" draw:layer="layout" svg:width="0.032cm" svg:height="0.034cm" svg:x="6.983cm" svg:y="18.073cm" svg:viewBox="0 0 33 35" svg:d="M16 0c-21 0-21 35 0 35 23 0 23-35 0-35z">
          <text:p/>
        </draw:path>
        <draw:path draw:style-name="gr8" draw:text-style-name="P7" draw:layer="layout" svg:width="0.032cm" svg:height="0.035cm" svg:x="6.983cm" svg:y="18.575cm" svg:viewBox="0 0 33 36" svg:d="M16 0c-21 0-21 36 0 36 23 0 23-36 0-36z">
          <text:p/>
        </draw:path>
        <draw:path draw:style-name="gr8" draw:text-style-name="P7" draw:layer="layout" svg:width="0.032cm" svg:height="0.034cm" svg:x="6.983cm" svg:y="19.078cm" svg:viewBox="0 0 33 35" svg:d="M16 0c-21 0-21 35 0 35 23 0 23-35 0-35z">
          <text:p/>
        </draw:path>
        <draw:path draw:style-name="gr8" draw:text-style-name="P7" draw:layer="layout" svg:width="0.032cm" svg:height="0.034cm" svg:x="6.983cm" svg:y="19.58cm" svg:viewBox="0 0 33 35" svg:d="M16 0c-21 0-21 35 0 35 23 0 23-35 0-35z">
          <text:p/>
        </draw:path>
        <draw:path draw:style-name="gr8" draw:text-style-name="P7" draw:layer="layout" svg:width="0.032cm" svg:height="0.034cm" svg:x="6.983cm" svg:y="20.082cm" svg:viewBox="0 0 33 35" svg:d="M16 0c-21 0-21 35 0 35 23 0 23-35 0-35z">
          <text:p/>
        </draw:path>
        <draw:path draw:style-name="gr8" draw:text-style-name="P7" draw:layer="layout" svg:width="0.032cm" svg:height="0.034cm" svg:x="6.983cm" svg:y="20.584cm" svg:viewBox="0 0 33 35" svg:d="M16 0c-21 0-21 35 0 35 23 0 23-35 0-35z">
          <text:p/>
        </draw:path>
        <draw:path draw:style-name="gr8" draw:text-style-name="P7" draw:layer="layout" svg:width="0.032cm" svg:height="0.035cm" svg:x="7.482cm" svg:y="15.562cm" svg:viewBox="0 0 33 36" svg:d="M16 0c-21 0-21 36 0 36 23 0 23-36 0-36z">
          <text:p/>
        </draw:path>
        <draw:path draw:style-name="gr8" draw:text-style-name="P7" draw:layer="layout" svg:width="0.032cm" svg:height="0.034cm" svg:x="7.482cm" svg:y="16.065cm" svg:viewBox="0 0 33 35" svg:d="M16 0c-21 0-21 35 0 35 23 0 23-35 0-35z">
          <text:p/>
        </draw:path>
        <draw:path draw:style-name="gr8" draw:text-style-name="P7" draw:layer="layout" svg:width="0.032cm" svg:height="0.034cm" svg:x="7.482cm" svg:y="16.567cm" svg:viewBox="0 0 33 35" svg:d="M16 0c-21 0-21 35 0 35 23 0 23-35 0-35z">
          <text:p/>
        </draw:path>
        <draw:path draw:style-name="gr8" draw:text-style-name="P7" draw:layer="layout" svg:width="0.032cm" svg:height="0.034cm" svg:x="7.482cm" svg:y="17.069cm" svg:viewBox="0 0 33 35" svg:d="M16 0c-21 0-21 35 0 35 23 0 23-35 0-35z">
          <text:p/>
        </draw:path>
        <draw:path draw:style-name="gr8" draw:text-style-name="P7" draw:layer="layout" svg:width="0.032cm" svg:height="0.034cm" svg:x="7.482cm" svg:y="17.571cm" svg:viewBox="0 0 33 35" svg:d="M16 0c-21 0-21 35 0 35 23 0 23-35 0-35z">
          <text:p/>
        </draw:path>
        <draw:path draw:style-name="gr8" draw:text-style-name="P7" draw:layer="layout" svg:width="0.032cm" svg:height="0.034cm" svg:x="7.482cm" svg:y="18.073cm" svg:viewBox="0 0 33 35" svg:d="M16 0c-21 0-21 35 0 35 23 0 23-35 0-35z">
          <text:p/>
        </draw:path>
        <draw:path draw:style-name="gr8" draw:text-style-name="P7" draw:layer="layout" svg:width="0.032cm" svg:height="0.035cm" svg:x="7.482cm" svg:y="18.575cm" svg:viewBox="0 0 33 36" svg:d="M16 0c-21 0-21 36 0 36 23 0 23-36 0-36z">
          <text:p/>
        </draw:path>
        <draw:path draw:style-name="gr8" draw:text-style-name="P7" draw:layer="layout" svg:width="0.032cm" svg:height="0.034cm" svg:x="7.482cm" svg:y="19.078cm" svg:viewBox="0 0 33 35" svg:d="M16 0c-21 0-21 35 0 35 23 0 23-35 0-35z">
          <text:p/>
        </draw:path>
        <draw:path draw:style-name="gr8" draw:text-style-name="P7" draw:layer="layout" svg:width="0.032cm" svg:height="0.034cm" svg:x="7.482cm" svg:y="19.58cm" svg:viewBox="0 0 33 35" svg:d="M16 0c-21 0-21 35 0 35 23 0 23-35 0-35z">
          <text:p/>
        </draw:path>
        <draw:path draw:style-name="gr8" draw:text-style-name="P7" draw:layer="layout" svg:width="0.032cm" svg:height="0.034cm" svg:x="7.482cm" svg:y="20.082cm" svg:viewBox="0 0 33 35" svg:d="M16 0c-21 0-21 35 0 35 23 0 23-35 0-35z">
          <text:p/>
        </draw:path>
        <draw:path draw:style-name="gr8" draw:text-style-name="P7" draw:layer="layout" svg:width="0.032cm" svg:height="0.034cm" svg:x="7.482cm" svg:y="20.584cm" svg:viewBox="0 0 33 35" svg:d="M16 0c-21 0-21 35 0 35 23 0 23-35 0-35z">
          <text:p/>
        </draw:path>
        <draw:path draw:style-name="gr8" draw:text-style-name="P7" draw:layer="layout" svg:width="0.034cm" svg:height="0.035cm" svg:x="7.98cm" svg:y="15.562cm" svg:viewBox="0 0 35 36" svg:d="M17 0c-23 0-23 36 0 36s23-36 0-36z">
          <text:p/>
        </draw:path>
        <draw:path draw:style-name="gr8" draw:text-style-name="P7" draw:layer="layout" svg:width="0.034cm" svg:height="0.034cm" svg:x="7.98cm" svg:y="16.065cm" svg:viewBox="0 0 35 35" svg:d="M17 0c-23 0-23 35 0 35s23-35 0-35z">
          <text:p/>
        </draw:path>
        <draw:path draw:style-name="gr8" draw:text-style-name="P7" draw:layer="layout" svg:width="0.034cm" svg:height="0.034cm" svg:x="7.98cm" svg:y="16.567cm" svg:viewBox="0 0 35 35" svg:d="M17 0c-23 0-23 35 0 35s23-35 0-35z">
          <text:p/>
        </draw:path>
        <draw:path draw:style-name="gr8" draw:text-style-name="P7" draw:layer="layout" svg:width="0.034cm" svg:height="0.034cm" svg:x="7.98cm" svg:y="17.069cm" svg:viewBox="0 0 35 35" svg:d="M17 0c-23 0-23 35 0 35s23-35 0-35z">
          <text:p/>
        </draw:path>
        <draw:path draw:style-name="gr8" draw:text-style-name="P7" draw:layer="layout" svg:width="0.034cm" svg:height="0.034cm" svg:x="7.98cm" svg:y="17.571cm" svg:viewBox="0 0 35 35" svg:d="M17 0c-23 0-23 35 0 35s23-35 0-35z">
          <text:p/>
        </draw:path>
        <draw:path draw:style-name="gr8" draw:text-style-name="P7" draw:layer="layout" svg:width="0.034cm" svg:height="0.034cm" svg:x="7.98cm" svg:y="18.073cm" svg:viewBox="0 0 35 35" svg:d="M17 0c-23 0-23 35 0 35s23-35 0-35z">
          <text:p/>
        </draw:path>
        <draw:path draw:style-name="gr8" draw:text-style-name="P7" draw:layer="layout" svg:width="0.034cm" svg:height="0.035cm" svg:x="7.98cm" svg:y="18.575cm" svg:viewBox="0 0 35 36" svg:d="M17 0c-23 0-23 36 0 36s23-36 0-36z">
          <text:p/>
        </draw:path>
        <draw:path draw:style-name="gr8" draw:text-style-name="P7" draw:layer="layout" svg:width="0.034cm" svg:height="0.034cm" svg:x="7.98cm" svg:y="19.078cm" svg:viewBox="0 0 35 35" svg:d="M17 0c-23 0-23 35 0 35s23-35 0-35z">
          <text:p/>
        </draw:path>
        <draw:path draw:style-name="gr8" draw:text-style-name="P7" draw:layer="layout" svg:width="0.034cm" svg:height="0.034cm" svg:x="7.98cm" svg:y="19.58cm" svg:viewBox="0 0 35 35" svg:d="M17 0c-23 0-23 35 0 35s23-35 0-35z">
          <text:p/>
        </draw:path>
        <draw:path draw:style-name="gr8" draw:text-style-name="P7" draw:layer="layout" svg:width="0.034cm" svg:height="0.034cm" svg:x="7.98cm" svg:y="20.082cm" svg:viewBox="0 0 35 35" svg:d="M17 0c-23 0-23 35 0 35s23-35 0-35z">
          <text:p/>
        </draw:path>
        <draw:path draw:style-name="gr8" draw:text-style-name="P7" draw:layer="layout" svg:width="0.034cm" svg:height="0.034cm" svg:x="7.98cm" svg:y="20.584cm" svg:viewBox="0 0 35 35" svg:d="M17 0c-23 0-23 35 0 35s23-35 0-35z">
          <text:p/>
        </draw:path>
        <draw:path draw:style-name="gr8" draw:text-style-name="P7" draw:layer="layout" svg:width="0.033cm" svg:height="0.035cm" svg:x="8.48cm" svg:y="15.562cm" svg:viewBox="0 0 34 36" svg:d="M17 0c-22 0-23 36 0 36s23-36 0-36z">
          <text:p/>
        </draw:path>
        <draw:path draw:style-name="gr8" draw:text-style-name="P7" draw:layer="layout" svg:width="0.033cm" svg:height="0.034cm" svg:x="8.48cm" svg:y="16.065cm" svg:viewBox="0 0 34 35" svg:d="M17 0c-22 0-23 35 0 35s23-35 0-35z">
          <text:p/>
        </draw:path>
        <draw:path draw:style-name="gr8" draw:text-style-name="P7" draw:layer="layout" svg:width="0.033cm" svg:height="0.034cm" svg:x="8.48cm" svg:y="16.567cm" svg:viewBox="0 0 34 35" svg:d="M17 0c-22 0-23 35 0 35s23-35 0-35z">
          <text:p/>
        </draw:path>
        <draw:path draw:style-name="gr8" draw:text-style-name="P7" draw:layer="layout" svg:width="0.033cm" svg:height="0.034cm" svg:x="8.48cm" svg:y="17.069cm" svg:viewBox="0 0 34 35" svg:d="M17 0c-22 0-23 35 0 35s23-35 0-35z">
          <text:p/>
        </draw:path>
        <draw:path draw:style-name="gr8" draw:text-style-name="P7" draw:layer="layout" svg:width="0.033cm" svg:height="0.034cm" svg:x="8.48cm" svg:y="17.571cm" svg:viewBox="0 0 34 35" svg:d="M17 0c-22 0-23 35 0 35s23-35 0-35z">
          <text:p/>
        </draw:path>
        <draw:path draw:style-name="gr8" draw:text-style-name="P7" draw:layer="layout" svg:width="0.033cm" svg:height="0.034cm" svg:x="8.48cm" svg:y="18.073cm" svg:viewBox="0 0 34 35" svg:d="M17 0c-22 0-23 35 0 35s23-35 0-35z">
          <text:p/>
        </draw:path>
        <draw:path draw:style-name="gr8" draw:text-style-name="P7" draw:layer="layout" svg:width="0.033cm" svg:height="0.035cm" svg:x="8.48cm" svg:y="18.575cm" svg:viewBox="0 0 34 36" svg:d="M17 0c-22 0-23 36 0 36s23-36 0-36z">
          <text:p/>
        </draw:path>
        <draw:path draw:style-name="gr8" draw:text-style-name="P7" draw:layer="layout" svg:width="0.033cm" svg:height="0.034cm" svg:x="8.48cm" svg:y="19.078cm" svg:viewBox="0 0 34 35" svg:d="M17 0c-22 0-23 35 0 35s23-35 0-35z">
          <text:p/>
        </draw:path>
        <draw:path draw:style-name="gr8" draw:text-style-name="P7" draw:layer="layout" svg:width="0.033cm" svg:height="0.034cm" svg:x="8.48cm" svg:y="19.58cm" svg:viewBox="0 0 34 35" svg:d="M17 0c-22 0-23 35 0 35s23-35 0-35z">
          <text:p/>
        </draw:path>
        <draw:path draw:style-name="gr8" draw:text-style-name="P7" draw:layer="layout" svg:width="0.033cm" svg:height="0.034cm" svg:x="8.48cm" svg:y="20.082cm" svg:viewBox="0 0 34 35" svg:d="M17 0c-22 0-23 35 0 35s23-35 0-35z">
          <text:p/>
        </draw:path>
        <draw:path draw:style-name="gr8" draw:text-style-name="P7" draw:layer="layout" svg:width="0.033cm" svg:height="0.034cm" svg:x="8.48cm" svg:y="20.584cm" svg:viewBox="0 0 34 35" svg:d="M17 0c-22 0-23 35 0 35s23-35 0-35z">
          <text:p/>
        </draw:path>
        <draw:path draw:style-name="gr8" draw:text-style-name="P7" draw:layer="layout" svg:width="0.033cm" svg:height="0.035cm" svg:x="8.978cm" svg:y="15.562cm" svg:viewBox="0 0 34 36" svg:d="M17 0c-23 0-23 36 0 36 22 0 22-36 0-36z">
          <text:p/>
        </draw:path>
        <draw:path draw:style-name="gr8" draw:text-style-name="P7" draw:layer="layout" svg:width="0.033cm" svg:height="0.034cm" svg:x="8.978cm" svg:y="16.065cm" svg:viewBox="0 0 34 35" svg:d="M17 0c-23 0-23 35 0 35 22 0 22-35 0-35z">
          <text:p/>
        </draw:path>
        <draw:path draw:style-name="gr8" draw:text-style-name="P7" draw:layer="layout" svg:width="0.033cm" svg:height="0.034cm" svg:x="8.978cm" svg:y="16.567cm" svg:viewBox="0 0 34 35" svg:d="M17 0c-23 0-23 35 0 35 22 0 22-35 0-35z">
          <text:p/>
        </draw:path>
        <draw:path draw:style-name="gr8" draw:text-style-name="P7" draw:layer="layout" svg:width="0.033cm" svg:height="0.034cm" svg:x="8.978cm" svg:y="17.069cm" svg:viewBox="0 0 34 35" svg:d="M17 0c-23 0-23 35 0 35 22 0 22-35 0-35z">
          <text:p/>
        </draw:path>
        <draw:path draw:style-name="gr8" draw:text-style-name="P7" draw:layer="layout" svg:width="0.033cm" svg:height="0.034cm" svg:x="8.978cm" svg:y="17.571cm" svg:viewBox="0 0 34 35" svg:d="M17 0c-23 0-23 35 0 35 22 0 22-35 0-35z">
          <text:p/>
        </draw:path>
        <draw:path draw:style-name="gr8" draw:text-style-name="P7" draw:layer="layout" svg:width="0.033cm" svg:height="0.034cm" svg:x="8.978cm" svg:y="18.073cm" svg:viewBox="0 0 34 35" svg:d="M17 0c-23 0-23 35 0 35 22 0 22-35 0-35z">
          <text:p/>
        </draw:path>
        <draw:path draw:style-name="gr8" draw:text-style-name="P7" draw:layer="layout" svg:width="0.033cm" svg:height="0.035cm" svg:x="8.978cm" svg:y="18.575cm" svg:viewBox="0 0 34 36" svg:d="M17 0c-23 0-23 36 0 36 22 0 22-36 0-36z">
          <text:p/>
        </draw:path>
        <draw:path draw:style-name="gr8" draw:text-style-name="P7" draw:layer="layout" svg:width="0.033cm" svg:height="0.034cm" svg:x="8.978cm" svg:y="19.078cm" svg:viewBox="0 0 34 35" svg:d="M17 0c-23 0-23 35 0 35 22 0 22-35 0-35z">
          <text:p/>
        </draw:path>
        <draw:path draw:style-name="gr8" draw:text-style-name="P7" draw:layer="layout" svg:width="0.033cm" svg:height="0.034cm" svg:x="8.978cm" svg:y="19.58cm" svg:viewBox="0 0 34 35" svg:d="M17 0c-23 0-23 35 0 35 22 0 22-35 0-35z">
          <text:p/>
        </draw:path>
        <draw:path draw:style-name="gr8" draw:text-style-name="P7" draw:layer="layout" svg:width="0.033cm" svg:height="0.034cm" svg:x="8.978cm" svg:y="20.082cm" svg:viewBox="0 0 34 35" svg:d="M17 0c-23 0-23 35 0 35 22 0 22-35 0-35z">
          <text:p/>
        </draw:path>
        <draw:path draw:style-name="gr8" draw:text-style-name="P7" draw:layer="layout" svg:width="0.033cm" svg:height="0.034cm" svg:x="8.978cm" svg:y="20.584cm" svg:viewBox="0 0 34 35" svg:d="M17 0c-23 0-23 35 0 35 22 0 22-35 0-35z">
          <text:p/>
        </draw:path>
        <draw:path draw:style-name="gr8" draw:text-style-name="P7" draw:layer="layout" svg:width="0.034cm" svg:height="0.035cm" svg:x="9.477cm" svg:y="15.562cm" svg:viewBox="0 0 35 36" svg:d="M17 0c-23 0-23 36 0 36s23-36 0-36z">
          <text:p/>
        </draw:path>
        <draw:path draw:style-name="gr8" draw:text-style-name="P7" draw:layer="layout" svg:width="0.034cm" svg:height="0.034cm" svg:x="9.477cm" svg:y="16.065cm" svg:viewBox="0 0 35 35" svg:d="M17 0c-23 0-23 35 0 35s23-35 0-35z">
          <text:p/>
        </draw:path>
        <draw:path draw:style-name="gr8" draw:text-style-name="P7" draw:layer="layout" svg:width="0.034cm" svg:height="0.034cm" svg:x="9.477cm" svg:y="16.567cm" svg:viewBox="0 0 35 35" svg:d="M17 0c-23 0-23 35 0 35s23-35 0-35z">
          <text:p/>
        </draw:path>
        <draw:path draw:style-name="gr8" draw:text-style-name="P7" draw:layer="layout" svg:width="0.034cm" svg:height="0.034cm" svg:x="9.477cm" svg:y="17.069cm" svg:viewBox="0 0 35 35" svg:d="M17 0c-23 0-23 35 0 35s23-35 0-35z">
          <text:p/>
        </draw:path>
        <draw:path draw:style-name="gr8" draw:text-style-name="P7" draw:layer="layout" svg:width="0.034cm" svg:height="0.034cm" svg:x="9.477cm" svg:y="17.571cm" svg:viewBox="0 0 35 35" svg:d="M17 0c-23 0-23 35 0 35s23-35 0-35z">
          <text:p/>
        </draw:path>
        <draw:path draw:style-name="gr8" draw:text-style-name="P7" draw:layer="layout" svg:width="0.034cm" svg:height="0.034cm" svg:x="9.477cm" svg:y="18.073cm" svg:viewBox="0 0 35 35" svg:d="M17 0c-23 0-23 35 0 35s23-35 0-35z">
          <text:p/>
        </draw:path>
        <draw:path draw:style-name="gr8" draw:text-style-name="P7" draw:layer="layout" svg:width="0.034cm" svg:height="0.035cm" svg:x="9.477cm" svg:y="18.575cm" svg:viewBox="0 0 35 36" svg:d="M17 0c-23 0-23 36 0 36s23-36 0-36z">
          <text:p/>
        </draw:path>
        <draw:path draw:style-name="gr8" draw:text-style-name="P7" draw:layer="layout" svg:width="0.034cm" svg:height="0.034cm" svg:x="9.477cm" svg:y="19.078cm" svg:viewBox="0 0 35 35" svg:d="M17 0c-23 0-23 35 0 35s23-35 0-35z">
          <text:p/>
        </draw:path>
        <draw:path draw:style-name="gr8" draw:text-style-name="P7" draw:layer="layout" svg:width="0.034cm" svg:height="0.034cm" svg:x="9.477cm" svg:y="19.58cm" svg:viewBox="0 0 35 35" svg:d="M17 0c-23 0-23 35 0 35s23-35 0-35z">
          <text:p/>
        </draw:path>
        <draw:path draw:style-name="gr8" draw:text-style-name="P7" draw:layer="layout" svg:width="0.034cm" svg:height="0.034cm" svg:x="9.477cm" svg:y="20.082cm" svg:viewBox="0 0 35 35" svg:d="M17 0c-23 0-23 35 0 35s23-35 0-35z">
          <text:p/>
        </draw:path>
        <draw:path draw:style-name="gr8" draw:text-style-name="P7" draw:layer="layout" svg:width="0.034cm" svg:height="0.034cm" svg:x="9.477cm" svg:y="20.584cm" svg:viewBox="0 0 35 35" svg:d="M17 0c-23 0-23 35 0 35s23-35 0-35z">
          <text:p/>
        </draw:path>
        <draw:path draw:style-name="gr8" draw:text-style-name="P7" draw:layer="layout" svg:width="0.034cm" svg:height="0.035cm" svg:x="9.976cm" svg:y="15.562cm" svg:viewBox="0 0 35 36" svg:d="M17 0c-23 0-23 36 0 36s23-36 0-36z">
          <text:p/>
        </draw:path>
        <draw:path draw:style-name="gr8" draw:text-style-name="P7" draw:layer="layout" svg:width="0.034cm" svg:height="0.034cm" svg:x="9.976cm" svg:y="16.065cm" svg:viewBox="0 0 35 35" svg:d="M17 0c-23 0-23 35 0 35s23-35 0-35z">
          <text:p/>
        </draw:path>
        <draw:path draw:style-name="gr8" draw:text-style-name="P7" draw:layer="layout" svg:width="0.034cm" svg:height="0.034cm" svg:x="9.976cm" svg:y="16.567cm" svg:viewBox="0 0 35 35" svg:d="M17 0c-23 0-23 35 0 35s23-35 0-35z">
          <text:p/>
        </draw:path>
        <draw:path draw:style-name="gr8" draw:text-style-name="P7" draw:layer="layout" svg:width="0.034cm" svg:height="0.034cm" svg:x="9.976cm" svg:y="17.069cm" svg:viewBox="0 0 35 35" svg:d="M17 0c-23 0-23 35 0 35s23-35 0-35z">
          <text:p/>
        </draw:path>
        <draw:path draw:style-name="gr8" draw:text-style-name="P7" draw:layer="layout" svg:width="0.034cm" svg:height="0.034cm" svg:x="9.976cm" svg:y="17.571cm" svg:viewBox="0 0 35 35" svg:d="M17 0c-23 0-23 35 0 35s23-35 0-35z">
          <text:p/>
        </draw:path>
        <draw:path draw:style-name="gr8" draw:text-style-name="P7" draw:layer="layout" svg:width="0.034cm" svg:height="0.034cm" svg:x="9.976cm" svg:y="18.073cm" svg:viewBox="0 0 35 35" svg:d="M17 0c-23 0-23 35 0 35s23-35 0-35z">
          <text:p/>
        </draw:path>
        <draw:path draw:style-name="gr8" draw:text-style-name="P7" draw:layer="layout" svg:width="0.034cm" svg:height="0.035cm" svg:x="9.976cm" svg:y="18.575cm" svg:viewBox="0 0 35 36" svg:d="M17 0c-23 0-23 36 0 36s23-36 0-36z">
          <text:p/>
        </draw:path>
        <draw:path draw:style-name="gr8" draw:text-style-name="P7" draw:layer="layout" svg:width="0.034cm" svg:height="0.034cm" svg:x="9.976cm" svg:y="19.078cm" svg:viewBox="0 0 35 35" svg:d="M17 0c-23 0-23 35 0 35s23-35 0-35z">
          <text:p/>
        </draw:path>
        <draw:path draw:style-name="gr8" draw:text-style-name="P7" draw:layer="layout" svg:width="0.034cm" svg:height="0.034cm" svg:x="9.976cm" svg:y="19.58cm" svg:viewBox="0 0 35 35" svg:d="M17 0c-23 0-23 35 0 35s23-35 0-35z">
          <text:p/>
        </draw:path>
        <draw:path draw:style-name="gr8" draw:text-style-name="P7" draw:layer="layout" svg:width="0.034cm" svg:height="0.034cm" svg:x="9.976cm" svg:y="20.082cm" svg:viewBox="0 0 35 35" svg:d="M17 0c-23 0-23 35 0 35s23-35 0-35z">
          <text:p/>
        </draw:path>
        <draw:path draw:style-name="gr8" draw:text-style-name="P7" draw:layer="layout" svg:width="0.034cm" svg:height="0.034cm" svg:x="9.976cm" svg:y="20.584cm" svg:viewBox="0 0 35 35" svg:d="M17 0c-23 0-23 35 0 35s23-35 0-35z">
          <text:p/>
        </draw:path>
        <draw:path draw:style-name="gr8" draw:text-style-name="P7" draw:layer="layout" svg:width="0.032cm" svg:height="0.035cm" svg:x="10.475cm" svg:y="15.562cm" svg:viewBox="0 0 33 36" svg:d="M16 0c-21 0-21 36 0 36 23 0 23-36 0-36z">
          <text:p/>
        </draw:path>
        <draw:path draw:style-name="gr8" draw:text-style-name="P7" draw:layer="layout" svg:width="0.032cm" svg:height="0.034cm" svg:x="10.475cm" svg:y="16.065cm" svg:viewBox="0 0 33 35" svg:d="M16 0c-21 0-21 35 0 35 23 0 23-35 0-35z">
          <text:p/>
        </draw:path>
        <draw:path draw:style-name="gr8" draw:text-style-name="P7" draw:layer="layout" svg:width="0.032cm" svg:height="0.034cm" svg:x="10.475cm" svg:y="16.567cm" svg:viewBox="0 0 33 35" svg:d="M16 0c-21 0-21 35 0 35 23 0 23-35 0-35z">
          <text:p/>
        </draw:path>
        <draw:path draw:style-name="gr8" draw:text-style-name="P7" draw:layer="layout" svg:width="0.032cm" svg:height="0.034cm" svg:x="10.475cm" svg:y="17.069cm" svg:viewBox="0 0 33 35" svg:d="M16 0c-21 0-21 35 0 35 23 0 23-35 0-35z">
          <text:p/>
        </draw:path>
        <draw:path draw:style-name="gr8" draw:text-style-name="P7" draw:layer="layout" svg:width="0.032cm" svg:height="0.034cm" svg:x="10.475cm" svg:y="17.571cm" svg:viewBox="0 0 33 35" svg:d="M16 0c-21 0-21 35 0 35 23 0 23-35 0-35z">
          <text:p/>
        </draw:path>
        <draw:path draw:style-name="gr8" draw:text-style-name="P7" draw:layer="layout" svg:width="0.032cm" svg:height="0.034cm" svg:x="10.475cm" svg:y="18.073cm" svg:viewBox="0 0 33 35" svg:d="M16 0c-21 0-21 35 0 35 23 0 23-35 0-35z">
          <text:p/>
        </draw:path>
        <draw:path draw:style-name="gr8" draw:text-style-name="P7" draw:layer="layout" svg:width="0.032cm" svg:height="0.035cm" svg:x="10.475cm" svg:y="18.575cm" svg:viewBox="0 0 33 36" svg:d="M16 0c-21 0-21 36 0 36 23 0 23-36 0-36z">
          <text:p/>
        </draw:path>
        <draw:path draw:style-name="gr8" draw:text-style-name="P7" draw:layer="layout" svg:width="0.032cm" svg:height="0.034cm" svg:x="10.475cm" svg:y="19.078cm" svg:viewBox="0 0 33 35" svg:d="M16 0c-21 0-21 35 0 35 23 0 23-35 0-35z">
          <text:p/>
        </draw:path>
        <draw:path draw:style-name="gr8" draw:text-style-name="P7" draw:layer="layout" svg:width="0.032cm" svg:height="0.034cm" svg:x="10.475cm" svg:y="19.58cm" svg:viewBox="0 0 33 35" svg:d="M16 0c-21 0-21 35 0 35 23 0 23-35 0-35z">
          <text:p/>
        </draw:path>
        <draw:path draw:style-name="gr8" draw:text-style-name="P7" draw:layer="layout" svg:width="0.032cm" svg:height="0.034cm" svg:x="10.475cm" svg:y="20.082cm" svg:viewBox="0 0 33 35" svg:d="M16 0c-21 0-21 35 0 35 23 0 23-35 0-35z">
          <text:p/>
        </draw:path>
        <draw:path draw:style-name="gr8" draw:text-style-name="P7" draw:layer="layout" svg:width="0.032cm" svg:height="0.034cm" svg:x="10.475cm" svg:y="20.584cm" svg:viewBox="0 0 33 35" svg:d="M16 0c-21 0-21 35 0 35 23 0 23-35 0-35z">
          <text:p/>
        </draw:path>
        <draw:path draw:style-name="gr8" draw:text-style-name="P7" draw:layer="layout" svg:width="0.033cm" svg:height="0.035cm" svg:x="10.975cm" svg:y="15.562cm" svg:viewBox="0 0 34 36" svg:d="M17 0c-23 0-23 36 0 36 22 0 22-36 0-36z">
          <text:p/>
        </draw:path>
        <draw:path draw:style-name="gr8" draw:text-style-name="P7" draw:layer="layout" svg:width="0.033cm" svg:height="0.034cm" svg:x="10.975cm" svg:y="16.065cm" svg:viewBox="0 0 34 35" svg:d="M17 0c-23 0-23 35 0 35 22 0 22-35 0-35z">
          <text:p/>
        </draw:path>
        <draw:path draw:style-name="gr8" draw:text-style-name="P7" draw:layer="layout" svg:width="0.033cm" svg:height="0.034cm" svg:x="10.975cm" svg:y="16.567cm" svg:viewBox="0 0 34 35" svg:d="M17 0c-23 0-23 35 0 35 22 0 22-35 0-35z">
          <text:p/>
        </draw:path>
        <draw:path draw:style-name="gr8" draw:text-style-name="P7" draw:layer="layout" svg:width="0.033cm" svg:height="0.034cm" svg:x="10.975cm" svg:y="17.069cm" svg:viewBox="0 0 34 35" svg:d="M17 0c-23 0-23 35 0 35 22 0 22-35 0-35z">
          <text:p/>
        </draw:path>
        <draw:path draw:style-name="gr8" draw:text-style-name="P7" draw:layer="layout" svg:width="0.033cm" svg:height="0.034cm" svg:x="10.975cm" svg:y="17.571cm" svg:viewBox="0 0 34 35" svg:d="M17 0c-23 0-23 35 0 35 22 0 22-35 0-35z">
          <text:p/>
        </draw:path>
        <draw:path draw:style-name="gr8" draw:text-style-name="P7" draw:layer="layout" svg:width="0.033cm" svg:height="0.034cm" svg:x="10.975cm" svg:y="18.073cm" svg:viewBox="0 0 34 35" svg:d="M17 0c-23 0-23 35 0 35 22 0 22-35 0-35z">
          <text:p/>
        </draw:path>
        <draw:path draw:style-name="gr8" draw:text-style-name="P7" draw:layer="layout" svg:width="0.033cm" svg:height="0.035cm" svg:x="10.975cm" svg:y="18.575cm" svg:viewBox="0 0 34 36" svg:d="M17 0c-23 0-23 36 0 36 22 0 22-36 0-36z">
          <text:p/>
        </draw:path>
        <draw:path draw:style-name="gr8" draw:text-style-name="P7" draw:layer="layout" svg:width="0.033cm" svg:height="0.034cm" svg:x="10.975cm" svg:y="19.078cm" svg:viewBox="0 0 34 35" svg:d="M17 0c-23 0-23 35 0 35 22 0 22-35 0-35z">
          <text:p/>
        </draw:path>
        <draw:path draw:style-name="gr8" draw:text-style-name="P7" draw:layer="layout" svg:width="0.033cm" svg:height="0.034cm" svg:x="10.975cm" svg:y="19.58cm" svg:viewBox="0 0 34 35" svg:d="M17 0c-23 0-23 35 0 35 22 0 22-35 0-35z">
          <text:p/>
        </draw:path>
        <draw:path draw:style-name="gr8" draw:text-style-name="P7" draw:layer="layout" svg:width="0.033cm" svg:height="0.034cm" svg:x="10.975cm" svg:y="20.082cm" svg:viewBox="0 0 34 35" svg:d="M17 0c-23 0-23 35 0 35 22 0 22-35 0-35z">
          <text:p/>
        </draw:path>
        <draw:path draw:style-name="gr8" draw:text-style-name="P7" draw:layer="layout" svg:width="0.033cm" svg:height="0.034cm" svg:x="10.975cm" svg:y="20.584cm" svg:viewBox="0 0 34 35" svg:d="M17 0c-23 0-23 35 0 35 22 0 22-35 0-35z">
          <text:p/>
        </draw:path>
        <draw:path draw:style-name="gr8" draw:text-style-name="P7" draw:layer="layout" svg:width="0.033cm" svg:height="0.035cm" svg:x="11.473cm" svg:y="15.562cm" svg:viewBox="0 0 34 36" svg:d="M17 0c-23 0-23 36 0 36 22 0 22-36 0-36z">
          <text:p/>
        </draw:path>
        <draw:path draw:style-name="gr8" draw:text-style-name="P7" draw:layer="layout" svg:width="0.033cm" svg:height="0.034cm" svg:x="11.473cm" svg:y="16.065cm" svg:viewBox="0 0 34 35" svg:d="M17 0c-23 0-23 35 0 35 22 0 22-35 0-35z">
          <text:p/>
        </draw:path>
        <draw:path draw:style-name="gr8" draw:text-style-name="P7" draw:layer="layout" svg:width="0.033cm" svg:height="0.034cm" svg:x="11.473cm" svg:y="16.567cm" svg:viewBox="0 0 34 35" svg:d="M17 0c-23 0-23 35 0 35 22 0 22-35 0-35z">
          <text:p/>
        </draw:path>
        <draw:path draw:style-name="gr8" draw:text-style-name="P7" draw:layer="layout" svg:width="0.033cm" svg:height="0.034cm" svg:x="11.473cm" svg:y="17.069cm" svg:viewBox="0 0 34 35" svg:d="M17 0c-23 0-23 35 0 35 22 0 22-35 0-35z">
          <text:p/>
        </draw:path>
        <draw:path draw:style-name="gr8" draw:text-style-name="P7" draw:layer="layout" svg:width="0.033cm" svg:height="0.034cm" svg:x="11.473cm" svg:y="17.571cm" svg:viewBox="0 0 34 35" svg:d="M17 0c-23 0-23 35 0 35 22 0 22-35 0-35z">
          <text:p/>
        </draw:path>
        <draw:path draw:style-name="gr8" draw:text-style-name="P7" draw:layer="layout" svg:width="0.033cm" svg:height="0.034cm" svg:x="11.473cm" svg:y="18.073cm" svg:viewBox="0 0 34 35" svg:d="M17 0c-23 0-23 35 0 35 22 0 22-35 0-35z">
          <text:p/>
        </draw:path>
        <draw:path draw:style-name="gr8" draw:text-style-name="P7" draw:layer="layout" svg:width="0.033cm" svg:height="0.035cm" svg:x="11.473cm" svg:y="18.575cm" svg:viewBox="0 0 34 36" svg:d="M17 0c-23 0-23 36 0 36 22 0 22-36 0-36z">
          <text:p/>
        </draw:path>
        <draw:path draw:style-name="gr8" draw:text-style-name="P7" draw:layer="layout" svg:width="0.033cm" svg:height="0.034cm" svg:x="11.473cm" svg:y="19.078cm" svg:viewBox="0 0 34 35" svg:d="M17 0c-23 0-23 35 0 35 22 0 22-35 0-35z">
          <text:p/>
        </draw:path>
        <draw:path draw:style-name="gr8" draw:text-style-name="P7" draw:layer="layout" svg:width="0.033cm" svg:height="0.034cm" svg:x="11.473cm" svg:y="19.58cm" svg:viewBox="0 0 34 35" svg:d="M17 0c-23 0-23 35 0 35 22 0 22-35 0-35z">
          <text:p/>
        </draw:path>
        <draw:path draw:style-name="gr8" draw:text-style-name="P7" draw:layer="layout" svg:width="0.033cm" svg:height="0.034cm" svg:x="11.473cm" svg:y="20.082cm" svg:viewBox="0 0 34 35" svg:d="M17 0c-23 0-23 35 0 35 22 0 22-35 0-35z">
          <text:p/>
        </draw:path>
        <draw:path draw:style-name="gr8" draw:text-style-name="P7" draw:layer="layout" svg:width="0.033cm" svg:height="0.034cm" svg:x="11.473cm" svg:y="20.584cm" svg:viewBox="0 0 34 35" svg:d="M17 0c-23 0-23 35 0 35 22 0 22-35 0-35z">
          <text:p/>
        </draw:path>
        <draw:path draw:style-name="gr8" draw:text-style-name="P7" draw:layer="layout" svg:width="0.033cm" svg:height="0.035cm" svg:x="11.972cm" svg:y="15.562cm" svg:viewBox="0 0 34 36" svg:d="M17 0c-23 0-23 36 0 36 22 0 22-36 0-36z">
          <text:p/>
        </draw:path>
        <draw:path draw:style-name="gr8" draw:text-style-name="P7" draw:layer="layout" svg:width="0.033cm" svg:height="0.034cm" svg:x="11.972cm" svg:y="16.065cm" svg:viewBox="0 0 34 35" svg:d="M17 0c-23 0-23 35 0 35 22 0 22-35 0-35z">
          <text:p/>
        </draw:path>
        <draw:path draw:style-name="gr8" draw:text-style-name="P7" draw:layer="layout" svg:width="0.033cm" svg:height="0.034cm" svg:x="11.972cm" svg:y="16.567cm" svg:viewBox="0 0 34 35" svg:d="M17 0c-23 0-23 35 0 35 22 0 22-35 0-35z">
          <text:p/>
        </draw:path>
        <draw:path draw:style-name="gr8" draw:text-style-name="P7" draw:layer="layout" svg:width="0.033cm" svg:height="0.034cm" svg:x="11.972cm" svg:y="17.069cm" svg:viewBox="0 0 34 35" svg:d="M17 0c-23 0-23 35 0 35 22 0 22-35 0-35z">
          <text:p/>
        </draw:path>
        <draw:path draw:style-name="gr8" draw:text-style-name="P7" draw:layer="layout" svg:width="0.033cm" svg:height="0.034cm" svg:x="11.972cm" svg:y="17.571cm" svg:viewBox="0 0 34 35" svg:d="M17 0c-23 0-23 35 0 35 22 0 22-35 0-35z">
          <text:p/>
        </draw:path>
        <draw:path draw:style-name="gr8" draw:text-style-name="P7" draw:layer="layout" svg:width="0.033cm" svg:height="0.034cm" svg:x="11.972cm" svg:y="18.073cm" svg:viewBox="0 0 34 35" svg:d="M17 0c-23 0-23 35 0 35 22 0 22-35 0-35z">
          <text:p/>
        </draw:path>
        <draw:path draw:style-name="gr8" draw:text-style-name="P7" draw:layer="layout" svg:width="0.033cm" svg:height="0.035cm" svg:x="11.972cm" svg:y="18.575cm" svg:viewBox="0 0 34 36" svg:d="M17 0c-23 0-23 36 0 36 22 0 22-36 0-36z">
          <text:p/>
        </draw:path>
        <draw:path draw:style-name="gr8" draw:text-style-name="P7" draw:layer="layout" svg:width="0.033cm" svg:height="0.034cm" svg:x="11.972cm" svg:y="19.078cm" svg:viewBox="0 0 34 35" svg:d="M17 0c-23 0-23 35 0 35 22 0 22-35 0-35z">
          <text:p/>
        </draw:path>
        <draw:path draw:style-name="gr8" draw:text-style-name="P7" draw:layer="layout" svg:width="0.033cm" svg:height="0.034cm" svg:x="11.972cm" svg:y="19.58cm" svg:viewBox="0 0 34 35" svg:d="M17 0c-23 0-23 35 0 35 22 0 22-35 0-35z">
          <text:p/>
        </draw:path>
        <draw:path draw:style-name="gr8" draw:text-style-name="P7" draw:layer="layout" svg:width="0.033cm" svg:height="0.034cm" svg:x="11.972cm" svg:y="20.082cm" svg:viewBox="0 0 34 35" svg:d="M17 0c-23 0-23 35 0 35 22 0 22-35 0-35z">
          <text:p/>
        </draw:path>
        <draw:path draw:style-name="gr8" draw:text-style-name="P7" draw:layer="layout" svg:width="0.033cm" svg:height="0.034cm" svg:x="11.972cm" svg:y="20.584cm" svg:viewBox="0 0 34 35" svg:d="M17 0c-23 0-23 35 0 35 22 0 22-35 0-35z">
          <text:p/>
        </draw:path>
        <draw:path draw:style-name="gr8" draw:text-style-name="P7" draw:layer="layout" svg:width="0.034cm" svg:height="0.035cm" svg:x="12.47cm" svg:y="15.562cm" svg:viewBox="0 0 35 36" svg:d="M17 0c-23 0-23 36 0 36s23-36 0-36z">
          <text:p/>
        </draw:path>
        <draw:path draw:style-name="gr8" draw:text-style-name="P7" draw:layer="layout" svg:width="0.034cm" svg:height="0.034cm" svg:x="12.47cm" svg:y="16.065cm" svg:viewBox="0 0 35 35" svg:d="M17 0c-23 0-23 35 0 35s23-35 0-35z">
          <text:p/>
        </draw:path>
        <draw:path draw:style-name="gr8" draw:text-style-name="P7" draw:layer="layout" svg:width="0.034cm" svg:height="0.034cm" svg:x="12.47cm" svg:y="16.567cm" svg:viewBox="0 0 35 35" svg:d="M17 0c-23 0-23 35 0 35s23-35 0-35z">
          <text:p/>
        </draw:path>
        <draw:path draw:style-name="gr8" draw:text-style-name="P7" draw:layer="layout" svg:width="0.034cm" svg:height="0.034cm" svg:x="12.47cm" svg:y="17.069cm" svg:viewBox="0 0 35 35" svg:d="M17 0c-23 0-23 35 0 35s23-35 0-35z">
          <text:p/>
        </draw:path>
        <draw:path draw:style-name="gr8" draw:text-style-name="P7" draw:layer="layout" svg:width="0.034cm" svg:height="0.034cm" svg:x="12.47cm" svg:y="17.571cm" svg:viewBox="0 0 35 35" svg:d="M17 0c-23 0-23 35 0 35s23-35 0-35z">
          <text:p/>
        </draw:path>
        <draw:path draw:style-name="gr8" draw:text-style-name="P7" draw:layer="layout" svg:width="0.034cm" svg:height="0.034cm" svg:x="12.47cm" svg:y="18.073cm" svg:viewBox="0 0 35 35" svg:d="M17 0c-23 0-23 35 0 35s23-35 0-35z">
          <text:p/>
        </draw:path>
        <draw:path draw:style-name="gr8" draw:text-style-name="P7" draw:layer="layout" svg:width="0.034cm" svg:height="0.035cm" svg:x="12.47cm" svg:y="18.575cm" svg:viewBox="0 0 35 36" svg:d="M17 0c-23 0-23 36 0 36s23-36 0-36z">
          <text:p/>
        </draw:path>
        <draw:path draw:style-name="gr8" draw:text-style-name="P7" draw:layer="layout" svg:width="0.034cm" svg:height="0.034cm" svg:x="12.47cm" svg:y="19.078cm" svg:viewBox="0 0 35 35" svg:d="M17 0c-23 0-23 35 0 35s23-35 0-35z">
          <text:p/>
        </draw:path>
        <draw:path draw:style-name="gr8" draw:text-style-name="P7" draw:layer="layout" svg:width="0.034cm" svg:height="0.034cm" svg:x="12.47cm" svg:y="19.58cm" svg:viewBox="0 0 35 35" svg:d="M17 0c-23 0-23 35 0 35s23-35 0-35z">
          <text:p/>
        </draw:path>
        <draw:path draw:style-name="gr8" draw:text-style-name="P7" draw:layer="layout" svg:width="0.034cm" svg:height="0.034cm" svg:x="12.47cm" svg:y="20.082cm" svg:viewBox="0 0 35 35" svg:d="M17 0c-23 0-23 35 0 35s23-35 0-35z">
          <text:p/>
        </draw:path>
        <draw:path draw:style-name="gr8" draw:text-style-name="P7" draw:layer="layout" svg:width="0.034cm" svg:height="0.034cm" svg:x="12.47cm" svg:y="20.584cm" svg:viewBox="0 0 35 35" svg:d="M17 0c-23 0-23 35 0 35s23-35 0-35z">
          <text:p/>
        </draw:path>
        <draw:path draw:style-name="gr8" draw:text-style-name="P7" draw:layer="layout" svg:width="0.033cm" svg:height="0.035cm" svg:x="12.97cm" svg:y="15.562cm" svg:viewBox="0 0 34 36" svg:d="M17 0c-23 0-23 36 0 36 22 0 22-36 0-36z">
          <text:p/>
        </draw:path>
        <draw:path draw:style-name="gr8" draw:text-style-name="P7" draw:layer="layout" svg:width="0.033cm" svg:height="0.034cm" svg:x="12.97cm" svg:y="16.065cm" svg:viewBox="0 0 34 35" svg:d="M17 0c-23 0-23 35 0 35 22 0 22-35 0-35z">
          <text:p/>
        </draw:path>
        <draw:path draw:style-name="gr8" draw:text-style-name="P7" draw:layer="layout" svg:width="0.033cm" svg:height="0.034cm" svg:x="12.97cm" svg:y="16.567cm" svg:viewBox="0 0 34 35" svg:d="M17 0c-23 0-23 35 0 35 22 0 22-35 0-35z">
          <text:p/>
        </draw:path>
        <draw:path draw:style-name="gr8" draw:text-style-name="P7" draw:layer="layout" svg:width="0.033cm" svg:height="0.034cm" svg:x="12.97cm" svg:y="17.069cm" svg:viewBox="0 0 34 35" svg:d="M17 0c-23 0-23 35 0 35 22 0 22-35 0-35z">
          <text:p/>
        </draw:path>
        <draw:path draw:style-name="gr8" draw:text-style-name="P7" draw:layer="layout" svg:width="0.033cm" svg:height="0.034cm" svg:x="12.97cm" svg:y="17.571cm" svg:viewBox="0 0 34 35" svg:d="M17 0c-23 0-23 35 0 35 22 0 22-35 0-35z">
          <text:p/>
        </draw:path>
        <draw:path draw:style-name="gr8" draw:text-style-name="P7" draw:layer="layout" svg:width="0.033cm" svg:height="0.034cm" svg:x="12.97cm" svg:y="18.073cm" svg:viewBox="0 0 34 35" svg:d="M17 0c-23 0-23 35 0 35 22 0 22-35 0-35z">
          <text:p/>
        </draw:path>
        <draw:path draw:style-name="gr8" draw:text-style-name="P7" draw:layer="layout" svg:width="0.033cm" svg:height="0.035cm" svg:x="12.97cm" svg:y="18.575cm" svg:viewBox="0 0 34 36" svg:d="M17 0c-23 0-23 36 0 36 22 0 22-36 0-36z">
          <text:p/>
        </draw:path>
        <draw:path draw:style-name="gr8" draw:text-style-name="P7" draw:layer="layout" svg:width="0.033cm" svg:height="0.034cm" svg:x="12.97cm" svg:y="19.078cm" svg:viewBox="0 0 34 35" svg:d="M17 0c-23 0-23 35 0 35 22 0 22-35 0-35z">
          <text:p/>
        </draw:path>
        <draw:path draw:style-name="gr8" draw:text-style-name="P7" draw:layer="layout" svg:width="0.033cm" svg:height="0.034cm" svg:x="12.97cm" svg:y="19.58cm" svg:viewBox="0 0 34 35" svg:d="M17 0c-23 0-23 35 0 35 22 0 22-35 0-35z">
          <text:p/>
        </draw:path>
        <draw:path draw:style-name="gr8" draw:text-style-name="P7" draw:layer="layout" svg:width="0.033cm" svg:height="0.034cm" svg:x="12.97cm" svg:y="20.082cm" svg:viewBox="0 0 34 35" svg:d="M17 0c-23 0-23 35 0 35 22 0 22-35 0-35z">
          <text:p/>
        </draw:path>
        <draw:path draw:style-name="gr8" draw:text-style-name="P7" draw:layer="layout" svg:width="0.033cm" svg:height="0.034cm" svg:x="12.97cm" svg:y="20.584cm" svg:viewBox="0 0 34 35" svg:d="M17 0c-23 0-23 35 0 35 22 0 22-35 0-35z">
          <text:p/>
        </draw:path>
        <draw:path draw:style-name="gr8" draw:text-style-name="P7" draw:layer="layout" svg:width="0.032cm" svg:height="0.035cm" svg:x="13.469cm" svg:y="15.562cm" svg:viewBox="0 0 33 36" svg:d="M16 0c-21 0-21 36 0 36 23 0 23-36 0-36z">
          <text:p/>
        </draw:path>
        <draw:path draw:style-name="gr8" draw:text-style-name="P7" draw:layer="layout" svg:width="0.032cm" svg:height="0.034cm" svg:x="13.469cm" svg:y="16.065cm" svg:viewBox="0 0 33 35" svg:d="M16 0c-21 0-21 35 0 35 23 0 23-35 0-35z">
          <text:p/>
        </draw:path>
        <draw:path draw:style-name="gr8" draw:text-style-name="P7" draw:layer="layout" svg:width="0.032cm" svg:height="0.034cm" svg:x="13.469cm" svg:y="16.567cm" svg:viewBox="0 0 33 35" svg:d="M16 0c-21 0-21 35 0 35 23 0 23-35 0-35z">
          <text:p/>
        </draw:path>
        <draw:path draw:style-name="gr8" draw:text-style-name="P7" draw:layer="layout" svg:width="0.032cm" svg:height="0.034cm" svg:x="13.469cm" svg:y="17.069cm" svg:viewBox="0 0 33 35" svg:d="M16 0c-21 0-21 35 0 35 23 0 23-35 0-35z">
          <text:p/>
        </draw:path>
        <draw:path draw:style-name="gr8" draw:text-style-name="P7" draw:layer="layout" svg:width="0.032cm" svg:height="0.034cm" svg:x="13.469cm" svg:y="17.571cm" svg:viewBox="0 0 33 35" svg:d="M16 0c-21 0-21 35 0 35 23 0 23-35 0-35z">
          <text:p/>
        </draw:path>
        <draw:path draw:style-name="gr8" draw:text-style-name="P7" draw:layer="layout" svg:width="0.032cm" svg:height="0.034cm" svg:x="13.469cm" svg:y="18.073cm" svg:viewBox="0 0 33 35" svg:d="M16 0c-21 0-21 35 0 35 23 0 23-35 0-35z">
          <text:p/>
        </draw:path>
        <draw:path draw:style-name="gr8" draw:text-style-name="P7" draw:layer="layout" svg:width="0.032cm" svg:height="0.035cm" svg:x="13.469cm" svg:y="18.575cm" svg:viewBox="0 0 33 36" svg:d="M16 0c-21 0-21 36 0 36 23 0 23-36 0-36z">
          <text:p/>
        </draw:path>
        <draw:path draw:style-name="gr8" draw:text-style-name="P7" draw:layer="layout" svg:width="0.032cm" svg:height="0.034cm" svg:x="13.469cm" svg:y="19.078cm" svg:viewBox="0 0 33 35" svg:d="M16 0c-21 0-21 35 0 35 23 0 23-35 0-35z">
          <text:p/>
        </draw:path>
        <draw:path draw:style-name="gr8" draw:text-style-name="P7" draw:layer="layout" svg:width="0.032cm" svg:height="0.034cm" svg:x="13.469cm" svg:y="19.58cm" svg:viewBox="0 0 33 35" svg:d="M16 0c-21 0-21 35 0 35 23 0 23-35 0-35z">
          <text:p/>
        </draw:path>
        <draw:path draw:style-name="gr8" draw:text-style-name="P7" draw:layer="layout" svg:width="0.032cm" svg:height="0.034cm" svg:x="13.469cm" svg:y="20.082cm" svg:viewBox="0 0 33 35" svg:d="M16 0c-21 0-21 35 0 35 23 0 23-35 0-35z">
          <text:p/>
        </draw:path>
        <draw:path draw:style-name="gr8" draw:text-style-name="P7" draw:layer="layout" svg:width="0.032cm" svg:height="0.034cm" svg:x="13.469cm" svg:y="20.584cm" svg:viewBox="0 0 33 35" svg:d="M16 0c-21 0-21 35 0 35 23 0 23-35 0-35z">
          <text:p/>
        </draw:path>
        <draw:path draw:style-name="gr8" draw:text-style-name="P7" draw:layer="layout" svg:width="0.034cm" svg:height="0.034cm" svg:x="0.997cm" svg:y="16.063cm" svg:viewBox="0 0 35 35" svg:d="M17 0c-23 0-23 35 0 35s23-35 0-35z">
          <text:p/>
        </draw:path>
        <draw:path draw:style-name="gr8" draw:text-style-name="P7" draw:layer="layout" svg:width="0.034cm" svg:height="0.034cm" svg:x="0.997cm" svg:y="16.565cm" svg:viewBox="0 0 35 35" svg:d="M17 0c-23 0-23 35 0 35s23-35 0-35z">
          <text:p/>
        </draw:path>
        <draw:path draw:style-name="gr8" draw:text-style-name="P7" draw:layer="layout" svg:width="0.034cm" svg:height="0.034cm" svg:x="0.997cm" svg:y="17.067cm" svg:viewBox="0 0 35 35" svg:d="M17 0c-23 0-23 35 0 35s23-35 0-35z">
          <text:p/>
        </draw:path>
        <draw:path draw:style-name="gr8" draw:text-style-name="P7" draw:layer="layout" svg:width="0.034cm" svg:height="0.034cm" svg:x="0.997cm" svg:y="17.569cm" svg:viewBox="0 0 35 35" svg:d="M17 0c-23 0-23 35 0 35s23-35 0-35z">
          <text:p/>
        </draw:path>
        <draw:path draw:style-name="gr8" draw:text-style-name="P7" draw:layer="layout" svg:width="0.034cm" svg:height="0.034cm" svg:x="0.997cm" svg:y="18.071cm" svg:viewBox="0 0 35 35" svg:d="M17 0c-23 0-23 35 0 35s23-35 0-35z">
          <text:p/>
        </draw:path>
        <draw:path draw:style-name="gr8" draw:text-style-name="P7" draw:layer="layout" svg:width="0.034cm" svg:height="0.035cm" svg:x="0.997cm" svg:y="18.573cm" svg:viewBox="0 0 35 36" svg:d="M17 0c-23 0-23 36 0 36s23-36 0-36z">
          <text:p/>
        </draw:path>
        <draw:path draw:style-name="gr8" draw:text-style-name="P7" draw:layer="layout" svg:width="0.034cm" svg:height="0.034cm" svg:x="0.997cm" svg:y="19.076cm" svg:viewBox="0 0 35 35" svg:d="M17 0c-23 0-23 35 0 35s23-35 0-35z">
          <text:p/>
        </draw:path>
        <draw:path draw:style-name="gr8" draw:text-style-name="P7" draw:layer="layout" svg:width="0.034cm" svg:height="0.034cm" svg:x="0.997cm" svg:y="19.578cm" svg:viewBox="0 0 35 35" svg:d="M17 0c-23 0-23 35 0 35s23-35 0-35z">
          <text:p/>
        </draw:path>
        <draw:path draw:style-name="gr8" draw:text-style-name="P7" draw:layer="layout" svg:width="0.034cm" svg:height="0.034cm" svg:x="0.997cm" svg:y="20.08cm" svg:viewBox="0 0 35 35" svg:d="M17 0c-23 0-23 35 0 35s23-35 0-35z">
          <text:p/>
        </draw:path>
        <draw:path draw:style-name="gr8" draw:text-style-name="P7" draw:layer="layout" svg:width="0.034cm" svg:height="0.034cm" svg:x="0.997cm" svg:y="20.582cm" svg:viewBox="0 0 35 35" svg:d="M17 0c-23 0-23 35 0 35s23-35 0-35z">
          <text:p/>
        </draw:path>
        <draw:frame draw:style-name="gr7" draw:text-style-name="P8" draw:layer="layout" svg:width="1.316cm" svg:height="0.671cm" svg:x="1.261cm" svg:y="15.379cm">
          <draw:text-box>
            <text:p text:style-name="P2"><text:span text:style-name="T5">Notas</text:span></text:p>
          </draw:text-box>
        </draw:frame>
        <draw:path draw:style-name="gr30" draw:text-style-name="P13" draw:layer="layout" svg:width="0.357cm" svg:height="11.561cm" svg:x="1.001cm" svg:y="2.119cm" svg:viewBox="0 0 358 11562" svg:d="M86 219c42 0 76-22 76-58 0-28-24-47-51-55 25-7 48-23 48-51 0-38-38-55-73-55s-73 17-73 55c0 28 23 44 47 51-26 8-50 27-50 55 0 37 34 58 76 58zM86 95c-13-2-46-11-46-36 0-22 20-35 46-35 25 0 46 13 46 35 0 25-33 34-46 36zM86 195c-27 0-50-13-50-36 0-28 37-40 50-41 13 1 49 13 49 41 0 23-23 36-49 36zM79 1092c59 0 86-52 86-109 0-58-23-110-82-110-46 0-74 33-74 69 0 45 31 68 70 68 27 0 50-18 59-33 1 3 1 6 1 9 0 40-17 82-60 82-22 0-35-8-46-21l-13 20c13 15 32 25 59 25zM85 987c-28 0-49-14-49-46 0-20 16-44 48-44 37 0 51 32 53 59-11 18-31 31-52 31zM76 1961v-212h-23l-53 55 16 16 34-36v177zM197 1965c58 0 81-58 81-110 0-51-23-109-81-109-59 0-81 58-81 109 0 52 22 110 81 110zM197 1941c-41 0-54-43-54-86 0-42 13-85 54-85 40 0 54 43 54 85 0 43-14 86-54 86zM76 2834v-212h-23l-53 55 16 16 34-36v177zM182 2834v-212h-23l-53 55 16 16 34-36v177zM76 3707v-212h-23l-53 55 16 16 34-36v177zM262 3707v-24h-104c59-46 103-86 103-129 0-42-36-62-71-62-30 0-58 12-74 33l16 17c13-16 33-26 58-26 22 0 44 11 44 38 0 37-41 72-118 132v21zM76 4580v-212h-23l-53 55 16 16 34-36v177zM184 4584c47 0 75-26 75-61 0-34-30-51-49-52 20-4 46-19 46-50 0-35-31-56-72-56-33 0-57 14-73 33l15 16c16-17 33-25 56-25 26 0 47 12 47 36s-22 34-49 34c-8 0-18 0-22 0v24c3 0 13 0 22 0 31 0 53 11 53 38 0 24-19 39-50 39-25 0-46-11-59-28l-15 17c13 19 39 35 75 35zM76 5453v-212h-23l-53 55 16 16 34-36v177zM237 5453v-54h30v-23h-30v-135h-37l-90 136v22h100v54zM210 5376h-74l74-110zM76 6325v-212h-23l-53 55 16 16 34-36v177zM195 6329c43 0 75-27 75-70 0-44-32-68-67-68-21 0-39 9-50 19v-73h104v-24h-130v114l19 7c15-14 31-20 49-20 29 0 49 18 49 46 0 26-20 45-49 45-26 0-44-10-58-28l-17 18c16 21 39 34 75 34zM76 7199v-212h-23l-53 55 16 16 34-36v177zM197 7203c47 0 75-32 75-69 0-45-31-68-70-68-27 0-51 18-60 33 0-3 0-5 0-8 0-42 19-83 60-83 22 0 34 8 45 21l14-20c-13-14-32-25-59-25-60 0-86 52-86 110 0 57 22 109 81 109zM196 7179c-37 0-51-32-53-58 12-19 32-32 53-32 27 0 49 15 49 46 0 20-16 44-49 44zM76 8071v-212h-23l-53 55 16 16 34-36v177zM167 8071l87-194v-18h-145v24h114l-85 188zM76 8944v-212h-23l-53 55 16 16 34-36v177zM192 8948c42 0 76-22 76-58 0-28-24-47-51-55 25-7 48-23 48-51 0-38-38-55-73-55s-73 17-73 55c0 28 23 44 47 51-26 8-50 27-50 55 0 37 34 58 76 58zM192 8824c-13-2-46-11-46-36 0-22 20-35 46-35 25 0 46 13 46 35 0 25-33 34-46 36zM192 8924c-27 0-50-13-50-36 0-28 37-40 50-41 13 1 49 13 49 41 0 23-23 36-49 36zM76 9817v-212h-23l-53 55 16 16 34-36v177zM185 9820c59 0 86-52 86-109 0-58-23-110-82-110-46 0-74 33-74 69 0 45 31 68 70 68 27 0 50-18 59-33 1 3 1 6 1 9 0 40-17 82-60 82-22 0-35-8-46-21l-13 20c13 15 32 25 59 25zM191 9715c-28 0-49-14-49-46 0-20 16-44 48-44 37 0 51 32 53 59-11 18-31 31-52 31zM156 10690v-24h-104c59-46 103-86 103-129 0-42-36-62-71-62-30 0-58 12-74 33l16 17c13-16 33-26 58-26 22 0 44 11 44 38 0 37-41 72-118 132v21zM277 10694c58 0 81-58 81-110 0-51-23-109-81-109-59 0-81 58-81 109 0 52 22 110 81 110zM277 10670c-41 0-54-43-54-86 0-42 13-85 54-85 40 0 54 43 54 85 0 43-14 86-54 86zM156 11562v-24h-104c59-46 103-86 103-129 0-42-36-62-71-62-30 0-58 12-74 33l16 17c13-16 33-26 58-26 22 0 44 11 44 38 0 37-41 72-118 132v21zM262 11562v-212h-23l-53 55 16 16 34-36v177z">
          <text:p/>
        </draw:path>
        <draw:g>
          <draw:frame draw:style-name="gr13" draw:text-style-name="P10" draw:layer="layout" svg:width="0.198cm" svg:height="0.268cm" svg:x="23.088cm" svg:y="16.712cm">
            <draw:text-box>
              <text:p text:style-name="P2"><text:span text:style-name="T6">L</text:span></text:p>
            </draw:text-box>
          </draw:frame>
          <draw:frame draw:style-name="gr13" draw:text-style-name="P10" draw:layer="layout" svg:width="0.198cm" svg:height="0.268cm" svg:x="23.571cm" svg:y="16.712cm">
            <draw:text-box>
              <text:p text:style-name="P2"><text:span text:style-name="T6">M</text:span></text:p>
            </draw:text-box>
          </draw:frame>
          <draw:frame draw:style-name="gr13" draw:text-style-name="P10" draw:layer="layout" svg:width="0.198cm" svg:height="0.268cm" svg:x="24.083cm" svg:y="16.712cm">
            <draw:text-box>
              <text:p text:style-name="P2"><text:span text:style-name="T6">M</text:span></text:p>
            </draw:text-box>
          </draw:frame>
          <draw:frame draw:style-name="gr13" draw:text-style-name="P10" draw:layer="layout" svg:width="0.198cm" svg:height="0.268cm" svg:x="24.631cm" svg:y="16.712cm">
            <draw:text-box>
              <text:p text:style-name="P2"><text:span text:style-name="T6">J</text:span></text:p>
            </draw:text-box>
          </draw:frame>
          <draw:frame draw:style-name="gr13" draw:text-style-name="P10" draw:layer="layout" svg:width="0.198cm" svg:height="0.268cm" svg:x="25.126cm" svg:y="16.712cm">
            <draw:text-box>
              <text:p text:style-name="P2"><text:span text:style-name="T6">V</text:span></text:p>
            </draw:text-box>
          </draw:frame>
          <draw:frame draw:style-name="gr13" draw:text-style-name="P10" draw:layer="layout" svg:width="0.198cm" svg:height="0.268cm" svg:x="25.647cm" svg:y="16.712cm">
            <draw:text-box>
              <text:p text:style-name="P2"><text:span text:style-name="T6">S</text:span></text:p>
            </draw:text-box>
          </draw:frame>
          <draw:frame draw:style-name="gr13" draw:text-style-name="P10" draw:layer="layout" svg:width="0.198cm" svg:height="0.268cm" svg:x="26.148cm" svg:y="16.712cm">
            <draw:text-box>
              <text:p text:style-name="P2"><text:span text:style-name="T6">D</text:span></text:p>
            </draw:text-box>
          </draw:frame>
          <draw:line draw:style-name="gr1" draw:text-style-name="P1" draw:layer="layout" svg:x1="22.862cm" svg:y1="17.057cm" svg:x2="26.33cm" svg:y2="17.057cm">
            <text:p/>
          </draw:line>
        </draw:g>
        <draw:frame draw:style-name="gr14" draw:text-style-name="P10" draw:layer="layout" svg:width="0.198cm" svg:height="0.26cm" svg:x="24.681cm" svg:y="18.027cm">
          <draw:text-box>
            <text:p text:style-name="P2"><text:span text:style-name="T6">6</text:span></text:p>
          </draw:text-box>
        </draw:frame>
        <draw:frame draw:style-name="gr14" draw:text-style-name="P10" draw:layer="layout" svg:width="0.198cm" svg:height="0.26cm" svg:x="25.169cm" svg:y="18.027cm">
          <draw:text-box>
            <text:p text:style-name="P2"><text:span text:style-name="T6">7</text:span></text:p>
          </draw:text-box>
        </draw:frame>
        <draw:frame draw:style-name="gr14" draw:text-style-name="P10" draw:layer="layout" svg:width="0.198cm" svg:height="0.26cm" svg:x="25.687cm" svg:y="18.027cm">
          <draw:text-box>
            <text:p text:style-name="P2"><text:span text:style-name="T6">8</text:span></text:p>
          </draw:text-box>
        </draw:frame>
        <draw:frame draw:style-name="gr14" draw:text-style-name="P10" draw:layer="layout" svg:width="0.198cm" svg:height="0.26cm" svg:x="26.199cm" svg:y="18.027cm">
          <draw:text-box>
            <text:p text:style-name="P2"><text:span text:style-name="T6">9</text:span></text:p>
          </draw:text-box>
        </draw:frame>
        <draw:frame draw:style-name="gr15" draw:text-style-name="P10" draw:layer="layout" svg:width="0.205cm" svg:height="0.26cm" svg:x="23.115cm" svg:y="18.613cm">
          <draw:text-box>
            <text:p text:style-name="P2"><text:span text:style-name="T6">10</text:span></text:p>
          </draw:text-box>
        </draw:frame>
        <draw:frame draw:style-name="gr14" draw:text-style-name="P10" draw:layer="layout" svg:width="0.198cm" svg:height="0.26cm" svg:x="23.629cm" svg:y="18.613cm">
          <draw:text-box>
            <text:p text:style-name="P2"><text:span text:style-name="T6">11</text:span></text:p>
          </draw:text-box>
        </draw:frame>
        <draw:frame draw:style-name="gr14" draw:text-style-name="P10" draw:layer="layout" svg:width="0.198cm" svg:height="0.26cm" svg:x="24.15cm" svg:y="18.613cm">
          <draw:text-box>
            <text:p text:style-name="P2"><text:span text:style-name="T6">12</text:span></text:p>
          </draw:text-box>
        </draw:frame>
        <draw:frame draw:style-name="gr14" draw:text-style-name="P10" draw:layer="layout" svg:width="0.198cm" svg:height="0.26cm" svg:x="24.656cm" svg:y="18.613cm">
          <draw:text-box>
            <text:p text:style-name="P2"><text:span text:style-name="T6">13</text:span></text:p>
          </draw:text-box>
        </draw:frame>
        <draw:frame draw:style-name="gr14" draw:text-style-name="P10" draw:layer="layout" svg:width="0.198cm" svg:height="0.26cm" svg:x="25.169cm" svg:y="18.613cm">
          <draw:text-box>
            <text:p text:style-name="P2"><text:span text:style-name="T6">14</text:span></text:p>
          </draw:text-box>
        </draw:frame>
        <draw:frame draw:style-name="gr16" draw:text-style-name="P10" draw:layer="layout" svg:width="0.257cm" svg:height="0.26cm" svg:x="25.647cm" svg:y="18.613cm">
          <draw:text-box>
            <text:p text:style-name="P2"><text:span text:style-name="T6">15</text:span></text:p>
          </draw:text-box>
        </draw:frame>
        <draw:frame draw:style-name="gr16" draw:text-style-name="P10" draw:layer="layout" svg:width="0.257cm" svg:height="0.26cm" svg:x="26.188cm" svg:y="18.613cm">
          <draw:text-box>
            <text:p text:style-name="P2"><text:span text:style-name="T6">16</text:span></text:p>
          </draw:text-box>
        </draw:frame>
        <draw:frame draw:style-name="gr16" draw:text-style-name="P10" draw:layer="layout" svg:width="0.257cm" svg:height="0.26cm" svg:x="23.082cm" svg:y="19.201cm">
          <draw:text-box>
            <text:p text:style-name="P2"><text:span text:style-name="T6">17</text:span></text:p>
          </draw:text-box>
        </draw:frame>
        <draw:frame draw:style-name="gr16" draw:text-style-name="P10" draw:layer="layout" svg:width="0.257cm" svg:height="0.26cm" svg:x="23.598cm" svg:y="19.201cm">
          <draw:text-box>
            <text:p text:style-name="P2"><text:span text:style-name="T6">18</text:span></text:p>
          </draw:text-box>
        </draw:frame>
        <draw:frame draw:style-name="gr16" draw:text-style-name="P10" draw:layer="layout" svg:width="0.257cm" svg:height="0.26cm" svg:x="24.112cm" svg:y="19.201cm">
          <draw:text-box>
            <text:p text:style-name="P2"><text:span text:style-name="T6">19</text:span></text:p>
          </draw:text-box>
        </draw:frame>
        <draw:frame draw:style-name="gr16" draw:text-style-name="P10" draw:layer="layout" svg:width="0.257cm" svg:height="0.26cm" svg:x="24.623cm" svg:y="19.201cm">
          <draw:text-box>
            <text:p text:style-name="P2"><text:span text:style-name="T6">20</text:span></text:p>
          </draw:text-box>
        </draw:frame>
        <draw:frame draw:style-name="gr16" draw:text-style-name="P10" draw:layer="layout" svg:width="0.257cm" svg:height="0.26cm" svg:x="25.135cm" svg:y="19.201cm">
          <draw:text-box>
            <text:p text:style-name="P2"><text:span text:style-name="T6">21</text:span></text:p>
          </draw:text-box>
        </draw:frame>
        <draw:frame draw:style-name="gr16" draw:text-style-name="P10" draw:layer="layout" svg:width="0.257cm" svg:height="0.26cm" svg:x="25.656cm" svg:y="19.201cm">
          <draw:text-box>
            <text:p text:style-name="P2"><text:span text:style-name="T6">22</text:span></text:p>
          </draw:text-box>
        </draw:frame>
        <draw:frame draw:style-name="gr16" draw:text-style-name="P10" draw:layer="layout" svg:width="0.257cm" svg:height="0.26cm" svg:x="26.163cm" svg:y="19.201cm">
          <draw:text-box>
            <text:p text:style-name="P2"><text:span text:style-name="T6">23</text:span></text:p>
          </draw:text-box>
        </draw:frame>
        <draw:frame draw:style-name="gr16" draw:text-style-name="P10" draw:layer="layout" svg:width="0.257cm" svg:height="0.26cm" svg:x="23.082cm" svg:y="19.789cm">
          <draw:text-box>
            <text:p text:style-name="P2"><text:span text:style-name="T6">24</text:span></text:p>
          </draw:text-box>
        </draw:frame>
        <draw:frame draw:style-name="gr16" draw:text-style-name="P10" draw:layer="layout" svg:width="0.257cm" svg:height="0.26cm" svg:x="23.568cm" svg:y="19.789cm">
          <draw:text-box>
            <text:p text:style-name="P2"><text:span text:style-name="T6">25</text:span></text:p>
          </draw:text-box>
        </draw:frame>
        <draw:frame draw:style-name="gr16" draw:text-style-name="P10" draw:layer="layout" svg:width="0.257cm" svg:height="0.26cm" svg:x="24.109cm" svg:y="19.789cm">
          <draw:text-box>
            <text:p text:style-name="P2"><text:span text:style-name="T6">26</text:span></text:p>
          </draw:text-box>
        </draw:frame>
        <draw:frame draw:style-name="gr16" draw:text-style-name="P10" draw:layer="layout" svg:width="0.257cm" svg:height="0.26cm" svg:x="24.597cm" svg:y="19.789cm">
          <draw:text-box>
            <text:p text:style-name="P2"><text:span text:style-name="T6">27</text:span></text:p>
          </draw:text-box>
        </draw:frame>
        <draw:frame draw:style-name="gr16" draw:text-style-name="P10" draw:layer="layout" svg:width="0.257cm" svg:height="0.26cm" svg:x="25.115cm" svg:y="19.789cm">
          <draw:text-box>
            <text:p text:style-name="P2"><text:span text:style-name="T6">28</text:span></text:p>
          </draw:text-box>
        </draw:frame>
        <draw:frame draw:style-name="gr16" draw:text-style-name="P10" draw:layer="layout" svg:width="0.257cm" svg:height="0.26cm" svg:x="25.627cm" svg:y="19.789cm">
          <draw:text-box>
            <text:p text:style-name="P2"><text:span text:style-name="T6">29</text:span></text:p>
          </draw:text-box>
        </draw:frame>
        <draw:frame draw:style-name="gr16" draw:text-style-name="P10" draw:layer="layout" svg:width="0.257cm" svg:height="0.26cm" svg:x="26.138cm" svg:y="19.789cm">
          <draw:text-box>
            <text:p text:style-name="P2"><text:span text:style-name="T6">30</text:span></text:p>
          </draw:text-box>
        </draw:frame>
        <draw:frame draw:style-name="gr16" draw:text-style-name="P10" draw:layer="layout" svg:width="0.257cm" svg:height="0.26cm" svg:x="23.057cm" svg:y="20.376cm">
          <draw:text-box>
            <text:p text:style-name="P2"><text:span text:style-name="T6">31</text:span></text:p>
          </draw:text-box>
        </draw:frame>
        <draw:frame draw:style-name="gr14" draw:text-style-name="P10" draw:layer="layout" svg:width="0.198cm" svg:height="0.26cm" svg:x="25.687cm" svg:y="17.44cm">
          <draw:text-box>
            <text:p text:style-name="P2"><text:span text:style-name="T6">1</text:span></text:p>
          </draw:text-box>
        </draw:frame>
        <draw:frame draw:style-name="gr14" draw:text-style-name="P10" draw:layer="layout" svg:width="0.198cm" svg:height="0.26cm" svg:x="26.199cm" svg:y="17.44cm">
          <draw:text-box>
            <text:p text:style-name="P2"><text:span text:style-name="T6">2</text:span></text:p>
          </draw:text-box>
        </draw:frame>
        <draw:frame draw:style-name="gr14" draw:text-style-name="P10" draw:layer="layout" svg:width="0.198cm" svg:height="0.26cm" svg:x="23.116cm" svg:y="18.03cm">
          <draw:text-box>
            <text:p text:style-name="P2"><text:span text:style-name="T6">3</text:span></text:p>
          </draw:text-box>
        </draw:frame>
        <draw:frame draw:style-name="gr14" draw:text-style-name="P10" draw:layer="layout" svg:width="0.198cm" svg:height="0.26cm" svg:x="23.63cm" svg:y="18.03cm">
          <draw:text-box>
            <text:p text:style-name="P2"><text:span text:style-name="T6">4</text:span></text:p>
          </draw:text-box>
        </draw:frame>
        <draw:frame draw:style-name="gr14" draw:text-style-name="P10" draw:layer="layout" svg:width="0.198cm" svg:height="0.26cm" svg:x="24.151cm" svg:y="18.03cm">
          <draw:text-box>
            <text:p text:style-name="P2"><text:span text:style-name="T6">5</text:span></text:p>
          </draw:text-box>
        </draw:frame>
        <draw:frame draw:style-name="gr17" draw:text-style-name="P11" draw:layer="layout" svg:width="1.266cm" svg:height="0.538cm" svg:x="25.5cm" svg:y="0.7cm">
          <draw:text-box>
            <text:p text:style-name="P2"><text:span text:style-name="T7">2022</text:span></text:p>
          </draw:text-box>
        </draw:frame>
      </draw:page>
      <draw:page draw:name="page4" draw:style-name="dp1" draw:master-page-name="master-page34">
        <draw:frame draw:style-name="gr10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path draw:style-name="gr29" draw:text-style-name="P12" draw:layer="layout" svg:width="13.253cm" svg:height="11.258cm" svg:x="0.7cm" svg:y="2.659cm" svg:viewBox="0 0 13254 11259" svg:d="M0 0h13254M0 865h13254M0 1732h13254M0 2597h13254M0 3464h13254M0 4331h13254M0 5196h13254M0 6062h13254M0 6928h13254M0 7794h13254M0 8661h13254M0 9526h13254M0 10392h13254M0 11259h13254">
          <text:p/>
        </draw:path>
        <draw:line draw:style-name="gr3" draw:text-style-name="P9" draw:layer="layout" svg:x1="0.701cm" svg:y1="1.262cm" svg:x2="13.952cm" svg:y2="1.262cm">
          <text:p/>
        </draw:line>
        <draw:line draw:style-name="gr3" draw:text-style-name="P9" draw:layer="layout" svg:x1="0.706cm" svg:y1="1.961cm" svg:x2="13.956cm" svg:y2="1.961cm">
          <text:p/>
        </draw:line>
        <draw:line draw:style-name="gr3" draw:text-style-name="P9" draw:layer="layout" svg:x1="0.701cm" svg:y1="14.798cm" svg:x2="13.952cm" svg:y2="14.798cm">
          <text:p/>
        </draw:line>
        <draw:frame draw:style-name="gr10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frame draw:style-name="gr18" draw:text-style-name="P4" draw:layer="layout" svg:width="1.894cm" svg:height="0.533cm" svg:x="2.254cm" svg:y="1.407cm">
          <draw:text-box>
            <text:p text:style-name="P2"><text:span text:style-name="T2">Viernes </text:span></text:p>
          </draw:text-box>
        </draw:frame>
        <draw:frame draw:style-name="gr38" draw:text-style-name="P4" draw:layer="layout" svg:width="0.502cm" svg:height="0.533cm" svg:x="11.253cm" svg:y="1.407cm">
          <draw:text-box>
            <text:p text:style-name="P2"><text:span text:style-name="T3">7</text:span></text:p>
          </draw:text-box>
        </draw:frame>
        <draw:frame draw:style-name="gr11" draw:text-style-name="P4" draw:layer="layout" svg:width="1.391cm" svg:height="0.533cm" svg:x="1.468cm" svg:y="0.697cm">
          <draw:text-box>
            <text:p text:style-name="P2"><text:span text:style-name="T3">ENERO</text:span></text:p>
          </draw:text-box>
        </draw:frame>
        <draw:path draw:style-name="gr8" draw:text-style-name="P7" draw:layer="layout" svg:width="0.034cm" svg:height="0.034cm" svg:x="1.496cm" svg:y="16.065cm" svg:viewBox="0 0 35 35" svg:d="M17 0c-23 0-23 35 0 35s23-35 0-35z">
          <text:p/>
        </draw:path>
        <draw:path draw:style-name="gr8" draw:text-style-name="P7" draw:layer="layout" svg:width="0.034cm" svg:height="0.034cm" svg:x="1.496cm" svg:y="16.567cm" svg:viewBox="0 0 35 35" svg:d="M17 0c-23 0-23 35 0 35s23-35 0-35z">
          <text:p/>
        </draw:path>
        <draw:path draw:style-name="gr8" draw:text-style-name="P7" draw:layer="layout" svg:width="0.034cm" svg:height="0.034cm" svg:x="1.496cm" svg:y="17.069cm" svg:viewBox="0 0 35 35" svg:d="M17 0c-23 0-23 35 0 35s23-35 0-35z">
          <text:p/>
        </draw:path>
        <draw:path draw:style-name="gr8" draw:text-style-name="P7" draw:layer="layout" svg:width="0.034cm" svg:height="0.034cm" svg:x="1.496cm" svg:y="17.571cm" svg:viewBox="0 0 35 35" svg:d="M17 0c-23 0-23 35 0 35s23-35 0-35z">
          <text:p/>
        </draw:path>
        <draw:path draw:style-name="gr8" draw:text-style-name="P7" draw:layer="layout" svg:width="0.034cm" svg:height="0.034cm" svg:x="1.496cm" svg:y="18.073cm" svg:viewBox="0 0 35 35" svg:d="M17 0c-23 0-23 35 0 35s23-35 0-35z">
          <text:p/>
        </draw:path>
        <draw:path draw:style-name="gr8" draw:text-style-name="P7" draw:layer="layout" svg:width="0.034cm" svg:height="0.035cm" svg:x="1.496cm" svg:y="18.575cm" svg:viewBox="0 0 35 36" svg:d="M17 0c-23 0-23 36 0 36s23-36 0-36z">
          <text:p/>
        </draw:path>
        <draw:path draw:style-name="gr8" draw:text-style-name="P7" draw:layer="layout" svg:width="0.034cm" svg:height="0.034cm" svg:x="1.496cm" svg:y="19.078cm" svg:viewBox="0 0 35 35" svg:d="M17 0c-23 0-23 35 0 35s23-35 0-35z">
          <text:p/>
        </draw:path>
        <draw:path draw:style-name="gr8" draw:text-style-name="P7" draw:layer="layout" svg:width="0.034cm" svg:height="0.034cm" svg:x="1.496cm" svg:y="19.58cm" svg:viewBox="0 0 35 35" svg:d="M17 0c-23 0-23 35 0 35s23-35 0-35z">
          <text:p/>
        </draw:path>
        <draw:path draw:style-name="gr8" draw:text-style-name="P7" draw:layer="layout" svg:width="0.034cm" svg:height="0.034cm" svg:x="1.496cm" svg:y="20.082cm" svg:viewBox="0 0 35 35" svg:d="M17 0c-23 0-23 35 0 35s23-35 0-35z">
          <text:p/>
        </draw:path>
        <draw:path draw:style-name="gr8" draw:text-style-name="P7" draw:layer="layout" svg:width="0.034cm" svg:height="0.034cm" svg:x="1.496cm" svg:y="20.584cm" svg:viewBox="0 0 35 35" svg:d="M17 0c-23 0-23 35 0 35s23-35 0-35z">
          <text:p/>
        </draw:path>
        <draw:path draw:style-name="gr8" draw:text-style-name="P7" draw:layer="layout" svg:width="0.033cm" svg:height="0.034cm" svg:x="1.995cm" svg:y="16.065cm" svg:viewBox="0 0 34 35" svg:d="M17 0c-23 0-23 35 0 35 22 0 22-35 0-35z">
          <text:p/>
        </draw:path>
        <draw:path draw:style-name="gr8" draw:text-style-name="P7" draw:layer="layout" svg:width="0.033cm" svg:height="0.034cm" svg:x="1.995cm" svg:y="16.567cm" svg:viewBox="0 0 34 35" svg:d="M17 0c-23 0-23 35 0 35 22 0 22-35 0-35z">
          <text:p/>
        </draw:path>
        <draw:path draw:style-name="gr8" draw:text-style-name="P7" draw:layer="layout" svg:width="0.033cm" svg:height="0.034cm" svg:x="1.995cm" svg:y="17.069cm" svg:viewBox="0 0 34 35" svg:d="M17 0c-23 0-23 35 0 35 22 0 22-35 0-35z">
          <text:p/>
        </draw:path>
        <draw:path draw:style-name="gr8" draw:text-style-name="P7" draw:layer="layout" svg:width="0.033cm" svg:height="0.034cm" svg:x="1.995cm" svg:y="17.571cm" svg:viewBox="0 0 34 35" svg:d="M17 0c-23 0-23 35 0 35 22 0 22-35 0-35z">
          <text:p/>
        </draw:path>
        <draw:path draw:style-name="gr8" draw:text-style-name="P7" draw:layer="layout" svg:width="0.033cm" svg:height="0.034cm" svg:x="1.995cm" svg:y="18.073cm" svg:viewBox="0 0 34 35" svg:d="M17 0c-23 0-23 35 0 35 22 0 22-35 0-35z">
          <text:p/>
        </draw:path>
        <draw:path draw:style-name="gr8" draw:text-style-name="P7" draw:layer="layout" svg:width="0.033cm" svg:height="0.035cm" svg:x="1.995cm" svg:y="18.575cm" svg:viewBox="0 0 34 36" svg:d="M17 0c-23 0-23 36 0 36 22 0 22-36 0-36z">
          <text:p/>
        </draw:path>
        <draw:path draw:style-name="gr8" draw:text-style-name="P7" draw:layer="layout" svg:width="0.033cm" svg:height="0.034cm" svg:x="1.995cm" svg:y="19.078cm" svg:viewBox="0 0 34 35" svg:d="M17 0c-23 0-23 35 0 35 22 0 22-35 0-35z">
          <text:p/>
        </draw:path>
        <draw:path draw:style-name="gr8" draw:text-style-name="P7" draw:layer="layout" svg:width="0.033cm" svg:height="0.034cm" svg:x="1.995cm" svg:y="19.58cm" svg:viewBox="0 0 34 35" svg:d="M17 0c-23 0-23 35 0 35 22 0 22-35 0-35z">
          <text:p/>
        </draw:path>
        <draw:path draw:style-name="gr8" draw:text-style-name="P7" draw:layer="layout" svg:width="0.033cm" svg:height="0.034cm" svg:x="1.995cm" svg:y="20.082cm" svg:viewBox="0 0 34 35" svg:d="M17 0c-23 0-23 35 0 35 22 0 22-35 0-35z">
          <text:p/>
        </draw:path>
        <draw:path draw:style-name="gr8" draw:text-style-name="P7" draw:layer="layout" svg:width="0.033cm" svg:height="0.034cm" svg:x="1.995cm" svg:y="20.584cm" svg:viewBox="0 0 34 35" svg:d="M17 0c-23 0-23 35 0 35 22 0 22-35 0-35z">
          <text:p/>
        </draw:path>
        <draw:path draw:style-name="gr8" draw:text-style-name="P7" draw:layer="layout" svg:width="0.033cm" svg:height="0.035cm" svg:x="2.494cm" svg:y="15.562cm" svg:viewBox="0 0 34 36" svg:d="M17 0c-23 0-23 36 0 36 22 0 23-36 0-36z">
          <text:p/>
        </draw:path>
        <draw:path draw:style-name="gr8" draw:text-style-name="P7" draw:layer="layout" svg:width="0.033cm" svg:height="0.034cm" svg:x="2.494cm" svg:y="16.065cm" svg:viewBox="0 0 34 35" svg:d="M17 0c-23 0-23 35 0 35 22 0 23-35 0-35z">
          <text:p/>
        </draw:path>
        <draw:path draw:style-name="gr8" draw:text-style-name="P7" draw:layer="layout" svg:width="0.033cm" svg:height="0.034cm" svg:x="2.494cm" svg:y="16.567cm" svg:viewBox="0 0 34 35" svg:d="M17 0c-23 0-23 35 0 35 22 0 23-35 0-35z">
          <text:p/>
        </draw:path>
        <draw:path draw:style-name="gr8" draw:text-style-name="P7" draw:layer="layout" svg:width="0.033cm" svg:height="0.034cm" svg:x="2.494cm" svg:y="17.069cm" svg:viewBox="0 0 34 35" svg:d="M17 0c-23 0-23 35 0 35 22 0 23-35 0-35z">
          <text:p/>
        </draw:path>
        <draw:path draw:style-name="gr8" draw:text-style-name="P7" draw:layer="layout" svg:width="0.033cm" svg:height="0.034cm" svg:x="2.494cm" svg:y="17.571cm" svg:viewBox="0 0 34 35" svg:d="M17 0c-23 0-23 35 0 35 22 0 23-35 0-35z">
          <text:p/>
        </draw:path>
        <draw:path draw:style-name="gr8" draw:text-style-name="P7" draw:layer="layout" svg:width="0.033cm" svg:height="0.034cm" svg:x="2.494cm" svg:y="18.073cm" svg:viewBox="0 0 34 35" svg:d="M17 0c-23 0-23 35 0 35 22 0 23-35 0-35z">
          <text:p/>
        </draw:path>
        <draw:path draw:style-name="gr8" draw:text-style-name="P7" draw:layer="layout" svg:width="0.033cm" svg:height="0.035cm" svg:x="2.494cm" svg:y="18.575cm" svg:viewBox="0 0 34 36" svg:d="M17 0c-23 0-23 36 0 36 22 0 23-36 0-36z">
          <text:p/>
        </draw:path>
        <draw:path draw:style-name="gr8" draw:text-style-name="P7" draw:layer="layout" svg:width="0.033cm" svg:height="0.034cm" svg:x="2.494cm" svg:y="19.078cm" svg:viewBox="0 0 34 35" svg:d="M17 0c-23 0-23 35 0 35 22 0 23-35 0-35z">
          <text:p/>
        </draw:path>
        <draw:path draw:style-name="gr8" draw:text-style-name="P7" draw:layer="layout" svg:width="0.033cm" svg:height="0.034cm" svg:x="2.494cm" svg:y="19.58cm" svg:viewBox="0 0 34 35" svg:d="M17 0c-23 0-23 35 0 35 22 0 23-35 0-35z">
          <text:p/>
        </draw:path>
        <draw:path draw:style-name="gr8" draw:text-style-name="P7" draw:layer="layout" svg:width="0.033cm" svg:height="0.034cm" svg:x="2.494cm" svg:y="20.082cm" svg:viewBox="0 0 34 35" svg:d="M17 0c-23 0-23 35 0 35 22 0 23-35 0-35z">
          <text:p/>
        </draw:path>
        <draw:path draw:style-name="gr8" draw:text-style-name="P7" draw:layer="layout" svg:width="0.033cm" svg:height="0.034cm" svg:x="2.494cm" svg:y="20.584cm" svg:viewBox="0 0 34 35" svg:d="M17 0c-23 0-23 35 0 35 22 0 23-35 0-35z">
          <text:p/>
        </draw:path>
        <draw:path draw:style-name="gr8" draw:text-style-name="P7" draw:layer="layout" svg:width="0.032cm" svg:height="0.035cm" svg:x="2.992cm" svg:y="15.562cm" svg:viewBox="0 0 33 36" svg:d="M16 0c-21 0-21 36 0 36 23 0 23-36 0-36z">
          <text:p/>
        </draw:path>
        <draw:path draw:style-name="gr8" draw:text-style-name="P7" draw:layer="layout" svg:width="0.032cm" svg:height="0.034cm" svg:x="2.992cm" svg:y="16.065cm" svg:viewBox="0 0 33 35" svg:d="M16 0c-21 0-21 35 0 35 23 0 23-35 0-35z">
          <text:p/>
        </draw:path>
        <draw:path draw:style-name="gr8" draw:text-style-name="P7" draw:layer="layout" svg:width="0.032cm" svg:height="0.034cm" svg:x="2.992cm" svg:y="16.567cm" svg:viewBox="0 0 33 35" svg:d="M16 0c-21 0-21 35 0 35 23 0 23-35 0-35z">
          <text:p/>
        </draw:path>
        <draw:path draw:style-name="gr8" draw:text-style-name="P7" draw:layer="layout" svg:width="0.032cm" svg:height="0.034cm" svg:x="2.992cm" svg:y="17.069cm" svg:viewBox="0 0 33 35" svg:d="M16 0c-21 0-21 35 0 35 23 0 23-35 0-35z">
          <text:p/>
        </draw:path>
        <draw:path draw:style-name="gr8" draw:text-style-name="P7" draw:layer="layout" svg:width="0.032cm" svg:height="0.034cm" svg:x="2.992cm" svg:y="17.571cm" svg:viewBox="0 0 33 35" svg:d="M16 0c-21 0-21 35 0 35 23 0 23-35 0-35z">
          <text:p/>
        </draw:path>
        <draw:path draw:style-name="gr8" draw:text-style-name="P7" draw:layer="layout" svg:width="0.032cm" svg:height="0.034cm" svg:x="2.992cm" svg:y="18.073cm" svg:viewBox="0 0 33 35" svg:d="M16 0c-21 0-21 35 0 35 23 0 23-35 0-35z">
          <text:p/>
        </draw:path>
        <draw:path draw:style-name="gr8" draw:text-style-name="P7" draw:layer="layout" svg:width="0.032cm" svg:height="0.035cm" svg:x="2.992cm" svg:y="18.575cm" svg:viewBox="0 0 33 36" svg:d="M16 0c-21 0-21 36 0 36 23 0 23-36 0-36z">
          <text:p/>
        </draw:path>
        <draw:path draw:style-name="gr8" draw:text-style-name="P7" draw:layer="layout" svg:width="0.032cm" svg:height="0.034cm" svg:x="2.992cm" svg:y="19.078cm" svg:viewBox="0 0 33 35" svg:d="M16 0c-21 0-21 35 0 35 23 0 23-35 0-35z">
          <text:p/>
        </draw:path>
        <draw:path draw:style-name="gr8" draw:text-style-name="P7" draw:layer="layout" svg:width="0.032cm" svg:height="0.034cm" svg:x="2.992cm" svg:y="19.58cm" svg:viewBox="0 0 33 35" svg:d="M16 0c-21 0-21 35 0 35 23 0 23-35 0-35z">
          <text:p/>
        </draw:path>
        <draw:path draw:style-name="gr8" draw:text-style-name="P7" draw:layer="layout" svg:width="0.032cm" svg:height="0.034cm" svg:x="2.992cm" svg:y="20.082cm" svg:viewBox="0 0 33 35" svg:d="M16 0c-21 0-21 35 0 35 23 0 23-35 0-35z">
          <text:p/>
        </draw:path>
        <draw:path draw:style-name="gr8" draw:text-style-name="P7" draw:layer="layout" svg:width="0.032cm" svg:height="0.034cm" svg:x="2.992cm" svg:y="20.584cm" svg:viewBox="0 0 33 35" svg:d="M16 0c-21 0-21 35 0 35 23 0 23-35 0-35z">
          <text:p/>
        </draw:path>
        <draw:path draw:style-name="gr8" draw:text-style-name="P7" draw:layer="layout" svg:width="0.033cm" svg:height="0.035cm" svg:x="3.491cm" svg:y="15.562cm" svg:viewBox="0 0 34 36" svg:d="M17 0c-23 0-23 36 0 36 22 0 23-36 0-36z">
          <text:p/>
        </draw:path>
        <draw:path draw:style-name="gr8" draw:text-style-name="P7" draw:layer="layout" svg:width="0.033cm" svg:height="0.034cm" svg:x="3.491cm" svg:y="16.065cm" svg:viewBox="0 0 34 35" svg:d="M17 0c-23 0-23 35 0 35 22 0 23-35 0-35z">
          <text:p/>
        </draw:path>
        <draw:path draw:style-name="gr8" draw:text-style-name="P7" draw:layer="layout" svg:width="0.033cm" svg:height="0.034cm" svg:x="3.491cm" svg:y="16.567cm" svg:viewBox="0 0 34 35" svg:d="M17 0c-23 0-23 35 0 35 22 0 23-35 0-35z">
          <text:p/>
        </draw:path>
        <draw:path draw:style-name="gr8" draw:text-style-name="P7" draw:layer="layout" svg:width="0.033cm" svg:height="0.034cm" svg:x="3.491cm" svg:y="17.069cm" svg:viewBox="0 0 34 35" svg:d="M17 0c-23 0-23 35 0 35 22 0 23-35 0-35z">
          <text:p/>
        </draw:path>
        <draw:path draw:style-name="gr8" draw:text-style-name="P7" draw:layer="layout" svg:width="0.033cm" svg:height="0.034cm" svg:x="3.491cm" svg:y="17.571cm" svg:viewBox="0 0 34 35" svg:d="M17 0c-23 0-23 35 0 35 22 0 23-35 0-35z">
          <text:p/>
        </draw:path>
        <draw:path draw:style-name="gr8" draw:text-style-name="P7" draw:layer="layout" svg:width="0.033cm" svg:height="0.034cm" svg:x="3.491cm" svg:y="18.073cm" svg:viewBox="0 0 34 35" svg:d="M17 0c-23 0-23 35 0 35 22 0 23-35 0-35z">
          <text:p/>
        </draw:path>
        <draw:path draw:style-name="gr8" draw:text-style-name="P7" draw:layer="layout" svg:width="0.033cm" svg:height="0.035cm" svg:x="3.491cm" svg:y="18.575cm" svg:viewBox="0 0 34 36" svg:d="M17 0c-23 0-23 36 0 36 22 0 23-36 0-36z">
          <text:p/>
        </draw:path>
        <draw:path draw:style-name="gr8" draw:text-style-name="P7" draw:layer="layout" svg:width="0.033cm" svg:height="0.034cm" svg:x="3.491cm" svg:y="19.078cm" svg:viewBox="0 0 34 35" svg:d="M17 0c-23 0-23 35 0 35 22 0 23-35 0-35z">
          <text:p/>
        </draw:path>
        <draw:path draw:style-name="gr8" draw:text-style-name="P7" draw:layer="layout" svg:width="0.033cm" svg:height="0.034cm" svg:x="3.491cm" svg:y="19.58cm" svg:viewBox="0 0 34 35" svg:d="M17 0c-23 0-23 35 0 35 22 0 23-35 0-35z">
          <text:p/>
        </draw:path>
        <draw:path draw:style-name="gr8" draw:text-style-name="P7" draw:layer="layout" svg:width="0.033cm" svg:height="0.034cm" svg:x="3.491cm" svg:y="20.082cm" svg:viewBox="0 0 34 35" svg:d="M17 0c-23 0-23 35 0 35 22 0 23-35 0-35z">
          <text:p/>
        </draw:path>
        <draw:path draw:style-name="gr8" draw:text-style-name="P7" draw:layer="layout" svg:width="0.033cm" svg:height="0.034cm" svg:x="3.491cm" svg:y="20.584cm" svg:viewBox="0 0 34 35" svg:d="M17 0c-23 0-23 35 0 35 22 0 23-35 0-35z">
          <text:p/>
        </draw:path>
        <draw:path draw:style-name="gr8" draw:text-style-name="P7" draw:layer="layout" svg:width="0.033cm" svg:height="0.035cm" svg:x="3.991cm" svg:y="15.562cm" svg:viewBox="0 0 34 36" svg:d="M17 0c-23 0-23 36 0 36 22 0 22-36 0-36z">
          <text:p/>
        </draw:path>
        <draw:path draw:style-name="gr8" draw:text-style-name="P7" draw:layer="layout" svg:width="0.033cm" svg:height="0.034cm" svg:x="3.991cm" svg:y="16.065cm" svg:viewBox="0 0 34 35" svg:d="M17 0c-23 0-23 35 0 35 22 0 22-35 0-35z">
          <text:p/>
        </draw:path>
        <draw:path draw:style-name="gr8" draw:text-style-name="P7" draw:layer="layout" svg:width="0.033cm" svg:height="0.034cm" svg:x="3.991cm" svg:y="16.567cm" svg:viewBox="0 0 34 35" svg:d="M17 0c-23 0-23 35 0 35 22 0 22-35 0-35z">
          <text:p/>
        </draw:path>
        <draw:path draw:style-name="gr8" draw:text-style-name="P7" draw:layer="layout" svg:width="0.033cm" svg:height="0.034cm" svg:x="3.991cm" svg:y="17.069cm" svg:viewBox="0 0 34 35" svg:d="M17 0c-23 0-23 35 0 35 22 0 22-35 0-35z">
          <text:p/>
        </draw:path>
        <draw:path draw:style-name="gr8" draw:text-style-name="P7" draw:layer="layout" svg:width="0.033cm" svg:height="0.034cm" svg:x="3.991cm" svg:y="17.571cm" svg:viewBox="0 0 34 35" svg:d="M17 0c-23 0-23 35 0 35 22 0 22-35 0-35z">
          <text:p/>
        </draw:path>
        <draw:path draw:style-name="gr8" draw:text-style-name="P7" draw:layer="layout" svg:width="0.033cm" svg:height="0.034cm" svg:x="3.991cm" svg:y="18.073cm" svg:viewBox="0 0 34 35" svg:d="M17 0c-23 0-23 35 0 35 22 0 22-35 0-35z">
          <text:p/>
        </draw:path>
        <draw:path draw:style-name="gr8" draw:text-style-name="P7" draw:layer="layout" svg:width="0.033cm" svg:height="0.035cm" svg:x="3.991cm" svg:y="18.575cm" svg:viewBox="0 0 34 36" svg:d="M17 0c-23 0-23 36 0 36 22 0 22-36 0-36z">
          <text:p/>
        </draw:path>
        <draw:path draw:style-name="gr8" draw:text-style-name="P7" draw:layer="layout" svg:width="0.033cm" svg:height="0.034cm" svg:x="3.991cm" svg:y="19.078cm" svg:viewBox="0 0 34 35" svg:d="M17 0c-23 0-23 35 0 35 22 0 22-35 0-35z">
          <text:p/>
        </draw:path>
        <draw:path draw:style-name="gr8" draw:text-style-name="P7" draw:layer="layout" svg:width="0.033cm" svg:height="0.034cm" svg:x="3.991cm" svg:y="19.58cm" svg:viewBox="0 0 34 35" svg:d="M17 0c-23 0-23 35 0 35 22 0 22-35 0-35z">
          <text:p/>
        </draw:path>
        <draw:path draw:style-name="gr8" draw:text-style-name="P7" draw:layer="layout" svg:width="0.033cm" svg:height="0.034cm" svg:x="3.991cm" svg:y="20.082cm" svg:viewBox="0 0 34 35" svg:d="M17 0c-23 0-23 35 0 35 22 0 22-35 0-35z">
          <text:p/>
        </draw:path>
        <draw:path draw:style-name="gr8" draw:text-style-name="P7" draw:layer="layout" svg:width="0.033cm" svg:height="0.034cm" svg:x="3.991cm" svg:y="20.584cm" svg:viewBox="0 0 34 35" svg:d="M17 0c-23 0-23 35 0 35 22 0 22-35 0-35z">
          <text:p/>
        </draw:path>
        <draw:path draw:style-name="gr8" draw:text-style-name="P7" draw:layer="layout" svg:width="0.034cm" svg:height="0.035cm" svg:x="4.489cm" svg:y="15.562cm" svg:viewBox="0 0 35 36" svg:d="M17 0c-23 0-23 36 0 36s23-36 0-36z">
          <text:p/>
        </draw:path>
        <draw:path draw:style-name="gr8" draw:text-style-name="P7" draw:layer="layout" svg:width="0.034cm" svg:height="0.034cm" svg:x="4.489cm" svg:y="16.065cm" svg:viewBox="0 0 35 35" svg:d="M17 0c-23 0-23 35 0 35s23-35 0-35z">
          <text:p/>
        </draw:path>
        <draw:path draw:style-name="gr8" draw:text-style-name="P7" draw:layer="layout" svg:width="0.034cm" svg:height="0.034cm" svg:x="4.489cm" svg:y="16.567cm" svg:viewBox="0 0 35 35" svg:d="M17 0c-23 0-23 35 0 35s23-35 0-35z">
          <text:p/>
        </draw:path>
        <draw:path draw:style-name="gr8" draw:text-style-name="P7" draw:layer="layout" svg:width="0.034cm" svg:height="0.034cm" svg:x="4.489cm" svg:y="17.069cm" svg:viewBox="0 0 35 35" svg:d="M17 0c-23 0-23 35 0 35s23-35 0-35z">
          <text:p/>
        </draw:path>
        <draw:path draw:style-name="gr8" draw:text-style-name="P7" draw:layer="layout" svg:width="0.034cm" svg:height="0.034cm" svg:x="4.489cm" svg:y="17.571cm" svg:viewBox="0 0 35 35" svg:d="M17 0c-23 0-23 35 0 35s23-35 0-35z">
          <text:p/>
        </draw:path>
        <draw:path draw:style-name="gr8" draw:text-style-name="P7" draw:layer="layout" svg:width="0.034cm" svg:height="0.034cm" svg:x="4.489cm" svg:y="18.073cm" svg:viewBox="0 0 35 35" svg:d="M17 0c-23 0-23 35 0 35s23-35 0-35z">
          <text:p/>
        </draw:path>
        <draw:path draw:style-name="gr8" draw:text-style-name="P7" draw:layer="layout" svg:width="0.034cm" svg:height="0.035cm" svg:x="4.489cm" svg:y="18.575cm" svg:viewBox="0 0 35 36" svg:d="M17 0c-23 0-23 36 0 36s23-36 0-36z">
          <text:p/>
        </draw:path>
        <draw:path draw:style-name="gr8" draw:text-style-name="P7" draw:layer="layout" svg:width="0.034cm" svg:height="0.034cm" svg:x="4.489cm" svg:y="19.078cm" svg:viewBox="0 0 35 35" svg:d="M17 0c-23 0-23 35 0 35s23-35 0-35z">
          <text:p/>
        </draw:path>
        <draw:path draw:style-name="gr8" draw:text-style-name="P7" draw:layer="layout" svg:width="0.034cm" svg:height="0.034cm" svg:x="4.489cm" svg:y="19.58cm" svg:viewBox="0 0 35 35" svg:d="M17 0c-23 0-23 35 0 35s23-35 0-35z">
          <text:p/>
        </draw:path>
        <draw:path draw:style-name="gr8" draw:text-style-name="P7" draw:layer="layout" svg:width="0.034cm" svg:height="0.034cm" svg:x="4.489cm" svg:y="20.082cm" svg:viewBox="0 0 35 35" svg:d="M17 0c-23 0-23 35 0 35s23-35 0-35z">
          <text:p/>
        </draw:path>
        <draw:path draw:style-name="gr8" draw:text-style-name="P7" draw:layer="layout" svg:width="0.034cm" svg:height="0.034cm" svg:x="4.489cm" svg:y="20.584cm" svg:viewBox="0 0 35 35" svg:d="M17 0c-23 0-23 35 0 35s23-35 0-35z">
          <text:p/>
        </draw:path>
        <draw:path draw:style-name="gr8" draw:text-style-name="P7" draw:layer="layout" svg:width="0.033cm" svg:height="0.035cm" svg:x="4.987cm" svg:y="15.562cm" svg:viewBox="0 0 34 36" svg:d="M17 0c-22 0-23 36 0 36s23-36 0-36z">
          <text:p/>
        </draw:path>
        <draw:path draw:style-name="gr8" draw:text-style-name="P7" draw:layer="layout" svg:width="0.033cm" svg:height="0.034cm" svg:x="4.987cm" svg:y="16.065cm" svg:viewBox="0 0 34 35" svg:d="M17 0c-22 0-23 35 0 35s23-35 0-35z">
          <text:p/>
        </draw:path>
        <draw:path draw:style-name="gr8" draw:text-style-name="P7" draw:layer="layout" svg:width="0.033cm" svg:height="0.034cm" svg:x="4.987cm" svg:y="16.567cm" svg:viewBox="0 0 34 35" svg:d="M17 0c-22 0-23 35 0 35s23-35 0-35z">
          <text:p/>
        </draw:path>
        <draw:path draw:style-name="gr8" draw:text-style-name="P7" draw:layer="layout" svg:width="0.033cm" svg:height="0.034cm" svg:x="4.987cm" svg:y="17.069cm" svg:viewBox="0 0 34 35" svg:d="M17 0c-22 0-23 35 0 35s23-35 0-35z">
          <text:p/>
        </draw:path>
        <draw:path draw:style-name="gr8" draw:text-style-name="P7" draw:layer="layout" svg:width="0.033cm" svg:height="0.034cm" svg:x="4.987cm" svg:y="17.571cm" svg:viewBox="0 0 34 35" svg:d="M17 0c-22 0-23 35 0 35s23-35 0-35z">
          <text:p/>
        </draw:path>
        <draw:path draw:style-name="gr8" draw:text-style-name="P7" draw:layer="layout" svg:width="0.033cm" svg:height="0.034cm" svg:x="4.987cm" svg:y="18.073cm" svg:viewBox="0 0 34 35" svg:d="M17 0c-22 0-23 35 0 35s23-35 0-35z">
          <text:p/>
        </draw:path>
        <draw:path draw:style-name="gr8" draw:text-style-name="P7" draw:layer="layout" svg:width="0.033cm" svg:height="0.035cm" svg:x="4.987cm" svg:y="18.575cm" svg:viewBox="0 0 34 36" svg:d="M17 0c-22 0-23 36 0 36s23-36 0-36z">
          <text:p/>
        </draw:path>
        <draw:path draw:style-name="gr8" draw:text-style-name="P7" draw:layer="layout" svg:width="0.033cm" svg:height="0.034cm" svg:x="4.987cm" svg:y="19.078cm" svg:viewBox="0 0 34 35" svg:d="M17 0c-22 0-23 35 0 35s23-35 0-35z">
          <text:p/>
        </draw:path>
        <draw:path draw:style-name="gr8" draw:text-style-name="P7" draw:layer="layout" svg:width="0.033cm" svg:height="0.034cm" svg:x="4.987cm" svg:y="19.58cm" svg:viewBox="0 0 34 35" svg:d="M17 0c-22 0-23 35 0 35s23-35 0-35z">
          <text:p/>
        </draw:path>
        <draw:path draw:style-name="gr8" draw:text-style-name="P7" draw:layer="layout" svg:width="0.033cm" svg:height="0.034cm" svg:x="4.987cm" svg:y="20.082cm" svg:viewBox="0 0 34 35" svg:d="M17 0c-22 0-23 35 0 35s23-35 0-35z">
          <text:p/>
        </draw:path>
        <draw:path draw:style-name="gr8" draw:text-style-name="P7" draw:layer="layout" svg:width="0.033cm" svg:height="0.034cm" svg:x="4.987cm" svg:y="20.584cm" svg:viewBox="0 0 34 35" svg:d="M17 0c-22 0-23 35 0 35s23-35 0-35z">
          <text:p/>
        </draw:path>
        <draw:path draw:style-name="gr8" draw:text-style-name="P7" draw:layer="layout" svg:width="0.032cm" svg:height="0.035cm" svg:x="5.486cm" svg:y="15.562cm" svg:viewBox="0 0 33 36" svg:d="M16 0c-21 0-21 36 0 36 23 0 23-36 0-36z">
          <text:p/>
        </draw:path>
        <draw:path draw:style-name="gr8" draw:text-style-name="P7" draw:layer="layout" svg:width="0.032cm" svg:height="0.034cm" svg:x="5.486cm" svg:y="16.065cm" svg:viewBox="0 0 33 35" svg:d="M16 0c-21 0-21 35 0 35 23 0 23-35 0-35z">
          <text:p/>
        </draw:path>
        <draw:path draw:style-name="gr8" draw:text-style-name="P7" draw:layer="layout" svg:width="0.032cm" svg:height="0.034cm" svg:x="5.486cm" svg:y="16.567cm" svg:viewBox="0 0 33 35" svg:d="M16 0c-21 0-21 35 0 35 23 0 23-35 0-35z">
          <text:p/>
        </draw:path>
        <draw:path draw:style-name="gr8" draw:text-style-name="P7" draw:layer="layout" svg:width="0.032cm" svg:height="0.034cm" svg:x="5.486cm" svg:y="17.069cm" svg:viewBox="0 0 33 35" svg:d="M16 0c-21 0-21 35 0 35 23 0 23-35 0-35z">
          <text:p/>
        </draw:path>
        <draw:path draw:style-name="gr8" draw:text-style-name="P7" draw:layer="layout" svg:width="0.032cm" svg:height="0.034cm" svg:x="5.486cm" svg:y="17.571cm" svg:viewBox="0 0 33 35" svg:d="M16 0c-21 0-21 35 0 35 23 0 23-35 0-35z">
          <text:p/>
        </draw:path>
        <draw:path draw:style-name="gr8" draw:text-style-name="P7" draw:layer="layout" svg:width="0.032cm" svg:height="0.034cm" svg:x="5.486cm" svg:y="18.073cm" svg:viewBox="0 0 33 35" svg:d="M16 0c-21 0-21 35 0 35 23 0 23-35 0-35z">
          <text:p/>
        </draw:path>
        <draw:path draw:style-name="gr8" draw:text-style-name="P7" draw:layer="layout" svg:width="0.032cm" svg:height="0.035cm" svg:x="5.486cm" svg:y="18.575cm" svg:viewBox="0 0 33 36" svg:d="M16 0c-21 0-21 36 0 36 23 0 23-36 0-36z">
          <text:p/>
        </draw:path>
        <draw:path draw:style-name="gr8" draw:text-style-name="P7" draw:layer="layout" svg:width="0.032cm" svg:height="0.034cm" svg:x="5.486cm" svg:y="19.078cm" svg:viewBox="0 0 33 35" svg:d="M16 0c-21 0-21 35 0 35 23 0 23-35 0-35z">
          <text:p/>
        </draw:path>
        <draw:path draw:style-name="gr8" draw:text-style-name="P7" draw:layer="layout" svg:width="0.032cm" svg:height="0.034cm" svg:x="5.486cm" svg:y="19.58cm" svg:viewBox="0 0 33 35" svg:d="M16 0c-21 0-21 35 0 35 23 0 23-35 0-35z">
          <text:p/>
        </draw:path>
        <draw:path draw:style-name="gr8" draw:text-style-name="P7" draw:layer="layout" svg:width="0.032cm" svg:height="0.034cm" svg:x="5.486cm" svg:y="20.082cm" svg:viewBox="0 0 33 35" svg:d="M16 0c-21 0-21 35 0 35 23 0 23-35 0-35z">
          <text:p/>
        </draw:path>
        <draw:path draw:style-name="gr8" draw:text-style-name="P7" draw:layer="layout" svg:width="0.032cm" svg:height="0.034cm" svg:x="5.486cm" svg:y="20.584cm" svg:viewBox="0 0 33 35" svg:d="M16 0c-21 0-21 35 0 35 23 0 23-35 0-35z">
          <text:p/>
        </draw:path>
        <draw:path draw:style-name="gr8" draw:text-style-name="P7" draw:layer="layout" svg:width="0.034cm" svg:height="0.035cm" svg:x="5.986cm" svg:y="15.562cm" svg:viewBox="0 0 35 36" svg:d="M17 0c-23 0-23 36 0 36s23-36 0-36z">
          <text:p/>
        </draw:path>
        <draw:path draw:style-name="gr8" draw:text-style-name="P7" draw:layer="layout" svg:width="0.034cm" svg:height="0.034cm" svg:x="5.986cm" svg:y="16.065cm" svg:viewBox="0 0 35 35" svg:d="M17 0c-23 0-23 35 0 35s23-35 0-35z">
          <text:p/>
        </draw:path>
        <draw:path draw:style-name="gr8" draw:text-style-name="P7" draw:layer="layout" svg:width="0.034cm" svg:height="0.034cm" svg:x="5.986cm" svg:y="16.567cm" svg:viewBox="0 0 35 35" svg:d="M17 0c-23 0-23 35 0 35s23-35 0-35z">
          <text:p/>
        </draw:path>
        <draw:path draw:style-name="gr8" draw:text-style-name="P7" draw:layer="layout" svg:width="0.034cm" svg:height="0.034cm" svg:x="5.986cm" svg:y="17.069cm" svg:viewBox="0 0 35 35" svg:d="M17 0c-23 0-23 35 0 35s23-35 0-35z">
          <text:p/>
        </draw:path>
        <draw:path draw:style-name="gr8" draw:text-style-name="P7" draw:layer="layout" svg:width="0.034cm" svg:height="0.034cm" svg:x="5.986cm" svg:y="17.571cm" svg:viewBox="0 0 35 35" svg:d="M17 0c-23 0-23 35 0 35s23-35 0-35z">
          <text:p/>
        </draw:path>
        <draw:path draw:style-name="gr8" draw:text-style-name="P7" draw:layer="layout" svg:width="0.034cm" svg:height="0.034cm" svg:x="5.986cm" svg:y="18.073cm" svg:viewBox="0 0 35 35" svg:d="M17 0c-23 0-23 35 0 35s23-35 0-35z">
          <text:p/>
        </draw:path>
        <draw:path draw:style-name="gr8" draw:text-style-name="P7" draw:layer="layout" svg:width="0.034cm" svg:height="0.035cm" svg:x="5.986cm" svg:y="18.575cm" svg:viewBox="0 0 35 36" svg:d="M17 0c-23 0-23 36 0 36s23-36 0-36z">
          <text:p/>
        </draw:path>
        <draw:path draw:style-name="gr8" draw:text-style-name="P7" draw:layer="layout" svg:width="0.034cm" svg:height="0.034cm" svg:x="5.986cm" svg:y="19.078cm" svg:viewBox="0 0 35 35" svg:d="M17 0c-23 0-23 35 0 35s23-35 0-35z">
          <text:p/>
        </draw:path>
        <draw:path draw:style-name="gr8" draw:text-style-name="P7" draw:layer="layout" svg:width="0.034cm" svg:height="0.034cm" svg:x="5.986cm" svg:y="19.58cm" svg:viewBox="0 0 35 35" svg:d="M17 0c-23 0-23 35 0 35s23-35 0-35z">
          <text:p/>
        </draw:path>
        <draw:path draw:style-name="gr8" draw:text-style-name="P7" draw:layer="layout" svg:width="0.034cm" svg:height="0.034cm" svg:x="5.986cm" svg:y="20.082cm" svg:viewBox="0 0 35 35" svg:d="M17 0c-23 0-23 35 0 35s23-35 0-35z">
          <text:p/>
        </draw:path>
        <draw:path draw:style-name="gr8" draw:text-style-name="P7" draw:layer="layout" svg:width="0.034cm" svg:height="0.034cm" svg:x="5.986cm" svg:y="20.584cm" svg:viewBox="0 0 35 35" svg:d="M17 0c-23 0-23 35 0 35s23-35 0-35z">
          <text:p/>
        </draw:path>
        <draw:path draw:style-name="gr8" draw:text-style-name="P7" draw:layer="layout" svg:width="0.033cm" svg:height="0.035cm" svg:x="6.485cm" svg:y="15.562cm" svg:viewBox="0 0 34 36" svg:d="M17 0c-23 0-23 36 0 36 22 0 22-36 0-36z">
          <text:p/>
        </draw:path>
        <draw:path draw:style-name="gr8" draw:text-style-name="P7" draw:layer="layout" svg:width="0.033cm" svg:height="0.034cm" svg:x="6.485cm" svg:y="16.065cm" svg:viewBox="0 0 34 35" svg:d="M17 0c-23 0-23 35 0 35 22 0 22-35 0-35z">
          <text:p/>
        </draw:path>
        <draw:path draw:style-name="gr8" draw:text-style-name="P7" draw:layer="layout" svg:width="0.033cm" svg:height="0.034cm" svg:x="6.485cm" svg:y="16.567cm" svg:viewBox="0 0 34 35" svg:d="M17 0c-23 0-23 35 0 35 22 0 22-35 0-35z">
          <text:p/>
        </draw:path>
        <draw:path draw:style-name="gr8" draw:text-style-name="P7" draw:layer="layout" svg:width="0.033cm" svg:height="0.034cm" svg:x="6.485cm" svg:y="17.069cm" svg:viewBox="0 0 34 35" svg:d="M17 0c-23 0-23 35 0 35 22 0 22-35 0-35z">
          <text:p/>
        </draw:path>
        <draw:path draw:style-name="gr8" draw:text-style-name="P7" draw:layer="layout" svg:width="0.033cm" svg:height="0.034cm" svg:x="6.485cm" svg:y="17.571cm" svg:viewBox="0 0 34 35" svg:d="M17 0c-23 0-23 35 0 35 22 0 22-35 0-35z">
          <text:p/>
        </draw:path>
        <draw:path draw:style-name="gr8" draw:text-style-name="P7" draw:layer="layout" svg:width="0.033cm" svg:height="0.034cm" svg:x="6.485cm" svg:y="18.073cm" svg:viewBox="0 0 34 35" svg:d="M17 0c-23 0-23 35 0 35 22 0 22-35 0-35z">
          <text:p/>
        </draw:path>
        <draw:path draw:style-name="gr8" draw:text-style-name="P7" draw:layer="layout" svg:width="0.033cm" svg:height="0.035cm" svg:x="6.485cm" svg:y="18.575cm" svg:viewBox="0 0 34 36" svg:d="M17 0c-23 0-23 36 0 36 22 0 22-36 0-36z">
          <text:p/>
        </draw:path>
        <draw:path draw:style-name="gr8" draw:text-style-name="P7" draw:layer="layout" svg:width="0.033cm" svg:height="0.034cm" svg:x="6.485cm" svg:y="19.078cm" svg:viewBox="0 0 34 35" svg:d="M17 0c-23 0-23 35 0 35 22 0 22-35 0-35z">
          <text:p/>
        </draw:path>
        <draw:path draw:style-name="gr8" draw:text-style-name="P7" draw:layer="layout" svg:width="0.033cm" svg:height="0.034cm" svg:x="6.485cm" svg:y="19.58cm" svg:viewBox="0 0 34 35" svg:d="M17 0c-23 0-23 35 0 35 22 0 22-35 0-35z">
          <text:p/>
        </draw:path>
        <draw:path draw:style-name="gr8" draw:text-style-name="P7" draw:layer="layout" svg:width="0.033cm" svg:height="0.034cm" svg:x="6.485cm" svg:y="20.082cm" svg:viewBox="0 0 34 35" svg:d="M17 0c-23 0-23 35 0 35 22 0 22-35 0-35z">
          <text:p/>
        </draw:path>
        <draw:path draw:style-name="gr8" draw:text-style-name="P7" draw:layer="layout" svg:width="0.033cm" svg:height="0.034cm" svg:x="6.485cm" svg:y="20.584cm" svg:viewBox="0 0 34 35" svg:d="M17 0c-23 0-23 35 0 35 22 0 22-35 0-35z">
          <text:p/>
        </draw:path>
        <draw:path draw:style-name="gr8" draw:text-style-name="P7" draw:layer="layout" svg:width="0.032cm" svg:height="0.035cm" svg:x="6.983cm" svg:y="15.562cm" svg:viewBox="0 0 33 36" svg:d="M16 0c-21 0-21 36 0 36 23 0 23-36 0-36z">
          <text:p/>
        </draw:path>
        <draw:path draw:style-name="gr8" draw:text-style-name="P7" draw:layer="layout" svg:width="0.032cm" svg:height="0.034cm" svg:x="6.983cm" svg:y="16.065cm" svg:viewBox="0 0 33 35" svg:d="M16 0c-21 0-21 35 0 35 23 0 23-35 0-35z">
          <text:p/>
        </draw:path>
        <draw:path draw:style-name="gr8" draw:text-style-name="P7" draw:layer="layout" svg:width="0.032cm" svg:height="0.034cm" svg:x="6.983cm" svg:y="16.567cm" svg:viewBox="0 0 33 35" svg:d="M16 0c-21 0-21 35 0 35 23 0 23-35 0-35z">
          <text:p/>
        </draw:path>
        <draw:path draw:style-name="gr8" draw:text-style-name="P7" draw:layer="layout" svg:width="0.032cm" svg:height="0.034cm" svg:x="6.983cm" svg:y="17.069cm" svg:viewBox="0 0 33 35" svg:d="M16 0c-21 0-21 35 0 35 23 0 23-35 0-35z">
          <text:p/>
        </draw:path>
        <draw:path draw:style-name="gr8" draw:text-style-name="P7" draw:layer="layout" svg:width="0.032cm" svg:height="0.034cm" svg:x="6.983cm" svg:y="17.571cm" svg:viewBox="0 0 33 35" svg:d="M16 0c-21 0-21 35 0 35 23 0 23-35 0-35z">
          <text:p/>
        </draw:path>
        <draw:path draw:style-name="gr8" draw:text-style-name="P7" draw:layer="layout" svg:width="0.032cm" svg:height="0.034cm" svg:x="6.983cm" svg:y="18.073cm" svg:viewBox="0 0 33 35" svg:d="M16 0c-21 0-21 35 0 35 23 0 23-35 0-35z">
          <text:p/>
        </draw:path>
        <draw:path draw:style-name="gr8" draw:text-style-name="P7" draw:layer="layout" svg:width="0.032cm" svg:height="0.035cm" svg:x="6.983cm" svg:y="18.575cm" svg:viewBox="0 0 33 36" svg:d="M16 0c-21 0-21 36 0 36 23 0 23-36 0-36z">
          <text:p/>
        </draw:path>
        <draw:path draw:style-name="gr8" draw:text-style-name="P7" draw:layer="layout" svg:width="0.032cm" svg:height="0.034cm" svg:x="6.983cm" svg:y="19.078cm" svg:viewBox="0 0 33 35" svg:d="M16 0c-21 0-21 35 0 35 23 0 23-35 0-35z">
          <text:p/>
        </draw:path>
        <draw:path draw:style-name="gr8" draw:text-style-name="P7" draw:layer="layout" svg:width="0.032cm" svg:height="0.034cm" svg:x="6.983cm" svg:y="19.58cm" svg:viewBox="0 0 33 35" svg:d="M16 0c-21 0-21 35 0 35 23 0 23-35 0-35z">
          <text:p/>
        </draw:path>
        <draw:path draw:style-name="gr8" draw:text-style-name="P7" draw:layer="layout" svg:width="0.032cm" svg:height="0.034cm" svg:x="6.983cm" svg:y="20.082cm" svg:viewBox="0 0 33 35" svg:d="M16 0c-21 0-21 35 0 35 23 0 23-35 0-35z">
          <text:p/>
        </draw:path>
        <draw:path draw:style-name="gr8" draw:text-style-name="P7" draw:layer="layout" svg:width="0.032cm" svg:height="0.034cm" svg:x="6.983cm" svg:y="20.584cm" svg:viewBox="0 0 33 35" svg:d="M16 0c-21 0-21 35 0 35 23 0 23-35 0-35z">
          <text:p/>
        </draw:path>
        <draw:path draw:style-name="gr8" draw:text-style-name="P7" draw:layer="layout" svg:width="0.032cm" svg:height="0.035cm" svg:x="7.482cm" svg:y="15.562cm" svg:viewBox="0 0 33 36" svg:d="M16 0c-21 0-21 36 0 36 23 0 23-36 0-36z">
          <text:p/>
        </draw:path>
        <draw:path draw:style-name="gr8" draw:text-style-name="P7" draw:layer="layout" svg:width="0.032cm" svg:height="0.034cm" svg:x="7.482cm" svg:y="16.065cm" svg:viewBox="0 0 33 35" svg:d="M16 0c-21 0-21 35 0 35 23 0 23-35 0-35z">
          <text:p/>
        </draw:path>
        <draw:path draw:style-name="gr8" draw:text-style-name="P7" draw:layer="layout" svg:width="0.032cm" svg:height="0.034cm" svg:x="7.482cm" svg:y="16.567cm" svg:viewBox="0 0 33 35" svg:d="M16 0c-21 0-21 35 0 35 23 0 23-35 0-35z">
          <text:p/>
        </draw:path>
        <draw:path draw:style-name="gr8" draw:text-style-name="P7" draw:layer="layout" svg:width="0.032cm" svg:height="0.034cm" svg:x="7.482cm" svg:y="17.069cm" svg:viewBox="0 0 33 35" svg:d="M16 0c-21 0-21 35 0 35 23 0 23-35 0-35z">
          <text:p/>
        </draw:path>
        <draw:path draw:style-name="gr8" draw:text-style-name="P7" draw:layer="layout" svg:width="0.032cm" svg:height="0.034cm" svg:x="7.482cm" svg:y="17.571cm" svg:viewBox="0 0 33 35" svg:d="M16 0c-21 0-21 35 0 35 23 0 23-35 0-35z">
          <text:p/>
        </draw:path>
        <draw:path draw:style-name="gr8" draw:text-style-name="P7" draw:layer="layout" svg:width="0.032cm" svg:height="0.034cm" svg:x="7.482cm" svg:y="18.073cm" svg:viewBox="0 0 33 35" svg:d="M16 0c-21 0-21 35 0 35 23 0 23-35 0-35z">
          <text:p/>
        </draw:path>
        <draw:path draw:style-name="gr8" draw:text-style-name="P7" draw:layer="layout" svg:width="0.032cm" svg:height="0.035cm" svg:x="7.482cm" svg:y="18.575cm" svg:viewBox="0 0 33 36" svg:d="M16 0c-21 0-21 36 0 36 23 0 23-36 0-36z">
          <text:p/>
        </draw:path>
        <draw:path draw:style-name="gr8" draw:text-style-name="P7" draw:layer="layout" svg:width="0.032cm" svg:height="0.034cm" svg:x="7.482cm" svg:y="19.078cm" svg:viewBox="0 0 33 35" svg:d="M16 0c-21 0-21 35 0 35 23 0 23-35 0-35z">
          <text:p/>
        </draw:path>
        <draw:path draw:style-name="gr8" draw:text-style-name="P7" draw:layer="layout" svg:width="0.032cm" svg:height="0.034cm" svg:x="7.482cm" svg:y="19.58cm" svg:viewBox="0 0 33 35" svg:d="M16 0c-21 0-21 35 0 35 23 0 23-35 0-35z">
          <text:p/>
        </draw:path>
        <draw:path draw:style-name="gr8" draw:text-style-name="P7" draw:layer="layout" svg:width="0.032cm" svg:height="0.034cm" svg:x="7.482cm" svg:y="20.082cm" svg:viewBox="0 0 33 35" svg:d="M16 0c-21 0-21 35 0 35 23 0 23-35 0-35z">
          <text:p/>
        </draw:path>
        <draw:path draw:style-name="gr8" draw:text-style-name="P7" draw:layer="layout" svg:width="0.032cm" svg:height="0.034cm" svg:x="7.482cm" svg:y="20.584cm" svg:viewBox="0 0 33 35" svg:d="M16 0c-21 0-21 35 0 35 23 0 23-35 0-35z">
          <text:p/>
        </draw:path>
        <draw:path draw:style-name="gr8" draw:text-style-name="P7" draw:layer="layout" svg:width="0.034cm" svg:height="0.035cm" svg:x="7.98cm" svg:y="15.562cm" svg:viewBox="0 0 35 36" svg:d="M17 0c-23 0-23 36 0 36s23-36 0-36z">
          <text:p/>
        </draw:path>
        <draw:path draw:style-name="gr8" draw:text-style-name="P7" draw:layer="layout" svg:width="0.034cm" svg:height="0.034cm" svg:x="7.98cm" svg:y="16.065cm" svg:viewBox="0 0 35 35" svg:d="M17 0c-23 0-23 35 0 35s23-35 0-35z">
          <text:p/>
        </draw:path>
        <draw:path draw:style-name="gr8" draw:text-style-name="P7" draw:layer="layout" svg:width="0.034cm" svg:height="0.034cm" svg:x="7.98cm" svg:y="16.567cm" svg:viewBox="0 0 35 35" svg:d="M17 0c-23 0-23 35 0 35s23-35 0-35z">
          <text:p/>
        </draw:path>
        <draw:path draw:style-name="gr8" draw:text-style-name="P7" draw:layer="layout" svg:width="0.034cm" svg:height="0.034cm" svg:x="7.98cm" svg:y="17.069cm" svg:viewBox="0 0 35 35" svg:d="M17 0c-23 0-23 35 0 35s23-35 0-35z">
          <text:p/>
        </draw:path>
        <draw:path draw:style-name="gr8" draw:text-style-name="P7" draw:layer="layout" svg:width="0.034cm" svg:height="0.034cm" svg:x="7.98cm" svg:y="17.571cm" svg:viewBox="0 0 35 35" svg:d="M17 0c-23 0-23 35 0 35s23-35 0-35z">
          <text:p/>
        </draw:path>
        <draw:path draw:style-name="gr8" draw:text-style-name="P7" draw:layer="layout" svg:width="0.034cm" svg:height="0.034cm" svg:x="7.98cm" svg:y="18.073cm" svg:viewBox="0 0 35 35" svg:d="M17 0c-23 0-23 35 0 35s23-35 0-35z">
          <text:p/>
        </draw:path>
        <draw:path draw:style-name="gr8" draw:text-style-name="P7" draw:layer="layout" svg:width="0.034cm" svg:height="0.035cm" svg:x="7.98cm" svg:y="18.575cm" svg:viewBox="0 0 35 36" svg:d="M17 0c-23 0-23 36 0 36s23-36 0-36z">
          <text:p/>
        </draw:path>
        <draw:path draw:style-name="gr8" draw:text-style-name="P7" draw:layer="layout" svg:width="0.034cm" svg:height="0.034cm" svg:x="7.98cm" svg:y="19.078cm" svg:viewBox="0 0 35 35" svg:d="M17 0c-23 0-23 35 0 35s23-35 0-35z">
          <text:p/>
        </draw:path>
        <draw:path draw:style-name="gr8" draw:text-style-name="P7" draw:layer="layout" svg:width="0.034cm" svg:height="0.034cm" svg:x="7.98cm" svg:y="19.58cm" svg:viewBox="0 0 35 35" svg:d="M17 0c-23 0-23 35 0 35s23-35 0-35z">
          <text:p/>
        </draw:path>
        <draw:path draw:style-name="gr8" draw:text-style-name="P7" draw:layer="layout" svg:width="0.034cm" svg:height="0.034cm" svg:x="7.98cm" svg:y="20.082cm" svg:viewBox="0 0 35 35" svg:d="M17 0c-23 0-23 35 0 35s23-35 0-35z">
          <text:p/>
        </draw:path>
        <draw:path draw:style-name="gr8" draw:text-style-name="P7" draw:layer="layout" svg:width="0.034cm" svg:height="0.034cm" svg:x="7.98cm" svg:y="20.584cm" svg:viewBox="0 0 35 35" svg:d="M17 0c-23 0-23 35 0 35s23-35 0-35z">
          <text:p/>
        </draw:path>
        <draw:path draw:style-name="gr8" draw:text-style-name="P7" draw:layer="layout" svg:width="0.033cm" svg:height="0.035cm" svg:x="8.48cm" svg:y="15.562cm" svg:viewBox="0 0 34 36" svg:d="M17 0c-22 0-23 36 0 36s23-36 0-36z">
          <text:p/>
        </draw:path>
        <draw:path draw:style-name="gr8" draw:text-style-name="P7" draw:layer="layout" svg:width="0.033cm" svg:height="0.034cm" svg:x="8.48cm" svg:y="16.065cm" svg:viewBox="0 0 34 35" svg:d="M17 0c-22 0-23 35 0 35s23-35 0-35z">
          <text:p/>
        </draw:path>
        <draw:path draw:style-name="gr8" draw:text-style-name="P7" draw:layer="layout" svg:width="0.033cm" svg:height="0.034cm" svg:x="8.48cm" svg:y="16.567cm" svg:viewBox="0 0 34 35" svg:d="M17 0c-22 0-23 35 0 35s23-35 0-35z">
          <text:p/>
        </draw:path>
        <draw:path draw:style-name="gr8" draw:text-style-name="P7" draw:layer="layout" svg:width="0.033cm" svg:height="0.034cm" svg:x="8.48cm" svg:y="17.069cm" svg:viewBox="0 0 34 35" svg:d="M17 0c-22 0-23 35 0 35s23-35 0-35z">
          <text:p/>
        </draw:path>
        <draw:path draw:style-name="gr8" draw:text-style-name="P7" draw:layer="layout" svg:width="0.033cm" svg:height="0.034cm" svg:x="8.48cm" svg:y="17.571cm" svg:viewBox="0 0 34 35" svg:d="M17 0c-22 0-23 35 0 35s23-35 0-35z">
          <text:p/>
        </draw:path>
        <draw:path draw:style-name="gr8" draw:text-style-name="P7" draw:layer="layout" svg:width="0.033cm" svg:height="0.034cm" svg:x="8.48cm" svg:y="18.073cm" svg:viewBox="0 0 34 35" svg:d="M17 0c-22 0-23 35 0 35s23-35 0-35z">
          <text:p/>
        </draw:path>
        <draw:path draw:style-name="gr8" draw:text-style-name="P7" draw:layer="layout" svg:width="0.033cm" svg:height="0.035cm" svg:x="8.48cm" svg:y="18.575cm" svg:viewBox="0 0 34 36" svg:d="M17 0c-22 0-23 36 0 36s23-36 0-36z">
          <text:p/>
        </draw:path>
        <draw:path draw:style-name="gr8" draw:text-style-name="P7" draw:layer="layout" svg:width="0.033cm" svg:height="0.034cm" svg:x="8.48cm" svg:y="19.078cm" svg:viewBox="0 0 34 35" svg:d="M17 0c-22 0-23 35 0 35s23-35 0-35z">
          <text:p/>
        </draw:path>
        <draw:path draw:style-name="gr8" draw:text-style-name="P7" draw:layer="layout" svg:width="0.033cm" svg:height="0.034cm" svg:x="8.48cm" svg:y="19.58cm" svg:viewBox="0 0 34 35" svg:d="M17 0c-22 0-23 35 0 35s23-35 0-35z">
          <text:p/>
        </draw:path>
        <draw:path draw:style-name="gr8" draw:text-style-name="P7" draw:layer="layout" svg:width="0.033cm" svg:height="0.034cm" svg:x="8.48cm" svg:y="20.082cm" svg:viewBox="0 0 34 35" svg:d="M17 0c-22 0-23 35 0 35s23-35 0-35z">
          <text:p/>
        </draw:path>
        <draw:path draw:style-name="gr8" draw:text-style-name="P7" draw:layer="layout" svg:width="0.033cm" svg:height="0.034cm" svg:x="8.48cm" svg:y="20.584cm" svg:viewBox="0 0 34 35" svg:d="M17 0c-22 0-23 35 0 35s23-35 0-35z">
          <text:p/>
        </draw:path>
        <draw:path draw:style-name="gr8" draw:text-style-name="P7" draw:layer="layout" svg:width="0.033cm" svg:height="0.035cm" svg:x="8.978cm" svg:y="15.562cm" svg:viewBox="0 0 34 36" svg:d="M17 0c-23 0-23 36 0 36 22 0 22-36 0-36z">
          <text:p/>
        </draw:path>
        <draw:path draw:style-name="gr8" draw:text-style-name="P7" draw:layer="layout" svg:width="0.033cm" svg:height="0.034cm" svg:x="8.978cm" svg:y="16.065cm" svg:viewBox="0 0 34 35" svg:d="M17 0c-23 0-23 35 0 35 22 0 22-35 0-35z">
          <text:p/>
        </draw:path>
        <draw:path draw:style-name="gr8" draw:text-style-name="P7" draw:layer="layout" svg:width="0.033cm" svg:height="0.034cm" svg:x="8.978cm" svg:y="16.567cm" svg:viewBox="0 0 34 35" svg:d="M17 0c-23 0-23 35 0 35 22 0 22-35 0-35z">
          <text:p/>
        </draw:path>
        <draw:path draw:style-name="gr8" draw:text-style-name="P7" draw:layer="layout" svg:width="0.033cm" svg:height="0.034cm" svg:x="8.978cm" svg:y="17.069cm" svg:viewBox="0 0 34 35" svg:d="M17 0c-23 0-23 35 0 35 22 0 22-35 0-35z">
          <text:p/>
        </draw:path>
        <draw:path draw:style-name="gr8" draw:text-style-name="P7" draw:layer="layout" svg:width="0.033cm" svg:height="0.034cm" svg:x="8.978cm" svg:y="17.571cm" svg:viewBox="0 0 34 35" svg:d="M17 0c-23 0-23 35 0 35 22 0 22-35 0-35z">
          <text:p/>
        </draw:path>
        <draw:path draw:style-name="gr8" draw:text-style-name="P7" draw:layer="layout" svg:width="0.033cm" svg:height="0.034cm" svg:x="8.978cm" svg:y="18.073cm" svg:viewBox="0 0 34 35" svg:d="M17 0c-23 0-23 35 0 35 22 0 22-35 0-35z">
          <text:p/>
        </draw:path>
        <draw:path draw:style-name="gr8" draw:text-style-name="P7" draw:layer="layout" svg:width="0.033cm" svg:height="0.035cm" svg:x="8.978cm" svg:y="18.575cm" svg:viewBox="0 0 34 36" svg:d="M17 0c-23 0-23 36 0 36 22 0 22-36 0-36z">
          <text:p/>
        </draw:path>
        <draw:path draw:style-name="gr8" draw:text-style-name="P7" draw:layer="layout" svg:width="0.033cm" svg:height="0.034cm" svg:x="8.978cm" svg:y="19.078cm" svg:viewBox="0 0 34 35" svg:d="M17 0c-23 0-23 35 0 35 22 0 22-35 0-35z">
          <text:p/>
        </draw:path>
        <draw:path draw:style-name="gr8" draw:text-style-name="P7" draw:layer="layout" svg:width="0.033cm" svg:height="0.034cm" svg:x="8.978cm" svg:y="19.58cm" svg:viewBox="0 0 34 35" svg:d="M17 0c-23 0-23 35 0 35 22 0 22-35 0-35z">
          <text:p/>
        </draw:path>
        <draw:path draw:style-name="gr8" draw:text-style-name="P7" draw:layer="layout" svg:width="0.033cm" svg:height="0.034cm" svg:x="8.978cm" svg:y="20.082cm" svg:viewBox="0 0 34 35" svg:d="M17 0c-23 0-23 35 0 35 22 0 22-35 0-35z">
          <text:p/>
        </draw:path>
        <draw:path draw:style-name="gr8" draw:text-style-name="P7" draw:layer="layout" svg:width="0.033cm" svg:height="0.034cm" svg:x="8.978cm" svg:y="20.584cm" svg:viewBox="0 0 34 35" svg:d="M17 0c-23 0-23 35 0 35 22 0 22-35 0-35z">
          <text:p/>
        </draw:path>
        <draw:path draw:style-name="gr8" draw:text-style-name="P7" draw:layer="layout" svg:width="0.034cm" svg:height="0.035cm" svg:x="9.477cm" svg:y="15.562cm" svg:viewBox="0 0 35 36" svg:d="M17 0c-23 0-23 36 0 36s23-36 0-36z">
          <text:p/>
        </draw:path>
        <draw:path draw:style-name="gr8" draw:text-style-name="P7" draw:layer="layout" svg:width="0.034cm" svg:height="0.034cm" svg:x="9.477cm" svg:y="16.065cm" svg:viewBox="0 0 35 35" svg:d="M17 0c-23 0-23 35 0 35s23-35 0-35z">
          <text:p/>
        </draw:path>
        <draw:path draw:style-name="gr8" draw:text-style-name="P7" draw:layer="layout" svg:width="0.034cm" svg:height="0.034cm" svg:x="9.477cm" svg:y="16.567cm" svg:viewBox="0 0 35 35" svg:d="M17 0c-23 0-23 35 0 35s23-35 0-35z">
          <text:p/>
        </draw:path>
        <draw:path draw:style-name="gr8" draw:text-style-name="P7" draw:layer="layout" svg:width="0.034cm" svg:height="0.034cm" svg:x="9.477cm" svg:y="17.069cm" svg:viewBox="0 0 35 35" svg:d="M17 0c-23 0-23 35 0 35s23-35 0-35z">
          <text:p/>
        </draw:path>
        <draw:path draw:style-name="gr8" draw:text-style-name="P7" draw:layer="layout" svg:width="0.034cm" svg:height="0.034cm" svg:x="9.477cm" svg:y="17.571cm" svg:viewBox="0 0 35 35" svg:d="M17 0c-23 0-23 35 0 35s23-35 0-35z">
          <text:p/>
        </draw:path>
        <draw:path draw:style-name="gr8" draw:text-style-name="P7" draw:layer="layout" svg:width="0.034cm" svg:height="0.034cm" svg:x="9.477cm" svg:y="18.073cm" svg:viewBox="0 0 35 35" svg:d="M17 0c-23 0-23 35 0 35s23-35 0-35z">
          <text:p/>
        </draw:path>
        <draw:path draw:style-name="gr8" draw:text-style-name="P7" draw:layer="layout" svg:width="0.034cm" svg:height="0.035cm" svg:x="9.477cm" svg:y="18.575cm" svg:viewBox="0 0 35 36" svg:d="M17 0c-23 0-23 36 0 36s23-36 0-36z">
          <text:p/>
        </draw:path>
        <draw:path draw:style-name="gr8" draw:text-style-name="P7" draw:layer="layout" svg:width="0.034cm" svg:height="0.034cm" svg:x="9.477cm" svg:y="19.078cm" svg:viewBox="0 0 35 35" svg:d="M17 0c-23 0-23 35 0 35s23-35 0-35z">
          <text:p/>
        </draw:path>
        <draw:path draw:style-name="gr8" draw:text-style-name="P7" draw:layer="layout" svg:width="0.034cm" svg:height="0.034cm" svg:x="9.477cm" svg:y="19.58cm" svg:viewBox="0 0 35 35" svg:d="M17 0c-23 0-23 35 0 35s23-35 0-35z">
          <text:p/>
        </draw:path>
        <draw:path draw:style-name="gr8" draw:text-style-name="P7" draw:layer="layout" svg:width="0.034cm" svg:height="0.034cm" svg:x="9.477cm" svg:y="20.082cm" svg:viewBox="0 0 35 35" svg:d="M17 0c-23 0-23 35 0 35s23-35 0-35z">
          <text:p/>
        </draw:path>
        <draw:path draw:style-name="gr8" draw:text-style-name="P7" draw:layer="layout" svg:width="0.034cm" svg:height="0.034cm" svg:x="9.477cm" svg:y="20.584cm" svg:viewBox="0 0 35 35" svg:d="M17 0c-23 0-23 35 0 35s23-35 0-35z">
          <text:p/>
        </draw:path>
        <draw:path draw:style-name="gr8" draw:text-style-name="P7" draw:layer="layout" svg:width="0.034cm" svg:height="0.035cm" svg:x="9.976cm" svg:y="15.562cm" svg:viewBox="0 0 35 36" svg:d="M17 0c-23 0-23 36 0 36s23-36 0-36z">
          <text:p/>
        </draw:path>
        <draw:path draw:style-name="gr8" draw:text-style-name="P7" draw:layer="layout" svg:width="0.034cm" svg:height="0.034cm" svg:x="9.976cm" svg:y="16.065cm" svg:viewBox="0 0 35 35" svg:d="M17 0c-23 0-23 35 0 35s23-35 0-35z">
          <text:p/>
        </draw:path>
        <draw:path draw:style-name="gr8" draw:text-style-name="P7" draw:layer="layout" svg:width="0.034cm" svg:height="0.034cm" svg:x="9.976cm" svg:y="16.567cm" svg:viewBox="0 0 35 35" svg:d="M17 0c-23 0-23 35 0 35s23-35 0-35z">
          <text:p/>
        </draw:path>
        <draw:path draw:style-name="gr8" draw:text-style-name="P7" draw:layer="layout" svg:width="0.034cm" svg:height="0.034cm" svg:x="9.976cm" svg:y="17.069cm" svg:viewBox="0 0 35 35" svg:d="M17 0c-23 0-23 35 0 35s23-35 0-35z">
          <text:p/>
        </draw:path>
        <draw:path draw:style-name="gr8" draw:text-style-name="P7" draw:layer="layout" svg:width="0.034cm" svg:height="0.034cm" svg:x="9.976cm" svg:y="17.571cm" svg:viewBox="0 0 35 35" svg:d="M17 0c-23 0-23 35 0 35s23-35 0-35z">
          <text:p/>
        </draw:path>
        <draw:path draw:style-name="gr8" draw:text-style-name="P7" draw:layer="layout" svg:width="0.034cm" svg:height="0.034cm" svg:x="9.976cm" svg:y="18.073cm" svg:viewBox="0 0 35 35" svg:d="M17 0c-23 0-23 35 0 35s23-35 0-35z">
          <text:p/>
        </draw:path>
        <draw:path draw:style-name="gr8" draw:text-style-name="P7" draw:layer="layout" svg:width="0.034cm" svg:height="0.035cm" svg:x="9.976cm" svg:y="18.575cm" svg:viewBox="0 0 35 36" svg:d="M17 0c-23 0-23 36 0 36s23-36 0-36z">
          <text:p/>
        </draw:path>
        <draw:path draw:style-name="gr8" draw:text-style-name="P7" draw:layer="layout" svg:width="0.034cm" svg:height="0.034cm" svg:x="9.976cm" svg:y="19.078cm" svg:viewBox="0 0 35 35" svg:d="M17 0c-23 0-23 35 0 35s23-35 0-35z">
          <text:p/>
        </draw:path>
        <draw:path draw:style-name="gr8" draw:text-style-name="P7" draw:layer="layout" svg:width="0.034cm" svg:height="0.034cm" svg:x="9.976cm" svg:y="19.58cm" svg:viewBox="0 0 35 35" svg:d="M17 0c-23 0-23 35 0 35s23-35 0-35z">
          <text:p/>
        </draw:path>
        <draw:path draw:style-name="gr8" draw:text-style-name="P7" draw:layer="layout" svg:width="0.034cm" svg:height="0.034cm" svg:x="9.976cm" svg:y="20.082cm" svg:viewBox="0 0 35 35" svg:d="M17 0c-23 0-23 35 0 35s23-35 0-35z">
          <text:p/>
        </draw:path>
        <draw:path draw:style-name="gr8" draw:text-style-name="P7" draw:layer="layout" svg:width="0.034cm" svg:height="0.034cm" svg:x="9.976cm" svg:y="20.584cm" svg:viewBox="0 0 35 35" svg:d="M17 0c-23 0-23 35 0 35s23-35 0-35z">
          <text:p/>
        </draw:path>
        <draw:path draw:style-name="gr8" draw:text-style-name="P7" draw:layer="layout" svg:width="0.032cm" svg:height="0.035cm" svg:x="10.475cm" svg:y="15.562cm" svg:viewBox="0 0 33 36" svg:d="M16 0c-21 0-21 36 0 36 23 0 23-36 0-36z">
          <text:p/>
        </draw:path>
        <draw:path draw:style-name="gr8" draw:text-style-name="P7" draw:layer="layout" svg:width="0.032cm" svg:height="0.034cm" svg:x="10.475cm" svg:y="16.065cm" svg:viewBox="0 0 33 35" svg:d="M16 0c-21 0-21 35 0 35 23 0 23-35 0-35z">
          <text:p/>
        </draw:path>
        <draw:path draw:style-name="gr8" draw:text-style-name="P7" draw:layer="layout" svg:width="0.032cm" svg:height="0.034cm" svg:x="10.475cm" svg:y="16.567cm" svg:viewBox="0 0 33 35" svg:d="M16 0c-21 0-21 35 0 35 23 0 23-35 0-35z">
          <text:p/>
        </draw:path>
        <draw:path draw:style-name="gr8" draw:text-style-name="P7" draw:layer="layout" svg:width="0.032cm" svg:height="0.034cm" svg:x="10.475cm" svg:y="17.069cm" svg:viewBox="0 0 33 35" svg:d="M16 0c-21 0-21 35 0 35 23 0 23-35 0-35z">
          <text:p/>
        </draw:path>
        <draw:path draw:style-name="gr8" draw:text-style-name="P7" draw:layer="layout" svg:width="0.032cm" svg:height="0.034cm" svg:x="10.475cm" svg:y="17.571cm" svg:viewBox="0 0 33 35" svg:d="M16 0c-21 0-21 35 0 35 23 0 23-35 0-35z">
          <text:p/>
        </draw:path>
        <draw:path draw:style-name="gr8" draw:text-style-name="P7" draw:layer="layout" svg:width="0.032cm" svg:height="0.034cm" svg:x="10.475cm" svg:y="18.073cm" svg:viewBox="0 0 33 35" svg:d="M16 0c-21 0-21 35 0 35 23 0 23-35 0-35z">
          <text:p/>
        </draw:path>
        <draw:path draw:style-name="gr8" draw:text-style-name="P7" draw:layer="layout" svg:width="0.032cm" svg:height="0.035cm" svg:x="10.475cm" svg:y="18.575cm" svg:viewBox="0 0 33 36" svg:d="M16 0c-21 0-21 36 0 36 23 0 23-36 0-36z">
          <text:p/>
        </draw:path>
        <draw:path draw:style-name="gr8" draw:text-style-name="P7" draw:layer="layout" svg:width="0.032cm" svg:height="0.034cm" svg:x="10.475cm" svg:y="19.078cm" svg:viewBox="0 0 33 35" svg:d="M16 0c-21 0-21 35 0 35 23 0 23-35 0-35z">
          <text:p/>
        </draw:path>
        <draw:path draw:style-name="gr8" draw:text-style-name="P7" draw:layer="layout" svg:width="0.032cm" svg:height="0.034cm" svg:x="10.475cm" svg:y="19.58cm" svg:viewBox="0 0 33 35" svg:d="M16 0c-21 0-21 35 0 35 23 0 23-35 0-35z">
          <text:p/>
        </draw:path>
        <draw:path draw:style-name="gr8" draw:text-style-name="P7" draw:layer="layout" svg:width="0.032cm" svg:height="0.034cm" svg:x="10.475cm" svg:y="20.082cm" svg:viewBox="0 0 33 35" svg:d="M16 0c-21 0-21 35 0 35 23 0 23-35 0-35z">
          <text:p/>
        </draw:path>
        <draw:path draw:style-name="gr8" draw:text-style-name="P7" draw:layer="layout" svg:width="0.032cm" svg:height="0.034cm" svg:x="10.475cm" svg:y="20.584cm" svg:viewBox="0 0 33 35" svg:d="M16 0c-21 0-21 35 0 35 23 0 23-35 0-35z">
          <text:p/>
        </draw:path>
        <draw:path draw:style-name="gr8" draw:text-style-name="P7" draw:layer="layout" svg:width="0.033cm" svg:height="0.035cm" svg:x="10.975cm" svg:y="15.562cm" svg:viewBox="0 0 34 36" svg:d="M17 0c-23 0-23 36 0 36 22 0 22-36 0-36z">
          <text:p/>
        </draw:path>
        <draw:path draw:style-name="gr8" draw:text-style-name="P7" draw:layer="layout" svg:width="0.033cm" svg:height="0.034cm" svg:x="10.975cm" svg:y="16.065cm" svg:viewBox="0 0 34 35" svg:d="M17 0c-23 0-23 35 0 35 22 0 22-35 0-35z">
          <text:p/>
        </draw:path>
        <draw:path draw:style-name="gr8" draw:text-style-name="P7" draw:layer="layout" svg:width="0.033cm" svg:height="0.034cm" svg:x="10.975cm" svg:y="16.567cm" svg:viewBox="0 0 34 35" svg:d="M17 0c-23 0-23 35 0 35 22 0 22-35 0-35z">
          <text:p/>
        </draw:path>
        <draw:path draw:style-name="gr8" draw:text-style-name="P7" draw:layer="layout" svg:width="0.033cm" svg:height="0.034cm" svg:x="10.975cm" svg:y="17.069cm" svg:viewBox="0 0 34 35" svg:d="M17 0c-23 0-23 35 0 35 22 0 22-35 0-35z">
          <text:p/>
        </draw:path>
        <draw:path draw:style-name="gr8" draw:text-style-name="P7" draw:layer="layout" svg:width="0.033cm" svg:height="0.034cm" svg:x="10.975cm" svg:y="17.571cm" svg:viewBox="0 0 34 35" svg:d="M17 0c-23 0-23 35 0 35 22 0 22-35 0-35z">
          <text:p/>
        </draw:path>
        <draw:path draw:style-name="gr8" draw:text-style-name="P7" draw:layer="layout" svg:width="0.033cm" svg:height="0.034cm" svg:x="10.975cm" svg:y="18.073cm" svg:viewBox="0 0 34 35" svg:d="M17 0c-23 0-23 35 0 35 22 0 22-35 0-35z">
          <text:p/>
        </draw:path>
        <draw:path draw:style-name="gr8" draw:text-style-name="P7" draw:layer="layout" svg:width="0.033cm" svg:height="0.035cm" svg:x="10.975cm" svg:y="18.575cm" svg:viewBox="0 0 34 36" svg:d="M17 0c-23 0-23 36 0 36 22 0 22-36 0-36z">
          <text:p/>
        </draw:path>
        <draw:path draw:style-name="gr8" draw:text-style-name="P7" draw:layer="layout" svg:width="0.033cm" svg:height="0.034cm" svg:x="10.975cm" svg:y="19.078cm" svg:viewBox="0 0 34 35" svg:d="M17 0c-23 0-23 35 0 35 22 0 22-35 0-35z">
          <text:p/>
        </draw:path>
        <draw:path draw:style-name="gr8" draw:text-style-name="P7" draw:layer="layout" svg:width="0.033cm" svg:height="0.034cm" svg:x="10.975cm" svg:y="19.58cm" svg:viewBox="0 0 34 35" svg:d="M17 0c-23 0-23 35 0 35 22 0 22-35 0-35z">
          <text:p/>
        </draw:path>
        <draw:path draw:style-name="gr8" draw:text-style-name="P7" draw:layer="layout" svg:width="0.033cm" svg:height="0.034cm" svg:x="10.975cm" svg:y="20.082cm" svg:viewBox="0 0 34 35" svg:d="M17 0c-23 0-23 35 0 35 22 0 22-35 0-35z">
          <text:p/>
        </draw:path>
        <draw:path draw:style-name="gr8" draw:text-style-name="P7" draw:layer="layout" svg:width="0.033cm" svg:height="0.034cm" svg:x="10.975cm" svg:y="20.584cm" svg:viewBox="0 0 34 35" svg:d="M17 0c-23 0-23 35 0 35 22 0 22-35 0-35z">
          <text:p/>
        </draw:path>
        <draw:path draw:style-name="gr8" draw:text-style-name="P7" draw:layer="layout" svg:width="0.033cm" svg:height="0.035cm" svg:x="11.473cm" svg:y="15.562cm" svg:viewBox="0 0 34 36" svg:d="M17 0c-23 0-23 36 0 36 22 0 22-36 0-36z">
          <text:p/>
        </draw:path>
        <draw:path draw:style-name="gr8" draw:text-style-name="P7" draw:layer="layout" svg:width="0.033cm" svg:height="0.034cm" svg:x="11.473cm" svg:y="16.065cm" svg:viewBox="0 0 34 35" svg:d="M17 0c-23 0-23 35 0 35 22 0 22-35 0-35z">
          <text:p/>
        </draw:path>
        <draw:path draw:style-name="gr8" draw:text-style-name="P7" draw:layer="layout" svg:width="0.033cm" svg:height="0.034cm" svg:x="11.473cm" svg:y="16.567cm" svg:viewBox="0 0 34 35" svg:d="M17 0c-23 0-23 35 0 35 22 0 22-35 0-35z">
          <text:p/>
        </draw:path>
        <draw:path draw:style-name="gr8" draw:text-style-name="P7" draw:layer="layout" svg:width="0.033cm" svg:height="0.034cm" svg:x="11.473cm" svg:y="17.069cm" svg:viewBox="0 0 34 35" svg:d="M17 0c-23 0-23 35 0 35 22 0 22-35 0-35z">
          <text:p/>
        </draw:path>
        <draw:path draw:style-name="gr8" draw:text-style-name="P7" draw:layer="layout" svg:width="0.033cm" svg:height="0.034cm" svg:x="11.473cm" svg:y="17.571cm" svg:viewBox="0 0 34 35" svg:d="M17 0c-23 0-23 35 0 35 22 0 22-35 0-35z">
          <text:p/>
        </draw:path>
        <draw:path draw:style-name="gr8" draw:text-style-name="P7" draw:layer="layout" svg:width="0.033cm" svg:height="0.034cm" svg:x="11.473cm" svg:y="18.073cm" svg:viewBox="0 0 34 35" svg:d="M17 0c-23 0-23 35 0 35 22 0 22-35 0-35z">
          <text:p/>
        </draw:path>
        <draw:path draw:style-name="gr8" draw:text-style-name="P7" draw:layer="layout" svg:width="0.033cm" svg:height="0.035cm" svg:x="11.473cm" svg:y="18.575cm" svg:viewBox="0 0 34 36" svg:d="M17 0c-23 0-23 36 0 36 22 0 22-36 0-36z">
          <text:p/>
        </draw:path>
        <draw:path draw:style-name="gr8" draw:text-style-name="P7" draw:layer="layout" svg:width="0.033cm" svg:height="0.034cm" svg:x="11.473cm" svg:y="19.078cm" svg:viewBox="0 0 34 35" svg:d="M17 0c-23 0-23 35 0 35 22 0 22-35 0-35z">
          <text:p/>
        </draw:path>
        <draw:path draw:style-name="gr8" draw:text-style-name="P7" draw:layer="layout" svg:width="0.033cm" svg:height="0.034cm" svg:x="11.473cm" svg:y="19.58cm" svg:viewBox="0 0 34 35" svg:d="M17 0c-23 0-23 35 0 35 22 0 22-35 0-35z">
          <text:p/>
        </draw:path>
        <draw:path draw:style-name="gr8" draw:text-style-name="P7" draw:layer="layout" svg:width="0.033cm" svg:height="0.034cm" svg:x="11.473cm" svg:y="20.082cm" svg:viewBox="0 0 34 35" svg:d="M17 0c-23 0-23 35 0 35 22 0 22-35 0-35z">
          <text:p/>
        </draw:path>
        <draw:path draw:style-name="gr8" draw:text-style-name="P7" draw:layer="layout" svg:width="0.033cm" svg:height="0.034cm" svg:x="11.473cm" svg:y="20.584cm" svg:viewBox="0 0 34 35" svg:d="M17 0c-23 0-23 35 0 35 22 0 22-35 0-35z">
          <text:p/>
        </draw:path>
        <draw:path draw:style-name="gr8" draw:text-style-name="P7" draw:layer="layout" svg:width="0.033cm" svg:height="0.035cm" svg:x="11.972cm" svg:y="15.562cm" svg:viewBox="0 0 34 36" svg:d="M17 0c-23 0-23 36 0 36 22 0 22-36 0-36z">
          <text:p/>
        </draw:path>
        <draw:path draw:style-name="gr8" draw:text-style-name="P7" draw:layer="layout" svg:width="0.033cm" svg:height="0.034cm" svg:x="11.972cm" svg:y="16.065cm" svg:viewBox="0 0 34 35" svg:d="M17 0c-23 0-23 35 0 35 22 0 22-35 0-35z">
          <text:p/>
        </draw:path>
        <draw:path draw:style-name="gr8" draw:text-style-name="P7" draw:layer="layout" svg:width="0.033cm" svg:height="0.034cm" svg:x="11.972cm" svg:y="16.567cm" svg:viewBox="0 0 34 35" svg:d="M17 0c-23 0-23 35 0 35 22 0 22-35 0-35z">
          <text:p/>
        </draw:path>
        <draw:path draw:style-name="gr8" draw:text-style-name="P7" draw:layer="layout" svg:width="0.033cm" svg:height="0.034cm" svg:x="11.972cm" svg:y="17.069cm" svg:viewBox="0 0 34 35" svg:d="M17 0c-23 0-23 35 0 35 22 0 22-35 0-35z">
          <text:p/>
        </draw:path>
        <draw:path draw:style-name="gr8" draw:text-style-name="P7" draw:layer="layout" svg:width="0.033cm" svg:height="0.034cm" svg:x="11.972cm" svg:y="17.571cm" svg:viewBox="0 0 34 35" svg:d="M17 0c-23 0-23 35 0 35 22 0 22-35 0-35z">
          <text:p/>
        </draw:path>
        <draw:path draw:style-name="gr8" draw:text-style-name="P7" draw:layer="layout" svg:width="0.033cm" svg:height="0.034cm" svg:x="11.972cm" svg:y="18.073cm" svg:viewBox="0 0 34 35" svg:d="M17 0c-23 0-23 35 0 35 22 0 22-35 0-35z">
          <text:p/>
        </draw:path>
        <draw:path draw:style-name="gr8" draw:text-style-name="P7" draw:layer="layout" svg:width="0.033cm" svg:height="0.035cm" svg:x="11.972cm" svg:y="18.575cm" svg:viewBox="0 0 34 36" svg:d="M17 0c-23 0-23 36 0 36 22 0 22-36 0-36z">
          <text:p/>
        </draw:path>
        <draw:path draw:style-name="gr8" draw:text-style-name="P7" draw:layer="layout" svg:width="0.033cm" svg:height="0.034cm" svg:x="11.972cm" svg:y="19.078cm" svg:viewBox="0 0 34 35" svg:d="M17 0c-23 0-23 35 0 35 22 0 22-35 0-35z">
          <text:p/>
        </draw:path>
        <draw:path draw:style-name="gr8" draw:text-style-name="P7" draw:layer="layout" svg:width="0.033cm" svg:height="0.034cm" svg:x="11.972cm" svg:y="19.58cm" svg:viewBox="0 0 34 35" svg:d="M17 0c-23 0-23 35 0 35 22 0 22-35 0-35z">
          <text:p/>
        </draw:path>
        <draw:path draw:style-name="gr8" draw:text-style-name="P7" draw:layer="layout" svg:width="0.033cm" svg:height="0.034cm" svg:x="11.972cm" svg:y="20.082cm" svg:viewBox="0 0 34 35" svg:d="M17 0c-23 0-23 35 0 35 22 0 22-35 0-35z">
          <text:p/>
        </draw:path>
        <draw:path draw:style-name="gr8" draw:text-style-name="P7" draw:layer="layout" svg:width="0.033cm" svg:height="0.034cm" svg:x="11.972cm" svg:y="20.584cm" svg:viewBox="0 0 34 35" svg:d="M17 0c-23 0-23 35 0 35 22 0 22-35 0-35z">
          <text:p/>
        </draw:path>
        <draw:path draw:style-name="gr8" draw:text-style-name="P7" draw:layer="layout" svg:width="0.034cm" svg:height="0.035cm" svg:x="12.47cm" svg:y="15.562cm" svg:viewBox="0 0 35 36" svg:d="M17 0c-23 0-23 36 0 36s23-36 0-36z">
          <text:p/>
        </draw:path>
        <draw:path draw:style-name="gr8" draw:text-style-name="P7" draw:layer="layout" svg:width="0.034cm" svg:height="0.034cm" svg:x="12.47cm" svg:y="16.065cm" svg:viewBox="0 0 35 35" svg:d="M17 0c-23 0-23 35 0 35s23-35 0-35z">
          <text:p/>
        </draw:path>
        <draw:path draw:style-name="gr8" draw:text-style-name="P7" draw:layer="layout" svg:width="0.034cm" svg:height="0.034cm" svg:x="12.47cm" svg:y="16.567cm" svg:viewBox="0 0 35 35" svg:d="M17 0c-23 0-23 35 0 35s23-35 0-35z">
          <text:p/>
        </draw:path>
        <draw:path draw:style-name="gr8" draw:text-style-name="P7" draw:layer="layout" svg:width="0.034cm" svg:height="0.034cm" svg:x="12.47cm" svg:y="17.069cm" svg:viewBox="0 0 35 35" svg:d="M17 0c-23 0-23 35 0 35s23-35 0-35z">
          <text:p/>
        </draw:path>
        <draw:path draw:style-name="gr8" draw:text-style-name="P7" draw:layer="layout" svg:width="0.034cm" svg:height="0.034cm" svg:x="12.47cm" svg:y="17.571cm" svg:viewBox="0 0 35 35" svg:d="M17 0c-23 0-23 35 0 35s23-35 0-35z">
          <text:p/>
        </draw:path>
        <draw:path draw:style-name="gr8" draw:text-style-name="P7" draw:layer="layout" svg:width="0.034cm" svg:height="0.034cm" svg:x="12.47cm" svg:y="18.073cm" svg:viewBox="0 0 35 35" svg:d="M17 0c-23 0-23 35 0 35s23-35 0-35z">
          <text:p/>
        </draw:path>
        <draw:path draw:style-name="gr8" draw:text-style-name="P7" draw:layer="layout" svg:width="0.034cm" svg:height="0.035cm" svg:x="12.47cm" svg:y="18.575cm" svg:viewBox="0 0 35 36" svg:d="M17 0c-23 0-23 36 0 36s23-36 0-36z">
          <text:p/>
        </draw:path>
        <draw:path draw:style-name="gr8" draw:text-style-name="P7" draw:layer="layout" svg:width="0.034cm" svg:height="0.034cm" svg:x="12.47cm" svg:y="19.078cm" svg:viewBox="0 0 35 35" svg:d="M17 0c-23 0-23 35 0 35s23-35 0-35z">
          <text:p/>
        </draw:path>
        <draw:path draw:style-name="gr8" draw:text-style-name="P7" draw:layer="layout" svg:width="0.034cm" svg:height="0.034cm" svg:x="12.47cm" svg:y="19.58cm" svg:viewBox="0 0 35 35" svg:d="M17 0c-23 0-23 35 0 35s23-35 0-35z">
          <text:p/>
        </draw:path>
        <draw:path draw:style-name="gr8" draw:text-style-name="P7" draw:layer="layout" svg:width="0.034cm" svg:height="0.034cm" svg:x="12.47cm" svg:y="20.082cm" svg:viewBox="0 0 35 35" svg:d="M17 0c-23 0-23 35 0 35s23-35 0-35z">
          <text:p/>
        </draw:path>
        <draw:path draw:style-name="gr8" draw:text-style-name="P7" draw:layer="layout" svg:width="0.034cm" svg:height="0.034cm" svg:x="12.47cm" svg:y="20.584cm" svg:viewBox="0 0 35 35" svg:d="M17 0c-23 0-23 35 0 35s23-35 0-35z">
          <text:p/>
        </draw:path>
        <draw:path draw:style-name="gr8" draw:text-style-name="P7" draw:layer="layout" svg:width="0.033cm" svg:height="0.035cm" svg:x="12.97cm" svg:y="15.562cm" svg:viewBox="0 0 34 36" svg:d="M17 0c-23 0-23 36 0 36 22 0 22-36 0-36z">
          <text:p/>
        </draw:path>
        <draw:path draw:style-name="gr8" draw:text-style-name="P7" draw:layer="layout" svg:width="0.033cm" svg:height="0.034cm" svg:x="12.97cm" svg:y="16.065cm" svg:viewBox="0 0 34 35" svg:d="M17 0c-23 0-23 35 0 35 22 0 22-35 0-35z">
          <text:p/>
        </draw:path>
        <draw:path draw:style-name="gr8" draw:text-style-name="P7" draw:layer="layout" svg:width="0.033cm" svg:height="0.034cm" svg:x="12.97cm" svg:y="16.567cm" svg:viewBox="0 0 34 35" svg:d="M17 0c-23 0-23 35 0 35 22 0 22-35 0-35z">
          <text:p/>
        </draw:path>
        <draw:path draw:style-name="gr8" draw:text-style-name="P7" draw:layer="layout" svg:width="0.033cm" svg:height="0.034cm" svg:x="12.97cm" svg:y="17.069cm" svg:viewBox="0 0 34 35" svg:d="M17 0c-23 0-23 35 0 35 22 0 22-35 0-35z">
          <text:p/>
        </draw:path>
        <draw:path draw:style-name="gr8" draw:text-style-name="P7" draw:layer="layout" svg:width="0.033cm" svg:height="0.034cm" svg:x="12.97cm" svg:y="17.571cm" svg:viewBox="0 0 34 35" svg:d="M17 0c-23 0-23 35 0 35 22 0 22-35 0-35z">
          <text:p/>
        </draw:path>
        <draw:path draw:style-name="gr8" draw:text-style-name="P7" draw:layer="layout" svg:width="0.033cm" svg:height="0.034cm" svg:x="12.97cm" svg:y="18.073cm" svg:viewBox="0 0 34 35" svg:d="M17 0c-23 0-23 35 0 35 22 0 22-35 0-35z">
          <text:p/>
        </draw:path>
        <draw:path draw:style-name="gr8" draw:text-style-name="P7" draw:layer="layout" svg:width="0.033cm" svg:height="0.035cm" svg:x="12.97cm" svg:y="18.575cm" svg:viewBox="0 0 34 36" svg:d="M17 0c-23 0-23 36 0 36 22 0 22-36 0-36z">
          <text:p/>
        </draw:path>
        <draw:path draw:style-name="gr8" draw:text-style-name="P7" draw:layer="layout" svg:width="0.033cm" svg:height="0.034cm" svg:x="12.97cm" svg:y="19.078cm" svg:viewBox="0 0 34 35" svg:d="M17 0c-23 0-23 35 0 35 22 0 22-35 0-35z">
          <text:p/>
        </draw:path>
        <draw:path draw:style-name="gr8" draw:text-style-name="P7" draw:layer="layout" svg:width="0.033cm" svg:height="0.034cm" svg:x="12.97cm" svg:y="19.58cm" svg:viewBox="0 0 34 35" svg:d="M17 0c-23 0-23 35 0 35 22 0 22-35 0-35z">
          <text:p/>
        </draw:path>
        <draw:path draw:style-name="gr8" draw:text-style-name="P7" draw:layer="layout" svg:width="0.033cm" svg:height="0.034cm" svg:x="12.97cm" svg:y="20.082cm" svg:viewBox="0 0 34 35" svg:d="M17 0c-23 0-23 35 0 35 22 0 22-35 0-35z">
          <text:p/>
        </draw:path>
        <draw:path draw:style-name="gr8" draw:text-style-name="P7" draw:layer="layout" svg:width="0.033cm" svg:height="0.034cm" svg:x="12.97cm" svg:y="20.584cm" svg:viewBox="0 0 34 35" svg:d="M17 0c-23 0-23 35 0 35 22 0 22-35 0-35z">
          <text:p/>
        </draw:path>
        <draw:path draw:style-name="gr8" draw:text-style-name="P7" draw:layer="layout" svg:width="0.032cm" svg:height="0.035cm" svg:x="13.469cm" svg:y="15.562cm" svg:viewBox="0 0 33 36" svg:d="M16 0c-21 0-21 36 0 36 23 0 23-36 0-36z">
          <text:p/>
        </draw:path>
        <draw:path draw:style-name="gr8" draw:text-style-name="P7" draw:layer="layout" svg:width="0.032cm" svg:height="0.034cm" svg:x="13.469cm" svg:y="16.065cm" svg:viewBox="0 0 33 35" svg:d="M16 0c-21 0-21 35 0 35 23 0 23-35 0-35z">
          <text:p/>
        </draw:path>
        <draw:path draw:style-name="gr8" draw:text-style-name="P7" draw:layer="layout" svg:width="0.032cm" svg:height="0.034cm" svg:x="13.469cm" svg:y="16.567cm" svg:viewBox="0 0 33 35" svg:d="M16 0c-21 0-21 35 0 35 23 0 23-35 0-35z">
          <text:p/>
        </draw:path>
        <draw:path draw:style-name="gr8" draw:text-style-name="P7" draw:layer="layout" svg:width="0.032cm" svg:height="0.034cm" svg:x="13.469cm" svg:y="17.069cm" svg:viewBox="0 0 33 35" svg:d="M16 0c-21 0-21 35 0 35 23 0 23-35 0-35z">
          <text:p/>
        </draw:path>
        <draw:path draw:style-name="gr8" draw:text-style-name="P7" draw:layer="layout" svg:width="0.032cm" svg:height="0.034cm" svg:x="13.469cm" svg:y="17.571cm" svg:viewBox="0 0 33 35" svg:d="M16 0c-21 0-21 35 0 35 23 0 23-35 0-35z">
          <text:p/>
        </draw:path>
        <draw:path draw:style-name="gr8" draw:text-style-name="P7" draw:layer="layout" svg:width="0.032cm" svg:height="0.034cm" svg:x="13.469cm" svg:y="18.073cm" svg:viewBox="0 0 33 35" svg:d="M16 0c-21 0-21 35 0 35 23 0 23-35 0-35z">
          <text:p/>
        </draw:path>
        <draw:path draw:style-name="gr8" draw:text-style-name="P7" draw:layer="layout" svg:width="0.032cm" svg:height="0.035cm" svg:x="13.469cm" svg:y="18.575cm" svg:viewBox="0 0 33 36" svg:d="M16 0c-21 0-21 36 0 36 23 0 23-36 0-36z">
          <text:p/>
        </draw:path>
        <draw:path draw:style-name="gr8" draw:text-style-name="P7" draw:layer="layout" svg:width="0.032cm" svg:height="0.034cm" svg:x="13.469cm" svg:y="19.078cm" svg:viewBox="0 0 33 35" svg:d="M16 0c-21 0-21 35 0 35 23 0 23-35 0-35z">
          <text:p/>
        </draw:path>
        <draw:path draw:style-name="gr8" draw:text-style-name="P7" draw:layer="layout" svg:width="0.032cm" svg:height="0.034cm" svg:x="13.469cm" svg:y="19.58cm" svg:viewBox="0 0 33 35" svg:d="M16 0c-21 0-21 35 0 35 23 0 23-35 0-35z">
          <text:p/>
        </draw:path>
        <draw:path draw:style-name="gr8" draw:text-style-name="P7" draw:layer="layout" svg:width="0.032cm" svg:height="0.034cm" svg:x="13.469cm" svg:y="20.082cm" svg:viewBox="0 0 33 35" svg:d="M16 0c-21 0-21 35 0 35 23 0 23-35 0-35z">
          <text:p/>
        </draw:path>
        <draw:path draw:style-name="gr8" draw:text-style-name="P7" draw:layer="layout" svg:width="0.032cm" svg:height="0.034cm" svg:x="13.469cm" svg:y="20.584cm" svg:viewBox="0 0 33 35" svg:d="M16 0c-21 0-21 35 0 35 23 0 23-35 0-35z">
          <text:p/>
        </draw:path>
        <draw:path draw:style-name="gr8" draw:text-style-name="P7" draw:layer="layout" svg:width="0.034cm" svg:height="0.034cm" svg:x="0.997cm" svg:y="16.063cm" svg:viewBox="0 0 35 35" svg:d="M17 0c-23 0-23 35 0 35s23-35 0-35z">
          <text:p/>
        </draw:path>
        <draw:path draw:style-name="gr8" draw:text-style-name="P7" draw:layer="layout" svg:width="0.034cm" svg:height="0.034cm" svg:x="0.997cm" svg:y="16.565cm" svg:viewBox="0 0 35 35" svg:d="M17 0c-23 0-23 35 0 35s23-35 0-35z">
          <text:p/>
        </draw:path>
        <draw:path draw:style-name="gr8" draw:text-style-name="P7" draw:layer="layout" svg:width="0.034cm" svg:height="0.034cm" svg:x="0.997cm" svg:y="17.067cm" svg:viewBox="0 0 35 35" svg:d="M17 0c-23 0-23 35 0 35s23-35 0-35z">
          <text:p/>
        </draw:path>
        <draw:path draw:style-name="gr8" draw:text-style-name="P7" draw:layer="layout" svg:width="0.034cm" svg:height="0.034cm" svg:x="0.997cm" svg:y="17.569cm" svg:viewBox="0 0 35 35" svg:d="M17 0c-23 0-23 35 0 35s23-35 0-35z">
          <text:p/>
        </draw:path>
        <draw:path draw:style-name="gr8" draw:text-style-name="P7" draw:layer="layout" svg:width="0.034cm" svg:height="0.034cm" svg:x="0.997cm" svg:y="18.071cm" svg:viewBox="0 0 35 35" svg:d="M17 0c-23 0-23 35 0 35s23-35 0-35z">
          <text:p/>
        </draw:path>
        <draw:path draw:style-name="gr8" draw:text-style-name="P7" draw:layer="layout" svg:width="0.034cm" svg:height="0.035cm" svg:x="0.997cm" svg:y="18.573cm" svg:viewBox="0 0 35 36" svg:d="M17 0c-23 0-23 36 0 36s23-36 0-36z">
          <text:p/>
        </draw:path>
        <draw:path draw:style-name="gr8" draw:text-style-name="P7" draw:layer="layout" svg:width="0.034cm" svg:height="0.034cm" svg:x="0.997cm" svg:y="19.076cm" svg:viewBox="0 0 35 35" svg:d="M17 0c-23 0-23 35 0 35s23-35 0-35z">
          <text:p/>
        </draw:path>
        <draw:path draw:style-name="gr8" draw:text-style-name="P7" draw:layer="layout" svg:width="0.034cm" svg:height="0.034cm" svg:x="0.997cm" svg:y="19.578cm" svg:viewBox="0 0 35 35" svg:d="M17 0c-23 0-23 35 0 35s23-35 0-35z">
          <text:p/>
        </draw:path>
        <draw:path draw:style-name="gr8" draw:text-style-name="P7" draw:layer="layout" svg:width="0.034cm" svg:height="0.034cm" svg:x="0.997cm" svg:y="20.08cm" svg:viewBox="0 0 35 35" svg:d="M17 0c-23 0-23 35 0 35s23-35 0-35z">
          <text:p/>
        </draw:path>
        <draw:path draw:style-name="gr8" draw:text-style-name="P7" draw:layer="layout" svg:width="0.034cm" svg:height="0.034cm" svg:x="0.997cm" svg:y="20.582cm" svg:viewBox="0 0 35 35" svg:d="M17 0c-23 0-23 35 0 35s23-35 0-35z">
          <text:p/>
        </draw:path>
        <draw:frame draw:style-name="gr7" draw:text-style-name="P8" draw:layer="layout" svg:width="1.316cm" svg:height="0.671cm" svg:x="1.261cm" svg:y="15.379cm">
          <draw:text-box>
            <text:p text:style-name="P2"><text:span text:style-name="T5">Notas</text:span></text:p>
          </draw:text-box>
        </draw:frame>
        <draw:path draw:style-name="gr30" draw:text-style-name="P13" draw:layer="layout" svg:width="0.357cm" svg:height="11.561cm" svg:x="1.001cm" svg:y="2.119cm" svg:viewBox="0 0 358 11562" svg:d="M86 219c42 0 76-22 76-58 0-28-24-47-51-55 25-7 48-23 48-51 0-38-38-55-73-55s-73 17-73 55c0 28 23 44 47 51-26 8-50 27-50 55 0 37 34 58 76 58zM86 95c-13-2-46-11-46-36 0-22 20-35 46-35 25 0 46 13 46 35 0 25-33 34-46 36zM86 195c-27 0-50-13-50-36 0-28 37-40 50-41 13 1 49 13 49 41 0 23-23 36-49 36zM79 1092c59 0 86-52 86-109 0-58-23-110-82-110-46 0-74 33-74 69 0 45 31 68 70 68 27 0 50-18 59-33 1 3 1 6 1 9 0 40-17 82-60 82-22 0-35-8-46-21l-13 20c13 15 32 25 59 25zM85 987c-28 0-49-14-49-46 0-20 16-44 48-44 37 0 51 32 53 59-11 18-31 31-52 31zM76 1961v-212h-23l-53 55 16 16 34-36v177zM197 1965c58 0 81-58 81-110 0-51-23-109-81-109-59 0-81 58-81 109 0 52 22 110 81 110zM197 1941c-41 0-54-43-54-86 0-42 13-85 54-85 40 0 54 43 54 85 0 43-14 86-54 86zM76 2834v-212h-23l-53 55 16 16 34-36v177zM182 2834v-212h-23l-53 55 16 16 34-36v177zM76 3707v-212h-23l-53 55 16 16 34-36v177zM262 3707v-24h-104c59-46 103-86 103-129 0-42-36-62-71-62-30 0-58 12-74 33l16 17c13-16 33-26 58-26 22 0 44 11 44 38 0 37-41 72-118 132v21zM76 4580v-212h-23l-53 55 16 16 34-36v177zM184 4584c47 0 75-26 75-61 0-34-30-51-49-52 20-4 46-19 46-50 0-35-31-56-72-56-33 0-57 14-73 33l15 16c16-17 33-25 56-25 26 0 47 12 47 36s-22 34-49 34c-8 0-18 0-22 0v24c3 0 13 0 22 0 31 0 53 11 53 38 0 24-19 39-50 39-25 0-46-11-59-28l-15 17c13 19 39 35 75 35zM76 5453v-212h-23l-53 55 16 16 34-36v177zM237 5453v-54h30v-23h-30v-135h-37l-90 136v22h100v54zM210 5376h-74l74-110zM76 6325v-212h-23l-53 55 16 16 34-36v177zM195 6329c43 0 75-27 75-70 0-44-32-68-67-68-21 0-39 9-50 19v-73h104v-24h-130v114l19 7c15-14 31-20 49-20 29 0 49 18 49 46 0 26-20 45-49 45-26 0-44-10-58-28l-17 18c16 21 39 34 75 34zM76 7199v-212h-23l-53 55 16 16 34-36v177zM197 7203c47 0 75-32 75-69 0-45-31-68-70-68-27 0-51 18-60 33 0-3 0-5 0-8 0-42 19-83 60-83 22 0 34 8 45 21l14-20c-13-14-32-25-59-25-60 0-86 52-86 110 0 57 22 109 81 109zM196 7179c-37 0-51-32-53-58 12-19 32-32 53-32 27 0 49 15 49 46 0 20-16 44-49 44zM76 8071v-212h-23l-53 55 16 16 34-36v177zM167 8071l87-194v-18h-145v24h114l-85 188zM76 8944v-212h-23l-53 55 16 16 34-36v177zM192 8948c42 0 76-22 76-58 0-28-24-47-51-55 25-7 48-23 48-51 0-38-38-55-73-55s-73 17-73 55c0 28 23 44 47 51-26 8-50 27-50 55 0 37 34 58 76 58zM192 8824c-13-2-46-11-46-36 0-22 20-35 46-35 25 0 46 13 46 35 0 25-33 34-46 36zM192 8924c-27 0-50-13-50-36 0-28 37-40 50-41 13 1 49 13 49 41 0 23-23 36-49 36zM76 9817v-212h-23l-53 55 16 16 34-36v177zM185 9820c59 0 86-52 86-109 0-58-23-110-82-110-46 0-74 33-74 69 0 45 31 68 70 68 27 0 50-18 59-33 1 3 1 6 1 9 0 40-17 82-60 82-22 0-35-8-46-21l-13 20c13 15 32 25 59 25zM191 9715c-28 0-49-14-49-46 0-20 16-44 48-44 37 0 51 32 53 59-11 18-31 31-52 31zM156 10690v-24h-104c59-46 103-86 103-129 0-42-36-62-71-62-30 0-58 12-74 33l16 17c13-16 33-26 58-26 22 0 44 11 44 38 0 37-41 72-118 132v21zM277 10694c58 0 81-58 81-110 0-51-23-109-81-109-59 0-81 58-81 109 0 52 22 110 81 110zM277 10670c-41 0-54-43-54-86 0-42 13-85 54-85 40 0 54 43 54 85 0 43-14 86-54 86zM156 11562v-24h-104c59-46 103-86 103-129 0-42-36-62-71-62-30 0-58 12-74 33l16 17c13-16 33-26 58-26 22 0 44 11 44 38 0 37-41 72-118 132v21zM262 11562v-212h-23l-53 55 16 16 34-36v177z">
          <text:p/>
        </draw:path>
        <draw:line draw:style-name="gr3" draw:text-style-name="P14" draw:layer="layout" svg:x1="15.152cm" svg:y1="1.247cm" svg:x2="18.022cm" svg:y2="1.247cm">
          <text:p/>
        </draw:line>
        <draw:line draw:style-name="gr3" draw:text-style-name="P14" draw:layer="layout" svg:x1="15.16cm" svg:y1="2.635cm" svg:x2="15.16cm" svg:y2="1.256cm">
          <text:p/>
        </draw:line>
        <draw:line draw:style-name="gr3" draw:text-style-name="P14" draw:layer="layout" svg:x1="18.022cm" svg:y1="1.247cm" svg:x2="20.883cm" svg:y2="1.247cm">
          <text:p/>
        </draw:line>
        <draw:line draw:style-name="gr3" draw:text-style-name="P14" draw:layer="layout" svg:x1="18.022cm" svg:y1="2.635cm" svg:x2="18.022cm" svg:y2="1.256cm">
          <text:p/>
        </draw:line>
        <draw:line draw:style-name="gr3" draw:text-style-name="P14" draw:layer="layout" svg:x1="20.883cm" svg:y1="1.247cm" svg:x2="23.744cm" svg:y2="1.247cm">
          <text:p/>
        </draw:line>
        <draw:line draw:style-name="gr3" draw:text-style-name="P14" draw:layer="layout" svg:x1="20.883cm" svg:y1="2.635cm" svg:x2="20.883cm" svg:y2="1.256cm">
          <text:p/>
        </draw:line>
        <draw:line draw:style-name="gr3" draw:text-style-name="P14" draw:layer="layout" svg:x1="23.744cm" svg:y1="1.247cm" svg:x2="26.613cm" svg:y2="1.247cm">
          <text:p/>
        </draw:line>
        <draw:line draw:style-name="gr3" draw:text-style-name="P14" draw:layer="layout" svg:x1="23.744cm" svg:y1="2.635cm" svg:x2="23.744cm" svg:y2="1.256cm">
          <text:p/>
        </draw:line>
        <draw:line draw:style-name="gr3" draw:text-style-name="P14" draw:layer="layout" svg:x1="26.605cm" svg:y1="2.635cm" svg:x2="26.605cm" svg:y2="1.256cm">
          <text:p/>
        </draw:line>
        <draw:line draw:style-name="gr3" draw:text-style-name="P14" draw:layer="layout" svg:x1="15.152cm" svg:y1="2.645cm" svg:x2="18.022cm" svg:y2="2.645cm">
          <text:p/>
        </draw:line>
        <draw:line draw:style-name="gr3" draw:text-style-name="P14" draw:layer="layout" svg:x1="15.16cm" svg:y1="5.453cm" svg:x2="15.16cm" svg:y2="2.652cm">
          <text:p/>
        </draw:line>
        <draw:line draw:style-name="gr3" draw:text-style-name="P14" draw:layer="layout" svg:x1="18.022cm" svg:y1="2.645cm" svg:x2="20.883cm" svg:y2="2.645cm">
          <text:p/>
        </draw:line>
        <draw:line draw:style-name="gr3" draw:text-style-name="P14" draw:layer="layout" svg:x1="18.022cm" svg:y1="5.453cm" svg:x2="18.022cm" svg:y2="2.652cm">
          <text:p/>
        </draw:line>
        <draw:line draw:style-name="gr3" draw:text-style-name="P14" draw:layer="layout" svg:x1="20.883cm" svg:y1="2.645cm" svg:x2="23.744cm" svg:y2="2.645cm">
          <text:p/>
        </draw:line>
        <draw:line draw:style-name="gr3" draw:text-style-name="P14" draw:layer="layout" svg:x1="20.883cm" svg:y1="5.453cm" svg:x2="20.883cm" svg:y2="2.652cm">
          <text:p/>
        </draw:line>
        <draw:line draw:style-name="gr3" draw:text-style-name="P14" draw:layer="layout" svg:x1="23.744cm" svg:y1="2.645cm" svg:x2="26.613cm" svg:y2="2.645cm">
          <text:p/>
        </draw:line>
        <draw:line draw:style-name="gr3" draw:text-style-name="P14" draw:layer="layout" svg:x1="23.744cm" svg:y1="5.453cm" svg:x2="23.744cm" svg:y2="2.652cm">
          <text:p/>
        </draw:line>
        <draw:line draw:style-name="gr3" draw:text-style-name="P14" draw:layer="layout" svg:x1="26.605cm" svg:y1="5.453cm" svg:x2="26.605cm" svg:y2="2.652cm">
          <text:p/>
        </draw:line>
        <draw:line draw:style-name="gr3" draw:text-style-name="P14" draw:layer="layout" svg:x1="15.152cm" svg:y1="5.462cm" svg:x2="18.022cm" svg:y2="5.462cm">
          <text:p/>
        </draw:line>
        <draw:line draw:style-name="gr3" draw:text-style-name="P14" draw:layer="layout" svg:x1="15.16cm" svg:y1="8.27cm" svg:x2="15.16cm" svg:y2="5.468cm">
          <text:p/>
        </draw:line>
        <draw:line draw:style-name="gr3" draw:text-style-name="P14" draw:layer="layout" svg:x1="18.022cm" svg:y1="5.462cm" svg:x2="20.883cm" svg:y2="5.462cm">
          <text:p/>
        </draw:line>
        <draw:line draw:style-name="gr3" draw:text-style-name="P14" draw:layer="layout" svg:x1="18.022cm" svg:y1="8.27cm" svg:x2="18.022cm" svg:y2="5.468cm">
          <text:p/>
        </draw:line>
        <draw:line draw:style-name="gr3" draw:text-style-name="P14" draw:layer="layout" svg:x1="20.883cm" svg:y1="5.462cm" svg:x2="23.744cm" svg:y2="5.462cm">
          <text:p/>
        </draw:line>
        <draw:line draw:style-name="gr3" draw:text-style-name="P14" draw:layer="layout" svg:x1="20.883cm" svg:y1="8.27cm" svg:x2="20.883cm" svg:y2="5.468cm">
          <text:p/>
        </draw:line>
        <draw:line draw:style-name="gr3" draw:text-style-name="P14" draw:layer="layout" svg:x1="23.744cm" svg:y1="5.462cm" svg:x2="26.613cm" svg:y2="5.462cm">
          <text:p/>
        </draw:line>
        <draw:line draw:style-name="gr3" draw:text-style-name="P14" draw:layer="layout" svg:x1="23.744cm" svg:y1="8.27cm" svg:x2="23.744cm" svg:y2="5.468cm">
          <text:p/>
        </draw:line>
        <draw:line draw:style-name="gr3" draw:text-style-name="P14" draw:layer="layout" svg:x1="26.605cm" svg:y1="8.27cm" svg:x2="26.605cm" svg:y2="5.468cm">
          <text:p/>
        </draw:line>
        <draw:line draw:style-name="gr3" draw:text-style-name="P14" draw:layer="layout" svg:x1="15.152cm" svg:y1="8.278cm" svg:x2="18.022cm" svg:y2="8.278cm">
          <text:p/>
        </draw:line>
        <draw:line draw:style-name="gr3" draw:text-style-name="P14" draw:layer="layout" svg:x1="15.16cm" svg:y1="11.086cm" svg:x2="15.16cm" svg:y2="8.285cm">
          <text:p/>
        </draw:line>
        <draw:line draw:style-name="gr3" draw:text-style-name="P14" draw:layer="layout" svg:x1="18.022cm" svg:y1="8.278cm" svg:x2="20.883cm" svg:y2="8.278cm">
          <text:p/>
        </draw:line>
        <draw:line draw:style-name="gr3" draw:text-style-name="P14" draw:layer="layout" svg:x1="18.022cm" svg:y1="11.086cm" svg:x2="18.022cm" svg:y2="8.285cm">
          <text:p/>
        </draw:line>
        <draw:line draw:style-name="gr3" draw:text-style-name="P14" draw:layer="layout" svg:x1="20.883cm" svg:y1="8.278cm" svg:x2="23.744cm" svg:y2="8.278cm">
          <text:p/>
        </draw:line>
        <draw:line draw:style-name="gr3" draw:text-style-name="P14" draw:layer="layout" svg:x1="20.883cm" svg:y1="11.086cm" svg:x2="20.883cm" svg:y2="8.285cm">
          <text:p/>
        </draw:line>
        <draw:line draw:style-name="gr3" draw:text-style-name="P14" draw:layer="layout" svg:x1="23.744cm" svg:y1="8.278cm" svg:x2="26.613cm" svg:y2="8.278cm">
          <text:p/>
        </draw:line>
        <draw:line draw:style-name="gr3" draw:text-style-name="P14" draw:layer="layout" svg:x1="23.744cm" svg:y1="11.086cm" svg:x2="23.744cm" svg:y2="8.285cm">
          <text:p/>
        </draw:line>
        <draw:line draw:style-name="gr3" draw:text-style-name="P14" draw:layer="layout" svg:x1="26.605cm" svg:y1="11.086cm" svg:x2="26.605cm" svg:y2="8.285cm">
          <text:p/>
        </draw:line>
        <draw:line draw:style-name="gr3" draw:text-style-name="P14" draw:layer="layout" svg:x1="15.152cm" svg:y1="11.094cm" svg:x2="18.022cm" svg:y2="11.094cm">
          <text:p/>
        </draw:line>
        <draw:line draw:style-name="gr3" draw:text-style-name="P14" draw:layer="layout" svg:x1="15.16cm" svg:y1="13.903cm" svg:x2="15.16cm" svg:y2="11.101cm">
          <text:p/>
        </draw:line>
        <draw:line draw:style-name="gr3" draw:text-style-name="P14" draw:layer="layout" svg:x1="18.022cm" svg:y1="11.094cm" svg:x2="20.883cm" svg:y2="11.094cm">
          <text:p/>
        </draw:line>
        <draw:line draw:style-name="gr3" draw:text-style-name="P14" draw:layer="layout" svg:x1="18.022cm" svg:y1="13.903cm" svg:x2="18.022cm" svg:y2="11.101cm">
          <text:p/>
        </draw:line>
        <draw:line draw:style-name="gr3" draw:text-style-name="P14" draw:layer="layout" svg:x1="20.883cm" svg:y1="11.094cm" svg:x2="23.744cm" svg:y2="11.094cm">
          <text:p/>
        </draw:line>
        <draw:line draw:style-name="gr3" draw:text-style-name="P14" draw:layer="layout" svg:x1="20.883cm" svg:y1="13.903cm" svg:x2="20.883cm" svg:y2="11.101cm">
          <text:p/>
        </draw:line>
        <draw:line draw:style-name="gr3" draw:text-style-name="P14" draw:layer="layout" svg:x1="23.744cm" svg:y1="11.094cm" svg:x2="26.613cm" svg:y2="11.094cm">
          <text:p/>
        </draw:line>
        <draw:line draw:style-name="gr3" draw:text-style-name="P14" draw:layer="layout" svg:x1="23.744cm" svg:y1="13.903cm" svg:x2="23.744cm" svg:y2="11.101cm">
          <text:p/>
        </draw:line>
        <draw:line draw:style-name="gr3" draw:text-style-name="P14" draw:layer="layout" svg:x1="26.605cm" svg:y1="13.903cm" svg:x2="26.605cm" svg:y2="11.101cm">
          <text:p/>
        </draw:line>
        <draw:line draw:style-name="gr3" draw:text-style-name="P14" draw:layer="layout" svg:x1="15.152cm" svg:y1="13.909cm" svg:x2="18.022cm" svg:y2="13.909cm">
          <text:p/>
        </draw:line>
        <draw:line draw:style-name="gr3" draw:text-style-name="P14" draw:layer="layout" svg:x1="15.16cm" svg:y1="16.719cm" svg:x2="15.16cm" svg:y2="13.917cm">
          <text:p/>
        </draw:line>
        <draw:line draw:style-name="gr3" draw:text-style-name="P14" draw:layer="layout" svg:x1="18.022cm" svg:y1="13.909cm" svg:x2="20.883cm" svg:y2="13.909cm">
          <text:p/>
        </draw:line>
        <draw:line draw:style-name="gr3" draw:text-style-name="P14" draw:layer="layout" svg:x1="18.022cm" svg:y1="16.719cm" svg:x2="18.022cm" svg:y2="13.917cm">
          <text:p/>
        </draw:line>
        <draw:line draw:style-name="gr3" draw:text-style-name="P14" draw:layer="layout" svg:x1="20.883cm" svg:y1="13.909cm" svg:x2="23.744cm" svg:y2="13.909cm">
          <text:p/>
        </draw:line>
        <draw:line draw:style-name="gr3" draw:text-style-name="P14" draw:layer="layout" svg:x1="20.883cm" svg:y1="16.719cm" svg:x2="20.883cm" svg:y2="13.917cm">
          <text:p/>
        </draw:line>
        <draw:line draw:style-name="gr3" draw:text-style-name="P14" draw:layer="layout" svg:x1="23.744cm" svg:y1="13.909cm" svg:x2="26.613cm" svg:y2="13.909cm">
          <text:p/>
        </draw:line>
        <draw:line draw:style-name="gr3" draw:text-style-name="P14" draw:layer="layout" svg:x1="23.744cm" svg:y1="16.719cm" svg:x2="23.744cm" svg:y2="13.917cm">
          <text:p/>
        </draw:line>
        <draw:line draw:style-name="gr3" draw:text-style-name="P14" draw:layer="layout" svg:x1="26.605cm" svg:y1="16.719cm" svg:x2="26.605cm" svg:y2="13.917cm">
          <text:p/>
        </draw:line>
        <draw:line draw:style-name="gr3" draw:text-style-name="P14" draw:layer="layout" svg:x1="15.152cm" svg:y1="16.726cm" svg:x2="26.613cm" svg:y2="16.726cm">
          <text:p/>
        </draw:line>
        <draw:frame draw:style-name="gr40" draw:text-style-name="P15" draw:layer="layout" svg:width="1.432cm" svg:height="0.533cm" svg:x="15.893cm" svg:y="1.714cm">
          <draw:text-box>
            <text:p text:style-name="P2"><text:span text:style-name="T12">Jueves</text:span></text:p>
          </draw:text-box>
        </draw:frame>
        <draw:frame draw:style-name="gr41" draw:text-style-name="P15" draw:layer="layout" svg:width="1.714cm" svg:height="0.533cm" svg:x="18.682cm" svg:y="1.714cm">
          <draw:text-box>
            <text:p text:style-name="P2"><text:span text:style-name="T12">Viernes</text:span></text:p>
          </draw:text-box>
        </draw:frame>
        <draw:frame draw:style-name="gr42" draw:text-style-name="P15" draw:layer="layout" svg:width="1.691cm" svg:height="0.533cm" svg:x="21.53cm" svg:y="1.714cm">
          <draw:text-box>
            <text:p text:style-name="P2"><text:span text:style-name="T12">Sábado</text:span></text:p>
          </draw:text-box>
        </draw:frame>
        <draw:frame draw:style-name="gr43" draw:text-style-name="P15" draw:layer="layout" svg:width="2.001cm" svg:height="0.533cm" svg:x="24.25cm" svg:y="1.714cm">
          <draw:text-box>
            <text:p text:style-name="P2"><text:span text:style-name="T12">Domingo</text:span></text:p>
          </draw:text-box>
        </draw:frame>
        <draw:frame draw:style-name="gr44" draw:text-style-name="P16" draw:layer="layout" svg:width="0.364cm" svg:height="0.475cm" svg:x="15.294cm" svg:y="5.534cm">
          <draw:text-box>
            <text:p text:style-name="P2"><text:span text:style-name="T13">6</text:span></text:p>
          </draw:text-box>
        </draw:frame>
        <draw:frame draw:style-name="gr44" draw:text-style-name="P16" draw:layer="layout" svg:width="0.364cm" svg:height="0.475cm" svg:x="18.155cm" svg:y="5.534cm">
          <draw:text-box>
            <text:p text:style-name="P2"><text:span text:style-name="T13">7</text:span></text:p>
          </draw:text-box>
        </draw:frame>
        <draw:frame draw:style-name="gr45" draw:text-style-name="P16" draw:layer="layout" svg:width="0.37cm" svg:height="0.475cm" svg:x="21.016cm" svg:y="5.534cm">
          <draw:text-box>
            <text:p text:style-name="P2"><text:span text:style-name="T13">8</text:span></text:p>
          </draw:text-box>
        </draw:frame>
        <draw:frame draw:style-name="gr46" draw:text-style-name="P16" draw:layer="layout" svg:width="0.472cm" svg:height="0.475cm" svg:x="23.877cm" svg:y="5.534cm">
          <draw:text-box>
            <text:p text:style-name="P2"><text:span text:style-name="T13">9</text:span></text:p>
          </draw:text-box>
        </draw:frame>
        <draw:frame draw:style-name="gr46" draw:text-style-name="P16" draw:layer="layout" svg:width="0.472cm" svg:height="0.475cm" svg:x="15.294cm" svg:y="8.349cm">
          <draw:text-box>
            <text:p text:style-name="P2"><text:span text:style-name="T13">13</text:span></text:p>
          </draw:text-box>
        </draw:frame>
        <draw:frame draw:style-name="gr46" draw:text-style-name="P16" draw:layer="layout" svg:width="0.472cm" svg:height="0.475cm" svg:x="18.155cm" svg:y="8.349cm">
          <draw:text-box>
            <text:p text:style-name="P2"><text:span text:style-name="T13">14</text:span></text:p>
          </draw:text-box>
        </draw:frame>
        <draw:frame draw:style-name="gr46" draw:text-style-name="P16" draw:layer="layout" svg:width="0.472cm" svg:height="0.475cm" svg:x="21.016cm" svg:y="8.349cm">
          <draw:text-box>
            <text:p text:style-name="P2"><text:span text:style-name="T13">15</text:span></text:p>
          </draw:text-box>
        </draw:frame>
        <draw:frame draw:style-name="gr46" draw:text-style-name="P16" draw:layer="layout" svg:width="0.472cm" svg:height="0.475cm" svg:x="23.877cm" svg:y="8.349cm">
          <draw:text-box>
            <text:p text:style-name="P2"><text:span text:style-name="T13">16</text:span></text:p>
          </draw:text-box>
        </draw:frame>
        <draw:frame draw:style-name="gr46" draw:text-style-name="P16" draw:layer="layout" svg:width="0.472cm" svg:height="0.475cm" svg:x="15.294cm" svg:y="11.165cm">
          <draw:text-box>
            <text:p text:style-name="P2"><text:span text:style-name="T13">20</text:span></text:p>
          </draw:text-box>
        </draw:frame>
        <draw:frame draw:style-name="gr46" draw:text-style-name="P16" draw:layer="layout" svg:width="0.472cm" svg:height="0.475cm" svg:x="18.155cm" svg:y="11.165cm">
          <draw:text-box>
            <text:p text:style-name="P2"><text:span text:style-name="T13">21</text:span></text:p>
          </draw:text-box>
        </draw:frame>
        <draw:frame draw:style-name="gr46" draw:text-style-name="P16" draw:layer="layout" svg:width="0.472cm" svg:height="0.475cm" svg:x="21.016cm" svg:y="11.165cm">
          <draw:text-box>
            <text:p text:style-name="P2"><text:span text:style-name="T13">22</text:span></text:p>
          </draw:text-box>
        </draw:frame>
        <draw:frame draw:style-name="gr44" draw:text-style-name="P16" draw:layer="layout" svg:width="0.364cm" svg:height="0.475cm" svg:x="21.016cm" svg:y="2.721cm">
          <draw:text-box>
            <text:p text:style-name="P2"><text:span text:style-name="T13">1</text:span></text:p>
          </draw:text-box>
        </draw:frame>
        <draw:frame draw:style-name="gr46" draw:text-style-name="P16" draw:layer="layout" svg:width="0.472cm" svg:height="0.475cm" svg:x="23.877cm" svg:y="2.721cm">
          <draw:text-box>
            <text:p text:style-name="P2"><text:span text:style-name="T13">2</text:span></text:p>
          </draw:text-box>
        </draw:frame>
        <draw:frame draw:style-name="gr46" draw:text-style-name="P16" draw:layer="layout" svg:width="0.472cm" svg:height="0.475cm" svg:x="23.881cm" svg:y="11.163cm">
          <draw:text-box>
            <text:p text:style-name="P2"><text:span text:style-name="T13">23</text:span></text:p>
          </draw:text-box>
        </draw:frame>
        <draw:frame draw:style-name="gr46" draw:text-style-name="P16" draw:layer="layout" svg:width="0.472cm" svg:height="0.475cm" svg:x="15.291cm" svg:y="13.979cm">
          <draw:text-box>
            <text:p text:style-name="P2"><text:span text:style-name="T13">27</text:span></text:p>
          </draw:text-box>
        </draw:frame>
        <draw:frame draw:style-name="gr46" draw:text-style-name="P16" draw:layer="layout" svg:width="0.472cm" svg:height="0.475cm" svg:x="18.152cm" svg:y="13.979cm">
          <draw:text-box>
            <text:p text:style-name="P2"><text:span text:style-name="T13">28</text:span></text:p>
          </draw:text-box>
        </draw:frame>
        <draw:line draw:style-name="gr3" draw:text-style-name="P14" draw:layer="layout" svg:x1="15.16cm" svg:y1="19.536cm" svg:x2="15.16cm" svg:y2="16.734cm">
          <text:p/>
        </draw:line>
        <draw:line draw:style-name="gr3" draw:text-style-name="P14" draw:layer="layout" svg:x1="18.022cm" svg:y1="19.536cm" svg:x2="18.022cm" svg:y2="16.734cm">
          <text:p/>
        </draw:line>
        <draw:line draw:style-name="gr3" draw:text-style-name="P14" draw:layer="layout" svg:x1="20.883cm" svg:y1="19.536cm" svg:x2="20.883cm" svg:y2="16.734cm">
          <text:p/>
        </draw:line>
        <draw:line draw:style-name="gr3" draw:text-style-name="P14" draw:layer="layout" svg:x1="23.744cm" svg:y1="19.536cm" svg:x2="23.744cm" svg:y2="16.734cm">
          <text:p/>
        </draw:line>
        <draw:line draw:style-name="gr3" draw:text-style-name="P14" draw:layer="layout" svg:x1="26.605cm" svg:y1="19.536cm" svg:x2="26.605cm" svg:y2="16.734cm">
          <text:p/>
        </draw:line>
        <draw:line draw:style-name="gr3" draw:text-style-name="P14" draw:layer="layout" svg:x1="15.152cm" svg:y1="19.543cm" svg:x2="26.613cm" svg:y2="19.543cm">
          <text:p/>
        </draw:line>
        <draw:frame draw:style-name="gr46" draw:text-style-name="P16" draw:layer="layout" svg:width="0.472cm" svg:height="0.475cm" svg:x="21.017cm" svg:y="13.982cm">
          <draw:text-box>
            <text:p text:style-name="P2"><text:span text:style-name="T13">29</text:span></text:p>
          </draw:text-box>
        </draw:frame>
        <draw:frame draw:style-name="gr46" draw:text-style-name="P16" draw:layer="layout" svg:width="0.472cm" svg:height="0.475cm" svg:x="23.882cm" svg:y="13.98cm">
          <draw:text-box>
            <text:p text:style-name="P2"><text:span text:style-name="T13">30</text:span></text:p>
          </draw:text-box>
        </draw:frame>
      </draw:page>
      <draw:page draw:name="page5" draw:style-name="dp1" draw:master-page-name="master-page34">
        <draw:g>
          <draw:path draw:style-name="gr31" draw:text-style-name="P12" draw:layer="layout" svg:width="12.749cm" svg:height="0.669cm" svg:x="14.49cm" svg:y="8.045cm" svg:viewBox="0 0 12750 670" svg:d="M12750 670h-12750M12731 0h-12731">
            <text:p/>
          </draw:path>
          <draw:g>
            <draw:line draw:style-name="gr1" draw:text-style-name="P1" draw:layer="layout" svg:x1="14.49cm" svg:y1="2.665cm" svg:x2="27.24cm" svg:y2="2.665cm">
              <text:p/>
            </draw:line>
            <draw:line draw:style-name="gr1" draw:text-style-name="P1" draw:layer="layout" svg:x1="14.49cm" svg:y1="3.53cm" svg:x2="27.24cm" svg:y2="3.53cm">
              <text:p/>
            </draw:line>
            <draw:line draw:style-name="gr1" draw:text-style-name="P1" draw:layer="layout" svg:x1="14.49cm" svg:y1="4.397cm" svg:x2="27.24cm" svg:y2="4.397cm">
              <text:p/>
            </draw:line>
            <draw:line draw:style-name="gr1" draw:text-style-name="P1" draw:layer="layout" svg:x1="14.49cm" svg:y1="5.263cm" svg:x2="27.24cm" svg:y2="5.263cm">
              <text:p/>
            </draw:line>
            <draw:line draw:style-name="gr1" draw:text-style-name="P1" draw:layer="layout" svg:x1="14.49cm" svg:y1="6.129cm" svg:x2="27.24cm" svg:y2="6.129cm">
              <text:p/>
            </draw:line>
            <draw:line draw:style-name="gr1" draw:text-style-name="P1" draw:layer="layout" svg:x1="14.49cm" svg:y1="6.996cm" svg:x2="27.24cm" svg:y2="6.996cm">
              <text:p/>
            </draw:line>
          </draw:g>
          <draw:g>
            <draw:line draw:style-name="gr1" draw:text-style-name="P1" draw:layer="layout" svg:x1="14.489cm" svg:y1="9.594cm" svg:x2="27.24cm" svg:y2="9.594cm">
              <text:p/>
            </draw:line>
            <draw:line draw:style-name="gr1" draw:text-style-name="P1" draw:layer="layout" svg:x1="14.489cm" svg:y1="10.459cm" svg:x2="27.24cm" svg:y2="10.459cm">
              <text:p/>
            </draw:line>
            <draw:line draw:style-name="gr1" draw:text-style-name="P1" draw:layer="layout" svg:x1="14.489cm" svg:y1="11.326cm" svg:x2="27.24cm" svg:y2="11.326cm">
              <text:p/>
            </draw:line>
            <draw:line draw:style-name="gr1" draw:text-style-name="P1" draw:layer="layout" svg:x1="14.489cm" svg:y1="12.192cm" svg:x2="27.24cm" svg:y2="12.192cm">
              <text:p/>
            </draw:line>
            <draw:line draw:style-name="gr1" draw:text-style-name="P1" draw:layer="layout" svg:x1="14.489cm" svg:y1="13.057cm" svg:x2="27.24cm" svg:y2="13.057cm">
              <text:p/>
            </draw:line>
            <draw:line draw:style-name="gr1" draw:text-style-name="P1" draw:layer="layout" svg:x1="14.489cm" svg:y1="13.924cm" svg:x2="27.24cm" svg:y2="13.924cm">
              <text:p/>
            </draw:line>
          </draw:g>
          <draw:line draw:style-name="gr3" draw:text-style-name="P1" draw:layer="layout" svg:x1="13.954cm" svg:y1="1.263cm" svg:x2="27.24cm" svg:y2="1.263cm">
            <text:p/>
          </draw:line>
          <draw:line draw:style-name="gr3" draw:text-style-name="P1" draw:layer="layout" svg:x1="13.959cm" svg:y1="1.962cm" svg:x2="27.24cm" svg:y2="1.962cm">
            <text:p/>
          </draw:line>
        </draw:g>
        <draw:line draw:style-name="gr3" draw:text-style-name="P9" draw:layer="layout" svg:x1="13.954cm" svg:y1="14.799cm" svg:x2="27.24cm" svg:y2="14.799cm">
          <text:p/>
        </draw:line>
        <draw:g>
          <draw:frame draw:style-name="gr32" draw:text-style-name="P3" draw:layer="layout" svg:width="0.404cm" svg:height="0.399cm" svg:x="14.62cm" svg:y="2.034cm">
            <draw:text-box>
              <text:p text:style-name="P2"><text:span text:style-name="T11">10</text:span></text:p>
            </draw:text-box>
          </draw:frame>
          <draw:frame draw:style-name="gr32" draw:text-style-name="P3" draw:layer="layout" svg:width="0.404cm" svg:height="0.399cm" svg:x="14.62cm" svg:y="2.906cm">
            <draw:text-box>
              <text:p text:style-name="P2"><text:span text:style-name="T11">12</text:span></text:p>
            </draw:text-box>
          </draw:frame>
          <draw:frame draw:style-name="gr32" draw:text-style-name="P3" draw:layer="layout" svg:width="0.404cm" svg:height="0.399cm" svg:x="14.62cm" svg:y="3.779cm">
            <draw:text-box>
              <text:p text:style-name="P2"><text:span text:style-name="T11">14</text:span></text:p>
            </draw:text-box>
          </draw:frame>
          <draw:frame draw:style-name="gr32" draw:text-style-name="P3" draw:layer="layout" svg:width="0.404cm" svg:height="0.399cm" svg:x="14.62cm" svg:y="4.653cm">
            <draw:text-box>
              <text:p text:style-name="P2"><text:span text:style-name="T11">16</text:span></text:p>
            </draw:text-box>
          </draw:frame>
          <draw:frame draw:style-name="gr32" draw:text-style-name="P3" draw:layer="layout" svg:width="0.404cm" svg:height="0.399cm" svg:x="14.62cm" svg:y="5.525cm">
            <draw:text-box>
              <text:p text:style-name="P2"><text:span text:style-name="T11">18</text:span></text:p>
            </draw:text-box>
          </draw:frame>
          <draw:frame draw:style-name="gr32" draw:text-style-name="P3" draw:layer="layout" svg:width="0.404cm" svg:height="0.399cm" svg:x="14.62cm" svg:y="6.398cm">
            <draw:text-box>
              <text:p text:style-name="P2"><text:span text:style-name="T11">20</text:span></text:p>
            </draw:text-box>
          </draw:frame>
          <draw:frame draw:style-name="gr32" draw:text-style-name="P3" draw:layer="layout" svg:width="0.404cm" svg:height="0.399cm" svg:x="14.62cm" svg:y="8.943cm">
            <draw:text-box>
              <text:p text:style-name="P2"><text:span text:style-name="T11">10</text:span></text:p>
            </draw:text-box>
          </draw:frame>
          <draw:frame draw:style-name="gr32" draw:text-style-name="P3" draw:layer="layout" svg:width="0.404cm" svg:height="0.399cm" svg:x="14.62cm" svg:y="9.816cm">
            <draw:text-box>
              <text:p text:style-name="P2"><text:span text:style-name="T11">12</text:span></text:p>
            </draw:text-box>
          </draw:frame>
          <draw:frame draw:style-name="gr32" draw:text-style-name="P3" draw:layer="layout" svg:width="0.404cm" svg:height="0.399cm" svg:x="14.62cm" svg:y="10.688cm">
            <draw:text-box>
              <text:p text:style-name="P2"><text:span text:style-name="T11">14</text:span></text:p>
            </draw:text-box>
          </draw:frame>
          <draw:frame draw:style-name="gr32" draw:text-style-name="P3" draw:layer="layout" svg:width="0.404cm" svg:height="0.399cm" svg:x="14.62cm" svg:y="11.562cm">
            <draw:text-box>
              <text:p text:style-name="P2"><text:span text:style-name="T11">16</text:span></text:p>
            </draw:text-box>
          </draw:frame>
          <draw:frame draw:style-name="gr32" draw:text-style-name="P3" draw:layer="layout" svg:width="0.404cm" svg:height="0.399cm" svg:x="14.62cm" svg:y="12.434cm">
            <draw:text-box>
              <text:p text:style-name="P2"><text:span text:style-name="T11">18</text:span></text:p>
            </draw:text-box>
          </draw:frame>
          <draw:frame draw:style-name="gr32" draw:text-style-name="P3" draw:layer="layout" svg:width="0.404cm" svg:height="0.399cm" svg:x="14.62cm" svg:y="13.307cm">
            <draw:text-box>
              <text:p text:style-name="P2"><text:span text:style-name="T11">20</text:span></text:p>
            </draw:text-box>
          </draw:frame>
        </draw:g>
        <draw:frame draw:style-name="gr33" draw:text-style-name="P4" draw:layer="layout" svg:width="1.56cm" svg:height="0.533cm" svg:x="15.563cm" svg:y="1.408cm">
          <draw:text-box>
            <text:p text:style-name="P2"><text:span text:style-name="T2">Sábado</text:span></text:p>
          </draw:text-box>
        </draw:frame>
        <draw:frame draw:style-name="gr34" draw:text-style-name="P4" draw:layer="layout" svg:width="0.538cm" svg:height="0.533cm" svg:x="25.025cm" svg:y="1.408cm">
          <draw:text-box>
            <text:p text:style-name="P2"><text:span text:style-name="T3">8</text:span></text:p>
          </draw:text-box>
        </draw:frame>
        <draw:frame draw:style-name="gr35" draw:text-style-name="P4" draw:layer="layout" svg:width="1.886cm" svg:height="0.533cm" svg:x="15.563cm" svg:y="8.147cm">
          <draw:text-box>
            <text:p text:style-name="P2"><text:span text:style-name="T2">Domingo</text:span></text:p>
          </draw:text-box>
        </draw:frame>
        <draw:frame draw:style-name="gr34" draw:text-style-name="P4" draw:layer="layout" svg:width="0.538cm" svg:height="0.533cm" svg:x="25.025cm" svg:y="8.147cm">
          <draw:text-box>
            <text:p text:style-name="P2"><text:span text:style-name="T3">9</text:span></text:p>
          </draw:text-box>
        </draw:frame>
        <draw:custom-shape draw:style-name="gr6" draw:text-style-name="P5" draw:layer="layout" svg:width="3.467cm" svg:height="0.663cm" svg:x="22.863cm" svg:y="15.49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316cm" svg:height="0.671cm" svg:x="24.044cm" svg:y="15.608cm">
          <draw:text-box>
            <text:p text:style-name="P2"><text:span text:style-name="T4">Enero</text:span></text:p>
          </draw:text-box>
        </draw:frame>
        <draw:g>
          <draw:path draw:style-name="gr8" draw:text-style-name="P7" draw:layer="layout" svg:width="0.033cm" svg:height="0.034cm" svg:x="14.464cm" svg:y="16.065cm" svg:viewBox="0 0 34 35" svg:d="M17 0c-22 0-23 35 0 35s23-35 0-35z">
            <text:p/>
          </draw:path>
          <draw:path draw:style-name="gr8" draw:text-style-name="P7" draw:layer="layout" svg:width="0.033cm" svg:height="0.034cm" svg:x="14.464cm" svg:y="16.567cm" svg:viewBox="0 0 34 35" svg:d="M17 0c-22 0-23 35 0 35s23-35 0-35z">
            <text:p/>
          </draw:path>
          <draw:path draw:style-name="gr8" draw:text-style-name="P7" draw:layer="layout" svg:width="0.033cm" svg:height="0.034cm" svg:x="14.464cm" svg:y="17.069cm" svg:viewBox="0 0 34 35" svg:d="M17 0c-22 0-23 35 0 35s23-35 0-35z">
            <text:p/>
          </draw:path>
          <draw:path draw:style-name="gr8" draw:text-style-name="P7" draw:layer="layout" svg:width="0.033cm" svg:height="0.034cm" svg:x="14.464cm" svg:y="17.571cm" svg:viewBox="0 0 34 35" svg:d="M17 0c-22 0-23 35 0 35s23-35 0-35z">
            <text:p/>
          </draw:path>
          <draw:path draw:style-name="gr8" draw:text-style-name="P7" draw:layer="layout" svg:width="0.033cm" svg:height="0.034cm" svg:x="14.464cm" svg:y="18.073cm" svg:viewBox="0 0 34 35" svg:d="M17 0c-22 0-23 35 0 35s23-35 0-35z">
            <text:p/>
          </draw:path>
          <draw:path draw:style-name="gr8" draw:text-style-name="P7" draw:layer="layout" svg:width="0.033cm" svg:height="0.035cm" svg:x="14.464cm" svg:y="18.575cm" svg:viewBox="0 0 34 36" svg:d="M17 0c-22 0-23 36 0 36s23-36 0-36z">
            <text:p/>
          </draw:path>
          <draw:path draw:style-name="gr8" draw:text-style-name="P7" draw:layer="layout" svg:width="0.033cm" svg:height="0.034cm" svg:x="14.464cm" svg:y="19.078cm" svg:viewBox="0 0 34 35" svg:d="M17 0c-22 0-23 35 0 35s23-35 0-35z">
            <text:p/>
          </draw:path>
          <draw:path draw:style-name="gr8" draw:text-style-name="P7" draw:layer="layout" svg:width="0.033cm" svg:height="0.034cm" svg:x="14.464cm" svg:y="19.58cm" svg:viewBox="0 0 34 35" svg:d="M17 0c-22 0-23 35 0 35s23-35 0-35z">
            <text:p/>
          </draw:path>
          <draw:path draw:style-name="gr8" draw:text-style-name="P7" draw:layer="layout" svg:width="0.033cm" svg:height="0.034cm" svg:x="14.464cm" svg:y="20.082cm" svg:viewBox="0 0 34 35" svg:d="M17 0c-22 0-23 35 0 35s23-35 0-35z">
            <text:p/>
          </draw:path>
          <draw:path draw:style-name="gr8" draw:text-style-name="P7" draw:layer="layout" svg:width="0.033cm" svg:height="0.034cm" svg:x="14.464cm" svg:y="20.584cm" svg:viewBox="0 0 34 35" svg:d="M17 0c-22 0-23 35 0 35s23-35 0-35z">
            <text:p/>
          </draw:path>
          <draw:path draw:style-name="gr8" draw:text-style-name="P7" draw:layer="layout" svg:width="0.034cm" svg:height="0.034cm" svg:x="14.962cm" svg:y="16.065cm" svg:viewBox="0 0 35 35" svg:d="M17 0c-23 0-23 35 0 35s23-35 0-35z">
            <text:p/>
          </draw:path>
          <draw:path draw:style-name="gr8" draw:text-style-name="P7" draw:layer="layout" svg:width="0.034cm" svg:height="0.034cm" svg:x="14.962cm" svg:y="16.567cm" svg:viewBox="0 0 35 35" svg:d="M17 0c-23 0-23 35 0 35s23-35 0-35z">
            <text:p/>
          </draw:path>
          <draw:path draw:style-name="gr8" draw:text-style-name="P7" draw:layer="layout" svg:width="0.034cm" svg:height="0.034cm" svg:x="14.962cm" svg:y="17.069cm" svg:viewBox="0 0 35 35" svg:d="M17 0c-23 0-23 35 0 35s23-35 0-35z">
            <text:p/>
          </draw:path>
          <draw:path draw:style-name="gr8" draw:text-style-name="P7" draw:layer="layout" svg:width="0.034cm" svg:height="0.034cm" svg:x="14.962cm" svg:y="17.571cm" svg:viewBox="0 0 35 35" svg:d="M17 0c-23 0-23 35 0 35s23-35 0-35z">
            <text:p/>
          </draw:path>
          <draw:path draw:style-name="gr8" draw:text-style-name="P7" draw:layer="layout" svg:width="0.034cm" svg:height="0.034cm" svg:x="14.962cm" svg:y="18.073cm" svg:viewBox="0 0 35 35" svg:d="M17 0c-23 0-23 35 0 35s23-35 0-35z">
            <text:p/>
          </draw:path>
          <draw:path draw:style-name="gr8" draw:text-style-name="P7" draw:layer="layout" svg:width="0.034cm" svg:height="0.035cm" svg:x="14.962cm" svg:y="18.575cm" svg:viewBox="0 0 35 36" svg:d="M17 0c-23 0-23 36 0 36s23-36 0-36z">
            <text:p/>
          </draw:path>
          <draw:path draw:style-name="gr8" draw:text-style-name="P7" draw:layer="layout" svg:width="0.034cm" svg:height="0.034cm" svg:x="14.962cm" svg:y="19.078cm" svg:viewBox="0 0 35 35" svg:d="M17 0c-23 0-23 35 0 35s23-35 0-35z">
            <text:p/>
          </draw:path>
          <draw:path draw:style-name="gr8" draw:text-style-name="P7" draw:layer="layout" svg:width="0.034cm" svg:height="0.034cm" svg:x="14.962cm" svg:y="19.58cm" svg:viewBox="0 0 35 35" svg:d="M17 0c-23 0-23 35 0 35s23-35 0-35z">
            <text:p/>
          </draw:path>
          <draw:path draw:style-name="gr8" draw:text-style-name="P7" draw:layer="layout" svg:width="0.034cm" svg:height="0.034cm" svg:x="14.962cm" svg:y="20.082cm" svg:viewBox="0 0 35 35" svg:d="M17 0c-23 0-23 35 0 35s23-35 0-35z">
            <text:p/>
          </draw:path>
          <draw:path draw:style-name="gr8" draw:text-style-name="P7" draw:layer="layout" svg:width="0.034cm" svg:height="0.034cm" svg:x="14.962cm" svg:y="20.584cm" svg:viewBox="0 0 35 35" svg:d="M17 0c-23 0-23 35 0 35s23-35 0-35z">
            <text:p/>
          </draw:path>
          <draw:path draw:style-name="gr8" draw:text-style-name="P7" draw:layer="layout" svg:width="0.033cm" svg:height="0.034cm" svg:x="15.463cm" svg:y="16.065cm" svg:viewBox="0 0 34 35" svg:d="M17 0c-22 0-23 35 0 35s23-35 0-35z">
            <text:p/>
          </draw:path>
          <draw:path draw:style-name="gr8" draw:text-style-name="P7" draw:layer="layout" svg:width="0.033cm" svg:height="0.034cm" svg:x="15.463cm" svg:y="16.567cm" svg:viewBox="0 0 34 35" svg:d="M17 0c-22 0-23 35 0 35s23-35 0-35z">
            <text:p/>
          </draw:path>
          <draw:path draw:style-name="gr8" draw:text-style-name="P7" draw:layer="layout" svg:width="0.033cm" svg:height="0.034cm" svg:x="15.463cm" svg:y="17.069cm" svg:viewBox="0 0 34 35" svg:d="M17 0c-22 0-23 35 0 35s23-35 0-35z">
            <text:p/>
          </draw:path>
          <draw:path draw:style-name="gr8" draw:text-style-name="P7" draw:layer="layout" svg:width="0.033cm" svg:height="0.034cm" svg:x="15.463cm" svg:y="17.571cm" svg:viewBox="0 0 34 35" svg:d="M17 0c-22 0-23 35 0 35s23-35 0-35z">
            <text:p/>
          </draw:path>
          <draw:path draw:style-name="gr8" draw:text-style-name="P7" draw:layer="layout" svg:width="0.033cm" svg:height="0.034cm" svg:x="15.463cm" svg:y="18.073cm" svg:viewBox="0 0 34 35" svg:d="M17 0c-22 0-23 35 0 35s23-35 0-35z">
            <text:p/>
          </draw:path>
          <draw:path draw:style-name="gr8" draw:text-style-name="P7" draw:layer="layout" svg:width="0.033cm" svg:height="0.035cm" svg:x="15.463cm" svg:y="18.575cm" svg:viewBox="0 0 34 36" svg:d="M17 0c-22 0-23 36 0 36s23-36 0-36z">
            <text:p/>
          </draw:path>
          <draw:path draw:style-name="gr8" draw:text-style-name="P7" draw:layer="layout" svg:width="0.033cm" svg:height="0.034cm" svg:x="15.463cm" svg:y="19.078cm" svg:viewBox="0 0 34 35" svg:d="M17 0c-22 0-23 35 0 35s23-35 0-35z">
            <text:p/>
          </draw:path>
          <draw:path draw:style-name="gr8" draw:text-style-name="P7" draw:layer="layout" svg:width="0.033cm" svg:height="0.034cm" svg:x="15.463cm" svg:y="19.58cm" svg:viewBox="0 0 34 35" svg:d="M17 0c-22 0-23 35 0 35s23-35 0-35z">
            <text:p/>
          </draw:path>
          <draw:path draw:style-name="gr8" draw:text-style-name="P7" draw:layer="layout" svg:width="0.033cm" svg:height="0.034cm" svg:x="15.463cm" svg:y="20.082cm" svg:viewBox="0 0 34 35" svg:d="M17 0c-22 0-23 35 0 35s23-35 0-35z">
            <text:p/>
          </draw:path>
          <draw:path draw:style-name="gr8" draw:text-style-name="P7" draw:layer="layout" svg:width="0.033cm" svg:height="0.034cm" svg:x="15.463cm" svg:y="20.584cm" svg:viewBox="0 0 34 35" svg:d="M17 0c-22 0-23 35 0 35s23-35 0-35z">
            <text:p/>
          </draw:path>
          <draw:path draw:style-name="gr8" draw:text-style-name="P7" draw:layer="layout" svg:width="0.034cm" svg:height="0.035cm" svg:x="15.961cm" svg:y="15.562cm" svg:viewBox="0 0 35 36" svg:d="M17 0c-23 0-23 36 0 36s23-36 0-36z">
            <text:p/>
          </draw:path>
          <draw:path draw:style-name="gr8" draw:text-style-name="P7" draw:layer="layout" svg:width="0.034cm" svg:height="0.034cm" svg:x="15.961cm" svg:y="16.065cm" svg:viewBox="0 0 35 35" svg:d="M17 0c-23 0-23 35 0 35s23-35 0-35z">
            <text:p/>
          </draw:path>
          <draw:path draw:style-name="gr8" draw:text-style-name="P7" draw:layer="layout" svg:width="0.034cm" svg:height="0.034cm" svg:x="15.961cm" svg:y="16.567cm" svg:viewBox="0 0 35 35" svg:d="M17 0c-23 0-23 35 0 35s23-35 0-35z">
            <text:p/>
          </draw:path>
          <draw:path draw:style-name="gr8" draw:text-style-name="P7" draw:layer="layout" svg:width="0.034cm" svg:height="0.034cm" svg:x="15.961cm" svg:y="17.069cm" svg:viewBox="0 0 35 35" svg:d="M17 0c-23 0-23 35 0 35s23-35 0-35z">
            <text:p/>
          </draw:path>
          <draw:path draw:style-name="gr8" draw:text-style-name="P7" draw:layer="layout" svg:width="0.034cm" svg:height="0.034cm" svg:x="15.961cm" svg:y="17.571cm" svg:viewBox="0 0 35 35" svg:d="M17 0c-23 0-23 35 0 35s23-35 0-35z">
            <text:p/>
          </draw:path>
          <draw:path draw:style-name="gr8" draw:text-style-name="P7" draw:layer="layout" svg:width="0.034cm" svg:height="0.034cm" svg:x="15.961cm" svg:y="18.073cm" svg:viewBox="0 0 35 35" svg:d="M17 0c-23 0-23 35 0 35s23-35 0-35z">
            <text:p/>
          </draw:path>
          <draw:path draw:style-name="gr8" draw:text-style-name="P7" draw:layer="layout" svg:width="0.034cm" svg:height="0.035cm" svg:x="15.961cm" svg:y="18.575cm" svg:viewBox="0 0 35 36" svg:d="M17 0c-23 0-23 36 0 36s23-36 0-36z">
            <text:p/>
          </draw:path>
          <draw:path draw:style-name="gr8" draw:text-style-name="P7" draw:layer="layout" svg:width="0.034cm" svg:height="0.034cm" svg:x="15.961cm" svg:y="19.078cm" svg:viewBox="0 0 35 35" svg:d="M17 0c-23 0-23 35 0 35s23-35 0-35z">
            <text:p/>
          </draw:path>
          <draw:path draw:style-name="gr8" draw:text-style-name="P7" draw:layer="layout" svg:width="0.034cm" svg:height="0.034cm" svg:x="15.961cm" svg:y="19.58cm" svg:viewBox="0 0 35 35" svg:d="M17 0c-23 0-23 35 0 35s23-35 0-35z">
            <text:p/>
          </draw:path>
          <draw:path draw:style-name="gr8" draw:text-style-name="P7" draw:layer="layout" svg:width="0.034cm" svg:height="0.034cm" svg:x="15.961cm" svg:y="20.082cm" svg:viewBox="0 0 35 35" svg:d="M17 0c-23 0-23 35 0 35s23-35 0-35z">
            <text:p/>
          </draw:path>
          <draw:path draw:style-name="gr8" draw:text-style-name="P7" draw:layer="layout" svg:width="0.034cm" svg:height="0.034cm" svg:x="15.961cm" svg:y="20.584cm" svg:viewBox="0 0 35 35" svg:d="M17 0c-23 0-23 35 0 35s23-35 0-35z">
            <text:p/>
          </draw:path>
          <draw:path draw:style-name="gr8" draw:text-style-name="P7" draw:layer="layout" svg:width="0.034cm" svg:height="0.035cm" svg:x="16.46cm" svg:y="15.562cm" svg:viewBox="0 0 35 36" svg:d="M17 0c-23 0-23 36 0 36s23-36 0-36z">
            <text:p/>
          </draw:path>
          <draw:path draw:style-name="gr8" draw:text-style-name="P7" draw:layer="layout" svg:width="0.034cm" svg:height="0.034cm" svg:x="16.46cm" svg:y="16.065cm" svg:viewBox="0 0 35 35" svg:d="M17 0c-23 0-23 35 0 35s23-35 0-35z">
            <text:p/>
          </draw:path>
          <draw:path draw:style-name="gr8" draw:text-style-name="P7" draw:layer="layout" svg:width="0.034cm" svg:height="0.034cm" svg:x="16.46cm" svg:y="16.567cm" svg:viewBox="0 0 35 35" svg:d="M17 0c-23 0-23 35 0 35s23-35 0-35z">
            <text:p/>
          </draw:path>
          <draw:path draw:style-name="gr8" draw:text-style-name="P7" draw:layer="layout" svg:width="0.034cm" svg:height="0.034cm" svg:x="16.46cm" svg:y="17.069cm" svg:viewBox="0 0 35 35" svg:d="M17 0c-23 0-23 35 0 35s23-35 0-35z">
            <text:p/>
          </draw:path>
          <draw:path draw:style-name="gr8" draw:text-style-name="P7" draw:layer="layout" svg:width="0.034cm" svg:height="0.034cm" svg:x="16.46cm" svg:y="17.571cm" svg:viewBox="0 0 35 35" svg:d="M17 0c-23 0-23 35 0 35s23-35 0-35z">
            <text:p/>
          </draw:path>
          <draw:path draw:style-name="gr8" draw:text-style-name="P7" draw:layer="layout" svg:width="0.034cm" svg:height="0.034cm" svg:x="16.46cm" svg:y="18.073cm" svg:viewBox="0 0 35 35" svg:d="M17 0c-23 0-23 35 0 35s23-35 0-35z">
            <text:p/>
          </draw:path>
          <draw:path draw:style-name="gr8" draw:text-style-name="P7" draw:layer="layout" svg:width="0.034cm" svg:height="0.035cm" svg:x="16.46cm" svg:y="18.575cm" svg:viewBox="0 0 35 36" svg:d="M17 0c-23 0-23 36 0 36s23-36 0-36z">
            <text:p/>
          </draw:path>
          <draw:path draw:style-name="gr8" draw:text-style-name="P7" draw:layer="layout" svg:width="0.034cm" svg:height="0.034cm" svg:x="16.46cm" svg:y="19.078cm" svg:viewBox="0 0 35 35" svg:d="M17 0c-23 0-23 35 0 35s23-35 0-35z">
            <text:p/>
          </draw:path>
          <draw:path draw:style-name="gr8" draw:text-style-name="P7" draw:layer="layout" svg:width="0.034cm" svg:height="0.034cm" svg:x="16.46cm" svg:y="19.58cm" svg:viewBox="0 0 35 35" svg:d="M17 0c-23 0-23 35 0 35s23-35 0-35z">
            <text:p/>
          </draw:path>
          <draw:path draw:style-name="gr8" draw:text-style-name="P7" draw:layer="layout" svg:width="0.034cm" svg:height="0.034cm" svg:x="16.46cm" svg:y="20.082cm" svg:viewBox="0 0 35 35" svg:d="M17 0c-23 0-23 35 0 35s23-35 0-35z">
            <text:p/>
          </draw:path>
          <draw:path draw:style-name="gr8" draw:text-style-name="P7" draw:layer="layout" svg:width="0.034cm" svg:height="0.034cm" svg:x="16.46cm" svg:y="20.584cm" svg:viewBox="0 0 35 35" svg:d="M17 0c-23 0-23 35 0 35s23-35 0-35z">
            <text:p/>
          </draw:path>
          <draw:path draw:style-name="gr8" draw:text-style-name="P7" draw:layer="layout" svg:width="0.034cm" svg:height="0.035cm" svg:x="16.959cm" svg:y="15.562cm" svg:viewBox="0 0 35 36" svg:d="M17 0c-23 0-23 36 0 36s23-36 0-36z">
            <text:p/>
          </draw:path>
          <draw:path draw:style-name="gr8" draw:text-style-name="P7" draw:layer="layout" svg:width="0.034cm" svg:height="0.034cm" svg:x="16.959cm" svg:y="16.065cm" svg:viewBox="0 0 35 35" svg:d="M17 0c-23 0-23 35 0 35s23-35 0-35z">
            <text:p/>
          </draw:path>
          <draw:path draw:style-name="gr8" draw:text-style-name="P7" draw:layer="layout" svg:width="0.034cm" svg:height="0.034cm" svg:x="16.959cm" svg:y="16.567cm" svg:viewBox="0 0 35 35" svg:d="M17 0c-23 0-23 35 0 35s23-35 0-35z">
            <text:p/>
          </draw:path>
          <draw:path draw:style-name="gr8" draw:text-style-name="P7" draw:layer="layout" svg:width="0.034cm" svg:height="0.034cm" svg:x="16.959cm" svg:y="17.069cm" svg:viewBox="0 0 35 35" svg:d="M17 0c-23 0-23 35 0 35s23-35 0-35z">
            <text:p/>
          </draw:path>
          <draw:path draw:style-name="gr8" draw:text-style-name="P7" draw:layer="layout" svg:width="0.034cm" svg:height="0.034cm" svg:x="16.959cm" svg:y="17.571cm" svg:viewBox="0 0 35 35" svg:d="M17 0c-23 0-23 35 0 35s23-35 0-35z">
            <text:p/>
          </draw:path>
          <draw:path draw:style-name="gr8" draw:text-style-name="P7" draw:layer="layout" svg:width="0.034cm" svg:height="0.034cm" svg:x="16.959cm" svg:y="18.073cm" svg:viewBox="0 0 35 35" svg:d="M17 0c-23 0-23 35 0 35s23-35 0-35z">
            <text:p/>
          </draw:path>
          <draw:path draw:style-name="gr8" draw:text-style-name="P7" draw:layer="layout" svg:width="0.034cm" svg:height="0.035cm" svg:x="16.959cm" svg:y="18.575cm" svg:viewBox="0 0 35 36" svg:d="M17 0c-23 0-23 36 0 36s23-36 0-36z">
            <text:p/>
          </draw:path>
          <draw:path draw:style-name="gr8" draw:text-style-name="P7" draw:layer="layout" svg:width="0.034cm" svg:height="0.034cm" svg:x="16.959cm" svg:y="19.078cm" svg:viewBox="0 0 35 35" svg:d="M17 0c-23 0-23 35 0 35s23-35 0-35z">
            <text:p/>
          </draw:path>
          <draw:path draw:style-name="gr8" draw:text-style-name="P7" draw:layer="layout" svg:width="0.034cm" svg:height="0.034cm" svg:x="16.959cm" svg:y="19.58cm" svg:viewBox="0 0 35 35" svg:d="M17 0c-23 0-23 35 0 35s23-35 0-35z">
            <text:p/>
          </draw:path>
          <draw:path draw:style-name="gr8" draw:text-style-name="P7" draw:layer="layout" svg:width="0.034cm" svg:height="0.034cm" svg:x="16.959cm" svg:y="20.082cm" svg:viewBox="0 0 35 35" svg:d="M17 0c-23 0-23 35 0 35s23-35 0-35z">
            <text:p/>
          </draw:path>
          <draw:path draw:style-name="gr8" draw:text-style-name="P7" draw:layer="layout" svg:width="0.034cm" svg:height="0.034cm" svg:x="16.959cm" svg:y="20.584cm" svg:viewBox="0 0 35 35" svg:d="M17 0c-23 0-23 35 0 35s23-35 0-35z">
            <text:p/>
          </draw:path>
          <draw:path draw:style-name="gr8" draw:text-style-name="P7" draw:layer="layout" svg:width="0.033cm" svg:height="0.035cm" svg:x="17.458cm" svg:y="15.562cm" svg:viewBox="0 0 34 36" svg:d="M17 0c-23 0-23 36 0 36 22 0 22-36 0-36z">
            <text:p/>
          </draw:path>
          <draw:path draw:style-name="gr8" draw:text-style-name="P7" draw:layer="layout" svg:width="0.033cm" svg:height="0.034cm" svg:x="17.458cm" svg:y="16.065cm" svg:viewBox="0 0 34 35" svg:d="M17 0c-23 0-23 35 0 35 22 0 22-35 0-35z">
            <text:p/>
          </draw:path>
          <draw:path draw:style-name="gr8" draw:text-style-name="P7" draw:layer="layout" svg:width="0.033cm" svg:height="0.034cm" svg:x="17.458cm" svg:y="16.567cm" svg:viewBox="0 0 34 35" svg:d="M17 0c-23 0-23 35 0 35 22 0 22-35 0-35z">
            <text:p/>
          </draw:path>
          <draw:path draw:style-name="gr8" draw:text-style-name="P7" draw:layer="layout" svg:width="0.033cm" svg:height="0.034cm" svg:x="17.458cm" svg:y="17.069cm" svg:viewBox="0 0 34 35" svg:d="M17 0c-23 0-23 35 0 35 22 0 22-35 0-35z">
            <text:p/>
          </draw:path>
          <draw:path draw:style-name="gr8" draw:text-style-name="P7" draw:layer="layout" svg:width="0.033cm" svg:height="0.034cm" svg:x="17.458cm" svg:y="17.571cm" svg:viewBox="0 0 34 35" svg:d="M17 0c-23 0-23 35 0 35 22 0 22-35 0-35z">
            <text:p/>
          </draw:path>
          <draw:path draw:style-name="gr8" draw:text-style-name="P7" draw:layer="layout" svg:width="0.033cm" svg:height="0.034cm" svg:x="17.458cm" svg:y="18.073cm" svg:viewBox="0 0 34 35" svg:d="M17 0c-23 0-23 35 0 35 22 0 22-35 0-35z">
            <text:p/>
          </draw:path>
          <draw:path draw:style-name="gr8" draw:text-style-name="P7" draw:layer="layout" svg:width="0.033cm" svg:height="0.035cm" svg:x="17.458cm" svg:y="18.575cm" svg:viewBox="0 0 34 36" svg:d="M17 0c-23 0-23 36 0 36 22 0 22-36 0-36z">
            <text:p/>
          </draw:path>
          <draw:path draw:style-name="gr8" draw:text-style-name="P7" draw:layer="layout" svg:width="0.033cm" svg:height="0.034cm" svg:x="17.458cm" svg:y="19.078cm" svg:viewBox="0 0 34 35" svg:d="M17 0c-23 0-23 35 0 35 22 0 22-35 0-35z">
            <text:p/>
          </draw:path>
          <draw:path draw:style-name="gr8" draw:text-style-name="P7" draw:layer="layout" svg:width="0.033cm" svg:height="0.034cm" svg:x="17.458cm" svg:y="19.58cm" svg:viewBox="0 0 34 35" svg:d="M17 0c-23 0-23 35 0 35 22 0 22-35 0-35z">
            <text:p/>
          </draw:path>
          <draw:path draw:style-name="gr8" draw:text-style-name="P7" draw:layer="layout" svg:width="0.033cm" svg:height="0.034cm" svg:x="17.458cm" svg:y="20.082cm" svg:viewBox="0 0 34 35" svg:d="M17 0c-23 0-23 35 0 35 22 0 22-35 0-35z">
            <text:p/>
          </draw:path>
          <draw:path draw:style-name="gr8" draw:text-style-name="P7" draw:layer="layout" svg:width="0.033cm" svg:height="0.034cm" svg:x="17.458cm" svg:y="20.584cm" svg:viewBox="0 0 34 35" svg:d="M17 0c-23 0-23 35 0 35 22 0 22-35 0-35z">
            <text:p/>
          </draw:path>
          <draw:path draw:style-name="gr8" draw:text-style-name="P7" draw:layer="layout" svg:width="0.034cm" svg:height="0.035cm" svg:x="17.956cm" svg:y="15.562cm" svg:viewBox="0 0 35 36" svg:d="M17 0c-23 0-23 36 0 36s23-36 0-36z">
            <text:p/>
          </draw:path>
          <draw:path draw:style-name="gr8" draw:text-style-name="P7" draw:layer="layout" svg:width="0.034cm" svg:height="0.034cm" svg:x="17.956cm" svg:y="16.065cm" svg:viewBox="0 0 35 35" svg:d="M17 0c-23 0-23 35 0 35s23-35 0-35z">
            <text:p/>
          </draw:path>
          <draw:path draw:style-name="gr8" draw:text-style-name="P7" draw:layer="layout" svg:width="0.034cm" svg:height="0.034cm" svg:x="17.956cm" svg:y="16.567cm" svg:viewBox="0 0 35 35" svg:d="M17 0c-23 0-23 35 0 35s23-35 0-35z">
            <text:p/>
          </draw:path>
          <draw:path draw:style-name="gr8" draw:text-style-name="P7" draw:layer="layout" svg:width="0.034cm" svg:height="0.034cm" svg:x="17.956cm" svg:y="17.069cm" svg:viewBox="0 0 35 35" svg:d="M17 0c-23 0-23 35 0 35s23-35 0-35z">
            <text:p/>
          </draw:path>
          <draw:path draw:style-name="gr8" draw:text-style-name="P7" draw:layer="layout" svg:width="0.034cm" svg:height="0.034cm" svg:x="17.956cm" svg:y="17.571cm" svg:viewBox="0 0 35 35" svg:d="M17 0c-23 0-23 35 0 35s23-35 0-35z">
            <text:p/>
          </draw:path>
          <draw:path draw:style-name="gr8" draw:text-style-name="P7" draw:layer="layout" svg:width="0.034cm" svg:height="0.034cm" svg:x="17.956cm" svg:y="18.073cm" svg:viewBox="0 0 35 35" svg:d="M17 0c-23 0-23 35 0 35s23-35 0-35z">
            <text:p/>
          </draw:path>
          <draw:path draw:style-name="gr8" draw:text-style-name="P7" draw:layer="layout" svg:width="0.034cm" svg:height="0.035cm" svg:x="17.956cm" svg:y="18.575cm" svg:viewBox="0 0 35 36" svg:d="M17 0c-23 0-23 36 0 36s23-36 0-36z">
            <text:p/>
          </draw:path>
          <draw:path draw:style-name="gr8" draw:text-style-name="P7" draw:layer="layout" svg:width="0.034cm" svg:height="0.034cm" svg:x="17.956cm" svg:y="19.078cm" svg:viewBox="0 0 35 35" svg:d="M17 0c-23 0-23 35 0 35s23-35 0-35z">
            <text:p/>
          </draw:path>
          <draw:path draw:style-name="gr8" draw:text-style-name="P7" draw:layer="layout" svg:width="0.034cm" svg:height="0.034cm" svg:x="17.956cm" svg:y="19.58cm" svg:viewBox="0 0 35 35" svg:d="M17 0c-23 0-23 35 0 35s23-35 0-35z">
            <text:p/>
          </draw:path>
          <draw:path draw:style-name="gr8" draw:text-style-name="P7" draw:layer="layout" svg:width="0.034cm" svg:height="0.034cm" svg:x="17.956cm" svg:y="20.082cm" svg:viewBox="0 0 35 35" svg:d="M17 0c-23 0-23 35 0 35s23-35 0-35z">
            <text:p/>
          </draw:path>
          <draw:path draw:style-name="gr8" draw:text-style-name="P7" draw:layer="layout" svg:width="0.034cm" svg:height="0.034cm" svg:x="17.956cm" svg:y="20.584cm" svg:viewBox="0 0 35 35" svg:d="M17 0c-23 0-23 35 0 35s23-35 0-35z">
            <text:p/>
          </draw:path>
          <draw:path draw:style-name="gr8" draw:text-style-name="P7" draw:layer="layout" svg:width="0.034cm" svg:height="0.035cm" svg:x="18.456cm" svg:y="15.562cm" svg:viewBox="0 0 35 36" svg:d="M17 0c-23 0-23 36 0 36s23-36 0-36z">
            <text:p/>
          </draw:path>
          <draw:path draw:style-name="gr8" draw:text-style-name="P7" draw:layer="layout" svg:width="0.034cm" svg:height="0.034cm" svg:x="18.456cm" svg:y="16.065cm" svg:viewBox="0 0 35 35" svg:d="M17 0c-23 0-23 35 0 35s23-35 0-35z">
            <text:p/>
          </draw:path>
          <draw:path draw:style-name="gr8" draw:text-style-name="P7" draw:layer="layout" svg:width="0.034cm" svg:height="0.034cm" svg:x="18.456cm" svg:y="16.567cm" svg:viewBox="0 0 35 35" svg:d="M17 0c-23 0-23 35 0 35s23-35 0-35z">
            <text:p/>
          </draw:path>
          <draw:path draw:style-name="gr8" draw:text-style-name="P7" draw:layer="layout" svg:width="0.034cm" svg:height="0.034cm" svg:x="18.456cm" svg:y="17.069cm" svg:viewBox="0 0 35 35" svg:d="M17 0c-23 0-23 35 0 35s23-35 0-35z">
            <text:p/>
          </draw:path>
          <draw:path draw:style-name="gr8" draw:text-style-name="P7" draw:layer="layout" svg:width="0.034cm" svg:height="0.034cm" svg:x="18.456cm" svg:y="17.571cm" svg:viewBox="0 0 35 35" svg:d="M17 0c-23 0-23 35 0 35s23-35 0-35z">
            <text:p/>
          </draw:path>
          <draw:path draw:style-name="gr8" draw:text-style-name="P7" draw:layer="layout" svg:width="0.034cm" svg:height="0.034cm" svg:x="18.456cm" svg:y="18.073cm" svg:viewBox="0 0 35 35" svg:d="M17 0c-23 0-23 35 0 35s23-35 0-35z">
            <text:p/>
          </draw:path>
          <draw:path draw:style-name="gr8" draw:text-style-name="P7" draw:layer="layout" svg:width="0.034cm" svg:height="0.035cm" svg:x="18.456cm" svg:y="18.575cm" svg:viewBox="0 0 35 36" svg:d="M17 0c-23 0-23 36 0 36s23-36 0-36z">
            <text:p/>
          </draw:path>
          <draw:path draw:style-name="gr8" draw:text-style-name="P7" draw:layer="layout" svg:width="0.034cm" svg:height="0.034cm" svg:x="18.456cm" svg:y="19.078cm" svg:viewBox="0 0 35 35" svg:d="M17 0c-23 0-23 35 0 35s23-35 0-35z">
            <text:p/>
          </draw:path>
          <draw:path draw:style-name="gr8" draw:text-style-name="P7" draw:layer="layout" svg:width="0.034cm" svg:height="0.034cm" svg:x="18.456cm" svg:y="19.58cm" svg:viewBox="0 0 35 35" svg:d="M17 0c-23 0-23 35 0 35s23-35 0-35z">
            <text:p/>
          </draw:path>
          <draw:path draw:style-name="gr8" draw:text-style-name="P7" draw:layer="layout" svg:width="0.034cm" svg:height="0.034cm" svg:x="18.456cm" svg:y="20.082cm" svg:viewBox="0 0 35 35" svg:d="M17 0c-23 0-23 35 0 35s23-35 0-35z">
            <text:p/>
          </draw:path>
          <draw:path draw:style-name="gr8" draw:text-style-name="P7" draw:layer="layout" svg:width="0.034cm" svg:height="0.034cm" svg:x="18.456cm" svg:y="20.584cm" svg:viewBox="0 0 35 35" svg:d="M17 0c-23 0-23 35 0 35s23-35 0-35z">
            <text:p/>
          </draw:path>
          <draw:path draw:style-name="gr8" draw:text-style-name="P7" draw:layer="layout" svg:width="0.032cm" svg:height="0.035cm" svg:x="18.955cm" svg:y="15.562cm" svg:viewBox="0 0 33 36" svg:d="M16 0c-21 0-21 36 0 36 23 0 23-36 0-36z">
            <text:p/>
          </draw:path>
          <draw:path draw:style-name="gr8" draw:text-style-name="P7" draw:layer="layout" svg:width="0.032cm" svg:height="0.034cm" svg:x="18.955cm" svg:y="16.065cm" svg:viewBox="0 0 33 35" svg:d="M16 0c-21 0-21 35 0 35 23 0 23-35 0-35z">
            <text:p/>
          </draw:path>
          <draw:path draw:style-name="gr8" draw:text-style-name="P7" draw:layer="layout" svg:width="0.032cm" svg:height="0.034cm" svg:x="18.955cm" svg:y="16.567cm" svg:viewBox="0 0 33 35" svg:d="M16 0c-21 0-21 35 0 35 23 0 23-35 0-35z">
            <text:p/>
          </draw:path>
          <draw:path draw:style-name="gr8" draw:text-style-name="P7" draw:layer="layout" svg:width="0.032cm" svg:height="0.034cm" svg:x="18.955cm" svg:y="17.069cm" svg:viewBox="0 0 33 35" svg:d="M16 0c-21 0-21 35 0 35 23 0 23-35 0-35z">
            <text:p/>
          </draw:path>
          <draw:path draw:style-name="gr8" draw:text-style-name="P7" draw:layer="layout" svg:width="0.032cm" svg:height="0.034cm" svg:x="18.955cm" svg:y="17.571cm" svg:viewBox="0 0 33 35" svg:d="M16 0c-21 0-21 35 0 35 23 0 23-35 0-35z">
            <text:p/>
          </draw:path>
          <draw:path draw:style-name="gr8" draw:text-style-name="P7" draw:layer="layout" svg:width="0.032cm" svg:height="0.034cm" svg:x="18.955cm" svg:y="18.073cm" svg:viewBox="0 0 33 35" svg:d="M16 0c-21 0-21 35 0 35 23 0 23-35 0-35z">
            <text:p/>
          </draw:path>
          <draw:path draw:style-name="gr8" draw:text-style-name="P7" draw:layer="layout" svg:width="0.032cm" svg:height="0.035cm" svg:x="18.955cm" svg:y="18.575cm" svg:viewBox="0 0 33 36" svg:d="M16 0c-21 0-21 36 0 36 23 0 23-36 0-36z">
            <text:p/>
          </draw:path>
          <draw:path draw:style-name="gr8" draw:text-style-name="P7" draw:layer="layout" svg:width="0.032cm" svg:height="0.034cm" svg:x="18.955cm" svg:y="19.078cm" svg:viewBox="0 0 33 35" svg:d="M16 0c-21 0-21 35 0 35 23 0 23-35 0-35z">
            <text:p/>
          </draw:path>
          <draw:path draw:style-name="gr8" draw:text-style-name="P7" draw:layer="layout" svg:width="0.032cm" svg:height="0.034cm" svg:x="18.955cm" svg:y="19.58cm" svg:viewBox="0 0 33 35" svg:d="M16 0c-21 0-21 35 0 35 23 0 23-35 0-35z">
            <text:p/>
          </draw:path>
          <draw:path draw:style-name="gr8" draw:text-style-name="P7" draw:layer="layout" svg:width="0.032cm" svg:height="0.034cm" svg:x="18.955cm" svg:y="20.082cm" svg:viewBox="0 0 33 35" svg:d="M16 0c-21 0-21 35 0 35 23 0 23-35 0-35z">
            <text:p/>
          </draw:path>
          <draw:path draw:style-name="gr8" draw:text-style-name="P7" draw:layer="layout" svg:width="0.032cm" svg:height="0.034cm" svg:x="18.955cm" svg:y="20.584cm" svg:viewBox="0 0 33 35" svg:d="M16 0c-21 0-21 35 0 35 23 0 23-35 0-35z">
            <text:p/>
          </draw:path>
          <draw:path draw:style-name="gr8" draw:text-style-name="P7" draw:layer="layout" svg:width="0.033cm" svg:height="0.035cm" svg:x="19.453cm" svg:y="15.562cm" svg:viewBox="0 0 34 36" svg:d="M17 0c-23 0-23 36 0 36 22 0 22-36 0-36z">
            <text:p/>
          </draw:path>
          <draw:path draw:style-name="gr8" draw:text-style-name="P7" draw:layer="layout" svg:width="0.033cm" svg:height="0.034cm" svg:x="19.453cm" svg:y="16.065cm" svg:viewBox="0 0 34 35" svg:d="M17 0c-23 0-23 35 0 35 22 0 22-35 0-35z">
            <text:p/>
          </draw:path>
          <draw:path draw:style-name="gr8" draw:text-style-name="P7" draw:layer="layout" svg:width="0.033cm" svg:height="0.034cm" svg:x="19.453cm" svg:y="16.567cm" svg:viewBox="0 0 34 35" svg:d="M17 0c-23 0-23 35 0 35 22 0 22-35 0-35z">
            <text:p/>
          </draw:path>
          <draw:path draw:style-name="gr8" draw:text-style-name="P7" draw:layer="layout" svg:width="0.033cm" svg:height="0.034cm" svg:x="19.453cm" svg:y="17.069cm" svg:viewBox="0 0 34 35" svg:d="M17 0c-23 0-23 35 0 35 22 0 22-35 0-35z">
            <text:p/>
          </draw:path>
          <draw:path draw:style-name="gr8" draw:text-style-name="P7" draw:layer="layout" svg:width="0.033cm" svg:height="0.034cm" svg:x="19.453cm" svg:y="17.571cm" svg:viewBox="0 0 34 35" svg:d="M17 0c-23 0-23 35 0 35 22 0 22-35 0-35z">
            <text:p/>
          </draw:path>
          <draw:path draw:style-name="gr8" draw:text-style-name="P7" draw:layer="layout" svg:width="0.033cm" svg:height="0.034cm" svg:x="19.453cm" svg:y="18.073cm" svg:viewBox="0 0 34 35" svg:d="M17 0c-23 0-23 35 0 35 22 0 22-35 0-35z">
            <text:p/>
          </draw:path>
          <draw:path draw:style-name="gr8" draw:text-style-name="P7" draw:layer="layout" svg:width="0.033cm" svg:height="0.035cm" svg:x="19.453cm" svg:y="18.575cm" svg:viewBox="0 0 34 36" svg:d="M17 0c-23 0-23 36 0 36 22 0 22-36 0-36z">
            <text:p/>
          </draw:path>
          <draw:path draw:style-name="gr8" draw:text-style-name="P7" draw:layer="layout" svg:width="0.033cm" svg:height="0.034cm" svg:x="19.453cm" svg:y="19.078cm" svg:viewBox="0 0 34 35" svg:d="M17 0c-23 0-23 35 0 35 22 0 22-35 0-35z">
            <text:p/>
          </draw:path>
          <draw:path draw:style-name="gr8" draw:text-style-name="P7" draw:layer="layout" svg:width="0.033cm" svg:height="0.034cm" svg:x="19.453cm" svg:y="19.58cm" svg:viewBox="0 0 34 35" svg:d="M17 0c-23 0-23 35 0 35 22 0 22-35 0-35z">
            <text:p/>
          </draw:path>
          <draw:path draw:style-name="gr8" draw:text-style-name="P7" draw:layer="layout" svg:width="0.033cm" svg:height="0.034cm" svg:x="19.453cm" svg:y="20.082cm" svg:viewBox="0 0 34 35" svg:d="M17 0c-23 0-23 35 0 35 22 0 22-35 0-35z">
            <text:p/>
          </draw:path>
          <draw:path draw:style-name="gr8" draw:text-style-name="P7" draw:layer="layout" svg:width="0.033cm" svg:height="0.034cm" svg:x="19.453cm" svg:y="20.584cm" svg:viewBox="0 0 34 35" svg:d="M17 0c-23 0-23 35 0 35 22 0 22-35 0-35z">
            <text:p/>
          </draw:path>
          <draw:path draw:style-name="gr8" draw:text-style-name="P7" draw:layer="layout" svg:width="0.033cm" svg:height="0.035cm" svg:x="19.952cm" svg:y="15.562cm" svg:viewBox="0 0 34 36" svg:d="M17 0c-23 0-23 36 0 36 22 0 22-36 0-36z">
            <text:p/>
          </draw:path>
          <draw:path draw:style-name="gr8" draw:text-style-name="P7" draw:layer="layout" svg:width="0.033cm" svg:height="0.034cm" svg:x="19.952cm" svg:y="16.065cm" svg:viewBox="0 0 34 35" svg:d="M17 0c-23 0-23 35 0 35 22 0 22-35 0-35z">
            <text:p/>
          </draw:path>
          <draw:path draw:style-name="gr8" draw:text-style-name="P7" draw:layer="layout" svg:width="0.033cm" svg:height="0.034cm" svg:x="19.952cm" svg:y="16.567cm" svg:viewBox="0 0 34 35" svg:d="M17 0c-23 0-23 35 0 35 22 0 22-35 0-35z">
            <text:p/>
          </draw:path>
          <draw:path draw:style-name="gr8" draw:text-style-name="P7" draw:layer="layout" svg:width="0.033cm" svg:height="0.034cm" svg:x="19.952cm" svg:y="17.069cm" svg:viewBox="0 0 34 35" svg:d="M17 0c-23 0-23 35 0 35 22 0 22-35 0-35z">
            <text:p/>
          </draw:path>
          <draw:path draw:style-name="gr8" draw:text-style-name="P7" draw:layer="layout" svg:width="0.033cm" svg:height="0.034cm" svg:x="19.952cm" svg:y="17.571cm" svg:viewBox="0 0 34 35" svg:d="M17 0c-23 0-23 35 0 35 22 0 22-35 0-35z">
            <text:p/>
          </draw:path>
          <draw:path draw:style-name="gr8" draw:text-style-name="P7" draw:layer="layout" svg:width="0.033cm" svg:height="0.034cm" svg:x="19.952cm" svg:y="18.073cm" svg:viewBox="0 0 34 35" svg:d="M17 0c-23 0-23 35 0 35 22 0 22-35 0-35z">
            <text:p/>
          </draw:path>
          <draw:path draw:style-name="gr8" draw:text-style-name="P7" draw:layer="layout" svg:width="0.033cm" svg:height="0.035cm" svg:x="19.952cm" svg:y="18.575cm" svg:viewBox="0 0 34 36" svg:d="M17 0c-23 0-23 36 0 36 22 0 22-36 0-36z">
            <text:p/>
          </draw:path>
          <draw:path draw:style-name="gr8" draw:text-style-name="P7" draw:layer="layout" svg:width="0.033cm" svg:height="0.034cm" svg:x="19.952cm" svg:y="19.078cm" svg:viewBox="0 0 34 35" svg:d="M17 0c-23 0-23 35 0 35 22 0 22-35 0-35z">
            <text:p/>
          </draw:path>
          <draw:path draw:style-name="gr8" draw:text-style-name="P7" draw:layer="layout" svg:width="0.033cm" svg:height="0.034cm" svg:x="19.952cm" svg:y="19.58cm" svg:viewBox="0 0 34 35" svg:d="M17 0c-23 0-23 35 0 35 22 0 22-35 0-35z">
            <text:p/>
          </draw:path>
          <draw:path draw:style-name="gr8" draw:text-style-name="P7" draw:layer="layout" svg:width="0.033cm" svg:height="0.034cm" svg:x="19.952cm" svg:y="20.082cm" svg:viewBox="0 0 34 35" svg:d="M17 0c-23 0-23 35 0 35 22 0 22-35 0-35z">
            <text:p/>
          </draw:path>
          <draw:path draw:style-name="gr8" draw:text-style-name="P7" draw:layer="layout" svg:width="0.033cm" svg:height="0.034cm" svg:x="19.952cm" svg:y="20.584cm" svg:viewBox="0 0 34 35" svg:d="M17 0c-23 0-23 35 0 35 22 0 22-35 0-35z">
            <text:p/>
          </draw:path>
          <draw:path draw:style-name="gr8" draw:text-style-name="P7" draw:layer="layout" svg:width="0.032cm" svg:height="0.035cm" svg:x="20.452cm" svg:y="15.562cm" svg:viewBox="0 0 33 36" svg:d="M16 0c-21 0-21 36 0 36 23 0 23-36 0-36z">
            <text:p/>
          </draw:path>
          <draw:path draw:style-name="gr8" draw:text-style-name="P7" draw:layer="layout" svg:width="0.032cm" svg:height="0.034cm" svg:x="20.452cm" svg:y="16.065cm" svg:viewBox="0 0 33 35" svg:d="M16 0c-21 0-21 35 0 35 23 0 23-35 0-35z">
            <text:p/>
          </draw:path>
          <draw:path draw:style-name="gr8" draw:text-style-name="P7" draw:layer="layout" svg:width="0.032cm" svg:height="0.034cm" svg:x="20.452cm" svg:y="16.567cm" svg:viewBox="0 0 33 35" svg:d="M16 0c-21 0-21 35 0 35 23 0 23-35 0-35z">
            <text:p/>
          </draw:path>
          <draw:path draw:style-name="gr8" draw:text-style-name="P7" draw:layer="layout" svg:width="0.032cm" svg:height="0.034cm" svg:x="20.452cm" svg:y="17.069cm" svg:viewBox="0 0 33 35" svg:d="M16 0c-21 0-21 35 0 35 23 0 23-35 0-35z">
            <text:p/>
          </draw:path>
          <draw:path draw:style-name="gr8" draw:text-style-name="P7" draw:layer="layout" svg:width="0.032cm" svg:height="0.034cm" svg:x="20.452cm" svg:y="17.571cm" svg:viewBox="0 0 33 35" svg:d="M16 0c-21 0-21 35 0 35 23 0 23-35 0-35z">
            <text:p/>
          </draw:path>
          <draw:path draw:style-name="gr8" draw:text-style-name="P7" draw:layer="layout" svg:width="0.032cm" svg:height="0.034cm" svg:x="20.452cm" svg:y="18.073cm" svg:viewBox="0 0 33 35" svg:d="M16 0c-21 0-21 35 0 35 23 0 23-35 0-35z">
            <text:p/>
          </draw:path>
          <draw:path draw:style-name="gr8" draw:text-style-name="P7" draw:layer="layout" svg:width="0.032cm" svg:height="0.035cm" svg:x="20.452cm" svg:y="18.575cm" svg:viewBox="0 0 33 36" svg:d="M16 0c-21 0-21 36 0 36 23 0 23-36 0-36z">
            <text:p/>
          </draw:path>
          <draw:path draw:style-name="gr8" draw:text-style-name="P7" draw:layer="layout" svg:width="0.032cm" svg:height="0.034cm" svg:x="20.452cm" svg:y="19.078cm" svg:viewBox="0 0 33 35" svg:d="M16 0c-21 0-21 35 0 35 23 0 23-35 0-35z">
            <text:p/>
          </draw:path>
          <draw:path draw:style-name="gr8" draw:text-style-name="P7" draw:layer="layout" svg:width="0.032cm" svg:height="0.034cm" svg:x="20.452cm" svg:y="19.58cm" svg:viewBox="0 0 33 35" svg:d="M16 0c-21 0-21 35 0 35 23 0 23-35 0-35z">
            <text:p/>
          </draw:path>
          <draw:path draw:style-name="gr8" draw:text-style-name="P7" draw:layer="layout" svg:width="0.032cm" svg:height="0.034cm" svg:x="20.452cm" svg:y="20.082cm" svg:viewBox="0 0 33 35" svg:d="M16 0c-21 0-21 35 0 35 23 0 23-35 0-35z">
            <text:p/>
          </draw:path>
          <draw:path draw:style-name="gr8" draw:text-style-name="P7" draw:layer="layout" svg:width="0.032cm" svg:height="0.034cm" svg:x="20.452cm" svg:y="20.584cm" svg:viewBox="0 0 33 35" svg:d="M16 0c-21 0-21 35 0 35 23 0 23-35 0-35z">
            <text:p/>
          </draw:path>
          <draw:path draw:style-name="gr8" draw:text-style-name="P7" draw:layer="layout" svg:width="0.034cm" svg:height="0.035cm" svg:x="20.95cm" svg:y="15.562cm" svg:viewBox="0 0 35 36" svg:d="M17 0c-23 0-23 36 0 36s23-36 0-36z">
            <text:p/>
          </draw:path>
          <draw:path draw:style-name="gr8" draw:text-style-name="P7" draw:layer="layout" svg:width="0.034cm" svg:height="0.034cm" svg:x="20.95cm" svg:y="16.065cm" svg:viewBox="0 0 35 35" svg:d="M17 0c-23 0-23 35 0 35s23-35 0-35z">
            <text:p/>
          </draw:path>
          <draw:path draw:style-name="gr8" draw:text-style-name="P7" draw:layer="layout" svg:width="0.034cm" svg:height="0.034cm" svg:x="20.95cm" svg:y="16.567cm" svg:viewBox="0 0 35 35" svg:d="M17 0c-23 0-23 35 0 35s23-35 0-35z">
            <text:p/>
          </draw:path>
          <draw:path draw:style-name="gr8" draw:text-style-name="P7" draw:layer="layout" svg:width="0.034cm" svg:height="0.034cm" svg:x="20.95cm" svg:y="17.069cm" svg:viewBox="0 0 35 35" svg:d="M17 0c-23 0-23 35 0 35s23-35 0-35z">
            <text:p/>
          </draw:path>
          <draw:path draw:style-name="gr8" draw:text-style-name="P7" draw:layer="layout" svg:width="0.034cm" svg:height="0.034cm" svg:x="20.95cm" svg:y="17.571cm" svg:viewBox="0 0 35 35" svg:d="M17 0c-23 0-23 35 0 35s23-35 0-35z">
            <text:p/>
          </draw:path>
          <draw:path draw:style-name="gr8" draw:text-style-name="P7" draw:layer="layout" svg:width="0.034cm" svg:height="0.034cm" svg:x="20.95cm" svg:y="18.073cm" svg:viewBox="0 0 35 35" svg:d="M17 0c-23 0-23 35 0 35s23-35 0-35z">
            <text:p/>
          </draw:path>
          <draw:path draw:style-name="gr8" draw:text-style-name="P7" draw:layer="layout" svg:width="0.034cm" svg:height="0.035cm" svg:x="20.95cm" svg:y="18.575cm" svg:viewBox="0 0 35 36" svg:d="M17 0c-23 0-23 36 0 36s23-36 0-36z">
            <text:p/>
          </draw:path>
          <draw:path draw:style-name="gr8" draw:text-style-name="P7" draw:layer="layout" svg:width="0.034cm" svg:height="0.034cm" svg:x="20.95cm" svg:y="19.078cm" svg:viewBox="0 0 35 35" svg:d="M17 0c-23 0-23 35 0 35s23-35 0-35z">
            <text:p/>
          </draw:path>
          <draw:path draw:style-name="gr8" draw:text-style-name="P7" draw:layer="layout" svg:width="0.034cm" svg:height="0.034cm" svg:x="20.95cm" svg:y="19.58cm" svg:viewBox="0 0 35 35" svg:d="M17 0c-23 0-23 35 0 35s23-35 0-35z">
            <text:p/>
          </draw:path>
          <draw:path draw:style-name="gr8" draw:text-style-name="P7" draw:layer="layout" svg:width="0.034cm" svg:height="0.034cm" svg:x="20.95cm" svg:y="20.082cm" svg:viewBox="0 0 35 35" svg:d="M17 0c-23 0-23 35 0 35s23-35 0-35z">
            <text:p/>
          </draw:path>
          <draw:path draw:style-name="gr8" draw:text-style-name="P7" draw:layer="layout" svg:width="0.034cm" svg:height="0.034cm" svg:x="20.95cm" svg:y="20.584cm" svg:viewBox="0 0 35 35" svg:d="M17 0c-23 0-23 35 0 35s23-35 0-35z">
            <text:p/>
          </draw:path>
          <draw:path draw:style-name="gr8" draw:text-style-name="P7" draw:layer="layout" svg:width="0.033cm" svg:height="0.035cm" svg:x="21.449cm" svg:y="15.562cm" svg:viewBox="0 0 34 36" svg:d="M17 0c-23 0-23 36 0 36 22 0 22-36 0-36z">
            <text:p/>
          </draw:path>
          <draw:path draw:style-name="gr8" draw:text-style-name="P7" draw:layer="layout" svg:width="0.033cm" svg:height="0.034cm" svg:x="21.449cm" svg:y="16.065cm" svg:viewBox="0 0 34 35" svg:d="M17 0c-23 0-23 35 0 35 22 0 22-35 0-35z">
            <text:p/>
          </draw:path>
          <draw:path draw:style-name="gr8" draw:text-style-name="P7" draw:layer="layout" svg:width="0.033cm" svg:height="0.034cm" svg:x="21.449cm" svg:y="16.567cm" svg:viewBox="0 0 34 35" svg:d="M17 0c-23 0-23 35 0 35 22 0 22-35 0-35z">
            <text:p/>
          </draw:path>
          <draw:path draw:style-name="gr8" draw:text-style-name="P7" draw:layer="layout" svg:width="0.033cm" svg:height="0.034cm" svg:x="21.449cm" svg:y="17.069cm" svg:viewBox="0 0 34 35" svg:d="M17 0c-23 0-23 35 0 35 22 0 22-35 0-35z">
            <text:p/>
          </draw:path>
          <draw:path draw:style-name="gr8" draw:text-style-name="P7" draw:layer="layout" svg:width="0.033cm" svg:height="0.034cm" svg:x="21.449cm" svg:y="17.571cm" svg:viewBox="0 0 34 35" svg:d="M17 0c-23 0-23 35 0 35 22 0 22-35 0-35z">
            <text:p/>
          </draw:path>
          <draw:path draw:style-name="gr8" draw:text-style-name="P7" draw:layer="layout" svg:width="0.033cm" svg:height="0.034cm" svg:x="21.449cm" svg:y="18.073cm" svg:viewBox="0 0 34 35" svg:d="M17 0c-23 0-23 35 0 35 22 0 22-35 0-35z">
            <text:p/>
          </draw:path>
          <draw:path draw:style-name="gr8" draw:text-style-name="P7" draw:layer="layout" svg:width="0.033cm" svg:height="0.035cm" svg:x="21.449cm" svg:y="18.575cm" svg:viewBox="0 0 34 36" svg:d="M17 0c-23 0-23 36 0 36 22 0 22-36 0-36z">
            <text:p/>
          </draw:path>
          <draw:path draw:style-name="gr8" draw:text-style-name="P7" draw:layer="layout" svg:width="0.033cm" svg:height="0.034cm" svg:x="21.449cm" svg:y="19.078cm" svg:viewBox="0 0 34 35" svg:d="M17 0c-23 0-23 35 0 35 22 0 22-35 0-35z">
            <text:p/>
          </draw:path>
          <draw:path draw:style-name="gr8" draw:text-style-name="P7" draw:layer="layout" svg:width="0.033cm" svg:height="0.034cm" svg:x="21.449cm" svg:y="19.58cm" svg:viewBox="0 0 34 35" svg:d="M17 0c-23 0-23 35 0 35 22 0 22-35 0-35z">
            <text:p/>
          </draw:path>
          <draw:path draw:style-name="gr8" draw:text-style-name="P7" draw:layer="layout" svg:width="0.033cm" svg:height="0.034cm" svg:x="21.449cm" svg:y="20.082cm" svg:viewBox="0 0 34 35" svg:d="M17 0c-23 0-23 35 0 35 22 0 22-35 0-35z">
            <text:p/>
          </draw:path>
          <draw:path draw:style-name="gr8" draw:text-style-name="P7" draw:layer="layout" svg:width="0.033cm" svg:height="0.034cm" svg:x="21.449cm" svg:y="20.584cm" svg:viewBox="0 0 34 35" svg:d="M17 0c-23 0-23 35 0 35 22 0 22-35 0-35z">
            <text:p/>
          </draw:path>
          <draw:path draw:style-name="gr8" draw:text-style-name="P7" draw:layer="layout" svg:width="0.033cm" svg:height="0.035cm" svg:x="21.948cm" svg:y="15.562cm" svg:viewBox="0 0 34 36" svg:d="M17 0c-23 0-23 36 0 36 22 0 22-36 0-36z">
            <text:p/>
          </draw:path>
          <draw:path draw:style-name="gr8" draw:text-style-name="P7" draw:layer="layout" svg:width="0.033cm" svg:height="0.034cm" svg:x="21.948cm" svg:y="16.065cm" svg:viewBox="0 0 34 35" svg:d="M17 0c-23 0-23 35 0 35 22 0 22-35 0-35z">
            <text:p/>
          </draw:path>
          <draw:path draw:style-name="gr8" draw:text-style-name="P7" draw:layer="layout" svg:width="0.033cm" svg:height="0.034cm" svg:x="21.948cm" svg:y="16.567cm" svg:viewBox="0 0 34 35" svg:d="M17 0c-23 0-23 35 0 35 22 0 22-35 0-35z">
            <text:p/>
          </draw:path>
          <draw:path draw:style-name="gr8" draw:text-style-name="P7" draw:layer="layout" svg:width="0.033cm" svg:height="0.034cm" svg:x="21.948cm" svg:y="17.069cm" svg:viewBox="0 0 34 35" svg:d="M17 0c-23 0-23 35 0 35 22 0 22-35 0-35z">
            <text:p/>
          </draw:path>
          <draw:path draw:style-name="gr8" draw:text-style-name="P7" draw:layer="layout" svg:width="0.033cm" svg:height="0.034cm" svg:x="21.948cm" svg:y="17.571cm" svg:viewBox="0 0 34 35" svg:d="M17 0c-23 0-23 35 0 35 22 0 22-35 0-35z">
            <text:p/>
          </draw:path>
          <draw:path draw:style-name="gr8" draw:text-style-name="P7" draw:layer="layout" svg:width="0.033cm" svg:height="0.034cm" svg:x="21.948cm" svg:y="18.073cm" svg:viewBox="0 0 34 35" svg:d="M17 0c-23 0-23 35 0 35 22 0 22-35 0-35z">
            <text:p/>
          </draw:path>
          <draw:path draw:style-name="gr8" draw:text-style-name="P7" draw:layer="layout" svg:width="0.033cm" svg:height="0.035cm" svg:x="21.948cm" svg:y="18.575cm" svg:viewBox="0 0 34 36" svg:d="M17 0c-23 0-23 36 0 36 22 0 22-36 0-36z">
            <text:p/>
          </draw:path>
          <draw:path draw:style-name="gr8" draw:text-style-name="P7" draw:layer="layout" svg:width="0.033cm" svg:height="0.034cm" svg:x="21.948cm" svg:y="19.078cm" svg:viewBox="0 0 34 35" svg:d="M17 0c-23 0-23 35 0 35 22 0 22-35 0-35z">
            <text:p/>
          </draw:path>
          <draw:path draw:style-name="gr8" draw:text-style-name="P7" draw:layer="layout" svg:width="0.033cm" svg:height="0.034cm" svg:x="21.948cm" svg:y="19.58cm" svg:viewBox="0 0 34 35" svg:d="M17 0c-23 0-23 35 0 35 22 0 22-35 0-35z">
            <text:p/>
          </draw:path>
          <draw:path draw:style-name="gr8" draw:text-style-name="P7" draw:layer="layout" svg:width="0.033cm" svg:height="0.034cm" svg:x="21.948cm" svg:y="20.082cm" svg:viewBox="0 0 34 35" svg:d="M17 0c-23 0-23 35 0 35 22 0 22-35 0-35z">
            <text:p/>
          </draw:path>
          <draw:path draw:style-name="gr8" draw:text-style-name="P7" draw:layer="layout" svg:width="0.033cm" svg:height="0.034cm" svg:x="21.948cm" svg:y="20.584cm" svg:viewBox="0 0 34 35" svg:d="M17 0c-23 0-23 35 0 35 22 0 22-35 0-35z">
            <text:p/>
          </draw:path>
          <draw:frame draw:style-name="gr7" draw:text-style-name="P8" draw:layer="layout" svg:width="1.316cm" svg:height="0.671cm" svg:x="14.426cm" svg:y="15.353cm">
            <draw:text-box>
              <text:p text:style-name="P2"><text:span text:style-name="T5">Notas</text:span></text:p>
            </draw:text-box>
          </draw:frame>
        </draw:g>
        <draw:g>
          <draw:frame draw:style-name="gr13" draw:text-style-name="P10" draw:layer="layout" svg:width="0.198cm" svg:height="0.268cm" svg:x="23.088cm" svg:y="16.712cm">
            <draw:text-box>
              <text:p text:style-name="P2"><text:span text:style-name="T6">L</text:span></text:p>
            </draw:text-box>
          </draw:frame>
          <draw:frame draw:style-name="gr13" draw:text-style-name="P10" draw:layer="layout" svg:width="0.198cm" svg:height="0.268cm" svg:x="23.571cm" svg:y="16.712cm">
            <draw:text-box>
              <text:p text:style-name="P2"><text:span text:style-name="T6">M</text:span></text:p>
            </draw:text-box>
          </draw:frame>
          <draw:frame draw:style-name="gr13" draw:text-style-name="P10" draw:layer="layout" svg:width="0.198cm" svg:height="0.268cm" svg:x="24.083cm" svg:y="16.712cm">
            <draw:text-box>
              <text:p text:style-name="P2"><text:span text:style-name="T6">M</text:span></text:p>
            </draw:text-box>
          </draw:frame>
          <draw:frame draw:style-name="gr13" draw:text-style-name="P10" draw:layer="layout" svg:width="0.198cm" svg:height="0.268cm" svg:x="24.631cm" svg:y="16.712cm">
            <draw:text-box>
              <text:p text:style-name="P2"><text:span text:style-name="T6">J</text:span></text:p>
            </draw:text-box>
          </draw:frame>
          <draw:frame draw:style-name="gr13" draw:text-style-name="P10" draw:layer="layout" svg:width="0.198cm" svg:height="0.268cm" svg:x="25.126cm" svg:y="16.712cm">
            <draw:text-box>
              <text:p text:style-name="P2"><text:span text:style-name="T6">V</text:span></text:p>
            </draw:text-box>
          </draw:frame>
          <draw:frame draw:style-name="gr13" draw:text-style-name="P10" draw:layer="layout" svg:width="0.198cm" svg:height="0.268cm" svg:x="25.647cm" svg:y="16.712cm">
            <draw:text-box>
              <text:p text:style-name="P2"><text:span text:style-name="T6">S</text:span></text:p>
            </draw:text-box>
          </draw:frame>
          <draw:frame draw:style-name="gr13" draw:text-style-name="P10" draw:layer="layout" svg:width="0.198cm" svg:height="0.268cm" svg:x="26.148cm" svg:y="16.712cm">
            <draw:text-box>
              <text:p text:style-name="P2"><text:span text:style-name="T6">D</text:span></text:p>
            </draw:text-box>
          </draw:frame>
          <draw:line draw:style-name="gr1" draw:text-style-name="P1" draw:layer="layout" svg:x1="22.862cm" svg:y1="17.057cm" svg:x2="26.33cm" svg:y2="17.057cm">
            <text:p/>
          </draw:line>
        </draw:g>
        <draw:frame draw:style-name="gr14" draw:text-style-name="P10" draw:layer="layout" svg:width="0.198cm" svg:height="0.26cm" svg:x="24.681cm" svg:y="18.027cm">
          <draw:text-box>
            <text:p text:style-name="P2"><text:span text:style-name="T6">6</text:span></text:p>
          </draw:text-box>
        </draw:frame>
        <draw:frame draw:style-name="gr14" draw:text-style-name="P10" draw:layer="layout" svg:width="0.198cm" svg:height="0.26cm" svg:x="25.169cm" svg:y="18.027cm">
          <draw:text-box>
            <text:p text:style-name="P2"><text:span text:style-name="T6">7</text:span></text:p>
          </draw:text-box>
        </draw:frame>
        <draw:frame draw:style-name="gr14" draw:text-style-name="P10" draw:layer="layout" svg:width="0.198cm" svg:height="0.26cm" svg:x="25.687cm" svg:y="18.027cm">
          <draw:text-box>
            <text:p text:style-name="P2"><text:span text:style-name="T6">8</text:span></text:p>
          </draw:text-box>
        </draw:frame>
        <draw:frame draw:style-name="gr14" draw:text-style-name="P10" draw:layer="layout" svg:width="0.198cm" svg:height="0.26cm" svg:x="26.199cm" svg:y="18.027cm">
          <draw:text-box>
            <text:p text:style-name="P2"><text:span text:style-name="T6">9</text:span></text:p>
          </draw:text-box>
        </draw:frame>
        <draw:frame draw:style-name="gr15" draw:text-style-name="P10" draw:layer="layout" svg:width="0.205cm" svg:height="0.26cm" svg:x="23.115cm" svg:y="18.613cm">
          <draw:text-box>
            <text:p text:style-name="P2"><text:span text:style-name="T6">10</text:span></text:p>
          </draw:text-box>
        </draw:frame>
        <draw:frame draw:style-name="gr14" draw:text-style-name="P10" draw:layer="layout" svg:width="0.198cm" svg:height="0.26cm" svg:x="23.629cm" svg:y="18.613cm">
          <draw:text-box>
            <text:p text:style-name="P2"><text:span text:style-name="T6">11</text:span></text:p>
          </draw:text-box>
        </draw:frame>
        <draw:frame draw:style-name="gr14" draw:text-style-name="P10" draw:layer="layout" svg:width="0.198cm" svg:height="0.26cm" svg:x="24.15cm" svg:y="18.613cm">
          <draw:text-box>
            <text:p text:style-name="P2"><text:span text:style-name="T6">12</text:span></text:p>
          </draw:text-box>
        </draw:frame>
        <draw:frame draw:style-name="gr14" draw:text-style-name="P10" draw:layer="layout" svg:width="0.198cm" svg:height="0.26cm" svg:x="24.656cm" svg:y="18.613cm">
          <draw:text-box>
            <text:p text:style-name="P2"><text:span text:style-name="T6">13</text:span></text:p>
          </draw:text-box>
        </draw:frame>
        <draw:frame draw:style-name="gr14" draw:text-style-name="P10" draw:layer="layout" svg:width="0.198cm" svg:height="0.26cm" svg:x="25.169cm" svg:y="18.613cm">
          <draw:text-box>
            <text:p text:style-name="P2"><text:span text:style-name="T6">14</text:span></text:p>
          </draw:text-box>
        </draw:frame>
        <draw:frame draw:style-name="gr16" draw:text-style-name="P10" draw:layer="layout" svg:width="0.257cm" svg:height="0.26cm" svg:x="25.647cm" svg:y="18.613cm">
          <draw:text-box>
            <text:p text:style-name="P2"><text:span text:style-name="T6">15</text:span></text:p>
          </draw:text-box>
        </draw:frame>
        <draw:frame draw:style-name="gr16" draw:text-style-name="P10" draw:layer="layout" svg:width="0.257cm" svg:height="0.26cm" svg:x="26.188cm" svg:y="18.613cm">
          <draw:text-box>
            <text:p text:style-name="P2"><text:span text:style-name="T6">16</text:span></text:p>
          </draw:text-box>
        </draw:frame>
        <draw:frame draw:style-name="gr16" draw:text-style-name="P10" draw:layer="layout" svg:width="0.257cm" svg:height="0.26cm" svg:x="23.082cm" svg:y="19.201cm">
          <draw:text-box>
            <text:p text:style-name="P2"><text:span text:style-name="T6">17</text:span></text:p>
          </draw:text-box>
        </draw:frame>
        <draw:frame draw:style-name="gr16" draw:text-style-name="P10" draw:layer="layout" svg:width="0.257cm" svg:height="0.26cm" svg:x="23.598cm" svg:y="19.201cm">
          <draw:text-box>
            <text:p text:style-name="P2"><text:span text:style-name="T6">18</text:span></text:p>
          </draw:text-box>
        </draw:frame>
        <draw:frame draw:style-name="gr16" draw:text-style-name="P10" draw:layer="layout" svg:width="0.257cm" svg:height="0.26cm" svg:x="24.112cm" svg:y="19.201cm">
          <draw:text-box>
            <text:p text:style-name="P2"><text:span text:style-name="T6">19</text:span></text:p>
          </draw:text-box>
        </draw:frame>
        <draw:frame draw:style-name="gr16" draw:text-style-name="P10" draw:layer="layout" svg:width="0.257cm" svg:height="0.26cm" svg:x="24.623cm" svg:y="19.201cm">
          <draw:text-box>
            <text:p text:style-name="P2"><text:span text:style-name="T6">20</text:span></text:p>
          </draw:text-box>
        </draw:frame>
        <draw:frame draw:style-name="gr16" draw:text-style-name="P10" draw:layer="layout" svg:width="0.257cm" svg:height="0.26cm" svg:x="25.135cm" svg:y="19.201cm">
          <draw:text-box>
            <text:p text:style-name="P2"><text:span text:style-name="T6">21</text:span></text:p>
          </draw:text-box>
        </draw:frame>
        <draw:frame draw:style-name="gr16" draw:text-style-name="P10" draw:layer="layout" svg:width="0.257cm" svg:height="0.26cm" svg:x="25.656cm" svg:y="19.201cm">
          <draw:text-box>
            <text:p text:style-name="P2"><text:span text:style-name="T6">22</text:span></text:p>
          </draw:text-box>
        </draw:frame>
        <draw:frame draw:style-name="gr16" draw:text-style-name="P10" draw:layer="layout" svg:width="0.257cm" svg:height="0.26cm" svg:x="26.163cm" svg:y="19.201cm">
          <draw:text-box>
            <text:p text:style-name="P2"><text:span text:style-name="T6">23</text:span></text:p>
          </draw:text-box>
        </draw:frame>
        <draw:frame draw:style-name="gr16" draw:text-style-name="P10" draw:layer="layout" svg:width="0.257cm" svg:height="0.26cm" svg:x="23.082cm" svg:y="19.789cm">
          <draw:text-box>
            <text:p text:style-name="P2"><text:span text:style-name="T6">24</text:span></text:p>
          </draw:text-box>
        </draw:frame>
        <draw:frame draw:style-name="gr16" draw:text-style-name="P10" draw:layer="layout" svg:width="0.257cm" svg:height="0.26cm" svg:x="23.568cm" svg:y="19.789cm">
          <draw:text-box>
            <text:p text:style-name="P2"><text:span text:style-name="T6">25</text:span></text:p>
          </draw:text-box>
        </draw:frame>
        <draw:frame draw:style-name="gr16" draw:text-style-name="P10" draw:layer="layout" svg:width="0.257cm" svg:height="0.26cm" svg:x="24.109cm" svg:y="19.789cm">
          <draw:text-box>
            <text:p text:style-name="P2"><text:span text:style-name="T6">26</text:span></text:p>
          </draw:text-box>
        </draw:frame>
        <draw:frame draw:style-name="gr16" draw:text-style-name="P10" draw:layer="layout" svg:width="0.257cm" svg:height="0.26cm" svg:x="24.597cm" svg:y="19.789cm">
          <draw:text-box>
            <text:p text:style-name="P2"><text:span text:style-name="T6">27</text:span></text:p>
          </draw:text-box>
        </draw:frame>
        <draw:frame draw:style-name="gr16" draw:text-style-name="P10" draw:layer="layout" svg:width="0.257cm" svg:height="0.26cm" svg:x="25.115cm" svg:y="19.789cm">
          <draw:text-box>
            <text:p text:style-name="P2"><text:span text:style-name="T6">28</text:span></text:p>
          </draw:text-box>
        </draw:frame>
        <draw:frame draw:style-name="gr16" draw:text-style-name="P10" draw:layer="layout" svg:width="0.257cm" svg:height="0.26cm" svg:x="25.627cm" svg:y="19.789cm">
          <draw:text-box>
            <text:p text:style-name="P2"><text:span text:style-name="T6">29</text:span></text:p>
          </draw:text-box>
        </draw:frame>
        <draw:frame draw:style-name="gr16" draw:text-style-name="P10" draw:layer="layout" svg:width="0.257cm" svg:height="0.26cm" svg:x="26.138cm" svg:y="19.789cm">
          <draw:text-box>
            <text:p text:style-name="P2"><text:span text:style-name="T6">30</text:span></text:p>
          </draw:text-box>
        </draw:frame>
        <draw:frame draw:style-name="gr16" draw:text-style-name="P10" draw:layer="layout" svg:width="0.257cm" svg:height="0.26cm" svg:x="23.057cm" svg:y="20.376cm">
          <draw:text-box>
            <text:p text:style-name="P2"><text:span text:style-name="T6">31</text:span></text:p>
          </draw:text-box>
        </draw:frame>
        <draw:frame draw:style-name="gr14" draw:text-style-name="P10" draw:layer="layout" svg:width="0.198cm" svg:height="0.26cm" svg:x="25.687cm" svg:y="17.44cm">
          <draw:text-box>
            <text:p text:style-name="P2"><text:span text:style-name="T6">1</text:span></text:p>
          </draw:text-box>
        </draw:frame>
        <draw:frame draw:style-name="gr14" draw:text-style-name="P10" draw:layer="layout" svg:width="0.198cm" svg:height="0.26cm" svg:x="26.199cm" svg:y="17.44cm">
          <draw:text-box>
            <text:p text:style-name="P2"><text:span text:style-name="T6">2</text:span></text:p>
          </draw:text-box>
        </draw:frame>
        <draw:frame draw:style-name="gr14" draw:text-style-name="P10" draw:layer="layout" svg:width="0.198cm" svg:height="0.26cm" svg:x="23.116cm" svg:y="18.03cm">
          <draw:text-box>
            <text:p text:style-name="P2"><text:span text:style-name="T6">3</text:span></text:p>
          </draw:text-box>
        </draw:frame>
        <draw:frame draw:style-name="gr14" draw:text-style-name="P10" draw:layer="layout" svg:width="0.198cm" svg:height="0.26cm" svg:x="23.63cm" svg:y="18.03cm">
          <draw:text-box>
            <text:p text:style-name="P2"><text:span text:style-name="T6">4</text:span></text:p>
          </draw:text-box>
        </draw:frame>
        <draw:frame draw:style-name="gr14" draw:text-style-name="P10" draw:layer="layout" svg:width="0.198cm" svg:height="0.26cm" svg:x="24.151cm" svg:y="18.03cm">
          <draw:text-box>
            <text:p text:style-name="P2"><text:span text:style-name="T6">5</text:span></text:p>
          </draw:text-box>
        </draw:frame>
        <draw:frame draw:style-name="gr47" draw:text-style-name="P17" draw:layer="layout" svg:width="2.479cm" svg:height="0.709cm" svg:x="1.511cm" svg:y="1.621cm">
          <draw:text-box>
            <text:p text:style-name="P2"><text:span text:style-name="T14">ENERO</text:span></text:p>
          </draw:text-box>
        </draw:frame>
        <draw:line draw:style-name="gr3" draw:text-style-name="P14" draw:layer="layout" svg:x1="4.079cm" svg:y1="1.282cm" svg:x2="6.949cm" svg:y2="1.282cm">
          <text:p/>
        </draw:line>
        <draw:line draw:style-name="gr3" draw:text-style-name="P14" draw:layer="layout" svg:x1="4.087cm" svg:y1="2.67cm" svg:x2="4.087cm" svg:y2="1.291cm">
          <text:p/>
        </draw:line>
        <draw:line draw:style-name="gr3" draw:text-style-name="P14" draw:layer="layout" svg:x1="6.949cm" svg:y1="1.282cm" svg:x2="9.81cm" svg:y2="1.282cm">
          <text:p/>
        </draw:line>
        <draw:line draw:style-name="gr3" draw:text-style-name="P14" draw:layer="layout" svg:x1="6.949cm" svg:y1="2.67cm" svg:x2="6.949cm" svg:y2="1.291cm">
          <text:p/>
        </draw:line>
        <draw:line draw:style-name="gr3" draw:text-style-name="P14" draw:layer="layout" svg:x1="9.81cm" svg:y1="1.282cm" svg:x2="12.679cm" svg:y2="1.282cm">
          <text:p/>
        </draw:line>
        <draw:line draw:style-name="gr3" draw:text-style-name="P14" draw:layer="layout" svg:x1="9.81cm" svg:y1="2.67cm" svg:x2="9.81cm" svg:y2="1.291cm">
          <text:p/>
        </draw:line>
        <draw:line draw:style-name="gr3" draw:text-style-name="P14" draw:layer="layout" svg:x1="12.671cm" svg:y1="2.67cm" svg:x2="12.671cm" svg:y2="1.291cm">
          <text:p/>
        </draw:line>
        <draw:line draw:style-name="gr3" draw:text-style-name="P14" draw:layer="layout" svg:x1="4.079cm" svg:y1="2.68cm" svg:x2="6.949cm" svg:y2="2.68cm">
          <text:p/>
        </draw:line>
        <draw:line draw:style-name="gr3" draw:text-style-name="P14" draw:layer="layout" svg:x1="4.087cm" svg:y1="5.489cm" svg:x2="4.087cm" svg:y2="2.686cm">
          <text:p/>
        </draw:line>
        <draw:line draw:style-name="gr3" draw:text-style-name="P14" draw:layer="layout" svg:x1="6.949cm" svg:y1="2.68cm" svg:x2="9.81cm" svg:y2="2.68cm">
          <text:p/>
        </draw:line>
        <draw:line draw:style-name="gr3" draw:text-style-name="P14" draw:layer="layout" svg:x1="6.949cm" svg:y1="5.489cm" svg:x2="6.949cm" svg:y2="2.686cm">
          <text:p/>
        </draw:line>
        <draw:line draw:style-name="gr3" draw:text-style-name="P14" draw:layer="layout" svg:x1="9.81cm" svg:y1="2.68cm" svg:x2="12.679cm" svg:y2="2.68cm">
          <text:p/>
        </draw:line>
        <draw:line draw:style-name="gr3" draw:text-style-name="P14" draw:layer="layout" svg:x1="9.81cm" svg:y1="5.489cm" svg:x2="9.81cm" svg:y2="2.686cm">
          <text:p/>
        </draw:line>
        <draw:line draw:style-name="gr3" draw:text-style-name="P14" draw:layer="layout" svg:x1="12.671cm" svg:y1="5.489cm" svg:x2="12.671cm" svg:y2="2.686cm">
          <text:p/>
        </draw:line>
        <draw:line draw:style-name="gr3" draw:text-style-name="P14" draw:layer="layout" svg:x1="4.079cm" svg:y1="5.497cm" svg:x2="6.949cm" svg:y2="5.497cm">
          <text:p/>
        </draw:line>
        <draw:line draw:style-name="gr3" draw:text-style-name="P14" draw:layer="layout" svg:x1="4.087cm" svg:y1="8.307cm" svg:x2="4.087cm" svg:y2="5.504cm">
          <text:p/>
        </draw:line>
        <draw:line draw:style-name="gr3" draw:text-style-name="P14" draw:layer="layout" svg:x1="6.949cm" svg:y1="5.497cm" svg:x2="9.81cm" svg:y2="5.497cm">
          <text:p/>
        </draw:line>
        <draw:line draw:style-name="gr3" draw:text-style-name="P14" draw:layer="layout" svg:x1="6.949cm" svg:y1="8.307cm" svg:x2="6.949cm" svg:y2="5.504cm">
          <text:p/>
        </draw:line>
        <draw:line draw:style-name="gr3" draw:text-style-name="P14" draw:layer="layout" svg:x1="9.81cm" svg:y1="5.497cm" svg:x2="12.679cm" svg:y2="5.497cm">
          <text:p/>
        </draw:line>
        <draw:line draw:style-name="gr3" draw:text-style-name="P14" draw:layer="layout" svg:x1="9.81cm" svg:y1="8.307cm" svg:x2="9.81cm" svg:y2="5.504cm">
          <text:p/>
        </draw:line>
        <draw:line draw:style-name="gr3" draw:text-style-name="P14" draw:layer="layout" svg:x1="12.671cm" svg:y1="8.307cm" svg:x2="12.671cm" svg:y2="5.504cm">
          <text:p/>
        </draw:line>
        <draw:line draw:style-name="gr3" draw:text-style-name="P14" draw:layer="layout" svg:x1="4.079cm" svg:y1="8.314cm" svg:x2="6.949cm" svg:y2="8.314cm">
          <text:p/>
        </draw:line>
        <draw:line draw:style-name="gr3" draw:text-style-name="P14" draw:layer="layout" svg:x1="4.087cm" svg:y1="11.125cm" svg:x2="4.087cm" svg:y2="8.322cm">
          <text:p/>
        </draw:line>
        <draw:line draw:style-name="gr3" draw:text-style-name="P14" draw:layer="layout" svg:x1="6.949cm" svg:y1="8.314cm" svg:x2="9.81cm" svg:y2="8.314cm">
          <text:p/>
        </draw:line>
        <draw:line draw:style-name="gr3" draw:text-style-name="P14" draw:layer="layout" svg:x1="6.949cm" svg:y1="11.125cm" svg:x2="6.949cm" svg:y2="8.322cm">
          <text:p/>
        </draw:line>
        <draw:line draw:style-name="gr3" draw:text-style-name="P14" draw:layer="layout" svg:x1="9.81cm" svg:y1="8.314cm" svg:x2="12.679cm" svg:y2="8.314cm">
          <text:p/>
        </draw:line>
        <draw:line draw:style-name="gr3" draw:text-style-name="P14" draw:layer="layout" svg:x1="9.81cm" svg:y1="11.125cm" svg:x2="9.81cm" svg:y2="8.322cm">
          <text:p/>
        </draw:line>
        <draw:line draw:style-name="gr3" draw:text-style-name="P14" draw:layer="layout" svg:x1="12.671cm" svg:y1="11.125cm" svg:x2="12.671cm" svg:y2="8.322cm">
          <text:p/>
        </draw:line>
        <draw:line draw:style-name="gr3" draw:text-style-name="P14" draw:layer="layout" svg:x1="4.079cm" svg:y1="11.131cm" svg:x2="6.949cm" svg:y2="11.131cm">
          <text:p/>
        </draw:line>
        <draw:line draw:style-name="gr3" draw:text-style-name="P14" draw:layer="layout" svg:x1="4.087cm" svg:y1="13.941cm" svg:x2="4.087cm" svg:y2="11.138cm">
          <text:p/>
        </draw:line>
        <draw:line draw:style-name="gr3" draw:text-style-name="P14" draw:layer="layout" svg:x1="6.949cm" svg:y1="11.131cm" svg:x2="9.81cm" svg:y2="11.131cm">
          <text:p/>
        </draw:line>
        <draw:line draw:style-name="gr3" draw:text-style-name="P14" draw:layer="layout" svg:x1="6.949cm" svg:y1="13.941cm" svg:x2="6.949cm" svg:y2="11.138cm">
          <text:p/>
        </draw:line>
        <draw:line draw:style-name="gr3" draw:text-style-name="P14" draw:layer="layout" svg:x1="9.81cm" svg:y1="11.131cm" svg:x2="12.679cm" svg:y2="11.131cm">
          <text:p/>
        </draw:line>
        <draw:line draw:style-name="gr3" draw:text-style-name="P14" draw:layer="layout" svg:x1="9.81cm" svg:y1="13.941cm" svg:x2="9.81cm" svg:y2="11.138cm">
          <text:p/>
        </draw:line>
        <draw:line draw:style-name="gr3" draw:text-style-name="P14" draw:layer="layout" svg:x1="12.671cm" svg:y1="13.941cm" svg:x2="12.671cm" svg:y2="11.138cm">
          <text:p/>
        </draw:line>
        <draw:line draw:style-name="gr3" draw:text-style-name="P14" draw:layer="layout" svg:x1="4.079cm" svg:y1="13.949cm" svg:x2="6.949cm" svg:y2="13.949cm">
          <text:p/>
        </draw:line>
        <draw:line draw:style-name="gr3" draw:text-style-name="P14" draw:layer="layout" svg:x1="4.087cm" svg:y1="16.758cm" svg:x2="4.087cm" svg:y2="13.955cm">
          <text:p/>
        </draw:line>
        <draw:line draw:style-name="gr3" draw:text-style-name="P14" draw:layer="layout" svg:x1="6.949cm" svg:y1="13.949cm" svg:x2="9.81cm" svg:y2="13.949cm">
          <text:p/>
        </draw:line>
        <draw:line draw:style-name="gr3" draw:text-style-name="P14" draw:layer="layout" svg:x1="6.949cm" svg:y1="16.758cm" svg:x2="6.949cm" svg:y2="13.955cm">
          <text:p/>
        </draw:line>
        <draw:line draw:style-name="gr3" draw:text-style-name="P14" draw:layer="layout" svg:x1="9.81cm" svg:y1="13.949cm" svg:x2="12.679cm" svg:y2="13.949cm">
          <text:p/>
        </draw:line>
        <draw:line draw:style-name="gr3" draw:text-style-name="P14" draw:layer="layout" svg:x1="9.81cm" svg:y1="16.758cm" svg:x2="9.81cm" svg:y2="13.955cm">
          <text:p/>
        </draw:line>
        <draw:line draw:style-name="gr3" draw:text-style-name="P14" draw:layer="layout" svg:x1="12.671cm" svg:y1="16.758cm" svg:x2="12.671cm" svg:y2="13.955cm">
          <text:p/>
        </draw:line>
        <draw:line draw:style-name="gr3" draw:text-style-name="P14" draw:layer="layout" svg:x1="4.079cm" svg:y1="16.766cm" svg:x2="12.679cm" svg:y2="16.766cm">
          <text:p/>
        </draw:line>
        <draw:frame draw:style-name="gr48" draw:text-style-name="P15" draw:layer="layout" svg:width="1.316cm" svg:height="0.533cm" svg:x="4.923cm" svg:y="1.748cm">
          <draw:text-box>
            <text:p text:style-name="P2"><text:span text:style-name="T12">Lunes</text:span></text:p>
          </draw:text-box>
        </draw:frame>
        <draw:frame draw:style-name="gr49" draw:text-style-name="P15" draw:layer="layout" svg:width="1.635cm" svg:height="0.533cm" svg:x="7.636cm" svg:y="1.748cm">
          <draw:text-box>
            <text:p text:style-name="P2"><text:span text:style-name="T12">Martes</text:span></text:p>
          </draw:text-box>
        </draw:frame>
        <draw:frame draw:style-name="gr50" draw:text-style-name="P18" draw:layer="layout" svg:width="2.304cm" svg:height="0.533cm" svg:x="10.197cm" svg:y="1.748cm">
          <draw:text-box>
            <text:p text:style-name="P2"><text:span text:style-name="T15">Miércoles</text:span></text:p>
          </draw:text-box>
        </draw:frame>
        <draw:line draw:style-name="gr3" draw:text-style-name="P19" draw:layer="layout" svg:x1="0.701cm" svg:y1="2.678cm" svg:x2="4.087cm" svg:y2="2.678cm">
          <text:p/>
        </draw:line>
        <draw:line draw:style-name="gr3" draw:text-style-name="P19" draw:layer="layout" svg:x1="0.701cm" svg:y1="5.496cm" svg:x2="4.087cm" svg:y2="5.496cm">
          <text:p/>
        </draw:line>
        <draw:line draw:style-name="gr3" draw:text-style-name="P19" draw:layer="layout" svg:x1="0.701cm" svg:y1="8.314cm" svg:x2="4.087cm" svg:y2="8.314cm">
          <text:p/>
        </draw:line>
        <draw:line draw:style-name="gr3" draw:text-style-name="P19" draw:layer="layout" svg:x1="0.701cm" svg:y1="11.131cm" svg:x2="4.087cm" svg:y2="11.131cm">
          <text:p/>
        </draw:line>
        <draw:line draw:style-name="gr3" draw:text-style-name="P19" draw:layer="layout" svg:x1="0.701cm" svg:y1="13.948cm" svg:x2="4.087cm" svg:y2="13.948cm">
          <text:p/>
        </draw:line>
        <draw:line draw:style-name="gr1" draw:text-style-name="P14" draw:layer="layout" svg:x1="0.701cm" svg:y1="3.15cm" svg:x2="4.08cm" svg:y2="3.15cm">
          <text:p/>
        </draw:line>
        <draw:line draw:style-name="gr1" draw:text-style-name="P14" draw:layer="layout" svg:x1="0.701cm" svg:y1="3.551cm" svg:x2="4.08cm" svg:y2="3.551cm">
          <text:p/>
        </draw:line>
        <draw:line draw:style-name="gr1" draw:text-style-name="P14" draw:layer="layout" svg:x1="0.701cm" svg:y1="3.953cm" svg:x2="4.08cm" svg:y2="3.953cm">
          <text:p/>
        </draw:line>
        <draw:line draw:style-name="gr1" draw:text-style-name="P14" draw:layer="layout" svg:x1="0.701cm" svg:y1="4.353cm" svg:x2="4.08cm" svg:y2="4.353cm">
          <text:p/>
        </draw:line>
        <draw:line draw:style-name="gr1" draw:text-style-name="P14" draw:layer="layout" svg:x1="0.701cm" svg:y1="4.754cm" svg:x2="4.08cm" svg:y2="4.754cm">
          <text:p/>
        </draw:line>
        <draw:line draw:style-name="gr1" draw:text-style-name="P14" draw:layer="layout" svg:x1="0.701cm" svg:y1="5.155cm" svg:x2="4.08cm" svg:y2="5.155cm">
          <text:p/>
        </draw:line>
        <draw:line draw:style-name="gr1" draw:text-style-name="P14" draw:layer="layout" svg:x1="0.701cm" svg:y1="5.957cm" svg:x2="4.08cm" svg:y2="5.957cm">
          <text:p/>
        </draw:line>
        <draw:line draw:style-name="gr1" draw:text-style-name="P14" draw:layer="layout" svg:x1="0.701cm" svg:y1="6.358cm" svg:x2="4.08cm" svg:y2="6.358cm">
          <text:p/>
        </draw:line>
        <draw:line draw:style-name="gr1" draw:text-style-name="P14" draw:layer="layout" svg:x1="0.701cm" svg:y1="6.758cm" svg:x2="4.08cm" svg:y2="6.758cm">
          <text:p/>
        </draw:line>
        <draw:line draw:style-name="gr1" draw:text-style-name="P14" draw:layer="layout" svg:x1="0.701cm" svg:y1="7.16cm" svg:x2="4.08cm" svg:y2="7.16cm">
          <text:p/>
        </draw:line>
        <draw:line draw:style-name="gr1" draw:text-style-name="P14" draw:layer="layout" svg:x1="0.701cm" svg:y1="7.561cm" svg:x2="4.08cm" svg:y2="7.561cm">
          <text:p/>
        </draw:line>
        <draw:line draw:style-name="gr1" draw:text-style-name="P14" draw:layer="layout" svg:x1="0.701cm" svg:y1="7.962cm" svg:x2="4.08cm" svg:y2="7.962cm">
          <text:p/>
        </draw:line>
        <draw:line draw:style-name="gr1" draw:text-style-name="P14" draw:layer="layout" svg:x1="0.701cm" svg:y1="8.763cm" svg:x2="4.08cm" svg:y2="8.763cm">
          <text:p/>
        </draw:line>
        <draw:line draw:style-name="gr1" draw:text-style-name="P14" draw:layer="layout" svg:x1="0.701cm" svg:y1="9.165cm" svg:x2="4.08cm" svg:y2="9.165cm">
          <text:p/>
        </draw:line>
        <draw:line draw:style-name="gr1" draw:text-style-name="P14" draw:layer="layout" svg:x1="0.701cm" svg:y1="9.566cm" svg:x2="4.08cm" svg:y2="9.566cm">
          <text:p/>
        </draw:line>
        <draw:line draw:style-name="gr1" draw:text-style-name="P14" draw:layer="layout" svg:x1="0.701cm" svg:y1="9.967cm" svg:x2="4.08cm" svg:y2="9.967cm">
          <text:p/>
        </draw:line>
        <draw:line draw:style-name="gr1" draw:text-style-name="P14" draw:layer="layout" svg:x1="0.701cm" svg:y1="10.367cm" svg:x2="4.08cm" svg:y2="10.367cm">
          <text:p/>
        </draw:line>
        <draw:line draw:style-name="gr1" draw:text-style-name="P14" draw:layer="layout" svg:x1="0.701cm" svg:y1="10.769cm" svg:x2="4.08cm" svg:y2="10.769cm">
          <text:p/>
        </draw:line>
        <draw:line draw:style-name="gr1" draw:text-style-name="P14" draw:layer="layout" svg:x1="0.701cm" svg:y1="11.57cm" svg:x2="4.08cm" svg:y2="11.57cm">
          <text:p/>
        </draw:line>
        <draw:line draw:style-name="gr1" draw:text-style-name="P14" draw:layer="layout" svg:x1="0.701cm" svg:y1="11.97cm" svg:x2="4.08cm" svg:y2="11.97cm">
          <text:p/>
        </draw:line>
        <draw:line draw:style-name="gr1" draw:text-style-name="P14" draw:layer="layout" svg:x1="0.701cm" svg:y1="12.372cm" svg:x2="4.08cm" svg:y2="12.372cm">
          <text:p/>
        </draw:line>
        <draw:line draw:style-name="gr1" draw:text-style-name="P14" draw:layer="layout" svg:x1="0.701cm" svg:y1="12.772cm" svg:x2="4.08cm" svg:y2="12.772cm">
          <text:p/>
        </draw:line>
        <draw:line draw:style-name="gr1" draw:text-style-name="P14" draw:layer="layout" svg:x1="0.701cm" svg:y1="13.173cm" svg:x2="4.08cm" svg:y2="13.173cm">
          <text:p/>
        </draw:line>
        <draw:line draw:style-name="gr1" draw:text-style-name="P14" draw:layer="layout" svg:x1="0.701cm" svg:y1="13.574cm" svg:x2="4.08cm" svg:y2="13.574cm">
          <text:p/>
        </draw:line>
        <draw:frame draw:style-name="gr51" draw:text-style-name="P20" draw:layer="layout" svg:width="2.699cm" svg:height="0.475cm" svg:x="1.101cm" svg:y="2.67cm">
          <draw:text-box>
            <text:p text:style-name="P2"><text:span text:style-name="T16">Semana 53 2021</text:span></text:p>
          </draw:text-box>
        </draw:frame>
        <draw:frame draw:style-name="gr52" draw:text-style-name="P21" draw:layer="layout" svg:width="2.26cm" svg:height="0.475cm" svg:x="1.501cm" svg:y="5.488cm">
          <draw:text-box>
            <text:p text:style-name="P2"><text:span text:style-name="T17">Semana 1</text:span></text:p>
          </draw:text-box>
        </draw:frame>
        <draw:frame draw:style-name="gr52" draw:text-style-name="P21" draw:layer="layout" svg:width="2.26cm" svg:height="0.475cm" svg:x="1.501cm" svg:y="8.305cm">
          <draw:text-box>
            <text:p text:style-name="P2"><text:span text:style-name="T17">Semana 2</text:span></text:p>
          </draw:text-box>
        </draw:frame>
        <draw:frame draw:style-name="gr52" draw:text-style-name="P21" draw:layer="layout" svg:width="2.26cm" svg:height="0.475cm" svg:x="1.501cm" svg:y="11.123cm">
          <draw:text-box>
            <text:p text:style-name="P2"><text:span text:style-name="T17">Semana 30</text:span></text:p>
          </draw:text-box>
        </draw:frame>
        <draw:frame draw:style-name="gr44" draw:text-style-name="P16" draw:layer="layout" svg:width="0.364cm" svg:height="0.475cm" svg:x="4.221cm" svg:y="5.569cm">
          <draw:text-box>
            <text:p text:style-name="P2"><text:span text:style-name="T13">3</text:span></text:p>
          </draw:text-box>
        </draw:frame>
        <draw:frame draw:style-name="gr44" draw:text-style-name="P16" draw:layer="layout" svg:width="0.364cm" svg:height="0.475cm" svg:x="7.082cm" svg:y="5.569cm">
          <draw:text-box>
            <text:p text:style-name="P2"><text:span text:style-name="T13">4</text:span></text:p>
          </draw:text-box>
        </draw:frame>
        <draw:frame draw:style-name="gr45" draw:text-style-name="P16" draw:layer="layout" svg:width="0.37cm" svg:height="0.475cm" svg:x="9.942cm" svg:y="5.569cm">
          <draw:text-box>
            <text:p text:style-name="P2"><text:span text:style-name="T13">5</text:span></text:p>
          </draw:text-box>
        </draw:frame>
        <draw:frame draw:style-name="gr46" draw:text-style-name="P16" draw:layer="layout" svg:width="0.472cm" svg:height="0.475cm" svg:x="4.221cm" svg:y="8.386cm">
          <draw:text-box>
            <text:p text:style-name="P2"><text:span text:style-name="T13">10</text:span></text:p>
          </draw:text-box>
        </draw:frame>
        <draw:frame draw:style-name="gr46" draw:text-style-name="P16" draw:layer="layout" svg:width="0.472cm" svg:height="0.475cm" svg:x="7.082cm" svg:y="8.386cm">
          <draw:text-box>
            <text:p text:style-name="P2"><text:span text:style-name="T13">11</text:span></text:p>
          </draw:text-box>
        </draw:frame>
        <draw:frame draw:style-name="gr46" draw:text-style-name="P16" draw:layer="layout" svg:width="0.472cm" svg:height="0.475cm" svg:x="9.942cm" svg:y="8.386cm">
          <draw:text-box>
            <text:p text:style-name="P2"><text:span text:style-name="T13">12</text:span></text:p>
          </draw:text-box>
        </draw:frame>
        <draw:frame draw:style-name="gr46" draw:text-style-name="P16" draw:layer="layout" svg:width="0.472cm" svg:height="0.475cm" svg:x="4.221cm" svg:y="11.203cm">
          <draw:text-box>
            <text:p text:style-name="P2"><text:span text:style-name="T13">17</text:span></text:p>
          </draw:text-box>
        </draw:frame>
        <draw:frame draw:style-name="gr46" draw:text-style-name="P16" draw:layer="layout" svg:width="0.472cm" svg:height="0.475cm" svg:x="7.082cm" svg:y="11.203cm">
          <draw:text-box>
            <text:p text:style-name="P2"><text:span text:style-name="T13">18</text:span></text:p>
          </draw:text-box>
        </draw:frame>
        <draw:frame draw:style-name="gr46" draw:text-style-name="P16" draw:layer="layout" svg:width="0.472cm" svg:height="0.475cm" svg:x="9.942cm" svg:y="11.203cm">
          <draw:text-box>
            <text:p text:style-name="P2"><text:span text:style-name="T13">19</text:span></text:p>
          </draw:text-box>
        </draw:frame>
        <draw:frame draw:style-name="gr46" draw:text-style-name="P16" draw:layer="layout" svg:width="0.472cm" svg:height="0.475cm" svg:x="4.221cm" svg:y="13.991cm">
          <draw:text-box>
            <text:p text:style-name="P2"><text:span text:style-name="T13">24</text:span></text:p>
          </draw:text-box>
        </draw:frame>
        <draw:frame draw:style-name="gr46" draw:text-style-name="P16" draw:layer="layout" svg:width="0.472cm" svg:height="0.475cm" svg:x="7.231cm" svg:y="13.991cm">
          <draw:text-box>
            <text:p text:style-name="P2"><text:span text:style-name="T13">25</text:span></text:p>
          </draw:text-box>
        </draw:frame>
        <draw:frame draw:style-name="gr46" draw:text-style-name="P16" draw:layer="layout" svg:width="0.472cm" svg:height="0.475cm" svg:x="9.941cm" svg:y="13.991cm">
          <draw:text-box>
            <text:p text:style-name="P2"><text:span text:style-name="T13">26</text:span></text:p>
          </draw:text-box>
        </draw:frame>
        <draw:line draw:style-name="gr3" draw:text-style-name="P14" draw:layer="layout" svg:x1="4.087cm" svg:y1="19.576cm" svg:x2="4.087cm" svg:y2="16.773cm">
          <text:p/>
        </draw:line>
        <draw:line draw:style-name="gr3" draw:text-style-name="P14" draw:layer="layout" svg:x1="6.949cm" svg:y1="19.576cm" svg:x2="6.949cm" svg:y2="16.773cm">
          <text:p/>
        </draw:line>
        <draw:line draw:style-name="gr3" draw:text-style-name="P14" draw:layer="layout" svg:x1="9.81cm" svg:y1="19.576cm" svg:x2="9.81cm" svg:y2="16.773cm">
          <text:p/>
        </draw:line>
        <draw:line draw:style-name="gr3" draw:text-style-name="P14" draw:layer="layout" svg:x1="12.671cm" svg:y1="19.576cm" svg:x2="12.671cm" svg:y2="16.773cm">
          <text:p/>
        </draw:line>
        <draw:line draw:style-name="gr3" draw:text-style-name="P14" draw:layer="layout" svg:x1="4.079cm" svg:y1="19.584cm" svg:x2="12.679cm" svg:y2="19.584cm">
          <text:p/>
        </draw:line>
        <draw:frame draw:style-name="gr46" draw:text-style-name="P16" draw:layer="layout" svg:width="0.472cm" svg:height="0.475cm" svg:x="4.221cm" svg:y="16.809cm">
          <draw:text-box>
            <text:p text:style-name="P2"><text:span text:style-name="T13">31</text:span></text:p>
          </draw:text-box>
        </draw:frame>
        <draw:line draw:style-name="gr3" draw:text-style-name="P19" draw:layer="layout" svg:x1="0.704cm" svg:y1="16.766cm" svg:x2="4.09cm" svg:y2="16.766cm">
          <text:p/>
        </draw:line>
        <draw:line draw:style-name="gr1" draw:text-style-name="P14" draw:layer="layout" svg:x1="0.701cm" svg:y1="14.395cm" svg:x2="4.08cm" svg:y2="14.395cm">
          <text:p/>
        </draw:line>
        <draw:line draw:style-name="gr1" draw:text-style-name="P14" draw:layer="layout" svg:x1="0.701cm" svg:y1="14.795cm" svg:x2="4.08cm" svg:y2="14.795cm">
          <text:p/>
        </draw:line>
        <draw:line draw:style-name="gr1" draw:text-style-name="P14" draw:layer="layout" svg:x1="0.701cm" svg:y1="15.197cm" svg:x2="4.08cm" svg:y2="15.197cm">
          <text:p/>
        </draw:line>
        <draw:line draw:style-name="gr1" draw:text-style-name="P14" draw:layer="layout" svg:x1="0.701cm" svg:y1="15.597cm" svg:x2="4.08cm" svg:y2="15.597cm">
          <text:p/>
        </draw:line>
        <draw:line draw:style-name="gr1" draw:text-style-name="P14" draw:layer="layout" svg:x1="0.701cm" svg:y1="15.998cm" svg:x2="4.08cm" svg:y2="15.998cm">
          <text:p/>
        </draw:line>
        <draw:line draw:style-name="gr1" draw:text-style-name="P14" draw:layer="layout" svg:x1="0.701cm" svg:y1="16.399cm" svg:x2="4.08cm" svg:y2="16.399cm">
          <text:p/>
        </draw:line>
        <draw:frame draw:style-name="gr52" draw:text-style-name="P21" draw:layer="layout" svg:width="2.26cm" svg:height="0.475cm" svg:x="1.501cm" svg:y="13.948cm">
          <draw:text-box>
            <text:p text:style-name="P2"><text:span text:style-name="T17">Semana 21</text:span></text:p>
          </draw:text-box>
        </draw:frame>
        <draw:line draw:style-name="gr1" draw:text-style-name="P14" draw:layer="layout" svg:x1="0.701cm" svg:y1="17.206cm" svg:x2="4.08cm" svg:y2="17.206cm">
          <text:p/>
        </draw:line>
        <draw:line draw:style-name="gr1" draw:text-style-name="P14" draw:layer="layout" svg:x1="0.701cm" svg:y1="17.606cm" svg:x2="4.08cm" svg:y2="17.606cm">
          <text:p/>
        </draw:line>
        <draw:line draw:style-name="gr1" draw:text-style-name="P14" draw:layer="layout" svg:x1="0.701cm" svg:y1="18.008cm" svg:x2="4.08cm" svg:y2="18.008cm">
          <text:p/>
        </draw:line>
        <draw:line draw:style-name="gr1" draw:text-style-name="P14" draw:layer="layout" svg:x1="0.701cm" svg:y1="18.408cm" svg:x2="4.08cm" svg:y2="18.408cm">
          <text:p/>
        </draw:line>
        <draw:line draw:style-name="gr1" draw:text-style-name="P14" draw:layer="layout" svg:x1="0.701cm" svg:y1="18.809cm" svg:x2="4.08cm" svg:y2="18.809cm">
          <text:p/>
        </draw:line>
        <draw:line draw:style-name="gr1" draw:text-style-name="P14" draw:layer="layout" svg:x1="0.701cm" svg:y1="19.21cm" svg:x2="4.08cm" svg:y2="19.21cm">
          <text:p/>
        </draw:line>
        <draw:frame draw:style-name="gr52" draw:text-style-name="P21" draw:layer="layout" svg:width="2.26cm" svg:height="0.475cm" svg:x="1.501cm" svg:y="16.759cm">
          <draw:text-box>
            <text:p text:style-name="P2"><text:span text:style-name="T17">Semana 22</text:span></text:p>
          </draw:text-box>
        </draw:frame>
        <draw:frame draw:style-name="gr17" draw:text-style-name="P11" draw:layer="layout" svg:width="1.266cm" svg:height="0.538cm" svg:x="25.5cm" svg:y="0.7cm">
          <draw:text-box>
            <text:p text:style-name="P2"><text:span text:style-name="T7">2022</text:span></text:p>
          </draw:text-box>
        </draw:frame>
      </draw:page>
      <draw:page draw:name="page6" draw:style-name="dp1" draw:master-page-name="master-page3">
        <draw:custom-shape draw:style-name="gr53" draw:text-style-name="P22" draw:layer="layout" svg:width="0.522cm" svg:height="0.519cm" svg:x="15.38cm" svg:y="1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0.522cm" svg:height="0.519cm" svg:x="25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0.522cm" svg:height="0.519cm" svg:x="15.39cm" svg:y="5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9" draw:text-style-name="P12" draw:layer="layout" svg:width="13.252cm" svg:height="11.258cm" svg:x="0.7cm" svg:y="2.658cm" svg:viewBox="0 0 13253 11259" svg:d="M0 0h13253M0 865h13253M0 1732h13253M0 2597h13253M0 3464h13253M0 4331h13253M0 5196h13253M0 6062h13253M0 6928h13253M0 7794h13253M0 8661h13253M0 9526h13253M0 10392h13253M0 11259h13253">
            <text:p/>
          </draw:path>
          <draw:path draw:style-name="gr31" draw:text-style-name="P23" draw:layer="layout" svg:width="13.254cm" svg:height="13.535cm" svg:x="0.7cm" svg:y="1.261cm" svg:viewBox="0 0 13255 13536" svg:d="M0 0h13251M5 699h13250M0 13536h13251">
            <text:p/>
          </draw:path>
        </draw:g>
        <draw:frame draw:style-name="gr10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path draw:style-name="gr30" draw:text-style-name="P13" draw:layer="layout" svg:width="0.357cm" svg:height="11.561cm" svg:x="1cm" svg:y="2.119cm" svg:viewBox="0 0 358 11562" svg:d="M86 219c42 0 76-22 76-58 0-28-24-47-51-55 25-7 48-23 48-51 0-38-38-55-73-55s-73 17-73 55c0 28 23 44 47 51-26 8-50 27-50 55 0 37 34 58 76 58zM86 95c-13-2-46-11-46-36 0-22 20-35 46-35 25 0 46 13 46 35 0 25-33 34-46 36zM86 195c-27 0-50-13-50-36 0-28 37-40 50-41 13 1 49 13 49 41 0 23-23 36-49 36zM79 1092c59 0 86-52 86-109 0-58-23-110-82-110-46 0-74 33-74 69 0 45 31 68 70 68 27 0 50-18 59-33 1 3 1 6 1 9 0 40-17 82-60 82-22 0-35-8-46-21l-13 20c13 15 32 25 59 25zM85 987c-28 0-49-14-49-46 0-20 16-44 48-44 37 0 51 32 53 59-11 18-31 31-52 31zM76 1961v-212h-23l-53 55 16 16 34-36v177zM197 1965c58 0 81-58 81-110 0-51-23-109-81-109-59 0-81 58-81 109 0 52 22 110 81 110zM197 1941c-41 0-54-43-54-86 0-42 13-85 54-85 40 0 54 43 54 85 0 43-14 86-54 86zM76 2834v-212h-23l-53 55 16 16 34-36v177zM182 2834v-212h-23l-53 55 16 16 34-36v177zM76 3707v-212h-23l-53 55 16 16 34-36v177zM262 3707v-24h-104c59-46 103-86 103-129 0-42-36-62-71-62-30 0-58 12-74 33l16 17c13-16 33-26 58-26 22 0 44 11 44 38 0 37-41 72-118 132v21zM76 4580v-212h-23l-53 55 16 16 34-36v177zM184 4584c47 0 75-26 75-61 0-34-30-51-49-52 20-4 46-19 46-50 0-35-31-56-72-56-33 0-57 14-73 33l15 16c16-17 33-25 56-25 26 0 47 12 47 36s-22 34-49 34c-8 0-18 0-22 0v24c3 0 13 0 22 0 31 0 53 11 53 38 0 24-19 39-50 39-25 0-46-11-59-28l-15 17c13 19 39 35 75 35zM76 5453v-212h-23l-53 55 16 16 34-36v177zM237 5453v-54h30v-23h-30v-135h-37l-90 136v22h100v54zM210 5376h-74l74-110zM76 6325v-212h-23l-53 55 16 16 34-36v177zM195 6329c43 0 75-27 75-70 0-44-32-68-67-68-21 0-39 9-50 19v-73h104v-24h-130v114l19 7c15-14 31-20 49-20 29 0 49 18 49 46 0 26-20 45-49 45-26 0-44-10-58-28l-17 18c16 21 39 34 75 34zM76 7199v-212h-23l-53 55 16 16 34-36v177zM197 7203c47 0 75-32 75-69 0-45-31-68-70-68-27 0-51 18-60 33 0-3 0-5 0-8 0-42 19-83 60-83 22 0 34 8 45 21l14-20c-13-14-32-25-59-25-60 0-86 52-86 110 0 57 22 109 81 109zM196 7179c-37 0-51-32-53-58 12-19 32-32 53-32 27 0 49 15 49 46 0 20-16 44-49 44zM76 8071v-212h-23l-53 55 16 16 34-36v177zM167 8071l87-194v-18h-145v24h114l-85 188zM76 8944v-212h-23l-53 55 16 16 34-36v177zM192 8948c42 0 76-22 76-58 0-28-24-47-51-55 25-7 48-23 48-51 0-38-38-55-73-55s-73 17-73 55c0 28 23 44 47 51-26 8-50 27-50 55 0 37 34 58 76 58zM192 8824c-13-2-46-11-46-36 0-22 20-35 46-35 25 0 46 13 46 35 0 25-33 34-46 36zM192 8924c-27 0-50-13-50-36 0-28 37-40 50-41 13 1 49 13 49 41 0 23-23 36-49 36zM76 9817v-212h-23l-53 55 16 16 34-36v177zM185 9820c59 0 86-52 86-109 0-58-23-110-82-110-46 0-74 33-74 69 0 45 31 68 70 68 27 0 50-18 59-33 1 3 1 6 1 9 0 40-17 82-60 82-22 0-35-8-46-21l-13 20c13 15 32 25 59 25zM191 9715c-28 0-49-14-49-46 0-20 16-44 48-44 37 0 51 32 53 59-11 18-31 31-52 31zM156 10690v-24h-104c59-46 103-86 103-129 0-42-36-62-71-62-30 0-58 12-74 33l16 17c13-16 33-26 58-26 22 0 44 11 44 38 0 37-41 72-118 132v21zM277 10694c58 0 81-58 81-110 0-51-23-109-81-109-59 0-81 58-81 109 0 52 22 110 81 110zM277 10670c-41 0-54-43-54-86 0-42 13-85 54-85 40 0 54 43 54 85 0 43-14 86-54 86zM156 11562v-24h-104c59-46 103-86 103-129 0-42-36-62-71-62-30 0-58 12-74 33l16 17c13-16 33-26 58-26 22 0 44 11 44 38 0 37-41 72-118 132v21zM262 11562v-212h-23l-53 55 16 16 34-36v177z">
          <text:p/>
        </draw:path>
        <draw:frame draw:style-name="gr18" draw:text-style-name="P4" draw:layer="layout" svg:width="1.894cm" svg:height="0.533cm" svg:x="2.253cm" svg:y="1.406cm">
          <draw:text-box>
            <text:p text:style-name="P2"><text:span text:style-name="T2">Lunes</text:span></text:p>
          </draw:text-box>
        </draw:frame>
        <draw:frame draw:style-name="gr54" draw:text-style-name="P4" draw:layer="layout" svg:width="0.404cm" svg:height="0.533cm" svg:x="11.252cm" svg:y="1.406cm">
          <draw:text-box>
            <text:p text:style-name="P2"><text:span text:style-name="T3">10</text:span></text:p>
          </draw:text-box>
        </draw:frame>
        <draw:frame draw:style-name="gr11" draw:text-style-name="P4" draw:layer="layout" svg:width="1.391cm" svg:height="0.533cm" svg:x="1.467cm" svg:y="0.696cm">
          <draw:text-box>
            <text:p text:style-name="P2"><text:span text:style-name="T3">ENERO</text:span></text:p>
          </draw:text-box>
        </draw:frame>
        <draw:g>
          <draw:path draw:style-name="gr8" draw:text-style-name="P7" draw:layer="layout" svg:width="0.034cm" svg:height="0.034cm" svg:x="1.495cm" svg:y="16.064cm" svg:viewBox="0 0 35 35" svg:d="M17 0c-23 0-23 35 0 35s23-35 0-35z">
            <text:p/>
          </draw:path>
          <draw:path draw:style-name="gr8" draw:text-style-name="P7" draw:layer="layout" svg:width="0.034cm" svg:height="0.034cm" svg:x="1.495cm" svg:y="16.566cm" svg:viewBox="0 0 35 35" svg:d="M17 0c-23 0-23 35 0 35s23-35 0-35z">
            <text:p/>
          </draw:path>
          <draw:path draw:style-name="gr8" draw:text-style-name="P7" draw:layer="layout" svg:width="0.034cm" svg:height="0.034cm" svg:x="1.495cm" svg:y="17.068cm" svg:viewBox="0 0 35 35" svg:d="M17 0c-23 0-23 35 0 35s23-35 0-35z">
            <text:p/>
          </draw:path>
          <draw:path draw:style-name="gr8" draw:text-style-name="P7" draw:layer="layout" svg:width="0.034cm" svg:height="0.034cm" svg:x="1.495cm" svg:y="17.57cm" svg:viewBox="0 0 35 35" svg:d="M17 0c-23 0-23 35 0 35s23-35 0-35z">
            <text:p/>
          </draw:path>
          <draw:path draw:style-name="gr8" draw:text-style-name="P7" draw:layer="layout" svg:width="0.034cm" svg:height="0.034cm" svg:x="1.495cm" svg:y="18.072cm" svg:viewBox="0 0 35 35" svg:d="M17 0c-23 0-23 35 0 35s23-35 0-35z">
            <text:p/>
          </draw:path>
          <draw:path draw:style-name="gr8" draw:text-style-name="P7" draw:layer="layout" svg:width="0.034cm" svg:height="0.035cm" svg:x="1.495cm" svg:y="18.574cm" svg:viewBox="0 0 35 36" svg:d="M17 0c-23 0-23 36 0 36s23-36 0-36z">
            <text:p/>
          </draw:path>
          <draw:path draw:style-name="gr8" draw:text-style-name="P7" draw:layer="layout" svg:width="0.034cm" svg:height="0.034cm" svg:x="1.495cm" svg:y="19.077cm" svg:viewBox="0 0 35 35" svg:d="M17 0c-23 0-23 35 0 35s23-35 0-35z">
            <text:p/>
          </draw:path>
          <draw:path draw:style-name="gr8" draw:text-style-name="P7" draw:layer="layout" svg:width="0.034cm" svg:height="0.034cm" svg:x="1.495cm" svg:y="19.579cm" svg:viewBox="0 0 35 35" svg:d="M17 0c-23 0-23 35 0 35s23-35 0-35z">
            <text:p/>
          </draw:path>
          <draw:path draw:style-name="gr8" draw:text-style-name="P7" draw:layer="layout" svg:width="0.034cm" svg:height="0.034cm" svg:x="1.495cm" svg:y="20.081cm" svg:viewBox="0 0 35 35" svg:d="M17 0c-23 0-23 35 0 35s23-35 0-35z">
            <text:p/>
          </draw:path>
          <draw:path draw:style-name="gr8" draw:text-style-name="P7" draw:layer="layout" svg:width="0.034cm" svg:height="0.034cm" svg:x="1.495cm" svg:y="20.583cm" svg:viewBox="0 0 35 35" svg:d="M17 0c-23 0-23 35 0 35s23-35 0-35z">
            <text:p/>
          </draw:path>
          <draw:path draw:style-name="gr8" draw:text-style-name="P7" draw:layer="layout" svg:width="0.033cm" svg:height="0.034cm" svg:x="1.994cm" svg:y="16.064cm" svg:viewBox="0 0 34 35" svg:d="M17 0c-23 0-23 35 0 35 22 0 22-35 0-35z">
            <text:p/>
          </draw:path>
          <draw:path draw:style-name="gr8" draw:text-style-name="P7" draw:layer="layout" svg:width="0.033cm" svg:height="0.034cm" svg:x="1.994cm" svg:y="16.566cm" svg:viewBox="0 0 34 35" svg:d="M17 0c-23 0-23 35 0 35 22 0 22-35 0-35z">
            <text:p/>
          </draw:path>
          <draw:path draw:style-name="gr8" draw:text-style-name="P7" draw:layer="layout" svg:width="0.033cm" svg:height="0.034cm" svg:x="1.994cm" svg:y="17.068cm" svg:viewBox="0 0 34 35" svg:d="M17 0c-23 0-23 35 0 35 22 0 22-35 0-35z">
            <text:p/>
          </draw:path>
          <draw:path draw:style-name="gr8" draw:text-style-name="P7" draw:layer="layout" svg:width="0.033cm" svg:height="0.034cm" svg:x="1.994cm" svg:y="17.57cm" svg:viewBox="0 0 34 35" svg:d="M17 0c-23 0-23 35 0 35 22 0 22-35 0-35z">
            <text:p/>
          </draw:path>
          <draw:path draw:style-name="gr8" draw:text-style-name="P7" draw:layer="layout" svg:width="0.033cm" svg:height="0.034cm" svg:x="1.994cm" svg:y="18.072cm" svg:viewBox="0 0 34 35" svg:d="M17 0c-23 0-23 35 0 35 22 0 22-35 0-35z">
            <text:p/>
          </draw:path>
          <draw:path draw:style-name="gr8" draw:text-style-name="P7" draw:layer="layout" svg:width="0.033cm" svg:height="0.035cm" svg:x="1.994cm" svg:y="18.574cm" svg:viewBox="0 0 34 36" svg:d="M17 0c-23 0-23 36 0 36 22 0 22-36 0-36z">
            <text:p/>
          </draw:path>
          <draw:path draw:style-name="gr8" draw:text-style-name="P7" draw:layer="layout" svg:width="0.033cm" svg:height="0.034cm" svg:x="1.994cm" svg:y="19.077cm" svg:viewBox="0 0 34 35" svg:d="M17 0c-23 0-23 35 0 35 22 0 22-35 0-35z">
            <text:p/>
          </draw:path>
          <draw:path draw:style-name="gr8" draw:text-style-name="P7" draw:layer="layout" svg:width="0.033cm" svg:height="0.034cm" svg:x="1.994cm" svg:y="19.579cm" svg:viewBox="0 0 34 35" svg:d="M17 0c-23 0-23 35 0 35 22 0 22-35 0-35z">
            <text:p/>
          </draw:path>
          <draw:path draw:style-name="gr8" draw:text-style-name="P7" draw:layer="layout" svg:width="0.033cm" svg:height="0.034cm" svg:x="1.994cm" svg:y="20.081cm" svg:viewBox="0 0 34 35" svg:d="M17 0c-23 0-23 35 0 35 22 0 22-35 0-35z">
            <text:p/>
          </draw:path>
          <draw:path draw:style-name="gr8" draw:text-style-name="P7" draw:layer="layout" svg:width="0.033cm" svg:height="0.034cm" svg:x="1.994cm" svg:y="20.583cm" svg:viewBox="0 0 34 35" svg:d="M17 0c-23 0-23 35 0 35 22 0 22-35 0-35z">
            <text:p/>
          </draw:path>
          <draw:path draw:style-name="gr8" draw:text-style-name="P7" draw:layer="layout" svg:width="0.033cm" svg:height="0.035cm" svg:x="2.493cm" svg:y="15.561cm" svg:viewBox="0 0 34 36" svg:d="M17 0c-23 0-23 36 0 36 22 0 23-36 0-36z">
            <text:p/>
          </draw:path>
          <draw:path draw:style-name="gr8" draw:text-style-name="P7" draw:layer="layout" svg:width="0.033cm" svg:height="0.034cm" svg:x="2.493cm" svg:y="16.064cm" svg:viewBox="0 0 34 35" svg:d="M17 0c-23 0-23 35 0 35 22 0 23-35 0-35z">
            <text:p/>
          </draw:path>
          <draw:path draw:style-name="gr8" draw:text-style-name="P7" draw:layer="layout" svg:width="0.033cm" svg:height="0.034cm" svg:x="2.493cm" svg:y="16.566cm" svg:viewBox="0 0 34 35" svg:d="M17 0c-23 0-23 35 0 35 22 0 23-35 0-35z">
            <text:p/>
          </draw:path>
          <draw:path draw:style-name="gr8" draw:text-style-name="P7" draw:layer="layout" svg:width="0.033cm" svg:height="0.034cm" svg:x="2.493cm" svg:y="17.068cm" svg:viewBox="0 0 34 35" svg:d="M17 0c-23 0-23 35 0 35 22 0 23-35 0-35z">
            <text:p/>
          </draw:path>
          <draw:path draw:style-name="gr8" draw:text-style-name="P7" draw:layer="layout" svg:width="0.033cm" svg:height="0.034cm" svg:x="2.493cm" svg:y="17.57cm" svg:viewBox="0 0 34 35" svg:d="M17 0c-23 0-23 35 0 35 22 0 23-35 0-35z">
            <text:p/>
          </draw:path>
          <draw:path draw:style-name="gr8" draw:text-style-name="P7" draw:layer="layout" svg:width="0.033cm" svg:height="0.034cm" svg:x="2.493cm" svg:y="18.072cm" svg:viewBox="0 0 34 35" svg:d="M17 0c-23 0-23 35 0 35 22 0 23-35 0-35z">
            <text:p/>
          </draw:path>
          <draw:path draw:style-name="gr8" draw:text-style-name="P7" draw:layer="layout" svg:width="0.033cm" svg:height="0.035cm" svg:x="2.493cm" svg:y="18.574cm" svg:viewBox="0 0 34 36" svg:d="M17 0c-23 0-23 36 0 36 22 0 23-36 0-36z">
            <text:p/>
          </draw:path>
          <draw:path draw:style-name="gr8" draw:text-style-name="P7" draw:layer="layout" svg:width="0.033cm" svg:height="0.034cm" svg:x="2.493cm" svg:y="19.077cm" svg:viewBox="0 0 34 35" svg:d="M17 0c-23 0-23 35 0 35 22 0 23-35 0-35z">
            <text:p/>
          </draw:path>
          <draw:path draw:style-name="gr8" draw:text-style-name="P7" draw:layer="layout" svg:width="0.033cm" svg:height="0.034cm" svg:x="2.493cm" svg:y="19.579cm" svg:viewBox="0 0 34 35" svg:d="M17 0c-23 0-23 35 0 35 22 0 23-35 0-35z">
            <text:p/>
          </draw:path>
          <draw:path draw:style-name="gr8" draw:text-style-name="P7" draw:layer="layout" svg:width="0.033cm" svg:height="0.034cm" svg:x="2.493cm" svg:y="20.081cm" svg:viewBox="0 0 34 35" svg:d="M17 0c-23 0-23 35 0 35 22 0 23-35 0-35z">
            <text:p/>
          </draw:path>
          <draw:path draw:style-name="gr8" draw:text-style-name="P7" draw:layer="layout" svg:width="0.033cm" svg:height="0.034cm" svg:x="2.493cm" svg:y="20.583cm" svg:viewBox="0 0 34 35" svg:d="M17 0c-23 0-23 35 0 35 22 0 23-35 0-35z">
            <text:p/>
          </draw:path>
          <draw:path draw:style-name="gr8" draw:text-style-name="P7" draw:layer="layout" svg:width="0.032cm" svg:height="0.035cm" svg:x="2.991cm" svg:y="15.561cm" svg:viewBox="0 0 33 36" svg:d="M16 0c-21 0-21 36 0 36 23 0 23-36 0-36z">
            <text:p/>
          </draw:path>
          <draw:path draw:style-name="gr8" draw:text-style-name="P7" draw:layer="layout" svg:width="0.032cm" svg:height="0.034cm" svg:x="2.991cm" svg:y="16.064cm" svg:viewBox="0 0 33 35" svg:d="M16 0c-21 0-21 35 0 35 23 0 23-35 0-35z">
            <text:p/>
          </draw:path>
          <draw:path draw:style-name="gr8" draw:text-style-name="P7" draw:layer="layout" svg:width="0.032cm" svg:height="0.034cm" svg:x="2.991cm" svg:y="16.566cm" svg:viewBox="0 0 33 35" svg:d="M16 0c-21 0-21 35 0 35 23 0 23-35 0-35z">
            <text:p/>
          </draw:path>
          <draw:path draw:style-name="gr8" draw:text-style-name="P7" draw:layer="layout" svg:width="0.032cm" svg:height="0.034cm" svg:x="2.991cm" svg:y="17.068cm" svg:viewBox="0 0 33 35" svg:d="M16 0c-21 0-21 35 0 35 23 0 23-35 0-35z">
            <text:p/>
          </draw:path>
          <draw:path draw:style-name="gr8" draw:text-style-name="P7" draw:layer="layout" svg:width="0.032cm" svg:height="0.034cm" svg:x="2.991cm" svg:y="17.57cm" svg:viewBox="0 0 33 35" svg:d="M16 0c-21 0-21 35 0 35 23 0 23-35 0-35z">
            <text:p/>
          </draw:path>
          <draw:path draw:style-name="gr8" draw:text-style-name="P7" draw:layer="layout" svg:width="0.032cm" svg:height="0.034cm" svg:x="2.991cm" svg:y="18.072cm" svg:viewBox="0 0 33 35" svg:d="M16 0c-21 0-21 35 0 35 23 0 23-35 0-35z">
            <text:p/>
          </draw:path>
          <draw:path draw:style-name="gr8" draw:text-style-name="P7" draw:layer="layout" svg:width="0.032cm" svg:height="0.035cm" svg:x="2.991cm" svg:y="18.574cm" svg:viewBox="0 0 33 36" svg:d="M16 0c-21 0-21 36 0 36 23 0 23-36 0-36z">
            <text:p/>
          </draw:path>
          <draw:path draw:style-name="gr8" draw:text-style-name="P7" draw:layer="layout" svg:width="0.032cm" svg:height="0.034cm" svg:x="2.991cm" svg:y="19.077cm" svg:viewBox="0 0 33 35" svg:d="M16 0c-21 0-21 35 0 35 23 0 23-35 0-35z">
            <text:p/>
          </draw:path>
          <draw:path draw:style-name="gr8" draw:text-style-name="P7" draw:layer="layout" svg:width="0.032cm" svg:height="0.034cm" svg:x="2.991cm" svg:y="19.579cm" svg:viewBox="0 0 33 35" svg:d="M16 0c-21 0-21 35 0 35 23 0 23-35 0-35z">
            <text:p/>
          </draw:path>
          <draw:path draw:style-name="gr8" draw:text-style-name="P7" draw:layer="layout" svg:width="0.032cm" svg:height="0.034cm" svg:x="2.991cm" svg:y="20.081cm" svg:viewBox="0 0 33 35" svg:d="M16 0c-21 0-21 35 0 35 23 0 23-35 0-35z">
            <text:p/>
          </draw:path>
          <draw:path draw:style-name="gr8" draw:text-style-name="P7" draw:layer="layout" svg:width="0.032cm" svg:height="0.034cm" svg:x="2.991cm" svg:y="20.583cm" svg:viewBox="0 0 33 35" svg:d="M16 0c-21 0-21 35 0 35 23 0 23-35 0-35z">
            <text:p/>
          </draw:path>
          <draw:path draw:style-name="gr8" draw:text-style-name="P7" draw:layer="layout" svg:width="0.033cm" svg:height="0.035cm" svg:x="3.49cm" svg:y="15.561cm" svg:viewBox="0 0 34 36" svg:d="M17 0c-23 0-23 36 0 36 22 0 23-36 0-36z">
            <text:p/>
          </draw:path>
          <draw:path draw:style-name="gr8" draw:text-style-name="P7" draw:layer="layout" svg:width="0.033cm" svg:height="0.034cm" svg:x="3.49cm" svg:y="16.064cm" svg:viewBox="0 0 34 35" svg:d="M17 0c-23 0-23 35 0 35 22 0 23-35 0-35z">
            <text:p/>
          </draw:path>
          <draw:path draw:style-name="gr8" draw:text-style-name="P7" draw:layer="layout" svg:width="0.033cm" svg:height="0.034cm" svg:x="3.49cm" svg:y="16.566cm" svg:viewBox="0 0 34 35" svg:d="M17 0c-23 0-23 35 0 35 22 0 23-35 0-35z">
            <text:p/>
          </draw:path>
          <draw:path draw:style-name="gr8" draw:text-style-name="P7" draw:layer="layout" svg:width="0.033cm" svg:height="0.034cm" svg:x="3.49cm" svg:y="17.068cm" svg:viewBox="0 0 34 35" svg:d="M17 0c-23 0-23 35 0 35 22 0 23-35 0-35z">
            <text:p/>
          </draw:path>
          <draw:path draw:style-name="gr8" draw:text-style-name="P7" draw:layer="layout" svg:width="0.033cm" svg:height="0.034cm" svg:x="3.49cm" svg:y="17.57cm" svg:viewBox="0 0 34 35" svg:d="M17 0c-23 0-23 35 0 35 22 0 23-35 0-35z">
            <text:p/>
          </draw:path>
          <draw:path draw:style-name="gr8" draw:text-style-name="P7" draw:layer="layout" svg:width="0.033cm" svg:height="0.034cm" svg:x="3.49cm" svg:y="18.072cm" svg:viewBox="0 0 34 35" svg:d="M17 0c-23 0-23 35 0 35 22 0 23-35 0-35z">
            <text:p/>
          </draw:path>
          <draw:path draw:style-name="gr8" draw:text-style-name="P7" draw:layer="layout" svg:width="0.033cm" svg:height="0.035cm" svg:x="3.49cm" svg:y="18.574cm" svg:viewBox="0 0 34 36" svg:d="M17 0c-23 0-23 36 0 36 22 0 23-36 0-36z">
            <text:p/>
          </draw:path>
          <draw:path draw:style-name="gr8" draw:text-style-name="P7" draw:layer="layout" svg:width="0.033cm" svg:height="0.034cm" svg:x="3.49cm" svg:y="19.077cm" svg:viewBox="0 0 34 35" svg:d="M17 0c-23 0-23 35 0 35 22 0 23-35 0-35z">
            <text:p/>
          </draw:path>
          <draw:path draw:style-name="gr8" draw:text-style-name="P7" draw:layer="layout" svg:width="0.033cm" svg:height="0.034cm" svg:x="3.49cm" svg:y="19.579cm" svg:viewBox="0 0 34 35" svg:d="M17 0c-23 0-23 35 0 35 22 0 23-35 0-35z">
            <text:p/>
          </draw:path>
          <draw:path draw:style-name="gr8" draw:text-style-name="P7" draw:layer="layout" svg:width="0.033cm" svg:height="0.034cm" svg:x="3.49cm" svg:y="20.081cm" svg:viewBox="0 0 34 35" svg:d="M17 0c-23 0-23 35 0 35 22 0 23-35 0-35z">
            <text:p/>
          </draw:path>
          <draw:path draw:style-name="gr8" draw:text-style-name="P7" draw:layer="layout" svg:width="0.033cm" svg:height="0.034cm" svg:x="3.49cm" svg:y="20.583cm" svg:viewBox="0 0 34 35" svg:d="M17 0c-23 0-23 35 0 35 22 0 23-35 0-35z">
            <text:p/>
          </draw:path>
          <draw:path draw:style-name="gr8" draw:text-style-name="P7" draw:layer="layout" svg:width="0.033cm" svg:height="0.035cm" svg:x="3.99cm" svg:y="15.561cm" svg:viewBox="0 0 34 36" svg:d="M17 0c-23 0-23 36 0 36 22 0 22-36 0-36z">
            <text:p/>
          </draw:path>
          <draw:path draw:style-name="gr8" draw:text-style-name="P7" draw:layer="layout" svg:width="0.033cm" svg:height="0.034cm" svg:x="3.99cm" svg:y="16.064cm" svg:viewBox="0 0 34 35" svg:d="M17 0c-23 0-23 35 0 35 22 0 22-35 0-35z">
            <text:p/>
          </draw:path>
          <draw:path draw:style-name="gr8" draw:text-style-name="P7" draw:layer="layout" svg:width="0.033cm" svg:height="0.034cm" svg:x="3.99cm" svg:y="16.566cm" svg:viewBox="0 0 34 35" svg:d="M17 0c-23 0-23 35 0 35 22 0 22-35 0-35z">
            <text:p/>
          </draw:path>
          <draw:path draw:style-name="gr8" draw:text-style-name="P7" draw:layer="layout" svg:width="0.033cm" svg:height="0.034cm" svg:x="3.99cm" svg:y="17.068cm" svg:viewBox="0 0 34 35" svg:d="M17 0c-23 0-23 35 0 35 22 0 22-35 0-35z">
            <text:p/>
          </draw:path>
          <draw:path draw:style-name="gr8" draw:text-style-name="P7" draw:layer="layout" svg:width="0.033cm" svg:height="0.034cm" svg:x="3.99cm" svg:y="17.57cm" svg:viewBox="0 0 34 35" svg:d="M17 0c-23 0-23 35 0 35 22 0 22-35 0-35z">
            <text:p/>
          </draw:path>
          <draw:path draw:style-name="gr8" draw:text-style-name="P7" draw:layer="layout" svg:width="0.033cm" svg:height="0.034cm" svg:x="3.99cm" svg:y="18.072cm" svg:viewBox="0 0 34 35" svg:d="M17 0c-23 0-23 35 0 35 22 0 22-35 0-35z">
            <text:p/>
          </draw:path>
          <draw:path draw:style-name="gr8" draw:text-style-name="P7" draw:layer="layout" svg:width="0.033cm" svg:height="0.035cm" svg:x="3.99cm" svg:y="18.574cm" svg:viewBox="0 0 34 36" svg:d="M17 0c-23 0-23 36 0 36 22 0 22-36 0-36z">
            <text:p/>
          </draw:path>
          <draw:path draw:style-name="gr8" draw:text-style-name="P7" draw:layer="layout" svg:width="0.033cm" svg:height="0.034cm" svg:x="3.99cm" svg:y="19.077cm" svg:viewBox="0 0 34 35" svg:d="M17 0c-23 0-23 35 0 35 22 0 22-35 0-35z">
            <text:p/>
          </draw:path>
          <draw:path draw:style-name="gr8" draw:text-style-name="P7" draw:layer="layout" svg:width="0.033cm" svg:height="0.034cm" svg:x="3.99cm" svg:y="19.579cm" svg:viewBox="0 0 34 35" svg:d="M17 0c-23 0-23 35 0 35 22 0 22-35 0-35z">
            <text:p/>
          </draw:path>
          <draw:path draw:style-name="gr8" draw:text-style-name="P7" draw:layer="layout" svg:width="0.033cm" svg:height="0.034cm" svg:x="3.99cm" svg:y="20.081cm" svg:viewBox="0 0 34 35" svg:d="M17 0c-23 0-23 35 0 35 22 0 22-35 0-35z">
            <text:p/>
          </draw:path>
          <draw:path draw:style-name="gr8" draw:text-style-name="P7" draw:layer="layout" svg:width="0.033cm" svg:height="0.034cm" svg:x="3.99cm" svg:y="20.583cm" svg:viewBox="0 0 34 35" svg:d="M17 0c-23 0-23 35 0 35 22 0 22-35 0-35z">
            <text:p/>
          </draw:path>
          <draw:path draw:style-name="gr8" draw:text-style-name="P7" draw:layer="layout" svg:width="0.034cm" svg:height="0.035cm" svg:x="4.488cm" svg:y="15.561cm" svg:viewBox="0 0 35 36" svg:d="M17 0c-23 0-23 36 0 36s23-36 0-36z">
            <text:p/>
          </draw:path>
          <draw:path draw:style-name="gr8" draw:text-style-name="P7" draw:layer="layout" svg:width="0.034cm" svg:height="0.034cm" svg:x="4.488cm" svg:y="16.064cm" svg:viewBox="0 0 35 35" svg:d="M17 0c-23 0-23 35 0 35s23-35 0-35z">
            <text:p/>
          </draw:path>
          <draw:path draw:style-name="gr8" draw:text-style-name="P7" draw:layer="layout" svg:width="0.034cm" svg:height="0.034cm" svg:x="4.488cm" svg:y="16.566cm" svg:viewBox="0 0 35 35" svg:d="M17 0c-23 0-23 35 0 35s23-35 0-35z">
            <text:p/>
          </draw:path>
          <draw:path draw:style-name="gr8" draw:text-style-name="P7" draw:layer="layout" svg:width="0.034cm" svg:height="0.034cm" svg:x="4.488cm" svg:y="17.068cm" svg:viewBox="0 0 35 35" svg:d="M17 0c-23 0-23 35 0 35s23-35 0-35z">
            <text:p/>
          </draw:path>
          <draw:path draw:style-name="gr8" draw:text-style-name="P7" draw:layer="layout" svg:width="0.034cm" svg:height="0.034cm" svg:x="4.488cm" svg:y="17.57cm" svg:viewBox="0 0 35 35" svg:d="M17 0c-23 0-23 35 0 35s23-35 0-35z">
            <text:p/>
          </draw:path>
          <draw:path draw:style-name="gr8" draw:text-style-name="P7" draw:layer="layout" svg:width="0.034cm" svg:height="0.034cm" svg:x="4.488cm" svg:y="18.072cm" svg:viewBox="0 0 35 35" svg:d="M17 0c-23 0-23 35 0 35s23-35 0-35z">
            <text:p/>
          </draw:path>
          <draw:path draw:style-name="gr8" draw:text-style-name="P7" draw:layer="layout" svg:width="0.034cm" svg:height="0.035cm" svg:x="4.488cm" svg:y="18.574cm" svg:viewBox="0 0 35 36" svg:d="M17 0c-23 0-23 36 0 36s23-36 0-36z">
            <text:p/>
          </draw:path>
          <draw:path draw:style-name="gr8" draw:text-style-name="P7" draw:layer="layout" svg:width="0.034cm" svg:height="0.034cm" svg:x="4.488cm" svg:y="19.077cm" svg:viewBox="0 0 35 35" svg:d="M17 0c-23 0-23 35 0 35s23-35 0-35z">
            <text:p/>
          </draw:path>
          <draw:path draw:style-name="gr8" draw:text-style-name="P7" draw:layer="layout" svg:width="0.034cm" svg:height="0.034cm" svg:x="4.488cm" svg:y="19.579cm" svg:viewBox="0 0 35 35" svg:d="M17 0c-23 0-23 35 0 35s23-35 0-35z">
            <text:p/>
          </draw:path>
          <draw:path draw:style-name="gr8" draw:text-style-name="P7" draw:layer="layout" svg:width="0.034cm" svg:height="0.034cm" svg:x="4.488cm" svg:y="20.081cm" svg:viewBox="0 0 35 35" svg:d="M17 0c-23 0-23 35 0 35s23-35 0-35z">
            <text:p/>
          </draw:path>
          <draw:path draw:style-name="gr8" draw:text-style-name="P7" draw:layer="layout" svg:width="0.034cm" svg:height="0.034cm" svg:x="4.488cm" svg:y="20.583cm" svg:viewBox="0 0 35 35" svg:d="M17 0c-23 0-23 35 0 35s23-35 0-35z">
            <text:p/>
          </draw:path>
          <draw:path draw:style-name="gr8" draw:text-style-name="P7" draw:layer="layout" svg:width="0.033cm" svg:height="0.035cm" svg:x="4.986cm" svg:y="15.561cm" svg:viewBox="0 0 34 36" svg:d="M17 0c-22 0-23 36 0 36s23-36 0-36z">
            <text:p/>
          </draw:path>
          <draw:path draw:style-name="gr8" draw:text-style-name="P7" draw:layer="layout" svg:width="0.033cm" svg:height="0.034cm" svg:x="4.986cm" svg:y="16.064cm" svg:viewBox="0 0 34 35" svg:d="M17 0c-22 0-23 35 0 35s23-35 0-35z">
            <text:p/>
          </draw:path>
          <draw:path draw:style-name="gr8" draw:text-style-name="P7" draw:layer="layout" svg:width="0.033cm" svg:height="0.034cm" svg:x="4.986cm" svg:y="16.566cm" svg:viewBox="0 0 34 35" svg:d="M17 0c-22 0-23 35 0 35s23-35 0-35z">
            <text:p/>
          </draw:path>
          <draw:path draw:style-name="gr8" draw:text-style-name="P7" draw:layer="layout" svg:width="0.033cm" svg:height="0.034cm" svg:x="4.986cm" svg:y="17.068cm" svg:viewBox="0 0 34 35" svg:d="M17 0c-22 0-23 35 0 35s23-35 0-35z">
            <text:p/>
          </draw:path>
          <draw:path draw:style-name="gr8" draw:text-style-name="P7" draw:layer="layout" svg:width="0.033cm" svg:height="0.034cm" svg:x="4.986cm" svg:y="17.57cm" svg:viewBox="0 0 34 35" svg:d="M17 0c-22 0-23 35 0 35s23-35 0-35z">
            <text:p/>
          </draw:path>
          <draw:path draw:style-name="gr8" draw:text-style-name="P7" draw:layer="layout" svg:width="0.033cm" svg:height="0.034cm" svg:x="4.986cm" svg:y="18.072cm" svg:viewBox="0 0 34 35" svg:d="M17 0c-22 0-23 35 0 35s23-35 0-35z">
            <text:p/>
          </draw:path>
          <draw:path draw:style-name="gr8" draw:text-style-name="P7" draw:layer="layout" svg:width="0.033cm" svg:height="0.035cm" svg:x="4.986cm" svg:y="18.574cm" svg:viewBox="0 0 34 36" svg:d="M17 0c-22 0-23 36 0 36s23-36 0-36z">
            <text:p/>
          </draw:path>
          <draw:path draw:style-name="gr8" draw:text-style-name="P7" draw:layer="layout" svg:width="0.033cm" svg:height="0.034cm" svg:x="4.986cm" svg:y="19.077cm" svg:viewBox="0 0 34 35" svg:d="M17 0c-22 0-23 35 0 35s23-35 0-35z">
            <text:p/>
          </draw:path>
          <draw:path draw:style-name="gr8" draw:text-style-name="P7" draw:layer="layout" svg:width="0.033cm" svg:height="0.034cm" svg:x="4.986cm" svg:y="19.579cm" svg:viewBox="0 0 34 35" svg:d="M17 0c-22 0-23 35 0 35s23-35 0-35z">
            <text:p/>
          </draw:path>
          <draw:path draw:style-name="gr8" draw:text-style-name="P7" draw:layer="layout" svg:width="0.033cm" svg:height="0.034cm" svg:x="4.986cm" svg:y="20.081cm" svg:viewBox="0 0 34 35" svg:d="M17 0c-22 0-23 35 0 35s23-35 0-35z">
            <text:p/>
          </draw:path>
          <draw:path draw:style-name="gr8" draw:text-style-name="P7" draw:layer="layout" svg:width="0.033cm" svg:height="0.034cm" svg:x="4.986cm" svg:y="20.583cm" svg:viewBox="0 0 34 35" svg:d="M17 0c-22 0-23 35 0 35s23-35 0-35z">
            <text:p/>
          </draw:path>
          <draw:path draw:style-name="gr8" draw:text-style-name="P7" draw:layer="layout" svg:width="0.032cm" svg:height="0.035cm" svg:x="5.485cm" svg:y="15.561cm" svg:viewBox="0 0 33 36" svg:d="M16 0c-21 0-21 36 0 36 23 0 23-36 0-36z">
            <text:p/>
          </draw:path>
          <draw:path draw:style-name="gr8" draw:text-style-name="P7" draw:layer="layout" svg:width="0.032cm" svg:height="0.034cm" svg:x="5.485cm" svg:y="16.064cm" svg:viewBox="0 0 33 35" svg:d="M16 0c-21 0-21 35 0 35 23 0 23-35 0-35z">
            <text:p/>
          </draw:path>
          <draw:path draw:style-name="gr8" draw:text-style-name="P7" draw:layer="layout" svg:width="0.032cm" svg:height="0.034cm" svg:x="5.485cm" svg:y="16.566cm" svg:viewBox="0 0 33 35" svg:d="M16 0c-21 0-21 35 0 35 23 0 23-35 0-35z">
            <text:p/>
          </draw:path>
          <draw:path draw:style-name="gr8" draw:text-style-name="P7" draw:layer="layout" svg:width="0.032cm" svg:height="0.034cm" svg:x="5.485cm" svg:y="17.068cm" svg:viewBox="0 0 33 35" svg:d="M16 0c-21 0-21 35 0 35 23 0 23-35 0-35z">
            <text:p/>
          </draw:path>
          <draw:path draw:style-name="gr8" draw:text-style-name="P7" draw:layer="layout" svg:width="0.032cm" svg:height="0.034cm" svg:x="5.485cm" svg:y="17.57cm" svg:viewBox="0 0 33 35" svg:d="M16 0c-21 0-21 35 0 35 23 0 23-35 0-35z">
            <text:p/>
          </draw:path>
          <draw:path draw:style-name="gr8" draw:text-style-name="P7" draw:layer="layout" svg:width="0.032cm" svg:height="0.034cm" svg:x="5.485cm" svg:y="18.072cm" svg:viewBox="0 0 33 35" svg:d="M16 0c-21 0-21 35 0 35 23 0 23-35 0-35z">
            <text:p/>
          </draw:path>
          <draw:path draw:style-name="gr8" draw:text-style-name="P7" draw:layer="layout" svg:width="0.032cm" svg:height="0.035cm" svg:x="5.485cm" svg:y="18.574cm" svg:viewBox="0 0 33 36" svg:d="M16 0c-21 0-21 36 0 36 23 0 23-36 0-36z">
            <text:p/>
          </draw:path>
          <draw:path draw:style-name="gr8" draw:text-style-name="P7" draw:layer="layout" svg:width="0.032cm" svg:height="0.034cm" svg:x="5.485cm" svg:y="19.077cm" svg:viewBox="0 0 33 35" svg:d="M16 0c-21 0-21 35 0 35 23 0 23-35 0-35z">
            <text:p/>
          </draw:path>
          <draw:path draw:style-name="gr8" draw:text-style-name="P7" draw:layer="layout" svg:width="0.032cm" svg:height="0.034cm" svg:x="5.485cm" svg:y="19.579cm" svg:viewBox="0 0 33 35" svg:d="M16 0c-21 0-21 35 0 35 23 0 23-35 0-35z">
            <text:p/>
          </draw:path>
          <draw:path draw:style-name="gr8" draw:text-style-name="P7" draw:layer="layout" svg:width="0.032cm" svg:height="0.034cm" svg:x="5.485cm" svg:y="20.081cm" svg:viewBox="0 0 33 35" svg:d="M16 0c-21 0-21 35 0 35 23 0 23-35 0-35z">
            <text:p/>
          </draw:path>
          <draw:path draw:style-name="gr8" draw:text-style-name="P7" draw:layer="layout" svg:width="0.032cm" svg:height="0.034cm" svg:x="5.485cm" svg:y="20.583cm" svg:viewBox="0 0 33 35" svg:d="M16 0c-21 0-21 35 0 35 23 0 23-35 0-35z">
            <text:p/>
          </draw:path>
          <draw:path draw:style-name="gr8" draw:text-style-name="P7" draw:layer="layout" svg:width="0.034cm" svg:height="0.035cm" svg:x="5.985cm" svg:y="15.561cm" svg:viewBox="0 0 35 36" svg:d="M17 0c-23 0-23 36 0 36s23-36 0-36z">
            <text:p/>
          </draw:path>
          <draw:path draw:style-name="gr8" draw:text-style-name="P7" draw:layer="layout" svg:width="0.034cm" svg:height="0.034cm" svg:x="5.985cm" svg:y="16.064cm" svg:viewBox="0 0 35 35" svg:d="M17 0c-23 0-23 35 0 35s23-35 0-35z">
            <text:p/>
          </draw:path>
          <draw:path draw:style-name="gr8" draw:text-style-name="P7" draw:layer="layout" svg:width="0.034cm" svg:height="0.034cm" svg:x="5.985cm" svg:y="16.566cm" svg:viewBox="0 0 35 35" svg:d="M17 0c-23 0-23 35 0 35s23-35 0-35z">
            <text:p/>
          </draw:path>
          <draw:path draw:style-name="gr8" draw:text-style-name="P7" draw:layer="layout" svg:width="0.034cm" svg:height="0.034cm" svg:x="5.985cm" svg:y="17.068cm" svg:viewBox="0 0 35 35" svg:d="M17 0c-23 0-23 35 0 35s23-35 0-35z">
            <text:p/>
          </draw:path>
          <draw:path draw:style-name="gr8" draw:text-style-name="P7" draw:layer="layout" svg:width="0.034cm" svg:height="0.034cm" svg:x="5.985cm" svg:y="17.57cm" svg:viewBox="0 0 35 35" svg:d="M17 0c-23 0-23 35 0 35s23-35 0-35z">
            <text:p/>
          </draw:path>
          <draw:path draw:style-name="gr8" draw:text-style-name="P7" draw:layer="layout" svg:width="0.034cm" svg:height="0.034cm" svg:x="5.985cm" svg:y="18.072cm" svg:viewBox="0 0 35 35" svg:d="M17 0c-23 0-23 35 0 35s23-35 0-35z">
            <text:p/>
          </draw:path>
          <draw:path draw:style-name="gr8" draw:text-style-name="P7" draw:layer="layout" svg:width="0.034cm" svg:height="0.035cm" svg:x="5.985cm" svg:y="18.574cm" svg:viewBox="0 0 35 36" svg:d="M17 0c-23 0-23 36 0 36s23-36 0-36z">
            <text:p/>
          </draw:path>
          <draw:path draw:style-name="gr8" draw:text-style-name="P7" draw:layer="layout" svg:width="0.034cm" svg:height="0.034cm" svg:x="5.985cm" svg:y="19.077cm" svg:viewBox="0 0 35 35" svg:d="M17 0c-23 0-23 35 0 35s23-35 0-35z">
            <text:p/>
          </draw:path>
          <draw:path draw:style-name="gr8" draw:text-style-name="P7" draw:layer="layout" svg:width="0.034cm" svg:height="0.034cm" svg:x="5.985cm" svg:y="19.579cm" svg:viewBox="0 0 35 35" svg:d="M17 0c-23 0-23 35 0 35s23-35 0-35z">
            <text:p/>
          </draw:path>
          <draw:path draw:style-name="gr8" draw:text-style-name="P7" draw:layer="layout" svg:width="0.034cm" svg:height="0.034cm" svg:x="5.985cm" svg:y="20.081cm" svg:viewBox="0 0 35 35" svg:d="M17 0c-23 0-23 35 0 35s23-35 0-35z">
            <text:p/>
          </draw:path>
          <draw:path draw:style-name="gr8" draw:text-style-name="P7" draw:layer="layout" svg:width="0.034cm" svg:height="0.034cm" svg:x="5.985cm" svg:y="20.583cm" svg:viewBox="0 0 35 35" svg:d="M17 0c-23 0-23 35 0 35s23-35 0-35z">
            <text:p/>
          </draw:path>
          <draw:path draw:style-name="gr8" draw:text-style-name="P7" draw:layer="layout" svg:width="0.033cm" svg:height="0.035cm" svg:x="6.484cm" svg:y="15.561cm" svg:viewBox="0 0 34 36" svg:d="M17 0c-23 0-23 36 0 36 22 0 22-36 0-36z">
            <text:p/>
          </draw:path>
          <draw:path draw:style-name="gr8" draw:text-style-name="P7" draw:layer="layout" svg:width="0.033cm" svg:height="0.034cm" svg:x="6.484cm" svg:y="16.064cm" svg:viewBox="0 0 34 35" svg:d="M17 0c-23 0-23 35 0 35 22 0 22-35 0-35z">
            <text:p/>
          </draw:path>
          <draw:path draw:style-name="gr8" draw:text-style-name="P7" draw:layer="layout" svg:width="0.033cm" svg:height="0.034cm" svg:x="6.484cm" svg:y="16.566cm" svg:viewBox="0 0 34 35" svg:d="M17 0c-23 0-23 35 0 35 22 0 22-35 0-35z">
            <text:p/>
          </draw:path>
          <draw:path draw:style-name="gr8" draw:text-style-name="P7" draw:layer="layout" svg:width="0.033cm" svg:height="0.034cm" svg:x="6.484cm" svg:y="17.068cm" svg:viewBox="0 0 34 35" svg:d="M17 0c-23 0-23 35 0 35 22 0 22-35 0-35z">
            <text:p/>
          </draw:path>
          <draw:path draw:style-name="gr8" draw:text-style-name="P7" draw:layer="layout" svg:width="0.033cm" svg:height="0.034cm" svg:x="6.484cm" svg:y="17.57cm" svg:viewBox="0 0 34 35" svg:d="M17 0c-23 0-23 35 0 35 22 0 22-35 0-35z">
            <text:p/>
          </draw:path>
          <draw:path draw:style-name="gr8" draw:text-style-name="P7" draw:layer="layout" svg:width="0.033cm" svg:height="0.034cm" svg:x="6.484cm" svg:y="18.072cm" svg:viewBox="0 0 34 35" svg:d="M17 0c-23 0-23 35 0 35 22 0 22-35 0-35z">
            <text:p/>
          </draw:path>
          <draw:path draw:style-name="gr8" draw:text-style-name="P7" draw:layer="layout" svg:width="0.033cm" svg:height="0.035cm" svg:x="6.484cm" svg:y="18.574cm" svg:viewBox="0 0 34 36" svg:d="M17 0c-23 0-23 36 0 36 22 0 22-36 0-36z">
            <text:p/>
          </draw:path>
          <draw:path draw:style-name="gr8" draw:text-style-name="P7" draw:layer="layout" svg:width="0.033cm" svg:height="0.034cm" svg:x="6.484cm" svg:y="19.077cm" svg:viewBox="0 0 34 35" svg:d="M17 0c-23 0-23 35 0 35 22 0 22-35 0-35z">
            <text:p/>
          </draw:path>
          <draw:path draw:style-name="gr8" draw:text-style-name="P7" draw:layer="layout" svg:width="0.033cm" svg:height="0.034cm" svg:x="6.484cm" svg:y="19.579cm" svg:viewBox="0 0 34 35" svg:d="M17 0c-23 0-23 35 0 35 22 0 22-35 0-35z">
            <text:p/>
          </draw:path>
          <draw:path draw:style-name="gr8" draw:text-style-name="P7" draw:layer="layout" svg:width="0.033cm" svg:height="0.034cm" svg:x="6.484cm" svg:y="20.081cm" svg:viewBox="0 0 34 35" svg:d="M17 0c-23 0-23 35 0 35 22 0 22-35 0-35z">
            <text:p/>
          </draw:path>
          <draw:path draw:style-name="gr8" draw:text-style-name="P7" draw:layer="layout" svg:width="0.033cm" svg:height="0.034cm" svg:x="6.484cm" svg:y="20.583cm" svg:viewBox="0 0 34 35" svg:d="M17 0c-23 0-23 35 0 35 22 0 22-35 0-35z">
            <text:p/>
          </draw:path>
          <draw:path draw:style-name="gr8" draw:text-style-name="P7" draw:layer="layout" svg:width="0.032cm" svg:height="0.035cm" svg:x="6.982cm" svg:y="15.561cm" svg:viewBox="0 0 33 36" svg:d="M16 0c-21 0-21 36 0 36 23 0 23-36 0-36z">
            <text:p/>
          </draw:path>
          <draw:path draw:style-name="gr8" draw:text-style-name="P7" draw:layer="layout" svg:width="0.032cm" svg:height="0.034cm" svg:x="6.982cm" svg:y="16.064cm" svg:viewBox="0 0 33 35" svg:d="M16 0c-21 0-21 35 0 35 23 0 23-35 0-35z">
            <text:p/>
          </draw:path>
          <draw:path draw:style-name="gr8" draw:text-style-name="P7" draw:layer="layout" svg:width="0.032cm" svg:height="0.034cm" svg:x="6.982cm" svg:y="16.566cm" svg:viewBox="0 0 33 35" svg:d="M16 0c-21 0-21 35 0 35 23 0 23-35 0-35z">
            <text:p/>
          </draw:path>
          <draw:path draw:style-name="gr8" draw:text-style-name="P7" draw:layer="layout" svg:width="0.032cm" svg:height="0.034cm" svg:x="6.982cm" svg:y="17.068cm" svg:viewBox="0 0 33 35" svg:d="M16 0c-21 0-21 35 0 35 23 0 23-35 0-35z">
            <text:p/>
          </draw:path>
          <draw:path draw:style-name="gr8" draw:text-style-name="P7" draw:layer="layout" svg:width="0.032cm" svg:height="0.034cm" svg:x="6.982cm" svg:y="17.57cm" svg:viewBox="0 0 33 35" svg:d="M16 0c-21 0-21 35 0 35 23 0 23-35 0-35z">
            <text:p/>
          </draw:path>
          <draw:path draw:style-name="gr8" draw:text-style-name="P7" draw:layer="layout" svg:width="0.032cm" svg:height="0.034cm" svg:x="6.982cm" svg:y="18.072cm" svg:viewBox="0 0 33 35" svg:d="M16 0c-21 0-21 35 0 35 23 0 23-35 0-35z">
            <text:p/>
          </draw:path>
          <draw:path draw:style-name="gr8" draw:text-style-name="P7" draw:layer="layout" svg:width="0.032cm" svg:height="0.035cm" svg:x="6.982cm" svg:y="18.574cm" svg:viewBox="0 0 33 36" svg:d="M16 0c-21 0-21 36 0 36 23 0 23-36 0-36z">
            <text:p/>
          </draw:path>
          <draw:path draw:style-name="gr8" draw:text-style-name="P7" draw:layer="layout" svg:width="0.032cm" svg:height="0.034cm" svg:x="6.982cm" svg:y="19.077cm" svg:viewBox="0 0 33 35" svg:d="M16 0c-21 0-21 35 0 35 23 0 23-35 0-35z">
            <text:p/>
          </draw:path>
          <draw:path draw:style-name="gr8" draw:text-style-name="P7" draw:layer="layout" svg:width="0.032cm" svg:height="0.034cm" svg:x="6.982cm" svg:y="19.579cm" svg:viewBox="0 0 33 35" svg:d="M16 0c-21 0-21 35 0 35 23 0 23-35 0-35z">
            <text:p/>
          </draw:path>
          <draw:path draw:style-name="gr8" draw:text-style-name="P7" draw:layer="layout" svg:width="0.032cm" svg:height="0.034cm" svg:x="6.982cm" svg:y="20.081cm" svg:viewBox="0 0 33 35" svg:d="M16 0c-21 0-21 35 0 35 23 0 23-35 0-35z">
            <text:p/>
          </draw:path>
          <draw:path draw:style-name="gr8" draw:text-style-name="P7" draw:layer="layout" svg:width="0.032cm" svg:height="0.034cm" svg:x="6.982cm" svg:y="20.583cm" svg:viewBox="0 0 33 35" svg:d="M16 0c-21 0-21 35 0 35 23 0 23-35 0-35z">
            <text:p/>
          </draw:path>
          <draw:path draw:style-name="gr8" draw:text-style-name="P7" draw:layer="layout" svg:width="0.032cm" svg:height="0.035cm" svg:x="7.481cm" svg:y="15.561cm" svg:viewBox="0 0 33 36" svg:d="M16 0c-21 0-21 36 0 36 23 0 23-36 0-36z">
            <text:p/>
          </draw:path>
          <draw:path draw:style-name="gr8" draw:text-style-name="P7" draw:layer="layout" svg:width="0.032cm" svg:height="0.034cm" svg:x="7.481cm" svg:y="16.064cm" svg:viewBox="0 0 33 35" svg:d="M16 0c-21 0-21 35 0 35 23 0 23-35 0-35z">
            <text:p/>
          </draw:path>
          <draw:path draw:style-name="gr8" draw:text-style-name="P7" draw:layer="layout" svg:width="0.032cm" svg:height="0.034cm" svg:x="7.481cm" svg:y="16.566cm" svg:viewBox="0 0 33 35" svg:d="M16 0c-21 0-21 35 0 35 23 0 23-35 0-35z">
            <text:p/>
          </draw:path>
          <draw:path draw:style-name="gr8" draw:text-style-name="P7" draw:layer="layout" svg:width="0.032cm" svg:height="0.034cm" svg:x="7.481cm" svg:y="17.068cm" svg:viewBox="0 0 33 35" svg:d="M16 0c-21 0-21 35 0 35 23 0 23-35 0-35z">
            <text:p/>
          </draw:path>
          <draw:path draw:style-name="gr8" draw:text-style-name="P7" draw:layer="layout" svg:width="0.032cm" svg:height="0.034cm" svg:x="7.481cm" svg:y="17.57cm" svg:viewBox="0 0 33 35" svg:d="M16 0c-21 0-21 35 0 35 23 0 23-35 0-35z">
            <text:p/>
          </draw:path>
          <draw:path draw:style-name="gr8" draw:text-style-name="P7" draw:layer="layout" svg:width="0.032cm" svg:height="0.034cm" svg:x="7.481cm" svg:y="18.072cm" svg:viewBox="0 0 33 35" svg:d="M16 0c-21 0-21 35 0 35 23 0 23-35 0-35z">
            <text:p/>
          </draw:path>
          <draw:path draw:style-name="gr8" draw:text-style-name="P7" draw:layer="layout" svg:width="0.032cm" svg:height="0.035cm" svg:x="7.481cm" svg:y="18.574cm" svg:viewBox="0 0 33 36" svg:d="M16 0c-21 0-21 36 0 36 23 0 23-36 0-36z">
            <text:p/>
          </draw:path>
          <draw:path draw:style-name="gr8" draw:text-style-name="P7" draw:layer="layout" svg:width="0.032cm" svg:height="0.034cm" svg:x="7.481cm" svg:y="19.077cm" svg:viewBox="0 0 33 35" svg:d="M16 0c-21 0-21 35 0 35 23 0 23-35 0-35z">
            <text:p/>
          </draw:path>
          <draw:path draw:style-name="gr8" draw:text-style-name="P7" draw:layer="layout" svg:width="0.032cm" svg:height="0.034cm" svg:x="7.481cm" svg:y="19.579cm" svg:viewBox="0 0 33 35" svg:d="M16 0c-21 0-21 35 0 35 23 0 23-35 0-35z">
            <text:p/>
          </draw:path>
          <draw:path draw:style-name="gr8" draw:text-style-name="P7" draw:layer="layout" svg:width="0.032cm" svg:height="0.034cm" svg:x="7.481cm" svg:y="20.081cm" svg:viewBox="0 0 33 35" svg:d="M16 0c-21 0-21 35 0 35 23 0 23-35 0-35z">
            <text:p/>
          </draw:path>
          <draw:path draw:style-name="gr8" draw:text-style-name="P7" draw:layer="layout" svg:width="0.032cm" svg:height="0.034cm" svg:x="7.481cm" svg:y="20.583cm" svg:viewBox="0 0 33 35" svg:d="M16 0c-21 0-21 35 0 35 23 0 23-35 0-35z">
            <text:p/>
          </draw:path>
          <draw:path draw:style-name="gr8" draw:text-style-name="P7" draw:layer="layout" svg:width="0.034cm" svg:height="0.035cm" svg:x="7.979cm" svg:y="15.561cm" svg:viewBox="0 0 35 36" svg:d="M17 0c-23 0-23 36 0 36s23-36 0-36z">
            <text:p/>
          </draw:path>
          <draw:path draw:style-name="gr8" draw:text-style-name="P7" draw:layer="layout" svg:width="0.034cm" svg:height="0.034cm" svg:x="7.979cm" svg:y="16.064cm" svg:viewBox="0 0 35 35" svg:d="M17 0c-23 0-23 35 0 35s23-35 0-35z">
            <text:p/>
          </draw:path>
          <draw:path draw:style-name="gr8" draw:text-style-name="P7" draw:layer="layout" svg:width="0.034cm" svg:height="0.034cm" svg:x="7.979cm" svg:y="16.566cm" svg:viewBox="0 0 35 35" svg:d="M17 0c-23 0-23 35 0 35s23-35 0-35z">
            <text:p/>
          </draw:path>
          <draw:path draw:style-name="gr8" draw:text-style-name="P7" draw:layer="layout" svg:width="0.034cm" svg:height="0.034cm" svg:x="7.979cm" svg:y="17.068cm" svg:viewBox="0 0 35 35" svg:d="M17 0c-23 0-23 35 0 35s23-35 0-35z">
            <text:p/>
          </draw:path>
          <draw:path draw:style-name="gr8" draw:text-style-name="P7" draw:layer="layout" svg:width="0.034cm" svg:height="0.034cm" svg:x="7.979cm" svg:y="17.57cm" svg:viewBox="0 0 35 35" svg:d="M17 0c-23 0-23 35 0 35s23-35 0-35z">
            <text:p/>
          </draw:path>
          <draw:path draw:style-name="gr8" draw:text-style-name="P7" draw:layer="layout" svg:width="0.034cm" svg:height="0.034cm" svg:x="7.979cm" svg:y="18.072cm" svg:viewBox="0 0 35 35" svg:d="M17 0c-23 0-23 35 0 35s23-35 0-35z">
            <text:p/>
          </draw:path>
          <draw:path draw:style-name="gr8" draw:text-style-name="P7" draw:layer="layout" svg:width="0.034cm" svg:height="0.035cm" svg:x="7.979cm" svg:y="18.574cm" svg:viewBox="0 0 35 36" svg:d="M17 0c-23 0-23 36 0 36s23-36 0-36z">
            <text:p/>
          </draw:path>
          <draw:path draw:style-name="gr8" draw:text-style-name="P7" draw:layer="layout" svg:width="0.034cm" svg:height="0.034cm" svg:x="7.979cm" svg:y="19.077cm" svg:viewBox="0 0 35 35" svg:d="M17 0c-23 0-23 35 0 35s23-35 0-35z">
            <text:p/>
          </draw:path>
          <draw:path draw:style-name="gr8" draw:text-style-name="P7" draw:layer="layout" svg:width="0.034cm" svg:height="0.034cm" svg:x="7.979cm" svg:y="19.579cm" svg:viewBox="0 0 35 35" svg:d="M17 0c-23 0-23 35 0 35s23-35 0-35z">
            <text:p/>
          </draw:path>
          <draw:path draw:style-name="gr8" draw:text-style-name="P7" draw:layer="layout" svg:width="0.034cm" svg:height="0.034cm" svg:x="7.979cm" svg:y="20.081cm" svg:viewBox="0 0 35 35" svg:d="M17 0c-23 0-23 35 0 35s23-35 0-35z">
            <text:p/>
          </draw:path>
          <draw:path draw:style-name="gr8" draw:text-style-name="P7" draw:layer="layout" svg:width="0.034cm" svg:height="0.034cm" svg:x="7.979cm" svg:y="20.583cm" svg:viewBox="0 0 35 35" svg:d="M17 0c-23 0-23 35 0 35s23-35 0-35z">
            <text:p/>
          </draw:path>
          <draw:path draw:style-name="gr8" draw:text-style-name="P7" draw:layer="layout" svg:width="0.033cm" svg:height="0.035cm" svg:x="8.479cm" svg:y="15.561cm" svg:viewBox="0 0 34 36" svg:d="M17 0c-22 0-23 36 0 36s23-36 0-36z">
            <text:p/>
          </draw:path>
          <draw:path draw:style-name="gr8" draw:text-style-name="P7" draw:layer="layout" svg:width="0.033cm" svg:height="0.034cm" svg:x="8.479cm" svg:y="16.064cm" svg:viewBox="0 0 34 35" svg:d="M17 0c-22 0-23 35 0 35s23-35 0-35z">
            <text:p/>
          </draw:path>
          <draw:path draw:style-name="gr8" draw:text-style-name="P7" draw:layer="layout" svg:width="0.033cm" svg:height="0.034cm" svg:x="8.479cm" svg:y="16.566cm" svg:viewBox="0 0 34 35" svg:d="M17 0c-22 0-23 35 0 35s23-35 0-35z">
            <text:p/>
          </draw:path>
          <draw:path draw:style-name="gr8" draw:text-style-name="P7" draw:layer="layout" svg:width="0.033cm" svg:height="0.034cm" svg:x="8.479cm" svg:y="17.068cm" svg:viewBox="0 0 34 35" svg:d="M17 0c-22 0-23 35 0 35s23-35 0-35z">
            <text:p/>
          </draw:path>
          <draw:path draw:style-name="gr8" draw:text-style-name="P7" draw:layer="layout" svg:width="0.033cm" svg:height="0.034cm" svg:x="8.479cm" svg:y="17.57cm" svg:viewBox="0 0 34 35" svg:d="M17 0c-22 0-23 35 0 35s23-35 0-35z">
            <text:p/>
          </draw:path>
          <draw:path draw:style-name="gr8" draw:text-style-name="P7" draw:layer="layout" svg:width="0.033cm" svg:height="0.034cm" svg:x="8.479cm" svg:y="18.072cm" svg:viewBox="0 0 34 35" svg:d="M17 0c-22 0-23 35 0 35s23-35 0-35z">
            <text:p/>
          </draw:path>
          <draw:path draw:style-name="gr8" draw:text-style-name="P7" draw:layer="layout" svg:width="0.033cm" svg:height="0.035cm" svg:x="8.479cm" svg:y="18.574cm" svg:viewBox="0 0 34 36" svg:d="M17 0c-22 0-23 36 0 36s23-36 0-36z">
            <text:p/>
          </draw:path>
          <draw:path draw:style-name="gr8" draw:text-style-name="P7" draw:layer="layout" svg:width="0.033cm" svg:height="0.034cm" svg:x="8.479cm" svg:y="19.077cm" svg:viewBox="0 0 34 35" svg:d="M17 0c-22 0-23 35 0 35s23-35 0-35z">
            <text:p/>
          </draw:path>
          <draw:path draw:style-name="gr8" draw:text-style-name="P7" draw:layer="layout" svg:width="0.033cm" svg:height="0.034cm" svg:x="8.479cm" svg:y="19.579cm" svg:viewBox="0 0 34 35" svg:d="M17 0c-22 0-23 35 0 35s23-35 0-35z">
            <text:p/>
          </draw:path>
          <draw:path draw:style-name="gr8" draw:text-style-name="P7" draw:layer="layout" svg:width="0.033cm" svg:height="0.034cm" svg:x="8.479cm" svg:y="20.081cm" svg:viewBox="0 0 34 35" svg:d="M17 0c-22 0-23 35 0 35s23-35 0-35z">
            <text:p/>
          </draw:path>
          <draw:path draw:style-name="gr8" draw:text-style-name="P7" draw:layer="layout" svg:width="0.033cm" svg:height="0.034cm" svg:x="8.479cm" svg:y="20.583cm" svg:viewBox="0 0 34 35" svg:d="M17 0c-22 0-23 35 0 35s23-35 0-35z">
            <text:p/>
          </draw:path>
          <draw:path draw:style-name="gr8" draw:text-style-name="P7" draw:layer="layout" svg:width="0.033cm" svg:height="0.035cm" svg:x="8.977cm" svg:y="15.561cm" svg:viewBox="0 0 34 36" svg:d="M17 0c-23 0-23 36 0 36 22 0 22-36 0-36z">
            <text:p/>
          </draw:path>
          <draw:path draw:style-name="gr8" draw:text-style-name="P7" draw:layer="layout" svg:width="0.033cm" svg:height="0.034cm" svg:x="8.977cm" svg:y="16.064cm" svg:viewBox="0 0 34 35" svg:d="M17 0c-23 0-23 35 0 35 22 0 22-35 0-35z">
            <text:p/>
          </draw:path>
          <draw:path draw:style-name="gr8" draw:text-style-name="P7" draw:layer="layout" svg:width="0.033cm" svg:height="0.034cm" svg:x="8.977cm" svg:y="16.566cm" svg:viewBox="0 0 34 35" svg:d="M17 0c-23 0-23 35 0 35 22 0 22-35 0-35z">
            <text:p/>
          </draw:path>
          <draw:path draw:style-name="gr8" draw:text-style-name="P7" draw:layer="layout" svg:width="0.033cm" svg:height="0.034cm" svg:x="8.977cm" svg:y="17.068cm" svg:viewBox="0 0 34 35" svg:d="M17 0c-23 0-23 35 0 35 22 0 22-35 0-35z">
            <text:p/>
          </draw:path>
          <draw:path draw:style-name="gr8" draw:text-style-name="P7" draw:layer="layout" svg:width="0.033cm" svg:height="0.034cm" svg:x="8.977cm" svg:y="17.57cm" svg:viewBox="0 0 34 35" svg:d="M17 0c-23 0-23 35 0 35 22 0 22-35 0-35z">
            <text:p/>
          </draw:path>
          <draw:path draw:style-name="gr8" draw:text-style-name="P7" draw:layer="layout" svg:width="0.033cm" svg:height="0.034cm" svg:x="8.977cm" svg:y="18.072cm" svg:viewBox="0 0 34 35" svg:d="M17 0c-23 0-23 35 0 35 22 0 22-35 0-35z">
            <text:p/>
          </draw:path>
          <draw:path draw:style-name="gr8" draw:text-style-name="P7" draw:layer="layout" svg:width="0.033cm" svg:height="0.035cm" svg:x="8.977cm" svg:y="18.574cm" svg:viewBox="0 0 34 36" svg:d="M17 0c-23 0-23 36 0 36 22 0 22-36 0-36z">
            <text:p/>
          </draw:path>
          <draw:path draw:style-name="gr8" draw:text-style-name="P7" draw:layer="layout" svg:width="0.033cm" svg:height="0.034cm" svg:x="8.977cm" svg:y="19.077cm" svg:viewBox="0 0 34 35" svg:d="M17 0c-23 0-23 35 0 35 22 0 22-35 0-35z">
            <text:p/>
          </draw:path>
          <draw:path draw:style-name="gr8" draw:text-style-name="P7" draw:layer="layout" svg:width="0.033cm" svg:height="0.034cm" svg:x="8.977cm" svg:y="19.579cm" svg:viewBox="0 0 34 35" svg:d="M17 0c-23 0-23 35 0 35 22 0 22-35 0-35z">
            <text:p/>
          </draw:path>
          <draw:path draw:style-name="gr8" draw:text-style-name="P7" draw:layer="layout" svg:width="0.033cm" svg:height="0.034cm" svg:x="8.977cm" svg:y="20.081cm" svg:viewBox="0 0 34 35" svg:d="M17 0c-23 0-23 35 0 35 22 0 22-35 0-35z">
            <text:p/>
          </draw:path>
          <draw:path draw:style-name="gr8" draw:text-style-name="P7" draw:layer="layout" svg:width="0.033cm" svg:height="0.034cm" svg:x="8.977cm" svg:y="20.583cm" svg:viewBox="0 0 34 35" svg:d="M17 0c-23 0-23 35 0 35 22 0 22-35 0-35z">
            <text:p/>
          </draw:path>
          <draw:path draw:style-name="gr8" draw:text-style-name="P7" draw:layer="layout" svg:width="0.034cm" svg:height="0.035cm" svg:x="9.476cm" svg:y="15.561cm" svg:viewBox="0 0 35 36" svg:d="M17 0c-23 0-23 36 0 36s23-36 0-36z">
            <text:p/>
          </draw:path>
          <draw:path draw:style-name="gr8" draw:text-style-name="P7" draw:layer="layout" svg:width="0.034cm" svg:height="0.034cm" svg:x="9.476cm" svg:y="16.064cm" svg:viewBox="0 0 35 35" svg:d="M17 0c-23 0-23 35 0 35s23-35 0-35z">
            <text:p/>
          </draw:path>
          <draw:path draw:style-name="gr8" draw:text-style-name="P7" draw:layer="layout" svg:width="0.034cm" svg:height="0.034cm" svg:x="9.476cm" svg:y="16.566cm" svg:viewBox="0 0 35 35" svg:d="M17 0c-23 0-23 35 0 35s23-35 0-35z">
            <text:p/>
          </draw:path>
          <draw:path draw:style-name="gr8" draw:text-style-name="P7" draw:layer="layout" svg:width="0.034cm" svg:height="0.034cm" svg:x="9.476cm" svg:y="17.068cm" svg:viewBox="0 0 35 35" svg:d="M17 0c-23 0-23 35 0 35s23-35 0-35z">
            <text:p/>
          </draw:path>
          <draw:path draw:style-name="gr8" draw:text-style-name="P7" draw:layer="layout" svg:width="0.034cm" svg:height="0.034cm" svg:x="9.476cm" svg:y="17.57cm" svg:viewBox="0 0 35 35" svg:d="M17 0c-23 0-23 35 0 35s23-35 0-35z">
            <text:p/>
          </draw:path>
          <draw:path draw:style-name="gr8" draw:text-style-name="P7" draw:layer="layout" svg:width="0.034cm" svg:height="0.034cm" svg:x="9.476cm" svg:y="18.072cm" svg:viewBox="0 0 35 35" svg:d="M17 0c-23 0-23 35 0 35s23-35 0-35z">
            <text:p/>
          </draw:path>
          <draw:path draw:style-name="gr8" draw:text-style-name="P7" draw:layer="layout" svg:width="0.034cm" svg:height="0.035cm" svg:x="9.476cm" svg:y="18.574cm" svg:viewBox="0 0 35 36" svg:d="M17 0c-23 0-23 36 0 36s23-36 0-36z">
            <text:p/>
          </draw:path>
          <draw:path draw:style-name="gr8" draw:text-style-name="P7" draw:layer="layout" svg:width="0.034cm" svg:height="0.034cm" svg:x="9.476cm" svg:y="19.077cm" svg:viewBox="0 0 35 35" svg:d="M17 0c-23 0-23 35 0 35s23-35 0-35z">
            <text:p/>
          </draw:path>
          <draw:path draw:style-name="gr8" draw:text-style-name="P7" draw:layer="layout" svg:width="0.034cm" svg:height="0.034cm" svg:x="9.476cm" svg:y="19.579cm" svg:viewBox="0 0 35 35" svg:d="M17 0c-23 0-23 35 0 35s23-35 0-35z">
            <text:p/>
          </draw:path>
          <draw:path draw:style-name="gr8" draw:text-style-name="P7" draw:layer="layout" svg:width="0.034cm" svg:height="0.034cm" svg:x="9.476cm" svg:y="20.081cm" svg:viewBox="0 0 35 35" svg:d="M17 0c-23 0-23 35 0 35s23-35 0-35z">
            <text:p/>
          </draw:path>
          <draw:path draw:style-name="gr8" draw:text-style-name="P7" draw:layer="layout" svg:width="0.034cm" svg:height="0.034cm" svg:x="9.476cm" svg:y="20.583cm" svg:viewBox="0 0 35 35" svg:d="M17 0c-23 0-23 35 0 35s23-35 0-35z">
            <text:p/>
          </draw:path>
          <draw:path draw:style-name="gr8" draw:text-style-name="P7" draw:layer="layout" svg:width="0.034cm" svg:height="0.035cm" svg:x="9.975cm" svg:y="15.561cm" svg:viewBox="0 0 35 36" svg:d="M17 0c-23 0-23 36 0 36s23-36 0-36z">
            <text:p/>
          </draw:path>
          <draw:path draw:style-name="gr8" draw:text-style-name="P7" draw:layer="layout" svg:width="0.034cm" svg:height="0.034cm" svg:x="9.975cm" svg:y="16.064cm" svg:viewBox="0 0 35 35" svg:d="M17 0c-23 0-23 35 0 35s23-35 0-35z">
            <text:p/>
          </draw:path>
          <draw:path draw:style-name="gr8" draw:text-style-name="P7" draw:layer="layout" svg:width="0.034cm" svg:height="0.034cm" svg:x="9.975cm" svg:y="16.566cm" svg:viewBox="0 0 35 35" svg:d="M17 0c-23 0-23 35 0 35s23-35 0-35z">
            <text:p/>
          </draw:path>
          <draw:path draw:style-name="gr8" draw:text-style-name="P7" draw:layer="layout" svg:width="0.034cm" svg:height="0.034cm" svg:x="9.975cm" svg:y="17.068cm" svg:viewBox="0 0 35 35" svg:d="M17 0c-23 0-23 35 0 35s23-35 0-35z">
            <text:p/>
          </draw:path>
          <draw:path draw:style-name="gr8" draw:text-style-name="P7" draw:layer="layout" svg:width="0.034cm" svg:height="0.034cm" svg:x="9.975cm" svg:y="17.57cm" svg:viewBox="0 0 35 35" svg:d="M17 0c-23 0-23 35 0 35s23-35 0-35z">
            <text:p/>
          </draw:path>
          <draw:path draw:style-name="gr8" draw:text-style-name="P7" draw:layer="layout" svg:width="0.034cm" svg:height="0.034cm" svg:x="9.975cm" svg:y="18.072cm" svg:viewBox="0 0 35 35" svg:d="M17 0c-23 0-23 35 0 35s23-35 0-35z">
            <text:p/>
          </draw:path>
          <draw:path draw:style-name="gr8" draw:text-style-name="P7" draw:layer="layout" svg:width="0.034cm" svg:height="0.035cm" svg:x="9.975cm" svg:y="18.574cm" svg:viewBox="0 0 35 36" svg:d="M17 0c-23 0-23 36 0 36s23-36 0-36z">
            <text:p/>
          </draw:path>
          <draw:path draw:style-name="gr8" draw:text-style-name="P7" draw:layer="layout" svg:width="0.034cm" svg:height="0.034cm" svg:x="9.975cm" svg:y="19.077cm" svg:viewBox="0 0 35 35" svg:d="M17 0c-23 0-23 35 0 35s23-35 0-35z">
            <text:p/>
          </draw:path>
          <draw:path draw:style-name="gr8" draw:text-style-name="P7" draw:layer="layout" svg:width="0.034cm" svg:height="0.034cm" svg:x="9.975cm" svg:y="19.579cm" svg:viewBox="0 0 35 35" svg:d="M17 0c-23 0-23 35 0 35s23-35 0-35z">
            <text:p/>
          </draw:path>
          <draw:path draw:style-name="gr8" draw:text-style-name="P7" draw:layer="layout" svg:width="0.034cm" svg:height="0.034cm" svg:x="9.975cm" svg:y="20.081cm" svg:viewBox="0 0 35 35" svg:d="M17 0c-23 0-23 35 0 35s23-35 0-35z">
            <text:p/>
          </draw:path>
          <draw:path draw:style-name="gr8" draw:text-style-name="P7" draw:layer="layout" svg:width="0.034cm" svg:height="0.034cm" svg:x="9.975cm" svg:y="20.583cm" svg:viewBox="0 0 35 35" svg:d="M17 0c-23 0-23 35 0 35s23-35 0-35z">
            <text:p/>
          </draw:path>
          <draw:path draw:style-name="gr8" draw:text-style-name="P7" draw:layer="layout" svg:width="0.032cm" svg:height="0.035cm" svg:x="10.474cm" svg:y="15.561cm" svg:viewBox="0 0 33 36" svg:d="M16 0c-21 0-21 36 0 36 23 0 23-36 0-36z">
            <text:p/>
          </draw:path>
          <draw:path draw:style-name="gr8" draw:text-style-name="P7" draw:layer="layout" svg:width="0.032cm" svg:height="0.034cm" svg:x="10.474cm" svg:y="16.064cm" svg:viewBox="0 0 33 35" svg:d="M16 0c-21 0-21 35 0 35 23 0 23-35 0-35z">
            <text:p/>
          </draw:path>
          <draw:path draw:style-name="gr8" draw:text-style-name="P7" draw:layer="layout" svg:width="0.032cm" svg:height="0.034cm" svg:x="10.474cm" svg:y="16.566cm" svg:viewBox="0 0 33 35" svg:d="M16 0c-21 0-21 35 0 35 23 0 23-35 0-35z">
            <text:p/>
          </draw:path>
          <draw:path draw:style-name="gr8" draw:text-style-name="P7" draw:layer="layout" svg:width="0.032cm" svg:height="0.034cm" svg:x="10.474cm" svg:y="17.068cm" svg:viewBox="0 0 33 35" svg:d="M16 0c-21 0-21 35 0 35 23 0 23-35 0-35z">
            <text:p/>
          </draw:path>
          <draw:path draw:style-name="gr8" draw:text-style-name="P7" draw:layer="layout" svg:width="0.032cm" svg:height="0.034cm" svg:x="10.474cm" svg:y="17.57cm" svg:viewBox="0 0 33 35" svg:d="M16 0c-21 0-21 35 0 35 23 0 23-35 0-35z">
            <text:p/>
          </draw:path>
          <draw:path draw:style-name="gr8" draw:text-style-name="P7" draw:layer="layout" svg:width="0.032cm" svg:height="0.034cm" svg:x="10.474cm" svg:y="18.072cm" svg:viewBox="0 0 33 35" svg:d="M16 0c-21 0-21 35 0 35 23 0 23-35 0-35z">
            <text:p/>
          </draw:path>
          <draw:path draw:style-name="gr8" draw:text-style-name="P7" draw:layer="layout" svg:width="0.032cm" svg:height="0.035cm" svg:x="10.474cm" svg:y="18.574cm" svg:viewBox="0 0 33 36" svg:d="M16 0c-21 0-21 36 0 36 23 0 23-36 0-36z">
            <text:p/>
          </draw:path>
          <draw:path draw:style-name="gr8" draw:text-style-name="P7" draw:layer="layout" svg:width="0.032cm" svg:height="0.034cm" svg:x="10.474cm" svg:y="19.077cm" svg:viewBox="0 0 33 35" svg:d="M16 0c-21 0-21 35 0 35 23 0 23-35 0-35z">
            <text:p/>
          </draw:path>
          <draw:path draw:style-name="gr8" draw:text-style-name="P7" draw:layer="layout" svg:width="0.032cm" svg:height="0.034cm" svg:x="10.474cm" svg:y="19.579cm" svg:viewBox="0 0 33 35" svg:d="M16 0c-21 0-21 35 0 35 23 0 23-35 0-35z">
            <text:p/>
          </draw:path>
          <draw:path draw:style-name="gr8" draw:text-style-name="P7" draw:layer="layout" svg:width="0.032cm" svg:height="0.034cm" svg:x="10.474cm" svg:y="20.081cm" svg:viewBox="0 0 33 35" svg:d="M16 0c-21 0-21 35 0 35 23 0 23-35 0-35z">
            <text:p/>
          </draw:path>
          <draw:path draw:style-name="gr8" draw:text-style-name="P7" draw:layer="layout" svg:width="0.032cm" svg:height="0.034cm" svg:x="10.474cm" svg:y="20.583cm" svg:viewBox="0 0 33 35" svg:d="M16 0c-21 0-21 35 0 35 23 0 23-35 0-35z">
            <text:p/>
          </draw:path>
          <draw:path draw:style-name="gr8" draw:text-style-name="P7" draw:layer="layout" svg:width="0.033cm" svg:height="0.035cm" svg:x="10.974cm" svg:y="15.561cm" svg:viewBox="0 0 34 36" svg:d="M17 0c-23 0-23 36 0 36 22 0 22-36 0-36z">
            <text:p/>
          </draw:path>
          <draw:path draw:style-name="gr8" draw:text-style-name="P7" draw:layer="layout" svg:width="0.033cm" svg:height="0.034cm" svg:x="10.974cm" svg:y="16.064cm" svg:viewBox="0 0 34 35" svg:d="M17 0c-23 0-23 35 0 35 22 0 22-35 0-35z">
            <text:p/>
          </draw:path>
          <draw:path draw:style-name="gr8" draw:text-style-name="P7" draw:layer="layout" svg:width="0.033cm" svg:height="0.034cm" svg:x="10.974cm" svg:y="16.566cm" svg:viewBox="0 0 34 35" svg:d="M17 0c-23 0-23 35 0 35 22 0 22-35 0-35z">
            <text:p/>
          </draw:path>
          <draw:path draw:style-name="gr8" draw:text-style-name="P7" draw:layer="layout" svg:width="0.033cm" svg:height="0.034cm" svg:x="10.974cm" svg:y="17.068cm" svg:viewBox="0 0 34 35" svg:d="M17 0c-23 0-23 35 0 35 22 0 22-35 0-35z">
            <text:p/>
          </draw:path>
          <draw:path draw:style-name="gr8" draw:text-style-name="P7" draw:layer="layout" svg:width="0.033cm" svg:height="0.034cm" svg:x="10.974cm" svg:y="17.57cm" svg:viewBox="0 0 34 35" svg:d="M17 0c-23 0-23 35 0 35 22 0 22-35 0-35z">
            <text:p/>
          </draw:path>
          <draw:path draw:style-name="gr8" draw:text-style-name="P7" draw:layer="layout" svg:width="0.033cm" svg:height="0.034cm" svg:x="10.974cm" svg:y="18.072cm" svg:viewBox="0 0 34 35" svg:d="M17 0c-23 0-23 35 0 35 22 0 22-35 0-35z">
            <text:p/>
          </draw:path>
          <draw:path draw:style-name="gr8" draw:text-style-name="P7" draw:layer="layout" svg:width="0.033cm" svg:height="0.035cm" svg:x="10.974cm" svg:y="18.574cm" svg:viewBox="0 0 34 36" svg:d="M17 0c-23 0-23 36 0 36 22 0 22-36 0-36z">
            <text:p/>
          </draw:path>
          <draw:path draw:style-name="gr8" draw:text-style-name="P7" draw:layer="layout" svg:width="0.033cm" svg:height="0.034cm" svg:x="10.974cm" svg:y="19.077cm" svg:viewBox="0 0 34 35" svg:d="M17 0c-23 0-23 35 0 35 22 0 22-35 0-35z">
            <text:p/>
          </draw:path>
          <draw:path draw:style-name="gr8" draw:text-style-name="P7" draw:layer="layout" svg:width="0.033cm" svg:height="0.034cm" svg:x="10.974cm" svg:y="19.579cm" svg:viewBox="0 0 34 35" svg:d="M17 0c-23 0-23 35 0 35 22 0 22-35 0-35z">
            <text:p/>
          </draw:path>
          <draw:path draw:style-name="gr8" draw:text-style-name="P7" draw:layer="layout" svg:width="0.033cm" svg:height="0.034cm" svg:x="10.974cm" svg:y="20.081cm" svg:viewBox="0 0 34 35" svg:d="M17 0c-23 0-23 35 0 35 22 0 22-35 0-35z">
            <text:p/>
          </draw:path>
          <draw:path draw:style-name="gr8" draw:text-style-name="P7" draw:layer="layout" svg:width="0.033cm" svg:height="0.034cm" svg:x="10.974cm" svg:y="20.583cm" svg:viewBox="0 0 34 35" svg:d="M17 0c-23 0-23 35 0 35 22 0 22-35 0-35z">
            <text:p/>
          </draw:path>
          <draw:path draw:style-name="gr8" draw:text-style-name="P7" draw:layer="layout" svg:width="0.033cm" svg:height="0.035cm" svg:x="11.472cm" svg:y="15.561cm" svg:viewBox="0 0 34 36" svg:d="M17 0c-23 0-23 36 0 36 22 0 22-36 0-36z">
            <text:p/>
          </draw:path>
          <draw:path draw:style-name="gr8" draw:text-style-name="P7" draw:layer="layout" svg:width="0.033cm" svg:height="0.034cm" svg:x="11.472cm" svg:y="16.064cm" svg:viewBox="0 0 34 35" svg:d="M17 0c-23 0-23 35 0 35 22 0 22-35 0-35z">
            <text:p/>
          </draw:path>
          <draw:path draw:style-name="gr8" draw:text-style-name="P7" draw:layer="layout" svg:width="0.033cm" svg:height="0.034cm" svg:x="11.472cm" svg:y="16.566cm" svg:viewBox="0 0 34 35" svg:d="M17 0c-23 0-23 35 0 35 22 0 22-35 0-35z">
            <text:p/>
          </draw:path>
          <draw:path draw:style-name="gr8" draw:text-style-name="P7" draw:layer="layout" svg:width="0.033cm" svg:height="0.034cm" svg:x="11.472cm" svg:y="17.068cm" svg:viewBox="0 0 34 35" svg:d="M17 0c-23 0-23 35 0 35 22 0 22-35 0-35z">
            <text:p/>
          </draw:path>
          <draw:path draw:style-name="gr8" draw:text-style-name="P7" draw:layer="layout" svg:width="0.033cm" svg:height="0.034cm" svg:x="11.472cm" svg:y="17.57cm" svg:viewBox="0 0 34 35" svg:d="M17 0c-23 0-23 35 0 35 22 0 22-35 0-35z">
            <text:p/>
          </draw:path>
          <draw:path draw:style-name="gr8" draw:text-style-name="P7" draw:layer="layout" svg:width="0.033cm" svg:height="0.034cm" svg:x="11.472cm" svg:y="18.072cm" svg:viewBox="0 0 34 35" svg:d="M17 0c-23 0-23 35 0 35 22 0 22-35 0-35z">
            <text:p/>
          </draw:path>
          <draw:path draw:style-name="gr8" draw:text-style-name="P7" draw:layer="layout" svg:width="0.033cm" svg:height="0.035cm" svg:x="11.472cm" svg:y="18.574cm" svg:viewBox="0 0 34 36" svg:d="M17 0c-23 0-23 36 0 36 22 0 22-36 0-36z">
            <text:p/>
          </draw:path>
          <draw:path draw:style-name="gr8" draw:text-style-name="P7" draw:layer="layout" svg:width="0.033cm" svg:height="0.034cm" svg:x="11.472cm" svg:y="19.077cm" svg:viewBox="0 0 34 35" svg:d="M17 0c-23 0-23 35 0 35 22 0 22-35 0-35z">
            <text:p/>
          </draw:path>
          <draw:path draw:style-name="gr8" draw:text-style-name="P7" draw:layer="layout" svg:width="0.033cm" svg:height="0.034cm" svg:x="11.472cm" svg:y="19.579cm" svg:viewBox="0 0 34 35" svg:d="M17 0c-23 0-23 35 0 35 22 0 22-35 0-35z">
            <text:p/>
          </draw:path>
          <draw:path draw:style-name="gr8" draw:text-style-name="P7" draw:layer="layout" svg:width="0.033cm" svg:height="0.034cm" svg:x="11.472cm" svg:y="20.081cm" svg:viewBox="0 0 34 35" svg:d="M17 0c-23 0-23 35 0 35 22 0 22-35 0-35z">
            <text:p/>
          </draw:path>
          <draw:path draw:style-name="gr8" draw:text-style-name="P7" draw:layer="layout" svg:width="0.033cm" svg:height="0.034cm" svg:x="11.472cm" svg:y="20.583cm" svg:viewBox="0 0 34 35" svg:d="M17 0c-23 0-23 35 0 35 22 0 22-35 0-35z">
            <text:p/>
          </draw:path>
          <draw:path draw:style-name="gr8" draw:text-style-name="P7" draw:layer="layout" svg:width="0.033cm" svg:height="0.035cm" svg:x="11.971cm" svg:y="15.561cm" svg:viewBox="0 0 34 36" svg:d="M17 0c-23 0-23 36 0 36 22 0 22-36 0-36z">
            <text:p/>
          </draw:path>
          <draw:path draw:style-name="gr8" draw:text-style-name="P7" draw:layer="layout" svg:width="0.033cm" svg:height="0.034cm" svg:x="11.971cm" svg:y="16.064cm" svg:viewBox="0 0 34 35" svg:d="M17 0c-23 0-23 35 0 35 22 0 22-35 0-35z">
            <text:p/>
          </draw:path>
          <draw:path draw:style-name="gr8" draw:text-style-name="P7" draw:layer="layout" svg:width="0.033cm" svg:height="0.034cm" svg:x="11.971cm" svg:y="16.566cm" svg:viewBox="0 0 34 35" svg:d="M17 0c-23 0-23 35 0 35 22 0 22-35 0-35z">
            <text:p/>
          </draw:path>
          <draw:path draw:style-name="gr8" draw:text-style-name="P7" draw:layer="layout" svg:width="0.033cm" svg:height="0.034cm" svg:x="11.971cm" svg:y="17.068cm" svg:viewBox="0 0 34 35" svg:d="M17 0c-23 0-23 35 0 35 22 0 22-35 0-35z">
            <text:p/>
          </draw:path>
          <draw:path draw:style-name="gr8" draw:text-style-name="P7" draw:layer="layout" svg:width="0.033cm" svg:height="0.034cm" svg:x="11.971cm" svg:y="17.57cm" svg:viewBox="0 0 34 35" svg:d="M17 0c-23 0-23 35 0 35 22 0 22-35 0-35z">
            <text:p/>
          </draw:path>
          <draw:path draw:style-name="gr8" draw:text-style-name="P7" draw:layer="layout" svg:width="0.033cm" svg:height="0.034cm" svg:x="11.971cm" svg:y="18.072cm" svg:viewBox="0 0 34 35" svg:d="M17 0c-23 0-23 35 0 35 22 0 22-35 0-35z">
            <text:p/>
          </draw:path>
          <draw:path draw:style-name="gr8" draw:text-style-name="P7" draw:layer="layout" svg:width="0.033cm" svg:height="0.035cm" svg:x="11.971cm" svg:y="18.574cm" svg:viewBox="0 0 34 36" svg:d="M17 0c-23 0-23 36 0 36 22 0 22-36 0-36z">
            <text:p/>
          </draw:path>
          <draw:path draw:style-name="gr8" draw:text-style-name="P7" draw:layer="layout" svg:width="0.033cm" svg:height="0.034cm" svg:x="11.971cm" svg:y="19.077cm" svg:viewBox="0 0 34 35" svg:d="M17 0c-23 0-23 35 0 35 22 0 22-35 0-35z">
            <text:p/>
          </draw:path>
          <draw:path draw:style-name="gr8" draw:text-style-name="P7" draw:layer="layout" svg:width="0.033cm" svg:height="0.034cm" svg:x="11.971cm" svg:y="19.579cm" svg:viewBox="0 0 34 35" svg:d="M17 0c-23 0-23 35 0 35 22 0 22-35 0-35z">
            <text:p/>
          </draw:path>
          <draw:path draw:style-name="gr8" draw:text-style-name="P7" draw:layer="layout" svg:width="0.033cm" svg:height="0.034cm" svg:x="11.971cm" svg:y="20.081cm" svg:viewBox="0 0 34 35" svg:d="M17 0c-23 0-23 35 0 35 22 0 22-35 0-35z">
            <text:p/>
          </draw:path>
          <draw:path draw:style-name="gr8" draw:text-style-name="P7" draw:layer="layout" svg:width="0.033cm" svg:height="0.034cm" svg:x="11.971cm" svg:y="20.583cm" svg:viewBox="0 0 34 35" svg:d="M17 0c-23 0-23 35 0 35 22 0 22-35 0-35z">
            <text:p/>
          </draw:path>
          <draw:path draw:style-name="gr8" draw:text-style-name="P7" draw:layer="layout" svg:width="0.034cm" svg:height="0.035cm" svg:x="12.469cm" svg:y="15.561cm" svg:viewBox="0 0 35 36" svg:d="M17 0c-23 0-23 36 0 36s23-36 0-36z">
            <text:p/>
          </draw:path>
          <draw:path draw:style-name="gr8" draw:text-style-name="P7" draw:layer="layout" svg:width="0.034cm" svg:height="0.034cm" svg:x="12.469cm" svg:y="16.064cm" svg:viewBox="0 0 35 35" svg:d="M17 0c-23 0-23 35 0 35s23-35 0-35z">
            <text:p/>
          </draw:path>
          <draw:path draw:style-name="gr8" draw:text-style-name="P7" draw:layer="layout" svg:width="0.034cm" svg:height="0.034cm" svg:x="12.469cm" svg:y="16.566cm" svg:viewBox="0 0 35 35" svg:d="M17 0c-23 0-23 35 0 35s23-35 0-35z">
            <text:p/>
          </draw:path>
          <draw:path draw:style-name="gr8" draw:text-style-name="P7" draw:layer="layout" svg:width="0.034cm" svg:height="0.034cm" svg:x="12.469cm" svg:y="17.068cm" svg:viewBox="0 0 35 35" svg:d="M17 0c-23 0-23 35 0 35s23-35 0-35z">
            <text:p/>
          </draw:path>
          <draw:path draw:style-name="gr8" draw:text-style-name="P7" draw:layer="layout" svg:width="0.034cm" svg:height="0.034cm" svg:x="12.469cm" svg:y="17.57cm" svg:viewBox="0 0 35 35" svg:d="M17 0c-23 0-23 35 0 35s23-35 0-35z">
            <text:p/>
          </draw:path>
          <draw:path draw:style-name="gr8" draw:text-style-name="P7" draw:layer="layout" svg:width="0.034cm" svg:height="0.034cm" svg:x="12.469cm" svg:y="18.072cm" svg:viewBox="0 0 35 35" svg:d="M17 0c-23 0-23 35 0 35s23-35 0-35z">
            <text:p/>
          </draw:path>
          <draw:path draw:style-name="gr8" draw:text-style-name="P7" draw:layer="layout" svg:width="0.034cm" svg:height="0.035cm" svg:x="12.469cm" svg:y="18.574cm" svg:viewBox="0 0 35 36" svg:d="M17 0c-23 0-23 36 0 36s23-36 0-36z">
            <text:p/>
          </draw:path>
          <draw:path draw:style-name="gr8" draw:text-style-name="P7" draw:layer="layout" svg:width="0.034cm" svg:height="0.034cm" svg:x="12.469cm" svg:y="19.077cm" svg:viewBox="0 0 35 35" svg:d="M17 0c-23 0-23 35 0 35s23-35 0-35z">
            <text:p/>
          </draw:path>
          <draw:path draw:style-name="gr8" draw:text-style-name="P7" draw:layer="layout" svg:width="0.034cm" svg:height="0.034cm" svg:x="12.469cm" svg:y="19.579cm" svg:viewBox="0 0 35 35" svg:d="M17 0c-23 0-23 35 0 35s23-35 0-35z">
            <text:p/>
          </draw:path>
          <draw:path draw:style-name="gr8" draw:text-style-name="P7" draw:layer="layout" svg:width="0.034cm" svg:height="0.034cm" svg:x="12.469cm" svg:y="20.081cm" svg:viewBox="0 0 35 35" svg:d="M17 0c-23 0-23 35 0 35s23-35 0-35z">
            <text:p/>
          </draw:path>
          <draw:path draw:style-name="gr8" draw:text-style-name="P7" draw:layer="layout" svg:width="0.034cm" svg:height="0.034cm" svg:x="12.469cm" svg:y="20.583cm" svg:viewBox="0 0 35 35" svg:d="M17 0c-23 0-23 35 0 35s23-35 0-35z">
            <text:p/>
          </draw:path>
          <draw:path draw:style-name="gr8" draw:text-style-name="P7" draw:layer="layout" svg:width="0.033cm" svg:height="0.035cm" svg:x="12.969cm" svg:y="15.561cm" svg:viewBox="0 0 34 36" svg:d="M17 0c-23 0-23 36 0 36 22 0 22-36 0-36z">
            <text:p/>
          </draw:path>
          <draw:path draw:style-name="gr8" draw:text-style-name="P7" draw:layer="layout" svg:width="0.033cm" svg:height="0.034cm" svg:x="12.969cm" svg:y="16.064cm" svg:viewBox="0 0 34 35" svg:d="M17 0c-23 0-23 35 0 35 22 0 22-35 0-35z">
            <text:p/>
          </draw:path>
          <draw:path draw:style-name="gr8" draw:text-style-name="P7" draw:layer="layout" svg:width="0.033cm" svg:height="0.034cm" svg:x="12.969cm" svg:y="16.566cm" svg:viewBox="0 0 34 35" svg:d="M17 0c-23 0-23 35 0 35 22 0 22-35 0-35z">
            <text:p/>
          </draw:path>
          <draw:path draw:style-name="gr8" draw:text-style-name="P7" draw:layer="layout" svg:width="0.033cm" svg:height="0.034cm" svg:x="12.969cm" svg:y="17.068cm" svg:viewBox="0 0 34 35" svg:d="M17 0c-23 0-23 35 0 35 22 0 22-35 0-35z">
            <text:p/>
          </draw:path>
          <draw:path draw:style-name="gr8" draw:text-style-name="P7" draw:layer="layout" svg:width="0.033cm" svg:height="0.034cm" svg:x="12.969cm" svg:y="17.57cm" svg:viewBox="0 0 34 35" svg:d="M17 0c-23 0-23 35 0 35 22 0 22-35 0-35z">
            <text:p/>
          </draw:path>
          <draw:path draw:style-name="gr8" draw:text-style-name="P7" draw:layer="layout" svg:width="0.033cm" svg:height="0.034cm" svg:x="12.969cm" svg:y="18.072cm" svg:viewBox="0 0 34 35" svg:d="M17 0c-23 0-23 35 0 35 22 0 22-35 0-35z">
            <text:p/>
          </draw:path>
          <draw:path draw:style-name="gr8" draw:text-style-name="P7" draw:layer="layout" svg:width="0.033cm" svg:height="0.035cm" svg:x="12.969cm" svg:y="18.574cm" svg:viewBox="0 0 34 36" svg:d="M17 0c-23 0-23 36 0 36 22 0 22-36 0-36z">
            <text:p/>
          </draw:path>
          <draw:path draw:style-name="gr8" draw:text-style-name="P7" draw:layer="layout" svg:width="0.033cm" svg:height="0.034cm" svg:x="12.969cm" svg:y="19.077cm" svg:viewBox="0 0 34 35" svg:d="M17 0c-23 0-23 35 0 35 22 0 22-35 0-35z">
            <text:p/>
          </draw:path>
          <draw:path draw:style-name="gr8" draw:text-style-name="P7" draw:layer="layout" svg:width="0.033cm" svg:height="0.034cm" svg:x="12.969cm" svg:y="19.579cm" svg:viewBox="0 0 34 35" svg:d="M17 0c-23 0-23 35 0 35 22 0 22-35 0-35z">
            <text:p/>
          </draw:path>
          <draw:path draw:style-name="gr8" draw:text-style-name="P7" draw:layer="layout" svg:width="0.033cm" svg:height="0.034cm" svg:x="12.969cm" svg:y="20.081cm" svg:viewBox="0 0 34 35" svg:d="M17 0c-23 0-23 35 0 35 22 0 22-35 0-35z">
            <text:p/>
          </draw:path>
          <draw:path draw:style-name="gr8" draw:text-style-name="P7" draw:layer="layout" svg:width="0.033cm" svg:height="0.034cm" svg:x="12.969cm" svg:y="20.583cm" svg:viewBox="0 0 34 35" svg:d="M17 0c-23 0-23 35 0 35 22 0 22-35 0-35z">
            <text:p/>
          </draw:path>
          <draw:path draw:style-name="gr8" draw:text-style-name="P7" draw:layer="layout" svg:width="0.032cm" svg:height="0.035cm" svg:x="13.468cm" svg:y="15.561cm" svg:viewBox="0 0 33 36" svg:d="M16 0c-21 0-21 36 0 36 23 0 23-36 0-36z">
            <text:p/>
          </draw:path>
          <draw:path draw:style-name="gr8" draw:text-style-name="P7" draw:layer="layout" svg:width="0.032cm" svg:height="0.034cm" svg:x="13.468cm" svg:y="16.064cm" svg:viewBox="0 0 33 35" svg:d="M16 0c-21 0-21 35 0 35 23 0 23-35 0-35z">
            <text:p/>
          </draw:path>
          <draw:path draw:style-name="gr8" draw:text-style-name="P7" draw:layer="layout" svg:width="0.032cm" svg:height="0.034cm" svg:x="13.468cm" svg:y="16.566cm" svg:viewBox="0 0 33 35" svg:d="M16 0c-21 0-21 35 0 35 23 0 23-35 0-35z">
            <text:p/>
          </draw:path>
          <draw:path draw:style-name="gr8" draw:text-style-name="P7" draw:layer="layout" svg:width="0.032cm" svg:height="0.034cm" svg:x="13.468cm" svg:y="17.068cm" svg:viewBox="0 0 33 35" svg:d="M16 0c-21 0-21 35 0 35 23 0 23-35 0-35z">
            <text:p/>
          </draw:path>
          <draw:path draw:style-name="gr8" draw:text-style-name="P7" draw:layer="layout" svg:width="0.032cm" svg:height="0.034cm" svg:x="13.468cm" svg:y="17.57cm" svg:viewBox="0 0 33 35" svg:d="M16 0c-21 0-21 35 0 35 23 0 23-35 0-35z">
            <text:p/>
          </draw:path>
          <draw:path draw:style-name="gr8" draw:text-style-name="P7" draw:layer="layout" svg:width="0.032cm" svg:height="0.034cm" svg:x="13.468cm" svg:y="18.072cm" svg:viewBox="0 0 33 35" svg:d="M16 0c-21 0-21 35 0 35 23 0 23-35 0-35z">
            <text:p/>
          </draw:path>
          <draw:path draw:style-name="gr8" draw:text-style-name="P7" draw:layer="layout" svg:width="0.032cm" svg:height="0.035cm" svg:x="13.468cm" svg:y="18.574cm" svg:viewBox="0 0 33 36" svg:d="M16 0c-21 0-21 36 0 36 23 0 23-36 0-36z">
            <text:p/>
          </draw:path>
          <draw:path draw:style-name="gr8" draw:text-style-name="P7" draw:layer="layout" svg:width="0.032cm" svg:height="0.034cm" svg:x="13.468cm" svg:y="19.077cm" svg:viewBox="0 0 33 35" svg:d="M16 0c-21 0-21 35 0 35 23 0 23-35 0-35z">
            <text:p/>
          </draw:path>
          <draw:path draw:style-name="gr8" draw:text-style-name="P7" draw:layer="layout" svg:width="0.032cm" svg:height="0.034cm" svg:x="13.468cm" svg:y="19.579cm" svg:viewBox="0 0 33 35" svg:d="M16 0c-21 0-21 35 0 35 23 0 23-35 0-35z">
            <text:p/>
          </draw:path>
          <draw:path draw:style-name="gr8" draw:text-style-name="P7" draw:layer="layout" svg:width="0.032cm" svg:height="0.034cm" svg:x="13.468cm" svg:y="20.081cm" svg:viewBox="0 0 33 35" svg:d="M16 0c-21 0-21 35 0 35 23 0 23-35 0-35z">
            <text:p/>
          </draw:path>
          <draw:path draw:style-name="gr8" draw:text-style-name="P7" draw:layer="layout" svg:width="0.032cm" svg:height="0.034cm" svg:x="13.468cm" svg:y="20.583cm" svg:viewBox="0 0 33 35" svg:d="M16 0c-21 0-21 35 0 35 23 0 23-35 0-35z">
            <text:p/>
          </draw:path>
          <draw:frame draw:style-name="gr7" draw:text-style-name="P8" draw:layer="layout" svg:width="1.316cm" svg:height="0.671cm" svg:x="1.261cm" svg:y="15.378cm">
            <draw:text-box>
              <text:p text:style-name="P2"><text:span text:style-name="T5">Notas</text:span></text:p>
            </draw:text-box>
          </draw:frame>
          <draw:path draw:style-name="gr8" draw:text-style-name="P7" draw:layer="layout" svg:width="0.034cm" svg:height="0.034cm" svg:x="0.997cm" svg:y="16.063cm" svg:viewBox="0 0 35 35" svg:d="M17 0c-23 0-23 35 0 35s23-35 0-35z">
            <text:p/>
          </draw:path>
          <draw:path draw:style-name="gr8" draw:text-style-name="P7" draw:layer="layout" svg:width="0.034cm" svg:height="0.034cm" svg:x="0.997cm" svg:y="16.565cm" svg:viewBox="0 0 35 35" svg:d="M17 0c-23 0-23 35 0 35s23-35 0-35z">
            <text:p/>
          </draw:path>
          <draw:path draw:style-name="gr8" draw:text-style-name="P7" draw:layer="layout" svg:width="0.034cm" svg:height="0.034cm" svg:x="0.997cm" svg:y="17.067cm" svg:viewBox="0 0 35 35" svg:d="M17 0c-23 0-23 35 0 35s23-35 0-35z">
            <text:p/>
          </draw:path>
          <draw:path draw:style-name="gr8" draw:text-style-name="P7" draw:layer="layout" svg:width="0.034cm" svg:height="0.034cm" svg:x="0.997cm" svg:y="17.569cm" svg:viewBox="0 0 35 35" svg:d="M17 0c-23 0-23 35 0 35s23-35 0-35z">
            <text:p/>
          </draw:path>
          <draw:path draw:style-name="gr8" draw:text-style-name="P7" draw:layer="layout" svg:width="0.034cm" svg:height="0.034cm" svg:x="0.997cm" svg:y="18.071cm" svg:viewBox="0 0 35 35" svg:d="M17 0c-23 0-23 35 0 35s23-35 0-35z">
            <text:p/>
          </draw:path>
          <draw:path draw:style-name="gr8" draw:text-style-name="P7" draw:layer="layout" svg:width="0.034cm" svg:height="0.035cm" svg:x="0.997cm" svg:y="18.573cm" svg:viewBox="0 0 35 36" svg:d="M17 0c-23 0-23 36 0 36s23-36 0-36z">
            <text:p/>
          </draw:path>
          <draw:path draw:style-name="gr8" draw:text-style-name="P7" draw:layer="layout" svg:width="0.034cm" svg:height="0.034cm" svg:x="0.997cm" svg:y="19.076cm" svg:viewBox="0 0 35 35" svg:d="M17 0c-23 0-23 35 0 35s23-35 0-35z">
            <text:p/>
          </draw:path>
          <draw:path draw:style-name="gr8" draw:text-style-name="P7" draw:layer="layout" svg:width="0.034cm" svg:height="0.034cm" svg:x="0.997cm" svg:y="19.578cm" svg:viewBox="0 0 35 35" svg:d="M17 0c-23 0-23 35 0 35s23-35 0-35z">
            <text:p/>
          </draw:path>
          <draw:path draw:style-name="gr8" draw:text-style-name="P7" draw:layer="layout" svg:width="0.034cm" svg:height="0.034cm" svg:x="0.997cm" svg:y="20.08cm" svg:viewBox="0 0 35 35" svg:d="M17 0c-23 0-23 35 0 35s23-35 0-35z">
            <text:p/>
          </draw:path>
          <draw:path draw:style-name="gr8" draw:text-style-name="P7" draw:layer="layout" svg:width="0.034cm" svg:height="0.034cm" svg:x="0.997cm" svg:y="20.582cm" svg:viewBox="0 0 35 35" svg:d="M17 0c-23 0-23 35 0 35s23-35 0-35z">
            <text:p/>
          </draw:path>
        </draw:g>
        <draw:custom-shape draw:style-name="gr55" draw:text-style-name="P5" draw:layer="layout" svg:width="5.006cm" svg:height="0.663cm" svg:x="21.253cm" svg:y="1.56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" draw:layer="layout" svg:width="5.006cm" svg:height="0.663cm" svg:x="15.516cm" svg:y="1.565cm">
          <text:p/>
          <draw:enhanced-geometry svg:viewBox="0 0 21600 21600" draw:type="rectangle" draw:enhanced-path="M 0 0 L 21600 0 21600 21600 0 21600 0 0 Z N"/>
        </draw:custom-shape>
        <draw:frame draw:style-name="gr56" draw:text-style-name="P17" draw:layer="layout" svg:width="1.763cm" svg:height="0.625cm" svg:x="17.14cm" svg:y="1.614cm">
          <draw:text-box>
            <text:p text:style-name="P2"><text:span text:style-name="T18">MARZO</text:span></text:p>
          </draw:text-box>
        </draw:frame>
        <draw:frame draw:style-name="gr57" draw:text-style-name="P17" draw:layer="layout" svg:width="1.361cm" svg:height="0.625cm" svg:x="23.16cm" svg:y="1.614cm">
          <draw:text-box>
            <text:p text:style-name="P2"><text:span text:style-name="T18">ABRIL</text:span></text:p>
          </draw:text-box>
        </draw:frame>
        <draw:frame draw:style-name="gr58" draw:text-style-name="P24" draw:layer="layout" svg:width="0.231cm" svg:height="0.31cm" svg:x="15.606cm" svg:y="3.022cm">
          <draw:text-box>
            <text:p text:style-name="P2"><text:span text:style-name="T19">L</text:span></text:p>
          </draw:text-box>
        </draw:frame>
        <draw:frame draw:style-name="gr58" draw:text-style-name="P24" draw:layer="layout" svg:width="0.231cm" svg:height="0.31cm" svg:x="16.359cm" svg:y="3.022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17.149cm" svg:y="3.022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17.978cm" svg:y="3.022cm">
          <draw:text-box>
            <text:p text:style-name="P2"><text:span text:style-name="T19">J</text:span></text:p>
          </draw:text-box>
        </draw:frame>
        <draw:frame draw:style-name="gr58" draw:text-style-name="P24" draw:layer="layout" svg:width="0.231cm" svg:height="0.31cm" svg:x="18.746cm" svg:y="3.022cm">
          <draw:text-box>
            <text:p text:style-name="P2"><text:span text:style-name="T19">V</text:span></text:p>
          </draw:text-box>
        </draw:frame>
        <draw:frame draw:style-name="gr58" draw:text-style-name="P24" draw:layer="layout" svg:width="0.231cm" svg:height="0.31cm" svg:x="19.544cm" svg:y="3.022cm">
          <draw:text-box>
            <text:p text:style-name="P2"><text:span text:style-name="T19">S</text:span></text:p>
          </draw:text-box>
        </draw:frame>
        <draw:frame draw:style-name="gr58" draw:text-style-name="P24" draw:layer="layout" svg:width="0.231cm" svg:height="0.31cm" svg:x="20.321cm" svg:y="3.022cm">
          <draw:text-box>
            <text:p text:style-name="P2"><text:span text:style-name="T19">D</text:span></text:p>
          </draw:text-box>
        </draw:frame>
        <draw:frame draw:style-name="gr58" draw:text-style-name="P25" draw:layer="layout" svg:width="0.231cm" svg:height="0.31cm" svg:x="16.385cm" svg:y="3.784cm">
          <draw:text-box>
            <text:p text:style-name="P2"><text:span text:style-name="T20">1</text:span></text:p>
          </draw:text-box>
        </draw:frame>
        <draw:frame draw:style-name="gr58" draw:text-style-name="P25" draw:layer="layout" svg:width="0.231cm" svg:height="0.31cm" svg:x="17.178cm" svg:y="3.784cm">
          <draw:text-box>
            <text:p text:style-name="P2"><text:span text:style-name="T20">2</text:span></text:p>
          </draw:text-box>
        </draw:frame>
        <draw:frame draw:style-name="gr58" draw:text-style-name="P25" draw:layer="layout" svg:width="0.231cm" svg:height="0.31cm" svg:x="17.967cm" svg:y="3.784cm">
          <draw:text-box>
            <text:p text:style-name="P2"><text:span text:style-name="T20">3</text:span></text:p>
          </draw:text-box>
        </draw:frame>
        <draw:frame draw:style-name="gr58" draw:text-style-name="P25" draw:layer="layout" svg:width="0.231cm" svg:height="0.31cm" svg:x="18.754cm" svg:y="3.784cm">
          <draw:text-box>
            <text:p text:style-name="P2"><text:span text:style-name="T20">4</text:span></text:p>
          </draw:text-box>
        </draw:frame>
        <draw:frame draw:style-name="gr58" draw:text-style-name="P25" draw:layer="layout" svg:width="0.231cm" svg:height="0.31cm" svg:x="19.544cm" svg:y="3.784cm">
          <draw:text-box>
            <text:p text:style-name="P2"><text:span text:style-name="T20">5</text:span></text:p>
          </draw:text-box>
        </draw:frame>
        <draw:frame draw:style-name="gr58" draw:text-style-name="P25" draw:layer="layout" svg:width="0.231cm" svg:height="0.31cm" svg:x="20.342cm" svg:y="3.784cm">
          <draw:text-box>
            <text:p text:style-name="P2"><text:span text:style-name="T20">6</text:span></text:p>
          </draw:text-box>
        </draw:frame>
        <draw:frame draw:style-name="gr58" draw:text-style-name="P25" draw:layer="layout" svg:width="0.231cm" svg:height="0.31cm" svg:x="15.596cm" svg:y="4.546cm">
          <draw:text-box>
            <text:p text:style-name="P2"><text:span text:style-name="T20">7</text:span></text:p>
          </draw:text-box>
        </draw:frame>
        <draw:frame draw:style-name="gr58" draw:text-style-name="P25" draw:layer="layout" svg:width="0.231cm" svg:height="0.31cm" svg:x="16.384cm" svg:y="4.546cm">
          <draw:text-box>
            <text:p text:style-name="P2"><text:span text:style-name="T20">8</text:span></text:p>
          </draw:text-box>
        </draw:frame>
        <draw:frame draw:style-name="gr59" draw:text-style-name="P25" draw:layer="layout" svg:width="0.296cm" svg:height="0.31cm" svg:x="17.132cm" svg:y="4.546cm">
          <draw:text-box>
            <text:p text:style-name="P2"><text:span text:style-name="T20">9</text:span></text:p>
          </draw:text-box>
        </draw:frame>
        <draw:frame draw:style-name="gr59" draw:text-style-name="P25" draw:layer="layout" svg:width="0.296cm" svg:height="0.31cm" svg:x="17.954cm" svg:y="4.546cm">
          <draw:text-box>
            <text:p text:style-name="P2"><text:span text:style-name="T20">10</text:span></text:p>
          </draw:text-box>
        </draw:frame>
        <draw:frame draw:style-name="gr59" draw:text-style-name="P25" draw:layer="layout" svg:width="0.296cm" svg:height="0.31cm" svg:x="18.715cm" svg:y="4.546cm">
          <draw:text-box>
            <text:p text:style-name="P2"><text:span text:style-name="T20">11</text:span></text:p>
          </draw:text-box>
        </draw:frame>
        <draw:frame draw:style-name="gr59" draw:text-style-name="P25" draw:layer="layout" svg:width="0.296cm" svg:height="0.31cm" svg:x="19.508cm" svg:y="4.546cm">
          <draw:text-box>
            <text:p text:style-name="P2"><text:span text:style-name="T20">12</text:span></text:p>
          </draw:text-box>
        </draw:frame>
        <draw:frame draw:style-name="gr59" draw:text-style-name="P25" draw:layer="layout" svg:width="0.296cm" svg:height="0.31cm" svg:x="20.298cm" svg:y="4.546cm">
          <draw:text-box>
            <text:p text:style-name="P2"><text:span text:style-name="T20">13</text:span></text:p>
          </draw:text-box>
        </draw:frame>
        <draw:frame draw:style-name="gr59" draw:text-style-name="P25" draw:layer="layout" svg:width="0.296cm" svg:height="0.31cm" svg:x="15.555cm" svg:y="5.307cm">
          <draw:text-box>
            <text:p text:style-name="P2"><text:span text:style-name="T20">14</text:span></text:p>
          </draw:text-box>
        </draw:frame>
        <draw:frame draw:style-name="gr59" draw:text-style-name="P25" draw:layer="layout" svg:width="0.296cm" svg:height="0.31cm" svg:x="16.345cm" svg:y="5.307cm">
          <draw:text-box>
            <text:p text:style-name="P2"><text:span text:style-name="T20">15</text:span></text:p>
          </draw:text-box>
        </draw:frame>
        <draw:frame draw:style-name="gr59" draw:text-style-name="P25" draw:layer="layout" svg:width="0.296cm" svg:height="0.31cm" svg:x="17.143cm" svg:y="5.307cm">
          <draw:text-box>
            <text:p text:style-name="P2"><text:span text:style-name="T20">16</text:span></text:p>
          </draw:text-box>
        </draw:frame>
        <draw:frame draw:style-name="gr59" draw:text-style-name="P25" draw:layer="layout" svg:width="0.296cm" svg:height="0.31cm" svg:x="17.926cm" svg:y="5.307cm">
          <draw:text-box>
            <text:p text:style-name="P2"><text:span text:style-name="T20">17</text:span></text:p>
          </draw:text-box>
        </draw:frame>
        <draw:frame draw:style-name="gr59" draw:text-style-name="P25" draw:layer="layout" svg:width="0.296cm" svg:height="0.31cm" svg:x="18.714cm" svg:y="5.307cm">
          <draw:text-box>
            <text:p text:style-name="P2"><text:span text:style-name="T20">18</text:span></text:p>
          </draw:text-box>
        </draw:frame>
        <draw:frame draw:style-name="gr60" draw:text-style-name="P25" draw:layer="layout" svg:width="0.307cm" svg:height="0.31cm" svg:x="19.472cm" svg:y="5.307cm">
          <draw:text-box>
            <text:p text:style-name="P2"><text:span text:style-name="T20">19</text:span></text:p>
          </draw:text-box>
        </draw:frame>
        <draw:frame draw:style-name="gr60" draw:text-style-name="P25" draw:layer="layout" svg:width="0.307cm" svg:height="0.31cm" svg:x="20.295cm" svg:y="5.307cm">
          <draw:text-box>
            <text:p text:style-name="P2"><text:span text:style-name="T20">20</text:span></text:p>
          </draw:text-box>
        </draw:frame>
        <draw:frame draw:style-name="gr61" draw:text-style-name="P25" draw:layer="layout" svg:width="0.298cm" svg:height="0.31cm" svg:x="15.526cm" svg:y="6.03cm">
          <draw:text-box>
            <text:p text:style-name="P2"><text:span text:style-name="T20">21</text:span></text:p>
          </draw:text-box>
        </draw:frame>
        <draw:frame draw:style-name="gr61" draw:text-style-name="P25" draw:layer="layout" svg:width="0.298cm" svg:height="0.31cm" svg:x="16.32cm" svg:y="6.03cm">
          <draw:text-box>
            <text:p text:style-name="P2"><text:span text:style-name="T20">22</text:span></text:p>
          </draw:text-box>
        </draw:frame>
        <draw:frame draw:style-name="gr59" draw:text-style-name="P25" draw:layer="layout" svg:width="0.296cm" svg:height="0.31cm" svg:x="17.109cm" svg:y="6.03cm">
          <draw:text-box>
            <text:p text:style-name="P2"><text:span text:style-name="T20">23</text:span></text:p>
          </draw:text-box>
        </draw:frame>
        <draw:frame draw:style-name="gr61" draw:text-style-name="P25" draw:layer="layout" svg:width="0.298cm" svg:height="0.31cm" svg:x="17.896cm" svg:y="6.03cm">
          <draw:text-box>
            <text:p text:style-name="P2"><text:span text:style-name="T20">24</text:span></text:p>
          </draw:text-box>
        </draw:frame>
        <draw:frame draw:style-name="gr61" draw:text-style-name="P25" draw:layer="layout" svg:width="0.298cm" svg:height="0.31cm" svg:x="18.685cm" svg:y="6.03cm">
          <draw:text-box>
            <text:p text:style-name="P2"><text:span text:style-name="T20">25</text:span></text:p>
          </draw:text-box>
        </draw:frame>
        <draw:frame draw:style-name="gr61" draw:text-style-name="P25" draw:layer="layout" svg:width="0.298cm" svg:height="0.31cm" svg:x="19.484cm" svg:y="6.03cm">
          <draw:text-box>
            <text:p text:style-name="P2"><text:span text:style-name="T20">26</text:span></text:p>
          </draw:text-box>
        </draw:frame>
        <draw:frame draw:style-name="gr61" draw:text-style-name="P25" draw:layer="layout" svg:width="0.298cm" svg:height="0.31cm" svg:x="20.266cm" svg:y="6.03cm">
          <draw:text-box>
            <text:p text:style-name="P2"><text:span text:style-name="T20">27</text:span></text:p>
          </draw:text-box>
        </draw:frame>
        <draw:frame draw:style-name="gr61" draw:text-style-name="P25" draw:layer="layout" svg:width="0.298cm" svg:height="0.31cm" svg:x="15.526cm" svg:y="6.792cm">
          <draw:text-box>
            <text:p text:style-name="P2"><text:span text:style-name="T20">28</text:span></text:p>
          </draw:text-box>
        </draw:frame>
        <draw:frame draw:style-name="gr61" draw:text-style-name="P25" draw:layer="layout" svg:width="0.298cm" svg:height="0.31cm" svg:x="16.317cm" svg:y="6.792cm">
          <draw:text-box>
            <text:p text:style-name="P2"><text:span text:style-name="T20">29</text:span></text:p>
          </draw:text-box>
        </draw:frame>
        <draw:frame draw:style-name="gr61" draw:text-style-name="P25" draw:layer="layout" svg:width="0.298cm" svg:height="0.31cm" svg:x="17.116cm" svg:y="6.789cm">
          <draw:text-box>
            <text:p text:style-name="P2"><text:span text:style-name="T20">30</text:span></text:p>
          </draw:text-box>
        </draw:frame>
        <draw:frame draw:style-name="gr58" draw:text-style-name="P24" draw:layer="layout" svg:width="0.231cm" svg:height="0.31cm" svg:x="21.386cm" svg:y="3.042cm">
          <draw:text-box>
            <text:p text:style-name="P2"><text:span text:style-name="T19">L</text:span></text:p>
          </draw:text-box>
        </draw:frame>
        <draw:frame draw:style-name="gr58" draw:text-style-name="P24" draw:layer="layout" svg:width="0.231cm" svg:height="0.31cm" svg:x="22.139cm" svg:y="3.042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22.929cm" svg:y="3.042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23.758cm" svg:y="3.042cm">
          <draw:text-box>
            <text:p text:style-name="P2"><text:span text:style-name="T19">J</text:span></text:p>
          </draw:text-box>
        </draw:frame>
        <draw:frame draw:style-name="gr58" draw:text-style-name="P24" draw:layer="layout" svg:width="0.231cm" svg:height="0.31cm" svg:x="24.526cm" svg:y="3.042cm">
          <draw:text-box>
            <text:p text:style-name="P2"><text:span text:style-name="T19">V</text:span></text:p>
          </draw:text-box>
        </draw:frame>
        <draw:frame draw:style-name="gr58" draw:text-style-name="P24" draw:layer="layout" svg:width="0.231cm" svg:height="0.31cm" svg:x="25.324cm" svg:y="3.042cm">
          <draw:text-box>
            <text:p text:style-name="P2"><text:span text:style-name="T19">S</text:span></text:p>
          </draw:text-box>
        </draw:frame>
        <draw:frame draw:style-name="gr58" draw:text-style-name="P24" draw:layer="layout" svg:width="0.231cm" svg:height="0.31cm" svg:x="26.101cm" svg:y="3.042cm">
          <draw:text-box>
            <text:p text:style-name="P2"><text:span text:style-name="T19">D</text:span></text:p>
          </draw:text-box>
        </draw:frame>
        <draw:frame draw:style-name="gr58" draw:text-style-name="P25" draw:layer="layout" svg:width="0.231cm" svg:height="0.31cm" svg:x="24.534cm" svg:y="3.791cm">
          <draw:text-box>
            <text:p text:style-name="P2"><text:span text:style-name="T20">1</text:span></text:p>
          </draw:text-box>
        </draw:frame>
        <draw:frame draw:style-name="gr58" draw:text-style-name="P25" draw:layer="layout" svg:width="0.231cm" svg:height="0.31cm" svg:x="25.328cm" svg:y="3.791cm">
          <draw:text-box>
            <text:p text:style-name="P2"><text:span text:style-name="T20">2</text:span></text:p>
          </draw:text-box>
        </draw:frame>
        <draw:frame draw:style-name="gr58" draw:text-style-name="P25" draw:layer="layout" svg:width="0.231cm" svg:height="0.31cm" svg:x="26.117cm" svg:y="3.791cm">
          <draw:text-box>
            <text:p text:style-name="P2"><text:span text:style-name="T20">3</text:span></text:p>
          </draw:text-box>
        </draw:frame>
        <draw:frame draw:style-name="gr58" draw:text-style-name="P25" draw:layer="layout" svg:width="0.231cm" svg:height="0.31cm" svg:x="21.375cm" svg:y="4.542cm">
          <draw:text-box>
            <text:p text:style-name="P2"><text:span text:style-name="T20">4</text:span></text:p>
          </draw:text-box>
        </draw:frame>
        <draw:frame draw:style-name="gr58" draw:text-style-name="P25" draw:layer="layout" svg:width="0.231cm" svg:height="0.31cm" svg:x="22.164cm" svg:y="4.542cm">
          <draw:text-box>
            <text:p text:style-name="P2"><text:span text:style-name="T20">5</text:span></text:p>
          </draw:text-box>
        </draw:frame>
        <draw:frame draw:style-name="gr58" draw:text-style-name="P25" draw:layer="layout" svg:width="0.231cm" svg:height="0.31cm" svg:x="22.963cm" svg:y="4.542cm">
          <draw:text-box>
            <text:p text:style-name="P2"><text:span text:style-name="T20">6</text:span></text:p>
          </draw:text-box>
        </draw:frame>
        <draw:frame draw:style-name="gr58" draw:text-style-name="P25" draw:layer="layout" svg:width="0.231cm" svg:height="0.31cm" svg:x="23.745cm" svg:y="4.542cm">
          <draw:text-box>
            <text:p text:style-name="P2"><text:span text:style-name="T20">7</text:span></text:p>
          </draw:text-box>
        </draw:frame>
        <draw:frame draw:style-name="gr58" draw:text-style-name="P25" draw:layer="layout" svg:width="0.231cm" svg:height="0.31cm" svg:x="24.534cm" svg:y="4.542cm">
          <draw:text-box>
            <text:p text:style-name="P2"><text:span text:style-name="T20">8</text:span></text:p>
          </draw:text-box>
        </draw:frame>
        <draw:frame draw:style-name="gr59" draw:text-style-name="P25" draw:layer="layout" svg:width="0.296cm" svg:height="0.31cm" svg:x="25.282cm" svg:y="4.542cm">
          <draw:text-box>
            <text:p text:style-name="P2"><text:span text:style-name="T20">9</text:span></text:p>
          </draw:text-box>
        </draw:frame>
        <draw:frame draw:style-name="gr59" draw:text-style-name="P25" draw:layer="layout" svg:width="0.296cm" svg:height="0.31cm" svg:x="26.104cm" svg:y="4.542cm">
          <draw:text-box>
            <text:p text:style-name="P2"><text:span text:style-name="T20">10</text:span></text:p>
          </draw:text-box>
        </draw:frame>
        <draw:frame draw:style-name="gr59" draw:text-style-name="P25" draw:layer="layout" svg:width="0.296cm" svg:height="0.31cm" svg:x="21.335cm" svg:y="5.292cm">
          <draw:text-box>
            <text:p text:style-name="P2"><text:span text:style-name="T20">11</text:span></text:p>
          </draw:text-box>
        </draw:frame>
        <draw:frame draw:style-name="gr59" draw:text-style-name="P25" draw:layer="layout" svg:width="0.296cm" svg:height="0.31cm" svg:x="22.129cm" svg:y="5.292cm">
          <draw:text-box>
            <text:p text:style-name="P2"><text:span text:style-name="T20">12</text:span></text:p>
          </draw:text-box>
        </draw:frame>
        <draw:frame draw:style-name="gr59" draw:text-style-name="P25" draw:layer="layout" svg:width="0.296cm" svg:height="0.31cm" svg:x="22.919cm" svg:y="5.292cm">
          <draw:text-box>
            <text:p text:style-name="P2"><text:span text:style-name="T20">13</text:span></text:p>
          </draw:text-box>
        </draw:frame>
        <draw:frame draw:style-name="gr59" draw:text-style-name="P25" draw:layer="layout" svg:width="0.296cm" svg:height="0.31cm" svg:x="23.705cm" svg:y="5.292cm">
          <draw:text-box>
            <text:p text:style-name="P2"><text:span text:style-name="T20">14</text:span></text:p>
          </draw:text-box>
        </draw:frame>
        <draw:frame draw:style-name="gr59" draw:text-style-name="P25" draw:layer="layout" svg:width="0.296cm" svg:height="0.31cm" svg:x="24.494cm" svg:y="5.292cm">
          <draw:text-box>
            <text:p text:style-name="P2"><text:span text:style-name="T20">15</text:span></text:p>
          </draw:text-box>
        </draw:frame>
        <draw:frame draw:style-name="gr59" draw:text-style-name="P25" draw:layer="layout" svg:width="0.296cm" svg:height="0.31cm" svg:x="25.293cm" svg:y="5.292cm">
          <draw:text-box>
            <text:p text:style-name="P2"><text:span text:style-name="T20">16</text:span></text:p>
          </draw:text-box>
        </draw:frame>
        <draw:frame draw:style-name="gr59" draw:text-style-name="P25" draw:layer="layout" svg:width="0.296cm" svg:height="0.31cm" svg:x="26.076cm" svg:y="5.292cm">
          <draw:text-box>
            <text:p text:style-name="P2"><text:span text:style-name="T20">17</text:span></text:p>
          </draw:text-box>
        </draw:frame>
        <draw:frame draw:style-name="gr59" draw:text-style-name="P25" draw:layer="layout" svg:width="0.296cm" svg:height="0.31cm" svg:x="21.335cm" svg:y="6.041cm">
          <draw:text-box>
            <text:p text:style-name="P2"><text:span text:style-name="T20">18</text:span></text:p>
          </draw:text-box>
        </draw:frame>
        <draw:frame draw:style-name="gr60" draw:text-style-name="P25" draw:layer="layout" svg:width="0.307cm" svg:height="0.31cm" svg:x="22.093cm" svg:y="6.041cm">
          <draw:text-box>
            <text:p text:style-name="P2"><text:span text:style-name="T20">19</text:span></text:p>
          </draw:text-box>
        </draw:frame>
        <draw:frame draw:style-name="gr60" draw:text-style-name="P25" draw:layer="layout" svg:width="0.307cm" svg:height="0.31cm" svg:x="22.915cm" svg:y="6.041cm">
          <draw:text-box>
            <text:p text:style-name="P2"><text:span text:style-name="T20">20</text:span></text:p>
          </draw:text-box>
        </draw:frame>
        <draw:frame draw:style-name="gr61" draw:text-style-name="P25" draw:layer="layout" svg:width="0.298cm" svg:height="0.31cm" svg:x="23.676cm" svg:y="6.041cm">
          <draw:text-box>
            <text:p text:style-name="P2"><text:span text:style-name="T20">21</text:span></text:p>
          </draw:text-box>
        </draw:frame>
        <draw:frame draw:style-name="gr61" draw:text-style-name="P25" draw:layer="layout" svg:width="0.298cm" svg:height="0.31cm" svg:x="24.47cm" svg:y="6.041cm">
          <draw:text-box>
            <text:p text:style-name="P2"><text:span text:style-name="T20">22</text:span></text:p>
          </draw:text-box>
        </draw:frame>
        <draw:frame draw:style-name="gr59" draw:text-style-name="P25" draw:layer="layout" svg:width="0.296cm" svg:height="0.31cm" svg:x="25.259cm" svg:y="6.041cm">
          <draw:text-box>
            <text:p text:style-name="P2"><text:span text:style-name="T20">23</text:span></text:p>
          </draw:text-box>
        </draw:frame>
        <draw:frame draw:style-name="gr61" draw:text-style-name="P25" draw:layer="layout" svg:width="0.298cm" svg:height="0.31cm" svg:x="26.046cm" svg:y="6.041cm">
          <draw:text-box>
            <text:p text:style-name="P2"><text:span text:style-name="T20">24</text:span></text:p>
          </draw:text-box>
        </draw:frame>
        <draw:frame draw:style-name="gr61" draw:text-style-name="P25" draw:layer="layout" svg:width="0.298cm" svg:height="0.31cm" svg:x="21.306cm" svg:y="6.792cm">
          <draw:text-box>
            <text:p text:style-name="P2"><text:span text:style-name="T20">25</text:span></text:p>
          </draw:text-box>
        </draw:frame>
        <draw:frame draw:style-name="gr61" draw:text-style-name="P25" draw:layer="layout" svg:width="0.298cm" svg:height="0.31cm" svg:x="22.105cm" svg:y="6.792cm">
          <draw:text-box>
            <text:p text:style-name="P2"><text:span text:style-name="T20">26</text:span></text:p>
          </draw:text-box>
        </draw:frame>
        <draw:frame draw:style-name="gr61" draw:text-style-name="P25" draw:layer="layout" svg:width="0.298cm" svg:height="0.31cm" svg:x="22.887cm" svg:y="6.792cm">
          <draw:text-box>
            <text:p text:style-name="P2"><text:span text:style-name="T20">27</text:span></text:p>
          </draw:text-box>
        </draw:frame>
        <draw:frame draw:style-name="gr61" draw:text-style-name="P25" draw:layer="layout" svg:width="0.298cm" svg:height="0.31cm" svg:x="23.676cm" svg:y="6.792cm">
          <draw:text-box>
            <text:p text:style-name="P2"><text:span text:style-name="T20">28</text:span></text:p>
          </draw:text-box>
        </draw:frame>
        <draw:frame draw:style-name="gr61" draw:text-style-name="P25" draw:layer="layout" svg:width="0.298cm" svg:height="0.31cm" svg:x="24.467cm" svg:y="6.792cm">
          <draw:text-box>
            <text:p text:style-name="P2"><text:span text:style-name="T20">29</text:span></text:p>
          </draw:text-box>
        </draw:frame>
        <draw:line draw:style-name="gr3" draw:text-style-name="P1" draw:layer="layout" svg:x1="13.956cm" svg:y1="1.277cm" svg:x2="27.242cm" svg:y2="1.277cm">
          <text:p/>
        </draw:line>
        <draw:frame draw:style-name="gr62" draw:text-style-name="P11" draw:layer="layout" svg:width="4.048cm" svg:height="0.538cm" svg:x="23.081cm" svg:y="0.664cm">
          <draw:text-box>
            <text:p text:style-name="P2"><text:span text:style-name="T21"><text:s text:c="22"/></text:span><text:span text:style-name="T7">2022</text:span></text:p>
          </draw:text-box>
        </draw:frame>
        <draw:custom-shape draw:style-name="gr55" draw:text-style-name="P5" draw:layer="layout" svg:width="5.006cm" svg:height="0.663cm" svg:x="15.516cm" svg:y="7.92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" draw:layer="layout" svg:width="5.006cm" svg:height="0.663cm" svg:x="21.301cm" svg:y="7.935cm">
          <text:p/>
          <draw:enhanced-geometry svg:viewBox="0 0 21600 21600" draw:type="rectangle" draw:enhanced-path="M 0 0 L 21600 0 21600 21600 0 21600 0 0 Z N"/>
        </draw:custom-shape>
        <draw:frame draw:style-name="gr63" draw:text-style-name="P17" draw:layer="layout" svg:width="1.382cm" svg:height="0.625cm" svg:x="17.382cm" svg:y="7.971cm">
          <draw:text-box>
            <text:p text:style-name="P2"><text:span text:style-name="T18">JULIO</text:span></text:p>
          </draw:text-box>
        </draw:frame>
        <draw:frame draw:style-name="gr64" draw:text-style-name="P17" draw:layer="layout" svg:width="2.085cm" svg:height="0.625cm" svg:x="22.798cm" svg:y="7.971cm">
          <draw:text-box>
            <text:p text:style-name="P2"><text:span text:style-name="T18">AGOSTO</text:span></text:p>
          </draw:text-box>
        </draw:frame>
        <draw:frame draw:style-name="gr58" draw:text-style-name="P24" draw:layer="layout" svg:width="0.231cm" svg:height="0.31cm" svg:x="21.371cm" svg:y="9.311cm">
          <draw:text-box>
            <text:p text:style-name="P2"><text:span text:style-name="T19">L</text:span></text:p>
          </draw:text-box>
        </draw:frame>
        <draw:frame draw:style-name="gr58" draw:text-style-name="P24" draw:layer="layout" svg:width="0.231cm" svg:height="0.31cm" svg:x="22.123cm" svg:y="9.311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22.913cm" svg:y="9.311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23.742cm" svg:y="9.311cm">
          <draw:text-box>
            <text:p text:style-name="P2"><text:span text:style-name="T19">J</text:span></text:p>
          </draw:text-box>
        </draw:frame>
        <draw:frame draw:style-name="gr58" draw:text-style-name="P24" draw:layer="layout" svg:width="0.231cm" svg:height="0.31cm" svg:x="24.511cm" svg:y="9.311cm">
          <draw:text-box>
            <text:p text:style-name="P2"><text:span text:style-name="T19">V</text:span></text:p>
          </draw:text-box>
        </draw:frame>
        <draw:frame draw:style-name="gr58" draw:text-style-name="P24" draw:layer="layout" svg:width="0.231cm" svg:height="0.31cm" svg:x="25.308cm" svg:y="9.311cm">
          <draw:text-box>
            <text:p text:style-name="P2"><text:span text:style-name="T19">S</text:span></text:p>
          </draw:text-box>
        </draw:frame>
        <draw:frame draw:style-name="gr58" draw:text-style-name="P24" draw:layer="layout" svg:width="0.231cm" svg:height="0.31cm" svg:x="26.086cm" svg:y="9.311cm">
          <draw:text-box>
            <text:p text:style-name="P2"><text:span text:style-name="T19">D</text:span></text:p>
          </draw:text-box>
        </draw:frame>
        <draw:frame draw:style-name="gr58" draw:text-style-name="P24" draw:layer="layout" svg:width="0.231cm" svg:height="0.31cm" svg:x="15.584cm" svg:y="9.305cm">
          <draw:text-box>
            <text:p text:style-name="P2"><text:span text:style-name="T19">L</text:span></text:p>
          </draw:text-box>
        </draw:frame>
        <draw:frame draw:style-name="gr58" draw:text-style-name="P24" draw:layer="layout" svg:width="0.231cm" svg:height="0.31cm" svg:x="16.337cm" svg:y="9.305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17.127cm" svg:y="9.305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17.956cm" svg:y="9.305cm">
          <draw:text-box>
            <text:p text:style-name="P2"><text:span text:style-name="T19">J</text:span></text:p>
          </draw:text-box>
        </draw:frame>
        <draw:frame draw:style-name="gr58" draw:text-style-name="P24" draw:layer="layout" svg:width="0.231cm" svg:height="0.31cm" svg:x="18.724cm" svg:y="9.305cm">
          <draw:text-box>
            <text:p text:style-name="P2"><text:span text:style-name="T19">V</text:span></text:p>
          </draw:text-box>
        </draw:frame>
        <draw:frame draw:style-name="gr58" draw:text-style-name="P24" draw:layer="layout" svg:width="0.231cm" svg:height="0.31cm" svg:x="19.522cm" svg:y="9.305cm">
          <draw:text-box>
            <text:p text:style-name="P2"><text:span text:style-name="T19">S</text:span></text:p>
          </draw:text-box>
        </draw:frame>
        <draw:frame draw:style-name="gr58" draw:text-style-name="P24" draw:layer="layout" svg:width="0.231cm" svg:height="0.31cm" svg:x="20.299cm" svg:y="9.305cm">
          <draw:text-box>
            <text:p text:style-name="P2"><text:span text:style-name="T19">D</text:span></text:p>
          </draw:text-box>
        </draw:frame>
        <draw:frame draw:style-name="gr58" draw:text-style-name="P25" draw:layer="layout" svg:width="0.231cm" svg:height="0.31cm" svg:x="18.732cm" svg:y="10.072cm">
          <draw:text-box>
            <text:p text:style-name="P2"><text:span text:style-name="T20">1</text:span></text:p>
          </draw:text-box>
        </draw:frame>
        <draw:frame draw:style-name="gr58" draw:text-style-name="P25" draw:layer="layout" svg:width="0.231cm" svg:height="0.31cm" svg:x="19.526cm" svg:y="10.072cm">
          <draw:text-box>
            <text:p text:style-name="P2"><text:span text:style-name="T20">2</text:span></text:p>
          </draw:text-box>
        </draw:frame>
        <draw:frame draw:style-name="gr58" draw:text-style-name="P25" draw:layer="layout" svg:width="0.231cm" svg:height="0.31cm" svg:x="20.315cm" svg:y="10.072cm">
          <draw:text-box>
            <text:p text:style-name="P2"><text:span text:style-name="T20">3</text:span></text:p>
          </draw:text-box>
        </draw:frame>
        <draw:frame draw:style-name="gr58" draw:text-style-name="P25" draw:layer="layout" svg:width="0.231cm" svg:height="0.31cm" svg:x="15.573cm" svg:y="10.841cm">
          <draw:text-box>
            <text:p text:style-name="P2"><text:span text:style-name="T20">4</text:span></text:p>
          </draw:text-box>
        </draw:frame>
        <draw:frame draw:style-name="gr58" draw:text-style-name="P25" draw:layer="layout" svg:width="0.231cm" svg:height="0.31cm" svg:x="16.362cm" svg:y="10.841cm">
          <draw:text-box>
            <text:p text:style-name="P2"><text:span text:style-name="T20">5</text:span></text:p>
          </draw:text-box>
        </draw:frame>
        <draw:frame draw:style-name="gr58" draw:text-style-name="P25" draw:layer="layout" svg:width="0.231cm" svg:height="0.31cm" svg:x="17.161cm" svg:y="10.841cm">
          <draw:text-box>
            <text:p text:style-name="P2"><text:span text:style-name="T20">6</text:span></text:p>
          </draw:text-box>
        </draw:frame>
        <draw:frame draw:style-name="gr58" draw:text-style-name="P25" draw:layer="layout" svg:width="0.231cm" svg:height="0.31cm" svg:x="17.943cm" svg:y="10.841cm">
          <draw:text-box>
            <text:p text:style-name="P2"><text:span text:style-name="T20">7</text:span></text:p>
          </draw:text-box>
        </draw:frame>
        <draw:frame draw:style-name="gr58" draw:text-style-name="P25" draw:layer="layout" svg:width="0.231cm" svg:height="0.31cm" svg:x="18.732cm" svg:y="10.841cm">
          <draw:text-box>
            <text:p text:style-name="P2"><text:span text:style-name="T20">8</text:span></text:p>
          </draw:text-box>
        </draw:frame>
        <draw:frame draw:style-name="gr59" draw:text-style-name="P25" draw:layer="layout" svg:width="0.296cm" svg:height="0.31cm" svg:x="19.48cm" svg:y="10.841cm">
          <draw:text-box>
            <text:p text:style-name="P2"><text:span text:style-name="T20">9</text:span></text:p>
          </draw:text-box>
        </draw:frame>
        <draw:frame draw:style-name="gr59" draw:text-style-name="P25" draw:layer="layout" svg:width="0.296cm" svg:height="0.31cm" svg:x="20.302cm" svg:y="10.841cm">
          <draw:text-box>
            <text:p text:style-name="P2"><text:span text:style-name="T20">10</text:span></text:p>
          </draw:text-box>
        </draw:frame>
        <draw:frame draw:style-name="gr59" draw:text-style-name="P25" draw:layer="layout" svg:width="0.296cm" svg:height="0.31cm" svg:x="15.533cm" svg:y="11.609cm">
          <draw:text-box>
            <text:p text:style-name="P2"><text:span text:style-name="T20">11</text:span></text:p>
          </draw:text-box>
        </draw:frame>
        <draw:frame draw:style-name="gr59" draw:text-style-name="P25" draw:layer="layout" svg:width="0.296cm" svg:height="0.31cm" svg:x="16.327cm" svg:y="11.609cm">
          <draw:text-box>
            <text:p text:style-name="P2"><text:span text:style-name="T20">12</text:span></text:p>
          </draw:text-box>
        </draw:frame>
        <draw:frame draw:style-name="gr59" draw:text-style-name="P25" draw:layer="layout" svg:width="0.296cm" svg:height="0.31cm" svg:x="17.117cm" svg:y="11.609cm">
          <draw:text-box>
            <text:p text:style-name="P2"><text:span text:style-name="T20">13</text:span></text:p>
          </draw:text-box>
        </draw:frame>
        <draw:frame draw:style-name="gr59" draw:text-style-name="P25" draw:layer="layout" svg:width="0.296cm" svg:height="0.31cm" svg:x="17.903cm" svg:y="11.609cm">
          <draw:text-box>
            <text:p text:style-name="P2"><text:span text:style-name="T20">14</text:span></text:p>
          </draw:text-box>
        </draw:frame>
        <draw:frame draw:style-name="gr59" draw:text-style-name="P25" draw:layer="layout" svg:width="0.296cm" svg:height="0.31cm" svg:x="18.692cm" svg:y="11.609cm">
          <draw:text-box>
            <text:p text:style-name="P2"><text:span text:style-name="T20">15</text:span></text:p>
          </draw:text-box>
        </draw:frame>
        <draw:frame draw:style-name="gr59" draw:text-style-name="P25" draw:layer="layout" svg:width="0.296cm" svg:height="0.31cm" svg:x="19.491cm" svg:y="11.609cm">
          <draw:text-box>
            <text:p text:style-name="P2"><text:span text:style-name="T20">16</text:span></text:p>
          </draw:text-box>
        </draw:frame>
        <draw:frame draw:style-name="gr59" draw:text-style-name="P25" draw:layer="layout" svg:width="0.296cm" svg:height="0.31cm" svg:x="20.274cm" svg:y="11.609cm">
          <draw:text-box>
            <text:p text:style-name="P2"><text:span text:style-name="T20">17</text:span></text:p>
          </draw:text-box>
        </draw:frame>
        <draw:frame draw:style-name="gr59" draw:text-style-name="P25" draw:layer="layout" svg:width="0.296cm" svg:height="0.31cm" svg:x="15.533cm" svg:y="12.376cm">
          <draw:text-box>
            <text:p text:style-name="P2"><text:span text:style-name="T20">18</text:span></text:p>
          </draw:text-box>
        </draw:frame>
        <draw:frame draw:style-name="gr60" draw:text-style-name="P25" draw:layer="layout" svg:width="0.307cm" svg:height="0.31cm" svg:x="16.291cm" svg:y="12.376cm">
          <draw:text-box>
            <text:p text:style-name="P2"><text:span text:style-name="T20">19</text:span></text:p>
          </draw:text-box>
        </draw:frame>
        <draw:frame draw:style-name="gr60" draw:text-style-name="P25" draw:layer="layout" svg:width="0.307cm" svg:height="0.31cm" svg:x="17.113cm" svg:y="12.376cm">
          <draw:text-box>
            <text:p text:style-name="P2"><text:span text:style-name="T20">20</text:span></text:p>
          </draw:text-box>
        </draw:frame>
        <draw:frame draw:style-name="gr61" draw:text-style-name="P25" draw:layer="layout" svg:width="0.298cm" svg:height="0.31cm" svg:x="17.874cm" svg:y="12.376cm">
          <draw:text-box>
            <text:p text:style-name="P2"><text:span text:style-name="T20">21</text:span></text:p>
          </draw:text-box>
        </draw:frame>
        <draw:frame draw:style-name="gr61" draw:text-style-name="P25" draw:layer="layout" svg:width="0.298cm" svg:height="0.31cm" svg:x="18.668cm" svg:y="12.376cm">
          <draw:text-box>
            <text:p text:style-name="P2"><text:span text:style-name="T20">22</text:span></text:p>
          </draw:text-box>
        </draw:frame>
        <draw:frame draw:style-name="gr59" draw:text-style-name="P25" draw:layer="layout" svg:width="0.296cm" svg:height="0.31cm" svg:x="19.457cm" svg:y="12.376cm">
          <draw:text-box>
            <text:p text:style-name="P2"><text:span text:style-name="T20">23</text:span></text:p>
          </draw:text-box>
        </draw:frame>
        <draw:frame draw:style-name="gr61" draw:text-style-name="P25" draw:layer="layout" svg:width="0.298cm" svg:height="0.31cm" svg:x="20.244cm" svg:y="12.376cm">
          <draw:text-box>
            <text:p text:style-name="P2"><text:span text:style-name="T20">24</text:span></text:p>
          </draw:text-box>
        </draw:frame>
        <draw:frame draw:style-name="gr61" draw:text-style-name="P25" draw:layer="layout" svg:width="0.298cm" svg:height="0.31cm" svg:x="15.504cm" svg:y="13.145cm">
          <draw:text-box>
            <text:p text:style-name="P2"><text:span text:style-name="T20">25</text:span></text:p>
          </draw:text-box>
        </draw:frame>
        <draw:frame draw:style-name="gr61" draw:text-style-name="P25" draw:layer="layout" svg:width="0.298cm" svg:height="0.31cm" svg:x="16.303cm" svg:y="13.145cm">
          <draw:text-box>
            <text:p text:style-name="P2"><text:span text:style-name="T20">26</text:span></text:p>
          </draw:text-box>
        </draw:frame>
        <draw:frame draw:style-name="gr61" draw:text-style-name="P25" draw:layer="layout" svg:width="0.298cm" svg:height="0.31cm" svg:x="17.085cm" svg:y="13.145cm">
          <draw:text-box>
            <text:p text:style-name="P2"><text:span text:style-name="T20">27</text:span></text:p>
          </draw:text-box>
        </draw:frame>
        <draw:frame draw:style-name="gr61" draw:text-style-name="P25" draw:layer="layout" svg:width="0.298cm" svg:height="0.31cm" svg:x="17.874cm" svg:y="13.145cm">
          <draw:text-box>
            <text:p text:style-name="P2"><text:span text:style-name="T20">28</text:span></text:p>
          </draw:text-box>
        </draw:frame>
        <draw:frame draw:style-name="gr61" draw:text-style-name="P25" draw:layer="layout" svg:width="0.298cm" svg:height="0.31cm" svg:x="18.665cm" svg:y="13.145cm">
          <draw:text-box>
            <text:p text:style-name="P2"><text:span text:style-name="T20">29</text:span></text:p>
          </draw:text-box>
        </draw:frame>
        <draw:frame draw:style-name="gr61" draw:text-style-name="P25" draw:layer="layout" svg:width="0.298cm" svg:height="0.31cm" svg:x="19.486cm" svg:y="13.145cm">
          <draw:text-box>
            <text:p text:style-name="P2"><text:span text:style-name="T20">30</text:span></text:p>
          </draw:text-box>
        </draw:frame>
        <draw:line draw:style-name="gr3" draw:text-style-name="P1" draw:layer="layout" svg:x1="13.961cm" svg:y1="20.385cm" svg:x2="27.247cm" svg:y2="20.385cm">
          <text:p/>
        </draw:line>
        <draw:custom-shape draw:style-name="gr55" draw:text-style-name="P5" draw:layer="layout" svg:width="5.006cm" svg:height="0.663cm" svg:x="15.515cm" svg:y="14.54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" draw:layer="layout" svg:width="5.006cm" svg:height="0.663cm" svg:x="21.276cm" svg:y="14.541cm">
          <text:p/>
          <draw:enhanced-geometry svg:viewBox="0 0 21600 21600" draw:type="rectangle" draw:enhanced-path="M 0 0 L 21600 0 21600 21600 0 21600 0 0 Z N"/>
        </draw:custom-shape>
        <draw:frame draw:style-name="gr65" draw:text-style-name="P17" draw:layer="layout" svg:width="2.855cm" svg:height="0.625cm" svg:x="16.708cm" svg:y="14.604cm">
          <draw:text-box>
            <text:p text:style-name="P2"><text:span text:style-name="T18">NOVIEMBRE</text:span></text:p>
          </draw:text-box>
        </draw:frame>
        <draw:frame draw:style-name="gr66" draw:text-style-name="P17" draw:layer="layout" svg:width="2.598cm" svg:height="0.625cm" svg:x="22.571cm" svg:y="14.604cm">
          <draw:text-box>
            <text:p text:style-name="P2"><text:span text:style-name="T18">DICIEMBRE</text:span></text:p>
          </draw:text-box>
        </draw:frame>
        <draw:frame draw:style-name="gr58" draw:text-style-name="P24" draw:layer="layout" svg:width="0.231cm" svg:height="0.31cm" svg:x="15.592cm" svg:y="15.97cm">
          <draw:text-box>
            <text:p text:style-name="P2"><text:span text:style-name="T19">L</text:span></text:p>
          </draw:text-box>
        </draw:frame>
        <draw:frame draw:style-name="gr58" draw:text-style-name="P24" draw:layer="layout" svg:width="0.231cm" svg:height="0.31cm" svg:x="16.345cm" svg:y="15.97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17.135cm" svg:y="15.97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17.964cm" svg:y="15.97cm">
          <draw:text-box>
            <text:p text:style-name="P2"><text:span text:style-name="T19">J</text:span></text:p>
          </draw:text-box>
        </draw:frame>
        <draw:frame draw:style-name="gr58" draw:text-style-name="P24" draw:layer="layout" svg:width="0.231cm" svg:height="0.31cm" svg:x="18.732cm" svg:y="15.97cm">
          <draw:text-box>
            <text:p text:style-name="P2"><text:span text:style-name="T19">V</text:span></text:p>
          </draw:text-box>
        </draw:frame>
        <draw:frame draw:style-name="gr58" draw:text-style-name="P24" draw:layer="layout" svg:width="0.231cm" svg:height="0.31cm" svg:x="19.53cm" svg:y="15.97cm">
          <draw:text-box>
            <text:p text:style-name="P2"><text:span text:style-name="T19">S</text:span></text:p>
          </draw:text-box>
        </draw:frame>
        <draw:frame draw:style-name="gr58" draw:text-style-name="P24" draw:layer="layout" svg:width="0.231cm" svg:height="0.31cm" svg:x="20.307cm" svg:y="15.97cm">
          <draw:text-box>
            <text:p text:style-name="P2"><text:span text:style-name="T19">D</text:span></text:p>
          </draw:text-box>
        </draw:frame>
        <draw:frame draw:style-name="gr58" draw:text-style-name="P25" draw:layer="layout" svg:width="0.231cm" svg:height="0.31cm" svg:x="16.371cm" svg:y="16.732cm">
          <draw:text-box>
            <text:p text:style-name="P2"><text:span text:style-name="T20">1</text:span></text:p>
          </draw:text-box>
        </draw:frame>
        <draw:frame draw:style-name="gr58" draw:text-style-name="P25" draw:layer="layout" svg:width="0.231cm" svg:height="0.31cm" svg:x="17.164cm" svg:y="16.732cm">
          <draw:text-box>
            <text:p text:style-name="P2"><text:span text:style-name="T20">2</text:span></text:p>
          </draw:text-box>
        </draw:frame>
        <draw:frame draw:style-name="gr58" draw:text-style-name="P25" draw:layer="layout" svg:width="0.231cm" svg:height="0.31cm" svg:x="17.953cm" svg:y="16.732cm">
          <draw:text-box>
            <text:p text:style-name="P2"><text:span text:style-name="T20">3</text:span></text:p>
          </draw:text-box>
        </draw:frame>
        <draw:frame draw:style-name="gr58" draw:text-style-name="P25" draw:layer="layout" svg:width="0.231cm" svg:height="0.31cm" svg:x="18.74cm" svg:y="16.732cm">
          <draw:text-box>
            <text:p text:style-name="P2"><text:span text:style-name="T20">4</text:span></text:p>
          </draw:text-box>
        </draw:frame>
        <draw:frame draw:style-name="gr58" draw:text-style-name="P25" draw:layer="layout" svg:width="0.231cm" svg:height="0.31cm" svg:x="19.53cm" svg:y="16.732cm">
          <draw:text-box>
            <text:p text:style-name="P2"><text:span text:style-name="T20">5</text:span></text:p>
          </draw:text-box>
        </draw:frame>
        <draw:frame draw:style-name="gr58" draw:text-style-name="P25" draw:layer="layout" svg:width="0.231cm" svg:height="0.31cm" svg:x="20.328cm" svg:y="16.732cm">
          <draw:text-box>
            <text:p text:style-name="P2"><text:span text:style-name="T20">6</text:span></text:p>
          </draw:text-box>
        </draw:frame>
        <draw:frame draw:style-name="gr58" draw:text-style-name="P25" draw:layer="layout" svg:width="0.231cm" svg:height="0.31cm" svg:x="15.582cm" svg:y="17.494cm">
          <draw:text-box>
            <text:p text:style-name="P2"><text:span text:style-name="T20">7</text:span></text:p>
          </draw:text-box>
        </draw:frame>
        <draw:frame draw:style-name="gr58" draw:text-style-name="P25" draw:layer="layout" svg:width="0.231cm" svg:height="0.31cm" svg:x="16.37cm" svg:y="17.494cm">
          <draw:text-box>
            <text:p text:style-name="P2"><text:span text:style-name="T20">8</text:span></text:p>
          </draw:text-box>
        </draw:frame>
        <draw:frame draw:style-name="gr59" draw:text-style-name="P25" draw:layer="layout" svg:width="0.296cm" svg:height="0.31cm" svg:x="17.118cm" svg:y="17.494cm">
          <draw:text-box>
            <text:p text:style-name="P2"><text:span text:style-name="T20">9</text:span></text:p>
          </draw:text-box>
        </draw:frame>
        <draw:frame draw:style-name="gr59" draw:text-style-name="P25" draw:layer="layout" svg:width="0.296cm" svg:height="0.31cm" svg:x="17.94cm" svg:y="17.494cm">
          <draw:text-box>
            <text:p text:style-name="P2"><text:span text:style-name="T20">10</text:span></text:p>
          </draw:text-box>
        </draw:frame>
        <draw:frame draw:style-name="gr59" draw:text-style-name="P25" draw:layer="layout" svg:width="0.296cm" svg:height="0.31cm" svg:x="18.701cm" svg:y="17.494cm">
          <draw:text-box>
            <text:p text:style-name="P2"><text:span text:style-name="T20">11</text:span></text:p>
          </draw:text-box>
        </draw:frame>
        <draw:frame draw:style-name="gr59" draw:text-style-name="P25" draw:layer="layout" svg:width="0.296cm" svg:height="0.31cm" svg:x="19.494cm" svg:y="17.494cm">
          <draw:text-box>
            <text:p text:style-name="P2"><text:span text:style-name="T20">12</text:span></text:p>
          </draw:text-box>
        </draw:frame>
        <draw:frame draw:style-name="gr59" draw:text-style-name="P25" draw:layer="layout" svg:width="0.296cm" svg:height="0.31cm" svg:x="20.284cm" svg:y="17.494cm">
          <draw:text-box>
            <text:p text:style-name="P2"><text:span text:style-name="T20">13</text:span></text:p>
          </draw:text-box>
        </draw:frame>
        <draw:frame draw:style-name="gr59" draw:text-style-name="P25" draw:layer="layout" svg:width="0.296cm" svg:height="0.31cm" svg:x="15.541cm" svg:y="18.255cm">
          <draw:text-box>
            <text:p text:style-name="P2"><text:span text:style-name="T20">14</text:span></text:p>
          </draw:text-box>
        </draw:frame>
        <draw:frame draw:style-name="gr59" draw:text-style-name="P25" draw:layer="layout" svg:width="0.296cm" svg:height="0.31cm" svg:x="16.331cm" svg:y="18.255cm">
          <draw:text-box>
            <text:p text:style-name="P2"><text:span text:style-name="T20">15</text:span></text:p>
          </draw:text-box>
        </draw:frame>
        <draw:frame draw:style-name="gr59" draw:text-style-name="P25" draw:layer="layout" svg:width="0.296cm" svg:height="0.31cm" svg:x="17.129cm" svg:y="18.255cm">
          <draw:text-box>
            <text:p text:style-name="P2"><text:span text:style-name="T20">16</text:span></text:p>
          </draw:text-box>
        </draw:frame>
        <draw:frame draw:style-name="gr59" draw:text-style-name="P25" draw:layer="layout" svg:width="0.296cm" svg:height="0.31cm" svg:x="17.912cm" svg:y="18.255cm">
          <draw:text-box>
            <text:p text:style-name="P2"><text:span text:style-name="T20">17</text:span></text:p>
          </draw:text-box>
        </draw:frame>
        <draw:frame draw:style-name="gr59" draw:text-style-name="P25" draw:layer="layout" svg:width="0.296cm" svg:height="0.31cm" svg:x="18.7cm" svg:y="18.255cm">
          <draw:text-box>
            <text:p text:style-name="P2"><text:span text:style-name="T20">18</text:span></text:p>
          </draw:text-box>
        </draw:frame>
        <draw:frame draw:style-name="gr60" draw:text-style-name="P25" draw:layer="layout" svg:width="0.307cm" svg:height="0.31cm" svg:x="19.458cm" svg:y="18.255cm">
          <draw:text-box>
            <text:p text:style-name="P2"><text:span text:style-name="T20">19</text:span></text:p>
          </draw:text-box>
        </draw:frame>
        <draw:frame draw:style-name="gr60" draw:text-style-name="P25" draw:layer="layout" svg:width="0.307cm" svg:height="0.31cm" svg:x="20.281cm" svg:y="18.255cm">
          <draw:text-box>
            <text:p text:style-name="P2"><text:span text:style-name="T20">20</text:span></text:p>
          </draw:text-box>
        </draw:frame>
        <draw:frame draw:style-name="gr61" draw:text-style-name="P25" draw:layer="layout" svg:width="0.298cm" svg:height="0.31cm" svg:x="15.512cm" svg:y="18.978cm">
          <draw:text-box>
            <text:p text:style-name="P2"><text:span text:style-name="T20">21</text:span></text:p>
          </draw:text-box>
        </draw:frame>
        <draw:frame draw:style-name="gr61" draw:text-style-name="P25" draw:layer="layout" svg:width="0.298cm" svg:height="0.31cm" svg:x="16.306cm" svg:y="18.978cm">
          <draw:text-box>
            <text:p text:style-name="P2"><text:span text:style-name="T20">22</text:span></text:p>
          </draw:text-box>
        </draw:frame>
        <draw:frame draw:style-name="gr59" draw:text-style-name="P25" draw:layer="layout" svg:width="0.296cm" svg:height="0.31cm" svg:x="17.095cm" svg:y="18.978cm">
          <draw:text-box>
            <text:p text:style-name="P2"><text:span text:style-name="T20">23</text:span></text:p>
          </draw:text-box>
        </draw:frame>
        <draw:frame draw:style-name="gr61" draw:text-style-name="P25" draw:layer="layout" svg:width="0.298cm" svg:height="0.31cm" svg:x="17.882cm" svg:y="18.978cm">
          <draw:text-box>
            <text:p text:style-name="P2"><text:span text:style-name="T20">24</text:span></text:p>
          </draw:text-box>
        </draw:frame>
        <draw:frame draw:style-name="gr61" draw:text-style-name="P25" draw:layer="layout" svg:width="0.298cm" svg:height="0.31cm" svg:x="18.671cm" svg:y="18.978cm">
          <draw:text-box>
            <text:p text:style-name="P2"><text:span text:style-name="T20">25</text:span></text:p>
          </draw:text-box>
        </draw:frame>
        <draw:frame draw:style-name="gr61" draw:text-style-name="P25" draw:layer="layout" svg:width="0.298cm" svg:height="0.31cm" svg:x="19.47cm" svg:y="18.978cm">
          <draw:text-box>
            <text:p text:style-name="P2"><text:span text:style-name="T20">26</text:span></text:p>
          </draw:text-box>
        </draw:frame>
        <draw:frame draw:style-name="gr61" draw:text-style-name="P25" draw:layer="layout" svg:width="0.298cm" svg:height="0.31cm" svg:x="20.252cm" svg:y="18.978cm">
          <draw:text-box>
            <text:p text:style-name="P2"><text:span text:style-name="T20">27</text:span></text:p>
          </draw:text-box>
        </draw:frame>
        <draw:frame draw:style-name="gr61" draw:text-style-name="P25" draw:layer="layout" svg:width="0.298cm" svg:height="0.31cm" svg:x="15.512cm" svg:y="19.74cm">
          <draw:text-box>
            <text:p text:style-name="P2"><text:span text:style-name="T20">28</text:span></text:p>
          </draw:text-box>
        </draw:frame>
        <draw:frame draw:style-name="gr61" draw:text-style-name="P25" draw:layer="layout" svg:width="0.298cm" svg:height="0.31cm" svg:x="16.303cm" svg:y="19.74cm">
          <draw:text-box>
            <text:p text:style-name="P2"><text:span text:style-name="T20">29</text:span></text:p>
          </draw:text-box>
        </draw:frame>
        <draw:frame draw:style-name="gr58" draw:text-style-name="P24" draw:layer="layout" svg:width="0.231cm" svg:height="0.31cm" svg:x="21.37cm" svg:y="15.96cm">
          <draw:text-box>
            <text:p text:style-name="P2"><text:span text:style-name="T19">L</text:span></text:p>
          </draw:text-box>
        </draw:frame>
        <draw:frame draw:style-name="gr58" draw:text-style-name="P24" draw:layer="layout" svg:width="0.231cm" svg:height="0.31cm" svg:x="22.122cm" svg:y="15.96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22.912cm" svg:y="15.96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23.741cm" svg:y="15.96cm">
          <draw:text-box>
            <text:p text:style-name="P2"><text:span text:style-name="T19">J</text:span></text:p>
          </draw:text-box>
        </draw:frame>
        <draw:frame draw:style-name="gr58" draw:text-style-name="P24" draw:layer="layout" svg:width="0.231cm" svg:height="0.31cm" svg:x="24.51cm" svg:y="15.96cm">
          <draw:text-box>
            <text:p text:style-name="P2"><text:span text:style-name="T19">V</text:span></text:p>
          </draw:text-box>
        </draw:frame>
        <draw:frame draw:style-name="gr58" draw:text-style-name="P24" draw:layer="layout" svg:width="0.231cm" svg:height="0.31cm" svg:x="25.307cm" svg:y="15.96cm">
          <draw:text-box>
            <text:p text:style-name="P2"><text:span text:style-name="T19">S</text:span></text:p>
          </draw:text-box>
        </draw:frame>
        <draw:frame draw:style-name="gr58" draw:text-style-name="P24" draw:layer="layout" svg:width="0.231cm" svg:height="0.31cm" svg:x="26.085cm" svg:y="15.96cm">
          <draw:text-box>
            <text:p text:style-name="P2"><text:span text:style-name="T19">D</text:span></text:p>
          </draw:text-box>
        </draw:frame>
        <draw:frame draw:style-name="gr58" draw:text-style-name="P25" draw:layer="layout" svg:width="0.231cm" svg:height="0.31cm" svg:x="23.728cm" svg:y="16.723cm">
          <draw:text-box>
            <text:p text:style-name="P2"><text:span text:style-name="T20">1</text:span></text:p>
          </draw:text-box>
        </draw:frame>
        <draw:frame draw:style-name="gr58" draw:text-style-name="P25" draw:layer="layout" svg:width="0.231cm" svg:height="0.31cm" svg:x="24.521cm" svg:y="16.723cm">
          <draw:text-box>
            <text:p text:style-name="P2"><text:span text:style-name="T20">2</text:span></text:p>
          </draw:text-box>
        </draw:frame>
        <draw:frame draw:style-name="gr58" draw:text-style-name="P25" draw:layer="layout" svg:width="0.231cm" svg:height="0.31cm" svg:x="25.311cm" svg:y="16.723cm">
          <draw:text-box>
            <text:p text:style-name="P2"><text:span text:style-name="T20">3</text:span></text:p>
          </draw:text-box>
        </draw:frame>
        <draw:frame draw:style-name="gr58" draw:text-style-name="P25" draw:layer="layout" svg:width="0.231cm" svg:height="0.31cm" svg:x="26.097cm" svg:y="16.723cm">
          <draw:text-box>
            <text:p text:style-name="P2"><text:span text:style-name="T20">4</text:span></text:p>
          </draw:text-box>
        </draw:frame>
        <draw:frame draw:style-name="gr58" draw:text-style-name="P25" draw:layer="layout" svg:width="0.231cm" svg:height="0.31cm" svg:x="21.358cm" svg:y="17.486cm">
          <draw:text-box>
            <text:p text:style-name="P2"><text:span text:style-name="T20">5</text:span></text:p>
          </draw:text-box>
        </draw:frame>
        <draw:frame draw:style-name="gr58" draw:text-style-name="P25" draw:layer="layout" svg:width="0.231cm" svg:height="0.31cm" svg:x="22.157cm" svg:y="17.486cm">
          <draw:text-box>
            <text:p text:style-name="P2"><text:span text:style-name="T20">6</text:span></text:p>
          </draw:text-box>
        </draw:frame>
        <draw:frame draw:style-name="gr58" draw:text-style-name="P25" draw:layer="layout" svg:width="0.231cm" svg:height="0.31cm" svg:x="22.939cm" svg:y="17.486cm">
          <draw:text-box>
            <text:p text:style-name="P2"><text:span text:style-name="T20">7</text:span></text:p>
          </draw:text-box>
        </draw:frame>
        <draw:frame draw:style-name="gr58" draw:text-style-name="P25" draw:layer="layout" svg:width="0.231cm" svg:height="0.31cm" svg:x="23.727cm" svg:y="17.486cm">
          <draw:text-box>
            <text:p text:style-name="P2"><text:span text:style-name="T20">8</text:span></text:p>
          </draw:text-box>
        </draw:frame>
        <draw:frame draw:style-name="gr59" draw:text-style-name="P25" draw:layer="layout" svg:width="0.296cm" svg:height="0.31cm" svg:x="24.476cm" svg:y="17.486cm">
          <draw:text-box>
            <text:p text:style-name="P2"><text:span text:style-name="T20">9</text:span></text:p>
          </draw:text-box>
        </draw:frame>
        <draw:frame draw:style-name="gr59" draw:text-style-name="P25" draw:layer="layout" svg:width="0.296cm" svg:height="0.31cm" svg:x="25.297cm" svg:y="17.486cm">
          <draw:text-box>
            <text:p text:style-name="P2"><text:span text:style-name="T20">10</text:span></text:p>
          </draw:text-box>
        </draw:frame>
        <draw:frame draw:style-name="gr59" draw:text-style-name="P25" draw:layer="layout" svg:width="0.296cm" svg:height="0.31cm" svg:x="26.058cm" svg:y="17.486cm">
          <draw:text-box>
            <text:p text:style-name="P2"><text:span text:style-name="T20">11</text:span></text:p>
          </draw:text-box>
        </draw:frame>
        <draw:frame draw:style-name="gr59" draw:text-style-name="P25" draw:layer="layout" svg:width="0.296cm" svg:height="0.31cm" svg:x="21.322cm" svg:y="18.249cm">
          <draw:text-box>
            <text:p text:style-name="P2"><text:span text:style-name="T20">12</text:span></text:p>
          </draw:text-box>
        </draw:frame>
        <draw:frame draw:style-name="gr59" draw:text-style-name="P25" draw:layer="layout" svg:width="0.296cm" svg:height="0.31cm" svg:x="22.112cm" svg:y="18.249cm">
          <draw:text-box>
            <text:p text:style-name="P2"><text:span text:style-name="T20">13</text:span></text:p>
          </draw:text-box>
        </draw:frame>
        <draw:frame draw:style-name="gr59" draw:text-style-name="P25" draw:layer="layout" svg:width="0.296cm" svg:height="0.31cm" svg:x="22.898cm" svg:y="18.249cm">
          <draw:text-box>
            <text:p text:style-name="P2"><text:span text:style-name="T20">14</text:span></text:p>
          </draw:text-box>
        </draw:frame>
        <draw:frame draw:style-name="gr59" draw:text-style-name="P25" draw:layer="layout" svg:width="0.296cm" svg:height="0.31cm" svg:x="23.688cm" svg:y="18.249cm">
          <draw:text-box>
            <text:p text:style-name="P2"><text:span text:style-name="T20">15</text:span></text:p>
          </draw:text-box>
        </draw:frame>
        <draw:frame draw:style-name="gr59" draw:text-style-name="P25" draw:layer="layout" svg:width="0.296cm" svg:height="0.31cm" svg:x="24.487cm" svg:y="18.249cm">
          <draw:text-box>
            <text:p text:style-name="P2"><text:span text:style-name="T20">16</text:span></text:p>
          </draw:text-box>
        </draw:frame>
        <draw:frame draw:style-name="gr59" draw:text-style-name="P25" draw:layer="layout" svg:width="0.296cm" svg:height="0.31cm" svg:x="25.269cm" svg:y="18.249cm">
          <draw:text-box>
            <text:p text:style-name="P2"><text:span text:style-name="T20">17</text:span></text:p>
          </draw:text-box>
        </draw:frame>
        <draw:frame draw:style-name="gr59" draw:text-style-name="P25" draw:layer="layout" svg:width="0.296cm" svg:height="0.31cm" svg:x="26.057cm" svg:y="18.249cm">
          <draw:text-box>
            <text:p text:style-name="P2"><text:span text:style-name="T20">18</text:span></text:p>
          </draw:text-box>
        </draw:frame>
        <draw:frame draw:style-name="gr60" draw:text-style-name="P25" draw:layer="layout" svg:width="0.307cm" svg:height="0.31cm" svg:x="21.287cm" svg:y="19.014cm">
          <draw:text-box>
            <text:p text:style-name="P2"><text:span text:style-name="T20">19</text:span></text:p>
          </draw:text-box>
        </draw:frame>
        <draw:frame draw:style-name="gr60" draw:text-style-name="P25" draw:layer="layout" svg:width="0.307cm" svg:height="0.31cm" svg:x="22.109cm" svg:y="19.014cm">
          <draw:text-box>
            <text:p text:style-name="P2"><text:span text:style-name="T20">20</text:span></text:p>
          </draw:text-box>
        </draw:frame>
        <draw:frame draw:style-name="gr61" draw:text-style-name="P25" draw:layer="layout" svg:width="0.298cm" svg:height="0.31cm" svg:x="22.87cm" svg:y="19.014cm">
          <draw:text-box>
            <text:p text:style-name="P2"><text:span text:style-name="T20">21</text:span></text:p>
          </draw:text-box>
        </draw:frame>
        <draw:frame draw:style-name="gr61" draw:text-style-name="P25" draw:layer="layout" svg:width="0.298cm" svg:height="0.31cm" svg:x="23.663cm" svg:y="19.014cm">
          <draw:text-box>
            <text:p text:style-name="P2"><text:span text:style-name="T20">22</text:span></text:p>
          </draw:text-box>
        </draw:frame>
        <draw:frame draw:style-name="gr59" draw:text-style-name="P25" draw:layer="layout" svg:width="0.296cm" svg:height="0.31cm" svg:x="24.453cm" svg:y="19.014cm">
          <draw:text-box>
            <text:p text:style-name="P2"><text:span text:style-name="T20">23</text:span></text:p>
          </draw:text-box>
        </draw:frame>
        <draw:frame draw:style-name="gr61" draw:text-style-name="P25" draw:layer="layout" svg:width="0.298cm" svg:height="0.31cm" svg:x="25.239cm" svg:y="19.014cm">
          <draw:text-box>
            <text:p text:style-name="P2"><text:span text:style-name="T20">24</text:span></text:p>
          </draw:text-box>
        </draw:frame>
        <draw:frame draw:style-name="gr61" draw:text-style-name="P25" draw:layer="layout" svg:width="0.298cm" svg:height="0.31cm" svg:x="26.029cm" svg:y="19.014cm">
          <draw:text-box>
            <text:p text:style-name="P2"><text:span text:style-name="T20">25</text:span></text:p>
          </draw:text-box>
        </draw:frame>
        <draw:frame draw:style-name="gr61" draw:text-style-name="P25" draw:layer="layout" svg:width="0.298cm" svg:height="0.31cm" svg:x="21.298cm" svg:y="19.777cm">
          <draw:text-box>
            <text:p text:style-name="P2"><text:span text:style-name="T20">26</text:span></text:p>
          </draw:text-box>
        </draw:frame>
        <draw:frame draw:style-name="gr61" draw:text-style-name="P25" draw:layer="layout" svg:width="0.298cm" svg:height="0.31cm" svg:x="22.081cm" svg:y="19.777cm">
          <draw:text-box>
            <text:p text:style-name="P2"><text:span text:style-name="T20">27</text:span></text:p>
          </draw:text-box>
        </draw:frame>
        <draw:frame draw:style-name="gr61" draw:text-style-name="P25" draw:layer="layout" svg:width="0.298cm" svg:height="0.31cm" svg:x="22.869cm" svg:y="19.777cm">
          <draw:text-box>
            <text:p text:style-name="P2"><text:span text:style-name="T20">28</text:span></text:p>
          </draw:text-box>
        </draw:frame>
        <draw:frame draw:style-name="gr61" draw:text-style-name="P25" draw:layer="layout" svg:width="0.298cm" svg:height="0.31cm" svg:x="23.66cm" svg:y="19.777cm">
          <draw:text-box>
            <text:p text:style-name="P2"><text:span text:style-name="T20">29</text:span></text:p>
          </draw:text-box>
        </draw:frame>
        <draw:frame draw:style-name="gr61" draw:text-style-name="P25" draw:layer="layout" svg:width="0.298cm" svg:height="0.31cm" svg:x="24.481cm" svg:y="19.777cm">
          <draw:text-box>
            <text:p text:style-name="P2"><text:span text:style-name="T20">30</text:span></text:p>
          </draw:text-box>
        </draw:frame>
        <draw:frame draw:style-name="gr61" draw:text-style-name="P25" draw:layer="layout" svg:width="0.298cm" svg:height="0.31cm" svg:x="17.896cm" svg:y="6.79cm">
          <draw:text-box>
            <text:p text:style-name="P2"><text:span text:style-name="T20">31</text:span></text:p>
          </draw:text-box>
        </draw:frame>
        <draw:frame draw:style-name="gr61" draw:text-style-name="P25" draw:layer="layout" svg:width="0.298cm" svg:height="0.31cm" svg:x="25.259cm" svg:y="6.79cm">
          <draw:text-box>
            <text:p text:style-name="P2"><text:span text:style-name="T20">30</text:span></text:p>
          </draw:text-box>
        </draw:frame>
        <draw:frame draw:style-name="gr59" draw:text-style-name="P25" draw:layer="layout" svg:width="0.296cm" svg:height="0.31cm" svg:x="20.24cm" svg:y="13.145cm">
          <draw:text-box>
            <text:p text:style-name="P2"><text:span text:style-name="T20">31</text:span></text:p>
          </draw:text-box>
        </draw:frame>
        <draw:frame draw:style-name="gr67" draw:text-style-name="P25" draw:layer="layout" svg:width="0.231cm" svg:height="0.317cm" svg:x="21.388cm" svg:y="10.07cm">
          <draw:text-box>
            <text:p text:style-name="P2"><text:span text:style-name="T20">1</text:span></text:p>
          </draw:text-box>
        </draw:frame>
        <draw:frame draw:style-name="gr67" draw:text-style-name="P25" draw:layer="layout" svg:width="0.231cm" svg:height="0.317cm" svg:x="22.149cm" svg:y="10.07cm">
          <draw:text-box>
            <text:p text:style-name="P2"><text:span text:style-name="T20">2</text:span></text:p>
          </draw:text-box>
        </draw:frame>
        <draw:frame draw:style-name="gr67" draw:text-style-name="P25" draw:layer="layout" svg:width="0.231cm" svg:height="0.317cm" svg:x="22.942cm" svg:y="10.07cm">
          <draw:text-box>
            <text:p text:style-name="P2"><text:span text:style-name="T20">3</text:span></text:p>
          </draw:text-box>
        </draw:frame>
        <draw:frame draw:style-name="gr67" draw:text-style-name="P25" draw:layer="layout" svg:width="0.231cm" svg:height="0.317cm" svg:x="23.731cm" svg:y="10.07cm">
          <draw:text-box>
            <text:p text:style-name="P2"><text:span text:style-name="T20">4</text:span></text:p>
          </draw:text-box>
        </draw:frame>
        <draw:frame draw:style-name="gr67" draw:text-style-name="P25" draw:layer="layout" svg:width="0.231cm" svg:height="0.317cm" svg:x="24.518cm" svg:y="10.07cm">
          <draw:text-box>
            <text:p text:style-name="P2"><text:span text:style-name="T20">5</text:span></text:p>
          </draw:text-box>
        </draw:frame>
        <draw:frame draw:style-name="gr67" draw:text-style-name="P25" draw:layer="layout" svg:width="0.231cm" svg:height="0.317cm" svg:x="25.308cm" svg:y="10.07cm">
          <draw:text-box>
            <text:p text:style-name="P2"><text:span text:style-name="T20">6</text:span></text:p>
          </draw:text-box>
        </draw:frame>
        <draw:frame draw:style-name="gr67" draw:text-style-name="P25" draw:layer="layout" svg:width="0.231cm" svg:height="0.317cm" svg:x="26.106cm" svg:y="10.07cm">
          <draw:text-box>
            <text:p text:style-name="P2"><text:span text:style-name="T20">7</text:span></text:p>
          </draw:text-box>
        </draw:frame>
        <draw:frame draw:style-name="gr68" draw:text-style-name="P25" draw:layer="layout" svg:width="0.231cm" svg:height="0.316cm" svg:x="21.36cm" svg:y="10.849cm">
          <draw:text-box>
            <text:p text:style-name="P2"><text:span text:style-name="T20">8</text:span></text:p>
          </draw:text-box>
        </draw:frame>
        <draw:frame draw:style-name="gr68" draw:text-style-name="P25" draw:layer="layout" svg:width="0.231cm" svg:height="0.316cm" svg:x="22.148cm" svg:y="10.849cm">
          <draw:text-box>
            <text:p text:style-name="P2"><text:span text:style-name="T20">9</text:span></text:p>
          </draw:text-box>
        </draw:frame>
        <draw:frame draw:style-name="gr69" draw:text-style-name="P25" draw:layer="layout" svg:width="0.296cm" svg:height="0.316cm" svg:x="22.896cm" svg:y="10.849cm">
          <draw:text-box>
            <text:p text:style-name="P2"><text:span text:style-name="T20">10</text:span></text:p>
          </draw:text-box>
        </draw:frame>
        <draw:frame draw:style-name="gr69" draw:text-style-name="P25" draw:layer="layout" svg:width="0.296cm" svg:height="0.316cm" svg:x="23.718cm" svg:y="10.849cm">
          <draw:text-box>
            <text:p text:style-name="P2"><text:span text:style-name="T20">11</text:span></text:p>
          </draw:text-box>
        </draw:frame>
        <draw:frame draw:style-name="gr69" draw:text-style-name="P25" draw:layer="layout" svg:width="0.296cm" svg:height="0.316cm" svg:x="24.479cm" svg:y="10.849cm">
          <draw:text-box>
            <text:p text:style-name="P2"><text:span text:style-name="T20">12</text:span></text:p>
          </draw:text-box>
        </draw:frame>
        <draw:frame draw:style-name="gr69" draw:text-style-name="P25" draw:layer="layout" svg:width="0.296cm" svg:height="0.316cm" svg:x="25.272cm" svg:y="10.849cm">
          <draw:text-box>
            <text:p text:style-name="P2"><text:span text:style-name="T20">13</text:span></text:p>
          </draw:text-box>
        </draw:frame>
        <draw:frame draw:style-name="gr69" draw:text-style-name="P25" draw:layer="layout" svg:width="0.296cm" svg:height="0.316cm" svg:x="26.062cm" svg:y="10.849cm">
          <draw:text-box>
            <text:p text:style-name="P2"><text:span text:style-name="T20">14</text:span></text:p>
          </draw:text-box>
        </draw:frame>
        <draw:frame draw:style-name="gr70" draw:text-style-name="P25" draw:layer="layout" svg:width="0.296cm" svg:height="0.317cm" svg:x="21.319cm" svg:y="11.626cm">
          <draw:text-box>
            <text:p text:style-name="P2"><text:span text:style-name="T20">15</text:span></text:p>
          </draw:text-box>
        </draw:frame>
        <draw:frame draw:style-name="gr70" draw:text-style-name="P25" draw:layer="layout" svg:width="0.296cm" svg:height="0.317cm" svg:x="22.109cm" svg:y="11.626cm">
          <draw:text-box>
            <text:p text:style-name="P2"><text:span text:style-name="T20">16</text:span></text:p>
          </draw:text-box>
        </draw:frame>
        <draw:frame draw:style-name="gr70" draw:text-style-name="P25" draw:layer="layout" svg:width="0.296cm" svg:height="0.317cm" svg:x="22.907cm" svg:y="11.626cm">
          <draw:text-box>
            <text:p text:style-name="P2"><text:span text:style-name="T20">17</text:span></text:p>
          </draw:text-box>
        </draw:frame>
        <draw:frame draw:style-name="gr70" draw:text-style-name="P25" draw:layer="layout" svg:width="0.296cm" svg:height="0.317cm" svg:x="23.69cm" svg:y="11.626cm">
          <draw:text-box>
            <text:p text:style-name="P2"><text:span text:style-name="T20">18</text:span></text:p>
          </draw:text-box>
        </draw:frame>
        <draw:frame draw:style-name="gr70" draw:text-style-name="P25" draw:layer="layout" svg:width="0.296cm" svg:height="0.317cm" svg:x="24.478cm" svg:y="11.626cm">
          <draw:text-box>
            <text:p text:style-name="P2"><text:span text:style-name="T20">19</text:span></text:p>
          </draw:text-box>
        </draw:frame>
        <draw:frame draw:style-name="gr71" draw:text-style-name="P25" draw:layer="layout" svg:width="0.307cm" svg:height="0.317cm" svg:x="25.236cm" svg:y="11.626cm">
          <draw:text-box>
            <text:p text:style-name="P2"><text:span text:style-name="T20">20</text:span></text:p>
          </draw:text-box>
        </draw:frame>
        <draw:frame draw:style-name="gr70" draw:text-style-name="P25" draw:layer="layout" svg:width="0.296cm" svg:height="0.317cm" svg:x="26.059cm" svg:y="11.626cm">
          <draw:text-box>
            <text:p text:style-name="P2"><text:span text:style-name="T20">21</text:span></text:p>
          </draw:text-box>
        </draw:frame>
        <draw:frame draw:style-name="gr72" draw:text-style-name="P25" draw:layer="layout" svg:width="0.298cm" svg:height="0.316cm" svg:x="21.29cm" svg:y="12.365cm">
          <draw:text-box>
            <text:p text:style-name="P2"><text:span text:style-name="T20">22</text:span></text:p>
          </draw:text-box>
        </draw:frame>
        <draw:frame draw:style-name="gr69" draw:text-style-name="P25" draw:layer="layout" svg:width="0.296cm" svg:height="0.316cm" svg:x="22.084cm" svg:y="12.365cm">
          <draw:text-box>
            <text:p text:style-name="P2"><text:span text:style-name="T20">23</text:span></text:p>
          </draw:text-box>
        </draw:frame>
        <draw:frame draw:style-name="gr69" draw:text-style-name="P25" draw:layer="layout" svg:width="0.296cm" svg:height="0.316cm" svg:x="22.873cm" svg:y="12.365cm">
          <draw:text-box>
            <text:p text:style-name="P2"><text:span text:style-name="T20">24</text:span></text:p>
          </draw:text-box>
        </draw:frame>
        <draw:frame draw:style-name="gr72" draw:text-style-name="P25" draw:layer="layout" svg:width="0.298cm" svg:height="0.316cm" svg:x="23.66cm" svg:y="12.365cm">
          <draw:text-box>
            <text:p text:style-name="P2"><text:span text:style-name="T20">25</text:span></text:p>
          </draw:text-box>
        </draw:frame>
        <draw:frame draw:style-name="gr72" draw:text-style-name="P25" draw:layer="layout" svg:width="0.298cm" svg:height="0.316cm" svg:x="24.449cm" svg:y="12.365cm">
          <draw:text-box>
            <text:p text:style-name="P2"><text:span text:style-name="T20">26</text:span></text:p>
          </draw:text-box>
        </draw:frame>
        <draw:frame draw:style-name="gr69" draw:text-style-name="P25" draw:layer="layout" svg:width="0.296cm" svg:height="0.316cm" svg:x="25.248cm" svg:y="12.365cm">
          <draw:text-box>
            <text:p text:style-name="P2"><text:span text:style-name="T20">27</text:span></text:p>
          </draw:text-box>
        </draw:frame>
        <draw:frame draw:style-name="gr72" draw:text-style-name="P25" draw:layer="layout" svg:width="0.298cm" svg:height="0.316cm" svg:x="26.03cm" svg:y="12.365cm">
          <draw:text-box>
            <text:p text:style-name="P2"><text:span text:style-name="T20">28</text:span></text:p>
          </draw:text-box>
        </draw:frame>
        <draw:frame draw:style-name="gr73" draw:text-style-name="P25" draw:layer="layout" svg:width="0.298cm" svg:height="0.317cm" svg:x="21.29cm" svg:y="13.143cm">
          <draw:text-box>
            <text:p text:style-name="P2"><text:span text:style-name="T20">29</text:span></text:p>
          </draw:text-box>
        </draw:frame>
        <draw:frame draw:style-name="gr73" draw:text-style-name="P25" draw:layer="layout" svg:width="0.298cm" svg:height="0.317cm" svg:x="22.081cm" svg:y="13.143cm">
          <draw:text-box>
            <text:p text:style-name="P2"><text:span text:style-name="T20">30</text:span></text:p>
          </draw:text-box>
        </draw:frame>
        <draw:frame draw:style-name="gr69" draw:text-style-name="P25" draw:layer="layout" svg:width="0.296cm" svg:height="0.316cm" svg:x="22.873cm" svg:y="13.14cm">
          <draw:text-box>
            <text:p text:style-name="P2"><text:span text:style-name="T20">24</text:span></text:p>
          </draw:text-box>
        </draw:frame>
        <draw:frame draw:style-name="gr61" draw:text-style-name="P25" draw:layer="layout" svg:width="0.298cm" svg:height="0.31cm" svg:x="17.095cm" svg:y="19.744cm">
          <draw:text-box>
            <text:p text:style-name="P2"><text:span text:style-name="T20">30</text:span></text:p>
          </draw:text-box>
        </draw:frame>
        <draw:frame draw:style-name="gr61" draw:text-style-name="P25" draw:layer="layout" svg:width="0.298cm" svg:height="0.31cm" svg:x="25.239cm" svg:y="19.78cm">
          <draw:text-box>
            <text:p text:style-name="P2"><text:span text:style-name="T20">31</text:span></text:p>
          </draw:text-box>
        </draw:frame>
        <draw:line draw:style-name="gr74" draw:text-style-name="P1" draw:layer="layout" svg:x1="25.071cm" svg:y1="16.007cm" svg:x2="25.071cm" svg:y2="20.012cm">
          <text:p/>
        </draw:line>
        <draw:line draw:style-name="gr74" draw:text-style-name="P1" draw:layer="layout" svg:x1="26.454cm" svg:y1="16.007cm" svg:x2="26.454cm" svg:y2="20.012cm">
          <text:p/>
        </draw:line>
        <draw:g>
          <draw:line draw:style-name="gr74" draw:text-style-name="P1" draw:layer="layout" svg:x1="25.077cm" svg:y1="9.369cm" svg:x2="25.077cm" svg:y2="13.374cm">
            <text:p/>
          </draw:line>
          <draw:line draw:style-name="gr74" draw:text-style-name="P1" draw:layer="layout" svg:x1="26.46cm" svg:y1="9.369cm" svg:x2="26.46cm" svg:y2="13.374cm">
            <text:p/>
          </draw:line>
        </draw:g>
        <draw:g>
          <draw:line draw:style-name="gr74" draw:text-style-name="P1" draw:layer="layout" svg:x1="25.083cm" svg:y1="3.101cm" svg:x2="25.083cm" svg:y2="7.106cm">
            <text:p/>
          </draw:line>
          <draw:line draw:style-name="gr74" draw:text-style-name="P1" draw:layer="layout" svg:x1="26.466cm" svg:y1="3.101cm" svg:x2="26.466cm" svg:y2="7.106cm">
            <text:p/>
          </draw:line>
        </draw:g>
        <draw:g>
          <draw:line draw:style-name="gr74" draw:text-style-name="P1" draw:layer="layout" svg:x1="19.284cm" svg:y1="3.102cm" svg:x2="19.284cm" svg:y2="7.107cm">
            <text:p/>
          </draw:line>
          <draw:line draw:style-name="gr74" draw:text-style-name="P1" draw:layer="layout" svg:x1="20.667cm" svg:y1="3.102cm" svg:x2="20.667cm" svg:y2="7.107cm">
            <text:p/>
          </draw:line>
        </draw:g>
        <draw:g>
          <draw:line draw:style-name="gr74" draw:text-style-name="P1" draw:layer="layout" svg:x1="19.285cm" svg:y1="9.36cm" svg:x2="19.285cm" svg:y2="13.365cm">
            <text:p/>
          </draw:line>
          <draw:line draw:style-name="gr74" draw:text-style-name="P1" draw:layer="layout" svg:x1="20.668cm" svg:y1="9.36cm" svg:x2="20.668cm" svg:y2="13.365cm">
            <text:p/>
          </draw:line>
        </draw:g>
        <draw:g>
          <draw:line draw:style-name="gr74" draw:text-style-name="P1" draw:layer="layout" svg:x1="19.286cm" svg:y1="16.03cm" svg:x2="19.286cm" svg:y2="20.035cm">
            <text:p/>
          </draw:line>
          <draw:line draw:style-name="gr74" draw:text-style-name="P1" draw:layer="layout" svg:x1="20.669cm" svg:y1="16.03cm" svg:x2="20.669cm" svg:y2="20.035cm">
            <text:p/>
          </draw:line>
        </draw:g>
      </draw:page>
      <draw:page draw:name="page7" draw:style-name="dp1" draw:master-page-name="master-page34">
        <draw:custom-shape draw:style-name="gr53" draw:text-style-name="P22" draw:layer="layout" svg:width="0.522cm" svg:height="0.519cm" svg:x="4.66cm" svg:y="1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0.522cm" svg:height="0.519cm" svg:x="6.19cm" svg:y="9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0.522cm" svg:height="0.519cm" svg:x="7.3cm" svg:y="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0.522cm" svg:height="0.519cm" svg:x="5.43cm" svg:y="3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12" draw:layer="layout" svg:width="12.75cm" svg:height="11.258cm" svg:x="14.489cm" svg:y="2.663cm" svg:viewBox="0 0 12751 11259" svg:d="M0 0h12751M0 865h12751M0 1732h12751M0 2598h12751M0 3464h12751M0 4331h12751M0 5197h12751M0 6062h12751M0 6929h12751M0 7794h12751M0 8661h12751M0 9527h12751M0 10392h12751M0 11259h12751">
          <text:p/>
        </draw:path>
        <draw:frame draw:style-name="gr2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path draw:style-name="gr31" draw:text-style-name="P12" draw:layer="layout" svg:width="13.285cm" svg:height="13.535cm" svg:x="13.954cm" svg:y="1.261cm" svg:viewBox="0 0 13286 13536" svg:d="M0 0h13282M5 699h13281M0 13536h13282">
          <text:p/>
        </draw:path>
        <draw:g>
          <draw:frame draw:style-name="gr36" draw:text-style-name="P3" draw:layer="layout" svg:width="0.508cm" svg:height="0.398cm" svg:x="14.62cm" svg:y="2.042cm">
            <draw:text-box>
              <text:p text:style-name="P2"><text:span text:style-name="T10">8 <text:s text:c="2"/></text:span></text:p>
            </draw:text-box>
          </draw:frame>
          <draw:frame draw:style-name="gr36" draw:text-style-name="P3" draw:layer="layout" svg:width="0.508cm" svg:height="0.398cm" svg:x="14.62cm" svg:y="2.916cm">
            <draw:text-box>
              <text:p text:style-name="P2"><text:span text:style-name="T10">9 <text:s text:c="2"/></text:span></text:p>
            </draw:text-box>
          </draw:frame>
          <draw:frame draw:style-name="gr37" draw:text-style-name="P3" draw:layer="layout" svg:width="0.406cm" svg:height="0.398cm" svg:x="14.62cm" svg:y="3.788cm">
            <draw:text-box>
              <text:p text:style-name="P2"><text:span text:style-name="T10">10</text:span></text:p>
            </draw:text-box>
          </draw:frame>
          <draw:frame draw:style-name="gr37" draw:text-style-name="P3" draw:layer="layout" svg:width="0.406cm" svg:height="0.398cm" svg:x="14.62cm" svg:y="4.661cm">
            <draw:text-box>
              <text:p text:style-name="P2"><text:span text:style-name="T10">11</text:span></text:p>
            </draw:text-box>
          </draw:frame>
          <draw:frame draw:style-name="gr37" draw:text-style-name="P3" draw:layer="layout" svg:width="0.406cm" svg:height="0.398cm" svg:x="14.62cm" svg:y="5.534cm">
            <draw:text-box>
              <text:p text:style-name="P2"><text:span text:style-name="T10">12</text:span></text:p>
            </draw:text-box>
          </draw:frame>
          <draw:frame draw:style-name="gr37" draw:text-style-name="P3" draw:layer="layout" svg:width="0.406cm" svg:height="0.398cm" svg:x="14.62cm" svg:y="6.407cm">
            <draw:text-box>
              <text:p text:style-name="P2"><text:span text:style-name="T10">13</text:span></text:p>
            </draw:text-box>
          </draw:frame>
          <draw:frame draw:style-name="gr37" draw:text-style-name="P3" draw:layer="layout" svg:width="0.406cm" svg:height="0.398cm" svg:x="14.62cm" svg:y="7.28cm">
            <draw:text-box>
              <text:p text:style-name="P2"><text:span text:style-name="T10">14</text:span></text:p>
            </draw:text-box>
          </draw:frame>
          <draw:frame draw:style-name="gr37" draw:text-style-name="P3" draw:layer="layout" svg:width="0.406cm" svg:height="0.398cm" svg:x="14.62cm" svg:y="8.152cm">
            <draw:text-box>
              <text:p text:style-name="P2"><text:span text:style-name="T10">15</text:span></text:p>
            </draw:text-box>
          </draw:frame>
          <draw:frame draw:style-name="gr37" draw:text-style-name="P3" draw:layer="layout" svg:width="0.406cm" svg:height="0.398cm" svg:x="14.62cm" svg:y="9.026cm">
            <draw:text-box>
              <text:p text:style-name="P2"><text:span text:style-name="T10">16</text:span></text:p>
            </draw:text-box>
          </draw:frame>
          <draw:frame draw:style-name="gr37" draw:text-style-name="P3" draw:layer="layout" svg:width="0.406cm" svg:height="0.398cm" svg:x="14.62cm" svg:y="9.898cm">
            <draw:text-box>
              <text:p text:style-name="P2"><text:span text:style-name="T10">17</text:span></text:p>
            </draw:text-box>
          </draw:frame>
          <draw:frame draw:style-name="gr37" draw:text-style-name="P3" draw:layer="layout" svg:width="0.406cm" svg:height="0.398cm" svg:x="14.62cm" svg:y="10.771cm">
            <draw:text-box>
              <text:p text:style-name="P2"><text:span text:style-name="T10">18</text:span></text:p>
            </draw:text-box>
          </draw:frame>
          <draw:frame draw:style-name="gr37" draw:text-style-name="P3" draw:layer="layout" svg:width="0.406cm" svg:height="0.398cm" svg:x="14.62cm" svg:y="11.644cm">
            <draw:text-box>
              <text:p text:style-name="P2"><text:span text:style-name="T10">19</text:span></text:p>
            </draw:text-box>
          </draw:frame>
          <draw:frame draw:style-name="gr37" draw:text-style-name="P3" draw:layer="layout" svg:width="0.406cm" svg:height="0.398cm" svg:x="14.62cm" svg:y="12.517cm">
            <draw:text-box>
              <text:p text:style-name="P2"><text:span text:style-name="T10">20</text:span></text:p>
            </draw:text-box>
          </draw:frame>
          <draw:frame draw:style-name="gr37" draw:text-style-name="P3" draw:layer="layout" svg:width="0.406cm" svg:height="0.398cm" svg:x="14.62cm" svg:y="13.389cm">
            <draw:text-box>
              <text:p text:style-name="P2"><text:span text:style-name="T10">21</text:span></text:p>
            </draw:text-box>
          </draw:frame>
        </draw:g>
        <draw:frame draw:style-name="gr4" draw:text-style-name="P4" draw:layer="layout" svg:width="1.38cm" svg:height="0.533cm" svg:x="15.481cm" svg:y="1.406cm">
          <draw:text-box>
            <text:p text:style-name="P2"><text:span text:style-name="T2">Martes</text:span></text:p>
          </draw:text-box>
        </draw:frame>
        <draw:frame draw:style-name="gr5" draw:text-style-name="P4" draw:layer="layout" svg:width="0.42cm" svg:height="0.533cm" svg:x="25.006cm" svg:y="1.406cm">
          <draw:text-box>
            <text:p text:style-name="P2"><text:span text:style-name="T3">11</text:span></text:p>
          </draw:text-box>
        </draw:frame>
        <draw:custom-shape draw:style-name="gr6" draw:text-style-name="P5" draw:layer="layout" svg:width="3.467cm" svg:height="0.663cm" svg:x="22.863cm" svg:y="15.49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316cm" svg:height="0.671cm" svg:x="24.044cm" svg:y="15.607cm">
          <draw:text-box>
            <text:p text:style-name="P2"><text:span text:style-name="T4">Enero</text:span></text:p>
          </draw:text-box>
        </draw:frame>
        <draw:path draw:style-name="gr8" draw:text-style-name="P7" draw:layer="layout" svg:width="0.033cm" svg:height="0.034cm" svg:x="14.464cm" svg:y="16.064cm" svg:viewBox="0 0 34 35" svg:d="M17 0c-22 0-23 35 0 35s23-35 0-35z">
          <text:p/>
        </draw:path>
        <draw:path draw:style-name="gr8" draw:text-style-name="P7" draw:layer="layout" svg:width="0.033cm" svg:height="0.034cm" svg:x="14.464cm" svg:y="16.566cm" svg:viewBox="0 0 34 35" svg:d="M17 0c-22 0-23 35 0 35s23-35 0-35z">
          <text:p/>
        </draw:path>
        <draw:path draw:style-name="gr8" draw:text-style-name="P7" draw:layer="layout" svg:width="0.033cm" svg:height="0.034cm" svg:x="14.464cm" svg:y="17.068cm" svg:viewBox="0 0 34 35" svg:d="M17 0c-22 0-23 35 0 35s23-35 0-35z">
          <text:p/>
        </draw:path>
        <draw:path draw:style-name="gr8" draw:text-style-name="P7" draw:layer="layout" svg:width="0.033cm" svg:height="0.034cm" svg:x="14.464cm" svg:y="17.57cm" svg:viewBox="0 0 34 35" svg:d="M17 0c-22 0-23 35 0 35s23-35 0-35z">
          <text:p/>
        </draw:path>
        <draw:path draw:style-name="gr8" draw:text-style-name="P7" draw:layer="layout" svg:width="0.033cm" svg:height="0.034cm" svg:x="14.464cm" svg:y="18.072cm" svg:viewBox="0 0 34 35" svg:d="M17 0c-22 0-23 35 0 35s23-35 0-35z">
          <text:p/>
        </draw:path>
        <draw:path draw:style-name="gr8" draw:text-style-name="P7" draw:layer="layout" svg:width="0.033cm" svg:height="0.035cm" svg:x="14.464cm" svg:y="18.574cm" svg:viewBox="0 0 34 36" svg:d="M17 0c-22 0-23 36 0 36s23-36 0-36z">
          <text:p/>
        </draw:path>
        <draw:path draw:style-name="gr8" draw:text-style-name="P7" draw:layer="layout" svg:width="0.033cm" svg:height="0.034cm" svg:x="14.464cm" svg:y="19.077cm" svg:viewBox="0 0 34 35" svg:d="M17 0c-22 0-23 35 0 35s23-35 0-35z">
          <text:p/>
        </draw:path>
        <draw:path draw:style-name="gr8" draw:text-style-name="P7" draw:layer="layout" svg:width="0.033cm" svg:height="0.034cm" svg:x="14.464cm" svg:y="19.579cm" svg:viewBox="0 0 34 35" svg:d="M17 0c-22 0-23 35 0 35s23-35 0-35z">
          <text:p/>
        </draw:path>
        <draw:path draw:style-name="gr8" draw:text-style-name="P7" draw:layer="layout" svg:width="0.033cm" svg:height="0.034cm" svg:x="14.464cm" svg:y="20.081cm" svg:viewBox="0 0 34 35" svg:d="M17 0c-22 0-23 35 0 35s23-35 0-35z">
          <text:p/>
        </draw:path>
        <draw:path draw:style-name="gr8" draw:text-style-name="P7" draw:layer="layout" svg:width="0.033cm" svg:height="0.034cm" svg:x="14.464cm" svg:y="20.583cm" svg:viewBox="0 0 34 35" svg:d="M17 0c-22 0-23 35 0 35s23-35 0-35z">
          <text:p/>
        </draw:path>
        <draw:path draw:style-name="gr8" draw:text-style-name="P7" draw:layer="layout" svg:width="0.034cm" svg:height="0.034cm" svg:x="14.962cm" svg:y="16.064cm" svg:viewBox="0 0 35 35" svg:d="M17 0c-23 0-23 35 0 35s23-35 0-35z">
          <text:p/>
        </draw:path>
        <draw:path draw:style-name="gr8" draw:text-style-name="P7" draw:layer="layout" svg:width="0.034cm" svg:height="0.034cm" svg:x="14.962cm" svg:y="16.566cm" svg:viewBox="0 0 35 35" svg:d="M17 0c-23 0-23 35 0 35s23-35 0-35z">
          <text:p/>
        </draw:path>
        <draw:path draw:style-name="gr8" draw:text-style-name="P7" draw:layer="layout" svg:width="0.034cm" svg:height="0.034cm" svg:x="14.962cm" svg:y="17.068cm" svg:viewBox="0 0 35 35" svg:d="M17 0c-23 0-23 35 0 35s23-35 0-35z">
          <text:p/>
        </draw:path>
        <draw:path draw:style-name="gr8" draw:text-style-name="P7" draw:layer="layout" svg:width="0.034cm" svg:height="0.034cm" svg:x="14.962cm" svg:y="17.57cm" svg:viewBox="0 0 35 35" svg:d="M17 0c-23 0-23 35 0 35s23-35 0-35z">
          <text:p/>
        </draw:path>
        <draw:path draw:style-name="gr8" draw:text-style-name="P7" draw:layer="layout" svg:width="0.034cm" svg:height="0.034cm" svg:x="14.962cm" svg:y="18.072cm" svg:viewBox="0 0 35 35" svg:d="M17 0c-23 0-23 35 0 35s23-35 0-35z">
          <text:p/>
        </draw:path>
        <draw:path draw:style-name="gr8" draw:text-style-name="P7" draw:layer="layout" svg:width="0.034cm" svg:height="0.035cm" svg:x="14.962cm" svg:y="18.574cm" svg:viewBox="0 0 35 36" svg:d="M17 0c-23 0-23 36 0 36s23-36 0-36z">
          <text:p/>
        </draw:path>
        <draw:path draw:style-name="gr8" draw:text-style-name="P7" draw:layer="layout" svg:width="0.034cm" svg:height="0.034cm" svg:x="14.962cm" svg:y="19.077cm" svg:viewBox="0 0 35 35" svg:d="M17 0c-23 0-23 35 0 35s23-35 0-35z">
          <text:p/>
        </draw:path>
        <draw:path draw:style-name="gr8" draw:text-style-name="P7" draw:layer="layout" svg:width="0.034cm" svg:height="0.034cm" svg:x="14.962cm" svg:y="19.579cm" svg:viewBox="0 0 35 35" svg:d="M17 0c-23 0-23 35 0 35s23-35 0-35z">
          <text:p/>
        </draw:path>
        <draw:path draw:style-name="gr8" draw:text-style-name="P7" draw:layer="layout" svg:width="0.034cm" svg:height="0.034cm" svg:x="14.962cm" svg:y="20.081cm" svg:viewBox="0 0 35 35" svg:d="M17 0c-23 0-23 35 0 35s23-35 0-35z">
          <text:p/>
        </draw:path>
        <draw:path draw:style-name="gr8" draw:text-style-name="P7" draw:layer="layout" svg:width="0.034cm" svg:height="0.034cm" svg:x="14.962cm" svg:y="20.583cm" svg:viewBox="0 0 35 35" svg:d="M17 0c-23 0-23 35 0 35s23-35 0-35z">
          <text:p/>
        </draw:path>
        <draw:path draw:style-name="gr8" draw:text-style-name="P7" draw:layer="layout" svg:width="0.033cm" svg:height="0.034cm" svg:x="15.463cm" svg:y="16.064cm" svg:viewBox="0 0 34 35" svg:d="M17 0c-22 0-23 35 0 35s23-35 0-35z">
          <text:p/>
        </draw:path>
        <draw:path draw:style-name="gr8" draw:text-style-name="P7" draw:layer="layout" svg:width="0.033cm" svg:height="0.034cm" svg:x="15.463cm" svg:y="16.566cm" svg:viewBox="0 0 34 35" svg:d="M17 0c-22 0-23 35 0 35s23-35 0-35z">
          <text:p/>
        </draw:path>
        <draw:path draw:style-name="gr8" draw:text-style-name="P7" draw:layer="layout" svg:width="0.033cm" svg:height="0.034cm" svg:x="15.463cm" svg:y="17.068cm" svg:viewBox="0 0 34 35" svg:d="M17 0c-22 0-23 35 0 35s23-35 0-35z">
          <text:p/>
        </draw:path>
        <draw:path draw:style-name="gr8" draw:text-style-name="P7" draw:layer="layout" svg:width="0.033cm" svg:height="0.034cm" svg:x="15.463cm" svg:y="17.57cm" svg:viewBox="0 0 34 35" svg:d="M17 0c-22 0-23 35 0 35s23-35 0-35z">
          <text:p/>
        </draw:path>
        <draw:path draw:style-name="gr8" draw:text-style-name="P7" draw:layer="layout" svg:width="0.033cm" svg:height="0.034cm" svg:x="15.463cm" svg:y="18.072cm" svg:viewBox="0 0 34 35" svg:d="M17 0c-22 0-23 35 0 35s23-35 0-35z">
          <text:p/>
        </draw:path>
        <draw:path draw:style-name="gr8" draw:text-style-name="P7" draw:layer="layout" svg:width="0.033cm" svg:height="0.035cm" svg:x="15.463cm" svg:y="18.574cm" svg:viewBox="0 0 34 36" svg:d="M17 0c-22 0-23 36 0 36s23-36 0-36z">
          <text:p/>
        </draw:path>
        <draw:path draw:style-name="gr8" draw:text-style-name="P7" draw:layer="layout" svg:width="0.033cm" svg:height="0.034cm" svg:x="15.463cm" svg:y="19.077cm" svg:viewBox="0 0 34 35" svg:d="M17 0c-22 0-23 35 0 35s23-35 0-35z">
          <text:p/>
        </draw:path>
        <draw:path draw:style-name="gr8" draw:text-style-name="P7" draw:layer="layout" svg:width="0.033cm" svg:height="0.034cm" svg:x="15.463cm" svg:y="19.579cm" svg:viewBox="0 0 34 35" svg:d="M17 0c-22 0-23 35 0 35s23-35 0-35z">
          <text:p/>
        </draw:path>
        <draw:path draw:style-name="gr8" draw:text-style-name="P7" draw:layer="layout" svg:width="0.033cm" svg:height="0.034cm" svg:x="15.463cm" svg:y="20.081cm" svg:viewBox="0 0 34 35" svg:d="M17 0c-22 0-23 35 0 35s23-35 0-35z">
          <text:p/>
        </draw:path>
        <draw:path draw:style-name="gr8" draw:text-style-name="P7" draw:layer="layout" svg:width="0.033cm" svg:height="0.034cm" svg:x="15.463cm" svg:y="20.583cm" svg:viewBox="0 0 34 35" svg:d="M17 0c-22 0-23 35 0 35s23-35 0-35z">
          <text:p/>
        </draw:path>
        <draw:path draw:style-name="gr8" draw:text-style-name="P7" draw:layer="layout" svg:width="0.034cm" svg:height="0.035cm" svg:x="15.961cm" svg:y="15.561cm" svg:viewBox="0 0 35 36" svg:d="M17 0c-23 0-23 36 0 36s23-36 0-36z">
          <text:p/>
        </draw:path>
        <draw:path draw:style-name="gr8" draw:text-style-name="P7" draw:layer="layout" svg:width="0.034cm" svg:height="0.034cm" svg:x="15.961cm" svg:y="16.064cm" svg:viewBox="0 0 35 35" svg:d="M17 0c-23 0-23 35 0 35s23-35 0-35z">
          <text:p/>
        </draw:path>
        <draw:path draw:style-name="gr8" draw:text-style-name="P7" draw:layer="layout" svg:width="0.034cm" svg:height="0.034cm" svg:x="15.961cm" svg:y="16.566cm" svg:viewBox="0 0 35 35" svg:d="M17 0c-23 0-23 35 0 35s23-35 0-35z">
          <text:p/>
        </draw:path>
        <draw:path draw:style-name="gr8" draw:text-style-name="P7" draw:layer="layout" svg:width="0.034cm" svg:height="0.034cm" svg:x="15.961cm" svg:y="17.068cm" svg:viewBox="0 0 35 35" svg:d="M17 0c-23 0-23 35 0 35s23-35 0-35z">
          <text:p/>
        </draw:path>
        <draw:path draw:style-name="gr8" draw:text-style-name="P7" draw:layer="layout" svg:width="0.034cm" svg:height="0.034cm" svg:x="15.961cm" svg:y="17.57cm" svg:viewBox="0 0 35 35" svg:d="M17 0c-23 0-23 35 0 35s23-35 0-35z">
          <text:p/>
        </draw:path>
        <draw:path draw:style-name="gr8" draw:text-style-name="P7" draw:layer="layout" svg:width="0.034cm" svg:height="0.034cm" svg:x="15.961cm" svg:y="18.072cm" svg:viewBox="0 0 35 35" svg:d="M17 0c-23 0-23 35 0 35s23-35 0-35z">
          <text:p/>
        </draw:path>
        <draw:path draw:style-name="gr8" draw:text-style-name="P7" draw:layer="layout" svg:width="0.034cm" svg:height="0.035cm" svg:x="15.961cm" svg:y="18.574cm" svg:viewBox="0 0 35 36" svg:d="M17 0c-23 0-23 36 0 36s23-36 0-36z">
          <text:p/>
        </draw:path>
        <draw:path draw:style-name="gr8" draw:text-style-name="P7" draw:layer="layout" svg:width="0.034cm" svg:height="0.034cm" svg:x="15.961cm" svg:y="19.077cm" svg:viewBox="0 0 35 35" svg:d="M17 0c-23 0-23 35 0 35s23-35 0-35z">
          <text:p/>
        </draw:path>
        <draw:path draw:style-name="gr8" draw:text-style-name="P7" draw:layer="layout" svg:width="0.034cm" svg:height="0.034cm" svg:x="15.961cm" svg:y="19.579cm" svg:viewBox="0 0 35 35" svg:d="M17 0c-23 0-23 35 0 35s23-35 0-35z">
          <text:p/>
        </draw:path>
        <draw:path draw:style-name="gr8" draw:text-style-name="P7" draw:layer="layout" svg:width="0.034cm" svg:height="0.034cm" svg:x="15.961cm" svg:y="20.081cm" svg:viewBox="0 0 35 35" svg:d="M17 0c-23 0-23 35 0 35s23-35 0-35z">
          <text:p/>
        </draw:path>
        <draw:path draw:style-name="gr8" draw:text-style-name="P7" draw:layer="layout" svg:width="0.034cm" svg:height="0.034cm" svg:x="15.961cm" svg:y="20.583cm" svg:viewBox="0 0 35 35" svg:d="M17 0c-23 0-23 35 0 35s23-35 0-35z">
          <text:p/>
        </draw:path>
        <draw:path draw:style-name="gr8" draw:text-style-name="P7" draw:layer="layout" svg:width="0.034cm" svg:height="0.035cm" svg:x="16.46cm" svg:y="15.561cm" svg:viewBox="0 0 35 36" svg:d="M17 0c-23 0-23 36 0 36s23-36 0-36z">
          <text:p/>
        </draw:path>
        <draw:path draw:style-name="gr8" draw:text-style-name="P7" draw:layer="layout" svg:width="0.034cm" svg:height="0.034cm" svg:x="16.46cm" svg:y="16.064cm" svg:viewBox="0 0 35 35" svg:d="M17 0c-23 0-23 35 0 35s23-35 0-35z">
          <text:p/>
        </draw:path>
        <draw:path draw:style-name="gr8" draw:text-style-name="P7" draw:layer="layout" svg:width="0.034cm" svg:height="0.034cm" svg:x="16.46cm" svg:y="16.566cm" svg:viewBox="0 0 35 35" svg:d="M17 0c-23 0-23 35 0 35s23-35 0-35z">
          <text:p/>
        </draw:path>
        <draw:path draw:style-name="gr8" draw:text-style-name="P7" draw:layer="layout" svg:width="0.034cm" svg:height="0.034cm" svg:x="16.46cm" svg:y="17.068cm" svg:viewBox="0 0 35 35" svg:d="M17 0c-23 0-23 35 0 35s23-35 0-35z">
          <text:p/>
        </draw:path>
        <draw:path draw:style-name="gr8" draw:text-style-name="P7" draw:layer="layout" svg:width="0.034cm" svg:height="0.034cm" svg:x="16.46cm" svg:y="17.57cm" svg:viewBox="0 0 35 35" svg:d="M17 0c-23 0-23 35 0 35s23-35 0-35z">
          <text:p/>
        </draw:path>
        <draw:path draw:style-name="gr8" draw:text-style-name="P7" draw:layer="layout" svg:width="0.034cm" svg:height="0.034cm" svg:x="16.46cm" svg:y="18.072cm" svg:viewBox="0 0 35 35" svg:d="M17 0c-23 0-23 35 0 35s23-35 0-35z">
          <text:p/>
        </draw:path>
        <draw:path draw:style-name="gr8" draw:text-style-name="P7" draw:layer="layout" svg:width="0.034cm" svg:height="0.035cm" svg:x="16.46cm" svg:y="18.574cm" svg:viewBox="0 0 35 36" svg:d="M17 0c-23 0-23 36 0 36s23-36 0-36z">
          <text:p/>
        </draw:path>
        <draw:path draw:style-name="gr8" draw:text-style-name="P7" draw:layer="layout" svg:width="0.034cm" svg:height="0.034cm" svg:x="16.46cm" svg:y="19.077cm" svg:viewBox="0 0 35 35" svg:d="M17 0c-23 0-23 35 0 35s23-35 0-35z">
          <text:p/>
        </draw:path>
        <draw:path draw:style-name="gr8" draw:text-style-name="P7" draw:layer="layout" svg:width="0.034cm" svg:height="0.034cm" svg:x="16.46cm" svg:y="19.579cm" svg:viewBox="0 0 35 35" svg:d="M17 0c-23 0-23 35 0 35s23-35 0-35z">
          <text:p/>
        </draw:path>
        <draw:path draw:style-name="gr8" draw:text-style-name="P7" draw:layer="layout" svg:width="0.034cm" svg:height="0.034cm" svg:x="16.46cm" svg:y="20.081cm" svg:viewBox="0 0 35 35" svg:d="M17 0c-23 0-23 35 0 35s23-35 0-35z">
          <text:p/>
        </draw:path>
        <draw:path draw:style-name="gr8" draw:text-style-name="P7" draw:layer="layout" svg:width="0.034cm" svg:height="0.034cm" svg:x="16.46cm" svg:y="20.583cm" svg:viewBox="0 0 35 35" svg:d="M17 0c-23 0-23 35 0 35s23-35 0-35z">
          <text:p/>
        </draw:path>
        <draw:path draw:style-name="gr8" draw:text-style-name="P7" draw:layer="layout" svg:width="0.034cm" svg:height="0.035cm" svg:x="16.959cm" svg:y="15.561cm" svg:viewBox="0 0 35 36" svg:d="M17 0c-23 0-23 36 0 36s23-36 0-36z">
          <text:p/>
        </draw:path>
        <draw:path draw:style-name="gr8" draw:text-style-name="P7" draw:layer="layout" svg:width="0.034cm" svg:height="0.034cm" svg:x="16.959cm" svg:y="16.064cm" svg:viewBox="0 0 35 35" svg:d="M17 0c-23 0-23 35 0 35s23-35 0-35z">
          <text:p/>
        </draw:path>
        <draw:path draw:style-name="gr8" draw:text-style-name="P7" draw:layer="layout" svg:width="0.034cm" svg:height="0.034cm" svg:x="16.959cm" svg:y="16.566cm" svg:viewBox="0 0 35 35" svg:d="M17 0c-23 0-23 35 0 35s23-35 0-35z">
          <text:p/>
        </draw:path>
        <draw:path draw:style-name="gr8" draw:text-style-name="P7" draw:layer="layout" svg:width="0.034cm" svg:height="0.034cm" svg:x="16.959cm" svg:y="17.068cm" svg:viewBox="0 0 35 35" svg:d="M17 0c-23 0-23 35 0 35s23-35 0-35z">
          <text:p/>
        </draw:path>
        <draw:path draw:style-name="gr8" draw:text-style-name="P7" draw:layer="layout" svg:width="0.034cm" svg:height="0.034cm" svg:x="16.959cm" svg:y="17.57cm" svg:viewBox="0 0 35 35" svg:d="M17 0c-23 0-23 35 0 35s23-35 0-35z">
          <text:p/>
        </draw:path>
        <draw:path draw:style-name="gr8" draw:text-style-name="P7" draw:layer="layout" svg:width="0.034cm" svg:height="0.034cm" svg:x="16.959cm" svg:y="18.072cm" svg:viewBox="0 0 35 35" svg:d="M17 0c-23 0-23 35 0 35s23-35 0-35z">
          <text:p/>
        </draw:path>
        <draw:path draw:style-name="gr8" draw:text-style-name="P7" draw:layer="layout" svg:width="0.034cm" svg:height="0.035cm" svg:x="16.959cm" svg:y="18.574cm" svg:viewBox="0 0 35 36" svg:d="M17 0c-23 0-23 36 0 36s23-36 0-36z">
          <text:p/>
        </draw:path>
        <draw:path draw:style-name="gr8" draw:text-style-name="P7" draw:layer="layout" svg:width="0.034cm" svg:height="0.034cm" svg:x="16.959cm" svg:y="19.077cm" svg:viewBox="0 0 35 35" svg:d="M17 0c-23 0-23 35 0 35s23-35 0-35z">
          <text:p/>
        </draw:path>
        <draw:path draw:style-name="gr8" draw:text-style-name="P7" draw:layer="layout" svg:width="0.034cm" svg:height="0.034cm" svg:x="16.959cm" svg:y="19.579cm" svg:viewBox="0 0 35 35" svg:d="M17 0c-23 0-23 35 0 35s23-35 0-35z">
          <text:p/>
        </draw:path>
        <draw:path draw:style-name="gr8" draw:text-style-name="P7" draw:layer="layout" svg:width="0.034cm" svg:height="0.034cm" svg:x="16.959cm" svg:y="20.081cm" svg:viewBox="0 0 35 35" svg:d="M17 0c-23 0-23 35 0 35s23-35 0-35z">
          <text:p/>
        </draw:path>
        <draw:path draw:style-name="gr8" draw:text-style-name="P7" draw:layer="layout" svg:width="0.034cm" svg:height="0.034cm" svg:x="16.959cm" svg:y="20.583cm" svg:viewBox="0 0 35 35" svg:d="M17 0c-23 0-23 35 0 35s23-35 0-35z">
          <text:p/>
        </draw:path>
        <draw:path draw:style-name="gr8" draw:text-style-name="P7" draw:layer="layout" svg:width="0.033cm" svg:height="0.035cm" svg:x="17.458cm" svg:y="15.561cm" svg:viewBox="0 0 34 36" svg:d="M17 0c-23 0-23 36 0 36 22 0 22-36 0-36z">
          <text:p/>
        </draw:path>
        <draw:path draw:style-name="gr8" draw:text-style-name="P7" draw:layer="layout" svg:width="0.033cm" svg:height="0.034cm" svg:x="17.458cm" svg:y="16.064cm" svg:viewBox="0 0 34 35" svg:d="M17 0c-23 0-23 35 0 35 22 0 22-35 0-35z">
          <text:p/>
        </draw:path>
        <draw:path draw:style-name="gr8" draw:text-style-name="P7" draw:layer="layout" svg:width="0.033cm" svg:height="0.034cm" svg:x="17.458cm" svg:y="16.566cm" svg:viewBox="0 0 34 35" svg:d="M17 0c-23 0-23 35 0 35 22 0 22-35 0-35z">
          <text:p/>
        </draw:path>
        <draw:path draw:style-name="gr8" draw:text-style-name="P7" draw:layer="layout" svg:width="0.033cm" svg:height="0.034cm" svg:x="17.458cm" svg:y="17.068cm" svg:viewBox="0 0 34 35" svg:d="M17 0c-23 0-23 35 0 35 22 0 22-35 0-35z">
          <text:p/>
        </draw:path>
        <draw:path draw:style-name="gr8" draw:text-style-name="P7" draw:layer="layout" svg:width="0.033cm" svg:height="0.034cm" svg:x="17.458cm" svg:y="17.57cm" svg:viewBox="0 0 34 35" svg:d="M17 0c-23 0-23 35 0 35 22 0 22-35 0-35z">
          <text:p/>
        </draw:path>
        <draw:path draw:style-name="gr8" draw:text-style-name="P7" draw:layer="layout" svg:width="0.033cm" svg:height="0.034cm" svg:x="17.458cm" svg:y="18.072cm" svg:viewBox="0 0 34 35" svg:d="M17 0c-23 0-23 35 0 35 22 0 22-35 0-35z">
          <text:p/>
        </draw:path>
        <draw:path draw:style-name="gr8" draw:text-style-name="P7" draw:layer="layout" svg:width="0.033cm" svg:height="0.035cm" svg:x="17.458cm" svg:y="18.574cm" svg:viewBox="0 0 34 36" svg:d="M17 0c-23 0-23 36 0 36 22 0 22-36 0-36z">
          <text:p/>
        </draw:path>
        <draw:path draw:style-name="gr8" draw:text-style-name="P7" draw:layer="layout" svg:width="0.033cm" svg:height="0.034cm" svg:x="17.458cm" svg:y="19.077cm" svg:viewBox="0 0 34 35" svg:d="M17 0c-23 0-23 35 0 35 22 0 22-35 0-35z">
          <text:p/>
        </draw:path>
        <draw:path draw:style-name="gr8" draw:text-style-name="P7" draw:layer="layout" svg:width="0.033cm" svg:height="0.034cm" svg:x="17.458cm" svg:y="19.579cm" svg:viewBox="0 0 34 35" svg:d="M17 0c-23 0-23 35 0 35 22 0 22-35 0-35z">
          <text:p/>
        </draw:path>
        <draw:path draw:style-name="gr8" draw:text-style-name="P7" draw:layer="layout" svg:width="0.033cm" svg:height="0.034cm" svg:x="17.458cm" svg:y="20.081cm" svg:viewBox="0 0 34 35" svg:d="M17 0c-23 0-23 35 0 35 22 0 22-35 0-35z">
          <text:p/>
        </draw:path>
        <draw:path draw:style-name="gr8" draw:text-style-name="P7" draw:layer="layout" svg:width="0.033cm" svg:height="0.034cm" svg:x="17.458cm" svg:y="20.583cm" svg:viewBox="0 0 34 35" svg:d="M17 0c-23 0-23 35 0 35 22 0 22-35 0-35z">
          <text:p/>
        </draw:path>
        <draw:path draw:style-name="gr8" draw:text-style-name="P7" draw:layer="layout" svg:width="0.034cm" svg:height="0.035cm" svg:x="17.956cm" svg:y="15.561cm" svg:viewBox="0 0 35 36" svg:d="M17 0c-23 0-23 36 0 36s23-36 0-36z">
          <text:p/>
        </draw:path>
        <draw:path draw:style-name="gr8" draw:text-style-name="P7" draw:layer="layout" svg:width="0.034cm" svg:height="0.034cm" svg:x="17.956cm" svg:y="16.064cm" svg:viewBox="0 0 35 35" svg:d="M17 0c-23 0-23 35 0 35s23-35 0-35z">
          <text:p/>
        </draw:path>
        <draw:path draw:style-name="gr8" draw:text-style-name="P7" draw:layer="layout" svg:width="0.034cm" svg:height="0.034cm" svg:x="17.956cm" svg:y="16.566cm" svg:viewBox="0 0 35 35" svg:d="M17 0c-23 0-23 35 0 35s23-35 0-35z">
          <text:p/>
        </draw:path>
        <draw:path draw:style-name="gr8" draw:text-style-name="P7" draw:layer="layout" svg:width="0.034cm" svg:height="0.034cm" svg:x="17.956cm" svg:y="17.068cm" svg:viewBox="0 0 35 35" svg:d="M17 0c-23 0-23 35 0 35s23-35 0-35z">
          <text:p/>
        </draw:path>
        <draw:path draw:style-name="gr8" draw:text-style-name="P7" draw:layer="layout" svg:width="0.034cm" svg:height="0.034cm" svg:x="17.956cm" svg:y="17.57cm" svg:viewBox="0 0 35 35" svg:d="M17 0c-23 0-23 35 0 35s23-35 0-35z">
          <text:p/>
        </draw:path>
        <draw:path draw:style-name="gr8" draw:text-style-name="P7" draw:layer="layout" svg:width="0.034cm" svg:height="0.034cm" svg:x="17.956cm" svg:y="18.072cm" svg:viewBox="0 0 35 35" svg:d="M17 0c-23 0-23 35 0 35s23-35 0-35z">
          <text:p/>
        </draw:path>
        <draw:path draw:style-name="gr8" draw:text-style-name="P7" draw:layer="layout" svg:width="0.034cm" svg:height="0.035cm" svg:x="17.956cm" svg:y="18.574cm" svg:viewBox="0 0 35 36" svg:d="M17 0c-23 0-23 36 0 36s23-36 0-36z">
          <text:p/>
        </draw:path>
        <draw:path draw:style-name="gr8" draw:text-style-name="P7" draw:layer="layout" svg:width="0.034cm" svg:height="0.034cm" svg:x="17.956cm" svg:y="19.077cm" svg:viewBox="0 0 35 35" svg:d="M17 0c-23 0-23 35 0 35s23-35 0-35z">
          <text:p/>
        </draw:path>
        <draw:path draw:style-name="gr8" draw:text-style-name="P7" draw:layer="layout" svg:width="0.034cm" svg:height="0.034cm" svg:x="17.956cm" svg:y="19.579cm" svg:viewBox="0 0 35 35" svg:d="M17 0c-23 0-23 35 0 35s23-35 0-35z">
          <text:p/>
        </draw:path>
        <draw:path draw:style-name="gr8" draw:text-style-name="P7" draw:layer="layout" svg:width="0.034cm" svg:height="0.034cm" svg:x="17.956cm" svg:y="20.081cm" svg:viewBox="0 0 35 35" svg:d="M17 0c-23 0-23 35 0 35s23-35 0-35z">
          <text:p/>
        </draw:path>
        <draw:path draw:style-name="gr8" draw:text-style-name="P7" draw:layer="layout" svg:width="0.034cm" svg:height="0.034cm" svg:x="17.956cm" svg:y="20.583cm" svg:viewBox="0 0 35 35" svg:d="M17 0c-23 0-23 35 0 35s23-35 0-35z">
          <text:p/>
        </draw:path>
        <draw:path draw:style-name="gr8" draw:text-style-name="P7" draw:layer="layout" svg:width="0.034cm" svg:height="0.035cm" svg:x="18.456cm" svg:y="15.561cm" svg:viewBox="0 0 35 36" svg:d="M17 0c-23 0-23 36 0 36s23-36 0-36z">
          <text:p/>
        </draw:path>
        <draw:path draw:style-name="gr8" draw:text-style-name="P7" draw:layer="layout" svg:width="0.034cm" svg:height="0.034cm" svg:x="18.456cm" svg:y="16.064cm" svg:viewBox="0 0 35 35" svg:d="M17 0c-23 0-23 35 0 35s23-35 0-35z">
          <text:p/>
        </draw:path>
        <draw:path draw:style-name="gr8" draw:text-style-name="P7" draw:layer="layout" svg:width="0.034cm" svg:height="0.034cm" svg:x="18.456cm" svg:y="16.566cm" svg:viewBox="0 0 35 35" svg:d="M17 0c-23 0-23 35 0 35s23-35 0-35z">
          <text:p/>
        </draw:path>
        <draw:path draw:style-name="gr8" draw:text-style-name="P7" draw:layer="layout" svg:width="0.034cm" svg:height="0.034cm" svg:x="18.456cm" svg:y="17.068cm" svg:viewBox="0 0 35 35" svg:d="M17 0c-23 0-23 35 0 35s23-35 0-35z">
          <text:p/>
        </draw:path>
        <draw:path draw:style-name="gr8" draw:text-style-name="P7" draw:layer="layout" svg:width="0.034cm" svg:height="0.034cm" svg:x="18.456cm" svg:y="17.57cm" svg:viewBox="0 0 35 35" svg:d="M17 0c-23 0-23 35 0 35s23-35 0-35z">
          <text:p/>
        </draw:path>
        <draw:path draw:style-name="gr8" draw:text-style-name="P7" draw:layer="layout" svg:width="0.034cm" svg:height="0.034cm" svg:x="18.456cm" svg:y="18.072cm" svg:viewBox="0 0 35 35" svg:d="M17 0c-23 0-23 35 0 35s23-35 0-35z">
          <text:p/>
        </draw:path>
        <draw:path draw:style-name="gr8" draw:text-style-name="P7" draw:layer="layout" svg:width="0.034cm" svg:height="0.035cm" svg:x="18.456cm" svg:y="18.574cm" svg:viewBox="0 0 35 36" svg:d="M17 0c-23 0-23 36 0 36s23-36 0-36z">
          <text:p/>
        </draw:path>
        <draw:path draw:style-name="gr8" draw:text-style-name="P7" draw:layer="layout" svg:width="0.034cm" svg:height="0.034cm" svg:x="18.456cm" svg:y="19.077cm" svg:viewBox="0 0 35 35" svg:d="M17 0c-23 0-23 35 0 35s23-35 0-35z">
          <text:p/>
        </draw:path>
        <draw:path draw:style-name="gr8" draw:text-style-name="P7" draw:layer="layout" svg:width="0.034cm" svg:height="0.034cm" svg:x="18.456cm" svg:y="19.579cm" svg:viewBox="0 0 35 35" svg:d="M17 0c-23 0-23 35 0 35s23-35 0-35z">
          <text:p/>
        </draw:path>
        <draw:path draw:style-name="gr8" draw:text-style-name="P7" draw:layer="layout" svg:width="0.034cm" svg:height="0.034cm" svg:x="18.456cm" svg:y="20.081cm" svg:viewBox="0 0 35 35" svg:d="M17 0c-23 0-23 35 0 35s23-35 0-35z">
          <text:p/>
        </draw:path>
        <draw:path draw:style-name="gr8" draw:text-style-name="P7" draw:layer="layout" svg:width="0.034cm" svg:height="0.034cm" svg:x="18.456cm" svg:y="20.583cm" svg:viewBox="0 0 35 35" svg:d="M17 0c-23 0-23 35 0 35s23-35 0-35z">
          <text:p/>
        </draw:path>
        <draw:path draw:style-name="gr8" draw:text-style-name="P7" draw:layer="layout" svg:width="0.032cm" svg:height="0.035cm" svg:x="18.955cm" svg:y="15.561cm" svg:viewBox="0 0 33 36" svg:d="M16 0c-21 0-21 36 0 36 23 0 23-36 0-36z">
          <text:p/>
        </draw:path>
        <draw:path draw:style-name="gr8" draw:text-style-name="P7" draw:layer="layout" svg:width="0.032cm" svg:height="0.034cm" svg:x="18.955cm" svg:y="16.064cm" svg:viewBox="0 0 33 35" svg:d="M16 0c-21 0-21 35 0 35 23 0 23-35 0-35z">
          <text:p/>
        </draw:path>
        <draw:path draw:style-name="gr8" draw:text-style-name="P7" draw:layer="layout" svg:width="0.032cm" svg:height="0.034cm" svg:x="18.955cm" svg:y="16.566cm" svg:viewBox="0 0 33 35" svg:d="M16 0c-21 0-21 35 0 35 23 0 23-35 0-35z">
          <text:p/>
        </draw:path>
        <draw:path draw:style-name="gr8" draw:text-style-name="P7" draw:layer="layout" svg:width="0.032cm" svg:height="0.034cm" svg:x="18.955cm" svg:y="17.068cm" svg:viewBox="0 0 33 35" svg:d="M16 0c-21 0-21 35 0 35 23 0 23-35 0-35z">
          <text:p/>
        </draw:path>
        <draw:path draw:style-name="gr8" draw:text-style-name="P7" draw:layer="layout" svg:width="0.032cm" svg:height="0.034cm" svg:x="18.955cm" svg:y="17.57cm" svg:viewBox="0 0 33 35" svg:d="M16 0c-21 0-21 35 0 35 23 0 23-35 0-35z">
          <text:p/>
        </draw:path>
        <draw:path draw:style-name="gr8" draw:text-style-name="P7" draw:layer="layout" svg:width="0.032cm" svg:height="0.034cm" svg:x="18.955cm" svg:y="18.072cm" svg:viewBox="0 0 33 35" svg:d="M16 0c-21 0-21 35 0 35 23 0 23-35 0-35z">
          <text:p/>
        </draw:path>
        <draw:path draw:style-name="gr8" draw:text-style-name="P7" draw:layer="layout" svg:width="0.032cm" svg:height="0.035cm" svg:x="18.955cm" svg:y="18.574cm" svg:viewBox="0 0 33 36" svg:d="M16 0c-21 0-21 36 0 36 23 0 23-36 0-36z">
          <text:p/>
        </draw:path>
        <draw:path draw:style-name="gr8" draw:text-style-name="P7" draw:layer="layout" svg:width="0.032cm" svg:height="0.034cm" svg:x="18.955cm" svg:y="19.077cm" svg:viewBox="0 0 33 35" svg:d="M16 0c-21 0-21 35 0 35 23 0 23-35 0-35z">
          <text:p/>
        </draw:path>
        <draw:path draw:style-name="gr8" draw:text-style-name="P7" draw:layer="layout" svg:width="0.032cm" svg:height="0.034cm" svg:x="18.955cm" svg:y="19.579cm" svg:viewBox="0 0 33 35" svg:d="M16 0c-21 0-21 35 0 35 23 0 23-35 0-35z">
          <text:p/>
        </draw:path>
        <draw:path draw:style-name="gr8" draw:text-style-name="P7" draw:layer="layout" svg:width="0.032cm" svg:height="0.034cm" svg:x="18.955cm" svg:y="20.081cm" svg:viewBox="0 0 33 35" svg:d="M16 0c-21 0-21 35 0 35 23 0 23-35 0-35z">
          <text:p/>
        </draw:path>
        <draw:path draw:style-name="gr8" draw:text-style-name="P7" draw:layer="layout" svg:width="0.032cm" svg:height="0.034cm" svg:x="18.955cm" svg:y="20.583cm" svg:viewBox="0 0 33 35" svg:d="M16 0c-21 0-21 35 0 35 23 0 23-35 0-35z">
          <text:p/>
        </draw:path>
        <draw:path draw:style-name="gr8" draw:text-style-name="P7" draw:layer="layout" svg:width="0.033cm" svg:height="0.035cm" svg:x="19.453cm" svg:y="15.561cm" svg:viewBox="0 0 34 36" svg:d="M17 0c-23 0-23 36 0 36 22 0 22-36 0-36z">
          <text:p/>
        </draw:path>
        <draw:path draw:style-name="gr8" draw:text-style-name="P7" draw:layer="layout" svg:width="0.033cm" svg:height="0.034cm" svg:x="19.453cm" svg:y="16.064cm" svg:viewBox="0 0 34 35" svg:d="M17 0c-23 0-23 35 0 35 22 0 22-35 0-35z">
          <text:p/>
        </draw:path>
        <draw:path draw:style-name="gr8" draw:text-style-name="P7" draw:layer="layout" svg:width="0.033cm" svg:height="0.034cm" svg:x="19.453cm" svg:y="16.566cm" svg:viewBox="0 0 34 35" svg:d="M17 0c-23 0-23 35 0 35 22 0 22-35 0-35z">
          <text:p/>
        </draw:path>
        <draw:path draw:style-name="gr8" draw:text-style-name="P7" draw:layer="layout" svg:width="0.033cm" svg:height="0.034cm" svg:x="19.453cm" svg:y="17.068cm" svg:viewBox="0 0 34 35" svg:d="M17 0c-23 0-23 35 0 35 22 0 22-35 0-35z">
          <text:p/>
        </draw:path>
        <draw:path draw:style-name="gr8" draw:text-style-name="P7" draw:layer="layout" svg:width="0.033cm" svg:height="0.034cm" svg:x="19.453cm" svg:y="17.57cm" svg:viewBox="0 0 34 35" svg:d="M17 0c-23 0-23 35 0 35 22 0 22-35 0-35z">
          <text:p/>
        </draw:path>
        <draw:path draw:style-name="gr8" draw:text-style-name="P7" draw:layer="layout" svg:width="0.033cm" svg:height="0.034cm" svg:x="19.453cm" svg:y="18.072cm" svg:viewBox="0 0 34 35" svg:d="M17 0c-23 0-23 35 0 35 22 0 22-35 0-35z">
          <text:p/>
        </draw:path>
        <draw:path draw:style-name="gr8" draw:text-style-name="P7" draw:layer="layout" svg:width="0.033cm" svg:height="0.035cm" svg:x="19.453cm" svg:y="18.574cm" svg:viewBox="0 0 34 36" svg:d="M17 0c-23 0-23 36 0 36 22 0 22-36 0-36z">
          <text:p/>
        </draw:path>
        <draw:path draw:style-name="gr8" draw:text-style-name="P7" draw:layer="layout" svg:width="0.033cm" svg:height="0.034cm" svg:x="19.453cm" svg:y="19.077cm" svg:viewBox="0 0 34 35" svg:d="M17 0c-23 0-23 35 0 35 22 0 22-35 0-35z">
          <text:p/>
        </draw:path>
        <draw:path draw:style-name="gr8" draw:text-style-name="P7" draw:layer="layout" svg:width="0.033cm" svg:height="0.034cm" svg:x="19.453cm" svg:y="19.579cm" svg:viewBox="0 0 34 35" svg:d="M17 0c-23 0-23 35 0 35 22 0 22-35 0-35z">
          <text:p/>
        </draw:path>
        <draw:path draw:style-name="gr8" draw:text-style-name="P7" draw:layer="layout" svg:width="0.033cm" svg:height="0.034cm" svg:x="19.453cm" svg:y="20.081cm" svg:viewBox="0 0 34 35" svg:d="M17 0c-23 0-23 35 0 35 22 0 22-35 0-35z">
          <text:p/>
        </draw:path>
        <draw:path draw:style-name="gr8" draw:text-style-name="P7" draw:layer="layout" svg:width="0.033cm" svg:height="0.034cm" svg:x="19.453cm" svg:y="20.583cm" svg:viewBox="0 0 34 35" svg:d="M17 0c-23 0-23 35 0 35 22 0 22-35 0-35z">
          <text:p/>
        </draw:path>
        <draw:path draw:style-name="gr8" draw:text-style-name="P7" draw:layer="layout" svg:width="0.033cm" svg:height="0.035cm" svg:x="19.952cm" svg:y="15.561cm" svg:viewBox="0 0 34 36" svg:d="M17 0c-23 0-23 36 0 36 22 0 22-36 0-36z">
          <text:p/>
        </draw:path>
        <draw:path draw:style-name="gr8" draw:text-style-name="P7" draw:layer="layout" svg:width="0.033cm" svg:height="0.034cm" svg:x="19.952cm" svg:y="16.064cm" svg:viewBox="0 0 34 35" svg:d="M17 0c-23 0-23 35 0 35 22 0 22-35 0-35z">
          <text:p/>
        </draw:path>
        <draw:path draw:style-name="gr8" draw:text-style-name="P7" draw:layer="layout" svg:width="0.033cm" svg:height="0.034cm" svg:x="19.952cm" svg:y="16.566cm" svg:viewBox="0 0 34 35" svg:d="M17 0c-23 0-23 35 0 35 22 0 22-35 0-35z">
          <text:p/>
        </draw:path>
        <draw:path draw:style-name="gr8" draw:text-style-name="P7" draw:layer="layout" svg:width="0.033cm" svg:height="0.034cm" svg:x="19.952cm" svg:y="17.068cm" svg:viewBox="0 0 34 35" svg:d="M17 0c-23 0-23 35 0 35 22 0 22-35 0-35z">
          <text:p/>
        </draw:path>
        <draw:path draw:style-name="gr8" draw:text-style-name="P7" draw:layer="layout" svg:width="0.033cm" svg:height="0.034cm" svg:x="19.952cm" svg:y="17.57cm" svg:viewBox="0 0 34 35" svg:d="M17 0c-23 0-23 35 0 35 22 0 22-35 0-35z">
          <text:p/>
        </draw:path>
        <draw:path draw:style-name="gr8" draw:text-style-name="P7" draw:layer="layout" svg:width="0.033cm" svg:height="0.034cm" svg:x="19.952cm" svg:y="18.072cm" svg:viewBox="0 0 34 35" svg:d="M17 0c-23 0-23 35 0 35 22 0 22-35 0-35z">
          <text:p/>
        </draw:path>
        <draw:path draw:style-name="gr8" draw:text-style-name="P7" draw:layer="layout" svg:width="0.033cm" svg:height="0.035cm" svg:x="19.952cm" svg:y="18.574cm" svg:viewBox="0 0 34 36" svg:d="M17 0c-23 0-23 36 0 36 22 0 22-36 0-36z">
          <text:p/>
        </draw:path>
        <draw:path draw:style-name="gr8" draw:text-style-name="P7" draw:layer="layout" svg:width="0.033cm" svg:height="0.034cm" svg:x="19.952cm" svg:y="19.077cm" svg:viewBox="0 0 34 35" svg:d="M17 0c-23 0-23 35 0 35 22 0 22-35 0-35z">
          <text:p/>
        </draw:path>
        <draw:path draw:style-name="gr8" draw:text-style-name="P7" draw:layer="layout" svg:width="0.033cm" svg:height="0.034cm" svg:x="19.952cm" svg:y="19.579cm" svg:viewBox="0 0 34 35" svg:d="M17 0c-23 0-23 35 0 35 22 0 22-35 0-35z">
          <text:p/>
        </draw:path>
        <draw:path draw:style-name="gr8" draw:text-style-name="P7" draw:layer="layout" svg:width="0.033cm" svg:height="0.034cm" svg:x="19.952cm" svg:y="20.081cm" svg:viewBox="0 0 34 35" svg:d="M17 0c-23 0-23 35 0 35 22 0 22-35 0-35z">
          <text:p/>
        </draw:path>
        <draw:path draw:style-name="gr8" draw:text-style-name="P7" draw:layer="layout" svg:width="0.033cm" svg:height="0.034cm" svg:x="19.952cm" svg:y="20.583cm" svg:viewBox="0 0 34 35" svg:d="M17 0c-23 0-23 35 0 35 22 0 22-35 0-35z">
          <text:p/>
        </draw:path>
        <draw:path draw:style-name="gr8" draw:text-style-name="P7" draw:layer="layout" svg:width="0.032cm" svg:height="0.035cm" svg:x="20.452cm" svg:y="15.561cm" svg:viewBox="0 0 33 36" svg:d="M16 0c-21 0-21 36 0 36 23 0 23-36 0-36z">
          <text:p/>
        </draw:path>
        <draw:path draw:style-name="gr8" draw:text-style-name="P7" draw:layer="layout" svg:width="0.032cm" svg:height="0.034cm" svg:x="20.452cm" svg:y="16.064cm" svg:viewBox="0 0 33 35" svg:d="M16 0c-21 0-21 35 0 35 23 0 23-35 0-35z">
          <text:p/>
        </draw:path>
        <draw:path draw:style-name="gr8" draw:text-style-name="P7" draw:layer="layout" svg:width="0.032cm" svg:height="0.034cm" svg:x="20.452cm" svg:y="16.566cm" svg:viewBox="0 0 33 35" svg:d="M16 0c-21 0-21 35 0 35 23 0 23-35 0-35z">
          <text:p/>
        </draw:path>
        <draw:path draw:style-name="gr8" draw:text-style-name="P7" draw:layer="layout" svg:width="0.032cm" svg:height="0.034cm" svg:x="20.452cm" svg:y="17.068cm" svg:viewBox="0 0 33 35" svg:d="M16 0c-21 0-21 35 0 35 23 0 23-35 0-35z">
          <text:p/>
        </draw:path>
        <draw:path draw:style-name="gr8" draw:text-style-name="P7" draw:layer="layout" svg:width="0.032cm" svg:height="0.034cm" svg:x="20.452cm" svg:y="17.57cm" svg:viewBox="0 0 33 35" svg:d="M16 0c-21 0-21 35 0 35 23 0 23-35 0-35z">
          <text:p/>
        </draw:path>
        <draw:path draw:style-name="gr8" draw:text-style-name="P7" draw:layer="layout" svg:width="0.032cm" svg:height="0.034cm" svg:x="20.452cm" svg:y="18.072cm" svg:viewBox="0 0 33 35" svg:d="M16 0c-21 0-21 35 0 35 23 0 23-35 0-35z">
          <text:p/>
        </draw:path>
        <draw:path draw:style-name="gr8" draw:text-style-name="P7" draw:layer="layout" svg:width="0.032cm" svg:height="0.035cm" svg:x="20.452cm" svg:y="18.574cm" svg:viewBox="0 0 33 36" svg:d="M16 0c-21 0-21 36 0 36 23 0 23-36 0-36z">
          <text:p/>
        </draw:path>
        <draw:path draw:style-name="gr8" draw:text-style-name="P7" draw:layer="layout" svg:width="0.032cm" svg:height="0.034cm" svg:x="20.452cm" svg:y="19.077cm" svg:viewBox="0 0 33 35" svg:d="M16 0c-21 0-21 35 0 35 23 0 23-35 0-35z">
          <text:p/>
        </draw:path>
        <draw:path draw:style-name="gr8" draw:text-style-name="P7" draw:layer="layout" svg:width="0.032cm" svg:height="0.034cm" svg:x="20.452cm" svg:y="19.579cm" svg:viewBox="0 0 33 35" svg:d="M16 0c-21 0-21 35 0 35 23 0 23-35 0-35z">
          <text:p/>
        </draw:path>
        <draw:path draw:style-name="gr8" draw:text-style-name="P7" draw:layer="layout" svg:width="0.032cm" svg:height="0.034cm" svg:x="20.452cm" svg:y="20.081cm" svg:viewBox="0 0 33 35" svg:d="M16 0c-21 0-21 35 0 35 23 0 23-35 0-35z">
          <text:p/>
        </draw:path>
        <draw:path draw:style-name="gr8" draw:text-style-name="P7" draw:layer="layout" svg:width="0.032cm" svg:height="0.034cm" svg:x="20.452cm" svg:y="20.583cm" svg:viewBox="0 0 33 35" svg:d="M16 0c-21 0-21 35 0 35 23 0 23-35 0-35z">
          <text:p/>
        </draw:path>
        <draw:path draw:style-name="gr8" draw:text-style-name="P7" draw:layer="layout" svg:width="0.034cm" svg:height="0.035cm" svg:x="20.95cm" svg:y="15.561cm" svg:viewBox="0 0 35 36" svg:d="M17 0c-23 0-23 36 0 36s23-36 0-36z">
          <text:p/>
        </draw:path>
        <draw:path draw:style-name="gr8" draw:text-style-name="P7" draw:layer="layout" svg:width="0.034cm" svg:height="0.034cm" svg:x="20.95cm" svg:y="16.064cm" svg:viewBox="0 0 35 35" svg:d="M17 0c-23 0-23 35 0 35s23-35 0-35z">
          <text:p/>
        </draw:path>
        <draw:path draw:style-name="gr8" draw:text-style-name="P7" draw:layer="layout" svg:width="0.034cm" svg:height="0.034cm" svg:x="20.95cm" svg:y="16.566cm" svg:viewBox="0 0 35 35" svg:d="M17 0c-23 0-23 35 0 35s23-35 0-35z">
          <text:p/>
        </draw:path>
        <draw:path draw:style-name="gr8" draw:text-style-name="P7" draw:layer="layout" svg:width="0.034cm" svg:height="0.034cm" svg:x="20.95cm" svg:y="17.068cm" svg:viewBox="0 0 35 35" svg:d="M17 0c-23 0-23 35 0 35s23-35 0-35z">
          <text:p/>
        </draw:path>
        <draw:path draw:style-name="gr8" draw:text-style-name="P7" draw:layer="layout" svg:width="0.034cm" svg:height="0.034cm" svg:x="20.95cm" svg:y="17.57cm" svg:viewBox="0 0 35 35" svg:d="M17 0c-23 0-23 35 0 35s23-35 0-35z">
          <text:p/>
        </draw:path>
        <draw:path draw:style-name="gr8" draw:text-style-name="P7" draw:layer="layout" svg:width="0.034cm" svg:height="0.034cm" svg:x="20.95cm" svg:y="18.072cm" svg:viewBox="0 0 35 35" svg:d="M17 0c-23 0-23 35 0 35s23-35 0-35z">
          <text:p/>
        </draw:path>
        <draw:path draw:style-name="gr8" draw:text-style-name="P7" draw:layer="layout" svg:width="0.034cm" svg:height="0.035cm" svg:x="20.95cm" svg:y="18.574cm" svg:viewBox="0 0 35 36" svg:d="M17 0c-23 0-23 36 0 36s23-36 0-36z">
          <text:p/>
        </draw:path>
        <draw:path draw:style-name="gr8" draw:text-style-name="P7" draw:layer="layout" svg:width="0.034cm" svg:height="0.034cm" svg:x="20.95cm" svg:y="19.077cm" svg:viewBox="0 0 35 35" svg:d="M17 0c-23 0-23 35 0 35s23-35 0-35z">
          <text:p/>
        </draw:path>
        <draw:path draw:style-name="gr8" draw:text-style-name="P7" draw:layer="layout" svg:width="0.034cm" svg:height="0.034cm" svg:x="20.95cm" svg:y="19.579cm" svg:viewBox="0 0 35 35" svg:d="M17 0c-23 0-23 35 0 35s23-35 0-35z">
          <text:p/>
        </draw:path>
        <draw:path draw:style-name="gr8" draw:text-style-name="P7" draw:layer="layout" svg:width="0.034cm" svg:height="0.034cm" svg:x="20.95cm" svg:y="20.081cm" svg:viewBox="0 0 35 35" svg:d="M17 0c-23 0-23 35 0 35s23-35 0-35z">
          <text:p/>
        </draw:path>
        <draw:path draw:style-name="gr8" draw:text-style-name="P7" draw:layer="layout" svg:width="0.034cm" svg:height="0.034cm" svg:x="20.95cm" svg:y="20.583cm" svg:viewBox="0 0 35 35" svg:d="M17 0c-23 0-23 35 0 35s23-35 0-35z">
          <text:p/>
        </draw:path>
        <draw:path draw:style-name="gr8" draw:text-style-name="P7" draw:layer="layout" svg:width="0.033cm" svg:height="0.035cm" svg:x="21.449cm" svg:y="15.561cm" svg:viewBox="0 0 34 36" svg:d="M17 0c-23 0-23 36 0 36 22 0 22-36 0-36z">
          <text:p/>
        </draw:path>
        <draw:path draw:style-name="gr8" draw:text-style-name="P7" draw:layer="layout" svg:width="0.033cm" svg:height="0.034cm" svg:x="21.449cm" svg:y="16.064cm" svg:viewBox="0 0 34 35" svg:d="M17 0c-23 0-23 35 0 35 22 0 22-35 0-35z">
          <text:p/>
        </draw:path>
        <draw:path draw:style-name="gr8" draw:text-style-name="P7" draw:layer="layout" svg:width="0.033cm" svg:height="0.034cm" svg:x="21.449cm" svg:y="16.566cm" svg:viewBox="0 0 34 35" svg:d="M17 0c-23 0-23 35 0 35 22 0 22-35 0-35z">
          <text:p/>
        </draw:path>
        <draw:path draw:style-name="gr8" draw:text-style-name="P7" draw:layer="layout" svg:width="0.033cm" svg:height="0.034cm" svg:x="21.449cm" svg:y="17.068cm" svg:viewBox="0 0 34 35" svg:d="M17 0c-23 0-23 35 0 35 22 0 22-35 0-35z">
          <text:p/>
        </draw:path>
        <draw:path draw:style-name="gr8" draw:text-style-name="P7" draw:layer="layout" svg:width="0.033cm" svg:height="0.034cm" svg:x="21.449cm" svg:y="17.57cm" svg:viewBox="0 0 34 35" svg:d="M17 0c-23 0-23 35 0 35 22 0 22-35 0-35z">
          <text:p/>
        </draw:path>
        <draw:path draw:style-name="gr8" draw:text-style-name="P7" draw:layer="layout" svg:width="0.033cm" svg:height="0.034cm" svg:x="21.449cm" svg:y="18.072cm" svg:viewBox="0 0 34 35" svg:d="M17 0c-23 0-23 35 0 35 22 0 22-35 0-35z">
          <text:p/>
        </draw:path>
        <draw:path draw:style-name="gr8" draw:text-style-name="P7" draw:layer="layout" svg:width="0.033cm" svg:height="0.035cm" svg:x="21.449cm" svg:y="18.574cm" svg:viewBox="0 0 34 36" svg:d="M17 0c-23 0-23 36 0 36 22 0 22-36 0-36z">
          <text:p/>
        </draw:path>
        <draw:path draw:style-name="gr8" draw:text-style-name="P7" draw:layer="layout" svg:width="0.033cm" svg:height="0.034cm" svg:x="21.449cm" svg:y="19.077cm" svg:viewBox="0 0 34 35" svg:d="M17 0c-23 0-23 35 0 35 22 0 22-35 0-35z">
          <text:p/>
        </draw:path>
        <draw:path draw:style-name="gr8" draw:text-style-name="P7" draw:layer="layout" svg:width="0.033cm" svg:height="0.034cm" svg:x="21.449cm" svg:y="19.579cm" svg:viewBox="0 0 34 35" svg:d="M17 0c-23 0-23 35 0 35 22 0 22-35 0-35z">
          <text:p/>
        </draw:path>
        <draw:path draw:style-name="gr8" draw:text-style-name="P7" draw:layer="layout" svg:width="0.033cm" svg:height="0.034cm" svg:x="21.449cm" svg:y="20.081cm" svg:viewBox="0 0 34 35" svg:d="M17 0c-23 0-23 35 0 35 22 0 22-35 0-35z">
          <text:p/>
        </draw:path>
        <draw:path draw:style-name="gr8" draw:text-style-name="P7" draw:layer="layout" svg:width="0.033cm" svg:height="0.034cm" svg:x="21.449cm" svg:y="20.583cm" svg:viewBox="0 0 34 35" svg:d="M17 0c-23 0-23 35 0 35 22 0 22-35 0-35z">
          <text:p/>
        </draw:path>
        <draw:path draw:style-name="gr8" draw:text-style-name="P7" draw:layer="layout" svg:width="0.033cm" svg:height="0.035cm" svg:x="21.948cm" svg:y="15.561cm" svg:viewBox="0 0 34 36" svg:d="M17 0c-23 0-23 36 0 36 22 0 22-36 0-36z">
          <text:p/>
        </draw:path>
        <draw:path draw:style-name="gr8" draw:text-style-name="P7" draw:layer="layout" svg:width="0.033cm" svg:height="0.034cm" svg:x="21.948cm" svg:y="16.064cm" svg:viewBox="0 0 34 35" svg:d="M17 0c-23 0-23 35 0 35 22 0 22-35 0-35z">
          <text:p/>
        </draw:path>
        <draw:path draw:style-name="gr8" draw:text-style-name="P7" draw:layer="layout" svg:width="0.033cm" svg:height="0.034cm" svg:x="21.948cm" svg:y="16.566cm" svg:viewBox="0 0 34 35" svg:d="M17 0c-23 0-23 35 0 35 22 0 22-35 0-35z">
          <text:p/>
        </draw:path>
        <draw:path draw:style-name="gr8" draw:text-style-name="P7" draw:layer="layout" svg:width="0.033cm" svg:height="0.034cm" svg:x="21.948cm" svg:y="17.068cm" svg:viewBox="0 0 34 35" svg:d="M17 0c-23 0-23 35 0 35 22 0 22-35 0-35z">
          <text:p/>
        </draw:path>
        <draw:path draw:style-name="gr8" draw:text-style-name="P7" draw:layer="layout" svg:width="0.033cm" svg:height="0.034cm" svg:x="21.948cm" svg:y="17.57cm" svg:viewBox="0 0 34 35" svg:d="M17 0c-23 0-23 35 0 35 22 0 22-35 0-35z">
          <text:p/>
        </draw:path>
        <draw:path draw:style-name="gr8" draw:text-style-name="P7" draw:layer="layout" svg:width="0.033cm" svg:height="0.034cm" svg:x="21.948cm" svg:y="18.072cm" svg:viewBox="0 0 34 35" svg:d="M17 0c-23 0-23 35 0 35 22 0 22-35 0-35z">
          <text:p/>
        </draw:path>
        <draw:path draw:style-name="gr8" draw:text-style-name="P7" draw:layer="layout" svg:width="0.033cm" svg:height="0.035cm" svg:x="21.948cm" svg:y="18.574cm" svg:viewBox="0 0 34 36" svg:d="M17 0c-23 0-23 36 0 36 22 0 22-36 0-36z">
          <text:p/>
        </draw:path>
        <draw:path draw:style-name="gr8" draw:text-style-name="P7" draw:layer="layout" svg:width="0.033cm" svg:height="0.034cm" svg:x="21.948cm" svg:y="19.077cm" svg:viewBox="0 0 34 35" svg:d="M17 0c-23 0-23 35 0 35 22 0 22-35 0-35z">
          <text:p/>
        </draw:path>
        <draw:path draw:style-name="gr8" draw:text-style-name="P7" draw:layer="layout" svg:width="0.033cm" svg:height="0.034cm" svg:x="21.948cm" svg:y="19.579cm" svg:viewBox="0 0 34 35" svg:d="M17 0c-23 0-23 35 0 35 22 0 22-35 0-35z">
          <text:p/>
        </draw:path>
        <draw:path draw:style-name="gr8" draw:text-style-name="P7" draw:layer="layout" svg:width="0.033cm" svg:height="0.034cm" svg:x="21.948cm" svg:y="20.081cm" svg:viewBox="0 0 34 35" svg:d="M17 0c-23 0-23 35 0 35 22 0 22-35 0-35z">
          <text:p/>
        </draw:path>
        <draw:path draw:style-name="gr8" draw:text-style-name="P7" draw:layer="layout" svg:width="0.033cm" svg:height="0.034cm" svg:x="21.948cm" svg:y="20.583cm" svg:viewBox="0 0 34 35" svg:d="M17 0c-23 0-23 35 0 35 22 0 22-35 0-35z">
          <text:p/>
        </draw:path>
        <draw:frame draw:style-name="gr7" draw:text-style-name="P8" draw:layer="layout" svg:width="1.316cm" svg:height="0.671cm" svg:x="14.426cm" svg:y="15.352cm">
          <draw:text-box>
            <text:p text:style-name="P2"><text:span text:style-name="T5">Notas</text:span></text:p>
          </draw:text-box>
        </draw:frame>
        <draw:g>
          <draw:frame draw:style-name="gr13" draw:text-style-name="P10" draw:layer="layout" svg:width="0.198cm" svg:height="0.268cm" svg:x="23.088cm" svg:y="16.712cm">
            <draw:text-box>
              <text:p text:style-name="P2"><text:span text:style-name="T6">L</text:span></text:p>
            </draw:text-box>
          </draw:frame>
          <draw:frame draw:style-name="gr13" draw:text-style-name="P10" draw:layer="layout" svg:width="0.198cm" svg:height="0.268cm" svg:x="23.571cm" svg:y="16.712cm">
            <draw:text-box>
              <text:p text:style-name="P2"><text:span text:style-name="T6">M</text:span></text:p>
            </draw:text-box>
          </draw:frame>
          <draw:frame draw:style-name="gr13" draw:text-style-name="P10" draw:layer="layout" svg:width="0.198cm" svg:height="0.268cm" svg:x="24.083cm" svg:y="16.712cm">
            <draw:text-box>
              <text:p text:style-name="P2"><text:span text:style-name="T6">M</text:span></text:p>
            </draw:text-box>
          </draw:frame>
          <draw:frame draw:style-name="gr13" draw:text-style-name="P10" draw:layer="layout" svg:width="0.198cm" svg:height="0.268cm" svg:x="24.631cm" svg:y="16.712cm">
            <draw:text-box>
              <text:p text:style-name="P2"><text:span text:style-name="T6">J</text:span></text:p>
            </draw:text-box>
          </draw:frame>
          <draw:frame draw:style-name="gr13" draw:text-style-name="P10" draw:layer="layout" svg:width="0.198cm" svg:height="0.268cm" svg:x="25.126cm" svg:y="16.712cm">
            <draw:text-box>
              <text:p text:style-name="P2"><text:span text:style-name="T6">V</text:span></text:p>
            </draw:text-box>
          </draw:frame>
          <draw:frame draw:style-name="gr13" draw:text-style-name="P10" draw:layer="layout" svg:width="0.198cm" svg:height="0.268cm" svg:x="25.647cm" svg:y="16.712cm">
            <draw:text-box>
              <text:p text:style-name="P2"><text:span text:style-name="T6">S</text:span></text:p>
            </draw:text-box>
          </draw:frame>
          <draw:frame draw:style-name="gr13" draw:text-style-name="P10" draw:layer="layout" svg:width="0.198cm" svg:height="0.268cm" svg:x="26.148cm" svg:y="16.712cm">
            <draw:text-box>
              <text:p text:style-name="P2"><text:span text:style-name="T6">D</text:span></text:p>
            </draw:text-box>
          </draw:frame>
          <draw:line draw:style-name="gr1" draw:text-style-name="P1" draw:layer="layout" svg:x1="22.862cm" svg:y1="17.057cm" svg:x2="26.33cm" svg:y2="17.057cm">
            <text:p/>
          </draw:line>
        </draw:g>
        <draw:frame draw:style-name="gr14" draw:text-style-name="P10" draw:layer="layout" svg:width="0.198cm" svg:height="0.26cm" svg:x="24.681cm" svg:y="18.027cm">
          <draw:text-box>
            <text:p text:style-name="P2"><text:span text:style-name="T6">6</text:span></text:p>
          </draw:text-box>
        </draw:frame>
        <draw:frame draw:style-name="gr14" draw:text-style-name="P10" draw:layer="layout" svg:width="0.198cm" svg:height="0.26cm" svg:x="25.169cm" svg:y="18.027cm">
          <draw:text-box>
            <text:p text:style-name="P2"><text:span text:style-name="T6">7</text:span></text:p>
          </draw:text-box>
        </draw:frame>
        <draw:frame draw:style-name="gr14" draw:text-style-name="P10" draw:layer="layout" svg:width="0.198cm" svg:height="0.26cm" svg:x="25.687cm" svg:y="18.027cm">
          <draw:text-box>
            <text:p text:style-name="P2"><text:span text:style-name="T6">8</text:span></text:p>
          </draw:text-box>
        </draw:frame>
        <draw:frame draw:style-name="gr14" draw:text-style-name="P10" draw:layer="layout" svg:width="0.198cm" svg:height="0.26cm" svg:x="26.199cm" svg:y="18.027cm">
          <draw:text-box>
            <text:p text:style-name="P2"><text:span text:style-name="T6">9</text:span></text:p>
          </draw:text-box>
        </draw:frame>
        <draw:frame draw:style-name="gr15" draw:text-style-name="P10" draw:layer="layout" svg:width="0.205cm" svg:height="0.26cm" svg:x="23.115cm" svg:y="18.613cm">
          <draw:text-box>
            <text:p text:style-name="P2"><text:span text:style-name="T6">10</text:span></text:p>
          </draw:text-box>
        </draw:frame>
        <draw:frame draw:style-name="gr14" draw:text-style-name="P10" draw:layer="layout" svg:width="0.198cm" svg:height="0.26cm" svg:x="23.629cm" svg:y="18.613cm">
          <draw:text-box>
            <text:p text:style-name="P2"><text:span text:style-name="T6">11</text:span></text:p>
          </draw:text-box>
        </draw:frame>
        <draw:frame draw:style-name="gr14" draw:text-style-name="P10" draw:layer="layout" svg:width="0.198cm" svg:height="0.26cm" svg:x="24.15cm" svg:y="18.613cm">
          <draw:text-box>
            <text:p text:style-name="P2"><text:span text:style-name="T6">12</text:span></text:p>
          </draw:text-box>
        </draw:frame>
        <draw:frame draw:style-name="gr14" draw:text-style-name="P10" draw:layer="layout" svg:width="0.198cm" svg:height="0.26cm" svg:x="24.656cm" svg:y="18.613cm">
          <draw:text-box>
            <text:p text:style-name="P2"><text:span text:style-name="T6">13</text:span></text:p>
          </draw:text-box>
        </draw:frame>
        <draw:frame draw:style-name="gr14" draw:text-style-name="P10" draw:layer="layout" svg:width="0.198cm" svg:height="0.26cm" svg:x="25.169cm" svg:y="18.613cm">
          <draw:text-box>
            <text:p text:style-name="P2"><text:span text:style-name="T6">14</text:span></text:p>
          </draw:text-box>
        </draw:frame>
        <draw:frame draw:style-name="gr16" draw:text-style-name="P10" draw:layer="layout" svg:width="0.257cm" svg:height="0.26cm" svg:x="25.647cm" svg:y="18.613cm">
          <draw:text-box>
            <text:p text:style-name="P2"><text:span text:style-name="T6">15</text:span></text:p>
          </draw:text-box>
        </draw:frame>
        <draw:frame draw:style-name="gr16" draw:text-style-name="P10" draw:layer="layout" svg:width="0.257cm" svg:height="0.26cm" svg:x="26.188cm" svg:y="18.613cm">
          <draw:text-box>
            <text:p text:style-name="P2"><text:span text:style-name="T6">16</text:span></text:p>
          </draw:text-box>
        </draw:frame>
        <draw:frame draw:style-name="gr16" draw:text-style-name="P10" draw:layer="layout" svg:width="0.257cm" svg:height="0.26cm" svg:x="23.082cm" svg:y="19.201cm">
          <draw:text-box>
            <text:p text:style-name="P2"><text:span text:style-name="T6">17</text:span></text:p>
          </draw:text-box>
        </draw:frame>
        <draw:frame draw:style-name="gr16" draw:text-style-name="P10" draw:layer="layout" svg:width="0.257cm" svg:height="0.26cm" svg:x="23.598cm" svg:y="19.201cm">
          <draw:text-box>
            <text:p text:style-name="P2"><text:span text:style-name="T6">18</text:span></text:p>
          </draw:text-box>
        </draw:frame>
        <draw:frame draw:style-name="gr16" draw:text-style-name="P10" draw:layer="layout" svg:width="0.257cm" svg:height="0.26cm" svg:x="24.112cm" svg:y="19.201cm">
          <draw:text-box>
            <text:p text:style-name="P2"><text:span text:style-name="T6">19</text:span></text:p>
          </draw:text-box>
        </draw:frame>
        <draw:frame draw:style-name="gr16" draw:text-style-name="P10" draw:layer="layout" svg:width="0.257cm" svg:height="0.26cm" svg:x="24.623cm" svg:y="19.201cm">
          <draw:text-box>
            <text:p text:style-name="P2"><text:span text:style-name="T6">20</text:span></text:p>
          </draw:text-box>
        </draw:frame>
        <draw:frame draw:style-name="gr16" draw:text-style-name="P10" draw:layer="layout" svg:width="0.257cm" svg:height="0.26cm" svg:x="25.135cm" svg:y="19.201cm">
          <draw:text-box>
            <text:p text:style-name="P2"><text:span text:style-name="T6">21</text:span></text:p>
          </draw:text-box>
        </draw:frame>
        <draw:frame draw:style-name="gr16" draw:text-style-name="P10" draw:layer="layout" svg:width="0.257cm" svg:height="0.26cm" svg:x="25.656cm" svg:y="19.201cm">
          <draw:text-box>
            <text:p text:style-name="P2"><text:span text:style-name="T6">22</text:span></text:p>
          </draw:text-box>
        </draw:frame>
        <draw:frame draw:style-name="gr16" draw:text-style-name="P10" draw:layer="layout" svg:width="0.257cm" svg:height="0.26cm" svg:x="26.163cm" svg:y="19.201cm">
          <draw:text-box>
            <text:p text:style-name="P2"><text:span text:style-name="T6">23</text:span></text:p>
          </draw:text-box>
        </draw:frame>
        <draw:frame draw:style-name="gr16" draw:text-style-name="P10" draw:layer="layout" svg:width="0.257cm" svg:height="0.26cm" svg:x="23.082cm" svg:y="19.789cm">
          <draw:text-box>
            <text:p text:style-name="P2"><text:span text:style-name="T6">24</text:span></text:p>
          </draw:text-box>
        </draw:frame>
        <draw:frame draw:style-name="gr16" draw:text-style-name="P10" draw:layer="layout" svg:width="0.257cm" svg:height="0.26cm" svg:x="23.568cm" svg:y="19.789cm">
          <draw:text-box>
            <text:p text:style-name="P2"><text:span text:style-name="T6">25</text:span></text:p>
          </draw:text-box>
        </draw:frame>
        <draw:frame draw:style-name="gr16" draw:text-style-name="P10" draw:layer="layout" svg:width="0.257cm" svg:height="0.26cm" svg:x="24.109cm" svg:y="19.789cm">
          <draw:text-box>
            <text:p text:style-name="P2"><text:span text:style-name="T6">26</text:span></text:p>
          </draw:text-box>
        </draw:frame>
        <draw:frame draw:style-name="gr16" draw:text-style-name="P10" draw:layer="layout" svg:width="0.257cm" svg:height="0.26cm" svg:x="24.597cm" svg:y="19.789cm">
          <draw:text-box>
            <text:p text:style-name="P2"><text:span text:style-name="T6">27</text:span></text:p>
          </draw:text-box>
        </draw:frame>
        <draw:frame draw:style-name="gr16" draw:text-style-name="P10" draw:layer="layout" svg:width="0.257cm" svg:height="0.26cm" svg:x="25.115cm" svg:y="19.789cm">
          <draw:text-box>
            <text:p text:style-name="P2"><text:span text:style-name="T6">28</text:span></text:p>
          </draw:text-box>
        </draw:frame>
        <draw:frame draw:style-name="gr16" draw:text-style-name="P10" draw:layer="layout" svg:width="0.257cm" svg:height="0.26cm" svg:x="25.627cm" svg:y="19.789cm">
          <draw:text-box>
            <text:p text:style-name="P2"><text:span text:style-name="T6">29</text:span></text:p>
          </draw:text-box>
        </draw:frame>
        <draw:frame draw:style-name="gr16" draw:text-style-name="P10" draw:layer="layout" svg:width="0.257cm" svg:height="0.26cm" svg:x="26.138cm" svg:y="19.789cm">
          <draw:text-box>
            <text:p text:style-name="P2"><text:span text:style-name="T6">30</text:span></text:p>
          </draw:text-box>
        </draw:frame>
        <draw:frame draw:style-name="gr16" draw:text-style-name="P10" draw:layer="layout" svg:width="0.257cm" svg:height="0.26cm" svg:x="23.057cm" svg:y="20.376cm">
          <draw:text-box>
            <text:p text:style-name="P2"><text:span text:style-name="T6">31</text:span></text:p>
          </draw:text-box>
        </draw:frame>
        <draw:frame draw:style-name="gr14" draw:text-style-name="P10" draw:layer="layout" svg:width="0.198cm" svg:height="0.26cm" svg:x="25.687cm" svg:y="17.44cm">
          <draw:text-box>
            <text:p text:style-name="P2"><text:span text:style-name="T6">1</text:span></text:p>
          </draw:text-box>
        </draw:frame>
        <draw:frame draw:style-name="gr14" draw:text-style-name="P10" draw:layer="layout" svg:width="0.198cm" svg:height="0.26cm" svg:x="26.199cm" svg:y="17.44cm">
          <draw:text-box>
            <text:p text:style-name="P2"><text:span text:style-name="T6">2</text:span></text:p>
          </draw:text-box>
        </draw:frame>
        <draw:frame draw:style-name="gr14" draw:text-style-name="P10" draw:layer="layout" svg:width="0.198cm" svg:height="0.26cm" svg:x="23.116cm" svg:y="18.03cm">
          <draw:text-box>
            <text:p text:style-name="P2"><text:span text:style-name="T6">3</text:span></text:p>
          </draw:text-box>
        </draw:frame>
        <draw:frame draw:style-name="gr14" draw:text-style-name="P10" draw:layer="layout" svg:width="0.198cm" svg:height="0.26cm" svg:x="23.63cm" svg:y="18.03cm">
          <draw:text-box>
            <text:p text:style-name="P2"><text:span text:style-name="T6">4</text:span></text:p>
          </draw:text-box>
        </draw:frame>
        <draw:frame draw:style-name="gr14" draw:text-style-name="P10" draw:layer="layout" svg:width="0.198cm" svg:height="0.26cm" svg:x="24.151cm" svg:y="18.03cm">
          <draw:text-box>
            <text:p text:style-name="P2"><text:span text:style-name="T6">5</text:span></text:p>
          </draw:text-box>
        </draw:frame>
        <draw:custom-shape draw:style-name="gr55" draw:text-style-name="P5" draw:layer="layout" svg:width="5.006cm" svg:height="0.663cm" svg:x="7.374cm" svg:y="1.56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" draw:layer="layout" svg:width="5.006cm" svg:height="0.663cm" svg:x="1.601cm" svg:y="1.565cm">
          <text:p/>
          <draw:enhanced-geometry svg:viewBox="0 0 21600 21600" draw:type="rectangle" draw:enhanced-path="M 0 0 L 21600 0 21600 21600 0 21600 0 0 Z N"/>
        </draw:custom-shape>
        <draw:frame draw:style-name="gr75" draw:text-style-name="P17" draw:layer="layout" svg:width="1.657cm" svg:height="0.625cm" svg:x="3.258cm" svg:y="1.614cm">
          <draw:text-box>
            <text:p text:style-name="P2"><text:span text:style-name="T18">ENERO</text:span></text:p>
          </draw:text-box>
        </draw:frame>
        <draw:frame draw:style-name="gr76" draw:text-style-name="P17" draw:layer="layout" svg:width="2.212cm" svg:height="0.625cm" svg:x="8.805cm" svg:y="1.614cm">
          <draw:text-box>
            <text:p text:style-name="P2"><text:span text:style-name="T18">FEBRERO</text:span></text:p>
          </draw:text-box>
        </draw:frame>
        <draw:frame draw:style-name="gr58" draw:text-style-name="P24" draw:layer="layout" svg:width="0.231cm" svg:height="0.31cm" svg:x="7.441cm" svg:y="2.96cm">
          <draw:text-box>
            <text:p text:style-name="P2"><text:span text:style-name="T19">L</text:span></text:p>
          </draw:text-box>
        </draw:frame>
        <draw:frame draw:style-name="gr58" draw:text-style-name="P24" draw:layer="layout" svg:width="0.231cm" svg:height="0.31cm" svg:x="8.194cm" svg:y="2.96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8.984cm" svg:y="2.96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9.813cm" svg:y="2.96cm">
          <draw:text-box>
            <text:p text:style-name="P2"><text:span text:style-name="T19">J</text:span></text:p>
          </draw:text-box>
        </draw:frame>
        <draw:frame draw:style-name="gr58" draw:text-style-name="P24" draw:layer="layout" svg:width="0.231cm" svg:height="0.31cm" svg:x="10.581cm" svg:y="2.96cm">
          <draw:text-box>
            <text:p text:style-name="P2"><text:span text:style-name="T19">V</text:span></text:p>
          </draw:text-box>
        </draw:frame>
        <draw:frame draw:style-name="gr58" draw:text-style-name="P24" draw:layer="layout" svg:width="0.231cm" svg:height="0.31cm" svg:x="11.379cm" svg:y="2.96cm">
          <draw:text-box>
            <text:p text:style-name="P2"><text:span text:style-name="T19">S</text:span></text:p>
          </draw:text-box>
        </draw:frame>
        <draw:frame draw:style-name="gr58" draw:text-style-name="P24" draw:layer="layout" svg:width="0.231cm" svg:height="0.31cm" svg:x="12.156cm" svg:y="2.96cm">
          <draw:text-box>
            <text:p text:style-name="P2"><text:span text:style-name="T19">D</text:span></text:p>
          </draw:text-box>
        </draw:frame>
        <draw:frame draw:style-name="gr58" draw:text-style-name="P24" draw:layer="layout" svg:width="0.231cm" svg:height="0.31cm" svg:x="1.676cm" svg:y="2.96cm">
          <draw:text-box>
            <text:p text:style-name="P2"><text:span text:style-name="T19">L</text:span></text:p>
          </draw:text-box>
        </draw:frame>
        <draw:frame draw:style-name="gr58" draw:text-style-name="P24" draw:layer="layout" svg:width="0.231cm" svg:height="0.31cm" svg:x="2.43cm" svg:y="2.96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3.22cm" svg:y="2.96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4.049cm" svg:y="2.96cm">
          <draw:text-box>
            <text:p text:style-name="P2"><text:span text:style-name="T19">J</text:span></text:p>
          </draw:text-box>
        </draw:frame>
        <draw:frame draw:style-name="gr58" draw:text-style-name="P24" draw:layer="layout" svg:width="0.231cm" svg:height="0.31cm" svg:x="4.817cm" svg:y="2.96cm">
          <draw:text-box>
            <text:p text:style-name="P2"><text:span text:style-name="T19">V</text:span></text:p>
          </draw:text-box>
        </draw:frame>
        <draw:frame draw:style-name="gr58" draw:text-style-name="P24" draw:layer="layout" svg:width="0.231cm" svg:height="0.31cm" svg:x="5.615cm" svg:y="2.96cm">
          <draw:text-box>
            <text:p text:style-name="P2"><text:span text:style-name="T19">S</text:span></text:p>
          </draw:text-box>
        </draw:frame>
        <draw:frame draw:style-name="gr58" draw:text-style-name="P24" draw:layer="layout" svg:width="0.231cm" svg:height="0.31cm" svg:x="6.392cm" svg:y="2.96cm">
          <draw:text-box>
            <text:p text:style-name="P2"><text:span text:style-name="T19">D</text:span></text:p>
          </draw:text-box>
        </draw:frame>
        <draw:line draw:style-name="gr3" draw:text-style-name="P9" draw:layer="layout" svg:x1="0.703cm" svg:y1="1.271cm" svg:x2="13.954cm" svg:y2="1.271cm">
          <text:p/>
        </draw:line>
        <draw:line draw:style-name="gr3" draw:text-style-name="P9" draw:layer="layout" svg:x1="0.701cm" svg:y1="20.387cm" svg:x2="13.952cm" svg:y2="20.387cm">
          <text:p/>
        </draw:line>
        <draw:custom-shape draw:style-name="gr55" draw:text-style-name="P5" draw:layer="layout" svg:width="5.006cm" svg:height="0.663cm" svg:x="1.603cm" svg:y="7.91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" draw:layer="layout" svg:width="5.006cm" svg:height="0.663cm" svg:x="7.383cm" svg:y="7.928cm">
          <text:p/>
          <draw:enhanced-geometry svg:viewBox="0 0 21600 21600" draw:type="rectangle" draw:enhanced-path="M 0 0 L 21600 0 21600 21600 0 21600 0 0 Z N"/>
        </draw:custom-shape>
        <draw:frame draw:style-name="gr77" draw:text-style-name="P17" draw:layer="layout" svg:width="1.484cm" svg:height="0.625cm" svg:x="9.09cm" svg:y="7.971cm">
          <draw:text-box>
            <text:p text:style-name="P2"><text:span text:style-name="T18">JUNIO</text:span></text:p>
          </draw:text-box>
        </draw:frame>
        <draw:frame draw:style-name="gr78" draw:text-style-name="P17" draw:layer="layout" svg:width="1.471cm" svg:height="0.625cm" svg:x="3.358cm" svg:y="7.971cm">
          <draw:text-box>
            <text:p text:style-name="P2"><text:span text:style-name="T18">MAYO</text:span></text:p>
          </draw:text-box>
        </draw:frame>
        <draw:frame draw:style-name="gr58" draw:text-style-name="P24" draw:layer="layout" svg:width="0.231cm" svg:height="0.31cm" svg:x="7.452cm" svg:y="9.311cm">
          <draw:text-box>
            <text:p text:style-name="P2"><text:span text:style-name="T19">L</text:span></text:p>
          </draw:text-box>
        </draw:frame>
        <draw:frame draw:style-name="gr58" draw:text-style-name="P24" draw:layer="layout" svg:width="0.231cm" svg:height="0.31cm" svg:x="8.206cm" svg:y="9.311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8.996cm" svg:y="9.311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9.825cm" svg:y="9.311cm">
          <draw:text-box>
            <text:p text:style-name="P2"><text:span text:style-name="T19">J</text:span></text:p>
          </draw:text-box>
        </draw:frame>
        <draw:frame draw:style-name="gr58" draw:text-style-name="P24" draw:layer="layout" svg:width="0.231cm" svg:height="0.31cm" svg:x="10.593cm" svg:y="9.311cm">
          <draw:text-box>
            <text:p text:style-name="P2"><text:span text:style-name="T19">V</text:span></text:p>
          </draw:text-box>
        </draw:frame>
        <draw:frame draw:style-name="gr58" draw:text-style-name="P24" draw:layer="layout" svg:width="0.231cm" svg:height="0.31cm" svg:x="11.391cm" svg:y="9.311cm">
          <draw:text-box>
            <text:p text:style-name="P2"><text:span text:style-name="T19">S</text:span></text:p>
          </draw:text-box>
        </draw:frame>
        <draw:frame draw:style-name="gr58" draw:text-style-name="P24" draw:layer="layout" svg:width="0.231cm" svg:height="0.31cm" svg:x="12.168cm" svg:y="9.311cm">
          <draw:text-box>
            <text:p text:style-name="P2"><text:span text:style-name="T19">D</text:span></text:p>
          </draw:text-box>
        </draw:frame>
        <draw:frame draw:style-name="gr58" draw:text-style-name="P24" draw:layer="layout" svg:width="0.231cm" svg:height="0.31cm" svg:x="1.674cm" svg:y="9.317cm">
          <draw:text-box>
            <text:p text:style-name="P2"><text:span text:style-name="T19">L</text:span></text:p>
          </draw:text-box>
        </draw:frame>
        <draw:frame draw:style-name="gr58" draw:text-style-name="P24" draw:layer="layout" svg:width="0.231cm" svg:height="0.31cm" svg:x="2.427cm" svg:y="9.317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3.217cm" svg:y="9.317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4.046cm" svg:y="9.317cm">
          <draw:text-box>
            <text:p text:style-name="P2"><text:span text:style-name="T19">J</text:span></text:p>
          </draw:text-box>
        </draw:frame>
        <draw:frame draw:style-name="gr58" draw:text-style-name="P24" draw:layer="layout" svg:width="0.231cm" svg:height="0.31cm" svg:x="4.815cm" svg:y="9.317cm">
          <draw:text-box>
            <text:p text:style-name="P2"><text:span text:style-name="T19">V</text:span></text:p>
          </draw:text-box>
        </draw:frame>
        <draw:frame draw:style-name="gr58" draw:text-style-name="P24" draw:layer="layout" svg:width="0.231cm" svg:height="0.31cm" svg:x="5.613cm" svg:y="9.317cm">
          <draw:text-box>
            <text:p text:style-name="P2"><text:span text:style-name="T19">S</text:span></text:p>
          </draw:text-box>
        </draw:frame>
        <draw:frame draw:style-name="gr58" draw:text-style-name="P24" draw:layer="layout" svg:width="0.231cm" svg:height="0.31cm" svg:x="6.389cm" svg:y="9.317cm">
          <draw:text-box>
            <text:p text:style-name="P2"><text:span text:style-name="T19">D</text:span></text:p>
          </draw:text-box>
        </draw:frame>
        <draw:frame draw:style-name="gr58" draw:text-style-name="P25" draw:layer="layout" svg:width="0.231cm" svg:height="0.31cm" svg:x="6.403cm" svg:y="10.083cm">
          <draw:text-box>
            <text:p text:style-name="P2"><text:span text:style-name="T20">1</text:span></text:p>
          </draw:text-box>
        </draw:frame>
        <draw:frame draw:style-name="gr58" draw:text-style-name="P25" draw:layer="layout" svg:width="0.231cm" svg:height="0.31cm" svg:x="1.667cm" svg:y="10.849cm">
          <draw:text-box>
            <text:p text:style-name="P2"><text:span text:style-name="T20">2</text:span></text:p>
          </draw:text-box>
        </draw:frame>
        <draw:frame draw:style-name="gr58" draw:text-style-name="P25" draw:layer="layout" svg:width="0.231cm" svg:height="0.31cm" svg:x="2.456cm" svg:y="10.849cm">
          <draw:text-box>
            <text:p text:style-name="P2"><text:span text:style-name="T20">3</text:span></text:p>
          </draw:text-box>
        </draw:frame>
        <draw:frame draw:style-name="gr58" draw:text-style-name="P25" draw:layer="layout" svg:width="0.231cm" svg:height="0.31cm" svg:x="3.243cm" svg:y="10.849cm">
          <draw:text-box>
            <text:p text:style-name="P2"><text:span text:style-name="T20">4</text:span></text:p>
          </draw:text-box>
        </draw:frame>
        <draw:frame draw:style-name="gr58" draw:text-style-name="P25" draw:layer="layout" svg:width="0.231cm" svg:height="0.31cm" svg:x="4.032cm" svg:y="10.849cm">
          <draw:text-box>
            <text:p text:style-name="P2"><text:span text:style-name="T20">5</text:span></text:p>
          </draw:text-box>
        </draw:frame>
        <draw:frame draw:style-name="gr58" draw:text-style-name="P25" draw:layer="layout" svg:width="0.231cm" svg:height="0.31cm" svg:x="4.832cm" svg:y="10.849cm">
          <draw:text-box>
            <text:p text:style-name="P2"><text:span text:style-name="T20">6</text:span></text:p>
          </draw:text-box>
        </draw:frame>
        <draw:frame draw:style-name="gr58" draw:text-style-name="P25" draw:layer="layout" svg:width="0.231cm" svg:height="0.31cm" svg:x="5.613cm" svg:y="10.849cm">
          <draw:text-box>
            <text:p text:style-name="P2"><text:span text:style-name="T20">7</text:span></text:p>
          </draw:text-box>
        </draw:frame>
        <draw:frame draw:style-name="gr58" draw:text-style-name="P25" draw:layer="layout" svg:width="0.231cm" svg:height="0.31cm" svg:x="6.402cm" svg:y="10.849cm">
          <draw:text-box>
            <text:p text:style-name="P2"><text:span text:style-name="T20">8</text:span></text:p>
          </draw:text-box>
        </draw:frame>
        <draw:frame draw:style-name="gr59" draw:text-style-name="P25" draw:layer="layout" svg:width="0.296cm" svg:height="0.31cm" svg:x="1.621cm" svg:y="11.616cm">
          <draw:text-box>
            <text:p text:style-name="P2"><text:span text:style-name="T20">9</text:span></text:p>
          </draw:text-box>
        </draw:frame>
        <draw:frame draw:style-name="gr59" draw:text-style-name="P25" draw:layer="layout" svg:width="0.296cm" svg:height="0.31cm" svg:x="2.443cm" svg:y="11.616cm">
          <draw:text-box>
            <text:p text:style-name="P2"><text:span text:style-name="T20">10</text:span></text:p>
          </draw:text-box>
        </draw:frame>
        <draw:frame draw:style-name="gr59" draw:text-style-name="P25" draw:layer="layout" svg:width="0.296cm" svg:height="0.31cm" svg:x="3.203cm" svg:y="11.616cm">
          <draw:text-box>
            <text:p text:style-name="P2"><text:span text:style-name="T20">11</text:span></text:p>
          </draw:text-box>
        </draw:frame>
        <draw:frame draw:style-name="gr59" draw:text-style-name="P25" draw:layer="layout" svg:width="0.296cm" svg:height="0.31cm" svg:x="3.997cm" svg:y="11.616cm">
          <draw:text-box>
            <text:p text:style-name="P2"><text:span text:style-name="T20">12</text:span></text:p>
          </draw:text-box>
        </draw:frame>
        <draw:frame draw:style-name="gr59" draw:text-style-name="P25" draw:layer="layout" svg:width="0.296cm" svg:height="0.31cm" svg:x="4.786cm" svg:y="11.616cm">
          <draw:text-box>
            <text:p text:style-name="P2"><text:span text:style-name="T20">13</text:span></text:p>
          </draw:text-box>
        </draw:frame>
        <draw:frame draw:style-name="gr59" draw:text-style-name="P25" draw:layer="layout" svg:width="0.296cm" svg:height="0.31cm" svg:x="5.573cm" svg:y="11.616cm">
          <draw:text-box>
            <text:p text:style-name="P2"><text:span text:style-name="T20">14</text:span></text:p>
          </draw:text-box>
        </draw:frame>
        <draw:frame draw:style-name="gr59" draw:text-style-name="P25" draw:layer="layout" svg:width="0.296cm" svg:height="0.31cm" svg:x="6.363cm" svg:y="11.616cm">
          <draw:text-box>
            <text:p text:style-name="P2"><text:span text:style-name="T20">15</text:span></text:p>
          </draw:text-box>
        </draw:frame>
        <draw:frame draw:style-name="gr59" draw:text-style-name="P25" draw:layer="layout" svg:width="0.296cm" svg:height="0.31cm" svg:x="1.632cm" svg:y="12.382cm">
          <draw:text-box>
            <text:p text:style-name="P2"><text:span text:style-name="T20">16</text:span></text:p>
          </draw:text-box>
        </draw:frame>
        <draw:frame draw:style-name="gr59" draw:text-style-name="P25" draw:layer="layout" svg:width="0.296cm" svg:height="0.31cm" svg:x="2.415cm" svg:y="12.382cm">
          <draw:text-box>
            <text:p text:style-name="P2"><text:span text:style-name="T20">17</text:span></text:p>
          </draw:text-box>
        </draw:frame>
        <draw:frame draw:style-name="gr59" draw:text-style-name="P25" draw:layer="layout" svg:width="0.296cm" svg:height="0.31cm" svg:x="3.203cm" svg:y="12.382cm">
          <draw:text-box>
            <text:p text:style-name="P2"><text:span text:style-name="T20">18</text:span></text:p>
          </draw:text-box>
        </draw:frame>
        <draw:frame draw:style-name="gr60" draw:text-style-name="P25" draw:layer="layout" svg:width="0.307cm" svg:height="0.31cm" svg:x="3.961cm" svg:y="12.382cm">
          <draw:text-box>
            <text:p text:style-name="P2"><text:span text:style-name="T20">19</text:span></text:p>
          </draw:text-box>
        </draw:frame>
        <draw:frame draw:style-name="gr60" draw:text-style-name="P25" draw:layer="layout" svg:width="0.307cm" svg:height="0.31cm" svg:x="4.784cm" svg:y="12.382cm">
          <draw:text-box>
            <text:p text:style-name="P2"><text:span text:style-name="T20">20</text:span></text:p>
          </draw:text-box>
        </draw:frame>
        <draw:frame draw:style-name="gr61" draw:text-style-name="P25" draw:layer="layout" svg:width="0.298cm" svg:height="0.31cm" svg:x="5.545cm" svg:y="12.382cm">
          <draw:text-box>
            <text:p text:style-name="P2"><text:span text:style-name="T20">21</text:span></text:p>
          </draw:text-box>
        </draw:frame>
        <draw:frame draw:style-name="gr61" draw:text-style-name="P25" draw:layer="layout" svg:width="0.298cm" svg:height="0.31cm" svg:x="6.338cm" svg:y="12.382cm">
          <draw:text-box>
            <text:p text:style-name="P2"><text:span text:style-name="T20">22</text:span></text:p>
          </draw:text-box>
        </draw:frame>
        <draw:frame draw:style-name="gr59" draw:text-style-name="P25" draw:layer="layout" svg:width="0.296cm" svg:height="0.31cm" svg:x="1.598cm" svg:y="13.148cm">
          <draw:text-box>
            <text:p text:style-name="P2"><text:span text:style-name="T20">23</text:span></text:p>
          </draw:text-box>
        </draw:frame>
        <draw:frame draw:style-name="gr61" draw:text-style-name="P25" draw:layer="layout" svg:width="0.298cm" svg:height="0.31cm" svg:x="2.385cm" svg:y="13.148cm">
          <draw:text-box>
            <text:p text:style-name="P2"><text:span text:style-name="T20">24</text:span></text:p>
          </draw:text-box>
        </draw:frame>
        <draw:frame draw:style-name="gr61" draw:text-style-name="P25" draw:layer="layout" svg:width="0.298cm" svg:height="0.31cm" svg:x="3.174cm" svg:y="13.148cm">
          <draw:text-box>
            <text:p text:style-name="P2"><text:span text:style-name="T20">25</text:span></text:p>
          </draw:text-box>
        </draw:frame>
        <draw:frame draw:style-name="gr61" draw:text-style-name="P25" draw:layer="layout" svg:width="0.298cm" svg:height="0.31cm" svg:x="3.973cm" svg:y="13.148cm">
          <draw:text-box>
            <text:p text:style-name="P2"><text:span text:style-name="T20">26</text:span></text:p>
          </draw:text-box>
        </draw:frame>
        <draw:frame draw:style-name="gr61" draw:text-style-name="P25" draw:layer="layout" svg:width="0.298cm" svg:height="0.31cm" svg:x="4.755cm" svg:y="13.148cm">
          <draw:text-box>
            <text:p text:style-name="P2"><text:span text:style-name="T20">27</text:span></text:p>
          </draw:text-box>
        </draw:frame>
        <draw:frame draw:style-name="gr61" draw:text-style-name="P25" draw:layer="layout" svg:width="0.298cm" svg:height="0.31cm" svg:x="5.544cm" svg:y="13.148cm">
          <draw:text-box>
            <text:p text:style-name="P2"><text:span text:style-name="T20">28</text:span></text:p>
          </draw:text-box>
        </draw:frame>
        <draw:frame draw:style-name="gr61" draw:text-style-name="P25" draw:layer="layout" svg:width="0.298cm" svg:height="0.31cm" svg:x="6.335cm" svg:y="13.148cm">
          <draw:text-box>
            <text:p text:style-name="P2"><text:span text:style-name="T20">29</text:span></text:p>
          </draw:text-box>
        </draw:frame>
        <draw:frame draw:style-name="gr61" draw:text-style-name="P25" draw:layer="layout" svg:width="0.298cm" svg:height="0.31cm" svg:x="1.627cm" svg:y="13.91cm">
          <draw:text-box>
            <text:p text:style-name="P2"><text:span text:style-name="T20">30</text:span></text:p>
          </draw:text-box>
        </draw:frame>
        <draw:frame draw:style-name="gr79" draw:text-style-name="P11" draw:layer="layout" svg:width="4.207cm" svg:height="0.538cm" svg:x="1.46cm" svg:y="0.705cm">
          <draw:text-box>
            <text:p text:style-name="P2"><text:span text:style-name="T7">CALENDARIO 2022</text:span></text:p>
          </draw:text-box>
        </draw:frame>
        <draw:custom-shape draw:style-name="gr55" draw:text-style-name="P5" draw:layer="layout" svg:width="5.006cm" svg:height="0.663cm" svg:x="7.404cm" svg:y="14.54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" draw:layer="layout" svg:width="5.006cm" svg:height="0.663cm" svg:x="1.602cm" svg:y="14.545cm">
          <text:p/>
          <draw:enhanced-geometry svg:viewBox="0 0 21600 21600" draw:type="rectangle" draw:enhanced-path="M 0 0 L 21600 0 21600 21600 0 21600 0 0 Z N"/>
        </draw:custom-shape>
        <draw:frame draw:style-name="gr80" draw:text-style-name="P17" draw:layer="layout" svg:width="2.322cm" svg:height="0.625cm" svg:x="8.773cm" svg:y="14.607cm">
          <draw:text-box>
            <text:p text:style-name="P2"><text:span text:style-name="T18">OCTUBRE</text:span></text:p>
          </draw:text-box>
        </draw:frame>
        <draw:frame draw:style-name="gr81" draw:text-style-name="P17" draw:layer="layout" svg:width="2.944cm" svg:height="0.625cm" svg:x="2.659cm" svg:y="14.607cm">
          <draw:text-box>
            <text:p text:style-name="P2"><text:span text:style-name="T18">SEPTIEMBRE</text:span></text:p>
          </draw:text-box>
        </draw:frame>
        <draw:frame draw:style-name="gr58" draw:text-style-name="P24" draw:layer="layout" svg:width="0.231cm" svg:height="0.31cm" svg:x="1.669cm" svg:y="15.961cm">
          <draw:text-box>
            <text:p text:style-name="P2"><text:span text:style-name="T19">L</text:span></text:p>
          </draw:text-box>
        </draw:frame>
        <draw:frame draw:style-name="gr58" draw:text-style-name="P24" draw:layer="layout" svg:width="0.231cm" svg:height="0.31cm" svg:x="2.422cm" svg:y="15.961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3.212cm" svg:y="15.961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4.041cm" svg:y="15.961cm">
          <draw:text-box>
            <text:p text:style-name="P2"><text:span text:style-name="T19">J</text:span></text:p>
          </draw:text-box>
        </draw:frame>
        <draw:frame draw:style-name="gr58" draw:text-style-name="P24" draw:layer="layout" svg:width="0.231cm" svg:height="0.31cm" svg:x="4.81cm" svg:y="15.961cm">
          <draw:text-box>
            <text:p text:style-name="P2"><text:span text:style-name="T19">V</text:span></text:p>
          </draw:text-box>
        </draw:frame>
        <draw:frame draw:style-name="gr58" draw:text-style-name="P24" draw:layer="layout" svg:width="0.231cm" svg:height="0.31cm" svg:x="5.608cm" svg:y="15.961cm">
          <draw:text-box>
            <text:p text:style-name="P2"><text:span text:style-name="T19">S</text:span></text:p>
          </draw:text-box>
        </draw:frame>
        <draw:frame draw:style-name="gr58" draw:text-style-name="P24" draw:layer="layout" svg:width="0.231cm" svg:height="0.31cm" svg:x="6.384cm" svg:y="15.961cm">
          <draw:text-box>
            <text:p text:style-name="P2"><text:span text:style-name="T19">D</text:span></text:p>
          </draw:text-box>
        </draw:frame>
        <draw:frame draw:style-name="gr58" draw:text-style-name="P25" draw:layer="layout" svg:width="0.231cm" svg:height="0.31cm" svg:x="9.119cm" svg:y="10.08cm">
          <draw:text-box>
            <text:p text:style-name="P2"><text:span text:style-name="T20">1</text:span></text:p>
          </draw:text-box>
        </draw:frame>
        <draw:frame draw:style-name="gr58" draw:text-style-name="P25" draw:layer="layout" svg:width="0.231cm" svg:height="0.31cm" svg:x="9.88cm" svg:y="10.08cm">
          <draw:text-box>
            <text:p text:style-name="P2"><text:span text:style-name="T20">2</text:span></text:p>
          </draw:text-box>
        </draw:frame>
        <draw:frame draw:style-name="gr58" draw:text-style-name="P25" draw:layer="layout" svg:width="0.231cm" svg:height="0.31cm" svg:x="10.673cm" svg:y="10.08cm">
          <draw:text-box>
            <text:p text:style-name="P2"><text:span text:style-name="T20">3</text:span></text:p>
          </draw:text-box>
        </draw:frame>
        <draw:frame draw:style-name="gr58" draw:text-style-name="P25" draw:layer="layout" svg:width="0.231cm" svg:height="0.31cm" svg:x="11.463cm" svg:y="10.08cm">
          <draw:text-box>
            <text:p text:style-name="P2"><text:span text:style-name="T20">4</text:span></text:p>
          </draw:text-box>
        </draw:frame>
        <draw:frame draw:style-name="gr58" draw:text-style-name="P25" draw:layer="layout" svg:width="0.231cm" svg:height="0.31cm" svg:x="12.249cm" svg:y="10.08cm">
          <draw:text-box>
            <text:p text:style-name="P2"><text:span text:style-name="T20">5</text:span></text:p>
          </draw:text-box>
        </draw:frame>
        <draw:frame draw:style-name="gr58" draw:text-style-name="P25" draw:layer="layout" svg:width="0.231cm" svg:height="0.31cm" svg:x="7.51cm" svg:y="10.845cm">
          <draw:text-box>
            <text:p text:style-name="P2"><text:span text:style-name="T20">6</text:span></text:p>
          </draw:text-box>
        </draw:frame>
        <draw:frame draw:style-name="gr58" draw:text-style-name="P25" draw:layer="layout" svg:width="0.231cm" svg:height="0.31cm" svg:x="8.309cm" svg:y="10.845cm">
          <draw:text-box>
            <text:p text:style-name="P2"><text:span text:style-name="T20">7</text:span></text:p>
          </draw:text-box>
        </draw:frame>
        <draw:frame draw:style-name="gr58" draw:text-style-name="P25" draw:layer="layout" svg:width="0.231cm" svg:height="0.31cm" svg:x="9.091cm" svg:y="10.845cm">
          <draw:text-box>
            <text:p text:style-name="P2"><text:span text:style-name="T20">8</text:span></text:p>
          </draw:text-box>
        </draw:frame>
        <draw:frame draw:style-name="gr58" draw:text-style-name="P25" draw:layer="layout" svg:width="0.231cm" svg:height="0.31cm" svg:x="9.88cm" svg:y="10.845cm">
          <draw:text-box>
            <text:p text:style-name="P2"><text:span text:style-name="T20">9</text:span></text:p>
          </draw:text-box>
        </draw:frame>
        <draw:frame draw:style-name="gr59" draw:text-style-name="P25" draw:layer="layout" svg:width="0.296cm" svg:height="0.31cm" svg:x="10.628cm" svg:y="10.845cm">
          <draw:text-box>
            <text:p text:style-name="P2"><text:span text:style-name="T20">10</text:span></text:p>
          </draw:text-box>
        </draw:frame>
        <draw:frame draw:style-name="gr59" draw:text-style-name="P25" draw:layer="layout" svg:width="0.296cm" svg:height="0.31cm" svg:x="11.449cm" svg:y="10.845cm">
          <draw:text-box>
            <text:p text:style-name="P2"><text:span text:style-name="T20">11</text:span></text:p>
          </draw:text-box>
        </draw:frame>
        <draw:frame draw:style-name="gr59" draw:text-style-name="P25" draw:layer="layout" svg:width="0.296cm" svg:height="0.31cm" svg:x="12.21cm" svg:y="10.845cm">
          <draw:text-box>
            <text:p text:style-name="P2"><text:span text:style-name="T20">12</text:span></text:p>
          </draw:text-box>
        </draw:frame>
        <draw:frame draw:style-name="gr59" draw:text-style-name="P25" draw:layer="layout" svg:width="0.296cm" svg:height="0.31cm" svg:x="7.474cm" svg:y="11.61cm">
          <draw:text-box>
            <text:p text:style-name="P2"><text:span text:style-name="T20">13</text:span></text:p>
          </draw:text-box>
        </draw:frame>
        <draw:frame draw:style-name="gr59" draw:text-style-name="P25" draw:layer="layout" svg:width="0.296cm" svg:height="0.31cm" svg:x="8.265cm" svg:y="11.61cm">
          <draw:text-box>
            <text:p text:style-name="P2"><text:span text:style-name="T20">14</text:span></text:p>
          </draw:text-box>
        </draw:frame>
        <draw:frame draw:style-name="gr59" draw:text-style-name="P25" draw:layer="layout" svg:width="0.296cm" svg:height="0.31cm" svg:x="9.05cm" svg:y="11.61cm">
          <draw:text-box>
            <text:p text:style-name="P2"><text:span text:style-name="T20">15</text:span></text:p>
          </draw:text-box>
        </draw:frame>
        <draw:frame draw:style-name="gr59" draw:text-style-name="P25" draw:layer="layout" svg:width="0.296cm" svg:height="0.31cm" svg:x="9.84cm" svg:y="11.61cm">
          <draw:text-box>
            <text:p text:style-name="P2"><text:span text:style-name="T20">16</text:span></text:p>
          </draw:text-box>
        </draw:frame>
        <draw:frame draw:style-name="gr59" draw:text-style-name="P25" draw:layer="layout" svg:width="0.296cm" svg:height="0.31cm" svg:x="10.639cm" svg:y="11.61cm">
          <draw:text-box>
            <text:p text:style-name="P2"><text:span text:style-name="T20">17</text:span></text:p>
          </draw:text-box>
        </draw:frame>
        <draw:frame draw:style-name="gr59" draw:text-style-name="P25" draw:layer="layout" svg:width="0.296cm" svg:height="0.31cm" svg:x="11.421cm" svg:y="11.61cm">
          <draw:text-box>
            <text:p text:style-name="P2"><text:span text:style-name="T20">18</text:span></text:p>
          </draw:text-box>
        </draw:frame>
        <draw:frame draw:style-name="gr59" draw:text-style-name="P25" draw:layer="layout" svg:width="0.296cm" svg:height="0.31cm" svg:x="12.21cm" svg:y="11.61cm">
          <draw:text-box>
            <text:p text:style-name="P2"><text:span text:style-name="T20">19</text:span></text:p>
          </draw:text-box>
        </draw:frame>
        <draw:frame draw:style-name="gr60" draw:text-style-name="P25" draw:layer="layout" svg:width="0.307cm" svg:height="0.31cm" svg:x="7.44cm" svg:y="12.375cm">
          <draw:text-box>
            <text:p text:style-name="P2"><text:span text:style-name="T20">20</text:span></text:p>
          </draw:text-box>
        </draw:frame>
        <draw:frame draw:style-name="gr59" draw:text-style-name="P25" draw:layer="layout" svg:width="0.296cm" svg:height="0.31cm" svg:x="8.261cm" svg:y="12.375cm">
          <draw:text-box>
            <text:p text:style-name="P2"><text:span text:style-name="T20">21</text:span></text:p>
          </draw:text-box>
        </draw:frame>
        <draw:frame draw:style-name="gr61" draw:text-style-name="P25" draw:layer="layout" svg:width="0.298cm" svg:height="0.31cm" svg:x="9.022cm" svg:y="12.375cm">
          <draw:text-box>
            <text:p text:style-name="P2"><text:span text:style-name="T20">22</text:span></text:p>
          </draw:text-box>
        </draw:frame>
        <draw:frame draw:style-name="gr59" draw:text-style-name="P25" draw:layer="layout" svg:width="0.296cm" svg:height="0.31cm" svg:x="9.815cm" svg:y="12.375cm">
          <draw:text-box>
            <text:p text:style-name="P2"><text:span text:style-name="T20">23</text:span></text:p>
          </draw:text-box>
        </draw:frame>
        <draw:frame draw:style-name="gr59" draw:text-style-name="P25" draw:layer="layout" svg:width="0.296cm" svg:height="0.31cm" svg:x="10.605cm" svg:y="12.375cm">
          <draw:text-box>
            <text:p text:style-name="P2"><text:span text:style-name="T20">24</text:span></text:p>
          </draw:text-box>
        </draw:frame>
        <draw:frame draw:style-name="gr61" draw:text-style-name="P25" draw:layer="layout" svg:width="0.298cm" svg:height="0.31cm" svg:x="11.391cm" svg:y="12.375cm">
          <draw:text-box>
            <text:p text:style-name="P2"><text:span text:style-name="T20">25</text:span></text:p>
          </draw:text-box>
        </draw:frame>
        <draw:frame draw:style-name="gr61" draw:text-style-name="P25" draw:layer="layout" svg:width="0.298cm" svg:height="0.31cm" svg:x="12.181cm" svg:y="12.375cm">
          <draw:text-box>
            <text:p text:style-name="P2"><text:span text:style-name="T20">26</text:span></text:p>
          </draw:text-box>
        </draw:frame>
        <draw:frame draw:style-name="gr59" draw:text-style-name="P25" draw:layer="layout" svg:width="0.296cm" svg:height="0.31cm" svg:x="7.451cm" svg:y="13.141cm">
          <draw:text-box>
            <text:p text:style-name="P2"><text:span text:style-name="T20">27</text:span></text:p>
          </draw:text-box>
        </draw:frame>
        <draw:frame draw:style-name="gr61" draw:text-style-name="P25" draw:layer="layout" svg:width="0.298cm" svg:height="0.31cm" svg:x="8.233cm" svg:y="13.141cm">
          <draw:text-box>
            <text:p text:style-name="P2"><text:span text:style-name="T20">28</text:span></text:p>
          </draw:text-box>
        </draw:frame>
        <draw:frame draw:style-name="gr61" draw:text-style-name="P25" draw:layer="layout" svg:width="0.298cm" svg:height="0.31cm" svg:x="9.021cm" svg:y="13.141cm">
          <draw:text-box>
            <text:p text:style-name="P2"><text:span text:style-name="T20">29</text:span></text:p>
          </draw:text-box>
        </draw:frame>
        <draw:frame draw:style-name="gr61" draw:text-style-name="P25" draw:layer="layout" svg:width="0.298cm" svg:height="0.31cm" svg:x="9.812cm" svg:y="13.141cm">
          <draw:text-box>
            <text:p text:style-name="P2"><text:span text:style-name="T20">30</text:span></text:p>
          </draw:text-box>
        </draw:frame>
        <draw:frame draw:style-name="gr58" draw:text-style-name="P24" draw:layer="layout" svg:width="0.231cm" svg:height="0.31cm" svg:x="7.449cm" svg:y="15.944cm">
          <draw:text-box>
            <text:p text:style-name="P2"><text:span text:style-name="T19">L</text:span></text:p>
          </draw:text-box>
        </draw:frame>
        <draw:frame draw:style-name="gr58" draw:text-style-name="P24" draw:layer="layout" svg:width="0.231cm" svg:height="0.31cm" svg:x="8.203cm" svg:y="15.944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8.993cm" svg:y="15.944cm">
          <draw:text-box>
            <text:p text:style-name="P2"><text:span text:style-name="T19">M</text:span></text:p>
          </draw:text-box>
        </draw:frame>
        <draw:frame draw:style-name="gr58" draw:text-style-name="P24" draw:layer="layout" svg:width="0.231cm" svg:height="0.31cm" svg:x="9.822cm" svg:y="15.944cm">
          <draw:text-box>
            <text:p text:style-name="P2"><text:span text:style-name="T19">J</text:span></text:p>
          </draw:text-box>
        </draw:frame>
        <draw:frame draw:style-name="gr58" draw:text-style-name="P24" draw:layer="layout" svg:width="0.231cm" svg:height="0.31cm" svg:x="10.59cm" svg:y="15.944cm">
          <draw:text-box>
            <text:p text:style-name="P2"><text:span text:style-name="T19">V</text:span></text:p>
          </draw:text-box>
        </draw:frame>
        <draw:frame draw:style-name="gr58" draw:text-style-name="P24" draw:layer="layout" svg:width="0.231cm" svg:height="0.31cm" svg:x="11.388cm" svg:y="15.944cm">
          <draw:text-box>
            <text:p text:style-name="P2"><text:span text:style-name="T19">S</text:span></text:p>
          </draw:text-box>
        </draw:frame>
        <draw:frame draw:style-name="gr58" draw:text-style-name="P24" draw:layer="layout" svg:width="0.231cm" svg:height="0.31cm" svg:x="12.165cm" svg:y="15.944cm">
          <draw:text-box>
            <text:p text:style-name="P2"><text:span text:style-name="T19">D</text:span></text:p>
          </draw:text-box>
        </draw:frame>
        <draw:frame draw:style-name="gr58" draw:text-style-name="P25" draw:layer="layout" svg:width="0.231cm" svg:height="0.31cm" svg:x="5.643cm" svg:y="3.717cm">
          <draw:text-box>
            <text:p text:style-name="P2"><text:span text:style-name="T20">1</text:span></text:p>
          </draw:text-box>
        </draw:frame>
        <draw:frame draw:style-name="gr58" draw:text-style-name="P25" draw:layer="layout" svg:width="0.231cm" svg:height="0.31cm" svg:x="6.404cm" svg:y="3.717cm">
          <draw:text-box>
            <text:p text:style-name="P2"><text:span text:style-name="T20">2</text:span></text:p>
          </draw:text-box>
        </draw:frame>
        <draw:frame draw:style-name="gr58" draw:text-style-name="P25" draw:layer="layout" svg:width="0.231cm" svg:height="0.31cm" svg:x="1.668cm" svg:y="4.483cm">
          <draw:text-box>
            <text:p text:style-name="P2"><text:span text:style-name="T20">3</text:span></text:p>
          </draw:text-box>
        </draw:frame>
        <draw:frame draw:style-name="gr58" draw:text-style-name="P25" draw:layer="layout" svg:width="0.231cm" svg:height="0.31cm" svg:x="2.457cm" svg:y="4.483cm">
          <draw:text-box>
            <text:p text:style-name="P2"><text:span text:style-name="T20">4</text:span></text:p>
          </draw:text-box>
        </draw:frame>
        <draw:frame draw:style-name="gr58" draw:text-style-name="P25" draw:layer="layout" svg:width="0.231cm" svg:height="0.31cm" svg:x="3.244cm" svg:y="4.483cm">
          <draw:text-box>
            <text:p text:style-name="P2"><text:span text:style-name="T20">5</text:span></text:p>
          </draw:text-box>
        </draw:frame>
        <draw:frame draw:style-name="gr58" draw:text-style-name="P25" draw:layer="layout" svg:width="0.231cm" svg:height="0.31cm" svg:x="4.033cm" svg:y="4.483cm">
          <draw:text-box>
            <text:p text:style-name="P2"><text:span text:style-name="T20">6</text:span></text:p>
          </draw:text-box>
        </draw:frame>
        <draw:frame draw:style-name="gr58" draw:text-style-name="P25" draw:layer="layout" svg:width="0.231cm" svg:height="0.31cm" svg:x="4.833cm" svg:y="4.483cm">
          <draw:text-box>
            <text:p text:style-name="P2"><text:span text:style-name="T20">7</text:span></text:p>
          </draw:text-box>
        </draw:frame>
        <draw:frame draw:style-name="gr58" draw:text-style-name="P25" draw:layer="layout" svg:width="0.231cm" svg:height="0.31cm" svg:x="5.614cm" svg:y="4.483cm">
          <draw:text-box>
            <text:p text:style-name="P2"><text:span text:style-name="T20">8</text:span></text:p>
          </draw:text-box>
        </draw:frame>
        <draw:frame draw:style-name="gr58" draw:text-style-name="P25" draw:layer="layout" svg:width="0.231cm" svg:height="0.31cm" svg:x="6.403cm" svg:y="4.483cm">
          <draw:text-box>
            <text:p text:style-name="P2"><text:span text:style-name="T20">9</text:span></text:p>
          </draw:text-box>
        </draw:frame>
        <draw:frame draw:style-name="gr59" draw:text-style-name="P25" draw:layer="layout" svg:width="0.296cm" svg:height="0.31cm" svg:x="1.622cm" svg:y="5.25cm">
          <draw:text-box>
            <text:p text:style-name="P2"><text:span text:style-name="T20">10</text:span></text:p>
          </draw:text-box>
        </draw:frame>
        <draw:frame draw:style-name="gr59" draw:text-style-name="P25" draw:layer="layout" svg:width="0.296cm" svg:height="0.31cm" svg:x="2.444cm" svg:y="5.25cm">
          <draw:text-box>
            <text:p text:style-name="P2"><text:span text:style-name="T20">11</text:span></text:p>
          </draw:text-box>
        </draw:frame>
        <draw:frame draw:style-name="gr59" draw:text-style-name="P25" draw:layer="layout" svg:width="0.296cm" svg:height="0.31cm" svg:x="3.204cm" svg:y="5.25cm">
          <draw:text-box>
            <text:p text:style-name="P2"><text:span text:style-name="T20">12</text:span></text:p>
          </draw:text-box>
        </draw:frame>
        <draw:frame draw:style-name="gr59" draw:text-style-name="P25" draw:layer="layout" svg:width="0.296cm" svg:height="0.31cm" svg:x="3.998cm" svg:y="5.25cm">
          <draw:text-box>
            <text:p text:style-name="P2"><text:span text:style-name="T20">13</text:span></text:p>
          </draw:text-box>
        </draw:frame>
        <draw:frame draw:style-name="gr59" draw:text-style-name="P25" draw:layer="layout" svg:width="0.296cm" svg:height="0.31cm" svg:x="4.787cm" svg:y="5.25cm">
          <draw:text-box>
            <text:p text:style-name="P2"><text:span text:style-name="T20">14</text:span></text:p>
          </draw:text-box>
        </draw:frame>
        <draw:frame draw:style-name="gr59" draw:text-style-name="P25" draw:layer="layout" svg:width="0.296cm" svg:height="0.31cm" svg:x="5.574cm" svg:y="5.25cm">
          <draw:text-box>
            <text:p text:style-name="P2"><text:span text:style-name="T20">15</text:span></text:p>
          </draw:text-box>
        </draw:frame>
        <draw:frame draw:style-name="gr59" draw:text-style-name="P25" draw:layer="layout" svg:width="0.296cm" svg:height="0.31cm" svg:x="6.364cm" svg:y="5.25cm">
          <draw:text-box>
            <text:p text:style-name="P2"><text:span text:style-name="T20">16</text:span></text:p>
          </draw:text-box>
        </draw:frame>
        <draw:frame draw:style-name="gr59" draw:text-style-name="P25" draw:layer="layout" svg:width="0.296cm" svg:height="0.31cm" svg:x="1.633cm" svg:y="6.016cm">
          <draw:text-box>
            <text:p text:style-name="P2"><text:span text:style-name="T20">17</text:span></text:p>
          </draw:text-box>
        </draw:frame>
        <draw:frame draw:style-name="gr59" draw:text-style-name="P25" draw:layer="layout" svg:width="0.296cm" svg:height="0.31cm" svg:x="2.416cm" svg:y="6.016cm">
          <draw:text-box>
            <text:p text:style-name="P2"><text:span text:style-name="T20">18</text:span></text:p>
          </draw:text-box>
        </draw:frame>
        <draw:frame draw:style-name="gr59" draw:text-style-name="P25" draw:layer="layout" svg:width="0.296cm" svg:height="0.31cm" svg:x="3.204cm" svg:y="6.016cm">
          <draw:text-box>
            <text:p text:style-name="P2"><text:span text:style-name="T20">19</text:span></text:p>
          </draw:text-box>
        </draw:frame>
        <draw:frame draw:style-name="gr60" draw:text-style-name="P25" draw:layer="layout" svg:width="0.307cm" svg:height="0.31cm" svg:x="3.962cm" svg:y="6.016cm">
          <draw:text-box>
            <text:p text:style-name="P2"><text:span text:style-name="T20">20</text:span></text:p>
          </draw:text-box>
        </draw:frame>
        <draw:frame draw:style-name="gr59" draw:text-style-name="P25" draw:layer="layout" svg:width="0.296cm" svg:height="0.31cm" svg:x="4.785cm" svg:y="6.016cm">
          <draw:text-box>
            <text:p text:style-name="P2"><text:span text:style-name="T20">21</text:span></text:p>
          </draw:text-box>
        </draw:frame>
        <draw:frame draw:style-name="gr61" draw:text-style-name="P25" draw:layer="layout" svg:width="0.298cm" svg:height="0.31cm" svg:x="5.546cm" svg:y="6.016cm">
          <draw:text-box>
            <text:p text:style-name="P2"><text:span text:style-name="T20">22</text:span></text:p>
          </draw:text-box>
        </draw:frame>
        <draw:frame draw:style-name="gr59" draw:text-style-name="P25" draw:layer="layout" svg:width="0.296cm" svg:height="0.31cm" svg:x="6.339cm" svg:y="6.016cm">
          <draw:text-box>
            <text:p text:style-name="P2"><text:span text:style-name="T20">23</text:span></text:p>
          </draw:text-box>
        </draw:frame>
        <draw:frame draw:style-name="gr59" draw:text-style-name="P25" draw:layer="layout" svg:width="0.296cm" svg:height="0.31cm" svg:x="1.599cm" svg:y="6.782cm">
          <draw:text-box>
            <text:p text:style-name="P2"><text:span text:style-name="T20">24</text:span></text:p>
          </draw:text-box>
        </draw:frame>
        <draw:frame draw:style-name="gr61" draw:text-style-name="P25" draw:layer="layout" svg:width="0.298cm" svg:height="0.31cm" svg:x="2.386cm" svg:y="6.782cm">
          <draw:text-box>
            <text:p text:style-name="P2"><text:span text:style-name="T20">25</text:span></text:p>
          </draw:text-box>
        </draw:frame>
        <draw:frame draw:style-name="gr61" draw:text-style-name="P25" draw:layer="layout" svg:width="0.298cm" svg:height="0.31cm" svg:x="3.175cm" svg:y="6.782cm">
          <draw:text-box>
            <text:p text:style-name="P2"><text:span text:style-name="T20">26</text:span></text:p>
          </draw:text-box>
        </draw:frame>
        <draw:frame draw:style-name="gr59" draw:text-style-name="P25" draw:layer="layout" svg:width="0.296cm" svg:height="0.31cm" svg:x="3.974cm" svg:y="6.782cm">
          <draw:text-box>
            <text:p text:style-name="P2"><text:span text:style-name="T20">27</text:span></text:p>
          </draw:text-box>
        </draw:frame>
        <draw:frame draw:style-name="gr61" draw:text-style-name="P25" draw:layer="layout" svg:width="0.298cm" svg:height="0.31cm" svg:x="4.756cm" svg:y="6.782cm">
          <draw:text-box>
            <text:p text:style-name="P2"><text:span text:style-name="T20">28</text:span></text:p>
          </draw:text-box>
        </draw:frame>
        <draw:frame draw:style-name="gr61" draw:text-style-name="P25" draw:layer="layout" svg:width="0.298cm" svg:height="0.31cm" svg:x="5.545cm" svg:y="6.782cm">
          <draw:text-box>
            <text:p text:style-name="P2"><text:span text:style-name="T20">29</text:span></text:p>
          </draw:text-box>
        </draw:frame>
        <draw:frame draw:style-name="gr61" draw:text-style-name="P25" draw:layer="layout" svg:width="0.298cm" svg:height="0.31cm" svg:x="6.336cm" svg:y="6.782cm">
          <draw:text-box>
            <text:p text:style-name="P2"><text:span text:style-name="T20">30</text:span></text:p>
          </draw:text-box>
        </draw:frame>
        <draw:frame draw:style-name="gr59" draw:text-style-name="P25" draw:layer="layout" svg:width="0.296cm" svg:height="0.31cm" svg:x="1.628cm" svg:y="7.574cm">
          <draw:text-box>
            <text:p text:style-name="P2"><text:span text:style-name="T20">31</text:span></text:p>
          </draw:text-box>
        </draw:frame>
        <draw:path draw:style-name="gr82" draw:text-style-name="P26" draw:layer="layout" svg:width="1.579cm" svg:height="0.766cm" svg:x="7.16cm" svg:y="5.91cm" svg:viewBox="0 0 1580 767" svg:d="M790 0v767h-790v-767zM1580 0v767h-790v-767z">
          <text:p/>
        </draw:path>
        <draw:frame draw:style-name="gr58" draw:text-style-name="P25" draw:layer="layout" svg:width="0.231cm" svg:height="0.31cm" svg:x="8.306cm" svg:y="3.72cm">
          <draw:text-box>
            <text:p text:style-name="P2"><text:span text:style-name="T20">1</text:span></text:p>
          </draw:text-box>
        </draw:frame>
        <draw:frame draw:style-name="gr58" draw:text-style-name="P25" draw:layer="layout" svg:width="0.231cm" svg:height="0.31cm" svg:x="9.067cm" svg:y="3.72cm">
          <draw:text-box>
            <text:p text:style-name="P2"><text:span text:style-name="T20">2</text:span></text:p>
          </draw:text-box>
        </draw:frame>
        <draw:frame draw:style-name="gr58" draw:text-style-name="P25" draw:layer="layout" svg:width="0.231cm" svg:height="0.31cm" svg:x="9.86cm" svg:y="3.72cm">
          <draw:text-box>
            <text:p text:style-name="P2"><text:span text:style-name="T20">3</text:span></text:p>
          </draw:text-box>
        </draw:frame>
        <draw:frame draw:style-name="gr58" draw:text-style-name="P25" draw:layer="layout" svg:width="0.231cm" svg:height="0.31cm" svg:x="10.651cm" svg:y="3.72cm">
          <draw:text-box>
            <text:p text:style-name="P2"><text:span text:style-name="T20">4</text:span></text:p>
          </draw:text-box>
        </draw:frame>
        <draw:frame draw:style-name="gr58" draw:text-style-name="P25" draw:layer="layout" svg:width="0.231cm" svg:height="0.31cm" svg:x="11.436cm" svg:y="3.72cm">
          <draw:text-box>
            <text:p text:style-name="P2"><text:span text:style-name="T20">5</text:span></text:p>
          </draw:text-box>
        </draw:frame>
        <draw:frame draw:style-name="gr58" draw:text-style-name="P25" draw:layer="layout" svg:width="0.231cm" svg:height="0.31cm" svg:x="12.226cm" svg:y="3.72cm">
          <draw:text-box>
            <text:p text:style-name="P2"><text:span text:style-name="T20">6</text:span></text:p>
          </draw:text-box>
        </draw:frame>
        <draw:frame draw:style-name="gr58" draw:text-style-name="P25" draw:layer="layout" svg:width="0.231cm" svg:height="0.31cm" svg:x="7.496cm" svg:y="4.487cm">
          <draw:text-box>
            <text:p text:style-name="P2"><text:span text:style-name="T20">7</text:span></text:p>
          </draw:text-box>
        </draw:frame>
        <draw:frame draw:style-name="gr58" draw:text-style-name="P25" draw:layer="layout" svg:width="0.231cm" svg:height="0.31cm" svg:x="8.278cm" svg:y="4.487cm">
          <draw:text-box>
            <text:p text:style-name="P2"><text:span text:style-name="T20">8</text:span></text:p>
          </draw:text-box>
        </draw:frame>
        <draw:frame draw:style-name="gr58" draw:text-style-name="P25" draw:layer="layout" svg:width="0.231cm" svg:height="0.31cm" svg:x="9.067cm" svg:y="4.487cm">
          <draw:text-box>
            <text:p text:style-name="P2"><text:span text:style-name="T20">9</text:span></text:p>
          </draw:text-box>
        </draw:frame>
        <draw:frame draw:style-name="gr59" draw:text-style-name="P25" draw:layer="layout" svg:width="0.296cm" svg:height="0.31cm" svg:x="9.815cm" svg:y="4.487cm">
          <draw:text-box>
            <text:p text:style-name="P2"><text:span text:style-name="T20">10</text:span></text:p>
          </draw:text-box>
        </draw:frame>
        <draw:frame draw:style-name="gr59" draw:text-style-name="P25" draw:layer="layout" svg:width="0.296cm" svg:height="0.31cm" svg:x="10.637cm" svg:y="4.487cm">
          <draw:text-box>
            <text:p text:style-name="P2"><text:span text:style-name="T20">11</text:span></text:p>
          </draw:text-box>
        </draw:frame>
        <draw:frame draw:style-name="gr59" draw:text-style-name="P25" draw:layer="layout" svg:width="0.296cm" svg:height="0.31cm" svg:x="11.398cm" svg:y="4.487cm">
          <draw:text-box>
            <text:p text:style-name="P2"><text:span text:style-name="T20">12</text:span></text:p>
          </draw:text-box>
        </draw:frame>
        <draw:frame draw:style-name="gr59" draw:text-style-name="P25" draw:layer="layout" svg:width="0.296cm" svg:height="0.31cm" svg:x="12.191cm" svg:y="4.487cm">
          <draw:text-box>
            <text:p text:style-name="P2"><text:span text:style-name="T20">13</text:span></text:p>
          </draw:text-box>
        </draw:frame>
        <draw:frame draw:style-name="gr59" draw:text-style-name="P25" draw:layer="layout" svg:width="0.296cm" svg:height="0.31cm" svg:x="7.452cm" svg:y="5.254cm">
          <draw:text-box>
            <text:p text:style-name="P2"><text:span text:style-name="T20">14</text:span></text:p>
          </draw:text-box>
        </draw:frame>
        <draw:frame draw:style-name="gr59" draw:text-style-name="P25" draw:layer="layout" svg:width="0.296cm" svg:height="0.31cm" svg:x="8.238cm" svg:y="5.254cm">
          <draw:text-box>
            <text:p text:style-name="P2"><text:span text:style-name="T20">15</text:span></text:p>
          </draw:text-box>
        </draw:frame>
        <draw:frame draw:style-name="gr59" draw:text-style-name="P25" draw:layer="layout" svg:width="0.296cm" svg:height="0.31cm" svg:x="9.028cm" svg:y="5.254cm">
          <draw:text-box>
            <text:p text:style-name="P2"><text:span text:style-name="T20">16</text:span></text:p>
          </draw:text-box>
        </draw:frame>
        <draw:frame draw:style-name="gr59" draw:text-style-name="P25" draw:layer="layout" svg:width="0.296cm" svg:height="0.31cm" svg:x="9.827cm" svg:y="5.254cm">
          <draw:text-box>
            <text:p text:style-name="P2"><text:span text:style-name="T20">17</text:span></text:p>
          </draw:text-box>
        </draw:frame>
        <draw:frame draw:style-name="gr59" draw:text-style-name="P25" draw:layer="layout" svg:width="0.296cm" svg:height="0.31cm" svg:x="10.608cm" svg:y="5.254cm">
          <draw:text-box>
            <text:p text:style-name="P2"><text:span text:style-name="T20">18</text:span></text:p>
          </draw:text-box>
        </draw:frame>
        <draw:frame draw:style-name="gr59" draw:text-style-name="P25" draw:layer="layout" svg:width="0.296cm" svg:height="0.31cm" svg:x="11.398cm" svg:y="5.254cm">
          <draw:text-box>
            <text:p text:style-name="P2"><text:span text:style-name="T20">19</text:span></text:p>
          </draw:text-box>
        </draw:frame>
        <draw:frame draw:style-name="gr60" draw:text-style-name="P25" draw:layer="layout" svg:width="0.307cm" svg:height="0.31cm" svg:x="12.156cm" svg:y="5.254cm">
          <draw:text-box>
            <text:p text:style-name="P2"><text:span text:style-name="T20">20</text:span></text:p>
          </draw:text-box>
        </draw:frame>
        <draw:frame draw:style-name="gr59" draw:text-style-name="P25" draw:layer="layout" svg:width="0.296cm" svg:height="0.31cm" svg:x="7.448cm" svg:y="6.021cm">
          <draw:text-box>
            <text:p text:style-name="P2"><text:span text:style-name="T20">21</text:span></text:p>
          </draw:text-box>
        </draw:frame>
        <draw:frame draw:style-name="gr61" draw:text-style-name="P25" draw:layer="layout" svg:width="0.298cm" svg:height="0.31cm" svg:x="8.209cm" svg:y="6.021cm">
          <draw:text-box>
            <text:p text:style-name="P2"><text:span text:style-name="T20">22</text:span></text:p>
          </draw:text-box>
        </draw:frame>
        <draw:frame draw:style-name="gr59" draw:text-style-name="P25" draw:layer="layout" svg:width="0.296cm" svg:height="0.31cm" svg:x="9.002cm" svg:y="6.021cm">
          <draw:text-box>
            <text:p text:style-name="P2"><text:span text:style-name="T20">23</text:span></text:p>
          </draw:text-box>
        </draw:frame>
        <draw:frame draw:style-name="gr59" draw:text-style-name="P25" draw:layer="layout" svg:width="0.296cm" svg:height="0.31cm" svg:x="9.793cm" svg:y="6.021cm">
          <draw:text-box>
            <text:p text:style-name="P2"><text:span text:style-name="T20">24</text:span></text:p>
          </draw:text-box>
        </draw:frame>
        <draw:frame draw:style-name="gr61" draw:text-style-name="P25" draw:layer="layout" svg:width="0.298cm" svg:height="0.31cm" svg:x="10.578cm" svg:y="6.021cm">
          <draw:text-box>
            <text:p text:style-name="P2"><text:span text:style-name="T20">25</text:span></text:p>
          </draw:text-box>
        </draw:frame>
        <draw:frame draw:style-name="gr61" draw:text-style-name="P25" draw:layer="layout" svg:width="0.298cm" svg:height="0.31cm" svg:x="11.368cm" svg:y="6.021cm">
          <draw:text-box>
            <text:p text:style-name="P2"><text:span text:style-name="T20">26</text:span></text:p>
          </draw:text-box>
        </draw:frame>
        <draw:frame draw:style-name="gr59" draw:text-style-name="P25" draw:layer="layout" svg:width="0.296cm" svg:height="0.31cm" svg:x="12.167cm" svg:y="6.021cm">
          <draw:text-box>
            <text:p text:style-name="P2"><text:span text:style-name="T20">27</text:span></text:p>
          </draw:text-box>
        </draw:frame>
        <draw:frame draw:style-name="gr61" draw:text-style-name="P25" draw:layer="layout" svg:width="0.298cm" svg:height="0.31cm" svg:x="7.42cm" svg:y="6.787cm">
          <draw:text-box>
            <text:p text:style-name="P2"><text:span text:style-name="T20">28</text:span></text:p>
          </draw:text-box>
        </draw:frame>
        <draw:frame draw:style-name="gr61" draw:text-style-name="P25" draw:layer="layout" svg:width="0.298cm" svg:height="0.31cm" svg:x="2.385cm" svg:y="13.91cm">
          <draw:text-box>
            <text:p text:style-name="P2"><text:span text:style-name="T20">31</text:span></text:p>
          </draw:text-box>
        </draw:frame>
        <draw:frame draw:style-name="gr58" draw:text-style-name="P25" draw:layer="layout" svg:width="0.231cm" svg:height="0.31cm" svg:x="4.857cm" svg:y="16.711cm">
          <draw:text-box>
            <text:p text:style-name="P2"><text:span text:style-name="T20">2</text:span></text:p>
          </draw:text-box>
        </draw:frame>
        <draw:frame draw:style-name="gr58" draw:text-style-name="P25" draw:layer="layout" svg:width="0.231cm" svg:height="0.31cm" svg:x="5.618cm" svg:y="16.711cm">
          <draw:text-box>
            <text:p text:style-name="P2"><text:span text:style-name="T20">3</text:span></text:p>
          </draw:text-box>
        </draw:frame>
        <draw:frame draw:style-name="gr58" draw:text-style-name="P25" draw:layer="layout" svg:width="0.231cm" svg:height="0.31cm" svg:x="6.411cm" svg:y="16.711cm">
          <draw:text-box>
            <text:p text:style-name="P2"><text:span text:style-name="T20">4</text:span></text:p>
          </draw:text-box>
        </draw:frame>
        <draw:frame draw:style-name="gr58" draw:text-style-name="P25" draw:layer="layout" svg:width="0.231cm" svg:height="0.31cm" svg:x="1.672cm" svg:y="17.477cm">
          <draw:text-box>
            <text:p text:style-name="P2"><text:span text:style-name="T20">5</text:span></text:p>
          </draw:text-box>
        </draw:frame>
        <draw:frame draw:style-name="gr58" draw:text-style-name="P25" draw:layer="layout" svg:width="0.231cm" svg:height="0.31cm" svg:x="2.458cm" svg:y="17.477cm">
          <draw:text-box>
            <text:p text:style-name="P2"><text:span text:style-name="T20">6</text:span></text:p>
          </draw:text-box>
        </draw:frame>
        <draw:frame draw:style-name="gr58" draw:text-style-name="P25" draw:layer="layout" svg:width="0.231cm" svg:height="0.31cm" svg:x="3.248cm" svg:y="17.477cm">
          <draw:text-box>
            <text:p text:style-name="P2"><text:span text:style-name="T20">7</text:span></text:p>
          </draw:text-box>
        </draw:frame>
        <draw:frame draw:style-name="gr58" draw:text-style-name="P25" draw:layer="layout" svg:width="0.231cm" svg:height="0.31cm" svg:x="4.047cm" svg:y="17.477cm">
          <draw:text-box>
            <text:p text:style-name="P2"><text:span text:style-name="T20">8</text:span></text:p>
          </draw:text-box>
        </draw:frame>
        <draw:frame draw:style-name="gr58" draw:text-style-name="P25" draw:layer="layout" svg:width="0.231cm" svg:height="0.31cm" svg:x="4.829cm" svg:y="17.477cm">
          <draw:text-box>
            <text:p text:style-name="P2"><text:span text:style-name="T20">9</text:span></text:p>
          </draw:text-box>
        </draw:frame>
        <draw:frame draw:style-name="gr83" draw:text-style-name="P25" draw:layer="layout" svg:width="0.243cm" svg:height="0.31cm" svg:x="5.617cm" svg:y="17.477cm">
          <draw:text-box>
            <text:p text:style-name="P2"><text:span text:style-name="T20">10</text:span></text:p>
          </draw:text-box>
        </draw:frame>
        <draw:frame draw:style-name="gr59" draw:text-style-name="P25" draw:layer="layout" svg:width="0.296cm" svg:height="0.31cm" svg:x="6.366cm" svg:y="17.477cm">
          <draw:text-box>
            <text:p text:style-name="P2"><text:span text:style-name="T20">11</text:span></text:p>
          </draw:text-box>
        </draw:frame>
        <draw:frame draw:style-name="gr59" draw:text-style-name="P25" draw:layer="layout" svg:width="0.296cm" svg:height="0.31cm" svg:x="1.658cm" svg:y="18.244cm">
          <draw:text-box>
            <text:p text:style-name="P2"><text:span text:style-name="T20">12</text:span></text:p>
          </draw:text-box>
        </draw:frame>
        <draw:frame draw:style-name="gr59" draw:text-style-name="P25" draw:layer="layout" svg:width="0.296cm" svg:height="0.31cm" svg:x="2.42cm" svg:y="18.244cm">
          <draw:text-box>
            <text:p text:style-name="P2"><text:span text:style-name="T20">13</text:span></text:p>
          </draw:text-box>
        </draw:frame>
        <draw:frame draw:style-name="gr59" draw:text-style-name="P25" draw:layer="layout" svg:width="0.296cm" svg:height="0.31cm" svg:x="3.213cm" svg:y="18.244cm">
          <draw:text-box>
            <text:p text:style-name="P2"><text:span text:style-name="T20">14</text:span></text:p>
          </draw:text-box>
        </draw:frame>
        <draw:frame draw:style-name="gr59" draw:text-style-name="P25" draw:layer="layout" svg:width="0.296cm" svg:height="0.31cm" svg:x="4.002cm" svg:y="18.244cm">
          <draw:text-box>
            <text:p text:style-name="P2"><text:span text:style-name="T20">15</text:span></text:p>
          </draw:text-box>
        </draw:frame>
        <draw:frame draw:style-name="gr59" draw:text-style-name="P25" draw:layer="layout" svg:width="0.296cm" svg:height="0.31cm" svg:x="4.788cm" svg:y="18.244cm">
          <draw:text-box>
            <text:p text:style-name="P2"><text:span text:style-name="T20">16</text:span></text:p>
          </draw:text-box>
        </draw:frame>
        <draw:frame draw:style-name="gr59" draw:text-style-name="P25" draw:layer="layout" svg:width="0.296cm" svg:height="0.31cm" svg:x="5.579cm" svg:y="18.244cm">
          <draw:text-box>
            <text:p text:style-name="P2"><text:span text:style-name="T20">17</text:span></text:p>
          </draw:text-box>
        </draw:frame>
        <draw:frame draw:style-name="gr59" draw:text-style-name="P25" draw:layer="layout" svg:width="0.296cm" svg:height="0.31cm" svg:x="6.377cm" svg:y="18.244cm">
          <draw:text-box>
            <text:p text:style-name="P2"><text:span text:style-name="T20">18</text:span></text:p>
          </draw:text-box>
        </draw:frame>
        <draw:frame draw:style-name="gr59" draw:text-style-name="P25" draw:layer="layout" svg:width="0.296cm" svg:height="0.31cm" svg:x="1.63cm" svg:y="19.01cm">
          <draw:text-box>
            <text:p text:style-name="P2"><text:span text:style-name="T20">19</text:span></text:p>
          </draw:text-box>
        </draw:frame>
        <draw:frame draw:style-name="gr60" draw:text-style-name="P25" draw:layer="layout" svg:width="0.307cm" svg:height="0.31cm" svg:x="2.419cm" svg:y="19.01cm">
          <draw:text-box>
            <text:p text:style-name="P2"><text:span text:style-name="T20">20</text:span></text:p>
          </draw:text-box>
        </draw:frame>
        <draw:frame draw:style-name="gr60" draw:text-style-name="P25" draw:layer="layout" svg:width="0.307cm" svg:height="0.31cm" svg:x="3.177cm" svg:y="19.01cm">
          <draw:text-box>
            <text:p text:style-name="P2"><text:span text:style-name="T20">21</text:span></text:p>
          </draw:text-box>
        </draw:frame>
        <draw:frame draw:style-name="gr61" draw:text-style-name="P25" draw:layer="layout" svg:width="0.298cm" svg:height="0.31cm" svg:x="3.999cm" svg:y="19.01cm">
          <draw:text-box>
            <text:p text:style-name="P2"><text:span text:style-name="T20">22</text:span></text:p>
          </draw:text-box>
        </draw:frame>
        <draw:frame draw:style-name="gr61" draw:text-style-name="P25" draw:layer="layout" svg:width="0.298cm" svg:height="0.31cm" svg:x="4.76cm" svg:y="19.01cm">
          <draw:text-box>
            <text:p text:style-name="P2"><text:span text:style-name="T20">23</text:span></text:p>
          </draw:text-box>
        </draw:frame>
        <draw:frame draw:style-name="gr59" draw:text-style-name="P25" draw:layer="layout" svg:width="0.296cm" svg:height="0.31cm" svg:x="5.553cm" svg:y="19.01cm">
          <draw:text-box>
            <text:p text:style-name="P2"><text:span text:style-name="T20">24</text:span></text:p>
          </draw:text-box>
        </draw:frame>
        <draw:frame draw:style-name="gr61" draw:text-style-name="P25" draw:layer="layout" svg:width="0.298cm" svg:height="0.31cm" svg:x="6.343cm" svg:y="19.01cm">
          <draw:text-box>
            <text:p text:style-name="P2"><text:span text:style-name="T20">25</text:span></text:p>
          </draw:text-box>
        </draw:frame>
        <draw:frame draw:style-name="gr61" draw:text-style-name="P25" draw:layer="layout" svg:width="0.298cm" svg:height="0.31cm" svg:x="1.6cm" svg:y="19.776cm">
          <draw:text-box>
            <text:p text:style-name="P2"><text:span text:style-name="T20">26</text:span></text:p>
          </draw:text-box>
        </draw:frame>
        <draw:frame draw:style-name="gr61" draw:text-style-name="P25" draw:layer="layout" svg:width="0.298cm" svg:height="0.31cm" svg:x="2.389cm" svg:y="19.776cm">
          <draw:text-box>
            <text:p text:style-name="P2"><text:span text:style-name="T20">27</text:span></text:p>
          </draw:text-box>
        </draw:frame>
        <draw:frame draw:style-name="gr61" draw:text-style-name="P25" draw:layer="layout" svg:width="0.298cm" svg:height="0.31cm" svg:x="3.188cm" svg:y="19.776cm">
          <draw:text-box>
            <text:p text:style-name="P2"><text:span text:style-name="T20">28</text:span></text:p>
          </draw:text-box>
        </draw:frame>
        <draw:frame draw:style-name="gr61" draw:text-style-name="P25" draw:layer="layout" svg:width="0.298cm" svg:height="0.31cm" svg:x="3.971cm" svg:y="19.776cm">
          <draw:text-box>
            <text:p text:style-name="P2"><text:span text:style-name="T20">29</text:span></text:p>
          </draw:text-box>
        </draw:frame>
        <draw:frame draw:style-name="gr61" draw:text-style-name="P25" draw:layer="layout" svg:width="0.298cm" svg:height="0.31cm" svg:x="4.759cm" svg:y="19.776cm">
          <draw:text-box>
            <text:p text:style-name="P2"><text:span text:style-name="T20">30</text:span></text:p>
          </draw:text-box>
        </draw:frame>
        <draw:frame draw:style-name="gr59" draw:text-style-name="P25" draw:layer="layout" svg:width="0.296cm" svg:height="0.31cm" svg:x="4.05cm" svg:y="16.71cm">
          <draw:text-box>
            <text:p text:style-name="P2"><text:span text:style-name="T20">1</text:span></text:p>
          </draw:text-box>
        </draw:frame>
        <draw:frame draw:style-name="gr58" draw:text-style-name="P25" draw:layer="layout" svg:width="0.231cm" svg:height="0.31cm" svg:x="11.494cm" svg:y="16.71cm">
          <draw:text-box>
            <text:p text:style-name="P2"><text:span text:style-name="T20">1</text:span></text:p>
          </draw:text-box>
        </draw:frame>
        <draw:frame draw:style-name="gr58" draw:text-style-name="P25" draw:layer="layout" svg:width="0.231cm" svg:height="0.31cm" svg:x="12.255cm" svg:y="16.71cm">
          <draw:text-box>
            <text:p text:style-name="P2"><text:span text:style-name="T20">2</text:span></text:p>
          </draw:text-box>
        </draw:frame>
        <draw:frame draw:style-name="gr58" draw:text-style-name="P25" draw:layer="layout" svg:width="0.231cm" svg:height="0.31cm" svg:x="7.519cm" svg:y="17.321cm">
          <draw:text-box>
            <text:p text:style-name="P2"><text:span text:style-name="T20">3</text:span></text:p>
          </draw:text-box>
        </draw:frame>
        <draw:frame draw:style-name="gr58" draw:text-style-name="P25" draw:layer="layout" svg:width="0.231cm" svg:height="0.31cm" svg:x="8.308cm" svg:y="17.321cm">
          <draw:text-box>
            <text:p text:style-name="P2"><text:span text:style-name="T20">4</text:span></text:p>
          </draw:text-box>
        </draw:frame>
        <draw:frame draw:style-name="gr58" draw:text-style-name="P25" draw:layer="layout" svg:width="0.231cm" svg:height="0.31cm" svg:x="9.095cm" svg:y="17.321cm">
          <draw:text-box>
            <text:p text:style-name="P2"><text:span text:style-name="T20">5</text:span></text:p>
          </draw:text-box>
        </draw:frame>
        <draw:frame draw:style-name="gr58" draw:text-style-name="P25" draw:layer="layout" svg:width="0.231cm" svg:height="0.31cm" svg:x="9.884cm" svg:y="17.321cm">
          <draw:text-box>
            <text:p text:style-name="P2"><text:span text:style-name="T20">6</text:span></text:p>
          </draw:text-box>
        </draw:frame>
        <draw:frame draw:style-name="gr58" draw:text-style-name="P25" draw:layer="layout" svg:width="0.231cm" svg:height="0.31cm" svg:x="10.684cm" svg:y="17.321cm">
          <draw:text-box>
            <text:p text:style-name="P2"><text:span text:style-name="T20">7</text:span></text:p>
          </draw:text-box>
        </draw:frame>
        <draw:frame draw:style-name="gr58" draw:text-style-name="P25" draw:layer="layout" svg:width="0.231cm" svg:height="0.31cm" svg:x="11.465cm" svg:y="17.321cm">
          <draw:text-box>
            <text:p text:style-name="P2"><text:span text:style-name="T20">8</text:span></text:p>
          </draw:text-box>
        </draw:frame>
        <draw:frame draw:style-name="gr58" draw:text-style-name="P25" draw:layer="layout" svg:width="0.231cm" svg:height="0.31cm" svg:x="12.254cm" svg:y="17.321cm">
          <draw:text-box>
            <text:p text:style-name="P2"><text:span text:style-name="T20">9</text:span></text:p>
          </draw:text-box>
        </draw:frame>
        <draw:frame draw:style-name="gr59" draw:text-style-name="P25" draw:layer="layout" svg:width="0.296cm" svg:height="0.31cm" svg:x="7.473cm" svg:y="17.933cm">
          <draw:text-box>
            <text:p text:style-name="P2"><text:span text:style-name="T20">10</text:span></text:p>
          </draw:text-box>
        </draw:frame>
        <draw:frame draw:style-name="gr59" draw:text-style-name="P25" draw:layer="layout" svg:width="0.296cm" svg:height="0.31cm" svg:x="8.295cm" svg:y="17.933cm">
          <draw:text-box>
            <text:p text:style-name="P2"><text:span text:style-name="T20">11</text:span></text:p>
          </draw:text-box>
        </draw:frame>
        <draw:frame draw:style-name="gr59" draw:text-style-name="P25" draw:layer="layout" svg:width="0.296cm" svg:height="0.31cm" svg:x="9.055cm" svg:y="17.933cm">
          <draw:text-box>
            <text:p text:style-name="P2"><text:span text:style-name="T20">12</text:span></text:p>
          </draw:text-box>
        </draw:frame>
        <draw:frame draw:style-name="gr59" draw:text-style-name="P25" draw:layer="layout" svg:width="0.296cm" svg:height="0.31cm" svg:x="9.849cm" svg:y="17.933cm">
          <draw:text-box>
            <text:p text:style-name="P2"><text:span text:style-name="T20">13</text:span></text:p>
          </draw:text-box>
        </draw:frame>
        <draw:frame draw:style-name="gr59" draw:text-style-name="P25" draw:layer="layout" svg:width="0.296cm" svg:height="0.31cm" svg:x="10.638cm" svg:y="17.933cm">
          <draw:text-box>
            <text:p text:style-name="P2"><text:span text:style-name="T20">14</text:span></text:p>
          </draw:text-box>
        </draw:frame>
        <draw:frame draw:style-name="gr59" draw:text-style-name="P25" draw:layer="layout" svg:width="0.296cm" svg:height="0.31cm" svg:x="11.425cm" svg:y="17.933cm">
          <draw:text-box>
            <text:p text:style-name="P2"><text:span text:style-name="T20">15</text:span></text:p>
          </draw:text-box>
        </draw:frame>
        <draw:frame draw:style-name="gr59" draw:text-style-name="P25" draw:layer="layout" svg:width="0.296cm" svg:height="0.31cm" svg:x="12.215cm" svg:y="17.933cm">
          <draw:text-box>
            <text:p text:style-name="P2"><text:span text:style-name="T20">16</text:span></text:p>
          </draw:text-box>
        </draw:frame>
        <draw:frame draw:style-name="gr59" draw:text-style-name="P25" draw:layer="layout" svg:width="0.296cm" svg:height="0.31cm" svg:x="7.484cm" svg:y="18.544cm">
          <draw:text-box>
            <text:p text:style-name="P2"><text:span text:style-name="T20">17</text:span></text:p>
          </draw:text-box>
        </draw:frame>
        <draw:frame draw:style-name="gr59" draw:text-style-name="P25" draw:layer="layout" svg:width="0.296cm" svg:height="0.31cm" svg:x="8.267cm" svg:y="18.544cm">
          <draw:text-box>
            <text:p text:style-name="P2"><text:span text:style-name="T20">18</text:span></text:p>
          </draw:text-box>
        </draw:frame>
        <draw:frame draw:style-name="gr59" draw:text-style-name="P25" draw:layer="layout" svg:width="0.296cm" svg:height="0.31cm" svg:x="9.055cm" svg:y="18.544cm">
          <draw:text-box>
            <text:p text:style-name="P2"><text:span text:style-name="T20">19</text:span></text:p>
          </draw:text-box>
        </draw:frame>
        <draw:frame draw:style-name="gr60" draw:text-style-name="P25" draw:layer="layout" svg:width="0.307cm" svg:height="0.31cm" svg:x="9.813cm" svg:y="18.544cm">
          <draw:text-box>
            <text:p text:style-name="P2"><text:span text:style-name="T20">20</text:span></text:p>
          </draw:text-box>
        </draw:frame>
        <draw:frame draw:style-name="gr59" draw:text-style-name="P25" draw:layer="layout" svg:width="0.296cm" svg:height="0.31cm" svg:x="10.636cm" svg:y="18.544cm">
          <draw:text-box>
            <text:p text:style-name="P2"><text:span text:style-name="T20">21</text:span></text:p>
          </draw:text-box>
        </draw:frame>
        <draw:frame draw:style-name="gr61" draw:text-style-name="P25" draw:layer="layout" svg:width="0.298cm" svg:height="0.31cm" svg:x="11.397cm" svg:y="18.544cm">
          <draw:text-box>
            <text:p text:style-name="P2"><text:span text:style-name="T20">22</text:span></text:p>
          </draw:text-box>
        </draw:frame>
        <draw:frame draw:style-name="gr59" draw:text-style-name="P25" draw:layer="layout" svg:width="0.296cm" svg:height="0.31cm" svg:x="12.19cm" svg:y="18.544cm">
          <draw:text-box>
            <text:p text:style-name="P2"><text:span text:style-name="T20">23</text:span></text:p>
          </draw:text-box>
        </draw:frame>
        <draw:frame draw:style-name="gr59" draw:text-style-name="P25" draw:layer="layout" svg:width="0.296cm" svg:height="0.31cm" svg:x="7.45cm" svg:y="19.155cm">
          <draw:text-box>
            <text:p text:style-name="P2"><text:span text:style-name="T20">24</text:span></text:p>
          </draw:text-box>
        </draw:frame>
        <draw:frame draw:style-name="gr61" draw:text-style-name="P25" draw:layer="layout" svg:width="0.298cm" svg:height="0.31cm" svg:x="8.237cm" svg:y="19.155cm">
          <draw:text-box>
            <text:p text:style-name="P2"><text:span text:style-name="T20">25</text:span></text:p>
          </draw:text-box>
        </draw:frame>
        <draw:frame draw:style-name="gr61" draw:text-style-name="P25" draw:layer="layout" svg:width="0.298cm" svg:height="0.31cm" svg:x="9.026cm" svg:y="19.155cm">
          <draw:text-box>
            <text:p text:style-name="P2"><text:span text:style-name="T20">26</text:span></text:p>
          </draw:text-box>
        </draw:frame>
        <draw:frame draw:style-name="gr59" draw:text-style-name="P25" draw:layer="layout" svg:width="0.296cm" svg:height="0.31cm" svg:x="9.825cm" svg:y="19.155cm">
          <draw:text-box>
            <text:p text:style-name="P2"><text:span text:style-name="T20">27</text:span></text:p>
          </draw:text-box>
        </draw:frame>
        <draw:frame draw:style-name="gr61" draw:text-style-name="P25" draw:layer="layout" svg:width="0.298cm" svg:height="0.31cm" svg:x="10.607cm" svg:y="19.155cm">
          <draw:text-box>
            <text:p text:style-name="P2"><text:span text:style-name="T20">28</text:span></text:p>
          </draw:text-box>
        </draw:frame>
        <draw:frame draw:style-name="gr61" draw:text-style-name="P25" draw:layer="layout" svg:width="0.298cm" svg:height="0.31cm" svg:x="11.396cm" svg:y="19.155cm">
          <draw:text-box>
            <text:p text:style-name="P2"><text:span text:style-name="T20">29</text:span></text:p>
          </draw:text-box>
        </draw:frame>
        <draw:frame draw:style-name="gr61" draw:text-style-name="P25" draw:layer="layout" svg:width="0.298cm" svg:height="0.31cm" svg:x="12.187cm" svg:y="19.155cm">
          <draw:text-box>
            <text:p text:style-name="P2"><text:span text:style-name="T20">30</text:span></text:p>
          </draw:text-box>
        </draw:frame>
        <draw:frame draw:style-name="gr59" draw:text-style-name="P25" draw:layer="layout" svg:width="0.296cm" svg:height="0.31cm" svg:x="7.479cm" svg:y="19.787cm">
          <draw:text-box>
            <text:p text:style-name="P2"><text:span text:style-name="T20">31</text:span></text:p>
          </draw:text-box>
        </draw:frame>
        <draw:g>
          <draw:line draw:style-name="gr74" draw:text-style-name="P1" draw:layer="layout" svg:x1="11.25cm" svg:y1="16.031cm" svg:x2="11.25cm" svg:y2="20.036cm">
            <text:p/>
          </draw:line>
          <draw:line draw:style-name="gr74" draw:text-style-name="P1" draw:layer="layout" svg:x1="12.633cm" svg:y1="16.031cm" svg:x2="12.633cm" svg:y2="20.036cm">
            <text:p/>
          </draw:line>
        </draw:g>
        <draw:g>
          <draw:line draw:style-name="gr74" draw:text-style-name="P1" draw:layer="layout" svg:x1="11.251cm" svg:y1="9.37cm" svg:x2="11.251cm" svg:y2="13.375cm">
            <text:p/>
          </draw:line>
          <draw:line draw:style-name="gr74" draw:text-style-name="P1" draw:layer="layout" svg:x1="12.634cm" svg:y1="9.37cm" svg:x2="12.634cm" svg:y2="13.375cm">
            <text:p/>
          </draw:line>
        </draw:g>
        <draw:g>
          <draw:line draw:style-name="gr74" draw:text-style-name="P1" draw:layer="layout" svg:x1="11.251cm" svg:y1="3.01cm" svg:x2="11.251cm" svg:y2="7.015cm">
            <text:p/>
          </draw:line>
          <draw:line draw:style-name="gr74" draw:text-style-name="P1" draw:layer="layout" svg:x1="12.634cm" svg:y1="3.01cm" svg:x2="12.634cm" svg:y2="7.015cm">
            <text:p/>
          </draw:line>
        </draw:g>
        <draw:g>
          <draw:line draw:style-name="gr74" draw:text-style-name="P1" draw:layer="layout" svg:x1="5.37cm" svg:y1="3.011cm" svg:x2="5.37cm" svg:y2="7.016cm">
            <text:p/>
          </draw:line>
          <draw:line draw:style-name="gr74" draw:text-style-name="P1" draw:layer="layout" svg:x1="6.753cm" svg:y1="3.011cm" svg:x2="6.753cm" svg:y2="7.016cm">
            <text:p/>
          </draw:line>
        </draw:g>
        <draw:g>
          <draw:line draw:style-name="gr74" draw:text-style-name="P1" draw:layer="layout" svg:x1="5.38cm" svg:y1="9.37cm" svg:x2="5.38cm" svg:y2="13.375cm">
            <text:p/>
          </draw:line>
          <draw:line draw:style-name="gr74" draw:text-style-name="P1" draw:layer="layout" svg:x1="6.763cm" svg:y1="9.37cm" svg:x2="6.763cm" svg:y2="13.375cm">
            <text:p/>
          </draw:line>
        </draw:g>
        <draw:g>
          <draw:line draw:style-name="gr74" draw:text-style-name="P1" draw:layer="layout" svg:x1="5.381cm" svg:y1="16.01cm" svg:x2="5.381cm" svg:y2="20.015cm">
            <text:p/>
          </draw:line>
          <draw:line draw:style-name="gr74" draw:text-style-name="P1" draw:layer="layout" svg:x1="6.764cm" svg:y1="16.01cm" svg:x2="6.764cm" svg:y2="20.015cm">
            <text:p/>
          </draw:line>
        </draw:g>
        <draw:frame draw:style-name="gr17" draw:text-style-name="P11" draw:layer="layout" svg:width="1.266cm" svg:height="0.538cm" svg:x="25.5cm" svg:y="0.7cm">
          <draw:text-box>
            <text:p text:style-name="P2"><text:span text:style-name="T7">2022</text:span></text:p>
          </draw:text-box>
        </draw:frame>
      </draw:page>
      <draw:page draw:name="page8" draw:style-name="dp1" draw:master-page-name="master-page79">
        <draw:frame draw:style-name="gr84" draw:text-style-name="P27" draw:layer="layout" svg:width="4.472cm" svg:height="0.533cm" svg:x="18.69cm" svg:y="4.562cm">
          <draw:text-box>
            <text:p text:style-name="P2"><text:span text:style-name="T22">DATOS PERSONALES</text:span></text:p>
          </draw:text-box>
        </draw:frame>
        <draw:path draw:style-name="gr85" draw:text-style-name="P28" draw:layer="layout" svg:width="6.817cm" svg:height="11.258cm" svg:x="17.423cm" svg:y="6.227cm" svg:viewBox="0 0 6818 11259" svg:d="M0 0h6818M0 865h6818M0 1732h6818M0 2598h6818M0 3463h6818M0 4330h6818M0 5196h6818M0 6061h6818M0 6928h6818M0 7793h6818M0 8659h6818M0 9526h6818M0 10392h6818M0 11259h6818">
          <text:p/>
        </draw:path>
        <draw:polygon draw:style-name="gr82" draw:text-style-name="P29" draw:layer="layout" svg:width="9.124cm" svg:height="5.76cm" svg:x="16.419cm" svg:y="12.052cm" svg:viewBox="0 0 9125 5761" draw:points="0,0 9125,0 9125,5761 0,5761">
          <text:p/>
        </draw:polygon>
        <draw:g>
          <draw:path draw:style-name="gr86" draw:text-style-name="P30" draw:layer="layout" svg:width="0.752cm" svg:height="1.704cm" svg:x="19.77cm" svg:y="16.905cm" svg:viewBox="0 0 753 1705" svg:d="M748 1694c-38-10-72-23-107-40 0-2 0-3-1-3l-1-1c-2-66-49-136-91-179-7-7-18-3-18 8 6 53 26 106 60 146-57-35-109-79-156-131 1-2 1-4 1-6 1-44-5-90-19-131-10-31-24-71-51-87-6-3-13 1-13 9-1 52 8 105 31 152-8-10-16-21-23-33-48-68-90-143-125-220 0-1 0-2 0-5 0-1 0-3-1-4 1-1 4-1 4-4 44-70 38-177 18-256-3-9-14-10-18-3-40 65-40 140-28 212-23-60-42-123-53-188-5-27-8-54-9-80 1 0 3 0 4-1 64-44 101-140 111-218 1-10-9-19-17-10-46 47-80 104-101 168 2-102 23-198 59-291 1 1 4 3 6 3 75-4 148-77 186-143 4-9-4-20-12-17-55 20-105 49-150 89 42-87 94-168 153-244h1c37-20 81-37 111-69 26-27 39-67 54-103 4-11-9-17-18-12 0 0-1 0-2 0-33 4-63 18-88 44-27 29-40 68-60 103-44 53-86 113-122 177 10-90 24-186 2-274-2-11-14-11-18-3-60 91-66 220-4 312-40 74-70 153-90 235-2-34-4-69-8-103-2-23 3-68-16-85-3-3-8-4-12-2-68 47-39 219 20 259 0 1 1 1 2 1-10 63-14 126-8 190 0 1 0 3 0 3 2 23 5 44 8 68 3 15 6 31 10 46-16-28-36-58-54-84-22-30-48-53-82-64-7-2-14 5-13 14 17 87 77 163 156 187 2 0 4 0 6-1 24 87 59 170 101 249-17-16-35-29-54-42-26-15-63-40-93-30-6 2-10 9-8 15 26 87 108 144 191 119 18 30 38 59 58 88 31 43 65 87 105 125-49-28-110-34-160-29-8 2-14 12-7 20 54 59 139 83 211 52 1-1 2-1 3-2 70 58 149 101 238 115 5 2 9-9 1-11zM456 68c-2 2-2 5-3 8-4 3-7 6-10 9 4-6 8-12 13-17z">
            <text:p/>
          </draw:path>
          <draw:path draw:style-name="gr86" draw:text-style-name="P30" draw:layer="layout" svg:width="0.573cm" svg:height="0.81cm" svg:x="20.329cm" svg:y="17.319cm" svg:viewBox="0 0 574 811" svg:d="M79 482v3c-6 63-9 126-23 189-3 19-8 39-15 56 1-7 4-16 7-24 6-34 12-68 16-101 10-85 16-167 16-251 0 42 2 87-1 128zM469 150c8-9 18-16 25-25 7-7 8-15 15-22 15-14 75-25 64-60-5-13-22-33-36-28-8 3-5 6-11 11-21 19-43 35-62 57-44 46-82 99-120 151-44 63-92 126-126 197-22 48-53 91-76 140 0-2 2-22-1-20-2 2-3 5-3 8 6-59 21-121 17-184l-4-110-4-61c0 1 1 1 1 1-1-7-1-12-1-18 0-1 0-2 0-4 0 0 0 2 0 3 0-3 0-3 0-4v-13c-3-41-4-74-4-74 0 0 1 23 1 50-1-32-5-66-9-99 0 4 1 8 3 6 4 0-3-41-5-39-1 1-2 4-2 4-3-10-3-19-17-17-17 1-35 14-49 25-11 8-27 21-30 36-1 9 3 14 3 21 0 5-3 13-2 20 1 11 3 21 4 30 2 19 6 37 8 56 0 7 9 110 8 113 1-1 1-3 3-4 0 9 0 18 1 27-3 0-1-7-4-7-8 2-2 91 0 102 0 19 0 38-2 59 0 8-2 17-1 26 0 1 1 20 3 12 0 3 0 5 0 7 0-1-2-2-2-3-1 1 0 24 0 24-1 9-4 15-6 25-8 26-10 56-14 84-4 30-9 60-18 89-4 12-16 32-16 44-1 41 75 24 88 4 22-32 28-77 45-114 24-52 52-100 79-152 5-9 8-22 13-33 7-18 21-37 32-53 50-80 100-156 158-230 17-21 36-39 54-58z">
            <text:p/>
          </draw:path>
          <draw:path draw:style-name="gr86" draw:text-style-name="P30" draw:layer="layout" svg:width="0.856cm" svg:height="0.525cm" svg:x="20.647cm" svg:y="17.59cm" svg:viewBox="0 0 857 526" svg:d="M722 144c-6 28-11 63-25 88-4 9-1 6-10 8-5 2-16 0-22-1-9-1-21-3-28-9-12-12-10-30-9-47 1-16 6-33 12-48 2-5 18-36 16-42 0-3-11 15-12 15 6-10 12-16 15-22-1 0 0-2 1-4v1l2-2v-1c13-19 46-62 64-33 12 26 0 74-4 97zM549 411h-1c-73 12 12-157 14-167l-5 9c12-29 24-52 31-60 9 48 56 66 95 72-25 56-72 134-134 146zM196 303c-1 3-3 6-3 8 0-5 0-9 5-11zM194 321c-4 7-4 19-4 30 0-12 0-24 3-36 0 0 3 4 1 6zM227 208c0 2-1 3-1 4-1 0-1 0-2-1 1-2 3-5 4-7 0 1-1 3-1 4zM60 329l-2 6 2-8c1-1 1-1 0 1zM269 252l-12 46c4-16 8-31 12-46zM273 236v4c-1 1-1 1-1 2 0-2 0-4 1-6zM853 216c0 0 1 2 0 0-4-7-10-3-17 0-26 6-51 13-78 17 10-34 20-71 23-107 2-14 3-28 0-42-2-8-5-17-9-24 0 0-11-16-8-8v-1l-4-7 4 3c0-5-15-16-15-16-22-24-52-41-81-24-19 11-34 31-46 50-4 7-9 15-12 22-3 9-10 33-15 37-3 5-17 5-23 9-9 4-17 9-24 14-17 11-30 29-42 46-7 11-15 24-21 37-18 18-40 55-45 62-14 19-29 39-43 58-8 11-15 22-24 31-2 1-18 25-17 25 2-1 5-3 8-5-15 17-35 33-54 48-12 10-35 31-50 19-7-4-9-14-11-20-6-30-2-66 3-96 10-65 29-128 54-189 11-28 22-56 42-78 2-1 6 2 7 2 1-2-6-4-7-3-9 5-15 17-22 28-15 27-27 59-37 90 7-24 17-49 26-73 7-13 14-32 26-42 30-27 17 59 15 71 0-1 2-21 2-21-2 0-14 49-14 49l4-3c-4 7-12 13-1 22 13 10 41-8 47-22 6-13 8-34 9-48 1-25-4-39-13-59-8-21-17-33-40-37-20-3-37 7-52 19-21 17-38 39-52 64-4 7-36 78-35 79l3-5c-4 11-7 21-10 32-2 0 1-10 0-10-3 0-8 16-14 30-14 21-30 47-28 50 2 0 4 0 5-2-12 16-34 35-51 49-10 9-34 33-47 25-30-16 31-132 28-132-3-1-25 52-29 65 10-34 24-67 41-97-1 3-4 7-2 7 2 2 15-18 12-20 0 0-2 0-3 0 3-3 7-4 7-10 0-9-20-19-27-22-17-8-34-10-46 0-18 12-22 35-29 55-1 5-18 74-14 76 1-2 1-3 2-5l-2 18c-1 0 0-5-1-5-8 0-6 35-5 40 4 17 16 29 25 44 6 9 11 17 18 23 11 9 4 0 11 3h-1c-1 6 32 16 39 16 31-9 53-50 71-76 2-4 4-7 7-10-2 22-5 44-5 67 0 12 0 26 1 38 0 4 8 25 8 19l4 16c-1-1-4-10-4-10-5 5 19 42 24 48 7 10 17 13 29 15 34 5 68-18 94-40 44-42 86-91 119-143 2-4 5-8 8-12 0 46 27 94 65 113 17 10 36 13 54 12 18-3 36-14 50-25 12-11 41-30 47-46 0-1-2 0-5 2l26-32c1 1-7 10-7 10 7 3 38-49 42-52 6-11 13-24 19-35 6-9 5-8 14-12-1 1 10-3 12-3 9-1 112-9 87-46z">
            <text:p/>
          </draw:path>
          <draw:path draw:style-name="gr86" draw:text-style-name="P30" draw:layer="layout" svg:width="0.115cm" svg:height="0.186cm" svg:x="20.716cm" svg:y="17.514cm" svg:viewBox="0 0 116 187" svg:d="M10 137h-2c2 0 2 0 2-1 0 1 0 1 0 1zM69 119c2-4 7-7 10-11 4-8 4-16 8-22 5-4 11-7 14-11 8-8 17-22 14-34-3-13-13-27-22-35-11-6-27-9-40-3-2 1-13 3-9 8 1 2 1 2 4 2-9 7-22 18-3 25-2 4 0 12 0 13-1 6-14 41-22 60l11-19c-6 16-12 29-21 40 6-12-6 2-6 5-9-5-7 26-6 29l6 10c1 3-1 6 5 10 7 3 10-1 15-3 11-4 18-17 26-25 3-2-2-1-2-1 12-12 2 2 12-5 11-8 12-21 22-31-11 4-19 11-26 21-9 12-15 19-25 25 11-8 16-17 25-33 2-3 5-5 9-7-3-3-3-6 1-8z">
            <text:p/>
          </draw:path>
          <draw:path draw:style-name="gr86" draw:text-style-name="P30" draw:layer="layout" svg:width="0.752cm" svg:height="1.705cm" svg:x="21.217cm" svg:y="16.905cm" svg:viewBox="0 0 753 1706" svg:d="M7 1706c88-14 168-56 238-115 1 1 1 2 1 2 74 31 158 7 212-52 7-8 2-18-6-19-50-5-112 1-160 27 38-38 73-80 105-125 20-29 39-58 57-87 83 24 165-31 191-119 2-7-2-13-7-15-31-11-67 14-93 30-19 13-37 26-55 42 42-79 77-162 102-249 1 1 3 1 5 1 79-25 139-100 156-187 1-8-5-16-13-13-34 9-60 33-81 64-19 25-38 55-55 83 4-15 7-31 10-46 4-23 7-45 9-68 0-1 0-1 0-3 4-63 2-127-9-190 1 0 1 0 2 0 58-41 89-213 20-259-4-3-9-2-11 1-19 17-15 62-17 85-4 34-6 69-8 103-20-82-52-161-89-235 61-91 55-221-4-312-5-8-17-8-20 2-20 88-7 184 3 274-36-64-77-123-122-177-20-35-32-74-60-103-24-26-54-40-89-44 0 0-1 0-3 0-7-5-19 1-16 12 14 36 29 76 54 103 30 32 73 49 111 69 59 76 113 157 154 244-45-40-96-69-151-89-9-3-15 8-11 17 38 66 111 139 186 143 3 0 4-2 5-3 36 93 59 189 60 291-21-64-56-121-101-168-7-9-18 0-17 10 10 78 46 174 111 218 2 1 3 1 5 1-2 26-6 53-11 80-11 64-30 127-52 188 13-73 12-147-28-212-4-7-15-6-18 3-19 79-27 186 18 256 1 3 1 3 3 4-1 1-1 3-1 4-1 3 0 4 0 5-33 78-77 152-124 220-7 12-15 23-22 33 20-47 31-100 31-152 0-8-8-12-14-9-27 16-40 56-51 87-14 41-20 87-19 131 0 2 1 4 1 6-47 52-99 96-155 131 33-40 52-93 59-146 1-11-12-15-18-8-42 43-89 113-90 179l-1 1c-1 0-2 1-2 3-34 17-71 30-108 40-7 2-4 13 3 12zM309 84c-3-2-6-5-9-9-2-2-2-5-4-7 5 5 9 11 13 16z">
            <text:p/>
          </draw:path>
        </draw:g>
        <draw:polygon draw:style-name="gr82" draw:text-style-name="P31" draw:layer="layout" svg:width="1.506cm" svg:height="1.058cm" svg:x="17.374cm" svg:y="8.126cm" svg:viewBox="0 0 1507 1059" draw:points="0,0 1507,0 1507,1059 0,1059">
          <text:p/>
        </draw:polygon>
        <draw:polygon draw:style-name="gr82" draw:text-style-name="P31" draw:layer="layout" svg:width="2.367cm" svg:height="1.057cm" svg:x="17.315cm" svg:y="9.829cm" svg:viewBox="0 0 2368 1058" draw:points="0,0 2368,0 2368,1058 0,1058">
          <text:p/>
        </draw:polygon>
        <draw:frame draw:style-name="gr87" draw:text-style-name="P27" draw:layer="layout" svg:width="1.842cm" svg:height="0.533cm" svg:x="17.385cm" svg:y="8.386cm">
          <draw:text-box>
            <text:p text:style-name="P2"><text:span text:style-name="T23">Email: </text:span></text:p>
          </draw:text-box>
        </draw:frame>
        <draw:frame draw:style-name="gr88" draw:text-style-name="P27" draw:layer="layout" svg:width="2.796cm" svg:height="0.533cm" svg:x="17.389cm" svg:y="10.094cm">
          <draw:text-box>
            <text:p text:style-name="P2"><text:span text:style-name="T22">Telefono: </text:span></text:p>
          </draw:text-box>
        </draw:frame>
        <draw:frame draw:style-name="gr89" draw:text-style-name="P27" draw:layer="layout" svg:width="0.514cm" svg:height="0.533cm" svg:x="18.276cm" svg:y="10.111cm">
          <draw:text-box>
            <text:p text:style-name="P2"><text:span text:style-name="T22">´ </text:span></text:p>
          </draw:text-box>
        </draw:frame>
        <draw:polygon draw:style-name="gr82" draw:text-style-name="P31" draw:layer="layout" svg:width="1.716cm" svg:height="1.058cm" svg:x="17.425cm" svg:y="5.522cm" svg:viewBox="0 0 1717 1059" draw:points="0,0 1717,0 1717,1059 0,1059">
          <text:p/>
        </draw:polygon>
        <draw:frame draw:style-name="gr90" draw:text-style-name="P27" draw:layer="layout" svg:width="2.068cm" svg:height="0.533cm" svg:x="17.436cm" svg:y="5.782cm">
          <draw:text-box>
            <text:p text:style-name="P2"><text:span text:style-name="T23">Nombre: </text:span></text:p>
          </draw:text-box>
        </draw:frame>
        <draw:g>
          <draw:path draw:style-name="gr29" draw:text-style-name="P12" draw:layer="layout" svg:width="13.252cm" svg:height="11.258cm" svg:x="0.701cm" svg:y="2.658cm" svg:viewBox="0 0 13253 11259" svg:d="M0 0h13253M0 865h13253M0 1732h13253M0 2597h13253M0 3464h13253M0 4331h13253M0 5196h13253M0 6062h13253M0 6928h13253M0 7794h13253M0 8661h13253M0 9526h13253M0 10392h13253M0 11259h13253">
            <text:p/>
          </draw:path>
          <draw:path draw:style-name="gr31" draw:text-style-name="P23" draw:layer="layout" svg:width="13.254cm" svg:height="13.535cm" svg:x="0.701cm" svg:y="1.261cm" svg:viewBox="0 0 13255 13536" svg:d="M0 0h13251M5 699h13250M0 13536h13251">
            <text:p/>
          </draw:path>
        </draw:g>
        <draw:frame draw:style-name="gr10" draw:text-style-name="P3" draw:layer="layout" svg:width="2.869cm" svg:height="0.398cm" svg:x="1.366cm" svg:y="1.371cm">
          <draw:text-box>
            <text:p text:style-name="P2"><text:span text:style-name="T1"><text:s text:c="30"/></text:span></text:p>
          </draw:text-box>
        </draw:frame>
        <draw:path draw:style-name="gr30" draw:text-style-name="P13" draw:layer="layout" svg:width="0.357cm" svg:height="11.561cm" svg:x="1.001cm" svg:y="2.119cm" svg:viewBox="0 0 358 11562" svg:d="M86 219c42 0 76-22 76-58 0-28-24-47-51-55 25-7 48-23 48-51 0-38-38-55-73-55s-73 17-73 55c0 28 23 44 47 51-26 8-50 27-50 55 0 37 34 58 76 58zM86 95c-13-2-46-11-46-36 0-22 20-35 46-35 25 0 46 13 46 35 0 25-33 34-46 36zM86 195c-27 0-50-13-50-36 0-28 37-40 50-41 13 1 49 13 49 41 0 23-23 36-49 36zM79 1092c59 0 86-52 86-109 0-58-23-110-82-110-46 0-74 33-74 69 0 45 31 68 70 68 27 0 50-18 59-33 1 3 1 6 1 9 0 40-17 82-60 82-22 0-35-8-46-21l-13 20c13 15 32 25 59 25zM85 987c-28 0-49-14-49-46 0-20 16-44 48-44 37 0 51 32 53 59-11 18-31 31-52 31zM76 1961v-212h-23l-53 55 16 16 34-36v177zM197 1965c58 0 81-58 81-110 0-51-23-109-81-109-59 0-81 58-81 109 0 52 22 110 81 110zM197 1941c-41 0-54-43-54-86 0-42 13-85 54-85 40 0 54 43 54 85 0 43-14 86-54 86zM76 2834v-212h-23l-53 55 16 16 34-36v177zM182 2834v-212h-23l-53 55 16 16 34-36v177zM76 3707v-212h-23l-53 55 16 16 34-36v177zM262 3707v-24h-104c59-46 103-86 103-129 0-42-36-62-71-62-30 0-58 12-74 33l16 17c13-16 33-26 58-26 22 0 44 11 44 38 0 37-41 72-118 132v21zM76 4580v-212h-23l-53 55 16 16 34-36v177zM184 4584c47 0 75-26 75-61 0-34-30-51-49-52 20-4 46-19 46-50 0-35-31-56-72-56-33 0-57 14-73 33l15 16c16-17 33-25 56-25 26 0 47 12 47 36s-22 34-49 34c-8 0-18 0-22 0v24c3 0 13 0 22 0 31 0 53 11 53 38 0 24-19 39-50 39-25 0-46-11-59-28l-15 17c13 19 39 35 75 35zM76 5453v-212h-23l-53 55 16 16 34-36v177zM237 5453v-54h30v-23h-30v-135h-37l-90 136v22h100v54zM210 5376h-74l74-110zM76 6325v-212h-23l-53 55 16 16 34-36v177zM195 6329c43 0 75-27 75-70 0-44-32-68-67-68-21 0-39 9-50 19v-73h104v-24h-130v114l19 7c15-14 31-20 49-20 29 0 49 18 49 46 0 26-20 45-49 45-26 0-44-10-58-28l-17 18c16 21 39 34 75 34zM76 7199v-212h-23l-53 55 16 16 34-36v177zM197 7203c47 0 75-32 75-69 0-45-31-68-70-68-27 0-51 18-60 33 0-3 0-5 0-8 0-42 19-83 60-83 22 0 34 8 45 21l14-20c-13-14-32-25-59-25-60 0-86 52-86 110 0 57 22 109 81 109zM196 7179c-37 0-51-32-53-58 12-19 32-32 53-32 27 0 49 15 49 46 0 20-16 44-49 44zM76 8071v-212h-23l-53 55 16 16 34-36v177zM167 8071l87-194v-18h-145v24h114l-85 188zM76 8944v-212h-23l-53 55 16 16 34-36v177zM192 8948c42 0 76-22 76-58 0-28-24-47-51-55 25-7 48-23 48-51 0-38-38-55-73-55s-73 17-73 55c0 28 23 44 47 51-26 8-50 27-50 55 0 37 34 58 76 58zM192 8824c-13-2-46-11-46-36 0-22 20-35 46-35 25 0 46 13 46 35 0 25-33 34-46 36zM192 8924c-27 0-50-13-50-36 0-28 37-40 50-41 13 1 49 13 49 41 0 23-23 36-49 36zM76 9817v-212h-23l-53 55 16 16 34-36v177zM185 9820c59 0 86-52 86-109 0-58-23-110-82-110-46 0-74 33-74 69 0 45 31 68 70 68 27 0 50-18 59-33 1 3 1 6 1 9 0 40-17 82-60 82-22 0-35-8-46-21l-13 20c13 15 32 25 59 25zM191 9715c-28 0-49-14-49-46 0-20 16-44 48-44 37 0 51 32 53 59-11 18-31 31-52 31zM156 10690v-24h-104c59-46 103-86 103-129 0-42-36-62-71-62-30 0-58 12-74 33l16 17c13-16 33-26 58-26 22 0 44 11 44 38 0 37-41 72-118 132v21zM277 10694c58 0 81-58 81-110 0-51-23-109-81-109-59 0-81 58-81 109 0 52 22 110 81 110zM277 10670c-41 0-54-43-54-86 0-42 13-85 54-85 40 0 54 43 54 85 0 43-14 86-54 86zM156 11562v-24h-104c59-46 103-86 103-129 0-42-36-62-71-62-30 0-58 12-74 33l16 17c13-16 33-26 58-26 22 0 44 11 44 38 0 37-41 72-118 132v21zM262 11562v-212h-23l-53 55 16 16 34-36v177z">
          <text:p/>
        </draw:path>
        <draw:frame draw:style-name="gr18" draw:text-style-name="P4" draw:layer="layout" svg:width="1.894cm" svg:height="0.533cm" svg:x="2.254cm" svg:y="1.406cm">
          <draw:text-box>
            <text:p text:style-name="P2"><text:span text:style-name="T2">Miércoles</text:span></text:p>
          </draw:text-box>
        </draw:frame>
        <draw:frame draw:style-name="gr19" draw:text-style-name="P4" draw:layer="layout" svg:width="0.397cm" svg:height="0.533cm" svg:x="11.253cm" svg:y="1.406cm">
          <draw:text-box>
            <text:p text:style-name="P2"><text:span text:style-name="T3">12</text:span></text:p>
          </draw:text-box>
        </draw:frame>
        <draw:frame draw:style-name="gr11" draw:text-style-name="P4" draw:layer="layout" svg:width="1.391cm" svg:height="0.533cm" svg:x="1.468cm" svg:y="0.696cm">
          <draw:text-box>
            <text:p text:style-name="P2"><text:span text:style-name="T3">ENERO</text:span></text:p>
          </draw:text-box>
        </draw:frame>
        <draw:g>
          <draw:path draw:style-name="gr8" draw:text-style-name="P7" draw:layer="layout" svg:width="0.034cm" svg:height="0.034cm" svg:x="1.496cm" svg:y="16.064cm" svg:viewBox="0 0 35 35" svg:d="M17 0c-23 0-23 35 0 35s23-35 0-35z">
            <text:p/>
          </draw:path>
          <draw:path draw:style-name="gr8" draw:text-style-name="P7" draw:layer="layout" svg:width="0.034cm" svg:height="0.034cm" svg:x="1.496cm" svg:y="16.566cm" svg:viewBox="0 0 35 35" svg:d="M17 0c-23 0-23 35 0 35s23-35 0-35z">
            <text:p/>
          </draw:path>
          <draw:path draw:style-name="gr8" draw:text-style-name="P7" draw:layer="layout" svg:width="0.034cm" svg:height="0.034cm" svg:x="1.496cm" svg:y="17.068cm" svg:viewBox="0 0 35 35" svg:d="M17 0c-23 0-23 35 0 35s23-35 0-35z">
            <text:p/>
          </draw:path>
          <draw:path draw:style-name="gr8" draw:text-style-name="P7" draw:layer="layout" svg:width="0.034cm" svg:height="0.034cm" svg:x="1.496cm" svg:y="17.57cm" svg:viewBox="0 0 35 35" svg:d="M17 0c-23 0-23 35 0 35s23-35 0-35z">
            <text:p/>
          </draw:path>
          <draw:path draw:style-name="gr8" draw:text-style-name="P7" draw:layer="layout" svg:width="0.034cm" svg:height="0.034cm" svg:x="1.496cm" svg:y="18.072cm" svg:viewBox="0 0 35 35" svg:d="M17 0c-23 0-23 35 0 35s23-35 0-35z">
            <text:p/>
          </draw:path>
          <draw:path draw:style-name="gr8" draw:text-style-name="P7" draw:layer="layout" svg:width="0.034cm" svg:height="0.035cm" svg:x="1.496cm" svg:y="18.574cm" svg:viewBox="0 0 35 36" svg:d="M17 0c-23 0-23 36 0 36s23-36 0-36z">
            <text:p/>
          </draw:path>
          <draw:path draw:style-name="gr8" draw:text-style-name="P7" draw:layer="layout" svg:width="0.034cm" svg:height="0.034cm" svg:x="1.496cm" svg:y="19.077cm" svg:viewBox="0 0 35 35" svg:d="M17 0c-23 0-23 35 0 35s23-35 0-35z">
            <text:p/>
          </draw:path>
          <draw:path draw:style-name="gr8" draw:text-style-name="P7" draw:layer="layout" svg:width="0.034cm" svg:height="0.034cm" svg:x="1.496cm" svg:y="19.579cm" svg:viewBox="0 0 35 35" svg:d="M17 0c-23 0-23 35 0 35s23-35 0-35z">
            <text:p/>
          </draw:path>
          <draw:path draw:style-name="gr8" draw:text-style-name="P7" draw:layer="layout" svg:width="0.034cm" svg:height="0.034cm" svg:x="1.496cm" svg:y="20.081cm" svg:viewBox="0 0 35 35" svg:d="M17 0c-23 0-23 35 0 35s23-35 0-35z">
            <text:p/>
          </draw:path>
          <draw:path draw:style-name="gr8" draw:text-style-name="P7" draw:layer="layout" svg:width="0.034cm" svg:height="0.034cm" svg:x="1.496cm" svg:y="20.583cm" svg:viewBox="0 0 35 35" svg:d="M17 0c-23 0-23 35 0 35s23-35 0-35z">
            <text:p/>
          </draw:path>
          <draw:path draw:style-name="gr8" draw:text-style-name="P7" draw:layer="layout" svg:width="0.033cm" svg:height="0.034cm" svg:x="1.995cm" svg:y="16.064cm" svg:viewBox="0 0 34 35" svg:d="M17 0c-23 0-23 35 0 35 22 0 22-35 0-35z">
            <text:p/>
          </draw:path>
          <draw:path draw:style-name="gr8" draw:text-style-name="P7" draw:layer="layout" svg:width="0.033cm" svg:height="0.034cm" svg:x="1.995cm" svg:y="16.566cm" svg:viewBox="0 0 34 35" svg:d="M17 0c-23 0-23 35 0 35 22 0 22-35 0-35z">
            <text:p/>
          </draw:path>
          <draw:path draw:style-name="gr8" draw:text-style-name="P7" draw:layer="layout" svg:width="0.033cm" svg:height="0.034cm" svg:x="1.995cm" svg:y="17.068cm" svg:viewBox="0 0 34 35" svg:d="M17 0c-23 0-23 35 0 35 22 0 22-35 0-35z">
            <text:p/>
          </draw:path>
          <draw:path draw:style-name="gr8" draw:text-style-name="P7" draw:layer="layout" svg:width="0.033cm" svg:height="0.034cm" svg:x="1.995cm" svg:y="17.57cm" svg:viewBox="0 0 34 35" svg:d="M17 0c-23 0-23 35 0 35 22 0 22-35 0-35z">
            <text:p/>
          </draw:path>
          <draw:path draw:style-name="gr8" draw:text-style-name="P7" draw:layer="layout" svg:width="0.033cm" svg:height="0.034cm" svg:x="1.995cm" svg:y="18.072cm" svg:viewBox="0 0 34 35" svg:d="M17 0c-23 0-23 35 0 35 22 0 22-35 0-35z">
            <text:p/>
          </draw:path>
          <draw:path draw:style-name="gr8" draw:text-style-name="P7" draw:layer="layout" svg:width="0.033cm" svg:height="0.035cm" svg:x="1.995cm" svg:y="18.574cm" svg:viewBox="0 0 34 36" svg:d="M17 0c-23 0-23 36 0 36 22 0 22-36 0-36z">
            <text:p/>
          </draw:path>
          <draw:path draw:style-name="gr8" draw:text-style-name="P7" draw:layer="layout" svg:width="0.033cm" svg:height="0.034cm" svg:x="1.995cm" svg:y="19.077cm" svg:viewBox="0 0 34 35" svg:d="M17 0c-23 0-23 35 0 35 22 0 22-35 0-35z">
            <text:p/>
          </draw:path>
          <draw:path draw:style-name="gr8" draw:text-style-name="P7" draw:layer="layout" svg:width="0.033cm" svg:height="0.034cm" svg:x="1.995cm" svg:y="19.579cm" svg:viewBox="0 0 34 35" svg:d="M17 0c-23 0-23 35 0 35 22 0 22-35 0-35z">
            <text:p/>
          </draw:path>
          <draw:path draw:style-name="gr8" draw:text-style-name="P7" draw:layer="layout" svg:width="0.033cm" svg:height="0.034cm" svg:x="1.995cm" svg:y="20.081cm" svg:viewBox="0 0 34 35" svg:d="M17 0c-23 0-23 35 0 35 22 0 22-35 0-35z">
            <text:p/>
          </draw:path>
          <draw:path draw:style-name="gr8" draw:text-style-name="P7" draw:layer="layout" svg:width="0.033cm" svg:height="0.034cm" svg:x="1.995cm" svg:y="20.583cm" svg:viewBox="0 0 34 35" svg:d="M17 0c-23 0-23 35 0 35 22 0 22-35 0-35z">
            <text:p/>
          </draw:path>
          <draw:path draw:style-name="gr8" draw:text-style-name="P7" draw:layer="layout" svg:width="0.033cm" svg:height="0.035cm" svg:x="2.494cm" svg:y="15.561cm" svg:viewBox="0 0 34 36" svg:d="M17 0c-23 0-23 36 0 36 22 0 23-36 0-36z">
            <text:p/>
          </draw:path>
          <draw:path draw:style-name="gr8" draw:text-style-name="P7" draw:layer="layout" svg:width="0.033cm" svg:height="0.034cm" svg:x="2.494cm" svg:y="16.064cm" svg:viewBox="0 0 34 35" svg:d="M17 0c-23 0-23 35 0 35 22 0 23-35 0-35z">
            <text:p/>
          </draw:path>
          <draw:path draw:style-name="gr8" draw:text-style-name="P7" draw:layer="layout" svg:width="0.033cm" svg:height="0.034cm" svg:x="2.494cm" svg:y="16.566cm" svg:viewBox="0 0 34 35" svg:d="M17 0c-23 0-23 35 0 35 22 0 23-35 0-35z">
            <text:p/>
          </draw:path>
          <draw:path draw:style-name="gr8" draw:text-style-name="P7" draw:layer="layout" svg:width="0.033cm" svg:height="0.034cm" svg:x="2.494cm" svg:y="17.068cm" svg:viewBox="0 0 34 35" svg:d="M17 0c-23 0-23 35 0 35 22 0 23-35 0-35z">
            <text:p/>
          </draw:path>
          <draw:path draw:style-name="gr8" draw:text-style-name="P7" draw:layer="layout" svg:width="0.033cm" svg:height="0.034cm" svg:x="2.494cm" svg:y="17.57cm" svg:viewBox="0 0 34 35" svg:d="M17 0c-23 0-23 35 0 35 22 0 23-35 0-35z">
            <text:p/>
          </draw:path>
          <draw:path draw:style-name="gr8" draw:text-style-name="P7" draw:layer="layout" svg:width="0.033cm" svg:height="0.034cm" svg:x="2.494cm" svg:y="18.072cm" svg:viewBox="0 0 34 35" svg:d="M17 0c-23 0-23 35 0 35 22 0 23-35 0-35z">
            <text:p/>
          </draw:path>
          <draw:path draw:style-name="gr8" draw:text-style-name="P7" draw:layer="layout" svg:width="0.033cm" svg:height="0.035cm" svg:x="2.494cm" svg:y="18.574cm" svg:viewBox="0 0 34 36" svg:d="M17 0c-23 0-23 36 0 36 22 0 23-36 0-36z">
            <text:p/>
          </draw:path>
          <draw:path draw:style-name="gr8" draw:text-style-name="P7" draw:layer="layout" svg:width="0.033cm" svg:height="0.034cm" svg:x="2.494cm" svg:y="19.077cm" svg:viewBox="0 0 34 35" svg:d="M17 0c-23 0-23 35 0 35 22 0 23-35 0-35z">
            <text:p/>
          </draw:path>
          <draw:path draw:style-name="gr8" draw:text-style-name="P7" draw:layer="layout" svg:width="0.033cm" svg:height="0.034cm" svg:x="2.494cm" svg:y="19.579cm" svg:viewBox="0 0 34 35" svg:d="M17 0c-23 0-23 35 0 35 22 0 23-35 0-35z">
            <text:p/>
          </draw:path>
          <draw:path draw:style-name="gr8" draw:text-style-name="P7" draw:layer="layout" svg:width="0.033cm" svg:height="0.034cm" svg:x="2.494cm" svg:y="20.081cm" svg:viewBox="0 0 34 35" svg:d="M17 0c-23 0-23 35 0 35 22 0 23-35 0-35z">
            <text:p/>
          </draw:path>
          <draw:path draw:style-name="gr8" draw:text-style-name="P7" draw:layer="layout" svg:width="0.033cm" svg:height="0.034cm" svg:x="2.494cm" svg:y="20.583cm" svg:viewBox="0 0 34 35" svg:d="M17 0c-23 0-23 35 0 35 22 0 23-35 0-35z">
            <text:p/>
          </draw:path>
          <draw:path draw:style-name="gr8" draw:text-style-name="P7" draw:layer="layout" svg:width="0.032cm" svg:height="0.035cm" svg:x="2.992cm" svg:y="15.561cm" svg:viewBox="0 0 33 36" svg:d="M16 0c-21 0-21 36 0 36 23 0 23-36 0-36z">
            <text:p/>
          </draw:path>
          <draw:path draw:style-name="gr8" draw:text-style-name="P7" draw:layer="layout" svg:width="0.032cm" svg:height="0.034cm" svg:x="2.992cm" svg:y="16.064cm" svg:viewBox="0 0 33 35" svg:d="M16 0c-21 0-21 35 0 35 23 0 23-35 0-35z">
            <text:p/>
          </draw:path>
          <draw:path draw:style-name="gr8" draw:text-style-name="P7" draw:layer="layout" svg:width="0.032cm" svg:height="0.034cm" svg:x="2.992cm" svg:y="16.566cm" svg:viewBox="0 0 33 35" svg:d="M16 0c-21 0-21 35 0 35 23 0 23-35 0-35z">
            <text:p/>
          </draw:path>
          <draw:path draw:style-name="gr8" draw:text-style-name="P7" draw:layer="layout" svg:width="0.032cm" svg:height="0.034cm" svg:x="2.992cm" svg:y="17.068cm" svg:viewBox="0 0 33 35" svg:d="M16 0c-21 0-21 35 0 35 23 0 23-35 0-35z">
            <text:p/>
          </draw:path>
          <draw:path draw:style-name="gr8" draw:text-style-name="P7" draw:layer="layout" svg:width="0.032cm" svg:height="0.034cm" svg:x="2.992cm" svg:y="17.57cm" svg:viewBox="0 0 33 35" svg:d="M16 0c-21 0-21 35 0 35 23 0 23-35 0-35z">
            <text:p/>
          </draw:path>
          <draw:path draw:style-name="gr8" draw:text-style-name="P7" draw:layer="layout" svg:width="0.032cm" svg:height="0.034cm" svg:x="2.992cm" svg:y="18.072cm" svg:viewBox="0 0 33 35" svg:d="M16 0c-21 0-21 35 0 35 23 0 23-35 0-35z">
            <text:p/>
          </draw:path>
          <draw:path draw:style-name="gr8" draw:text-style-name="P7" draw:layer="layout" svg:width="0.032cm" svg:height="0.035cm" svg:x="2.992cm" svg:y="18.574cm" svg:viewBox="0 0 33 36" svg:d="M16 0c-21 0-21 36 0 36 23 0 23-36 0-36z">
            <text:p/>
          </draw:path>
          <draw:path draw:style-name="gr8" draw:text-style-name="P7" draw:layer="layout" svg:width="0.032cm" svg:height="0.034cm" svg:x="2.992cm" svg:y="19.077cm" svg:viewBox="0 0 33 35" svg:d="M16 0c-21 0-21 35 0 35 23 0 23-35 0-35z">
            <text:p/>
          </draw:path>
          <draw:path draw:style-name="gr8" draw:text-style-name="P7" draw:layer="layout" svg:width="0.032cm" svg:height="0.034cm" svg:x="2.992cm" svg:y="19.579cm" svg:viewBox="0 0 33 35" svg:d="M16 0c-21 0-21 35 0 35 23 0 23-35 0-35z">
            <text:p/>
          </draw:path>
          <draw:path draw:style-name="gr8" draw:text-style-name="P7" draw:layer="layout" svg:width="0.032cm" svg:height="0.034cm" svg:x="2.992cm" svg:y="20.081cm" svg:viewBox="0 0 33 35" svg:d="M16 0c-21 0-21 35 0 35 23 0 23-35 0-35z">
            <text:p/>
          </draw:path>
          <draw:path draw:style-name="gr8" draw:text-style-name="P7" draw:layer="layout" svg:width="0.032cm" svg:height="0.034cm" svg:x="2.992cm" svg:y="20.583cm" svg:viewBox="0 0 33 35" svg:d="M16 0c-21 0-21 35 0 35 23 0 23-35 0-35z">
            <text:p/>
          </draw:path>
          <draw:path draw:style-name="gr8" draw:text-style-name="P7" draw:layer="layout" svg:width="0.033cm" svg:height="0.035cm" svg:x="3.491cm" svg:y="15.561cm" svg:viewBox="0 0 34 36" svg:d="M17 0c-23 0-23 36 0 36 22 0 23-36 0-36z">
            <text:p/>
          </draw:path>
          <draw:path draw:style-name="gr8" draw:text-style-name="P7" draw:layer="layout" svg:width="0.033cm" svg:height="0.034cm" svg:x="3.491cm" svg:y="16.064cm" svg:viewBox="0 0 34 35" svg:d="M17 0c-23 0-23 35 0 35 22 0 23-35 0-35z">
            <text:p/>
          </draw:path>
          <draw:path draw:style-name="gr8" draw:text-style-name="P7" draw:layer="layout" svg:width="0.033cm" svg:height="0.034cm" svg:x="3.491cm" svg:y="16.566cm" svg:viewBox="0 0 34 35" svg:d="M17 0c-23 0-23 35 0 35 22 0 23-35 0-35z">
            <text:p/>
          </draw:path>
          <draw:path draw:style-name="gr8" draw:text-style-name="P7" draw:layer="layout" svg:width="0.033cm" svg:height="0.034cm" svg:x="3.491cm" svg:y="17.068cm" svg:viewBox="0 0 34 35" svg:d="M17 0c-23 0-23 35 0 35 22 0 23-35 0-35z">
            <text:p/>
          </draw:path>
          <draw:path draw:style-name="gr8" draw:text-style-name="P7" draw:layer="layout" svg:width="0.033cm" svg:height="0.034cm" svg:x="3.491cm" svg:y="17.57cm" svg:viewBox="0 0 34 35" svg:d="M17 0c-23 0-23 35 0 35 22 0 23-35 0-35z">
            <text:p/>
          </draw:path>
          <draw:path draw:style-name="gr8" draw:text-style-name="P7" draw:layer="layout" svg:width="0.033cm" svg:height="0.034cm" svg:x="3.491cm" svg:y="18.072cm" svg:viewBox="0 0 34 35" svg:d="M17 0c-23 0-23 35 0 35 22 0 23-35 0-35z">
            <text:p/>
          </draw:path>
          <draw:path draw:style-name="gr8" draw:text-style-name="P7" draw:layer="layout" svg:width="0.033cm" svg:height="0.035cm" svg:x="3.491cm" svg:y="18.574cm" svg:viewBox="0 0 34 36" svg:d="M17 0c-23 0-23 36 0 36 22 0 23-36 0-36z">
            <text:p/>
          </draw:path>
          <draw:path draw:style-name="gr8" draw:text-style-name="P7" draw:layer="layout" svg:width="0.033cm" svg:height="0.034cm" svg:x="3.491cm" svg:y="19.077cm" svg:viewBox="0 0 34 35" svg:d="M17 0c-23 0-23 35 0 35 22 0 23-35 0-35z">
            <text:p/>
          </draw:path>
          <draw:path draw:style-name="gr8" draw:text-style-name="P7" draw:layer="layout" svg:width="0.033cm" svg:height="0.034cm" svg:x="3.491cm" svg:y="19.579cm" svg:viewBox="0 0 34 35" svg:d="M17 0c-23 0-23 35 0 35 22 0 23-35 0-35z">
            <text:p/>
          </draw:path>
          <draw:path draw:style-name="gr8" draw:text-style-name="P7" draw:layer="layout" svg:width="0.033cm" svg:height="0.034cm" svg:x="3.491cm" svg:y="20.081cm" svg:viewBox="0 0 34 35" svg:d="M17 0c-23 0-23 35 0 35 22 0 23-35 0-35z">
            <text:p/>
          </draw:path>
          <draw:path draw:style-name="gr8" draw:text-style-name="P7" draw:layer="layout" svg:width="0.033cm" svg:height="0.034cm" svg:x="3.491cm" svg:y="20.583cm" svg:viewBox="0 0 34 35" svg:d="M17 0c-23 0-23 35 0 35 22 0 23-35 0-35z">
            <text:p/>
          </draw:path>
          <draw:path draw:style-name="gr8" draw:text-style-name="P7" draw:layer="layout" svg:width="0.033cm" svg:height="0.035cm" svg:x="3.991cm" svg:y="15.561cm" svg:viewBox="0 0 34 36" svg:d="M17 0c-23 0-23 36 0 36 22 0 22-36 0-36z">
            <text:p/>
          </draw:path>
          <draw:path draw:style-name="gr8" draw:text-style-name="P7" draw:layer="layout" svg:width="0.033cm" svg:height="0.034cm" svg:x="3.991cm" svg:y="16.064cm" svg:viewBox="0 0 34 35" svg:d="M17 0c-23 0-23 35 0 35 22 0 22-35 0-35z">
            <text:p/>
          </draw:path>
          <draw:path draw:style-name="gr8" draw:text-style-name="P7" draw:layer="layout" svg:width="0.033cm" svg:height="0.034cm" svg:x="3.991cm" svg:y="16.566cm" svg:viewBox="0 0 34 35" svg:d="M17 0c-23 0-23 35 0 35 22 0 22-35 0-35z">
            <text:p/>
          </draw:path>
          <draw:path draw:style-name="gr8" draw:text-style-name="P7" draw:layer="layout" svg:width="0.033cm" svg:height="0.034cm" svg:x="3.991cm" svg:y="17.068cm" svg:viewBox="0 0 34 35" svg:d="M17 0c-23 0-23 35 0 35 22 0 22-35 0-35z">
            <text:p/>
          </draw:path>
          <draw:path draw:style-name="gr8" draw:text-style-name="P7" draw:layer="layout" svg:width="0.033cm" svg:height="0.034cm" svg:x="3.991cm" svg:y="17.57cm" svg:viewBox="0 0 34 35" svg:d="M17 0c-23 0-23 35 0 35 22 0 22-35 0-35z">
            <text:p/>
          </draw:path>
          <draw:path draw:style-name="gr8" draw:text-style-name="P7" draw:layer="layout" svg:width="0.033cm" svg:height="0.034cm" svg:x="3.991cm" svg:y="18.072cm" svg:viewBox="0 0 34 35" svg:d="M17 0c-23 0-23 35 0 35 22 0 22-35 0-35z">
            <text:p/>
          </draw:path>
          <draw:path draw:style-name="gr8" draw:text-style-name="P7" draw:layer="layout" svg:width="0.033cm" svg:height="0.035cm" svg:x="3.991cm" svg:y="18.574cm" svg:viewBox="0 0 34 36" svg:d="M17 0c-23 0-23 36 0 36 22 0 22-36 0-36z">
            <text:p/>
          </draw:path>
          <draw:path draw:style-name="gr8" draw:text-style-name="P7" draw:layer="layout" svg:width="0.033cm" svg:height="0.034cm" svg:x="3.991cm" svg:y="19.077cm" svg:viewBox="0 0 34 35" svg:d="M17 0c-23 0-23 35 0 35 22 0 22-35 0-35z">
            <text:p/>
          </draw:path>
          <draw:path draw:style-name="gr8" draw:text-style-name="P7" draw:layer="layout" svg:width="0.033cm" svg:height="0.034cm" svg:x="3.991cm" svg:y="19.579cm" svg:viewBox="0 0 34 35" svg:d="M17 0c-23 0-23 35 0 35 22 0 22-35 0-35z">
            <text:p/>
          </draw:path>
          <draw:path draw:style-name="gr8" draw:text-style-name="P7" draw:layer="layout" svg:width="0.033cm" svg:height="0.034cm" svg:x="3.991cm" svg:y="20.081cm" svg:viewBox="0 0 34 35" svg:d="M17 0c-23 0-23 35 0 35 22 0 22-35 0-35z">
            <text:p/>
          </draw:path>
          <draw:path draw:style-name="gr8" draw:text-style-name="P7" draw:layer="layout" svg:width="0.033cm" svg:height="0.034cm" svg:x="3.991cm" svg:y="20.583cm" svg:viewBox="0 0 34 35" svg:d="M17 0c-23 0-23 35 0 35 22 0 22-35 0-35z">
            <text:p/>
          </draw:path>
          <draw:path draw:style-name="gr8" draw:text-style-name="P7" draw:layer="layout" svg:width="0.034cm" svg:height="0.035cm" svg:x="4.489cm" svg:y="15.561cm" svg:viewBox="0 0 35 36" svg:d="M17 0c-23 0-23 36 0 36s23-36 0-36z">
            <text:p/>
          </draw:path>
          <draw:path draw:style-name="gr8" draw:text-style-name="P7" draw:layer="layout" svg:width="0.034cm" svg:height="0.034cm" svg:x="4.489cm" svg:y="16.064cm" svg:viewBox="0 0 35 35" svg:d="M17 0c-23 0-23 35 0 35s23-35 0-35z">
            <text:p/>
          </draw:path>
          <draw:path draw:style-name="gr8" draw:text-style-name="P7" draw:layer="layout" svg:width="0.034cm" svg:height="0.034cm" svg:x="4.489cm" svg:y="16.566cm" svg:viewBox="0 0 35 35" svg:d="M17 0c-23 0-23 35 0 35s23-35 0-35z">
            <text:p/>
          </draw:path>
          <draw:path draw:style-name="gr8" draw:text-style-name="P7" draw:layer="layout" svg:width="0.034cm" svg:height="0.034cm" svg:x="4.489cm" svg:y="17.068cm" svg:viewBox="0 0 35 35" svg:d="M17 0c-23 0-23 35 0 35s23-35 0-35z">
            <text:p/>
          </draw:path>
          <draw:path draw:style-name="gr8" draw:text-style-name="P7" draw:layer="layout" svg:width="0.034cm" svg:height="0.034cm" svg:x="4.489cm" svg:y="17.57cm" svg:viewBox="0 0 35 35" svg:d="M17 0c-23 0-23 35 0 35s23-35 0-35z">
            <text:p/>
          </draw:path>
          <draw:path draw:style-name="gr8" draw:text-style-name="P7" draw:layer="layout" svg:width="0.034cm" svg:height="0.034cm" svg:x="4.489cm" svg:y="18.072cm" svg:viewBox="0 0 35 35" svg:d="M17 0c-23 0-23 35 0 35s23-35 0-35z">
            <text:p/>
          </draw:path>
          <draw:path draw:style-name="gr8" draw:text-style-name="P7" draw:layer="layout" svg:width="0.034cm" svg:height="0.035cm" svg:x="4.489cm" svg:y="18.574cm" svg:viewBox="0 0 35 36" svg:d="M17 0c-23 0-23 36 0 36s23-36 0-36z">
            <text:p/>
          </draw:path>
          <draw:path draw:style-name="gr8" draw:text-style-name="P7" draw:layer="layout" svg:width="0.034cm" svg:height="0.034cm" svg:x="4.489cm" svg:y="19.077cm" svg:viewBox="0 0 35 35" svg:d="M17 0c-23 0-23 35 0 35s23-35 0-35z">
            <text:p/>
          </draw:path>
          <draw:path draw:style-name="gr8" draw:text-style-name="P7" draw:layer="layout" svg:width="0.034cm" svg:height="0.034cm" svg:x="4.489cm" svg:y="19.579cm" svg:viewBox="0 0 35 35" svg:d="M17 0c-23 0-23 35 0 35s23-35 0-35z">
            <text:p/>
          </draw:path>
          <draw:path draw:style-name="gr8" draw:text-style-name="P7" draw:layer="layout" svg:width="0.034cm" svg:height="0.034cm" svg:x="4.489cm" svg:y="20.081cm" svg:viewBox="0 0 35 35" svg:d="M17 0c-23 0-23 35 0 35s23-35 0-35z">
            <text:p/>
          </draw:path>
          <draw:path draw:style-name="gr8" draw:text-style-name="P7" draw:layer="layout" svg:width="0.034cm" svg:height="0.034cm" svg:x="4.489cm" svg:y="20.583cm" svg:viewBox="0 0 35 35" svg:d="M17 0c-23 0-23 35 0 35s23-35 0-35z">
            <text:p/>
          </draw:path>
          <draw:path draw:style-name="gr8" draw:text-style-name="P7" draw:layer="layout" svg:width="0.033cm" svg:height="0.035cm" svg:x="4.987cm" svg:y="15.561cm" svg:viewBox="0 0 34 36" svg:d="M17 0c-22 0-23 36 0 36s23-36 0-36z">
            <text:p/>
          </draw:path>
          <draw:path draw:style-name="gr8" draw:text-style-name="P7" draw:layer="layout" svg:width="0.033cm" svg:height="0.034cm" svg:x="4.987cm" svg:y="16.064cm" svg:viewBox="0 0 34 35" svg:d="M17 0c-22 0-23 35 0 35s23-35 0-35z">
            <text:p/>
          </draw:path>
          <draw:path draw:style-name="gr8" draw:text-style-name="P7" draw:layer="layout" svg:width="0.033cm" svg:height="0.034cm" svg:x="4.987cm" svg:y="16.566cm" svg:viewBox="0 0 34 35" svg:d="M17 0c-22 0-23 35 0 35s23-35 0-35z">
            <text:p/>
          </draw:path>
          <draw:path draw:style-name="gr8" draw:text-style-name="P7" draw:layer="layout" svg:width="0.033cm" svg:height="0.034cm" svg:x="4.987cm" svg:y="17.068cm" svg:viewBox="0 0 34 35" svg:d="M17 0c-22 0-23 35 0 35s23-35 0-35z">
            <text:p/>
          </draw:path>
          <draw:path draw:style-name="gr8" draw:text-style-name="P7" draw:layer="layout" svg:width="0.033cm" svg:height="0.034cm" svg:x="4.987cm" svg:y="17.57cm" svg:viewBox="0 0 34 35" svg:d="M17 0c-22 0-23 35 0 35s23-35 0-35z">
            <text:p/>
          </draw:path>
          <draw:path draw:style-name="gr8" draw:text-style-name="P7" draw:layer="layout" svg:width="0.033cm" svg:height="0.034cm" svg:x="4.987cm" svg:y="18.072cm" svg:viewBox="0 0 34 35" svg:d="M17 0c-22 0-23 35 0 35s23-35 0-35z">
            <text:p/>
          </draw:path>
          <draw:path draw:style-name="gr8" draw:text-style-name="P7" draw:layer="layout" svg:width="0.033cm" svg:height="0.035cm" svg:x="4.987cm" svg:y="18.574cm" svg:viewBox="0 0 34 36" svg:d="M17 0c-22 0-23 36 0 36s23-36 0-36z">
            <text:p/>
          </draw:path>
          <draw:path draw:style-name="gr8" draw:text-style-name="P7" draw:layer="layout" svg:width="0.033cm" svg:height="0.034cm" svg:x="4.987cm" svg:y="19.077cm" svg:viewBox="0 0 34 35" svg:d="M17 0c-22 0-23 35 0 35s23-35 0-35z">
            <text:p/>
          </draw:path>
          <draw:path draw:style-name="gr8" draw:text-style-name="P7" draw:layer="layout" svg:width="0.033cm" svg:height="0.034cm" svg:x="4.987cm" svg:y="19.579cm" svg:viewBox="0 0 34 35" svg:d="M17 0c-22 0-23 35 0 35s23-35 0-35z">
            <text:p/>
          </draw:path>
          <draw:path draw:style-name="gr8" draw:text-style-name="P7" draw:layer="layout" svg:width="0.033cm" svg:height="0.034cm" svg:x="4.987cm" svg:y="20.081cm" svg:viewBox="0 0 34 35" svg:d="M17 0c-22 0-23 35 0 35s23-35 0-35z">
            <text:p/>
          </draw:path>
          <draw:path draw:style-name="gr8" draw:text-style-name="P7" draw:layer="layout" svg:width="0.033cm" svg:height="0.034cm" svg:x="4.987cm" svg:y="20.583cm" svg:viewBox="0 0 34 35" svg:d="M17 0c-22 0-23 35 0 35s23-35 0-35z">
            <text:p/>
          </draw:path>
          <draw:path draw:style-name="gr8" draw:text-style-name="P7" draw:layer="layout" svg:width="0.032cm" svg:height="0.035cm" svg:x="5.486cm" svg:y="15.561cm" svg:viewBox="0 0 33 36" svg:d="M16 0c-21 0-21 36 0 36 23 0 23-36 0-36z">
            <text:p/>
          </draw:path>
          <draw:path draw:style-name="gr8" draw:text-style-name="P7" draw:layer="layout" svg:width="0.032cm" svg:height="0.034cm" svg:x="5.486cm" svg:y="16.064cm" svg:viewBox="0 0 33 35" svg:d="M16 0c-21 0-21 35 0 35 23 0 23-35 0-35z">
            <text:p/>
          </draw:path>
          <draw:path draw:style-name="gr8" draw:text-style-name="P7" draw:layer="layout" svg:width="0.032cm" svg:height="0.034cm" svg:x="5.486cm" svg:y="16.566cm" svg:viewBox="0 0 33 35" svg:d="M16 0c-21 0-21 35 0 35 23 0 23-35 0-35z">
            <text:p/>
          </draw:path>
          <draw:path draw:style-name="gr8" draw:text-style-name="P7" draw:layer="layout" svg:width="0.032cm" svg:height="0.034cm" svg:x="5.486cm" svg:y="17.068cm" svg:viewBox="0 0 33 35" svg:d="M16 0c-21 0-21 35 0 35 23 0 23-35 0-35z">
            <text:p/>
          </draw:path>
          <draw:path draw:style-name="gr8" draw:text-style-name="P7" draw:layer="layout" svg:width="0.032cm" svg:height="0.034cm" svg:x="5.486cm" svg:y="17.57cm" svg:viewBox="0 0 33 35" svg:d="M16 0c-21 0-21 35 0 35 23 0 23-35 0-35z">
            <text:p/>
          </draw:path>
          <draw:path draw:style-name="gr8" draw:text-style-name="P7" draw:layer="layout" svg:width="0.032cm" svg:height="0.034cm" svg:x="5.486cm" svg:y="18.072cm" svg:viewBox="0 0 33 35" svg:d="M16 0c-21 0-21 35 0 35 23 0 23-35 0-35z">
            <text:p/>
          </draw:path>
          <draw:path draw:style-name="gr8" draw:text-style-name="P7" draw:layer="layout" svg:width="0.032cm" svg:height="0.035cm" svg:x="5.486cm" svg:y="18.574cm" svg:viewBox="0 0 33 36" svg:d="M16 0c-21 0-21 36 0 36 23 0 23-36 0-36z">
            <text:p/>
          </draw:path>
          <draw:path draw:style-name="gr8" draw:text-style-name="P7" draw:layer="layout" svg:width="0.032cm" svg:height="0.034cm" svg:x="5.486cm" svg:y="19.077cm" svg:viewBox="0 0 33 35" svg:d="M16 0c-21 0-21 35 0 35 23 0 23-35 0-35z">
            <text:p/>
          </draw:path>
          <draw:path draw:style-name="gr8" draw:text-style-name="P7" draw:layer="layout" svg:width="0.032cm" svg:height="0.034cm" svg:x="5.486cm" svg:y="19.579cm" svg:viewBox="0 0 33 35" svg:d="M16 0c-21 0-21 35 0 35 23 0 23-35 0-35z">
            <text:p/>
          </draw:path>
          <draw:path draw:style-name="gr8" draw:text-style-name="P7" draw:layer="layout" svg:width="0.032cm" svg:height="0.034cm" svg:x="5.486cm" svg:y="20.081cm" svg:viewBox="0 0 33 35" svg:d="M16 0c-21 0-21 35 0 35 23 0 23-35 0-35z">
            <text:p/>
          </draw:path>
          <draw:path draw:style-name="gr8" draw:text-style-name="P7" draw:layer="layout" svg:width="0.032cm" svg:height="0.034cm" svg:x="5.486cm" svg:y="20.583cm" svg:viewBox="0 0 33 35" svg:d="M16 0c-21 0-21 35 0 35 23 0 23-35 0-35z">
            <text:p/>
          </draw:path>
          <draw:path draw:style-name="gr8" draw:text-style-name="P7" draw:layer="layout" svg:width="0.034cm" svg:height="0.035cm" svg:x="5.986cm" svg:y="15.561cm" svg:viewBox="0 0 35 36" svg:d="M17 0c-23 0-23 36 0 36s23-36 0-36z">
            <text:p/>
          </draw:path>
          <draw:path draw:style-name="gr8" draw:text-style-name="P7" draw:layer="layout" svg:width="0.034cm" svg:height="0.034cm" svg:x="5.986cm" svg:y="16.064cm" svg:viewBox="0 0 35 35" svg:d="M17 0c-23 0-23 35 0 35s23-35 0-35z">
            <text:p/>
          </draw:path>
          <draw:path draw:style-name="gr8" draw:text-style-name="P7" draw:layer="layout" svg:width="0.034cm" svg:height="0.034cm" svg:x="5.986cm" svg:y="16.566cm" svg:viewBox="0 0 35 35" svg:d="M17 0c-23 0-23 35 0 35s23-35 0-35z">
            <text:p/>
          </draw:path>
          <draw:path draw:style-name="gr8" draw:text-style-name="P7" draw:layer="layout" svg:width="0.034cm" svg:height="0.034cm" svg:x="5.986cm" svg:y="17.068cm" svg:viewBox="0 0 35 35" svg:d="M17 0c-23 0-23 35 0 35s23-35 0-35z">
            <text:p/>
          </draw:path>
          <draw:path draw:style-name="gr8" draw:text-style-name="P7" draw:layer="layout" svg:width="0.034cm" svg:height="0.034cm" svg:x="5.986cm" svg:y="17.57cm" svg:viewBox="0 0 35 35" svg:d="M17 0c-23 0-23 35 0 35s23-35 0-35z">
            <text:p/>
          </draw:path>
          <draw:path draw:style-name="gr8" draw:text-style-name="P7" draw:layer="layout" svg:width="0.034cm" svg:height="0.034cm" svg:x="5.986cm" svg:y="18.072cm" svg:viewBox="0 0 35 35" svg:d="M17 0c-23 0-23 35 0 35s23-35 0-35z">
            <text:p/>
          </draw:path>
          <draw:path draw:style-name="gr8" draw:text-style-name="P7" draw:layer="layout" svg:width="0.034cm" svg:height="0.035cm" svg:x="5.986cm" svg:y="18.574cm" svg:viewBox="0 0 35 36" svg:d="M17 0c-23 0-23 36 0 36s23-36 0-36z">
            <text:p/>
          </draw:path>
          <draw:path draw:style-name="gr8" draw:text-style-name="P7" draw:layer="layout" svg:width="0.034cm" svg:height="0.034cm" svg:x="5.986cm" svg:y="19.077cm" svg:viewBox="0 0 35 35" svg:d="M17 0c-23 0-23 35 0 35s23-35 0-35z">
            <text:p/>
          </draw:path>
          <draw:path draw:style-name="gr8" draw:text-style-name="P7" draw:layer="layout" svg:width="0.034cm" svg:height="0.034cm" svg:x="5.986cm" svg:y="19.579cm" svg:viewBox="0 0 35 35" svg:d="M17 0c-23 0-23 35 0 35s23-35 0-35z">
            <text:p/>
          </draw:path>
          <draw:path draw:style-name="gr8" draw:text-style-name="P7" draw:layer="layout" svg:width="0.034cm" svg:height="0.034cm" svg:x="5.986cm" svg:y="20.081cm" svg:viewBox="0 0 35 35" svg:d="M17 0c-23 0-23 35 0 35s23-35 0-35z">
            <text:p/>
          </draw:path>
          <draw:path draw:style-name="gr8" draw:text-style-name="P7" draw:layer="layout" svg:width="0.034cm" svg:height="0.034cm" svg:x="5.986cm" svg:y="20.583cm" svg:viewBox="0 0 35 35" svg:d="M17 0c-23 0-23 35 0 35s23-35 0-35z">
            <text:p/>
          </draw:path>
          <draw:path draw:style-name="gr8" draw:text-style-name="P7" draw:layer="layout" svg:width="0.033cm" svg:height="0.035cm" svg:x="6.485cm" svg:y="15.561cm" svg:viewBox="0 0 34 36" svg:d="M17 0c-23 0-23 36 0 36 22 0 22-36 0-36z">
            <text:p/>
          </draw:path>
          <draw:path draw:style-name="gr8" draw:text-style-name="P7" draw:layer="layout" svg:width="0.033cm" svg:height="0.034cm" svg:x="6.485cm" svg:y="16.064cm" svg:viewBox="0 0 34 35" svg:d="M17 0c-23 0-23 35 0 35 22 0 22-35 0-35z">
            <text:p/>
          </draw:path>
          <draw:path draw:style-name="gr8" draw:text-style-name="P7" draw:layer="layout" svg:width="0.033cm" svg:height="0.034cm" svg:x="6.485cm" svg:y="16.566cm" svg:viewBox="0 0 34 35" svg:d="M17 0c-23 0-23 35 0 35 22 0 22-35 0-35z">
            <text:p/>
          </draw:path>
          <draw:path draw:style-name="gr8" draw:text-style-name="P7" draw:layer="layout" svg:width="0.033cm" svg:height="0.034cm" svg:x="6.485cm" svg:y="17.068cm" svg:viewBox="0 0 34 35" svg:d="M17 0c-23 0-23 35 0 35 22 0 22-35 0-35z">
            <text:p/>
          </draw:path>
          <draw:path draw:style-name="gr8" draw:text-style-name="P7" draw:layer="layout" svg:width="0.033cm" svg:height="0.034cm" svg:x="6.485cm" svg:y="17.57cm" svg:viewBox="0 0 34 35" svg:d="M17 0c-23 0-23 35 0 35 22 0 22-35 0-35z">
            <text:p/>
          </draw:path>
          <draw:path draw:style-name="gr8" draw:text-style-name="P7" draw:layer="layout" svg:width="0.033cm" svg:height="0.034cm" svg:x="6.485cm" svg:y="18.072cm" svg:viewBox="0 0 34 35" svg:d="M17 0c-23 0-23 35 0 35 22 0 22-35 0-35z">
            <text:p/>
          </draw:path>
          <draw:path draw:style-name="gr8" draw:text-style-name="P7" draw:layer="layout" svg:width="0.033cm" svg:height="0.035cm" svg:x="6.485cm" svg:y="18.574cm" svg:viewBox="0 0 34 36" svg:d="M17 0c-23 0-23 36 0 36 22 0 22-36 0-36z">
            <text:p/>
          </draw:path>
          <draw:path draw:style-name="gr8" draw:text-style-name="P7" draw:layer="layout" svg:width="0.033cm" svg:height="0.034cm" svg:x="6.485cm" svg:y="19.077cm" svg:viewBox="0 0 34 35" svg:d="M17 0c-23 0-23 35 0 35 22 0 22-35 0-35z">
            <text:p/>
          </draw:path>
          <draw:path draw:style-name="gr8" draw:text-style-name="P7" draw:layer="layout" svg:width="0.033cm" svg:height="0.034cm" svg:x="6.485cm" svg:y="19.579cm" svg:viewBox="0 0 34 35" svg:d="M17 0c-23 0-23 35 0 35 22 0 22-35 0-35z">
            <text:p/>
          </draw:path>
          <draw:path draw:style-name="gr8" draw:text-style-name="P7" draw:layer="layout" svg:width="0.033cm" svg:height="0.034cm" svg:x="6.485cm" svg:y="20.081cm" svg:viewBox="0 0 34 35" svg:d="M17 0c-23 0-23 35 0 35 22 0 22-35 0-35z">
            <text:p/>
          </draw:path>
          <draw:path draw:style-name="gr8" draw:text-style-name="P7" draw:layer="layout" svg:width="0.033cm" svg:height="0.034cm" svg:x="6.485cm" svg:y="20.583cm" svg:viewBox="0 0 34 35" svg:d="M17 0c-23 0-23 35 0 35 22 0 22-35 0-35z">
            <text:p/>
          </draw:path>
          <draw:path draw:style-name="gr8" draw:text-style-name="P7" draw:layer="layout" svg:width="0.032cm" svg:height="0.035cm" svg:x="6.983cm" svg:y="15.561cm" svg:viewBox="0 0 33 36" svg:d="M16 0c-21 0-21 36 0 36 23 0 23-36 0-36z">
            <text:p/>
          </draw:path>
          <draw:path draw:style-name="gr8" draw:text-style-name="P7" draw:layer="layout" svg:width="0.032cm" svg:height="0.034cm" svg:x="6.983cm" svg:y="16.064cm" svg:viewBox="0 0 33 35" svg:d="M16 0c-21 0-21 35 0 35 23 0 23-35 0-35z">
            <text:p/>
          </draw:path>
          <draw:path draw:style-name="gr8" draw:text-style-name="P7" draw:layer="layout" svg:width="0.032cm" svg:height="0.034cm" svg:x="6.983cm" svg:y="16.566cm" svg:viewBox="0 0 33 35" svg:d="M16 0c-21 0-21 35 0 35 23 0 23-35 0-35z">
            <text:p/>
          </draw:path>
          <draw:path draw:style-name="gr8" draw:text-style-name="P7" draw:layer="layout" svg:width="0.032cm" svg:height="0.034cm" svg:x="6.983cm" svg:y="17.068cm" svg:viewBox="0 0 33 35" svg:d="M16 0c-21 0-21 35 0 35 23 0 23-35 0-35z">
            <text:p/>
          </draw:path>
          <draw:path draw:style-name="gr8" draw:text-style-name="P7" draw:layer="layout" svg:width="0.032cm" svg:height="0.034cm" svg:x="6.983cm" svg:y="17.57cm" svg:viewBox="0 0 33 35" svg:d="M16 0c-21 0-21 35 0 35 23 0 23-35 0-35z">
            <text:p/>
          </draw:path>
          <draw:path draw:style-name="gr8" draw:text-style-name="P7" draw:layer="layout" svg:width="0.032cm" svg:height="0.034cm" svg:x="6.983cm" svg:y="18.072cm" svg:viewBox="0 0 33 35" svg:d="M16 0c-21 0-21 35 0 35 23 0 23-35 0-35z">
            <text:p/>
          </draw:path>
          <draw:path draw:style-name="gr8" draw:text-style-name="P7" draw:layer="layout" svg:width="0.032cm" svg:height="0.035cm" svg:x="6.983cm" svg:y="18.574cm" svg:viewBox="0 0 33 36" svg:d="M16 0c-21 0-21 36 0 36 23 0 23-36 0-36z">
            <text:p/>
          </draw:path>
          <draw:path draw:style-name="gr8" draw:text-style-name="P7" draw:layer="layout" svg:width="0.032cm" svg:height="0.034cm" svg:x="6.983cm" svg:y="19.077cm" svg:viewBox="0 0 33 35" svg:d="M16 0c-21 0-21 35 0 35 23 0 23-35 0-35z">
            <text:p/>
          </draw:path>
          <draw:path draw:style-name="gr8" draw:text-style-name="P7" draw:layer="layout" svg:width="0.032cm" svg:height="0.034cm" svg:x="6.983cm" svg:y="19.579cm" svg:viewBox="0 0 33 35" svg:d="M16 0c-21 0-21 35 0 35 23 0 23-35 0-35z">
            <text:p/>
          </draw:path>
          <draw:path draw:style-name="gr8" draw:text-style-name="P7" draw:layer="layout" svg:width="0.032cm" svg:height="0.034cm" svg:x="6.983cm" svg:y="20.081cm" svg:viewBox="0 0 33 35" svg:d="M16 0c-21 0-21 35 0 35 23 0 23-35 0-35z">
            <text:p/>
          </draw:path>
          <draw:path draw:style-name="gr8" draw:text-style-name="P7" draw:layer="layout" svg:width="0.032cm" svg:height="0.034cm" svg:x="6.983cm" svg:y="20.583cm" svg:viewBox="0 0 33 35" svg:d="M16 0c-21 0-21 35 0 35 23 0 23-35 0-35z">
            <text:p/>
          </draw:path>
          <draw:path draw:style-name="gr8" draw:text-style-name="P7" draw:layer="layout" svg:width="0.032cm" svg:height="0.035cm" svg:x="7.482cm" svg:y="15.561cm" svg:viewBox="0 0 33 36" svg:d="M16 0c-21 0-21 36 0 36 23 0 23-36 0-36z">
            <text:p/>
          </draw:path>
          <draw:path draw:style-name="gr8" draw:text-style-name="P7" draw:layer="layout" svg:width="0.032cm" svg:height="0.034cm" svg:x="7.482cm" svg:y="16.064cm" svg:viewBox="0 0 33 35" svg:d="M16 0c-21 0-21 35 0 35 23 0 23-35 0-35z">
            <text:p/>
          </draw:path>
          <draw:path draw:style-name="gr8" draw:text-style-name="P7" draw:layer="layout" svg:width="0.032cm" svg:height="0.034cm" svg:x="7.482cm" svg:y="16.566cm" svg:viewBox="0 0 33 35" svg:d="M16 0c-21 0-21 35 0 35 23 0 23-35 0-35z">
            <text:p/>
          </draw:path>
          <draw:path draw:style-name="gr8" draw:text-style-name="P7" draw:layer="layout" svg:width="0.032cm" svg:height="0.034cm" svg:x="7.482cm" svg:y="17.068cm" svg:viewBox="0 0 33 35" svg:d="M16 0c-21 0-21 35 0 35 23 0 23-35 0-35z">
            <text:p/>
          </draw:path>
          <draw:path draw:style-name="gr8" draw:text-style-name="P7" draw:layer="layout" svg:width="0.032cm" svg:height="0.034cm" svg:x="7.482cm" svg:y="17.57cm" svg:viewBox="0 0 33 35" svg:d="M16 0c-21 0-21 35 0 35 23 0 23-35 0-35z">
            <text:p/>
          </draw:path>
          <draw:path draw:style-name="gr8" draw:text-style-name="P7" draw:layer="layout" svg:width="0.032cm" svg:height="0.034cm" svg:x="7.482cm" svg:y="18.072cm" svg:viewBox="0 0 33 35" svg:d="M16 0c-21 0-21 35 0 35 23 0 23-35 0-35z">
            <text:p/>
          </draw:path>
          <draw:path draw:style-name="gr8" draw:text-style-name="P7" draw:layer="layout" svg:width="0.032cm" svg:height="0.035cm" svg:x="7.482cm" svg:y="18.574cm" svg:viewBox="0 0 33 36" svg:d="M16 0c-21 0-21 36 0 36 23 0 23-36 0-36z">
            <text:p/>
          </draw:path>
          <draw:path draw:style-name="gr8" draw:text-style-name="P7" draw:layer="layout" svg:width="0.032cm" svg:height="0.034cm" svg:x="7.482cm" svg:y="19.077cm" svg:viewBox="0 0 33 35" svg:d="M16 0c-21 0-21 35 0 35 23 0 23-35 0-35z">
            <text:p/>
          </draw:path>
          <draw:path draw:style-name="gr8" draw:text-style-name="P7" draw:layer="layout" svg:width="0.032cm" svg:height="0.034cm" svg:x="7.482cm" svg:y="19.579cm" svg:viewBox="0 0 33 35" svg:d="M16 0c-21 0-21 35 0 35 23 0 23-35 0-35z">
            <text:p/>
          </draw:path>
          <draw:path draw:style-name="gr8" draw:text-style-name="P7" draw:layer="layout" svg:width="0.032cm" svg:height="0.034cm" svg:x="7.482cm" svg:y="20.081cm" svg:viewBox="0 0 33 35" svg:d="M16 0c-21 0-21 35 0 35 23 0 23-35 0-35z">
            <text:p/>
          </draw:path>
          <draw:path draw:style-name="gr8" draw:text-style-name="P7" draw:layer="layout" svg:width="0.032cm" svg:height="0.034cm" svg:x="7.482cm" svg:y="20.583cm" svg:viewBox="0 0 33 35" svg:d="M16 0c-21 0-21 35 0 35 23 0 23-35 0-35z">
            <text:p/>
          </draw:path>
          <draw:path draw:style-name="gr8" draw:text-style-name="P7" draw:layer="layout" svg:width="0.034cm" svg:height="0.035cm" svg:x="7.98cm" svg:y="15.561cm" svg:viewBox="0 0 35 36" svg:d="M17 0c-23 0-23 36 0 36s23-36 0-36z">
            <text:p/>
          </draw:path>
          <draw:path draw:style-name="gr8" draw:text-style-name="P7" draw:layer="layout" svg:width="0.034cm" svg:height="0.034cm" svg:x="7.98cm" svg:y="16.064cm" svg:viewBox="0 0 35 35" svg:d="M17 0c-23 0-23 35 0 35s23-35 0-35z">
            <text:p/>
          </draw:path>
          <draw:path draw:style-name="gr8" draw:text-style-name="P7" draw:layer="layout" svg:width="0.034cm" svg:height="0.034cm" svg:x="7.98cm" svg:y="16.566cm" svg:viewBox="0 0 35 35" svg:d="M17 0c-23 0-23 35 0 35s23-35 0-35z">
            <text:p/>
          </draw:path>
          <draw:path draw:style-name="gr8" draw:text-style-name="P7" draw:layer="layout" svg:width="0.034cm" svg:height="0.034cm" svg:x="7.98cm" svg:y="17.068cm" svg:viewBox="0 0 35 35" svg:d="M17 0c-23 0-23 35 0 35s23-35 0-35z">
            <text:p/>
          </draw:path>
          <draw:path draw:style-name="gr8" draw:text-style-name="P7" draw:layer="layout" svg:width="0.034cm" svg:height="0.034cm" svg:x="7.98cm" svg:y="17.57cm" svg:viewBox="0 0 35 35" svg:d="M17 0c-23 0-23 35 0 35s23-35 0-35z">
            <text:p/>
          </draw:path>
          <draw:path draw:style-name="gr8" draw:text-style-name="P7" draw:layer="layout" svg:width="0.034cm" svg:height="0.034cm" svg:x="7.98cm" svg:y="18.072cm" svg:viewBox="0 0 35 35" svg:d="M17 0c-23 0-23 35 0 35s23-35 0-35z">
            <text:p/>
          </draw:path>
          <draw:path draw:style-name="gr8" draw:text-style-name="P7" draw:layer="layout" svg:width="0.034cm" svg:height="0.035cm" svg:x="7.98cm" svg:y="18.574cm" svg:viewBox="0 0 35 36" svg:d="M17 0c-23 0-23 36 0 36s23-36 0-36z">
            <text:p/>
          </draw:path>
          <draw:path draw:style-name="gr8" draw:text-style-name="P7" draw:layer="layout" svg:width="0.034cm" svg:height="0.034cm" svg:x="7.98cm" svg:y="19.077cm" svg:viewBox="0 0 35 35" svg:d="M17 0c-23 0-23 35 0 35s23-35 0-35z">
            <text:p/>
          </draw:path>
          <draw:path draw:style-name="gr8" draw:text-style-name="P7" draw:layer="layout" svg:width="0.034cm" svg:height="0.034cm" svg:x="7.98cm" svg:y="19.579cm" svg:viewBox="0 0 35 35" svg:d="M17 0c-23 0-23 35 0 35s23-35 0-35z">
            <text:p/>
          </draw:path>
          <draw:path draw:style-name="gr8" draw:text-style-name="P7" draw:layer="layout" svg:width="0.034cm" svg:height="0.034cm" svg:x="7.98cm" svg:y="20.081cm" svg:viewBox="0 0 35 35" svg:d="M17 0c-23 0-23 35 0 35s23-35 0-35z">
            <text:p/>
          </draw:path>
          <draw:path draw:style-name="gr8" draw:text-style-name="P7" draw:layer="layout" svg:width="0.034cm" svg:height="0.034cm" svg:x="7.98cm" svg:y="20.583cm" svg:viewBox="0 0 35 35" svg:d="M17 0c-23 0-23 35 0 35s23-35 0-35z">
            <text:p/>
          </draw:path>
          <draw:path draw:style-name="gr8" draw:text-style-name="P7" draw:layer="layout" svg:width="0.033cm" svg:height="0.035cm" svg:x="8.48cm" svg:y="15.561cm" svg:viewBox="0 0 34 36" svg:d="M17 0c-22 0-23 36 0 36s23-36 0-36z">
            <text:p/>
          </draw:path>
          <draw:path draw:style-name="gr8" draw:text-style-name="P7" draw:layer="layout" svg:width="0.033cm" svg:height="0.034cm" svg:x="8.48cm" svg:y="16.064cm" svg:viewBox="0 0 34 35" svg:d="M17 0c-22 0-23 35 0 35s23-35 0-35z">
            <text:p/>
          </draw:path>
          <draw:path draw:style-name="gr8" draw:text-style-name="P7" draw:layer="layout" svg:width="0.033cm" svg:height="0.034cm" svg:x="8.48cm" svg:y="16.566cm" svg:viewBox="0 0 34 35" svg:d="M17 0c-22 0-23 35 0 35s23-35 0-35z">
            <text:p/>
          </draw:path>
          <draw:path draw:style-name="gr8" draw:text-style-name="P7" draw:layer="layout" svg:width="0.033cm" svg:height="0.034cm" svg:x="8.48cm" svg:y="17.068cm" svg:viewBox="0 0 34 35" svg:d="M17 0c-22 0-23 35 0 35s23-35 0-35z">
            <text:p/>
          </draw:path>
          <draw:path draw:style-name="gr8" draw:text-style-name="P7" draw:layer="layout" svg:width="0.033cm" svg:height="0.034cm" svg:x="8.48cm" svg:y="17.57cm" svg:viewBox="0 0 34 35" svg:d="M17 0c-22 0-23 35 0 35s23-35 0-35z">
            <text:p/>
          </draw:path>
          <draw:path draw:style-name="gr8" draw:text-style-name="P7" draw:layer="layout" svg:width="0.033cm" svg:height="0.034cm" svg:x="8.48cm" svg:y="18.072cm" svg:viewBox="0 0 34 35" svg:d="M17 0c-22 0-23 35 0 35s23-35 0-35z">
            <text:p/>
          </draw:path>
          <draw:path draw:style-name="gr8" draw:text-style-name="P7" draw:layer="layout" svg:width="0.033cm" svg:height="0.035cm" svg:x="8.48cm" svg:y="18.574cm" svg:viewBox="0 0 34 36" svg:d="M17 0c-22 0-23 36 0 36s23-36 0-36z">
            <text:p/>
          </draw:path>
          <draw:path draw:style-name="gr8" draw:text-style-name="P7" draw:layer="layout" svg:width="0.033cm" svg:height="0.034cm" svg:x="8.48cm" svg:y="19.077cm" svg:viewBox="0 0 34 35" svg:d="M17 0c-22 0-23 35 0 35s23-35 0-35z">
            <text:p/>
          </draw:path>
          <draw:path draw:style-name="gr8" draw:text-style-name="P7" draw:layer="layout" svg:width="0.033cm" svg:height="0.034cm" svg:x="8.48cm" svg:y="19.579cm" svg:viewBox="0 0 34 35" svg:d="M17 0c-22 0-23 35 0 35s23-35 0-35z">
            <text:p/>
          </draw:path>
          <draw:path draw:style-name="gr8" draw:text-style-name="P7" draw:layer="layout" svg:width="0.033cm" svg:height="0.034cm" svg:x="8.48cm" svg:y="20.081cm" svg:viewBox="0 0 34 35" svg:d="M17 0c-22 0-23 35 0 35s23-35 0-35z">
            <text:p/>
          </draw:path>
          <draw:path draw:style-name="gr8" draw:text-style-name="P7" draw:layer="layout" svg:width="0.033cm" svg:height="0.034cm" svg:x="8.48cm" svg:y="20.583cm" svg:viewBox="0 0 34 35" svg:d="M17 0c-22 0-23 35 0 35s23-35 0-35z">
            <text:p/>
          </draw:path>
          <draw:path draw:style-name="gr8" draw:text-style-name="P7" draw:layer="layout" svg:width="0.033cm" svg:height="0.035cm" svg:x="8.978cm" svg:y="15.561cm" svg:viewBox="0 0 34 36" svg:d="M17 0c-23 0-23 36 0 36 22 0 22-36 0-36z">
            <text:p/>
          </draw:path>
          <draw:path draw:style-name="gr8" draw:text-style-name="P7" draw:layer="layout" svg:width="0.033cm" svg:height="0.034cm" svg:x="8.978cm" svg:y="16.064cm" svg:viewBox="0 0 34 35" svg:d="M17 0c-23 0-23 35 0 35 22 0 22-35 0-35z">
            <text:p/>
          </draw:path>
          <draw:path draw:style-name="gr8" draw:text-style-name="P7" draw:layer="layout" svg:width="0.033cm" svg:height="0.034cm" svg:x="8.978cm" svg:y="16.566cm" svg:viewBox="0 0 34 35" svg:d="M17 0c-23 0-23 35 0 35 22 0 22-35 0-35z">
            <text:p/>
          </draw:path>
          <draw:path draw:style-name="gr8" draw:text-style-name="P7" draw:layer="layout" svg:width="0.033cm" svg:height="0.034cm" svg:x="8.978cm" svg:y="17.068cm" svg:viewBox="0 0 34 35" svg:d="M17 0c-23 0-23 35 0 35 22 0 22-35 0-35z">
            <text:p/>
          </draw:path>
          <draw:path draw:style-name="gr8" draw:text-style-name="P7" draw:layer="layout" svg:width="0.033cm" svg:height="0.034cm" svg:x="8.978cm" svg:y="17.57cm" svg:viewBox="0 0 34 35" svg:d="M17 0c-23 0-23 35 0 35 22 0 22-35 0-35z">
            <text:p/>
          </draw:path>
          <draw:path draw:style-name="gr8" draw:text-style-name="P7" draw:layer="layout" svg:width="0.033cm" svg:height="0.034cm" svg:x="8.978cm" svg:y="18.072cm" svg:viewBox="0 0 34 35" svg:d="M17 0c-23 0-23 35 0 35 22 0 22-35 0-35z">
            <text:p/>
          </draw:path>
          <draw:path draw:style-name="gr8" draw:text-style-name="P7" draw:layer="layout" svg:width="0.033cm" svg:height="0.035cm" svg:x="8.978cm" svg:y="18.574cm" svg:viewBox="0 0 34 36" svg:d="M17 0c-23 0-23 36 0 36 22 0 22-36 0-36z">
            <text:p/>
          </draw:path>
          <draw:path draw:style-name="gr8" draw:text-style-name="P7" draw:layer="layout" svg:width="0.033cm" svg:height="0.034cm" svg:x="8.978cm" svg:y="19.077cm" svg:viewBox="0 0 34 35" svg:d="M17 0c-23 0-23 35 0 35 22 0 22-35 0-35z">
            <text:p/>
          </draw:path>
          <draw:path draw:style-name="gr8" draw:text-style-name="P7" draw:layer="layout" svg:width="0.033cm" svg:height="0.034cm" svg:x="8.978cm" svg:y="19.579cm" svg:viewBox="0 0 34 35" svg:d="M17 0c-23 0-23 35 0 35 22 0 22-35 0-35z">
            <text:p/>
          </draw:path>
          <draw:path draw:style-name="gr8" draw:text-style-name="P7" draw:layer="layout" svg:width="0.033cm" svg:height="0.034cm" svg:x="8.978cm" svg:y="20.081cm" svg:viewBox="0 0 34 35" svg:d="M17 0c-23 0-23 35 0 35 22 0 22-35 0-35z">
            <text:p/>
          </draw:path>
          <draw:path draw:style-name="gr8" draw:text-style-name="P7" draw:layer="layout" svg:width="0.033cm" svg:height="0.034cm" svg:x="8.978cm" svg:y="20.583cm" svg:viewBox="0 0 34 35" svg:d="M17 0c-23 0-23 35 0 35 22 0 22-35 0-35z">
            <text:p/>
          </draw:path>
          <draw:path draw:style-name="gr8" draw:text-style-name="P7" draw:layer="layout" svg:width="0.034cm" svg:height="0.035cm" svg:x="9.477cm" svg:y="15.561cm" svg:viewBox="0 0 35 36" svg:d="M17 0c-23 0-23 36 0 36s23-36 0-36z">
            <text:p/>
          </draw:path>
          <draw:path draw:style-name="gr8" draw:text-style-name="P7" draw:layer="layout" svg:width="0.034cm" svg:height="0.034cm" svg:x="9.477cm" svg:y="16.064cm" svg:viewBox="0 0 35 35" svg:d="M17 0c-23 0-23 35 0 35s23-35 0-35z">
            <text:p/>
          </draw:path>
          <draw:path draw:style-name="gr8" draw:text-style-name="P7" draw:layer="layout" svg:width="0.034cm" svg:height="0.034cm" svg:x="9.477cm" svg:y="16.566cm" svg:viewBox="0 0 35 35" svg:d="M17 0c-23 0-23 35 0 35s23-35 0-35z">
            <text:p/>
          </draw:path>
          <draw:path draw:style-name="gr8" draw:text-style-name="P7" draw:layer="layout" svg:width="0.034cm" svg:height="0.034cm" svg:x="9.477cm" svg:y="17.068cm" svg:viewBox="0 0 35 35" svg:d="M17 0c-23 0-23 35 0 35s23-35 0-35z">
            <text:p/>
          </draw:path>
          <draw:path draw:style-name="gr8" draw:text-style-name="P7" draw:layer="layout" svg:width="0.034cm" svg:height="0.034cm" svg:x="9.477cm" svg:y="17.57cm" svg:viewBox="0 0 35 35" svg:d="M17 0c-23 0-23 35 0 35s23-35 0-35z">
            <text:p/>
          </draw:path>
          <draw:path draw:style-name="gr8" draw:text-style-name="P7" draw:layer="layout" svg:width="0.034cm" svg:height="0.034cm" svg:x="9.477cm" svg:y="18.072cm" svg:viewBox="0 0 35 35" svg:d="M17 0c-23 0-23 35 0 35s23-35 0-35z">
            <text:p/>
          </draw:path>
          <draw:path draw:style-name="gr8" draw:text-style-name="P7" draw:layer="layout" svg:width="0.034cm" svg:height="0.035cm" svg:x="9.477cm" svg:y="18.574cm" svg:viewBox="0 0 35 36" svg:d="M17 0c-23 0-23 36 0 36s23-36 0-36z">
            <text:p/>
          </draw:path>
          <draw:path draw:style-name="gr8" draw:text-style-name="P7" draw:layer="layout" svg:width="0.034cm" svg:height="0.034cm" svg:x="9.477cm" svg:y="19.077cm" svg:viewBox="0 0 35 35" svg:d="M17 0c-23 0-23 35 0 35s23-35 0-35z">
            <text:p/>
          </draw:path>
          <draw:path draw:style-name="gr8" draw:text-style-name="P7" draw:layer="layout" svg:width="0.034cm" svg:height="0.034cm" svg:x="9.477cm" svg:y="19.579cm" svg:viewBox="0 0 35 35" svg:d="M17 0c-23 0-23 35 0 35s23-35 0-35z">
            <text:p/>
          </draw:path>
          <draw:path draw:style-name="gr8" draw:text-style-name="P7" draw:layer="layout" svg:width="0.034cm" svg:height="0.034cm" svg:x="9.477cm" svg:y="20.081cm" svg:viewBox="0 0 35 35" svg:d="M17 0c-23 0-23 35 0 35s23-35 0-35z">
            <text:p/>
          </draw:path>
          <draw:path draw:style-name="gr8" draw:text-style-name="P7" draw:layer="layout" svg:width="0.034cm" svg:height="0.034cm" svg:x="9.477cm" svg:y="20.583cm" svg:viewBox="0 0 35 35" svg:d="M17 0c-23 0-23 35 0 35s23-35 0-35z">
            <text:p/>
          </draw:path>
          <draw:path draw:style-name="gr8" draw:text-style-name="P7" draw:layer="layout" svg:width="0.034cm" svg:height="0.035cm" svg:x="9.976cm" svg:y="15.561cm" svg:viewBox="0 0 35 36" svg:d="M17 0c-23 0-23 36 0 36s23-36 0-36z">
            <text:p/>
          </draw:path>
          <draw:path draw:style-name="gr8" draw:text-style-name="P7" draw:layer="layout" svg:width="0.034cm" svg:height="0.034cm" svg:x="9.976cm" svg:y="16.064cm" svg:viewBox="0 0 35 35" svg:d="M17 0c-23 0-23 35 0 35s23-35 0-35z">
            <text:p/>
          </draw:path>
          <draw:path draw:style-name="gr8" draw:text-style-name="P7" draw:layer="layout" svg:width="0.034cm" svg:height="0.034cm" svg:x="9.976cm" svg:y="16.566cm" svg:viewBox="0 0 35 35" svg:d="M17 0c-23 0-23 35 0 35s23-35 0-35z">
            <text:p/>
          </draw:path>
          <draw:path draw:style-name="gr8" draw:text-style-name="P7" draw:layer="layout" svg:width="0.034cm" svg:height="0.034cm" svg:x="9.976cm" svg:y="17.068cm" svg:viewBox="0 0 35 35" svg:d="M17 0c-23 0-23 35 0 35s23-35 0-35z">
            <text:p/>
          </draw:path>
          <draw:path draw:style-name="gr8" draw:text-style-name="P7" draw:layer="layout" svg:width="0.034cm" svg:height="0.034cm" svg:x="9.976cm" svg:y="17.57cm" svg:viewBox="0 0 35 35" svg:d="M17 0c-23 0-23 35 0 35s23-35 0-35z">
            <text:p/>
          </draw:path>
          <draw:path draw:style-name="gr8" draw:text-style-name="P7" draw:layer="layout" svg:width="0.034cm" svg:height="0.034cm" svg:x="9.976cm" svg:y="18.072cm" svg:viewBox="0 0 35 35" svg:d="M17 0c-23 0-23 35 0 35s23-35 0-35z">
            <text:p/>
          </draw:path>
          <draw:path draw:style-name="gr8" draw:text-style-name="P7" draw:layer="layout" svg:width="0.034cm" svg:height="0.035cm" svg:x="9.976cm" svg:y="18.574cm" svg:viewBox="0 0 35 36" svg:d="M17 0c-23 0-23 36 0 36s23-36 0-36z">
            <text:p/>
          </draw:path>
          <draw:path draw:style-name="gr8" draw:text-style-name="P7" draw:layer="layout" svg:width="0.034cm" svg:height="0.034cm" svg:x="9.976cm" svg:y="19.077cm" svg:viewBox="0 0 35 35" svg:d="M17 0c-23 0-23 35 0 35s23-35 0-35z">
            <text:p/>
          </draw:path>
          <draw:path draw:style-name="gr8" draw:text-style-name="P7" draw:layer="layout" svg:width="0.034cm" svg:height="0.034cm" svg:x="9.976cm" svg:y="19.579cm" svg:viewBox="0 0 35 35" svg:d="M17 0c-23 0-23 35 0 35s23-35 0-35z">
            <text:p/>
          </draw:path>
          <draw:path draw:style-name="gr8" draw:text-style-name="P7" draw:layer="layout" svg:width="0.034cm" svg:height="0.034cm" svg:x="9.976cm" svg:y="20.081cm" svg:viewBox="0 0 35 35" svg:d="M17 0c-23 0-23 35 0 35s23-35 0-35z">
            <text:p/>
          </draw:path>
          <draw:path draw:style-name="gr8" draw:text-style-name="P7" draw:layer="layout" svg:width="0.034cm" svg:height="0.034cm" svg:x="9.976cm" svg:y="20.583cm" svg:viewBox="0 0 35 35" svg:d="M17 0c-23 0-23 35 0 35s23-35 0-35z">
            <text:p/>
          </draw:path>
          <draw:path draw:style-name="gr8" draw:text-style-name="P7" draw:layer="layout" svg:width="0.032cm" svg:height="0.035cm" svg:x="10.475cm" svg:y="15.561cm" svg:viewBox="0 0 33 36" svg:d="M16 0c-21 0-21 36 0 36 23 0 23-36 0-36z">
            <text:p/>
          </draw:path>
          <draw:path draw:style-name="gr8" draw:text-style-name="P7" draw:layer="layout" svg:width="0.032cm" svg:height="0.034cm" svg:x="10.475cm" svg:y="16.064cm" svg:viewBox="0 0 33 35" svg:d="M16 0c-21 0-21 35 0 35 23 0 23-35 0-35z">
            <text:p/>
          </draw:path>
          <draw:path draw:style-name="gr8" draw:text-style-name="P7" draw:layer="layout" svg:width="0.032cm" svg:height="0.034cm" svg:x="10.475cm" svg:y="16.566cm" svg:viewBox="0 0 33 35" svg:d="M16 0c-21 0-21 35 0 35 23 0 23-35 0-35z">
            <text:p/>
          </draw:path>
          <draw:path draw:style-name="gr8" draw:text-style-name="P7" draw:layer="layout" svg:width="0.032cm" svg:height="0.034cm" svg:x="10.475cm" svg:y="17.068cm" svg:viewBox="0 0 33 35" svg:d="M16 0c-21 0-21 35 0 35 23 0 23-35 0-35z">
            <text:p/>
          </draw:path>
          <draw:path draw:style-name="gr8" draw:text-style-name="P7" draw:layer="layout" svg:width="0.032cm" svg:height="0.034cm" svg:x="10.475cm" svg:y="17.57cm" svg:viewBox="0 0 33 35" svg:d="M16 0c-21 0-21 35 0 35 23 0 23-35 0-35z">
            <text:p/>
          </draw:path>
          <draw:path draw:style-name="gr8" draw:text-style-name="P7" draw:layer="layout" svg:width="0.032cm" svg:height="0.034cm" svg:x="10.475cm" svg:y="18.072cm" svg:viewBox="0 0 33 35" svg:d="M16 0c-21 0-21 35 0 35 23 0 23-35 0-35z">
            <text:p/>
          </draw:path>
          <draw:path draw:style-name="gr8" draw:text-style-name="P7" draw:layer="layout" svg:width="0.032cm" svg:height="0.035cm" svg:x="10.475cm" svg:y="18.574cm" svg:viewBox="0 0 33 36" svg:d="M16 0c-21 0-21 36 0 36 23 0 23-36 0-36z">
            <text:p/>
          </draw:path>
          <draw:path draw:style-name="gr8" draw:text-style-name="P7" draw:layer="layout" svg:width="0.032cm" svg:height="0.034cm" svg:x="10.475cm" svg:y="19.077cm" svg:viewBox="0 0 33 35" svg:d="M16 0c-21 0-21 35 0 35 23 0 23-35 0-35z">
            <text:p/>
          </draw:path>
          <draw:path draw:style-name="gr8" draw:text-style-name="P7" draw:layer="layout" svg:width="0.032cm" svg:height="0.034cm" svg:x="10.475cm" svg:y="19.579cm" svg:viewBox="0 0 33 35" svg:d="M16 0c-21 0-21 35 0 35 23 0 23-35 0-35z">
            <text:p/>
          </draw:path>
          <draw:path draw:style-name="gr8" draw:text-style-name="P7" draw:layer="layout" svg:width="0.032cm" svg:height="0.034cm" svg:x="10.475cm" svg:y="20.081cm" svg:viewBox="0 0 33 35" svg:d="M16 0c-21 0-21 35 0 35 23 0 23-35 0-35z">
            <text:p/>
          </draw:path>
          <draw:path draw:style-name="gr8" draw:text-style-name="P7" draw:layer="layout" svg:width="0.032cm" svg:height="0.034cm" svg:x="10.475cm" svg:y="20.583cm" svg:viewBox="0 0 33 35" svg:d="M16 0c-21 0-21 35 0 35 23 0 23-35 0-35z">
            <text:p/>
          </draw:path>
          <draw:path draw:style-name="gr8" draw:text-style-name="P7" draw:layer="layout" svg:width="0.033cm" svg:height="0.035cm" svg:x="10.975cm" svg:y="15.561cm" svg:viewBox="0 0 34 36" svg:d="M17 0c-23 0-23 36 0 36 22 0 22-36 0-36z">
            <text:p/>
          </draw:path>
          <draw:path draw:style-name="gr8" draw:text-style-name="P7" draw:layer="layout" svg:width="0.033cm" svg:height="0.034cm" svg:x="10.975cm" svg:y="16.064cm" svg:viewBox="0 0 34 35" svg:d="M17 0c-23 0-23 35 0 35 22 0 22-35 0-35z">
            <text:p/>
          </draw:path>
          <draw:path draw:style-name="gr8" draw:text-style-name="P7" draw:layer="layout" svg:width="0.033cm" svg:height="0.034cm" svg:x="10.975cm" svg:y="16.566cm" svg:viewBox="0 0 34 35" svg:d="M17 0c-23 0-23 35 0 35 22 0 22-35 0-35z">
            <text:p/>
          </draw:path>
          <draw:path draw:style-name="gr8" draw:text-style-name="P7" draw:layer="layout" svg:width="0.033cm" svg:height="0.034cm" svg:x="10.975cm" svg:y="17.068cm" svg:viewBox="0 0 34 35" svg:d="M17 0c-23 0-23 35 0 35 22 0 22-35 0-35z">
            <text:p/>
          </draw:path>
          <draw:path draw:style-name="gr8" draw:text-style-name="P7" draw:layer="layout" svg:width="0.033cm" svg:height="0.034cm" svg:x="10.975cm" svg:y="17.57cm" svg:viewBox="0 0 34 35" svg:d="M17 0c-23 0-23 35 0 35 22 0 22-35 0-35z">
            <text:p/>
          </draw:path>
          <draw:path draw:style-name="gr8" draw:text-style-name="P7" draw:layer="layout" svg:width="0.033cm" svg:height="0.034cm" svg:x="10.975cm" svg:y="18.072cm" svg:viewBox="0 0 34 35" svg:d="M17 0c-23 0-23 35 0 35 22 0 22-35 0-35z">
            <text:p/>
          </draw:path>
          <draw:path draw:style-name="gr8" draw:text-style-name="P7" draw:layer="layout" svg:width="0.033cm" svg:height="0.035cm" svg:x="10.975cm" svg:y="18.574cm" svg:viewBox="0 0 34 36" svg:d="M17 0c-23 0-23 36 0 36 22 0 22-36 0-36z">
            <text:p/>
          </draw:path>
          <draw:path draw:style-name="gr8" draw:text-style-name="P7" draw:layer="layout" svg:width="0.033cm" svg:height="0.034cm" svg:x="10.975cm" svg:y="19.077cm" svg:viewBox="0 0 34 35" svg:d="M17 0c-23 0-23 35 0 35 22 0 22-35 0-35z">
            <text:p/>
          </draw:path>
          <draw:path draw:style-name="gr8" draw:text-style-name="P7" draw:layer="layout" svg:width="0.033cm" svg:height="0.034cm" svg:x="10.975cm" svg:y="19.579cm" svg:viewBox="0 0 34 35" svg:d="M17 0c-23 0-23 35 0 35 22 0 22-35 0-35z">
            <text:p/>
          </draw:path>
          <draw:path draw:style-name="gr8" draw:text-style-name="P7" draw:layer="layout" svg:width="0.033cm" svg:height="0.034cm" svg:x="10.975cm" svg:y="20.081cm" svg:viewBox="0 0 34 35" svg:d="M17 0c-23 0-23 35 0 35 22 0 22-35 0-35z">
            <text:p/>
          </draw:path>
          <draw:path draw:style-name="gr8" draw:text-style-name="P7" draw:layer="layout" svg:width="0.033cm" svg:height="0.034cm" svg:x="10.975cm" svg:y="20.583cm" svg:viewBox="0 0 34 35" svg:d="M17 0c-23 0-23 35 0 35 22 0 22-35 0-35z">
            <text:p/>
          </draw:path>
          <draw:path draw:style-name="gr8" draw:text-style-name="P7" draw:layer="layout" svg:width="0.033cm" svg:height="0.035cm" svg:x="11.473cm" svg:y="15.561cm" svg:viewBox="0 0 34 36" svg:d="M17 0c-23 0-23 36 0 36 22 0 22-36 0-36z">
            <text:p/>
          </draw:path>
          <draw:path draw:style-name="gr8" draw:text-style-name="P7" draw:layer="layout" svg:width="0.033cm" svg:height="0.034cm" svg:x="11.473cm" svg:y="16.064cm" svg:viewBox="0 0 34 35" svg:d="M17 0c-23 0-23 35 0 35 22 0 22-35 0-35z">
            <text:p/>
          </draw:path>
          <draw:path draw:style-name="gr8" draw:text-style-name="P7" draw:layer="layout" svg:width="0.033cm" svg:height="0.034cm" svg:x="11.473cm" svg:y="16.566cm" svg:viewBox="0 0 34 35" svg:d="M17 0c-23 0-23 35 0 35 22 0 22-35 0-35z">
            <text:p/>
          </draw:path>
          <draw:path draw:style-name="gr8" draw:text-style-name="P7" draw:layer="layout" svg:width="0.033cm" svg:height="0.034cm" svg:x="11.473cm" svg:y="17.068cm" svg:viewBox="0 0 34 35" svg:d="M17 0c-23 0-23 35 0 35 22 0 22-35 0-35z">
            <text:p/>
          </draw:path>
          <draw:path draw:style-name="gr8" draw:text-style-name="P7" draw:layer="layout" svg:width="0.033cm" svg:height="0.034cm" svg:x="11.473cm" svg:y="17.57cm" svg:viewBox="0 0 34 35" svg:d="M17 0c-23 0-23 35 0 35 22 0 22-35 0-35z">
            <text:p/>
          </draw:path>
          <draw:path draw:style-name="gr8" draw:text-style-name="P7" draw:layer="layout" svg:width="0.033cm" svg:height="0.034cm" svg:x="11.473cm" svg:y="18.072cm" svg:viewBox="0 0 34 35" svg:d="M17 0c-23 0-23 35 0 35 22 0 22-35 0-35z">
            <text:p/>
          </draw:path>
          <draw:path draw:style-name="gr8" draw:text-style-name="P7" draw:layer="layout" svg:width="0.033cm" svg:height="0.035cm" svg:x="11.473cm" svg:y="18.574cm" svg:viewBox="0 0 34 36" svg:d="M17 0c-23 0-23 36 0 36 22 0 22-36 0-36z">
            <text:p/>
          </draw:path>
          <draw:path draw:style-name="gr8" draw:text-style-name="P7" draw:layer="layout" svg:width="0.033cm" svg:height="0.034cm" svg:x="11.473cm" svg:y="19.077cm" svg:viewBox="0 0 34 35" svg:d="M17 0c-23 0-23 35 0 35 22 0 22-35 0-35z">
            <text:p/>
          </draw:path>
          <draw:path draw:style-name="gr8" draw:text-style-name="P7" draw:layer="layout" svg:width="0.033cm" svg:height="0.034cm" svg:x="11.473cm" svg:y="19.579cm" svg:viewBox="0 0 34 35" svg:d="M17 0c-23 0-23 35 0 35 22 0 22-35 0-35z">
            <text:p/>
          </draw:path>
          <draw:path draw:style-name="gr8" draw:text-style-name="P7" draw:layer="layout" svg:width="0.033cm" svg:height="0.034cm" svg:x="11.473cm" svg:y="20.081cm" svg:viewBox="0 0 34 35" svg:d="M17 0c-23 0-23 35 0 35 22 0 22-35 0-35z">
            <text:p/>
          </draw:path>
          <draw:path draw:style-name="gr8" draw:text-style-name="P7" draw:layer="layout" svg:width="0.033cm" svg:height="0.034cm" svg:x="11.473cm" svg:y="20.583cm" svg:viewBox="0 0 34 35" svg:d="M17 0c-23 0-23 35 0 35 22 0 22-35 0-35z">
            <text:p/>
          </draw:path>
          <draw:path draw:style-name="gr8" draw:text-style-name="P7" draw:layer="layout" svg:width="0.033cm" svg:height="0.035cm" svg:x="11.972cm" svg:y="15.561cm" svg:viewBox="0 0 34 36" svg:d="M17 0c-23 0-23 36 0 36 22 0 22-36 0-36z">
            <text:p/>
          </draw:path>
          <draw:path draw:style-name="gr8" draw:text-style-name="P7" draw:layer="layout" svg:width="0.033cm" svg:height="0.034cm" svg:x="11.972cm" svg:y="16.064cm" svg:viewBox="0 0 34 35" svg:d="M17 0c-23 0-23 35 0 35 22 0 22-35 0-35z">
            <text:p/>
          </draw:path>
          <draw:path draw:style-name="gr8" draw:text-style-name="P7" draw:layer="layout" svg:width="0.033cm" svg:height="0.034cm" svg:x="11.972cm" svg:y="16.566cm" svg:viewBox="0 0 34 35" svg:d="M17 0c-23 0-23 35 0 35 22 0 22-35 0-35z">
            <text:p/>
          </draw:path>
          <draw:path draw:style-name="gr8" draw:text-style-name="P7" draw:layer="layout" svg:width="0.033cm" svg:height="0.034cm" svg:x="11.972cm" svg:y="17.068cm" svg:viewBox="0 0 34 35" svg:d="M17 0c-23 0-23 35 0 35 22 0 22-35 0-35z">
            <text:p/>
          </draw:path>
          <draw:path draw:style-name="gr8" draw:text-style-name="P7" draw:layer="layout" svg:width="0.033cm" svg:height="0.034cm" svg:x="11.972cm" svg:y="17.57cm" svg:viewBox="0 0 34 35" svg:d="M17 0c-23 0-23 35 0 35 22 0 22-35 0-35z">
            <text:p/>
          </draw:path>
          <draw:path draw:style-name="gr8" draw:text-style-name="P7" draw:layer="layout" svg:width="0.033cm" svg:height="0.034cm" svg:x="11.972cm" svg:y="18.072cm" svg:viewBox="0 0 34 35" svg:d="M17 0c-23 0-23 35 0 35 22 0 22-35 0-35z">
            <text:p/>
          </draw:path>
          <draw:path draw:style-name="gr8" draw:text-style-name="P7" draw:layer="layout" svg:width="0.033cm" svg:height="0.035cm" svg:x="11.972cm" svg:y="18.574cm" svg:viewBox="0 0 34 36" svg:d="M17 0c-23 0-23 36 0 36 22 0 22-36 0-36z">
            <text:p/>
          </draw:path>
          <draw:path draw:style-name="gr8" draw:text-style-name="P7" draw:layer="layout" svg:width="0.033cm" svg:height="0.034cm" svg:x="11.972cm" svg:y="19.077cm" svg:viewBox="0 0 34 35" svg:d="M17 0c-23 0-23 35 0 35 22 0 22-35 0-35z">
            <text:p/>
          </draw:path>
          <draw:path draw:style-name="gr8" draw:text-style-name="P7" draw:layer="layout" svg:width="0.033cm" svg:height="0.034cm" svg:x="11.972cm" svg:y="19.579cm" svg:viewBox="0 0 34 35" svg:d="M17 0c-23 0-23 35 0 35 22 0 22-35 0-35z">
            <text:p/>
          </draw:path>
          <draw:path draw:style-name="gr8" draw:text-style-name="P7" draw:layer="layout" svg:width="0.033cm" svg:height="0.034cm" svg:x="11.972cm" svg:y="20.081cm" svg:viewBox="0 0 34 35" svg:d="M17 0c-23 0-23 35 0 35 22 0 22-35 0-35z">
            <text:p/>
          </draw:path>
          <draw:path draw:style-name="gr8" draw:text-style-name="P7" draw:layer="layout" svg:width="0.033cm" svg:height="0.034cm" svg:x="11.972cm" svg:y="20.583cm" svg:viewBox="0 0 34 35" svg:d="M17 0c-23 0-23 35 0 35 22 0 22-35 0-35z">
            <text:p/>
          </draw:path>
          <draw:path draw:style-name="gr8" draw:text-style-name="P7" draw:layer="layout" svg:width="0.034cm" svg:height="0.035cm" svg:x="12.47cm" svg:y="15.561cm" svg:viewBox="0 0 35 36" svg:d="M17 0c-23 0-23 36 0 36s23-36 0-36z">
            <text:p/>
          </draw:path>
          <draw:path draw:style-name="gr8" draw:text-style-name="P7" draw:layer="layout" svg:width="0.034cm" svg:height="0.034cm" svg:x="12.47cm" svg:y="16.064cm" svg:viewBox="0 0 35 35" svg:d="M17 0c-23 0-23 35 0 35s23-35 0-35z">
            <text:p/>
          </draw:path>
          <draw:path draw:style-name="gr8" draw:text-style-name="P7" draw:layer="layout" svg:width="0.034cm" svg:height="0.034cm" svg:x="12.47cm" svg:y="16.566cm" svg:viewBox="0 0 35 35" svg:d="M17 0c-23 0-23 35 0 35s23-35 0-35z">
            <text:p/>
          </draw:path>
          <draw:path draw:style-name="gr8" draw:text-style-name="P7" draw:layer="layout" svg:width="0.034cm" svg:height="0.034cm" svg:x="12.47cm" svg:y="17.068cm" svg:viewBox="0 0 35 35" svg:d="M17 0c-23 0-23 35 0 35s23-35 0-35z">
            <text:p/>
          </draw:path>
          <draw:path draw:style-name="gr8" draw:text-style-name="P7" draw:layer="layout" svg:width="0.034cm" svg:height="0.034cm" svg:x="12.47cm" svg:y="17.57cm" svg:viewBox="0 0 35 35" svg:d="M17 0c-23 0-23 35 0 35s23-35 0-35z">
            <text:p/>
          </draw:path>
          <draw:path draw:style-name="gr8" draw:text-style-name="P7" draw:layer="layout" svg:width="0.034cm" svg:height="0.034cm" svg:x="12.47cm" svg:y="18.072cm" svg:viewBox="0 0 35 35" svg:d="M17 0c-23 0-23 35 0 35s23-35 0-35z">
            <text:p/>
          </draw:path>
          <draw:path draw:style-name="gr8" draw:text-style-name="P7" draw:layer="layout" svg:width="0.034cm" svg:height="0.035cm" svg:x="12.47cm" svg:y="18.574cm" svg:viewBox="0 0 35 36" svg:d="M17 0c-23 0-23 36 0 36s23-36 0-36z">
            <text:p/>
          </draw:path>
          <draw:path draw:style-name="gr8" draw:text-style-name="P7" draw:layer="layout" svg:width="0.034cm" svg:height="0.034cm" svg:x="12.47cm" svg:y="19.077cm" svg:viewBox="0 0 35 35" svg:d="M17 0c-23 0-23 35 0 35s23-35 0-35z">
            <text:p/>
          </draw:path>
          <draw:path draw:style-name="gr8" draw:text-style-name="P7" draw:layer="layout" svg:width="0.034cm" svg:height="0.034cm" svg:x="12.47cm" svg:y="19.579cm" svg:viewBox="0 0 35 35" svg:d="M17 0c-23 0-23 35 0 35s23-35 0-35z">
            <text:p/>
          </draw:path>
          <draw:path draw:style-name="gr8" draw:text-style-name="P7" draw:layer="layout" svg:width="0.034cm" svg:height="0.034cm" svg:x="12.47cm" svg:y="20.081cm" svg:viewBox="0 0 35 35" svg:d="M17 0c-23 0-23 35 0 35s23-35 0-35z">
            <text:p/>
          </draw:path>
          <draw:path draw:style-name="gr8" draw:text-style-name="P7" draw:layer="layout" svg:width="0.034cm" svg:height="0.034cm" svg:x="12.47cm" svg:y="20.583cm" svg:viewBox="0 0 35 35" svg:d="M17 0c-23 0-23 35 0 35s23-35 0-35z">
            <text:p/>
          </draw:path>
          <draw:path draw:style-name="gr8" draw:text-style-name="P7" draw:layer="layout" svg:width="0.033cm" svg:height="0.035cm" svg:x="12.97cm" svg:y="15.561cm" svg:viewBox="0 0 34 36" svg:d="M17 0c-23 0-23 36 0 36 22 0 22-36 0-36z">
            <text:p/>
          </draw:path>
          <draw:path draw:style-name="gr8" draw:text-style-name="P7" draw:layer="layout" svg:width="0.033cm" svg:height="0.034cm" svg:x="12.97cm" svg:y="16.064cm" svg:viewBox="0 0 34 35" svg:d="M17 0c-23 0-23 35 0 35 22 0 22-35 0-35z">
            <text:p/>
          </draw:path>
          <draw:path draw:style-name="gr8" draw:text-style-name="P7" draw:layer="layout" svg:width="0.033cm" svg:height="0.034cm" svg:x="12.97cm" svg:y="16.566cm" svg:viewBox="0 0 34 35" svg:d="M17 0c-23 0-23 35 0 35 22 0 22-35 0-35z">
            <text:p/>
          </draw:path>
          <draw:path draw:style-name="gr8" draw:text-style-name="P7" draw:layer="layout" svg:width="0.033cm" svg:height="0.034cm" svg:x="12.97cm" svg:y="17.068cm" svg:viewBox="0 0 34 35" svg:d="M17 0c-23 0-23 35 0 35 22 0 22-35 0-35z">
            <text:p/>
          </draw:path>
          <draw:path draw:style-name="gr8" draw:text-style-name="P7" draw:layer="layout" svg:width="0.033cm" svg:height="0.034cm" svg:x="12.97cm" svg:y="17.57cm" svg:viewBox="0 0 34 35" svg:d="M17 0c-23 0-23 35 0 35 22 0 22-35 0-35z">
            <text:p/>
          </draw:path>
          <draw:path draw:style-name="gr8" draw:text-style-name="P7" draw:layer="layout" svg:width="0.033cm" svg:height="0.034cm" svg:x="12.97cm" svg:y="18.072cm" svg:viewBox="0 0 34 35" svg:d="M17 0c-23 0-23 35 0 35 22 0 22-35 0-35z">
            <text:p/>
          </draw:path>
          <draw:path draw:style-name="gr8" draw:text-style-name="P7" draw:layer="layout" svg:width="0.033cm" svg:height="0.035cm" svg:x="12.97cm" svg:y="18.574cm" svg:viewBox="0 0 34 36" svg:d="M17 0c-23 0-23 36 0 36 22 0 22-36 0-36z">
            <text:p/>
          </draw:path>
          <draw:path draw:style-name="gr8" draw:text-style-name="P7" draw:layer="layout" svg:width="0.033cm" svg:height="0.034cm" svg:x="12.97cm" svg:y="19.077cm" svg:viewBox="0 0 34 35" svg:d="M17 0c-23 0-23 35 0 35 22 0 22-35 0-35z">
            <text:p/>
          </draw:path>
          <draw:path draw:style-name="gr8" draw:text-style-name="P7" draw:layer="layout" svg:width="0.033cm" svg:height="0.034cm" svg:x="12.97cm" svg:y="19.579cm" svg:viewBox="0 0 34 35" svg:d="M17 0c-23 0-23 35 0 35 22 0 22-35 0-35z">
            <text:p/>
          </draw:path>
          <draw:path draw:style-name="gr8" draw:text-style-name="P7" draw:layer="layout" svg:width="0.033cm" svg:height="0.034cm" svg:x="12.97cm" svg:y="20.081cm" svg:viewBox="0 0 34 35" svg:d="M17 0c-23 0-23 35 0 35 22 0 22-35 0-35z">
            <text:p/>
          </draw:path>
          <draw:path draw:style-name="gr8" draw:text-style-name="P7" draw:layer="layout" svg:width="0.033cm" svg:height="0.034cm" svg:x="12.97cm" svg:y="20.583cm" svg:viewBox="0 0 34 35" svg:d="M17 0c-23 0-23 35 0 35 22 0 22-35 0-35z">
            <text:p/>
          </draw:path>
          <draw:path draw:style-name="gr8" draw:text-style-name="P7" draw:layer="layout" svg:width="0.032cm" svg:height="0.035cm" svg:x="13.469cm" svg:y="15.561cm" svg:viewBox="0 0 33 36" svg:d="M16 0c-21 0-21 36 0 36 23 0 23-36 0-36z">
            <text:p/>
          </draw:path>
          <draw:path draw:style-name="gr8" draw:text-style-name="P7" draw:layer="layout" svg:width="0.032cm" svg:height="0.034cm" svg:x="13.469cm" svg:y="16.064cm" svg:viewBox="0 0 33 35" svg:d="M16 0c-21 0-21 35 0 35 23 0 23-35 0-35z">
            <text:p/>
          </draw:path>
          <draw:path draw:style-name="gr8" draw:text-style-name="P7" draw:layer="layout" svg:width="0.032cm" svg:height="0.034cm" svg:x="13.469cm" svg:y="16.566cm" svg:viewBox="0 0 33 35" svg:d="M16 0c-21 0-21 35 0 35 23 0 23-35 0-35z">
            <text:p/>
          </draw:path>
          <draw:path draw:style-name="gr8" draw:text-style-name="P7" draw:layer="layout" svg:width="0.032cm" svg:height="0.034cm" svg:x="13.469cm" svg:y="17.068cm" svg:viewBox="0 0 33 35" svg:d="M16 0c-21 0-21 35 0 35 23 0 23-35 0-35z">
            <text:p/>
          </draw:path>
          <draw:path draw:style-name="gr8" draw:text-style-name="P7" draw:layer="layout" svg:width="0.032cm" svg:height="0.034cm" svg:x="13.469cm" svg:y="17.57cm" svg:viewBox="0 0 33 35" svg:d="M16 0c-21 0-21 35 0 35 23 0 23-35 0-35z">
            <text:p/>
          </draw:path>
          <draw:path draw:style-name="gr8" draw:text-style-name="P7" draw:layer="layout" svg:width="0.032cm" svg:height="0.034cm" svg:x="13.469cm" svg:y="18.072cm" svg:viewBox="0 0 33 35" svg:d="M16 0c-21 0-21 35 0 35 23 0 23-35 0-35z">
            <text:p/>
          </draw:path>
          <draw:path draw:style-name="gr8" draw:text-style-name="P7" draw:layer="layout" svg:width="0.032cm" svg:height="0.035cm" svg:x="13.469cm" svg:y="18.574cm" svg:viewBox="0 0 33 36" svg:d="M16 0c-21 0-21 36 0 36 23 0 23-36 0-36z">
            <text:p/>
          </draw:path>
          <draw:path draw:style-name="gr8" draw:text-style-name="P7" draw:layer="layout" svg:width="0.032cm" svg:height="0.034cm" svg:x="13.469cm" svg:y="19.077cm" svg:viewBox="0 0 33 35" svg:d="M16 0c-21 0-21 35 0 35 23 0 23-35 0-35z">
            <text:p/>
          </draw:path>
          <draw:path draw:style-name="gr8" draw:text-style-name="P7" draw:layer="layout" svg:width="0.032cm" svg:height="0.034cm" svg:x="13.469cm" svg:y="19.579cm" svg:viewBox="0 0 33 35" svg:d="M16 0c-21 0-21 35 0 35 23 0 23-35 0-35z">
            <text:p/>
          </draw:path>
          <draw:path draw:style-name="gr8" draw:text-style-name="P7" draw:layer="layout" svg:width="0.032cm" svg:height="0.034cm" svg:x="13.469cm" svg:y="20.081cm" svg:viewBox="0 0 33 35" svg:d="M16 0c-21 0-21 35 0 35 23 0 23-35 0-35z">
            <text:p/>
          </draw:path>
          <draw:path draw:style-name="gr8" draw:text-style-name="P7" draw:layer="layout" svg:width="0.032cm" svg:height="0.034cm" svg:x="13.469cm" svg:y="20.583cm" svg:viewBox="0 0 33 35" svg:d="M16 0c-21 0-21 35 0 35 23 0 23-35 0-35z">
            <text:p/>
          </draw:path>
          <draw:frame draw:style-name="gr7" draw:text-style-name="P8" draw:layer="layout" svg:width="1.316cm" svg:height="0.671cm" svg:x="1.262cm" svg:y="15.378cm">
            <draw:text-box>
              <text:p text:style-name="P2"><text:span text:style-name="T5">Notas</text:span></text:p>
            </draw:text-box>
          </draw:frame>
          <draw:path draw:style-name="gr8" draw:text-style-name="P7" draw:layer="layout" svg:width="0.034cm" svg:height="0.034cm" svg:x="0.998cm" svg:y="16.063cm" svg:viewBox="0 0 35 35" svg:d="M17 0c-23 0-23 35 0 35s23-35 0-35z">
            <text:p/>
          </draw:path>
          <draw:path draw:style-name="gr8" draw:text-style-name="P7" draw:layer="layout" svg:width="0.034cm" svg:height="0.034cm" svg:x="0.998cm" svg:y="16.565cm" svg:viewBox="0 0 35 35" svg:d="M17 0c-23 0-23 35 0 35s23-35 0-35z">
            <text:p/>
          </draw:path>
          <draw:path draw:style-name="gr8" draw:text-style-name="P7" draw:layer="layout" svg:width="0.034cm" svg:height="0.034cm" svg:x="0.998cm" svg:y="17.067cm" svg:viewBox="0 0 35 35" svg:d="M17 0c-23 0-23 35 0 35s23-35 0-35z">
            <text:p/>
          </draw:path>
          <draw:path draw:style-name="gr8" draw:text-style-name="P7" draw:layer="layout" svg:width="0.034cm" svg:height="0.034cm" svg:x="0.998cm" svg:y="17.569cm" svg:viewBox="0 0 35 35" svg:d="M17 0c-23 0-23 35 0 35s23-35 0-35z">
            <text:p/>
          </draw:path>
          <draw:path draw:style-name="gr8" draw:text-style-name="P7" draw:layer="layout" svg:width="0.034cm" svg:height="0.034cm" svg:x="0.998cm" svg:y="18.071cm" svg:viewBox="0 0 35 35" svg:d="M17 0c-23 0-23 35 0 35s23-35 0-35z">
            <text:p/>
          </draw:path>
          <draw:path draw:style-name="gr8" draw:text-style-name="P7" draw:layer="layout" svg:width="0.034cm" svg:height="0.035cm" svg:x="0.998cm" svg:y="18.573cm" svg:viewBox="0 0 35 36" svg:d="M17 0c-23 0-23 36 0 36s23-36 0-36z">
            <text:p/>
          </draw:path>
          <draw:path draw:style-name="gr8" draw:text-style-name="P7" draw:layer="layout" svg:width="0.034cm" svg:height="0.034cm" svg:x="0.998cm" svg:y="19.076cm" svg:viewBox="0 0 35 35" svg:d="M17 0c-23 0-23 35 0 35s23-35 0-35z">
            <text:p/>
          </draw:path>
          <draw:path draw:style-name="gr8" draw:text-style-name="P7" draw:layer="layout" svg:width="0.034cm" svg:height="0.034cm" svg:x="0.998cm" svg:y="19.578cm" svg:viewBox="0 0 35 35" svg:d="M17 0c-23 0-23 35 0 35s23-35 0-35z">
            <text:p/>
          </draw:path>
          <draw:path draw:style-name="gr8" draw:text-style-name="P7" draw:layer="layout" svg:width="0.034cm" svg:height="0.034cm" svg:x="0.998cm" svg:y="20.08cm" svg:viewBox="0 0 35 35" svg:d="M17 0c-23 0-23 35 0 35s23-35 0-35z">
            <text:p/>
          </draw:path>
          <draw:path draw:style-name="gr8" draw:text-style-name="P7" draw:layer="layout" svg:width="0.034cm" svg:height="0.034cm" svg:x="0.998cm" svg:y="20.582cm" svg:viewBox="0 0 35 35" svg:d="M17 0c-23 0-23 35 0 35s23-35 0-35z">
            <text:p/>
          </draw:path>
        </draw:g>
      </draw:page>
      <draw:page draw:name="page9" draw:style-name="dp1" draw:master-page-name="master-page34">
        <draw:path draw:style-name="gr29" draw:text-style-name="P12" draw:layer="layout" svg:width="12.75cm" svg:height="11.258cm" svg:x="14.489cm" svg:y="2.663cm" svg:viewBox="0 0 12751 11259" svg:d="M0 0h12751M0 865h12751M0 1732h12751M0 2598h12751M0 3464h12751M0 4331h12751M0 5197h12751M0 6062h12751M0 6929h12751M0 7794h12751M0 8661h12751M0 9527h12751M0 10392h12751M0 11259h12751">
          <text:p/>
        </draw:path>
        <draw:frame draw:style-name="gr2" draw:text-style-name="P3" draw:layer="layout" svg:width="3.037cm" svg:height="0.398cm" svg:x="14.578cm" svg:y="1.371cm">
          <draw:text-box>
            <text:p text:style-name="P2"><text:span text:style-name="T1"><text:s text:c="30"/></text:span></text:p>
          </draw:text-box>
        </draw:frame>
        <draw:path draw:style-name="gr31" draw:text-style-name="P12" draw:layer="layout" svg:width="13.285cm" svg:height="13.535cm" svg:x="13.954cm" svg:y="1.261cm" svg:viewBox="0 0 13286 13536" svg:d="M0 0h13282M5 699h13281M0 13536h13282">
          <text:p/>
        </draw:path>
        <draw:g>
          <draw:frame draw:style-name="gr36" draw:text-style-name="P3" draw:layer="layout" svg:width="0.508cm" svg:height="0.398cm" svg:x="14.62cm" svg:y="2.042cm">
            <draw:text-box>
              <text:p text:style-name="P2"><text:span text:style-name="T10">8 <text:s text:c="2"/></text:span></text:p>
            </draw:text-box>
          </draw:frame>
          <draw:frame draw:style-name="gr36" draw:text-style-name="P3" draw:layer="layout" svg:width="0.508cm" svg:height="0.398cm" svg:x="14.62cm" svg:y="2.916cm">
            <draw:text-box>
              <text:p text:style-name="P2"><text:span text:style-name="T10">9 <text:s text:c="2"/></text:span></text:p>
            </draw:text-box>
          </draw:frame>
          <draw:frame draw:style-name="gr37" draw:text-style-name="P3" draw:layer="layout" svg:width="0.406cm" svg:height="0.398cm" svg:x="14.62cm" svg:y="3.788cm">
            <draw:text-box>
              <text:p text:style-name="P2"><text:span text:style-name="T10">10</text:span></text:p>
            </draw:text-box>
          </draw:frame>
          <draw:frame draw:style-name="gr37" draw:text-style-name="P3" draw:layer="layout" svg:width="0.406cm" svg:height="0.398cm" svg:x="14.62cm" svg:y="4.661cm">
            <draw:text-box>
              <text:p text:style-name="P2"><text:span text:style-name="T10">11</text:span></text:p>
            </draw:text-box>
          </draw:frame>
          <draw:frame draw:style-name="gr37" draw:text-style-name="P3" draw:layer="layout" svg:width="0.406cm" svg:height="0.398cm" svg:x="14.62cm" svg:y="5.534cm">
            <draw:text-box>
              <text:p text:style-name="P2"><text:span text:style-name="T10">12</text:span></text:p>
            </draw:text-box>
          </draw:frame>
          <draw:frame draw:style-name="gr37" draw:text-style-name="P3" draw:layer="layout" svg:width="0.406cm" svg:height="0.398cm" svg:x="14.62cm" svg:y="6.407cm">
            <draw:text-box>
              <text:p text:style-name="P2"><text:span text:style-name="T10">13</text:span></text:p>
            </draw:text-box>
          </draw:frame>
          <draw:frame draw:style-name="gr37" draw:text-style-name="P3" draw:layer="layout" svg:width="0.406cm" svg:height="0.398cm" svg:x="14.62cm" svg:y="7.28cm">
            <draw:text-box>
              <text:p text:style-name="P2"><text:span text:style-name="T10">14</text:span></text:p>
            </draw:text-box>
          </draw:frame>
          <draw:frame draw:style-name="gr37" draw:text-style-name="P3" draw:layer="layout" svg:width="0.406cm" svg:height="0.398cm" svg:x="14.62cm" svg:y="8.152cm">
            <draw:text-box>
              <text:p text:style-name="P2"><text:span text:style-name="T10">15</text:span></text:p>
            </draw:text-box>
          </draw:frame>
          <draw:frame draw:style-name="gr37" draw:text-style-name="P3" draw:layer="layout" svg:width="0.406cm" svg:height="0.398cm" svg:x="14.62cm" svg:y="9.026cm">
            <draw:text-box>
              <text:p text:style-name="P2"><text:span text:style-name="T10">16</text:span></text:p>
            </draw:text-box>
          </draw:frame>
          <draw:frame draw:style-name="gr37" draw:text-style-name="P3" draw:layer="layout" svg:width="0.406cm" svg:height="0.398cm" svg:x="14.62cm" svg:y="9.898cm">
            <draw:text-box>
              <text:p text:style-name="P2"><text:span text:style-name="T10">17</text:span></text:p>
            </draw:text-box>
          </draw:frame>
          <draw:frame draw:style-name="gr37" draw:text-style-name="P3" draw:layer="layout" svg:width="0.406cm" svg:height="0.398cm" svg:x="14.62cm" svg:y="10.771cm">
            <draw:text-box>
              <text:p text:style-name="P2"><text:span text:style-name="T10">18</text:span></text:p>
            </draw:text-box>
          </draw:frame>
          <draw:frame draw:style-name="gr37" draw:text-style-name="P3" draw:layer="layout" svg:width="0.406cm" svg:height="0.398cm" svg:x="14.62cm" svg:y="11.644cm">
            <draw:text-box>
              <text:p text:style-name="P2"><text:span text:style-name="T10">19</text:span></text:p>
            </draw:text-box>
          </draw:frame>
          <draw:frame draw:style-name="gr37" draw:text-style-name="P3" draw:layer="layout" svg:width="0.406cm" svg:height="0.398cm" svg:x="14.62cm" svg:y="12.517cm">
            <draw:text-box>
              <text:p text:style-name="P2"><text:span text:style-name="T10">20</text:span></text:p>
            </draw:text-box>
          </draw:frame>
          <draw:frame draw:style-name="gr37" draw:text-style-name="P3" draw:layer="layout" svg:width="0.406cm" svg:height="0.398cm" svg:x="14.62cm" svg:y="13.389cm">
            <draw:text-box>
              <text:p text:style-name="P2"><text:span text:style-name="T10">21</text:span></text:p>
            </draw:text-box>
          </draw:frame>
        </draw:g>
        <draw:frame draw:style-name="gr4" draw:text-style-name="P4" draw:layer="layout" svg:width="1.38cm" svg:height="0.533cm" svg:x="15.481cm" svg:y="1.406cm">
          <draw:text-box>
            <text:p text:style-name="P2"><text:span text:style-name="T2">Jueves</text:span></text:p>
          </draw:text-box>
        </draw:frame>
        <draw:frame draw:style-name="gr5" draw:text-style-name="P4" draw:layer="layout" svg:width="0.42cm" svg:height="0.533cm" svg:x="25.006cm" svg:y="1.406cm">
          <draw:text-box>
            <text:p text:style-name="P2"><text:span text:style-name="T3">13</text:span></text:p>
          </draw:text-box>
        </draw:frame>
        <draw:custom-shape draw:style-name="gr6" draw:text-style-name="P5" draw:layer="layout" svg:width="3.467cm" svg:height="0.663cm" svg:x="22.863cm" svg:y="15.49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316cm" svg:height="0.671cm" svg:x="24.044cm" svg:y="15.607cm">
          <draw:text-box>
            <text:p text:style-name="P2"><text:span text:style-name="T4">Enero</text:span></text:p>
          </draw:text-box>
        </draw:frame>
        <draw:path draw:style-name="gr8" draw:text-style-name="P7" draw:layer="layout" svg:width="0.033cm" svg:height="0.034cm" svg:x="14.464cm" svg:y="16.064cm" svg:viewBox="0 0 34 35" svg:d="M17 0c-22 0-23 35 0 35s23-35 0-35z">
          <text:p/>
        </draw:path>
        <draw:path draw:style-name="gr8" draw:text-style-name="P7" draw:layer="layout" svg:width="0.033cm" svg:height="0.034cm" svg:x="14.464cm" svg:y="16.566cm" svg:viewBox="0 0 34 35" svg:d="M17 0c-22 0-23 35 0 35s23-35 0-35z">
          <text:p/>
        </draw:path>
        <draw:path draw:style-name="gr8" draw:text-style-name="P7" draw:layer="layout" svg:width="0.033cm" svg:height="0.034cm" svg:x="14.464cm" svg:y="17.068cm" svg:viewBox="0 0 34 35" svg:d="M17 0c-22 0-23 35 0 35s23-35 0-35z">
          <text:p/>
        </draw:path>
        <draw:path draw:style-name="gr8" draw:text-style-name="P7" draw:layer="layout" svg:width="0.033cm" svg:height="0.034cm" svg:x="14.464cm" svg:y="17.57cm" svg:viewBox="0 0 34 35" svg:d="M17 0c-22 0-23 35 0 35s23-35 0-35z">
          <text:p/>
        </draw:path>
        <draw:path draw:style-name="gr8" draw:text-style-name="P7" draw:layer="layout" svg:width="0.033cm" svg:height="0.034cm" svg:x="14.464cm" svg:y="18.072cm" svg:viewBox="0 0 34 35" svg:d="M17 0c-22 0-23 35 0 35s23-35 0-35z">
          <text:p/>
        </draw:path>
        <draw:path draw:style-name="gr8" draw:text-style-name="P7" draw:layer="layout" svg:width="0.033cm" svg:height="0.035cm" svg:x="14.464cm" svg:y="18.574cm" svg:viewBox="0 0 34 36" svg:d="M17 0c-22 0-23 36 0 36s23-36 0-36z">
          <text:p/>
        </draw:path>
        <draw:path draw:style-name="gr8" draw:text-style-name="P7" draw:layer="layout" svg:width="0.033cm" svg:height="0.034cm" svg:x="14.464cm" svg:y="19.077cm" svg:viewBox="0 0 34 35" svg:d="M17 0c-22 0-23 35 0 35s23-35 0-35z">
          <text:p/>
        </draw:path>
        <draw:path draw:style-name="gr8" draw:text-style-name="P7" draw:layer="layout" svg:width="0.033cm" svg:height="0.034cm" svg:x="14.464cm" svg:y="19.579cm" svg:viewBox="0 0 34 35" svg:d="M17 0c-22 0-23 35 0 35s23-35 0-35z">
          <text:p/>
        </draw:path>
        <draw:path draw:style-name="gr8" draw:text-style-name="P7" draw:layer="layout" svg:width="0.033cm" svg:height="0.034cm" svg:x="14.464cm" svg:y="20.081cm" svg:viewBox="0 0 34 35" svg:d="M17 0c-22 0-23 35 0 35s23-35 0-35z">
          <text:p/>
        </draw:path>
        <draw:path draw:style-name="gr8" draw:text-style-name="P7" draw:layer="layout" svg:width="0.033cm" svg:height="0.034cm" svg:x="14.464cm" svg:y="20.583cm" svg:viewBox="0 0 34 35" svg:d="M17 0c-22 0-23 35 0 35s23-35 0-35z">
          <text:p/>
        </draw:path>
        <draw:path draw:style-name="gr8" draw:text-style-name="P7" draw:layer="layout" svg:width="0.034cm" svg:height="0.034cm" svg:x="14.962cm" svg:y="16.064cm" svg:viewBox="0 0 35 35" svg:d="M17 0c-23 0-23 35 0 35s23-35 0-35z">
          <text:p/>
        </draw:path>
        <draw:path draw:style-name="gr8" draw:text-style-name="P7" draw:layer="layout" svg:width="0.034cm" svg:height="0.034cm" svg:x="14.962cm" svg:y="16.566cm" svg:viewBox="0 0 35 35" svg:d="M17 0c-23 0-23 35 0 35s23-35 0-35z">
          <text:p/>
        </draw:path>
        <draw:path draw:style-name="gr8" draw:text-style-name="P7" draw:layer="layout" svg:width="0.034cm" svg:height="0.034cm" svg:x="14.962cm" svg:y="17.068cm" svg:viewBox="0 0 35 35" svg:d="M17 0c-23 0-23 35 0 35s23-35 0-35z">
          <text:p/>
        </draw:path>
        <draw:path draw:style-name="gr8" draw:text-style-name="P7" draw:layer="layout" svg:width="0.034cm" svg:height="0.034cm" svg:x="14.962cm" svg:y="17.57cm" svg:viewBox="0 0 35 35" svg:d="M17 0c-23 0-23 35 0 35s23-35 0-35z">
          <text:p/>
        </draw:path>
        <draw:path draw:style-name="gr8" draw:text-style-name="P7" draw:layer="layout" svg:width="0.034cm" svg:height="0.034cm" svg:x="14.962cm" svg:y="18.072cm" svg:viewBox="0 0 35 35" svg:d="M17 0c-23 0-23 35 0 35s23-35 0-35z">
          <text:p/>
        </draw:path>
        <draw:path draw:style-name="gr8" draw:text-style-name="P7" draw:layer="layout" svg:width="0.034cm" svg:height="0.035cm" svg:x="14.962cm" svg:y="18.574cm" svg:viewBox="0 0 35 36" svg:d="M17 0c-23 0-23 36 0 36s23-36 0-36z">
          <text:p/>
        </draw:path>
        <draw:path draw:style-name="gr8" draw:text-style-name="P7" draw:layer="layout" svg:width="0.034cm" svg:height="0.034cm" svg:x="14.962cm" svg:y="19.077cm" svg:viewBox="0 0 35 35" svg:d="M17 0c-23 0-23 35 0 35s23-35 0-35z">
          <text:p/>
        </draw:path>
        <draw:path draw:style-name="gr8" draw:text-style-name="P7" draw:layer="layout" svg:width="0.034cm" svg:height="0.034cm" svg:x="14.962cm" svg:y="19.579cm" svg:viewBox="0 0 35 35" svg:d="M17 0c-23 0-23 35 0 35s23-35 0-35z">
          <text:p/>
        </draw:path>
        <draw:path draw:style-name="gr8" draw:text-style-name="P7" draw:layer="layout" svg:width="0.034cm" svg:height="0.034cm" svg:x="14.962cm" svg:y="20.081cm" svg:viewBox="0 0 35 35" svg:d="M17 0c-23 0-23 35 0 35s23-35 0-35z">
          <text:p/>
        </draw:path>
        <draw:path draw:style-name="gr8" draw:text-style-name="P7" draw:layer="layout" svg:width="0.034cm" svg:height="0.034cm" svg:x="14.962cm" svg:y="20.583cm" svg:viewBox="0 0 35 35" svg:d="M17 0c-23 0-23 35 0 35s23-35 0-35z">
          <text:p/>
        </draw:path>
        <draw:path draw:style-name="gr8" draw:text-style-name="P7" draw:layer="layout" svg:width="0.033cm" svg:height="0.034cm" svg:x="15.463cm" svg:y="16.064cm" svg:viewBox="0 0 34 35" svg:d="M17 0c-22 0-23 35 0 35s23-35 0-35z">
          <text:p/>
        </draw:path>
        <draw:path draw:style-name="gr8" draw:text-style-name="P7" draw:layer="layout" svg:width="0.033cm" svg:height="0.034cm" svg:x="15.463cm" svg:y="16.566cm" svg:viewBox="0 0 34 35" svg:d="M17 0c-22 0-23 35 0 35s23-35 0-35z">
          <text:p/>
        </draw:path>
        <draw:path draw:style-name="gr8" draw:text-style-name="P7" draw:layer="layout" svg:width="0.033cm" svg:height="0.034cm" svg:x="15.463cm" svg:y="17.068cm" svg:viewBox="0 0 34 35" svg:d="M17 0c-22 0-23 35 0 35s23-35 0-35z">
          <text:p/>
        </draw:path>
        <draw:path draw:style-name="gr8" draw:text-style-name="P7" draw:layer="layout" svg:width="0.033cm" svg:height="0.034cm" svg:x="15.463cm" svg:y="17.57cm" svg:viewBox="0 0 34 35" svg:d="M17 0c-22 0-23 35 0 35s23-35 0-35z">
          <text:p/>
        </draw:path>
        <draw:path draw:style-name="gr8" draw:text-style-name="P7" draw:layer="layout" svg:width="0.033cm" svg:height="0.034cm" svg:x="15.463cm" svg:y="18.072cm" svg:viewBox="0 0 34 35" svg:d="M17 0c-22 0-23 35 0 35s23-35 0-35z">
          <text:p/>
        </draw:path>
        <draw:path draw:style-name="gr8" draw:text-style-name="P7" draw:layer="layout" svg:width="0.033cm" svg:height="0.035cm" svg:x="15.463cm" svg:y="18.574cm" svg:viewBox="0 0 34 36" svg:d="M17 0c-22 0-23 36 0 36s23-36 0-36z">
          <text:p/>
        </draw:path>
        <draw:path draw:style-name="gr8" draw:text-style-name="P7" draw:layer="layout" svg:width="0.033cm" svg:height="0.034cm" svg:x="15.463cm" svg:y="19.077cm" svg:viewBox="0 0 34 35" svg:d="M17 0c-22 0-23 35 0 35s23-35 0-35z">
          <text:p/>
        </draw:path>
        <draw:path draw:style-name="gr8" draw:text-style-name="P7" draw:layer="layout" svg:width="0.033cm" svg:height="0.034cm" svg:x="15.463cm" svg:y="19.579cm" svg:viewBox="0 0 34 35" svg:d="M17 0c-22 0-23 35 0 35s23-35 0-35z">
          <text:p/>
        </draw:path>
        <draw:path draw:style-name="gr8" draw:text-style-name="P7" draw:layer="layout" svg:width="0.033cm" svg:height="0.034cm" svg:x="15.463cm" svg:y="20.081cm" svg:viewBox="0 0 34 35" svg:d="M17 0c-22 0-23 35 0 35s23-35 0-35z">
          <text:p/>
        </draw:path>
        <draw:path draw:style-name="gr8" draw:text-style-name="P7" draw:layer="layout" svg:width="0.033cm" svg:height="0.034cm" svg:x="15.463cm" svg:y="20.583cm" svg:viewBox="0 0 34 35" svg:d="M17 0c-22 0-23 35 0 35s23-35 0-35z">
          <text:p/>
        </draw:path>
        <draw:path draw:style-name="gr8" draw:text-style-name="P7" draw:layer="layout" svg:width="0.034cm" svg:height="0.035cm" svg:x="15.961cm" svg:y="15.561cm" svg:viewBox="0 0 35 36" svg:d="M17 0c-23 0-23 36 0 36s23-36 0-36z">
          <text:p/>
        </draw:path>
        <draw:path draw:style-name="gr8" draw:text-style-name="P7" draw:layer="layout" svg:width="0.034cm" svg:height="0.034cm" svg:x="15.961cm" svg:y="16.064cm" svg:viewBox="0 0 35 35" svg:d="M17 0c-23 0-23 35 0 35s23-35 0-35z">
          <text:p/>
        </draw:path>
        <draw:path draw:style-name="gr8" draw:text-style-name="P7" draw:layer="layout" svg:width="0.034cm" svg:height="0.034cm" svg:x="15.961cm" svg:y="16.566cm" svg:viewBox="0 0 35 35" svg:d="M17 0c-23 0-23 35 0 35s23-35 0-35z">
          <text:p/>
        </draw:path>
        <draw:path draw:style-name="gr8" draw:text-style-name="P7" draw:layer="layout" svg:width="0.034cm" svg:height="0.034cm" svg:x="15.961cm" svg:y="17.068cm" svg:viewBox="0 0 35 35" svg:d="M17 0c-23 0-23 35 0 35s23-35 0-35z">
          <text:p/>
        </draw:path>
        <draw:path draw:style-name="gr8" draw:text-style-name="P7" draw:layer="layout" svg:width="0.034cm" svg:height="0.034cm" svg:x="15.961cm" svg:y="17.57cm" svg:viewBox="0 0 35 35" svg:d="M17 0c-23 0-23 35 0 35s23-35 0-35z">
          <text:p/>
        </draw:path>
        <draw:path draw:style-name="gr8" draw:text-style-name="P7" draw:layer="layout" svg:width="0.034cm" svg:height="0.034cm" svg:x="15.961cm" svg:y="18.072cm" svg:viewBox="0 0 35 35" svg:d="M17 0c-23 0-23 35 0 35s23-35 0-35z">
          <text:p/>
        </draw:path>
        <draw:path draw:style-name="gr8" draw:text-style-name="P7" draw:layer="layout" svg:width="0.034cm" svg:height="0.035cm" svg:x="15.961cm" svg:y="18.574cm" svg:viewBox="0 0 35 36" svg:d="M17 0c-23 0-23 36 0 36s23-36 0-36z">
          <text:p/>
        </draw:path>
        <draw:path draw:style-name="gr8" draw:text-style-name="P7" draw:layer="layout" svg:width="0.034cm" svg:height="0.034cm" svg:x="15.961cm" svg:y="19.077cm" svg:viewBox="0 0 35 35" svg:d="M17 0c-23 0-23 35 0 35s23-35 0-35z">
          <text:p/>
        </draw:path>
        <draw:path draw:style-name="gr8" draw:text-style-name="P7" draw:layer="layout" svg:width="0.034cm" svg:height="0.034cm" svg:x="15.961cm" svg:y="19.579cm" svg:viewBox="0 0 35 35" svg:d="M17 0c-23 0-23 35 0 35s23-35 0-35z">
          <text:p/>
        </draw:path>
        <draw:path draw:style-name="gr8" draw:text-style-name="P7" draw:layer="layout" svg:width="0.034cm" svg:height="0.034cm" svg:x="15.961cm" svg:y="20.081cm" svg:viewBox="0 0 35 35" svg:d="M17 0c-23 0-23 35 0 35s23-35 0-35z">
          <text:p/>
        </draw:path>
        <draw:path draw:style-name="gr8" draw:text-style-name="P7" draw:layer="layout" svg:width="0.034cm" svg:height="0.034cm" svg:x="15.961cm" svg:y="20.583cm" svg:viewBox="0 0 35 35" svg:d="M17 0c-23 0-23 35 0 35s23-35 0-35z">
          <text:p/>
        </draw:path>
        <draw:path draw:style-name="gr8" draw:text-style-name="P7" draw:layer="layout" svg:width="0.034cm" svg:height="0.035cm" svg:x="16.46cm" svg:y="15.561cm" svg:viewBox="0 0 35 36" svg:d="M17 0c-23 0-23 36 0 36s23-36 0-36z">
          <text:p/>
        </draw:path>
        <draw:path draw:style-name="gr8" draw:text-style-name="P7" draw:layer="layout" svg:width="0.034cm" svg:height="0.034cm" svg:x="16.46cm" svg:y="16.064cm" svg:viewBox="0 0 35 35" svg:d="M17 0c-23 0-23 35 0 35s23-35 0-35z">
          <text:p/>
        </draw:path>
        <draw:path draw:style-name="gr8" draw:text-style-name="P7" draw:layer="layout" svg:width="0.034cm" svg:height="0.034cm" svg:x="16.46cm" svg:y="16.566cm" svg:viewBox="0 0 35 35" svg:d="M17 0c-23 0-23 35 0 35s23-35 0-35z">
          <text:p/>
        </draw:path>
        <draw:path draw:style-name="gr8" draw:text-style-name="P7" draw:layer="layout" svg:width="0.034cm" svg:height="0.034cm" svg:x="16.46cm" svg:y="17.068cm" svg:viewBox="0 0 35 35" svg:d="M17 0c-23 0-23 35 0 35s23-35 0-35z">
          <text:p/>
        </draw:path>
        <draw:path draw:style-name="gr8" draw:text-style-name="P7" draw:layer="layout" svg:width="0.034cm" svg:height="0.034cm" svg:x="16.46cm" svg:y="17.57cm" svg:viewBox="0 0 35 35" svg:d="M17 0c-23 0-23 35 0 35s23-35 0-35z">
          <text:p/>
        </draw:path>
        <draw:path draw:style-name="gr8" draw:text-style-name="P7" draw:layer="layout" svg:width="0.034cm" svg:height="0.034cm" svg:x="16.46cm" svg:y="18.072cm" svg:viewBox="0 0 35 35" svg:d="M17 0c-23 0-23 35 0 35s23-35 0-35z">
          <text:p/>
        </draw:path>
        <draw:path draw:style-name="gr8" draw:text-style-name="P7" draw:layer="layout" svg:width="0.034cm" svg:height="0.035cm" svg:x="16.46cm" svg:y="18.574cm" svg:viewBox="0 0 35 36" svg:d="M17 0c-23 0-23 36 0 36s23-36 0-36z">
          <text:p/>
        </draw:path>
        <draw:path draw:style-name="gr8" draw:text-style-name="P7" draw:layer="layout" svg:width="0.034cm" svg:height="0.034cm" svg:x="16.46cm" svg:y="19.077cm" svg:viewBox="0 0 35 35" svg:d="M17 0c-23 0-23 35 0 35s23-35 0-35z">
          <text:p/>
        </draw:path>
        <draw:path draw:style-name="gr8" draw:text-style-name="P7" draw:layer="layout" svg:width="0.034cm" svg:height="0.034cm" svg:x="16.46cm" svg:y="19.579cm" svg:viewBox="0 0 35 35" svg:d="M17 0c-23 0-23 35 0 35s23-35 0-35z">
          <text:p/>
        </draw:path>
        <draw:path draw:style-name="gr8" draw:text-style-name="P7" draw:layer="layout" svg:width="0.034cm" svg:height="0.034cm" svg:x="16.46cm" svg:y="20.081cm" svg:viewBox="0 0 35 35" svg:d="M17 0c-23 0-23 35 0 35s23-35 0-35z">
          <text:p/>
        </draw:path>
        <draw:path draw:style-name="gr8" draw:text-style-name="P7" draw:layer="layout" svg:width="0.034cm" svg:height="0.034cm" svg:x="16.46cm" svg:y="20.583cm" svg:viewBox="0 0 35 35" svg:d="M17 0c-23 0-23 35 0 35s23-35 0-35z">
          <text:p/>
        </draw:path>
        <draw:path draw:style-name="gr8" draw:text-style-name="P7" draw:layer="layout" svg:width="0.034cm" svg:height="0.035cm" svg:x="16.959cm" svg:y="15.561cm" svg:viewBox="0 0 35 36" svg:d="M17 0c-23 0-23 36 0 36s23-36 0-36z">
          <text:p/>
        </draw:path>
        <draw:path draw:style-name="gr8" draw:text-style-name="P7" draw:layer="layout" svg:width="0.034cm" svg:height="0.034cm" svg:x="16.959cm" svg:y="16.064cm" svg:viewBox="0 0 35 35" svg:d="M17 0c-23 0-23 35 0 35s23-35 0-35z">
          <text:p/>
        </draw:path>
        <draw:path draw:style-name="gr8" draw:text-style-name="P7" draw:layer="layout" svg:width="0.034cm" svg:height="0.034cm" svg:x="16.959cm" svg:y="16.566cm" svg:viewBox="0 0 35 35" svg:d="M17 0c-23 0-23 35 0 35s23-35 0-35z">
          <text:p/>
        </draw:path>
        <draw:path draw:style-name="gr8" draw:text-style-name="P7" draw:layer="layout" svg:width="0.034cm" svg:height="0.034cm" svg:x="16.959cm" svg:y="17.068cm" svg:viewBox="0 0 35 35" svg:d="M17 0c-23 0-23 35 0 35s23-35 0-35z">
          <text:p/>
        </draw:path>
        <draw:path draw:style-name="gr8" draw:text-style-name="P7" draw:layer="layout" svg:width="0.034cm" svg:height="0.034cm" svg:x="16.959cm" svg:y="17.57cm" svg:viewBox="0 0 35 35" svg:d="M17 0c-23 0-23 35 0 35s23-35 0-35z">
          <text:p/>
        </draw:path>
        <draw:path draw:style-name="gr8" draw:text-style-name="P7" draw:layer="layout" svg:width="0.034cm" svg:height="0.034cm" svg:x="16.959cm" svg:y="18.072cm" svg:viewBox="0 0 35 35" svg:d="M17 0c-23 0-23 35 0 35s23-35 0-35z">
          <text:p/>
        </draw:path>
        <draw:path draw:style-name="gr8" draw:text-style-name="P7" draw:layer="layout" svg:width="0.034cm" svg:height="0.035cm" svg:x="16.959cm" svg:y="18.574cm" svg:viewBox="0 0 35 36" svg:d="M17 0c-23 0-23 36 0 36s23-36 0-36z">
          <text:p/>
        </draw:path>
        <draw:path draw:style-name="gr8" draw:text-style-name="P7" draw:layer="layout" svg:width="0.034cm" svg:height="0.034cm" svg:x="16.959cm" svg:y="19.077cm" svg:viewBox="0 0 35 35" svg:d="M17 0c-23 0-23 35 0 35s23-35 0-35z">
          <text:p/>
        </draw:path>
        <draw:path draw:style-name="gr8" draw:text-style-name="P7" draw:layer="layout" svg:width="0.034cm" svg:height="0.034cm" svg:x="16.959cm" svg:y="19.579cm" svg:viewBox="0 0 35 35" svg:d="M17 0c-23 0-23 35 0 35s23-35 0-35z">
          <text:p/>
        </draw:path>
        <draw:path draw:style-name="gr8" draw:text-style-name="P7" draw:layer="layout" svg:width="0.034cm" svg:height="0.034cm" svg:x="16.959cm" svg:y="20.081cm" svg:viewBox="0 0 35 35" svg:d="M17 0c-23 0-23 35 0 35s23-35 0-35z">
          <text:p/>
        </draw:path>
        <draw:path draw:style-name="gr8" draw:text-style-name="P7" draw:layer="layout" svg:width="0.034cm" svg:height="0.034cm" svg:x="16.959cm" svg:y="20.583cm" svg:viewBox="0 0 35 35" svg:d="M17 0c-23 0-23 35 0 35s23-35 0-35z">
          <text:p/>
        </draw:path>
        <draw:path draw:style-name="gr8" draw:text-style-name="P7" draw:layer="layout" svg:width="0.033cm" svg:height="0.035cm" svg:x="17.458cm" svg:y="15.561cm" svg:viewBox="0 0 34 36" svg:d="M17 0c-23 0-23 36 0 36 22 0 22-36 0-36z">
          <text:p/>
        </draw:path>
        <draw:path draw:style-name="gr8" draw:text-style-name="P7" draw:layer="layout" svg:width="0.033cm" svg:height="0.034cm" svg:x="17.458cm" svg:y="16.064cm" svg:viewBox="0 0 34 35" svg:d="M17 0c-23 0-23 35 0 35 22 0 22-35 0-35z">
          <text:p/>
        </draw:path>
        <draw:path draw:style-name="gr8" draw:text-style-name="P7" draw:layer="layout" svg:width="0.033cm" svg:height="0.034cm" svg:x="17.458cm" svg:y="16.566cm" svg:viewBox="0 0 34 35" svg:d="M17 0c-23 0-23 35 0 35 22 0 22-35 0-35z">
          <text:p/>
        </draw:path>
        <draw:path draw:style-name="gr8" draw:text-style-name="P7" draw:layer="layout" svg:width="0.033cm" svg:height="0.034cm" svg:x="17.458cm" svg:y="17.068cm" svg:viewBox="0 0 34 35" svg:d="M17 0c-23 0-23 35 0 35 22 0 22-35 0-35z">
          <text:p/>
        </draw:path>
        <draw:path draw:style-name="gr8" draw:text-style-name="P7" draw:layer="layout" svg:width="0.033cm" svg:height="0.034cm" svg:x="17.458cm" svg:y="17.57cm" svg:viewBox="0 0 34 35" svg:d="M17 0c-23 0-23 35 0 35 22 0 22-35 0-35z">
          <text:p/>
        </draw:path>
        <draw:path draw:style-name="gr8" draw:text-style-name="P7" draw:layer="layout" svg:width="0.033cm" svg:height="0.034cm" svg:x="17.458cm" svg:y="18.072cm" svg:viewBox="0 0 34 35" svg:d="M17 0c-23 0-23 35 0 35 22 0 22-35 0-35z">
          <text:p/>
        </draw:path>
        <draw:path draw:style-name="gr8" draw:text-style-name="P7" draw:layer="layout" svg:width="0.033cm" svg:height="0.035cm" svg:x="17.458cm" svg:y="18.574cm" svg:viewBox="0 0 34 36" svg:d="M17 0c-23 0-23 36 0 36 22 0 22-36 0-36z">
          <text:p/>
        </draw:path>
        <draw:path draw:style-name="gr8" draw:text-style-name="P7" draw:layer="layout" svg:width="0.033cm" svg:height="0.034cm" svg:x="17.458cm" svg:y="19.077cm" svg:viewBox="0 0 34 35" svg:d="M17 0c-23 0-23 35 0 35 22 0 22-35 0-35z">
          <text:p/>
        </draw:path>
        <draw:path draw:style-name="gr8" draw:text-style-name="P7" draw:layer="layout" svg:width="0.033cm" svg:height="0.034cm" svg:x="17.458cm" svg:y="19.579cm" svg:viewBox="0 0 34 35" svg:d="M17 0c-23 0-23 35 0 35 22 0 22-35 0-35z">
          <text:p/>
        </draw:path>
        <draw:path draw:style-name="gr8" draw:text-style-name="P7" draw:layer="layout" svg:width="0.033cm" svg:height="0.034cm" svg:x="17.458cm" svg:y="20.081cm" svg:viewBox="0 0 34 35" svg:d="M17 0c-23 0-23 35 0 35 22 0 22-35 0-35z">
          <text:p/>
        </draw:path>
        <draw:path draw:style-name="gr8" draw:text-style-name="P7" draw:layer="layout" svg:width="0.033cm" svg:height="0.034cm" svg:x="17.458cm" svg:y="20.583cm" svg:viewBox="0 0 34 35" svg:d="M17 0c-23 0-23 35 0 35 22 0 22-35 0-35z">
          <text:p/>
        </draw:path>
        <draw:path draw:style-name="gr8" draw:text-style-name="P7" draw:layer="layout" svg:width="0.034cm" svg:height="0.035cm" svg:x="17.956cm" svg:y="15.561cm" svg:viewBox="0 0 35 36" svg:d="M17 0c-23 0-23 36 0 36s23-36 0-36z">
          <text:p/>
        </draw:path>
        <draw:path draw:style-name="gr8" draw:text-style-name="P7" draw:layer="layout" svg:width="0.034cm" svg:height="0.034cm" svg:x="17.956cm" svg:y="16.064cm" svg:viewBox="0 0 35 35" svg:d="M17 0c-23 0-23 35 0 35s23-35 0-35z">
          <text:p/>
        </draw:path>
        <draw:path draw:style-name="gr8" draw:text-style-name="P7" draw:layer="layout" svg:width="0.034cm" svg:height="0.034cm" svg:x="17.956cm" svg:y="16.566cm" svg:viewBox="0 0 35 35" svg:d="M17 0c-23 0-23 35 0 35s23-35 0-35z">
          <text:p/>
        </draw:path>
        <draw:path draw:style-name="gr8" draw:text-style-name="P7" draw:layer="layout" svg:width="0.034cm" svg:height="0.034cm" svg:x="17.956cm" svg:y="17.068cm" svg:viewBox="0 0 35 35" svg:d="M17 0c-23 0-23 35 0 35s23-35 0-35z">
          <text:p/>
        </draw:path>
        <draw:path draw:style-name="gr8" draw:text-style-name="P7" draw:layer="layout" svg:width="0.034cm" svg:height="0.034cm" svg:x="17.956cm" svg:y="17.57cm" svg:viewBox="0 0 35 35" svg:d="M17 0c-23 0-23 35 0 35s23-35 0-35z">
          <text:p/>
        </draw:path>
        <draw:path draw:style-name="gr8" draw:text-style-name="P7" draw:layer="layout" svg:width="0.034cm" svg:height="0.034cm" svg:x="17.956cm" svg:y="18.072cm" svg:viewBox="0 0 35 35" svg:d="M17 0c-23 0-23 35 0 35s23-35 0-35z">
          <text:p/>
        </draw:path>
        <draw:path draw:style-name="gr8" draw:text-style-name="P7" draw:layer="layout" svg:width="0.034cm" svg:height="0.035cm" svg:x="17.956cm" svg:y="18.574cm" svg:viewBox="0 0 35 36" svg:d="M17 0c-23 0-23 36 0 36s23-36 0-36z">
          <text:p/>
        </draw:path>
        <draw:path draw:style-name="gr8" draw:text-style-name="P7" draw:layer="layout" svg:width="0.034cm" svg:height="0.034cm" svg:x="17.956cm" svg:y="19.077cm" svg:viewBox="0 0 35 35" svg:d="M17 0c-23 0-23 35 0 35s23-35 0-35z">
          <text:p/>
        </draw:path>
        <draw:path draw:style-name="gr8" draw:text-style-name="P7" draw:layer="layout" svg:width="0.034cm" svg:height="0.034cm" svg:x="17.956cm" svg:y="19.579cm" svg:viewBox="0 0 35 35" svg:d="M17 0c-23 0-23 35 0 35s23-35 0-35z">
          <text:p/>
        </draw:path>
        <draw:path draw:style-name="gr8" draw:text-style-name="P7" draw:layer="layout" svg:width="0.034cm" svg:height="0.034cm" svg:x="17.956cm" svg:y="20.081cm" svg:viewBox="0 0 35 35" svg:d="M17 0c-23 0-23 35 0 35s23-35 0-35z">
          <text:p/>
        </draw:path>
        <draw:path draw:style-name="gr8" draw:text-style-name="P7" draw:layer="layout" svg:width="0.034cm" svg:height="0.034cm" svg:x="17.956cm" svg:y="20.583cm" svg:viewBox="0 0 35 35" svg:d="M17 0c-23 0-23 35 0 35s23-35 0-35z">
          <text:p/>
        </draw:path>
        <draw:path draw:style-name="gr8" draw:text-style-name="P7" draw:layer="layout" svg:width="0.034cm" svg:height="0.035cm" svg:x="18.456cm" svg:y="15.561cm" svg:viewBox="0 0 35 36" svg:d="M17 0c-23 0-23 36 0 36s23-36 0-36z">
          <text:p/>
        </draw:path>
        <draw:path draw:style-name="gr8" draw:text-style-name="P7" draw:layer="layout" svg:width="0.034cm" svg:height="0.034cm" svg:x="18.456cm" svg:y="16.064cm" svg:viewBox="0 0 35 35" svg:d="M17 0c-23 0-23 35 0 35s23-35 0-35z">
          <text:p/>
        </draw:path>
        <draw:path draw:style-name="gr8" draw:text-style-name="P7" draw:layer="layout" svg:width="0.034cm" svg:height="0.034cm" svg:x="18.456cm" svg:y="16.566cm" svg:viewBox="0 0 35 35" svg:d="M17 0c-23 0-23 35 0 35s23-35 0-35z">
          <text:p/>
        </draw:path>
        <draw:path draw:style-name="gr8" draw:text-style-name="P7" draw:layer="layout" svg:width="0.034cm" svg:height="0.034cm" svg:x="18.456cm" svg:y="17.068cm" svg:viewBox="0 0 35 35" svg:d="M17 0c-23 0-23 35 0 35s23-35 0-35z">
          <text:p/>
        </draw:path>
        <draw:path draw:style-name="gr8" draw:text-style-name="P7" draw:layer="layout" svg:width="0.034cm" svg:height="0.034cm" svg:x="18.456cm" svg:y="17.57cm" svg:viewBox="0 0 35 35" svg:d="M17 0c-23 0-23 35 0 35s23-35 0-35z">
          <text:p/>
        </draw:path>
        <draw:path draw:style-name="gr8" draw:text-style-name="P7" draw:layer="layout" svg:width="0.034cm" svg:height="0.034cm" svg:x="18.456cm" svg:y="18.072cm" svg:viewBox="0 0 35 35" svg:d="M17 0c-23 0-23 35 0 35s23-35 0-35z">
          <text:p/>
        </draw:path>
        <draw:path draw:style-name="gr8" draw:text-style-name="P7" draw:layer="layout" svg:width="0.034cm" svg:height="0.035cm" svg:x="18.456cm" svg:y="18.574cm" svg:viewBox="0 0 35 36" svg:d="M17 0c-23 0-23 36 0 36s23-36 0-36z">
          <text:p/>
        </draw:path>
        <draw:path draw:style-name="gr8" draw:text-style-name="P7" draw:layer="layout" svg:width="0.034cm" svg:height="0.034cm" svg:x="18.456cm" svg:y="19.077cm" svg:viewBox="0 0 35 35" svg:d="M17 0c-23 0-23 35 0 35s23-35 0-35z">
          <text:p/>
        </draw:path>
        <draw:path draw:style-name="gr8" draw:text-style-name="P7" draw:layer="layout" svg:width="0.034cm" svg:height="0.034cm" svg:x="18.456cm" svg:y="19.579cm" svg:viewBox="0 0 35 35" svg:d="M17 0c-23 0-23 35 0 35s23-35 0-35z">
          <text:p/>
        </draw:path>
        <draw:path draw:style-name="gr8" draw:text-style-name="P7" draw:layer="layout" svg:width="0.034cm" svg:height="0.034cm" svg:x="18.456cm" svg:y="20.081cm" svg:viewBox="0 0 35 35" svg:d="M17 0c-23 0-23 35 0 35s23-35 0-35z">
          <text:p/>
        </draw:path>
        <draw:path draw:style-name="gr8" draw:text-style-name="P7" draw:layer="layout" svg:width="0.034cm" svg:height="0.034cm" svg:x="18.456cm" svg:y="20.583cm" svg:viewBox="0 0 35 35" svg:d="M17 0c-23 0-23 35 0 35s23-35 0-35z">
          <text:p/>
        </draw:path>
        <draw:path draw:style-name="gr8" draw:text-style-name="P7" draw:layer="layout" svg:width="0.032cm" svg:height="0.035cm" svg:x="18.955cm" svg:y="15.561cm" svg:viewBox="0 0 33 36" svg:d="M16 0c-21 0-21 36 0 36 23 0 23-36 0-36z">
          <text:p/>
        </draw:path>
        <draw:path draw:style-name="gr8" draw:text-style-name="P7" draw:layer="layout" svg:width="0.032cm" svg:height="0.034cm" svg:x="18.955cm" svg:y="16.064cm" svg:viewBox="0 0 33 35" svg:d="M16 0c-21 0-21 35 0 35 23 0 23-35 0-35z">
          <text:p/>
        </draw:path>
        <draw:path draw:style-name="gr8" draw:text-style-name="P7" draw:layer="layout" svg:width="0.032cm" svg:height="0.034cm" svg:x="18.955cm" svg:y="16.566cm" svg:viewBox="0 0 33 35" svg:d="M16 0c-21 0-21 35 0 35 23 0 23-35 0-35z">
          <text:p/>
        </draw:path>
        <draw:path draw:style-name="gr8" draw:text-style-name="P7" draw:layer="layout" svg:width="0.032cm" svg:height="0.034cm" svg:x="18.955cm" svg:y="17.068cm" svg:viewBox="0 0 33 35" svg:d="M16 0c-21 0-21 35 0 35 23 0 23-35 0-35z">
          <text:p/>
        </draw:path>
        <draw:path draw:style-name="gr8" draw:text-style-name="P7" draw:layer="layout" svg:width="0.032cm" svg:height="0.034cm" svg:x="18.955cm" svg:y="17.57cm" svg:viewBox="0 0 33 35" svg:d="M16 0c-21 0-21 35 0 35 23 0 23-35 0-35z">
          <text:p/>
        </draw:path>
        <draw:path draw:style-name="gr8" draw:text-style-name="P7" draw:layer="layout" svg:width="0.032cm" svg:height="0.034cm" svg:x="18.955cm" svg:y="18.072cm" svg:viewBox="0 0 33 35" svg:d="M16 0c-21 0-21 35 0 35 23 0 23-35 0-35z">
          <text:p/>
        </draw:path>
        <draw:path draw:style-name="gr8" draw:text-style-name="P7" draw:layer="layout" svg:width="0.032cm" svg:height="0.035cm" svg:x="18.955cm" svg:y="18.574cm" svg:viewBox="0 0 33 36" svg:d="M16 0c-21 0-21 36 0 36 23 0 23-36 0-36z">
          <text:p/>
        </draw:path>
        <draw:path draw:style-name="gr8" draw:text-style-name="P7" draw:layer="layout" svg:width="0.032cm" svg:height="0.034cm" svg:x="18.955cm" svg:y="19.077cm" svg:viewBox="0 0 33 35" svg:d="M16 0c-21 0-21 35 0 35 23 0 23-35 0-35z">
          <text:p/>
        </draw:path>
        <draw:path draw:style-name="gr8" draw:text-style-name="P7" draw:layer="layout" svg:width="0.032cm" svg:height="0.034cm" svg:x="18.955cm" svg:y="19.579cm" svg:viewBox="0 0 33 35" svg:d="M16 0c-21 0-21 35 0 35 23 0 23-35 0-35z">
          <text:p/>
        </draw:path>
        <draw:path draw:style-name="gr8" draw:text-style-name="P7" draw:layer="layout" svg:width="0.032cm" svg:height="0.034cm" svg:x="18.955cm" svg:y="20.081cm" svg:viewBox="0 0 33 35" svg:d="M16 0c-21 0-21 35 0 35 23 0 23-35 0-35z">
          <text:p/>
        </draw:path>
        <draw:path draw:style-name="gr8" draw:text-style-name="P7" draw:layer="layout" svg:width="0.032cm" svg:height="0.034cm" svg:x="18.955cm" svg:y="20.583cm" svg:viewBox="0 0 33 35" svg:d="M16 0c-21 0-21 35 0 35 23 0 23-35 0-35z">
          <text:p/>
        </draw:path>
        <draw:path draw:style-name="gr8" draw:text-style-name="P7" draw:layer="layout" svg:width="0.033cm" svg:height="0.035cm" svg:x="19.453cm" svg:y="15.561cm" svg:viewBox="0 0 34 36" svg:d="M17 0c-23 0-23 36 0 36 22 0 22-36 0-36z">
          <text:p/>
        </draw:path>
        <draw:path draw:style-name="gr8" draw:text-style-name="P7" draw:layer="layout" svg:width="0.033cm" svg:height="0.034cm" svg:x="19.453cm" svg:y="16.064cm" svg:viewBox="0 0 34 35" svg:d="M17 0c-23 0-23 35 0 35 22 0 22-35 0-35z">
          <text:p/>
        </draw:path>
        <draw:path draw:style-name="gr8" draw:text-style-name="P7" draw:layer="layout" svg:width="0.033cm" svg:height="0.034cm" svg:x="19.453cm" svg:y="16.566cm" svg:viewBox="0 0 34 35" svg:d="M17 0c-23 0-23 35 0 35 22 0 22-35 0-35z">
          <text:p/>
        </draw:path>
        <draw:path draw:style-name="gr8" draw:text-style-name="P7" draw:layer="layout" svg:width="0.033cm" svg:height="0.034cm" svg:x="19.453cm" svg:y="17.068cm" svg:viewBox="0 0 34 35" svg:d="M17 0c-23 0-23 35 0 35 22 0 22-35 0-35z">
          <text:p/>
        </draw:path>
        <draw:path draw:style-name="gr8" draw:text-style-name="P7" draw:layer="layout" svg:width="0.033cm" svg:height="0.034cm" svg:x="19.453cm" svg:y="17.57cm" svg:viewBox="0 0 34 35" svg:d="M17 0c-23 0-23 35 0 35 22 0 22-35 0-35z">
          <text:p/>
        </draw:path>
        <draw:path draw:style-name="gr8" draw:text-style-name="P7" draw:layer="layout" svg:width="0.033cm" svg:height="0.034cm" svg:x="19.453cm" svg:y="18.072cm" svg:viewBox="0 0 34 35" svg:d="M17 0c-23 0-23 35 0 35 22 0 22-35 0-35z">
          <text:p/>
        </draw:path>
        <draw:path draw:style-name="gr8" draw:text-style-name="P7" draw:layer="layout" svg:width="0.033cm" svg:height="0.035cm" svg:x="19.453cm" svg:y="18.574cm" svg:viewBox="0 0 34 36" svg:d="M17 0c-23 0-23 36 0 36 22 0 22-36 0-36z">
          <text:p/>
        </draw:path>
        <draw:path draw:style-name="gr8" draw:text-style-name="P7" draw:layer="layout" svg:width="0.033cm" svg:height="0.034cm" svg:x="19.453cm" svg:y="19.077cm" svg:viewBox="0 0 34 35" svg:d="M17 0c-23 0-23 35 0 35 22 0 22-35 0-35z">
          <text:p/>
        </draw:path>
        <draw:path draw:style-name="gr8" draw:text-style-name="P7" draw:layer="layout" svg:width="0.033cm" svg:height="0.034cm" svg:x="19.453cm" svg:y="19.579cm" svg:viewBox="0 0 34 35" svg:d="M17 0c-23 0-23 35 0 35 22 0 22-35 0-35z">
          <text:p/>
        </draw:path>
        <draw:path draw:style-name="gr8" draw:text-style-name="P7" draw:layer="layout" svg:width="0.033cm" svg:height="0.034cm" svg:x="19.453cm" svg:y="20.081cm" svg:viewBox="0 0 34 35" svg:d="M17 0c-23 0-23 35 0 35 22 0 22-35 0-35z">
          <text:p/>
        </draw:path>
        <draw:path draw:style-name="gr8" draw:text-style-name="P7" draw:layer="layout" svg:width="0.033cm" svg:height="0.034cm" svg:x="19.453cm" svg:y="20.583cm" svg:viewBox="0 0 34 35" svg:d="M17 0c-23 0-23 35 0 35 22 0 22-35 0-35z">
          <text:p/>
        </draw:path>
        <draw:path draw:style-name="gr8" draw:text-style-name="P7" draw:layer="layout" svg:width="0.033cm" svg:height="0.035cm" svg:x="19.952cm" svg:y="15.561cm" svg:viewBox="0 0 34 36" svg:d="M17 0c-23 0-23 36 0 36 22 0 22-36 0-36z">
          <text:p/>
        </draw:path>
        <draw:path draw:style-name="gr8" draw:text-style-name="P7" draw:layer="layout" svg:width="0.033cm" svg:height="0.034cm" svg:x="19.952cm" svg:y="16.064cm" svg:viewBox="0 0 34 35" svg:d="M17 0c-23 0-23 35 0 35 22 0 22-35 0-35z">
          <text:p/>
        </draw:path>
        <draw:path draw:style-name="gr8" draw:text-style-name="P7" draw:layer="layout" svg:width="0.033cm" svg:height="0.034cm" svg:x="19.952cm" svg:y="16.566cm" svg:viewBox="0 0 34 35" svg:d="M17 0c-23 0-23 35 0 35 22 0 22-35 0-35z">
          <text:p/>
        </draw:path>
        <draw:path draw:style-name="gr8" draw:text-style-name="P7" draw:layer="layout" svg:width="0.033cm" svg:height="0.034cm" svg:x="19.952cm" svg:y="17.068cm" svg:viewBox="0 0 34 35" svg:d="M17 0c-23 0-23 35 0 35 22 0 22-35 0-35z">
          <text:p/>
        </draw:path>
        <draw:path draw:style-name="gr8" draw:text-style-name="P7" draw:layer="layout" svg:width="0.033cm" svg:height="0.034cm" svg:x="19.952cm" svg:y="17.57cm" svg:viewBox="0 0 34 35" svg:d="M17 0c-23 0-23 35 0 35 22 0 22-35 0-35z">
          <text:p/>
        </draw:path>
        <draw:path draw:style-name="gr8" draw:text-style-name="P7" draw:layer="layout" svg:width="0.033cm" svg:height="0.034cm" svg:x="19.952cm" svg:y="18.072cm" svg:viewBox="0 0 34 35" svg:d="M17 0c-23 0-23 35 0 35 22 0 22-35 0-35z">
          <text:p/>
        </draw:path>
        <draw:path draw:style-name="gr8" draw:text-style-name="P7" draw:layer="layout" svg:width="0.033cm" svg:height="0.035cm" svg:x="19.952cm" svg:y="18.574cm" svg:viewBox="0 0 34 36" svg:d="M17 0c-23 0-23 36 0 36 22 0 22-36 0-36z">
          <text:p/>
        </draw:path>
        <draw:path draw:style-name="gr8" draw:text-style-name="P7" draw:layer="layout" svg:width="0.033cm" svg:height="0.034cm" svg:x="19.952cm" svg:y="19.077cm" svg:viewBox="0 0 34 35" svg:d="M17 0c-23 0-23 35 0 35 22 0 22-35 0-35z">
          <text:p/>
        </draw:path>
        <draw:path draw:style-name="gr8" draw:text-style-name="P7" draw:layer="layout" svg:width="0.033cm" svg:height="0.034cm" svg:x="19.952cm" svg:y="19.579cm" svg:viewBox="0 0 34 35" svg:d="M17 0c-23 0-23 35 0 35 22 0 22-35 0-35z">
          <text:p/>
        </draw:path>
        <draw:path draw:style-name="gr8" draw:text-style-name="P7" draw:layer="layout" svg:width="0.033cm" svg:height="0.034cm" svg:x="19.952cm" svg:y="20.081cm" svg:viewBox="0 0 34 35" svg:d="M17 0c-23 0-23 35 0 35 22 0 22-35 0-35z">
          <text:p/>
        </draw:path>
        <draw:path draw:style-name="gr8" draw:text-style-name="P7" draw:layer="layout" svg:width="0.033cm" svg:height="0.034cm" svg:x="19.952cm" svg:y="20.583cm" svg:viewBox="0 0 34 35" svg:d="M17 0c-23 0-23 35 0 35 22 0 22-35 0-35z">
          <text:p/>
        </draw:path>
        <draw:path draw:style-name="gr8" draw:text-style-name="P7" draw:layer="layout" svg:width="0.032cm" svg:height="0.035cm" svg:x="20.452cm" svg:y="15.561cm" svg:viewBox="0 0 33 36" svg:d="M16 0c-21 0-21 36 0 36 23 0 23-36 0-36z">
          <text:p/>
        </draw:path>
        <draw:path draw:style-name="gr8" draw:text-style-name="P7" draw:layer="layout" svg:width="0.032cm" svg:height="0.034cm" svg:x="20.452cm" svg:y="16.064cm" svg:viewBox="0 0 33 35" svg:d="M16 0c-21 0-21 35 0 35 23 0 23-35 0-35z">
          <text:p/>
        </draw:path>
        <draw:path draw:style-name="gr8" draw:text-style-name="P7" draw:layer="layout" svg:width="0.032cm" svg:height="0.034cm" svg:x="20.452cm" svg:y="16.566cm" svg:viewBox="0 0 33 35" svg:d="M16 0c-21 0-21 35 0 35 23 0 23-35 0-35z">
          <text:p/>
        </draw:path>
        <draw:path draw:style-name="gr8" draw:text-style-name="P7" draw:layer="layout" svg:width="0.032cm" svg:height="0.034cm" svg:x="20.452cm" svg:y="17.068cm" svg:viewBox="0 0 33 35" svg:d="M16 0c-21 0-21 35 0 35 23 0 23-35 0-35z">
          <text:p/>
        </draw:path>
        <draw:path draw:style-name="gr8" draw:text-style-name="P7" draw:layer="layout" svg:width="0.032cm" svg:height="0.034cm" svg:x="20.452cm" svg:y="17.57cm" svg:viewBox="0 0 33 35" svg:d="M16 0c-21 0-21 35 0 35 23 0 23-35 0-35z">
          <text:p/>
        </draw:path>
        <draw:path draw:style-name="gr8" draw:text-style-name="P7" draw:layer="layout" svg:width="0.032cm" svg:height="0.034cm" svg:x="20.452cm" svg:y="18.072cm" svg:viewBox="0 0 33 35" svg:d="M16 0c-21 0-21 35 0 35 23 0 23-35 0-35z">
          <text:p/>
        </draw:path>
        <draw:path draw:style-name="gr8" draw:text-style-name="P7" draw:layer="layout" svg:width="0.032cm" svg:height="0.035cm" svg:x="20.452cm" svg:y="18.574cm" svg:viewBox="0 0 33 36" svg:d="M16 0c-21 0-21 36 0 36 23 0 23-36 0-36z">
          <text:p/>
        </draw:path>
        <draw:path draw:style-name="gr8" draw:text-style-name="P7" draw:layer="layout" svg:width="0.032cm" svg:height="0.034cm" svg:x="20.452cm" svg:y="19.077cm" svg:viewBox="0 0 33 35" svg:d="M16 0c-21 0-21 35 0 35 23 0 23-35 0-35z">
          <text:p/>
        </draw:path>
        <draw:path draw:style-name="gr8" draw:text-style-name="P7" draw:layer="layout" svg:width="0.032cm" svg:height="0.034cm" svg:x="20.452cm" svg:y="19.579cm" svg:viewBox="0 0 33 35" svg:d="M16 0c-21 0-21 35 0 35 23 0 23-35 0-35z">
          <text:p/>
        </draw:path>
        <draw:path draw:style-name="gr8" draw:text-style-name="P7" draw:layer="layout" svg:width="0.032cm" svg:height="0.034cm" svg:x="20.452cm" svg:y="20.081cm" svg:viewBox="0 0 33 35" svg:d="M16 0c-21 0-21 35 0 35 23 0 23-35 0-35z">
          <text:p/>
        </draw:path>
        <draw:path draw:style-name="gr8" draw:text-style-name="P7" draw:layer="layout" svg:width="0.032cm" svg:height="0.034cm" svg:x="20.452cm" svg:y="20.583cm" svg:viewBox="0 0 33 35" svg:d="M16 0c-21 0-21 35 0 35 23 0 23-35 0-35z">
          <text:p/>
        </draw:path>
        <draw:path draw:style-name="gr8" draw:text-style-name="P7" draw:layer="layout" svg:width="0.034cm" svg:height="0.035cm" svg:x="20.95cm" svg:y="15.561cm" svg:viewBox="0 0 35 36" svg:d="M17 0c-23 0-23 36 0 36s23-36 0-36z">
          <text:p/>
        </draw:path>
        <draw:path draw:style-name="gr8" draw:text-style-name="P7" draw:layer="layout" svg:width="0.034cm" svg:height="0.034cm" svg:x="20.95cm" svg:y="16.064cm" svg:viewBox="0 0 35 35" svg:d="M17 0c-23 0-23 35 0 35s23-35 0-35z">
          <text:p/>
        </draw:path>
        <draw:path draw:style-name="gr8" draw:text-style-name="P7" draw:layer="layout" svg:width="0.034cm" svg:height="0.034cm" svg:x="20.95cm" svg:y="16.566cm" svg:viewBox="0 0 35 35" svg:d="M17 0c-23 0-23 35 0 35s23-35 0-35z">
          <text:p/>
        </draw:path>
        <draw:path draw:style-name="gr8" draw:text-style-name="P7" draw:layer="layout" svg:width="0.034cm" svg:height="0.034cm" svg:x="20.95cm" svg:y="17.068cm" svg:viewBox="0 0 35 35" svg:d="M17 0c-23 0-23 35 0 35s23-35 0-35z">
          <text:p/>
        </draw:path>
        <draw:path draw:style-name="gr8" draw:text-style-name="P7" draw:layer="layout" svg:width="0.034cm" svg:height="0.034cm" svg:x="20.95cm" svg:y="17.57cm" svg:viewBox="0 0 35 35" svg:d="M17 0c-23 0-23 35 0 35s23-35 0-35z">
          <text:p/>
        </draw:path>
        <draw:path draw:style-name="gr8" draw:text-style-name="P7" draw:layer="layout" svg:width="0.034cm" svg:height="0.034cm" svg:x="20.95cm" svg:y="18.072cm" svg:viewBox="0 0 35 35" svg:d="M17 0c-23 0-23 35 0 35s23-35 0-35z">
          <text:p/>
        </draw:path>
        <draw:path draw:style-name="gr8" draw:text-style-name="P7" draw:layer="layout" svg:width="0.034cm" svg:height="0.035cm" svg:x="20.95cm" svg:y="18.574cm" svg:viewBox="0 0 35 36" svg:d="M17 0c-23 0-23 36 0 36s23-36 0-36z">
          <text:p/>
        </draw:path>
        <draw:path draw:style-name="gr8" draw:text-style-name="P7" draw:layer="layout" svg:width="0.034cm" svg:height="0.034cm" svg:x="20.95cm" svg:y="19.077cm" svg:viewBox="0 0 35 35" svg:d="M17 0c-23 0-23 35 0 35s23-35 0-35z">
          <text:p/>
        </draw:path>
        <draw:path draw:style-name="gr8" draw:text-style-name="P7" draw:layer="layout" svg:width="0.034cm" svg:height="0.034cm" svg:x="20.95cm" svg:y="19.579cm" svg:viewBox="0 0 35 35" svg:d="M17 0c-23 0-23 35 0 35s23-35 0-35z">
          <text:p/>
        </draw:path>
        <draw:path draw:style-name="gr8" draw:text-style-name="P7" draw:layer="layout" svg:width="0.034cm" svg:height="0.034cm" svg:x="20.95cm" svg:y="20.081cm" svg:viewBox="0 0 35 35" svg:d="M17 0c-23 0-23 35 0 35s23-35 0-35z">
          <text:p/>
        </draw:path>
        <draw:path draw:style-name="gr8" draw:text-style-name="P7" draw:layer="layout" svg:width="0.034cm" svg:height="0.034cm" svg:x="20.95cm" svg:y="20.583cm" svg:viewBox="0 0 35 35" svg:d="M17 0c-23 0-23 35 0 35s23-35 0-35z">
          <text:p/>
        </draw:path>
        <draw:path draw:style-name="gr8" draw:text-style-name="P7" draw:layer="layout" svg:width="0.033cm" svg:height="0.035cm" svg:x="21.449cm" svg:y="15.561cm" svg:viewBox="0 0 34 36" svg:d="M17 0c-23 0-23 36 0 36 22 0 22-36 0-36z">
          <text:p/>
        </draw:path>
        <draw:path draw:style-name="gr8" draw:text-style-name="P7" draw:layer="layout" svg:width="0.033cm" svg:height="0.034cm" svg:x="21.449cm" svg:y="16.064cm" svg:viewBox="0 0 34 35" svg:d="M17 0c-23 0-23 35 0 35 22 0 22-35 0-35z">
          <text:p/>
        </draw:path>
        <draw:path draw:style-name="gr8" draw:text-style-name="P7" draw:layer="layout" svg:width="0.033cm" svg:height="0.034cm" svg:x="21.449cm" svg:y="16.566cm" svg:viewBox="0 0 34 35" svg:d="M17 0c-23 0-23 35 0 35 22 0 22-35 0-35z">
          <text:p/>
        </draw:path>
        <draw:path draw:style-name="gr8" draw:text-style-name="P7" draw:layer="layout" svg:width="0.033cm" svg:height="0.034cm" svg:x="21.449cm" svg:y="17.068cm" svg:viewBox="0 0 34 35" svg:d="M17 0c-23 0-23 35 0 35 22 0 22-35 0-35z">
          <text:p/>
        </draw:path>
        <draw:path draw:style-name="gr8" draw:text-style-name="P7" draw:layer="layout" svg:width="0.033cm" svg:height="0.034cm" svg:x="21.449cm" svg:y="17.57cm" svg:viewBox="0 0 34 35" svg:d="M17 0c-23 0-23 35 0 35 22 0 22-35 0-35z">
          <text:p/>
        </draw:path>
        <draw:path draw:style-name="gr8" draw:text-style-name="P7" draw:layer="layout" svg:width="0.033cm" svg:height="0.034cm" svg:x="21.449cm" svg:y="18.072cm" svg:viewBox="0 0 34 35" svg:d="M17 0c-23 0-23 35 0 35 22 0 22-35 0-35z">
          <text:p/>
        </draw:path>
        <draw:path draw:style-name="gr8" draw:text-style-name="P7" draw:layer="layout" svg:width="0.033cm" svg:height="0.035cm" svg:x="21.449cm" svg:y="18.574cm" svg:viewBox="0 0 34 36" svg:d="M17 0c-23 0-23 36 0 36 22 0 22-36 0-36z">
          <text:p/>
        </draw:path>
        <draw:path draw:style-name="gr8" draw:text-style-name="P7" draw:layer="layout" svg:width="0.033cm" svg:height="0.034cm" svg:x="21.449cm" svg:y="19.077cm" svg:viewBox="0 0 34 35" svg:d="M17 0c-23 0-23 35 0 35 22 0 22-35 0-35z">
          <text:p/>
        </draw:path>
        <draw:path draw:style-name="gr8" draw:text-style-name="P7" draw:layer="layout" svg:width="0.033cm" svg:height="0.034cm" svg:x="21.449cm" svg:y="19.579cm" svg:viewBox="0 0 34 35" svg:d="M17 0c-23 0-23 35 0 35 22 0 22-35 0-35z">
          <text:p/>
        </draw:path>
        <draw:path draw:style-name="gr8" draw:text-style-name="P7" draw:layer="layout" svg:width="0.033cm" svg:height="0.034cm" svg:x="21.449cm" svg:y="20.081cm" svg:viewBox="0 0 34 35" svg:d="M17 0c-23 0-23 35 0 35 22 0 22-35 0-35z">
          <text:p/>
        </draw:path>
        <draw:path draw:style-name="gr8" draw:text-style-name="P7" draw:layer="layout" svg:width="0.033cm" svg:height="0.034cm" svg:x="21.449cm" svg:y="20.583cm" svg:viewBox="0 0 34 35" svg:d="M17 0c-23 0-23 35 0 35 22 0 22-35 0-35z">
          <text:p/>
        </draw:path>
        <draw:path draw:style-name="gr8" draw:text-style-name="P7" draw:layer="layout" svg:width="0.033cm" svg:height="0.035cm" svg:x="21.948cm" svg:y="15.561cm" svg:viewBox="0 0 34 36" svg:d="M17 0c-23 0-23 36 0 36 22 0 22-36 0-36z">
          <text:p/>
        </draw:path>
        <draw:path draw:style-name="gr8" draw:text-style-name="P7" draw:layer="layout" svg:width="0.033cm" svg:height="0.034cm" svg:x="21.948cm" svg:y="16.064cm" svg:viewBox="0 0 34 35" svg:d="M17 0c-23 0-23 35 0 35 22 0 22-35 0-35z">
          <text:p/>
        </draw:path>
        <draw:path draw:style-name="gr8" draw:text-style-name="P7" draw:layer="layout" svg:width="0.033cm" svg:height="0.034cm" svg:x="21.948cm" svg:y="16.566cm" svg:viewBox="0 0 34 35" svg:d="M17 0c-23 0-23 35 0 35 22 0 22-35 0-35z">
          <text:p/>
        </draw:path>
        <draw:path draw:style-name="gr8" draw:text-style-name="P7" draw:layer="layout" svg:width="0.033cm" svg:height="0.034cm" svg:x="21.948cm" svg:y="17.068cm" svg:viewBox="0 0 34 35" svg:d="M17 0c-23 0-23 35 0 35 22 0 22-35 0-35z">
          <text:p/>
        </draw:path>
        <draw:path draw:style-name="gr8" draw:text-style-name="P7" draw:layer="layout" svg:width="0.033cm" svg:height="0.034cm" svg:x="21.948cm" svg:y="17.57cm" svg:viewBox="0 0 34 35" svg:d="M17 0c-23 0-23 35 0 35 22 0 22-35 0-35z">
          <text:p/>
        </draw:path>
        <draw:path draw:style-name="gr8" draw:text-style-name="P7" draw:layer="layout" svg:width="0.033cm" svg:height="0.034cm" svg:x="21.948cm" svg:y="18.072cm" svg:viewBox="0 0 34 35" svg:d="M17 0c-23 0-23 35 0 35 22 0 22-35 0-35z">
          <text:p/>
        </draw:path>
        <draw:path draw:style-name="gr8" draw:text-style-name="P7" draw:layer="layout" svg:width="0.033cm" svg:height="0.035cm" svg:x="21.948cm" svg:y="18.574cm" svg:viewBox="0 0 34 36" svg:d="M17 0c-23 0-23 36 0 36 22 0 22-36 0-36z">
          <text:p/>
        </draw:path>
        <draw:path draw:style-name="gr8" draw:text-style-name="P7" draw:layer="layout" svg:width="0.033cm" svg:height="0.034cm" svg:x="21.948cm" svg:y="19.077cm" svg:viewBox="0 0 34 35" svg:d="M17 0c-23 0-23 35 0 35 22 0 22-35 0-35z">
          <text:p/>
        </draw:path>
        <draw:path draw:style-name="gr8" draw:text-style-name="P7" draw:layer="layout" svg:width="0.033cm" svg:height="0.034cm" svg:x="21.948cm" svg:y="19.579cm" svg:viewBox="0 0 34 35" svg:d="M17 0c-23 0-23 35 0 35 22 0 22-35 0-35z">
          <text:p/>
        </draw:path>
        <draw:path draw:style-name="gr8" draw:text-style-name="P7" draw:layer="layout" svg:width="0.033cm" svg:height="0.034cm" svg:x="21.948cm" svg:y="20.081cm" svg:viewBox="0 0 34 35" svg:d="M17 0c-23 0-23 35 0 35 22 0 22-35 0-35z">
          <text:p/>
        </draw:path>
        <draw:path draw:style-name="gr8" draw:text-style-name="P7" draw:layer="layout" svg:width="0.033cm" svg:height="0.034cm" svg:x="21.948cm" svg:y="20.583cm" svg:viewBox="0 0 34 35" svg:d="M17 0c-23 0-23 35 0 35 22 0 22-35 0-35z">
          <text:p/>
        </draw:path>
        <draw:frame draw:style-name="gr7" draw:text-style-name="P8" draw:layer="layout" svg:width="1.316cm" svg:height="0.671cm" svg:x="14.426cm" svg:y="15.352cm">
          <draw:text-box>
            <text:p text:style-name="P2"><text:span text:style-name="T5">Notas</text:span></text:p>
          </draw:text-box>
        </draw:frame>
        <draw:g>
          <draw:frame draw:style-name="gr13" draw:text-style-name="P10" draw:layer="layout" svg:width="0.198cm" svg:height="0.268cm" svg:x="23.088cm" svg:y="16.712cm">
            <draw:text-box>
              <text:p text:style-name="P2"><text:span text:style-name="T6">L</text:span></text:p>
            </draw:text-box>
          </draw:frame>
          <draw:frame draw:style-name="gr13" draw:text-style-name="P10" draw:layer="layout" svg:width="0.198cm" svg:height="0.268cm" svg:x="23.571cm" svg:y="16.712cm">
            <draw:text-box>
              <text:p text:style-name="P2"><text:span text:style-name="T6">M</text:span></text:p>
            </draw:text-box>
          </draw:frame>
          <draw:frame draw:style-name="gr13" draw:text-style-name="P10" draw:layer="layout" svg:width="0.198cm" svg:height="0.268cm" svg:x="24.083cm" svg:y="16.712cm">
            <draw:text-box>
              <text:p text:style-name="P2"><text:span text:style-name="T6">M</text:span></text:p>
            </draw:text-box>
          </draw:frame>
          <draw:frame draw:style-name="gr13" draw:text-style-name="P10" draw:layer="layout" svg:width="0.198cm" svg:height="0.268cm" svg:x="24.631cm" svg:y="16.712cm">
            <draw:text-box>
              <text:p text:style-name="P2"><text:span text:style-name="T6">J</text:span></text:p>
            </draw:text-box>
          </draw:frame>
          <draw:frame draw:style-name="gr13" draw:text-style-name="P10" draw:layer="layout" svg:width="0.198cm" svg:height="0.268cm" svg:x="25.126cm" svg:y="16.712cm">
            <draw:text-box>
              <text:p text:style-name="P2"><text:span text:style-name="T6">V</text:span></text:p>
            </draw:text-box>
          </draw:frame>
          <draw:frame draw:style-name="gr13" draw:text-style-name="P10" draw:layer="layout" svg:width="0.198cm" svg:height="0.268cm" svg:x="25.647cm" svg:y="16.712cm">
            <draw:text-box>
              <text:p text:style-name="P2"><text:span text:style-name="T6">S</text:span></text:p>
            </draw:text-box>
          </draw:frame>
          <draw:frame draw:style-name="gr13" draw:text-style-name="P10" draw:layer="layout" svg:width="0.198cm" svg:height="0.268cm" svg:x="26.148cm" svg:y="16.712cm">
            <draw:text-box>
              <text:p text:style-name="P2"><text:span text:style-name="T6">D</text:span></text:p>
            </draw:text-box>
          </draw:frame>
          <draw:line draw:style-name="gr1" draw:text-style-name="P1" draw:layer="layout" svg:x1="22.862cm" svg:y1="17.057cm" svg:x2="26.33cm" svg:y2="17.057cm">
            <text:p/>
          </draw:line>
        </draw:g>
        <draw:frame draw:style-name="gr14" draw:text-style-name="P10" draw:layer="layout" svg:width="0.198cm" svg:height="0.26cm" svg:x="24.681cm" svg:y="18.027cm">
          <draw:text-box>
            <text:p text:style-name="P2"><text:span text:style-name="T6">6</text:span></text:p>
          </draw:text-box>
        </draw:frame>
        <draw:frame draw:style-name="gr14" draw:text-style-name="P10" draw:layer="layout" svg:width="0.198cm" svg:height="0.26cm" svg:x="25.169cm" svg:y="18.027cm">
          <draw:text-box>
            <text:p text:style-name="P2"><text:span text:style-name="T6">7</text:span></text:p>
          </draw:text-box>
        </draw:frame>
        <draw:frame draw:style-name="gr14" draw:text-style-name="P10" draw:layer="layout" svg:width="0.198cm" svg:height="0.26cm" svg:x="25.687cm" svg:y="18.027cm">
          <draw:text-box>
            <text:p text:style-name="P2"><text:span text:style-name="T6">8</text:span></text:p>
          </draw:text-box>
        </draw:frame>
        <draw:frame draw:style-name="gr14" draw:text-style-name="P10" draw:layer="layout" svg:width="0.198cm" svg:height="0.26cm" svg:x="26.199cm" svg:y="18.027cm">
          <draw:text-box>
            <text:p text:style-name="P2"><text:span text:style-name="T6">9</text:span></text:p>
          </draw:text-box>
        </draw:frame>
        <draw:frame draw:style-name="gr15" draw:text-style-name="P10" draw:layer="layout" svg:width="0.205cm" svg:height="0.26cm" svg:x="23.115cm" svg:y="18.613cm">
          <draw:text-box>
            <text:p text:style-name="P2"><text:span text:style-name="T6">10</text:span></text:p>
          </draw:text-box>
        </draw:frame>
        <draw:frame draw:style-name="gr14" draw:text-style-name="P10" draw:layer="layout" svg:width="0.198cm" svg:height="0.26cm" svg:x="23.629cm" svg:y="18.613cm">
          <draw:text-box>
            <text:p text:style-name="P2"><text:span text:style-name="T6">11</text:span></text:p>
          </draw:text-box>
        </draw:frame>
        <draw:frame draw:style-name="gr14" draw:text-style-name="P10" draw:layer="layout" svg:width="0.198cm" svg:height="0.26cm" svg:x="24.15cm" svg:y="18.613cm">
          <draw:text-box>
            <text:p text:style-name="P2"><text:span text:style-name="T6">12</text:span></text:p>
          </draw:text-box>
        </draw:frame>
        <draw:frame draw:style-name="gr14" draw:text-style-name="P10" draw:layer="layout" svg:width="0.198cm" svg:height="0.26cm" svg:x="24.656cm" svg:y="18.613cm">
          <draw:text-box>
            <text:p text:style-name="P2"><text:span text:style-name="T6">13</text:span></text:p>
          </draw:text-box>
        </draw:frame>
        <draw:frame draw:style-name="gr14" draw:text-style-name="P10" draw:layer="layout" svg:width="0.198cm" svg:height="0.26cm" svg:x="25.169cm" svg:y="18.613cm">
          <draw:text-box>
            <text:p text:style-name="P2"><text:span text:style-name="T6">14</text:span></text:p>
          </draw:text-box>
        </draw:frame>
        <draw:frame draw:style-name="gr16" draw:text-style-name="P10" draw:layer="layout" svg:width="0.257cm" svg:height="0.26cm" svg:x="25.647cm" svg:y="18.613cm">
          <draw:text-box>
            <text:p text:style-name="P2"><text:span text:style-name="T6">15</text:span></text:p>
          </draw:text-box>
        </draw:frame>
        <draw:frame draw:style-name="gr16" draw:text-style-name="P10" draw:layer="layout" svg:width="0.257cm" svg:height="0.26cm" svg:x="26.188cm" svg:y="18.613cm">
          <draw:text-box>
            <text:p text:style-name="P2"><text:span text:style-name="T6">16</text:span></text:p>
          </draw:text-box>
        </draw:frame>
        <draw:frame draw:style-name="gr16" draw:text-style-name="P10" draw:layer="layout" svg:width="0.257cm" svg:height="0.26cm" svg:x="23.082cm" svg:y="19.201cm">
          <draw:text-box>
            <text:p text:style-name="P2"><text:span text:style-name="T6">17</text:span></text:p>
          </draw:text-box>
        </draw:frame>
        <draw:frame draw:style-name="gr16" draw:text-style-name="P10" draw:layer="layout" svg:width="0.257cm" svg:height="0.26cm" svg:x="23.598cm" svg:y="19.201cm">
          <draw:text-box>
            <text:p text:style-name="P2"><text:span text:style-name="T6">18</text:span></text:p>
          </draw:text-box>
        </draw:frame>
        <draw:frame draw:style-name="gr16" draw:text-style-name="P10" draw:layer="layout" svg:width="0.257cm" svg:height="0.26cm" svg:x="24.112cm" svg:y="19.201cm">
          <draw:text-box>
            <text:p text:style-name="P2"><text:span text:style-name="T6">19</text:span></text:p>
          </draw:text-box>
        </draw:frame>
        <draw:frame draw:style-name="gr16" draw:text-style-name="P10" draw:layer="layout" svg:width="0.257cm" svg:height="0.26cm" svg:x="24.623cm" svg:y="19.201cm">
          <draw:text-box>
            <text:p text:style-name="P2"><text:span text:style-name="T6">20</text:span></text:p>
          </draw:text-box>
        </draw:frame>
        <draw:frame draw:style-name="gr16" draw:text-style-name="P10" draw:layer="layout" svg:width="0.257cm" svg:height="0.26cm" svg:x="25.135cm" svg:y="19.201cm">
          <draw:text-box>
            <text:p text:style-name="P2"><text:span text:style-name="T6">21</text:span></text:p>
          </draw:text-box>
        </draw:frame>
        <draw:frame draw:style-name="gr16" draw:text-style-name="P10" draw:layer="layout" svg:width="0.257cm" svg:height="0.26cm" svg:x="25.656cm" svg:y="19.201cm">
          <draw:text-box>
            <text:p text:style-name="P2"><text:span text:style-name="T6">22</text:span></text:p>
          </draw:text-box>
        </draw:frame>
        <draw:frame draw:style-name="gr16" draw:text-style-name="P10" draw:layer="layout" svg:width="0.257cm" svg:height="0.26cm" svg:x="26.163cm" svg:y="19.201cm">
          <draw:text-box>
            <text:p text:style-name="P2"><text:span text:style-name="T6">23</text:span></text:p>
          </draw:text-box>
        </draw:frame>
        <draw:frame draw:style-name="gr16" draw:text-style-name="P10" draw:layer="layout" svg:width="0.257cm" svg:height="0.26cm" svg:x="23.082cm" svg:y="19.789cm">
          <draw:text-box>
            <text:p text:style-name="P2"><text:span text:style-name="T6">24</text:span></text:p>
          </draw:text-box>
        </draw:frame>
        <draw:frame draw:style-name="gr16" draw:text-style-name="P10" draw:layer="layout" svg:width="0.257cm" svg:height="0.26cm" svg:x="23.568cm" svg:y="19.789cm">
          <draw:text-box>
            <text:p text:style-name="P2"><text:span text:style-name="T6">25</text:span></text:p>
          </draw:text-box>
        </draw:frame>
        <draw:frame draw:style-name="gr16" draw:text-style-name="P10" draw:layer="layout" svg:width="0.257cm" svg:height="0.26cm" svg:x="24.109cm" svg:y="19.789cm">
          <draw:text-box>
            <text:p text:style-name="P2"><text:span text:style-name="T6">26</text:span></text:p>
          </draw:text-box>
        </draw:frame>
        <draw:frame draw:style-name="gr16" draw:text-style-name="P10" draw:layer="layout" svg:width="0.257cm" svg:height="0.26cm" svg:x="24.597cm" svg:y="19.789cm">
          <draw:text-box>
            <text:p text:style-name="P2"><text:span text:style-name="T6">27</text:span></text:p>
          </draw:text-box>
        </draw:frame>
        <draw:frame draw:style-name="gr16" draw:text-style-name="P10" draw:layer="layout" svg:width="0.257cm" svg:height="0.26cm" svg:x="25.115cm" svg:y="19.789cm">
          <draw:text-box>
            <text:p text:style-name="P2"><text:span text:style-name="T6">28</text:span></text:p>
          </draw:text-box>
        </draw:frame>
        <draw:frame draw:style-name="gr16" draw:text-style-name="P10" draw:layer="layout" svg:width="0.257cm" svg:height="0.26cm" svg:x="25.627cm" svg:y="19.789cm">
          <draw:text-box>
            <text:p text:style-name="P2"><text:span text:style-name="T6">29</text:span></text:p>
          </draw:text-box>
        </draw:frame>
        <draw:frame draw:style-name="gr16" draw:text-style-name="P10" draw:layer="layout" svg:width="0.257cm" svg:height="0.26cm" svg:x="26.138cm" svg:y="19.789cm">
          <draw:text-box>
            <text:p text:style-name="P2"><text:span text:style-name="T6">30</text:span></text:p>
          </draw:text-box>
        </draw:frame>
        <draw:frame draw:style-name="gr16" draw:text-style-name="P10" draw:layer="layout" svg:width="0.257cm" svg:height="0.26cm" svg:x="23.057cm" svg:y="20.376cm">
          <draw:text-box>
            <text:p text:style-name="P2"><text:span text:style-name="T6">31</text:span></text:p>
          </draw:text-box>
        </draw:frame>
        <draw:frame draw:style-name="gr14" draw:text-style-name="P10" draw:layer="layout" svg:width="0.198cm" svg:height="0.26cm" svg:x="25.687cm" svg:y="17.44cm">
          <draw:text-box>
            <text:p text:style-name="P2"><text:span text:style-name="T6">1</text:span></text:p>
          </draw:text-box>
        </draw:frame>
        <draw:frame draw:style-name="gr14" draw:text-style-name="P10" draw:layer="layout" svg:width="0.198cm" svg:height="0.26cm" svg:x="26.199cm" svg:y="17.44cm">
          <draw:text-box>
            <text:p text:style-name="P2"><text:span text:style-name="T6">2</text:span></text:p>
          </draw:text-box>
        </draw:frame>
        <draw:frame draw:style-name="gr14" draw:text-style-name="P10" draw:layer="layout" svg:width="0.198cm" svg:height="0.26cm" svg:x="23.116cm" svg:y="18.03cm">
          <draw:text-box>
            <text:p text:style-name="P2"><text:span text:style-name="T6">3</text:span></text:p>
          </draw:text-box>
        </draw:frame>
        <draw:frame draw:style-name="gr14" draw:text-style-name="P10" draw:layer="layout" svg:width="0.198cm" svg:height="0.26cm" svg:x="23.63cm" svg:y="18.03cm">
          <draw:text-box>
            <text:p text:style-name="P2"><text:span text:style-name="T6">4</text:span></text:p>
          </draw:text-box>
        </draw:frame>
        <draw:frame draw:style-name="gr14" draw:text-style-name="P10" draw:layer="layout" svg:width="0.198cm" svg:height="0.26cm" svg:x="24.151cm" svg:y="18.03cm">
          <draw:text-box>
            <text:p text:style-name="P2"><text:span text:style-name="T6">5</text:span></text:p>
          </draw:text-box>
        </draw:frame>
        <draw:frame draw:style-name="gr17" draw:text-style-name="P11" draw:layer="layout" svg:width="1.266cm" svg:height="0.538cm" svg:x="25.5cm" svg:y="0.7cm">
          <draw:text-box>
            <text:p text:style-name="P2"><text:span text:style-name="T7">2022</text:span></text:p>
          </draw:text-box>
        </draw:frame>
      </draw:page>
      <draw:page draw:name="page10" draw:style-name="dp1" draw:master-page-name="master-page79">
        <draw:g>
          <draw:path draw:style-name="gr29" draw:text-style-name="P12" draw:layer="layout" svg:width="13.252cm" svg:height="11.258cm" svg:x="0.701cm" svg:y="2.658cm" svg:viewBox="0 0 13253 11259" svg:d="M0 0h13253M0 865h13253M0 1732h13253M0 2597h13253M0 3464h13253M0 4331h13253M0 5196h13253M0 6062h13253M0 6928h13253M0 7794h13253M0 8661h13253M0 9526h13253M0 10392h13253M0 11259h13253">
            <text:p/>
          </draw:path>
          <draw:path draw:style-name="gr31" draw:text-style-name="P23" draw:layer="layout" svg:width="13.254cm" svg:height="13.535cm" svg:x="0.701cm" svg:y="1.261cm" svg:viewBox="0 0 13255 13536" svg:d="M0 0h13251M5 699h13250M0 13536h13251">
            <text:p/>
          </draw:path>
        </draw:g>
        <draw:frame draw:style-name="gr10" draw:text-style-name="P3" draw:layer="layout" svg:width="2.869cm" svg:height="0.398cm" svg:x="1.366cm" svg:y="1.371cm">
          <draw:text-box>
            <text:p text:style-name="P2"><text:span text:style-name="T1"><text:s text:c="30"/></text:span></text:p>
          </draw:text-box>
        </draw:frame>
        <draw:path draw:style-name="gr30" draw:text-style-name="P13" draw:layer="layout" svg:width="0.357cm" svg:height="11.561cm" svg:x="1.001cm" svg:y="2.119cm" svg:viewBox="0 0 358 11562" svg:d="M86 219c42 0 76-22 76-58 0-28-24-47-51-55 25-7 48-23 48-51 0-38-38-55-73-55s-73 17-73 55c0 28 23 44 47 51-26 8-50 27-50 55 0 37 34 58 76 58zM86 95c-13-2-46-11-46-36 0-22 20-35 46-35 25 0 46 13 46 35 0 25-33 34-46 36zM86 195c-27 0-50-13-50-36 0-28 37-40 50-41 13 1 49 13 49 41 0 23-23 36-49 36zM79 1092c59 0 86-52 86-109 0-58-23-110-82-110-46 0-74 33-74 69 0 45 31 68 70 68 27 0 50-18 59-33 1 3 1 6 1 9 0 40-17 82-60 82-22 0-35-8-46-21l-13 20c13 15 32 25 59 25zM85 987c-28 0-49-14-49-46 0-20 16-44 48-44 37 0 51 32 53 59-11 18-31 31-52 31zM76 1961v-212h-23l-53 55 16 16 34-36v177zM197 1965c58 0 81-58 81-110 0-51-23-109-81-109-59 0-81 58-81 109 0 52 22 110 81 110zM197 1941c-41 0-54-43-54-86 0-42 13-85 54-85 40 0 54 43 54 85 0 43-14 86-54 86zM76 2834v-212h-23l-53 55 16 16 34-36v177zM182 2834v-212h-23l-53 55 16 16 34-36v177zM76 3707v-212h-23l-53 55 16 16 34-36v177zM262 3707v-24h-104c59-46 103-86 103-129 0-42-36-62-71-62-30 0-58 12-74 33l16 17c13-16 33-26 58-26 22 0 44 11 44 38 0 37-41 72-118 132v21zM76 4580v-212h-23l-53 55 16 16 34-36v177zM184 4584c47 0 75-26 75-61 0-34-30-51-49-52 20-4 46-19 46-50 0-35-31-56-72-56-33 0-57 14-73 33l15 16c16-17 33-25 56-25 26 0 47 12 47 36s-22 34-49 34c-8 0-18 0-22 0v24c3 0 13 0 22 0 31 0 53 11 53 38 0 24-19 39-50 39-25 0-46-11-59-28l-15 17c13 19 39 35 75 35zM76 5453v-212h-23l-53 55 16 16 34-36v177zM237 5453v-54h30v-23h-30v-135h-37l-90 136v22h100v54zM210 5376h-74l74-110zM76 6325v-212h-23l-53 55 16 16 34-36v177zM195 6329c43 0 75-27 75-70 0-44-32-68-67-68-21 0-39 9-50 19v-73h104v-24h-130v114l19 7c15-14 31-20 49-20 29 0 49 18 49 46 0 26-20 45-49 45-26 0-44-10-58-28l-17 18c16 21 39 34 75 34zM76 7199v-212h-23l-53 55 16 16 34-36v177zM197 7203c47 0 75-32 75-69 0-45-31-68-70-68-27 0-51 18-60 33 0-3 0-5 0-8 0-42 19-83 60-83 22 0 34 8 45 21l14-20c-13-14-32-25-59-25-60 0-86 52-86 110 0 57 22 109 81 109zM196 7179c-37 0-51-32-53-58 12-19 32-32 53-32 27 0 49 15 49 46 0 20-16 44-49 44zM76 8071v-212h-23l-53 55 16 16 34-36v177zM167 8071l87-194v-18h-145v24h114l-85 188zM76 8944v-212h-23l-53 55 16 16 34-36v177zM192 8948c42 0 76-22 76-58 0-28-24-47-51-55 25-7 48-23 48-51 0-38-38-55-73-55s-73 17-73 55c0 28 23 44 47 51-26 8-50 27-50 55 0 37 34 58 76 58zM192 8824c-13-2-46-11-46-36 0-22 20-35 46-35 25 0 46 13 46 35 0 25-33 34-46 36zM192 8924c-27 0-50-13-50-36 0-28 37-40 50-41 13 1 49 13 49 41 0 23-23 36-49 36zM76 9817v-212h-23l-53 55 16 16 34-36v177zM185 9820c59 0 86-52 86-109 0-58-23-110-82-110-46 0-74 33-74 69 0 45 31 68 70 68 27 0 50-18 59-33 1 3 1 6 1 9 0 40-17 82-60 82-22 0-35-8-46-21l-13 20c13 15 32 25 59 25zM191 9715c-28 0-49-14-49-46 0-20 16-44 48-44 37 0 51 32 53 59-11 18-31 31-52 31zM156 10690v-24h-104c59-46 103-86 103-129 0-42-36-62-71-62-30 0-58 12-74 33l16 17c13-16 33-26 58-26 22 0 44 11 44 38 0 37-41 72-118 132v21zM277 10694c58 0 81-58 81-110 0-51-23-109-81-109-59 0-81 58-81 109 0 52 22 110 81 110zM277 10670c-41 0-54-43-54-86 0-42 13-85 54-85 40 0 54 43 54 85 0 43-14 86-54 86zM156 11562v-24h-104c59-46 103-86 103-129 0-42-36-62-71-62-30 0-58 12-74 33l16 17c13-16 33-26 58-26 22 0 44 11 44 38 0 37-41 72-118 132v21zM262 11562v-212h-23l-53 55 16 16 34-36v177z">
          <text:p/>
        </draw:path>
        <draw:frame draw:style-name="gr18" draw:text-style-name="P4" draw:layer="layout" svg:width="1.894cm" svg:height="0.533cm" svg:x="2.254cm" svg:y="1.406cm">
          <draw:text-box>
            <text:p text:style-name="P2"><text:span text:style-name="T2">Viernes</text:span></text:p>
          </draw:text-box>
        </draw:frame>
        <draw:frame draw:style-name="gr19" draw:text-style-name="P4" draw:layer="layout" svg:width="0.397cm" svg:height="0.533cm" svg:x="11.253cm" svg:y="1.406cm">
          <draw:text-box>
            <text:p text:style-name="P2"><text:span text:style-name="T3">14</text:span></text:p>
          </draw:text-box>
        </draw:frame>
        <draw:frame draw:style-name="gr11" draw:text-style-name="P4" draw:layer="layout" svg:width="1.391cm" svg:height="0.533cm" svg:x="1.468cm" svg:y="0.696cm">
          <draw:text-box>
            <text:p text:style-name="P2"><text:span text:style-name="T3">ENERO</text:span></text:p>
          </draw:text-box>
        </draw:frame>
        <draw:g>
          <draw:path draw:style-name="gr8" draw:text-style-name="P7" draw:layer="layout" svg:width="0.034cm" svg:height="0.034cm" svg:x="1.496cm" svg:y="16.064cm" svg:viewBox="0 0 35 35" svg:d="M17 0c-23 0-23 35 0 35s23-35 0-35z">
            <text:p/>
          </draw:path>
          <draw:path draw:style-name="gr8" draw:text-style-name="P7" draw:layer="layout" svg:width="0.034cm" svg:height="0.034cm" svg:x="1.496cm" svg:y="16.566cm" svg:viewBox="0 0 35 35" svg:d="M17 0c-23 0-23 35 0 35s23-35 0-35z">
            <text:p/>
          </draw:path>
          <draw:path draw:style-name="gr8" draw:text-style-name="P7" draw:layer="layout" svg:width="0.034cm" svg:height="0.034cm" svg:x="1.496cm" svg:y="17.068cm" svg:viewBox="0 0 35 35" svg:d="M17 0c-23 0-23 35 0 35s23-35 0-35z">
            <text:p/>
          </draw:path>
          <draw:path draw:style-name="gr8" draw:text-style-name="P7" draw:layer="layout" svg:width="0.034cm" svg:height="0.034cm" svg:x="1.496cm" svg:y="17.57cm" svg:viewBox="0 0 35 35" svg:d="M17 0c-23 0-23 35 0 35s23-35 0-35z">
            <text:p/>
          </draw:path>
          <draw:path draw:style-name="gr8" draw:text-style-name="P7" draw:layer="layout" svg:width="0.034cm" svg:height="0.034cm" svg:x="1.496cm" svg:y="18.072cm" svg:viewBox="0 0 35 35" svg:d="M17 0c-23 0-23 35 0 35s23-35 0-35z">
            <text:p/>
          </draw:path>
          <draw:path draw:style-name="gr8" draw:text-style-name="P7" draw:layer="layout" svg:width="0.034cm" svg:height="0.035cm" svg:x="1.496cm" svg:y="18.574cm" svg:viewBox="0 0 35 36" svg:d="M17 0c-23 0-23 36 0 36s23-36 0-36z">
            <text:p/>
          </draw:path>
          <draw:path draw:style-name="gr8" draw:text-style-name="P7" draw:layer="layout" svg:width="0.034cm" svg:height="0.034cm" svg:x="1.496cm" svg:y="19.077cm" svg:viewBox="0 0 35 35" svg:d="M17 0c-23 0-23 35 0 35s23-35 0-35z">
            <text:p/>
          </draw:path>
          <draw:path draw:style-name="gr8" draw:text-style-name="P7" draw:layer="layout" svg:width="0.034cm" svg:height="0.034cm" svg:x="1.496cm" svg:y="19.579cm" svg:viewBox="0 0 35 35" svg:d="M17 0c-23 0-23 35 0 35s23-35 0-35z">
            <text:p/>
          </draw:path>
          <draw:path draw:style-name="gr8" draw:text-style-name="P7" draw:layer="layout" svg:width="0.034cm" svg:height="0.034cm" svg:x="1.496cm" svg:y="20.081cm" svg:viewBox="0 0 35 35" svg:d="M17 0c-23 0-23 35 0 35s23-35 0-35z">
            <text:p/>
          </draw:path>
          <draw:path draw:style-name="gr8" draw:text-style-name="P7" draw:layer="layout" svg:width="0.034cm" svg:height="0.034cm" svg:x="1.496cm" svg:y="20.583cm" svg:viewBox="0 0 35 35" svg:d="M17 0c-23 0-23 35 0 35s23-35 0-35z">
            <text:p/>
          </draw:path>
          <draw:path draw:style-name="gr8" draw:text-style-name="P7" draw:layer="layout" svg:width="0.033cm" svg:height="0.034cm" svg:x="1.995cm" svg:y="16.064cm" svg:viewBox="0 0 34 35" svg:d="M17 0c-23 0-23 35 0 35 22 0 22-35 0-35z">
            <text:p/>
          </draw:path>
          <draw:path draw:style-name="gr8" draw:text-style-name="P7" draw:layer="layout" svg:width="0.033cm" svg:height="0.034cm" svg:x="1.995cm" svg:y="16.566cm" svg:viewBox="0 0 34 35" svg:d="M17 0c-23 0-23 35 0 35 22 0 22-35 0-35z">
            <text:p/>
          </draw:path>
          <draw:path draw:style-name="gr8" draw:text-style-name="P7" draw:layer="layout" svg:width="0.033cm" svg:height="0.034cm" svg:x="1.995cm" svg:y="17.068cm" svg:viewBox="0 0 34 35" svg:d="M17 0c-23 0-23 35 0 35 22 0 22-35 0-35z">
            <text:p/>
          </draw:path>
          <draw:path draw:style-name="gr8" draw:text-style-name="P7" draw:layer="layout" svg:width="0.033cm" svg:height="0.034cm" svg:x="1.995cm" svg:y="17.57cm" svg:viewBox="0 0 34 35" svg:d="M17 0c-23 0-23 35 0 35 22 0 22-35 0-35z">
            <text:p/>
          </draw:path>
          <draw:path draw:style-name="gr8" draw:text-style-name="P7" draw:layer="layout" svg:width="0.033cm" svg:height="0.034cm" svg:x="1.995cm" svg:y="18.072cm" svg:viewBox="0 0 34 35" svg:d="M17 0c-23 0-23 35 0 35 22 0 22-35 0-35z">
            <text:p/>
          </draw:path>
          <draw:path draw:style-name="gr8" draw:text-style-name="P7" draw:layer="layout" svg:width="0.033cm" svg:height="0.035cm" svg:x="1.995cm" svg:y="18.574cm" svg:viewBox="0 0 34 36" svg:d="M17 0c-23 0-23 36 0 36 22 0 22-36 0-36z">
            <text:p/>
          </draw:path>
          <draw:path draw:style-name="gr8" draw:text-style-name="P7" draw:layer="layout" svg:width="0.033cm" svg:height="0.034cm" svg:x="1.995cm" svg:y="19.077cm" svg:viewBox="0 0 34 35" svg:d="M17 0c-23 0-23 35 0 35 22 0 22-35 0-35z">
            <text:p/>
          </draw:path>
          <draw:path draw:style-name="gr8" draw:text-style-name="P7" draw:layer="layout" svg:width="0.033cm" svg:height="0.034cm" svg:x="1.995cm" svg:y="19.579cm" svg:viewBox="0 0 34 35" svg:d="M17 0c-23 0-23 35 0 35 22 0 22-35 0-35z">
            <text:p/>
          </draw:path>
          <draw:path draw:style-name="gr8" draw:text-style-name="P7" draw:layer="layout" svg:width="0.033cm" svg:height="0.034cm" svg:x="1.995cm" svg:y="20.081cm" svg:viewBox="0 0 34 35" svg:d="M17 0c-23 0-23 35 0 35 22 0 22-35 0-35z">
            <text:p/>
          </draw:path>
          <draw:path draw:style-name="gr8" draw:text-style-name="P7" draw:layer="layout" svg:width="0.033cm" svg:height="0.034cm" svg:x="1.995cm" svg:y="20.583cm" svg:viewBox="0 0 34 35" svg:d="M17 0c-23 0-23 35 0 35 22 0 22-35 0-35z">
            <text:p/>
          </draw:path>
          <draw:path draw:style-name="gr8" draw:text-style-name="P7" draw:layer="layout" svg:width="0.033cm" svg:height="0.035cm" svg:x="2.494cm" svg:y="15.561cm" svg:viewBox="0 0 34 36" svg:d="M17 0c-23 0-23 36 0 36 22 0 23-36 0-36z">
            <text:p/>
          </draw:path>
          <draw:path draw:style-name="gr8" draw:text-style-name="P7" draw:layer="layout" svg:width="0.033cm" svg:height="0.034cm" svg:x="2.494cm" svg:y="16.064cm" svg:viewBox="0 0 34 35" svg:d="M17 0c-23 0-23 35 0 35 22 0 23-35 0-35z">
            <text:p/>
          </draw:path>
          <draw:path draw:style-name="gr8" draw:text-style-name="P7" draw:layer="layout" svg:width="0.033cm" svg:height="0.034cm" svg:x="2.494cm" svg:y="16.566cm" svg:viewBox="0 0 34 35" svg:d="M17 0c-23 0-23 35 0 35 22 0 23-35 0-35z">
            <text:p/>
          </draw:path>
          <draw:path draw:style-name="gr8" draw:text-style-name="P7" draw:layer="layout" svg:width="0.033cm" svg:height="0.034cm" svg:x="2.494cm" svg:y="17.068cm" svg:viewBox="0 0 34 35" svg:d="M17 0c-23 0-23 35 0 35 22 0 23-35 0-35z">
            <text:p/>
          </draw:path>
          <draw:path draw:style-name="gr8" draw:text-style-name="P7" draw:layer="layout" svg:width="0.033cm" svg:height="0.034cm" svg:x="2.494cm" svg:y="17.57cm" svg:viewBox="0 0 34 35" svg:d="M17 0c-23 0-23 35 0 35 22 0 23-35 0-35z">
            <text:p/>
          </draw:path>
          <draw:path draw:style-name="gr8" draw:text-style-name="P7" draw:layer="layout" svg:width="0.033cm" svg:height="0.034cm" svg:x="2.494cm" svg:y="18.072cm" svg:viewBox="0 0 34 35" svg:d="M17 0c-23 0-23 35 0 35 22 0 23-35 0-35z">
            <text:p/>
          </draw:path>
          <draw:path draw:style-name="gr8" draw:text-style-name="P7" draw:layer="layout" svg:width="0.033cm" svg:height="0.035cm" svg:x="2.494cm" svg:y="18.574cm" svg:viewBox="0 0 34 36" svg:d="M17 0c-23 0-23 36 0 36 22 0 23-36 0-36z">
            <text:p/>
          </draw:path>
          <draw:path draw:style-name="gr8" draw:text-style-name="P7" draw:layer="layout" svg:width="0.033cm" svg:height="0.034cm" svg:x="2.494cm" svg:y="19.077cm" svg:viewBox="0 0 34 35" svg:d="M17 0c-23 0-23 35 0 35 22 0 23-35 0-35z">
            <text:p/>
          </draw:path>
          <draw:path draw:style-name="gr8" draw:text-style-name="P7" draw:layer="layout" svg:width="0.033cm" svg:height="0.034cm" svg:x="2.494cm" svg:y="19.579cm" svg:viewBox="0 0 34 35" svg:d="M17 0c-23 0-23 35 0 35 22 0 23-35 0-35z">
            <text:p/>
          </draw:path>
          <draw:path draw:style-name="gr8" draw:text-style-name="P7" draw:layer="layout" svg:width="0.033cm" svg:height="0.034cm" svg:x="2.494cm" svg:y="20.081cm" svg:viewBox="0 0 34 35" svg:d="M17 0c-23 0-23 35 0 35 22 0 23-35 0-35z">
            <text:p/>
          </draw:path>
          <draw:path draw:style-name="gr8" draw:text-style-name="P7" draw:layer="layout" svg:width="0.033cm" svg:height="0.034cm" svg:x="2.494cm" svg:y="20.583cm" svg:viewBox="0 0 34 35" svg:d="M17 0c-23 0-23 35 0 35 22 0 23-35 0-35z">
            <text:p/>
          </draw:path>
          <draw:path draw:style-name="gr8" draw:text-style-name="P7" draw:layer="layout" svg:width="0.032cm" svg:height="0.035cm" svg:x="2.992cm" svg:y="15.561cm" svg:viewBox="0 0 33 36" svg:d="M16 0c-21 0-21 36 0 36 23 0 23-36 0-36z">
            <text:p/>
          </draw:path>
          <draw:path draw:style-name="gr8" draw:text-style-name="P7" draw:layer="layout" svg:width="0.032cm" svg:height="0.034cm" svg:x="2.992cm" svg:y="16.064cm" svg:viewBox="0 0 33 35" svg:d="M16 0c-21 0-21 35 0 35 23 0 23-35 0-35z">
            <text:p/>
          </draw:path>
          <draw:path draw:style-name="gr8" draw:text-style-name="P7" draw:layer="layout" svg:width="0.032cm" svg:height="0.034cm" svg:x="2.992cm" svg:y="16.566cm" svg:viewBox="0 0 33 35" svg:d="M16 0c-21 0-21 35 0 35 23 0 23-35 0-35z">
            <text:p/>
          </draw:path>
          <draw:path draw:style-name="gr8" draw:text-style-name="P7" draw:layer="layout" svg:width="0.032cm" svg:height="0.034cm" svg:x="2.992cm" svg:y="17.068cm" svg:viewBox="0 0 33 35" svg:d="M16 0c-21 0-21 35 0 35 23 0 23-35 0-35z">
            <text:p/>
          </draw:path>
          <draw:path draw:style-name="gr8" draw:text-style-name="P7" draw:layer="layout" svg:width="0.032cm" svg:height="0.034cm" svg:x="2.992cm" svg:y="17.57cm" svg:viewBox="0 0 33 35" svg:d="M16 0c-21 0-21 35 0 35 23 0 23-35 0-35z">
            <text:p/>
          </draw:path>
          <draw:path draw:style-name="gr8" draw:text-style-name="P7" draw:layer="layout" svg:width="0.032cm" svg:height="0.034cm" svg:x="2.992cm" svg:y="18.072cm" svg:viewBox="0 0 33 35" svg:d="M16 0c-21 0-21 35 0 35 23 0 23-35 0-35z">
            <text:p/>
          </draw:path>
          <draw:path draw:style-name="gr8" draw:text-style-name="P7" draw:layer="layout" svg:width="0.032cm" svg:height="0.035cm" svg:x="2.992cm" svg:y="18.574cm" svg:viewBox="0 0 33 36" svg:d="M16 0c-21 0-21 36 0 36 23 0 23-36 0-36z">
            <text:p/>
          </draw:path>
          <draw:path draw:style-name="gr8" draw:text-style-name="P7" draw:layer="layout" svg:width="0.032cm" svg:height="0.034cm" svg:x="2.992cm" svg:y="19.077cm" svg:viewBox="0 0 33 35" svg:d="M16 0c-21 0-21 35 0 35 23 0 23-35 0-35z">
            <text:p/>
          </draw:path>
          <draw:path draw:style-name="gr8" draw:text-style-name="P7" draw:layer="layout" svg:width="0.032cm" svg:height="0.034cm" svg:x="2.992cm" svg:y="19.579cm" svg:viewBox="0 0 33 35" svg:d="M16 0c-21 0-21 35 0 35 23 0 23-35 0-35z">
            <text:p/>
          </draw:path>
          <draw:path draw:style-name="gr8" draw:text-style-name="P7" draw:layer="layout" svg:width="0.032cm" svg:height="0.034cm" svg:x="2.992cm" svg:y="20.081cm" svg:viewBox="0 0 33 35" svg:d="M16 0c-21 0-21 35 0 35 23 0 23-35 0-35z">
            <text:p/>
          </draw:path>
          <draw:path draw:style-name="gr8" draw:text-style-name="P7" draw:layer="layout" svg:width="0.032cm" svg:height="0.034cm" svg:x="2.992cm" svg:y="20.583cm" svg:viewBox="0 0 33 35" svg:d="M16 0c-21 0-21 35 0 35 23 0 23-35 0-35z">
            <text:p/>
          </draw:path>
          <draw:path draw:style-name="gr8" draw:text-style-name="P7" draw:layer="layout" svg:width="0.033cm" svg:height="0.035cm" svg:x="3.491cm" svg:y="15.561cm" svg:viewBox="0 0 34 36" svg:d="M17 0c-23 0-23 36 0 36 22 0 23-36 0-36z">
            <text:p/>
          </draw:path>
          <draw:path draw:style-name="gr8" draw:text-style-name="P7" draw:layer="layout" svg:width="0.033cm" svg:height="0.034cm" svg:x="3.491cm" svg:y="16.064cm" svg:viewBox="0 0 34 35" svg:d="M17 0c-23 0-23 35 0 35 22 0 23-35 0-35z">
            <text:p/>
          </draw:path>
          <draw:path draw:style-name="gr8" draw:text-style-name="P7" draw:layer="layout" svg:width="0.033cm" svg:height="0.034cm" svg:x="3.491cm" svg:y="16.566cm" svg:viewBox="0 0 34 35" svg:d="M17 0c-23 0-23 35 0 35 22 0 23-35 0-35z">
            <text:p/>
          </draw:path>
          <draw:path draw:style-name="gr8" draw:text-style-name="P7" draw:layer="layout" svg:width="0.033cm" svg:height="0.034cm" svg:x="3.491cm" svg:y="17.068cm" svg:viewBox="0 0 34 35" svg:d="M17 0c-23 0-23 35 0 35 22 0 23-35 0-35z">
            <text:p/>
          </draw:path>
          <draw:path draw:style-name="gr8" draw:text-style-name="P7" draw:layer="layout" svg:width="0.033cm" svg:height="0.034cm" svg:x="3.491cm" svg:y="17.57cm" svg:viewBox="0 0 34 35" svg:d="M17 0c-23 0-23 35 0 35 22 0 23-35 0-35z">
            <text:p/>
          </draw:path>
          <draw:path draw:style-name="gr8" draw:text-style-name="P7" draw:layer="layout" svg:width="0.033cm" svg:height="0.034cm" svg:x="3.491cm" svg:y="18.072cm" svg:viewBox="0 0 34 35" svg:d="M17 0c-23 0-23 35 0 35 22 0 23-35 0-35z">
            <text:p/>
          </draw:path>
          <draw:path draw:style-name="gr8" draw:text-style-name="P7" draw:layer="layout" svg:width="0.033cm" svg:height="0.035cm" svg:x="3.491cm" svg:y="18.574cm" svg:viewBox="0 0 34 36" svg:d="M17 0c-23 0-23 36 0 36 22 0 23-36 0-36z">
            <text:p/>
          </draw:path>
          <draw:path draw:style-name="gr8" draw:text-style-name="P7" draw:layer="layout" svg:width="0.033cm" svg:height="0.034cm" svg:x="3.491cm" svg:y="19.077cm" svg:viewBox="0 0 34 35" svg:d="M17 0c-23 0-23 35 0 35 22 0 23-35 0-35z">
            <text:p/>
          </draw:path>
          <draw:path draw:style-name="gr8" draw:text-style-name="P7" draw:layer="layout" svg:width="0.033cm" svg:height="0.034cm" svg:x="3.491cm" svg:y="19.579cm" svg:viewBox="0 0 34 35" svg:d="M17 0c-23 0-23 35 0 35 22 0 23-35 0-35z">
            <text:p/>
          </draw:path>
          <draw:path draw:style-name="gr8" draw:text-style-name="P7" draw:layer="layout" svg:width="0.033cm" svg:height="0.034cm" svg:x="3.491cm" svg:y="20.081cm" svg:viewBox="0 0 34 35" svg:d="M17 0c-23 0-23 35 0 35 22 0 23-35 0-35z">
            <text:p/>
          </draw:path>
          <draw:path draw:style-name="gr8" draw:text-style-name="P7" draw:layer="layout" svg:width="0.033cm" svg:height="0.034cm" svg:x="3.491cm" svg:y="20.583cm" svg:viewBox="0 0 34 35" svg:d="M17 0c-23 0-23 35 0 35 22 0 23-35 0-35z">
            <text:p/>
          </draw:path>
          <draw:path draw:style-name="gr8" draw:text-style-name="P7" draw:layer="layout" svg:width="0.033cm" svg:height="0.035cm" svg:x="3.991cm" svg:y="15.561cm" svg:viewBox="0 0 34 36" svg:d="M17 0c-23 0-23 36 0 36 22 0 22-36 0-36z">
            <text:p/>
          </draw:path>
          <draw:path draw:style-name="gr8" draw:text-style-name="P7" draw:layer="layout" svg:width="0.033cm" svg:height="0.034cm" svg:x="3.991cm" svg:y="16.064cm" svg:viewBox="0 0 34 35" svg:d="M17 0c-23 0-23 35 0 35 22 0 22-35 0-35z">
            <text:p/>
          </draw:path>
          <draw:path draw:style-name="gr8" draw:text-style-name="P7" draw:layer="layout" svg:width="0.033cm" svg:height="0.034cm" svg:x="3.991cm" svg:y="16.566cm" svg:viewBox="0 0 34 35" svg:d="M17 0c-23 0-23 35 0 35 22 0 22-35 0-35z">
            <text:p/>
          </draw:path>
          <draw:path draw:style-name="gr8" draw:text-style-name="P7" draw:layer="layout" svg:width="0.033cm" svg:height="0.034cm" svg:x="3.991cm" svg:y="17.068cm" svg:viewBox="0 0 34 35" svg:d="M17 0c-23 0-23 35 0 35 22 0 22-35 0-35z">
            <text:p/>
          </draw:path>
          <draw:path draw:style-name="gr8" draw:text-style-name="P7" draw:layer="layout" svg:width="0.033cm" svg:height="0.034cm" svg:x="3.991cm" svg:y="17.57cm" svg:viewBox="0 0 34 35" svg:d="M17 0c-23 0-23 35 0 35 22 0 22-35 0-35z">
            <text:p/>
          </draw:path>
          <draw:path draw:style-name="gr8" draw:text-style-name="P7" draw:layer="layout" svg:width="0.033cm" svg:height="0.034cm" svg:x="3.991cm" svg:y="18.072cm" svg:viewBox="0 0 34 35" svg:d="M17 0c-23 0-23 35 0 35 22 0 22-35 0-35z">
            <text:p/>
          </draw:path>
          <draw:path draw:style-name="gr8" draw:text-style-name="P7" draw:layer="layout" svg:width="0.033cm" svg:height="0.035cm" svg:x="3.991cm" svg:y="18.574cm" svg:viewBox="0 0 34 36" svg:d="M17 0c-23 0-23 36 0 36 22 0 22-36 0-36z">
            <text:p/>
          </draw:path>
          <draw:path draw:style-name="gr8" draw:text-style-name="P7" draw:layer="layout" svg:width="0.033cm" svg:height="0.034cm" svg:x="3.991cm" svg:y="19.077cm" svg:viewBox="0 0 34 35" svg:d="M17 0c-23 0-23 35 0 35 22 0 22-35 0-35z">
            <text:p/>
          </draw:path>
          <draw:path draw:style-name="gr8" draw:text-style-name="P7" draw:layer="layout" svg:width="0.033cm" svg:height="0.034cm" svg:x="3.991cm" svg:y="19.579cm" svg:viewBox="0 0 34 35" svg:d="M17 0c-23 0-23 35 0 35 22 0 22-35 0-35z">
            <text:p/>
          </draw:path>
          <draw:path draw:style-name="gr8" draw:text-style-name="P7" draw:layer="layout" svg:width="0.033cm" svg:height="0.034cm" svg:x="3.991cm" svg:y="20.081cm" svg:viewBox="0 0 34 35" svg:d="M17 0c-23 0-23 35 0 35 22 0 22-35 0-35z">
            <text:p/>
          </draw:path>
          <draw:path draw:style-name="gr8" draw:text-style-name="P7" draw:layer="layout" svg:width="0.033cm" svg:height="0.034cm" svg:x="3.991cm" svg:y="20.583cm" svg:viewBox="0 0 34 35" svg:d="M17 0c-23 0-23 35 0 35 22 0 22-35 0-35z">
            <text:p/>
          </draw:path>
          <draw:path draw:style-name="gr8" draw:text-style-name="P7" draw:layer="layout" svg:width="0.034cm" svg:height="0.035cm" svg:x="4.489cm" svg:y="15.561cm" svg:viewBox="0 0 35 36" svg:d="M17 0c-23 0-23 36 0 36s23-36 0-36z">
            <text:p/>
          </draw:path>
          <draw:path draw:style-name="gr8" draw:text-style-name="P7" draw:layer="layout" svg:width="0.034cm" svg:height="0.034cm" svg:x="4.489cm" svg:y="16.064cm" svg:viewBox="0 0 35 35" svg:d="M17 0c-23 0-23 35 0 35s23-35 0-35z">
            <text:p/>
          </draw:path>
          <draw:path draw:style-name="gr8" draw:text-style-name="P7" draw:layer="layout" svg:width="0.034cm" svg:height="0.034cm" svg:x="4.489cm" svg:y="16.566cm" svg:viewBox="0 0 35 35" svg:d="M17 0c-23 0-23 35 0 35s23-35 0-35z">
            <text:p/>
          </draw:path>
          <draw:path draw:style-name="gr8" draw:text-style-name="P7" draw:layer="layout" svg:width="0.034cm" svg:height="0.034cm" svg:x="4.489cm" svg:y="17.068cm" svg:viewBox="0 0 35 35" svg:d="M17 0c-23 0-23 35 0 35s23-35 0-35z">
            <text:p/>
          </draw:path>
          <draw:path draw:style-name="gr8" draw:text-style-name="P7" draw:layer="layout" svg:width="0.034cm" svg:height="0.034cm" svg:x="4.489cm" svg:y="17.57cm" svg:viewBox="0 0 35 35" svg:d="M17 0c-23 0-23 35 0 35s23-35 0-35z">
            <text:p/>
          </draw:path>
          <draw:path draw:style-name="gr8" draw:text-style-name="P7" draw:layer="layout" svg:width="0.034cm" svg:height="0.034cm" svg:x="4.489cm" svg:y="18.072cm" svg:viewBox="0 0 35 35" svg:d="M17 0c-23 0-23 35 0 35s23-35 0-35z">
            <text:p/>
          </draw:path>
          <draw:path draw:style-name="gr8" draw:text-style-name="P7" draw:layer="layout" svg:width="0.034cm" svg:height="0.035cm" svg:x="4.489cm" svg:y="18.574cm" svg:viewBox="0 0 35 36" svg:d="M17 0c-23 0-23 36 0 36s23-36 0-36z">
            <text:p/>
          </draw:path>
          <draw:path draw:style-name="gr8" draw:text-style-name="P7" draw:layer="layout" svg:width="0.034cm" svg:height="0.034cm" svg:x="4.489cm" svg:y="19.077cm" svg:viewBox="0 0 35 35" svg:d="M17 0c-23 0-23 35 0 35s23-35 0-35z">
            <text:p/>
          </draw:path>
          <draw:path draw:style-name="gr8" draw:text-style-name="P7" draw:layer="layout" svg:width="0.034cm" svg:height="0.034cm" svg:x="4.489cm" svg:y="19.579cm" svg:viewBox="0 0 35 35" svg:d="M17 0c-23 0-23 35 0 35s23-35 0-35z">
            <text:p/>
          </draw:path>
          <draw:path draw:style-name="gr8" draw:text-style-name="P7" draw:layer="layout" svg:width="0.034cm" svg:height="0.034cm" svg:x="4.489cm" svg:y="20.081cm" svg:viewBox="0 0 35 35" svg:d="M17 0c-23 0-23 35 0 35s23-35 0-35z">
            <text:p/>
          </draw:path>
          <draw:path draw:style-name="gr8" draw:text-style-name="P7" draw:layer="layout" svg:width="0.034cm" svg:height="0.034cm" svg:x="4.489cm" svg:y="20.583cm" svg:viewBox="0 0 35 35" svg:d="M17 0c-23 0-23 35 0 35s23-35 0-35z">
            <text:p/>
          </draw:path>
          <draw:path draw:style-name="gr8" draw:text-style-name="P7" draw:layer="layout" svg:width="0.033cm" svg:height="0.035cm" svg:x="4.987cm" svg:y="15.561cm" svg:viewBox="0 0 34 36" svg:d="M17 0c-22 0-23 36 0 36s23-36 0-36z">
            <text:p/>
          </draw:path>
          <draw:path draw:style-name="gr8" draw:text-style-name="P7" draw:layer="layout" svg:width="0.033cm" svg:height="0.034cm" svg:x="4.987cm" svg:y="16.064cm" svg:viewBox="0 0 34 35" svg:d="M17 0c-22 0-23 35 0 35s23-35 0-35z">
            <text:p/>
          </draw:path>
          <draw:path draw:style-name="gr8" draw:text-style-name="P7" draw:layer="layout" svg:width="0.033cm" svg:height="0.034cm" svg:x="4.987cm" svg:y="16.566cm" svg:viewBox="0 0 34 35" svg:d="M17 0c-22 0-23 35 0 35s23-35 0-35z">
            <text:p/>
          </draw:path>
          <draw:path draw:style-name="gr8" draw:text-style-name="P7" draw:layer="layout" svg:width="0.033cm" svg:height="0.034cm" svg:x="4.987cm" svg:y="17.068cm" svg:viewBox="0 0 34 35" svg:d="M17 0c-22 0-23 35 0 35s23-35 0-35z">
            <text:p/>
          </draw:path>
          <draw:path draw:style-name="gr8" draw:text-style-name="P7" draw:layer="layout" svg:width="0.033cm" svg:height="0.034cm" svg:x="4.987cm" svg:y="17.57cm" svg:viewBox="0 0 34 35" svg:d="M17 0c-22 0-23 35 0 35s23-35 0-35z">
            <text:p/>
          </draw:path>
          <draw:path draw:style-name="gr8" draw:text-style-name="P7" draw:layer="layout" svg:width="0.033cm" svg:height="0.034cm" svg:x="4.987cm" svg:y="18.072cm" svg:viewBox="0 0 34 35" svg:d="M17 0c-22 0-23 35 0 35s23-35 0-35z">
            <text:p/>
          </draw:path>
          <draw:path draw:style-name="gr8" draw:text-style-name="P7" draw:layer="layout" svg:width="0.033cm" svg:height="0.035cm" svg:x="4.987cm" svg:y="18.574cm" svg:viewBox="0 0 34 36" svg:d="M17 0c-22 0-23 36 0 36s23-36 0-36z">
            <text:p/>
          </draw:path>
          <draw:path draw:style-name="gr8" draw:text-style-name="P7" draw:layer="layout" svg:width="0.033cm" svg:height="0.034cm" svg:x="4.987cm" svg:y="19.077cm" svg:viewBox="0 0 34 35" svg:d="M17 0c-22 0-23 35 0 35s23-35 0-35z">
            <text:p/>
          </draw:path>
          <draw:path draw:style-name="gr8" draw:text-style-name="P7" draw:layer="layout" svg:width="0.033cm" svg:height="0.034cm" svg:x="4.987cm" svg:y="19.579cm" svg:viewBox="0 0 34 35" svg:d="M17 0c-22 0-23 35 0 35s23-35 0-35z">
            <text:p/>
          </draw:path>
          <draw:path draw:style-name="gr8" draw:text-style-name="P7" draw:layer="layout" svg:width="0.033cm" svg:height="0.034cm" svg:x="4.987cm" svg:y="20.081cm" svg:viewBox="0 0 34 35" svg:d="M17 0c-22 0-23 35 0 35s23-35 0-35z">
            <text:p/>
          </draw:path>
          <draw:path draw:style-name="gr8" draw:text-style-name="P7" draw:layer="layout" svg:width="0.033cm" svg:height="0.034cm" svg:x="4.987cm" svg:y="20.583cm" svg:viewBox="0 0 34 35" svg:d="M17 0c-22 0-23 35 0 35s23-35 0-35z">
            <text:p/>
          </draw:path>
          <draw:path draw:style-name="gr8" draw:text-style-name="P7" draw:layer="layout" svg:width="0.032cm" svg:height="0.035cm" svg:x="5.486cm" svg:y="15.561cm" svg:viewBox="0 0 33 36" svg:d="M16 0c-21 0-21 36 0 36 23 0 23-36 0-36z">
            <text:p/>
          </draw:path>
          <draw:path draw:style-name="gr8" draw:text-style-name="P7" draw:layer="layout" svg:width="0.032cm" svg:height="0.034cm" svg:x="5.486cm" svg:y="16.064cm" svg:viewBox="0 0 33 35" svg:d="M16 0c-21 0-21 35 0 35 23 0 23-35 0-35z">
            <text:p/>
          </draw:path>
          <draw:path draw:style-name="gr8" draw:text-style-name="P7" draw:layer="layout" svg:width="0.032cm" svg:height="0.034cm" svg:x="5.486cm" svg:y="16.566cm" svg:viewBox="0 0 33 35" svg:d="M16 0c-21 0-21 35 0 35 23 0 23-35 0-35z">
            <text:p/>
          </draw:path>
          <draw:path draw:style-name="gr8" draw:text-style-name="P7" draw:layer="layout" svg:width="0.032cm" svg:height="0.034cm" svg:x="5.486cm" svg:y="17.068cm" svg:viewBox="0 0 33 35" svg:d="M16 0c-21 0-21 35 0 35 23 0 23-35 0-35z">
            <text:p/>
          </draw:path>
          <draw:path draw:style-name="gr8" draw:text-style-name="P7" draw:layer="layout" svg:width="0.032cm" svg:height="0.034cm" svg:x="5.486cm" svg:y="17.57cm" svg:viewBox="0 0 33 35" svg:d="M16 0c-21 0-21 35 0 35 23 0 23-35 0-35z">
            <text:p/>
          </draw:path>
          <draw:path draw:style-name="gr8" draw:text-style-name="P7" draw:layer="layout" svg:width="0.032cm" svg:height="0.034cm" svg:x="5.486cm" svg:y="18.072cm" svg:viewBox="0 0 33 35" svg:d="M16 0c-21 0-21 35 0 35 23 0 23-35 0-35z">
            <text:p/>
          </draw:path>
          <draw:path draw:style-name="gr8" draw:text-style-name="P7" draw:layer="layout" svg:width="0.032cm" svg:height="0.035cm" svg:x="5.486cm" svg:y="18.574cm" svg:viewBox="0 0 33 36" svg:d="M16 0c-21 0-21 36 0 36 23 0 23-36 0-36z">
            <text:p/>
          </draw:path>
          <draw:path draw:style-name="gr8" draw:text-style-name="P7" draw:layer="layout" svg:width="0.032cm" svg:height="0.034cm" svg:x="5.486cm" svg:y="19.077cm" svg:viewBox="0 0 33 35" svg:d="M16 0c-21 0-21 35 0 35 23 0 23-35 0-35z">
            <text:p/>
          </draw:path>
          <draw:path draw:style-name="gr8" draw:text-style-name="P7" draw:layer="layout" svg:width="0.032cm" svg:height="0.034cm" svg:x="5.486cm" svg:y="19.579cm" svg:viewBox="0 0 33 35" svg:d="M16 0c-21 0-21 35 0 35 23 0 23-35 0-35z">
            <text:p/>
          </draw:path>
          <draw:path draw:style-name="gr8" draw:text-style-name="P7" draw:layer="layout" svg:width="0.032cm" svg:height="0.034cm" svg:x="5.486cm" svg:y="20.081cm" svg:viewBox="0 0 33 35" svg:d="M16 0c-21 0-21 35 0 35 23 0 23-35 0-35z">
            <text:p/>
          </draw:path>
          <draw:path draw:style-name="gr8" draw:text-style-name="P7" draw:layer="layout" svg:width="0.032cm" svg:height="0.034cm" svg:x="5.486cm" svg:y="20.583cm" svg:viewBox="0 0 33 35" svg:d="M16 0c-21 0-21 35 0 35 23 0 23-35 0-35z">
            <text:p/>
          </draw:path>
          <draw:path draw:style-name="gr8" draw:text-style-name="P7" draw:layer="layout" svg:width="0.034cm" svg:height="0.035cm" svg:x="5.986cm" svg:y="15.561cm" svg:viewBox="0 0 35 36" svg:d="M17 0c-23 0-23 36 0 36s23-36 0-36z">
            <text:p/>
          </draw:path>
          <draw:path draw:style-name="gr8" draw:text-style-name="P7" draw:layer="layout" svg:width="0.034cm" svg:height="0.034cm" svg:x="5.986cm" svg:y="16.064cm" svg:viewBox="0 0 35 35" svg:d="M17 0c-23 0-23 35 0 35s23-35 0-35z">
            <text:p/>
          </draw:path>
          <draw:path draw:style-name="gr8" draw:text-style-name="P7" draw:layer="layout" svg:width="0.034cm" svg:height="0.034cm" svg:x="5.986cm" svg:y="16.566cm" svg:viewBox="0 0 35 35" svg:d="M17 0c-23 0-23 35 0 35s23-35 0-35z">
            <text:p/>
          </draw:path>
          <draw:path draw:style-name="gr8" draw:text-style-name="P7" draw:layer="layout" svg:width="0.034cm" svg:height="0.034cm" svg:x="5.986cm" svg:y="17.068cm" svg:viewBox="0 0 35 35" svg:d="M17 0c-23 0-23 35 0 35s23-35 0-35z">
            <text:p/>
          </draw:path>
          <draw:path draw:style-name="gr8" draw:text-style-name="P7" draw:layer="layout" svg:width="0.034cm" svg:height="0.034cm" svg:x="5.986cm" svg:y="17.57cm" svg:viewBox="0 0 35 35" svg:d="M17 0c-23 0-23 35 0 35s23-35 0-35z">
            <text:p/>
          </draw:path>
          <draw:path draw:style-name="gr8" draw:text-style-name="P7" draw:layer="layout" svg:width="0.034cm" svg:height="0.034cm" svg:x="5.986cm" svg:y="18.072cm" svg:viewBox="0 0 35 35" svg:d="M17 0c-23 0-23 35 0 35s23-35 0-35z">
            <text:p/>
          </draw:path>
          <draw:path draw:style-name="gr8" draw:text-style-name="P7" draw:layer="layout" svg:width="0.034cm" svg:height="0.035cm" svg:x="5.986cm" svg:y="18.574cm" svg:viewBox="0 0 35 36" svg:d="M17 0c-23 0-23 36 0 36s23-36 0-36z">
            <text:p/>
          </draw:path>
          <draw:path draw:style-name="gr8" draw:text-style-name="P7" draw:layer="layout" svg:width="0.034cm" svg:height="0.034cm" svg:x="5.986cm" svg:y="19.077cm" svg:viewBox="0 0 35 35" svg:d="M17 0c-23 0-23 35 0 35s23-35 0-35z">
            <text:p/>
          </draw:path>
          <draw:path draw:style-name="gr8" draw:text-style-name="P7" draw:layer="layout" svg:width="0.034cm" svg:height="0.034cm" svg:x="5.986cm" svg:y="19.579cm" svg:viewBox="0 0 35 35" svg:d="M17 0c-23 0-23 35 0 35s23-35 0-35z">
            <text:p/>
          </draw:path>
          <draw:path draw:style-name="gr8" draw:text-style-name="P7" draw:layer="layout" svg:width="0.034cm" svg:height="0.034cm" svg:x="5.986cm" svg:y="20.081cm" svg:viewBox="0 0 35 35" svg:d="M17 0c-23 0-23 35 0 35s23-35 0-35z">
            <text:p/>
          </draw:path>
          <draw:path draw:style-name="gr8" draw:text-style-name="P7" draw:layer="layout" svg:width="0.034cm" svg:height="0.034cm" svg:x="5.986cm" svg:y="20.583cm" svg:viewBox="0 0 35 35" svg:d="M17 0c-23 0-23 35 0 35s23-35 0-35z">
            <text:p/>
          </draw:path>
          <draw:path draw:style-name="gr8" draw:text-style-name="P7" draw:layer="layout" svg:width="0.033cm" svg:height="0.035cm" svg:x="6.485cm" svg:y="15.561cm" svg:viewBox="0 0 34 36" svg:d="M17 0c-23 0-23 36 0 36 22 0 22-36 0-36z">
            <text:p/>
          </draw:path>
          <draw:path draw:style-name="gr8" draw:text-style-name="P7" draw:layer="layout" svg:width="0.033cm" svg:height="0.034cm" svg:x="6.485cm" svg:y="16.064cm" svg:viewBox="0 0 34 35" svg:d="M17 0c-23 0-23 35 0 35 22 0 22-35 0-35z">
            <text:p/>
          </draw:path>
          <draw:path draw:style-name="gr8" draw:text-style-name="P7" draw:layer="layout" svg:width="0.033cm" svg:height="0.034cm" svg:x="6.485cm" svg:y="16.566cm" svg:viewBox="0 0 34 35" svg:d="M17 0c-23 0-23 35 0 35 22 0 22-35 0-35z">
            <text:p/>
          </draw:path>
          <draw:path draw:style-name="gr8" draw:text-style-name="P7" draw:layer="layout" svg:width="0.033cm" svg:height="0.034cm" svg:x="6.485cm" svg:y="17.068cm" svg:viewBox="0 0 34 35" svg:d="M17 0c-23 0-23 35 0 35 22 0 22-35 0-35z">
            <text:p/>
          </draw:path>
          <draw:path draw:style-name="gr8" draw:text-style-name="P7" draw:layer="layout" svg:width="0.033cm" svg:height="0.034cm" svg:x="6.485cm" svg:y="17.57cm" svg:viewBox="0 0 34 35" svg:d="M17 0c-23 0-23 35 0 35 22 0 22-35 0-35z">
            <text:p/>
          </draw:path>
          <draw:path draw:style-name="gr8" draw:text-style-name="P7" draw:layer="layout" svg:width="0.033cm" svg:height="0.034cm" svg:x="6.485cm" svg:y="18.072cm" svg:viewBox="0 0 34 35" svg:d="M17 0c-23 0-23 35 0 35 22 0 22-35 0-35z">
            <text:p/>
          </draw:path>
          <draw:path draw:style-name="gr8" draw:text-style-name="P7" draw:layer="layout" svg:width="0.033cm" svg:height="0.035cm" svg:x="6.485cm" svg:y="18.574cm" svg:viewBox="0 0 34 36" svg:d="M17 0c-23 0-23 36 0 36 22 0 22-36 0-36z">
            <text:p/>
          </draw:path>
          <draw:path draw:style-name="gr8" draw:text-style-name="P7" draw:layer="layout" svg:width="0.033cm" svg:height="0.034cm" svg:x="6.485cm" svg:y="19.077cm" svg:viewBox="0 0 34 35" svg:d="M17 0c-23 0-23 35 0 35 22 0 22-35 0-35z">
            <text:p/>
          </draw:path>
          <draw:path draw:style-name="gr8" draw:text-style-name="P7" draw:layer="layout" svg:width="0.033cm" svg:height="0.034cm" svg:x="6.485cm" svg:y="19.579cm" svg:viewBox="0 0 34 35" svg:d="M17 0c-23 0-23 35 0 35 22 0 22-35 0-35z">
            <text:p/>
          </draw:path>
          <draw:path draw:style-name="gr8" draw:text-style-name="P7" draw:layer="layout" svg:width="0.033cm" svg:height="0.034cm" svg:x="6.485cm" svg:y="20.081cm" svg:viewBox="0 0 34 35" svg:d="M17 0c-23 0-23 35 0 35 22 0 22-35 0-35z">
            <text:p/>
          </draw:path>
          <draw:path draw:style-name="gr8" draw:text-style-name="P7" draw:layer="layout" svg:width="0.033cm" svg:height="0.034cm" svg:x="6.485cm" svg:y="20.583cm" svg:viewBox="0 0 34 35" svg:d="M17 0c-23 0-23 35 0 35 22 0 22-35 0-35z">
            <text:p/>
          </draw:path>
          <draw:path draw:style-name="gr8" draw:text-style-name="P7" draw:layer="layout" svg:width="0.032cm" svg:height="0.035cm" svg:x="6.983cm" svg:y="15.561cm" svg:viewBox="0 0 33 36" svg:d="M16 0c-21 0-21 36 0 36 23 0 23-36 0-36z">
            <text:p/>
          </draw:path>
          <draw:path draw:style-name="gr8" draw:text-style-name="P7" draw:layer="layout" svg:width="0.032cm" svg:height="0.034cm" svg:x="6.983cm" svg:y="16.064cm" svg:viewBox="0 0 33 35" svg:d="M16 0c-21 0-21 35 0 35 23 0 23-35 0-35z">
            <text:p/>
          </draw:path>
          <draw:path draw:style-name="gr8" draw:text-style-name="P7" draw:layer="layout" svg:width="0.032cm" svg:height="0.034cm" svg:x="6.983cm" svg:y="16.566cm" svg:viewBox="0 0 33 35" svg:d="M16 0c-21 0-21 35 0 35 23 0 23-35 0-35z">
            <text:p/>
          </draw:path>
          <draw:path draw:style-name="gr8" draw:text-style-name="P7" draw:layer="layout" svg:width="0.032cm" svg:height="0.034cm" svg:x="6.983cm" svg:y="17.068cm" svg:viewBox="0 0 33 35" svg:d="M16 0c-21 0-21 35 0 35 23 0 23-35 0-35z">
            <text:p/>
          </draw:path>
          <draw:path draw:style-name="gr8" draw:text-style-name="P7" draw:layer="layout" svg:width="0.032cm" svg:height="0.034cm" svg:x="6.983cm" svg:y="17.57cm" svg:viewBox="0 0 33 35" svg:d="M16 0c-21 0-21 35 0 35 23 0 23-35 0-35z">
            <text:p/>
          </draw:path>
          <draw:path draw:style-name="gr8" draw:text-style-name="P7" draw:layer="layout" svg:width="0.032cm" svg:height="0.034cm" svg:x="6.983cm" svg:y="18.072cm" svg:viewBox="0 0 33 35" svg:d="M16 0c-21 0-21 35 0 35 23 0 23-35 0-35z">
            <text:p/>
          </draw:path>
          <draw:path draw:style-name="gr8" draw:text-style-name="P7" draw:layer="layout" svg:width="0.032cm" svg:height="0.035cm" svg:x="6.983cm" svg:y="18.574cm" svg:viewBox="0 0 33 36" svg:d="M16 0c-21 0-21 36 0 36 23 0 23-36 0-36z">
            <text:p/>
          </draw:path>
          <draw:path draw:style-name="gr8" draw:text-style-name="P7" draw:layer="layout" svg:width="0.032cm" svg:height="0.034cm" svg:x="6.983cm" svg:y="19.077cm" svg:viewBox="0 0 33 35" svg:d="M16 0c-21 0-21 35 0 35 23 0 23-35 0-35z">
            <text:p/>
          </draw:path>
          <draw:path draw:style-name="gr8" draw:text-style-name="P7" draw:layer="layout" svg:width="0.032cm" svg:height="0.034cm" svg:x="6.983cm" svg:y="19.579cm" svg:viewBox="0 0 33 35" svg:d="M16 0c-21 0-21 35 0 35 23 0 23-35 0-35z">
            <text:p/>
          </draw:path>
          <draw:path draw:style-name="gr8" draw:text-style-name="P7" draw:layer="layout" svg:width="0.032cm" svg:height="0.034cm" svg:x="6.983cm" svg:y="20.081cm" svg:viewBox="0 0 33 35" svg:d="M16 0c-21 0-21 35 0 35 23 0 23-35 0-35z">
            <text:p/>
          </draw:path>
          <draw:path draw:style-name="gr8" draw:text-style-name="P7" draw:layer="layout" svg:width="0.032cm" svg:height="0.034cm" svg:x="6.983cm" svg:y="20.583cm" svg:viewBox="0 0 33 35" svg:d="M16 0c-21 0-21 35 0 35 23 0 23-35 0-35z">
            <text:p/>
          </draw:path>
          <draw:path draw:style-name="gr8" draw:text-style-name="P7" draw:layer="layout" svg:width="0.032cm" svg:height="0.035cm" svg:x="7.482cm" svg:y="15.561cm" svg:viewBox="0 0 33 36" svg:d="M16 0c-21 0-21 36 0 36 23 0 23-36 0-36z">
            <text:p/>
          </draw:path>
          <draw:path draw:style-name="gr8" draw:text-style-name="P7" draw:layer="layout" svg:width="0.032cm" svg:height="0.034cm" svg:x="7.482cm" svg:y="16.064cm" svg:viewBox="0 0 33 35" svg:d="M16 0c-21 0-21 35 0 35 23 0 23-35 0-35z">
            <text:p/>
          </draw:path>
          <draw:path draw:style-name="gr8" draw:text-style-name="P7" draw:layer="layout" svg:width="0.032cm" svg:height="0.034cm" svg:x="7.482cm" svg:y="16.566cm" svg:viewBox="0 0 33 35" svg:d="M16 0c-21 0-21 35 0 35 23 0 23-35 0-35z">
            <text:p/>
          </draw:path>
          <draw:path draw:style-name="gr8" draw:text-style-name="P7" draw:layer="layout" svg:width="0.032cm" svg:height="0.034cm" svg:x="7.482cm" svg:y="17.068cm" svg:viewBox="0 0 33 35" svg:d="M16 0c-21 0-21 35 0 35 23 0 23-35 0-35z">
            <text:p/>
          </draw:path>
          <draw:path draw:style-name="gr8" draw:text-style-name="P7" draw:layer="layout" svg:width="0.032cm" svg:height="0.034cm" svg:x="7.482cm" svg:y="17.57cm" svg:viewBox="0 0 33 35" svg:d="M16 0c-21 0-21 35 0 35 23 0 23-35 0-35z">
            <text:p/>
          </draw:path>
          <draw:path draw:style-name="gr8" draw:text-style-name="P7" draw:layer="layout" svg:width="0.032cm" svg:height="0.034cm" svg:x="7.482cm" svg:y="18.072cm" svg:viewBox="0 0 33 35" svg:d="M16 0c-21 0-21 35 0 35 23 0 23-35 0-35z">
            <text:p/>
          </draw:path>
          <draw:path draw:style-name="gr8" draw:text-style-name="P7" draw:layer="layout" svg:width="0.032cm" svg:height="0.035cm" svg:x="7.482cm" svg:y="18.574cm" svg:viewBox="0 0 33 36" svg:d="M16 0c-21 0-21 36 0 36 23 0 23-36 0-36z">
            <text:p/>
          </draw:path>
          <draw:path draw:style-name="gr8" draw:text-style-name="P7" draw:layer="layout" svg:width="0.032cm" svg:height="0.034cm" svg:x="7.482cm" svg:y="19.077cm" svg:viewBox="0 0 33 35" svg:d="M16 0c-21 0-21 35 0 35 23 0 23-35 0-35z">
            <text:p/>
          </draw:path>
          <draw:path draw:style-name="gr8" draw:text-style-name="P7" draw:layer="layout" svg:width="0.032cm" svg:height="0.034cm" svg:x="7.482cm" svg:y="19.579cm" svg:viewBox="0 0 33 35" svg:d="M16 0c-21 0-21 35 0 35 23 0 23-35 0-35z">
            <text:p/>
          </draw:path>
          <draw:path draw:style-name="gr8" draw:text-style-name="P7" draw:layer="layout" svg:width="0.032cm" svg:height="0.034cm" svg:x="7.482cm" svg:y="20.081cm" svg:viewBox="0 0 33 35" svg:d="M16 0c-21 0-21 35 0 35 23 0 23-35 0-35z">
            <text:p/>
          </draw:path>
          <draw:path draw:style-name="gr8" draw:text-style-name="P7" draw:layer="layout" svg:width="0.032cm" svg:height="0.034cm" svg:x="7.482cm" svg:y="20.583cm" svg:viewBox="0 0 33 35" svg:d="M16 0c-21 0-21 35 0 35 23 0 23-35 0-35z">
            <text:p/>
          </draw:path>
          <draw:path draw:style-name="gr8" draw:text-style-name="P7" draw:layer="layout" svg:width="0.034cm" svg:height="0.035cm" svg:x="7.98cm" svg:y="15.561cm" svg:viewBox="0 0 35 36" svg:d="M17 0c-23 0-23 36 0 36s23-36 0-36z">
            <text:p/>
          </draw:path>
          <draw:path draw:style-name="gr8" draw:text-style-name="P7" draw:layer="layout" svg:width="0.034cm" svg:height="0.034cm" svg:x="7.98cm" svg:y="16.064cm" svg:viewBox="0 0 35 35" svg:d="M17 0c-23 0-23 35 0 35s23-35 0-35z">
            <text:p/>
          </draw:path>
          <draw:path draw:style-name="gr8" draw:text-style-name="P7" draw:layer="layout" svg:width="0.034cm" svg:height="0.034cm" svg:x="7.98cm" svg:y="16.566cm" svg:viewBox="0 0 35 35" svg:d="M17 0c-23 0-23 35 0 35s23-35 0-35z">
            <text:p/>
          </draw:path>
          <draw:path draw:style-name="gr8" draw:text-style-name="P7" draw:layer="layout" svg:width="0.034cm" svg:height="0.034cm" svg:x="7.98cm" svg:y="17.068cm" svg:viewBox="0 0 35 35" svg:d="M17 0c-23 0-23 35 0 35s23-35 0-35z">
            <text:p/>
          </draw:path>
          <draw:path draw:style-name="gr8" draw:text-style-name="P7" draw:layer="layout" svg:width="0.034cm" svg:height="0.034cm" svg:x="7.98cm" svg:y="17.57cm" svg:viewBox="0 0 35 35" svg:d="M17 0c-23 0-23 35 0 35s23-35 0-35z">
            <text:p/>
          </draw:path>
          <draw:path draw:style-name="gr8" draw:text-style-name="P7" draw:layer="layout" svg:width="0.034cm" svg:height="0.034cm" svg:x="7.98cm" svg:y="18.072cm" svg:viewBox="0 0 35 35" svg:d="M17 0c-23 0-23 35 0 35s23-35 0-35z">
            <text:p/>
          </draw:path>
          <draw:path draw:style-name="gr8" draw:text-style-name="P7" draw:layer="layout" svg:width="0.034cm" svg:height="0.035cm" svg:x="7.98cm" svg:y="18.574cm" svg:viewBox="0 0 35 36" svg:d="M17 0c-23 0-23 36 0 36s23-36 0-36z">
            <text:p/>
          </draw:path>
          <draw:path draw:style-name="gr8" draw:text-style-name="P7" draw:layer="layout" svg:width="0.034cm" svg:height="0.034cm" svg:x="7.98cm" svg:y="19.077cm" svg:viewBox="0 0 35 35" svg:d="M17 0c-23 0-23 35 0 35s23-35 0-35z">
            <text:p/>
          </draw:path>
          <draw:path draw:style-name="gr8" draw:text-style-name="P7" draw:layer="layout" svg:width="0.034cm" svg:height="0.034cm" svg:x="7.98cm" svg:y="19.579cm" svg:viewBox="0 0 35 35" svg:d="M17 0c-23 0-23 35 0 35s23-35 0-35z">
            <text:p/>
          </draw:path>
          <draw:path draw:style-name="gr8" draw:text-style-name="P7" draw:layer="layout" svg:width="0.034cm" svg:height="0.034cm" svg:x="7.98cm" svg:y="20.081cm" svg:viewBox="0 0 35 35" svg:d="M17 0c-23 0-23 35 0 35s23-35 0-35z">
            <text:p/>
          </draw:path>
          <draw:path draw:style-name="gr8" draw:text-style-name="P7" draw:layer="layout" svg:width="0.034cm" svg:height="0.034cm" svg:x="7.98cm" svg:y="20.583cm" svg:viewBox="0 0 35 35" svg:d="M17 0c-23 0-23 35 0 35s23-35 0-35z">
            <text:p/>
          </draw:path>
          <draw:path draw:style-name="gr8" draw:text-style-name="P7" draw:layer="layout" svg:width="0.033cm" svg:height="0.035cm" svg:x="8.48cm" svg:y="15.561cm" svg:viewBox="0 0 34 36" svg:d="M17 0c-22 0-23 36 0 36s23-36 0-36z">
            <text:p/>
          </draw:path>
          <draw:path draw:style-name="gr8" draw:text-style-name="P7" draw:layer="layout" svg:width="0.033cm" svg:height="0.034cm" svg:x="8.48cm" svg:y="16.064cm" svg:viewBox="0 0 34 35" svg:d="M17 0c-22 0-23 35 0 35s23-35 0-35z">
            <text:p/>
          </draw:path>
          <draw:path draw:style-name="gr8" draw:text-style-name="P7" draw:layer="layout" svg:width="0.033cm" svg:height="0.034cm" svg:x="8.48cm" svg:y="16.566cm" svg:viewBox="0 0 34 35" svg:d="M17 0c-22 0-23 35 0 35s23-35 0-35z">
            <text:p/>
          </draw:path>
          <draw:path draw:style-name="gr8" draw:text-style-name="P7" draw:layer="layout" svg:width="0.033cm" svg:height="0.034cm" svg:x="8.48cm" svg:y="17.068cm" svg:viewBox="0 0 34 35" svg:d="M17 0c-22 0-23 35 0 35s23-35 0-35z">
            <text:p/>
          </draw:path>
          <draw:path draw:style-name="gr8" draw:text-style-name="P7" draw:layer="layout" svg:width="0.033cm" svg:height="0.034cm" svg:x="8.48cm" svg:y="17.57cm" svg:viewBox="0 0 34 35" svg:d="M17 0c-22 0-23 35 0 35s23-35 0-35z">
            <text:p/>
          </draw:path>
          <draw:path draw:style-name="gr8" draw:text-style-name="P7" draw:layer="layout" svg:width="0.033cm" svg:height="0.034cm" svg:x="8.48cm" svg:y="18.072cm" svg:viewBox="0 0 34 35" svg:d="M17 0c-22 0-23 35 0 35s23-35 0-35z">
            <text:p/>
          </draw:path>
          <draw:path draw:style-name="gr8" draw:text-style-name="P7" draw:layer="layout" svg:width="0.033cm" svg:height="0.035cm" svg:x="8.48cm" svg:y="18.574cm" svg:viewBox="0 0 34 36" svg:d="M17 0c-22 0-23 36 0 36s23-36 0-36z">
            <text:p/>
          </draw:path>
          <draw:path draw:style-name="gr8" draw:text-style-name="P7" draw:layer="layout" svg:width="0.033cm" svg:height="0.034cm" svg:x="8.48cm" svg:y="19.077cm" svg:viewBox="0 0 34 35" svg:d="M17 0c-22 0-23 35 0 35s23-35 0-35z">
            <text:p/>
          </draw:path>
          <draw:path draw:style-name="gr8" draw:text-style-name="P7" draw:layer="layout" svg:width="0.033cm" svg:height="0.034cm" svg:x="8.48cm" svg:y="19.579cm" svg:viewBox="0 0 34 35" svg:d="M17 0c-22 0-23 35 0 35s23-35 0-35z">
            <text:p/>
          </draw:path>
          <draw:path draw:style-name="gr8" draw:text-style-name="P7" draw:layer="layout" svg:width="0.033cm" svg:height="0.034cm" svg:x="8.48cm" svg:y="20.081cm" svg:viewBox="0 0 34 35" svg:d="M17 0c-22 0-23 35 0 35s23-35 0-35z">
            <text:p/>
          </draw:path>
          <draw:path draw:style-name="gr8" draw:text-style-name="P7" draw:layer="layout" svg:width="0.033cm" svg:height="0.034cm" svg:x="8.48cm" svg:y="20.583cm" svg:viewBox="0 0 34 35" svg:d="M17 0c-22 0-23 35 0 35s23-35 0-35z">
            <text:p/>
          </draw:path>
          <draw:path draw:style-name="gr8" draw:text-style-name="P7" draw:layer="layout" svg:width="0.033cm" svg:height="0.035cm" svg:x="8.978cm" svg:y="15.561cm" svg:viewBox="0 0 34 36" svg:d="M17 0c-23 0-23 36 0 36 22 0 22-36 0-36z">
            <text:p/>
          </draw:path>
          <draw:path draw:style-name="gr8" draw:text-style-name="P7" draw:layer="layout" svg:width="0.033cm" svg:height="0.034cm" svg:x="8.978cm" svg:y="16.064cm" svg:viewBox="0 0 34 35" svg:d="M17 0c-23 0-23 35 0 35 22 0 22-35 0-35z">
            <text:p/>
          </draw:path>
          <draw:path draw:style-name="gr8" draw:text-style-name="P7" draw:layer="layout" svg:width="0.033cm" svg:height="0.034cm" svg:x="8.978cm" svg:y="16.566cm" svg:viewBox="0 0 34 35" svg:d="M17 0c-23 0-23 35 0 35 22 0 22-35 0-35z">
            <text:p/>
          </draw:path>
          <draw:path draw:style-name="gr8" draw:text-style-name="P7" draw:layer="layout" svg:width="0.033cm" svg:height="0.034cm" svg:x="8.978cm" svg:y="17.068cm" svg:viewBox="0 0 34 35" svg:d="M17 0c-23 0-23 35 0 35 22 0 22-35 0-35z">
            <text:p/>
          </draw:path>
          <draw:path draw:style-name="gr8" draw:text-style-name="P7" draw:layer="layout" svg:width="0.033cm" svg:height="0.034cm" svg:x="8.978cm" svg:y="17.57cm" svg:viewBox="0 0 34 35" svg:d="M17 0c-23 0-23 35 0 35 22 0 22-35 0-35z">
            <text:p/>
          </draw:path>
          <draw:path draw:style-name="gr8" draw:text-style-name="P7" draw:layer="layout" svg:width="0.033cm" svg:height="0.034cm" svg:x="8.978cm" svg:y="18.072cm" svg:viewBox="0 0 34 35" svg:d="M17 0c-23 0-23 35 0 35 22 0 22-35 0-35z">
            <text:p/>
          </draw:path>
          <draw:path draw:style-name="gr8" draw:text-style-name="P7" draw:layer="layout" svg:width="0.033cm" svg:height="0.035cm" svg:x="8.978cm" svg:y="18.574cm" svg:viewBox="0 0 34 36" svg:d="M17 0c-23 0-23 36 0 36 22 0 22-36 0-36z">
            <text:p/>
          </draw:path>
          <draw:path draw:style-name="gr8" draw:text-style-name="P7" draw:layer="layout" svg:width="0.033cm" svg:height="0.034cm" svg:x="8.978cm" svg:y="19.077cm" svg:viewBox="0 0 34 35" svg:d="M17 0c-23 0-23 35 0 35 22 0 22-35 0-35z">
            <text:p/>
          </draw:path>
          <draw:path draw:style-name="gr8" draw:text-style-name="P7" draw:layer="layout" svg:width="0.033cm" svg:height="0.034cm" svg:x="8.978cm" svg:y="19.579cm" svg:viewBox="0 0 34 35" svg:d="M17 0c-23 0-23 35 0 35 22 0 22-35 0-35z">
            <text:p/>
          </draw:path>
          <draw:path draw:style-name="gr8" draw:text-style-name="P7" draw:layer="layout" svg:width="0.033cm" svg:height="0.034cm" svg:x="8.978cm" svg:y="20.081cm" svg:viewBox="0 0 34 35" svg:d="M17 0c-23 0-23 35 0 35 22 0 22-35 0-35z">
            <text:p/>
          </draw:path>
          <draw:path draw:style-name="gr8" draw:text-style-name="P7" draw:layer="layout" svg:width="0.033cm" svg:height="0.034cm" svg:x="8.978cm" svg:y="20.583cm" svg:viewBox="0 0 34 35" svg:d="M17 0c-23 0-23 35 0 35 22 0 22-35 0-35z">
            <text:p/>
          </draw:path>
          <draw:path draw:style-name="gr8" draw:text-style-name="P7" draw:layer="layout" svg:width="0.034cm" svg:height="0.035cm" svg:x="9.477cm" svg:y="15.561cm" svg:viewBox="0 0 35 36" svg:d="M17 0c-23 0-23 36 0 36s23-36 0-36z">
            <text:p/>
          </draw:path>
          <draw:path draw:style-name="gr8" draw:text-style-name="P7" draw:layer="layout" svg:width="0.034cm" svg:height="0.034cm" svg:x="9.477cm" svg:y="16.064cm" svg:viewBox="0 0 35 35" svg:d="M17 0c-23 0-23 35 0 35s23-35 0-35z">
            <text:p/>
          </draw:path>
          <draw:path draw:style-name="gr8" draw:text-style-name="P7" draw:layer="layout" svg:width="0.034cm" svg:height="0.034cm" svg:x="9.477cm" svg:y="16.566cm" svg:viewBox="0 0 35 35" svg:d="M17 0c-23 0-23 35 0 35s23-35 0-35z">
            <text:p/>
          </draw:path>
          <draw:path draw:style-name="gr8" draw:text-style-name="P7" draw:layer="layout" svg:width="0.034cm" svg:height="0.034cm" svg:x="9.477cm" svg:y="17.068cm" svg:viewBox="0 0 35 35" svg:d="M17 0c-23 0-23 35 0 35s23-35 0-35z">
            <text:p/>
          </draw:path>
          <draw:path draw:style-name="gr8" draw:text-style-name="P7" draw:layer="layout" svg:width="0.034cm" svg:height="0.034cm" svg:x="9.477cm" svg:y="17.57cm" svg:viewBox="0 0 35 35" svg:d="M17 0c-23 0-23 35 0 35s23-35 0-35z">
            <text:p/>
          </draw:path>
          <draw:path draw:style-name="gr8" draw:text-style-name="P7" draw:layer="layout" svg:width="0.034cm" svg:height="0.034cm" svg:x="9.477cm" svg:y="18.072cm" svg:viewBox="0 0 35 35" svg:d="M17 0c-23 0-23 35 0 35s23-35 0-35z">
            <text:p/>
          </draw:path>
          <draw:path draw:style-name="gr8" draw:text-style-name="P7" draw:layer="layout" svg:width="0.034cm" svg:height="0.035cm" svg:x="9.477cm" svg:y="18.574cm" svg:viewBox="0 0 35 36" svg:d="M17 0c-23 0-23 36 0 36s23-36 0-36z">
            <text:p/>
          </draw:path>
          <draw:path draw:style-name="gr8" draw:text-style-name="P7" draw:layer="layout" svg:width="0.034cm" svg:height="0.034cm" svg:x="9.477cm" svg:y="19.077cm" svg:viewBox="0 0 35 35" svg:d="M17 0c-23 0-23 35 0 35s23-35 0-35z">
            <text:p/>
          </draw:path>
          <draw:path draw:style-name="gr8" draw:text-style-name="P7" draw:layer="layout" svg:width="0.034cm" svg:height="0.034cm" svg:x="9.477cm" svg:y="19.579cm" svg:viewBox="0 0 35 35" svg:d="M17 0c-23 0-23 35 0 35s23-35 0-35z">
            <text:p/>
          </draw:path>
          <draw:path draw:style-name="gr8" draw:text-style-name="P7" draw:layer="layout" svg:width="0.034cm" svg:height="0.034cm" svg:x="9.477cm" svg:y="20.081cm" svg:viewBox="0 0 35 35" svg:d="M17 0c-23 0-23 35 0 35s23-35 0-35z">
            <text:p/>
          </draw:path>
          <draw:path draw:style-name="gr8" draw:text-style-name="P7" draw:layer="layout" svg:width="0.034cm" svg:height="0.034cm" svg:x="9.477cm" svg:y="20.583cm" svg:viewBox="0 0 35 35" svg:d="M17 0c-23 0-23 35 0 35s23-35 0-35z">
            <text:p/>
          </draw:path>
          <draw:path draw:style-name="gr8" draw:text-style-name="P7" draw:layer="layout" svg:width="0.034cm" svg:height="0.035cm" svg:x="9.976cm" svg:y="15.561cm" svg:viewBox="0 0 35 36" svg:d="M17 0c-23 0-23 36 0 36s23-36 0-36z">
            <text:p/>
          </draw:path>
          <draw:path draw:style-name="gr8" draw:text-style-name="P7" draw:layer="layout" svg:width="0.034cm" svg:height="0.034cm" svg:x="9.976cm" svg:y="16.064cm" svg:viewBox="0 0 35 35" svg:d="M17 0c-23 0-23 35 0 35s23-35 0-35z">
            <text:p/>
          </draw:path>
          <draw:path draw:style-name="gr8" draw:text-style-name="P7" draw:layer="layout" svg:width="0.034cm" svg:height="0.034cm" svg:x="9.976cm" svg:y="16.566cm" svg:viewBox="0 0 35 35" svg:d="M17 0c-23 0-23 35 0 35s23-35 0-35z">
            <text:p/>
          </draw:path>
          <draw:path draw:style-name="gr8" draw:text-style-name="P7" draw:layer="layout" svg:width="0.034cm" svg:height="0.034cm" svg:x="9.976cm" svg:y="17.068cm" svg:viewBox="0 0 35 35" svg:d="M17 0c-23 0-23 35 0 35s23-35 0-35z">
            <text:p/>
          </draw:path>
          <draw:path draw:style-name="gr8" draw:text-style-name="P7" draw:layer="layout" svg:width="0.034cm" svg:height="0.034cm" svg:x="9.976cm" svg:y="17.57cm" svg:viewBox="0 0 35 35" svg:d="M17 0c-23 0-23 35 0 35s23-35 0-35z">
            <text:p/>
          </draw:path>
          <draw:path draw:style-name="gr8" draw:text-style-name="P7" draw:layer="layout" svg:width="0.034cm" svg:height="0.034cm" svg:x="9.976cm" svg:y="18.072cm" svg:viewBox="0 0 35 35" svg:d="M17 0c-23 0-23 35 0 35s23-35 0-35z">
            <text:p/>
          </draw:path>
          <draw:path draw:style-name="gr8" draw:text-style-name="P7" draw:layer="layout" svg:width="0.034cm" svg:height="0.035cm" svg:x="9.976cm" svg:y="18.574cm" svg:viewBox="0 0 35 36" svg:d="M17 0c-23 0-23 36 0 36s23-36 0-36z">
            <text:p/>
          </draw:path>
          <draw:path draw:style-name="gr8" draw:text-style-name="P7" draw:layer="layout" svg:width="0.034cm" svg:height="0.034cm" svg:x="9.976cm" svg:y="19.077cm" svg:viewBox="0 0 35 35" svg:d="M17 0c-23 0-23 35 0 35s23-35 0-35z">
            <text:p/>
          </draw:path>
          <draw:path draw:style-name="gr8" draw:text-style-name="P7" draw:layer="layout" svg:width="0.034cm" svg:height="0.034cm" svg:x="9.976cm" svg:y="19.579cm" svg:viewBox="0 0 35 35" svg:d="M17 0c-23 0-23 35 0 35s23-35 0-35z">
            <text:p/>
          </draw:path>
          <draw:path draw:style-name="gr8" draw:text-style-name="P7" draw:layer="layout" svg:width="0.034cm" svg:height="0.034cm" svg:x="9.976cm" svg:y="20.081cm" svg:viewBox="0 0 35 35" svg:d="M17 0c-23 0-23 35 0 35s23-35 0-35z">
            <text:p/>
          </draw:path>
          <draw:path draw:style-name="gr8" draw:text-style-name="P7" draw:layer="layout" svg:width="0.034cm" svg:height="0.034cm" svg:x="9.976cm" svg:y="20.583cm" svg:viewBox="0 0 35 35" svg:d="M17 0c-23 0-23 35 0 35s23-35 0-35z">
            <text:p/>
          </draw:path>
          <draw:path draw:style-name="gr8" draw:text-style-name="P7" draw:layer="layout" svg:width="0.032cm" svg:height="0.035cm" svg:x="10.475cm" svg:y="15.561cm" svg:viewBox="0 0 33 36" svg:d="M16 0c-21 0-21 36 0 36 23 0 23-36 0-36z">
            <text:p/>
          </draw:path>
          <draw:path draw:style-name="gr8" draw:text-style-name="P7" draw:layer="layout" svg:width="0.032cm" svg:height="0.034cm" svg:x="10.475cm" svg:y="16.064cm" svg:viewBox="0 0 33 35" svg:d="M16 0c-21 0-21 35 0 35 23 0 23-35 0-35z">
            <text:p/>
          </draw:path>
          <draw:path draw:style-name="gr8" draw:text-style-name="P7" draw:layer="layout" svg:width="0.032cm" svg:height="0.034cm" svg:x="10.475cm" svg:y="16.566cm" svg:viewBox="0 0 33 35" svg:d="M16 0c-21 0-21 35 0 35 23 0 23-35 0-35z">
            <text:p/>
          </draw:path>
          <draw:path draw:style-name="gr8" draw:text-style-name="P7" draw:layer="layout" svg:width="0.032cm" svg:height="0.034cm" svg:x="10.475cm" svg:y="17.068cm" svg:viewBox="0 0 33 35" svg:d="M16 0c-21 0-21 35 0 35 23 0 23-35 0-35z">
            <text:p/>
          </draw:path>
          <draw:path draw:style-name="gr8" draw:text-style-name="P7" draw:layer="layout" svg:width="0.032cm" svg:height="0.034cm" svg:x="10.475cm" svg:y="17.57cm" svg:viewBox="0 0 33 35" svg:d="M16 0c-21 0-21 35 0 35 23 0 23-35 0-35z">
            <text:p/>
          </draw:path>
          <draw:path draw:style-name="gr8" draw:text-style-name="P7" draw:layer="layout" svg:width="0.032cm" svg:height="0.034cm" svg:x="10.475cm" svg:y="18.072cm" svg:viewBox="0 0 33 35" svg:d="M16 0c-21 0-21 35 0 35 23 0 23-35 0-35z">
            <text:p/>
          </draw:path>
          <draw:path draw:style-name="gr8" draw:text-style-name="P7" draw:layer="layout" svg:width="0.032cm" svg:height="0.035cm" svg:x="10.475cm" svg:y="18.574cm" svg:viewBox="0 0 33 36" svg:d="M16 0c-21 0-21 36 0 36 23 0 23-36 0-36z">
            <text:p/>
          </draw:path>
          <draw:path draw:style-name="gr8" draw:text-style-name="P7" draw:layer="layout" svg:width="0.032cm" svg:height="0.034cm" svg:x="10.475cm" svg:y="19.077cm" svg:viewBox="0 0 33 35" svg:d="M16 0c-21 0-21 35 0 35 23 0 23-35 0-35z">
            <text:p/>
          </draw:path>
          <draw:path draw:style-name="gr8" draw:text-style-name="P7" draw:layer="layout" svg:width="0.032cm" svg:height="0.034cm" svg:x="10.475cm" svg:y="19.579cm" svg:viewBox="0 0 33 35" svg:d="M16 0c-21 0-21 35 0 35 23 0 23-35 0-35z">
            <text:p/>
          </draw:path>
          <draw:path draw:style-name="gr8" draw:text-style-name="P7" draw:layer="layout" svg:width="0.032cm" svg:height="0.034cm" svg:x="10.475cm" svg:y="20.081cm" svg:viewBox="0 0 33 35" svg:d="M16 0c-21 0-21 35 0 35 23 0 23-35 0-35z">
            <text:p/>
          </draw:path>
          <draw:path draw:style-name="gr8" draw:text-style-name="P7" draw:layer="layout" svg:width="0.032cm" svg:height="0.034cm" svg:x="10.475cm" svg:y="20.583cm" svg:viewBox="0 0 33 35" svg:d="M16 0c-21 0-21 35 0 35 23 0 23-35 0-35z">
            <text:p/>
          </draw:path>
          <draw:path draw:style-name="gr8" draw:text-style-name="P7" draw:layer="layout" svg:width="0.033cm" svg:height="0.035cm" svg:x="10.975cm" svg:y="15.561cm" svg:viewBox="0 0 34 36" svg:d="M17 0c-23 0-23 36 0 36 22 0 22-36 0-36z">
            <text:p/>
          </draw:path>
          <draw:path draw:style-name="gr8" draw:text-style-name="P7" draw:layer="layout" svg:width="0.033cm" svg:height="0.034cm" svg:x="10.975cm" svg:y="16.064cm" svg:viewBox="0 0 34 35" svg:d="M17 0c-23 0-23 35 0 35 22 0 22-35 0-35z">
            <text:p/>
          </draw:path>
          <draw:path draw:style-name="gr8" draw:text-style-name="P7" draw:layer="layout" svg:width="0.033cm" svg:height="0.034cm" svg:x="10.975cm" svg:y="16.566cm" svg:viewBox="0 0 34 35" svg:d="M17 0c-23 0-23 35 0 35 22 0 22-35 0-35z">
            <text:p/>
          </draw:path>
          <draw:path draw:style-name="gr8" draw:text-style-name="P7" draw:layer="layout" svg:width="0.033cm" svg:height="0.034cm" svg:x="10.975cm" svg:y="17.068cm" svg:viewBox="0 0 34 35" svg:d="M17 0c-23 0-23 35 0 35 22 0 22-35 0-35z">
            <text:p/>
          </draw:path>
          <draw:path draw:style-name="gr8" draw:text-style-name="P7" draw:layer="layout" svg:width="0.033cm" svg:height="0.034cm" svg:x="10.975cm" svg:y="17.57cm" svg:viewBox="0 0 34 35" svg:d="M17 0c-23 0-23 35 0 35 22 0 22-35 0-35z">
            <text:p/>
          </draw:path>
          <draw:path draw:style-name="gr8" draw:text-style-name="P7" draw:layer="layout" svg:width="0.033cm" svg:height="0.034cm" svg:x="10.975cm" svg:y="18.072cm" svg:viewBox="0 0 34 35" svg:d="M17 0c-23 0-23 35 0 35 22 0 22-35 0-35z">
            <text:p/>
          </draw:path>
          <draw:path draw:style-name="gr8" draw:text-style-name="P7" draw:layer="layout" svg:width="0.033cm" svg:height="0.035cm" svg:x="10.975cm" svg:y="18.574cm" svg:viewBox="0 0 34 36" svg:d="M17 0c-23 0-23 36 0 36 22 0 22-36 0-36z">
            <text:p/>
          </draw:path>
          <draw:path draw:style-name="gr8" draw:text-style-name="P7" draw:layer="layout" svg:width="0.033cm" svg:height="0.034cm" svg:x="10.975cm" svg:y="19.077cm" svg:viewBox="0 0 34 35" svg:d="M17 0c-23 0-23 35 0 35 22 0 22-35 0-35z">
            <text:p/>
          </draw:path>
          <draw:path draw:style-name="gr8" draw:text-style-name="P7" draw:layer="layout" svg:width="0.033cm" svg:height="0.034cm" svg:x="10.975cm" svg:y="19.579cm" svg:viewBox="0 0 34 35" svg:d="M17 0c-23 0-23 35 0 35 22 0 22-35 0-35z">
            <text:p/>
          </draw:path>
          <draw:path draw:style-name="gr8" draw:text-style-name="P7" draw:layer="layout" svg:width="0.033cm" svg:height="0.034cm" svg:x="10.975cm" svg:y="20.081cm" svg:viewBox="0 0 34 35" svg:d="M17 0c-23 0-23 35 0 35 22 0 22-35 0-35z">
            <text:p/>
          </draw:path>
          <draw:path draw:style-name="gr8" draw:text-style-name="P7" draw:layer="layout" svg:width="0.033cm" svg:height="0.034cm" svg:x="10.975cm" svg:y="20.583cm" svg:viewBox="0 0 34 35" svg:d="M17 0c-23 0-23 35 0 35 22 0 22-35 0-35z">
            <text:p/>
          </draw:path>
          <draw:path draw:style-name="gr8" draw:text-style-name="P7" draw:layer="layout" svg:width="0.033cm" svg:height="0.035cm" svg:x="11.473cm" svg:y="15.561cm" svg:viewBox="0 0 34 36" svg:d="M17 0c-23 0-23 36 0 36 22 0 22-36 0-36z">
            <text:p/>
          </draw:path>
          <draw:path draw:style-name="gr8" draw:text-style-name="P7" draw:layer="layout" svg:width="0.033cm" svg:height="0.034cm" svg:x="11.473cm" svg:y="16.064cm" svg:viewBox="0 0 34 35" svg:d="M17 0c-23 0-23 35 0 35 22 0 22-35 0-35z">
            <text:p/>
          </draw:path>
          <draw:path draw:style-name="gr8" draw:text-style-name="P7" draw:layer="layout" svg:width="0.033cm" svg:height="0.034cm" svg:x="11.473cm" svg:y="16.566cm" svg:viewBox="0 0 34 35" svg:d="M17 0c-23 0-23 35 0 35 22 0 22-35 0-35z">
            <text:p/>
          </draw:path>
          <draw:path draw:style-name="gr8" draw:text-style-name="P7" draw:layer="layout" svg:width="0.033cm" svg:height="0.034cm" svg:x="11.473cm" svg:y="17.068cm" svg:viewBox="0 0 34 35" svg:d="M17 0c-23 0-23 35 0 35 22 0 22-35 0-35z">
            <text:p/>
          </draw:path>
          <draw:path draw:style-name="gr8" draw:text-style-name="P7" draw:layer="layout" svg:width="0.033cm" svg:height="0.034cm" svg:x="11.473cm" svg:y="17.57cm" svg:viewBox="0 0 34 35" svg:d="M17 0c-23 0-23 35 0 35 22 0 22-35 0-35z">
            <text:p/>
          </draw:path>
          <draw:path draw:style-name="gr8" draw:text-style-name="P7" draw:layer="layout" svg:width="0.033cm" svg:height="0.034cm" svg:x="11.473cm" svg:y="18.072cm" svg:viewBox="0 0 34 35" svg:d="M17 0c-23 0-23 35 0 35 22 0 22-35 0-35z">
            <text:p/>
          </draw:path>
          <draw:path draw:style-name="gr8" draw:text-style-name="P7" draw:layer="layout" svg:width="0.033cm" svg:height="0.035cm" svg:x="11.473cm" svg:y="18.574cm" svg:viewBox="0 0 34 36" svg:d="M17 0c-23 0-23 36 0 36 22 0 22-36 0-36z">
            <text:p/>
          </draw:path>
          <draw:path draw:style-name="gr8" draw:text-style-name="P7" draw:layer="layout" svg:width="0.033cm" svg:height="0.034cm" svg:x="11.473cm" svg:y="19.077cm" svg:viewBox="0 0 34 35" svg:d="M17 0c-23 0-23 35 0 35 22 0 22-35 0-35z">
            <text:p/>
          </draw:path>
          <draw:path draw:style-name="gr8" draw:text-style-name="P7" draw:layer="layout" svg:width="0.033cm" svg:height="0.034cm" svg:x="11.473cm" svg:y="19.579cm" svg:viewBox="0 0 34 35" svg:d="M17 0c-23 0-23 35 0 35 22 0 22-35 0-35z">
            <text:p/>
          </draw:path>
          <draw:path draw:style-name="gr8" draw:text-style-name="P7" draw:layer="layout" svg:width="0.033cm" svg:height="0.034cm" svg:x="11.473cm" svg:y="20.081cm" svg:viewBox="0 0 34 35" svg:d="M17 0c-23 0-23 35 0 35 22 0 22-35 0-35z">
            <text:p/>
          </draw:path>
          <draw:path draw:style-name="gr8" draw:text-style-name="P7" draw:layer="layout" svg:width="0.033cm" svg:height="0.034cm" svg:x="11.473cm" svg:y="20.583cm" svg:viewBox="0 0 34 35" svg:d="M17 0c-23 0-23 35 0 35 22 0 22-35 0-35z">
            <text:p/>
          </draw:path>
          <draw:path draw:style-name="gr8" draw:text-style-name="P7" draw:layer="layout" svg:width="0.033cm" svg:height="0.035cm" svg:x="11.972cm" svg:y="15.561cm" svg:viewBox="0 0 34 36" svg:d="M17 0c-23 0-23 36 0 36 22 0 22-36 0-36z">
            <text:p/>
          </draw:path>
          <draw:path draw:style-name="gr8" draw:text-style-name="P7" draw:layer="layout" svg:width="0.033cm" svg:height="0.034cm" svg:x="11.972cm" svg:y="16.064cm" svg:viewBox="0 0 34 35" svg:d="M17 0c-23 0-23 35 0 35 22 0 22-35 0-35z">
            <text:p/>
          </draw:path>
          <draw:path draw:style-name="gr8" draw:text-style-name="P7" draw:layer="layout" svg:width="0.033cm" svg:height="0.034cm" svg:x="11.972cm" svg:y="16.566cm" svg:viewBox="0 0 34 35" svg:d="M17 0c-23 0-23 35 0 35 22 0 22-35 0-35z">
            <text:p/>
          </draw:path>
          <draw:path draw:style-name="gr8" draw:text-style-name="P7" draw:layer="layout" svg:width="0.033cm" svg:height="0.034cm" svg:x="11.972cm" svg:y="17.068cm" svg:viewBox="0 0 34 35" svg:d="M17 0c-23 0-23 35 0 35 22 0 22-35 0-35z">
            <text:p/>
          </draw:path>
          <draw:path draw:style-name="gr8" draw:text-style-name="P7" draw:layer="layout" svg:width="0.033cm" svg:height="0.034cm" svg:x="11.972cm" svg:y="17.57cm" svg:viewBox="0 0 34 35" svg:d="M17 0c-23 0-23 35 0 35 22 0 22-35 0-35z">
            <text:p/>
          </draw:path>
          <draw:path draw:style-name="gr8" draw:text-style-name="P7" draw:layer="layout" svg:width="0.033cm" svg:height="0.034cm" svg:x="11.972cm" svg:y="18.072cm" svg:viewBox="0 0 34 35" svg:d="M17 0c-23 0-23 35 0 35 22 0 22-35 0-35z">
            <text:p/>
          </draw:path>
          <draw:path draw:style-name="gr8" draw:text-style-name="P7" draw:layer="layout" svg:width="0.033cm" svg:height="0.035cm" svg:x="11.972cm" svg:y="18.574cm" svg:viewBox="0 0 34 36" svg:d="M17 0c-23 0-23 36 0 36 22 0 22-36 0-36z">
            <text:p/>
          </draw:path>
          <draw:path draw:style-name="gr8" draw:text-style-name="P7" draw:layer="layout" svg:width="0.033cm" svg:height="0.034cm" svg:x="11.972cm" svg:y="19.077cm" svg:viewBox="0 0 34 35" svg:d="M17 0c-23 0-23 35 0 35 22 0 22-35 0-35z">
            <text:p/>
          </draw:path>
          <draw:path draw:style-name="gr8" draw:text-style-name="P7" draw:layer="layout" svg:width="0.033cm" svg:height="0.034cm" svg:x="11.972cm" svg:y="19.579cm" svg:viewBox="0 0 34 35" svg:d="M17 0c-23 0-23 35 0 35 22 0 22-35 0-35z">
            <text:p/>
          </draw:path>
          <draw:path draw:style-name="gr8" draw:text-style-name="P7" draw:layer="layout" svg:width="0.033cm" svg:height="0.034cm" svg:x="11.972cm" svg:y="20.081cm" svg:viewBox="0 0 34 35" svg:d="M17 0c-23 0-23 35 0 35 22 0 22-35 0-35z">
            <text:p/>
          </draw:path>
          <draw:path draw:style-name="gr8" draw:text-style-name="P7" draw:layer="layout" svg:width="0.033cm" svg:height="0.034cm" svg:x="11.972cm" svg:y="20.583cm" svg:viewBox="0 0 34 35" svg:d="M17 0c-23 0-23 35 0 35 22 0 22-35 0-35z">
            <text:p/>
          </draw:path>
          <draw:path draw:style-name="gr8" draw:text-style-name="P7" draw:layer="layout" svg:width="0.034cm" svg:height="0.035cm" svg:x="12.47cm" svg:y="15.561cm" svg:viewBox="0 0 35 36" svg:d="M17 0c-23 0-23 36 0 36s23-36 0-36z">
            <text:p/>
          </draw:path>
          <draw:path draw:style-name="gr8" draw:text-style-name="P7" draw:layer="layout" svg:width="0.034cm" svg:height="0.034cm" svg:x="12.47cm" svg:y="16.064cm" svg:viewBox="0 0 35 35" svg:d="M17 0c-23 0-23 35 0 35s23-35 0-35z">
            <text:p/>
          </draw:path>
          <draw:path draw:style-name="gr8" draw:text-style-name="P7" draw:layer="layout" svg:width="0.034cm" svg:height="0.034cm" svg:x="12.47cm" svg:y="16.566cm" svg:viewBox="0 0 35 35" svg:d="M17 0c-23 0-23 35 0 35s23-35 0-35z">
            <text:p/>
          </draw:path>
          <draw:path draw:style-name="gr8" draw:text-style-name="P7" draw:layer="layout" svg:width="0.034cm" svg:height="0.034cm" svg:x="12.47cm" svg:y="17.068cm" svg:viewBox="0 0 35 35" svg:d="M17 0c-23 0-23 35 0 35s23-35 0-35z">
            <text:p/>
          </draw:path>
          <draw:path draw:style-name="gr8" draw:text-style-name="P7" draw:layer="layout" svg:width="0.034cm" svg:height="0.034cm" svg:x="12.47cm" svg:y="17.57cm" svg:viewBox="0 0 35 35" svg:d="M17 0c-23 0-23 35 0 35s23-35 0-35z">
            <text:p/>
          </draw:path>
          <draw:path draw:style-name="gr8" draw:text-style-name="P7" draw:layer="layout" svg:width="0.034cm" svg:height="0.034cm" svg:x="12.47cm" svg:y="18.072cm" svg:viewBox="0 0 35 35" svg:d="M17 0c-23 0-23 35 0 35s23-35 0-35z">
            <text:p/>
          </draw:path>
          <draw:path draw:style-name="gr8" draw:text-style-name="P7" draw:layer="layout" svg:width="0.034cm" svg:height="0.035cm" svg:x="12.47cm" svg:y="18.574cm" svg:viewBox="0 0 35 36" svg:d="M17 0c-23 0-23 36 0 36s23-36 0-36z">
            <text:p/>
          </draw:path>
          <draw:path draw:style-name="gr8" draw:text-style-name="P7" draw:layer="layout" svg:width="0.034cm" svg:height="0.034cm" svg:x="12.47cm" svg:y="19.077cm" svg:viewBox="0 0 35 35" svg:d="M17 0c-23 0-23 35 0 35s23-35 0-35z">
            <text:p/>
          </draw:path>
          <draw:path draw:style-name="gr8" draw:text-style-name="P7" draw:layer="layout" svg:width="0.034cm" svg:height="0.034cm" svg:x="12.47cm" svg:y="19.579cm" svg:viewBox="0 0 35 35" svg:d="M17 0c-23 0-23 35 0 35s23-35 0-35z">
            <text:p/>
          </draw:path>
          <draw:path draw:style-name="gr8" draw:text-style-name="P7" draw:layer="layout" svg:width="0.034cm" svg:height="0.034cm" svg:x="12.47cm" svg:y="20.081cm" svg:viewBox="0 0 35 35" svg:d="M17 0c-23 0-23 35 0 35s23-35 0-35z">
            <text:p/>
          </draw:path>
          <draw:path draw:style-name="gr8" draw:text-style-name="P7" draw:layer="layout" svg:width="0.034cm" svg:height="0.034cm" svg:x="12.47cm" svg:y="20.583cm" svg:viewBox="0 0 35 35" svg:d="M17 0c-23 0-23 35 0 35s23-35 0-35z">
            <text:p/>
          </draw:path>
          <draw:path draw:style-name="gr8" draw:text-style-name="P7" draw:layer="layout" svg:width="0.033cm" svg:height="0.035cm" svg:x="12.97cm" svg:y="15.561cm" svg:viewBox="0 0 34 36" svg:d="M17 0c-23 0-23 36 0 36 22 0 22-36 0-36z">
            <text:p/>
          </draw:path>
          <draw:path draw:style-name="gr8" draw:text-style-name="P7" draw:layer="layout" svg:width="0.033cm" svg:height="0.034cm" svg:x="12.97cm" svg:y="16.064cm" svg:viewBox="0 0 34 35" svg:d="M17 0c-23 0-23 35 0 35 22 0 22-35 0-35z">
            <text:p/>
          </draw:path>
          <draw:path draw:style-name="gr8" draw:text-style-name="P7" draw:layer="layout" svg:width="0.033cm" svg:height="0.034cm" svg:x="12.97cm" svg:y="16.566cm" svg:viewBox="0 0 34 35" svg:d="M17 0c-23 0-23 35 0 35 22 0 22-35 0-35z">
            <text:p/>
          </draw:path>
          <draw:path draw:style-name="gr8" draw:text-style-name="P7" draw:layer="layout" svg:width="0.033cm" svg:height="0.034cm" svg:x="12.97cm" svg:y="17.068cm" svg:viewBox="0 0 34 35" svg:d="M17 0c-23 0-23 35 0 35 22 0 22-35 0-35z">
            <text:p/>
          </draw:path>
          <draw:path draw:style-name="gr8" draw:text-style-name="P7" draw:layer="layout" svg:width="0.033cm" svg:height="0.034cm" svg:x="12.97cm" svg:y="17.57cm" svg:viewBox="0 0 34 35" svg:d="M17 0c-23 0-23 35 0 35 22 0 22-35 0-35z">
            <text:p/>
          </draw:path>
          <draw:path draw:style-name="gr8" draw:text-style-name="P7" draw:layer="layout" svg:width="0.033cm" svg:height="0.034cm" svg:x="12.97cm" svg:y="18.072cm" svg:viewBox="0 0 34 35" svg:d="M17 0c-23 0-23 35 0 35 22 0 22-35 0-35z">
            <text:p/>
          </draw:path>
          <draw:path draw:style-name="gr8" draw:text-style-name="P7" draw:layer="layout" svg:width="0.033cm" svg:height="0.035cm" svg:x="12.97cm" svg:y="18.574cm" svg:viewBox="0 0 34 36" svg:d="M17 0c-23 0-23 36 0 36 22 0 22-36 0-36z">
            <text:p/>
          </draw:path>
          <draw:path draw:style-name="gr8" draw:text-style-name="P7" draw:layer="layout" svg:width="0.033cm" svg:height="0.034cm" svg:x="12.97cm" svg:y="19.077cm" svg:viewBox="0 0 34 35" svg:d="M17 0c-23 0-23 35 0 35 22 0 22-35 0-35z">
            <text:p/>
          </draw:path>
          <draw:path draw:style-name="gr8" draw:text-style-name="P7" draw:layer="layout" svg:width="0.033cm" svg:height="0.034cm" svg:x="12.97cm" svg:y="19.579cm" svg:viewBox="0 0 34 35" svg:d="M17 0c-23 0-23 35 0 35 22 0 22-35 0-35z">
            <text:p/>
          </draw:path>
          <draw:path draw:style-name="gr8" draw:text-style-name="P7" draw:layer="layout" svg:width="0.033cm" svg:height="0.034cm" svg:x="12.97cm" svg:y="20.081cm" svg:viewBox="0 0 34 35" svg:d="M17 0c-23 0-23 35 0 35 22 0 22-35 0-35z">
            <text:p/>
          </draw:path>
          <draw:path draw:style-name="gr8" draw:text-style-name="P7" draw:layer="layout" svg:width="0.033cm" svg:height="0.034cm" svg:x="12.97cm" svg:y="20.583cm" svg:viewBox="0 0 34 35" svg:d="M17 0c-23 0-23 35 0 35 22 0 22-35 0-35z">
            <text:p/>
          </draw:path>
          <draw:path draw:style-name="gr8" draw:text-style-name="P7" draw:layer="layout" svg:width="0.032cm" svg:height="0.035cm" svg:x="13.469cm" svg:y="15.561cm" svg:viewBox="0 0 33 36" svg:d="M16 0c-21 0-21 36 0 36 23 0 23-36 0-36z">
            <text:p/>
          </draw:path>
          <draw:path draw:style-name="gr8" draw:text-style-name="P7" draw:layer="layout" svg:width="0.032cm" svg:height="0.034cm" svg:x="13.469cm" svg:y="16.064cm" svg:viewBox="0 0 33 35" svg:d="M16 0c-21 0-21 35 0 35 23 0 23-35 0-35z">
            <text:p/>
          </draw:path>
          <draw:path draw:style-name="gr8" draw:text-style-name="P7" draw:layer="layout" svg:width="0.032cm" svg:height="0.034cm" svg:x="13.469cm" svg:y="16.566cm" svg:viewBox="0 0 33 35" svg:d="M16 0c-21 0-21 35 0 35 23 0 23-35 0-35z">
            <text:p/>
          </draw:path>
          <draw:path draw:style-name="gr8" draw:text-style-name="P7" draw:layer="layout" svg:width="0.032cm" svg:height="0.034cm" svg:x="13.469cm" svg:y="17.068cm" svg:viewBox="0 0 33 35" svg:d="M16 0c-21 0-21 35 0 35 23 0 23-35 0-35z">
            <text:p/>
          </draw:path>
          <draw:path draw:style-name="gr8" draw:text-style-name="P7" draw:layer="layout" svg:width="0.032cm" svg:height="0.034cm" svg:x="13.469cm" svg:y="17.57cm" svg:viewBox="0 0 33 35" svg:d="M16 0c-21 0-21 35 0 35 23 0 23-35 0-35z">
            <text:p/>
          </draw:path>
          <draw:path draw:style-name="gr8" draw:text-style-name="P7" draw:layer="layout" svg:width="0.032cm" svg:height="0.034cm" svg:x="13.469cm" svg:y="18.072cm" svg:viewBox="0 0 33 35" svg:d="M16 0c-21 0-21 35 0 35 23 0 23-35 0-35z">
            <text:p/>
          </draw:path>
          <draw:path draw:style-name="gr8" draw:text-style-name="P7" draw:layer="layout" svg:width="0.032cm" svg:height="0.035cm" svg:x="13.469cm" svg:y="18.574cm" svg:viewBox="0 0 33 36" svg:d="M16 0c-21 0-21 36 0 36 23 0 23-36 0-36z">
            <text:p/>
          </draw:path>
          <draw:path draw:style-name="gr8" draw:text-style-name="P7" draw:layer="layout" svg:width="0.032cm" svg:height="0.034cm" svg:x="13.469cm" svg:y="19.077cm" svg:viewBox="0 0 33 35" svg:d="M16 0c-21 0-21 35 0 35 23 0 23-35 0-35z">
            <text:p/>
          </draw:path>
          <draw:path draw:style-name="gr8" draw:text-style-name="P7" draw:layer="layout" svg:width="0.032cm" svg:height="0.034cm" svg:x="13.469cm" svg:y="19.579cm" svg:viewBox="0 0 33 35" svg:d="M16 0c-21 0-21 35 0 35 23 0 23-35 0-35z">
            <text:p/>
          </draw:path>
          <draw:path draw:style-name="gr8" draw:text-style-name="P7" draw:layer="layout" svg:width="0.032cm" svg:height="0.034cm" svg:x="13.469cm" svg:y="20.081cm" svg:viewBox="0 0 33 35" svg:d="M16 0c-21 0-21 35 0 35 23 0 23-35 0-35z">
            <text:p/>
          </draw:path>
          <draw:path draw:style-name="gr8" draw:text-style-name="P7" draw:layer="layout" svg:width="0.032cm" svg:height="0.034cm" svg:x="13.469cm" svg:y="20.583cm" svg:viewBox="0 0 33 35" svg:d="M16 0c-21 0-21 35 0 35 23 0 23-35 0-35z">
            <text:p/>
          </draw:path>
          <draw:frame draw:style-name="gr7" draw:text-style-name="P8" draw:layer="layout" svg:width="1.316cm" svg:height="0.671cm" svg:x="1.262cm" svg:y="15.378cm">
            <draw:text-box>
              <text:p text:style-name="P2"><text:span text:style-name="T5">Notas</text:span></text:p>
            </draw:text-box>
          </draw:frame>
          <draw:path draw:style-name="gr8" draw:text-style-name="P7" draw:layer="layout" svg:width="0.034cm" svg:height="0.034cm" svg:x="0.998cm" svg:y="16.063cm" svg:viewBox="0 0 35 35" svg:d="M17 0c-23 0-23 35 0 35s23-35 0-35z">
            <text:p/>
          </draw:path>
          <draw:path draw:style-name="gr8" draw:text-style-name="P7" draw:layer="layout" svg:width="0.034cm" svg:height="0.034cm" svg:x="0.998cm" svg:y="16.565cm" svg:viewBox="0 0 35 35" svg:d="M17 0c-23 0-23 35 0 35s23-35 0-35z">
            <text:p/>
          </draw:path>
          <draw:path draw:style-name="gr8" draw:text-style-name="P7" draw:layer="layout" svg:width="0.034cm" svg:height="0.034cm" svg:x="0.998cm" svg:y="17.067cm" svg:viewBox="0 0 35 35" svg:d="M17 0c-23 0-23 35 0 35s23-35 0-35z">
            <text:p/>
          </draw:path>
          <draw:path draw:style-name="gr8" draw:text-style-name="P7" draw:layer="layout" svg:width="0.034cm" svg:height="0.034cm" svg:x="0.998cm" svg:y="17.569cm" svg:viewBox="0 0 35 35" svg:d="M17 0c-23 0-23 35 0 35s23-35 0-35z">
            <text:p/>
          </draw:path>
          <draw:path draw:style-name="gr8" draw:text-style-name="P7" draw:layer="layout" svg:width="0.034cm" svg:height="0.034cm" svg:x="0.998cm" svg:y="18.071cm" svg:viewBox="0 0 35 35" svg:d="M17 0c-23 0-23 35 0 35s23-35 0-35z">
            <text:p/>
          </draw:path>
          <draw:path draw:style-name="gr8" draw:text-style-name="P7" draw:layer="layout" svg:width="0.034cm" svg:height="0.035cm" svg:x="0.998cm" svg:y="18.573cm" svg:viewBox="0 0 35 36" svg:d="M17 0c-23 0-23 36 0 36s23-36 0-36z">
            <text:p/>
          </draw:path>
          <draw:path draw:style-name="gr8" draw:text-style-name="P7" draw:layer="layout" svg:width="0.034cm" svg:height="0.034cm" svg:x="0.998cm" svg:y="19.076cm" svg:viewBox="0 0 35 35" svg:d="M17 0c-23 0-23 35 0 35s23-35 0-35z">
            <text:p/>
          </draw:path>
          <draw:path draw:style-name="gr8" draw:text-style-name="P7" draw:layer="layout" svg:width="0.034cm" svg:height="0.034cm" svg:x="0.998cm" svg:y="19.578cm" svg:viewBox="0 0 35 35" svg:d="M17 0c-23 0-23 35 0 35s23-35 0-35z">
            <text:p/>
          </draw:path>
          <draw:path draw:style-name="gr8" draw:text-style-name="P7" draw:layer="layout" svg:width="0.034cm" svg:height="0.034cm" svg:x="0.998cm" svg:y="20.08cm" svg:viewBox="0 0 35 35" svg:d="M17 0c-23 0-23 35 0 35s23-35 0-35z">
            <text:p/>
          </draw:path>
          <draw:path draw:style-name="gr8" draw:text-style-name="P7" draw:layer="layout" svg:width="0.034cm" svg:height="0.034cm" svg:x="0.998cm" svg:y="20.582cm" svg:viewBox="0 0 35 35" svg:d="M17 0c-23 0-23 35 0 35s23-35 0-35z">
            <text:p/>
          </draw:path>
        </draw:g>
      </draw:page>
      <draw:page draw:name="page11" draw:style-name="dp1" draw:master-page-name="master-page34">
        <draw:g>
          <draw:path draw:style-name="gr31" draw:text-style-name="P12" draw:layer="layout" svg:width="12.749cm" svg:height="0.669cm" svg:x="14.49cm" svg:y="8.045cm" svg:viewBox="0 0 12750 670" svg:d="M12750 670h-12750M12731 0h-12731">
            <text:p/>
          </draw:path>
          <draw:g>
            <draw:line draw:style-name="gr1" draw:text-style-name="P1" draw:layer="layout" svg:x1="14.49cm" svg:y1="2.665cm" svg:x2="27.24cm" svg:y2="2.665cm">
              <text:p/>
            </draw:line>
            <draw:line draw:style-name="gr1" draw:text-style-name="P1" draw:layer="layout" svg:x1="14.49cm" svg:y1="3.53cm" svg:x2="27.24cm" svg:y2="3.53cm">
              <text:p/>
            </draw:line>
            <draw:line draw:style-name="gr1" draw:text-style-name="P1" draw:layer="layout" svg:x1="14.49cm" svg:y1="4.397cm" svg:x2="27.24cm" svg:y2="4.397cm">
              <text:p/>
            </draw:line>
            <draw:line draw:style-name="gr1" draw:text-style-name="P1" draw:layer="layout" svg:x1="14.49cm" svg:y1="5.263cm" svg:x2="27.24cm" svg:y2="5.263cm">
              <text:p/>
            </draw:line>
            <draw:line draw:style-name="gr1" draw:text-style-name="P1" draw:layer="layout" svg:x1="14.49cm" svg:y1="6.129cm" svg:x2="27.24cm" svg:y2="6.129cm">
              <text:p/>
            </draw:line>
            <draw:line draw:style-name="gr1" draw:text-style-name="P1" draw:layer="layout" svg:x1="14.49cm" svg:y1="6.996cm" svg:x2="27.24cm" svg:y2="6.996cm">
              <text:p/>
            </draw:line>
          </draw:g>
          <draw:g>
            <draw:line draw:style-name="gr1" draw:text-style-name="P1" draw:layer="layout" svg:x1="14.489cm" svg:y1="9.594cm" svg:x2="27.24cm" svg:y2="9.594cm">
              <text:p/>
            </draw:line>
            <draw:line draw:style-name="gr1" draw:text-style-name="P1" draw:layer="layout" svg:x1="14.489cm" svg:y1="10.459cm" svg:x2="27.24cm" svg:y2="10.459cm">
              <text:p/>
            </draw:line>
            <draw:line draw:style-name="gr1" draw:text-style-name="P1" draw:layer="layout" svg:x1="14.489cm" svg:y1="11.326cm" svg:x2="27.24cm" svg:y2="11.326cm">
              <text:p/>
            </draw:line>
            <draw:line draw:style-name="gr1" draw:text-style-name="P1" draw:layer="layout" svg:x1="14.489cm" svg:y1="12.192cm" svg:x2="27.24cm" svg:y2="12.192cm">
              <text:p/>
            </draw:line>
            <draw:line draw:style-name="gr1" draw:text-style-name="P1" draw:layer="layout" svg:x1="14.489cm" svg:y1="13.057cm" svg:x2="27.24cm" svg:y2="13.057cm">
              <text:p/>
            </draw:line>
            <draw:line draw:style-name="gr1" draw:text-style-name="P1" draw:layer="layout" svg:x1="14.489cm" svg:y1="13.924cm" svg:x2="27.24cm" svg:y2="13.924cm">
              <text:p/>
            </draw:line>
          </draw:g>
          <draw:line draw:style-name="gr3" draw:text-style-name="P1" draw:layer="layout" svg:x1="13.954cm" svg:y1="1.263cm" svg:x2="27.24cm" svg:y2="1.263cm">
            <text:p/>
          </draw:line>
          <draw:line draw:style-name="gr3" draw:text-style-name="P1" draw:layer="layout" svg:x1="13.959cm" svg:y1="1.962cm" svg:x2="27.24cm" svg:y2="1.962cm">
            <text:p/>
          </draw:line>
        </draw:g>
        <draw:line draw:style-name="gr3" draw:text-style-name="P9" draw:layer="layout" svg:x1="13.954cm" svg:y1="14.799cm" svg:x2="27.24cm" svg:y2="14.799cm">
          <text:p/>
        </draw:line>
        <draw:g>
          <draw:frame draw:style-name="gr32" draw:text-style-name="P3" draw:layer="layout" svg:width="0.404cm" svg:height="0.399cm" svg:x="14.62cm" svg:y="2.034cm">
            <draw:text-box>
              <text:p text:style-name="P2"><text:span text:style-name="T11">10</text:span></text:p>
            </draw:text-box>
          </draw:frame>
          <draw:frame draw:style-name="gr32" draw:text-style-name="P3" draw:layer="layout" svg:width="0.404cm" svg:height="0.399cm" svg:x="14.62cm" svg:y="2.906cm">
            <draw:text-box>
              <text:p text:style-name="P2"><text:span text:style-name="T11">12</text:span></text:p>
            </draw:text-box>
          </draw:frame>
          <draw:frame draw:style-name="gr32" draw:text-style-name="P3" draw:layer="layout" svg:width="0.404cm" svg:height="0.399cm" svg:x="14.62cm" svg:y="3.779cm">
            <draw:text-box>
              <text:p text:style-name="P2"><text:span text:style-name="T11">14</text:span></text:p>
            </draw:text-box>
          </draw:frame>
          <draw:frame draw:style-name="gr32" draw:text-style-name="P3" draw:layer="layout" svg:width="0.404cm" svg:height="0.399cm" svg:x="14.62cm" svg:y="4.653cm">
            <draw:text-box>
              <text:p text:style-name="P2"><text:span text:style-name="T11">16</text:span></text:p>
            </draw:text-box>
          </draw:frame>
          <draw:frame draw:style-name="gr32" draw:text-style-name="P3" draw:layer="layout" svg:width="0.404cm" svg:height="0.399cm" svg:x="14.62cm" svg:y="5.525cm">
            <draw:text-box>
              <text:p text:style-name="P2"><text:span text:style-name="T11">18</text:span></text:p>
            </draw:text-box>
          </draw:frame>
          <draw:frame draw:style-name="gr32" draw:text-style-name="P3" draw:layer="layout" svg:width="0.404cm" svg:height="0.399cm" svg:x="14.62cm" svg:y="6.398cm">
            <draw:text-box>
              <text:p text:style-name="P2"><text:span text:style-name="T11">20</text:span></text:p>
            </draw:text-box>
          </draw:frame>
          <draw:frame draw:style-name="gr32" draw:text-style-name="P3" draw:layer="layout" svg:width="0.404cm" svg:height="0.399cm" svg:x="14.62cm" svg:y="8.943cm">
            <draw:text-box>
              <text:p text:style-name="P2"><text:span text:style-name="T11">10</text:span></text:p>
            </draw:text-box>
          </draw:frame>
          <draw:frame draw:style-name="gr32" draw:text-style-name="P3" draw:layer="layout" svg:width="0.404cm" svg:height="0.399cm" svg:x="14.62cm" svg:y="9.816cm">
            <draw:text-box>
              <text:p text:style-name="P2"><text:span text:style-name="T11">12</text:span></text:p>
            </draw:text-box>
          </draw:frame>
          <draw:frame draw:style-name="gr32" draw:text-style-name="P3" draw:layer="layout" svg:width="0.404cm" svg:height="0.399cm" svg:x="14.62cm" svg:y="10.688cm">
            <draw:text-box>
              <text:p text:style-name="P2"><text:span text:style-name="T11">14</text:span></text:p>
            </draw:text-box>
          </draw:frame>
          <draw:frame draw:style-name="gr32" draw:text-style-name="P3" draw:layer="layout" svg:width="0.404cm" svg:height="0.399cm" svg:x="14.62cm" svg:y="11.562cm">
            <draw:text-box>
              <text:p text:style-name="P2"><text:span text:style-name="T11">16</text:span></text:p>
            </draw:text-box>
          </draw:frame>
          <draw:frame draw:style-name="gr32" draw:text-style-name="P3" draw:layer="layout" svg:width="0.404cm" svg:height="0.399cm" svg:x="14.62cm" svg:y="12.434cm">
            <draw:text-box>
              <text:p text:style-name="P2"><text:span text:style-name="T11">18</text:span></text:p>
            </draw:text-box>
          </draw:frame>
          <draw:frame draw:style-name="gr32" draw:text-style-name="P3" draw:layer="layout" svg:width="0.404cm" svg:height="0.399cm" svg:x="14.62cm" svg:y="13.307cm">
            <draw:text-box>
              <text:p text:style-name="P2"><text:span text:style-name="T11">20</text:span></text:p>
            </draw:text-box>
          </draw:frame>
        </draw:g>
        <draw:frame draw:style-name="gr33" draw:text-style-name="P4" draw:layer="layout" svg:width="1.56cm" svg:height="0.533cm" svg:x="15.563cm" svg:y="1.408cm">
          <draw:text-box>
            <text:p text:style-name="P2"><text:span text:style-name="T2">Sábado</text:span></text:p>
          </draw:text-box>
        </draw:frame>
        <draw:frame draw:style-name="gr34" draw:text-style-name="P4" draw:layer="layout" svg:width="0.538cm" svg:height="0.533cm" svg:x="25.025cm" svg:y="1.408cm">
          <draw:text-box>
            <text:p text:style-name="P2"><text:span text:style-name="T3">15</text:span></text:p>
          </draw:text-box>
        </draw:frame>
        <draw:frame draw:style-name="gr35" draw:text-style-name="P4" draw:layer="layout" svg:width="1.886cm" svg:height="0.533cm" svg:x="15.563cm" svg:y="8.147cm">
          <draw:text-box>
            <text:p text:style-name="P2"><text:span text:style-name="T2">Domingo</text:span></text:p>
          </draw:text-box>
        </draw:frame>
        <draw:frame draw:style-name="gr34" draw:text-style-name="P4" draw:layer="layout" svg:width="0.538cm" svg:height="0.533cm" svg:x="25.025cm" svg:y="8.147cm">
          <draw:text-box>
            <text:p text:style-name="P2"><text:span text:style-name="T3">16</text:span></text:p>
          </draw:text-box>
        </draw:frame>
        <draw:custom-shape draw:style-name="gr6" draw:text-style-name="P5" draw:layer="layout" svg:width="3.467cm" svg:height="0.663cm" svg:x="22.863cm" svg:y="15.49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316cm" svg:height="0.671cm" svg:x="24.044cm" svg:y="15.608cm">
          <draw:text-box>
            <text:p text:style-name="P2"><text:span text:style-name="T4">Enero</text:span></text:p>
          </draw:text-box>
        </draw:frame>
        <draw:g>
          <draw:path draw:style-name="gr8" draw:text-style-name="P7" draw:layer="layout" svg:width="0.033cm" svg:height="0.034cm" svg:x="14.464cm" svg:y="16.065cm" svg:viewBox="0 0 34 35" svg:d="M17 0c-22 0-23 35 0 35s23-35 0-35z">
            <text:p/>
          </draw:path>
          <draw:path draw:style-name="gr8" draw:text-style-name="P7" draw:layer="layout" svg:width="0.033cm" svg:height="0.034cm" svg:x="14.464cm" svg:y="16.567cm" svg:viewBox="0 0 34 35" svg:d="M17 0c-22 0-23 35 0 35s23-35 0-35z">
            <text:p/>
          </draw:path>
          <draw:path draw:style-name="gr8" draw:text-style-name="P7" draw:layer="layout" svg:width="0.033cm" svg:height="0.034cm" svg:x="14.464cm" svg:y="17.069cm" svg:viewBox="0 0 34 35" svg:d="M17 0c-22 0-23 35 0 35s23-35 0-35z">
            <text:p/>
          </draw:path>
          <draw:path draw:style-name="gr8" draw:text-style-name="P7" draw:layer="layout" svg:width="0.033cm" svg:height="0.034cm" svg:x="14.464cm" svg:y="17.571cm" svg:viewBox="0 0 34 35" svg:d="M17 0c-22 0-23 35 0 35s23-35 0-35z">
            <text:p/>
          </draw:path>
          <draw:path draw:style-name="gr8" draw:text-style-name="P7" draw:layer="layout" svg:width="0.033cm" svg:height="0.034cm" svg:x="14.464cm" svg:y="18.073cm" svg:viewBox="0 0 34 35" svg:d="M17 0c-22 0-23 35 0 35s23-35 0-35z">
            <text:p/>
          </draw:path>
          <draw:path draw:style-name="gr8" draw:text-style-name="P7" draw:layer="layout" svg:width="0.033cm" svg:height="0.035cm" svg:x="14.464cm" svg:y="18.575cm" svg:viewBox="0 0 34 36" svg:d="M17 0c-22 0-23 36 0 36s23-36 0-36z">
            <text:p/>
          </draw:path>
          <draw:path draw:style-name="gr8" draw:text-style-name="P7" draw:layer="layout" svg:width="0.033cm" svg:height="0.034cm" svg:x="14.464cm" svg:y="19.078cm" svg:viewBox="0 0 34 35" svg:d="M17 0c-22 0-23 35 0 35s23-35 0-35z">
            <text:p/>
          </draw:path>
          <draw:path draw:style-name="gr8" draw:text-style-name="P7" draw:layer="layout" svg:width="0.033cm" svg:height="0.034cm" svg:x="14.464cm" svg:y="19.58cm" svg:viewBox="0 0 34 35" svg:d="M17 0c-22 0-23 35 0 35s23-35 0-35z">
            <text:p/>
          </draw:path>
          <draw:path draw:style-name="gr8" draw:text-style-name="P7" draw:layer="layout" svg:width="0.033cm" svg:height="0.034cm" svg:x="14.464cm" svg:y="20.082cm" svg:viewBox="0 0 34 35" svg:d="M17 0c-22 0-23 35 0 35s23-35 0-35z">
            <text:p/>
          </draw:path>
          <draw:path draw:style-name="gr8" draw:text-style-name="P7" draw:layer="layout" svg:width="0.033cm" svg:height="0.034cm" svg:x="14.464cm" svg:y="20.584cm" svg:viewBox="0 0 34 35" svg:d="M17 0c-22 0-23 35 0 35s23-35 0-35z">
            <text:p/>
          </draw:path>
          <draw:path draw:style-name="gr8" draw:text-style-name="P7" draw:layer="layout" svg:width="0.034cm" svg:height="0.034cm" svg:x="14.962cm" svg:y="16.065cm" svg:viewBox="0 0 35 35" svg:d="M17 0c-23 0-23 35 0 35s23-35 0-35z">
            <text:p/>
          </draw:path>
          <draw:path draw:style-name="gr8" draw:text-style-name="P7" draw:layer="layout" svg:width="0.034cm" svg:height="0.034cm" svg:x="14.962cm" svg:y="16.567cm" svg:viewBox="0 0 35 35" svg:d="M17 0c-23 0-23 35 0 35s23-35 0-35z">
            <text:p/>
          </draw:path>
          <draw:path draw:style-name="gr8" draw:text-style-name="P7" draw:layer="layout" svg:width="0.034cm" svg:height="0.034cm" svg:x="14.962cm" svg:y="17.069cm" svg:viewBox="0 0 35 35" svg:d="M17 0c-23 0-23 35 0 35s23-35 0-35z">
            <text:p/>
          </draw:path>
          <draw:path draw:style-name="gr8" draw:text-style-name="P7" draw:layer="layout" svg:width="0.034cm" svg:height="0.034cm" svg:x="14.962cm" svg:y="17.571cm" svg:viewBox="0 0 35 35" svg:d="M17 0c-23 0-23 35 0 35s23-35 0-35z">
            <text:p/>
          </draw:path>
          <draw:path draw:style-name="gr8" draw:text-style-name="P7" draw:layer="layout" svg:width="0.034cm" svg:height="0.034cm" svg:x="14.962cm" svg:y="18.073cm" svg:viewBox="0 0 35 35" svg:d="M17 0c-23 0-23 35 0 35s23-35 0-35z">
            <text:p/>
          </draw:path>
          <draw:path draw:style-name="gr8" draw:text-style-name="P7" draw:layer="layout" svg:width="0.034cm" svg:height="0.035cm" svg:x="14.962cm" svg:y="18.575cm" svg:viewBox="0 0 35 36" svg:d="M17 0c-23 0-23 36 0 36s23-36 0-36z">
            <text:p/>
          </draw:path>
          <draw:path draw:style-name="gr8" draw:text-style-name="P7" draw:layer="layout" svg:width="0.034cm" svg:height="0.034cm" svg:x="14.962cm" svg:y="19.078cm" svg:viewBox="0 0 35 35" svg:d="M17 0c-23 0-23 35 0 35s23-35 0-35z">
            <text:p/>
          </draw:path>
          <draw:path draw:style-name="gr8" draw:text-style-name="P7" draw:layer="layout" svg:width="0.034cm" svg:height="0.034cm" svg:x="14.962cm" svg:y="19.58cm" svg:viewBox="0 0 35 35" svg:d="M17 0c-23 0-23 35 0 35s23-35 0-35z">
            <text:p/>
          </draw:path>
          <draw:path draw:style-name="gr8" draw:text-style-name="P7" draw:layer="layout" svg:width="0.034cm" svg:height="0.034cm" svg:x="14.962cm" svg:y="20.082cm" svg:viewBox="0 0 35 35" svg:d="M17 0c-23 0-23 35 0 35s23-35 0-35z">
            <text:p/>
          </draw:path>
          <draw:path draw:style-name="gr8" draw:text-style-name="P7" draw:layer="layout" svg:width="0.034cm" svg:height="0.034cm" svg:x="14.962cm" svg:y="20.584cm" svg:viewBox="0 0 35 35" svg:d="M17 0c-23 0-23 35 0 35s23-35 0-35z">
            <text:p/>
          </draw:path>
          <draw:path draw:style-name="gr8" draw:text-style-name="P7" draw:layer="layout" svg:width="0.033cm" svg:height="0.034cm" svg:x="15.463cm" svg:y="16.065cm" svg:viewBox="0 0 34 35" svg:d="M17 0c-22 0-23 35 0 35s23-35 0-35z">
            <text:p/>
          </draw:path>
          <draw:path draw:style-name="gr8" draw:text-style-name="P7" draw:layer="layout" svg:width="0.033cm" svg:height="0.034cm" svg:x="15.463cm" svg:y="16.567cm" svg:viewBox="0 0 34 35" svg:d="M17 0c-22 0-23 35 0 35s23-35 0-35z">
            <text:p/>
          </draw:path>
          <draw:path draw:style-name="gr8" draw:text-style-name="P7" draw:layer="layout" svg:width="0.033cm" svg:height="0.034cm" svg:x="15.463cm" svg:y="17.069cm" svg:viewBox="0 0 34 35" svg:d="M17 0c-22 0-23 35 0 35s23-35 0-35z">
            <text:p/>
          </draw:path>
          <draw:path draw:style-name="gr8" draw:text-style-name="P7" draw:layer="layout" svg:width="0.033cm" svg:height="0.034cm" svg:x="15.463cm" svg:y="17.571cm" svg:viewBox="0 0 34 35" svg:d="M17 0c-22 0-23 35 0 35s23-35 0-35z">
            <text:p/>
          </draw:path>
          <draw:path draw:style-name="gr8" draw:text-style-name="P7" draw:layer="layout" svg:width="0.033cm" svg:height="0.034cm" svg:x="15.463cm" svg:y="18.073cm" svg:viewBox="0 0 34 35" svg:d="M17 0c-22 0-23 35 0 35s23-35 0-35z">
            <text:p/>
          </draw:path>
          <draw:path draw:style-name="gr8" draw:text-style-name="P7" draw:layer="layout" svg:width="0.033cm" svg:height="0.035cm" svg:x="15.463cm" svg:y="18.575cm" svg:viewBox="0 0 34 36" svg:d="M17 0c-22 0-23 36 0 36s23-36 0-36z">
            <text:p/>
          </draw:path>
          <draw:path draw:style-name="gr8" draw:text-style-name="P7" draw:layer="layout" svg:width="0.033cm" svg:height="0.034cm" svg:x="15.463cm" svg:y="19.078cm" svg:viewBox="0 0 34 35" svg:d="M17 0c-22 0-23 35 0 35s23-35 0-35z">
            <text:p/>
          </draw:path>
          <draw:path draw:style-name="gr8" draw:text-style-name="P7" draw:layer="layout" svg:width="0.033cm" svg:height="0.034cm" svg:x="15.463cm" svg:y="19.58cm" svg:viewBox="0 0 34 35" svg:d="M17 0c-22 0-23 35 0 35s23-35 0-35z">
            <text:p/>
          </draw:path>
          <draw:path draw:style-name="gr8" draw:text-style-name="P7" draw:layer="layout" svg:width="0.033cm" svg:height="0.034cm" svg:x="15.463cm" svg:y="20.082cm" svg:viewBox="0 0 34 35" svg:d="M17 0c-22 0-23 35 0 35s23-35 0-35z">
            <text:p/>
          </draw:path>
          <draw:path draw:style-name="gr8" draw:text-style-name="P7" draw:layer="layout" svg:width="0.033cm" svg:height="0.034cm" svg:x="15.463cm" svg:y="20.584cm" svg:viewBox="0 0 34 35" svg:d="M17 0c-22 0-23 35 0 35s23-35 0-35z">
            <text:p/>
          </draw:path>
          <draw:path draw:style-name="gr8" draw:text-style-name="P7" draw:layer="layout" svg:width="0.034cm" svg:height="0.035cm" svg:x="15.961cm" svg:y="15.562cm" svg:viewBox="0 0 35 36" svg:d="M17 0c-23 0-23 36 0 36s23-36 0-36z">
            <text:p/>
          </draw:path>
          <draw:path draw:style-name="gr8" draw:text-style-name="P7" draw:layer="layout" svg:width="0.034cm" svg:height="0.034cm" svg:x="15.961cm" svg:y="16.065cm" svg:viewBox="0 0 35 35" svg:d="M17 0c-23 0-23 35 0 35s23-35 0-35z">
            <text:p/>
          </draw:path>
          <draw:path draw:style-name="gr8" draw:text-style-name="P7" draw:layer="layout" svg:width="0.034cm" svg:height="0.034cm" svg:x="15.961cm" svg:y="16.567cm" svg:viewBox="0 0 35 35" svg:d="M17 0c-23 0-23 35 0 35s23-35 0-35z">
            <text:p/>
          </draw:path>
          <draw:path draw:style-name="gr8" draw:text-style-name="P7" draw:layer="layout" svg:width="0.034cm" svg:height="0.034cm" svg:x="15.961cm" svg:y="17.069cm" svg:viewBox="0 0 35 35" svg:d="M17 0c-23 0-23 35 0 35s23-35 0-35z">
            <text:p/>
          </draw:path>
          <draw:path draw:style-name="gr8" draw:text-style-name="P7" draw:layer="layout" svg:width="0.034cm" svg:height="0.034cm" svg:x="15.961cm" svg:y="17.571cm" svg:viewBox="0 0 35 35" svg:d="M17 0c-23 0-23 35 0 35s23-35 0-35z">
            <text:p/>
          </draw:path>
          <draw:path draw:style-name="gr8" draw:text-style-name="P7" draw:layer="layout" svg:width="0.034cm" svg:height="0.034cm" svg:x="15.961cm" svg:y="18.073cm" svg:viewBox="0 0 35 35" svg:d="M17 0c-23 0-23 35 0 35s23-35 0-35z">
            <text:p/>
          </draw:path>
          <draw:path draw:style-name="gr8" draw:text-style-name="P7" draw:layer="layout" svg:width="0.034cm" svg:height="0.035cm" svg:x="15.961cm" svg:y="18.575cm" svg:viewBox="0 0 35 36" svg:d="M17 0c-23 0-23 36 0 36s23-36 0-36z">
            <text:p/>
          </draw:path>
          <draw:path draw:style-name="gr8" draw:text-style-name="P7" draw:layer="layout" svg:width="0.034cm" svg:height="0.034cm" svg:x="15.961cm" svg:y="19.078cm" svg:viewBox="0 0 35 35" svg:d="M17 0c-23 0-23 35 0 35s23-35 0-35z">
            <text:p/>
          </draw:path>
          <draw:path draw:style-name="gr8" draw:text-style-name="P7" draw:layer="layout" svg:width="0.034cm" svg:height="0.034cm" svg:x="15.961cm" svg:y="19.58cm" svg:viewBox="0 0 35 35" svg:d="M17 0c-23 0-23 35 0 35s23-35 0-35z">
            <text:p/>
          </draw:path>
          <draw:path draw:style-name="gr8" draw:text-style-name="P7" draw:layer="layout" svg:width="0.034cm" svg:height="0.034cm" svg:x="15.961cm" svg:y="20.082cm" svg:viewBox="0 0 35 35" svg:d="M17 0c-23 0-23 35 0 35s23-35 0-35z">
            <text:p/>
          </draw:path>
          <draw:path draw:style-name="gr8" draw:text-style-name="P7" draw:layer="layout" svg:width="0.034cm" svg:height="0.034cm" svg:x="15.961cm" svg:y="20.584cm" svg:viewBox="0 0 35 35" svg:d="M17 0c-23 0-23 35 0 35s23-35 0-35z">
            <text:p/>
          </draw:path>
          <draw:path draw:style-name="gr8" draw:text-style-name="P7" draw:layer="layout" svg:width="0.034cm" svg:height="0.035cm" svg:x="16.46cm" svg:y="15.562cm" svg:viewBox="0 0 35 36" svg:d="M17 0c-23 0-23 36 0 36s23-36 0-36z">
            <text:p/>
          </draw:path>
          <draw:path draw:style-name="gr8" draw:text-style-name="P7" draw:layer="layout" svg:width="0.034cm" svg:height="0.034cm" svg:x="16.46cm" svg:y="16.065cm" svg:viewBox="0 0 35 35" svg:d="M17 0c-23 0-23 35 0 35s23-35 0-35z">
            <text:p/>
          </draw:path>
          <draw:path draw:style-name="gr8" draw:text-style-name="P7" draw:layer="layout" svg:width="0.034cm" svg:height="0.034cm" svg:x="16.46cm" svg:y="16.567cm" svg:viewBox="0 0 35 35" svg:d="M17 0c-23 0-23 35 0 35s23-35 0-35z">
            <text:p/>
          </draw:path>
          <draw:path draw:style-name="gr8" draw:text-style-name="P7" draw:layer="layout" svg:width="0.034cm" svg:height="0.034cm" svg:x="16.46cm" svg:y="17.069cm" svg:viewBox="0 0 35 35" svg:d="M17 0c-23 0-23 35 0 35s23-35 0-35z">
            <text:p/>
          </draw:path>
          <draw:path draw:style-name="gr8" draw:text-style-name="P7" draw:layer="layout" svg:width="0.034cm" svg:height="0.034cm" svg:x="16.46cm" svg:y="17.571cm" svg:viewBox="0 0 35 35" svg:d="M17 0c-23 0-23 35 0 35s23-35 0-35z">
            <text:p/>
          </draw:path>
          <draw:path draw:style-name="gr8" draw:text-style-name="P7" draw:layer="layout" svg:width="0.034cm" svg:height="0.034cm" svg:x="16.46cm" svg:y="18.073cm" svg:viewBox="0 0 35 35" svg:d="M17 0c-23 0-23 35 0 35s23-35 0-35z">
            <text:p/>
          </draw:path>
          <draw:path draw:style-name="gr8" draw:text-style-name="P7" draw:layer="layout" svg:width="0.034cm" svg:height="0.035cm" svg:x="16.46cm" svg:y="18.575cm" svg:viewBox="0 0 35 36" svg:d="M17 0c-23 0-23 36 0 36s23-36 0-36z">
            <text:p/>
          </draw:path>
          <draw:path draw:style-name="gr8" draw:text-style-name="P7" draw:layer="layout" svg:width="0.034cm" svg:height="0.034cm" svg:x="16.46cm" svg:y="19.078cm" svg:viewBox="0 0 35 35" svg:d="M17 0c-23 0-23 35 0 35s23-35 0-35z">
            <text:p/>
          </draw:path>
          <draw:path draw:style-name="gr8" draw:text-style-name="P7" draw:layer="layout" svg:width="0.034cm" svg:height="0.034cm" svg:x="16.46cm" svg:y="19.58cm" svg:viewBox="0 0 35 35" svg:d="M17 0c-23 0-23 35 0 35s23-35 0-35z">
            <text:p/>
          </draw:path>
          <draw:path draw:style-name="gr8" draw:text-style-name="P7" draw:layer="layout" svg:width="0.034cm" svg:height="0.034cm" svg:x="16.46cm" svg:y="20.082cm" svg:viewBox="0 0 35 35" svg:d="M17 0c-23 0-23 35 0 35s23-35 0-35z">
            <text:p/>
          </draw:path>
          <draw:path draw:style-name="gr8" draw:text-style-name="P7" draw:layer="layout" svg:width="0.034cm" svg:height="0.034cm" svg:x="16.46cm" svg:y="20.584cm" svg:viewBox="0 0 35 35" svg:d="M17 0c-23 0-23 35 0 35s23-35 0-35z">
            <text:p/>
          </draw:path>
          <draw:path draw:style-name="gr8" draw:text-style-name="P7" draw:layer="layout" svg:width="0.034cm" svg:height="0.035cm" svg:x="16.959cm" svg:y="15.562cm" svg:viewBox="0 0 35 36" svg:d="M17 0c-23 0-23 36 0 36s23-36 0-36z">
            <text:p/>
          </draw:path>
          <draw:path draw:style-name="gr8" draw:text-style-name="P7" draw:layer="layout" svg:width="0.034cm" svg:height="0.034cm" svg:x="16.959cm" svg:y="16.065cm" svg:viewBox="0 0 35 35" svg:d="M17 0c-23 0-23 35 0 35s23-35 0-35z">
            <text:p/>
          </draw:path>
          <draw:path draw:style-name="gr8" draw:text-style-name="P7" draw:layer="layout" svg:width="0.034cm" svg:height="0.034cm" svg:x="16.959cm" svg:y="16.567cm" svg:viewBox="0 0 35 35" svg:d="M17 0c-23 0-23 35 0 35s23-35 0-35z">
            <text:p/>
          </draw:path>
          <draw:path draw:style-name="gr8" draw:text-style-name="P7" draw:layer="layout" svg:width="0.034cm" svg:height="0.034cm" svg:x="16.959cm" svg:y="17.069cm" svg:viewBox="0 0 35 35" svg:d="M17 0c-23 0-23 35 0 35s23-35 0-35z">
            <text:p/>
          </draw:path>
          <draw:path draw:style-name="gr8" draw:text-style-name="P7" draw:layer="layout" svg:width="0.034cm" svg:height="0.034cm" svg:x="16.959cm" svg:y="17.571cm" svg:viewBox="0 0 35 35" svg:d="M17 0c-23 0-23 35 0 35s23-35 0-35z">
            <text:p/>
          </draw:path>
          <draw:path draw:style-name="gr8" draw:text-style-name="P7" draw:layer="layout" svg:width="0.034cm" svg:height="0.034cm" svg:x="16.959cm" svg:y="18.073cm" svg:viewBox="0 0 35 35" svg:d="M17 0c-23 0-23 35 0 35s23-35 0-35z">
            <text:p/>
          </draw:path>
          <draw:path draw:style-name="gr8" draw:text-style-name="P7" draw:layer="layout" svg:width="0.034cm" svg:height="0.035cm" svg:x="16.959cm" svg:y="18.575cm" svg:viewBox="0 0 35 36" svg:d="M17 0c-23 0-23 36 0 36s23-36 0-36z">
            <text:p/>
          </draw:path>
          <draw:path draw:style-name="gr8" draw:text-style-name="P7" draw:layer="layout" svg:width="0.034cm" svg:height="0.034cm" svg:x="16.959cm" svg:y="19.078cm" svg:viewBox="0 0 35 35" svg:d="M17 0c-23 0-23 35 0 35s23-35 0-35z">
            <text:p/>
          </draw:path>
          <draw:path draw:style-name="gr8" draw:text-style-name="P7" draw:layer="layout" svg:width="0.034cm" svg:height="0.034cm" svg:x="16.959cm" svg:y="19.58cm" svg:viewBox="0 0 35 35" svg:d="M17 0c-23 0-23 35 0 35s23-35 0-35z">
            <text:p/>
          </draw:path>
          <draw:path draw:style-name="gr8" draw:text-style-name="P7" draw:layer="layout" svg:width="0.034cm" svg:height="0.034cm" svg:x="16.959cm" svg:y="20.082cm" svg:viewBox="0 0 35 35" svg:d="M17 0c-23 0-23 35 0 35s23-35 0-35z">
            <text:p/>
          </draw:path>
          <draw:path draw:style-name="gr8" draw:text-style-name="P7" draw:layer="layout" svg:width="0.034cm" svg:height="0.034cm" svg:x="16.959cm" svg:y="20.584cm" svg:viewBox="0 0 35 35" svg:d="M17 0c-23 0-23 35 0 35s23-35 0-35z">
            <text:p/>
          </draw:path>
          <draw:path draw:style-name="gr8" draw:text-style-name="P7" draw:layer="layout" svg:width="0.033cm" svg:height="0.035cm" svg:x="17.458cm" svg:y="15.562cm" svg:viewBox="0 0 34 36" svg:d="M17 0c-23 0-23 36 0 36 22 0 22-36 0-36z">
            <text:p/>
          </draw:path>
          <draw:path draw:style-name="gr8" draw:text-style-name="P7" draw:layer="layout" svg:width="0.033cm" svg:height="0.034cm" svg:x="17.458cm" svg:y="16.065cm" svg:viewBox="0 0 34 35" svg:d="M17 0c-23 0-23 35 0 35 22 0 22-35 0-35z">
            <text:p/>
          </draw:path>
          <draw:path draw:style-name="gr8" draw:text-style-name="P7" draw:layer="layout" svg:width="0.033cm" svg:height="0.034cm" svg:x="17.458cm" svg:y="16.567cm" svg:viewBox="0 0 34 35" svg:d="M17 0c-23 0-23 35 0 35 22 0 22-35 0-35z">
            <text:p/>
          </draw:path>
          <draw:path draw:style-name="gr8" draw:text-style-name="P7" draw:layer="layout" svg:width="0.033cm" svg:height="0.034cm" svg:x="17.458cm" svg:y="17.069cm" svg:viewBox="0 0 34 35" svg:d="M17 0c-23 0-23 35 0 35 22 0 22-35 0-35z">
            <text:p/>
          </draw:path>
          <draw:path draw:style-name="gr8" draw:text-style-name="P7" draw:layer="layout" svg:width="0.033cm" svg:height="0.034cm" svg:x="17.458cm" svg:y="17.571cm" svg:viewBox="0 0 34 35" svg:d="M17 0c-23 0-23 35 0 35 22 0 22-35 0-35z">
            <text:p/>
          </draw:path>
          <draw:path draw:style-name="gr8" draw:text-style-name="P7" draw:layer="layout" svg:width="0.033cm" svg:height="0.034cm" svg:x="17.458cm" svg:y="18.073cm" svg:viewBox="0 0 34 35" svg:d="M17 0c-23 0-23 35 0 35 22 0 22-35 0-35z">
            <text:p/>
          </draw:path>
          <draw:path draw:style-name="gr8" draw:text-style-name="P7" draw:layer="layout" svg:width="0.033cm" svg:height="0.035cm" svg:x="17.458cm" svg:y="18.575cm" svg:viewBox="0 0 34 36" svg:d="M17 0c-23 0-23 36 0 36 22 0 22-36 0-36z">
            <text:p/>
          </draw:path>
          <draw:path draw:style-name="gr8" draw:text-style-name="P7" draw:layer="layout" svg:width="0.033cm" svg:height="0.034cm" svg:x="17.458cm" svg:y="19.078cm" svg:viewBox="0 0 34 35" svg:d="M17 0c-23 0-23 35 0 35 22 0 22-35 0-35z">
            <text:p/>
          </draw:path>
          <draw:path draw:style-name="gr8" draw:text-style-name="P7" draw:layer="layout" svg:width="0.033cm" svg:height="0.034cm" svg:x="17.458cm" svg:y="19.58cm" svg:viewBox="0 0 34 35" svg:d="M17 0c-23 0-23 35 0 35 22 0 22-35 0-35z">
            <text:p/>
          </draw:path>
          <draw:path draw:style-name="gr8" draw:text-style-name="P7" draw:layer="layout" svg:width="0.033cm" svg:height="0.034cm" svg:x="17.458cm" svg:y="20.082cm" svg:viewBox="0 0 34 35" svg:d="M17 0c-23 0-23 35 0 35 22 0 22-35 0-35z">
            <text:p/>
          </draw:path>
          <draw:path draw:style-name="gr8" draw:text-style-name="P7" draw:layer="layout" svg:width="0.033cm" svg:height="0.034cm" svg:x="17.458cm" svg:y="20.584cm" svg:viewBox="0 0 34 35" svg:d="M17 0c-23 0-23 35 0 35 22 0 22-35 0-35z">
            <text:p/>
          </draw:path>
          <draw:path draw:style-name="gr8" draw:text-style-name="P7" draw:layer="layout" svg:width="0.034cm" svg:height="0.035cm" svg:x="17.956cm" svg:y="15.562cm" svg:viewBox="0 0 35 36" svg:d="M17 0c-23 0-23 36 0 36s23-36 0-36z">
            <text:p/>
          </draw:path>
          <draw:path draw:style-name="gr8" draw:text-style-name="P7" draw:layer="layout" svg:width="0.034cm" svg:height="0.034cm" svg:x="17.956cm" svg:y="16.065cm" svg:viewBox="0 0 35 35" svg:d="M17 0c-23 0-23 35 0 35s23-35 0-35z">
            <text:p/>
          </draw:path>
          <draw:path draw:style-name="gr8" draw:text-style-name="P7" draw:layer="layout" svg:width="0.034cm" svg:height="0.034cm" svg:x="17.956cm" svg:y="16.567cm" svg:viewBox="0 0 35 35" svg:d="M17 0c-23 0-23 35 0 35s23-35 0-35z">
            <text:p/>
          </draw:path>
          <draw:path draw:style-name="gr8" draw:text-style-name="P7" draw:layer="layout" svg:width="0.034cm" svg:height="0.034cm" svg:x="17.956cm" svg:y="17.069cm" svg:viewBox="0 0 35 35" svg:d="M17 0c-23 0-23 35 0 35s23-35 0-35z">
            <text:p/>
          </draw:path>
          <draw:path draw:style-name="gr8" draw:text-style-name="P7" draw:layer="layout" svg:width="0.034cm" svg:height="0.034cm" svg:x="17.956cm" svg:y="17.571cm" svg:viewBox="0 0 35 35" svg:d="M17 0c-23 0-23 35 0 35s23-35 0-35z">
            <text:p/>
          </draw:path>
          <draw:path draw:style-name="gr8" draw:text-style-name="P7" draw:layer="layout" svg:width="0.034cm" svg:height="0.034cm" svg:x="17.956cm" svg:y="18.073cm" svg:viewBox="0 0 35 35" svg:d="M17 0c-23 0-23 35 0 35s23-35 0-35z">
            <text:p/>
          </draw:path>
          <draw:path draw:style-name="gr8" draw:text-style-name="P7" draw:layer="layout" svg:width="0.034cm" svg:height="0.035cm" svg:x="17.956cm" svg:y="18.575cm" svg:viewBox="0 0 35 36" svg:d="M17 0c-23 0-23 36 0 36s23-36 0-36z">
            <text:p/>
          </draw:path>
          <draw:path draw:style-name="gr8" draw:text-style-name="P7" draw:layer="layout" svg:width="0.034cm" svg:height="0.034cm" svg:x="17.956cm" svg:y="19.078cm" svg:viewBox="0 0 35 35" svg:d="M17 0c-23 0-23 35 0 35s23-35 0-35z">
            <text:p/>
          </draw:path>
          <draw:path draw:style-name="gr8" draw:text-style-name="P7" draw:layer="layout" svg:width="0.034cm" svg:height="0.034cm" svg:x="17.956cm" svg:y="19.58cm" svg:viewBox="0 0 35 35" svg:d="M17 0c-23 0-23 35 0 35s23-35 0-35z">
            <text:p/>
          </draw:path>
          <draw:path draw:style-name="gr8" draw:text-style-name="P7" draw:layer="layout" svg:width="0.034cm" svg:height="0.034cm" svg:x="17.956cm" svg:y="20.082cm" svg:viewBox="0 0 35 35" svg:d="M17 0c-23 0-23 35 0 35s23-35 0-35z">
            <text:p/>
          </draw:path>
          <draw:path draw:style-name="gr8" draw:text-style-name="P7" draw:layer="layout" svg:width="0.034cm" svg:height="0.034cm" svg:x="17.956cm" svg:y="20.584cm" svg:viewBox="0 0 35 35" svg:d="M17 0c-23 0-23 35 0 35s23-35 0-35z">
            <text:p/>
          </draw:path>
          <draw:path draw:style-name="gr8" draw:text-style-name="P7" draw:layer="layout" svg:width="0.034cm" svg:height="0.035cm" svg:x="18.456cm" svg:y="15.562cm" svg:viewBox="0 0 35 36" svg:d="M17 0c-23 0-23 36 0 36s23-36 0-36z">
            <text:p/>
          </draw:path>
          <draw:path draw:style-name="gr8" draw:text-style-name="P7" draw:layer="layout" svg:width="0.034cm" svg:height="0.034cm" svg:x="18.456cm" svg:y="16.065cm" svg:viewBox="0 0 35 35" svg:d="M17 0c-23 0-23 35 0 35s23-35 0-35z">
            <text:p/>
          </draw:path>
          <draw:path draw:style-name="gr8" draw:text-style-name="P7" draw:layer="layout" svg:width="0.034cm" svg:height="0.034cm" svg:x="18.456cm" svg:y="16.567cm" svg:viewBox="0 0 35 35" svg:d="M17 0c-23 0-23 35 0 35s23-35 0-35z">
            <text:p/>
          </draw:path>
          <draw:path draw:style-name="gr8" draw:text-style-name="P7" draw:layer="layout" svg:width="0.034cm" svg:height="0.034cm" svg:x="18.456cm" svg:y="17.069cm" svg:viewBox="0 0 35 35" svg:d="M17 0c-23 0-23 35 0 35s23-35 0-35z">
            <text:p/>
          </draw:path>
          <draw:path draw:style-name="gr8" draw:text-style-name="P7" draw:layer="layout" svg:width="0.034cm" svg:height="0.034cm" svg:x="18.456cm" svg:y="17.571cm" svg:viewBox="0 0 35 35" svg:d="M17 0c-23 0-23 35 0 35s23-35 0-35z">
            <text:p/>
          </draw:path>
          <draw:path draw:style-name="gr8" draw:text-style-name="P7" draw:layer="layout" svg:width="0.034cm" svg:height="0.034cm" svg:x="18.456cm" svg:y="18.073cm" svg:viewBox="0 0 35 35" svg:d="M17 0c-23 0-23 35 0 35s23-35 0-35z">
            <text:p/>
          </draw:path>
          <draw:path draw:style-name="gr8" draw:text-style-name="P7" draw:layer="layout" svg:width="0.034cm" svg:height="0.035cm" svg:x="18.456cm" svg:y="18.575cm" svg:viewBox="0 0 35 36" svg:d="M17 0c-23 0-23 36 0 36s23-36 0-36z">
            <text:p/>
          </draw:path>
          <draw:path draw:style-name="gr8" draw:text-style-name="P7" draw:layer="layout" svg:width="0.034cm" svg:height="0.034cm" svg:x="18.456cm" svg:y="19.078cm" svg:viewBox="0 0 35 35" svg:d="M17 0c-23 0-23 35 0 35s23-35 0-35z">
            <text:p/>
          </draw:path>
          <draw:path draw:style-name="gr8" draw:text-style-name="P7" draw:layer="layout" svg:width="0.034cm" svg:height="0.034cm" svg:x="18.456cm" svg:y="19.58cm" svg:viewBox="0 0 35 35" svg:d="M17 0c-23 0-23 35 0 35s23-35 0-35z">
            <text:p/>
          </draw:path>
          <draw:path draw:style-name="gr8" draw:text-style-name="P7" draw:layer="layout" svg:width="0.034cm" svg:height="0.034cm" svg:x="18.456cm" svg:y="20.082cm" svg:viewBox="0 0 35 35" svg:d="M17 0c-23 0-23 35 0 35s23-35 0-35z">
            <text:p/>
          </draw:path>
          <draw:path draw:style-name="gr8" draw:text-style-name="P7" draw:layer="layout" svg:width="0.034cm" svg:height="0.034cm" svg:x="18.456cm" svg:y="20.584cm" svg:viewBox="0 0 35 35" svg:d="M17 0c-23 0-23 35 0 35s23-35 0-35z">
            <text:p/>
          </draw:path>
          <draw:path draw:style-name="gr8" draw:text-style-name="P7" draw:layer="layout" svg:width="0.032cm" svg:height="0.035cm" svg:x="18.955cm" svg:y="15.562cm" svg:viewBox="0 0 33 36" svg:d="M16 0c-21 0-21 36 0 36 23 0 23-36 0-36z">
            <text:p/>
          </draw:path>
          <draw:path draw:style-name="gr8" draw:text-style-name="P7" draw:layer="layout" svg:width="0.032cm" svg:height="0.034cm" svg:x="18.955cm" svg:y="16.065cm" svg:viewBox="0 0 33 35" svg:d="M16 0c-21 0-21 35 0 35 23 0 23-35 0-35z">
            <text:p/>
          </draw:path>
          <draw:path draw:style-name="gr8" draw:text-style-name="P7" draw:layer="layout" svg:width="0.032cm" svg:height="0.034cm" svg:x="18.955cm" svg:y="16.567cm" svg:viewBox="0 0 33 35" svg:d="M16 0c-21 0-21 35 0 35 23 0 23-35 0-35z">
            <text:p/>
          </draw:path>
          <draw:path draw:style-name="gr8" draw:text-style-name="P7" draw:layer="layout" svg:width="0.032cm" svg:height="0.034cm" svg:x="18.955cm" svg:y="17.069cm" svg:viewBox="0 0 33 35" svg:d="M16 0c-21 0-21 35 0 35 23 0 23-35 0-35z">
            <text:p/>
          </draw:path>
          <draw:path draw:style-name="gr8" draw:text-style-name="P7" draw:layer="layout" svg:width="0.032cm" svg:height="0.034cm" svg:x="18.955cm" svg:y="17.571cm" svg:viewBox="0 0 33 35" svg:d="M16 0c-21 0-21 35 0 35 23 0 23-35 0-35z">
            <text:p/>
          </draw:path>
          <draw:path draw:style-name="gr8" draw:text-style-name="P7" draw:layer="layout" svg:width="0.032cm" svg:height="0.034cm" svg:x="18.955cm" svg:y="18.073cm" svg:viewBox="0 0 33 35" svg:d="M16 0c-21 0-21 35 0 35 23 0 23-35 0-35z">
            <text:p/>
          </draw:path>
          <draw:path draw:style-name="gr8" draw:text-style-name="P7" draw:layer="layout" svg:width="0.032cm" svg:height="0.035cm" svg:x="18.955cm" svg:y="18.575cm" svg:viewBox="0 0 33 36" svg:d="M16 0c-21 0-21 36 0 36 23 0 23-36 0-36z">
            <text:p/>
          </draw:path>
          <draw:path draw:style-name="gr8" draw:text-style-name="P7" draw:layer="layout" svg:width="0.032cm" svg:height="0.034cm" svg:x="18.955cm" svg:y="19.078cm" svg:viewBox="0 0 33 35" svg:d="M16 0c-21 0-21 35 0 35 23 0 23-35 0-35z">
            <text:p/>
          </draw:path>
          <draw:path draw:style-name="gr8" draw:text-style-name="P7" draw:layer="layout" svg:width="0.032cm" svg:height="0.034cm" svg:x="18.955cm" svg:y="19.58cm" svg:viewBox="0 0 33 35" svg:d="M16 0c-21 0-21 35 0 35 23 0 23-35 0-35z">
            <text:p/>
          </draw:path>
          <draw:path draw:style-name="gr8" draw:text-style-name="P7" draw:layer="layout" svg:width="0.032cm" svg:height="0.034cm" svg:x="18.955cm" svg:y="20.082cm" svg:viewBox="0 0 33 35" svg:d="M16 0c-21 0-21 35 0 35 23 0 23-35 0-35z">
            <text:p/>
          </draw:path>
          <draw:path draw:style-name="gr8" draw:text-style-name="P7" draw:layer="layout" svg:width="0.032cm" svg:height="0.034cm" svg:x="18.955cm" svg:y="20.584cm" svg:viewBox="0 0 33 35" svg:d="M16 0c-21 0-21 35 0 35 23 0 23-35 0-35z">
            <text:p/>
          </draw:path>
          <draw:path draw:style-name="gr8" draw:text-style-name="P7" draw:layer="layout" svg:width="0.033cm" svg:height="0.035cm" svg:x="19.453cm" svg:y="15.562cm" svg:viewBox="0 0 34 36" svg:d="M17 0c-23 0-23 36 0 36 22 0 22-36 0-36z">
            <text:p/>
          </draw:path>
          <draw:path draw:style-name="gr8" draw:text-style-name="P7" draw:layer="layout" svg:width="0.033cm" svg:height="0.034cm" svg:x="19.453cm" svg:y="16.065cm" svg:viewBox="0 0 34 35" svg:d="M17 0c-23 0-23 35 0 35 22 0 22-35 0-35z">
            <text:p/>
          </draw:path>
          <draw:path draw:style-name="gr8" draw:text-style-name="P7" draw:layer="layout" svg:width="0.033cm" svg:height="0.034cm" svg:x="19.453cm" svg:y="16.567cm" svg:viewBox="0 0 34 35" svg:d="M17 0c-23 0-23 35 0 35 22 0 22-35 0-35z">
            <text:p/>
          </draw:path>
          <draw:path draw:style-name="gr8" draw:text-style-name="P7" draw:layer="layout" svg:width="0.033cm" svg:height="0.034cm" svg:x="19.453cm" svg:y="17.069cm" svg:viewBox="0 0 34 35" svg:d="M17 0c-23 0-23 35 0 35 22 0 22-35 0-35z">
            <text:p/>
          </draw:path>
          <draw:path draw:style-name="gr8" draw:text-style-name="P7" draw:layer="layout" svg:width="0.033cm" svg:height="0.034cm" svg:x="19.453cm" svg:y="17.571cm" svg:viewBox="0 0 34 35" svg:d="M17 0c-23 0-23 35 0 35 22 0 22-35 0-35z">
            <text:p/>
          </draw:path>
          <draw:path draw:style-name="gr8" draw:text-style-name="P7" draw:layer="layout" svg:width="0.033cm" svg:height="0.034cm" svg:x="19.453cm" svg:y="18.073cm" svg:viewBox="0 0 34 35" svg:d="M17 0c-23 0-23 35 0 35 22 0 22-35 0-35z">
            <text:p/>
          </draw:path>
          <draw:path draw:style-name="gr8" draw:text-style-name="P7" draw:layer="layout" svg:width="0.033cm" svg:height="0.035cm" svg:x="19.453cm" svg:y="18.575cm" svg:viewBox="0 0 34 36" svg:d="M17 0c-23 0-23 36 0 36 22 0 22-36 0-36z">
            <text:p/>
          </draw:path>
          <draw:path draw:style-name="gr8" draw:text-style-name="P7" draw:layer="layout" svg:width="0.033cm" svg:height="0.034cm" svg:x="19.453cm" svg:y="19.078cm" svg:viewBox="0 0 34 35" svg:d="M17 0c-23 0-23 35 0 35 22 0 22-35 0-35z">
            <text:p/>
          </draw:path>
          <draw:path draw:style-name="gr8" draw:text-style-name="P7" draw:layer="layout" svg:width="0.033cm" svg:height="0.034cm" svg:x="19.453cm" svg:y="19.58cm" svg:viewBox="0 0 34 35" svg:d="M17 0c-23 0-23 35 0 35 22 0 22-35 0-35z">
            <text:p/>
          </draw:path>
          <draw:path draw:style-name="gr8" draw:text-style-name="P7" draw:layer="layout" svg:width="0.033cm" svg:height="0.034cm" svg:x="19.453cm" svg:y="20.082cm" svg:viewBox="0 0 34 35" svg:d="M17 0c-23 0-23 35 0 35 22 0 22-35 0-35z">
            <text:p/>
          </draw:path>
          <draw:path draw:style-name="gr8" draw:text-style-name="P7" draw:layer="layout" svg:width="0.033cm" svg:height="0.034cm" svg:x="19.453cm" svg:y="20.584cm" svg:viewBox="0 0 34 35" svg:d="M17 0c-23 0-23 35 0 35 22 0 22-35 0-35z">
            <text:p/>
          </draw:path>
          <draw:path draw:style-name="gr8" draw:text-style-name="P7" draw:layer="layout" svg:width="0.033cm" svg:height="0.035cm" svg:x="19.952cm" svg:y="15.562cm" svg:viewBox="0 0 34 36" svg:d="M17 0c-23 0-23 36 0 36 22 0 22-36 0-36z">
            <text:p/>
          </draw:path>
          <draw:path draw:style-name="gr8" draw:text-style-name="P7" draw:layer="layout" svg:width="0.033cm" svg:height="0.034cm" svg:x="19.952cm" svg:y="16.065cm" svg:viewBox="0 0 34 35" svg:d="M17 0c-23 0-23 35 0 35 22 0 22-35 0-35z">
            <text:p/>
          </draw:path>
          <draw:path draw:style-name="gr8" draw:text-style-name="P7" draw:layer="layout" svg:width="0.033cm" svg:height="0.034cm" svg:x="19.952cm" svg:y="16.567cm" svg:viewBox="0 0 34 35" svg:d="M17 0c-23 0-23 35 0 35 22 0 22-35 0-35z">
            <text:p/>
          </draw:path>
          <draw:path draw:style-name="gr8" draw:text-style-name="P7" draw:layer="layout" svg:width="0.033cm" svg:height="0.034cm" svg:x="19.952cm" svg:y="17.069cm" svg:viewBox="0 0 34 35" svg:d="M17 0c-23 0-23 35 0 35 22 0 22-35 0-35z">
            <text:p/>
          </draw:path>
          <draw:path draw:style-name="gr8" draw:text-style-name="P7" draw:layer="layout" svg:width="0.033cm" svg:height="0.034cm" svg:x="19.952cm" svg:y="17.571cm" svg:viewBox="0 0 34 35" svg:d="M17 0c-23 0-23 35 0 35 22 0 22-35 0-35z">
            <text:p/>
          </draw:path>
          <draw:path draw:style-name="gr8" draw:text-style-name="P7" draw:layer="layout" svg:width="0.033cm" svg:height="0.034cm" svg:x="19.952cm" svg:y="18.073cm" svg:viewBox="0 0 34 35" svg:d="M17 0c-23 0-23 35 0 35 22 0 22-35 0-35z">
            <text:p/>
          </draw:path>
          <draw:path draw:style-name="gr8" draw:text-style-name="P7" draw:layer="layout" svg:width="0.033cm" svg:height="0.035cm" svg:x="19.952cm" svg:y="18.575cm" svg:viewBox="0 0 34 36" svg:d="M17 0c-23 0-23 36 0 36 22 0 22-36 0-36z">
            <text:p/>
          </draw:path>
          <draw:path draw:style-name="gr8" draw:text-style-name="P7" draw:layer="layout" svg:width="0.033cm" svg:height="0.034cm" svg:x="19.952cm" svg:y="19.078cm" svg:viewBox="0 0 34 35" svg:d="M17 0c-23 0-23 35 0 35 22 0 22-35 0-35z">
            <text:p/>
          </draw:path>
          <draw:path draw:style-name="gr8" draw:text-style-name="P7" draw:layer="layout" svg:width="0.033cm" svg:height="0.034cm" svg:x="19.952cm" svg:y="19.58cm" svg:viewBox="0 0 34 35" svg:d="M17 0c-23 0-23 35 0 35 22 0 22-35 0-35z">
            <text:p/>
          </draw:path>
          <draw:path draw:style-name="gr8" draw:text-style-name="P7" draw:layer="layout" svg:width="0.033cm" svg:height="0.034cm" svg:x="19.952cm" svg:y="20.082cm" svg:viewBox="0 0 34 35" svg:d="M17 0c-23 0-23 35 0 35 22 0 22-35 0-35z">
            <text:p/>
          </draw:path>
          <draw:path draw:style-name="gr8" draw:text-style-name="P7" draw:layer="layout" svg:width="0.033cm" svg:height="0.034cm" svg:x="19.952cm" svg:y="20.584cm" svg:viewBox="0 0 34 35" svg:d="M17 0c-23 0-23 35 0 35 22 0 22-35 0-35z">
            <text:p/>
          </draw:path>
          <draw:path draw:style-name="gr8" draw:text-style-name="P7" draw:layer="layout" svg:width="0.032cm" svg:height="0.035cm" svg:x="20.452cm" svg:y="15.562cm" svg:viewBox="0 0 33 36" svg:d="M16 0c-21 0-21 36 0 36 23 0 23-36 0-36z">
            <text:p/>
          </draw:path>
          <draw:path draw:style-name="gr8" draw:text-style-name="P7" draw:layer="layout" svg:width="0.032cm" svg:height="0.034cm" svg:x="20.452cm" svg:y="16.065cm" svg:viewBox="0 0 33 35" svg:d="M16 0c-21 0-21 35 0 35 23 0 23-35 0-35z">
            <text:p/>
          </draw:path>
          <draw:path draw:style-name="gr8" draw:text-style-name="P7" draw:layer="layout" svg:width="0.032cm" svg:height="0.034cm" svg:x="20.452cm" svg:y="16.567cm" svg:viewBox="0 0 33 35" svg:d="M16 0c-21 0-21 35 0 35 23 0 23-35 0-35z">
            <text:p/>
          </draw:path>
          <draw:path draw:style-name="gr8" draw:text-style-name="P7" draw:layer="layout" svg:width="0.032cm" svg:height="0.034cm" svg:x="20.452cm" svg:y="17.069cm" svg:viewBox="0 0 33 35" svg:d="M16 0c-21 0-21 35 0 35 23 0 23-35 0-35z">
            <text:p/>
          </draw:path>
          <draw:path draw:style-name="gr8" draw:text-style-name="P7" draw:layer="layout" svg:width="0.032cm" svg:height="0.034cm" svg:x="20.452cm" svg:y="17.571cm" svg:viewBox="0 0 33 35" svg:d="M16 0c-21 0-21 35 0 35 23 0 23-35 0-35z">
            <text:p/>
          </draw:path>
          <draw:path draw:style-name="gr8" draw:text-style-name="P7" draw:layer="layout" svg:width="0.032cm" svg:height="0.034cm" svg:x="20.452cm" svg:y="18.073cm" svg:viewBox="0 0 33 35" svg:d="M16 0c-21 0-21 35 0 35 23 0 23-35 0-35z">
            <text:p/>
          </draw:path>
          <draw:path draw:style-name="gr8" draw:text-style-name="P7" draw:layer="layout" svg:width="0.032cm" svg:height="0.035cm" svg:x="20.452cm" svg:y="18.575cm" svg:viewBox="0 0 33 36" svg:d="M16 0c-21 0-21 36 0 36 23 0 23-36 0-36z">
            <text:p/>
          </draw:path>
          <draw:path draw:style-name="gr8" draw:text-style-name="P7" draw:layer="layout" svg:width="0.032cm" svg:height="0.034cm" svg:x="20.452cm" svg:y="19.078cm" svg:viewBox="0 0 33 35" svg:d="M16 0c-21 0-21 35 0 35 23 0 23-35 0-35z">
            <text:p/>
          </draw:path>
          <draw:path draw:style-name="gr8" draw:text-style-name="P7" draw:layer="layout" svg:width="0.032cm" svg:height="0.034cm" svg:x="20.452cm" svg:y="19.58cm" svg:viewBox="0 0 33 35" svg:d="M16 0c-21 0-21 35 0 35 23 0 23-35 0-35z">
            <text:p/>
          </draw:path>
          <draw:path draw:style-name="gr8" draw:text-style-name="P7" draw:layer="layout" svg:width="0.032cm" svg:height="0.034cm" svg:x="20.452cm" svg:y="20.082cm" svg:viewBox="0 0 33 35" svg:d="M16 0c-21 0-21 35 0 35 23 0 23-35 0-35z">
            <text:p/>
          </draw:path>
          <draw:path draw:style-name="gr8" draw:text-style-name="P7" draw:layer="layout" svg:width="0.032cm" svg:height="0.034cm" svg:x="20.452cm" svg:y="20.584cm" svg:viewBox="0 0 33 35" svg:d="M16 0c-21 0-21 35 0 35 23 0 23-35 0-35z">
            <text:p/>
          </draw:path>
          <draw:path draw:style-name="gr8" draw:text-style-name="P7" draw:layer="layout" svg:width="0.034cm" svg:height="0.035cm" svg:x="20.95cm" svg:y="15.562cm" svg:viewBox="0 0 35 36" svg:d="M17 0c-23 0-23 36 0 36s23-36 0-36z">
            <text:p/>
          </draw:path>
          <draw:path draw:style-name="gr8" draw:text-style-name="P7" draw:layer="layout" svg:width="0.034cm" svg:height="0.034cm" svg:x="20.95cm" svg:y="16.065cm" svg:viewBox="0 0 35 35" svg:d="M17 0c-23 0-23 35 0 35s23-35 0-35z">
            <text:p/>
          </draw:path>
          <draw:path draw:style-name="gr8" draw:text-style-name="P7" draw:layer="layout" svg:width="0.034cm" svg:height="0.034cm" svg:x="20.95cm" svg:y="16.567cm" svg:viewBox="0 0 35 35" svg:d="M17 0c-23 0-23 35 0 35s23-35 0-35z">
            <text:p/>
          </draw:path>
          <draw:path draw:style-name="gr8" draw:text-style-name="P7" draw:layer="layout" svg:width="0.034cm" svg:height="0.034cm" svg:x="20.95cm" svg:y="17.069cm" svg:viewBox="0 0 35 35" svg:d="M17 0c-23 0-23 35 0 35s23-35 0-35z">
            <text:p/>
          </draw:path>
          <draw:path draw:style-name="gr8" draw:text-style-name="P7" draw:layer="layout" svg:width="0.034cm" svg:height="0.034cm" svg:x="20.95cm" svg:y="17.571cm" svg:viewBox="0 0 35 35" svg:d="M17 0c-23 0-23 35 0 35s23-35 0-35z">
            <text:p/>
          </draw:path>
          <draw:path draw:style-name="gr8" draw:text-style-name="P7" draw:layer="layout" svg:width="0.034cm" svg:height="0.034cm" svg:x="20.95cm" svg:y="18.073cm" svg:viewBox="0 0 35 35" svg:d="M17 0c-23 0-23 35 0 35s23-35 0-35z">
            <text:p/>
          </draw:path>
          <draw:path draw:style-name="gr8" draw:text-style-name="P7" draw:layer="layout" svg:width="0.034cm" svg:height="0.035cm" svg:x="20.95cm" svg:y="18.575cm" svg:viewBox="0 0 35 36" svg:d="M17 0c-23 0-23 36 0 36s23-36 0-36z">
            <text:p/>
          </draw:path>
          <draw:path draw:style-name="gr8" draw:text-style-name="P7" draw:layer="layout" svg:width="0.034cm" svg:height="0.034cm" svg:x="20.95cm" svg:y="19.078cm" svg:viewBox="0 0 35 35" svg:d="M17 0c-23 0-23 35 0 35s23-35 0-35z">
            <text:p/>
          </draw:path>
          <draw:path draw:style-name="gr8" draw:text-style-name="P7" draw:layer="layout" svg:width="0.034cm" svg:height="0.034cm" svg:x="20.95cm" svg:y="19.58cm" svg:viewBox="0 0 35 35" svg:d="M17 0c-23 0-23 35 0 35s23-35 0-35z">
            <text:p/>
          </draw:path>
          <draw:path draw:style-name="gr8" draw:text-style-name="P7" draw:layer="layout" svg:width="0.034cm" svg:height="0.034cm" svg:x="20.95cm" svg:y="20.082cm" svg:viewBox="0 0 35 35" svg:d="M17 0c-23 0-23 35 0 35s23-35 0-35z">
            <text:p/>
          </draw:path>
          <draw:path draw:style-name="gr8" draw:text-style-name="P7" draw:layer="layout" svg:width="0.034cm" svg:height="0.034cm" svg:x="20.95cm" svg:y="20.584cm" svg:viewBox="0 0 35 35" svg:d="M17 0c-23 0-23 35 0 35s23-35 0-35z">
            <text:p/>
          </draw:path>
          <draw:path draw:style-name="gr8" draw:text-style-name="P7" draw:layer="layout" svg:width="0.033cm" svg:height="0.035cm" svg:x="21.449cm" svg:y="15.562cm" svg:viewBox="0 0 34 36" svg:d="M17 0c-23 0-23 36 0 36 22 0 22-36 0-36z">
            <text:p/>
          </draw:path>
          <draw:path draw:style-name="gr8" draw:text-style-name="P7" draw:layer="layout" svg:width="0.033cm" svg:height="0.034cm" svg:x="21.449cm" svg:y="16.065cm" svg:viewBox="0 0 34 35" svg:d="M17 0c-23 0-23 35 0 35 22 0 22-35 0-35z">
            <text:p/>
          </draw:path>
          <draw:path draw:style-name="gr8" draw:text-style-name="P7" draw:layer="layout" svg:width="0.033cm" svg:height="0.034cm" svg:x="21.449cm" svg:y="16.567cm" svg:viewBox="0 0 34 35" svg:d="M17 0c-23 0-23 35 0 35 22 0 22-35 0-35z">
            <text:p/>
          </draw:path>
          <draw:path draw:style-name="gr8" draw:text-style-name="P7" draw:layer="layout" svg:width="0.033cm" svg:height="0.034cm" svg:x="21.449cm" svg:y="17.069cm" svg:viewBox="0 0 34 35" svg:d="M17 0c-23 0-23 35 0 35 22 0 22-35 0-35z">
            <text:p/>
          </draw:path>
          <draw:path draw:style-name="gr8" draw:text-style-name="P7" draw:layer="layout" svg:width="0.033cm" svg:height="0.034cm" svg:x="21.449cm" svg:y="17.571cm" svg:viewBox="0 0 34 35" svg:d="M17 0c-23 0-23 35 0 35 22 0 22-35 0-35z">
            <text:p/>
          </draw:path>
          <draw:path draw:style-name="gr8" draw:text-style-name="P7" draw:layer="layout" svg:width="0.033cm" svg:height="0.034cm" svg:x="21.449cm" svg:y="18.073cm" svg:viewBox="0 0 34 35" svg:d="M17 0c-23 0-23 35 0 35 22 0 22-35 0-35z">
            <text:p/>
          </draw:path>
          <draw:path draw:style-name="gr8" draw:text-style-name="P7" draw:layer="layout" svg:width="0.033cm" svg:height="0.035cm" svg:x="21.449cm" svg:y="18.575cm" svg:viewBox="0 0 34 36" svg:d="M17 0c-23 0-23 36 0 36 22 0 22-36 0-36z">
            <text:p/>
          </draw:path>
          <draw:path draw:style-name="gr8" draw:text-style-name="P7" draw:layer="layout" svg:width="0.033cm" svg:height="0.034cm" svg:x="21.449cm" svg:y="19.078cm" svg:viewBox="0 0 34 35" svg:d="M17 0c-23 0-23 35 0 35 22 0 22-35 0-35z">
            <text:p/>
          </draw:path>
          <draw:path draw:style-name="gr8" draw:text-style-name="P7" draw:layer="layout" svg:width="0.033cm" svg:height="0.034cm" svg:x="21.449cm" svg:y="19.58cm" svg:viewBox="0 0 34 35" svg:d="M17 0c-23 0-23 35 0 35 22 0 22-35 0-35z">
            <text:p/>
          </draw:path>
          <draw:path draw:style-name="gr8" draw:text-style-name="P7" draw:layer="layout" svg:width="0.033cm" svg:height="0.034cm" svg:x="21.449cm" svg:y="20.082cm" svg:viewBox="0 0 34 35" svg:d="M17 0c-23 0-23 35 0 35 22 0 22-35 0-35z">
            <text:p/>
          </draw:path>
          <draw:path draw:style-name="gr8" draw:text-style-name="P7" draw:layer="layout" svg:width="0.033cm" svg:height="0.034cm" svg:x="21.449cm" svg:y="20.584cm" svg:viewBox="0 0 34 35" svg:d="M17 0c-23 0-23 35 0 35 22 0 22-35 0-35z">
            <text:p/>
          </draw:path>
          <draw:path draw:style-name="gr8" draw:text-style-name="P7" draw:layer="layout" svg:width="0.033cm" svg:height="0.035cm" svg:x="21.948cm" svg:y="15.562cm" svg:viewBox="0 0 34 36" svg:d="M17 0c-23 0-23 36 0 36 22 0 22-36 0-36z">
            <text:p/>
          </draw:path>
          <draw:path draw:style-name="gr8" draw:text-style-name="P7" draw:layer="layout" svg:width="0.033cm" svg:height="0.034cm" svg:x="21.948cm" svg:y="16.065cm" svg:viewBox="0 0 34 35" svg:d="M17 0c-23 0-23 35 0 35 22 0 22-35 0-35z">
            <text:p/>
          </draw:path>
          <draw:path draw:style-name="gr8" draw:text-style-name="P7" draw:layer="layout" svg:width="0.033cm" svg:height="0.034cm" svg:x="21.948cm" svg:y="16.567cm" svg:viewBox="0 0 34 35" svg:d="M17 0c-23 0-23 35 0 35 22 0 22-35 0-35z">
            <text:p/>
          </draw:path>
          <draw:path draw:style-name="gr8" draw:text-style-name="P7" draw:layer="layout" svg:width="0.033cm" svg:height="0.034cm" svg:x="21.948cm" svg:y="17.069cm" svg:viewBox="0 0 34 35" svg:d="M17 0c-23 0-23 35 0 35 22 0 22-35 0-35z">
            <text:p/>
          </draw:path>
          <draw:path draw:style-name="gr8" draw:text-style-name="P7" draw:layer="layout" svg:width="0.033cm" svg:height="0.034cm" svg:x="21.948cm" svg:y="17.571cm" svg:viewBox="0 0 34 35" svg:d="M17 0c-23 0-23 35 0 35 22 0 22-35 0-35z">
            <text:p/>
          </draw:path>
          <draw:path draw:style-name="gr8" draw:text-style-name="P7" draw:layer="layout" svg:width="0.033cm" svg:height="0.034cm" svg:x="21.948cm" svg:y="18.073cm" svg:viewBox="0 0 34 35" svg:d="M17 0c-23 0-23 35 0 35 22 0 22-35 0-35z">
            <text:p/>
          </draw:path>
          <draw:path draw:style-name="gr8" draw:text-style-name="P7" draw:layer="layout" svg:width="0.033cm" svg:height="0.035cm" svg:x="21.948cm" svg:y="18.575cm" svg:viewBox="0 0 34 36" svg:d="M17 0c-23 0-23 36 0 36 22 0 22-36 0-36z">
            <text:p/>
          </draw:path>
          <draw:path draw:style-name="gr8" draw:text-style-name="P7" draw:layer="layout" svg:width="0.033cm" svg:height="0.034cm" svg:x="21.948cm" svg:y="19.078cm" svg:viewBox="0 0 34 35" svg:d="M17 0c-23 0-23 35 0 35 22 0 22-35 0-35z">
            <text:p/>
          </draw:path>
          <draw:path draw:style-name="gr8" draw:text-style-name="P7" draw:layer="layout" svg:width="0.033cm" svg:height="0.034cm" svg:x="21.948cm" svg:y="19.58cm" svg:viewBox="0 0 34 35" svg:d="M17 0c-23 0-23 35 0 35 22 0 22-35 0-35z">
            <text:p/>
          </draw:path>
          <draw:path draw:style-name="gr8" draw:text-style-name="P7" draw:layer="layout" svg:width="0.033cm" svg:height="0.034cm" svg:x="21.948cm" svg:y="20.082cm" svg:viewBox="0 0 34 35" svg:d="M17 0c-23 0-23 35 0 35 22 0 22-35 0-35z">
            <text:p/>
          </draw:path>
          <draw:path draw:style-name="gr8" draw:text-style-name="P7" draw:layer="layout" svg:width="0.033cm" svg:height="0.034cm" svg:x="21.948cm" svg:y="20.584cm" svg:viewBox="0 0 34 35" svg:d="M17 0c-23 0-23 35 0 35 22 0 22-35 0-35z">
            <text:p/>
          </draw:path>
          <draw:frame draw:style-name="gr7" draw:text-style-name="P8" draw:layer="layout" svg:width="1.316cm" svg:height="0.671cm" svg:x="14.426cm" svg:y="15.353cm">
            <draw:text-box>
              <text:p text:style-name="P2"><text:span text:style-name="T5">Notas</text:span></text:p>
            </draw:text-box>
          </draw:frame>
        </draw:g>
        <draw:g>
          <draw:frame draw:style-name="gr13" draw:text-style-name="P10" draw:layer="layout" svg:width="0.198cm" svg:height="0.268cm" svg:x="23.088cm" svg:y="16.712cm">
            <draw:text-box>
              <text:p text:style-name="P2"><text:span text:style-name="T6">L</text:span></text:p>
            </draw:text-box>
          </draw:frame>
          <draw:frame draw:style-name="gr13" draw:text-style-name="P10" draw:layer="layout" svg:width="0.198cm" svg:height="0.268cm" svg:x="23.571cm" svg:y="16.712cm">
            <draw:text-box>
              <text:p text:style-name="P2"><text:span text:style-name="T6">M</text:span></text:p>
            </draw:text-box>
          </draw:frame>
          <draw:frame draw:style-name="gr13" draw:text-style-name="P10" draw:layer="layout" svg:width="0.198cm" svg:height="0.268cm" svg:x="24.083cm" svg:y="16.712cm">
            <draw:text-box>
              <text:p text:style-name="P2"><text:span text:style-name="T6">M</text:span></text:p>
            </draw:text-box>
          </draw:frame>
          <draw:frame draw:style-name="gr13" draw:text-style-name="P10" draw:layer="layout" svg:width="0.198cm" svg:height="0.268cm" svg:x="24.631cm" svg:y="16.712cm">
            <draw:text-box>
              <text:p text:style-name="P2"><text:span text:style-name="T6">J</text:span></text:p>
            </draw:text-box>
          </draw:frame>
          <draw:frame draw:style-name="gr13" draw:text-style-name="P10" draw:layer="layout" svg:width="0.198cm" svg:height="0.268cm" svg:x="25.126cm" svg:y="16.712cm">
            <draw:text-box>
              <text:p text:style-name="P2"><text:span text:style-name="T6">V</text:span></text:p>
            </draw:text-box>
          </draw:frame>
          <draw:frame draw:style-name="gr13" draw:text-style-name="P10" draw:layer="layout" svg:width="0.198cm" svg:height="0.268cm" svg:x="25.647cm" svg:y="16.712cm">
            <draw:text-box>
              <text:p text:style-name="P2"><text:span text:style-name="T6">S</text:span></text:p>
            </draw:text-box>
          </draw:frame>
          <draw:frame draw:style-name="gr13" draw:text-style-name="P10" draw:layer="layout" svg:width="0.198cm" svg:height="0.268cm" svg:x="26.148cm" svg:y="16.712cm">
            <draw:text-box>
              <text:p text:style-name="P2"><text:span text:style-name="T6">D</text:span></text:p>
            </draw:text-box>
          </draw:frame>
          <draw:line draw:style-name="gr1" draw:text-style-name="P1" draw:layer="layout" svg:x1="22.862cm" svg:y1="17.057cm" svg:x2="26.33cm" svg:y2="17.057cm">
            <text:p/>
          </draw:line>
        </draw:g>
        <draw:frame draw:style-name="gr14" draw:text-style-name="P10" draw:layer="layout" svg:width="0.198cm" svg:height="0.26cm" svg:x="24.681cm" svg:y="18.027cm">
          <draw:text-box>
            <text:p text:style-name="P2"><text:span text:style-name="T6">6</text:span></text:p>
          </draw:text-box>
        </draw:frame>
        <draw:frame draw:style-name="gr14" draw:text-style-name="P10" draw:layer="layout" svg:width="0.198cm" svg:height="0.26cm" svg:x="25.169cm" svg:y="18.027cm">
          <draw:text-box>
            <text:p text:style-name="P2"><text:span text:style-name="T6">7</text:span></text:p>
          </draw:text-box>
        </draw:frame>
        <draw:frame draw:style-name="gr14" draw:text-style-name="P10" draw:layer="layout" svg:width="0.198cm" svg:height="0.26cm" svg:x="25.687cm" svg:y="18.027cm">
          <draw:text-box>
            <text:p text:style-name="P2"><text:span text:style-name="T6">8</text:span></text:p>
          </draw:text-box>
        </draw:frame>
        <draw:frame draw:style-name="gr14" draw:text-style-name="P10" draw:layer="layout" svg:width="0.198cm" svg:height="0.26cm" svg:x="26.199cm" svg:y="18.027cm">
          <draw:text-box>
            <text:p text:style-name="P2"><text:span text:style-name="T6">9</text:span></text:p>
          </draw:text-box>
        </draw:frame>
        <draw:frame draw:style-name="gr15" draw:text-style-name="P10" draw:layer="layout" svg:width="0.205cm" svg:height="0.26cm" svg:x="23.115cm" svg:y="18.613cm">
          <draw:text-box>
            <text:p text:style-name="P2"><text:span text:style-name="T6">10</text:span></text:p>
          </draw:text-box>
        </draw:frame>
        <draw:frame draw:style-name="gr14" draw:text-style-name="P10" draw:layer="layout" svg:width="0.198cm" svg:height="0.26cm" svg:x="23.629cm" svg:y="18.613cm">
          <draw:text-box>
            <text:p text:style-name="P2"><text:span text:style-name="T6">11</text:span></text:p>
          </draw:text-box>
        </draw:frame>
        <draw:frame draw:style-name="gr14" draw:text-style-name="P10" draw:layer="layout" svg:width="0.198cm" svg:height="0.26cm" svg:x="24.15cm" svg:y="18.613cm">
          <draw:text-box>
            <text:p text:style-name="P2"><text:span text:style-name="T6">12</text:span></text:p>
          </draw:text-box>
        </draw:frame>
        <draw:frame draw:style-name="gr14" draw:text-style-name="P10" draw:layer="layout" svg:width="0.198cm" svg:height="0.26cm" svg:x="24.656cm" svg:y="18.613cm">
          <draw:text-box>
            <text:p text:style-name="P2"><text:span text:style-name="T6">13</text:span></text:p>
          </draw:text-box>
        </draw:frame>
        <draw:frame draw:style-name="gr14" draw:text-style-name="P10" draw:layer="layout" svg:width="0.198cm" svg:height="0.26cm" svg:x="25.169cm" svg:y="18.613cm">
          <draw:text-box>
            <text:p text:style-name="P2"><text:span text:style-name="T6">14</text:span></text:p>
          </draw:text-box>
        </draw:frame>
        <draw:frame draw:style-name="gr16" draw:text-style-name="P10" draw:layer="layout" svg:width="0.257cm" svg:height="0.26cm" svg:x="25.647cm" svg:y="18.613cm">
          <draw:text-box>
            <text:p text:style-name="P2"><text:span text:style-name="T6">15</text:span></text:p>
          </draw:text-box>
        </draw:frame>
        <draw:frame draw:style-name="gr16" draw:text-style-name="P10" draw:layer="layout" svg:width="0.257cm" svg:height="0.26cm" svg:x="26.188cm" svg:y="18.613cm">
          <draw:text-box>
            <text:p text:style-name="P2"><text:span text:style-name="T6">16</text:span></text:p>
          </draw:text-box>
        </draw:frame>
        <draw:frame draw:style-name="gr16" draw:text-style-name="P10" draw:layer="layout" svg:width="0.257cm" svg:height="0.26cm" svg:x="23.082cm" svg:y="19.201cm">
          <draw:text-box>
            <text:p text:style-name="P2"><text:span text:style-name="T6">17</text:span></text:p>
          </draw:text-box>
        </draw:frame>
        <draw:frame draw:style-name="gr16" draw:text-style-name="P10" draw:layer="layout" svg:width="0.257cm" svg:height="0.26cm" svg:x="23.598cm" svg:y="19.201cm">
          <draw:text-box>
            <text:p text:style-name="P2"><text:span text:style-name="T6">18</text:span></text:p>
          </draw:text-box>
        </draw:frame>
        <draw:frame draw:style-name="gr16" draw:text-style-name="P10" draw:layer="layout" svg:width="0.257cm" svg:height="0.26cm" svg:x="24.112cm" svg:y="19.201cm">
          <draw:text-box>
            <text:p text:style-name="P2"><text:span text:style-name="T6">19</text:span></text:p>
          </draw:text-box>
        </draw:frame>
        <draw:frame draw:style-name="gr16" draw:text-style-name="P10" draw:layer="layout" svg:width="0.257cm" svg:height="0.26cm" svg:x="24.623cm" svg:y="19.201cm">
          <draw:text-box>
            <text:p text:style-name="P2"><text:span text:style-name="T6">20</text:span></text:p>
          </draw:text-box>
        </draw:frame>
        <draw:frame draw:style-name="gr16" draw:text-style-name="P10" draw:layer="layout" svg:width="0.257cm" svg:height="0.26cm" svg:x="25.135cm" svg:y="19.201cm">
          <draw:text-box>
            <text:p text:style-name="P2"><text:span text:style-name="T6">21</text:span></text:p>
          </draw:text-box>
        </draw:frame>
        <draw:frame draw:style-name="gr16" draw:text-style-name="P10" draw:layer="layout" svg:width="0.257cm" svg:height="0.26cm" svg:x="25.656cm" svg:y="19.201cm">
          <draw:text-box>
            <text:p text:style-name="P2"><text:span text:style-name="T6">22</text:span></text:p>
          </draw:text-box>
        </draw:frame>
        <draw:frame draw:style-name="gr16" draw:text-style-name="P10" draw:layer="layout" svg:width="0.257cm" svg:height="0.26cm" svg:x="26.163cm" svg:y="19.201cm">
          <draw:text-box>
            <text:p text:style-name="P2"><text:span text:style-name="T6">23</text:span></text:p>
          </draw:text-box>
        </draw:frame>
        <draw:frame draw:style-name="gr16" draw:text-style-name="P10" draw:layer="layout" svg:width="0.257cm" svg:height="0.26cm" svg:x="23.082cm" svg:y="19.789cm">
          <draw:text-box>
            <text:p text:style-name="P2"><text:span text:style-name="T6">24</text:span></text:p>
          </draw:text-box>
        </draw:frame>
        <draw:frame draw:style-name="gr16" draw:text-style-name="P10" draw:layer="layout" svg:width="0.257cm" svg:height="0.26cm" svg:x="23.568cm" svg:y="19.789cm">
          <draw:text-box>
            <text:p text:style-name="P2"><text:span text:style-name="T6">25</text:span></text:p>
          </draw:text-box>
        </draw:frame>
        <draw:frame draw:style-name="gr16" draw:text-style-name="P10" draw:layer="layout" svg:width="0.257cm" svg:height="0.26cm" svg:x="24.109cm" svg:y="19.789cm">
          <draw:text-box>
            <text:p text:style-name="P2"><text:span text:style-name="T6">26</text:span></text:p>
          </draw:text-box>
        </draw:frame>
        <draw:frame draw:style-name="gr16" draw:text-style-name="P10" draw:layer="layout" svg:width="0.257cm" svg:height="0.26cm" svg:x="24.597cm" svg:y="19.789cm">
          <draw:text-box>
            <text:p text:style-name="P2"><text:span text:style-name="T6">27</text:span></text:p>
          </draw:text-box>
        </draw:frame>
        <draw:frame draw:style-name="gr16" draw:text-style-name="P10" draw:layer="layout" svg:width="0.257cm" svg:height="0.26cm" svg:x="25.115cm" svg:y="19.789cm">
          <draw:text-box>
            <text:p text:style-name="P2"><text:span text:style-name="T6">28</text:span></text:p>
          </draw:text-box>
        </draw:frame>
        <draw:frame draw:style-name="gr16" draw:text-style-name="P10" draw:layer="layout" svg:width="0.257cm" svg:height="0.26cm" svg:x="25.627cm" svg:y="19.789cm">
          <draw:text-box>
            <text:p text:style-name="P2"><text:span text:style-name="T6">29</text:span></text:p>
          </draw:text-box>
        </draw:frame>
        <draw:frame draw:style-name="gr16" draw:text-style-name="P10" draw:layer="layout" svg:width="0.257cm" svg:height="0.26cm" svg:x="26.138cm" svg:y="19.789cm">
          <draw:text-box>
            <text:p text:style-name="P2"><text:span text:style-name="T6">30</text:span></text:p>
          </draw:text-box>
        </draw:frame>
        <draw:frame draw:style-name="gr16" draw:text-style-name="P10" draw:layer="layout" svg:width="0.257cm" svg:height="0.26cm" svg:x="23.057cm" svg:y="20.376cm">
          <draw:text-box>
            <text:p text:style-name="P2"><text:span text:style-name="T6">31</text:span></text:p>
          </draw:text-box>
        </draw:frame>
        <draw:frame draw:style-name="gr14" draw:text-style-name="P10" draw:layer="layout" svg:width="0.198cm" svg:height="0.26cm" svg:x="25.687cm" svg:y="17.44cm">
          <draw:text-box>
            <text:p text:style-name="P2"><text:span text:style-name="T6">1</text:span></text:p>
          </draw:text-box>
        </draw:frame>
        <draw:frame draw:style-name="gr14" draw:text-style-name="P10" draw:layer="layout" svg:width="0.198cm" svg:height="0.26cm" svg:x="26.199cm" svg:y="17.44cm">
          <draw:text-box>
            <text:p text:style-name="P2"><text:span text:style-name="T6">2</text:span></text:p>
          </draw:text-box>
        </draw:frame>
        <draw:frame draw:style-name="gr14" draw:text-style-name="P10" draw:layer="layout" svg:width="0.198cm" svg:height="0.26cm" svg:x="23.116cm" svg:y="18.03cm">
          <draw:text-box>
            <text:p text:style-name="P2"><text:span text:style-name="T6">3</text:span></text:p>
          </draw:text-box>
        </draw:frame>
        <draw:frame draw:style-name="gr14" draw:text-style-name="P10" draw:layer="layout" svg:width="0.198cm" svg:height="0.26cm" svg:x="23.63cm" svg:y="18.03cm">
          <draw:text-box>
            <text:p text:style-name="P2"><text:span text:style-name="T6">4</text:span></text:p>
          </draw:text-box>
        </draw:frame>
        <draw:frame draw:style-name="gr14" draw:text-style-name="P10" draw:layer="layout" svg:width="0.198cm" svg:height="0.26cm" svg:x="24.151cm" svg:y="18.03cm">
          <draw:text-box>
            <text:p text:style-name="P2"><text:span text:style-name="T6">5</text:span></text:p>
          </draw:text-box>
        </draw:frame>
        <draw:frame draw:style-name="gr17" draw:text-style-name="P11" draw:layer="layout" svg:width="1.266cm" svg:height="0.538cm" svg:x="25.5cm" svg:y="0.7cm">
          <draw:text-box>
            <text:p text:style-name="P2"><text:span text:style-name="T7">2022</text:span></text:p>
          </draw:text-box>
        </draw:frame>
      </draw:page>
      <draw:page draw:name="page12" draw:style-name="dp1" draw:master-page-name="master-page3">
        <draw:frame draw:style-name="gr10" draw:text-style-name="P3" draw:layer="layout" svg:width="2.869cm" svg:height="0.398cm" svg:x="1.365cm" svg:y="1.371cm">
          <draw:text-box>
            <text:p text:style-name="P2"><text:span text:style-name="T1"><text:s text:c="30"/></text:span></text:p>
          </draw:text-box>
        </draw:frame>
        <draw:frame draw:style-name="gr91" draw:text-style-name="P32" draw:layer="layout" svg:width="4.625cm" svg:height="2.837cm" svg:x="18.424cm" svg:y="5.857cm">
          <draw:text-box>
            <text:p text:style-name="P2"><text:span text:style-name="T24">AGENDA</text:span></text:p>
            <text:p text:style-name="P2"><text:span text:style-name="T24"><text:s/></text:span><text:span text:style-name="T24">2022</text:span></text:p>
          </draw:text-box>
        </draw:frame>
        <draw:polygon draw:style-name="gr92" draw:text-style-name="P33" draw:layer="layout" svg:width="5.531cm" svg:height="0.117cm" svg:x="17.553cm" svg:y="5.739cm" svg:viewBox="0 0 5532 118" draw:points="0,118 5532,118 5532,0 0,0">
          <text:p/>
        </draw:polygon>
        <draw:path draw:style-name="gr93" draw:text-style-name="P34" draw:layer="layout" svg:width="2.014cm" svg:height="0.566cm" svg:x="18.32cm" svg:y="5.763cm" svg:viewBox="0 0 2015 567" svg:d="M13 543c-8-6-8-6 1-2 6 2 17 3 25 2 12-1 13-4 10-17-3-9-7-18-12-20-12-5-19-21-10-21 4 0 6-1 3-3-2-3-10-3-17-2-10 2-13 0-13-9 0-7 3-12 7-12 2 0 9-6 14-13 6-12 5-15-7-22-15-9-18-18-6-18 3 0 10 5 14 12s11 11 20 11c19 0 15-8-15-26-25-15-29-27-10-27 5 0 10-3 12-6 2-4 4 0 4 8 1 13 2 14 9 8 3-3 4-9 2-12-1-3 1-5 7-5 8 0 10 13 9 90v90l-21 17c-9 6-21-19-26-23zM27 525c1-5 2-6 4-3 3 3 2 6 0 8-2 1-4-1-4-5zM4 448c-3-2-1-4 3-4 3 0 6 2 6 4s-1 4-3 4c-1 0-4-2-6-4zM13 355c0-5 20-14 24-12 2 1-2 5-10 9-7 3-14 5-14 3zM5 339c-3-2-4-31-4-64 1-61 1-61 13-51 8 6 13 13 13 16 0 6 15 6 26 0 13-8 10 45-4 59-5 6-18 19-25 28-9 9-17 15-19 12zM27 312c0-2-4-2-10-1s-8 4-7 5c5 4 17 1 17-4zM16 299c-2-3-6-5-7-4s-1 3 1 6c7 6 11 4 6-2zM32 108c-2-10-23-14-27-4-2 5-3 5-4-2 0-4 2-8 6-8 2 0 7-4 9-8l4-9 13 10c15 9 18 7 8-5-5-5-5-7 0-7 3 0 6 2 6 6 0 3 3 5 7 5 11 0 7 26-4 28-15 3-15 3-18-6zM0 41c0-23 2-41 5-41 2 0 9 4 17 9l13 10 16-10c17-10 21-8 17 11-2 11 11 2 13-9 2-8 7-10 27-10 18 0 23 2 25 8l2 8-10-8c-10-7-11-7-11 7 0 12 2 14 17 14 18 0 33-12 28-23-2-5 0-7 7-7 6 0 8 2 5 7s1 9 13 13c28 10 42 0 19-14-10-6-6-6 101-6 61 0 111 0 111 2 0 1-3 5-7 9-11 9-5 12 17 9 10-1 18-5 19-10 1-8 2-9 208-10 113 0 206 0 206 1 0 6-19 20-26 18-5-1-8 1-7 6 2 14-1 19-12 20-9 2-9 3 3 11 13 9 13 9 25 3 14-8 17-8 17 1 0 7-5 7-157 7-123 0-157-1-154-4 4-8-6-14-25-15-14-1-16 0-15 9 1 8-2 10-11 9-7 0-13-1-12-2 1-8-4-11-15-11-7 1-13 4-13 8 0 6-8 6-63 6h-65v-14c0-20-7-25-27-19s-26 10-26 21c0 5-5 9-15 10-27 4-39 3-39-5 0-4-3-8-9-8-5 0-14 4-21 8s-18 7-25 7c-11 0-13-1-9-11 3-8 1-12-8-14-13-5-35 5-35 15 0 16-57 13-75-5-12-11-12-11 3-10 9 0 16 4 19 10 4 12 26 16 26 5 0-9-44-34-53-29-11 7-20 31-11 35 4 3 3 7-8 12l-15 8zM606 60c2-2-3-9-10-15-12-9-13-12-7-17 13-8-5-8-21 0-17 9-15 19 5 24 10 2 17 6 17 8 0 5 11 5 16 0zM469 32c0-1-6-2-12-2-12 0-24 12-16 16 3 2 28-11 28-14zM384 37c3-5 0-7-9-7-13 0-17 7-9 12 9 5 14 3 18-5zM871 59c0-4 7-12 14-17 19-11 13-16-6-5-17 9-25 10-31 2-4-8 2-17 14-17 4 0 14-5 19-11l11-11h154c139 0 156 0 164 6 6 5 6 9-1 17-6 6-9 12-6 14 2 2 0 10-5 17l-8 13h-93c-72 0-92-1-92-5 0-6-30-22-36-18-7 4-4 19 4 21 5 1 2 2-5 2-12 0-16-2-18-11-2-8 1-13 7-15s7-4 2-5c-8-3-51 11-52 16 0 2-1 7-2 10 0 3-7 5-17 5-13 0-17-2-17-8zM1086 47c0-9-4-14-11-14-13 0-19 8-11 13 4 2 6 6 4 9-3 3 0 5 6 5 8 0 12-4 12-13zM1225 63c8-2 13-5 11-7s-1-4 3-6c4-1 7 1 7 4 0 9 12 7 15-3 2-6 5-8 17-7 8 1 15-1 15-3s3-4 7-4c3 0 3 4 0 10-4 5-5 12-2 15 2 4-4 5-43 5-35 0-42-1-30-4zM1330 52c4-14 2-19-13-30-32-23-37-22 185-22h203l-19 8c-20 10-23 18-8 18 6 0 10-3 10-8 0-4 5-7 11-7 4 0 9 2 9 5s4 7 8 8c5 2 6 0 3-8-1-6-1-9 0-6 5 7 14 6 18-3 2-6 9-7 28-7 13 0 23 1 23 4s3 3 11-1c7-3 9-3 9 0 0 6 19 5 23-1 1-2 5-3 8-2 2 2-3 10-14 18-19 16-19 27 2 27 8 0 16 4 21 9 4 6 12 10 22 10 12 0 13-2 9-15l-4-16h23c21 0 27 3 42 16 14 13 18 14 29 11 16-5 18-19 4-19-6 0-10-3-10-6 0-4-4-5-17-3-11 1-17 1-17-2s-6-9-13-14c-7-6-14-12-14-13 0-6 17-1 17 4 1 17 26 20 33 4 3-9 7-11 21-11 16 0 30 52 42 40l-25 27h-111c-110 0-110 0-110-8l-1-9-13 9c-12 8-12 8-16 1-2-4 0-8 3-8 4 0 7-2 7-4s-8-3-18-2c-13 1-18 0-23-7-7-10-26-13-26-4 0 3-5 6-11 6-11 0-25 14-21 21 3 4-2 5-22 5s-27-1-27-6c0-3-5-5-12-4-6 1-10 3-10 6 1 3-23 4-92 4-58 0-94-1-94-3s-4-4-9-4-14-4-20-10c-13-11-24-12-24-1-1 5-4 11-7 15-5 4-6 0-3-12zM1414 42c8-11 5-14-10-11-12 2-15 21-3 21 4 0 9-4 13-10zM1786 31c-4-6-17-7-17 0s16 15 19 10c0-2 0-6-2-10zM915 52c-2-2-1-3 2-3 4 0 8 1 8 3s-2 4-4 4c-1 0-5-2-6-4z">
          <text:p/>
        </draw:path>
        <draw:path draw:style-name="gr94" draw:text-style-name="P34" draw:layer="layout" svg:width="0.887cm" svg:height="1.065cm" svg:x="22.269cm" svg:y="7.735cm" svg:viewBox="0 0 888 1066" svg:d="M0 1053c11 1 7-22 0 0zM16 1053c1-6 5-11 8-10s5 4 4 7 1 5 4 5 8-6 10-13c3-14 13-14 13 0 0 12-14 23-29 23-9 0-11-2-10-12zM73 1044c0-16-3-25-12-35l-14-12h47c27 0 52 2 58 6 10 5 13 5 14 0 2-4 13-6 25-6 22 0 22 0 17 17-2 9-7 22-10 29-4 7-6 14-4 17 3 4-11 5-40 5-38-1-44-3-53-14-13-15-18-15-18-2 0 6-2 12-4 13-4 2-6-6-6-18zM294 1062c13-4 14-43 2-48-5-1-8-6-8-10 0-6 22-7 133-7h132v17c0 16 0 16-8 7-13-15-22-4-13 14 5 11 5 16-1 22-4 5-9 7-11 5-2-3-8-8-14-13-10-7-10-7-8 4 3 11 1 12-13 12-13 0-17-3-20-13-3-11-6-14-16-12-8 2-15-1-20-7-8-13-22-13-22 1 0 17-10 12-11-6-1-21-5-28-16-21-10 8-10 21 0 24 6 2 7 7 4 17-4 14-5 15-52 15-26 1-43 0-38-1zM344 1037c0-21-4-27-15-19-6 5-7 5-7 0 0-3-3-6-6-6-10 0-7 14 6 29 16 18 22 17 22-4zM570 1060c0-4 5-5 12-4 7 2 11 0 11-5 0-4-5-9-11-11-31-7 5-43 43-43 21 0 24 1 21 10-2 6-5 11-8 11-2 0-5 4-5 8 0 6 4 8 9 5 6-2 13 2 19 9 12 14 16 12 19-12 1-15-1-18-8-17s-11-1-11-6c0-7 7-9 35-8 29 1 34 2 31 11-2 6 0 8 7 6 8-3 8-2 2 5-5 5-7 14-5 20s0 10-5 10c-3 0-8 3-10 7-4 10-146 13-146 4zM691 1039c3-13 2-16-2-11-2 5-5 14-5 21 0 17 4 13 7-10zM699 1043c-2-4-3-3-3 3-1 6 1 9 3 7 2-1 2-6 0-10zM735 1060c0-2 3-5 7-6 2-1 6-15 6-30l1-27h33c24 0 32 1 32 7 0 4 4 10 9 14 6 4 8 4 8 0 0-3-2-6-5-6s-5-59-6-140c0-119 1-141 8-138 10 3 20-6 20-18 0-13-10-18-19-10-7 5-8-6-9-68 0-49 2-76 6-78 3-2 5-6 3-10 0-3 1-12 5-18 7-13 7-13 11-1 4 17 17 13 13-5-3-11-1-16 6-18 21-8 24-4 24 36 0 32-2 40-8 40-5 0-11 4-13 8s-6 8-10 8c-11 0-27 19-23 28s21 13 19 5c-2-10 11-25 22-26 10-1 13 1 13 11 0 8-5 16-11 19-7 3-10 9-8 16 2 6-1 15-6 21-5 5-9 15-8 22 2 10 5 12 17 11l16-1v129c-1 116-2 129-10 133-5 2-13 3-15 3-3-1-2 2 2 7 9 9 20 11 14 2-2-4-1-5 2-2 6 3 5 6-1 13-5 5-7 10-6 12 2 2 2 10 0 18-3 12-7 15-20 16-17 1-41 17-36 24 1 2-10 4-26 4-25 0-30-1-34-12l-5-12-1 12c0 11-17 18-17 7zM764 1032c-5-5-6-4-4 3 3 5 6 8 8 7 2-2 0-6-4-10zM839 1027c-3-4 0-5 6-2 6 2 9 0 9-7 0-6 0-13 0-15 1-2-2-4-6-5-2-2-5 2-5 8 0 14-13 23-23 17-15-9-19-6-5 5 14 10 31 9 24-1zM860 901c0-3-1-5-3-5-1 0-4 2-6 5s-1 6 3 6c3 0 6-3 6-6zM834 1060c2-3 5-5 6-5 2 0 3 2 3 5s-3 5-6 5c-4 0-5-2-3-5zM882 1046c1-6 2-7 4-3s2 9 0 10c-2 2-4-1-4-7zM282 1034c0-3 3-6 6-6s4 3 2 6c-2 2-4 5-6 5-1 0-2-3-2-5zM735 1028c0-3 3-4 6-2 2 1 5 4 5 5s-3 3-5 3c-3 0-6-3-6-6zM841 501c-2-1 0-6 5-10 4-5 8-12 8-18 0-5 5-13 10-17 6-5 11-17 12-26 1-14 0-16-8-10-4 4-8 10-8 13 0 4-4 10-9 14s-8 4-8 0c0-3-5-6-12-6-10 0-11-3-11-61 0-50 2-64 9-72 9-9 9-9 0-9-11 0-13-30-1-34 4-2 4-4 0-13-5-6-8-16-8-21 0-8 1-8 8-1 4 7 10 8 19 4 7-2 13-6 13-9 0-5-12-10-18-9-2 0-8-3-13-7-11-8-4-16 6-14 4 1-1-9 1-14 1-6 4-13-1-13-8 0-2 16-6-16l18-6c44-65 23-71 8-83 26 0 26-40 31-63l2 222v246h-14c-9 0-14 2-13 6 2 9-7 31-12 31-3 0-6-2-8-4zM860 357c0-6-21-27-26-27-6 0-2 18 7 25 12 8 19 9 19 2zM831 478c0-3 3-5 6-5s6 2 6 5-3 6-6 6-6-3-6-6z">
          <text:p/>
        </draw:path>
        <draw:path draw:style-name="gr95" draw:text-style-name="P34" draw:layer="layout" svg:width="1.491cm" svg:height="0.075cm" svg:x="18.505cm" svg:y="8.731cm" svg:viewBox="0 0 1492 76" svg:d="M72 65c-11-7-29-10-46-8-20 2-26-3-26-27v-30h116c98 0 117 2 117 10 0 11-108 66-129 66-8 0-22-5-32-11zM375 65c0-7-11-14-26-16-39-8-14-33 27-28 20 2 39-1 49-6 19-11 155-19 172-10 8 4 28 4 62 0 29-3 100-5 161-4l110 2-53 37c-52 35-54 36-124 36-39 0-75-3-81-7-8-6-13-6-21 0-16 11-111 9-108-3 1-5-8-10-20-12-13-1-23 3-23 10 0 10-10 12-62 12-50 0-63-2-63-11zM955 54c30-56 26-54 95-54 54 0 59 2 40 9-24 10-23 10 94 20 80 6 94-4 27-20-38-9-35-9 66-7 75 1 108 4 113 10 7 7 4 7-15 1-13-4-35-7-48-7-35 0-21 32 13 33 57 0 86 9 76 21-8 10-3 12 38 9 25-2 42-1 37 2s-44 5-86 5c-56 0-82-3-89-9-11-9-15-9-44 0-18 5-59 9-93 9-51 0-55-1-31-7 21-6 25-11 12-21-8-7-23-13-33-13-26 0-55 21-43 32 6 5 2 9-10 9-10 0-19-3-19-6s-13-6-27-6c-15 0-27 3-27 6s-13 6-29 6c-23 0-26-4-17-22zM1430 6c0-3 8-6 18-6 9 0 18 3 18 6s-9 6-18 6c-10 0-18-3-18-6z">
          <text:p/>
        </draw:path>
        <draw:custom-shape draw:style-name="gr96" draw:text-style-name="P35" draw:layer="layout" svg:width="3.223cm" svg:height="0.449cm" svg:x="17.577cm" svg:y="8.785cm">
          <text:p/>
          <draw:enhanced-geometry svg:viewBox="0 0 21600 21600" draw:type="rectangle" draw:enhanced-path="M 0 0 L 21600 0 21600 21600 0 21600 0 0 Z N"/>
        </draw:custom-shape>
        <draw:path draw:style-name="gr29" draw:text-style-name="P12" draw:layer="layout" svg:width="13.253cm" svg:height="11.258cm" svg:x="0.7cm" svg:y="2.659cm" svg:viewBox="0 0 13254 11259" svg:d="M0 0h13254M0 865h13254M0 1732h13254M0 2597h13254M0 3464h13254M0 4331h13254M0 5196h13254M0 6062h13254M0 6928h13254M0 7794h13254M0 8661h13254M0 9526h13254M0 10392h13254M0 11259h13254">
          <text:p/>
        </draw:path>
        <draw:line draw:style-name="gr3" draw:text-style-name="P9" draw:layer="layout" svg:x1="0.701cm" svg:y1="1.262cm" svg:x2="13.952cm" svg:y2="1.262cm">
          <text:p/>
        </draw:line>
        <draw:line draw:style-name="gr3" draw:text-style-name="P9" draw:layer="layout" svg:x1="0.706cm" svg:y1="1.961cm" svg:x2="13.956cm" svg:y2="1.961cm">
          <text:p/>
        </draw:line>
        <draw:line draw:style-name="gr3" draw:text-style-name="P9" draw:layer="layout" svg:x1="0.701cm" svg:y1="14.798cm" svg:x2="13.952cm" svg:y2="14.798cm">
          <text:p/>
        </draw:line>
        <draw:frame draw:style-name="gr10" draw:text-style-name="P3" draw:layer="layout" svg:width="2.869cm" svg:height="0.398cm" svg:x="1.366cm" svg:y="1.372cm">
          <draw:text-box>
            <text:p text:style-name="P2"><text:span text:style-name="T1"><text:s text:c="30"/></text:span></text:p>
          </draw:text-box>
        </draw:frame>
        <draw:frame draw:style-name="gr18" draw:text-style-name="P4" draw:layer="layout" svg:width="1.894cm" svg:height="0.533cm" svg:x="2.254cm" svg:y="1.407cm">
          <draw:text-box>
            <text:p text:style-name="P2"><text:span text:style-name="T2">Lunes</text:span></text:p>
          </draw:text-box>
        </draw:frame>
        <draw:frame draw:style-name="gr19" draw:text-style-name="P4" draw:layer="layout" svg:width="0.397cm" svg:height="0.533cm" svg:x="11.253cm" svg:y="1.407cm">
          <draw:text-box>
            <text:p text:style-name="P2"><text:span text:style-name="T3">17</text:span></text:p>
          </draw:text-box>
        </draw:frame>
        <draw:frame draw:style-name="gr11" draw:text-style-name="P4" draw:layer="layout" svg:width="1.391cm" svg:height="0.533cm" svg:x="1.468cm" svg:y="0.697cm">
          <draw:text-box>
            <text:p text:style-name="P2"><text:span text:style-name="T3">ENERO</text:span></text:p>
          </draw:text-box>
        </draw:frame>
        <draw:path draw:style-name="gr8" draw:text-style-name="P7" draw:layer="layout" svg:width="0.034cm" svg:height="0.034cm" svg:x="1.496cm" svg:y="16.065cm" svg:viewBox="0 0 35 35" svg:d="M17 0c-23 0-23 35 0 35s23-35 0-35z">
          <text:p/>
        </draw:path>
        <draw:path draw:style-name="gr8" draw:text-style-name="P7" draw:layer="layout" svg:width="0.034cm" svg:height="0.034cm" svg:x="1.496cm" svg:y="16.567cm" svg:viewBox="0 0 35 35" svg:d="M17 0c-23 0-23 35 0 35s23-35 0-35z">
          <text:p/>
        </draw:path>
        <draw:path draw:style-name="gr8" draw:text-style-name="P7" draw:layer="layout" svg:width="0.034cm" svg:height="0.034cm" svg:x="1.496cm" svg:y="17.069cm" svg:viewBox="0 0 35 35" svg:d="M17 0c-23 0-23 35 0 35s23-35 0-35z">
          <text:p/>
        </draw:path>
        <draw:path draw:style-name="gr8" draw:text-style-name="P7" draw:layer="layout" svg:width="0.034cm" svg:height="0.034cm" svg:x="1.496cm" svg:y="17.571cm" svg:viewBox="0 0 35 35" svg:d="M17 0c-23 0-23 35 0 35s23-35 0-35z">
          <text:p/>
        </draw:path>
        <draw:path draw:style-name="gr8" draw:text-style-name="P7" draw:layer="layout" svg:width="0.034cm" svg:height="0.034cm" svg:x="1.496cm" svg:y="18.073cm" svg:viewBox="0 0 35 35" svg:d="M17 0c-23 0-23 35 0 35s23-35 0-35z">
          <text:p/>
        </draw:path>
        <draw:path draw:style-name="gr8" draw:text-style-name="P7" draw:layer="layout" svg:width="0.034cm" svg:height="0.035cm" svg:x="1.496cm" svg:y="18.575cm" svg:viewBox="0 0 35 36" svg:d="M17 0c-23 0-23 36 0 36s23-36 0-36z">
          <text:p/>
        </draw:path>
        <draw:path draw:style-name="gr8" draw:text-style-name="P7" draw:layer="layout" svg:width="0.034cm" svg:height="0.034cm" svg:x="1.496cm" svg:y="19.078cm" svg:viewBox="0 0 35 35" svg:d="M17 0c-23 0-23 35 0 35s23-35 0-35z">
          <text:p/>
        </draw:path>
        <draw:path draw:style-name="gr8" draw:text-style-name="P7" draw:layer="layout" svg:width="0.034cm" svg:height="0.034cm" svg:x="1.496cm" svg:y="19.58cm" svg:viewBox="0 0 35 35" svg:d="M17 0c-23 0-23 35 0 35s23-35 0-35z">
          <text:p/>
        </draw:path>
        <draw:path draw:style-name="gr8" draw:text-style-name="P7" draw:layer="layout" svg:width="0.034cm" svg:height="0.034cm" svg:x="1.496cm" svg:y="20.082cm" svg:viewBox="0 0 35 35" svg:d="M17 0c-23 0-23 35 0 35s23-35 0-35z">
          <text:p/>
        </draw:path>
        <draw:path draw:style-name="gr8" draw:text-style-name="P7" draw:layer="layout" svg:width="0.034cm" svg:height="0.034cm" svg:x="1.496cm" svg:y="20.584cm" svg:viewBox="0 0 35 35" svg:d="M17 0c-23 0-23 35 0 35s23-35 0-35z">
          <text:p/>
        </draw:path>
        <draw:path draw:style-name="gr8" draw:text-style-name="P7" draw:layer="layout" svg:width="0.033cm" svg:height="0.034cm" svg:x="1.995cm" svg:y="16.065cm" svg:viewBox="0 0 34 35" svg:d="M17 0c-23 0-23 35 0 35 22 0 22-35 0-35z">
          <text:p/>
        </draw:path>
        <draw:path draw:style-name="gr8" draw:text-style-name="P7" draw:layer="layout" svg:width="0.033cm" svg:height="0.034cm" svg:x="1.995cm" svg:y="16.567cm" svg:viewBox="0 0 34 35" svg:d="M17 0c-23 0-23 35 0 35 22 0 22-35 0-35z">
          <text:p/>
        </draw:path>
        <draw:path draw:style-name="gr8" draw:text-style-name="P7" draw:layer="layout" svg:width="0.033cm" svg:height="0.034cm" svg:x="1.995cm" svg:y="17.069cm" svg:viewBox="0 0 34 35" svg:d="M17 0c-23 0-23 35 0 35 22 0 22-35 0-35z">
          <text:p/>
        </draw:path>
        <draw:path draw:style-name="gr8" draw:text-style-name="P7" draw:layer="layout" svg:width="0.033cm" svg:height="0.034cm" svg:x="1.995cm" svg:y="17.571cm" svg:viewBox="0 0 34 35" svg:d="M17 0c-23 0-23 35 0 35 22 0 22-35 0-35z">
          <text:p/>
        </draw:path>
        <draw:path draw:style-name="gr8" draw:text-style-name="P7" draw:layer="layout" svg:width="0.033cm" svg:height="0.034cm" svg:x="1.995cm" svg:y="18.073cm" svg:viewBox="0 0 34 35" svg:d="M17 0c-23 0-23 35 0 35 22 0 22-35 0-35z">
          <text:p/>
        </draw:path>
        <draw:path draw:style-name="gr8" draw:text-style-name="P7" draw:layer="layout" svg:width="0.033cm" svg:height="0.035cm" svg:x="1.995cm" svg:y="18.575cm" svg:viewBox="0 0 34 36" svg:d="M17 0c-23 0-23 36 0 36 22 0 22-36 0-36z">
          <text:p/>
        </draw:path>
        <draw:path draw:style-name="gr8" draw:text-style-name="P7" draw:layer="layout" svg:width="0.033cm" svg:height="0.034cm" svg:x="1.995cm" svg:y="19.078cm" svg:viewBox="0 0 34 35" svg:d="M17 0c-23 0-23 35 0 35 22 0 22-35 0-35z">
          <text:p/>
        </draw:path>
        <draw:path draw:style-name="gr8" draw:text-style-name="P7" draw:layer="layout" svg:width="0.033cm" svg:height="0.034cm" svg:x="1.995cm" svg:y="19.58cm" svg:viewBox="0 0 34 35" svg:d="M17 0c-23 0-23 35 0 35 22 0 22-35 0-35z">
          <text:p/>
        </draw:path>
        <draw:path draw:style-name="gr8" draw:text-style-name="P7" draw:layer="layout" svg:width="0.033cm" svg:height="0.034cm" svg:x="1.995cm" svg:y="20.082cm" svg:viewBox="0 0 34 35" svg:d="M17 0c-23 0-23 35 0 35 22 0 22-35 0-35z">
          <text:p/>
        </draw:path>
        <draw:path draw:style-name="gr8" draw:text-style-name="P7" draw:layer="layout" svg:width="0.033cm" svg:height="0.034cm" svg:x="1.995cm" svg:y="20.584cm" svg:viewBox="0 0 34 35" svg:d="M17 0c-23 0-23 35 0 35 22 0 22-35 0-35z">
          <text:p/>
        </draw:path>
        <draw:path draw:style-name="gr8" draw:text-style-name="P7" draw:layer="layout" svg:width="0.033cm" svg:height="0.035cm" svg:x="2.494cm" svg:y="15.562cm" svg:viewBox="0 0 34 36" svg:d="M17 0c-23 0-23 36 0 36 22 0 23-36 0-36z">
          <text:p/>
        </draw:path>
        <draw:path draw:style-name="gr8" draw:text-style-name="P7" draw:layer="layout" svg:width="0.033cm" svg:height="0.034cm" svg:x="2.494cm" svg:y="16.065cm" svg:viewBox="0 0 34 35" svg:d="M17 0c-23 0-23 35 0 35 22 0 23-35 0-35z">
          <text:p/>
        </draw:path>
        <draw:path draw:style-name="gr8" draw:text-style-name="P7" draw:layer="layout" svg:width="0.033cm" svg:height="0.034cm" svg:x="2.494cm" svg:y="16.567cm" svg:viewBox="0 0 34 35" svg:d="M17 0c-23 0-23 35 0 35 22 0 23-35 0-35z">
          <text:p/>
        </draw:path>
        <draw:path draw:style-name="gr8" draw:text-style-name="P7" draw:layer="layout" svg:width="0.033cm" svg:height="0.034cm" svg:x="2.494cm" svg:y="17.069cm" svg:viewBox="0 0 34 35" svg:d="M17 0c-23 0-23 35 0 35 22 0 23-35 0-35z">
          <text:p/>
        </draw:path>
        <draw:path draw:style-name="gr8" draw:text-style-name="P7" draw:layer="layout" svg:width="0.033cm" svg:height="0.034cm" svg:x="2.494cm" svg:y="17.571cm" svg:viewBox="0 0 34 35" svg:d="M17 0c-23 0-23 35 0 35 22 0 23-35 0-35z">
          <text:p/>
        </draw:path>
        <draw:path draw:style-name="gr8" draw:text-style-name="P7" draw:layer="layout" svg:width="0.033cm" svg:height="0.034cm" svg:x="2.494cm" svg:y="18.073cm" svg:viewBox="0 0 34 35" svg:d="M17 0c-23 0-23 35 0 35 22 0 23-35 0-35z">
          <text:p/>
        </draw:path>
        <draw:path draw:style-name="gr8" draw:text-style-name="P7" draw:layer="layout" svg:width="0.033cm" svg:height="0.035cm" svg:x="2.494cm" svg:y="18.575cm" svg:viewBox="0 0 34 36" svg:d="M17 0c-23 0-23 36 0 36 22 0 23-36 0-36z">
          <text:p/>
        </draw:path>
        <draw:path draw:style-name="gr8" draw:text-style-name="P7" draw:layer="layout" svg:width="0.033cm" svg:height="0.034cm" svg:x="2.494cm" svg:y="19.078cm" svg:viewBox="0 0 34 35" svg:d="M17 0c-23 0-23 35 0 35 22 0 23-35 0-35z">
          <text:p/>
        </draw:path>
        <draw:path draw:style-name="gr8" draw:text-style-name="P7" draw:layer="layout" svg:width="0.033cm" svg:height="0.034cm" svg:x="2.494cm" svg:y="19.58cm" svg:viewBox="0 0 34 35" svg:d="M17 0c-23 0-23 35 0 35 22 0 23-35 0-35z">
          <text:p/>
        </draw:path>
        <draw:path draw:style-name="gr8" draw:text-style-name="P7" draw:layer="layout" svg:width="0.033cm" svg:height="0.034cm" svg:x="2.494cm" svg:y="20.082cm" svg:viewBox="0 0 34 35" svg:d="M17 0c-23 0-23 35 0 35 22 0 23-35 0-35z">
          <text:p/>
        </draw:path>
        <draw:path draw:style-name="gr8" draw:text-style-name="P7" draw:layer="layout" svg:width="0.033cm" svg:height="0.034cm" svg:x="2.494cm" svg:y="20.584cm" svg:viewBox="0 0 34 35" svg:d="M17 0c-23 0-23 35 0 35 22 0 23-35 0-35z">
          <text:p/>
        </draw:path>
        <draw:path draw:style-name="gr8" draw:text-style-name="P7" draw:layer="layout" svg:width="0.032cm" svg:height="0.035cm" svg:x="2.992cm" svg:y="15.562cm" svg:viewBox="0 0 33 36" svg:d="M16 0c-21 0-21 36 0 36 23 0 23-36 0-36z">
          <text:p/>
        </draw:path>
        <draw:path draw:style-name="gr8" draw:text-style-name="P7" draw:layer="layout" svg:width="0.032cm" svg:height="0.034cm" svg:x="2.992cm" svg:y="16.065cm" svg:viewBox="0 0 33 35" svg:d="M16 0c-21 0-21 35 0 35 23 0 23-35 0-35z">
          <text:p/>
        </draw:path>
        <draw:path draw:style-name="gr8" draw:text-style-name="P7" draw:layer="layout" svg:width="0.032cm" svg:height="0.034cm" svg:x="2.992cm" svg:y="16.567cm" svg:viewBox="0 0 33 35" svg:d="M16 0c-21 0-21 35 0 35 23 0 23-35 0-35z">
          <text:p/>
        </draw:path>
        <draw:path draw:style-name="gr8" draw:text-style-name="P7" draw:layer="layout" svg:width="0.032cm" svg:height="0.034cm" svg:x="2.992cm" svg:y="17.069cm" svg:viewBox="0 0 33 35" svg:d="M16 0c-21 0-21 35 0 35 23 0 23-35 0-35z">
          <text:p/>
        </draw:path>
        <draw:path draw:style-name="gr8" draw:text-style-name="P7" draw:layer="layout" svg:width="0.032cm" svg:height="0.034cm" svg:x="2.992cm" svg:y="17.571cm" svg:viewBox="0 0 33 35" svg:d="M16 0c-21 0-21 35 0 35 23 0 23-35 0-35z">
          <text:p/>
        </draw:path>
        <draw:path draw:style-name="gr8" draw:text-style-name="P7" draw:layer="layout" svg:width="0.032cm" svg:height="0.034cm" svg:x="2.992cm" svg:y="18.073cm" svg:viewBox="0 0 33 35" svg:d="M16 0c-21 0-21 35 0 35 23 0 23-35 0-35z">
          <text:p/>
        </draw:path>
        <draw:path draw:style-name="gr8" draw:text-style-name="P7" draw:layer="layout" svg:width="0.032cm" svg:height="0.035cm" svg:x="2.992cm" svg:y="18.575cm" svg:viewBox="0 0 33 36" svg:d="M16 0c-21 0-21 36 0 36 23 0 23-36 0-36z">
          <text:p/>
        </draw:path>
        <draw:path draw:style-name="gr8" draw:text-style-name="P7" draw:layer="layout" svg:width="0.032cm" svg:height="0.034cm" svg:x="2.992cm" svg:y="19.078cm" svg:viewBox="0 0 33 35" svg:d="M16 0c-21 0-21 35 0 35 23 0 23-35 0-35z">
          <text:p/>
        </draw:path>
        <draw:path draw:style-name="gr8" draw:text-style-name="P7" draw:layer="layout" svg:width="0.032cm" svg:height="0.034cm" svg:x="2.992cm" svg:y="19.58cm" svg:viewBox="0 0 33 35" svg:d="M16 0c-21 0-21 35 0 35 23 0 23-35 0-35z">
          <text:p/>
        </draw:path>
        <draw:path draw:style-name="gr8" draw:text-style-name="P7" draw:layer="layout" svg:width="0.032cm" svg:height="0.034cm" svg:x="2.992cm" svg:y="20.082cm" svg:viewBox="0 0 33 35" svg:d="M16 0c-21 0-21 35 0 35 23 0 23-35 0-35z">
          <text:p/>
        </draw:path>
        <draw:path draw:style-name="gr8" draw:text-style-name="P7" draw:layer="layout" svg:width="0.032cm" svg:height="0.034cm" svg:x="2.992cm" svg:y="20.584cm" svg:viewBox="0 0 33 35" svg:d="M16 0c-21 0-21 35 0 35 23 0 23-35 0-35z">
          <text:p/>
        </draw:path>
        <draw:path draw:style-name="gr8" draw:text-style-name="P7" draw:layer="layout" svg:width="0.033cm" svg:height="0.035cm" svg:x="3.491cm" svg:y="15.562cm" svg:viewBox="0 0 34 36" svg:d="M17 0c-23 0-23 36 0 36 22 0 23-36 0-36z">
          <text:p/>
        </draw:path>
        <draw:path draw:style-name="gr8" draw:text-style-name="P7" draw:layer="layout" svg:width="0.033cm" svg:height="0.034cm" svg:x="3.491cm" svg:y="16.065cm" svg:viewBox="0 0 34 35" svg:d="M17 0c-23 0-23 35 0 35 22 0 23-35 0-35z">
          <text:p/>
        </draw:path>
        <draw:path draw:style-name="gr8" draw:text-style-name="P7" draw:layer="layout" svg:width="0.033cm" svg:height="0.034cm" svg:x="3.491cm" svg:y="16.567cm" svg:viewBox="0 0 34 35" svg:d="M17 0c-23 0-23 35 0 35 22 0 23-35 0-35z">
          <text:p/>
        </draw:path>
        <draw:path draw:style-name="gr8" draw:text-style-name="P7" draw:layer="layout" svg:width="0.033cm" svg:height="0.034cm" svg:x="3.491cm" svg:y="17.069cm" svg:viewBox="0 0 34 35" svg:d="M17 0c-23 0-23 35 0 35 22 0 23-35 0-35z">
          <text:p/>
        </draw:path>
        <draw:path draw:style-name="gr8" draw:text-style-name="P7" draw:layer="layout" svg:width="0.033cm" svg:height="0.034cm" svg:x="3.491cm" svg:y="17.571cm" svg:viewBox="0 0 34 35" svg:d="M17 0c-23 0-23 35 0 35 22 0 23-35 0-35z">
          <text:p/>
        </draw:path>
        <draw:path draw:style-name="gr8" draw:text-style-name="P7" draw:layer="layout" svg:width="0.033cm" svg:height="0.034cm" svg:x="3.491cm" svg:y="18.073cm" svg:viewBox="0 0 34 35" svg:d="M17 0c-23 0-23 35 0 35 22 0 23-35 0-35z">
          <text:p/>
        </draw:path>
        <draw:path draw:style-name="gr8" draw:text-style-name="P7" draw:layer="layout" svg:width="0.033cm" svg:height="0.035cm" svg:x="3.491cm" svg:y="18.575cm" svg:viewBox="0 0 34 36" svg:d="M17 0c-23 0-23 36 0 36 22 0 23-36 0-36z">
          <text:p/>
        </draw:path>
        <draw:path draw:style-name="gr8" draw:text-style-name="P7" draw:layer="layout" svg:width="0.033cm" svg:height="0.034cm" svg:x="3.491cm" svg:y="19.078cm" svg:viewBox="0 0 34 35" svg:d="M17 0c-23 0-23 35 0 35 22 0 23-35 0-35z">
          <text:p/>
        </draw:path>
        <draw:path draw:style-name="gr8" draw:text-style-name="P7" draw:layer="layout" svg:width="0.033cm" svg:height="0.034cm" svg:x="3.491cm" svg:y="19.58cm" svg:viewBox="0 0 34 35" svg:d="M17 0c-23 0-23 35 0 35 22 0 23-35 0-35z">
          <text:p/>
        </draw:path>
        <draw:path draw:style-name="gr8" draw:text-style-name="P7" draw:layer="layout" svg:width="0.033cm" svg:height="0.034cm" svg:x="3.491cm" svg:y="20.082cm" svg:viewBox="0 0 34 35" svg:d="M17 0c-23 0-23 35 0 35 22 0 23-35 0-35z">
          <text:p/>
        </draw:path>
        <draw:path draw:style-name="gr8" draw:text-style-name="P7" draw:layer="layout" svg:width="0.033cm" svg:height="0.034cm" svg:x="3.491cm" svg:y="20.584cm" svg:viewBox="0 0 34 35" svg:d="M17 0c-23 0-23 35 0 35 22 0 23-35 0-35z">
          <text:p/>
        </draw:path>
        <draw:path draw:style-name="gr8" draw:text-style-name="P7" draw:layer="layout" svg:width="0.033cm" svg:height="0.035cm" svg:x="3.991cm" svg:y="15.562cm" svg:viewBox="0 0 34 36" svg:d="M17 0c-23 0-23 36 0 36 22 0 22-36 0-36z">
          <text:p/>
        </draw:path>
        <draw:path draw:style-name="gr8" draw:text-style-name="P7" draw:layer="layout" svg:width="0.033cm" svg:height="0.034cm" svg:x="3.991cm" svg:y="16.065cm" svg:viewBox="0 0 34 35" svg:d="M17 0c-23 0-23 35 0 35 22 0 22-35 0-35z">
          <text:p/>
        </draw:path>
        <draw:path draw:style-name="gr8" draw:text-style-name="P7" draw:layer="layout" svg:width="0.033cm" svg:height="0.034cm" svg:x="3.991cm" svg:y="16.567cm" svg:viewBox="0 0 34 35" svg:d="M17 0c-23 0-23 35 0 35 22 0 22-35 0-35z">
          <text:p/>
        </draw:path>
        <draw:path draw:style-name="gr8" draw:text-style-name="P7" draw:layer="layout" svg:width="0.033cm" svg:height="0.034cm" svg:x="3.991cm" svg:y="17.069cm" svg:viewBox="0 0 34 35" svg:d="M17 0c-23 0-23 35 0 35 22 0 22-35 0-35z">
          <text:p/>
        </draw:path>
        <draw:path draw:style-name="gr8" draw:text-style-name="P7" draw:layer="layout" svg:width="0.033cm" svg:height="0.034cm" svg:x="3.991cm" svg:y="17.571cm" svg:viewBox="0 0 34 35" svg:d="M17 0c-23 0-23 35 0 35 22 0 22-35 0-35z">
          <text:p/>
        </draw:path>
        <draw:path draw:style-name="gr8" draw:text-style-name="P7" draw:layer="layout" svg:width="0.033cm" svg:height="0.034cm" svg:x="3.991cm" svg:y="18.073cm" svg:viewBox="0 0 34 35" svg:d="M17 0c-23 0-23 35 0 35 22 0 22-35 0-35z">
          <text:p/>
        </draw:path>
        <draw:path draw:style-name="gr8" draw:text-style-name="P7" draw:layer="layout" svg:width="0.033cm" svg:height="0.035cm" svg:x="3.991cm" svg:y="18.575cm" svg:viewBox="0 0 34 36" svg:d="M17 0c-23 0-23 36 0 36 22 0 22-36 0-36z">
          <text:p/>
        </draw:path>
        <draw:path draw:style-name="gr8" draw:text-style-name="P7" draw:layer="layout" svg:width="0.033cm" svg:height="0.034cm" svg:x="3.991cm" svg:y="19.078cm" svg:viewBox="0 0 34 35" svg:d="M17 0c-23 0-23 35 0 35 22 0 22-35 0-35z">
          <text:p/>
        </draw:path>
        <draw:path draw:style-name="gr8" draw:text-style-name="P7" draw:layer="layout" svg:width="0.033cm" svg:height="0.034cm" svg:x="3.991cm" svg:y="19.58cm" svg:viewBox="0 0 34 35" svg:d="M17 0c-23 0-23 35 0 35 22 0 22-35 0-35z">
          <text:p/>
        </draw:path>
        <draw:path draw:style-name="gr8" draw:text-style-name="P7" draw:layer="layout" svg:width="0.033cm" svg:height="0.034cm" svg:x="3.991cm" svg:y="20.082cm" svg:viewBox="0 0 34 35" svg:d="M17 0c-23 0-23 35 0 35 22 0 22-35 0-35z">
          <text:p/>
        </draw:path>
        <draw:path draw:style-name="gr8" draw:text-style-name="P7" draw:layer="layout" svg:width="0.033cm" svg:height="0.034cm" svg:x="3.991cm" svg:y="20.584cm" svg:viewBox="0 0 34 35" svg:d="M17 0c-23 0-23 35 0 35 22 0 22-35 0-35z">
          <text:p/>
        </draw:path>
        <draw:path draw:style-name="gr8" draw:text-style-name="P7" draw:layer="layout" svg:width="0.034cm" svg:height="0.035cm" svg:x="4.489cm" svg:y="15.562cm" svg:viewBox="0 0 35 36" svg:d="M17 0c-23 0-23 36 0 36s23-36 0-36z">
          <text:p/>
        </draw:path>
        <draw:path draw:style-name="gr8" draw:text-style-name="P7" draw:layer="layout" svg:width="0.034cm" svg:height="0.034cm" svg:x="4.489cm" svg:y="16.065cm" svg:viewBox="0 0 35 35" svg:d="M17 0c-23 0-23 35 0 35s23-35 0-35z">
          <text:p/>
        </draw:path>
        <draw:path draw:style-name="gr8" draw:text-style-name="P7" draw:layer="layout" svg:width="0.034cm" svg:height="0.034cm" svg:x="4.489cm" svg:y="16.567cm" svg:viewBox="0 0 35 35" svg:d="M17 0c-23 0-23 35 0 35s23-35 0-35z">
          <text:p/>
        </draw:path>
        <draw:path draw:style-name="gr8" draw:text-style-name="P7" draw:layer="layout" svg:width="0.034cm" svg:height="0.034cm" svg:x="4.489cm" svg:y="17.069cm" svg:viewBox="0 0 35 35" svg:d="M17 0c-23 0-23 35 0 35s23-35 0-35z">
          <text:p/>
        </draw:path>
        <draw:path draw:style-name="gr8" draw:text-style-name="P7" draw:layer="layout" svg:width="0.034cm" svg:height="0.034cm" svg:x="4.489cm" svg:y="17.571cm" svg:viewBox="0 0 35 35" svg:d="M17 0c-23 0-23 35 0 35s23-35 0-35z">
          <text:p/>
        </draw:path>
        <draw:path draw:style-name="gr8" draw:text-style-name="P7" draw:layer="layout" svg:width="0.034cm" svg:height="0.034cm" svg:x="4.489cm" svg:y="18.073cm" svg:viewBox="0 0 35 35" svg:d="M17 0c-23 0-23 35 0 35s23-35 0-35z">
          <text:p/>
        </draw:path>
        <draw:path draw:style-name="gr8" draw:text-style-name="P7" draw:layer="layout" svg:width="0.034cm" svg:height="0.035cm" svg:x="4.489cm" svg:y="18.575cm" svg:viewBox="0 0 35 36" svg:d="M17 0c-23 0-23 36 0 36s23-36 0-36z">
          <text:p/>
        </draw:path>
        <draw:path draw:style-name="gr8" draw:text-style-name="P7" draw:layer="layout" svg:width="0.034cm" svg:height="0.034cm" svg:x="4.489cm" svg:y="19.078cm" svg:viewBox="0 0 35 35" svg:d="M17 0c-23 0-23 35 0 35s23-35 0-35z">
          <text:p/>
        </draw:path>
        <draw:path draw:style-name="gr8" draw:text-style-name="P7" draw:layer="layout" svg:width="0.034cm" svg:height="0.034cm" svg:x="4.489cm" svg:y="19.58cm" svg:viewBox="0 0 35 35" svg:d="M17 0c-23 0-23 35 0 35s23-35 0-35z">
          <text:p/>
        </draw:path>
        <draw:path draw:style-name="gr8" draw:text-style-name="P7" draw:layer="layout" svg:width="0.034cm" svg:height="0.034cm" svg:x="4.489cm" svg:y="20.082cm" svg:viewBox="0 0 35 35" svg:d="M17 0c-23 0-23 35 0 35s23-35 0-35z">
          <text:p/>
        </draw:path>
        <draw:path draw:style-name="gr8" draw:text-style-name="P7" draw:layer="layout" svg:width="0.034cm" svg:height="0.034cm" svg:x="4.489cm" svg:y="20.584cm" svg:viewBox="0 0 35 35" svg:d="M17 0c-23 0-23 35 0 35s23-35 0-35z">
          <text:p/>
        </draw:path>
        <draw:path draw:style-name="gr8" draw:text-style-name="P7" draw:layer="layout" svg:width="0.033cm" svg:height="0.035cm" svg:x="4.987cm" svg:y="15.562cm" svg:viewBox="0 0 34 36" svg:d="M17 0c-22 0-23 36 0 36s23-36 0-36z">
          <text:p/>
        </draw:path>
        <draw:path draw:style-name="gr8" draw:text-style-name="P7" draw:layer="layout" svg:width="0.033cm" svg:height="0.034cm" svg:x="4.987cm" svg:y="16.065cm" svg:viewBox="0 0 34 35" svg:d="M17 0c-22 0-23 35 0 35s23-35 0-35z">
          <text:p/>
        </draw:path>
        <draw:path draw:style-name="gr8" draw:text-style-name="P7" draw:layer="layout" svg:width="0.033cm" svg:height="0.034cm" svg:x="4.987cm" svg:y="16.567cm" svg:viewBox="0 0 34 35" svg:d="M17 0c-22 0-23 35 0 35s23-35 0-35z">
          <text:p/>
        </draw:path>
        <draw:path draw:style-name="gr8" draw:text-style-name="P7" draw:layer="layout" svg:width="0.033cm" svg:height="0.034cm" svg:x="4.987cm" svg:y="17.069cm" svg:viewBox="0 0 34 35" svg:d="M17 0c-22 0-23 35 0 35s23-35 0-35z">
          <text:p/>
        </draw:path>
        <draw:path draw:style-name="gr8" draw:text-style-name="P7" draw:layer="layout" svg:width="0.033cm" svg:height="0.034cm" svg:x="4.987cm" svg:y="17.571cm" svg:viewBox="0 0 34 35" svg:d="M17 0c-22 0-23 35 0 35s23-35 0-35z">
          <text:p/>
        </draw:path>
        <draw:path draw:style-name="gr8" draw:text-style-name="P7" draw:layer="layout" svg:width="0.033cm" svg:height="0.034cm" svg:x="4.987cm" svg:y="18.073cm" svg:viewBox="0 0 34 35" svg:d="M17 0c-22 0-23 35 0 35s23-35 0-35z">
          <text:p/>
        </draw:path>
        <draw:path draw:style-name="gr8" draw:text-style-name="P7" draw:layer="layout" svg:width="0.033cm" svg:height="0.035cm" svg:x="4.987cm" svg:y="18.575cm" svg:viewBox="0 0 34 36" svg:d="M17 0c-22 0-23 36 0 36s23-36 0-36z">
          <text:p/>
        </draw:path>
        <draw:path draw:style-name="gr8" draw:text-style-name="P7" draw:layer="layout" svg:width="0.033cm" svg:height="0.034cm" svg:x="4.987cm" svg:y="19.078cm" svg:viewBox="0 0 34 35" svg:d="M17 0c-22 0-23 35 0 35s23-35 0-35z">
          <text:p/>
        </draw:path>
        <draw:path draw:style-name="gr8" draw:text-style-name="P7" draw:layer="layout" svg:width="0.033cm" svg:height="0.034cm" svg:x="4.987cm" svg:y="19.58cm" svg:viewBox="0 0 34 35" svg:d="M17 0c-22 0-23 35 0 35s23-35 0-35z">
          <text:p/>
        </draw:path>
        <draw:path draw:style-name="gr8" draw:text-style-name="P7" draw:layer="layout" svg:width="0.033cm" svg:height="0.034cm" svg:x="4.987cm" svg:y="20.082cm" svg:viewBox="0 0 34 35" svg:d="M17 0c-22 0-23 35 0 35s23-35 0-35z">
          <text:p/>
        </draw:path>
        <draw:path draw:style-name="gr8" draw:text-style-name="P7" draw:layer="layout" svg:width="0.033cm" svg:height="0.034cm" svg:x="4.987cm" svg:y="20.584cm" svg:viewBox="0 0 34 35" svg:d="M17 0c-22 0-23 35 0 35s23-35 0-35z">
          <text:p/>
        </draw:path>
        <draw:path draw:style-name="gr8" draw:text-style-name="P7" draw:layer="layout" svg:width="0.032cm" svg:height="0.035cm" svg:x="5.486cm" svg:y="15.562cm" svg:viewBox="0 0 33 36" svg:d="M16 0c-21 0-21 36 0 36 23 0 23-36 0-36z">
          <text:p/>
        </draw:path>
        <draw:path draw:style-name="gr8" draw:text-style-name="P7" draw:layer="layout" svg:width="0.032cm" svg:height="0.034cm" svg:x="5.486cm" svg:y="16.065cm" svg:viewBox="0 0 33 35" svg:d="M16 0c-21 0-21 35 0 35 23 0 23-35 0-35z">
          <text:p/>
        </draw:path>
        <draw:path draw:style-name="gr8" draw:text-style-name="P7" draw:layer="layout" svg:width="0.032cm" svg:height="0.034cm" svg:x="5.486cm" svg:y="16.567cm" svg:viewBox="0 0 33 35" svg:d="M16 0c-21 0-21 35 0 35 23 0 23-35 0-35z">
          <text:p/>
        </draw:path>
        <draw:path draw:style-name="gr8" draw:text-style-name="P7" draw:layer="layout" svg:width="0.032cm" svg:height="0.034cm" svg:x="5.486cm" svg:y="17.069cm" svg:viewBox="0 0 33 35" svg:d="M16 0c-21 0-21 35 0 35 23 0 23-35 0-35z">
          <text:p/>
        </draw:path>
        <draw:path draw:style-name="gr8" draw:text-style-name="P7" draw:layer="layout" svg:width="0.032cm" svg:height="0.034cm" svg:x="5.486cm" svg:y="17.571cm" svg:viewBox="0 0 33 35" svg:d="M16 0c-21 0-21 35 0 35 23 0 23-35 0-35z">
          <text:p/>
        </draw:path>
        <draw:path draw:style-name="gr8" draw:text-style-name="P7" draw:layer="layout" svg:width="0.032cm" svg:height="0.034cm" svg:x="5.486cm" svg:y="18.073cm" svg:viewBox="0 0 33 35" svg:d="M16 0c-21 0-21 35 0 35 23 0 23-35 0-35z">
          <text:p/>
        </draw:path>
        <draw:path draw:style-name="gr8" draw:text-style-name="P7" draw:layer="layout" svg:width="0.032cm" svg:height="0.035cm" svg:x="5.486cm" svg:y="18.575cm" svg:viewBox="0 0 33 36" svg:d="M16 0c-21 0-21 36 0 36 23 0 23-36 0-36z">
          <text:p/>
        </draw:path>
        <draw:path draw:style-name="gr8" draw:text-style-name="P7" draw:layer="layout" svg:width="0.032cm" svg:height="0.034cm" svg:x="5.486cm" svg:y="19.078cm" svg:viewBox="0 0 33 35" svg:d="M16 0c-21 0-21 35 0 35 23 0 23-35 0-35z">
          <text:p/>
        </draw:path>
        <draw:path draw:style-name="gr8" draw:text-style-name="P7" draw:layer="layout" svg:width="0.032cm" svg:height="0.034cm" svg:x="5.486cm" svg:y="19.58cm" svg:viewBox="0 0 33 35" svg:d="M16 0c-21 0-21 35 0 35 23 0 23-35 0-35z">
          <text:p/>
        </draw:path>
        <draw:path draw:style-name="gr8" draw:text-style-name="P7" draw:layer="layout" svg:width="0.032cm" svg:height="0.034cm" svg:x="5.486cm" svg:y="20.082cm" svg:viewBox="0 0 33 35" svg:d="M16 0c-21 0-21 35 0 35 23 0 23-35 0-35z">
          <text:p/>
        </draw:path>
        <draw:path draw:style-name="gr8" draw:text-style-name="P7" draw:layer="layout" svg:width="0.032cm" svg:height="0.034cm" svg:x="5.486cm" svg:y="20.584cm" svg:viewBox="0 0 33 35" svg:d="M16 0c-21 0-21 35 0 35 23 0 23-35 0-35z">
          <text:p/>
        </draw:path>
        <draw:path draw:style-name="gr8" draw:text-style-name="P7" draw:layer="layout" svg:width="0.034cm" svg:height="0.035cm" svg:x="5.986cm" svg:y="15.562cm" svg:viewBox="0 0 35 36" svg:d="M17 0c-23 0-23 36 0 36s23-36 0-36z">
          <text:p/>
        </draw:path>
        <draw:path draw:style-name="gr8" draw:text-style-name="P7" draw:layer="layout" svg:width="0.034cm" svg:height="0.034cm" svg:x="5.986cm" svg:y="16.065cm" svg:viewBox="0 0 35 35" svg:d="M17 0c-23 0-23 35 0 35s23-35 0-35z">
          <text:p/>
        </draw:path>
        <draw:path draw:style-name="gr8" draw:text-style-name="P7" draw:layer="layout" svg:width="0.034cm" svg:height="0.034cm" svg:x="5.986cm" svg:y="16.567cm" svg:viewBox="0 0 35 35" svg:d="M17 0c-23 0-23 35 0 35s23-35 0-35z">
          <text:p/>
        </draw:path>
        <draw:path draw:style-name="gr8" draw:text-style-name="P7" draw:layer="layout" svg:width="0.034cm" svg:height="0.034cm" svg:x="5.986cm" svg:y="17.069cm" svg:viewBox="0 0 35 35" svg:d="M17 0c-23 0-23 35 0 35s23-35 0-35z">
          <text:p/>
        </draw:path>
        <draw:path draw:style-name="gr8" draw:text-style-name="P7" draw:layer="layout" svg:width="0.034cm" svg:height="0.034cm" svg:x="5.986cm" svg:y="17.571cm" svg:viewBox="0 0 35 35" svg:d="M17 0c-23 0-23 35 0 35s23-35 0-35z">
          <text:p/>
        </draw:path>
        <draw:path draw:style-name="gr8" draw:text-style-name="P7" draw:layer="layout" svg:width="0.034cm" svg:height="0.034cm" svg:x="5.986cm" svg:y="18.073cm" svg:viewBox="0 0 35 35" svg:d="M17 0c-23 0-23 35 0 35s23-35 0-35z">
          <text:p/>
        </draw:path>
        <draw:path draw:style-name="gr8" draw:text-style-name="P7" draw:layer="layout" svg:width="0.034cm" svg:height="0.035cm" svg:x="5.986cm" svg:y="18.575cm" svg:viewBox="0 0 35 36" svg:d="M17 0c-23 0-23 36 0 36s23-36 0-36z">
          <text:p/>
        </draw:path>
        <draw:path draw:style-name="gr8" draw:text-style-name="P7" draw:layer="layout" svg:width="0.034cm" svg:height="0.034cm" svg:x="5.986cm" svg:y="19.078cm" svg:viewBox="0 0 35 35" svg:d="M17 0c-23 0-23 35 0 35s23-35 0-35z">
          <text:p/>
        </draw:path>
        <draw:path draw:style-name="gr8" draw:text-style-name="P7" draw:layer="layout" svg:width="0.034cm" svg:height="0.034cm" svg:x="5.986cm" svg:y="19.58cm" svg:viewBox="0 0 35 35" svg:d="M17 0c-23 0-23 35 0 35s23-35 0-35z">
          <text:p/>
        </draw:path>
        <draw:path draw:style-name="gr8" draw:text-style-name="P7" draw:layer="layout" svg:width="0.034cm" svg:height="0.034cm" svg:x="5.986cm" svg:y="20.082cm" svg:viewBox="0 0 35 35" svg:d="M17 0c-23 0-23 35 0 35s23-35 0-35z">
          <text:p/>
        </draw:path>
        <draw:path draw:style-name="gr8" draw:text-style-name="P7" draw:layer="layout" svg:width="0.034cm" svg:height="0.034cm" svg:x="5.986cm" svg:y="20.584cm" svg:viewBox="0 0 35 35" svg:d="M17 0c-23 0-23 35 0 35s23-35 0-35z">
          <text:p/>
        </draw:path>
        <draw:path draw:style-name="gr8" draw:text-style-name="P7" draw:layer="layout" svg:width="0.033cm" svg:height="0.035cm" svg:x="6.485cm" svg:y="15.562cm" svg:viewBox="0 0 34 36" svg:d="M17 0c-23 0-23 36 0 36 22 0 22-36 0-36z">
          <text:p/>
        </draw:path>
        <draw:path draw:style-name="gr8" draw:text-style-name="P7" draw:layer="layout" svg:width="0.033cm" svg:height="0.034cm" svg:x="6.485cm" svg:y="16.065cm" svg:viewBox="0 0 34 35" svg:d="M17 0c-23 0-23 35 0 35 22 0 22-35 0-35z">
          <text:p/>
        </draw:path>
        <draw:path draw:style-name="gr8" draw:text-style-name="P7" draw:layer="layout" svg:width="0.033cm" svg:height="0.034cm" svg:x="6.485cm" svg:y="16.567cm" svg:viewBox="0 0 34 35" svg:d="M17 0c-23 0-23 35 0 35 22 0 22-35 0-35z">
          <text:p/>
        </draw:path>
        <draw:path draw:style-name="gr8" draw:text-style-name="P7" draw:layer="layout" svg:width="0.033cm" svg:height="0.034cm" svg:x="6.485cm" svg:y="17.069cm" svg:viewBox="0 0 34 35" svg:d="M17 0c-23 0-23 35 0 35 22 0 22-35 0-35z">
          <text:p/>
        </draw:path>
        <draw:path draw:style-name="gr8" draw:text-style-name="P7" draw:layer="layout" svg:width="0.033cm" svg:height="0.034cm" svg:x="6.485cm" svg:y="17.571cm" svg:viewBox="0 0 34 35" svg:d="M17 0c-23 0-23 35 0 35 22 0 22-35 0-35z">
          <text:p/>
        </draw:path>
        <draw:path draw:style-name="gr8" draw:text-style-name="P7" draw:layer="layout" svg:width="0.033cm" svg:height="0.034cm" svg:x="6.485cm" svg:y="18.073cm" svg:viewBox="0 0 34 35" svg:d="M17 0c-23 0-23 35 0 35 22 0 22-35 0-35z">
          <text:p/>
        </draw:path>
        <draw:path draw:style-name="gr8" draw:text-style-name="P7" draw:layer="layout" svg:width="0.033cm" svg:height="0.035cm" svg:x="6.485cm" svg:y="18.575cm" svg:viewBox="0 0 34 36" svg:d="M17 0c-23 0-23 36 0 36 22 0 22-36 0-36z">
          <text:p/>
        </draw:path>
        <draw:path draw:style-name="gr8" draw:text-style-name="P7" draw:layer="layout" svg:width="0.033cm" svg:height="0.034cm" svg:x="6.485cm" svg:y="19.078cm" svg:viewBox="0 0 34 35" svg:d="M17 0c-23 0-23 35 0 35 22 0 22-35 0-35z">
          <text:p/>
        </draw:path>
        <draw:path draw:style-name="gr8" draw:text-style-name="P7" draw:layer="layout" svg:width="0.033cm" svg:height="0.034cm" svg:x="6.485cm" svg:y="19.58cm" svg:viewBox="0 0 34 35" svg:d="M17 0c-23 0-23 35 0 35 22 0 22-35 0-35z">
          <text:p/>
        </draw:path>
        <draw:path draw:style-name="gr8" draw:text-style-name="P7" draw:layer="layout" svg:width="0.033cm" svg:height="0.034cm" svg:x="6.485cm" svg:y="20.082cm" svg:viewBox="0 0 34 35" svg:d="M17 0c-23 0-23 35 0 35 22 0 22-35 0-35z">
          <text:p/>
        </draw:path>
        <draw:path draw:style-name="gr8" draw:text-style-name="P7" draw:layer="layout" svg:width="0.033cm" svg:height="0.034cm" svg:x="6.485cm" svg:y="20.584cm" svg:viewBox="0 0 34 35" svg:d="M17 0c-23 0-23 35 0 35 22 0 22-35 0-35z">
          <text:p/>
        </draw:path>
        <draw:path draw:style-name="gr8" draw:text-style-name="P7" draw:layer="layout" svg:width="0.032cm" svg:height="0.035cm" svg:x="6.983cm" svg:y="15.562cm" svg:viewBox="0 0 33 36" svg:d="M16 0c-21 0-21 36 0 36 23 0 23-36 0-36z">
          <text:p/>
        </draw:path>
        <draw:path draw:style-name="gr8" draw:text-style-name="P7" draw:layer="layout" svg:width="0.032cm" svg:height="0.034cm" svg:x="6.983cm" svg:y="16.065cm" svg:viewBox="0 0 33 35" svg:d="M16 0c-21 0-21 35 0 35 23 0 23-35 0-35z">
          <text:p/>
        </draw:path>
        <draw:path draw:style-name="gr8" draw:text-style-name="P7" draw:layer="layout" svg:width="0.032cm" svg:height="0.034cm" svg:x="6.983cm" svg:y="16.567cm" svg:viewBox="0 0 33 35" svg:d="M16 0c-21 0-21 35 0 35 23 0 23-35 0-35z">
          <text:p/>
        </draw:path>
        <draw:path draw:style-name="gr8" draw:text-style-name="P7" draw:layer="layout" svg:width="0.032cm" svg:height="0.034cm" svg:x="6.983cm" svg:y="17.069cm" svg:viewBox="0 0 33 35" svg:d="M16 0c-21 0-21 35 0 35 23 0 23-35 0-35z">
          <text:p/>
        </draw:path>
        <draw:path draw:style-name="gr8" draw:text-style-name="P7" draw:layer="layout" svg:width="0.032cm" svg:height="0.034cm" svg:x="6.983cm" svg:y="17.571cm" svg:viewBox="0 0 33 35" svg:d="M16 0c-21 0-21 35 0 35 23 0 23-35 0-35z">
          <text:p/>
        </draw:path>
        <draw:path draw:style-name="gr8" draw:text-style-name="P7" draw:layer="layout" svg:width="0.032cm" svg:height="0.034cm" svg:x="6.983cm" svg:y="18.073cm" svg:viewBox="0 0 33 35" svg:d="M16 0c-21 0-21 35 0 35 23 0 23-35 0-35z">
          <text:p/>
        </draw:path>
        <draw:path draw:style-name="gr8" draw:text-style-name="P7" draw:layer="layout" svg:width="0.032cm" svg:height="0.035cm" svg:x="6.983cm" svg:y="18.575cm" svg:viewBox="0 0 33 36" svg:d="M16 0c-21 0-21 36 0 36 23 0 23-36 0-36z">
          <text:p/>
        </draw:path>
        <draw:path draw:style-name="gr8" draw:text-style-name="P7" draw:layer="layout" svg:width="0.032cm" svg:height="0.034cm" svg:x="6.983cm" svg:y="19.078cm" svg:viewBox="0 0 33 35" svg:d="M16 0c-21 0-21 35 0 35 23 0 23-35 0-35z">
          <text:p/>
        </draw:path>
        <draw:path draw:style-name="gr8" draw:text-style-name="P7" draw:layer="layout" svg:width="0.032cm" svg:height="0.034cm" svg:x="6.983cm" svg:y="19.58cm" svg:viewBox="0 0 33 35" svg:d="M16 0c-21 0-21 35 0 35 23 0 23-35 0-35z">
          <text:p/>
        </draw:path>
        <draw:path draw:style-name="gr8" draw:text-style-name="P7" draw:layer="layout" svg:width="0.032cm" svg:height="0.034cm" svg:x="6.983cm" svg:y="20.082cm" svg:viewBox="0 0 33 35" svg:d="M16 0c-21 0-21 35 0 35 23 0 23-35 0-35z">
          <text:p/>
        </draw:path>
        <draw:path draw:style-name="gr8" draw:text-style-name="P7" draw:layer="layout" svg:width="0.032cm" svg:height="0.034cm" svg:x="6.983cm" svg:y="20.584cm" svg:viewBox="0 0 33 35" svg:d="M16 0c-21 0-21 35 0 35 23 0 23-35 0-35z">
          <text:p/>
        </draw:path>
        <draw:path draw:style-name="gr8" draw:text-style-name="P7" draw:layer="layout" svg:width="0.032cm" svg:height="0.035cm" svg:x="7.482cm" svg:y="15.562cm" svg:viewBox="0 0 33 36" svg:d="M16 0c-21 0-21 36 0 36 23 0 23-36 0-36z">
          <text:p/>
        </draw:path>
        <draw:path draw:style-name="gr8" draw:text-style-name="P7" draw:layer="layout" svg:width="0.032cm" svg:height="0.034cm" svg:x="7.482cm" svg:y="16.065cm" svg:viewBox="0 0 33 35" svg:d="M16 0c-21 0-21 35 0 35 23 0 23-35 0-35z">
          <text:p/>
        </draw:path>
        <draw:path draw:style-name="gr8" draw:text-style-name="P7" draw:layer="layout" svg:width="0.032cm" svg:height="0.034cm" svg:x="7.482cm" svg:y="16.567cm" svg:viewBox="0 0 33 35" svg:d="M16 0c-21 0-21 35 0 35 23 0 23-35 0-35z">
          <text:p/>
        </draw:path>
        <draw:path draw:style-name="gr8" draw:text-style-name="P7" draw:layer="layout" svg:width="0.032cm" svg:height="0.034cm" svg:x="7.482cm" svg:y="17.069cm" svg:viewBox="0 0 33 35" svg:d="M16 0c-21 0-21 35 0 35 23 0 23-35 0-35z">
          <text:p/>
        </draw:path>
        <draw:path draw:style-name="gr8" draw:text-style-name="P7" draw:layer="layout" svg:width="0.032cm" svg:height="0.034cm" svg:x="7.482cm" svg:y="17.571cm" svg:viewBox="0 0 33 35" svg:d="M16 0c-21 0-21 35 0 35 23 0 23-35 0-35z">
          <text:p/>
        </draw:path>
        <draw:path draw:style-name="gr8" draw:text-style-name="P7" draw:layer="layout" svg:width="0.032cm" svg:height="0.034cm" svg:x="7.482cm" svg:y="18.073cm" svg:viewBox="0 0 33 35" svg:d="M16 0c-21 0-21 35 0 35 23 0 23-35 0-35z">
          <text:p/>
        </draw:path>
        <draw:path draw:style-name="gr8" draw:text-style-name="P7" draw:layer="layout" svg:width="0.032cm" svg:height="0.035cm" svg:x="7.482cm" svg:y="18.575cm" svg:viewBox="0 0 33 36" svg:d="M16 0c-21 0-21 36 0 36 23 0 23-36 0-36z">
          <text:p/>
        </draw:path>
        <draw:path draw:style-name="gr8" draw:text-style-name="P7" draw:layer="layout" svg:width="0.032cm" svg:height="0.034cm" svg:x="7.482cm" svg:y="19.078cm" svg:viewBox="0 0 33 35" svg:d="M16 0c-21 0-21 35 0 35 23 0 23-35 0-35z">
          <text:p/>
        </draw:path>
        <draw:path draw:style-name="gr8" draw:text-style-name="P7" draw:layer="layout" svg:width="0.032cm" svg:height="0.034cm" svg:x="7.482cm" svg:y="19.58cm" svg:viewBox="0 0 33 35" svg:d="M16 0c-21 0-21 35 0 35 23 0 23-35 0-35z">
          <text:p/>
        </draw:path>
        <draw:path draw:style-name="gr8" draw:text-style-name="P7" draw:layer="layout" svg:width="0.032cm" svg:height="0.034cm" svg:x="7.482cm" svg:y="20.082cm" svg:viewBox="0 0 33 35" svg:d="M16 0c-21 0-21 35 0 35 23 0 23-35 0-35z">
          <text:p/>
        </draw:path>
        <draw:path draw:style-name="gr8" draw:text-style-name="P7" draw:layer="layout" svg:width="0.032cm" svg:height="0.034cm" svg:x="7.482cm" svg:y="20.584cm" svg:viewBox="0 0 33 35" svg:d="M16 0c-21 0-21 35 0 35 23 0 23-35 0-35z">
          <text:p/>
        </draw:path>
        <draw:path draw:style-name="gr8" draw:text-style-name="P7" draw:layer="layout" svg:width="0.034cm" svg:height="0.035cm" svg:x="7.98cm" svg:y="15.562cm" svg:viewBox="0 0 35 36" svg:d="M17 0c-23 0-23 36 0 36s23-36 0-36z">
          <text:p/>
        </draw:path>
        <draw:path draw:style-name="gr8" draw:text-style-name="P7" draw:layer="layout" svg:width="0.034cm" svg:height="0.034cm" svg:x="7.98cm" svg:y="16.065cm" svg:viewBox="0 0 35 35" svg:d="M17 0c-23 0-23 35 0 35s23-35 0-35z">
          <text:p/>
        </draw:path>
        <draw:path draw:style-name="gr8" draw:text-style-name="P7" draw:layer="layout" svg:width="0.034cm" svg:height="0.034cm" svg:x="7.98cm" svg:y="16.567cm" svg:viewBox="0 0 35 35" svg:d="M17 0c-23 0-23 35 0 35s23-35 0-35z">
          <text:p/>
        </draw:path>
        <draw:path draw:style-name="gr8" draw:text-style-name="P7" draw:layer="layout" svg:width="0.034cm" svg:height="0.034cm" svg:x="7.98cm" svg:y="17.069cm" svg:viewBox="0 0 35 35" svg:d="M17 0c-23 0-23 35 0 35s23-35 0-35z">
          <text:p/>
        </draw:path>
        <draw:path draw:style-name="gr8" draw:text-style-name="P7" draw:layer="layout" svg:width="0.034cm" svg:height="0.034cm" svg:x="7.98cm" svg:y="17.571cm" svg:viewBox="0 0 35 35" svg:d="M17 0c-23 0-23 35 0 35s23-35 0-35z">
          <text:p/>
        </draw:path>
        <draw:path draw:style-name="gr8" draw:text-style-name="P7" draw:layer="layout" svg:width="0.034cm" svg:height="0.034cm" svg:x="7.98cm" svg:y="18.073cm" svg:viewBox="0 0 35 35" svg:d="M17 0c-23 0-23 35 0 35s23-35 0-35z">
          <text:p/>
        </draw:path>
        <draw:path draw:style-name="gr8" draw:text-style-name="P7" draw:layer="layout" svg:width="0.034cm" svg:height="0.035cm" svg:x="7.98cm" svg:y="18.575cm" svg:viewBox="0 0 35 36" svg:d="M17 0c-23 0-23 36 0 36s23-36 0-36z">
          <text:p/>
        </draw:path>
        <draw:path draw:style-name="gr8" draw:text-style-name="P7" draw:layer="layout" svg:width="0.034cm" svg:height="0.034cm" svg:x="7.98cm" svg:y="19.078cm" svg:viewBox="0 0 35 35" svg:d="M17 0c-23 0-23 35 0 35s23-35 0-35z">
          <text:p/>
        </draw:path>
        <draw:path draw:style-name="gr8" draw:text-style-name="P7" draw:layer="layout" svg:width="0.034cm" svg:height="0.034cm" svg:x="7.98cm" svg:y="19.58cm" svg:viewBox="0 0 35 35" svg:d="M17 0c-23 0-23 35 0 35s23-35 0-35z">
          <text:p/>
        </draw:path>
        <draw:path draw:style-name="gr8" draw:text-style-name="P7" draw:layer="layout" svg:width="0.034cm" svg:height="0.034cm" svg:x="7.98cm" svg:y="20.082cm" svg:viewBox="0 0 35 35" svg:d="M17 0c-23 0-23 35 0 35s23-35 0-35z">
          <text:p/>
        </draw:path>
        <draw:path draw:style-name="gr8" draw:text-style-name="P7" draw:layer="layout" svg:width="0.034cm" svg:height="0.034cm" svg:x="7.98cm" svg:y="20.584cm" svg:viewBox="0 0 35 35" svg:d="M17 0c-23 0-23 35 0 35s23-35 0-35z">
          <text:p/>
        </draw:path>
        <draw:path draw:style-name="gr8" draw:text-style-name="P7" draw:layer="layout" svg:width="0.033cm" svg:height="0.035cm" svg:x="8.48cm" svg:y="15.562cm" svg:viewBox="0 0 34 36" svg:d="M17 0c-22 0-23 36 0 36s23-36 0-36z">
          <text:p/>
        </draw:path>
        <draw:path draw:style-name="gr8" draw:text-style-name="P7" draw:layer="layout" svg:width="0.033cm" svg:height="0.034cm" svg:x="8.48cm" svg:y="16.065cm" svg:viewBox="0 0 34 35" svg:d="M17 0c-22 0-23 35 0 35s23-35 0-35z">
          <text:p/>
        </draw:path>
        <draw:path draw:style-name="gr8" draw:text-style-name="P7" draw:layer="layout" svg:width="0.033cm" svg:height="0.034cm" svg:x="8.48cm" svg:y="16.567cm" svg:viewBox="0 0 34 35" svg:d="M17 0c-22 0-23 35 0 35s23-35 0-35z">
          <text:p/>
        </draw:path>
        <draw:path draw:style-name="gr8" draw:text-style-name="P7" draw:layer="layout" svg:width="0.033cm" svg:height="0.034cm" svg:x="8.48cm" svg:y="17.069cm" svg:viewBox="0 0 34 35" svg:d="M17 0c-22 0-23 35 0 35s23-35 0-35z">
          <text:p/>
        </draw:path>
        <draw:path draw:style-name="gr8" draw:text-style-name="P7" draw:layer="layout" svg:width="0.033cm" svg:height="0.034cm" svg:x="8.48cm" svg:y="17.571cm" svg:viewBox="0 0 34 35" svg:d="M17 0c-22 0-23 35 0 35s23-35 0-35z">
          <text:p/>
        </draw:path>
        <draw:path draw:style-name="gr8" draw:text-style-name="P7" draw:layer="layout" svg:width="0.033cm" svg:height="0.034cm" svg:x="8.48cm" svg:y="18.073cm" svg:viewBox="0 0 34 35" svg:d="M17 0c-22 0-23 35 0 35s23-35 0-35z">
          <text:p/>
        </draw:path>
        <draw:path draw:style-name="gr8" draw:text-style-name="P7" draw:layer="layout" svg:width="0.033cm" svg:height="0.035cm" svg:x="8.48cm" svg:y="18.575cm" svg:viewBox="0 0 34 36" svg:d="M17 0c-22 0-23 36 0 36s23-36 0-36z">
          <text:p/>
        </draw:path>
        <draw:path draw:style-name="gr8" draw:text-style-name="P7" draw:layer="layout" svg:width="0.033cm" svg:height="0.034cm" svg:x="8.48cm" svg:y="19.078cm" svg:viewBox="0 0 34 35" svg:d="M17 0c-22 0-23 35 0 35s23-35 0-35z">
          <text:p/>
        </draw:path>
        <draw:path draw:style-name="gr8" draw:text-style-name="P7" draw:layer="layout" svg:width="0.033cm" svg:height="0.034cm" svg:x="8.48cm" svg:y="19.58cm" svg:viewBox="0 0 34 35" svg:d="M17 0c-22 0-23 35 0 35s23-35 0-35z">
          <text:p/>
        </draw:path>
        <draw:path draw:style-name="gr8" draw:text-style-name="P7" draw:layer="layout" svg:width="0.033cm" svg:height="0.034cm" svg:x="8.48cm" svg:y="20.082cm" svg:viewBox="0 0 34 35" svg:d="M17 0c-22 0-23 35 0 35s23-35 0-35z">
          <text:p/>
        </draw:path>
        <draw:path draw:style-name="gr8" draw:text-style-name="P7" draw:layer="layout" svg:width="0.033cm" svg:height="0.034cm" svg:x="8.48cm" svg:y="20.584cm" svg:viewBox="0 0 34 35" svg:d="M17 0c-22 0-23 35 0 35s23-35 0-35z">
          <text:p/>
        </draw:path>
        <draw:path draw:style-name="gr8" draw:text-style-name="P7" draw:layer="layout" svg:width="0.033cm" svg:height="0.035cm" svg:x="8.978cm" svg:y="15.562cm" svg:viewBox="0 0 34 36" svg:d="M17 0c-23 0-23 36 0 36 22 0 22-36 0-36z">
          <text:p/>
        </draw:path>
        <draw:path draw:style-name="gr8" draw:text-style-name="P7" draw:layer="layout" svg:width="0.033cm" svg:height="0.034cm" svg:x="8.978cm" svg:y="16.065cm" svg:viewBox="0 0 34 35" svg:d="M17 0c-23 0-23 35 0 35 22 0 22-35 0-35z">
          <text:p/>
        </draw:path>
        <draw:path draw:style-name="gr8" draw:text-style-name="P7" draw:layer="layout" svg:width="0.033cm" svg:height="0.034cm" svg:x="8.978cm" svg:y="16.567cm" svg:viewBox="0 0 34 35" svg:d="M17 0c-23 0-23 35 0 35 22 0 22-35 0-35z">
          <text:p/>
        </draw:path>
        <draw:path draw:style-name="gr8" draw:text-style-name="P7" draw:layer="layout" svg:width="0.033cm" svg:height="0.034cm" svg:x="8.978cm" svg:y="17.069cm" svg:viewBox="0 0 34 35" svg:d="M17 0c-23 0-23 35 0 35 22 0 22-35 0-35z">
          <text:p/>
        </draw:path>
        <draw:path draw:style-name="gr8" draw:text-style-name="P7" draw:layer="layout" svg:width="0.033cm" svg:height="0.034cm" svg:x="8.978cm" svg:y="17.571cm" svg:viewBox="0 0 34 35" svg:d="M17 0c-23 0-23 35 0 35 22 0 22-35 0-35z">
          <text:p/>
        </draw:path>
        <draw:path draw:style-name="gr8" draw:text-style-name="P7" draw:layer="layout" svg:width="0.033cm" svg:height="0.034cm" svg:x="8.978cm" svg:y="18.073cm" svg:viewBox="0 0 34 35" svg:d="M17 0c-23 0-23 35 0 35 22 0 22-35 0-35z">
          <text:p/>
        </draw:path>
        <draw:path draw:style-name="gr8" draw:text-style-name="P7" draw:layer="layout" svg:width="0.033cm" svg:height="0.035cm" svg:x="8.978cm" svg:y="18.575cm" svg:viewBox="0 0 34 36" svg:d="M17 0c-23 0-23 36 0 36 22 0 22-36 0-36z">
          <text:p/>
        </draw:path>
        <draw:path draw:style-name="gr8" draw:text-style-name="P7" draw:layer="layout" svg:width="0.033cm" svg:height="0.034cm" svg:x="8.978cm" svg:y="19.078cm" svg:viewBox="0 0 34 35" svg:d="M17 0c-23 0-23 35 0 35 22 0 22-35 0-35z">
          <text:p/>
        </draw:path>
        <draw:path draw:style-name="gr8" draw:text-style-name="P7" draw:layer="layout" svg:width="0.033cm" svg:height="0.034cm" svg:x="8.978cm" svg:y="19.58cm" svg:viewBox="0 0 34 35" svg:d="M17 0c-23 0-23 35 0 35 22 0 22-35 0-35z">
          <text:p/>
        </draw:path>
        <draw:path draw:style-name="gr8" draw:text-style-name="P7" draw:layer="layout" svg:width="0.033cm" svg:height="0.034cm" svg:x="8.978cm" svg:y="20.082cm" svg:viewBox="0 0 34 35" svg:d="M17 0c-23 0-23 35 0 35 22 0 22-35 0-35z">
          <text:p/>
        </draw:path>
        <draw:path draw:style-name="gr8" draw:text-style-name="P7" draw:layer="layout" svg:width="0.033cm" svg:height="0.034cm" svg:x="8.978cm" svg:y="20.584cm" svg:viewBox="0 0 34 35" svg:d="M17 0c-23 0-23 35 0 35 22 0 22-35 0-35z">
          <text:p/>
        </draw:path>
        <draw:path draw:style-name="gr8" draw:text-style-name="P7" draw:layer="layout" svg:width="0.034cm" svg:height="0.035cm" svg:x="9.477cm" svg:y="15.562cm" svg:viewBox="0 0 35 36" svg:d="M17 0c-23 0-23 36 0 36s23-36 0-36z">
          <text:p/>
        </draw:path>
        <draw:path draw:style-name="gr8" draw:text-style-name="P7" draw:layer="layout" svg:width="0.034cm" svg:height="0.034cm" svg:x="9.477cm" svg:y="16.065cm" svg:viewBox="0 0 35 35" svg:d="M17 0c-23 0-23 35 0 35s23-35 0-35z">
          <text:p/>
        </draw:path>
        <draw:path draw:style-name="gr8" draw:text-style-name="P7" draw:layer="layout" svg:width="0.034cm" svg:height="0.034cm" svg:x="9.477cm" svg:y="16.567cm" svg:viewBox="0 0 35 35" svg:d="M17 0c-23 0-23 35 0 35s23-35 0-35z">
          <text:p/>
        </draw:path>
        <draw:path draw:style-name="gr8" draw:text-style-name="P7" draw:layer="layout" svg:width="0.034cm" svg:height="0.034cm" svg:x="9.477cm" svg:y="17.069cm" svg:viewBox="0 0 35 35" svg:d="M17 0c-23 0-23 35 0 35s23-35 0-35z">
          <text:p/>
        </draw:path>
        <draw:path draw:style-name="gr8" draw:text-style-name="P7" draw:layer="layout" svg:width="0.034cm" svg:height="0.034cm" svg:x="9.477cm" svg:y="17.571cm" svg:viewBox="0 0 35 35" svg:d="M17 0c-23 0-23 35 0 35s23-35 0-35z">
          <text:p/>
        </draw:path>
        <draw:path draw:style-name="gr8" draw:text-style-name="P7" draw:layer="layout" svg:width="0.034cm" svg:height="0.034cm" svg:x="9.477cm" svg:y="18.073cm" svg:viewBox="0 0 35 35" svg:d="M17 0c-23 0-23 35 0 35s23-35 0-35z">
          <text:p/>
        </draw:path>
        <draw:path draw:style-name="gr8" draw:text-style-name="P7" draw:layer="layout" svg:width="0.034cm" svg:height="0.035cm" svg:x="9.477cm" svg:y="18.575cm" svg:viewBox="0 0 35 36" svg:d="M17 0c-23 0-23 36 0 36s23-36 0-36z">
          <text:p/>
        </draw:path>
        <draw:path draw:style-name="gr8" draw:text-style-name="P7" draw:layer="layout" svg:width="0.034cm" svg:height="0.034cm" svg:x="9.477cm" svg:y="19.078cm" svg:viewBox="0 0 35 35" svg:d="M17 0c-23 0-23 35 0 35s23-35 0-35z">
          <text:p/>
        </draw:path>
        <draw:path draw:style-name="gr8" draw:text-style-name="P7" draw:layer="layout" svg:width="0.034cm" svg:height="0.034cm" svg:x="9.477cm" svg:y="19.58cm" svg:viewBox="0 0 35 35" svg:d="M17 0c-23 0-23 35 0 35s23-35 0-35z">
          <text:p/>
        </draw:path>
        <draw:path draw:style-name="gr8" draw:text-style-name="P7" draw:layer="layout" svg:width="0.034cm" svg:height="0.034cm" svg:x="9.477cm" svg:y="20.082cm" svg:viewBox="0 0 35 35" svg:d="M17 0c-23 0-23 35 0 35s23-35 0-35z">
          <text:p/>
        </draw:path>
        <draw:path draw:style-name="gr8" draw:text-style-name="P7" draw:layer="layout" svg:width="0.034cm" svg:height="0.034cm" svg:x="9.477cm" svg:y="20.584cm" svg:viewBox="0 0 35 35" svg:d="M17 0c-23 0-23 35 0 35s23-35 0-35z">
          <text:p/>
        </draw:path>
        <draw:path draw:style-name="gr8" draw:text-style-name="P7" draw:layer="layout" svg:width="0.034cm" svg:height="0.035cm" svg:x="9.976cm" svg:y="15.562cm" svg:viewBox="0 0 35 36" svg:d="M17 0c-23 0-23 36 0 36s23-36 0-36z">
          <text:p/>
        </draw:path>
        <draw:path draw:style-name="gr8" draw:text-style-name="P7" draw:layer="layout" svg:width="0.034cm" svg:height="0.034cm" svg:x="9.976cm" svg:y="16.065cm" svg:viewBox="0 0 35 35" svg:d="M17 0c-23 0-23 35 0 35s23-35 0-35z">
          <text:p/>
        </draw:path>
        <draw:path draw:style-name="gr8" draw:text-style-name="P7" draw:layer="layout" svg:width="0.034cm" svg:height="0.034cm" svg:x="9.976cm" svg:y="16.567cm" svg:viewBox="0 0 35 35" svg:d="M17 0c-23 0-23 35 0 35s23-35 0-35z">
          <text:p/>
        </draw:path>
        <draw:path draw:style-name="gr8" draw:text-style-name="P7" draw:layer="layout" svg:width="0.034cm" svg:height="0.034cm" svg:x="9.976cm" svg:y="17.069cm" svg:viewBox="0 0 35 35" svg:d="M17 0c-23 0-23 35 0 35s23-35 0-35z">
          <text:p/>
        </draw:path>
        <draw:path draw:style-name="gr8" draw:text-style-name="P7" draw:layer="layout" svg:width="0.034cm" svg:height="0.034cm" svg:x="9.976cm" svg:y="17.571cm" svg:viewBox="0 0 35 35" svg:d="M17 0c-23 0-23 35 0 35s23-35 0-35z">
          <text:p/>
        </draw:path>
        <draw:path draw:style-name="gr8" draw:text-style-name="P7" draw:layer="layout" svg:width="0.034cm" svg:height="0.034cm" svg:x="9.976cm" svg:y="18.073cm" svg:viewBox="0 0 35 35" svg:d="M17 0c-23 0-23 35 0 35s23-35 0-35z">
          <text:p/>
        </draw:path>
        <draw:path draw:style-name="gr8" draw:text-style-name="P7" draw:layer="layout" svg:width="0.034cm" svg:height="0.035cm" svg:x="9.976cm" svg:y="18.575cm" svg:viewBox="0 0 35 36" svg:d="M17 0c-23 0-23 36 0 36s23-36 0-36z">
          <text:p/>
        </draw:path>
        <draw:path draw:style-name="gr8" draw:text-style-name="P7" draw:layer="layout" svg:width="0.034cm" svg:height="0.034cm" svg:x="9.976cm" svg:y="19.078cm" svg:viewBox="0 0 35 35" svg:d="M17 0c-23 0-23 35 0 35s23-35 0-35z">
          <text:p/>
        </draw:path>
        <draw:path draw:style-name="gr8" draw:text-style-name="P7" draw:layer="layout" svg:width="0.034cm" svg:height="0.034cm" svg:x="9.976cm" svg:y="19.58cm" svg:viewBox="0 0 35 35" svg:d="M17 0c-23 0-23 35 0 35s23-35 0-35z">
          <text:p/>
        </draw:path>
        <draw:path draw:style-name="gr8" draw:text-style-name="P7" draw:layer="layout" svg:width="0.034cm" svg:height="0.034cm" svg:x="9.976cm" svg:y="20.082cm" svg:viewBox="0 0 35 35" svg:d="M17 0c-23 0-23 35 0 35s23-35 0-35z">
          <text:p/>
        </draw:path>
        <draw:path draw:style-name="gr8" draw:text-style-name="P7" draw:layer="layout" svg:width="0.034cm" svg:height="0.034cm" svg:x="9.976cm" svg:y="20.584cm" svg:viewBox="0 0 35 35" svg:d="M17 0c-23 0-23 35 0 35s23-35 0-35z">
          <text:p/>
        </draw:path>
        <draw:path draw:style-name="gr8" draw:text-style-name="P7" draw:layer="layout" svg:width="0.032cm" svg:height="0.035cm" svg:x="10.475cm" svg:y="15.562cm" svg:viewBox="0 0 33 36" svg:d="M16 0c-21 0-21 36 0 36 23 0 23-36 0-36z">
          <text:p/>
        </draw:path>
        <draw:path draw:style-name="gr8" draw:text-style-name="P7" draw:layer="layout" svg:width="0.032cm" svg:height="0.034cm" svg:x="10.475cm" svg:y="16.065cm" svg:viewBox="0 0 33 35" svg:d="M16 0c-21 0-21 35 0 35 23 0 23-35 0-35z">
          <text:p/>
        </draw:path>
        <draw:path draw:style-name="gr8" draw:text-style-name="P7" draw:layer="layout" svg:width="0.032cm" svg:height="0.034cm" svg:x="10.475cm" svg:y="16.567cm" svg:viewBox="0 0 33 35" svg:d="M16 0c-21 0-21 35 0 35 23 0 23-35 0-35z">
          <text:p/>
        </draw:path>
        <draw:path draw:style-name="gr8" draw:text-style-name="P7" draw:layer="layout" svg:width="0.032cm" svg:height="0.034cm" svg:x="10.475cm" svg:y="17.069cm" svg:viewBox="0 0 33 35" svg:d="M16 0c-21 0-21 35 0 35 23 0 23-35 0-35z">
          <text:p/>
        </draw:path>
        <draw:path draw:style-name="gr8" draw:text-style-name="P7" draw:layer="layout" svg:width="0.032cm" svg:height="0.034cm" svg:x="10.475cm" svg:y="17.571cm" svg:viewBox="0 0 33 35" svg:d="M16 0c-21 0-21 35 0 35 23 0 23-35 0-35z">
          <text:p/>
        </draw:path>
        <draw:path draw:style-name="gr8" draw:text-style-name="P7" draw:layer="layout" svg:width="0.032cm" svg:height="0.034cm" svg:x="10.475cm" svg:y="18.073cm" svg:viewBox="0 0 33 35" svg:d="M16 0c-21 0-21 35 0 35 23 0 23-35 0-35z">
          <text:p/>
        </draw:path>
        <draw:path draw:style-name="gr8" draw:text-style-name="P7" draw:layer="layout" svg:width="0.032cm" svg:height="0.035cm" svg:x="10.475cm" svg:y="18.575cm" svg:viewBox="0 0 33 36" svg:d="M16 0c-21 0-21 36 0 36 23 0 23-36 0-36z">
          <text:p/>
        </draw:path>
        <draw:path draw:style-name="gr8" draw:text-style-name="P7" draw:layer="layout" svg:width="0.032cm" svg:height="0.034cm" svg:x="10.475cm" svg:y="19.078cm" svg:viewBox="0 0 33 35" svg:d="M16 0c-21 0-21 35 0 35 23 0 23-35 0-35z">
          <text:p/>
        </draw:path>
        <draw:path draw:style-name="gr8" draw:text-style-name="P7" draw:layer="layout" svg:width="0.032cm" svg:height="0.034cm" svg:x="10.475cm" svg:y="19.58cm" svg:viewBox="0 0 33 35" svg:d="M16 0c-21 0-21 35 0 35 23 0 23-35 0-35z">
          <text:p/>
        </draw:path>
        <draw:path draw:style-name="gr8" draw:text-style-name="P7" draw:layer="layout" svg:width="0.032cm" svg:height="0.034cm" svg:x="10.475cm" svg:y="20.082cm" svg:viewBox="0 0 33 35" svg:d="M16 0c-21 0-21 35 0 35 23 0 23-35 0-35z">
          <text:p/>
        </draw:path>
        <draw:path draw:style-name="gr8" draw:text-style-name="P7" draw:layer="layout" svg:width="0.032cm" svg:height="0.034cm" svg:x="10.475cm" svg:y="20.584cm" svg:viewBox="0 0 33 35" svg:d="M16 0c-21 0-21 35 0 35 23 0 23-35 0-35z">
          <text:p/>
        </draw:path>
        <draw:path draw:style-name="gr8" draw:text-style-name="P7" draw:layer="layout" svg:width="0.033cm" svg:height="0.035cm" svg:x="10.975cm" svg:y="15.562cm" svg:viewBox="0 0 34 36" svg:d="M17 0c-23 0-23 36 0 36 22 0 22-36 0-36z">
          <text:p/>
        </draw:path>
        <draw:path draw:style-name="gr8" draw:text-style-name="P7" draw:layer="layout" svg:width="0.033cm" svg:height="0.034cm" svg:x="10.975cm" svg:y="16.065cm" svg:viewBox="0 0 34 35" svg:d="M17 0c-23 0-23 35 0 35 22 0 22-35 0-35z">
          <text:p/>
        </draw:path>
        <draw:path draw:style-name="gr8" draw:text-style-name="P7" draw:layer="layout" svg:width="0.033cm" svg:height="0.034cm" svg:x="10.975cm" svg:y="16.567cm" svg:viewBox="0 0 34 35" svg:d="M17 0c-23 0-23 35 0 35 22 0 22-35 0-35z">
          <text:p/>
        </draw:path>
        <draw:path draw:style-name="gr8" draw:text-style-name="P7" draw:layer="layout" svg:width="0.033cm" svg:height="0.034cm" svg:x="10.975cm" svg:y="17.069cm" svg:viewBox="0 0 34 35" svg:d="M17 0c-23 0-23 35 0 35 22 0 22-35 0-35z">
          <text:p/>
        </draw:path>
        <draw:path draw:style-name="gr8" draw:text-style-name="P7" draw:layer="layout" svg:width="0.033cm" svg:height="0.034cm" svg:x="10.975cm" svg:y="17.571cm" svg:viewBox="0 0 34 35" svg:d="M17 0c-23 0-23 35 0 35 22 0 22-35 0-35z">
          <text:p/>
        </draw:path>
        <draw:path draw:style-name="gr8" draw:text-style-name="P7" draw:layer="layout" svg:width="0.033cm" svg:height="0.034cm" svg:x="10.975cm" svg:y="18.073cm" svg:viewBox="0 0 34 35" svg:d="M17 0c-23 0-23 35 0 35 22 0 22-35 0-35z">
          <text:p/>
        </draw:path>
        <draw:path draw:style-name="gr8" draw:text-style-name="P7" draw:layer="layout" svg:width="0.033cm" svg:height="0.035cm" svg:x="10.975cm" svg:y="18.575cm" svg:viewBox="0 0 34 36" svg:d="M17 0c-23 0-23 36 0 36 22 0 22-36 0-36z">
          <text:p/>
        </draw:path>
        <draw:path draw:style-name="gr8" draw:text-style-name="P7" draw:layer="layout" svg:width="0.033cm" svg:height="0.034cm" svg:x="10.975cm" svg:y="19.078cm" svg:viewBox="0 0 34 35" svg:d="M17 0c-23 0-23 35 0 35 22 0 22-35 0-35z">
          <text:p/>
        </draw:path>
        <draw:path draw:style-name="gr8" draw:text-style-name="P7" draw:layer="layout" svg:width="0.033cm" svg:height="0.034cm" svg:x="10.975cm" svg:y="19.58cm" svg:viewBox="0 0 34 35" svg:d="M17 0c-23 0-23 35 0 35 22 0 22-35 0-35z">
          <text:p/>
        </draw:path>
        <draw:path draw:style-name="gr8" draw:text-style-name="P7" draw:layer="layout" svg:width="0.033cm" svg:height="0.034cm" svg:x="10.975cm" svg:y="20.082cm" svg:viewBox="0 0 34 35" svg:d="M17 0c-23 0-23 35 0 35 22 0 22-35 0-35z">
          <text:p/>
        </draw:path>
        <draw:path draw:style-name="gr8" draw:text-style-name="P7" draw:layer="layout" svg:width="0.033cm" svg:height="0.034cm" svg:x="10.975cm" svg:y="20.584cm" svg:viewBox="0 0 34 35" svg:d="M17 0c-23 0-23 35 0 35 22 0 22-35 0-35z">
          <text:p/>
        </draw:path>
        <draw:path draw:style-name="gr8" draw:text-style-name="P7" draw:layer="layout" svg:width="0.033cm" svg:height="0.035cm" svg:x="11.473cm" svg:y="15.562cm" svg:viewBox="0 0 34 36" svg:d="M17 0c-23 0-23 36 0 36 22 0 22-36 0-36z">
          <text:p/>
        </draw:path>
        <draw:path draw:style-name="gr8" draw:text-style-name="P7" draw:layer="layout" svg:width="0.033cm" svg:height="0.034cm" svg:x="11.473cm" svg:y="16.065cm" svg:viewBox="0 0 34 35" svg:d="M17 0c-23 0-23 35 0 35 22 0 22-35 0-35z">
          <text:p/>
        </draw:path>
        <draw:path draw:style-name="gr8" draw:text-style-name="P7" draw:layer="layout" svg:width="0.033cm" svg:height="0.034cm" svg:x="11.473cm" svg:y="16.567cm" svg:viewBox="0 0 34 35" svg:d="M17 0c-23 0-23 35 0 35 22 0 22-35 0-35z">
          <text:p/>
        </draw:path>
        <draw:path draw:style-name="gr8" draw:text-style-name="P7" draw:layer="layout" svg:width="0.033cm" svg:height="0.034cm" svg:x="11.473cm" svg:y="17.069cm" svg:viewBox="0 0 34 35" svg:d="M17 0c-23 0-23 35 0 35 22 0 22-35 0-35z">
          <text:p/>
        </draw:path>
        <draw:path draw:style-name="gr8" draw:text-style-name="P7" draw:layer="layout" svg:width="0.033cm" svg:height="0.034cm" svg:x="11.473cm" svg:y="17.571cm" svg:viewBox="0 0 34 35" svg:d="M17 0c-23 0-23 35 0 35 22 0 22-35 0-35z">
          <text:p/>
        </draw:path>
        <draw:path draw:style-name="gr8" draw:text-style-name="P7" draw:layer="layout" svg:width="0.033cm" svg:height="0.034cm" svg:x="11.473cm" svg:y="18.073cm" svg:viewBox="0 0 34 35" svg:d="M17 0c-23 0-23 35 0 35 22 0 22-35 0-35z">
          <text:p/>
        </draw:path>
        <draw:path draw:style-name="gr8" draw:text-style-name="P7" draw:layer="layout" svg:width="0.033cm" svg:height="0.035cm" svg:x="11.473cm" svg:y="18.575cm" svg:viewBox="0 0 34 36" svg:d="M17 0c-23 0-23 36 0 36 22 0 22-36 0-36z">
          <text:p/>
        </draw:path>
        <draw:path draw:style-name="gr8" draw:text-style-name="P7" draw:layer="layout" svg:width="0.033cm" svg:height="0.034cm" svg:x="11.473cm" svg:y="19.078cm" svg:viewBox="0 0 34 35" svg:d="M17 0c-23 0-23 35 0 35 22 0 22-35 0-35z">
          <text:p/>
        </draw:path>
        <draw:path draw:style-name="gr8" draw:text-style-name="P7" draw:layer="layout" svg:width="0.033cm" svg:height="0.034cm" svg:x="11.473cm" svg:y="19.58cm" svg:viewBox="0 0 34 35" svg:d="M17 0c-23 0-23 35 0 35 22 0 22-35 0-35z">
          <text:p/>
        </draw:path>
        <draw:path draw:style-name="gr8" draw:text-style-name="P7" draw:layer="layout" svg:width="0.033cm" svg:height="0.034cm" svg:x="11.473cm" svg:y="20.082cm" svg:viewBox="0 0 34 35" svg:d="M17 0c-23 0-23 35 0 35 22 0 22-35 0-35z">
          <text:p/>
        </draw:path>
        <draw:path draw:style-name="gr8" draw:text-style-name="P7" draw:layer="layout" svg:width="0.033cm" svg:height="0.034cm" svg:x="11.473cm" svg:y="20.584cm" svg:viewBox="0 0 34 35" svg:d="M17 0c-23 0-23 35 0 35 22 0 22-35 0-35z">
          <text:p/>
        </draw:path>
        <draw:path draw:style-name="gr8" draw:text-style-name="P7" draw:layer="layout" svg:width="0.033cm" svg:height="0.035cm" svg:x="11.972cm" svg:y="15.562cm" svg:viewBox="0 0 34 36" svg:d="M17 0c-23 0-23 36 0 36 22 0 22-36 0-36z">
          <text:p/>
        </draw:path>
        <draw:path draw:style-name="gr8" draw:text-style-name="P7" draw:layer="layout" svg:width="0.033cm" svg:height="0.034cm" svg:x="11.972cm" svg:y="16.065cm" svg:viewBox="0 0 34 35" svg:d="M17 0c-23 0-23 35 0 35 22 0 22-35 0-35z">
          <text:p/>
        </draw:path>
        <draw:path draw:style-name="gr8" draw:text-style-name="P7" draw:layer="layout" svg:width="0.033cm" svg:height="0.034cm" svg:x="11.972cm" svg:y="16.567cm" svg:viewBox="0 0 34 35" svg:d="M17 0c-23 0-23 35 0 35 22 0 22-35 0-35z">
          <text:p/>
        </draw:path>
        <draw:path draw:style-name="gr8" draw:text-style-name="P7" draw:layer="layout" svg:width="0.033cm" svg:height="0.034cm" svg:x="11.972cm" svg:y="17.069cm" svg:viewBox="0 0 34 35" svg:d="M17 0c-23 0-23 35 0 35 22 0 22-35 0-35z">
          <text:p/>
        </draw:path>
        <draw:path draw:style-name="gr8" draw:text-style-name="P7" draw:layer="layout" svg:width="0.033cm" svg:height="0.034cm" svg:x="11.972cm" svg:y="17.571cm" svg:viewBox="0 0 34 35" svg:d="M17 0c-23 0-23 35 0 35 22 0 22-35 0-35z">
          <text:p/>
        </draw:path>
        <draw:path draw:style-name="gr8" draw:text-style-name="P7" draw:layer="layout" svg:width="0.033cm" svg:height="0.034cm" svg:x="11.972cm" svg:y="18.073cm" svg:viewBox="0 0 34 35" svg:d="M17 0c-23 0-23 35 0 35 22 0 22-35 0-35z">
          <text:p/>
        </draw:path>
        <draw:path draw:style-name="gr8" draw:text-style-name="P7" draw:layer="layout" svg:width="0.033cm" svg:height="0.035cm" svg:x="11.972cm" svg:y="18.575cm" svg:viewBox="0 0 34 36" svg:d="M17 0c-23 0-23 36 0 36 22 0 22-36 0-36z">
          <text:p/>
        </draw:path>
        <draw:path draw:style-name="gr8" draw:text-style-name="P7" draw:layer="layout" svg:width="0.033cm" svg:height="0.034cm" svg:x="11.972cm" svg:y="19.078cm" svg:viewBox="0 0 34 35" svg:d="M17 0c-23 0-23 35 0 35 22 0 22-35 0-35z">
          <text:p/>
        </draw:path>
        <draw:path draw:style-name="gr8" draw:text-style-name="P7" draw:layer="layout" svg:width="0.033cm" svg:height="0.034cm" svg:x="11.972cm" svg:y="19.58cm" svg:viewBox="0 0 34 35" svg:d="M17 0c-23 0-23 35 0 35 22 0 22-35 0-35z">
          <text:p/>
        </draw:path>
        <draw:path draw:style-name="gr8" draw:text-style-name="P7" draw:layer="layout" svg:width="0.033cm" svg:height="0.034cm" svg:x="11.972cm" svg:y="20.082cm" svg:viewBox="0 0 34 35" svg:d="M17 0c-23 0-23 35 0 35 22 0 22-35 0-35z">
          <text:p/>
        </draw:path>
        <draw:path draw:style-name="gr8" draw:text-style-name="P7" draw:layer="layout" svg:width="0.033cm" svg:height="0.034cm" svg:x="11.972cm" svg:y="20.584cm" svg:viewBox="0 0 34 35" svg:d="M17 0c-23 0-23 35 0 35 22 0 22-35 0-35z">
          <text:p/>
        </draw:path>
        <draw:path draw:style-name="gr8" draw:text-style-name="P7" draw:layer="layout" svg:width="0.034cm" svg:height="0.035cm" svg:x="12.47cm" svg:y="15.562cm" svg:viewBox="0 0 35 36" svg:d="M17 0c-23 0-23 36 0 36s23-36 0-36z">
          <text:p/>
        </draw:path>
        <draw:path draw:style-name="gr8" draw:text-style-name="P7" draw:layer="layout" svg:width="0.034cm" svg:height="0.034cm" svg:x="12.47cm" svg:y="16.065cm" svg:viewBox="0 0 35 35" svg:d="M17 0c-23 0-23 35 0 35s23-35 0-35z">
          <text:p/>
        </draw:path>
        <draw:path draw:style-name="gr8" draw:text-style-name="P7" draw:layer="layout" svg:width="0.034cm" svg:height="0.034cm" svg:x="12.47cm" svg:y="16.567cm" svg:viewBox="0 0 35 35" svg:d="M17 0c-23 0-23 35 0 35s23-35 0-35z">
          <text:p/>
        </draw:path>
        <draw:path draw:style-name="gr8" draw:text-style-name="P7" draw:layer="layout" svg:width="0.034cm" svg:height="0.034cm" svg:x="12.47cm" svg:y="17.069cm" svg:viewBox="0 0 35 35" svg:d="M17 0c-23 0-23 35 0 35s23-35 0-35z">
          <text:p/>
        </draw:path>
        <draw:path draw:style-name="gr8" draw:text-style-name="P7" draw:layer="layout" svg:width="0.034cm" svg:height="0.034cm" svg:x="12.47cm" svg:y="17.571cm" svg:viewBox="0 0 35 35" svg:d="M17 0c-23 0-23 35 0 35s23-35 0-35z">
          <text:p/>
        </draw:path>
        <draw:path draw:style-name="gr8" draw:text-style-name="P7" draw:layer="layout" svg:width="0.034cm" svg:height="0.034cm" svg:x="12.47cm" svg:y="18.073cm" svg:viewBox="0 0 35 35" svg:d="M17 0c-23 0-23 35 0 35s23-35 0-35z">
          <text:p/>
        </draw:path>
        <draw:path draw:style-name="gr8" draw:text-style-name="P7" draw:layer="layout" svg:width="0.034cm" svg:height="0.035cm" svg:x="12.47cm" svg:y="18.575cm" svg:viewBox="0 0 35 36" svg:d="M17 0c-23 0-23 36 0 36s23-36 0-36z">
          <text:p/>
        </draw:path>
        <draw:path draw:style-name="gr8" draw:text-style-name="P7" draw:layer="layout" svg:width="0.034cm" svg:height="0.034cm" svg:x="12.47cm" svg:y="19.078cm" svg:viewBox="0 0 35 35" svg:d="M17 0c-23 0-23 35 0 35s23-35 0-35z">
          <text:p/>
        </draw:path>
        <draw:path draw:style-name="gr8" draw:text-style-name="P7" draw:layer="layout" svg:width="0.034cm" svg:height="0.034cm" svg:x="12.47cm" svg:y="19.58cm" svg:viewBox="0 0 35 35" svg:d="M17 0c-23 0-23 35 0 35s23-35 0-35z">
          <text:p/>
        </draw:path>
        <draw:path draw:style-name="gr8" draw:text-style-name="P7" draw:layer="layout" svg:width="0.034cm" svg:height="0.034cm" svg:x="12.47cm" svg:y="20.082cm" svg:viewBox="0 0 35 35" svg:d="M17 0c-23 0-23 35 0 35s23-35 0-35z">
          <text:p/>
        </draw:path>
        <draw:path draw:style-name="gr8" draw:text-style-name="P7" draw:layer="layout" svg:width="0.034cm" svg:height="0.034cm" svg:x="12.47cm" svg:y="20.584cm" svg:viewBox="0 0 35 35" svg:d="M17 0c-23 0-23 35 0 35s23-35 0-35z">
          <text:p/>
        </draw:path>
        <draw:path draw:style-name="gr8" draw:text-style-name="P7" draw:layer="layout" svg:width="0.033cm" svg:height="0.035cm" svg:x="12.97cm" svg:y="15.562cm" svg:viewBox="0 0 34 36" svg:d="M17 0c-23 0-23 36 0 36 22 0 22-36 0-36z">
          <text:p/>
        </draw:path>
        <draw:path draw:style-name="gr8" draw:text-style-name="P7" draw:layer="layout" svg:width="0.033cm" svg:height="0.034cm" svg:x="12.97cm" svg:y="16.065cm" svg:viewBox="0 0 34 35" svg:d="M17 0c-23 0-23 35 0 35 22 0 22-35 0-35z">
          <text:p/>
        </draw:path>
        <draw:path draw:style-name="gr8" draw:text-style-name="P7" draw:layer="layout" svg:width="0.033cm" svg:height="0.034cm" svg:x="12.97cm" svg:y="16.567cm" svg:viewBox="0 0 34 35" svg:d="M17 0c-23 0-23 35 0 35 22 0 22-35 0-35z">
          <text:p/>
        </draw:path>
        <draw:path draw:style-name="gr8" draw:text-style-name="P7" draw:layer="layout" svg:width="0.033cm" svg:height="0.034cm" svg:x="12.97cm" svg:y="17.069cm" svg:viewBox="0 0 34 35" svg:d="M17 0c-23 0-23 35 0 35 22 0 22-35 0-35z">
          <text:p/>
        </draw:path>
        <draw:path draw:style-name="gr8" draw:text-style-name="P7" draw:layer="layout" svg:width="0.033cm" svg:height="0.034cm" svg:x="12.97cm" svg:y="17.571cm" svg:viewBox="0 0 34 35" svg:d="M17 0c-23 0-23 35 0 35 22 0 22-35 0-35z">
          <text:p/>
        </draw:path>
        <draw:path draw:style-name="gr8" draw:text-style-name="P7" draw:layer="layout" svg:width="0.033cm" svg:height="0.034cm" svg:x="12.97cm" svg:y="18.073cm" svg:viewBox="0 0 34 35" svg:d="M17 0c-23 0-23 35 0 35 22 0 22-35 0-35z">
          <text:p/>
        </draw:path>
        <draw:path draw:style-name="gr8" draw:text-style-name="P7" draw:layer="layout" svg:width="0.033cm" svg:height="0.035cm" svg:x="12.97cm" svg:y="18.575cm" svg:viewBox="0 0 34 36" svg:d="M17 0c-23 0-23 36 0 36 22 0 22-36 0-36z">
          <text:p/>
        </draw:path>
        <draw:path draw:style-name="gr8" draw:text-style-name="P7" draw:layer="layout" svg:width="0.033cm" svg:height="0.034cm" svg:x="12.97cm" svg:y="19.078cm" svg:viewBox="0 0 34 35" svg:d="M17 0c-23 0-23 35 0 35 22 0 22-35 0-35z">
          <text:p/>
        </draw:path>
        <draw:path draw:style-name="gr8" draw:text-style-name="P7" draw:layer="layout" svg:width="0.033cm" svg:height="0.034cm" svg:x="12.97cm" svg:y="19.58cm" svg:viewBox="0 0 34 35" svg:d="M17 0c-23 0-23 35 0 35 22 0 22-35 0-35z">
          <text:p/>
        </draw:path>
        <draw:path draw:style-name="gr8" draw:text-style-name="P7" draw:layer="layout" svg:width="0.033cm" svg:height="0.034cm" svg:x="12.97cm" svg:y="20.082cm" svg:viewBox="0 0 34 35" svg:d="M17 0c-23 0-23 35 0 35 22 0 22-35 0-35z">
          <text:p/>
        </draw:path>
        <draw:path draw:style-name="gr8" draw:text-style-name="P7" draw:layer="layout" svg:width="0.033cm" svg:height="0.034cm" svg:x="12.97cm" svg:y="20.584cm" svg:viewBox="0 0 34 35" svg:d="M17 0c-23 0-23 35 0 35 22 0 22-35 0-35z">
          <text:p/>
        </draw:path>
        <draw:path draw:style-name="gr8" draw:text-style-name="P7" draw:layer="layout" svg:width="0.032cm" svg:height="0.035cm" svg:x="13.469cm" svg:y="15.562cm" svg:viewBox="0 0 33 36" svg:d="M16 0c-21 0-21 36 0 36 23 0 23-36 0-36z">
          <text:p/>
        </draw:path>
        <draw:path draw:style-name="gr8" draw:text-style-name="P7" draw:layer="layout" svg:width="0.032cm" svg:height="0.034cm" svg:x="13.469cm" svg:y="16.065cm" svg:viewBox="0 0 33 35" svg:d="M16 0c-21 0-21 35 0 35 23 0 23-35 0-35z">
          <text:p/>
        </draw:path>
        <draw:path draw:style-name="gr8" draw:text-style-name="P7" draw:layer="layout" svg:width="0.032cm" svg:height="0.034cm" svg:x="13.469cm" svg:y="16.567cm" svg:viewBox="0 0 33 35" svg:d="M16 0c-21 0-21 35 0 35 23 0 23-35 0-35z">
          <text:p/>
        </draw:path>
        <draw:path draw:style-name="gr8" draw:text-style-name="P7" draw:layer="layout" svg:width="0.032cm" svg:height="0.034cm" svg:x="13.469cm" svg:y="17.069cm" svg:viewBox="0 0 33 35" svg:d="M16 0c-21 0-21 35 0 35 23 0 23-35 0-35z">
          <text:p/>
        </draw:path>
        <draw:path draw:style-name="gr8" draw:text-style-name="P7" draw:layer="layout" svg:width="0.032cm" svg:height="0.034cm" svg:x="13.469cm" svg:y="17.571cm" svg:viewBox="0 0 33 35" svg:d="M16 0c-21 0-21 35 0 35 23 0 23-35 0-35z">
          <text:p/>
        </draw:path>
        <draw:path draw:style-name="gr8" draw:text-style-name="P7" draw:layer="layout" svg:width="0.032cm" svg:height="0.034cm" svg:x="13.469cm" svg:y="18.073cm" svg:viewBox="0 0 33 35" svg:d="M16 0c-21 0-21 35 0 35 23 0 23-35 0-35z">
          <text:p/>
        </draw:path>
        <draw:path draw:style-name="gr8" draw:text-style-name="P7" draw:layer="layout" svg:width="0.032cm" svg:height="0.035cm" svg:x="13.469cm" svg:y="18.575cm" svg:viewBox="0 0 33 36" svg:d="M16 0c-21 0-21 36 0 36 23 0 23-36 0-36z">
          <text:p/>
        </draw:path>
        <draw:path draw:style-name="gr8" draw:text-style-name="P7" draw:layer="layout" svg:width="0.032cm" svg:height="0.034cm" svg:x="13.469cm" svg:y="19.078cm" svg:viewBox="0 0 33 35" svg:d="M16 0c-21 0-21 35 0 35 23 0 23-35 0-35z">
          <text:p/>
        </draw:path>
        <draw:path draw:style-name="gr8" draw:text-style-name="P7" draw:layer="layout" svg:width="0.032cm" svg:height="0.034cm" svg:x="13.469cm" svg:y="19.58cm" svg:viewBox="0 0 33 35" svg:d="M16 0c-21 0-21 35 0 35 23 0 23-35 0-35z">
          <text:p/>
        </draw:path>
        <draw:path draw:style-name="gr8" draw:text-style-name="P7" draw:layer="layout" svg:width="0.032cm" svg:height="0.034cm" svg:x="13.469cm" svg:y="20.082cm" svg:viewBox="0 0 33 35" svg:d="M16 0c-21 0-21 35 0 35 23 0 23-35 0-35z">
          <text:p/>
        </draw:path>
        <draw:path draw:style-name="gr8" draw:text-style-name="P7" draw:layer="layout" svg:width="0.032cm" svg:height="0.034cm" svg:x="13.469cm" svg:y="20.584cm" svg:viewBox="0 0 33 35" svg:d="M16 0c-21 0-21 35 0 35 23 0 23-35 0-35z">
          <text:p/>
        </draw:path>
        <draw:path draw:style-name="gr8" draw:text-style-name="P7" draw:layer="layout" svg:width="0.034cm" svg:height="0.034cm" svg:x="0.997cm" svg:y="16.063cm" svg:viewBox="0 0 35 35" svg:d="M17 0c-23 0-23 35 0 35s23-35 0-35z">
          <text:p/>
        </draw:path>
        <draw:path draw:style-name="gr8" draw:text-style-name="P7" draw:layer="layout" svg:width="0.034cm" svg:height="0.034cm" svg:x="0.997cm" svg:y="16.565cm" svg:viewBox="0 0 35 35" svg:d="M17 0c-23 0-23 35 0 35s23-35 0-35z">
          <text:p/>
        </draw:path>
        <draw:path draw:style-name="gr8" draw:text-style-name="P7" draw:layer="layout" svg:width="0.034cm" svg:height="0.034cm" svg:x="0.997cm" svg:y="17.067cm" svg:viewBox="0 0 35 35" svg:d="M17 0c-23 0-23 35 0 35s23-35 0-35z">
          <text:p/>
        </draw:path>
        <draw:path draw:style-name="gr8" draw:text-style-name="P7" draw:layer="layout" svg:width="0.034cm" svg:height="0.034cm" svg:x="0.997cm" svg:y="17.569cm" svg:viewBox="0 0 35 35" svg:d="M17 0c-23 0-23 35 0 35s23-35 0-35z">
          <text:p/>
        </draw:path>
        <draw:path draw:style-name="gr8" draw:text-style-name="P7" draw:layer="layout" svg:width="0.034cm" svg:height="0.034cm" svg:x="0.997cm" svg:y="18.071cm" svg:viewBox="0 0 35 35" svg:d="M17 0c-23 0-23 35 0 35s23-35 0-35z">
          <text:p/>
        </draw:path>
        <draw:path draw:style-name="gr8" draw:text-style-name="P7" draw:layer="layout" svg:width="0.034cm" svg:height="0.035cm" svg:x="0.997cm" svg:y="18.573cm" svg:viewBox="0 0 35 36" svg:d="M17 0c-23 0-23 36 0 36s23-36 0-36z">
          <text:p/>
        </draw:path>
        <draw:path draw:style-name="gr8" draw:text-style-name="P7" draw:layer="layout" svg:width="0.034cm" svg:height="0.034cm" svg:x="0.997cm" svg:y="19.076cm" svg:viewBox="0 0 35 35" svg:d="M17 0c-23 0-23 35 0 35s23-35 0-35z">
          <text:p/>
        </draw:path>
        <draw:path draw:style-name="gr8" draw:text-style-name="P7" draw:layer="layout" svg:width="0.034cm" svg:height="0.034cm" svg:x="0.997cm" svg:y="19.578cm" svg:viewBox="0 0 35 35" svg:d="M17 0c-23 0-23 35 0 35s23-35 0-35z">
          <text:p/>
        </draw:path>
        <draw:path draw:style-name="gr8" draw:text-style-name="P7" draw:layer="layout" svg:width="0.034cm" svg:height="0.034cm" svg:x="0.997cm" svg:y="20.08cm" svg:viewBox="0 0 35 35" svg:d="M17 0c-23 0-23 35 0 35s23-35 0-35z">
          <text:p/>
        </draw:path>
        <draw:path draw:style-name="gr8" draw:text-style-name="P7" draw:layer="layout" svg:width="0.034cm" svg:height="0.034cm" svg:x="0.997cm" svg:y="20.582cm" svg:viewBox="0 0 35 35" svg:d="M17 0c-23 0-23 35 0 35s23-35 0-35z">
          <text:p/>
        </draw:path>
        <draw:frame draw:style-name="gr7" draw:text-style-name="P8" draw:layer="layout" svg:width="1.316cm" svg:height="0.671cm" svg:x="1.261cm" svg:y="15.379cm">
          <draw:text-box>
            <text:p text:style-name="P2"><text:span text:style-name="T5">Notas</text:span></text:p>
          </draw:text-box>
        </draw:frame>
        <draw:path draw:style-name="gr30" draw:text-style-name="P13" draw:layer="layout" svg:width="0.357cm" svg:height="11.561cm" svg:x="1.001cm" svg:y="2.119cm" svg:viewBox="0 0 358 11562" svg:d="M86 219c42 0 76-22 76-58 0-28-24-47-51-55 25-7 48-23 48-51 0-38-38-55-73-55s-73 17-73 55c0 28 23 44 47 51-26 8-50 27-50 55 0 37 34 58 76 58zM86 95c-13-2-46-11-46-36 0-22 20-35 46-35 25 0 46 13 46 35 0 25-33 34-46 36zM86 195c-27 0-50-13-50-36 0-28 37-40 50-41 13 1 49 13 49 41 0 23-23 36-49 36zM79 1092c59 0 86-52 86-109 0-58-23-110-82-110-46 0-74 33-74 69 0 45 31 68 70 68 27 0 50-18 59-33 1 3 1 6 1 9 0 40-17 82-60 82-22 0-35-8-46-21l-13 20c13 15 32 25 59 25zM85 987c-28 0-49-14-49-46 0-20 16-44 48-44 37 0 51 32 53 59-11 18-31 31-52 31zM76 1961v-212h-23l-53 55 16 16 34-36v177zM197 1965c58 0 81-58 81-110 0-51-23-109-81-109-59 0-81 58-81 109 0 52 22 110 81 110zM197 1941c-41 0-54-43-54-86 0-42 13-85 54-85 40 0 54 43 54 85 0 43-14 86-54 86zM76 2834v-212h-23l-53 55 16 16 34-36v177zM182 2834v-212h-23l-53 55 16 16 34-36v177zM76 3707v-212h-23l-53 55 16 16 34-36v177zM262 3707v-24h-104c59-46 103-86 103-129 0-42-36-62-71-62-30 0-58 12-74 33l16 17c13-16 33-26 58-26 22 0 44 11 44 38 0 37-41 72-118 132v21zM76 4580v-212h-23l-53 55 16 16 34-36v177zM184 4584c47 0 75-26 75-61 0-34-30-51-49-52 20-4 46-19 46-50 0-35-31-56-72-56-33 0-57 14-73 33l15 16c16-17 33-25 56-25 26 0 47 12 47 36s-22 34-49 34c-8 0-18 0-22 0v24c3 0 13 0 22 0 31 0 53 11 53 38 0 24-19 39-50 39-25 0-46-11-59-28l-15 17c13 19 39 35 75 35zM76 5453v-212h-23l-53 55 16 16 34-36v177zM237 5453v-54h30v-23h-30v-135h-37l-90 136v22h100v54zM210 5376h-74l74-110zM76 6325v-212h-23l-53 55 16 16 34-36v177zM195 6329c43 0 75-27 75-70 0-44-32-68-67-68-21 0-39 9-50 19v-73h104v-24h-130v114l19 7c15-14 31-20 49-20 29 0 49 18 49 46 0 26-20 45-49 45-26 0-44-10-58-28l-17 18c16 21 39 34 75 34zM76 7199v-212h-23l-53 55 16 16 34-36v177zM197 7203c47 0 75-32 75-69 0-45-31-68-70-68-27 0-51 18-60 33 0-3 0-5 0-8 0-42 19-83 60-83 22 0 34 8 45 21l14-20c-13-14-32-25-59-25-60 0-86 52-86 110 0 57 22 109 81 109zM196 7179c-37 0-51-32-53-58 12-19 32-32 53-32 27 0 49 15 49 46 0 20-16 44-49 44zM76 8071v-212h-23l-53 55 16 16 34-36v177zM167 8071l87-194v-18h-145v24h114l-85 188zM76 8944v-212h-23l-53 55 16 16 34-36v177zM192 8948c42 0 76-22 76-58 0-28-24-47-51-55 25-7 48-23 48-51 0-38-38-55-73-55s-73 17-73 55c0 28 23 44 47 51-26 8-50 27-50 55 0 37 34 58 76 58zM192 8824c-13-2-46-11-46-36 0-22 20-35 46-35 25 0 46 13 46 35 0 25-33 34-46 36zM192 8924c-27 0-50-13-50-36 0-28 37-40 50-41 13 1 49 13 49 41 0 23-23 36-49 36zM76 9817v-212h-23l-53 55 16 16 34-36v177zM185 9820c59 0 86-52 86-109 0-58-23-110-82-110-46 0-74 33-74 69 0 45 31 68 70 68 27 0 50-18 59-33 1 3 1 6 1 9 0 40-17 82-60 82-22 0-35-8-46-21l-13 20c13 15 32 25 59 25zM191 9715c-28 0-49-14-49-46 0-20 16-44 48-44 37 0 51 32 53 59-11 18-31 31-52 31zM156 10690v-24h-104c59-46 103-86 103-129 0-42-36-62-71-62-30 0-58 12-74 33l16 17c13-16 33-26 58-26 22 0 44 11 44 38 0 37-41 72-118 132v21zM277 10694c58 0 81-58 81-110 0-51-23-109-81-109-59 0-81 58-81 109 0 52 22 110 81 110zM277 10670c-41 0-54-43-54-86 0-42 13-85 54-85 40 0 54 43 54 85 0 43-14 86-54 86zM156 11562v-24h-104c59-46 103-86 103-129 0-42-36-62-71-62-30 0-58 12-74 33l16 17c13-16 33-26 58-26 22 0 44 11 44 38 0 37-41 72-118 132v21zM262 11562v-212h-23l-53 55 16 16 34-36v177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NaziTypewriter" svg:font-family="NaziTypewriter"/>
    <style:font-face style:name="NaziTypewriter1" svg:font-family="NaziTypewriter" style:font-pitch="variable"/>
    <style:font-face style:name="Noto Sans" svg:font-family="'Noto Sans'" style:font-family-generic="roman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1" svg:font-family="ProximaNova"/>
    <style:font-face style:name="ProximaNovaSemi" svg:font-family="ProximaNovaSemi" style:font-pitch="variable"/>
    <style:font-face style:name="ProximaNovaSemi1" svg:font-family="ProximaNovaSemi"/>
    <style:font-face style:name="ProximaNovaular" svg:font-family="ProximaNovaular" style:font-pitch="variable"/>
    <style:font-face style:name="ProximaNovaular1" svg:font-family="ProximaNovaular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  <style:master-page style:name="master-page79" style:page-layout-name="PM0" draw:style-name="Mdp1"/>
    <style:master-page style:name="master-page96" style:page-layout-name="PM0" draw:style-name="Mdp1"/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meta:editing-duration>P1DT6H3M58S</meta:editing-duration>
    <meta:editing-cycles>27</meta:editing-cycles>
    <meta:creation-date>2020-10-29T10:35:31.310269950</meta:creation-date>
    <dc:date>2021-09-25T22:45:02.058569805</dc:date>
    <meta:document-statistic meta:object-count="4870"/>
  </office:meta>
</office:document-meta>
</file>